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64pt"/>
    </style:style>
    <style:style style:name="co2" style:family="table-column">
      <style:table-column-properties fo:break-before="auto" style:column-width="36.96pt"/>
    </style:style>
    <style:style style:name="co3" style:family="table-column">
      <style:table-column-properties fo:break-before="auto" style:column-width="39.29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61.0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4.09pt"/>
    </style:style>
    <style:style style:name="co10" style:family="table-column">
      <style:table-column-properties fo:break-before="auto" style:column-width="82.4pt"/>
    </style:style>
    <style:style style:name="co11" style:family="table-column">
      <style:table-column-properties fo:break-before="auto" style:column-width="61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4">
      <style:table-cell-properties style:text-align-source="fix" style:repeat-content="false" fo:wrap-option="wrap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+X =&gt; North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Default"/>
        <table:table-column table:style-name="co6" table:number-columns-repeated="2" table:default-cell-style-name="ce4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Bias Correction </text:p>
          </table:table-cell>
          <table:table-cell table:style-name="ce1" table:formula="of:=([.O8]+['+X =&gt; South'.O8])/2" office:value-type="float" office:value="-55.5" calcext:value-type="float">
            <text:p>-56</text:p>
          </table:table-cell>
          <table:table-cell table:style-name="ce1" table:formula="of:=(['+X =&gt; East'.P7]+['+X =&gt; West'.P7])/2" office:value-type="float" office:value="298" calcext:value-type="float">
            <text:p>298</text:p>
          </table:table-cell>
          <table:table-cell table:style-name="ce1" office:value-type="float" office:value="136" calcext:value-type="float">
            <text:p>136</text:p>
          </table:table-cell>
          <table:table-cell table:style-name="ce5" table:number-columns-repeated="4"/>
          <table:table-cell table:style-name="ce7"/>
          <table:table-cell table:style-name="Default" table:number-columns-repeated="2"/>
          <table:table-cell table:style-name="ce4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Mx</text:p>
          </table:table-cell>
          <table:table-cell table:style-name="ce2" office:value-type="string" calcext:value-type="string">
            <text:p>My</text:p>
          </table:table-cell>
          <table:table-cell table:style-name="ce2" office:value-type="string" calcext:value-type="string">
            <text:p>Mz</text:p>
          </table:table-cell>
          <table:table-cell table:style-name="ce6" office:value-type="string" calcext:value-type="string">
            <text:p>Corrected Mx</text:p>
          </table:table-cell>
          <table:table-cell table:style-name="ce6" office:value-type="string" calcext:value-type="string">
            <text:p>Corrected My</text:p>
          </table:table-cell>
          <table:table-cell table:style-name="ce6" office:value-type="string" calcext:value-type="string">
            <text:p>Corrected Mz</text:p>
          </table:table-cell>
          <table:table-cell table:style-name="ce2" office:value-type="string" calcext:value-type="string">
            <text:p>Len</text:p>
          </table:table-cell>
          <table:table-cell table:style-name="ce2" office:value-type="string" calcext:value-type="string">
            <text:p>Mnx</text:p>
          </table:table-cell>
          <table:table-cell table:style-name="ce2" office:value-type="string" calcext:value-type="string">
            <text:p>Mny</text:p>
          </table:table-cell>
          <table:table-cell table:style-name="ce2" office:value-type="string" calcext:value-type="string">
            <text:p>Mnz</text:p>
          </table:table-cell>
          <table:table-cell table:style-name="ce8" office:value-type="string" calcext:value-type="string">
            <text:p>Bearing to Nor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3]-[.B$1]" office:value-type="float" office:value="140.5" calcext:value-type="float">
            <text:p>140.5</text:p>
          </table:table-cell>
          <table:table-cell table:style-name="Default" table:formula="of:=[.C3]-[.C$1]" office:value-type="float" office:value="-10" calcext:value-type="float">
            <text:p>-10</text:p>
          </table:table-cell>
          <table:table-cell table:style-name="Default" table:formula="of:=[.D3]-[.D$1]" office:value-type="float" office:value="370" calcext:value-type="float">
            <text:p>370</text:p>
          </table:table-cell>
          <table:table-cell table:formula="of:=SQRT([.E3]^2 + [.F3]^2 + [.G3]^2)" office:value-type="float" office:value="395.90434450761" calcext:value-type="float">
            <text:p>395.90</text:p>
          </table:table-cell>
          <table:table-cell table:style-name="ce4" table:formula="of:=[.E3]/[.$H3]" office:value-type="float" office:value="0.354883703473225" calcext:value-type="float">
            <text:p>0.35</text:p>
          </table:table-cell>
          <table:table-cell table:formula="of:=[.F3]/[.$H3]" office:value-type="float" office:value="-0.0252586265817242" calcext:value-type="float">
            <text:p>-0.03</text:p>
          </table:table-cell>
          <table:table-cell table:formula="of:=[.G3]/[.$H3]" office:value-type="float" office:value="0.934569183523795" calcext:value-type="float">
            <text:p>0.93</text:p>
          </table:table-cell>
          <table:table-cell table:style-name="ce4" table:formula="of:=DEGREES(ATAN2([.I3];[.J3]))" office:value-type="float" office:value="-4.07112619365938" calcext:value-type="float">
            <text:p>-4.07</text:p>
          </table:table-cell>
          <table:table-cell table:number-columns-repeated="2"/>
          <table:table-cell table:style-name="ce7" office:value-type="string" calcext:value-type="string">
            <text:p>Mx</text:p>
          </table:table-cell>
          <table:table-cell table:style-name="ce7" office:value-type="string" calcext:value-type="string">
            <text:p>My</text:p>
          </table:table-cell>
          <table:table-cell table:style-name="ce7" office:value-type="string" calcext:value-type="string">
            <text:p>Mz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4]-[.B$1]" office:value-type="float" office:value="132.5" calcext:value-type="float">
            <text:p>132.5</text:p>
          </table:table-cell>
          <table:table-cell table:style-name="Default" table:formula="of:=[.C4]-[.C$1]" office:value-type="float" office:value="-4" calcext:value-type="float">
            <text:p>-4</text:p>
          </table:table-cell>
          <table:table-cell table:style-name="Default" table:formula="of:=[.D4]-[.D$1]" office:value-type="float" office:value="365" calcext:value-type="float">
            <text:p>365</text:p>
          </table:table-cell>
          <table:table-cell table:formula="of:=SQRT([.E4]^2 + [.F4]^2 + [.G4]^2)" office:value-type="float" office:value="388.326215957666" calcext:value-type="float">
            <text:p>388.33</text:p>
          </table:table-cell>
          <table:table-cell table:style-name="ce4" table:formula="of:=[.E4]/[.$H4]" office:value-type="float" office:value="0.341207970399929" calcext:value-type="float">
            <text:p>0.34</text:p>
          </table:table-cell>
          <table:table-cell table:formula="of:=[.F4]/[.$H4]" office:value-type="float" office:value="-0.0103006179743375" calcext:value-type="float">
            <text:p>-0.01</text:p>
          </table:table-cell>
          <table:table-cell table:formula="of:=[.G4]/[.$H4]" office:value-type="float" office:value="0.939931390158296" calcext:value-type="float">
            <text:p>0.94</text:p>
          </table:table-cell>
          <table:table-cell table:style-name="ce4" table:formula="of:=DEGREES(ATAN2([.I4];[.J4]))" office:value-type="float" office:value="-1.7291587441593" calcext:value-type="float">
            <text:p>-1.73</text:p>
          </table:table-cell>
          <table:table-cell/>
          <table:table-cell table:style-name="ce7" office:value-type="string" calcext:value-type="string">
            <text:p>Min</text:p>
          </table:table-cell>
          <table:table-cell table:style-name="ce4" table:formula="of:=MIN([.B3:.B203])" office:value-type="float" office:value="62" calcext:value-type="float">
            <text:p>62.00</text:p>
          </table:table-cell>
          <table:table-cell table:style-name="ce4" table:formula="of:=MIN([.C3:.C203])" office:value-type="float" office:value="281" calcext:value-type="float">
            <text:p>281.00</text:p>
          </table:table-cell>
          <table:table-cell table:style-name="ce4" table:formula="of:=MIN([.D3:.D203])" office:value-type="float" office:value="488" calcext:value-type="float">
            <text:p>488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5]-[.B$1]" office:value-type="float" office:value="140.5" calcext:value-type="float">
            <text:p>140.5</text:p>
          </table:table-cell>
          <table:table-cell table:style-name="Default" table:formula="of:=[.C5]-[.C$1]" office:value-type="float" office:value="-5" calcext:value-type="float">
            <text:p>-5</text:p>
          </table:table-cell>
          <table:table-cell table:style-name="Default" table:formula="of:=[.D5]-[.D$1]" office:value-type="float" office:value="364" calcext:value-type="float">
            <text:p>364</text:p>
          </table:table-cell>
          <table:table-cell table:formula="of:=SQRT([.E5]^2 + [.F5]^2 + [.G5]^2)" office:value-type="float" office:value="390.206676006447" calcext:value-type="float">
            <text:p>390.21</text:p>
          </table:table-cell>
          <table:table-cell table:style-name="ce4" table:formula="of:=[.E5]/[.$H5]" office:value-type="float" office:value="0.360065597641591" calcext:value-type="float">
            <text:p>0.36</text:p>
          </table:table-cell>
          <table:table-cell table:formula="of:=[.F5]/[.$H5]" office:value-type="float" office:value="-0.0128137223359997" calcext:value-type="float">
            <text:p>-0.01</text:p>
          </table:table-cell>
          <table:table-cell table:formula="of:=[.G5]/[.$H5]" office:value-type="float" office:value="0.932838986060778" calcext:value-type="float">
            <text:p>0.93</text:p>
          </table:table-cell>
          <table:table-cell table:style-name="ce4" table:formula="of:=DEGREES(ATAN2([.I5];[.J5]))" office:value-type="float" office:value="-2.03813560500739" calcext:value-type="float">
            <text:p>-2.04</text:p>
          </table:table-cell>
          <table:table-cell/>
          <table:table-cell table:style-name="ce7" office:value-type="string" calcext:value-type="string">
            <text:p>Max</text:p>
          </table:table-cell>
          <table:table-cell table:style-name="ce4" table:formula="of:=MAX([.B3:.B203])" office:value-type="float" office:value="89" calcext:value-type="float">
            <text:p>89.00</text:p>
          </table:table-cell>
          <table:table-cell table:style-name="ce4" table:formula="of:=MAX([.C3:.C203])" office:value-type="float" office:value="306" calcext:value-type="float">
            <text:p>306.00</text:p>
          </table:table-cell>
          <table:table-cell table:style-name="ce4" table:formula="of:=MAX([.D3:.D203])" office:value-type="float" office:value="518" calcext:value-type="float">
            <text:p>518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6]-[.B$1]" office:value-type="float" office:value="135.5" calcext:value-type="float">
            <text:p>135.5</text:p>
          </table:table-cell>
          <table:table-cell table:style-name="Default" table:formula="of:=[.C6]-[.C$1]" office:value-type="float" office:value="-10" calcext:value-type="float">
            <text:p>-10</text:p>
          </table:table-cell>
          <table:table-cell table:style-name="Default" table:formula="of:=[.D6]-[.D$1]" office:value-type="float" office:value="361" calcext:value-type="float">
            <text:p>361</text:p>
          </table:table-cell>
          <table:table-cell table:formula="of:=SQRT([.E6]^2 + [.F6]^2 + [.G6]^2)" office:value-type="float" office:value="385.721726118714" calcext:value-type="float">
            <text:p>385.72</text:p>
          </table:table-cell>
          <table:table-cell table:style-name="ce4" table:formula="of:=[.E6]/[.$H6]" office:value-type="float" office:value="0.351289519943445" calcext:value-type="float">
            <text:p>0.35</text:p>
          </table:table-cell>
          <table:table-cell table:formula="of:=[.F6]/[.$H6]" office:value-type="float" office:value="-0.0259254258260845" calcext:value-type="float">
            <text:p>-0.03</text:p>
          </table:table-cell>
          <table:table-cell table:formula="of:=[.G6]/[.$H6]" office:value-type="float" office:value="0.935907872321651" calcext:value-type="float">
            <text:p>0.94</text:p>
          </table:table-cell>
          <table:table-cell table:style-name="ce4" table:formula="of:=DEGREES(ATAN2([.I6];[.J6]))" office:value-type="float" office:value="-4.22081894528647" calcext:value-type="float">
            <text:p>-4.22</text:p>
          </table:table-cell>
          <table:table-cell/>
          <table:table-cell table:style-name="ce7" office:value-type="string" calcext:value-type="string">
            <text:p>Mean</text:p>
          </table:table-cell>
          <table:table-cell table:style-name="ce4" table:formula="of:=AVERAGE([.B3:.B203])" office:value-type="float" office:value="76.3532338308458" calcext:value-type="float">
            <text:p>76.35</text:p>
          </table:table-cell>
          <table:table-cell table:style-name="ce4" table:formula="of:=AVERAGE([.C3:.C203])" office:value-type="float" office:value="291.791044776119" calcext:value-type="float">
            <text:p>291.79</text:p>
          </table:table-cell>
          <table:table-cell table:style-name="ce4" table:formula="of:=AVERAGE([.D3:.D203])" office:value-type="float" office:value="500.124378109453" calcext:value-type="float">
            <text:p>500.12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7]-[.B$1]" office:value-type="float" office:value="133.5" calcext:value-type="float">
            <text:p>133.5</text:p>
          </table:table-cell>
          <table:table-cell table:style-name="Default" table:formula="of:=[.C7]-[.C$1]" office:value-type="float" office:value="0" calcext:value-type="float">
            <text:p>0</text:p>
          </table:table-cell>
          <table:table-cell table:style-name="Default" table:formula="of:=[.D7]-[.D$1]" office:value-type="float" office:value="368" calcext:value-type="float">
            <text:p>368</text:p>
          </table:table-cell>
          <table:table-cell table:formula="of:=SQRT([.E7]^2 + [.F7]^2 + [.G7]^2)" office:value-type="float" office:value="391.466792972278" calcext:value-type="float">
            <text:p>391.47</text:p>
          </table:table-cell>
          <table:table-cell table:style-name="ce4" table:formula="of:=[.E7]/[.$H7]" office:value-type="float" office:value="0.341025094328893" calcext:value-type="float">
            <text:p>0.34</text:p>
          </table:table-cell>
          <table:table-cell table:formula="of:=[.F7]/[.$H7]" office:value-type="float" office:value="0" calcext:value-type="float">
            <text:p>0.00</text:p>
          </table:table-cell>
          <table:table-cell table:formula="of:=[.G7]/[.$H7]" office:value-type="float" office:value="0.940054192606985" calcext:value-type="float">
            <text:p>0.94</text:p>
          </table:table-cell>
          <table:table-cell table:style-name="ce4" table:formula="of:=DEGREES(ATAN2([.I7];[.J7]))" office:value-type="float" office:value="0" calcext:value-type="float">
            <text:p>0.00</text:p>
          </table:table-cell>
          <table:table-cell/>
          <table:table-cell table:style-name="ce7" office:value-type="string" calcext:value-type="string">
            <text:p>Mode</text:p>
          </table:table-cell>
          <table:table-cell table:style-name="ce4" table:formula="of:=MODE([.B3:.B203])" office:value-type="float" office:value="75" calcext:value-type="float">
            <text:p>75.00</text:p>
          </table:table-cell>
          <table:table-cell table:style-name="ce4" table:formula="of:=MODE([.C3:.C203])" office:value-type="float" office:value="292" calcext:value-type="float">
            <text:p>292.00</text:p>
          </table:table-cell>
          <table:table-cell table:style-name="ce4" table:formula="of:=MODE([.D3:.D203])" office:value-type="float" office:value="503" calcext:value-type="float">
            <text:p>503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8]-[.B$1]" office:value-type="float" office:value="130.5" calcext:value-type="float">
            <text:p>130.5</text:p>
          </table:table-cell>
          <table:table-cell table:style-name="Default" table:formula="of:=[.C8]-[.C$1]" office:value-type="float" office:value="-5" calcext:value-type="float">
            <text:p>-5</text:p>
          </table:table-cell>
          <table:table-cell table:style-name="Default" table:formula="of:=[.D8]-[.D$1]" office:value-type="float" office:value="366" calcext:value-type="float">
            <text:p>366</text:p>
          </table:table-cell>
          <table:table-cell table:formula="of:=SQRT([.E8]^2 + [.F8]^2 + [.G8]^2)" office:value-type="float" office:value="388.601659800881" calcext:value-type="float">
            <text:p>388.60</text:p>
          </table:table-cell>
          <table:table-cell table:style-name="ce4" table:formula="of:=[.E8]/[.$H8]" office:value-type="float" office:value="0.33581946115945" calcext:value-type="float">
            <text:p>0.34</text:p>
          </table:table-cell>
          <table:table-cell table:formula="of:=[.F8]/[.$H8]" office:value-type="float" office:value="-0.0128666460214349" calcext:value-type="float">
            <text:p>-0.01</text:p>
          </table:table-cell>
          <table:table-cell table:formula="of:=[.G8]/[.$H8]" office:value-type="float" office:value="0.941838488769033" calcext:value-type="float">
            <text:p>0.94</text:p>
          </table:table-cell>
          <table:table-cell table:style-name="ce4" table:formula="of:=DEGREES(ATAN2([.I8];[.J8]))" office:value-type="float" office:value="-2.19416735259871" calcext:value-type="float">
            <text:p>-2.19</text:p>
          </table:table-cell>
          <table:table-cell/>
          <table:table-cell table:style-name="ce7" office:value-type="string" calcext:value-type="string">
            <text:p>Median</text:p>
          </table:table-cell>
          <table:table-cell table:style-name="ce4" table:formula="of:=MEDIAN([.B3:.B203])" office:value-type="float" office:value="77" calcext:value-type="float">
            <text:p>77.00</text:p>
          </table:table-cell>
          <table:table-cell table:style-name="ce4" table:formula="of:=MEDIAN([.C3:.C203])" office:value-type="float" office:value="292" calcext:value-type="float">
            <text:p>292.00</text:p>
          </table:table-cell>
          <table:table-cell table:style-name="ce4" table:formula="of:=MEDIAN([.D3:.D203])" office:value-type="float" office:value="500" calcext:value-type="float">
            <text:p>50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B9]-[.B$1]" office:value-type="float" office:value="139.5" calcext:value-type="float">
            <text:p>139.5</text:p>
          </table:table-cell>
          <table:table-cell table:style-name="Default" table:formula="of:=[.C9]-[.C$1]" office:value-type="float" office:value="-6" calcext:value-type="float">
            <text:p>-6</text:p>
          </table:table-cell>
          <table:table-cell table:style-name="Default" table:formula="of:=[.D9]-[.D$1]" office:value-type="float" office:value="358" calcext:value-type="float">
            <text:p>358</text:p>
          </table:table-cell>
          <table:table-cell table:formula="of:=SQRT([.E9]^2 + [.F9]^2 + [.G9]^2)" office:value-type="float" office:value="384.265858488625" calcext:value-type="float">
            <text:p>384.27</text:p>
          </table:table-cell>
          <table:table-cell table:style-name="ce4" table:formula="of:=[.E9]/[.$H9]" office:value-type="float" office:value="0.36302990993963" calcext:value-type="float">
            <text:p>0.36</text:p>
          </table:table-cell>
          <table:table-cell table:formula="of:=[.F9]/[.$H9]" office:value-type="float" office:value="-0.0156141896748228" calcext:value-type="float">
            <text:p>-0.02</text:p>
          </table:table-cell>
          <table:table-cell table:formula="of:=[.G9]/[.$H9]" office:value-type="float" office:value="0.931646650597759" calcext:value-type="float">
            <text:p>0.93</text:p>
          </table:table-cell>
          <table:table-cell table:style-name="ce4" table:formula="of:=DEGREES(ATAN2([.I9];[.J9]))" office:value-type="float" office:value="-2.46281667591685" calcext:value-type="float">
            <text:p>-2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10]-[.B$1]" office:value-type="float" office:value="129.5" calcext:value-type="float">
            <text:p>129.5</text:p>
          </table:table-cell>
          <table:table-cell table:style-name="Default" table:formula="of:=[.C10]-[.C$1]" office:value-type="float" office:value="-2" calcext:value-type="float">
            <text:p>-2</text:p>
          </table:table-cell>
          <table:table-cell table:style-name="Default" table:formula="of:=[.D10]-[.D$1]" office:value-type="float" office:value="362" calcext:value-type="float">
            <text:p>362</text:p>
          </table:table-cell>
          <table:table-cell table:formula="of:=SQRT([.E10]^2 + [.F10]^2 + [.G10]^2)" office:value-type="float" office:value="384.47139035304" calcext:value-type="float">
            <text:p>384.47</text:p>
          </table:table-cell>
          <table:table-cell table:style-name="ce4" table:formula="of:=[.E10]/[.$H10]" office:value-type="float" office:value="0.336826102668099" calcext:value-type="float">
            <text:p>0.34</text:p>
          </table:table-cell>
          <table:table-cell table:formula="of:=[.F10]/[.$H10]" office:value-type="float" office:value="-0.00520194753155365" calcext:value-type="float">
            <text:p>-0.01</text:p>
          </table:table-cell>
          <table:table-cell table:formula="of:=[.G10]/[.$H10]" office:value-type="float" office:value="0.941552503211211" calcext:value-type="float">
            <text:p>0.94</text:p>
          </table:table-cell>
          <table:table-cell table:style-name="ce4" table:formula="of:=DEGREES(ATAN2([.I10];[.J10]))" office:value-type="float" office:value="-0.884806560834512" calcext:value-type="float">
            <text:p>-0.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1]-[.B$1]" office:value-type="float" office:value="130.5" calcext:value-type="float">
            <text:p>130.5</text:p>
          </table:table-cell>
          <table:table-cell table:style-name="Default" table:formula="of:=[.C11]-[.C$1]" office:value-type="float" office:value="-10" calcext:value-type="float">
            <text:p>-10</text:p>
          </table:table-cell>
          <table:table-cell table:style-name="Default" table:formula="of:=[.D11]-[.D$1]" office:value-type="float" office:value="364" calcext:value-type="float">
            <text:p>364</text:p>
          </table:table-cell>
          <table:table-cell table:formula="of:=SQRT([.E11]^2 + [.F11]^2 + [.G11]^2)" office:value-type="float" office:value="386.815524507484" calcext:value-type="float">
            <text:p>386.82</text:p>
          </table:table-cell>
          <table:table-cell table:style-name="ce4" table:formula="of:=[.E11]/[.$H11]" office:value-type="float" office:value="0.337370120204354" calcext:value-type="float">
            <text:p>0.34</text:p>
          </table:table-cell>
          <table:table-cell table:formula="of:=[.F11]/[.$H11]" office:value-type="float" office:value="-0.0258521164907551" calcext:value-type="float">
            <text:p>-0.03</text:p>
          </table:table-cell>
          <table:table-cell table:formula="of:=[.G11]/[.$H11]" office:value-type="float" office:value="0.941017040263485" calcext:value-type="float">
            <text:p>0.94</text:p>
          </table:table-cell>
          <table:table-cell table:style-name="ce4" table:formula="of:=DEGREES(ATAN2([.I11];[.J11]))" office:value-type="float" office:value="-4.3819178431662" calcext:value-type="float">
            <text:p>-4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12]-[.B$1]" office:value-type="float" office:value="127.5" calcext:value-type="float">
            <text:p>127.5</text:p>
          </table:table-cell>
          <table:table-cell table:style-name="Default" table:formula="of:=[.C12]-[.C$1]" office:value-type="float" office:value="-16" calcext:value-type="float">
            <text:p>-16</text:p>
          </table:table-cell>
          <table:table-cell table:style-name="Default" table:formula="of:=[.D12]-[.D$1]" office:value-type="float" office:value="367" calcext:value-type="float">
            <text:p>367</text:p>
          </table:table-cell>
          <table:table-cell table:formula="of:=SQRT([.E12]^2 + [.F12]^2 + [.G12]^2)" office:value-type="float" office:value="388.846049227712" calcext:value-type="float">
            <text:p>388.85</text:p>
          </table:table-cell>
          <table:table-cell table:style-name="ce4" table:formula="of:=[.E12]/[.$H12]" office:value-type="float" office:value="0.327893263293347" calcext:value-type="float">
            <text:p>0.33</text:p>
          </table:table-cell>
          <table:table-cell table:formula="of:=[.F12]/[.$H12]" office:value-type="float" office:value="-0.0411473899034789" calcext:value-type="float">
            <text:p>-0.04</text:p>
          </table:table-cell>
          <table:table-cell table:formula="of:=[.G12]/[.$H12]" office:value-type="float" office:value="0.943818255911047" calcext:value-type="float">
            <text:p>0.94</text:p>
          </table:table-cell>
          <table:table-cell table:style-name="ce4" table:formula="of:=DEGREES(ATAN2([.I12];[.J12]))" office:value-type="float" office:value="-7.1526687499947" calcext:value-type="float">
            <text:p>-7.15</text:p>
          </table:table-cell>
          <table:table-cell/>
          <table:table-cell table:style-name="ce7" office:value-type="string" calcext:value-type="string">
            <text:p>Average Bearing</text:p>
          </table:table-cell>
          <table:table-cell table:style-name="ce4" table:formula="of:=AVERAGE([.L3:.L200])" office:value-type="float" office:value="-2.69645300288424" calcext:value-type="float">
            <text:p>-2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13]-[.B$1]" office:value-type="float" office:value="132.5" calcext:value-type="float">
            <text:p>132.5</text:p>
          </table:table-cell>
          <table:table-cell table:style-name="Default" table:formula="of:=[.C13]-[.C$1]" office:value-type="float" office:value="-16" calcext:value-type="float">
            <text:p>-16</text:p>
          </table:table-cell>
          <table:table-cell table:style-name="Default" table:formula="of:=[.D13]-[.D$1]" office:value-type="float" office:value="362" calcext:value-type="float">
            <text:p>362</text:p>
          </table:table-cell>
          <table:table-cell table:formula="of:=SQRT([.E13]^2 + [.F13]^2 + [.G13]^2)" office:value-type="float" office:value="385.818934216557" calcext:value-type="float">
            <text:p>385.82</text:p>
          </table:table-cell>
          <table:table-cell table:style-name="ce4" table:formula="of:=[.E13]/[.$H13]" office:value-type="float" office:value="0.343425343468573" calcext:value-type="float">
            <text:p>0.34</text:p>
          </table:table-cell>
          <table:table-cell table:formula="of:=[.F13]/[.$H13]" office:value-type="float" office:value="-0.0414702301546956" calcext:value-type="float">
            <text:p>-0.04</text:p>
          </table:table-cell>
          <table:table-cell table:formula="of:=[.G13]/[.$H13]" office:value-type="float" office:value="0.938263957249989" calcext:value-type="float">
            <text:p>0.94</text:p>
          </table:table-cell>
          <table:table-cell table:style-name="ce4" table:formula="of:=DEGREES(ATAN2([.I13];[.J13]))" office:value-type="float" office:value="-6.88539785017232" calcext:value-type="float">
            <text:p>-6.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B14]-[.B$1]" office:value-type="float" office:value="134.5" calcext:value-type="float">
            <text:p>134.5</text:p>
          </table:table-cell>
          <table:table-cell table:style-name="Default" table:formula="of:=[.C14]-[.C$1]" office:value-type="float" office:value="-9" calcext:value-type="float">
            <text:p>-9</text:p>
          </table:table-cell>
          <table:table-cell table:style-name="Default" table:formula="of:=[.D14]-[.D$1]" office:value-type="float" office:value="358" calcext:value-type="float">
            <text:p>358</text:p>
          </table:table-cell>
          <table:table-cell table:formula="of:=SQRT([.E14]^2 + [.F14]^2 + [.G14]^2)" office:value-type="float" office:value="382.537906618416" calcext:value-type="float">
            <text:p>382.54</text:p>
          </table:table-cell>
          <table:table-cell table:style-name="ce4" table:formula="of:=[.E14]/[.$H14]" office:value-type="float" office:value="0.351599142654808" calcext:value-type="float">
            <text:p>0.35</text:p>
          </table:table-cell>
          <table:table-cell table:formula="of:=[.F14]/[.$H14]" office:value-type="float" office:value="-0.0235270801776451" calcext:value-type="float">
            <text:p>-0.02</text:p>
          </table:table-cell>
          <table:table-cell table:formula="of:=[.G14]/[.$H14]" office:value-type="float" office:value="0.935854967066328" calcext:value-type="float">
            <text:p>0.94</text:p>
          </table:table-cell>
          <table:table-cell table:style-name="ce4" table:formula="of:=DEGREES(ATAN2([.I14];[.J14]))" office:value-type="float" office:value="-3.82821146847502" calcext:value-type="float">
            <text:p>-3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5]-[.B$1]" office:value-type="float" office:value="134.5" calcext:value-type="float">
            <text:p>134.5</text:p>
          </table:table-cell>
          <table:table-cell table:style-name="Default" table:formula="of:=[.C15]-[.C$1]" office:value-type="float" office:value="-9" calcext:value-type="float">
            <text:p>-9</text:p>
          </table:table-cell>
          <table:table-cell table:style-name="Default" table:formula="of:=[.D15]-[.D$1]" office:value-type="float" office:value="365" calcext:value-type="float">
            <text:p>365</text:p>
          </table:table-cell>
          <table:table-cell table:formula="of:=SQRT([.E15]^2 + [.F15]^2 + [.G15]^2)" office:value-type="float" office:value="389.096710343328" calcext:value-type="float">
            <text:p>389.10</text:p>
          </table:table-cell>
          <table:table-cell table:style-name="ce4" table:formula="of:=[.E15]/[.$H15]" office:value-type="float" office:value="0.345672416200386" calcext:value-type="float">
            <text:p>0.35</text:p>
          </table:table-cell>
          <table:table-cell table:formula="of:=[.F15]/[.$H15]" office:value-type="float" office:value="-0.0231304962513269" calcext:value-type="float">
            <text:p>-0.02</text:p>
          </table:table-cell>
          <table:table-cell table:formula="of:=[.G15]/[.$H15]" office:value-type="float" office:value="0.938070125748259" calcext:value-type="float">
            <text:p>0.94</text:p>
          </table:table-cell>
          <table:table-cell table:style-name="ce4" table:formula="of:=DEGREES(ATAN2([.I15];[.J15]))" office:value-type="float" office:value="-3.82821146847502" calcext:value-type="float">
            <text:p>-3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6]-[.B$1]" office:value-type="float" office:value="128.5" calcext:value-type="float">
            <text:p>128.5</text:p>
          </table:table-cell>
          <table:table-cell table:style-name="Default" table:formula="of:=[.C16]-[.C$1]" office:value-type="float" office:value="-17" calcext:value-type="float">
            <text:p>-17</text:p>
          </table:table-cell>
          <table:table-cell table:style-name="Default" table:formula="of:=[.D16]-[.D$1]" office:value-type="float" office:value="364" calcext:value-type="float">
            <text:p>364</text:p>
          </table:table-cell>
          <table:table-cell table:formula="of:=SQRT([.E16]^2 + [.F16]^2 + [.G16]^2)" office:value-type="float" office:value="386.390023163125" calcext:value-type="float">
            <text:p>386.39</text:p>
          </table:table-cell>
          <table:table-cell table:style-name="ce4" table:formula="of:=[.E16]/[.$H16]" office:value-type="float" office:value="0.332565522650025" calcext:value-type="float">
            <text:p>0.33</text:p>
          </table:table-cell>
          <table:table-cell table:formula="of:=[.F16]/[.$H16]" office:value-type="float" office:value="-0.0439969952144003" calcext:value-type="float">
            <text:p>-0.04</text:p>
          </table:table-cell>
          <table:table-cell table:formula="of:=[.G16]/[.$H16]" office:value-type="float" office:value="0.94205330929657" calcext:value-type="float">
            <text:p>0.94</text:p>
          </table:table-cell>
          <table:table-cell table:style-name="ce4" table:formula="of:=DEGREES(ATAN2([.I16];[.J16]))" office:value-type="float" office:value="-7.53622301716915" calcext:value-type="float">
            <text:p>-7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490" calcext:value-type="float">
            <text:p>490</text:p>
          </table:table-cell>
          <table:table-cell table:style-name="Default" table:formula="of:=[.B17]-[.B$1]" office:value-type="float" office:value="128.5" calcext:value-type="float">
            <text:p>128.5</text:p>
          </table:table-cell>
          <table:table-cell table:style-name="Default" table:formula="of:=[.C17]-[.C$1]" office:value-type="float" office:value="0" calcext:value-type="float">
            <text:p>0</text:p>
          </table:table-cell>
          <table:table-cell table:style-name="Default" table:formula="of:=[.D17]-[.D$1]" office:value-type="float" office:value="354" calcext:value-type="float">
            <text:p>354</text:p>
          </table:table-cell>
          <table:table-cell table:formula="of:=SQRT([.E17]^2 + [.F17]^2 + [.G17]^2)" office:value-type="float" office:value="376.600916090229" calcext:value-type="float">
            <text:p>376.60</text:p>
          </table:table-cell>
          <table:table-cell table:style-name="ce4" table:formula="of:=[.E17]/[.$H17]" office:value-type="float" office:value="0.341210003772834" calcext:value-type="float">
            <text:p>0.34</text:p>
          </table:table-cell>
          <table:table-cell table:formula="of:=[.F17]/[.$H17]" office:value-type="float" office:value="0" calcext:value-type="float">
            <text:p>0.00</text:p>
          </table:table-cell>
          <table:table-cell table:formula="of:=[.G17]/[.$H17]" office:value-type="float" office:value="0.939987092105707" calcext:value-type="float">
            <text:p>0.94</text:p>
          </table:table-cell>
          <table:table-cell table:style-name="ce4" table:formula="of:=DEGREES(ATAN2([.I17];[.J17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8]-[.B$1]" office:value-type="float" office:value="135.5" calcext:value-type="float">
            <text:p>135.5</text:p>
          </table:table-cell>
          <table:table-cell table:style-name="Default" table:formula="of:=[.C18]-[.C$1]" office:value-type="float" office:value="-3" calcext:value-type="float">
            <text:p>-3</text:p>
          </table:table-cell>
          <table:table-cell table:style-name="Default" table:formula="of:=[.D18]-[.D$1]" office:value-type="float" office:value="364" calcext:value-type="float">
            <text:p>364</text:p>
          </table:table-cell>
          <table:table-cell table:formula="of:=SQRT([.E18]^2 + [.F18]^2 + [.G18]^2)" office:value-type="float" office:value="388.413761342206" calcext:value-type="float">
            <text:p>388.41</text:p>
          </table:table-cell>
          <table:table-cell table:style-name="ce4" table:formula="of:=[.E18]/[.$H18]" office:value-type="float" office:value="0.348854787049164" calcext:value-type="float">
            <text:p>0.35</text:p>
          </table:table-cell>
          <table:table-cell table:formula="of:=[.F18]/[.$H18]" office:value-type="float" office:value="-0.00772372222249071" calcext:value-type="float">
            <text:p>-0.01</text:p>
          </table:table-cell>
          <table:table-cell table:formula="of:=[.G18]/[.$H18]" office:value-type="float" office:value="0.93714496299554" calcext:value-type="float">
            <text:p>0.94</text:p>
          </table:table-cell>
          <table:table-cell table:style-name="ce4" table:formula="of:=DEGREES(ATAN2([.I18];[.J18]))" office:value-type="float" office:value="-1.26833402961455" calcext:value-type="float">
            <text:p>-1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11" calcext:value-type="float">
            <text:p>511</text:p>
          </table:table-cell>
          <table:table-cell table:style-name="Default" table:formula="of:=[.B19]-[.B$1]" office:value-type="float" office:value="142.5" calcext:value-type="float">
            <text:p>142.5</text:p>
          </table:table-cell>
          <table:table-cell table:style-name="Default" table:formula="of:=[.C19]-[.C$1]" office:value-type="float" office:value="-8" calcext:value-type="float">
            <text:p>-8</text:p>
          </table:table-cell>
          <table:table-cell table:style-name="Default" table:formula="of:=[.D19]-[.D$1]" office:value-type="float" office:value="375" calcext:value-type="float">
            <text:p>375</text:p>
          </table:table-cell>
          <table:table-cell table:formula="of:=SQRT([.E19]^2 + [.F19]^2 + [.G19]^2)" office:value-type="float" office:value="401.242133879283" calcext:value-type="float">
            <text:p>401.24</text:p>
          </table:table-cell>
          <table:table-cell table:style-name="ce4" table:formula="of:=[.E19]/[.$H19]" office:value-type="float" office:value="0.355147149234513" calcext:value-type="float">
            <text:p>0.36</text:p>
          </table:table-cell>
          <table:table-cell table:formula="of:=[.F19]/[.$H19]" office:value-type="float" office:value="-0.0199380855710604" calcext:value-type="float">
            <text:p>-0.02</text:p>
          </table:table-cell>
          <table:table-cell table:formula="of:=[.G19]/[.$H19]" office:value-type="float" office:value="0.934597761143455" calcext:value-type="float">
            <text:p>0.93</text:p>
          </table:table-cell>
          <table:table-cell table:style-name="ce4" table:formula="of:=DEGREES(ATAN2([.I19];[.J19]))" office:value-type="float" office:value="-3.21323224171938" calcext:value-type="float">
            <text:p>-3.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20]-[.B$1]" office:value-type="float" office:value="134.5" calcext:value-type="float">
            <text:p>134.5</text:p>
          </table:table-cell>
          <table:table-cell table:style-name="Default" table:formula="of:=[.C20]-[.C$1]" office:value-type="float" office:value="-6" calcext:value-type="float">
            <text:p>-6</text:p>
          </table:table-cell>
          <table:table-cell table:style-name="Default" table:formula="of:=[.D20]-[.D$1]" office:value-type="float" office:value="367" calcext:value-type="float">
            <text:p>367</text:p>
          </table:table-cell>
          <table:table-cell table:formula="of:=SQRT([.E20]^2 + [.F20]^2 + [.G20]^2)" office:value-type="float" office:value="390.915911674109" calcext:value-type="float">
            <text:p>390.92</text:p>
          </table:table-cell>
          <table:table-cell table:style-name="ce4" table:formula="of:=[.E20]/[.$H20]" office:value-type="float" office:value="0.344063764056059" calcext:value-type="float">
            <text:p>0.34</text:p>
          </table:table-cell>
          <table:table-cell table:formula="of:=[.F20]/[.$H20]" office:value-type="float" office:value="-0.0153485694002703" calcext:value-type="float">
            <text:p>-0.02</text:p>
          </table:table-cell>
          <table:table-cell table:formula="of:=[.G20]/[.$H20]" office:value-type="float" office:value="0.938820828316533" calcext:value-type="float">
            <text:p>0.94</text:p>
          </table:table-cell>
          <table:table-cell table:style-name="ce4" table:formula="of:=DEGREES(ATAN2([.I20];[.J20]))" office:value-type="float" office:value="-2.55425211317838" calcext:value-type="float">
            <text:p>-2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B21]-[.B$1]" office:value-type="float" office:value="136.5" calcext:value-type="float">
            <text:p>136.5</text:p>
          </table:table-cell>
          <table:table-cell table:style-name="Default" table:formula="of:=[.C21]-[.C$1]" office:value-type="float" office:value="-14" calcext:value-type="float">
            <text:p>-14</text:p>
          </table:table-cell>
          <table:table-cell table:style-name="Default" table:formula="of:=[.D21]-[.D$1]" office:value-type="float" office:value="358" calcext:value-type="float">
            <text:p>358</text:p>
          </table:table-cell>
          <table:table-cell table:formula="of:=SQRT([.E21]^2 + [.F21]^2 + [.G21]^2)" office:value-type="float" office:value="383.395683335115" calcext:value-type="float">
            <text:p>383.40</text:p>
          </table:table-cell>
          <table:table-cell table:style-name="ce4" table:formula="of:=[.E21]/[.$H21]" office:value-type="float" office:value="0.356029047621512" calcext:value-type="float">
            <text:p>0.36</text:p>
          </table:table-cell>
          <table:table-cell table:formula="of:=[.F21]/[.$H21]" office:value-type="float" office:value="-0.0365157997560525" calcext:value-type="float">
            <text:p>-0.04</text:p>
          </table:table-cell>
          <table:table-cell table:formula="of:=[.G21]/[.$H21]" office:value-type="float" office:value="0.933761165190486" calcext:value-type="float">
            <text:p>0.93</text:p>
          </table:table-cell>
          <table:table-cell table:style-name="ce4" table:formula="of:=DEGREES(ATAN2([.I21];[.J21]))" office:value-type="float" office:value="-5.85601358542896" calcext:value-type="float">
            <text:p>-5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17" calcext:value-type="float">
            <text:p>517</text:p>
          </table:table-cell>
          <table:table-cell table:style-name="Default" table:formula="of:=[.B22]-[.B$1]" office:value-type="float" office:value="136.5" calcext:value-type="float">
            <text:p>136.5</text:p>
          </table:table-cell>
          <table:table-cell table:style-name="Default" table:formula="of:=[.C22]-[.C$1]" office:value-type="float" office:value="-6" calcext:value-type="float">
            <text:p>-6</text:p>
          </table:table-cell>
          <table:table-cell table:style-name="Default" table:formula="of:=[.D22]-[.D$1]" office:value-type="float" office:value="381" calcext:value-type="float">
            <text:p>381</text:p>
          </table:table-cell>
          <table:table-cell table:formula="of:=SQRT([.E22]^2 + [.F22]^2 + [.G22]^2)" office:value-type="float" office:value="404.758261188082" calcext:value-type="float">
            <text:p>404.76</text:p>
          </table:table-cell>
          <table:table-cell table:style-name="ce4" table:formula="of:=[.E22]/[.$H22]" office:value-type="float" office:value="0.337238329859737" calcext:value-type="float">
            <text:p>0.34</text:p>
          </table:table-cell>
          <table:table-cell table:formula="of:=[.F22]/[.$H22]" office:value-type="float" office:value="-0.0148236628509774" calcext:value-type="float">
            <text:p>-0.01</text:p>
          </table:table-cell>
          <table:table-cell table:formula="of:=[.G22]/[.$H22]" office:value-type="float" office:value="0.941302591037067" calcext:value-type="float">
            <text:p>0.94</text:p>
          </table:table-cell>
          <table:table-cell table:style-name="ce4" table:formula="of:=DEGREES(ATAN2([.I22];[.J22]))" office:value-type="float" office:value="-2.51687565693952" calcext:value-type="float">
            <text:p>-2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23]-[.B$1]" office:value-type="float" office:value="134.5" calcext:value-type="float">
            <text:p>134.5</text:p>
          </table:table-cell>
          <table:table-cell table:style-name="Default" table:formula="of:=[.C23]-[.C$1]" office:value-type="float" office:value="-9" calcext:value-type="float">
            <text:p>-9</text:p>
          </table:table-cell>
          <table:table-cell table:style-name="Default" table:formula="of:=[.D23]-[.D$1]" office:value-type="float" office:value="367" calcext:value-type="float">
            <text:p>367</text:p>
          </table:table-cell>
          <table:table-cell table:formula="of:=SQRT([.E23]^2 + [.F23]^2 + [.G23]^2)" office:value-type="float" office:value="390.973464572725" calcext:value-type="float">
            <text:p>390.97</text:p>
          </table:table-cell>
          <table:table-cell table:style-name="ce4" table:formula="of:=[.E23]/[.$H23]" office:value-type="float" office:value="0.344013116457886" calcext:value-type="float">
            <text:p>0.34</text:p>
          </table:table-cell>
          <table:table-cell table:formula="of:=[.F23]/[.$H23]" office:value-type="float" office:value="-0.0230194650417916" calcext:value-type="float">
            <text:p>-0.02</text:p>
          </table:table-cell>
          <table:table-cell table:formula="of:=[.G23]/[.$H23]" office:value-type="float" office:value="0.938682630037503" calcext:value-type="float">
            <text:p>0.94</text:p>
          </table:table-cell>
          <table:table-cell table:style-name="ce4" table:formula="of:=DEGREES(ATAN2([.I23];[.J23]))" office:value-type="float" office:value="-3.82821146847502" calcext:value-type="float">
            <text:p>-3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93" calcext:value-type="float">
            <text:p>493</text:p>
          </table:table-cell>
          <table:table-cell table:style-name="Default" table:formula="of:=[.B24]-[.B$1]" office:value-type="float" office:value="123.5" calcext:value-type="float">
            <text:p>123.5</text:p>
          </table:table-cell>
          <table:table-cell table:style-name="Default" table:formula="of:=[.C24]-[.C$1]" office:value-type="float" office:value="-5" calcext:value-type="float">
            <text:p>-5</text:p>
          </table:table-cell>
          <table:table-cell table:style-name="Default" table:formula="of:=[.D24]-[.D$1]" office:value-type="float" office:value="357" calcext:value-type="float">
            <text:p>357</text:p>
          </table:table-cell>
          <table:table-cell table:formula="of:=SQRT([.E24]^2 + [.F24]^2 + [.G24]^2)" office:value-type="float" office:value="377.791278353537" calcext:value-type="float">
            <text:p>377.79</text:p>
          </table:table-cell>
          <table:table-cell table:style-name="ce4" table:formula="of:=[.E24]/[.$H24]" office:value-type="float" office:value="0.326900082337074" calcext:value-type="float">
            <text:p>0.33</text:p>
          </table:table-cell>
          <table:table-cell table:formula="of:=[.F24]/[.$H24]" office:value-type="float" office:value="-0.01323482114725" calcext:value-type="float">
            <text:p>-0.01</text:p>
          </table:table-cell>
          <table:table-cell table:formula="of:=[.G24]/[.$H24]" office:value-type="float" office:value="0.944966229913648" calcext:value-type="float">
            <text:p>0.94</text:p>
          </table:table-cell>
          <table:table-cell table:style-name="ce4" table:formula="of:=DEGREES(ATAN2([.I24];[.J24]))" office:value-type="float" office:value="-2.31840104103131" calcext:value-type="float">
            <text:p>-2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11" calcext:value-type="float">
            <text:p>511</text:p>
          </table:table-cell>
          <table:table-cell table:style-name="Default" table:formula="of:=[.B25]-[.B$1]" office:value-type="float" office:value="130.5" calcext:value-type="float">
            <text:p>130.5</text:p>
          </table:table-cell>
          <table:table-cell table:style-name="Default" table:formula="of:=[.C25]-[.C$1]" office:value-type="float" office:value="-5" calcext:value-type="float">
            <text:p>-5</text:p>
          </table:table-cell>
          <table:table-cell table:style-name="Default" table:formula="of:=[.D25]-[.D$1]" office:value-type="float" office:value="375" calcext:value-type="float">
            <text:p>375</text:p>
          </table:table-cell>
          <table:table-cell table:formula="of:=SQRT([.E25]^2 + [.F25]^2 + [.G25]^2)" office:value-type="float" office:value="397.089725377024" calcext:value-type="float">
            <text:p>397.09</text:p>
          </table:table-cell>
          <table:table-cell table:style-name="ce4" table:formula="of:=[.E25]/[.$H25]" office:value-type="float" office:value="0.328641089557516" calcext:value-type="float">
            <text:p>0.33</text:p>
          </table:table-cell>
          <table:table-cell table:formula="of:=[.F25]/[.$H25]" office:value-type="float" office:value="-0.0125916126267248" calcext:value-type="float">
            <text:p>-0.01</text:p>
          </table:table-cell>
          <table:table-cell table:formula="of:=[.G25]/[.$H25]" office:value-type="float" office:value="0.944370947004357" calcext:value-type="float">
            <text:p>0.94</text:p>
          </table:table-cell>
          <table:table-cell table:style-name="ce4" table:formula="of:=DEGREES(ATAN2([.I25];[.J25]))" office:value-type="float" office:value="-2.19416735259871" calcext:value-type="float">
            <text:p>-2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26]-[.B$1]" office:value-type="float" office:value="130.5" calcext:value-type="float">
            <text:p>130.5</text:p>
          </table:table-cell>
          <table:table-cell table:style-name="Default" table:formula="of:=[.C26]-[.C$1]" office:value-type="float" office:value="-8" calcext:value-type="float">
            <text:p>-8</text:p>
          </table:table-cell>
          <table:table-cell table:style-name="Default" table:formula="of:=[.D26]-[.D$1]" office:value-type="float" office:value="370" calcext:value-type="float">
            <text:p>370</text:p>
          </table:table-cell>
          <table:table-cell table:formula="of:=SQRT([.E26]^2 + [.F26]^2 + [.G26]^2)" office:value-type="float" office:value="392.421011160208" calcext:value-type="float">
            <text:p>392.42</text:p>
          </table:table-cell>
          <table:table-cell table:style-name="ce4" table:formula="of:=[.E26]/[.$H26]" office:value-type="float" office:value="0.332551000809492" calcext:value-type="float">
            <text:p>0.33</text:p>
          </table:table-cell>
          <table:table-cell table:formula="of:=[.F26]/[.$H26]" office:value-type="float" office:value="-0.0203862682488577" calcext:value-type="float">
            <text:p>-0.02</text:p>
          </table:table-cell>
          <table:table-cell table:formula="of:=[.G26]/[.$H26]" office:value-type="float" office:value="0.942864906509671" calcext:value-type="float">
            <text:p>0.94</text:p>
          </table:table-cell>
          <table:table-cell table:style-name="ce4" table:formula="of:=DEGREES(ATAN2([.I26];[.J26]))" office:value-type="float" office:value="-3.50799497573384" calcext:value-type="float">
            <text:p>-3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27]-[.B$1]" office:value-type="float" office:value="142.5" calcext:value-type="float">
            <text:p>142.5</text:p>
          </table:table-cell>
          <table:table-cell table:style-name="Default" table:formula="of:=[.C27]-[.C$1]" office:value-type="float" office:value="-8" calcext:value-type="float">
            <text:p>-8</text:p>
          </table:table-cell>
          <table:table-cell table:style-name="Default" table:formula="of:=[.D27]-[.D$1]" office:value-type="float" office:value="370" calcext:value-type="float">
            <text:p>370</text:p>
          </table:table-cell>
          <table:table-cell table:formula="of:=SQRT([.E27]^2 + [.F27]^2 + [.G27]^2)" office:value-type="float" office:value="396.573133230177" calcext:value-type="float">
            <text:p>396.57</text:p>
          </table:table-cell>
          <table:table-cell table:style-name="ce4" table:formula="of:=[.E27]/[.$H27]" office:value-type="float" office:value="0.359328426611519" calcext:value-type="float">
            <text:p>0.36</text:p>
          </table:table-cell>
          <table:table-cell table:formula="of:=[.F27]/[.$H27]" office:value-type="float" office:value="-0.0201728239501204" calcext:value-type="float">
            <text:p>-0.02</text:p>
          </table:table-cell>
          <table:table-cell table:formula="of:=[.G27]/[.$H27]" office:value-type="float" office:value="0.932993107693067" calcext:value-type="float">
            <text:p>0.93</text:p>
          </table:table-cell>
          <table:table-cell table:style-name="ce4" table:formula="of:=DEGREES(ATAN2([.I27];[.J27]))" office:value-type="float" office:value="-3.21323224171938" calcext:value-type="float">
            <text:p>-3.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28]-[.B$1]" office:value-type="float" office:value="128.5" calcext:value-type="float">
            <text:p>128.5</text:p>
          </table:table-cell>
          <table:table-cell table:style-name="Default" table:formula="of:=[.C28]-[.C$1]" office:value-type="float" office:value="-3" calcext:value-type="float">
            <text:p>-3</text:p>
          </table:table-cell>
          <table:table-cell table:style-name="Default" table:formula="of:=[.D28]-[.D$1]" office:value-type="float" office:value="361" calcext:value-type="float">
            <text:p>361</text:p>
          </table:table-cell>
          <table:table-cell table:formula="of:=SQRT([.E28]^2 + [.F28]^2 + [.G28]^2)" office:value-type="float" office:value="383.200013048016" calcext:value-type="float">
            <text:p>383.20</text:p>
          </table:table-cell>
          <table:table-cell table:style-name="ce4" table:formula="of:=[.E28]/[.$H28]" office:value-type="float" office:value="0.335334017809385" calcext:value-type="float">
            <text:p>0.34</text:p>
          </table:table-cell>
          <table:table-cell table:formula="of:=[.F28]/[.$H28]" office:value-type="float" office:value="-0.0078288097543047" calcext:value-type="float">
            <text:p>-0.01</text:p>
          </table:table-cell>
          <table:table-cell table:formula="of:=[.G28]/[.$H28]" office:value-type="float" office:value="0.942066773767999" calcext:value-type="float">
            <text:p>0.94</text:p>
          </table:table-cell>
          <table:table-cell table:style-name="ce4" table:formula="of:=DEGREES(ATAN2([.I28];[.J28]))" office:value-type="float" office:value="-1.3374017096494" calcext:value-type="float">
            <text:p>-1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1" calcext:value-type="float">
            <text:p>491</text:p>
          </table:table-cell>
          <table:table-cell table:style-name="Default" table:formula="of:=[.B29]-[.B$1]" office:value-type="float" office:value="124.5" calcext:value-type="float">
            <text:p>124.5</text:p>
          </table:table-cell>
          <table:table-cell table:style-name="Default" table:formula="of:=[.C29]-[.C$1]" office:value-type="float" office:value="-9" calcext:value-type="float">
            <text:p>-9</text:p>
          </table:table-cell>
          <table:table-cell table:style-name="Default" table:formula="of:=[.D29]-[.D$1]" office:value-type="float" office:value="355" calcext:value-type="float">
            <text:p>355</text:p>
          </table:table-cell>
          <table:table-cell table:formula="of:=SQRT([.E29]^2 + [.F29]^2 + [.G29]^2)" office:value-type="float" office:value="376.306058946704" calcext:value-type="float">
            <text:p>376.31</text:p>
          </table:table-cell>
          <table:table-cell table:style-name="ce4" table:formula="of:=[.E29]/[.$H29]" office:value-type="float" office:value="0.330847715682497" calcext:value-type="float">
            <text:p>0.33</text:p>
          </table:table-cell>
          <table:table-cell table:formula="of:=[.F29]/[.$H29]" office:value-type="float" office:value="-0.0239167023384938" calcext:value-type="float">
            <text:p>-0.02</text:p>
          </table:table-cell>
          <table:table-cell table:formula="of:=[.G29]/[.$H29]" office:value-type="float" office:value="0.943381036685032" calcext:value-type="float">
            <text:p>0.94</text:p>
          </table:table-cell>
          <table:table-cell table:style-name="ce4" table:formula="of:=DEGREES(ATAN2([.I29];[.J29]))" office:value-type="float" office:value="-4.13467137373642" calcext:value-type="float">
            <text:p>-4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0]-[.B$1]" office:value-type="float" office:value="124.5" calcext:value-type="float">
            <text:p>124.5</text:p>
          </table:table-cell>
          <table:table-cell table:style-name="Default" table:formula="of:=[.C30]-[.C$1]" office:value-type="float" office:value="1" calcext:value-type="float">
            <text:p>1</text:p>
          </table:table-cell>
          <table:table-cell table:style-name="Default" table:formula="of:=[.D30]-[.D$1]" office:value-type="float" office:value="365" calcext:value-type="float">
            <text:p>365</text:p>
          </table:table-cell>
          <table:table-cell table:formula="of:=SQRT([.E30]^2 + [.F30]^2 + [.G30]^2)" office:value-type="float" office:value="385.650424607571" calcext:value-type="float">
            <text:p>385.65</text:p>
          </table:table-cell>
          <table:table-cell table:style-name="ce4" table:formula="of:=[.E30]/[.$H30]" office:value-type="float" office:value="0.322831227598643" calcext:value-type="float">
            <text:p>0.32</text:p>
          </table:table-cell>
          <table:table-cell table:formula="of:=[.F30]/[.$H30]" office:value-type="float" office:value="0.00259302190842283" calcext:value-type="float">
            <text:p>0.00</text:p>
          </table:table-cell>
          <table:table-cell table:formula="of:=[.G30]/[.$H30]" office:value-type="float" office:value="0.946452996574334" calcext:value-type="float">
            <text:p>0.95</text:p>
          </table:table-cell>
          <table:table-cell table:style-name="ce4" table:formula="of:=DEGREES(ATAN2([.I30];[.J30]))" office:value-type="float" office:value="0.460197167978694" calcext:value-type="float">
            <text:p>0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31]-[.B$1]" office:value-type="float" office:value="129.5" calcext:value-type="float">
            <text:p>129.5</text:p>
          </table:table-cell>
          <table:table-cell table:style-name="Default" table:formula="of:=[.C31]-[.C$1]" office:value-type="float" office:value="-4" calcext:value-type="float">
            <text:p>-4</text:p>
          </table:table-cell>
          <table:table-cell table:style-name="Default" table:formula="of:=[.D31]-[.D$1]" office:value-type="float" office:value="360" calcext:value-type="float">
            <text:p>360</text:p>
          </table:table-cell>
          <table:table-cell table:formula="of:=SQRT([.E31]^2 + [.F31]^2 + [.G31]^2)" office:value-type="float" office:value="382.604560871927" calcext:value-type="float">
            <text:p>382.60</text:p>
          </table:table-cell>
          <table:table-cell table:style-name="ce4" table:formula="of:=[.E31]/[.$H31]" office:value-type="float" office:value="0.338469566867889" calcext:value-type="float">
            <text:p>0.34</text:p>
          </table:table-cell>
          <table:table-cell table:formula="of:=[.F31]/[.$H31]" office:value-type="float" office:value="-0.0104546584360738" calcext:value-type="float">
            <text:p>-0.01</text:p>
          </table:table-cell>
          <table:table-cell table:formula="of:=[.G31]/[.$H31]" office:value-type="float" office:value="0.940919259246641" calcext:value-type="float">
            <text:p>0.94</text:p>
          </table:table-cell>
          <table:table-cell table:style-name="ce4" table:formula="of:=DEGREES(ATAN2([.I31];[.J31]))" office:value-type="float" office:value="-1.76919130604661" calcext:value-type="float">
            <text:p>-1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32]-[.B$1]" office:value-type="float" office:value="128.5" calcext:value-type="float">
            <text:p>128.5</text:p>
          </table:table-cell>
          <table:table-cell table:style-name="Default" table:formula="of:=[.C32]-[.C$1]" office:value-type="float" office:value="-8" calcext:value-type="float">
            <text:p>-8</text:p>
          </table:table-cell>
          <table:table-cell table:style-name="Default" table:formula="of:=[.D32]-[.D$1]" office:value-type="float" office:value="366" calcext:value-type="float">
            <text:p>366</text:p>
          </table:table-cell>
          <table:table-cell table:formula="of:=SQRT([.E32]^2 + [.F32]^2 + [.G32]^2)" office:value-type="float" office:value="387.984857951957" calcext:value-type="float">
            <text:p>387.98</text:p>
          </table:table-cell>
          <table:table-cell table:style-name="ce4" table:formula="of:=[.E32]/[.$H32]" office:value-type="float" office:value="0.331198492328564" calcext:value-type="float">
            <text:p>0.33</text:p>
          </table:table-cell>
          <table:table-cell table:formula="of:=[.F32]/[.$H32]" office:value-type="float" office:value="-0.0206193613901051" calcext:value-type="float">
            <text:p>-0.02</text:p>
          </table:table-cell>
          <table:table-cell table:formula="of:=[.G32]/[.$H32]" office:value-type="float" office:value="0.94333578359731" calcext:value-type="float">
            <text:p>0.94</text:p>
          </table:table-cell>
          <table:table-cell table:style-name="ce4" table:formula="of:=DEGREES(ATAN2([.I32];[.J32]))" office:value-type="float" office:value="-3.56245458372015" calcext:value-type="float">
            <text:p>-3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1" calcext:value-type="float">
            <text:p>491</text:p>
          </table:table-cell>
          <table:table-cell table:style-name="Default" table:formula="of:=[.B33]-[.B$1]" office:value-type="float" office:value="134.5" calcext:value-type="float">
            <text:p>134.5</text:p>
          </table:table-cell>
          <table:table-cell table:style-name="Default" table:formula="of:=[.C33]-[.C$1]" office:value-type="float" office:value="-9" calcext:value-type="float">
            <text:p>-9</text:p>
          </table:table-cell>
          <table:table-cell table:style-name="Default" table:formula="of:=[.D33]-[.D$1]" office:value-type="float" office:value="355" calcext:value-type="float">
            <text:p>355</text:p>
          </table:table-cell>
          <table:table-cell table:formula="of:=SQRT([.E33]^2 + [.F33]^2 + [.G33]^2)" office:value-type="float" office:value="379.731813257725" calcext:value-type="float">
            <text:p>379.73</text:p>
          </table:table-cell>
          <table:table-cell table:style-name="ce4" table:formula="of:=[.E33]/[.$H33]" office:value-type="float" office:value="0.354197344821131" calcext:value-type="float">
            <text:p>0.35</text:p>
          </table:table-cell>
          <table:table-cell table:formula="of:=[.F33]/[.$H33]" office:value-type="float" office:value="-0.0237009375716742" calcext:value-type="float">
            <text:p>-0.02</text:p>
          </table:table-cell>
          <table:table-cell table:formula="of:=[.G33]/[.$H33]" office:value-type="float" office:value="0.93487031532715" calcext:value-type="float">
            <text:p>0.93</text:p>
          </table:table-cell>
          <table:table-cell table:style-name="ce4" table:formula="of:=DEGREES(ATAN2([.I33];[.J33]))" office:value-type="float" office:value="-3.82821146847502" calcext:value-type="float">
            <text:p>-3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34]-[.B$1]" office:value-type="float" office:value="128.5" calcext:value-type="float">
            <text:p>128.5</text:p>
          </table:table-cell>
          <table:table-cell table:style-name="Default" table:formula="of:=[.C34]-[.C$1]" office:value-type="float" office:value="-10" calcext:value-type="float">
            <text:p>-10</text:p>
          </table:table-cell>
          <table:table-cell table:style-name="Default" table:formula="of:=[.D34]-[.D$1]" office:value-type="float" office:value="366" calcext:value-type="float">
            <text:p>366</text:p>
          </table:table-cell>
          <table:table-cell table:formula="of:=SQRT([.E34]^2 + [.F34]^2 + [.G34]^2)" office:value-type="float" office:value="388.031248741644" calcext:value-type="float">
            <text:p>388.03</text:p>
          </table:table-cell>
          <table:table-cell table:style-name="ce4" table:formula="of:=[.E34]/[.$H34]" office:value-type="float" office:value="0.331158896137143" calcext:value-type="float">
            <text:p>0.33</text:p>
          </table:table-cell>
          <table:table-cell table:formula="of:=[.F34]/[.$H34]" office:value-type="float" office:value="-0.0257711203219566" calcext:value-type="float">
            <text:p>-0.03</text:p>
          </table:table-cell>
          <table:table-cell table:formula="of:=[.G34]/[.$H34]" office:value-type="float" office:value="0.943223003783612" calcext:value-type="float">
            <text:p>0.94</text:p>
          </table:table-cell>
          <table:table-cell table:style-name="ce4" table:formula="of:=DEGREES(ATAN2([.I34];[.J34]))" office:value-type="float" office:value="-4.44984706665593" calcext:value-type="float">
            <text:p>-4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35]-[.B$1]" office:value-type="float" office:value="121.5" calcext:value-type="float">
            <text:p>121.5</text:p>
          </table:table-cell>
          <table:table-cell table:style-name="Default" table:formula="of:=[.C35]-[.C$1]" office:value-type="float" office:value="-10" calcext:value-type="float">
            <text:p>-10</text:p>
          </table:table-cell>
          <table:table-cell table:style-name="Default" table:formula="of:=[.D35]-[.D$1]" office:value-type="float" office:value="366" calcext:value-type="float">
            <text:p>366</text:p>
          </table:table-cell>
          <table:table-cell table:formula="of:=SQRT([.E35]^2 + [.F35]^2 + [.G35]^2)" office:value-type="float" office:value="385.769685174976" calcext:value-type="float">
            <text:p>385.77</text:p>
          </table:table-cell>
          <table:table-cell table:style-name="ce4" table:formula="of:=[.E35]/[.$H35]" office:value-type="float" office:value="0.314954763604327" calcext:value-type="float">
            <text:p>0.31</text:p>
          </table:table-cell>
          <table:table-cell table:formula="of:=[.F35]/[.$H35]" office:value-type="float" office:value="-0.0259222027657882" calcext:value-type="float">
            <text:p>-0.03</text:p>
          </table:table-cell>
          <table:table-cell table:formula="of:=[.G35]/[.$H35]" office:value-type="float" office:value="0.948752621227848" calcext:value-type="float">
            <text:p>0.95</text:p>
          </table:table-cell>
          <table:table-cell table:style-name="ce4" table:formula="of:=DEGREES(ATAN2([.I35];[.J35]))" office:value-type="float" office:value="-4.70509697726624" calcext:value-type="float">
            <text:p>-4.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36]-[.B$1]" office:value-type="float" office:value="128.5" calcext:value-type="float">
            <text:p>128.5</text:p>
          </table:table-cell>
          <table:table-cell table:style-name="Default" table:formula="of:=[.C36]-[.C$1]" office:value-type="float" office:value="-8" calcext:value-type="float">
            <text:p>-8</text:p>
          </table:table-cell>
          <table:table-cell table:style-name="Default" table:formula="of:=[.D36]-[.D$1]" office:value-type="float" office:value="366" calcext:value-type="float">
            <text:p>366</text:p>
          </table:table-cell>
          <table:table-cell table:formula="of:=SQRT([.E36]^2 + [.F36]^2 + [.G36]^2)" office:value-type="float" office:value="387.984857951957" calcext:value-type="float">
            <text:p>387.98</text:p>
          </table:table-cell>
          <table:table-cell table:style-name="ce4" table:formula="of:=[.E36]/[.$H36]" office:value-type="float" office:value="0.331198492328564" calcext:value-type="float">
            <text:p>0.33</text:p>
          </table:table-cell>
          <table:table-cell table:formula="of:=[.F36]/[.$H36]" office:value-type="float" office:value="-0.0206193613901051" calcext:value-type="float">
            <text:p>-0.02</text:p>
          </table:table-cell>
          <table:table-cell table:formula="of:=[.G36]/[.$H36]" office:value-type="float" office:value="0.94333578359731" calcext:value-type="float">
            <text:p>0.94</text:p>
          </table:table-cell>
          <table:table-cell table:style-name="ce4" table:formula="of:=DEGREES(ATAN2([.I36];[.J36]))" office:value-type="float" office:value="-3.56245458372015" calcext:value-type="float">
            <text:p>-3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37]-[.B$1]" office:value-type="float" office:value="129.5" calcext:value-type="float">
            <text:p>129.5</text:p>
          </table:table-cell>
          <table:table-cell table:style-name="Default" table:formula="of:=[.C37]-[.C$1]" office:value-type="float" office:value="-9" calcext:value-type="float">
            <text:p>-9</text:p>
          </table:table-cell>
          <table:table-cell table:style-name="Default" table:formula="of:=[.D37]-[.D$1]" office:value-type="float" office:value="362" calcext:value-type="float">
            <text:p>362</text:p>
          </table:table-cell>
          <table:table-cell table:formula="of:=SQRT([.E37]^2 + [.F37]^2 + [.G37]^2)" office:value-type="float" office:value="384.571514805764" calcext:value-type="float">
            <text:p>384.57</text:p>
          </table:table-cell>
          <table:table-cell table:style-name="ce4" table:formula="of:=[.E37]/[.$H37]" office:value-type="float" office:value="0.336738408889714" calcext:value-type="float">
            <text:p>0.34</text:p>
          </table:table-cell>
          <table:table-cell table:formula="of:=[.F37]/[.$H37]" office:value-type="float" office:value="-0.0234026693436867" calcext:value-type="float">
            <text:p>-0.02</text:p>
          </table:table-cell>
          <table:table-cell table:formula="of:=[.G37]/[.$H37]" office:value-type="float" office:value="0.941307366934953" calcext:value-type="float">
            <text:p>0.94</text:p>
          </table:table-cell>
          <table:table-cell table:style-name="ce4" table:formula="of:=DEGREES(ATAN2([.I37];[.J37]))" office:value-type="float" office:value="-3.97555367260351" calcext:value-type="float">
            <text:p>-3.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38]-[.B$1]" office:value-type="float" office:value="141.5" calcext:value-type="float">
            <text:p>141.5</text:p>
          </table:table-cell>
          <table:table-cell table:style-name="Default" table:formula="of:=[.C38]-[.C$1]" office:value-type="float" office:value="-11" calcext:value-type="float">
            <text:p>-11</text:p>
          </table:table-cell>
          <table:table-cell table:style-name="Default" table:formula="of:=[.D38]-[.D$1]" office:value-type="float" office:value="369" calcext:value-type="float">
            <text:p>369</text:p>
          </table:table-cell>
          <table:table-cell table:formula="of:=SQRT([.E38]^2 + [.F38]^2 + [.G38]^2)" office:value-type="float" office:value="395.353322990967" calcext:value-type="float">
            <text:p>395.35</text:p>
          </table:table-cell>
          <table:table-cell table:style-name="ce4" table:formula="of:=[.E38]/[.$H38]" office:value-type="float" office:value="0.357907703745879" calcext:value-type="float">
            <text:p>0.36</text:p>
          </table:table-cell>
          <table:table-cell table:formula="of:=[.F38]/[.$H38]" office:value-type="float" office:value="-0.0278232137187609" calcext:value-type="float">
            <text:p>-0.03</text:p>
          </table:table-cell>
          <table:table-cell table:formula="of:=[.G38]/[.$H38]" office:value-type="float" office:value="0.933342351111162" calcext:value-type="float">
            <text:p>0.93</text:p>
          </table:table-cell>
          <table:table-cell table:style-name="ce4" table:formula="of:=DEGREES(ATAN2([.I38];[.J38]))" office:value-type="float" office:value="-4.44514882997326" calcext:value-type="float">
            <text:p>-4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39]-[.B$1]" office:value-type="float" office:value="130.5" calcext:value-type="float">
            <text:p>130.5</text:p>
          </table:table-cell>
          <table:table-cell table:style-name="Default" table:formula="of:=[.C39]-[.C$1]" office:value-type="float" office:value="-3" calcext:value-type="float">
            <text:p>-3</text:p>
          </table:table-cell>
          <table:table-cell table:style-name="Default" table:formula="of:=[.D39]-[.D$1]" office:value-type="float" office:value="364" calcext:value-type="float">
            <text:p>364</text:p>
          </table:table-cell>
          <table:table-cell table:formula="of:=SQRT([.E39]^2 + [.F39]^2 + [.G39]^2)" office:value-type="float" office:value="386.697879487333" calcext:value-type="float">
            <text:p>386.70</text:p>
          </table:table-cell>
          <table:table-cell table:style-name="ce4" table:formula="of:=[.E39]/[.$H39]" office:value-type="float" office:value="0.337472758249958" calcext:value-type="float">
            <text:p>0.34</text:p>
          </table:table-cell>
          <table:table-cell table:formula="of:=[.F39]/[.$H39]" office:value-type="float" office:value="-0.00775799444252776" calcext:value-type="float">
            <text:p>-0.01</text:p>
          </table:table-cell>
          <table:table-cell table:formula="of:=[.G39]/[.$H39]" office:value-type="float" office:value="0.941303325693368" calcext:value-type="float">
            <text:p>0.94</text:p>
          </table:table-cell>
          <table:table-cell table:style-name="ce4" table:formula="of:=DEGREES(ATAN2([.I39];[.J39]))" office:value-type="float" office:value="-1.31691240579326" calcext:value-type="float">
            <text:p>-1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40]-[.B$1]" office:value-type="float" office:value="132.5" calcext:value-type="float">
            <text:p>132.5</text:p>
          </table:table-cell>
          <table:table-cell table:style-name="Default" table:formula="of:=[.C40]-[.C$1]" office:value-type="float" office:value="6" calcext:value-type="float">
            <text:p>6</text:p>
          </table:table-cell>
          <table:table-cell table:style-name="Default" table:formula="of:=[.D40]-[.D$1]" office:value-type="float" office:value="360" calcext:value-type="float">
            <text:p>360</text:p>
          </table:table-cell>
          <table:table-cell table:formula="of:=SQRT([.E40]^2 + [.F40]^2 + [.G40]^2)" office:value-type="float" office:value="383.656421815144" calcext:value-type="float">
            <text:p>383.66</text:p>
          </table:table-cell>
          <table:table-cell table:style-name="ce4" table:formula="of:=[.E40]/[.$H40]" office:value-type="float" office:value="0.345361089938544" calcext:value-type="float">
            <text:p>0.35</text:p>
          </table:table-cell>
          <table:table-cell table:formula="of:=[.F40]/[.$H40]" office:value-type="float" office:value="0.0156389927519341" calcext:value-type="float">
            <text:p>0.02</text:p>
          </table:table-cell>
          <table:table-cell table:formula="of:=[.G40]/[.$H40]" office:value-type="float" office:value="0.938339565116044" calcext:value-type="float">
            <text:p>0.94</text:p>
          </table:table-cell>
          <table:table-cell table:style-name="ce4" table:formula="of:=DEGREES(ATAN2([.I40];[.J40]))" office:value-type="float" office:value="2.59275464020034" calcext:value-type="float">
            <text:p>2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41]-[.B$1]" office:value-type="float" office:value="130.5" calcext:value-type="float">
            <text:p>130.5</text:p>
          </table:table-cell>
          <table:table-cell table:style-name="Default" table:formula="of:=[.C41]-[.C$1]" office:value-type="float" office:value="-15" calcext:value-type="float">
            <text:p>-15</text:p>
          </table:table-cell>
          <table:table-cell table:style-name="Default" table:formula="of:=[.D41]-[.D$1]" office:value-type="float" office:value="366" calcext:value-type="float">
            <text:p>366</text:p>
          </table:table-cell>
          <table:table-cell table:formula="of:=SQRT([.E41]^2 + [.F41]^2 + [.G41]^2)" office:value-type="float" office:value="388.858907574457" calcext:value-type="float">
            <text:p>388.86</text:p>
          </table:table-cell>
          <table:table-cell table:style-name="ce4" table:formula="of:=[.E41]/[.$H41]" office:value-type="float" office:value="0.335597301381125" calcext:value-type="float">
            <text:p>0.34</text:p>
          </table:table-cell>
          <table:table-cell table:formula="of:=[.F41]/[.$H41]" office:value-type="float" office:value="-0.0385744024576006" calcext:value-type="float">
            <text:p>-0.04</text:p>
          </table:table-cell>
          <table:table-cell table:formula="of:=[.G41]/[.$H41]" office:value-type="float" office:value="0.941215419965454" calcext:value-type="float">
            <text:p>0.94</text:p>
          </table:table-cell>
          <table:table-cell table:style-name="ce4" table:formula="of:=DEGREES(ATAN2([.I41];[.J41]))" office:value-type="float" office:value="-6.55694649816339" calcext:value-type="float">
            <text:p>-6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42]-[.B$1]" office:value-type="float" office:value="127.5" calcext:value-type="float">
            <text:p>127.5</text:p>
          </table:table-cell>
          <table:table-cell table:style-name="Default" table:formula="of:=[.C42]-[.C$1]" office:value-type="float" office:value="-4" calcext:value-type="float">
            <text:p>-4</text:p>
          </table:table-cell>
          <table:table-cell table:style-name="Default" table:formula="of:=[.D42]-[.D$1]" office:value-type="float" office:value="362" calcext:value-type="float">
            <text:p>362</text:p>
          </table:table-cell>
          <table:table-cell table:formula="of:=SQRT([.E42]^2 + [.F42]^2 + [.G42]^2)" office:value-type="float" office:value="383.81799071956" calcext:value-type="float">
            <text:p>383.82</text:p>
          </table:table-cell>
          <table:table-cell table:style-name="ce4" table:formula="of:=[.E42]/[.$H42]" office:value-type="float" office:value="0.332188701631652" calcext:value-type="float">
            <text:p>0.33</text:p>
          </table:table-cell>
          <table:table-cell table:formula="of:=[.F42]/[.$H42]" office:value-type="float" office:value="-0.0104216063256989" calcext:value-type="float">
            <text:p>-0.01</text:p>
          </table:table-cell>
          <table:table-cell table:formula="of:=[.G42]/[.$H42]" office:value-type="float" office:value="0.943155372475749" calcext:value-type="float">
            <text:p>0.94</text:p>
          </table:table-cell>
          <table:table-cell table:style-name="ce4" table:formula="of:=DEGREES(ATAN2([.I42];[.J42]))" office:value-type="float" office:value="-1.79692527269597" calcext:value-type="float">
            <text:p>-1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43]-[.B$1]" office:value-type="float" office:value="132.5" calcext:value-type="float">
            <text:p>132.5</text:p>
          </table:table-cell>
          <table:table-cell table:style-name="Default" table:formula="of:=[.C43]-[.C$1]" office:value-type="float" office:value="-6" calcext:value-type="float">
            <text:p>-6</text:p>
          </table:table-cell>
          <table:table-cell table:style-name="Default" table:formula="of:=[.D43]-[.D$1]" office:value-type="float" office:value="372" calcext:value-type="float">
            <text:p>372</text:p>
          </table:table-cell>
          <table:table-cell table:formula="of:=SQRT([.E43]^2 + [.F43]^2 + [.G43]^2)" office:value-type="float" office:value="394.938286318255" calcext:value-type="float">
            <text:p>394.94</text:p>
          </table:table-cell>
          <table:table-cell table:style-name="ce4" table:formula="of:=[.E43]/[.$H43]" office:value-type="float" office:value="0.335495454834751" calcext:value-type="float">
            <text:p>0.34</text:p>
          </table:table-cell>
          <table:table-cell table:formula="of:=[.F43]/[.$H43]" office:value-type="float" office:value="-0.0151922470113849" calcext:value-type="float">
            <text:p>-0.02</text:p>
          </table:table-cell>
          <table:table-cell table:formula="of:=[.G43]/[.$H43]" office:value-type="float" office:value="0.941919314705866" calcext:value-type="float">
            <text:p>0.94</text:p>
          </table:table-cell>
          <table:table-cell table:style-name="ce4" table:formula="of:=DEGREES(ATAN2([.I43];[.J43]))" office:value-type="float" office:value="-2.59275464020034" calcext:value-type="float">
            <text:p>-2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44]-[.B$1]" office:value-type="float" office:value="133.5" calcext:value-type="float">
            <text:p>133.5</text:p>
          </table:table-cell>
          <table:table-cell table:style-name="Default" table:formula="of:=[.C44]-[.C$1]" office:value-type="float" office:value="-3" calcext:value-type="float">
            <text:p>-3</text:p>
          </table:table-cell>
          <table:table-cell table:style-name="Default" table:formula="of:=[.D44]-[.D$1]" office:value-type="float" office:value="370" calcext:value-type="float">
            <text:p>370</text:p>
          </table:table-cell>
          <table:table-cell table:formula="of:=SQRT([.E44]^2 + [.F44]^2 + [.G44]^2)" office:value-type="float" office:value="393.35893278277" calcext:value-type="float">
            <text:p>393.36</text:p>
          </table:table-cell>
          <table:table-cell table:style-name="ce4" table:formula="of:=[.E44]/[.$H44]" office:value-type="float" office:value="0.339384691369713" calcext:value-type="float">
            <text:p>0.34</text:p>
          </table:table-cell>
          <table:table-cell table:formula="of:=[.F44]/[.$H44]" office:value-type="float" office:value="-0.00762662227797107" calcext:value-type="float">
            <text:p>-0.01</text:p>
          </table:table-cell>
          <table:table-cell table:formula="of:=[.G44]/[.$H44]" office:value-type="float" office:value="0.940616747616432" calcext:value-type="float">
            <text:p>0.94</text:p>
          </table:table-cell>
          <table:table-cell table:style-name="ce4" table:formula="of:=DEGREES(ATAN2([.I44];[.J44]))" office:value-type="float" office:value="-1.28732894152504" calcext:value-type="float">
            <text:p>-1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45]-[.B$1]" office:value-type="float" office:value="128.5" calcext:value-type="float">
            <text:p>128.5</text:p>
          </table:table-cell>
          <table:table-cell table:style-name="Default" table:formula="of:=[.C45]-[.C$1]" office:value-type="float" office:value="-8" calcext:value-type="float">
            <text:p>-8</text:p>
          </table:table-cell>
          <table:table-cell table:style-name="Default" table:formula="of:=[.D45]-[.D$1]" office:value-type="float" office:value="366" calcext:value-type="float">
            <text:p>366</text:p>
          </table:table-cell>
          <table:table-cell table:formula="of:=SQRT([.E45]^2 + [.F45]^2 + [.G45]^2)" office:value-type="float" office:value="387.984857951957" calcext:value-type="float">
            <text:p>387.98</text:p>
          </table:table-cell>
          <table:table-cell table:style-name="ce4" table:formula="of:=[.E45]/[.$H45]" office:value-type="float" office:value="0.331198492328564" calcext:value-type="float">
            <text:p>0.33</text:p>
          </table:table-cell>
          <table:table-cell table:formula="of:=[.F45]/[.$H45]" office:value-type="float" office:value="-0.0206193613901051" calcext:value-type="float">
            <text:p>-0.02</text:p>
          </table:table-cell>
          <table:table-cell table:formula="of:=[.G45]/[.$H45]" office:value-type="float" office:value="0.94333578359731" calcext:value-type="float">
            <text:p>0.94</text:p>
          </table:table-cell>
          <table:table-cell table:style-name="ce4" table:formula="of:=DEGREES(ATAN2([.I45];[.J45]))" office:value-type="float" office:value="-3.56245458372015" calcext:value-type="float">
            <text:p>-3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B46]-[.B$1]" office:value-type="float" office:value="132.5" calcext:value-type="float">
            <text:p>132.5</text:p>
          </table:table-cell>
          <table:table-cell table:style-name="Default" table:formula="of:=[.C46]-[.C$1]" office:value-type="float" office:value="-6" calcext:value-type="float">
            <text:p>-6</text:p>
          </table:table-cell>
          <table:table-cell table:style-name="Default" table:formula="of:=[.D46]-[.D$1]" office:value-type="float" office:value="358" calcext:value-type="float">
            <text:p>358</text:p>
          </table:table-cell>
          <table:table-cell table:formula="of:=SQRT([.E46]^2 + [.F46]^2 + [.G46]^2)" office:value-type="float" office:value="381.780368798606" calcext:value-type="float">
            <text:p>381.78</text:p>
          </table:table-cell>
          <table:table-cell table:style-name="ce4" table:formula="of:=[.E46]/[.$H46]" office:value-type="float" office:value="0.347058180117939" calcext:value-type="float">
            <text:p>0.35</text:p>
          </table:table-cell>
          <table:table-cell table:formula="of:=[.F46]/[.$H46]" office:value-type="float" office:value="-0.0157158421185482" calcext:value-type="float">
            <text:p>-0.02</text:p>
          </table:table-cell>
          <table:table-cell table:formula="of:=[.G46]/[.$H46]" office:value-type="float" office:value="0.937711913073375" calcext:value-type="float">
            <text:p>0.94</text:p>
          </table:table-cell>
          <table:table-cell table:style-name="ce4" table:formula="of:=DEGREES(ATAN2([.I46];[.J46]))" office:value-type="float" office:value="-2.59275464020034" calcext:value-type="float">
            <text:p>-2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47]-[.B$1]" office:value-type="float" office:value="129.5" calcext:value-type="float">
            <text:p>129.5</text:p>
          </table:table-cell>
          <table:table-cell table:style-name="Default" table:formula="of:=[.C47]-[.C$1]" office:value-type="float" office:value="-9" calcext:value-type="float">
            <text:p>-9</text:p>
          </table:table-cell>
          <table:table-cell table:style-name="Default" table:formula="of:=[.D47]-[.D$1]" office:value-type="float" office:value="362" calcext:value-type="float">
            <text:p>362</text:p>
          </table:table-cell>
          <table:table-cell table:formula="of:=SQRT([.E47]^2 + [.F47]^2 + [.G47]^2)" office:value-type="float" office:value="384.571514805764" calcext:value-type="float">
            <text:p>384.57</text:p>
          </table:table-cell>
          <table:table-cell table:style-name="ce4" table:formula="of:=[.E47]/[.$H47]" office:value-type="float" office:value="0.336738408889714" calcext:value-type="float">
            <text:p>0.34</text:p>
          </table:table-cell>
          <table:table-cell table:formula="of:=[.F47]/[.$H47]" office:value-type="float" office:value="-0.0234026693436867" calcext:value-type="float">
            <text:p>-0.02</text:p>
          </table:table-cell>
          <table:table-cell table:formula="of:=[.G47]/[.$H47]" office:value-type="float" office:value="0.941307366934953" calcext:value-type="float">
            <text:p>0.94</text:p>
          </table:table-cell>
          <table:table-cell table:style-name="ce4" table:formula="of:=DEGREES(ATAN2([.I47];[.J47]))" office:value-type="float" office:value="-3.97555367260351" calcext:value-type="float">
            <text:p>-3.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48]-[.B$1]" office:value-type="float" office:value="132.5" calcext:value-type="float">
            <text:p>132.5</text:p>
          </table:table-cell>
          <table:table-cell table:style-name="Default" table:formula="of:=[.C48]-[.C$1]" office:value-type="float" office:value="-6" calcext:value-type="float">
            <text:p>-6</text:p>
          </table:table-cell>
          <table:table-cell table:style-name="Default" table:formula="of:=[.D48]-[.D$1]" office:value-type="float" office:value="365" calcext:value-type="float">
            <text:p>365</text:p>
          </table:table-cell>
          <table:table-cell table:formula="of:=SQRT([.E48]^2 + [.F48]^2 + [.G48]^2)" office:value-type="float" office:value="388.351966648812" calcext:value-type="float">
            <text:p>388.35</text:p>
          </table:table-cell>
          <table:table-cell table:style-name="ce4" table:formula="of:=[.E48]/[.$H48]" office:value-type="float" office:value="0.341185345714549" calcext:value-type="float">
            <text:p>0.34</text:p>
          </table:table-cell>
          <table:table-cell table:formula="of:=[.F48]/[.$H48]" office:value-type="float" office:value="-0.0154499024474513" calcext:value-type="float">
            <text:p>-0.02</text:p>
          </table:table-cell>
          <table:table-cell table:formula="of:=[.G48]/[.$H48]" office:value-type="float" office:value="0.939869065553286" calcext:value-type="float">
            <text:p>0.94</text:p>
          </table:table-cell>
          <table:table-cell table:style-name="ce4" table:formula="of:=DEGREES(ATAN2([.I48];[.J48]))" office:value-type="float" office:value="-2.59275464020034" calcext:value-type="float">
            <text:p>-2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49]-[.B$1]" office:value-type="float" office:value="132.5" calcext:value-type="float">
            <text:p>132.5</text:p>
          </table:table-cell>
          <table:table-cell table:style-name="Default" table:formula="of:=[.C49]-[.C$1]" office:value-type="float" office:value="1" calcext:value-type="float">
            <text:p>1</text:p>
          </table:table-cell>
          <table:table-cell table:style-name="Default" table:formula="of:=[.D49]-[.D$1]" office:value-type="float" office:value="365" calcext:value-type="float">
            <text:p>365</text:p>
          </table:table-cell>
          <table:table-cell table:formula="of:=SQRT([.E49]^2 + [.F49]^2 + [.G49]^2)" office:value-type="float" office:value="388.306901818652" calcext:value-type="float">
            <text:p>388.31</text:p>
          </table:table-cell>
          <table:table-cell table:style-name="ce4" table:formula="of:=[.E49]/[.$H49]" office:value-type="float" office:value="0.341224941867967" calcext:value-type="float">
            <text:p>0.34</text:p>
          </table:table-cell>
          <table:table-cell table:formula="of:=[.F49]/[.$H49]" office:value-type="float" office:value="0.0025752825801356" calcext:value-type="float">
            <text:p>0.00</text:p>
          </table:table-cell>
          <table:table-cell table:formula="of:=[.G49]/[.$H49]" office:value-type="float" office:value="0.939978141749495" calcext:value-type="float">
            <text:p>0.94</text:p>
          </table:table-cell>
          <table:table-cell table:style-name="ce4" table:formula="of:=DEGREES(ATAN2([.I49];[.J49]))" office:value-type="float" office:value="0.432412767537686" calcext:value-type="float">
            <text:p>0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50]-[.B$1]" office:value-type="float" office:value="132.5" calcext:value-type="float">
            <text:p>132.5</text:p>
          </table:table-cell>
          <table:table-cell table:style-name="Default" table:formula="of:=[.C50]-[.C$1]" office:value-type="float" office:value="-11" calcext:value-type="float">
            <text:p>-11</text:p>
          </table:table-cell>
          <table:table-cell table:style-name="Default" table:formula="of:=[.D50]-[.D$1]" office:value-type="float" office:value="367" calcext:value-type="float">
            <text:p>367</text:p>
          </table:table-cell>
          <table:table-cell table:formula="of:=SQRT([.E50]^2 + [.F50]^2 + [.G50]^2)" office:value-type="float" office:value="390.341196903427" calcext:value-type="float">
            <text:p>390.34</text:p>
          </table:table-cell>
          <table:table-cell table:style-name="ce4" table:formula="of:=[.E50]/[.$H50]" office:value-type="float" office:value="0.339446620164926" calcext:value-type="float">
            <text:p>0.34</text:p>
          </table:table-cell>
          <table:table-cell table:formula="of:=[.F50]/[.$H50]" office:value-type="float" office:value="-0.0281804741268995" calcext:value-type="float">
            <text:p>-0.03</text:p>
          </table:table-cell>
          <table:table-cell table:formula="of:=[.G50]/[.$H50]" office:value-type="float" office:value="0.940203091324737" calcext:value-type="float">
            <text:p>0.94</text:p>
          </table:table-cell>
          <table:table-cell table:style-name="ce4" table:formula="of:=DEGREES(ATAN2([.I50];[.J50]))" office:value-type="float" office:value="-4.74574794380228" calcext:value-type="float">
            <text:p>-4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51]-[.B$1]" office:value-type="float" office:value="135.5" calcext:value-type="float">
            <text:p>135.5</text:p>
          </table:table-cell>
          <table:table-cell table:style-name="Default" table:formula="of:=[.C51]-[.C$1]" office:value-type="float" office:value="-3" calcext:value-type="float">
            <text:p>-3</text:p>
          </table:table-cell>
          <table:table-cell table:style-name="Default" table:formula="of:=[.D51]-[.D$1]" office:value-type="float" office:value="361" calcext:value-type="float">
            <text:p>361</text:p>
          </table:table-cell>
          <table:table-cell table:formula="of:=SQRT([.E51]^2 + [.F51]^2 + [.G51]^2)" office:value-type="float" office:value="385.60374738843" calcext:value-type="float">
            <text:p>385.60</text:p>
          </table:table-cell>
          <table:table-cell table:style-name="ce4" table:formula="of:=[.E51]/[.$H51]" office:value-type="float" office:value="0.351396999945405" calcext:value-type="float">
            <text:p>0.35</text:p>
          </table:table-cell>
          <table:table-cell table:formula="of:=[.F51]/[.$H51]" office:value-type="float" office:value="-0.00778000737886505" calcext:value-type="float">
            <text:p>-0.01</text:p>
          </table:table-cell>
          <table:table-cell table:formula="of:=[.G51]/[.$H51]" office:value-type="float" office:value="0.936194221256761" calcext:value-type="float">
            <text:p>0.94</text:p>
          </table:table-cell>
          <table:table-cell table:style-name="ce4" table:formula="of:=DEGREES(ATAN2([.I51];[.J51]))" office:value-type="float" office:value="-1.26833402961455" calcext:value-type="float">
            <text:p>-1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52]-[.B$1]" office:value-type="float" office:value="134.5" calcext:value-type="float">
            <text:p>134.5</text:p>
          </table:table-cell>
          <table:table-cell table:style-name="Default" table:formula="of:=[.C52]-[.C$1]" office:value-type="float" office:value="-11" calcext:value-type="float">
            <text:p>-11</text:p>
          </table:table-cell>
          <table:table-cell table:style-name="Default" table:formula="of:=[.D52]-[.D$1]" office:value-type="float" office:value="372" calcext:value-type="float">
            <text:p>372</text:p>
          </table:table-cell>
          <table:table-cell table:formula="of:=SQRT([.E52]^2 + [.F52]^2 + [.G52]^2)" office:value-type="float" office:value="395.721177093165" calcext:value-type="float">
            <text:p>395.72</text:p>
          </table:table-cell>
          <table:table-cell table:style-name="ce4" table:formula="of:=[.E52]/[.$H52]" office:value-type="float" office:value="0.33988577762755" calcext:value-type="float">
            <text:p>0.34</text:p>
          </table:table-cell>
          <table:table-cell table:formula="of:=[.F52]/[.$H52]" office:value-type="float" office:value="-0.0277973498431454" calcext:value-type="float">
            <text:p>-0.03</text:p>
          </table:table-cell>
          <table:table-cell table:formula="of:=[.G52]/[.$H52]" office:value-type="float" office:value="0.940055831059099" calcext:value-type="float">
            <text:p>0.94</text:p>
          </table:table-cell>
          <table:table-cell table:style-name="ce4" table:formula="of:=DEGREES(ATAN2([.I52];[.J52]))" office:value-type="float" office:value="-4.67549440717329" calcext:value-type="float">
            <text:p>-4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53]-[.B$1]" office:value-type="float" office:value="129.5" calcext:value-type="float">
            <text:p>129.5</text:p>
          </table:table-cell>
          <table:table-cell table:style-name="Default" table:formula="of:=[.C53]-[.C$1]" office:value-type="float" office:value="-9" calcext:value-type="float">
            <text:p>-9</text:p>
          </table:table-cell>
          <table:table-cell table:style-name="Default" table:formula="of:=[.D53]-[.D$1]" office:value-type="float" office:value="360" calcext:value-type="float">
            <text:p>360</text:p>
          </table:table-cell>
          <table:table-cell table:formula="of:=SQRT([.E53]^2 + [.F53]^2 + [.G53]^2)" office:value-type="float" office:value="382.689495544364" calcext:value-type="float">
            <text:p>382.69</text:p>
          </table:table-cell>
          <table:table-cell table:style-name="ce4" table:formula="of:=[.E53]/[.$H53]" office:value-type="float" office:value="0.3383944464318" calcext:value-type="float">
            <text:p>0.34</text:p>
          </table:table-cell>
          <table:table-cell table:formula="of:=[.F53]/[.$H53]" office:value-type="float" office:value="-0.023517760755878" calcext:value-type="float">
            <text:p>-0.02</text:p>
          </table:table-cell>
          <table:table-cell table:formula="of:=[.G53]/[.$H53]" office:value-type="float" office:value="0.94071043023512" calcext:value-type="float">
            <text:p>0.94</text:p>
          </table:table-cell>
          <table:table-cell table:style-name="ce4" table:formula="of:=DEGREES(ATAN2([.I53];[.J53]))" office:value-type="float" office:value="-3.97555367260351" calcext:value-type="float">
            <text:p>-3.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54]-[.B$1]" office:value-type="float" office:value="138.5" calcext:value-type="float">
            <text:p>138.5</text:p>
          </table:table-cell>
          <table:table-cell table:style-name="Default" table:formula="of:=[.C54]-[.C$1]" office:value-type="float" office:value="0" calcext:value-type="float">
            <text:p>0</text:p>
          </table:table-cell>
          <table:table-cell table:style-name="Default" table:formula="of:=[.D54]-[.D$1]" office:value-type="float" office:value="364" calcext:value-type="float">
            <text:p>364</text:p>
          </table:table-cell>
          <table:table-cell table:formula="of:=SQRT([.E54]^2 + [.F54]^2 + [.G54]^2)" office:value-type="float" office:value="389.458919528106" calcext:value-type="float">
            <text:p>389.46</text:p>
          </table:table-cell>
          <table:table-cell table:style-name="ce4" table:formula="of:=[.E54]/[.$H54]" office:value-type="float" office:value="0.355621589480645" calcext:value-type="float">
            <text:p>0.36</text:p>
          </table:table-cell>
          <table:table-cell table:formula="of:=[.F54]/[.$H54]" office:value-type="float" office:value="0" calcext:value-type="float">
            <text:p>0.00</text:p>
          </table:table-cell>
          <table:table-cell table:formula="of:=[.G54]/[.$H54]" office:value-type="float" office:value="0.934630025783068" calcext:value-type="float">
            <text:p>0.93</text:p>
          </table:table-cell>
          <table:table-cell table:style-name="ce4" table:formula="of:=DEGREES(ATAN2([.I54];[.J54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55]-[.B$1]" office:value-type="float" office:value="133.5" calcext:value-type="float">
            <text:p>133.5</text:p>
          </table:table-cell>
          <table:table-cell table:style-name="Default" table:formula="of:=[.C55]-[.C$1]" office:value-type="float" office:value="-8" calcext:value-type="float">
            <text:p>-8</text:p>
          </table:table-cell>
          <table:table-cell table:style-name="Default" table:formula="of:=[.D55]-[.D$1]" office:value-type="float" office:value="368" calcext:value-type="float">
            <text:p>368</text:p>
          </table:table-cell>
          <table:table-cell table:formula="of:=SQRT([.E55]^2 + [.F55]^2 + [.G55]^2)" office:value-type="float" office:value="391.548528282255" calcext:value-type="float">
            <text:p>391.55</text:p>
          </table:table-cell>
          <table:table-cell table:style-name="ce4" table:formula="of:=[.E55]/[.$H55]" office:value-type="float" office:value="0.340953905728293" calcext:value-type="float">
            <text:p>0.34</text:p>
          </table:table-cell>
          <table:table-cell table:formula="of:=[.F55]/[.$H55]" office:value-type="float" office:value="-0.020431694725291" calcext:value-type="float">
            <text:p>-0.02</text:p>
          </table:table-cell>
          <table:table-cell table:formula="of:=[.G55]/[.$H55]" office:value-type="float" office:value="0.939857957363385" calcext:value-type="float">
            <text:p>0.94</text:p>
          </table:table-cell>
          <table:table-cell table:style-name="ce4" table:formula="of:=DEGREES(ATAN2([.I55];[.J55]))" office:value-type="float" office:value="-3.42935391974216" calcext:value-type="float">
            <text:p>-3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56]-[.B$1]" office:value-type="float" office:value="136.5" calcext:value-type="float">
            <text:p>136.5</text:p>
          </table:table-cell>
          <table:table-cell table:style-name="Default" table:formula="of:=[.C56]-[.C$1]" office:value-type="float" office:value="-6" calcext:value-type="float">
            <text:p>-6</text:p>
          </table:table-cell>
          <table:table-cell table:style-name="Default" table:formula="of:=[.D56]-[.D$1]" office:value-type="float" office:value="367" calcext:value-type="float">
            <text:p>367</text:p>
          </table:table-cell>
          <table:table-cell table:formula="of:=SQRT([.E56]^2 + [.F56]^2 + [.G56]^2)" office:value-type="float" office:value="391.60854178631" calcext:value-type="float">
            <text:p>391.61</text:p>
          </table:table-cell>
          <table:table-cell table:style-name="ce4" table:formula="of:=[.E56]/[.$H56]" office:value-type="float" office:value="0.348562366329804" calcext:value-type="float">
            <text:p>0.35</text:p>
          </table:table-cell>
          <table:table-cell table:formula="of:=[.F56]/[.$H56]" office:value-type="float" office:value="-0.0153214226958156" calcext:value-type="float">
            <text:p>-0.02</text:p>
          </table:table-cell>
          <table:table-cell table:formula="of:=[.G56]/[.$H56]" office:value-type="float" office:value="0.937160354894051" calcext:value-type="float">
            <text:p>0.94</text:p>
          </table:table-cell>
          <table:table-cell table:style-name="ce4" table:formula="of:=DEGREES(ATAN2([.I56];[.J56]))" office:value-type="float" office:value="-2.51687565693952" calcext:value-type="float">
            <text:p>-2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57]-[.B$1]" office:value-type="float" office:value="139.5" calcext:value-type="float">
            <text:p>139.5</text:p>
          </table:table-cell>
          <table:table-cell table:style-name="Default" table:formula="of:=[.C57]-[.C$1]" office:value-type="float" office:value="8" calcext:value-type="float">
            <text:p>8</text:p>
          </table:table-cell>
          <table:table-cell table:style-name="Default" table:formula="of:=[.D57]-[.D$1]" office:value-type="float" office:value="367" calcext:value-type="float">
            <text:p>367</text:p>
          </table:table-cell>
          <table:table-cell table:formula="of:=SQRT([.E57]^2 + [.F57]^2 + [.G57]^2)" office:value-type="float" office:value="392.699949070534" calcext:value-type="float">
            <text:p>392.70</text:p>
          </table:table-cell>
          <table:table-cell table:style-name="ce4" table:formula="of:=[.E57]/[.$H57]" office:value-type="float" office:value="0.355233048362183" calcext:value-type="float">
            <text:p>0.36</text:p>
          </table:table-cell>
          <table:table-cell table:formula="of:=[.F57]/[.$H57]" office:value-type="float" office:value="0.0203717877196951" calcext:value-type="float">
            <text:p>0.02</text:p>
          </table:table-cell>
          <table:table-cell table:formula="of:=[.G57]/[.$H57]" office:value-type="float" office:value="0.934555761641013" calcext:value-type="float">
            <text:p>0.93</text:p>
          </table:table-cell>
          <table:table-cell table:style-name="ce4" table:formula="of:=DEGREES(ATAN2([.I57];[.J57]))" office:value-type="float" office:value="3.2821845198391" calcext:value-type="float">
            <text:p>3.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58]-[.B$1]" office:value-type="float" office:value="130.5" calcext:value-type="float">
            <text:p>130.5</text:p>
          </table:table-cell>
          <table:table-cell table:style-name="Default" table:formula="of:=[.C58]-[.C$1]" office:value-type="float" office:value="-5" calcext:value-type="float">
            <text:p>-5</text:p>
          </table:table-cell>
          <table:table-cell table:style-name="Default" table:formula="of:=[.D58]-[.D$1]" office:value-type="float" office:value="359" calcext:value-type="float">
            <text:p>359</text:p>
          </table:table-cell>
          <table:table-cell table:formula="of:=SQRT([.E58]^2 + [.F58]^2 + [.G58]^2)" office:value-type="float" office:value="382.016033694922" calcext:value-type="float">
            <text:p>382.02</text:p>
          </table:table-cell>
          <table:table-cell table:style-name="ce4" table:formula="of:=[.E58]/[.$H58]" office:value-type="float" office:value="0.341608698299342" calcext:value-type="float">
            <text:p>0.34</text:p>
          </table:table-cell>
          <table:table-cell table:formula="of:=[.F58]/[.$H58]" office:value-type="float" office:value="-0.013088455873538" calcext:value-type="float">
            <text:p>-0.01</text:p>
          </table:table-cell>
          <table:table-cell table:formula="of:=[.G58]/[.$H58]" office:value-type="float" office:value="0.939751131720029" calcext:value-type="float">
            <text:p>0.94</text:p>
          </table:table-cell>
          <table:table-cell table:style-name="ce4" table:formula="of:=DEGREES(ATAN2([.I58];[.J58]))" office:value-type="float" office:value="-2.19416735259871" calcext:value-type="float">
            <text:p>-2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59]-[.B$1]" office:value-type="float" office:value="132.5" calcext:value-type="float">
            <text:p>132.5</text:p>
          </table:table-cell>
          <table:table-cell table:style-name="Default" table:formula="of:=[.C59]-[.C$1]" office:value-type="float" office:value="-9" calcext:value-type="float">
            <text:p>-9</text:p>
          </table:table-cell>
          <table:table-cell table:style-name="Default" table:formula="of:=[.D59]-[.D$1]" office:value-type="float" office:value="367" calcext:value-type="float">
            <text:p>367</text:p>
          </table:table-cell>
          <table:table-cell table:formula="of:=SQRT([.E59]^2 + [.F59]^2 + [.G59]^2)" office:value-type="float" office:value="390.289956314533" calcext:value-type="float">
            <text:p>390.29</text:p>
          </table:table-cell>
          <table:table-cell table:style-name="ce4" table:formula="of:=[.E59]/[.$H59]" office:value-type="float" office:value="0.339491185607705" calcext:value-type="float">
            <text:p>0.34</text:p>
          </table:table-cell>
          <table:table-cell table:formula="of:=[.F59]/[.$H59]" office:value-type="float" office:value="-0.0230597786450516" calcext:value-type="float">
            <text:p>-0.02</text:p>
          </table:table-cell>
          <table:table-cell table:formula="of:=[.G59]/[.$H59]" office:value-type="float" office:value="0.940326529192661" calcext:value-type="float">
            <text:p>0.94</text:p>
          </table:table-cell>
          <table:table-cell table:style-name="ce4" table:formula="of:=DEGREES(ATAN2([.I59];[.J59]))" office:value-type="float" office:value="-3.88582007542088" calcext:value-type="float">
            <text:p>-3.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60]-[.B$1]" office:value-type="float" office:value="132.5" calcext:value-type="float">
            <text:p>132.5</text:p>
          </table:table-cell>
          <table:table-cell table:style-name="Default" table:formula="of:=[.C60]-[.C$1]" office:value-type="float" office:value="-11" calcext:value-type="float">
            <text:p>-11</text:p>
          </table:table-cell>
          <table:table-cell table:style-name="Default" table:formula="of:=[.D60]-[.D$1]" office:value-type="float" office:value="360" calcext:value-type="float">
            <text:p>360</text:p>
          </table:table-cell>
          <table:table-cell table:formula="of:=SQRT([.E60]^2 + [.F60]^2 + [.G60]^2)" office:value-type="float" office:value="383.767182025769" calcext:value-type="float">
            <text:p>383.77</text:p>
          </table:table-cell>
          <table:table-cell table:style-name="ce4" table:formula="of:=[.E60]/[.$H60]" office:value-type="float" office:value="0.345261414226667" calcext:value-type="float">
            <text:p>0.35</text:p>
          </table:table-cell>
          <table:table-cell table:formula="of:=[.F60]/[.$H60]" office:value-type="float" office:value="-0.0286632117471196" calcext:value-type="float">
            <text:p>-0.03</text:p>
          </table:table-cell>
          <table:table-cell table:formula="of:=[.G60]/[.$H60]" office:value-type="float" office:value="0.938068748087549" calcext:value-type="float">
            <text:p>0.94</text:p>
          </table:table-cell>
          <table:table-cell table:style-name="ce4" table:formula="of:=DEGREES(ATAN2([.I60];[.J60]))" office:value-type="float" office:value="-4.74574794380228" calcext:value-type="float">
            <text:p>-4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61]-[.B$1]" office:value-type="float" office:value="138.5" calcext:value-type="float">
            <text:p>138.5</text:p>
          </table:table-cell>
          <table:table-cell table:style-name="Default" table:formula="of:=[.C61]-[.C$1]" office:value-type="float" office:value="0" calcext:value-type="float">
            <text:p>0</text:p>
          </table:table-cell>
          <table:table-cell table:style-name="Default" table:formula="of:=[.D61]-[.D$1]" office:value-type="float" office:value="364" calcext:value-type="float">
            <text:p>364</text:p>
          </table:table-cell>
          <table:table-cell table:formula="of:=SQRT([.E61]^2 + [.F61]^2 + [.G61]^2)" office:value-type="float" office:value="389.458919528106" calcext:value-type="float">
            <text:p>389.46</text:p>
          </table:table-cell>
          <table:table-cell table:style-name="ce4" table:formula="of:=[.E61]/[.$H61]" office:value-type="float" office:value="0.355621589480645" calcext:value-type="float">
            <text:p>0.36</text:p>
          </table:table-cell>
          <table:table-cell table:formula="of:=[.F61]/[.$H61]" office:value-type="float" office:value="0" calcext:value-type="float">
            <text:p>0.00</text:p>
          </table:table-cell>
          <table:table-cell table:formula="of:=[.G61]/[.$H61]" office:value-type="float" office:value="0.934630025783068" calcext:value-type="float">
            <text:p>0.93</text:p>
          </table:table-cell>
          <table:table-cell table:style-name="ce4" table:formula="of:=DEGREES(ATAN2([.I61];[.J61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88" calcext:value-type="float">
            <text:p>488</text:p>
          </table:table-cell>
          <table:table-cell table:style-name="Default" table:formula="of:=[.B62]-[.B$1]" office:value-type="float" office:value="130.5" calcext:value-type="float">
            <text:p>130.5</text:p>
          </table:table-cell>
          <table:table-cell table:style-name="Default" table:formula="of:=[.C62]-[.C$1]" office:value-type="float" office:value="-3" calcext:value-type="float">
            <text:p>-3</text:p>
          </table:table-cell>
          <table:table-cell table:style-name="Default" table:formula="of:=[.D62]-[.D$1]" office:value-type="float" office:value="352" calcext:value-type="float">
            <text:p>352</text:p>
          </table:table-cell>
          <table:table-cell table:formula="of:=SQRT([.E62]^2 + [.F62]^2 + [.G62]^2)" office:value-type="float" office:value="375.424093526241" calcext:value-type="float">
            <text:p>375.42</text:p>
          </table:table-cell>
          <table:table-cell table:style-name="ce4" table:formula="of:=[.E62]/[.$H62]" office:value-type="float" office:value="0.347606885786829" calcext:value-type="float">
            <text:p>0.35</text:p>
          </table:table-cell>
          <table:table-cell table:formula="of:=[.F62]/[.$H62]" office:value-type="float" office:value="-0.00799096289165124" calcext:value-type="float">
            <text:p>-0.01</text:p>
          </table:table-cell>
          <table:table-cell table:formula="of:=[.G62]/[.$H62]" office:value-type="float" office:value="0.937606312620413" calcext:value-type="float">
            <text:p>0.94</text:p>
          </table:table-cell>
          <table:table-cell table:style-name="ce4" table:formula="of:=DEGREES(ATAN2([.I62];[.J62]))" office:value-type="float" office:value="-1.31691240579326" calcext:value-type="float">
            <text:p>-1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63]-[.B$1]" office:value-type="float" office:value="122.5" calcext:value-type="float">
            <text:p>122.5</text:p>
          </table:table-cell>
          <table:table-cell table:style-name="Default" table:formula="of:=[.C63]-[.C$1]" office:value-type="float" office:value="-11" calcext:value-type="float">
            <text:p>-11</text:p>
          </table:table-cell>
          <table:table-cell table:style-name="Default" table:formula="of:=[.D63]-[.D$1]" office:value-type="float" office:value="362" calcext:value-type="float">
            <text:p>362</text:p>
          </table:table-cell>
          <table:table-cell table:formula="of:=SQRT([.E63]^2 + [.F63]^2 + [.G63]^2)" office:value-type="float" office:value="382.323488684648" calcext:value-type="float">
            <text:p>382.32</text:p>
          </table:table-cell>
          <table:table-cell table:style-name="ce4" table:formula="of:=[.E63]/[.$H63]" office:value-type="float" office:value="0.320409296382629" calcext:value-type="float">
            <text:p>0.32</text:p>
          </table:table-cell>
          <table:table-cell table:formula="of:=[.F63]/[.$H63]" office:value-type="float" office:value="-0.0287714470221136" calcext:value-type="float">
            <text:p>-0.03</text:p>
          </table:table-cell>
          <table:table-cell table:formula="of:=[.G63]/[.$H63]" office:value-type="float" office:value="0.94684216563683" calcext:value-type="float">
            <text:p>0.95</text:p>
          </table:table-cell>
          <table:table-cell table:style-name="ce4" table:formula="of:=DEGREES(ATAN2([.I63];[.J63]))" office:value-type="float" office:value="-5.13116528289632" calcext:value-type="float">
            <text:p>-5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64]-[.B$1]" office:value-type="float" office:value="134.5" calcext:value-type="float">
            <text:p>134.5</text:p>
          </table:table-cell>
          <table:table-cell table:style-name="Default" table:formula="of:=[.C64]-[.C$1]" office:value-type="float" office:value="-9" calcext:value-type="float">
            <text:p>-9</text:p>
          </table:table-cell>
          <table:table-cell table:style-name="Default" table:formula="of:=[.D64]-[.D$1]" office:value-type="float" office:value="367" calcext:value-type="float">
            <text:p>367</text:p>
          </table:table-cell>
          <table:table-cell table:formula="of:=SQRT([.E64]^2 + [.F64]^2 + [.G64]^2)" office:value-type="float" office:value="390.973464572725" calcext:value-type="float">
            <text:p>390.97</text:p>
          </table:table-cell>
          <table:table-cell table:style-name="ce4" table:formula="of:=[.E64]/[.$H64]" office:value-type="float" office:value="0.344013116457886" calcext:value-type="float">
            <text:p>0.34</text:p>
          </table:table-cell>
          <table:table-cell table:formula="of:=[.F64]/[.$H64]" office:value-type="float" office:value="-0.0230194650417916" calcext:value-type="float">
            <text:p>-0.02</text:p>
          </table:table-cell>
          <table:table-cell table:formula="of:=[.G64]/[.$H64]" office:value-type="float" office:value="0.938682630037503" calcext:value-type="float">
            <text:p>0.94</text:p>
          </table:table-cell>
          <table:table-cell table:style-name="ce4" table:formula="of:=DEGREES(ATAN2([.I64];[.J64]))" office:value-type="float" office:value="-3.82821146847502" calcext:value-type="float">
            <text:p>-3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65]-[.B$1]" office:value-type="float" office:value="140.5" calcext:value-type="float">
            <text:p>140.5</text:p>
          </table:table-cell>
          <table:table-cell table:style-name="Default" table:formula="of:=[.C65]-[.C$1]" office:value-type="float" office:value="4" calcext:value-type="float">
            <text:p>4</text:p>
          </table:table-cell>
          <table:table-cell table:style-name="Default" table:formula="of:=[.D65]-[.D$1]" office:value-type="float" office:value="359" calcext:value-type="float">
            <text:p>359</text:p>
          </table:table-cell>
          <table:table-cell table:formula="of:=SQRT([.E65]^2 + [.F65]^2 + [.G65]^2)" office:value-type="float" office:value="385.535017864785" calcext:value-type="float">
            <text:p>385.54</text:p>
          </table:table-cell>
          <table:table-cell table:style-name="ce4" table:formula="of:=[.E65]/[.$H65]" office:value-type="float" office:value="0.364428634208466" calcext:value-type="float">
            <text:p>0.36</text:p>
          </table:table-cell>
          <table:table-cell table:formula="of:=[.F65]/[.$H65]" office:value-type="float" office:value="0.0103751924329812" calcext:value-type="float">
            <text:p>0.01</text:p>
          </table:table-cell>
          <table:table-cell table:formula="of:=[.G65]/[.$H65]" office:value-type="float" office:value="0.931173520860066" calcext:value-type="float">
            <text:p>0.93</text:p>
          </table:table-cell>
          <table:table-cell table:style-name="ce4" table:formula="of:=DEGREES(ATAN2([.I65];[.J65]))" office:value-type="float" office:value="1.63075607450141" calcext:value-type="float">
            <text:p>1.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66]-[.B$1]" office:value-type="float" office:value="133.5" calcext:value-type="float">
            <text:p>133.5</text:p>
          </table:table-cell>
          <table:table-cell table:style-name="Default" table:formula="of:=[.C66]-[.C$1]" office:value-type="float" office:value="2" calcext:value-type="float">
            <text:p>2</text:p>
          </table:table-cell>
          <table:table-cell table:style-name="Default" table:formula="of:=[.D66]-[.D$1]" office:value-type="float" office:value="361" calcext:value-type="float">
            <text:p>361</text:p>
          </table:table-cell>
          <table:table-cell table:formula="of:=SQRT([.E66]^2 + [.F66]^2 + [.G66]^2)" office:value-type="float" office:value="384.899012729313" calcext:value-type="float">
            <text:p>384.90</text:p>
          </table:table-cell>
          <table:table-cell table:style-name="ce4" table:formula="of:=[.E66]/[.$H66]" office:value-type="float" office:value="0.34684422558882" calcext:value-type="float">
            <text:p>0.35</text:p>
          </table:table-cell>
          <table:table-cell table:formula="of:=[.F66]/[.$H66]" office:value-type="float" office:value="0.00519616817361528" calcext:value-type="float">
            <text:p>0.01</text:p>
          </table:table-cell>
          <table:table-cell table:formula="of:=[.G66]/[.$H66]" office:value-type="float" office:value="0.937908355337558" calcext:value-type="float">
            <text:p>0.94</text:p>
          </table:table-cell>
          <table:table-cell table:style-name="ce4" table:formula="of:=DEGREES(ATAN2([.I66];[.J66]))" office:value-type="float" office:value="0.858299530031515" calcext:value-type="float">
            <text:p>0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67]-[.B$1]" office:value-type="float" office:value="128.5" calcext:value-type="float">
            <text:p>128.5</text:p>
          </table:table-cell>
          <table:table-cell table:style-name="Default" table:formula="of:=[.C67]-[.C$1]" office:value-type="float" office:value="-8" calcext:value-type="float">
            <text:p>-8</text:p>
          </table:table-cell>
          <table:table-cell table:style-name="Default" table:formula="of:=[.D67]-[.D$1]" office:value-type="float" office:value="359" calcext:value-type="float">
            <text:p>359</text:p>
          </table:table-cell>
          <table:table-cell table:formula="of:=SQRT([.E67]^2 + [.F67]^2 + [.G67]^2)" office:value-type="float" office:value="381.388581370759" calcext:value-type="float">
            <text:p>381.39</text:p>
          </table:table-cell>
          <table:table-cell table:style-name="ce4" table:formula="of:=[.E67]/[.$H67]" office:value-type="float" office:value="0.336926710123713" calcext:value-type="float">
            <text:p>0.34</text:p>
          </table:table-cell>
          <table:table-cell table:formula="of:=[.F67]/[.$H67]" office:value-type="float" office:value="-0.0209759819532273" calcext:value-type="float">
            <text:p>-0.02</text:p>
          </table:table-cell>
          <table:table-cell table:formula="of:=[.G67]/[.$H67]" office:value-type="float" office:value="0.941297190151075" calcext:value-type="float">
            <text:p>0.94</text:p>
          </table:table-cell>
          <table:table-cell table:style-name="ce4" table:formula="of:=DEGREES(ATAN2([.I67];[.J67]))" office:value-type="float" office:value="-3.56245458372015" calcext:value-type="float">
            <text:p>-3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68]-[.B$1]" office:value-type="float" office:value="135.5" calcext:value-type="float">
            <text:p>135.5</text:p>
          </table:table-cell>
          <table:table-cell table:style-name="Default" table:formula="of:=[.C68]-[.C$1]" office:value-type="float" office:value="-3" calcext:value-type="float">
            <text:p>-3</text:p>
          </table:table-cell>
          <table:table-cell table:style-name="Default" table:formula="of:=[.D68]-[.D$1]" office:value-type="float" office:value="361" calcext:value-type="float">
            <text:p>361</text:p>
          </table:table-cell>
          <table:table-cell table:formula="of:=SQRT([.E68]^2 + [.F68]^2 + [.G68]^2)" office:value-type="float" office:value="385.60374738843" calcext:value-type="float">
            <text:p>385.60</text:p>
          </table:table-cell>
          <table:table-cell table:style-name="ce4" table:formula="of:=[.E68]/[.$H68]" office:value-type="float" office:value="0.351396999945405" calcext:value-type="float">
            <text:p>0.35</text:p>
          </table:table-cell>
          <table:table-cell table:formula="of:=[.F68]/[.$H68]" office:value-type="float" office:value="-0.00778000737886505" calcext:value-type="float">
            <text:p>-0.01</text:p>
          </table:table-cell>
          <table:table-cell table:formula="of:=[.G68]/[.$H68]" office:value-type="float" office:value="0.936194221256761" calcext:value-type="float">
            <text:p>0.94</text:p>
          </table:table-cell>
          <table:table-cell table:style-name="ce4" table:formula="of:=DEGREES(ATAN2([.I68];[.J68]))" office:value-type="float" office:value="-1.26833402961455" calcext:value-type="float">
            <text:p>-1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69]-[.B$1]" office:value-type="float" office:value="135.5" calcext:value-type="float">
            <text:p>135.5</text:p>
          </table:table-cell>
          <table:table-cell table:style-name="Default" table:formula="of:=[.C69]-[.C$1]" office:value-type="float" office:value="-10" calcext:value-type="float">
            <text:p>-10</text:p>
          </table:table-cell>
          <table:table-cell table:style-name="Default" table:formula="of:=[.D69]-[.D$1]" office:value-type="float" office:value="364" calcext:value-type="float">
            <text:p>364</text:p>
          </table:table-cell>
          <table:table-cell table:formula="of:=SQRT([.E69]^2 + [.F69]^2 + [.G69]^2)" office:value-type="float" office:value="388.530886803096" calcext:value-type="float">
            <text:p>388.53</text:p>
          </table:table-cell>
          <table:table-cell table:style-name="ce4" table:formula="of:=[.E69]/[.$H69]" office:value-type="float" office:value="0.348749622237035" calcext:value-type="float">
            <text:p>0.35</text:p>
          </table:table-cell>
          <table:table-cell table:formula="of:=[.F69]/[.$H69]" office:value-type="float" office:value="-0.0257379795008882" calcext:value-type="float">
            <text:p>-0.03</text:p>
          </table:table-cell>
          <table:table-cell table:formula="of:=[.G69]/[.$H69]" office:value-type="float" office:value="0.936862453832331" calcext:value-type="float">
            <text:p>0.94</text:p>
          </table:table-cell>
          <table:table-cell table:style-name="ce4" table:formula="of:=DEGREES(ATAN2([.I69];[.J69]))" office:value-type="float" office:value="-4.22081894528647" calcext:value-type="float">
            <text:p>-4.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70]-[.B$1]" office:value-type="float" office:value="134.5" calcext:value-type="float">
            <text:p>134.5</text:p>
          </table:table-cell>
          <table:table-cell table:style-name="Default" table:formula="of:=[.C70]-[.C$1]" office:value-type="float" office:value="-4" calcext:value-type="float">
            <text:p>-4</text:p>
          </table:table-cell>
          <table:table-cell table:style-name="Default" table:formula="of:=[.D70]-[.D$1]" office:value-type="float" office:value="369" calcext:value-type="float">
            <text:p>369</text:p>
          </table:table-cell>
          <table:table-cell table:formula="of:=SQRT([.E70]^2 + [.F70]^2 + [.G70]^2)" office:value-type="float" office:value="392.768697836271" calcext:value-type="float">
            <text:p>392.77</text:p>
          </table:table-cell>
          <table:table-cell table:style-name="ce4" table:formula="of:=[.E70]/[.$H70]" office:value-type="float" office:value="0.342440730997528" calcext:value-type="float">
            <text:p>0.34</text:p>
          </table:table-cell>
          <table:table-cell table:formula="of:=[.F70]/[.$H70]" office:value-type="float" office:value="-0.0101841109590343" calcext:value-type="float">
            <text:p>-0.01</text:p>
          </table:table-cell>
          <table:table-cell table:formula="of:=[.G70]/[.$H70]" office:value-type="float" office:value="0.939484235970914" calcext:value-type="float">
            <text:p>0.94</text:p>
          </table:table-cell>
          <table:table-cell table:style-name="ce4" table:formula="of:=DEGREES(ATAN2([.I70];[.J70]))" office:value-type="float" office:value="-1.70346161005114" calcext:value-type="float">
            <text:p>-1.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71]-[.B$1]" office:value-type="float" office:value="133.5" calcext:value-type="float">
            <text:p>133.5</text:p>
          </table:table-cell>
          <table:table-cell table:style-name="Default" table:formula="of:=[.C71]-[.C$1]" office:value-type="float" office:value="-10" calcext:value-type="float">
            <text:p>-10</text:p>
          </table:table-cell>
          <table:table-cell table:style-name="Default" table:formula="of:=[.D71]-[.D$1]" office:value-type="float" office:value="366" calcext:value-type="float">
            <text:p>366</text:p>
          </table:table-cell>
          <table:table-cell table:formula="of:=SQRT([.E71]^2 + [.F71]^2 + [.G71]^2)" office:value-type="float" office:value="389.715601432634" calcext:value-type="float">
            <text:p>389.72</text:p>
          </table:table-cell>
          <table:table-cell table:style-name="ce4" table:formula="of:=[.E71]/[.$H71]" office:value-type="float" office:value="0.342557494514565" calcext:value-type="float">
            <text:p>0.34</text:p>
          </table:table-cell>
          <table:table-cell table:formula="of:=[.F71]/[.$H71]" office:value-type="float" office:value="-0.0256597374168213" calcext:value-type="float">
            <text:p>-0.03</text:p>
          </table:table-cell>
          <table:table-cell table:formula="of:=[.G71]/[.$H71]" office:value-type="float" office:value="0.939146389455661" calcext:value-type="float">
            <text:p>0.94</text:p>
          </table:table-cell>
          <table:table-cell table:style-name="ce4" table:formula="of:=DEGREES(ATAN2([.I71];[.J71]))" office:value-type="float" office:value="-4.2838185262727" calcext:value-type="float">
            <text:p>-4.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72]-[.B$1]" office:value-type="float" office:value="129.5" calcext:value-type="float">
            <text:p>129.5</text:p>
          </table:table-cell>
          <table:table-cell table:style-name="Default" table:formula="of:=[.C72]-[.C$1]" office:value-type="float" office:value="1" calcext:value-type="float">
            <text:p>1</text:p>
          </table:table-cell>
          <table:table-cell table:style-name="Default" table:formula="of:=[.D72]-[.D$1]" office:value-type="float" office:value="362" calcext:value-type="float">
            <text:p>362</text:p>
          </table:table-cell>
          <table:table-cell table:formula="of:=SQRT([.E72]^2 + [.F72]^2 + [.G72]^2)" office:value-type="float" office:value="384.467488872596" calcext:value-type="float">
            <text:p>384.47</text:p>
          </table:table-cell>
          <table:table-cell table:style-name="ce4" table:formula="of:=[.E72]/[.$H72]" office:value-type="float" office:value="0.336829520695606" calcext:value-type="float">
            <text:p>0.34</text:p>
          </table:table-cell>
          <table:table-cell table:formula="of:=[.F72]/[.$H72]" office:value-type="float" office:value="0.00260100015981163" calcext:value-type="float">
            <text:p>0.00</text:p>
          </table:table-cell>
          <table:table-cell table:formula="of:=[.G72]/[.$H72]" office:value-type="float" office:value="0.941562057851811" calcext:value-type="float">
            <text:p>0.94</text:p>
          </table:table-cell>
          <table:table-cell table:style-name="ce4" table:formula="of:=DEGREES(ATAN2([.I72];[.J72]))" office:value-type="float" office:value="0.442429658039472" calcext:value-type="float">
            <text:p>0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B73]-[.B$1]" office:value-type="float" office:value="136.5" calcext:value-type="float">
            <text:p>136.5</text:p>
          </table:table-cell>
          <table:table-cell table:style-name="Default" table:formula="of:=[.C73]-[.C$1]" office:value-type="float" office:value="-2" calcext:value-type="float">
            <text:p>-2</text:p>
          </table:table-cell>
          <table:table-cell table:style-name="Default" table:formula="of:=[.D73]-[.D$1]" office:value-type="float" office:value="358" calcext:value-type="float">
            <text:p>358</text:p>
          </table:table-cell>
          <table:table-cell table:formula="of:=SQRT([.E73]^2 + [.F73]^2 + [.G73]^2)" office:value-type="float" office:value="383.145207460566" calcext:value-type="float">
            <text:p>383.15</text:p>
          </table:table-cell>
          <table:table-cell table:style-name="ce4" table:formula="of:=[.E73]/[.$H73]" office:value-type="float" office:value="0.356261796682003" calcext:value-type="float">
            <text:p>0.36</text:p>
          </table:table-cell>
          <table:table-cell table:formula="of:=[.F73]/[.$H73]" office:value-type="float" office:value="-0.00521995306493777" calcext:value-type="float">
            <text:p>-0.01</text:p>
          </table:table-cell>
          <table:table-cell table:formula="of:=[.G73]/[.$H73]" office:value-type="float" office:value="0.934371598623862" calcext:value-type="float">
            <text:p>0.93</text:p>
          </table:table-cell>
          <table:table-cell table:style-name="ce4" table:formula="of:=DEGREES(ATAN2([.I73];[.J73]))" office:value-type="float" office:value="-0.839438533712319" calcext:value-type="float">
            <text:p>-0.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74]-[.B$1]" office:value-type="float" office:value="129.5" calcext:value-type="float">
            <text:p>129.5</text:p>
          </table:table-cell>
          <table:table-cell table:style-name="Default" table:formula="of:=[.C74]-[.C$1]" office:value-type="float" office:value="3" calcext:value-type="float">
            <text:p>3</text:p>
          </table:table-cell>
          <table:table-cell table:style-name="Default" table:formula="of:=[.D74]-[.D$1]" office:value-type="float" office:value="369" calcext:value-type="float">
            <text:p>369</text:p>
          </table:table-cell>
          <table:table-cell table:formula="of:=SQRT([.E74]^2 + [.F74]^2 + [.G74]^2)" office:value-type="float" office:value="391.075759923829" calcext:value-type="float">
            <text:p>391.08</text:p>
          </table:table-cell>
          <table:table-cell table:style-name="ce4" table:formula="of:=[.E74]/[.$H74]" office:value-type="float" office:value="0.331137884959229" calcext:value-type="float">
            <text:p>0.33</text:p>
          </table:table-cell>
          <table:table-cell table:formula="of:=[.F74]/[.$H74]" office:value-type="float" office:value="0.00767114791411342" calcext:value-type="float">
            <text:p>0.01</text:p>
          </table:table-cell>
          <table:table-cell table:formula="of:=[.G74]/[.$H74]" office:value-type="float" office:value="0.943551193435951" calcext:value-type="float">
            <text:p>0.94</text:p>
          </table:table-cell>
          <table:table-cell table:style-name="ce4" table:formula="of:=DEGREES(ATAN2([.I74];[.J74]))" office:value-type="float" office:value="1.3270779908741" calcext:value-type="float">
            <text:p>1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91" calcext:value-type="float">
            <text:p>491</text:p>
          </table:table-cell>
          <table:table-cell table:style-name="Default" table:formula="of:=[.B75]-[.B$1]" office:value-type="float" office:value="134.5" calcext:value-type="float">
            <text:p>134.5</text:p>
          </table:table-cell>
          <table:table-cell table:style-name="Default" table:formula="of:=[.C75]-[.C$1]" office:value-type="float" office:value="-14" calcext:value-type="float">
            <text:p>-14</text:p>
          </table:table-cell>
          <table:table-cell table:style-name="Default" table:formula="of:=[.D75]-[.D$1]" office:value-type="float" office:value="355" calcext:value-type="float">
            <text:p>355</text:p>
          </table:table-cell>
          <table:table-cell table:formula="of:=SQRT([.E75]^2 + [.F75]^2 + [.G75]^2)" office:value-type="float" office:value="379.883205735658" calcext:value-type="float">
            <text:p>379.88</text:p>
          </table:table-cell>
          <table:table-cell table:style-name="ce4" table:formula="of:=[.E75]/[.$H75]" office:value-type="float" office:value="0.354056188768692" calcext:value-type="float">
            <text:p>0.35</text:p>
          </table:table-cell>
          <table:table-cell table:formula="of:=[.F75]/[.$H75]" office:value-type="float" office:value="-0.036853432288191" calcext:value-type="float">
            <text:p>-0.04</text:p>
          </table:table-cell>
          <table:table-cell table:formula="of:=[.G75]/[.$H75]" office:value-type="float" office:value="0.934497747307701" calcext:value-type="float">
            <text:p>0.93</text:p>
          </table:table-cell>
          <table:table-cell table:style-name="ce4" table:formula="of:=DEGREES(ATAN2([.I75];[.J75]))" office:value-type="float" office:value="-5.94247324556092" calcext:value-type="float">
            <text:p>-5.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76]-[.B$1]" office:value-type="float" office:value="136.5" calcext:value-type="float">
            <text:p>136.5</text:p>
          </table:table-cell>
          <table:table-cell table:style-name="Default" table:formula="of:=[.C76]-[.C$1]" office:value-type="float" office:value="-4" calcext:value-type="float">
            <text:p>-4</text:p>
          </table:table-cell>
          <table:table-cell table:style-name="Default" table:formula="of:=[.D76]-[.D$1]" office:value-type="float" office:value="367" calcext:value-type="float">
            <text:p>367</text:p>
          </table:table-cell>
          <table:table-cell table:formula="of:=SQRT([.E76]^2 + [.F76]^2 + [.G76]^2)" office:value-type="float" office:value="391.583005249206" calcext:value-type="float">
            <text:p>391.58</text:p>
          </table:table-cell>
          <table:table-cell table:style-name="ce4" table:formula="of:=[.E76]/[.$H76]" office:value-type="float" office:value="0.348585097336209" calcext:value-type="float">
            <text:p>0.35</text:p>
          </table:table-cell>
          <table:table-cell table:formula="of:=[.F76]/[.$H76]" office:value-type="float" office:value="-0.0102149479072882" calcext:value-type="float">
            <text:p>-0.01</text:p>
          </table:table-cell>
          <table:table-cell table:formula="of:=[.G76]/[.$H76]" office:value-type="float" office:value="0.937221470493691" calcext:value-type="float">
            <text:p>0.94</text:p>
          </table:table-cell>
          <table:table-cell table:style-name="ce4" table:formula="of:=DEGREES(ATAN2([.I76];[.J76]))" office:value-type="float" office:value="-1.6785168497271" calcext:value-type="float">
            <text:p>-1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93" calcext:value-type="float">
            <text:p>493</text:p>
          </table:table-cell>
          <table:table-cell table:style-name="Default" table:formula="of:=[.B77]-[.B$1]" office:value-type="float" office:value="138.5" calcext:value-type="float">
            <text:p>138.5</text:p>
          </table:table-cell>
          <table:table-cell table:style-name="Default" table:formula="of:=[.C77]-[.C$1]" office:value-type="float" office:value="-5" calcext:value-type="float">
            <text:p>-5</text:p>
          </table:table-cell>
          <table:table-cell table:style-name="Default" table:formula="of:=[.D77]-[.D$1]" office:value-type="float" office:value="357" calcext:value-type="float">
            <text:p>357</text:p>
          </table:table-cell>
          <table:table-cell table:formula="of:=SQRT([.E77]^2 + [.F77]^2 + [.G77]^2)" office:value-type="float" office:value="382.957243044181" calcext:value-type="float">
            <text:p>382.96</text:p>
          </table:table-cell>
          <table:table-cell table:style-name="ce4" table:formula="of:=[.E77]/[.$H77]" office:value-type="float" office:value="0.361659173486429" calcext:value-type="float">
            <text:p>0.36</text:p>
          </table:table-cell>
          <table:table-cell table:formula="of:=[.F77]/[.$H77]" office:value-type="float" office:value="-0.0130562878514956" calcext:value-type="float">
            <text:p>-0.01</text:p>
          </table:table-cell>
          <table:table-cell table:formula="of:=[.G77]/[.$H77]" office:value-type="float" office:value="0.932218952596788" calcext:value-type="float">
            <text:p>0.93</text:p>
          </table:table-cell>
          <table:table-cell table:style-name="ce4" table:formula="of:=DEGREES(ATAN2([.I77];[.J77]))" office:value-type="float" office:value="-2.06754180462109" calcext:value-type="float">
            <text:p>-2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78]-[.B$1]" office:value-type="float" office:value="140.5" calcext:value-type="float">
            <text:p>140.5</text:p>
          </table:table-cell>
          <table:table-cell table:style-name="Default" table:formula="of:=[.C78]-[.C$1]" office:value-type="float" office:value="-10" calcext:value-type="float">
            <text:p>-10</text:p>
          </table:table-cell>
          <table:table-cell table:style-name="Default" table:formula="of:=[.D78]-[.D$1]" office:value-type="float" office:value="368" calcext:value-type="float">
            <text:p>368</text:p>
          </table:table-cell>
          <table:table-cell table:formula="of:=SQRT([.E78]^2 + [.F78]^2 + [.G78]^2)" office:value-type="float" office:value="394.035848622939" calcext:value-type="float">
            <text:p>394.04</text:p>
          </table:table-cell>
          <table:table-cell table:style-name="ce4" table:formula="of:=[.E78]/[.$H78]" office:value-type="float" office:value="0.356566542082437" calcext:value-type="float">
            <text:p>0.36</text:p>
          </table:table-cell>
          <table:table-cell table:formula="of:=[.F78]/[.$H78]" office:value-type="float" office:value="-0.0253784015717037" calcext:value-type="float">
            <text:p>-0.03</text:p>
          </table:table-cell>
          <table:table-cell table:formula="of:=[.G78]/[.$H78]" office:value-type="float" office:value="0.933925177838696" calcext:value-type="float">
            <text:p>0.93</text:p>
          </table:table-cell>
          <table:table-cell table:style-name="ce4" table:formula="of:=DEGREES(ATAN2([.I78];[.J78]))" office:value-type="float" office:value="-4.07112619365938" calcext:value-type="float">
            <text:p>-4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79]-[.B$1]" office:value-type="float" office:value="138.5" calcext:value-type="float">
            <text:p>138.5</text:p>
          </table:table-cell>
          <table:table-cell table:style-name="Default" table:formula="of:=[.C79]-[.C$1]" office:value-type="float" office:value="-10" calcext:value-type="float">
            <text:p>-10</text:p>
          </table:table-cell>
          <table:table-cell table:style-name="Default" table:formula="of:=[.D79]-[.D$1]" office:value-type="float" office:value="361" calcext:value-type="float">
            <text:p>361</text:p>
          </table:table-cell>
          <table:table-cell table:formula="of:=SQRT([.E79]^2 + [.F79]^2 + [.G79]^2)" office:value-type="float" office:value="386.785793430938" calcext:value-type="float">
            <text:p>386.79</text:p>
          </table:table-cell>
          <table:table-cell table:style-name="ce4" table:formula="of:=[.E79]/[.$H79]" office:value-type="float" office:value="0.358079335777698" calcext:value-type="float">
            <text:p>0.36</text:p>
          </table:table-cell>
          <table:table-cell table:formula="of:=[.F79]/[.$H79]" office:value-type="float" office:value="-0.0258541036662598" calcext:value-type="float">
            <text:p>-0.03</text:p>
          </table:table-cell>
          <table:table-cell table:formula="of:=[.G79]/[.$H79]" office:value-type="float" office:value="0.933333142351978" calcext:value-type="float">
            <text:p>0.93</text:p>
          </table:table-cell>
          <table:table-cell table:style-name="ce4" table:formula="of:=DEGREES(ATAN2([.I79];[.J79]))" office:value-type="float" office:value="-4.12971306129905" calcext:value-type="float">
            <text:p>-4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80]-[.B$1]" office:value-type="float" office:value="141.5" calcext:value-type="float">
            <text:p>141.5</text:p>
          </table:table-cell>
          <table:table-cell table:style-name="Default" table:formula="of:=[.C80]-[.C$1]" office:value-type="float" office:value="3" calcext:value-type="float">
            <text:p>3</text:p>
          </table:table-cell>
          <table:table-cell table:style-name="Default" table:formula="of:=[.D80]-[.D$1]" office:value-type="float" office:value="367" calcext:value-type="float">
            <text:p>367</text:p>
          </table:table-cell>
          <table:table-cell table:formula="of:=SQRT([.E80]^2 + [.F80]^2 + [.G80]^2)" office:value-type="float" office:value="393.344950393417" calcext:value-type="float">
            <text:p>393.34</text:p>
          </table:table-cell>
          <table:table-cell table:style-name="ce4" table:formula="of:=[.E80]/[.$H80]" office:value-type="float" office:value="0.359735137971071" calcext:value-type="float">
            <text:p>0.36</text:p>
          </table:table-cell>
          <table:table-cell table:formula="of:=[.F80]/[.$H80]" office:value-type="float" office:value="0.00762689338454567" calcext:value-type="float">
            <text:p>0.01</text:p>
          </table:table-cell>
          <table:table-cell table:formula="of:=[.G80]/[.$H80]" office:value-type="float" office:value="0.93302329070942" calcext:value-type="float">
            <text:p>0.93</text:p>
          </table:table-cell>
          <table:table-cell table:style-name="ce4" table:formula="of:=DEGREES(ATAN2([.I80];[.J80]))" office:value-type="float" office:value="1.21456954794371" calcext:value-type="float">
            <text:p>1.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81]-[.B$1]" office:value-type="float" office:value="129.5" calcext:value-type="float">
            <text:p>129.5</text:p>
          </table:table-cell>
          <table:table-cell table:style-name="Default" table:formula="of:=[.C81]-[.C$1]" office:value-type="float" office:value="-4" calcext:value-type="float">
            <text:p>-4</text:p>
          </table:table-cell>
          <table:table-cell table:style-name="Default" table:formula="of:=[.D81]-[.D$1]" office:value-type="float" office:value="372" calcext:value-type="float">
            <text:p>372</text:p>
          </table:table-cell>
          <table:table-cell table:formula="of:=SQRT([.E81]^2 + [.F81]^2 + [.G81]^2)" office:value-type="float" office:value="393.916552076706" calcext:value-type="float">
            <text:p>393.92</text:p>
          </table:table-cell>
          <table:table-cell table:style-name="ce4" table:formula="of:=[.E81]/[.$H81]" office:value-type="float" office:value="0.328749831194661" calcext:value-type="float">
            <text:p>0.33</text:p>
          </table:table-cell>
          <table:table-cell table:formula="of:=[.F81]/[.$H81]" office:value-type="float" office:value="-0.0101544349403756" calcext:value-type="float">
            <text:p>-0.01</text:p>
          </table:table-cell>
          <table:table-cell table:formula="of:=[.G81]/[.$H81]" office:value-type="float" office:value="0.944362449454934" calcext:value-type="float">
            <text:p>0.94</text:p>
          </table:table-cell>
          <table:table-cell table:style-name="ce4" table:formula="of:=DEGREES(ATAN2([.I81];[.J81]))" office:value-type="float" office:value="-1.76919130604661" calcext:value-type="float">
            <text:p>-1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82]-[.B$1]" office:value-type="float" office:value="129.5" calcext:value-type="float">
            <text:p>129.5</text:p>
          </table:table-cell>
          <table:table-cell table:style-name="Default" table:formula="of:=[.C82]-[.C$1]" office:value-type="float" office:value="-4" calcext:value-type="float">
            <text:p>-4</text:p>
          </table:table-cell>
          <table:table-cell table:style-name="Default" table:formula="of:=[.D82]-[.D$1]" office:value-type="float" office:value="362" calcext:value-type="float">
            <text:p>362</text:p>
          </table:table-cell>
          <table:table-cell table:formula="of:=SQRT([.E82]^2 + [.F82]^2 + [.G82]^2)" office:value-type="float" office:value="384.486995878924" calcext:value-type="float">
            <text:p>384.49</text:p>
          </table:table-cell>
          <table:table-cell table:style-name="ce4" table:formula="of:=[.E82]/[.$H82]" office:value-type="float" office:value="0.336812431598544" calcext:value-type="float">
            <text:p>0.34</text:p>
          </table:table-cell>
          <table:table-cell table:formula="of:=[.F82]/[.$H82]" office:value-type="float" office:value="-0.0104034727906886" calcext:value-type="float">
            <text:p>-0.01</text:p>
          </table:table-cell>
          <table:table-cell table:formula="of:=[.G82]/[.$H82]" office:value-type="float" office:value="0.941514287557321" calcext:value-type="float">
            <text:p>0.94</text:p>
          </table:table-cell>
          <table:table-cell table:style-name="ce4" table:formula="of:=DEGREES(ATAN2([.I82];[.J82]))" office:value-type="float" office:value="-1.76919130604661" calcext:value-type="float">
            <text:p>-1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83]-[.B$1]" office:value-type="float" office:value="124.5" calcext:value-type="float">
            <text:p>124.5</text:p>
          </table:table-cell>
          <table:table-cell table:style-name="Default" table:formula="of:=[.C83]-[.C$1]" office:value-type="float" office:value="-9" calcext:value-type="float">
            <text:p>-9</text:p>
          </table:table-cell>
          <table:table-cell table:style-name="Default" table:formula="of:=[.D83]-[.D$1]" office:value-type="float" office:value="372" calcext:value-type="float">
            <text:p>372</text:p>
          </table:table-cell>
          <table:table-cell table:formula="of:=SQRT([.E83]^2 + [.F83]^2 + [.G83]^2)" office:value-type="float" office:value="392.384059309244" calcext:value-type="float">
            <text:p>392.38</text:p>
          </table:table-cell>
          <table:table-cell table:style-name="ce4" table:formula="of:=[.E83]/[.$H83]" office:value-type="float" office:value="0.317291176963638" calcext:value-type="float">
            <text:p>0.32</text:p>
          </table:table-cell>
          <table:table-cell table:formula="of:=[.F83]/[.$H83]" office:value-type="float" office:value="-0.0229367115877329" calcext:value-type="float">
            <text:p>-0.02</text:p>
          </table:table-cell>
          <table:table-cell table:formula="of:=[.G83]/[.$H83]" office:value-type="float" office:value="0.948050745626293" calcext:value-type="float">
            <text:p>0.95</text:p>
          </table:table-cell>
          <table:table-cell table:style-name="ce4" table:formula="of:=DEGREES(ATAN2([.I83];[.J83]))" office:value-type="float" office:value="-4.13467137373642" calcext:value-type="float">
            <text:p>-4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84]-[.B$1]" office:value-type="float" office:value="130.5" calcext:value-type="float">
            <text:p>130.5</text:p>
          </table:table-cell>
          <table:table-cell table:style-name="Default" table:formula="of:=[.C84]-[.C$1]" office:value-type="float" office:value="-17" calcext:value-type="float">
            <text:p>-17</text:p>
          </table:table-cell>
          <table:table-cell table:style-name="Default" table:formula="of:=[.D84]-[.D$1]" office:value-type="float" office:value="364" calcext:value-type="float">
            <text:p>364</text:p>
          </table:table-cell>
          <table:table-cell table:formula="of:=SQRT([.E84]^2 + [.F84]^2 + [.G84]^2)" office:value-type="float" office:value="387.059749909494" calcext:value-type="float">
            <text:p>387.06</text:p>
          </table:table-cell>
          <table:table-cell table:style-name="ce4" table:formula="of:=[.E84]/[.$H84]" office:value-type="float" office:value="0.337157247764757" calcext:value-type="float">
            <text:p>0.34</text:p>
          </table:table-cell>
          <table:table-cell table:formula="of:=[.F84]/[.$H84]" office:value-type="float" office:value="-0.0439208675249108" calcext:value-type="float">
            <text:p>-0.04</text:p>
          </table:table-cell>
          <table:table-cell table:formula="of:=[.G84]/[.$H84]" office:value-type="float" office:value="0.94042328112162" calcext:value-type="float">
            <text:p>0.94</text:p>
          </table:table-cell>
          <table:table-cell table:style-name="ce4" table:formula="of:=DEGREES(ATAN2([.I84];[.J84]))" office:value-type="float" office:value="-7.42202291318714" calcext:value-type="float">
            <text:p>-7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85]-[.B$1]" office:value-type="float" office:value="124.5" calcext:value-type="float">
            <text:p>124.5</text:p>
          </table:table-cell>
          <table:table-cell table:style-name="Default" table:formula="of:=[.C85]-[.C$1]" office:value-type="float" office:value="-6" calcext:value-type="float">
            <text:p>-6</text:p>
          </table:table-cell>
          <table:table-cell table:style-name="Default" table:formula="of:=[.D85]-[.D$1]" office:value-type="float" office:value="367" calcext:value-type="float">
            <text:p>367</text:p>
          </table:table-cell>
          <table:table-cell table:formula="of:=SQRT([.E85]^2 + [.F85]^2 + [.G85]^2)" office:value-type="float" office:value="387.589022032358" calcext:value-type="float">
            <text:p>387.59</text:p>
          </table:table-cell>
          <table:table-cell table:style-name="ce4" table:formula="of:=[.E85]/[.$H85]" office:value-type="float" office:value="0.321216528133777" calcext:value-type="float">
            <text:p>0.32</text:p>
          </table:table-cell>
          <table:table-cell table:formula="of:=[.F85]/[.$H85]" office:value-type="float" office:value="-0.0154803146088567" calcext:value-type="float">
            <text:p>-0.02</text:p>
          </table:table-cell>
          <table:table-cell table:formula="of:=[.G85]/[.$H85]" office:value-type="float" office:value="0.946879243575068" calcext:value-type="float">
            <text:p>0.95</text:p>
          </table:table-cell>
          <table:table-cell table:style-name="ce4" table:formula="of:=DEGREES(ATAN2([.I85];[.J85]))" office:value-type="float" office:value="-2.75910765862027" calcext:value-type="float">
            <text:p>-2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11" calcext:value-type="float">
            <text:p>511</text:p>
          </table:table-cell>
          <table:table-cell table:style-name="Default" table:formula="of:=[.B86]-[.B$1]" office:value-type="float" office:value="123.5" calcext:value-type="float">
            <text:p>123.5</text:p>
          </table:table-cell>
          <table:table-cell table:style-name="Default" table:formula="of:=[.C86]-[.C$1]" office:value-type="float" office:value="-8" calcext:value-type="float">
            <text:p>-8</text:p>
          </table:table-cell>
          <table:table-cell table:style-name="Default" table:formula="of:=[.D86]-[.D$1]" office:value-type="float" office:value="375" calcext:value-type="float">
            <text:p>375</text:p>
          </table:table-cell>
          <table:table-cell table:formula="of:=SQRT([.E86]^2 + [.F86]^2 + [.G86]^2)" office:value-type="float" office:value="394.893973111771" calcext:value-type="float">
            <text:p>394.89</text:p>
          </table:table-cell>
          <table:table-cell table:style-name="ce4" table:formula="of:=[.E86]/[.$H86]" office:value-type="float" office:value="0.312742174885117" calcext:value-type="float">
            <text:p>0.31</text:p>
          </table:table-cell>
          <table:table-cell table:formula="of:=[.F86]/[.$H86]" office:value-type="float" office:value="-0.020258602421708" calcext:value-type="float">
            <text:p>-0.02</text:p>
          </table:table-cell>
          <table:table-cell table:formula="of:=[.G86]/[.$H86]" office:value-type="float" office:value="0.949621988517561" calcext:value-type="float">
            <text:p>0.95</text:p>
          </table:table-cell>
          <table:table-cell table:style-name="ce4" table:formula="of:=DEGREES(ATAN2([.I86];[.J86]))" office:value-type="float" office:value="-3.70628929721234" calcext:value-type="float">
            <text:p>-3.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87]-[.B$1]" office:value-type="float" office:value="138.5" calcext:value-type="float">
            <text:p>138.5</text:p>
          </table:table-cell>
          <table:table-cell table:style-name="Default" table:formula="of:=[.C87]-[.C$1]" office:value-type="float" office:value="-15" calcext:value-type="float">
            <text:p>-15</text:p>
          </table:table-cell>
          <table:table-cell table:style-name="Default" table:formula="of:=[.D87]-[.D$1]" office:value-type="float" office:value="359" calcext:value-type="float">
            <text:p>359</text:p>
          </table:table-cell>
          <table:table-cell table:formula="of:=SQRT([.E87]^2 + [.F87]^2 + [.G87]^2)" office:value-type="float" office:value="385.082134096091" calcext:value-type="float">
            <text:p>385.08</text:p>
          </table:table-cell>
          <table:table-cell table:style-name="ce4" table:formula="of:=[.E87]/[.$H87]" office:value-type="float" office:value="0.359663530807792" calcext:value-type="float">
            <text:p>0.36</text:p>
          </table:table-cell>
          <table:table-cell table:formula="of:=[.F87]/[.$H87]" office:value-type="float" office:value="-0.038952728968353" calcext:value-type="float">
            <text:p>-0.04</text:p>
          </table:table-cell>
          <table:table-cell table:formula="of:=[.G87]/[.$H87]" office:value-type="float" office:value="0.932268646642581" calcext:value-type="float">
            <text:p>0.93</text:p>
          </table:table-cell>
          <table:table-cell table:style-name="ce4" table:formula="of:=DEGREES(ATAN2([.I87];[.J87]))" office:value-type="float" office:value="-6.1812264555856" calcext:value-type="float">
            <text:p>-6.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88]-[.B$1]" office:value-type="float" office:value="123.5" calcext:value-type="float">
            <text:p>123.5</text:p>
          </table:table-cell>
          <table:table-cell table:style-name="Default" table:formula="of:=[.C88]-[.C$1]" office:value-type="float" office:value="-8" calcext:value-type="float">
            <text:p>-8</text:p>
          </table:table-cell>
          <table:table-cell table:style-name="Default" table:formula="of:=[.D88]-[.D$1]" office:value-type="float" office:value="370" calcext:value-type="float">
            <text:p>370</text:p>
          </table:table-cell>
          <table:table-cell table:formula="of:=SQRT([.E88]^2 + [.F88]^2 + [.G88]^2)" office:value-type="float" office:value="390.149009994899" calcext:value-type="float">
            <text:p>390.15</text:p>
          </table:table-cell>
          <table:table-cell table:style-name="ce4" table:formula="of:=[.E88]/[.$H88]" office:value-type="float" office:value="0.316545721855387" calcext:value-type="float">
            <text:p>0.32</text:p>
          </table:table-cell>
          <table:table-cell table:formula="of:=[.F88]/[.$H88]" office:value-type="float" office:value="-0.0205049860311182" calcext:value-type="float">
            <text:p>-0.02</text:p>
          </table:table-cell>
          <table:table-cell table:formula="of:=[.G88]/[.$H88]" office:value-type="float" office:value="0.948355603939216" calcext:value-type="float">
            <text:p>0.95</text:p>
          </table:table-cell>
          <table:table-cell table:style-name="ce4" table:formula="of:=DEGREES(ATAN2([.I88];[.J88]))" office:value-type="float" office:value="-3.70628929721234" calcext:value-type="float">
            <text:p>-3.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89]-[.B$1]" office:value-type="float" office:value="130.5" calcext:value-type="float">
            <text:p>130.5</text:p>
          </table:table-cell>
          <table:table-cell table:style-name="Default" table:formula="of:=[.C89]-[.C$1]" office:value-type="float" office:value="-8" calcext:value-type="float">
            <text:p>-8</text:p>
          </table:table-cell>
          <table:table-cell table:style-name="Default" table:formula="of:=[.D89]-[.D$1]" office:value-type="float" office:value="359" calcext:value-type="float">
            <text:p>359</text:p>
          </table:table-cell>
          <table:table-cell table:formula="of:=SQRT([.E89]^2 + [.F89]^2 + [.G89]^2)" office:value-type="float" office:value="382.06707526297" calcext:value-type="float">
            <text:p>382.07</text:p>
          </table:table-cell>
          <table:table-cell table:style-name="ce4" table:formula="of:=[.E89]/[.$H89]" office:value-type="float" office:value="0.341563061695853" calcext:value-type="float">
            <text:p>0.34</text:p>
          </table:table-cell>
          <table:table-cell table:formula="of:=[.F89]/[.$H89]" office:value-type="float" office:value="-0.0209387317514699" calcext:value-type="float">
            <text:p>-0.02</text:p>
          </table:table-cell>
          <table:table-cell table:formula="of:=[.G89]/[.$H89]" office:value-type="float" office:value="0.939625587347213" calcext:value-type="float">
            <text:p>0.94</text:p>
          </table:table-cell>
          <table:table-cell table:style-name="ce4" table:formula="of:=DEGREES(ATAN2([.I89];[.J89]))" office:value-type="float" office:value="-3.50799497573384" calcext:value-type="float">
            <text:p>-3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89" calcext:value-type="float">
            <text:p>489</text:p>
          </table:table-cell>
          <table:table-cell table:style-name="Default" table:formula="of:=[.B90]-[.B$1]" office:value-type="float" office:value="139.5" calcext:value-type="float">
            <text:p>139.5</text:p>
          </table:table-cell>
          <table:table-cell table:style-name="Default" table:formula="of:=[.C90]-[.C$1]" office:value-type="float" office:value="-6" calcext:value-type="float">
            <text:p>-6</text:p>
          </table:table-cell>
          <table:table-cell table:style-name="Default" table:formula="of:=[.D90]-[.D$1]" office:value-type="float" office:value="353" calcext:value-type="float">
            <text:p>353</text:p>
          </table:table-cell>
          <table:table-cell table:formula="of:=SQRT([.E90]^2 + [.F90]^2 + [.G90]^2)" office:value-type="float" office:value="379.611972940791" calcext:value-type="float">
            <text:p>379.61</text:p>
          </table:table-cell>
          <table:table-cell table:style-name="ce4" table:formula="of:=[.E90]/[.$H90]" office:value-type="float" office:value="0.367480506263584" calcext:value-type="float">
            <text:p>0.37</text:p>
          </table:table-cell>
          <table:table-cell table:formula="of:=[.F90]/[.$H90]" office:value-type="float" office:value="-0.0158056131726273" calcext:value-type="float">
            <text:p>-0.02</text:p>
          </table:table-cell>
          <table:table-cell table:formula="of:=[.G90]/[.$H90]" office:value-type="float" office:value="0.929896908322905" calcext:value-type="float">
            <text:p>0.93</text:p>
          </table:table-cell>
          <table:table-cell table:style-name="ce4" table:formula="of:=DEGREES(ATAN2([.I90];[.J90]))" office:value-type="float" office:value="-2.46281667591685" calcext:value-type="float">
            <text:p>-2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91]-[.B$1]" office:value-type="float" office:value="125.5" calcext:value-type="float">
            <text:p>125.5</text:p>
          </table:table-cell>
          <table:table-cell table:style-name="Default" table:formula="of:=[.C91]-[.C$1]" office:value-type="float" office:value="-10" calcext:value-type="float">
            <text:p>-10</text:p>
          </table:table-cell>
          <table:table-cell table:style-name="Default" table:formula="of:=[.D91]-[.D$1]" office:value-type="float" office:value="361" calcext:value-type="float">
            <text:p>361</text:p>
          </table:table-cell>
          <table:table-cell table:formula="of:=SQRT([.E91]^2 + [.F91]^2 + [.G91]^2)" office:value-type="float" office:value="382.323488684648" calcext:value-type="float">
            <text:p>382.32</text:p>
          </table:table-cell>
          <table:table-cell table:style-name="ce4" table:formula="of:=[.E91]/[.$H91]" office:value-type="float" office:value="0.328256054661387" calcext:value-type="float">
            <text:p>0.33</text:p>
          </table:table-cell>
          <table:table-cell table:formula="of:=[.F91]/[.$H91]" office:value-type="float" office:value="-0.0261558609291942" calcext:value-type="float">
            <text:p>-0.03</text:p>
          </table:table-cell>
          <table:table-cell table:formula="of:=[.G91]/[.$H91]" office:value-type="float" office:value="0.944226579543911" calcext:value-type="float">
            <text:p>0.94</text:p>
          </table:table-cell>
          <table:table-cell table:style-name="ce4" table:formula="of:=DEGREES(ATAN2([.I91];[.J91]))" office:value-type="float" office:value="-4.55577532875361" calcext:value-type="float">
            <text:p>-4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92]-[.B$1]" office:value-type="float" office:value="135.5" calcext:value-type="float">
            <text:p>135.5</text:p>
          </table:table-cell>
          <table:table-cell table:style-name="Default" table:formula="of:=[.C92]-[.C$1]" office:value-type="float" office:value="-12" calcext:value-type="float">
            <text:p>-12</text:p>
          </table:table-cell>
          <table:table-cell table:style-name="Default" table:formula="of:=[.D92]-[.D$1]" office:value-type="float" office:value="359" calcext:value-type="float">
            <text:p>359</text:p>
          </table:table-cell>
          <table:table-cell table:formula="of:=SQRT([.E92]^2 + [.F92]^2 + [.G92]^2)" office:value-type="float" office:value="383.907866551338" calcext:value-type="float">
            <text:p>383.91</text:p>
          </table:table-cell>
          <table:table-cell table:style-name="ce4" table:formula="of:=[.E92]/[.$H92]" office:value-type="float" office:value="0.352949266752991" calcext:value-type="float">
            <text:p>0.35</text:p>
          </table:table-cell>
          <table:table-cell table:formula="of:=[.F92]/[.$H92]" office:value-type="float" office:value="-0.0312574996386413" calcext:value-type="float">
            <text:p>-0.03</text:p>
          </table:table-cell>
          <table:table-cell table:formula="of:=[.G92]/[.$H92]" office:value-type="float" office:value="0.935120197522685" calcext:value-type="float">
            <text:p>0.94</text:p>
          </table:table-cell>
          <table:table-cell table:style-name="ce4" table:formula="of:=DEGREES(ATAN2([.I92];[.J92]))" office:value-type="float" office:value="-5.06096144312732" calcext:value-type="float">
            <text:p>-5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93]-[.B$1]" office:value-type="float" office:value="135.5" calcext:value-type="float">
            <text:p>135.5</text:p>
          </table:table-cell>
          <table:table-cell table:style-name="Default" table:formula="of:=[.C93]-[.C$1]" office:value-type="float" office:value="-10" calcext:value-type="float">
            <text:p>-10</text:p>
          </table:table-cell>
          <table:table-cell table:style-name="Default" table:formula="of:=[.D93]-[.D$1]" office:value-type="float" office:value="359" calcext:value-type="float">
            <text:p>359</text:p>
          </table:table-cell>
          <table:table-cell table:formula="of:=SQRT([.E93]^2 + [.F93]^2 + [.G93]^2)" office:value-type="float" office:value="383.850556857744" calcext:value-type="float">
            <text:p>383.85</text:p>
          </table:table-cell>
          <table:table-cell table:style-name="ce4" table:formula="of:=[.E93]/[.$H93]" office:value-type="float" office:value="0.353001962819131" calcext:value-type="float">
            <text:p>0.35</text:p>
          </table:table-cell>
          <table:table-cell table:formula="of:=[.F93]/[.$H93]" office:value-type="float" office:value="-0.0260518053741056" calcext:value-type="float">
            <text:p>-0.03</text:p>
          </table:table-cell>
          <table:table-cell table:formula="of:=[.G93]/[.$H93]" office:value-type="float" office:value="0.935259812930391" calcext:value-type="float">
            <text:p>0.94</text:p>
          </table:table-cell>
          <table:table-cell table:style-name="ce4" table:formula="of:=DEGREES(ATAN2([.I93];[.J93]))" office:value-type="float" office:value="-4.22081894528647" calcext:value-type="float">
            <text:p>-4.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94]-[.B$1]" office:value-type="float" office:value="138.5" calcext:value-type="float">
            <text:p>138.5</text:p>
          </table:table-cell>
          <table:table-cell table:style-name="Default" table:formula="of:=[.C94]-[.C$1]" office:value-type="float" office:value="-5" calcext:value-type="float">
            <text:p>-5</text:p>
          </table:table-cell>
          <table:table-cell table:style-name="Default" table:formula="of:=[.D94]-[.D$1]" office:value-type="float" office:value="368" calcext:value-type="float">
            <text:p>368</text:p>
          </table:table-cell>
          <table:table-cell table:formula="of:=SQRT([.E94]^2 + [.F94]^2 + [.G94]^2)" office:value-type="float" office:value="393.23180186755" calcext:value-type="float">
            <text:p>393.23</text:p>
          </table:table-cell>
          <table:table-cell table:style-name="ce4" table:formula="of:=[.E94]/[.$H94]" office:value-type="float" office:value="0.352209560219268" calcext:value-type="float">
            <text:p>0.35</text:p>
          </table:table-cell>
          <table:table-cell table:formula="of:=[.F94]/[.$H94]" office:value-type="float" office:value="-0.0127151465783129" calcext:value-type="float">
            <text:p>-0.01</text:p>
          </table:table-cell>
          <table:table-cell table:formula="of:=[.G94]/[.$H94]" office:value-type="float" office:value="0.935834788163831" calcext:value-type="float">
            <text:p>0.94</text:p>
          </table:table-cell>
          <table:table-cell table:style-name="ce4" table:formula="of:=DEGREES(ATAN2([.I94];[.J94]))" office:value-type="float" office:value="-2.06754180462109" calcext:value-type="float">
            <text:p>-2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95]-[.B$1]" office:value-type="float" office:value="135.5" calcext:value-type="float">
            <text:p>135.5</text:p>
          </table:table-cell>
          <table:table-cell table:style-name="Default" table:formula="of:=[.C95]-[.C$1]" office:value-type="float" office:value="-3" calcext:value-type="float">
            <text:p>-3</text:p>
          </table:table-cell>
          <table:table-cell table:style-name="Default" table:formula="of:=[.D95]-[.D$1]" office:value-type="float" office:value="364" calcext:value-type="float">
            <text:p>364</text:p>
          </table:table-cell>
          <table:table-cell table:formula="of:=SQRT([.E95]^2 + [.F95]^2 + [.G95]^2)" office:value-type="float" office:value="388.413761342206" calcext:value-type="float">
            <text:p>388.41</text:p>
          </table:table-cell>
          <table:table-cell table:style-name="ce4" table:formula="of:=[.E95]/[.$H95]" office:value-type="float" office:value="0.348854787049164" calcext:value-type="float">
            <text:p>0.35</text:p>
          </table:table-cell>
          <table:table-cell table:formula="of:=[.F95]/[.$H95]" office:value-type="float" office:value="-0.00772372222249071" calcext:value-type="float">
            <text:p>-0.01</text:p>
          </table:table-cell>
          <table:table-cell table:formula="of:=[.G95]/[.$H95]" office:value-type="float" office:value="0.93714496299554" calcext:value-type="float">
            <text:p>0.94</text:p>
          </table:table-cell>
          <table:table-cell table:style-name="ce4" table:formula="of:=DEGREES(ATAN2([.I95];[.J95]))" office:value-type="float" office:value="-1.26833402961455" calcext:value-type="float">
            <text:p>-1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B96]-[.B$1]" office:value-type="float" office:value="124.5" calcext:value-type="float">
            <text:p>124.5</text:p>
          </table:table-cell>
          <table:table-cell table:style-name="Default" table:formula="of:=[.C96]-[.C$1]" office:value-type="float" office:value="-2" calcext:value-type="float">
            <text:p>-2</text:p>
          </table:table-cell>
          <table:table-cell table:style-name="Default" table:formula="of:=[.D96]-[.D$1]" office:value-type="float" office:value="358" calcext:value-type="float">
            <text:p>358</text:p>
          </table:table-cell>
          <table:table-cell table:formula="of:=SQRT([.E96]^2 + [.F96]^2 + [.G96]^2)" office:value-type="float" office:value="379.035948163232" calcext:value-type="float">
            <text:p>379.04</text:p>
          </table:table-cell>
          <table:table-cell table:style-name="ce4" table:formula="of:=[.E96]/[.$H96]" office:value-type="float" office:value="0.32846488731033" calcext:value-type="float">
            <text:p>0.33</text:p>
          </table:table-cell>
          <table:table-cell table:formula="of:=[.F96]/[.$H96]" office:value-type="float" office:value="-0.00527654437446313" calcext:value-type="float">
            <text:p>-0.01</text:p>
          </table:table-cell>
          <table:table-cell table:formula="of:=[.G96]/[.$H96]" office:value-type="float" office:value="0.944501443028901" calcext:value-type="float">
            <text:p>0.94</text:p>
          </table:table-cell>
          <table:table-cell table:style-name="ce4" table:formula="of:=DEGREES(ATAN2([.I96];[.J96]))" office:value-type="float" office:value="-0.920334966849057" calcext:value-type="float">
            <text:p>-0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97]-[.B$1]" office:value-type="float" office:value="134.5" calcext:value-type="float">
            <text:p>134.5</text:p>
          </table:table-cell>
          <table:table-cell table:style-name="Default" table:formula="of:=[.C97]-[.C$1]" office:value-type="float" office:value="-4" calcext:value-type="float">
            <text:p>-4</text:p>
          </table:table-cell>
          <table:table-cell table:style-name="Default" table:formula="of:=[.D97]-[.D$1]" office:value-type="float" office:value="362" calcext:value-type="float">
            <text:p>362</text:p>
          </table:table-cell>
          <table:table-cell table:formula="of:=SQRT([.E97]^2 + [.F97]^2 + [.G97]^2)" office:value-type="float" office:value="386.199754013386" calcext:value-type="float">
            <text:p>386.20</text:p>
          </table:table-cell>
          <table:table-cell table:style-name="ce4" table:formula="of:=[.E97]/[.$H97]" office:value-type="float" office:value="0.348265369416414" calcext:value-type="float">
            <text:p>0.35</text:p>
          </table:table-cell>
          <table:table-cell table:formula="of:=[.F97]/[.$H97]" office:value-type="float" office:value="-0.0103573344064361" calcext:value-type="float">
            <text:p>-0.01</text:p>
          </table:table-cell>
          <table:table-cell table:formula="of:=[.G97]/[.$H97]" office:value-type="float" office:value="0.937338763782466" calcext:value-type="float">
            <text:p>0.94</text:p>
          </table:table-cell>
          <table:table-cell table:style-name="ce4" table:formula="of:=DEGREES(ATAN2([.I97];[.J97]))" office:value-type="float" office:value="-1.70346161005114" calcext:value-type="float">
            <text:p>-1.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98]-[.B$1]" office:value-type="float" office:value="134.5" calcext:value-type="float">
            <text:p>134.5</text:p>
          </table:table-cell>
          <table:table-cell table:style-name="Default" table:formula="of:=[.C98]-[.C$1]" office:value-type="float" office:value="-9" calcext:value-type="float">
            <text:p>-9</text:p>
          </table:table-cell>
          <table:table-cell table:style-name="Default" table:formula="of:=[.D98]-[.D$1]" office:value-type="float" office:value="362" calcext:value-type="float">
            <text:p>362</text:p>
          </table:table-cell>
          <table:table-cell table:formula="of:=SQRT([.E98]^2 + [.F98]^2 + [.G98]^2)" office:value-type="float" office:value="386.283898188884" calcext:value-type="float">
            <text:p>386.28</text:p>
          </table:table-cell>
          <table:table-cell table:style-name="ce4" table:formula="of:=[.E98]/[.$H98]" office:value-type="float" office:value="0.348189506812507" calcext:value-type="float">
            <text:p>0.35</text:p>
          </table:table-cell>
          <table:table-cell table:formula="of:=[.F98]/[.$H98]" office:value-type="float" office:value="-0.0232989261064131" calcext:value-type="float">
            <text:p>-0.02</text:p>
          </table:table-cell>
          <table:table-cell table:formula="of:=[.G98]/[.$H98]" office:value-type="float" office:value="0.937134583391282" calcext:value-type="float">
            <text:p>0.94</text:p>
          </table:table-cell>
          <table:table-cell table:style-name="ce4" table:formula="of:=DEGREES(ATAN2([.I98];[.J98]))" office:value-type="float" office:value="-3.82821146847502" calcext:value-type="float">
            <text:p>-3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99]-[.B$1]" office:value-type="float" office:value="133.5" calcext:value-type="float">
            <text:p>133.5</text:p>
          </table:table-cell>
          <table:table-cell table:style-name="Default" table:formula="of:=[.C99]-[.C$1]" office:value-type="float" office:value="-8" calcext:value-type="float">
            <text:p>-8</text:p>
          </table:table-cell>
          <table:table-cell table:style-name="Default" table:formula="of:=[.D99]-[.D$1]" office:value-type="float" office:value="364" calcext:value-type="float">
            <text:p>364</text:p>
          </table:table-cell>
          <table:table-cell table:formula="of:=SQRT([.E99]^2 + [.F99]^2 + [.G99]^2)" office:value-type="float" office:value="387.791503259161" calcext:value-type="float">
            <text:p>387.79</text:p>
          </table:table-cell>
          <table:table-cell table:style-name="ce4" table:formula="of:=[.E99]/[.$H99]" office:value-type="float" office:value="0.344257155914997" calcext:value-type="float">
            <text:p>0.34</text:p>
          </table:table-cell>
          <table:table-cell table:formula="of:=[.F99]/[.$H99]" office:value-type="float" office:value="-0.0206296423020223" calcext:value-type="float">
            <text:p>-0.02</text:p>
          </table:table-cell>
          <table:table-cell table:formula="of:=[.G99]/[.$H99]" office:value-type="float" office:value="0.938648724742013" calcext:value-type="float">
            <text:p>0.94</text:p>
          </table:table-cell>
          <table:table-cell table:style-name="ce4" table:formula="of:=DEGREES(ATAN2([.I99];[.J99]))" office:value-type="float" office:value="-3.42935391974216" calcext:value-type="float">
            <text:p>-3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00]-[.B$1]" office:value-type="float" office:value="128.5" calcext:value-type="float">
            <text:p>128.5</text:p>
          </table:table-cell>
          <table:table-cell table:style-name="Default" table:formula="of:=[.C100]-[.C$1]" office:value-type="float" office:value="-3" calcext:value-type="float">
            <text:p>-3</text:p>
          </table:table-cell>
          <table:table-cell table:style-name="Default" table:formula="of:=[.D100]-[.D$1]" office:value-type="float" office:value="364" calcext:value-type="float">
            <text:p>364</text:p>
          </table:table-cell>
          <table:table-cell table:formula="of:=SQRT([.E100]^2 + [.F100]^2 + [.G100]^2)" office:value-type="float" office:value="386.027524925361" calcext:value-type="float">
            <text:p>386.03</text:p>
          </table:table-cell>
          <table:table-cell table:style-name="ce4" table:formula="of:=[.E100]/[.$H100]" office:value-type="float" office:value="0.332877817520514" calcext:value-type="float">
            <text:p>0.33</text:p>
          </table:table-cell>
          <table:table-cell table:formula="of:=[.F100]/[.$H100]" office:value-type="float" office:value="-0.00777146655689917" calcext:value-type="float">
            <text:p>-0.01</text:p>
          </table:table-cell>
          <table:table-cell table:formula="of:=[.G100]/[.$H100]" office:value-type="float" office:value="0.942937942237099" calcext:value-type="float">
            <text:p>0.94</text:p>
          </table:table-cell>
          <table:table-cell table:style-name="ce4" table:formula="of:=DEGREES(ATAN2([.I100];[.J100]))" office:value-type="float" office:value="-1.3374017096494" calcext:value-type="float">
            <text:p>-1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101]-[.B$1]" office:value-type="float" office:value="128.5" calcext:value-type="float">
            <text:p>128.5</text:p>
          </table:table-cell>
          <table:table-cell table:style-name="Default" table:formula="of:=[.C101]-[.C$1]" office:value-type="float" office:value="-8" calcext:value-type="float">
            <text:p>-8</text:p>
          </table:table-cell>
          <table:table-cell table:style-name="Default" table:formula="of:=[.D101]-[.D$1]" office:value-type="float" office:value="368" calcext:value-type="float">
            <text:p>368</text:p>
          </table:table-cell>
          <table:table-cell table:formula="of:=SQRT([.E101]^2 + [.F101]^2 + [.G101]^2)" office:value-type="float" office:value="389.872094410462" calcext:value-type="float">
            <text:p>389.87</text:p>
          </table:table-cell>
          <table:table-cell table:style-name="ce4" table:formula="of:=[.E101]/[.$H101]" office:value-type="float" office:value="0.329595274558722" calcext:value-type="float">
            <text:p>0.33</text:p>
          </table:table-cell>
          <table:table-cell table:formula="of:=[.F101]/[.$H101]" office:value-type="float" office:value="-0.0205195501670799" calcext:value-type="float">
            <text:p>-0.02</text:p>
          </table:table-cell>
          <table:table-cell table:formula="of:=[.G101]/[.$H101]" office:value-type="float" office:value="0.943899307685678" calcext:value-type="float">
            <text:p>0.94</text:p>
          </table:table-cell>
          <table:table-cell table:style-name="ce4" table:formula="of:=DEGREES(ATAN2([.I101];[.J101]))" office:value-type="float" office:value="-3.56245458372015" calcext:value-type="float">
            <text:p>-3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1" calcext:value-type="float">
            <text:p>491</text:p>
          </table:table-cell>
          <table:table-cell table:style-name="Default" table:formula="of:=[.B102]-[.B$1]" office:value-type="float" office:value="136.5" calcext:value-type="float">
            <text:p>136.5</text:p>
          </table:table-cell>
          <table:table-cell table:style-name="Default" table:formula="of:=[.C102]-[.C$1]" office:value-type="float" office:value="-4" calcext:value-type="float">
            <text:p>-4</text:p>
          </table:table-cell>
          <table:table-cell table:style-name="Default" table:formula="of:=[.D102]-[.D$1]" office:value-type="float" office:value="355" calcext:value-type="float">
            <text:p>355</text:p>
          </table:table-cell>
          <table:table-cell table:formula="of:=SQRT([.E102]^2 + [.F102]^2 + [.G102]^2)" office:value-type="float" office:value="380.359369544119" calcext:value-type="float">
            <text:p>380.36</text:p>
          </table:table-cell>
          <table:table-cell table:style-name="ce4" table:formula="of:=[.E102]/[.$H102]" office:value-type="float" office:value="0.35887113853302" calcext:value-type="float">
            <text:p>0.36</text:p>
          </table:table-cell>
          <table:table-cell table:formula="of:=[.F102]/[.$H102]" office:value-type="float" office:value="-0.010516370359942" calcext:value-type="float">
            <text:p>-0.01</text:p>
          </table:table-cell>
          <table:table-cell table:formula="of:=[.G102]/[.$H102]" office:value-type="float" office:value="0.933327869444852" calcext:value-type="float">
            <text:p>0.93</text:p>
          </table:table-cell>
          <table:table-cell table:style-name="ce4" table:formula="of:=DEGREES(ATAN2([.I102];[.J102]))" office:value-type="float" office:value="-1.6785168497271" calcext:value-type="float">
            <text:p>-1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103]-[.B$1]" office:value-type="float" office:value="130.5" calcext:value-type="float">
            <text:p>130.5</text:p>
          </table:table-cell>
          <table:table-cell table:style-name="Default" table:formula="of:=[.C103]-[.C$1]" office:value-type="float" office:value="-3" calcext:value-type="float">
            <text:p>-3</text:p>
          </table:table-cell>
          <table:table-cell table:style-name="Default" table:formula="of:=[.D103]-[.D$1]" office:value-type="float" office:value="359" calcext:value-type="float">
            <text:p>359</text:p>
          </table:table-cell>
          <table:table-cell table:formula="of:=SQRT([.E103]^2 + [.F103]^2 + [.G103]^2)" office:value-type="float" office:value="381.995091591502" calcext:value-type="float">
            <text:p>382.00</text:p>
          </table:table-cell>
          <table:table-cell table:style-name="ce4" table:formula="of:=[.E103]/[.$H103]" office:value-type="float" office:value="0.341627426300949" calcext:value-type="float">
            <text:p>0.34</text:p>
          </table:table-cell>
          <table:table-cell table:formula="of:=[.F103]/[.$H103]" office:value-type="float" office:value="-0.00785350405289537" calcext:value-type="float">
            <text:p>-0.01</text:p>
          </table:table-cell>
          <table:table-cell table:formula="of:=[.G103]/[.$H103]" office:value-type="float" office:value="0.939802651663146" calcext:value-type="float">
            <text:p>0.94</text:p>
          </table:table-cell>
          <table:table-cell table:style-name="ce4" table:formula="of:=DEGREES(ATAN2([.I103];[.J103]))" office:value-type="float" office:value="-1.31691240579326" calcext:value-type="float">
            <text:p>-1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04]-[.B$1]" office:value-type="float" office:value="129.5" calcext:value-type="float">
            <text:p>129.5</text:p>
          </table:table-cell>
          <table:table-cell table:style-name="Default" table:formula="of:=[.C104]-[.C$1]" office:value-type="float" office:value="6" calcext:value-type="float">
            <text:p>6</text:p>
          </table:table-cell>
          <table:table-cell table:style-name="Default" table:formula="of:=[.D104]-[.D$1]" office:value-type="float" office:value="365" calcext:value-type="float">
            <text:p>365</text:p>
          </table:table-cell>
          <table:table-cell table:formula="of:=SQRT([.E104]^2 + [.F104]^2 + [.G104]^2)" office:value-type="float" office:value="387.338676096256" calcext:value-type="float">
            <text:p>387.34</text:p>
          </table:table-cell>
          <table:table-cell table:style-name="ce4" table:formula="of:=[.E104]/[.$H104]" office:value-type="float" office:value="0.334332737709411" calcext:value-type="float">
            <text:p>0.33</text:p>
          </table:table-cell>
          <table:table-cell table:formula="of:=[.F104]/[.$H104]" office:value-type="float" office:value="0.0154903198938723" calcext:value-type="float">
            <text:p>0.02</text:p>
          </table:table-cell>
          <table:table-cell table:formula="of:=[.G104]/[.$H104]" office:value-type="float" office:value="0.9423277935439" calcext:value-type="float">
            <text:p>0.94</text:p>
          </table:table-cell>
          <table:table-cell table:style-name="ce4" table:formula="of:=DEGREES(ATAN2([.I104];[.J104]))" office:value-type="float" office:value="2.6527336253271" calcext:value-type="float">
            <text:p>2.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105]-[.B$1]" office:value-type="float" office:value="133.5" calcext:value-type="float">
            <text:p>133.5</text:p>
          </table:table-cell>
          <table:table-cell table:style-name="Default" table:formula="of:=[.C105]-[.C$1]" office:value-type="float" office:value="-3" calcext:value-type="float">
            <text:p>-3</text:p>
          </table:table-cell>
          <table:table-cell table:style-name="Default" table:formula="of:=[.D105]-[.D$1]" office:value-type="float" office:value="361" calcext:value-type="float">
            <text:p>361</text:p>
          </table:table-cell>
          <table:table-cell table:formula="of:=SQRT([.E105]^2 + [.F105]^2 + [.G105]^2)" office:value-type="float" office:value="384.905507884727" calcext:value-type="float">
            <text:p>384.91</text:p>
          </table:table-cell>
          <table:table-cell table:style-name="ce4" table:formula="of:=[.E105]/[.$H105]" office:value-type="float" office:value="0.346838372705181" calcext:value-type="float">
            <text:p>0.35</text:p>
          </table:table-cell>
          <table:table-cell table:formula="of:=[.F105]/[.$H105]" office:value-type="float" office:value="-0.00779412073494788" calcext:value-type="float">
            <text:p>-0.01</text:p>
          </table:table-cell>
          <table:table-cell table:formula="of:=[.G105]/[.$H105]" office:value-type="float" office:value="0.937892528438728" calcext:value-type="float">
            <text:p>0.94</text:p>
          </table:table-cell>
          <table:table-cell table:style-name="ce4" table:formula="of:=DEGREES(ATAN2([.I105];[.J105]))" office:value-type="float" office:value="-1.28732894152504" calcext:value-type="float">
            <text:p>-1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106]-[.B$1]" office:value-type="float" office:value="135.5" calcext:value-type="float">
            <text:p>135.5</text:p>
          </table:table-cell>
          <table:table-cell table:style-name="Default" table:formula="of:=[.C106]-[.C$1]" office:value-type="float" office:value="-10" calcext:value-type="float">
            <text:p>-10</text:p>
          </table:table-cell>
          <table:table-cell table:style-name="Default" table:formula="of:=[.D106]-[.D$1]" office:value-type="float" office:value="361" calcext:value-type="float">
            <text:p>361</text:p>
          </table:table-cell>
          <table:table-cell table:formula="of:=SQRT([.E106]^2 + [.F106]^2 + [.G106]^2)" office:value-type="float" office:value="385.721726118714" calcext:value-type="float">
            <text:p>385.72</text:p>
          </table:table-cell>
          <table:table-cell table:style-name="ce4" table:formula="of:=[.E106]/[.$H106]" office:value-type="float" office:value="0.351289519943445" calcext:value-type="float">
            <text:p>0.35</text:p>
          </table:table-cell>
          <table:table-cell table:formula="of:=[.F106]/[.$H106]" office:value-type="float" office:value="-0.0259254258260845" calcext:value-type="float">
            <text:p>-0.03</text:p>
          </table:table-cell>
          <table:table-cell table:formula="of:=[.G106]/[.$H106]" office:value-type="float" office:value="0.935907872321651" calcext:value-type="float">
            <text:p>0.94</text:p>
          </table:table-cell>
          <table:table-cell table:style-name="ce4" table:formula="of:=DEGREES(ATAN2([.I106];[.J106]))" office:value-type="float" office:value="-4.22081894528647" calcext:value-type="float">
            <text:p>-4.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10" calcext:value-type="float">
            <text:p>510</text:p>
          </table:table-cell>
          <table:table-cell table:style-name="Default" table:formula="of:=[.B107]-[.B$1]" office:value-type="float" office:value="129.5" calcext:value-type="float">
            <text:p>129.5</text:p>
          </table:table-cell>
          <table:table-cell table:style-name="Default" table:formula="of:=[.C107]-[.C$1]" office:value-type="float" office:value="-11" calcext:value-type="float">
            <text:p>-11</text:p>
          </table:table-cell>
          <table:table-cell table:style-name="Default" table:formula="of:=[.D107]-[.D$1]" office:value-type="float" office:value="374" calcext:value-type="float">
            <text:p>374</text:p>
          </table:table-cell>
          <table:table-cell table:formula="of:=SQRT([.E107]^2 + [.F107]^2 + [.G107]^2)" office:value-type="float" office:value="395.938442185146" calcext:value-type="float">
            <text:p>395.94</text:p>
          </table:table-cell>
          <table:table-cell table:style-name="ce4" table:formula="of:=[.E107]/[.$H107]" office:value-type="float" office:value="0.327071044896025" calcext:value-type="float">
            <text:p>0.33</text:p>
          </table:table-cell>
          <table:table-cell table:formula="of:=[.F107]/[.$H107]" office:value-type="float" office:value="-0.0277820964776546" calcext:value-type="float">
            <text:p>-0.03</text:p>
          </table:table-cell>
          <table:table-cell table:formula="of:=[.G107]/[.$H107]" office:value-type="float" office:value="0.944591280240257" calcext:value-type="float">
            <text:p>0.94</text:p>
          </table:table-cell>
          <table:table-cell table:style-name="ce4" table:formula="of:=DEGREES(ATAN2([.I107];[.J107]))" office:value-type="float" office:value="-4.85516841720675" calcext:value-type="float">
            <text:p>-4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108]-[.B$1]" office:value-type="float" office:value="134.5" calcext:value-type="float">
            <text:p>134.5</text:p>
          </table:table-cell>
          <table:table-cell table:style-name="Default" table:formula="of:=[.C108]-[.C$1]" office:value-type="float" office:value="-16" calcext:value-type="float">
            <text:p>-16</text:p>
          </table:table-cell>
          <table:table-cell table:style-name="Default" table:formula="of:=[.D108]-[.D$1]" office:value-type="float" office:value="367" calcext:value-type="float">
            <text:p>367</text:p>
          </table:table-cell>
          <table:table-cell table:formula="of:=SQRT([.E108]^2 + [.F108]^2 + [.G108]^2)" office:value-type="float" office:value="391.197200910231" calcext:value-type="float">
            <text:p>391.20</text:p>
          </table:table-cell>
          <table:table-cell table:style-name="ce4" table:formula="of:=[.E108]/[.$H108]" office:value-type="float" office:value="0.343816365983825" calcext:value-type="float">
            <text:p>0.34</text:p>
          </table:table-cell>
          <table:table-cell table:formula="of:=[.F108]/[.$H108]" office:value-type="float" office:value="-0.0409000881467747" calcext:value-type="float">
            <text:p>-0.04</text:p>
          </table:table-cell>
          <table:table-cell table:formula="of:=[.G108]/[.$H108]" office:value-type="float" office:value="0.938145771866645" calcext:value-type="float">
            <text:p>0.94</text:p>
          </table:table-cell>
          <table:table-cell table:style-name="ce4" table:formula="of:=DEGREES(ATAN2([.I108];[.J108]))" office:value-type="float" office:value="-6.78397407004294" calcext:value-type="float">
            <text:p>-6.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109]-[.B$1]" office:value-type="float" office:value="134.5" calcext:value-type="float">
            <text:p>134.5</text:p>
          </table:table-cell>
          <table:table-cell table:style-name="Default" table:formula="of:=[.C109]-[.C$1]" office:value-type="float" office:value="-11" calcext:value-type="float">
            <text:p>-11</text:p>
          </table:table-cell>
          <table:table-cell table:style-name="Default" table:formula="of:=[.D109]-[.D$1]" office:value-type="float" office:value="367" calcext:value-type="float">
            <text:p>367</text:p>
          </table:table-cell>
          <table:table-cell table:formula="of:=SQRT([.E109]^2 + [.F109]^2 + [.G109]^2)" office:value-type="float" office:value="391.024615593443" calcext:value-type="float">
            <text:p>391.02</text:p>
          </table:table-cell>
          <table:table-cell table:style-name="ce4" table:formula="of:=[.E109]/[.$H109]" office:value-type="float" office:value="0.343968115142507" calcext:value-type="float">
            <text:p>0.34</text:p>
          </table:table-cell>
          <table:table-cell table:formula="of:=[.F109]/[.$H109]" office:value-type="float" office:value="-0.0281312213127701" calcext:value-type="float">
            <text:p>-0.03</text:p>
          </table:table-cell>
          <table:table-cell table:formula="of:=[.G109]/[.$H109]" office:value-type="float" office:value="0.938559838344238" calcext:value-type="float">
            <text:p>0.94</text:p>
          </table:table-cell>
          <table:table-cell table:style-name="ce4" table:formula="of:=DEGREES(ATAN2([.I109];[.J109]))" office:value-type="float" office:value="-4.67549440717329" calcext:value-type="float">
            <text:p>-4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10]-[.B$1]" office:value-type="float" office:value="134.5" calcext:value-type="float">
            <text:p>134.5</text:p>
          </table:table-cell>
          <table:table-cell table:style-name="Default" table:formula="of:=[.C110]-[.C$1]" office:value-type="float" office:value="-6" calcext:value-type="float">
            <text:p>-6</text:p>
          </table:table-cell>
          <table:table-cell table:style-name="Default" table:formula="of:=[.D110]-[.D$1]" office:value-type="float" office:value="365" calcext:value-type="float">
            <text:p>365</text:p>
          </table:table-cell>
          <table:table-cell table:formula="of:=SQRT([.E110]^2 + [.F110]^2 + [.G110]^2)" office:value-type="float" office:value="389.038879805091" calcext:value-type="float">
            <text:p>389.04</text:p>
          </table:table-cell>
          <table:table-cell table:style-name="ce4" table:formula="of:=[.E110]/[.$H110]" office:value-type="float" office:value="0.34572380032398" calcext:value-type="float">
            <text:p>0.35</text:p>
          </table:table-cell>
          <table:table-cell table:formula="of:=[.F110]/[.$H110]" office:value-type="float" office:value="-0.0154226230627798" calcext:value-type="float">
            <text:p>-0.02</text:p>
          </table:table-cell>
          <table:table-cell table:formula="of:=[.G110]/[.$H110]" office:value-type="float" office:value="0.938209569652435" calcext:value-type="float">
            <text:p>0.94</text:p>
          </table:table-cell>
          <table:table-cell table:style-name="ce4" table:formula="of:=DEGREES(ATAN2([.I110];[.J110]))" office:value-type="float" office:value="-2.55425211317838" calcext:value-type="float">
            <text:p>-2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111]-[.B$1]" office:value-type="float" office:value="132.5" calcext:value-type="float">
            <text:p>132.5</text:p>
          </table:table-cell>
          <table:table-cell table:style-name="Default" table:formula="of:=[.C111]-[.C$1]" office:value-type="float" office:value="-11" calcext:value-type="float">
            <text:p>-11</text:p>
          </table:table-cell>
          <table:table-cell table:style-name="Default" table:formula="of:=[.D111]-[.D$1]" office:value-type="float" office:value="362" calcext:value-type="float">
            <text:p>362</text:p>
          </table:table-cell>
          <table:table-cell table:formula="of:=SQRT([.E111]^2 + [.F111]^2 + [.G111]^2)" office:value-type="float" office:value="385.643941998315" calcext:value-type="float">
            <text:p>385.64</text:p>
          </table:table-cell>
          <table:table-cell table:style-name="ce4" table:formula="of:=[.E111]/[.$H111]" office:value-type="float" office:value="0.343581178310274" calcext:value-type="float">
            <text:p>0.34</text:p>
          </table:table-cell>
          <table:table-cell table:formula="of:=[.F111]/[.$H111]" office:value-type="float" office:value="-0.0285237204634944" calcext:value-type="float">
            <text:p>-0.03</text:p>
          </table:table-cell>
          <table:table-cell table:formula="of:=[.G111]/[.$H111]" office:value-type="float" office:value="0.938689709798634" calcext:value-type="float">
            <text:p>0.94</text:p>
          </table:table-cell>
          <table:table-cell table:style-name="ce4" table:formula="of:=DEGREES(ATAN2([.I111];[.J111]))" office:value-type="float" office:value="-4.74574794380228" calcext:value-type="float">
            <text:p>-4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112]-[.B$1]" office:value-type="float" office:value="118.5" calcext:value-type="float">
            <text:p>118.5</text:p>
          </table:table-cell>
          <table:table-cell table:style-name="Default" table:formula="of:=[.C112]-[.C$1]" office:value-type="float" office:value="-8" calcext:value-type="float">
            <text:p>-8</text:p>
          </table:table-cell>
          <table:table-cell table:style-name="Default" table:formula="of:=[.D112]-[.D$1]" office:value-type="float" office:value="366" calcext:value-type="float">
            <text:p>366</text:p>
          </table:table-cell>
          <table:table-cell table:formula="of:=SQRT([.E112]^2 + [.F112]^2 + [.G112]^2)" office:value-type="float" office:value="384.788578312818" calcext:value-type="float">
            <text:p>384.79</text:p>
          </table:table-cell>
          <table:table-cell table:style-name="ce4" table:formula="of:=[.E112]/[.$H112]" office:value-type="float" office:value="0.307961323903081" calcext:value-type="float">
            <text:p>0.31</text:p>
          </table:table-cell>
          <table:table-cell table:formula="of:=[.F112]/[.$H112]" office:value-type="float" office:value="-0.02079063790063" calcext:value-type="float">
            <text:p>-0.02</text:p>
          </table:table-cell>
          <table:table-cell table:formula="of:=[.G112]/[.$H112]" office:value-type="float" office:value="0.95117168395382" calcext:value-type="float">
            <text:p>0.95</text:p>
          </table:table-cell>
          <table:table-cell table:style-name="ce4" table:formula="of:=DEGREES(ATAN2([.I112];[.J112]))" office:value-type="float" office:value="-3.86220905386517" calcext:value-type="float">
            <text:p>-3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13]-[.B$1]" office:value-type="float" office:value="134.5" calcext:value-type="float">
            <text:p>134.5</text:p>
          </table:table-cell>
          <table:table-cell table:style-name="Default" table:formula="of:=[.C113]-[.C$1]" office:value-type="float" office:value="-9" calcext:value-type="float">
            <text:p>-9</text:p>
          </table:table-cell>
          <table:table-cell table:style-name="Default" table:formula="of:=[.D113]-[.D$1]" office:value-type="float" office:value="365" calcext:value-type="float">
            <text:p>365</text:p>
          </table:table-cell>
          <table:table-cell table:formula="of:=SQRT([.E113]^2 + [.F113]^2 + [.G113]^2)" office:value-type="float" office:value="389.096710343328" calcext:value-type="float">
            <text:p>389.10</text:p>
          </table:table-cell>
          <table:table-cell table:style-name="ce4" table:formula="of:=[.E113]/[.$H113]" office:value-type="float" office:value="0.345672416200386" calcext:value-type="float">
            <text:p>0.35</text:p>
          </table:table-cell>
          <table:table-cell table:formula="of:=[.F113]/[.$H113]" office:value-type="float" office:value="-0.0231304962513269" calcext:value-type="float">
            <text:p>-0.02</text:p>
          </table:table-cell>
          <table:table-cell table:formula="of:=[.G113]/[.$H113]" office:value-type="float" office:value="0.938070125748259" calcext:value-type="float">
            <text:p>0.94</text:p>
          </table:table-cell>
          <table:table-cell table:style-name="ce4" table:formula="of:=DEGREES(ATAN2([.I113];[.J113]))" office:value-type="float" office:value="-3.82821146847502" calcext:value-type="float">
            <text:p>-3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114]-[.B$1]" office:value-type="float" office:value="132.5" calcext:value-type="float">
            <text:p>132.5</text:p>
          </table:table-cell>
          <table:table-cell table:style-name="Default" table:formula="of:=[.C114]-[.C$1]" office:value-type="float" office:value="1" calcext:value-type="float">
            <text:p>1</text:p>
          </table:table-cell>
          <table:table-cell table:style-name="Default" table:formula="of:=[.D114]-[.D$1]" office:value-type="float" office:value="362" calcext:value-type="float">
            <text:p>362</text:p>
          </table:table-cell>
          <table:table-cell table:formula="of:=SQRT([.E114]^2 + [.F114]^2 + [.G114]^2)" office:value-type="float" office:value="385.488326671509" calcext:value-type="float">
            <text:p>385.49</text:p>
          </table:table-cell>
          <table:table-cell table:style-name="ce4" table:formula="of:=[.E114]/[.$H114]" office:value-type="float" office:value="0.343719876407331" calcext:value-type="float">
            <text:p>0.34</text:p>
          </table:table-cell>
          <table:table-cell table:formula="of:=[.F114]/[.$H114]" office:value-type="float" office:value="0.00259411227477231" calcext:value-type="float">
            <text:p>0.00</text:p>
          </table:table-cell>
          <table:table-cell table:formula="of:=[.G114]/[.$H114]" office:value-type="float" office:value="0.939068643467577" calcext:value-type="float">
            <text:p>0.94</text:p>
          </table:table-cell>
          <table:table-cell table:style-name="ce4" table:formula="of:=DEGREES(ATAN2([.I114];[.J114]))" office:value-type="float" office:value="0.432412767537687" calcext:value-type="float">
            <text:p>0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115]-[.B$1]" office:value-type="float" office:value="135.5" calcext:value-type="float">
            <text:p>135.5</text:p>
          </table:table-cell>
          <table:table-cell table:style-name="Default" table:formula="of:=[.C115]-[.C$1]" office:value-type="float" office:value="-17" calcext:value-type="float">
            <text:p>-17</text:p>
          </table:table-cell>
          <table:table-cell table:style-name="Default" table:formula="of:=[.D115]-[.D$1]" office:value-type="float" office:value="368" calcext:value-type="float">
            <text:p>368</text:p>
          </table:table-cell>
          <table:table-cell table:formula="of:=SQRT([.E115]^2 + [.F115]^2 + [.G115]^2)" office:value-type="float" office:value="392.521655453556" calcext:value-type="float">
            <text:p>392.52</text:p>
          </table:table-cell>
          <table:table-cell table:style-name="ce4" table:formula="of:=[.E115]/[.$H115]" office:value-type="float" office:value="0.345203883957513" calcext:value-type="float">
            <text:p>0.35</text:p>
          </table:table-cell>
          <table:table-cell table:formula="of:=[.F115]/[.$H115]" office:value-type="float" office:value="-0.0433097123784333" calcext:value-type="float">
            <text:p>-0.04</text:p>
          </table:table-cell>
          <table:table-cell table:formula="of:=[.G115]/[.$H115]" office:value-type="float" office:value="0.937527891486086" calcext:value-type="float">
            <text:p>0.94</text:p>
          </table:table-cell>
          <table:table-cell table:style-name="ce4" table:formula="of:=DEGREES(ATAN2([.I115];[.J115]))" office:value-type="float" office:value="-7.15103622881744" calcext:value-type="float">
            <text:p>-7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116]-[.B$1]" office:value-type="float" office:value="123.5" calcext:value-type="float">
            <text:p>123.5</text:p>
          </table:table-cell>
          <table:table-cell table:style-name="Default" table:formula="of:=[.C116]-[.C$1]" office:value-type="float" office:value="-12" calcext:value-type="float">
            <text:p>-12</text:p>
          </table:table-cell>
          <table:table-cell table:style-name="Default" table:formula="of:=[.D116]-[.D$1]" office:value-type="float" office:value="366" calcext:value-type="float">
            <text:p>366</text:p>
          </table:table-cell>
          <table:table-cell table:formula="of:=SQRT([.E116]^2 + [.F116]^2 + [.G116]^2)" office:value-type="float" office:value="386.461188219464" calcext:value-type="float">
            <text:p>386.46</text:p>
          </table:table-cell>
          <table:table-cell table:style-name="ce4" table:formula="of:=[.E116]/[.$H116]" office:value-type="float" office:value="0.319566372418921" calcext:value-type="float">
            <text:p>0.32</text:p>
          </table:table-cell>
          <table:table-cell table:formula="of:=[.F116]/[.$H116]" office:value-type="float" office:value="-0.0310509835548749" calcext:value-type="float">
            <text:p>-0.03</text:p>
          </table:table-cell>
          <table:table-cell table:formula="of:=[.G116]/[.$H116]" office:value-type="float" office:value="0.947054998423685" calcext:value-type="float">
            <text:p>0.95</text:p>
          </table:table-cell>
          <table:table-cell table:style-name="ce4" table:formula="of:=DEGREES(ATAN2([.I116];[.J116]))" office:value-type="float" office:value="-5.54977942321874" calcext:value-type="float">
            <text:p>-5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117]-[.B$1]" office:value-type="float" office:value="130.5" calcext:value-type="float">
            <text:p>130.5</text:p>
          </table:table-cell>
          <table:table-cell table:style-name="Default" table:formula="of:=[.C117]-[.C$1]" office:value-type="float" office:value="-8" calcext:value-type="float">
            <text:p>-8</text:p>
          </table:table-cell>
          <table:table-cell table:style-name="Default" table:formula="of:=[.D117]-[.D$1]" office:value-type="float" office:value="359" calcext:value-type="float">
            <text:p>359</text:p>
          </table:table-cell>
          <table:table-cell table:formula="of:=SQRT([.E117]^2 + [.F117]^2 + [.G117]^2)" office:value-type="float" office:value="382.06707526297" calcext:value-type="float">
            <text:p>382.07</text:p>
          </table:table-cell>
          <table:table-cell table:style-name="ce4" table:formula="of:=[.E117]/[.$H117]" office:value-type="float" office:value="0.341563061695853" calcext:value-type="float">
            <text:p>0.34</text:p>
          </table:table-cell>
          <table:table-cell table:formula="of:=[.F117]/[.$H117]" office:value-type="float" office:value="-0.0209387317514699" calcext:value-type="float">
            <text:p>-0.02</text:p>
          </table:table-cell>
          <table:table-cell table:formula="of:=[.G117]/[.$H117]" office:value-type="float" office:value="0.939625587347213" calcext:value-type="float">
            <text:p>0.94</text:p>
          </table:table-cell>
          <table:table-cell table:style-name="ce4" table:formula="of:=DEGREES(ATAN2([.I117];[.J117]))" office:value-type="float" office:value="-3.50799497573384" calcext:value-type="float">
            <text:p>-3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118]-[.B$1]" office:value-type="float" office:value="133.5" calcext:value-type="float">
            <text:p>133.5</text:p>
          </table:table-cell>
          <table:table-cell table:style-name="Default" table:formula="of:=[.C118]-[.C$1]" office:value-type="float" office:value="-5" calcext:value-type="float">
            <text:p>-5</text:p>
          </table:table-cell>
          <table:table-cell table:style-name="Default" table:formula="of:=[.D118]-[.D$1]" office:value-type="float" office:value="368" calcext:value-type="float">
            <text:p>368</text:p>
          </table:table-cell>
          <table:table-cell table:formula="of:=SQRT([.E118]^2 + [.F118]^2 + [.G118]^2)" office:value-type="float" office:value="391.498722858709" calcext:value-type="float">
            <text:p>391.50</text:p>
          </table:table-cell>
          <table:table-cell table:style-name="ce4" table:formula="of:=[.E118]/[.$H118]" office:value-type="float" office:value="0.340997280974988" calcext:value-type="float">
            <text:p>0.34</text:p>
          </table:table-cell>
          <table:table-cell table:formula="of:=[.F118]/[.$H118]" office:value-type="float" office:value="-0.0127714337443816" calcext:value-type="float">
            <text:p>-0.01</text:p>
          </table:table-cell>
          <table:table-cell table:formula="of:=[.G118]/[.$H118]" office:value-type="float" office:value="0.939977523586483" calcext:value-type="float">
            <text:p>0.94</text:p>
          </table:table-cell>
          <table:table-cell table:style-name="ce4" table:formula="of:=DEGREES(ATAN2([.I118];[.J118]))" office:value-type="float" office:value="-2.14490680373229" calcext:value-type="float">
            <text:p>-2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B119]-[.B$1]" office:value-type="float" office:value="132.5" calcext:value-type="float">
            <text:p>132.5</text:p>
          </table:table-cell>
          <table:table-cell table:style-name="Default" table:formula="of:=[.C119]-[.C$1]" office:value-type="float" office:value="-4" calcext:value-type="float">
            <text:p>-4</text:p>
          </table:table-cell>
          <table:table-cell table:style-name="Default" table:formula="of:=[.D119]-[.D$1]" office:value-type="float" office:value="358" calcext:value-type="float">
            <text:p>358</text:p>
          </table:table-cell>
          <table:table-cell table:formula="of:=SQRT([.E119]^2 + [.F119]^2 + [.G119]^2)" office:value-type="float" office:value="381.754174829824" calcext:value-type="float">
            <text:p>381.75</text:p>
          </table:table-cell>
          <table:table-cell table:style-name="ce4" table:formula="of:=[.E119]/[.$H119]" office:value-type="float" office:value="0.34708199342958" calcext:value-type="float">
            <text:p>0.35</text:p>
          </table:table-cell>
          <table:table-cell table:formula="of:=[.F119]/[.$H119]" office:value-type="float" office:value="-0.010477946971459" calcext:value-type="float">
            <text:p>-0.01</text:p>
          </table:table-cell>
          <table:table-cell table:formula="of:=[.G119]/[.$H119]" office:value-type="float" office:value="0.937776253945584" calcext:value-type="float">
            <text:p>0.94</text:p>
          </table:table-cell>
          <table:table-cell table:style-name="ce4" table:formula="of:=DEGREES(ATAN2([.I119];[.J119]))" office:value-type="float" office:value="-1.7291587441593" calcext:value-type="float">
            <text:p>-1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120]-[.B$1]" office:value-type="float" office:value="132.5" calcext:value-type="float">
            <text:p>132.5</text:p>
          </table:table-cell>
          <table:table-cell table:style-name="Default" table:formula="of:=[.C120]-[.C$1]" office:value-type="float" office:value="-6" calcext:value-type="float">
            <text:p>-6</text:p>
          </table:table-cell>
          <table:table-cell table:style-name="Default" table:formula="of:=[.D120]-[.D$1]" office:value-type="float" office:value="367" calcext:value-type="float">
            <text:p>367</text:p>
          </table:table-cell>
          <table:table-cell table:formula="of:=SQRT([.E120]^2 + [.F120]^2 + [.G120]^2)" office:value-type="float" office:value="390.232302609612" calcext:value-type="float">
            <text:p>390.23</text:p>
          </table:table-cell>
          <table:table-cell table:style-name="ce4" table:formula="of:=[.E120]/[.$H120]" office:value-type="float" office:value="0.339541342717988" calcext:value-type="float">
            <text:p>0.34</text:p>
          </table:table-cell>
          <table:table-cell table:formula="of:=[.F120]/[.$H120]" office:value-type="float" office:value="-0.0153754570287391" calcext:value-type="float">
            <text:p>-0.02</text:p>
          </table:table-cell>
          <table:table-cell table:formula="of:=[.G120]/[.$H120]" office:value-type="float" office:value="0.940465454924541" calcext:value-type="float">
            <text:p>0.94</text:p>
          </table:table-cell>
          <table:table-cell table:style-name="ce4" table:formula="of:=DEGREES(ATAN2([.I120];[.J120]))" office:value-type="float" office:value="-2.59275464020034" calcext:value-type="float">
            <text:p>-2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121]-[.B$1]" office:value-type="float" office:value="125.5" calcext:value-type="float">
            <text:p>125.5</text:p>
          </table:table-cell>
          <table:table-cell table:style-name="Default" table:formula="of:=[.C121]-[.C$1]" office:value-type="float" office:value="0" calcext:value-type="float">
            <text:p>0</text:p>
          </table:table-cell>
          <table:table-cell table:style-name="Default" table:formula="of:=[.D121]-[.D$1]" office:value-type="float" office:value="366" calcext:value-type="float">
            <text:p>366</text:p>
          </table:table-cell>
          <table:table-cell table:formula="of:=SQRT([.E121]^2 + [.F121]^2 + [.G121]^2)" office:value-type="float" office:value="386.918919154905" calcext:value-type="float">
            <text:p>386.92</text:p>
          </table:table-cell>
          <table:table-cell table:style-name="ce4" table:formula="of:=[.E121]/[.$H121]" office:value-type="float" office:value="0.3243573621939" calcext:value-type="float">
            <text:p>0.32</text:p>
          </table:table-cell>
          <table:table-cell table:formula="of:=[.F121]/[.$H121]" office:value-type="float" office:value="0" calcext:value-type="float">
            <text:p>0.00</text:p>
          </table:table-cell>
          <table:table-cell table:formula="of:=[.G121]/[.$H121]" office:value-type="float" office:value="0.945934618031614" calcext:value-type="float">
            <text:p>0.95</text:p>
          </table:table-cell>
          <table:table-cell table:style-name="ce4" table:formula="of:=DEGREES(ATAN2([.I121];[.J121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122]-[.B$1]" office:value-type="float" office:value="122.5" calcext:value-type="float">
            <text:p>122.5</text:p>
          </table:table-cell>
          <table:table-cell table:style-name="Default" table:formula="of:=[.C122]-[.C$1]" office:value-type="float" office:value="-4" calcext:value-type="float">
            <text:p>-4</text:p>
          </table:table-cell>
          <table:table-cell table:style-name="Default" table:formula="of:=[.D122]-[.D$1]" office:value-type="float" office:value="367" calcext:value-type="float">
            <text:p>367</text:p>
          </table:table-cell>
          <table:table-cell table:formula="of:=SQRT([.E122]^2 + [.F122]^2 + [.G122]^2)" office:value-type="float" office:value="386.925380402992" calcext:value-type="float">
            <text:p>386.93</text:p>
          </table:table-cell>
          <table:table-cell table:style-name="ce4" table:formula="of:=[.E122]/[.$H122]" office:value-type="float" office:value="0.316598512799583" calcext:value-type="float">
            <text:p>0.32</text:p>
          </table:table-cell>
          <table:table-cell table:formula="of:=[.F122]/[.$H122]" office:value-type="float" office:value="-0.0103379106220272" calcext:value-type="float">
            <text:p>-0.01</text:p>
          </table:table-cell>
          <table:table-cell table:formula="of:=[.G122]/[.$H122]" office:value-type="float" office:value="0.948503299570994" calcext:value-type="float">
            <text:p>0.95</text:p>
          </table:table-cell>
          <table:table-cell table:style-name="ce4" table:formula="of:=DEGREES(ATAN2([.I122];[.J122]))" office:value-type="float" office:value="-1.87021809574846" calcext:value-type="float">
            <text:p>-1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123]-[.B$1]" office:value-type="float" office:value="130.5" calcext:value-type="float">
            <text:p>130.5</text:p>
          </table:table-cell>
          <table:table-cell table:style-name="Default" table:formula="of:=[.C123]-[.C$1]" office:value-type="float" office:value="0" calcext:value-type="float">
            <text:p>0</text:p>
          </table:table-cell>
          <table:table-cell table:style-name="Default" table:formula="of:=[.D123]-[.D$1]" office:value-type="float" office:value="368" calcext:value-type="float">
            <text:p>368</text:p>
          </table:table-cell>
          <table:table-cell table:formula="of:=SQRT([.E123]^2 + [.F123]^2 + [.G123]^2)" office:value-type="float" office:value="390.453902528839" calcext:value-type="float">
            <text:p>390.45</text:p>
          </table:table-cell>
          <table:table-cell table:style-name="ce4" table:formula="of:=[.E123]/[.$H123]" office:value-type="float" office:value="0.334226394344621" calcext:value-type="float">
            <text:p>0.33</text:p>
          </table:table-cell>
          <table:table-cell table:formula="of:=[.F123]/[.$H123]" office:value-type="float" office:value="0" calcext:value-type="float">
            <text:p>0.00</text:p>
          </table:table-cell>
          <table:table-cell table:formula="of:=[.G123]/[.$H123]" office:value-type="float" office:value="0.942492820833874" calcext:value-type="float">
            <text:p>0.94</text:p>
          </table:table-cell>
          <table:table-cell table:style-name="ce4" table:formula="of:=DEGREES(ATAN2([.I123];[.J123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24]-[.B$1]" office:value-type="float" office:value="134.5" calcext:value-type="float">
            <text:p>134.5</text:p>
          </table:table-cell>
          <table:table-cell table:style-name="Default" table:formula="of:=[.C124]-[.C$1]" office:value-type="float" office:value="-4" calcext:value-type="float">
            <text:p>-4</text:p>
          </table:table-cell>
          <table:table-cell table:style-name="Default" table:formula="of:=[.D124]-[.D$1]" office:value-type="float" office:value="365" calcext:value-type="float">
            <text:p>365</text:p>
          </table:table-cell>
          <table:table-cell table:formula="of:=SQRT([.E124]^2 + [.F124]^2 + [.G124]^2)" office:value-type="float" office:value="389.013174584101" calcext:value-type="float">
            <text:p>389.01</text:p>
          </table:table-cell>
          <table:table-cell table:style-name="ce4" table:formula="of:=[.E124]/[.$H124]" office:value-type="float" office:value="0.345746645068758" calcext:value-type="float">
            <text:p>0.35</text:p>
          </table:table-cell>
          <table:table-cell table:formula="of:=[.F124]/[.$H124]" office:value-type="float" office:value="-0.0102824281061341" calcext:value-type="float">
            <text:p>-0.01</text:p>
          </table:table-cell>
          <table:table-cell table:formula="of:=[.G124]/[.$H124]" office:value-type="float" office:value="0.938271564684735" calcext:value-type="float">
            <text:p>0.94</text:p>
          </table:table-cell>
          <table:table-cell table:style-name="ce4" table:formula="of:=DEGREES(ATAN2([.I124];[.J124]))" office:value-type="float" office:value="-1.70346161005114" calcext:value-type="float">
            <text:p>-1.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125]-[.B$1]" office:value-type="float" office:value="125.5" calcext:value-type="float">
            <text:p>125.5</text:p>
          </table:table-cell>
          <table:table-cell table:style-name="Default" table:formula="of:=[.C125]-[.C$1]" office:value-type="float" office:value="-3" calcext:value-type="float">
            <text:p>-3</text:p>
          </table:table-cell>
          <table:table-cell table:style-name="Default" table:formula="of:=[.D125]-[.D$1]" office:value-type="float" office:value="368" calcext:value-type="float">
            <text:p>368</text:p>
          </table:table-cell>
          <table:table-cell table:formula="of:=SQRT([.E125]^2 + [.F125]^2 + [.G125]^2)" office:value-type="float" office:value="388.822903132004" calcext:value-type="float">
            <text:p>388.82</text:p>
          </table:table-cell>
          <table:table-cell table:style-name="ce4" table:formula="of:=[.E125]/[.$H125]" office:value-type="float" office:value="0.322769052412" calcext:value-type="float">
            <text:p>0.32</text:p>
          </table:table-cell>
          <table:table-cell table:formula="of:=[.F125]/[.$H125]" office:value-type="float" office:value="-0.00771559487837451" calcext:value-type="float">
            <text:p>-0.01</text:p>
          </table:table-cell>
          <table:table-cell table:formula="of:=[.G125]/[.$H125]" office:value-type="float" office:value="0.946446305080606" calcext:value-type="float">
            <text:p>0.95</text:p>
          </table:table-cell>
          <table:table-cell table:style-name="ce4" table:formula="of:=DEGREES(ATAN2([.I125];[.J125]))" office:value-type="float" office:value="-1.36935944090719" calcext:value-type="float">
            <text:p>-1.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126]-[.B$1]" office:value-type="float" office:value="136.5" calcext:value-type="float">
            <text:p>136.5</text:p>
          </table:table-cell>
          <table:table-cell table:style-name="Default" table:formula="of:=[.C126]-[.C$1]" office:value-type="float" office:value="-11" calcext:value-type="float">
            <text:p>-11</text:p>
          </table:table-cell>
          <table:table-cell table:style-name="Default" table:formula="of:=[.D126]-[.D$1]" office:value-type="float" office:value="362" calcext:value-type="float">
            <text:p>362</text:p>
          </table:table-cell>
          <table:table-cell table:formula="of:=SQRT([.E126]^2 + [.F126]^2 + [.G126]^2)" office:value-type="float" office:value="387.036496987041" calcext:value-type="float">
            <text:p>387.04</text:p>
          </table:table-cell>
          <table:table-cell table:style-name="ce4" table:formula="of:=[.E126]/[.$H126]" office:value-type="float" office:value="0.3526799179473" calcext:value-type="float">
            <text:p>0.35</text:p>
          </table:table-cell>
          <table:table-cell table:formula="of:=[.F126]/[.$H126]" office:value-type="float" office:value="-0.0284210922887934" calcext:value-type="float">
            <text:p>-0.03</text:p>
          </table:table-cell>
          <table:table-cell table:formula="of:=[.G126]/[.$H126]" office:value-type="float" office:value="0.935312309867564" calcext:value-type="float">
            <text:p>0.94</text:p>
          </table:table-cell>
          <table:table-cell table:style-name="ce4" table:formula="of:=DEGREES(ATAN2([.I126];[.J126]))" office:value-type="float" office:value="-4.60728610080153" calcext:value-type="float">
            <text:p>-4.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127]-[.B$1]" office:value-type="float" office:value="129.5" calcext:value-type="float">
            <text:p>129.5</text:p>
          </table:table-cell>
          <table:table-cell table:style-name="Default" table:formula="of:=[.C127]-[.C$1]" office:value-type="float" office:value="6" calcext:value-type="float">
            <text:p>6</text:p>
          </table:table-cell>
          <table:table-cell table:style-name="Default" table:formula="of:=[.D127]-[.D$1]" office:value-type="float" office:value="367" calcext:value-type="float">
            <text:p>367</text:p>
          </table:table-cell>
          <table:table-cell table:formula="of:=SQRT([.E127]^2 + [.F127]^2 + [.G127]^2)" office:value-type="float" office:value="389.223907282171" calcext:value-type="float">
            <text:p>389.22</text:p>
          </table:table-cell>
          <table:table-cell table:style-name="ce4" table:formula="of:=[.E127]/[.$H127]" office:value-type="float" office:value="0.332713375455938" calcext:value-type="float">
            <text:p>0.33</text:p>
          </table:table-cell>
          <table:table-cell table:formula="of:=[.F127]/[.$H127]" office:value-type="float" office:value="0.015415291526916" calcext:value-type="float">
            <text:p>0.02</text:p>
          </table:table-cell>
          <table:table-cell table:formula="of:=[.G127]/[.$H127]" office:value-type="float" office:value="0.942901998396364" calcext:value-type="float">
            <text:p>0.94</text:p>
          </table:table-cell>
          <table:table-cell table:style-name="ce4" table:formula="of:=DEGREES(ATAN2([.I127];[.J127]))" office:value-type="float" office:value="2.6527336253271" calcext:value-type="float">
            <text:p>2.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128]-[.B$1]" office:value-type="float" office:value="133.5" calcext:value-type="float">
            <text:p>133.5</text:p>
          </table:table-cell>
          <table:table-cell table:style-name="Default" table:formula="of:=[.C128]-[.C$1]" office:value-type="float" office:value="-8" calcext:value-type="float">
            <text:p>-8</text:p>
          </table:table-cell>
          <table:table-cell table:style-name="Default" table:formula="of:=[.D128]-[.D$1]" office:value-type="float" office:value="359" calcext:value-type="float">
            <text:p>359</text:p>
          </table:table-cell>
          <table:table-cell table:formula="of:=SQRT([.E128]^2 + [.F128]^2 + [.G128]^2)" office:value-type="float" office:value="383.102140427328" calcext:value-type="float">
            <text:p>383.10</text:p>
          </table:table-cell>
          <table:table-cell table:style-name="ce4" table:formula="of:=[.E128]/[.$H128]" office:value-type="float" office:value="0.348471036604203" calcext:value-type="float">
            <text:p>0.35</text:p>
          </table:table-cell>
          <table:table-cell table:formula="of:=[.F128]/[.$H128]" office:value-type="float" office:value="-0.0208821594968811" calcext:value-type="float">
            <text:p>-0.02</text:p>
          </table:table-cell>
          <table:table-cell table:formula="of:=[.G128]/[.$H128]" office:value-type="float" office:value="0.937086907422539" calcext:value-type="float">
            <text:p>0.94</text:p>
          </table:table-cell>
          <table:table-cell table:style-name="ce4" table:formula="of:=DEGREES(ATAN2([.I128];[.J128]))" office:value-type="float" office:value="-3.42935391974216" calcext:value-type="float">
            <text:p>-3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129]-[.B$1]" office:value-type="float" office:value="123.5" calcext:value-type="float">
            <text:p>123.5</text:p>
          </table:table-cell>
          <table:table-cell table:style-name="Default" table:formula="of:=[.C129]-[.C$1]" office:value-type="float" office:value="-8" calcext:value-type="float">
            <text:p>-8</text:p>
          </table:table-cell>
          <table:table-cell table:style-name="Default" table:formula="of:=[.D129]-[.D$1]" office:value-type="float" office:value="366" calcext:value-type="float">
            <text:p>366</text:p>
          </table:table-cell>
          <table:table-cell table:formula="of:=SQRT([.E129]^2 + [.F129]^2 + [.G129]^2)" office:value-type="float" office:value="386.357671076944" calcext:value-type="float">
            <text:p>386.36</text:p>
          </table:table-cell>
          <table:table-cell table:style-name="ce4" table:formula="of:=[.E129]/[.$H129]" office:value-type="float" office:value="0.319651994111448" calcext:value-type="float">
            <text:p>0.32</text:p>
          </table:table-cell>
          <table:table-cell table:formula="of:=[.F129]/[.$H129]" office:value-type="float" office:value="-0.0207062020477051" calcext:value-type="float">
            <text:p>-0.02</text:p>
          </table:table-cell>
          <table:table-cell table:formula="of:=[.G129]/[.$H129]" office:value-type="float" office:value="0.94730874368251" calcext:value-type="float">
            <text:p>0.95</text:p>
          </table:table-cell>
          <table:table-cell table:style-name="ce4" table:formula="of:=DEGREES(ATAN2([.I129];[.J129]))" office:value-type="float" office:value="-3.70628929721234" calcext:value-type="float">
            <text:p>-3.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30]-[.B$1]" office:value-type="float" office:value="127.5" calcext:value-type="float">
            <text:p>127.5</text:p>
          </table:table-cell>
          <table:table-cell table:style-name="Default" table:formula="of:=[.C130]-[.C$1]" office:value-type="float" office:value="-6" calcext:value-type="float">
            <text:p>-6</text:p>
          </table:table-cell>
          <table:table-cell table:style-name="Default" table:formula="of:=[.D130]-[.D$1]" office:value-type="float" office:value="365" calcext:value-type="float">
            <text:p>365</text:p>
          </table:table-cell>
          <table:table-cell table:formula="of:=SQRT([.E130]^2 + [.F130]^2 + [.G130]^2)" office:value-type="float" office:value="386.674604803574" calcext:value-type="float">
            <text:p>386.67</text:p>
          </table:table-cell>
          <table:table-cell table:style-name="ce4" table:formula="of:=[.E130]/[.$H130]" office:value-type="float" office:value="0.329734609969456" calcext:value-type="float">
            <text:p>0.33</text:p>
          </table:table-cell>
          <table:table-cell table:formula="of:=[.F130]/[.$H130]" office:value-type="float" office:value="-0.0155169228220921" calcext:value-type="float">
            <text:p>-0.02</text:p>
          </table:table-cell>
          <table:table-cell table:formula="of:=[.G130]/[.$H130]" office:value-type="float" office:value="0.943946138343933" calcext:value-type="float">
            <text:p>0.94</text:p>
          </table:table-cell>
          <table:table-cell table:style-name="ce4" table:formula="of:=DEGREES(ATAN2([.I130];[.J130]))" office:value-type="float" office:value="-2.6942842898561" calcext:value-type="float">
            <text:p>-2.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131]-[.B$1]" office:value-type="float" office:value="136.5" calcext:value-type="float">
            <text:p>136.5</text:p>
          </table:table-cell>
          <table:table-cell table:style-name="Default" table:formula="of:=[.C131]-[.C$1]" office:value-type="float" office:value="-4" calcext:value-type="float">
            <text:p>-4</text:p>
          </table:table-cell>
          <table:table-cell table:style-name="Default" table:formula="of:=[.D131]-[.D$1]" office:value-type="float" office:value="360" calcext:value-type="float">
            <text:p>360</text:p>
          </table:table-cell>
          <table:table-cell table:formula="of:=SQRT([.E131]^2 + [.F131]^2 + [.G131]^2)" office:value-type="float" office:value="385.030193621228" calcext:value-type="float">
            <text:p>385.03</text:p>
          </table:table-cell>
          <table:table-cell table:style-name="ce4" table:formula="of:=[.E131]/[.$H131]" office:value-type="float" office:value="0.354517651502109" calcext:value-type="float">
            <text:p>0.35</text:p>
          </table:table-cell>
          <table:table-cell table:formula="of:=[.F131]/[.$H131]" office:value-type="float" office:value="-0.0103887956484135" calcext:value-type="float">
            <text:p>-0.01</text:p>
          </table:table-cell>
          <table:table-cell table:formula="of:=[.G131]/[.$H131]" office:value-type="float" office:value="0.934991608357211" calcext:value-type="float">
            <text:p>0.93</text:p>
          </table:table-cell>
          <table:table-cell table:style-name="ce4" table:formula="of:=DEGREES(ATAN2([.I131];[.J131]))" office:value-type="float" office:value="-1.6785168497271" calcext:value-type="float">
            <text:p>-1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132]-[.B$1]" office:value-type="float" office:value="135.5" calcext:value-type="float">
            <text:p>135.5</text:p>
          </table:table-cell>
          <table:table-cell table:style-name="Default" table:formula="of:=[.C132]-[.C$1]" office:value-type="float" office:value="-3" calcext:value-type="float">
            <text:p>-3</text:p>
          </table:table-cell>
          <table:table-cell table:style-name="Default" table:formula="of:=[.D132]-[.D$1]" office:value-type="float" office:value="370" calcext:value-type="float">
            <text:p>370</text:p>
          </table:table-cell>
          <table:table-cell table:formula="of:=SQRT([.E132]^2 + [.F132]^2 + [.G132]^2)" office:value-type="float" office:value="394.042193172254" calcext:value-type="float">
            <text:p>394.04</text:p>
          </table:table-cell>
          <table:table-cell table:style-name="ce4" table:formula="of:=[.E132]/[.$H132]" office:value-type="float" office:value="0.343871804461221" calcext:value-type="float">
            <text:p>0.34</text:p>
          </table:table-cell>
          <table:table-cell table:formula="of:=[.F132]/[.$H132]" office:value-type="float" office:value="-0.00761339788475028" calcext:value-type="float">
            <text:p>-0.01</text:p>
          </table:table-cell>
          <table:table-cell table:formula="of:=[.G132]/[.$H132]" office:value-type="float" office:value="0.938985739119201" calcext:value-type="float">
            <text:p>0.94</text:p>
          </table:table-cell>
          <table:table-cell table:style-name="ce4" table:formula="of:=DEGREES(ATAN2([.I132];[.J132]))" office:value-type="float" office:value="-1.26833402961455" calcext:value-type="float">
            <text:p>-1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133]-[.B$1]" office:value-type="float" office:value="128.5" calcext:value-type="float">
            <text:p>128.5</text:p>
          </table:table-cell>
          <table:table-cell table:style-name="Default" table:formula="of:=[.C133]-[.C$1]" office:value-type="float" office:value="0" calcext:value-type="float">
            <text:p>0</text:p>
          </table:table-cell>
          <table:table-cell table:style-name="Default" table:formula="of:=[.D133]-[.D$1]" office:value-type="float" office:value="361" calcext:value-type="float">
            <text:p>361</text:p>
          </table:table-cell>
          <table:table-cell table:formula="of:=SQRT([.E133]^2 + [.F133]^2 + [.G133]^2)" office:value-type="float" office:value="383.188269653443" calcext:value-type="float">
            <text:p>383.19</text:p>
          </table:table-cell>
          <table:table-cell table:style-name="ce4" table:formula="of:=[.E133]/[.$H133]" office:value-type="float" office:value="0.335344294636722" calcext:value-type="float">
            <text:p>0.34</text:p>
          </table:table-cell>
          <table:table-cell table:formula="of:=[.F133]/[.$H133]" office:value-type="float" office:value="0" calcext:value-type="float">
            <text:p>0.00</text:p>
          </table:table-cell>
          <table:table-cell table:formula="of:=[.G133]/[.$H133]" office:value-type="float" office:value="0.942095644854916" calcext:value-type="float">
            <text:p>0.94</text:p>
          </table:table-cell>
          <table:table-cell table:style-name="ce4" table:formula="of:=DEGREES(ATAN2([.I133];[.J133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93" calcext:value-type="float">
            <text:p>493</text:p>
          </table:table-cell>
          <table:table-cell table:style-name="Default" table:formula="of:=[.B134]-[.B$1]" office:value-type="float" office:value="130.5" calcext:value-type="float">
            <text:p>130.5</text:p>
          </table:table-cell>
          <table:table-cell table:style-name="Default" table:formula="of:=[.C134]-[.C$1]" office:value-type="float" office:value="-5" calcext:value-type="float">
            <text:p>-5</text:p>
          </table:table-cell>
          <table:table-cell table:style-name="Default" table:formula="of:=[.D134]-[.D$1]" office:value-type="float" office:value="357" calcext:value-type="float">
            <text:p>357</text:p>
          </table:table-cell>
          <table:table-cell table:formula="of:=SQRT([.E134]^2 + [.F134]^2 + [.G134]^2)" office:value-type="float" office:value="380.137146303804" calcext:value-type="float">
            <text:p>380.14</text:p>
          </table:table-cell>
          <table:table-cell table:style-name="ce4" table:formula="of:=[.E134]/[.$H134]" office:value-type="float" office:value="0.343297152801018" calcext:value-type="float">
            <text:p>0.34</text:p>
          </table:table-cell>
          <table:table-cell table:formula="of:=[.F134]/[.$H134]" office:value-type="float" office:value="-0.0131531476168972" calcext:value-type="float">
            <text:p>-0.01</text:p>
          </table:table-cell>
          <table:table-cell table:formula="of:=[.G134]/[.$H134]" office:value-type="float" office:value="0.939134739846462" calcext:value-type="float">
            <text:p>0.94</text:p>
          </table:table-cell>
          <table:table-cell table:style-name="ce4" table:formula="of:=DEGREES(ATAN2([.I134];[.J134]))" office:value-type="float" office:value="-2.19416735259871" calcext:value-type="float">
            <text:p>-2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135]-[.B$1]" office:value-type="float" office:value="130.5" calcext:value-type="float">
            <text:p>130.5</text:p>
          </table:table-cell>
          <table:table-cell table:style-name="Default" table:formula="of:=[.C135]-[.C$1]" office:value-type="float" office:value="-12" calcext:value-type="float">
            <text:p>-12</text:p>
          </table:table-cell>
          <table:table-cell table:style-name="Default" table:formula="of:=[.D135]-[.D$1]" office:value-type="float" office:value="370" calcext:value-type="float">
            <text:p>370</text:p>
          </table:table-cell>
          <table:table-cell table:formula="of:=SQRT([.E135]^2 + [.F135]^2 + [.G135]^2)" office:value-type="float" office:value="392.522929266559" calcext:value-type="float">
            <text:p>392.52</text:p>
          </table:table-cell>
          <table:table-cell table:style-name="ce4" table:formula="of:=[.E135]/[.$H135]" office:value-type="float" office:value="0.332464654342214" calcext:value-type="float">
            <text:p>0.33</text:p>
          </table:table-cell>
          <table:table-cell table:formula="of:=[.F135]/[.$H135]" office:value-type="float" office:value="-0.0305714624682496" calcext:value-type="float">
            <text:p>-0.03</text:p>
          </table:table-cell>
          <table:table-cell table:formula="of:=[.G135]/[.$H135]" office:value-type="float" office:value="0.942620092771029" calcext:value-type="float">
            <text:p>0.94</text:p>
          </table:table-cell>
          <table:table-cell table:style-name="ce4" table:formula="of:=DEGREES(ATAN2([.I135];[.J135]))" office:value-type="float" office:value="-5.25380275126226" calcext:value-type="float">
            <text:p>-5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36]-[.B$1]" office:value-type="float" office:value="133.5" calcext:value-type="float">
            <text:p>133.5</text:p>
          </table:table-cell>
          <table:table-cell table:style-name="Default" table:formula="of:=[.C136]-[.C$1]" office:value-type="float" office:value="-15" calcext:value-type="float">
            <text:p>-15</text:p>
          </table:table-cell>
          <table:table-cell table:style-name="Default" table:formula="of:=[.D136]-[.D$1]" office:value-type="float" office:value="364" calcext:value-type="float">
            <text:p>364</text:p>
          </table:table-cell>
          <table:table-cell table:formula="of:=SQRT([.E136]^2 + [.F136]^2 + [.G136]^2)" office:value-type="float" office:value="387.999033503951" calcext:value-type="float">
            <text:p>388.00</text:p>
          </table:table-cell>
          <table:table-cell table:style-name="ce4" table:formula="of:=[.E136]/[.$H136]" office:value-type="float" office:value="0.344073022023754" calcext:value-type="float">
            <text:p>0.34</text:p>
          </table:table-cell>
          <table:table-cell table:formula="of:=[.F136]/[.$H136]" office:value-type="float" office:value="-0.0386598901150285" calcext:value-type="float">
            <text:p>-0.04</text:p>
          </table:table-cell>
          <table:table-cell table:formula="of:=[.G136]/[.$H136]" office:value-type="float" office:value="0.938146666791358" calcext:value-type="float">
            <text:p>0.94</text:p>
          </table:table-cell>
          <table:table-cell table:style-name="ce4" table:formula="of:=DEGREES(ATAN2([.I136];[.J136]))" office:value-type="float" office:value="-6.41084002023245" calcext:value-type="float">
            <text:p>-6.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37]-[.B$1]" office:value-type="float" office:value="130.5" calcext:value-type="float">
            <text:p>130.5</text:p>
          </table:table-cell>
          <table:table-cell table:style-name="Default" table:formula="of:=[.C137]-[.C$1]" office:value-type="float" office:value="-3" calcext:value-type="float">
            <text:p>-3</text:p>
          </table:table-cell>
          <table:table-cell table:style-name="Default" table:formula="of:=[.D137]-[.D$1]" office:value-type="float" office:value="364" calcext:value-type="float">
            <text:p>364</text:p>
          </table:table-cell>
          <table:table-cell table:formula="of:=SQRT([.E137]^2 + [.F137]^2 + [.G137]^2)" office:value-type="float" office:value="386.697879487333" calcext:value-type="float">
            <text:p>386.70</text:p>
          </table:table-cell>
          <table:table-cell table:style-name="ce4" table:formula="of:=[.E137]/[.$H137]" office:value-type="float" office:value="0.337472758249958" calcext:value-type="float">
            <text:p>0.34</text:p>
          </table:table-cell>
          <table:table-cell table:formula="of:=[.F137]/[.$H137]" office:value-type="float" office:value="-0.00775799444252776" calcext:value-type="float">
            <text:p>-0.01</text:p>
          </table:table-cell>
          <table:table-cell table:formula="of:=[.G137]/[.$H137]" office:value-type="float" office:value="0.941303325693368" calcext:value-type="float">
            <text:p>0.94</text:p>
          </table:table-cell>
          <table:table-cell table:style-name="ce4" table:formula="of:=DEGREES(ATAN2([.I137];[.J137]))" office:value-type="float" office:value="-1.31691240579326" calcext:value-type="float">
            <text:p>-1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11" calcext:value-type="float">
            <text:p>511</text:p>
          </table:table-cell>
          <table:table-cell table:style-name="Default" table:formula="of:=[.B138]-[.B$1]" office:value-type="float" office:value="125.5" calcext:value-type="float">
            <text:p>125.5</text:p>
          </table:table-cell>
          <table:table-cell table:style-name="Default" table:formula="of:=[.C138]-[.C$1]" office:value-type="float" office:value="2" calcext:value-type="float">
            <text:p>2</text:p>
          </table:table-cell>
          <table:table-cell table:style-name="Default" table:formula="of:=[.D138]-[.D$1]" office:value-type="float" office:value="375" calcext:value-type="float">
            <text:p>375</text:p>
          </table:table-cell>
          <table:table-cell table:formula="of:=SQRT([.E138]^2 + [.F138]^2 + [.G138]^2)" office:value-type="float" office:value="395.448163480373" calcext:value-type="float">
            <text:p>395.45</text:p>
          </table:table-cell>
          <table:table-cell table:style-name="ce4" table:formula="of:=[.E138]/[.$H138]" office:value-type="float" office:value="0.317361443521355" calcext:value-type="float">
            <text:p>0.32</text:p>
          </table:table-cell>
          <table:table-cell table:formula="of:=[.F138]/[.$H138]" office:value-type="float" office:value="0.00505755288480247" calcext:value-type="float">
            <text:p>0.01</text:p>
          </table:table-cell>
          <table:table-cell table:formula="of:=[.G138]/[.$H138]" office:value-type="float" office:value="0.948291165900463" calcext:value-type="float">
            <text:p>0.95</text:p>
          </table:table-cell>
          <table:table-cell table:style-name="ce4" table:formula="of:=DEGREES(ATAN2([.I138];[.J138]))" office:value-type="float" office:value="0.913002866815424" calcext:value-type="float">
            <text:p>0.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B139]-[.B$1]" office:value-type="float" office:value="124.5" calcext:value-type="float">
            <text:p>124.5</text:p>
          </table:table-cell>
          <table:table-cell table:style-name="Default" table:formula="of:=[.C139]-[.C$1]" office:value-type="float" office:value="-14" calcext:value-type="float">
            <text:p>-14</text:p>
          </table:table-cell>
          <table:table-cell table:style-name="Default" table:formula="of:=[.D139]-[.D$1]" office:value-type="float" office:value="358" calcext:value-type="float">
            <text:p>358</text:p>
          </table:table-cell>
          <table:table-cell table:formula="of:=SQRT([.E139]^2 + [.F139]^2 + [.G139]^2)" office:value-type="float" office:value="379.289137730044" calcext:value-type="float">
            <text:p>379.29</text:p>
          </table:table-cell>
          <table:table-cell table:style-name="ce4" table:formula="of:=[.E139]/[.$H139]" office:value-type="float" office:value="0.328245624815683" calcext:value-type="float">
            <text:p>0.33</text:p>
          </table:table-cell>
          <table:table-cell table:formula="of:=[.F139]/[.$H139]" office:value-type="float" office:value="-0.0369111545977475" calcext:value-type="float">
            <text:p>-0.04</text:p>
          </table:table-cell>
          <table:table-cell table:formula="of:=[.G139]/[.$H139]" office:value-type="float" office:value="0.943870953285258" calcext:value-type="float">
            <text:p>0.94</text:p>
          </table:table-cell>
          <table:table-cell table:style-name="ce4" table:formula="of:=DEGREES(ATAN2([.I139];[.J139]))" office:value-type="float" office:value="-6.41594636837749" calcext:value-type="float">
            <text:p>-6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140]-[.B$1]" office:value-type="float" office:value="138.5" calcext:value-type="float">
            <text:p>138.5</text:p>
          </table:table-cell>
          <table:table-cell table:style-name="Default" table:formula="of:=[.C140]-[.C$1]" office:value-type="float" office:value="-12" calcext:value-type="float">
            <text:p>-12</text:p>
          </table:table-cell>
          <table:table-cell table:style-name="Default" table:formula="of:=[.D140]-[.D$1]" office:value-type="float" office:value="361" calcext:value-type="float">
            <text:p>361</text:p>
          </table:table-cell>
          <table:table-cell table:formula="of:=SQRT([.E140]^2 + [.F140]^2 + [.G140]^2)" office:value-type="float" office:value="386.842668277428" calcext:value-type="float">
            <text:p>386.84</text:p>
          </table:table-cell>
          <table:table-cell table:style-name="ce4" table:formula="of:=[.E140]/[.$H140]" office:value-type="float" office:value="0.358026689808358" calcext:value-type="float">
            <text:p>0.36</text:p>
          </table:table-cell>
          <table:table-cell table:formula="of:=[.F140]/[.$H140]" office:value-type="float" office:value="-0.0310203630158866" calcext:value-type="float">
            <text:p>-0.03</text:p>
          </table:table-cell>
          <table:table-cell table:formula="of:=[.G140]/[.$H140]" office:value-type="float" office:value="0.933195920727921" calcext:value-type="float">
            <text:p>0.93</text:p>
          </table:table-cell>
          <table:table-cell table:style-name="ce4" table:formula="of:=DEGREES(ATAN2([.I140];[.J140]))" office:value-type="float" office:value="-4.95188879551675" calcext:value-type="float">
            <text:p>-4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88" calcext:value-type="float">
            <text:p>488</text:p>
          </table:table-cell>
          <table:table-cell table:style-name="Default" table:formula="of:=[.B141]-[.B$1]" office:value-type="float" office:value="130.5" calcext:value-type="float">
            <text:p>130.5</text:p>
          </table:table-cell>
          <table:table-cell table:style-name="Default" table:formula="of:=[.C141]-[.C$1]" office:value-type="float" office:value="2" calcext:value-type="float">
            <text:p>2</text:p>
          </table:table-cell>
          <table:table-cell table:style-name="Default" table:formula="of:=[.D141]-[.D$1]" office:value-type="float" office:value="352" calcext:value-type="float">
            <text:p>352</text:p>
          </table:table-cell>
          <table:table-cell table:formula="of:=SQRT([.E141]^2 + [.F141]^2 + [.G141]^2)" office:value-type="float" office:value="375.417434331439" calcext:value-type="float">
            <text:p>375.42</text:p>
          </table:table-cell>
          <table:table-cell table:style-name="ce4" table:formula="of:=[.E141]/[.$H141]" office:value-type="float" office:value="0.347613051675132" calcext:value-type="float">
            <text:p>0.35</text:p>
          </table:table-cell>
          <table:table-cell table:formula="of:=[.F141]/[.$H141]" office:value-type="float" office:value="0.00532740309080663" calcext:value-type="float">
            <text:p>0.01</text:p>
          </table:table-cell>
          <table:table-cell table:formula="of:=[.G141]/[.$H141]" office:value-type="float" office:value="0.937622943981966" calcext:value-type="float">
            <text:p>0.94</text:p>
          </table:table-cell>
          <table:table-cell table:style-name="ce4" table:formula="of:=DEGREES(ATAN2([.I141];[.J141]))" office:value-type="float" office:value="0.878027499472894" calcext:value-type="float">
            <text:p>0.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142]-[.B$1]" office:value-type="float" office:value="117.5" calcext:value-type="float">
            <text:p>117.5</text:p>
          </table:table-cell>
          <table:table-cell table:style-name="Default" table:formula="of:=[.C142]-[.C$1]" office:value-type="float" office:value="-11" calcext:value-type="float">
            <text:p>-11</text:p>
          </table:table-cell>
          <table:table-cell table:style-name="Default" table:formula="of:=[.D142]-[.D$1]" office:value-type="float" office:value="362" calcext:value-type="float">
            <text:p>362</text:p>
          </table:table-cell>
          <table:table-cell table:formula="of:=SQRT([.E142]^2 + [.F142]^2 + [.G142]^2)" office:value-type="float" office:value="380.750902822305" calcext:value-type="float">
            <text:p>380.75</text:p>
          </table:table-cell>
          <table:table-cell table:style-name="ce4" table:formula="of:=[.E142]/[.$H142]" office:value-type="float" office:value="0.308600712773193" calcext:value-type="float">
            <text:p>0.31</text:p>
          </table:table-cell>
          <table:table-cell table:formula="of:=[.F142]/[.$H142]" office:value-type="float" office:value="-0.0288902794936606" calcext:value-type="float">
            <text:p>-0.03</text:p>
          </table:table-cell>
          <table:table-cell table:formula="of:=[.G142]/[.$H142]" office:value-type="float" office:value="0.950752834245923" calcext:value-type="float">
            <text:p>0.95</text:p>
          </table:table-cell>
          <table:table-cell table:style-name="ce4" table:formula="of:=DEGREES(ATAN2([.I142];[.J142]))" office:value-type="float" office:value="-5.34827221143136" calcext:value-type="float">
            <text:p>-5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43]-[.B$1]" office:value-type="float" office:value="132.5" calcext:value-type="float">
            <text:p>132.5</text:p>
          </table:table-cell>
          <table:table-cell table:style-name="Default" table:formula="of:=[.C143]-[.C$1]" office:value-type="float" office:value="-2" calcext:value-type="float">
            <text:p>-2</text:p>
          </table:table-cell>
          <table:table-cell table:style-name="Default" table:formula="of:=[.D143]-[.D$1]" office:value-type="float" office:value="365" calcext:value-type="float">
            <text:p>365</text:p>
          </table:table-cell>
          <table:table-cell table:formula="of:=SQRT([.E143]^2 + [.F143]^2 + [.G143]^2)" office:value-type="float" office:value="388.310764723308" calcext:value-type="float">
            <text:p>388.31</text:p>
          </table:table-cell>
          <table:table-cell table:style-name="ce4" table:formula="of:=[.E143]/[.$H143]" office:value-type="float" office:value="0.341221547371764" calcext:value-type="float">
            <text:p>0.34</text:p>
          </table:table-cell>
          <table:table-cell table:formula="of:=[.F143]/[.$H143]" office:value-type="float" office:value="-0.00515051392259266" calcext:value-type="float">
            <text:p>-0.01</text:p>
          </table:table-cell>
          <table:table-cell table:formula="of:=[.G143]/[.$H143]" office:value-type="float" office:value="0.939968790873161" calcext:value-type="float">
            <text:p>0.94</text:p>
          </table:table-cell>
          <table:table-cell table:style-name="ce4" table:formula="of:=DEGREES(ATAN2([.I143];[.J143]))" office:value-type="float" office:value="-0.864776282290948" calcext:value-type="float">
            <text:p>-0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144]-[.B$1]" office:value-type="float" office:value="136.5" calcext:value-type="float">
            <text:p>136.5</text:p>
          </table:table-cell>
          <table:table-cell table:style-name="Default" table:formula="of:=[.C144]-[.C$1]" office:value-type="float" office:value="-6" calcext:value-type="float">
            <text:p>-6</text:p>
          </table:table-cell>
          <table:table-cell table:style-name="Default" table:formula="of:=[.D144]-[.D$1]" office:value-type="float" office:value="372" calcext:value-type="float">
            <text:p>372</text:p>
          </table:table-cell>
          <table:table-cell table:formula="of:=SQRT([.E144]^2 + [.F144]^2 + [.G144]^2)" office:value-type="float" office:value="396.298183190385" calcext:value-type="float">
            <text:p>396.30</text:p>
          </table:table-cell>
          <table:table-cell table:style-name="ce4" table:formula="of:=[.E144]/[.$H144]" office:value-type="float" office:value="0.344437612358228" calcext:value-type="float">
            <text:p>0.34</text:p>
          </table:table-cell>
          <table:table-cell table:formula="of:=[.F144]/[.$H144]" office:value-type="float" office:value="-0.0151401148289331" calcext:value-type="float">
            <text:p>-0.02</text:p>
          </table:table-cell>
          <table:table-cell table:formula="of:=[.G144]/[.$H144]" office:value-type="float" office:value="0.938687119393853" calcext:value-type="float">
            <text:p>0.94</text:p>
          </table:table-cell>
          <table:table-cell table:style-name="ce4" table:formula="of:=DEGREES(ATAN2([.I144];[.J144]))" office:value-type="float" office:value="-2.51687565693952" calcext:value-type="float">
            <text:p>-2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145]-[.B$1]" office:value-type="float" office:value="141.5" calcext:value-type="float">
            <text:p>141.5</text:p>
          </table:table-cell>
          <table:table-cell table:style-name="Default" table:formula="of:=[.C145]-[.C$1]" office:value-type="float" office:value="-6" calcext:value-type="float">
            <text:p>-6</text:p>
          </table:table-cell>
          <table:table-cell table:style-name="Default" table:formula="of:=[.D145]-[.D$1]" office:value-type="float" office:value="362" calcext:value-type="float">
            <text:p>362</text:p>
          </table:table-cell>
          <table:table-cell table:formula="of:=SQRT([.E145]^2 + [.F145]^2 + [.G145]^2)" office:value-type="float" office:value="388.718728645791" calcext:value-type="float">
            <text:p>388.72</text:p>
          </table:table-cell>
          <table:table-cell table:style-name="ce4" table:formula="of:=[.E145]/[.$H145]" office:value-type="float" office:value="0.364016420029347" calcext:value-type="float">
            <text:p>0.36</text:p>
          </table:table-cell>
          <table:table-cell table:formula="of:=[.F145]/[.$H145]" office:value-type="float" office:value="-0.0154353252309264" calcext:value-type="float">
            <text:p>-0.02</text:p>
          </table:table-cell>
          <table:table-cell table:formula="of:=[.G145]/[.$H145]" office:value-type="float" office:value="0.931264622265891" calcext:value-type="float">
            <text:p>0.93</text:p>
          </table:table-cell>
          <table:table-cell table:style-name="ce4" table:formula="of:=DEGREES(ATAN2([.I145];[.J145]))" office:value-type="float" office:value="-2.42804850510914" calcext:value-type="float">
            <text:p>-2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18" calcext:value-type="float">
            <text:p>518</text:p>
          </table:table-cell>
          <table:table-cell table:style-name="Default" table:formula="of:=[.B146]-[.B$1]" office:value-type="float" office:value="128.5" calcext:value-type="float">
            <text:p>128.5</text:p>
          </table:table-cell>
          <table:table-cell table:style-name="Default" table:formula="of:=[.C146]-[.C$1]" office:value-type="float" office:value="-12" calcext:value-type="float">
            <text:p>-12</text:p>
          </table:table-cell>
          <table:table-cell table:style-name="Default" table:formula="of:=[.D146]-[.D$1]" office:value-type="float" office:value="382" calcext:value-type="float">
            <text:p>382</text:p>
          </table:table-cell>
          <table:table-cell table:formula="of:=SQRT([.E146]^2 + [.F146]^2 + [.G146]^2)" office:value-type="float" office:value="403.21241300337" calcext:value-type="float">
            <text:p>403.21</text:p>
          </table:table-cell>
          <table:table-cell table:style-name="ce4" table:formula="of:=[.E146]/[.$H146]" office:value-type="float" office:value="0.318690585547341" calcext:value-type="float">
            <text:p>0.32</text:p>
          </table:table-cell>
          <table:table-cell table:formula="of:=[.F146]/[.$H146]" office:value-type="float" office:value="-0.0297609885336038" calcext:value-type="float">
            <text:p>-0.03</text:p>
          </table:table-cell>
          <table:table-cell table:formula="of:=[.G146]/[.$H146]" office:value-type="float" office:value="0.94739146831972" calcext:value-type="float">
            <text:p>0.95</text:p>
          </table:table-cell>
          <table:table-cell table:style-name="ce4" table:formula="of:=DEGREES(ATAN2([.I146];[.J146]))" office:value-type="float" office:value="-5.33510574065573" calcext:value-type="float">
            <text:p>-5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47]-[.B$1]" office:value-type="float" office:value="130.5" calcext:value-type="float">
            <text:p>130.5</text:p>
          </table:table-cell>
          <table:table-cell table:style-name="Default" table:formula="of:=[.C147]-[.C$1]" office:value-type="float" office:value="-15" calcext:value-type="float">
            <text:p>-15</text:p>
          </table:table-cell>
          <table:table-cell table:style-name="Default" table:formula="of:=[.D147]-[.D$1]" office:value-type="float" office:value="364" calcext:value-type="float">
            <text:p>364</text:p>
          </table:table-cell>
          <table:table-cell table:formula="of:=SQRT([.E147]^2 + [.F147]^2 + [.G147]^2)" office:value-type="float" office:value="386.977066503947" calcext:value-type="float">
            <text:p>386.98</text:p>
          </table:table-cell>
          <table:table-cell table:style-name="ce4" table:formula="of:=[.E147]/[.$H147]" office:value-type="float" office:value="0.337229286425089" calcext:value-type="float">
            <text:p>0.34</text:p>
          </table:table-cell>
          <table:table-cell table:formula="of:=[.F147]/[.$H147]" office:value-type="float" office:value="-0.0387619869454125" calcext:value-type="float">
            <text:p>-0.04</text:p>
          </table:table-cell>
          <table:table-cell table:formula="of:=[.G147]/[.$H147]" office:value-type="float" office:value="0.940624216542009" calcext:value-type="float">
            <text:p>0.94</text:p>
          </table:table-cell>
          <table:table-cell table:style-name="ce4" table:formula="of:=DEGREES(ATAN2([.I147];[.J147]))" office:value-type="float" office:value="-6.55694649816339" calcext:value-type="float">
            <text:p>-6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48]-[.B$1]" office:value-type="float" office:value="129.5" calcext:value-type="float">
            <text:p>129.5</text:p>
          </table:table-cell>
          <table:table-cell table:style-name="Default" table:formula="of:=[.C148]-[.C$1]" office:value-type="float" office:value="-4" calcext:value-type="float">
            <text:p>-4</text:p>
          </table:table-cell>
          <table:table-cell table:style-name="Default" table:formula="of:=[.D148]-[.D$1]" office:value-type="float" office:value="365" calcext:value-type="float">
            <text:p>365</text:p>
          </table:table-cell>
          <table:table-cell table:formula="of:=SQRT([.E148]^2 + [.F148]^2 + [.G148]^2)" office:value-type="float" office:value="387.312858035981" calcext:value-type="float">
            <text:p>387.31</text:p>
          </table:table-cell>
          <table:table-cell table:style-name="ce4" table:formula="of:=[.E148]/[.$H148]" office:value-type="float" office:value="0.334355024144253" calcext:value-type="float">
            <text:p>0.33</text:p>
          </table:table-cell>
          <table:table-cell table:formula="of:=[.F148]/[.$H148]" office:value-type="float" office:value="-0.010327568313336" calcext:value-type="float">
            <text:p>-0.01</text:p>
          </table:table-cell>
          <table:table-cell table:formula="of:=[.G148]/[.$H148]" office:value-type="float" office:value="0.942390608591909" calcext:value-type="float">
            <text:p>0.94</text:p>
          </table:table-cell>
          <table:table-cell table:style-name="ce4" table:formula="of:=DEGREES(ATAN2([.I148];[.J148]))" office:value-type="float" office:value="-1.76919130604661" calcext:value-type="float">
            <text:p>-1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149]-[.B$1]" office:value-type="float" office:value="136.5" calcext:value-type="float">
            <text:p>136.5</text:p>
          </table:table-cell>
          <table:table-cell table:style-name="Default" table:formula="of:=[.C149]-[.C$1]" office:value-type="float" office:value="1" calcext:value-type="float">
            <text:p>1</text:p>
          </table:table-cell>
          <table:table-cell table:style-name="Default" table:formula="of:=[.D149]-[.D$1]" office:value-type="float" office:value="367" calcext:value-type="float">
            <text:p>367</text:p>
          </table:table-cell>
          <table:table-cell table:formula="of:=SQRT([.E149]^2 + [.F149]^2 + [.G149]^2)" office:value-type="float" office:value="391.563851753453" calcext:value-type="float">
            <text:p>391.56</text:p>
          </table:table-cell>
          <table:table-cell table:style-name="ce4" table:formula="of:=[.E149]/[.$H149]" office:value-type="float" office:value="0.348602148509732" calcext:value-type="float">
            <text:p>0.35</text:p>
          </table:table-cell>
          <table:table-cell table:formula="of:=[.F149]/[.$H149]" office:value-type="float" office:value="0.00255386189384419" calcext:value-type="float">
            <text:p>0.00</text:p>
          </table:table-cell>
          <table:table-cell table:formula="of:=[.G149]/[.$H149]" office:value-type="float" office:value="0.937267315040819" calcext:value-type="float">
            <text:p>0.94</text:p>
          </table:table-cell>
          <table:table-cell table:style-name="ce4" table:formula="of:=DEGREES(ATAN2([.I149];[.J149]))" office:value-type="float" office:value="0.41974179133533" calcext:value-type="float">
            <text:p>0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9" calcext:value-type="float">
            <text:p>509</text:p>
          </table:table-cell>
          <table:table-cell table:style-name="Default" table:formula="of:=[.B150]-[.B$1]" office:value-type="float" office:value="135.5" calcext:value-type="float">
            <text:p>135.5</text:p>
          </table:table-cell>
          <table:table-cell table:style-name="Default" table:formula="of:=[.C150]-[.C$1]" office:value-type="float" office:value="-5" calcext:value-type="float">
            <text:p>-5</text:p>
          </table:table-cell>
          <table:table-cell table:style-name="Default" table:formula="of:=[.D150]-[.D$1]" office:value-type="float" office:value="373" calcext:value-type="float">
            <text:p>373</text:p>
          </table:table-cell>
          <table:table-cell table:formula="of:=SQRT([.E150]^2 + [.F150]^2 + [.G150]^2)" office:value-type="float" office:value="396.880649566088" calcext:value-type="float">
            <text:p>396.88</text:p>
          </table:table-cell>
          <table:table-cell table:style-name="ce4" table:formula="of:=[.E150]/[.$H150]" office:value-type="float" office:value="0.341412462784827" calcext:value-type="float">
            <text:p>0.34</text:p>
          </table:table-cell>
          <table:table-cell table:formula="of:=[.F150]/[.$H150]" office:value-type="float" office:value="-0.0125982458592187" calcext:value-type="float">
            <text:p>-0.01</text:p>
          </table:table-cell>
          <table:table-cell table:formula="of:=[.G150]/[.$H150]" office:value-type="float" office:value="0.939829141097716" calcext:value-type="float">
            <text:p>0.94</text:p>
          </table:table-cell>
          <table:table-cell table:style-name="ce4" table:formula="of:=DEGREES(ATAN2([.I150];[.J150]))" office:value-type="float" office:value="-2.11327658239131" calcext:value-type="float">
            <text:p>-2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10" calcext:value-type="float">
            <text:p>510</text:p>
          </table:table-cell>
          <table:table-cell table:style-name="Default" table:formula="of:=[.B151]-[.B$1]" office:value-type="float" office:value="124.5" calcext:value-type="float">
            <text:p>124.5</text:p>
          </table:table-cell>
          <table:table-cell table:style-name="Default" table:formula="of:=[.C151]-[.C$1]" office:value-type="float" office:value="-9" calcext:value-type="float">
            <text:p>-9</text:p>
          </table:table-cell>
          <table:table-cell table:style-name="Default" table:formula="of:=[.D151]-[.D$1]" office:value-type="float" office:value="374" calcext:value-type="float">
            <text:p>374</text:p>
          </table:table-cell>
          <table:table-cell table:formula="of:=SQRT([.E151]^2 + [.F151]^2 + [.G151]^2)" office:value-type="float" office:value="394.280674139629" calcext:value-type="float">
            <text:p>394.28</text:p>
          </table:table-cell>
          <table:table-cell table:style-name="ce4" table:formula="of:=[.E151]/[.$H151]" office:value-type="float" office:value="0.315764905981443" calcext:value-type="float">
            <text:p>0.32</text:p>
          </table:table-cell>
          <table:table-cell table:formula="of:=[.F151]/[.$H151]" office:value-type="float" office:value="-0.0228263787456465" calcext:value-type="float">
            <text:p>-0.02</text:p>
          </table:table-cell>
          <table:table-cell table:formula="of:=[.G151]/[.$H151]" office:value-type="float" office:value="0.948562850096866" calcext:value-type="float">
            <text:p>0.95</text:p>
          </table:table-cell>
          <table:table-cell table:style-name="ce4" table:formula="of:=DEGREES(ATAN2([.I151];[.J151]))" office:value-type="float" office:value="-4.13467137373642" calcext:value-type="float">
            <text:p>-4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152]-[.B$1]" office:value-type="float" office:value="133.5" calcext:value-type="float">
            <text:p>133.5</text:p>
          </table:table-cell>
          <table:table-cell table:style-name="Default" table:formula="of:=[.C152]-[.C$1]" office:value-type="float" office:value="-5" calcext:value-type="float">
            <text:p>-5</text:p>
          </table:table-cell>
          <table:table-cell table:style-name="Default" table:formula="of:=[.D152]-[.D$1]" office:value-type="float" office:value="370" calcext:value-type="float">
            <text:p>370</text:p>
          </table:table-cell>
          <table:table-cell table:formula="of:=SQRT([.E152]^2 + [.F152]^2 + [.G152]^2)" office:value-type="float" office:value="393.379269916451" calcext:value-type="float">
            <text:p>393.38</text:p>
          </table:table-cell>
          <table:table-cell table:style-name="ce4" table:formula="of:=[.E152]/[.$H152]" office:value-type="float" office:value="0.339367145676878" calcext:value-type="float">
            <text:p>0.34</text:p>
          </table:table-cell>
          <table:table-cell table:formula="of:=[.F152]/[.$H152]" office:value-type="float" office:value="-0.012710379987898" calcext:value-type="float">
            <text:p>-0.01</text:p>
          </table:table-cell>
          <table:table-cell table:formula="of:=[.G152]/[.$H152]" office:value-type="float" office:value="0.940568119104455" calcext:value-type="float">
            <text:p>0.94</text:p>
          </table:table-cell>
          <table:table-cell table:style-name="ce4" table:formula="of:=DEGREES(ATAN2([.I152];[.J152]))" office:value-type="float" office:value="-2.14490680373229" calcext:value-type="float">
            <text:p>-2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153]-[.B$1]" office:value-type="float" office:value="124.5" calcext:value-type="float">
            <text:p>124.5</text:p>
          </table:table-cell>
          <table:table-cell table:style-name="Default" table:formula="of:=[.C153]-[.C$1]" office:value-type="float" office:value="-16" calcext:value-type="float">
            <text:p>-16</text:p>
          </table:table-cell>
          <table:table-cell table:style-name="Default" table:formula="of:=[.D153]-[.D$1]" office:value-type="float" office:value="372" calcext:value-type="float">
            <text:p>372</text:p>
          </table:table-cell>
          <table:table-cell table:formula="of:=SQRT([.E153]^2 + [.F153]^2 + [.G153]^2)" office:value-type="float" office:value="392.606991786952" calcext:value-type="float">
            <text:p>392.61</text:p>
          </table:table-cell>
          <table:table-cell table:style-name="ce4" table:formula="of:=[.E153]/[.$H153]" office:value-type="float" office:value="0.317111010767632" calcext:value-type="float">
            <text:p>0.32</text:p>
          </table:table-cell>
          <table:table-cell table:formula="of:=[.F153]/[.$H153]" office:value-type="float" office:value="-0.0407532222673263" calcext:value-type="float">
            <text:p>-0.04</text:p>
          </table:table-cell>
          <table:table-cell table:formula="of:=[.G153]/[.$H153]" office:value-type="float" office:value="0.947512417715335" calcext:value-type="float">
            <text:p>0.95</text:p>
          </table:table-cell>
          <table:table-cell table:style-name="ce4" table:formula="of:=DEGREES(ATAN2([.I153];[.J153]))" office:value-type="float" office:value="-7.3231728990536" calcext:value-type="float">
            <text:p>-7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54]-[.B$1]" office:value-type="float" office:value="132.5" calcext:value-type="float">
            <text:p>132.5</text:p>
          </table:table-cell>
          <table:table-cell table:style-name="Default" table:formula="of:=[.C154]-[.C$1]" office:value-type="float" office:value="-4" calcext:value-type="float">
            <text:p>-4</text:p>
          </table:table-cell>
          <table:table-cell table:style-name="Default" table:formula="of:=[.D154]-[.D$1]" office:value-type="float" office:value="365" calcext:value-type="float">
            <text:p>365</text:p>
          </table:table-cell>
          <table:table-cell table:formula="of:=SQRT([.E154]^2 + [.F154]^2 + [.G154]^2)" office:value-type="float" office:value="388.326215957666" calcext:value-type="float">
            <text:p>388.33</text:p>
          </table:table-cell>
          <table:table-cell table:style-name="ce4" table:formula="of:=[.E154]/[.$H154]" office:value-type="float" office:value="0.341207970399929" calcext:value-type="float">
            <text:p>0.34</text:p>
          </table:table-cell>
          <table:table-cell table:formula="of:=[.F154]/[.$H154]" office:value-type="float" office:value="-0.0103006179743375" calcext:value-type="float">
            <text:p>-0.01</text:p>
          </table:table-cell>
          <table:table-cell table:formula="of:=[.G154]/[.$H154]" office:value-type="float" office:value="0.939931390158296" calcext:value-type="float">
            <text:p>0.94</text:p>
          </table:table-cell>
          <table:table-cell table:style-name="ce4" table:formula="of:=DEGREES(ATAN2([.I154];[.J154]))" office:value-type="float" office:value="-1.7291587441593" calcext:value-type="float">
            <text:p>-1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90" calcext:value-type="float">
            <text:p>490</text:p>
          </table:table-cell>
          <table:table-cell table:style-name="Default" table:formula="of:=[.B155]-[.B$1]" office:value-type="float" office:value="135.5" calcext:value-type="float">
            <text:p>135.5</text:p>
          </table:table-cell>
          <table:table-cell table:style-name="Default" table:formula="of:=[.C155]-[.C$1]" office:value-type="float" office:value="-12" calcext:value-type="float">
            <text:p>-12</text:p>
          </table:table-cell>
          <table:table-cell table:style-name="Default" table:formula="of:=[.D155]-[.D$1]" office:value-type="float" office:value="354" calcext:value-type="float">
            <text:p>354</text:p>
          </table:table-cell>
          <table:table-cell table:formula="of:=SQRT([.E155]^2 + [.F155]^2 + [.G155]^2)" office:value-type="float" office:value="379.236403843302" calcext:value-type="float">
            <text:p>379.24</text:p>
          </table:table-cell>
          <table:table-cell table:style-name="ce4" table:formula="of:=[.E155]/[.$H155]" office:value-type="float" office:value="0.357296922517986" calcext:value-type="float">
            <text:p>0.36</text:p>
          </table:table-cell>
          <table:table-cell table:formula="of:=[.F155]/[.$H155]" office:value-type="float" office:value="-0.0316425318835117" calcext:value-type="float">
            <text:p>-0.03</text:p>
          </table:table-cell>
          <table:table-cell table:formula="of:=[.G155]/[.$H155]" office:value-type="float" office:value="0.933454690563595" calcext:value-type="float">
            <text:p>0.93</text:p>
          </table:table-cell>
          <table:table-cell table:style-name="ce4" table:formula="of:=DEGREES(ATAN2([.I155];[.J155]))" office:value-type="float" office:value="-5.06096144312732" calcext:value-type="float">
            <text:p>-5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156]-[.B$1]" office:value-type="float" office:value="129.5" calcext:value-type="float">
            <text:p>129.5</text:p>
          </table:table-cell>
          <table:table-cell table:style-name="Default" table:formula="of:=[.C156]-[.C$1]" office:value-type="float" office:value="-6" calcext:value-type="float">
            <text:p>-6</text:p>
          </table:table-cell>
          <table:table-cell table:style-name="Default" table:formula="of:=[.D156]-[.D$1]" office:value-type="float" office:value="367" calcext:value-type="float">
            <text:p>367</text:p>
          </table:table-cell>
          <table:table-cell table:formula="of:=SQRT([.E156]^2 + [.F156]^2 + [.G156]^2)" office:value-type="float" office:value="389.223907282171" calcext:value-type="float">
            <text:p>389.22</text:p>
          </table:table-cell>
          <table:table-cell table:style-name="ce4" table:formula="of:=[.E156]/[.$H156]" office:value-type="float" office:value="0.332713375455938" calcext:value-type="float">
            <text:p>0.33</text:p>
          </table:table-cell>
          <table:table-cell table:formula="of:=[.F156]/[.$H156]" office:value-type="float" office:value="-0.015415291526916" calcext:value-type="float">
            <text:p>-0.02</text:p>
          </table:table-cell>
          <table:table-cell table:formula="of:=[.G156]/[.$H156]" office:value-type="float" office:value="0.942901998396364" calcext:value-type="float">
            <text:p>0.94</text:p>
          </table:table-cell>
          <table:table-cell table:style-name="ce4" table:formula="of:=DEGREES(ATAN2([.I156];[.J156]))" office:value-type="float" office:value="-2.6527336253271" calcext:value-type="float">
            <text:p>-2.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157]-[.B$1]" office:value-type="float" office:value="129.5" calcext:value-type="float">
            <text:p>129.5</text:p>
          </table:table-cell>
          <table:table-cell table:style-name="Default" table:formula="of:=[.C157]-[.C$1]" office:value-type="float" office:value="3" calcext:value-type="float">
            <text:p>3</text:p>
          </table:table-cell>
          <table:table-cell table:style-name="Default" table:formula="of:=[.D157]-[.D$1]" office:value-type="float" office:value="367" calcext:value-type="float">
            <text:p>367</text:p>
          </table:table-cell>
          <table:table-cell table:formula="of:=SQRT([.E157]^2 + [.F157]^2 + [.G157]^2)" office:value-type="float" office:value="389.189221330704" calcext:value-type="float">
            <text:p>389.19</text:p>
          </table:table-cell>
          <table:table-cell table:style-name="ce4" table:formula="of:=[.E157]/[.$H157]" office:value-type="float" office:value="0.332743028075694" calcext:value-type="float">
            <text:p>0.33</text:p>
          </table:table-cell>
          <table:table-cell table:formula="of:=[.F157]/[.$H157]" office:value-type="float" office:value="0.00770833269673422" calcext:value-type="float">
            <text:p>0.01</text:p>
          </table:table-cell>
          <table:table-cell table:formula="of:=[.G157]/[.$H157]" office:value-type="float" office:value="0.94298603323382" calcext:value-type="float">
            <text:p>0.94</text:p>
          </table:table-cell>
          <table:table-cell table:style-name="ce4" table:formula="of:=DEGREES(ATAN2([.I157];[.J157]))" office:value-type="float" office:value="1.3270779908741" calcext:value-type="float">
            <text:p>1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58]-[.B$1]" office:value-type="float" office:value="127.5" calcext:value-type="float">
            <text:p>127.5</text:p>
          </table:table-cell>
          <table:table-cell table:style-name="Default" table:formula="of:=[.C158]-[.C$1]" office:value-type="float" office:value="-9" calcext:value-type="float">
            <text:p>-9</text:p>
          </table:table-cell>
          <table:table-cell table:style-name="Default" table:formula="of:=[.D158]-[.D$1]" office:value-type="float" office:value="365" calcext:value-type="float">
            <text:p>365</text:p>
          </table:table-cell>
          <table:table-cell table:formula="of:=SQRT([.E158]^2 + [.F158]^2 + [.G158]^2)" office:value-type="float" office:value="386.73278888659" calcext:value-type="float">
            <text:p>386.73</text:p>
          </table:table-cell>
          <table:table-cell table:style-name="ce4" table:formula="of:=[.E158]/[.$H158]" office:value-type="float" office:value="0.329685001282344" calcext:value-type="float">
            <text:p>0.33</text:p>
          </table:table-cell>
          <table:table-cell table:formula="of:=[.F158]/[.$H158]" office:value-type="float" office:value="-0.0232718824434596" calcext:value-type="float">
            <text:p>-0.02</text:p>
          </table:table-cell>
          <table:table-cell table:formula="of:=[.G158]/[.$H158]" office:value-type="float" office:value="0.943804121318083" calcext:value-type="float">
            <text:p>0.94</text:p>
          </table:table-cell>
          <table:table-cell table:style-name="ce4" table:formula="of:=DEGREES(ATAN2([.I158];[.J158]))" office:value-type="float" office:value="-4.03771062097712" calcext:value-type="float">
            <text:p>-4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159]-[.B$1]" office:value-type="float" office:value="124.5" calcext:value-type="float">
            <text:p>124.5</text:p>
          </table:table-cell>
          <table:table-cell table:style-name="Default" table:formula="of:=[.C159]-[.C$1]" office:value-type="float" office:value="3" calcext:value-type="float">
            <text:p>3</text:p>
          </table:table-cell>
          <table:table-cell table:style-name="Default" table:formula="of:=[.D159]-[.D$1]" office:value-type="float" office:value="367" calcext:value-type="float">
            <text:p>367</text:p>
          </table:table-cell>
          <table:table-cell table:formula="of:=SQRT([.E159]^2 + [.F159]^2 + [.G159]^2)" office:value-type="float" office:value="387.554189759316" calcext:value-type="float">
            <text:p>387.55</text:p>
          </table:table-cell>
          <table:table-cell table:style-name="ce4" table:formula="of:=[.E159]/[.$H159]" office:value-type="float" office:value="0.321245398165657" calcext:value-type="float">
            <text:p>0.32</text:p>
          </table:table-cell>
          <table:table-cell table:formula="of:=[.F159]/[.$H159]" office:value-type="float" office:value="0.00774085296784715" calcext:value-type="float">
            <text:p>0.01</text:p>
          </table:table-cell>
          <table:table-cell table:formula="of:=[.G159]/[.$H159]" office:value-type="float" office:value="0.946964346399968" calcext:value-type="float">
            <text:p>0.95</text:p>
          </table:table-cell>
          <table:table-cell table:style-name="ce4" table:formula="of:=DEGREES(ATAN2([.I159];[.J159]))" office:value-type="float" office:value="1.38035407344445" calcext:value-type="float">
            <text:p>1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160]-[.B$1]" office:value-type="float" office:value="130.5" calcext:value-type="float">
            <text:p>130.5</text:p>
          </table:table-cell>
          <table:table-cell table:style-name="Default" table:formula="of:=[.C160]-[.C$1]" office:value-type="float" office:value="-15" calcext:value-type="float">
            <text:p>-15</text:p>
          </table:table-cell>
          <table:table-cell table:style-name="Default" table:formula="of:=[.D160]-[.D$1]" office:value-type="float" office:value="370" calcext:value-type="float">
            <text:p>370</text:p>
          </table:table-cell>
          <table:table-cell table:formula="of:=SQRT([.E160]^2 + [.F160]^2 + [.G160]^2)" office:value-type="float" office:value="392.626094395164" calcext:value-type="float">
            <text:p>392.63</text:p>
          </table:table-cell>
          <table:table-cell table:style-name="ce4" table:formula="of:=[.E160]/[.$H160]" office:value-type="float" office:value="0.332377297033795" calcext:value-type="float">
            <text:p>0.33</text:p>
          </table:table-cell>
          <table:table-cell table:formula="of:=[.F160]/[.$H160]" office:value-type="float" office:value="-0.0382042870153787" calcext:value-type="float">
            <text:p>-0.04</text:p>
          </table:table-cell>
          <table:table-cell table:formula="of:=[.G160]/[.$H160]" office:value-type="float" office:value="0.942372413046008" calcext:value-type="float">
            <text:p>0.94</text:p>
          </table:table-cell>
          <table:table-cell table:style-name="ce4" table:formula="of:=DEGREES(ATAN2([.I160];[.J160]))" office:value-type="float" office:value="-6.55694649816339" calcext:value-type="float">
            <text:p>-6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161]-[.B$1]" office:value-type="float" office:value="136.5" calcext:value-type="float">
            <text:p>136.5</text:p>
          </table:table-cell>
          <table:table-cell table:style-name="Default" table:formula="of:=[.C161]-[.C$1]" office:value-type="float" office:value="1" calcext:value-type="float">
            <text:p>1</text:p>
          </table:table-cell>
          <table:table-cell table:style-name="Default" table:formula="of:=[.D161]-[.D$1]" office:value-type="float" office:value="367" calcext:value-type="float">
            <text:p>367</text:p>
          </table:table-cell>
          <table:table-cell table:formula="of:=SQRT([.E161]^2 + [.F161]^2 + [.G161]^2)" office:value-type="float" office:value="391.563851753453" calcext:value-type="float">
            <text:p>391.56</text:p>
          </table:table-cell>
          <table:table-cell table:style-name="ce4" table:formula="of:=[.E161]/[.$H161]" office:value-type="float" office:value="0.348602148509732" calcext:value-type="float">
            <text:p>0.35</text:p>
          </table:table-cell>
          <table:table-cell table:formula="of:=[.F161]/[.$H161]" office:value-type="float" office:value="0.00255386189384419" calcext:value-type="float">
            <text:p>0.00</text:p>
          </table:table-cell>
          <table:table-cell table:formula="of:=[.G161]/[.$H161]" office:value-type="float" office:value="0.937267315040819" calcext:value-type="float">
            <text:p>0.94</text:p>
          </table:table-cell>
          <table:table-cell table:style-name="ce4" table:formula="of:=DEGREES(ATAN2([.I161];[.J161]))" office:value-type="float" office:value="0.41974179133533" calcext:value-type="float">
            <text:p>0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162]-[.B$1]" office:value-type="float" office:value="133.5" calcext:value-type="float">
            <text:p>133.5</text:p>
          </table:table-cell>
          <table:table-cell table:style-name="Default" table:formula="of:=[.C162]-[.C$1]" office:value-type="float" office:value="-12" calcext:value-type="float">
            <text:p>-12</text:p>
          </table:table-cell>
          <table:table-cell table:style-name="Default" table:formula="of:=[.D162]-[.D$1]" office:value-type="float" office:value="361" calcext:value-type="float">
            <text:p>361</text:p>
          </table:table-cell>
          <table:table-cell table:formula="of:=SQRT([.E162]^2 + [.F162]^2 + [.G162]^2)" office:value-type="float" office:value="385.080835669603" calcext:value-type="float">
            <text:p>385.08</text:p>
          </table:table-cell>
          <table:table-cell table:style-name="ce4" table:formula="of:=[.E162]/[.$H162]" office:value-type="float" office:value="0.346680456761401" calcext:value-type="float">
            <text:p>0.35</text:p>
          </table:table-cell>
          <table:table-cell table:formula="of:=[.F162]/[.$H162]" office:value-type="float" office:value="-0.0311622882482158" calcext:value-type="float">
            <text:p>-0.03</text:p>
          </table:table-cell>
          <table:table-cell table:formula="of:=[.G162]/[.$H162]" office:value-type="float" office:value="0.937465504800492" calcext:value-type="float">
            <text:p>0.94</text:p>
          </table:table-cell>
          <table:table-cell table:style-name="ce4" table:formula="of:=DEGREES(ATAN2([.I162];[.J162]))" office:value-type="float" office:value="-5.13637849242773" calcext:value-type="float">
            <text:p>-5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163]-[.B$1]" office:value-type="float" office:value="128.5" calcext:value-type="float">
            <text:p>128.5</text:p>
          </table:table-cell>
          <table:table-cell table:style-name="Default" table:formula="of:=[.C163]-[.C$1]" office:value-type="float" office:value="-8" calcext:value-type="float">
            <text:p>-8</text:p>
          </table:table-cell>
          <table:table-cell table:style-name="Default" table:formula="of:=[.D163]-[.D$1]" office:value-type="float" office:value="359" calcext:value-type="float">
            <text:p>359</text:p>
          </table:table-cell>
          <table:table-cell table:formula="of:=SQRT([.E163]^2 + [.F163]^2 + [.G163]^2)" office:value-type="float" office:value="381.388581370759" calcext:value-type="float">
            <text:p>381.39</text:p>
          </table:table-cell>
          <table:table-cell table:style-name="ce4" table:formula="of:=[.E163]/[.$H163]" office:value-type="float" office:value="0.336926710123713" calcext:value-type="float">
            <text:p>0.34</text:p>
          </table:table-cell>
          <table:table-cell table:formula="of:=[.F163]/[.$H163]" office:value-type="float" office:value="-0.0209759819532273" calcext:value-type="float">
            <text:p>-0.02</text:p>
          </table:table-cell>
          <table:table-cell table:formula="of:=[.G163]/[.$H163]" office:value-type="float" office:value="0.941297190151075" calcext:value-type="float">
            <text:p>0.94</text:p>
          </table:table-cell>
          <table:table-cell table:style-name="ce4" table:formula="of:=DEGREES(ATAN2([.I163];[.J163]))" office:value-type="float" office:value="-3.56245458372015" calcext:value-type="float">
            <text:p>-3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164]-[.B$1]" office:value-type="float" office:value="138.5" calcext:value-type="float">
            <text:p>138.5</text:p>
          </table:table-cell>
          <table:table-cell table:style-name="Default" table:formula="of:=[.C164]-[.C$1]" office:value-type="float" office:value="0" calcext:value-type="float">
            <text:p>0</text:p>
          </table:table-cell>
          <table:table-cell table:style-name="Default" table:formula="of:=[.D164]-[.D$1]" office:value-type="float" office:value="370" calcext:value-type="float">
            <text:p>370</text:p>
          </table:table-cell>
          <table:table-cell table:formula="of:=SQRT([.E164]^2 + [.F164]^2 + [.G164]^2)" office:value-type="float" office:value="395.072461707976" calcext:value-type="float">
            <text:p>395.07</text:p>
          </table:table-cell>
          <table:table-cell table:style-name="ce4" table:formula="of:=[.E164]/[.$H164]" office:value-type="float" office:value="0.350568600507455" calcext:value-type="float">
            <text:p>0.35</text:p>
          </table:table-cell>
          <table:table-cell table:formula="of:=[.F164]/[.$H164]" office:value-type="float" office:value="0" calcext:value-type="float">
            <text:p>0.00</text:p>
          </table:table-cell>
          <table:table-cell table:formula="of:=[.G164]/[.$H164]" office:value-type="float" office:value="0.936537055507279" calcext:value-type="float">
            <text:p>0.94</text:p>
          </table:table-cell>
          <table:table-cell table:style-name="ce4" table:formula="of:=DEGREES(ATAN2([.I164];[.J164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10" calcext:value-type="float">
            <text:p>510</text:p>
          </table:table-cell>
          <table:table-cell table:style-name="Default" table:formula="of:=[.B165]-[.B$1]" office:value-type="float" office:value="132.5" calcext:value-type="float">
            <text:p>132.5</text:p>
          </table:table-cell>
          <table:table-cell table:style-name="Default" table:formula="of:=[.C165]-[.C$1]" office:value-type="float" office:value="-6" calcext:value-type="float">
            <text:p>-6</text:p>
          </table:table-cell>
          <table:table-cell table:style-name="Default" table:formula="of:=[.D165]-[.D$1]" office:value-type="float" office:value="374" calcext:value-type="float">
            <text:p>374</text:p>
          </table:table-cell>
          <table:table-cell table:formula="of:=SQRT([.E165]^2 + [.F165]^2 + [.G165]^2)" office:value-type="float" office:value="396.82269340349" calcext:value-type="float">
            <text:p>396.82</text:p>
          </table:table-cell>
          <table:table-cell table:style-name="ce4" table:formula="of:=[.E165]/[.$H165]" office:value-type="float" office:value="0.333902274750385" calcext:value-type="float">
            <text:p>0.33</text:p>
          </table:table-cell>
          <table:table-cell table:formula="of:=[.F165]/[.$H165]" office:value-type="float" office:value="-0.0151201030075646" calcext:value-type="float">
            <text:p>-0.02</text:p>
          </table:table-cell>
          <table:table-cell table:formula="of:=[.G165]/[.$H165]" office:value-type="float" office:value="0.942486420804862" calcext:value-type="float">
            <text:p>0.94</text:p>
          </table:table-cell>
          <table:table-cell table:style-name="ce4" table:formula="of:=DEGREES(ATAN2([.I165];[.J165]))" office:value-type="float" office:value="-2.59275464020034" calcext:value-type="float">
            <text:p>-2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166]-[.B$1]" office:value-type="float" office:value="125.5" calcext:value-type="float">
            <text:p>125.5</text:p>
          </table:table-cell>
          <table:table-cell table:style-name="Default" table:formula="of:=[.C166]-[.C$1]" office:value-type="float" office:value="2" calcext:value-type="float">
            <text:p>2</text:p>
          </table:table-cell>
          <table:table-cell table:style-name="Default" table:formula="of:=[.D166]-[.D$1]" office:value-type="float" office:value="361" calcext:value-type="float">
            <text:p>361</text:p>
          </table:table-cell>
          <table:table-cell table:formula="of:=SQRT([.E166]^2 + [.F166]^2 + [.G166]^2)" office:value-type="float" office:value="382.197919931545" calcext:value-type="float">
            <text:p>382.20</text:p>
          </table:table-cell>
          <table:table-cell table:style-name="ce4" table:formula="of:=[.E166]/[.$H166]" office:value-type="float" office:value="0.32836390114964" calcext:value-type="float">
            <text:p>0.33</text:p>
          </table:table-cell>
          <table:table-cell table:formula="of:=[.F166]/[.$H166]" office:value-type="float" office:value="0.00523289085497434" calcext:value-type="float">
            <text:p>0.01</text:p>
          </table:table-cell>
          <table:table-cell table:formula="of:=[.G166]/[.$H166]" office:value-type="float" office:value="0.944536799322869" calcext:value-type="float">
            <text:p>0.94</text:p>
          </table:table-cell>
          <table:table-cell table:style-name="ce4" table:formula="of:=DEGREES(ATAN2([.I166];[.J166]))" office:value-type="float" office:value="0.913002866815424" calcext:value-type="float">
            <text:p>0.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167]-[.B$1]" office:value-type="float" office:value="129.5" calcext:value-type="float">
            <text:p>129.5</text:p>
          </table:table-cell>
          <table:table-cell table:style-name="Default" table:formula="of:=[.C167]-[.C$1]" office:value-type="float" office:value="-11" calcext:value-type="float">
            <text:p>-11</text:p>
          </table:table-cell>
          <table:table-cell table:style-name="Default" table:formula="of:=[.D167]-[.D$1]" office:value-type="float" office:value="369" calcext:value-type="float">
            <text:p>369</text:p>
          </table:table-cell>
          <table:table-cell table:formula="of:=SQRT([.E167]^2 + [.F167]^2 + [.G167]^2)" office:value-type="float" office:value="391.218928478672" calcext:value-type="float">
            <text:p>391.22</text:p>
          </table:table-cell>
          <table:table-cell table:style-name="ce4" table:formula="of:=[.E167]/[.$H167]" office:value-type="float" office:value="0.331016703367562" calcext:value-type="float">
            <text:p>0.33</text:p>
          </table:table-cell>
          <table:table-cell table:formula="of:=[.F167]/[.$H167]" office:value-type="float" office:value="-0.0281172489346964" calcext:value-type="float">
            <text:p>-0.03</text:p>
          </table:table-cell>
          <table:table-cell table:formula="of:=[.G167]/[.$H167]" office:value-type="float" office:value="0.943205896082088" calcext:value-type="float">
            <text:p>0.94</text:p>
          </table:table-cell>
          <table:table-cell table:style-name="ce4" table:formula="of:=DEGREES(ATAN2([.I167];[.J167]))" office:value-type="float" office:value="-4.85516841720675" calcext:value-type="float">
            <text:p>-4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168]-[.B$1]" office:value-type="float" office:value="125.5" calcext:value-type="float">
            <text:p>125.5</text:p>
          </table:table-cell>
          <table:table-cell table:style-name="Default" table:formula="of:=[.C168]-[.C$1]" office:value-type="float" office:value="0" calcext:value-type="float">
            <text:p>0</text:p>
          </table:table-cell>
          <table:table-cell table:style-name="Default" table:formula="of:=[.D168]-[.D$1]" office:value-type="float" office:value="361" calcext:value-type="float">
            <text:p>361</text:p>
          </table:table-cell>
          <table:table-cell table:formula="of:=SQRT([.E168]^2 + [.F168]^2 + [.G168]^2)" office:value-type="float" office:value="382.192687004867" calcext:value-type="float">
            <text:p>382.19</text:p>
          </table:table-cell>
          <table:table-cell table:style-name="ce4" table:formula="of:=[.E168]/[.$H168]" office:value-type="float" office:value="0.328368397060412" calcext:value-type="float">
            <text:p>0.33</text:p>
          </table:table-cell>
          <table:table-cell table:formula="of:=[.F168]/[.$H168]" office:value-type="float" office:value="0" calcext:value-type="float">
            <text:p>0.00</text:p>
          </table:table-cell>
          <table:table-cell table:formula="of:=[.G168]/[.$H168]" office:value-type="float" office:value="0.944549731783338" calcext:value-type="float">
            <text:p>0.94</text:p>
          </table:table-cell>
          <table:table-cell table:style-name="ce4" table:formula="of:=DEGREES(ATAN2([.I168];[.J168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169]-[.B$1]" office:value-type="float" office:value="134.5" calcext:value-type="float">
            <text:p>134.5</text:p>
          </table:table-cell>
          <table:table-cell table:style-name="Default" table:formula="of:=[.C169]-[.C$1]" office:value-type="float" office:value="-9" calcext:value-type="float">
            <text:p>-9</text:p>
          </table:table-cell>
          <table:table-cell table:style-name="Default" table:formula="of:=[.D169]-[.D$1]" office:value-type="float" office:value="362" calcext:value-type="float">
            <text:p>362</text:p>
          </table:table-cell>
          <table:table-cell table:formula="of:=SQRT([.E169]^2 + [.F169]^2 + [.G169]^2)" office:value-type="float" office:value="386.283898188884" calcext:value-type="float">
            <text:p>386.28</text:p>
          </table:table-cell>
          <table:table-cell table:style-name="ce4" table:formula="of:=[.E169]/[.$H169]" office:value-type="float" office:value="0.348189506812507" calcext:value-type="float">
            <text:p>0.35</text:p>
          </table:table-cell>
          <table:table-cell table:formula="of:=[.F169]/[.$H169]" office:value-type="float" office:value="-0.0232989261064131" calcext:value-type="float">
            <text:p>-0.02</text:p>
          </table:table-cell>
          <table:table-cell table:formula="of:=[.G169]/[.$H169]" office:value-type="float" office:value="0.937134583391282" calcext:value-type="float">
            <text:p>0.94</text:p>
          </table:table-cell>
          <table:table-cell table:style-name="ce4" table:formula="of:=DEGREES(ATAN2([.I169];[.J169]))" office:value-type="float" office:value="-3.82821146847502" calcext:value-type="float">
            <text:p>-3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170]-[.B$1]" office:value-type="float" office:value="128.5" calcext:value-type="float">
            <text:p>128.5</text:p>
          </table:table-cell>
          <table:table-cell table:style-name="Default" table:formula="of:=[.C170]-[.C$1]" office:value-type="float" office:value="-10" calcext:value-type="float">
            <text:p>-10</text:p>
          </table:table-cell>
          <table:table-cell table:style-name="Default" table:formula="of:=[.D170]-[.D$1]" office:value-type="float" office:value="370" calcext:value-type="float">
            <text:p>370</text:p>
          </table:table-cell>
          <table:table-cell table:formula="of:=SQRT([.E170]^2 + [.F170]^2 + [.G170]^2)" office:value-type="float" office:value="391.806393515981" calcext:value-type="float">
            <text:p>391.81</text:p>
          </table:table-cell>
          <table:table-cell table:style-name="ce4" table:formula="of:=[.E170]/[.$H170]" office:value-type="float" office:value="0.327968103957851" calcext:value-type="float">
            <text:p>0.33</text:p>
          </table:table-cell>
          <table:table-cell table:formula="of:=[.F170]/[.$H170]" office:value-type="float" office:value="-0.0255228096465254" calcext:value-type="float">
            <text:p>-0.03</text:p>
          </table:table-cell>
          <table:table-cell table:formula="of:=[.G170]/[.$H170]" office:value-type="float" office:value="0.944343956921438" calcext:value-type="float">
            <text:p>0.94</text:p>
          </table:table-cell>
          <table:table-cell table:style-name="ce4" table:formula="of:=DEGREES(ATAN2([.I170];[.J170]))" office:value-type="float" office:value="-4.44984706665593" calcext:value-type="float">
            <text:p>-4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171]-[.B$1]" office:value-type="float" office:value="132.5" calcext:value-type="float">
            <text:p>132.5</text:p>
          </table:table-cell>
          <table:table-cell table:style-name="Default" table:formula="of:=[.C171]-[.C$1]" office:value-type="float" office:value="-6" calcext:value-type="float">
            <text:p>-6</text:p>
          </table:table-cell>
          <table:table-cell table:style-name="Default" table:formula="of:=[.D171]-[.D$1]" office:value-type="float" office:value="369" calcext:value-type="float">
            <text:p>369</text:p>
          </table:table-cell>
          <table:table-cell table:formula="of:=SQRT([.E171]^2 + [.F171]^2 + [.G171]^2)" office:value-type="float" office:value="392.113822760688" calcext:value-type="float">
            <text:p>392.11</text:p>
          </table:table-cell>
          <table:table-cell table:style-name="ce4" table:formula="of:=[.E171]/[.$H171]" office:value-type="float" office:value="0.337912086513886" calcext:value-type="float">
            <text:p>0.34</text:p>
          </table:table-cell>
          <table:table-cell table:formula="of:=[.F171]/[.$H171]" office:value-type="float" office:value="-0.015301679389308" calcext:value-type="float">
            <text:p>-0.02</text:p>
          </table:table-cell>
          <table:table-cell table:formula="of:=[.G171]/[.$H171]" office:value-type="float" office:value="0.941053282442444" calcext:value-type="float">
            <text:p>0.94</text:p>
          </table:table-cell>
          <table:table-cell table:style-name="ce4" table:formula="of:=DEGREES(ATAN2([.I171];[.J171]))" office:value-type="float" office:value="-2.59275464020034" calcext:value-type="float">
            <text:p>-2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72]-[.B$1]" office:value-type="float" office:value="138.5" calcext:value-type="float">
            <text:p>138.5</text:p>
          </table:table-cell>
          <table:table-cell table:style-name="Default" table:formula="of:=[.C172]-[.C$1]" office:value-type="float" office:value="0" calcext:value-type="float">
            <text:p>0</text:p>
          </table:table-cell>
          <table:table-cell table:style-name="Default" table:formula="of:=[.D172]-[.D$1]" office:value-type="float" office:value="364" calcext:value-type="float">
            <text:p>364</text:p>
          </table:table-cell>
          <table:table-cell table:formula="of:=SQRT([.E172]^2 + [.F172]^2 + [.G172]^2)" office:value-type="float" office:value="389.458919528106" calcext:value-type="float">
            <text:p>389.46</text:p>
          </table:table-cell>
          <table:table-cell table:style-name="ce4" table:formula="of:=[.E172]/[.$H172]" office:value-type="float" office:value="0.355621589480645" calcext:value-type="float">
            <text:p>0.36</text:p>
          </table:table-cell>
          <table:table-cell table:formula="of:=[.F172]/[.$H172]" office:value-type="float" office:value="0" calcext:value-type="float">
            <text:p>0.00</text:p>
          </table:table-cell>
          <table:table-cell table:formula="of:=[.G172]/[.$H172]" office:value-type="float" office:value="0.934630025783068" calcext:value-type="float">
            <text:p>0.93</text:p>
          </table:table-cell>
          <table:table-cell table:style-name="ce4" table:formula="of:=DEGREES(ATAN2([.I172];[.J172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1" calcext:value-type="float">
            <text:p>491</text:p>
          </table:table-cell>
          <table:table-cell table:style-name="Default" table:formula="of:=[.B173]-[.B$1]" office:value-type="float" office:value="139.5" calcext:value-type="float">
            <text:p>139.5</text:p>
          </table:table-cell>
          <table:table-cell table:style-name="Default" table:formula="of:=[.C173]-[.C$1]" office:value-type="float" office:value="-4" calcext:value-type="float">
            <text:p>-4</text:p>
          </table:table-cell>
          <table:table-cell table:style-name="Default" table:formula="of:=[.D173]-[.D$1]" office:value-type="float" office:value="355" calcext:value-type="float">
            <text:p>355</text:p>
          </table:table-cell>
          <table:table-cell table:formula="of:=SQRT([.E173]^2 + [.F173]^2 + [.G173]^2)" office:value-type="float" office:value="381.446260959522" calcext:value-type="float">
            <text:p>381.45</text:p>
          </table:table-cell>
          <table:table-cell table:style-name="ce4" table:formula="of:=[.E173]/[.$H173]" office:value-type="float" office:value="0.365713376372047" calcext:value-type="float">
            <text:p>0.37</text:p>
          </table:table-cell>
          <table:table-cell table:formula="of:=[.F173]/[.$H173]" office:value-type="float" office:value="-0.010486405057263" calcext:value-type="float">
            <text:p>-0.01</text:p>
          </table:table-cell>
          <table:table-cell table:formula="of:=[.G173]/[.$H173]" office:value-type="float" office:value="0.930668448832092" calcext:value-type="float">
            <text:p>0.93</text:p>
          </table:table-cell>
          <table:table-cell table:style-name="ce4" table:formula="of:=DEGREES(ATAN2([.I173];[.J173]))" office:value-type="float" office:value="-1.64243970193731" calcext:value-type="float">
            <text:p>-1.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174]-[.B$1]" office:value-type="float" office:value="129.5" calcext:value-type="float">
            <text:p>129.5</text:p>
          </table:table-cell>
          <table:table-cell table:style-name="Default" table:formula="of:=[.C174]-[.C$1]" office:value-type="float" office:value="-4" calcext:value-type="float">
            <text:p>-4</text:p>
          </table:table-cell>
          <table:table-cell table:style-name="Default" table:formula="of:=[.D174]-[.D$1]" office:value-type="float" office:value="362" calcext:value-type="float">
            <text:p>362</text:p>
          </table:table-cell>
          <table:table-cell table:formula="of:=SQRT([.E174]^2 + [.F174]^2 + [.G174]^2)" office:value-type="float" office:value="384.486995878924" calcext:value-type="float">
            <text:p>384.49</text:p>
          </table:table-cell>
          <table:table-cell table:style-name="ce4" table:formula="of:=[.E174]/[.$H174]" office:value-type="float" office:value="0.336812431598544" calcext:value-type="float">
            <text:p>0.34</text:p>
          </table:table-cell>
          <table:table-cell table:formula="of:=[.F174]/[.$H174]" office:value-type="float" office:value="-0.0104034727906886" calcext:value-type="float">
            <text:p>-0.01</text:p>
          </table:table-cell>
          <table:table-cell table:formula="of:=[.G174]/[.$H174]" office:value-type="float" office:value="0.941514287557321" calcext:value-type="float">
            <text:p>0.94</text:p>
          </table:table-cell>
          <table:table-cell table:style-name="ce4" table:formula="of:=DEGREES(ATAN2([.I174];[.J174]))" office:value-type="float" office:value="-1.76919130604661" calcext:value-type="float">
            <text:p>-1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75]-[.B$1]" office:value-type="float" office:value="135.5" calcext:value-type="float">
            <text:p>135.5</text:p>
          </table:table-cell>
          <table:table-cell table:style-name="Default" table:formula="of:=[.C175]-[.C$1]" office:value-type="float" office:value="-5" calcext:value-type="float">
            <text:p>-5</text:p>
          </table:table-cell>
          <table:table-cell table:style-name="Default" table:formula="of:=[.D175]-[.D$1]" office:value-type="float" office:value="364" calcext:value-type="float">
            <text:p>364</text:p>
          </table:table-cell>
          <table:table-cell table:formula="of:=SQRT([.E175]^2 + [.F175]^2 + [.G175]^2)" office:value-type="float" office:value="388.434357388736" calcext:value-type="float">
            <text:p>388.43</text:p>
          </table:table-cell>
          <table:table-cell table:style-name="ce4" table:formula="of:=[.E175]/[.$H175]" office:value-type="float" office:value="0.348836289639526" calcext:value-type="float">
            <text:p>0.35</text:p>
          </table:table-cell>
          <table:table-cell table:formula="of:=[.F175]/[.$H175]" office:value-type="float" office:value="-0.0128721878095766" calcext:value-type="float">
            <text:p>-0.01</text:p>
          </table:table-cell>
          <table:table-cell table:formula="of:=[.G175]/[.$H175]" office:value-type="float" office:value="0.937095272537176" calcext:value-type="float">
            <text:p>0.94</text:p>
          </table:table-cell>
          <table:table-cell table:style-name="ce4" table:formula="of:=DEGREES(ATAN2([.I175];[.J175]))" office:value-type="float" office:value="-2.11327658239131" calcext:value-type="float">
            <text:p>-2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176]-[.B$1]" office:value-type="float" office:value="130.5" calcext:value-type="float">
            <text:p>130.5</text:p>
          </table:table-cell>
          <table:table-cell table:style-name="Default" table:formula="of:=[.C176]-[.C$1]" office:value-type="float" office:value="0" calcext:value-type="float">
            <text:p>0</text:p>
          </table:table-cell>
          <table:table-cell table:style-name="Default" table:formula="of:=[.D176]-[.D$1]" office:value-type="float" office:value="366" calcext:value-type="float">
            <text:p>366</text:p>
          </table:table-cell>
          <table:table-cell table:formula="of:=SQRT([.E176]^2 + [.F176]^2 + [.G176]^2)" office:value-type="float" office:value="388.569491854417" calcext:value-type="float">
            <text:p>388.57</text:p>
          </table:table-cell>
          <table:table-cell table:style-name="ce4" table:formula="of:=[.E176]/[.$H176]" office:value-type="float" office:value="0.335847262164611" calcext:value-type="float">
            <text:p>0.34</text:p>
          </table:table-cell>
          <table:table-cell table:formula="of:=[.F176]/[.$H176]" office:value-type="float" office:value="0" calcext:value-type="float">
            <text:p>0.00</text:p>
          </table:table-cell>
          <table:table-cell table:formula="of:=[.G176]/[.$H176]" office:value-type="float" office:value="0.941916459404195" calcext:value-type="float">
            <text:p>0.94</text:p>
          </table:table-cell>
          <table:table-cell table:style-name="ce4" table:formula="of:=DEGREES(ATAN2([.I176];[.J176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177]-[.B$1]" office:value-type="float" office:value="130.5" calcext:value-type="float">
            <text:p>130.5</text:p>
          </table:table-cell>
          <table:table-cell table:style-name="Default" table:formula="of:=[.C177]-[.C$1]" office:value-type="float" office:value="-15" calcext:value-type="float">
            <text:p>-15</text:p>
          </table:table-cell>
          <table:table-cell table:style-name="Default" table:formula="of:=[.D177]-[.D$1]" office:value-type="float" office:value="366" calcext:value-type="float">
            <text:p>366</text:p>
          </table:table-cell>
          <table:table-cell table:formula="of:=SQRT([.E177]^2 + [.F177]^2 + [.G177]^2)" office:value-type="float" office:value="388.858907574457" calcext:value-type="float">
            <text:p>388.86</text:p>
          </table:table-cell>
          <table:table-cell table:style-name="ce4" table:formula="of:=[.E177]/[.$H177]" office:value-type="float" office:value="0.335597301381125" calcext:value-type="float">
            <text:p>0.34</text:p>
          </table:table-cell>
          <table:table-cell table:formula="of:=[.F177]/[.$H177]" office:value-type="float" office:value="-0.0385744024576006" calcext:value-type="float">
            <text:p>-0.04</text:p>
          </table:table-cell>
          <table:table-cell table:formula="of:=[.G177]/[.$H177]" office:value-type="float" office:value="0.941215419965454" calcext:value-type="float">
            <text:p>0.94</text:p>
          </table:table-cell>
          <table:table-cell table:style-name="ce4" table:formula="of:=DEGREES(ATAN2([.I177];[.J177]))" office:value-type="float" office:value="-6.55694649816339" calcext:value-type="float">
            <text:p>-6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78]-[.B$1]" office:value-type="float" office:value="134.5" calcext:value-type="float">
            <text:p>134.5</text:p>
          </table:table-cell>
          <table:table-cell table:style-name="Default" table:formula="of:=[.C178]-[.C$1]" office:value-type="float" office:value="-9" calcext:value-type="float">
            <text:p>-9</text:p>
          </table:table-cell>
          <table:table-cell table:style-name="Default" table:formula="of:=[.D178]-[.D$1]" office:value-type="float" office:value="365" calcext:value-type="float">
            <text:p>365</text:p>
          </table:table-cell>
          <table:table-cell table:formula="of:=SQRT([.E178]^2 + [.F178]^2 + [.G178]^2)" office:value-type="float" office:value="389.096710343328" calcext:value-type="float">
            <text:p>389.10</text:p>
          </table:table-cell>
          <table:table-cell table:style-name="ce4" table:formula="of:=[.E178]/[.$H178]" office:value-type="float" office:value="0.345672416200386" calcext:value-type="float">
            <text:p>0.35</text:p>
          </table:table-cell>
          <table:table-cell table:formula="of:=[.F178]/[.$H178]" office:value-type="float" office:value="-0.0231304962513269" calcext:value-type="float">
            <text:p>-0.02</text:p>
          </table:table-cell>
          <table:table-cell table:formula="of:=[.G178]/[.$H178]" office:value-type="float" office:value="0.938070125748259" calcext:value-type="float">
            <text:p>0.94</text:p>
          </table:table-cell>
          <table:table-cell table:style-name="ce4" table:formula="of:=DEGREES(ATAN2([.I178];[.J178]))" office:value-type="float" office:value="-3.82821146847502" calcext:value-type="float">
            <text:p>-3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179]-[.B$1]" office:value-type="float" office:value="132.5" calcext:value-type="float">
            <text:p>132.5</text:p>
          </table:table-cell>
          <table:table-cell table:style-name="Default" table:formula="of:=[.C179]-[.C$1]" office:value-type="float" office:value="-9" calcext:value-type="float">
            <text:p>-9</text:p>
          </table:table-cell>
          <table:table-cell table:style-name="Default" table:formula="of:=[.D179]-[.D$1]" office:value-type="float" office:value="362" calcext:value-type="float">
            <text:p>362</text:p>
          </table:table-cell>
          <table:table-cell table:formula="of:=SQRT([.E179]^2 + [.F179]^2 + [.G179]^2)" office:value-type="float" office:value="385.592077200764" calcext:value-type="float">
            <text:p>385.59</text:p>
          </table:table-cell>
          <table:table-cell table:style-name="ce4" table:formula="of:=[.E179]/[.$H179]" office:value-type="float" office:value="0.343627392351768" calcext:value-type="float">
            <text:p>0.34</text:p>
          </table:table-cell>
          <table:table-cell table:formula="of:=[.F179]/[.$H179]" office:value-type="float" office:value="-0.0233407285371012" calcext:value-type="float">
            <text:p>-0.02</text:p>
          </table:table-cell>
          <table:table-cell table:formula="of:=[.G179]/[.$H179]" office:value-type="float" office:value="0.938815970047848" calcext:value-type="float">
            <text:p>0.94</text:p>
          </table:table-cell>
          <table:table-cell table:style-name="ce4" table:formula="of:=DEGREES(ATAN2([.I179];[.J179]))" office:value-type="float" office:value="-3.88582007542088" calcext:value-type="float">
            <text:p>-3.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80]-[.B$1]" office:value-type="float" office:value="129.5" calcext:value-type="float">
            <text:p>129.5</text:p>
          </table:table-cell>
          <table:table-cell table:style-name="Default" table:formula="of:=[.C180]-[.C$1]" office:value-type="float" office:value="-6" calcext:value-type="float">
            <text:p>-6</text:p>
          </table:table-cell>
          <table:table-cell table:style-name="Default" table:formula="of:=[.D180]-[.D$1]" office:value-type="float" office:value="365" calcext:value-type="float">
            <text:p>365</text:p>
          </table:table-cell>
          <table:table-cell table:formula="of:=SQRT([.E180]^2 + [.F180]^2 + [.G180]^2)" office:value-type="float" office:value="387.338676096256" calcext:value-type="float">
            <text:p>387.34</text:p>
          </table:table-cell>
          <table:table-cell table:style-name="ce4" table:formula="of:=[.E180]/[.$H180]" office:value-type="float" office:value="0.334332737709411" calcext:value-type="float">
            <text:p>0.33</text:p>
          </table:table-cell>
          <table:table-cell table:formula="of:=[.F180]/[.$H180]" office:value-type="float" office:value="-0.0154903198938723" calcext:value-type="float">
            <text:p>-0.02</text:p>
          </table:table-cell>
          <table:table-cell table:formula="of:=[.G180]/[.$H180]" office:value-type="float" office:value="0.9423277935439" calcext:value-type="float">
            <text:p>0.94</text:p>
          </table:table-cell>
          <table:table-cell table:style-name="ce4" table:formula="of:=DEGREES(ATAN2([.I180];[.J180]))" office:value-type="float" office:value="-2.6527336253271" calcext:value-type="float">
            <text:p>-2.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93" calcext:value-type="float">
            <text:p>493</text:p>
          </table:table-cell>
          <table:table-cell table:style-name="Default" table:formula="of:=[.B181]-[.B$1]" office:value-type="float" office:value="130.5" calcext:value-type="float">
            <text:p>130.5</text:p>
          </table:table-cell>
          <table:table-cell table:style-name="Default" table:formula="of:=[.C181]-[.C$1]" office:value-type="float" office:value="-5" calcext:value-type="float">
            <text:p>-5</text:p>
          </table:table-cell>
          <table:table-cell table:style-name="Default" table:formula="of:=[.D181]-[.D$1]" office:value-type="float" office:value="357" calcext:value-type="float">
            <text:p>357</text:p>
          </table:table-cell>
          <table:table-cell table:formula="of:=SQRT([.E181]^2 + [.F181]^2 + [.G181]^2)" office:value-type="float" office:value="380.137146303804" calcext:value-type="float">
            <text:p>380.14</text:p>
          </table:table-cell>
          <table:table-cell table:style-name="ce4" table:formula="of:=[.E181]/[.$H181]" office:value-type="float" office:value="0.343297152801018" calcext:value-type="float">
            <text:p>0.34</text:p>
          </table:table-cell>
          <table:table-cell table:formula="of:=[.F181]/[.$H181]" office:value-type="float" office:value="-0.0131531476168972" calcext:value-type="float">
            <text:p>-0.01</text:p>
          </table:table-cell>
          <table:table-cell table:formula="of:=[.G181]/[.$H181]" office:value-type="float" office:value="0.939134739846462" calcext:value-type="float">
            <text:p>0.94</text:p>
          </table:table-cell>
          <table:table-cell table:style-name="ce4" table:formula="of:=DEGREES(ATAN2([.I181];[.J181]))" office:value-type="float" office:value="-2.19416735259871" calcext:value-type="float">
            <text:p>-2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182]-[.B$1]" office:value-type="float" office:value="132.5" calcext:value-type="float">
            <text:p>132.5</text:p>
          </table:table-cell>
          <table:table-cell table:style-name="Default" table:formula="of:=[.C182]-[.C$1]" office:value-type="float" office:value="1" calcext:value-type="float">
            <text:p>1</text:p>
          </table:table-cell>
          <table:table-cell table:style-name="Default" table:formula="of:=[.D182]-[.D$1]" office:value-type="float" office:value="362" calcext:value-type="float">
            <text:p>362</text:p>
          </table:table-cell>
          <table:table-cell table:formula="of:=SQRT([.E182]^2 + [.F182]^2 + [.G182]^2)" office:value-type="float" office:value="385.488326671509" calcext:value-type="float">
            <text:p>385.49</text:p>
          </table:table-cell>
          <table:table-cell table:style-name="ce4" table:formula="of:=[.E182]/[.$H182]" office:value-type="float" office:value="0.343719876407331" calcext:value-type="float">
            <text:p>0.34</text:p>
          </table:table-cell>
          <table:table-cell table:formula="of:=[.F182]/[.$H182]" office:value-type="float" office:value="0.00259411227477231" calcext:value-type="float">
            <text:p>0.00</text:p>
          </table:table-cell>
          <table:table-cell table:formula="of:=[.G182]/[.$H182]" office:value-type="float" office:value="0.939068643467577" calcext:value-type="float">
            <text:p>0.94</text:p>
          </table:table-cell>
          <table:table-cell table:style-name="ce4" table:formula="of:=DEGREES(ATAN2([.I182];[.J182]))" office:value-type="float" office:value="0.432412767537687" calcext:value-type="float">
            <text:p>0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83]-[.B$1]" office:value-type="float" office:value="136.5" calcext:value-type="float">
            <text:p>136.5</text:p>
          </table:table-cell>
          <table:table-cell table:style-name="Default" table:formula="of:=[.C183]-[.C$1]" office:value-type="float" office:value="-2" calcext:value-type="float">
            <text:p>-2</text:p>
          </table:table-cell>
          <table:table-cell table:style-name="Default" table:formula="of:=[.D183]-[.D$1]" office:value-type="float" office:value="365" calcext:value-type="float">
            <text:p>365</text:p>
          </table:table-cell>
          <table:table-cell table:formula="of:=SQRT([.E183]^2 + [.F183]^2 + [.G183]^2)" office:value-type="float" office:value="389.693790045466" calcext:value-type="float">
            <text:p>389.69</text:p>
          </table:table-cell>
          <table:table-cell table:style-name="ce4" table:formula="of:=[.E183]/[.$H183]" office:value-type="float" office:value="0.350275019738124" calcext:value-type="float">
            <text:p>0.35</text:p>
          </table:table-cell>
          <table:table-cell table:formula="of:=[.F183]/[.$H183]" office:value-type="float" office:value="-0.00513223472143771" calcext:value-type="float">
            <text:p>-0.01</text:p>
          </table:table-cell>
          <table:table-cell table:formula="of:=[.G183]/[.$H183]" office:value-type="float" office:value="0.936632836662382" calcext:value-type="float">
            <text:p>0.94</text:p>
          </table:table-cell>
          <table:table-cell table:style-name="ce4" table:formula="of:=DEGREES(ATAN2([.I183];[.J183]))" office:value-type="float" office:value="-0.839438533712319" calcext:value-type="float">
            <text:p>-0.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184]-[.B$1]" office:value-type="float" office:value="127.5" calcext:value-type="float">
            <text:p>127.5</text:p>
          </table:table-cell>
          <table:table-cell table:style-name="Default" table:formula="of:=[.C184]-[.C$1]" office:value-type="float" office:value="-9" calcext:value-type="float">
            <text:p>-9</text:p>
          </table:table-cell>
          <table:table-cell table:style-name="Default" table:formula="of:=[.D184]-[.D$1]" office:value-type="float" office:value="365" calcext:value-type="float">
            <text:p>365</text:p>
          </table:table-cell>
          <table:table-cell table:formula="of:=SQRT([.E184]^2 + [.F184]^2 + [.G184]^2)" office:value-type="float" office:value="386.73278888659" calcext:value-type="float">
            <text:p>386.73</text:p>
          </table:table-cell>
          <table:table-cell table:style-name="ce4" table:formula="of:=[.E184]/[.$H184]" office:value-type="float" office:value="0.329685001282344" calcext:value-type="float">
            <text:p>0.33</text:p>
          </table:table-cell>
          <table:table-cell table:formula="of:=[.F184]/[.$H184]" office:value-type="float" office:value="-0.0232718824434596" calcext:value-type="float">
            <text:p>-0.02</text:p>
          </table:table-cell>
          <table:table-cell table:formula="of:=[.G184]/[.$H184]" office:value-type="float" office:value="0.943804121318083" calcext:value-type="float">
            <text:p>0.94</text:p>
          </table:table-cell>
          <table:table-cell table:style-name="ce4" table:formula="of:=DEGREES(ATAN2([.I184];[.J184]))" office:value-type="float" office:value="-4.03771062097712" calcext:value-type="float">
            <text:p>-4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85]-[.B$1]" office:value-type="float" office:value="133.5" calcext:value-type="float">
            <text:p>133.5</text:p>
          </table:table-cell>
          <table:table-cell table:style-name="Default" table:formula="of:=[.C185]-[.C$1]" office:value-type="float" office:value="-12" calcext:value-type="float">
            <text:p>-12</text:p>
          </table:table-cell>
          <table:table-cell table:style-name="Default" table:formula="of:=[.D185]-[.D$1]" office:value-type="float" office:value="364" calcext:value-type="float">
            <text:p>364</text:p>
          </table:table-cell>
          <table:table-cell table:formula="of:=SQRT([.E185]^2 + [.F185]^2 + [.G185]^2)" office:value-type="float" office:value="387.894637756182" calcext:value-type="float">
            <text:p>387.89</text:p>
          </table:table-cell>
          <table:table-cell table:style-name="ce4" table:formula="of:=[.E185]/[.$H185]" office:value-type="float" office:value="0.344165623872103" calcext:value-type="float">
            <text:p>0.34</text:p>
          </table:table-cell>
          <table:table-cell table:formula="of:=[.F185]/[.$H185]" office:value-type="float" office:value="-0.0309362358536722" calcext:value-type="float">
            <text:p>-0.03</text:p>
          </table:table-cell>
          <table:table-cell table:formula="of:=[.G185]/[.$H185]" office:value-type="float" office:value="0.938399154228057" calcext:value-type="float">
            <text:p>0.94</text:p>
          </table:table-cell>
          <table:table-cell table:style-name="ce4" table:formula="of:=DEGREES(ATAN2([.I185];[.J185]))" office:value-type="float" office:value="-5.13637849242773" calcext:value-type="float">
            <text:p>-5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86]-[.B$1]" office:value-type="float" office:value="133.5" calcext:value-type="float">
            <text:p>133.5</text:p>
          </table:table-cell>
          <table:table-cell table:style-name="Default" table:formula="of:=[.C186]-[.C$1]" office:value-type="float" office:value="-3" calcext:value-type="float">
            <text:p>-3</text:p>
          </table:table-cell>
          <table:table-cell table:style-name="Default" table:formula="of:=[.D186]-[.D$1]" office:value-type="float" office:value="364" calcext:value-type="float">
            <text:p>364</text:p>
          </table:table-cell>
          <table:table-cell table:formula="of:=SQRT([.E186]^2 + [.F186]^2 + [.G186]^2)" office:value-type="float" office:value="387.720582378599" calcext:value-type="float">
            <text:p>387.72</text:p>
          </table:table-cell>
          <table:table-cell table:style-name="ce4" table:formula="of:=[.E186]/[.$H186]" office:value-type="float" office:value="0.344320126574144" calcext:value-type="float">
            <text:p>0.34</text:p>
          </table:table-cell>
          <table:table-cell table:formula="of:=[.F186]/[.$H186]" office:value-type="float" office:value="-0.00773753093425042" calcext:value-type="float">
            <text:p>-0.01</text:p>
          </table:table-cell>
          <table:table-cell table:formula="of:=[.G186]/[.$H186]" office:value-type="float" office:value="0.938820420022385" calcext:value-type="float">
            <text:p>0.94</text:p>
          </table:table-cell>
          <table:table-cell table:style-name="ce4" table:formula="of:=DEGREES(ATAN2([.I186];[.J186]))" office:value-type="float" office:value="-1.28732894152504" calcext:value-type="float">
            <text:p>-1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1" calcext:value-type="float">
            <text:p>491</text:p>
          </table:table-cell>
          <table:table-cell table:style-name="Default" table:formula="of:=[.B187]-[.B$1]" office:value-type="float" office:value="144.5" calcext:value-type="float">
            <text:p>144.5</text:p>
          </table:table-cell>
          <table:table-cell table:style-name="Default" table:formula="of:=[.C187]-[.C$1]" office:value-type="float" office:value="-6" calcext:value-type="float">
            <text:p>-6</text:p>
          </table:table-cell>
          <table:table-cell table:style-name="Default" table:formula="of:=[.D187]-[.D$1]" office:value-type="float" office:value="355" calcext:value-type="float">
            <text:p>355</text:p>
          </table:table-cell>
          <table:table-cell table:formula="of:=SQRT([.E187]^2 + [.F187]^2 + [.G187]^2)" office:value-type="float" office:value="383.329166644021" calcext:value-type="float">
            <text:p>383.33</text:p>
          </table:table-cell>
          <table:table-cell table:style-name="ce4" table:formula="of:=[.E187]/[.$H187]" office:value-type="float" office:value="0.376960619159433" calcext:value-type="float">
            <text:p>0.38</text:p>
          </table:table-cell>
          <table:table-cell table:formula="of:=[.F187]/[.$H187]" office:value-type="float" office:value="-0.0156523440481426" calcext:value-type="float">
            <text:p>-0.02</text:p>
          </table:table-cell>
          <table:table-cell table:formula="of:=[.G187]/[.$H187]" office:value-type="float" office:value="0.926097022848435" calcext:value-type="float">
            <text:p>0.93</text:p>
          </table:table-cell>
          <table:table-cell table:style-name="ce4" table:formula="of:=DEGREES(ATAN2([.I187];[.J187]))" office:value-type="float" office:value="-2.37769766033737" calcext:value-type="float">
            <text:p>-2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188]-[.B$1]" office:value-type="float" office:value="138.5" calcext:value-type="float">
            <text:p>138.5</text:p>
          </table:table-cell>
          <table:table-cell table:style-name="Default" table:formula="of:=[.C188]-[.C$1]" office:value-type="float" office:value="-15" calcext:value-type="float">
            <text:p>-15</text:p>
          </table:table-cell>
          <table:table-cell table:style-name="Default" table:formula="of:=[.D188]-[.D$1]" office:value-type="float" office:value="368" calcext:value-type="float">
            <text:p>368</text:p>
          </table:table-cell>
          <table:table-cell table:formula="of:=SQRT([.E188]^2 + [.F188]^2 + [.G188]^2)" office:value-type="float" office:value="393.486022623422" calcext:value-type="float">
            <text:p>393.49</text:p>
          </table:table-cell>
          <table:table-cell table:style-name="ce4" table:formula="of:=[.E188]/[.$H188]" office:value-type="float" office:value="0.351982007077666" calcext:value-type="float">
            <text:p>0.35</text:p>
          </table:table-cell>
          <table:table-cell table:formula="of:=[.F188]/[.$H188]" office:value-type="float" office:value="-0.038120794990361" calcext:value-type="float">
            <text:p>-0.04</text:p>
          </table:table-cell>
          <table:table-cell table:formula="of:=[.G188]/[.$H188]" office:value-type="float" office:value="0.935230170430189" calcext:value-type="float">
            <text:p>0.94</text:p>
          </table:table-cell>
          <table:table-cell table:style-name="ce4" table:formula="of:=DEGREES(ATAN2([.I188];[.J188]))" office:value-type="float" office:value="-6.1812264555856" calcext:value-type="float">
            <text:p>-6.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90" calcext:value-type="float">
            <text:p>490</text:p>
          </table:table-cell>
          <table:table-cell table:style-name="Default" table:formula="of:=[.B189]-[.B$1]" office:value-type="float" office:value="133.5" calcext:value-type="float">
            <text:p>133.5</text:p>
          </table:table-cell>
          <table:table-cell table:style-name="Default" table:formula="of:=[.C189]-[.C$1]" office:value-type="float" office:value="-5" calcext:value-type="float">
            <text:p>-5</text:p>
          </table:table-cell>
          <table:table-cell table:style-name="Default" table:formula="of:=[.D189]-[.D$1]" office:value-type="float" office:value="354" calcext:value-type="float">
            <text:p>354</text:p>
          </table:table-cell>
          <table:table-cell table:formula="of:=SQRT([.E189]^2 + [.F189]^2 + [.G189]^2)" office:value-type="float" office:value="378.369198006392" calcext:value-type="float">
            <text:p>378.37</text:p>
          </table:table-cell>
          <table:table-cell table:style-name="ce4" table:formula="of:=[.E189]/[.$H189]" office:value-type="float" office:value="0.352829989077876" calcext:value-type="float">
            <text:p>0.35</text:p>
          </table:table-cell>
          <table:table-cell table:formula="of:=[.F189]/[.$H189]" office:value-type="float" office:value="-0.0132146063325047" calcext:value-type="float">
            <text:p>-0.01</text:p>
          </table:table-cell>
          <table:table-cell table:formula="of:=[.G189]/[.$H189]" office:value-type="float" office:value="0.935594128341335" calcext:value-type="float">
            <text:p>0.94</text:p>
          </table:table-cell>
          <table:table-cell table:style-name="ce4" table:formula="of:=DEGREES(ATAN2([.I189];[.J189]))" office:value-type="float" office:value="-2.14490680373229" calcext:value-type="float">
            <text:p>-2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190]-[.B$1]" office:value-type="float" office:value="129.5" calcext:value-type="float">
            <text:p>129.5</text:p>
          </table:table-cell>
          <table:table-cell table:style-name="Default" table:formula="of:=[.C190]-[.C$1]" office:value-type="float" office:value="-6" calcext:value-type="float">
            <text:p>-6</text:p>
          </table:table-cell>
          <table:table-cell table:style-name="Default" table:formula="of:=[.D190]-[.D$1]" office:value-type="float" office:value="360" calcext:value-type="float">
            <text:p>360</text:p>
          </table:table-cell>
          <table:table-cell table:formula="of:=SQRT([.E190]^2 + [.F190]^2 + [.G190]^2)" office:value-type="float" office:value="382.630696625349" calcext:value-type="float">
            <text:p>382.63</text:p>
          </table:table-cell>
          <table:table-cell table:style-name="ce4" table:formula="of:=[.E190]/[.$H190]" office:value-type="float" office:value="0.338446447559327" calcext:value-type="float">
            <text:p>0.34</text:p>
          </table:table-cell>
          <table:table-cell table:formula="of:=[.F190]/[.$H190]" office:value-type="float" office:value="-0.0156809164892352" calcext:value-type="float">
            <text:p>-0.02</text:p>
          </table:table-cell>
          <table:table-cell table:formula="of:=[.G190]/[.$H190]" office:value-type="float" office:value="0.940854989354114" calcext:value-type="float">
            <text:p>0.94</text:p>
          </table:table-cell>
          <table:table-cell table:style-name="ce4" table:formula="of:=DEGREES(ATAN2([.I190];[.J190]))" office:value-type="float" office:value="-2.6527336253271" calcext:value-type="float">
            <text:p>-2.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3" calcext:value-type="float">
            <text:p>493</text:p>
          </table:table-cell>
          <table:table-cell table:style-name="Default" table:formula="of:=[.B191]-[.B$1]" office:value-type="float" office:value="130.5" calcext:value-type="float">
            <text:p>130.5</text:p>
          </table:table-cell>
          <table:table-cell table:style-name="Default" table:formula="of:=[.C191]-[.C$1]" office:value-type="float" office:value="-8" calcext:value-type="float">
            <text:p>-8</text:p>
          </table:table-cell>
          <table:table-cell table:style-name="Default" table:formula="of:=[.D191]-[.D$1]" office:value-type="float" office:value="357" calcext:value-type="float">
            <text:p>357</text:p>
          </table:table-cell>
          <table:table-cell table:formula="of:=SQRT([.E191]^2 + [.F191]^2 + [.G191]^2)" office:value-type="float" office:value="380.188440118844" calcext:value-type="float">
            <text:p>380.19</text:p>
          </table:table-cell>
          <table:table-cell table:style-name="ce4" table:formula="of:=[.E191]/[.$H191]" office:value-type="float" office:value="0.343250836241119" calcext:value-type="float">
            <text:p>0.34</text:p>
          </table:table-cell>
          <table:table-cell table:formula="of:=[.F191]/[.$H191]" office:value-type="float" office:value="-0.0210421968576931" calcext:value-type="float">
            <text:p>-0.02</text:p>
          </table:table-cell>
          <table:table-cell table:formula="of:=[.G191]/[.$H191]" office:value-type="float" office:value="0.939008034774556" calcext:value-type="float">
            <text:p>0.94</text:p>
          </table:table-cell>
          <table:table-cell table:style-name="ce4" table:formula="of:=DEGREES(ATAN2([.I191];[.J191]))" office:value-type="float" office:value="-3.50799497573384" calcext:value-type="float">
            <text:p>-3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192]-[.B$1]" office:value-type="float" office:value="118.5" calcext:value-type="float">
            <text:p>118.5</text:p>
          </table:table-cell>
          <table:table-cell table:style-name="Default" table:formula="of:=[.C192]-[.C$1]" office:value-type="float" office:value="-10" calcext:value-type="float">
            <text:p>-10</text:p>
          </table:table-cell>
          <table:table-cell table:style-name="Default" table:formula="of:=[.D192]-[.D$1]" office:value-type="float" office:value="364" calcext:value-type="float">
            <text:p>364</text:p>
          </table:table-cell>
          <table:table-cell table:formula="of:=SQRT([.E192]^2 + [.F192]^2 + [.G192]^2)" office:value-type="float" office:value="382.93374100489" calcext:value-type="float">
            <text:p>382.93</text:p>
          </table:table-cell>
          <table:table-cell table:style-name="ce4" table:formula="of:=[.E192]/[.$H192]" office:value-type="float" office:value="0.309453013174117" calcext:value-type="float">
            <text:p>0.31</text:p>
          </table:table-cell>
          <table:table-cell table:formula="of:=[.F192]/[.$H192]" office:value-type="float" office:value="-0.0261141783269297" calcext:value-type="float">
            <text:p>-0.03</text:p>
          </table:table-cell>
          <table:table-cell table:formula="of:=[.G192]/[.$H192]" office:value-type="float" office:value="0.950556091100241" calcext:value-type="float">
            <text:p>0.95</text:p>
          </table:table-cell>
          <table:table-cell table:style-name="ce4" table:formula="of:=DEGREES(ATAN2([.I192];[.J192]))" office:value-type="float" office:value="-4.82365819759518" calcext:value-type="float">
            <text:p>-4.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193]-[.B$1]" office:value-type="float" office:value="122.5" calcext:value-type="float">
            <text:p>122.5</text:p>
          </table:table-cell>
          <table:table-cell table:style-name="Default" table:formula="of:=[.C193]-[.C$1]" office:value-type="float" office:value="-6" calcext:value-type="float">
            <text:p>-6</text:p>
          </table:table-cell>
          <table:table-cell table:style-name="Default" table:formula="of:=[.D193]-[.D$1]" office:value-type="float" office:value="360" calcext:value-type="float">
            <text:p>360</text:p>
          </table:table-cell>
          <table:table-cell table:formula="of:=SQRT([.E193]^2 + [.F193]^2 + [.G193]^2)" office:value-type="float" office:value="380.318616425754" calcext:value-type="float">
            <text:p>380.32</text:p>
          </table:table-cell>
          <table:table-cell table:style-name="ce4" table:formula="of:=[.E193]/[.$H193]" office:value-type="float" office:value="0.322098353089467" calcext:value-type="float">
            <text:p>0.32</text:p>
          </table:table-cell>
          <table:table-cell table:formula="of:=[.F193]/[.$H193]" office:value-type="float" office:value="-0.0157762458656065" calcext:value-type="float">
            <text:p>-0.02</text:p>
          </table:table-cell>
          <table:table-cell table:formula="of:=[.G193]/[.$H193]" office:value-type="float" office:value="0.946574751936391" calcext:value-type="float">
            <text:p>0.95</text:p>
          </table:table-cell>
          <table:table-cell table:style-name="ce4" table:formula="of:=DEGREES(ATAN2([.I193];[.J193]))" office:value-type="float" office:value="-2.80408299512228" calcext:value-type="float">
            <text:p>-2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194]-[.B$1]" office:value-type="float" office:value="130.5" calcext:value-type="float">
            <text:p>130.5</text:p>
          </table:table-cell>
          <table:table-cell table:style-name="Default" table:formula="of:=[.C194]-[.C$1]" office:value-type="float" office:value="2" calcext:value-type="float">
            <text:p>2</text:p>
          </table:table-cell>
          <table:table-cell table:style-name="Default" table:formula="of:=[.D194]-[.D$1]" office:value-type="float" office:value="368" calcext:value-type="float">
            <text:p>368</text:p>
          </table:table-cell>
          <table:table-cell table:formula="of:=SQRT([.E194]^2 + [.F194]^2 + [.G194]^2)" office:value-type="float" office:value="390.459024738832" calcext:value-type="float">
            <text:p>390.46</text:p>
          </table:table-cell>
          <table:table-cell table:style-name="ce4" table:formula="of:=[.E194]/[.$H194]" office:value-type="float" office:value="0.334222009818541" calcext:value-type="float">
            <text:p>0.33</text:p>
          </table:table-cell>
          <table:table-cell table:formula="of:=[.F194]/[.$H194]" office:value-type="float" office:value="0.00512217639568646" calcext:value-type="float">
            <text:p>0.01</text:p>
          </table:table-cell>
          <table:table-cell table:formula="of:=[.G194]/[.$H194]" office:value-type="float" office:value="0.942480456806308" calcext:value-type="float">
            <text:p>0.94</text:p>
          </table:table-cell>
          <table:table-cell table:style-name="ce4" table:formula="of:=DEGREES(ATAN2([.I194];[.J194]))" office:value-type="float" office:value="0.878027499472894" calcext:value-type="float">
            <text:p>0.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93" calcext:value-type="float">
            <text:p>493</text:p>
          </table:table-cell>
          <table:table-cell table:style-name="Default" table:formula="of:=[.B195]-[.B$1]" office:value-type="float" office:value="130.5" calcext:value-type="float">
            <text:p>130.5</text:p>
          </table:table-cell>
          <table:table-cell table:style-name="Default" table:formula="of:=[.C195]-[.C$1]" office:value-type="float" office:value="-5" calcext:value-type="float">
            <text:p>-5</text:p>
          </table:table-cell>
          <table:table-cell table:style-name="Default" table:formula="of:=[.D195]-[.D$1]" office:value-type="float" office:value="357" calcext:value-type="float">
            <text:p>357</text:p>
          </table:table-cell>
          <table:table-cell table:formula="of:=SQRT([.E195]^2 + [.F195]^2 + [.G195]^2)" office:value-type="float" office:value="380.137146303804" calcext:value-type="float">
            <text:p>380.14</text:p>
          </table:table-cell>
          <table:table-cell table:style-name="ce4" table:formula="of:=[.E195]/[.$H195]" office:value-type="float" office:value="0.343297152801018" calcext:value-type="float">
            <text:p>0.34</text:p>
          </table:table-cell>
          <table:table-cell table:formula="of:=[.F195]/[.$H195]" office:value-type="float" office:value="-0.0131531476168972" calcext:value-type="float">
            <text:p>-0.01</text:p>
          </table:table-cell>
          <table:table-cell table:formula="of:=[.G195]/[.$H195]" office:value-type="float" office:value="0.939134739846462" calcext:value-type="float">
            <text:p>0.94</text:p>
          </table:table-cell>
          <table:table-cell table:style-name="ce4" table:formula="of:=DEGREES(ATAN2([.I195];[.J195]))" office:value-type="float" office:value="-2.19416735259871" calcext:value-type="float">
            <text:p>-2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91" calcext:value-type="float">
            <text:p>491</text:p>
          </table:table-cell>
          <table:table-cell table:style-name="Default" table:formula="of:=[.B196]-[.B$1]" office:value-type="float" office:value="129.5" calcext:value-type="float">
            <text:p>129.5</text:p>
          </table:table-cell>
          <table:table-cell table:style-name="Default" table:formula="of:=[.C196]-[.C$1]" office:value-type="float" office:value="1" calcext:value-type="float">
            <text:p>1</text:p>
          </table:table-cell>
          <table:table-cell table:style-name="Default" table:formula="of:=[.D196]-[.D$1]" office:value-type="float" office:value="355" calcext:value-type="float">
            <text:p>355</text:p>
          </table:table-cell>
          <table:table-cell table:formula="of:=SQRT([.E196]^2 + [.F196]^2 + [.G196]^2)" office:value-type="float" office:value="377.883910745086" calcext:value-type="float">
            <text:p>377.88</text:p>
          </table:table-cell>
          <table:table-cell table:style-name="ce4" table:formula="of:=[.E196]/[.$H196]" office:value-type="float" office:value="0.342697840044739" calcext:value-type="float">
            <text:p>0.34</text:p>
          </table:table-cell>
          <table:table-cell table:formula="of:=[.F196]/[.$H196]" office:value-type="float" office:value="0.00264631536714084" calcext:value-type="float">
            <text:p>0.00</text:p>
          </table:table-cell>
          <table:table-cell table:formula="of:=[.G196]/[.$H196]" office:value-type="float" office:value="0.939441955335" calcext:value-type="float">
            <text:p>0.94</text:p>
          </table:table-cell>
          <table:table-cell table:style-name="ce4" table:formula="of:=DEGREES(ATAN2([.I196];[.J196]))" office:value-type="float" office:value="0.442429658039472" calcext:value-type="float">
            <text:p>0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93" calcext:value-type="float">
            <text:p>493</text:p>
          </table:table-cell>
          <table:table-cell table:style-name="Default" table:formula="of:=[.B197]-[.B$1]" office:value-type="float" office:value="128.5" calcext:value-type="float">
            <text:p>128.5</text:p>
          </table:table-cell>
          <table:table-cell table:style-name="Default" table:formula="of:=[.C197]-[.C$1]" office:value-type="float" office:value="-3" calcext:value-type="float">
            <text:p>-3</text:p>
          </table:table-cell>
          <table:table-cell table:style-name="Default" table:formula="of:=[.D197]-[.D$1]" office:value-type="float" office:value="357" calcext:value-type="float">
            <text:p>357</text:p>
          </table:table-cell>
          <table:table-cell table:formula="of:=SQRT([.E197]^2 + [.F197]^2 + [.G197]^2)" office:value-type="float" office:value="379.434118128563" calcext:value-type="float">
            <text:p>379.43</text:p>
          </table:table-cell>
          <table:table-cell table:style-name="ce4" table:formula="of:=[.E197]/[.$H197]" office:value-type="float" office:value="0.338662217920163" calcext:value-type="float">
            <text:p>0.34</text:p>
          </table:table-cell>
          <table:table-cell table:formula="of:=[.F197]/[.$H197]" office:value-type="float" office:value="-0.00790651092420613" calcext:value-type="float">
            <text:p>-0.01</text:p>
          </table:table-cell>
          <table:table-cell table:formula="of:=[.G197]/[.$H197]" office:value-type="float" office:value="0.94087479998053" calcext:value-type="float">
            <text:p>0.94</text:p>
          </table:table-cell>
          <table:table-cell table:style-name="ce4" table:formula="of:=DEGREES(ATAN2([.I197];[.J197]))" office:value-type="float" office:value="-1.3374017096494" calcext:value-type="float">
            <text:p>-1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B198]-[.B$1]" office:value-type="float" office:value="134.5" calcext:value-type="float">
            <text:p>134.5</text:p>
          </table:table-cell>
          <table:table-cell table:style-name="Default" table:formula="of:=[.C198]-[.C$1]" office:value-type="float" office:value="-9" calcext:value-type="float">
            <text:p>-9</text:p>
          </table:table-cell>
          <table:table-cell table:style-name="Default" table:formula="of:=[.D198]-[.D$1]" office:value-type="float" office:value="358" calcext:value-type="float">
            <text:p>358</text:p>
          </table:table-cell>
          <table:table-cell table:formula="of:=SQRT([.E198]^2 + [.F198]^2 + [.G198]^2)" office:value-type="float" office:value="382.537906618416" calcext:value-type="float">
            <text:p>382.54</text:p>
          </table:table-cell>
          <table:table-cell table:style-name="ce4" table:formula="of:=[.E198]/[.$H198]" office:value-type="float" office:value="0.351599142654808" calcext:value-type="float">
            <text:p>0.35</text:p>
          </table:table-cell>
          <table:table-cell table:formula="of:=[.F198]/[.$H198]" office:value-type="float" office:value="-0.0235270801776451" calcext:value-type="float">
            <text:p>-0.02</text:p>
          </table:table-cell>
          <table:table-cell table:formula="of:=[.G198]/[.$H198]" office:value-type="float" office:value="0.935854967066328" calcext:value-type="float">
            <text:p>0.94</text:p>
          </table:table-cell>
          <table:table-cell table:style-name="ce4" table:formula="of:=DEGREES(ATAN2([.I198];[.J198]))" office:value-type="float" office:value="-3.82821146847502" calcext:value-type="float">
            <text:p>-3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199]-[.B$1]" office:value-type="float" office:value="125.5" calcext:value-type="float">
            <text:p>125.5</text:p>
          </table:table-cell>
          <table:table-cell table:style-name="Default" table:formula="of:=[.C199]-[.C$1]" office:value-type="float" office:value="-10" calcext:value-type="float">
            <text:p>-10</text:p>
          </table:table-cell>
          <table:table-cell table:style-name="Default" table:formula="of:=[.D199]-[.D$1]" office:value-type="float" office:value="366" calcext:value-type="float">
            <text:p>366</text:p>
          </table:table-cell>
          <table:table-cell table:formula="of:=SQRT([.E199]^2 + [.F199]^2 + [.G199]^2)" office:value-type="float" office:value="387.04812362289" calcext:value-type="float">
            <text:p>387.05</text:p>
          </table:table-cell>
          <table:table-cell table:style-name="ce4" table:formula="of:=[.E199]/[.$H199]" office:value-type="float" office:value="0.324249085166158" calcext:value-type="float">
            <text:p>0.32</text:p>
          </table:table-cell>
          <table:table-cell table:formula="of:=[.F199]/[.$H199]" office:value-type="float" office:value="-0.0258365804913273" calcext:value-type="float">
            <text:p>-0.03</text:p>
          </table:table-cell>
          <table:table-cell table:formula="of:=[.G199]/[.$H199]" office:value-type="float" office:value="0.945618845982579" calcext:value-type="float">
            <text:p>0.95</text:p>
          </table:table-cell>
          <table:table-cell table:style-name="ce4" table:formula="of:=DEGREES(ATAN2([.I199];[.J199]))" office:value-type="float" office:value="-4.55577532875361" calcext:value-type="float">
            <text:p>-4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00]-[.B$1]" office:value-type="float" office:value="123.5" calcext:value-type="float">
            <text:p>123.5</text:p>
          </table:table-cell>
          <table:table-cell table:style-name="Default" table:formula="of:=[.C200]-[.C$1]" office:value-type="float" office:value="0" calcext:value-type="float">
            <text:p>0</text:p>
          </table:table-cell>
          <table:table-cell table:style-name="Default" table:formula="of:=[.D200]-[.D$1]" office:value-type="float" office:value="366" calcext:value-type="float">
            <text:p>366</text:p>
          </table:table-cell>
          <table:table-cell table:formula="of:=SQRT([.E200]^2 + [.F200]^2 + [.G200]^2)" office:value-type="float" office:value="386.274837389131" calcext:value-type="float">
            <text:p>386.27</text:p>
          </table:table-cell>
          <table:table-cell table:style-name="ce4" table:formula="of:=[.E200]/[.$H200]" office:value-type="float" office:value="0.319720541039505" calcext:value-type="float">
            <text:p>0.32</text:p>
          </table:table-cell>
          <table:table-cell table:formula="of:=[.F200]/[.$H200]" office:value-type="float" office:value="0" calcext:value-type="float">
            <text:p>0.00</text:p>
          </table:table-cell>
          <table:table-cell table:formula="of:=[.G200]/[.$H200]" office:value-type="float" office:value="0.947511886805335" calcext:value-type="float">
            <text:p>0.95</text:p>
          </table:table-cell>
          <table:table-cell table:style-name="ce4" table:formula="of:=DEGREES(ATAN2([.I200];[.J200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201]-[.B$1]" office:value-type="float" office:value="129.5" calcext:value-type="float">
            <text:p>129.5</text:p>
          </table:table-cell>
          <table:table-cell table:style-name="Default" table:formula="of:=[.C201]-[.C$1]" office:value-type="float" office:value="-6" calcext:value-type="float">
            <text:p>-6</text:p>
          </table:table-cell>
          <table:table-cell table:style-name="Default" table:formula="of:=[.D201]-[.D$1]" office:value-type="float" office:value="369" calcext:value-type="float">
            <text:p>369</text:p>
          </table:table-cell>
          <table:table-cell table:formula="of:=SQRT([.E201]^2 + [.F201]^2 + [.G201]^2)" office:value-type="float" office:value="391.110278566033" calcext:value-type="float">
            <text:p>391.11</text:p>
          </table:table-cell>
          <table:table-cell table:style-name="ce4" table:formula="of:=[.E201]/[.$H201]" office:value-type="float" office:value="0.33110865936533" calcext:value-type="float">
            <text:p>0.33</text:p>
          </table:table-cell>
          <table:table-cell table:formula="of:=[.F201]/[.$H201]" office:value-type="float" office:value="-0.0153409417466562" calcext:value-type="float">
            <text:p>-0.02</text:p>
          </table:table-cell>
          <table:table-cell table:formula="of:=[.G201]/[.$H201]" office:value-type="float" office:value="0.943467917419357" calcext:value-type="float">
            <text:p>0.94</text:p>
          </table:table-cell>
          <table:table-cell table:style-name="ce4" table:formula="of:=DEGREES(ATAN2([.I201];[.J201]))" office:value-type="float" office:value="-2.6527336253271" calcext:value-type="float">
            <text:p>-2.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202]-[.B$1]" office:value-type="float" office:value="134.5" calcext:value-type="float">
            <text:p>134.5</text:p>
          </table:table-cell>
          <table:table-cell table:style-name="Default" table:formula="of:=[.C202]-[.C$1]" office:value-type="float" office:value="-6" calcext:value-type="float">
            <text:p>-6</text:p>
          </table:table-cell>
          <table:table-cell table:style-name="Default" table:formula="of:=[.D202]-[.D$1]" office:value-type="float" office:value="369" calcext:value-type="float">
            <text:p>369</text:p>
          </table:table-cell>
          <table:table-cell table:formula="of:=SQRT([.E202]^2 + [.F202]^2 + [.G202]^2)" office:value-type="float" office:value="392.794157288522" calcext:value-type="float">
            <text:p>392.79</text:p>
          </table:table-cell>
          <table:table-cell table:style-name="ce4" table:formula="of:=[.E202]/[.$H202]" office:value-type="float" office:value="0.342418535266564" calcext:value-type="float">
            <text:p>0.34</text:p>
          </table:table-cell>
          <table:table-cell table:formula="of:=[.F202]/[.$H202]" office:value-type="float" office:value="-0.0152751762944192" calcext:value-type="float">
            <text:p>-0.02</text:p>
          </table:table-cell>
          <table:table-cell table:formula="of:=[.G202]/[.$H202]" office:value-type="float" office:value="0.939423342106782" calcext:value-type="float">
            <text:p>0.94</text:p>
          </table:table-cell>
          <table:table-cell table:style-name="ce4" table:formula="of:=DEGREES(ATAN2([.I202];[.J202]))" office:value-type="float" office:value="-2.55425211317838" calcext:value-type="float">
            <text:p>-2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203]-[.B$1]" office:value-type="float" office:value="135.5" calcext:value-type="float">
            <text:p>135.5</text:p>
          </table:table-cell>
          <table:table-cell table:style-name="Default" table:formula="of:=[.C203]-[.C$1]" office:value-type="float" office:value="-8" calcext:value-type="float">
            <text:p>-8</text:p>
          </table:table-cell>
          <table:table-cell table:style-name="Default" table:formula="of:=[.D203]-[.D$1]" office:value-type="float" office:value="359" calcext:value-type="float">
            <text:p>359</text:p>
          </table:table-cell>
          <table:table-cell table:formula="of:=SQRT([.E203]^2 + [.F203]^2 + [.G203]^2)" office:value-type="float" office:value="383.803660743355" calcext:value-type="float">
            <text:p>383.80</text:p>
          </table:table-cell>
          <table:table-cell table:style-name="ce4" table:formula="of:=[.E203]/[.$H203]" office:value-type="float" office:value="0.353045095342661" calcext:value-type="float">
            <text:p>0.35</text:p>
          </table:table-cell>
          <table:table-cell table:formula="of:=[.F203]/[.$H203]" office:value-type="float" office:value="-0.0208439908689394" calcext:value-type="float">
            <text:p>-0.02</text:p>
          </table:table-cell>
          <table:table-cell table:formula="of:=[.G203]/[.$H203]" office:value-type="float" office:value="0.935374090243656" calcext:value-type="float">
            <text:p>0.94</text:p>
          </table:table-cell>
          <table:table-cell table:style-name="ce4" table:formula="of:=DEGREES(ATAN2([.I203];[.J203]))" office:value-type="float" office:value="-3.37885429929817" calcext:value-type="float">
            <text:p>-3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204]-[.B$1]" office:value-type="float" office:value="133.5" calcext:value-type="float">
            <text:p>133.5</text:p>
          </table:table-cell>
          <table:table-cell table:style-name="Default" table:formula="of:=[.C204]-[.C$1]" office:value-type="float" office:value="-8" calcext:value-type="float">
            <text:p>-8</text:p>
          </table:table-cell>
          <table:table-cell table:style-name="Default" table:formula="of:=[.D204]-[.D$1]" office:value-type="float" office:value="361" calcext:value-type="float">
            <text:p>361</text:p>
          </table:table-cell>
          <table:table-cell table:formula="of:=SQRT([.E204]^2 + [.F204]^2 + [.G204]^2)" office:value-type="float" office:value="384.976947361787" calcext:value-type="float">
            <text:p>384.98</text:p>
          </table:table-cell>
          <table:table-cell table:style-name="ce4" table:formula="of:=[.E204]/[.$H204]" office:value-type="float" office:value="0.346774010534563" calcext:value-type="float">
            <text:p>0.35</text:p>
          </table:table-cell>
          <table:table-cell table:formula="of:=[.F204]/[.$H204]" office:value-type="float" office:value="-0.0207804650507603" calcext:value-type="float">
            <text:p>-0.02</text:p>
          </table:table-cell>
          <table:table-cell table:formula="of:=[.G204]/[.$H204]" office:value-type="float" office:value="0.937718485415559" calcext:value-type="float">
            <text:p>0.94</text:p>
          </table:table-cell>
          <table:table-cell table:style-name="ce4" table:formula="of:=DEGREES(ATAN2([.I204];[.J204]))" office:value-type="float" office:value="-3.42935391974216" calcext:value-type="float">
            <text:p>-3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205]-[.B$1]" office:value-type="float" office:value="127.5" calcext:value-type="float">
            <text:p>127.5</text:p>
          </table:table-cell>
          <table:table-cell table:style-name="Default" table:formula="of:=[.C205]-[.C$1]" office:value-type="float" office:value="-11" calcext:value-type="float">
            <text:p>-11</text:p>
          </table:table-cell>
          <table:table-cell table:style-name="Default" table:formula="of:=[.D205]-[.D$1]" office:value-type="float" office:value="360" calcext:value-type="float">
            <text:p>360</text:p>
          </table:table-cell>
          <table:table-cell table:formula="of:=SQRT([.E205]^2 + [.F205]^2 + [.G205]^2)" office:value-type="float" office:value="382.069692595474" calcext:value-type="float">
            <text:p>382.07</text:p>
          </table:table-cell>
          <table:table-cell table:style-name="ce4" table:formula="of:=[.E205]/[.$H205]" office:value-type="float" office:value="0.333708751232969" calcext:value-type="float">
            <text:p>0.33</text:p>
          </table:table-cell>
          <table:table-cell table:formula="of:=[.F205]/[.$H205]" office:value-type="float" office:value="-0.0287905589299032" calcext:value-type="float">
            <text:p>-0.03</text:p>
          </table:table-cell>
          <table:table-cell table:formula="of:=[.G205]/[.$H205]" office:value-type="float" office:value="0.94223647406956" calcext:value-type="float">
            <text:p>0.94</text:p>
          </table:table-cell>
          <table:table-cell table:style-name="ce4" table:formula="of:=DEGREES(ATAN2([.I205];[.J205]))" office:value-type="float" office:value="-4.93095530197298" calcext:value-type="float">
            <text:p>-4.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06]-[.B$1]" office:value-type="float" office:value="138.5" calcext:value-type="float">
            <text:p>138.5</text:p>
          </table:table-cell>
          <table:table-cell table:style-name="Default" table:formula="of:=[.C206]-[.C$1]" office:value-type="float" office:value="-10" calcext:value-type="float">
            <text:p>-10</text:p>
          </table:table-cell>
          <table:table-cell table:style-name="Default" table:formula="of:=[.D206]-[.D$1]" office:value-type="float" office:value="366" calcext:value-type="float">
            <text:p>366</text:p>
          </table:table-cell>
          <table:table-cell table:formula="of:=SQRT([.E206]^2 + [.F206]^2 + [.G206]^2)" office:value-type="float" office:value="391.456574858566" calcext:value-type="float">
            <text:p>391.46</text:p>
          </table:table-cell>
          <table:table-cell table:style-name="ce4" table:formula="of:=[.E206]/[.$H206]" office:value-type="float" office:value="0.353806804880057" calcext:value-type="float">
            <text:p>0.35</text:p>
          </table:table-cell>
          <table:table-cell table:formula="of:=[.F206]/[.$H206]" office:value-type="float" office:value="-0.0255456176808705" calcext:value-type="float">
            <text:p>-0.03</text:p>
          </table:table-cell>
          <table:table-cell table:formula="of:=[.G206]/[.$H206]" office:value-type="float" office:value="0.934969607119862" calcext:value-type="float">
            <text:p>0.93</text:p>
          </table:table-cell>
          <table:table-cell table:style-name="ce4" table:formula="of:=DEGREES(ATAN2([.I206];[.J206]))" office:value-type="float" office:value="-4.12971306129905" calcext:value-type="float">
            <text:p>-4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207]-[.B$1]" office:value-type="float" office:value="134.5" calcext:value-type="float">
            <text:p>134.5</text:p>
          </table:table-cell>
          <table:table-cell table:style-name="Default" table:formula="of:=[.C207]-[.C$1]" office:value-type="float" office:value="-9" calcext:value-type="float">
            <text:p>-9</text:p>
          </table:table-cell>
          <table:table-cell table:style-name="Default" table:formula="of:=[.D207]-[.D$1]" office:value-type="float" office:value="365" calcext:value-type="float">
            <text:p>365</text:p>
          </table:table-cell>
          <table:table-cell table:formula="of:=SQRT([.E207]^2 + [.F207]^2 + [.G207]^2)" office:value-type="float" office:value="389.096710343328" calcext:value-type="float">
            <text:p>389.10</text:p>
          </table:table-cell>
          <table:table-cell table:style-name="ce4" table:formula="of:=[.E207]/[.$H207]" office:value-type="float" office:value="0.345672416200386" calcext:value-type="float">
            <text:p>0.35</text:p>
          </table:table-cell>
          <table:table-cell table:formula="of:=[.F207]/[.$H207]" office:value-type="float" office:value="-0.0231304962513269" calcext:value-type="float">
            <text:p>-0.02</text:p>
          </table:table-cell>
          <table:table-cell table:formula="of:=[.G207]/[.$H207]" office:value-type="float" office:value="0.938070125748259" calcext:value-type="float">
            <text:p>0.94</text:p>
          </table:table-cell>
          <table:table-cell table:style-name="ce4" table:formula="of:=DEGREES(ATAN2([.I207];[.J207]))" office:value-type="float" office:value="-3.82821146847502" calcext:value-type="float">
            <text:p>-3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208]-[.B$1]" office:value-type="float" office:value="128.5" calcext:value-type="float">
            <text:p>128.5</text:p>
          </table:table-cell>
          <table:table-cell table:style-name="Default" table:formula="of:=[.C208]-[.C$1]" office:value-type="float" office:value="-8" calcext:value-type="float">
            <text:p>-8</text:p>
          </table:table-cell>
          <table:table-cell table:style-name="Default" table:formula="of:=[.D208]-[.D$1]" office:value-type="float" office:value="370" calcext:value-type="float">
            <text:p>370</text:p>
          </table:table-cell>
          <table:table-cell table:formula="of:=SQRT([.E208]^2 + [.F208]^2 + [.G208]^2)" office:value-type="float" office:value="391.760449764904" calcext:value-type="float">
            <text:p>391.76</text:p>
          </table:table-cell>
          <table:table-cell table:style-name="ce4" table:formula="of:=[.E208]/[.$H208]" office:value-type="float" office:value="0.328006566454355" calcext:value-type="float">
            <text:p>0.33</text:p>
          </table:table-cell>
          <table:table-cell table:formula="of:=[.F208]/[.$H208]" office:value-type="float" office:value="-0.0204206422695318" calcext:value-type="float">
            <text:p>-0.02</text:p>
          </table:table-cell>
          <table:table-cell table:formula="of:=[.G208]/[.$H208]" office:value-type="float" office:value="0.944454704965847" calcext:value-type="float">
            <text:p>0.94</text:p>
          </table:table-cell>
          <table:table-cell table:style-name="ce4" table:formula="of:=DEGREES(ATAN2([.I208];[.J208]))" office:value-type="float" office:value="-3.56245458372015" calcext:value-type="float">
            <text:p>-3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209]-[.B$1]" office:value-type="float" office:value="128.5" calcext:value-type="float">
            <text:p>128.5</text:p>
          </table:table-cell>
          <table:table-cell table:style-name="Default" table:formula="of:=[.C209]-[.C$1]" office:value-type="float" office:value="-8" calcext:value-type="float">
            <text:p>-8</text:p>
          </table:table-cell>
          <table:table-cell table:style-name="Default" table:formula="of:=[.D209]-[.D$1]" office:value-type="float" office:value="370" calcext:value-type="float">
            <text:p>370</text:p>
          </table:table-cell>
          <table:table-cell table:formula="of:=SQRT([.E209]^2 + [.F209]^2 + [.G209]^2)" office:value-type="float" office:value="391.760449764904" calcext:value-type="float">
            <text:p>391.76</text:p>
          </table:table-cell>
          <table:table-cell table:style-name="ce4" table:formula="of:=[.E209]/[.$H209]" office:value-type="float" office:value="0.328006566454355" calcext:value-type="float">
            <text:p>0.33</text:p>
          </table:table-cell>
          <table:table-cell table:formula="of:=[.F209]/[.$H209]" office:value-type="float" office:value="-0.0204206422695318" calcext:value-type="float">
            <text:p>-0.02</text:p>
          </table:table-cell>
          <table:table-cell table:formula="of:=[.G209]/[.$H209]" office:value-type="float" office:value="0.944454704965847" calcext:value-type="float">
            <text:p>0.94</text:p>
          </table:table-cell>
          <table:table-cell table:style-name="ce4" table:formula="of:=DEGREES(ATAN2([.I209];[.J209]))" office:value-type="float" office:value="-3.56245458372015" calcext:value-type="float">
            <text:p>-3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210]-[.B$1]" office:value-type="float" office:value="124.5" calcext:value-type="float">
            <text:p>124.5</text:p>
          </table:table-cell>
          <table:table-cell table:style-name="Default" table:formula="of:=[.C210]-[.C$1]" office:value-type="float" office:value="-6" calcext:value-type="float">
            <text:p>-6</text:p>
          </table:table-cell>
          <table:table-cell table:style-name="Default" table:formula="of:=[.D210]-[.D$1]" office:value-type="float" office:value="369" calcext:value-type="float">
            <text:p>369</text:p>
          </table:table-cell>
          <table:table-cell table:formula="of:=SQRT([.E210]^2 + [.F210]^2 + [.G210]^2)" office:value-type="float" office:value="389.483311580869" calcext:value-type="float">
            <text:p>389.48</text:p>
          </table:table-cell>
          <table:table-cell table:style-name="ce4" table:formula="of:=[.E210]/[.$H210]" office:value-type="float" office:value="0.319654260652834" calcext:value-type="float">
            <text:p>0.32</text:p>
          </table:table-cell>
          <table:table-cell table:formula="of:=[.F210]/[.$H210]" office:value-type="float" office:value="-0.0154050246097751" calcext:value-type="float">
            <text:p>-0.02</text:p>
          </table:table-cell>
          <table:table-cell table:formula="of:=[.G210]/[.$H210]" office:value-type="float" office:value="0.947409013501171" calcext:value-type="float">
            <text:p>0.95</text:p>
          </table:table-cell>
          <table:table-cell table:style-name="ce4" table:formula="of:=DEGREES(ATAN2([.I210];[.J210]))" office:value-type="float" office:value="-2.75910765862027" calcext:value-type="float">
            <text:p>-2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9" calcext:value-type="float">
            <text:p>509</text:p>
          </table:table-cell>
          <table:table-cell table:style-name="Default" table:formula="of:=[.B211]-[.B$1]" office:value-type="float" office:value="128.5" calcext:value-type="float">
            <text:p>128.5</text:p>
          </table:table-cell>
          <table:table-cell table:style-name="Default" table:formula="of:=[.C211]-[.C$1]" office:value-type="float" office:value="-8" calcext:value-type="float">
            <text:p>-8</text:p>
          </table:table-cell>
          <table:table-cell table:style-name="Default" table:formula="of:=[.D211]-[.D$1]" office:value-type="float" office:value="373" calcext:value-type="float">
            <text:p>373</text:p>
          </table:table-cell>
          <table:table-cell table:formula="of:=SQRT([.E211]^2 + [.F211]^2 + [.G211]^2)" office:value-type="float" office:value="394.595045584711" calcext:value-type="float">
            <text:p>394.60</text:p>
          </table:table-cell>
          <table:table-cell table:style-name="ce4" table:formula="of:=[.E211]/[.$H211]" office:value-type="float" office:value="0.3256503127392" calcext:value-type="float">
            <text:p>0.33</text:p>
          </table:table-cell>
          <table:table-cell table:formula="of:=[.F211]/[.$H211]" office:value-type="float" office:value="-0.0202739494312342" calcext:value-type="float">
            <text:p>-0.02</text:p>
          </table:table-cell>
          <table:table-cell table:formula="of:=[.G211]/[.$H211]" office:value-type="float" office:value="0.945272892231297" calcext:value-type="float">
            <text:p>0.95</text:p>
          </table:table-cell>
          <table:table-cell table:style-name="ce4" table:formula="of:=DEGREES(ATAN2([.I211];[.J211]))" office:value-type="float" office:value="-3.56245458372015" calcext:value-type="float">
            <text:p>-3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12]-[.B$1]" office:value-type="float" office:value="135.5" calcext:value-type="float">
            <text:p>135.5</text:p>
          </table:table-cell>
          <table:table-cell table:style-name="Default" table:formula="of:=[.C212]-[.C$1]" office:value-type="float" office:value="-10" calcext:value-type="float">
            <text:p>-10</text:p>
          </table:table-cell>
          <table:table-cell table:style-name="Default" table:formula="of:=[.D212]-[.D$1]" office:value-type="float" office:value="364" calcext:value-type="float">
            <text:p>364</text:p>
          </table:table-cell>
          <table:table-cell table:formula="of:=SQRT([.E212]^2 + [.F212]^2 + [.G212]^2)" office:value-type="float" office:value="388.530886803096" calcext:value-type="float">
            <text:p>388.53</text:p>
          </table:table-cell>
          <table:table-cell table:style-name="ce4" table:formula="of:=[.E212]/[.$H212]" office:value-type="float" office:value="0.348749622237035" calcext:value-type="float">
            <text:p>0.35</text:p>
          </table:table-cell>
          <table:table-cell table:formula="of:=[.F212]/[.$H212]" office:value-type="float" office:value="-0.0257379795008882" calcext:value-type="float">
            <text:p>-0.03</text:p>
          </table:table-cell>
          <table:table-cell table:formula="of:=[.G212]/[.$H212]" office:value-type="float" office:value="0.936862453832331" calcext:value-type="float">
            <text:p>0.94</text:p>
          </table:table-cell>
          <table:table-cell table:style-name="ce4" table:formula="of:=DEGREES(ATAN2([.I212];[.J212]))" office:value-type="float" office:value="-4.22081894528647" calcext:value-type="float">
            <text:p>-4.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13]-[.B$1]" office:value-type="float" office:value="133.5" calcext:value-type="float">
            <text:p>133.5</text:p>
          </table:table-cell>
          <table:table-cell table:style-name="Default" table:formula="of:=[.C213]-[.C$1]" office:value-type="float" office:value="-10" calcext:value-type="float">
            <text:p>-10</text:p>
          </table:table-cell>
          <table:table-cell table:style-name="Default" table:formula="of:=[.D213]-[.D$1]" office:value-type="float" office:value="366" calcext:value-type="float">
            <text:p>366</text:p>
          </table:table-cell>
          <table:table-cell table:formula="of:=SQRT([.E213]^2 + [.F213]^2 + [.G213]^2)" office:value-type="float" office:value="389.715601432634" calcext:value-type="float">
            <text:p>389.72</text:p>
          </table:table-cell>
          <table:table-cell table:style-name="ce4" table:formula="of:=[.E213]/[.$H213]" office:value-type="float" office:value="0.342557494514565" calcext:value-type="float">
            <text:p>0.34</text:p>
          </table:table-cell>
          <table:table-cell table:formula="of:=[.F213]/[.$H213]" office:value-type="float" office:value="-0.0256597374168213" calcext:value-type="float">
            <text:p>-0.03</text:p>
          </table:table-cell>
          <table:table-cell table:formula="of:=[.G213]/[.$H213]" office:value-type="float" office:value="0.939146389455661" calcext:value-type="float">
            <text:p>0.94</text:p>
          </table:table-cell>
          <table:table-cell table:style-name="ce4" table:formula="of:=DEGREES(ATAN2([.I213];[.J213]))" office:value-type="float" office:value="-4.2838185262727" calcext:value-type="float">
            <text:p>-4.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B214]-[.B$1]" office:value-type="float" office:value="136.5" calcext:value-type="float">
            <text:p>136.5</text:p>
          </table:table-cell>
          <table:table-cell table:style-name="Default" table:formula="of:=[.C214]-[.C$1]" office:value-type="float" office:value="-4" calcext:value-type="float">
            <text:p>-4</text:p>
          </table:table-cell>
          <table:table-cell table:style-name="Default" table:formula="of:=[.D214]-[.D$1]" office:value-type="float" office:value="358" calcext:value-type="float">
            <text:p>358</text:p>
          </table:table-cell>
          <table:table-cell table:formula="of:=SQRT([.E214]^2 + [.F214]^2 + [.G214]^2)" office:value-type="float" office:value="383.16086699975" calcext:value-type="float">
            <text:p>383.16</text:p>
          </table:table-cell>
          <table:table-cell table:style-name="ce4" table:formula="of:=[.E214]/[.$H214]" office:value-type="float" office:value="0.356247236490592" calcext:value-type="float">
            <text:p>0.36</text:p>
          </table:table-cell>
          <table:table-cell table:formula="of:=[.F214]/[.$H214]" office:value-type="float" office:value="-0.0104394794575998" calcext:value-type="float">
            <text:p>-0.01</text:p>
          </table:table-cell>
          <table:table-cell table:formula="of:=[.G214]/[.$H214]" office:value-type="float" office:value="0.934333411455178" calcext:value-type="float">
            <text:p>0.93</text:p>
          </table:table-cell>
          <table:table-cell table:style-name="ce4" table:formula="of:=DEGREES(ATAN2([.I214];[.J214]))" office:value-type="float" office:value="-1.6785168497271" calcext:value-type="float">
            <text:p>-1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215]-[.B$1]" office:value-type="float" office:value="136.5" calcext:value-type="float">
            <text:p>136.5</text:p>
          </table:table-cell>
          <table:table-cell table:style-name="Default" table:formula="of:=[.C215]-[.C$1]" office:value-type="float" office:value="-4" calcext:value-type="float">
            <text:p>-4</text:p>
          </table:table-cell>
          <table:table-cell table:style-name="Default" table:formula="of:=[.D215]-[.D$1]" office:value-type="float" office:value="360" calcext:value-type="float">
            <text:p>360</text:p>
          </table:table-cell>
          <table:table-cell table:formula="of:=SQRT([.E215]^2 + [.F215]^2 + [.G215]^2)" office:value-type="float" office:value="385.030193621228" calcext:value-type="float">
            <text:p>385.03</text:p>
          </table:table-cell>
          <table:table-cell table:style-name="ce4" table:formula="of:=[.E215]/[.$H215]" office:value-type="float" office:value="0.354517651502109" calcext:value-type="float">
            <text:p>0.35</text:p>
          </table:table-cell>
          <table:table-cell table:formula="of:=[.F215]/[.$H215]" office:value-type="float" office:value="-0.0103887956484135" calcext:value-type="float">
            <text:p>-0.01</text:p>
          </table:table-cell>
          <table:table-cell table:formula="of:=[.G215]/[.$H215]" office:value-type="float" office:value="0.934991608357211" calcext:value-type="float">
            <text:p>0.93</text:p>
          </table:table-cell>
          <table:table-cell table:style-name="ce4" table:formula="of:=DEGREES(ATAN2([.I215];[.J215]))" office:value-type="float" office:value="-1.6785168497271" calcext:value-type="float">
            <text:p>-1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216]-[.B$1]" office:value-type="float" office:value="132.5" calcext:value-type="float">
            <text:p>132.5</text:p>
          </table:table-cell>
          <table:table-cell table:style-name="Default" table:formula="of:=[.C216]-[.C$1]" office:value-type="float" office:value="-6" calcext:value-type="float">
            <text:p>-6</text:p>
          </table:table-cell>
          <table:table-cell table:style-name="Default" table:formula="of:=[.D216]-[.D$1]" office:value-type="float" office:value="360" calcext:value-type="float">
            <text:p>360</text:p>
          </table:table-cell>
          <table:table-cell table:formula="of:=SQRT([.E216]^2 + [.F216]^2 + [.G216]^2)" office:value-type="float" office:value="383.656421815144" calcext:value-type="float">
            <text:p>383.66</text:p>
          </table:table-cell>
          <table:table-cell table:style-name="ce4" table:formula="of:=[.E216]/[.$H216]" office:value-type="float" office:value="0.345361089938544" calcext:value-type="float">
            <text:p>0.35</text:p>
          </table:table-cell>
          <table:table-cell table:formula="of:=[.F216]/[.$H216]" office:value-type="float" office:value="-0.0156389927519341" calcext:value-type="float">
            <text:p>-0.02</text:p>
          </table:table-cell>
          <table:table-cell table:formula="of:=[.G216]/[.$H216]" office:value-type="float" office:value="0.938339565116044" calcext:value-type="float">
            <text:p>0.94</text:p>
          </table:table-cell>
          <table:table-cell table:style-name="ce4" table:formula="of:=DEGREES(ATAN2([.I216];[.J216]))" office:value-type="float" office:value="-2.59275464020034" calcext:value-type="float">
            <text:p>-2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217]-[.B$1]" office:value-type="float" office:value="136.5" calcext:value-type="float">
            <text:p>136.5</text:p>
          </table:table-cell>
          <table:table-cell table:style-name="Default" table:formula="of:=[.C217]-[.C$1]" office:value-type="float" office:value="-4" calcext:value-type="float">
            <text:p>-4</text:p>
          </table:table-cell>
          <table:table-cell table:style-name="Default" table:formula="of:=[.D217]-[.D$1]" office:value-type="float" office:value="369" calcext:value-type="float">
            <text:p>369</text:p>
          </table:table-cell>
          <table:table-cell table:formula="of:=SQRT([.E217]^2 + [.F217]^2 + [.G217]^2)" office:value-type="float" office:value="393.45806638065" calcext:value-type="float">
            <text:p>393.46</text:p>
          </table:table-cell>
          <table:table-cell table:style-name="ce4" table:formula="of:=[.E217]/[.$H217]" office:value-type="float" office:value="0.346923882526133" calcext:value-type="float">
            <text:p>0.35</text:p>
          </table:table-cell>
          <table:table-cell table:formula="of:=[.F217]/[.$H217]" office:value-type="float" office:value="-0.0101662676198134" calcext:value-type="float">
            <text:p>-0.01</text:p>
          </table:table-cell>
          <table:table-cell table:formula="of:=[.G217]/[.$H217]" office:value-type="float" office:value="0.937838187927788" calcext:value-type="float">
            <text:p>0.94</text:p>
          </table:table-cell>
          <table:table-cell table:style-name="ce4" table:formula="of:=DEGREES(ATAN2([.I217];[.J217]))" office:value-type="float" office:value="-1.6785168497271" calcext:value-type="float">
            <text:p>-1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218]-[.B$1]" office:value-type="float" office:value="128.5" calcext:value-type="float">
            <text:p>128.5</text:p>
          </table:table-cell>
          <table:table-cell table:style-name="Default" table:formula="of:=[.C218]-[.C$1]" office:value-type="float" office:value="-15" calcext:value-type="float">
            <text:p>-15</text:p>
          </table:table-cell>
          <table:table-cell table:style-name="Default" table:formula="of:=[.D218]-[.D$1]" office:value-type="float" office:value="368" calcext:value-type="float">
            <text:p>368</text:p>
          </table:table-cell>
          <table:table-cell table:formula="of:=SQRT([.E218]^2 + [.F218]^2 + [.G218]^2)" office:value-type="float" office:value="390.078517737135" calcext:value-type="float">
            <text:p>390.08</text:p>
          </table:table-cell>
          <table:table-cell table:style-name="ce4" table:formula="of:=[.E218]/[.$H218]" office:value-type="float" office:value="0.329420857999141" calcext:value-type="float">
            <text:p>0.33</text:p>
          </table:table-cell>
          <table:table-cell table:formula="of:=[.F218]/[.$H218]" office:value-type="float" office:value="-0.0384537966535962" calcext:value-type="float">
            <text:p>-0.04</text:p>
          </table:table-cell>
          <table:table-cell table:formula="of:=[.G218]/[.$H218]" office:value-type="float" office:value="0.943399811234894" calcext:value-type="float">
            <text:p>0.94</text:p>
          </table:table-cell>
          <table:table-cell table:style-name="ce4" table:formula="of:=DEGREES(ATAN2([.I218];[.J218]))" office:value-type="float" office:value="-6.65809080284824" calcext:value-type="float">
            <text:p>-6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219]-[.B$1]" office:value-type="float" office:value="129.5" calcext:value-type="float">
            <text:p>129.5</text:p>
          </table:table-cell>
          <table:table-cell table:style-name="Default" table:formula="of:=[.C219]-[.C$1]" office:value-type="float" office:value="-6" calcext:value-type="float">
            <text:p>-6</text:p>
          </table:table-cell>
          <table:table-cell table:style-name="Default" table:formula="of:=[.D219]-[.D$1]" office:value-type="float" office:value="365" calcext:value-type="float">
            <text:p>365</text:p>
          </table:table-cell>
          <table:table-cell table:formula="of:=SQRT([.E219]^2 + [.F219]^2 + [.G219]^2)" office:value-type="float" office:value="387.338676096256" calcext:value-type="float">
            <text:p>387.34</text:p>
          </table:table-cell>
          <table:table-cell table:style-name="ce4" table:formula="of:=[.E219]/[.$H219]" office:value-type="float" office:value="0.334332737709411" calcext:value-type="float">
            <text:p>0.33</text:p>
          </table:table-cell>
          <table:table-cell table:formula="of:=[.F219]/[.$H219]" office:value-type="float" office:value="-0.0154903198938723" calcext:value-type="float">
            <text:p>-0.02</text:p>
          </table:table-cell>
          <table:table-cell table:formula="of:=[.G219]/[.$H219]" office:value-type="float" office:value="0.9423277935439" calcext:value-type="float">
            <text:p>0.94</text:p>
          </table:table-cell>
          <table:table-cell table:style-name="ce4" table:formula="of:=DEGREES(ATAN2([.I219];[.J219]))" office:value-type="float" office:value="-2.6527336253271" calcext:value-type="float">
            <text:p>-2.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220]-[.B$1]" office:value-type="float" office:value="127.5" calcext:value-type="float">
            <text:p>127.5</text:p>
          </table:table-cell>
          <table:table-cell table:style-name="Default" table:formula="of:=[.C220]-[.C$1]" office:value-type="float" office:value="-4" calcext:value-type="float">
            <text:p>-4</text:p>
          </table:table-cell>
          <table:table-cell table:style-name="Default" table:formula="of:=[.D220]-[.D$1]" office:value-type="float" office:value="367" calcext:value-type="float">
            <text:p>367</text:p>
          </table:table-cell>
          <table:table-cell table:formula="of:=SQRT([.E220]^2 + [.F220]^2 + [.G220]^2)" office:value-type="float" office:value="388.537321244691" calcext:value-type="float">
            <text:p>388.54</text:p>
          </table:table-cell>
          <table:table-cell table:style-name="ce4" table:formula="of:=[.E220]/[.$H220]" office:value-type="float" office:value="0.328153804096734" calcext:value-type="float">
            <text:p>0.33</text:p>
          </table:table-cell>
          <table:table-cell table:formula="of:=[.F220]/[.$H220]" office:value-type="float" office:value="-0.0102950213049956" calcext:value-type="float">
            <text:p>-0.01</text:p>
          </table:table-cell>
          <table:table-cell table:formula="of:=[.G220]/[.$H220]" office:value-type="float" office:value="0.944568204733344" calcext:value-type="float">
            <text:p>0.94</text:p>
          </table:table-cell>
          <table:table-cell table:style-name="ce4" table:formula="of:=DEGREES(ATAN2([.I220];[.J220]))" office:value-type="float" office:value="-1.79692527269597" calcext:value-type="float">
            <text:p>-1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221]-[.B$1]" office:value-type="float" office:value="124.5" calcext:value-type="float">
            <text:p>124.5</text:p>
          </table:table-cell>
          <table:table-cell table:style-name="Default" table:formula="of:=[.C221]-[.C$1]" office:value-type="float" office:value="-6" calcext:value-type="float">
            <text:p>-6</text:p>
          </table:table-cell>
          <table:table-cell table:style-name="Default" table:formula="of:=[.D221]-[.D$1]" office:value-type="float" office:value="365" calcext:value-type="float">
            <text:p>365</text:p>
          </table:table-cell>
          <table:table-cell table:formula="of:=SQRT([.E221]^2 + [.F221]^2 + [.G221]^2)" office:value-type="float" office:value="385.695799821569" calcext:value-type="float">
            <text:p>385.70</text:p>
          </table:table-cell>
          <table:table-cell table:style-name="ce4" table:formula="of:=[.E221]/[.$H221]" office:value-type="float" office:value="0.322793248092399" calcext:value-type="float">
            <text:p>0.32</text:p>
          </table:table-cell>
          <table:table-cell table:formula="of:=[.F221]/[.$H221]" office:value-type="float" office:value="-0.0155563011128867" calcext:value-type="float">
            <text:p>-0.02</text:p>
          </table:table-cell>
          <table:table-cell table:formula="of:=[.G221]/[.$H221]" office:value-type="float" office:value="0.94634165103394" calcext:value-type="float">
            <text:p>0.95</text:p>
          </table:table-cell>
          <table:table-cell table:style-name="ce4" table:formula="of:=DEGREES(ATAN2([.I221];[.J221]))" office:value-type="float" office:value="-2.75910765862027" calcext:value-type="float">
            <text:p>-2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222]-[.B$1]" office:value-type="float" office:value="130.5" calcext:value-type="float">
            <text:p>130.5</text:p>
          </table:table-cell>
          <table:table-cell table:style-name="Default" table:formula="of:=[.C222]-[.C$1]" office:value-type="float" office:value="-10" calcext:value-type="float">
            <text:p>-10</text:p>
          </table:table-cell>
          <table:table-cell table:style-name="Default" table:formula="of:=[.D222]-[.D$1]" office:value-type="float" office:value="359" calcext:value-type="float">
            <text:p>359</text:p>
          </table:table-cell>
          <table:table-cell table:formula="of:=SQRT([.E222]^2 + [.F222]^2 + [.G222]^2)" office:value-type="float" office:value="382.114184505103" calcext:value-type="float">
            <text:p>382.11</text:p>
          </table:table-cell>
          <table:table-cell table:style-name="ce4" table:formula="of:=[.E222]/[.$H222]" office:value-type="float" office:value="0.341520951830191" calcext:value-type="float">
            <text:p>0.34</text:p>
          </table:table-cell>
          <table:table-cell table:formula="of:=[.F222]/[.$H222]" office:value-type="float" office:value="-0.0261701878797081" calcext:value-type="float">
            <text:p>-0.03</text:p>
          </table:table-cell>
          <table:table-cell table:formula="of:=[.G222]/[.$H222]" office:value-type="float" office:value="0.939509744881521" calcext:value-type="float">
            <text:p>0.94</text:p>
          </table:table-cell>
          <table:table-cell table:style-name="ce4" table:formula="of:=DEGREES(ATAN2([.I222];[.J222]))" office:value-type="float" office:value="-4.3819178431662" calcext:value-type="float">
            <text:p>-4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223]-[.B$1]" office:value-type="float" office:value="139.5" calcext:value-type="float">
            <text:p>139.5</text:p>
          </table:table-cell>
          <table:table-cell table:style-name="Default" table:formula="of:=[.C223]-[.C$1]" office:value-type="float" office:value="-6" calcext:value-type="float">
            <text:p>-6</text:p>
          </table:table-cell>
          <table:table-cell table:style-name="Default" table:formula="of:=[.D223]-[.D$1]" office:value-type="float" office:value="365" calcext:value-type="float">
            <text:p>365</text:p>
          </table:table-cell>
          <table:table-cell table:formula="of:=SQRT([.E223]^2 + [.F223]^2 + [.G223]^2)" office:value-type="float" office:value="390.795662719022" calcext:value-type="float">
            <text:p>390.80</text:p>
          </table:table-cell>
          <table:table-cell table:style-name="ce4" table:formula="of:=[.E223]/[.$H223]" office:value-type="float" office:value="0.356964043637042" calcext:value-type="float">
            <text:p>0.36</text:p>
          </table:table-cell>
          <table:table-cell table:formula="of:=[.F223]/[.$H223]" office:value-type="float" office:value="-0.0153532921994427" calcext:value-type="float">
            <text:p>-0.02</text:p>
          </table:table-cell>
          <table:table-cell table:formula="of:=[.G223]/[.$H223]" office:value-type="float" office:value="0.933991942132763" calcext:value-type="float">
            <text:p>0.93</text:p>
          </table:table-cell>
          <table:table-cell table:style-name="ce4" table:formula="of:=DEGREES(ATAN2([.I223];[.J223]))" office:value-type="float" office:value="-2.46281667591685" calcext:value-type="float">
            <text:p>-2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224]-[.B$1]" office:value-type="float" office:value="134.5" calcext:value-type="float">
            <text:p>134.5</text:p>
          </table:table-cell>
          <table:table-cell table:style-name="Default" table:formula="of:=[.C224]-[.C$1]" office:value-type="float" office:value="-11" calcext:value-type="float">
            <text:p>-11</text:p>
          </table:table-cell>
          <table:table-cell table:style-name="Default" table:formula="of:=[.D224]-[.D$1]" office:value-type="float" office:value="362" calcext:value-type="float">
            <text:p>362</text:p>
          </table:table-cell>
          <table:table-cell table:formula="of:=SQRT([.E224]^2 + [.F224]^2 + [.G224]^2)" office:value-type="float" office:value="386.335670110851" calcext:value-type="float">
            <text:p>386.34</text:p>
          </table:table-cell>
          <table:table-cell table:style-name="ce4" table:formula="of:=[.E224]/[.$H224]" office:value-type="float" office:value="0.348142846766927" calcext:value-type="float">
            <text:p>0.35</text:p>
          </table:table-cell>
          <table:table-cell table:formula="of:=[.F224]/[.$H224]" office:value-type="float" office:value="-0.0284726491779643" calcext:value-type="float">
            <text:p>-0.03</text:p>
          </table:table-cell>
          <table:table-cell table:formula="of:=[.G224]/[.$H224]" office:value-type="float" office:value="0.93700900022028" calcext:value-type="float">
            <text:p>0.94</text:p>
          </table:table-cell>
          <table:table-cell table:style-name="ce4" table:formula="of:=DEGREES(ATAN2([.I224];[.J224]))" office:value-type="float" office:value="-4.67549440717329" calcext:value-type="float">
            <text:p>-4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93" calcext:value-type="float">
            <text:p>493</text:p>
          </table:table-cell>
          <table:table-cell table:style-name="Default" table:formula="of:=[.B225]-[.B$1]" office:value-type="float" office:value="128.5" calcext:value-type="float">
            <text:p>128.5</text:p>
          </table:table-cell>
          <table:table-cell table:style-name="Default" table:formula="of:=[.C225]-[.C$1]" office:value-type="float" office:value="-3" calcext:value-type="float">
            <text:p>-3</text:p>
          </table:table-cell>
          <table:table-cell table:style-name="Default" table:formula="of:=[.D225]-[.D$1]" office:value-type="float" office:value="357" calcext:value-type="float">
            <text:p>357</text:p>
          </table:table-cell>
          <table:table-cell table:formula="of:=SQRT([.E225]^2 + [.F225]^2 + [.G225]^2)" office:value-type="float" office:value="379.434118128563" calcext:value-type="float">
            <text:p>379.43</text:p>
          </table:table-cell>
          <table:table-cell table:style-name="ce4" table:formula="of:=[.E225]/[.$H225]" office:value-type="float" office:value="0.338662217920163" calcext:value-type="float">
            <text:p>0.34</text:p>
          </table:table-cell>
          <table:table-cell table:formula="of:=[.F225]/[.$H225]" office:value-type="float" office:value="-0.00790651092420613" calcext:value-type="float">
            <text:p>-0.01</text:p>
          </table:table-cell>
          <table:table-cell table:formula="of:=[.G225]/[.$H225]" office:value-type="float" office:value="0.94087479998053" calcext:value-type="float">
            <text:p>0.94</text:p>
          </table:table-cell>
          <table:table-cell table:style-name="ce4" table:formula="of:=DEGREES(ATAN2([.I225];[.J225]))" office:value-type="float" office:value="-1.3374017096494" calcext:value-type="float">
            <text:p>-1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226]-[.B$1]" office:value-type="float" office:value="130.5" calcext:value-type="float">
            <text:p>130.5</text:p>
          </table:table-cell>
          <table:table-cell table:style-name="Default" table:formula="of:=[.C226]-[.C$1]" office:value-type="float" office:value="-10" calcext:value-type="float">
            <text:p>-10</text:p>
          </table:table-cell>
          <table:table-cell table:style-name="Default" table:formula="of:=[.D226]-[.D$1]" office:value-type="float" office:value="361" calcext:value-type="float">
            <text:p>361</text:p>
          </table:table-cell>
          <table:table-cell table:formula="of:=SQRT([.E226]^2 + [.F226]^2 + [.G226]^2)" office:value-type="float" office:value="383.993815054357" calcext:value-type="float">
            <text:p>383.99</text:p>
          </table:table-cell>
          <table:table-cell table:style-name="ce4" table:formula="of:=[.E226]/[.$H226]" office:value-type="float" office:value="0.339849223825458" calcext:value-type="float">
            <text:p>0.34</text:p>
          </table:table-cell>
          <table:table-cell table:formula="of:=[.F226]/[.$H226]" office:value-type="float" office:value="-0.0260420861168934" calcext:value-type="float">
            <text:p>-0.03</text:p>
          </table:table-cell>
          <table:table-cell table:formula="of:=[.G226]/[.$H226]" office:value-type="float" office:value="0.940119308819851" calcext:value-type="float">
            <text:p>0.94</text:p>
          </table:table-cell>
          <table:table-cell table:style-name="ce4" table:formula="of:=DEGREES(ATAN2([.I226];[.J226]))" office:value-type="float" office:value="-4.3819178431662" calcext:value-type="float">
            <text:p>-4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27]-[.B$1]" office:value-type="float" office:value="130.5" calcext:value-type="float">
            <text:p>130.5</text:p>
          </table:table-cell>
          <table:table-cell table:style-name="Default" table:formula="of:=[.C227]-[.C$1]" office:value-type="float" office:value="-5" calcext:value-type="float">
            <text:p>-5</text:p>
          </table:table-cell>
          <table:table-cell table:style-name="Default" table:formula="of:=[.D227]-[.D$1]" office:value-type="float" office:value="366" calcext:value-type="float">
            <text:p>366</text:p>
          </table:table-cell>
          <table:table-cell table:formula="of:=SQRT([.E227]^2 + [.F227]^2 + [.G227]^2)" office:value-type="float" office:value="388.601659800881" calcext:value-type="float">
            <text:p>388.60</text:p>
          </table:table-cell>
          <table:table-cell table:style-name="ce4" table:formula="of:=[.E227]/[.$H227]" office:value-type="float" office:value="0.33581946115945" calcext:value-type="float">
            <text:p>0.34</text:p>
          </table:table-cell>
          <table:table-cell table:formula="of:=[.F227]/[.$H227]" office:value-type="float" office:value="-0.0128666460214349" calcext:value-type="float">
            <text:p>-0.01</text:p>
          </table:table-cell>
          <table:table-cell table:formula="of:=[.G227]/[.$H227]" office:value-type="float" office:value="0.941838488769033" calcext:value-type="float">
            <text:p>0.94</text:p>
          </table:table-cell>
          <table:table-cell table:style-name="ce4" table:formula="of:=DEGREES(ATAN2([.I227];[.J227]))" office:value-type="float" office:value="-2.19416735259871" calcext:value-type="float">
            <text:p>-2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228]-[.B$1]" office:value-type="float" office:value="136.5" calcext:value-type="float">
            <text:p>136.5</text:p>
          </table:table-cell>
          <table:table-cell table:style-name="Default" table:formula="of:=[.C228]-[.C$1]" office:value-type="float" office:value="-9" calcext:value-type="float">
            <text:p>-9</text:p>
          </table:table-cell>
          <table:table-cell table:style-name="Default" table:formula="of:=[.D228]-[.D$1]" office:value-type="float" office:value="360" calcext:value-type="float">
            <text:p>360</text:p>
          </table:table-cell>
          <table:table-cell table:formula="of:=SQRT([.E228]^2 + [.F228]^2 + [.G228]^2)" office:value-type="float" office:value="385.114593335542" calcext:value-type="float">
            <text:p>385.11</text:p>
          </table:table-cell>
          <table:table-cell table:style-name="ce4" table:formula="of:=[.E228]/[.$H228]" office:value-type="float" office:value="0.354439957254672" calcext:value-type="float">
            <text:p>0.35</text:p>
          </table:table-cell>
          <table:table-cell table:formula="of:=[.F228]/[.$H228]" office:value-type="float" office:value="-0.0233696675112971" calcext:value-type="float">
            <text:p>-0.02</text:p>
          </table:table-cell>
          <table:table-cell table:formula="of:=[.G228]/[.$H228]" office:value-type="float" office:value="0.934786700451883" calcext:value-type="float">
            <text:p>0.93</text:p>
          </table:table-cell>
          <table:table-cell table:style-name="ce4" table:formula="of:=DEGREES(ATAN2([.I228];[.J228]))" office:value-type="float" office:value="-3.77228360937984" calcext:value-type="float">
            <text:p>-3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229]-[.B$1]" office:value-type="float" office:value="124.5" calcext:value-type="float">
            <text:p>124.5</text:p>
          </table:table-cell>
          <table:table-cell table:style-name="Default" table:formula="of:=[.C229]-[.C$1]" office:value-type="float" office:value="-11" calcext:value-type="float">
            <text:p>-11</text:p>
          </table:table-cell>
          <table:table-cell table:style-name="Default" table:formula="of:=[.D229]-[.D$1]" office:value-type="float" office:value="365" calcext:value-type="float">
            <text:p>365</text:p>
          </table:table-cell>
          <table:table-cell table:formula="of:=SQRT([.E229]^2 + [.F229]^2 + [.G229]^2)" office:value-type="float" office:value="385.805974551976" calcext:value-type="float">
            <text:p>385.81</text:p>
          </table:table-cell>
          <table:table-cell table:style-name="ce4" table:formula="of:=[.E229]/[.$H229]" office:value-type="float" office:value="0.322701067925601" calcext:value-type="float">
            <text:p>0.32</text:p>
          </table:table-cell>
          <table:table-cell table:formula="of:=[.F229]/[.$H229]" office:value-type="float" office:value="-0.0285117409412178" calcext:value-type="float">
            <text:p>-0.03</text:p>
          </table:table-cell>
          <table:table-cell table:formula="of:=[.G229]/[.$H229]" office:value-type="float" office:value="0.94607140395859" calcext:value-type="float">
            <text:p>0.95</text:p>
          </table:table-cell>
          <table:table-cell table:style-name="ce4" table:formula="of:=DEGREES(ATAN2([.I229];[.J229]))" office:value-type="float" office:value="-5.04916646758286" calcext:value-type="float">
            <text:p>-5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230]-[.B$1]" office:value-type="float" office:value="132.5" calcext:value-type="float">
            <text:p>132.5</text:p>
          </table:table-cell>
          <table:table-cell table:style-name="Default" table:formula="of:=[.C230]-[.C$1]" office:value-type="float" office:value="-6" calcext:value-type="float">
            <text:p>-6</text:p>
          </table:table-cell>
          <table:table-cell table:style-name="Default" table:formula="of:=[.D230]-[.D$1]" office:value-type="float" office:value="365" calcext:value-type="float">
            <text:p>365</text:p>
          </table:table-cell>
          <table:table-cell table:formula="of:=SQRT([.E230]^2 + [.F230]^2 + [.G230]^2)" office:value-type="float" office:value="388.351966648812" calcext:value-type="float">
            <text:p>388.35</text:p>
          </table:table-cell>
          <table:table-cell table:style-name="ce4" table:formula="of:=[.E230]/[.$H230]" office:value-type="float" office:value="0.341185345714549" calcext:value-type="float">
            <text:p>0.34</text:p>
          </table:table-cell>
          <table:table-cell table:formula="of:=[.F230]/[.$H230]" office:value-type="float" office:value="-0.0154499024474513" calcext:value-type="float">
            <text:p>-0.02</text:p>
          </table:table-cell>
          <table:table-cell table:formula="of:=[.G230]/[.$H230]" office:value-type="float" office:value="0.939869065553286" calcext:value-type="float">
            <text:p>0.94</text:p>
          </table:table-cell>
          <table:table-cell table:style-name="ce4" table:formula="of:=DEGREES(ATAN2([.I230];[.J230]))" office:value-type="float" office:value="-2.59275464020034" calcext:value-type="float">
            <text:p>-2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231]-[.B$1]" office:value-type="float" office:value="141.5" calcext:value-type="float">
            <text:p>141.5</text:p>
          </table:table-cell>
          <table:table-cell table:style-name="Default" table:formula="of:=[.C231]-[.C$1]" office:value-type="float" office:value="-11" calcext:value-type="float">
            <text:p>-11</text:p>
          </table:table-cell>
          <table:table-cell table:style-name="Default" table:formula="of:=[.D231]-[.D$1]" office:value-type="float" office:value="369" calcext:value-type="float">
            <text:p>369</text:p>
          </table:table-cell>
          <table:table-cell table:formula="of:=SQRT([.E231]^2 + [.F231]^2 + [.G231]^2)" office:value-type="float" office:value="395.353322990967" calcext:value-type="float">
            <text:p>395.35</text:p>
          </table:table-cell>
          <table:table-cell table:style-name="ce4" table:formula="of:=[.E231]/[.$H231]" office:value-type="float" office:value="0.357907703745879" calcext:value-type="float">
            <text:p>0.36</text:p>
          </table:table-cell>
          <table:table-cell table:formula="of:=[.F231]/[.$H231]" office:value-type="float" office:value="-0.0278232137187609" calcext:value-type="float">
            <text:p>-0.03</text:p>
          </table:table-cell>
          <table:table-cell table:formula="of:=[.G231]/[.$H231]" office:value-type="float" office:value="0.933342351111162" calcext:value-type="float">
            <text:p>0.93</text:p>
          </table:table-cell>
          <table:table-cell table:style-name="ce4" table:formula="of:=DEGREES(ATAN2([.I231];[.J231]))" office:value-type="float" office:value="-4.44514882997326" calcext:value-type="float">
            <text:p>-4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32]-[.B$1]" office:value-type="float" office:value="135.5" calcext:value-type="float">
            <text:p>135.5</text:p>
          </table:table-cell>
          <table:table-cell table:style-name="Default" table:formula="of:=[.C232]-[.C$1]" office:value-type="float" office:value="-20" calcext:value-type="float">
            <text:p>-20</text:p>
          </table:table-cell>
          <table:table-cell table:style-name="Default" table:formula="of:=[.D232]-[.D$1]" office:value-type="float" office:value="366" calcext:value-type="float">
            <text:p>366</text:p>
          </table:table-cell>
          <table:table-cell table:formula="of:=SQRT([.E232]^2 + [.F232]^2 + [.G232]^2)" office:value-type="float" office:value="390.789265461578" calcext:value-type="float">
            <text:p>390.79</text:p>
          </table:table-cell>
          <table:table-cell table:style-name="ce4" table:formula="of:=[.E232]/[.$H232]" office:value-type="float" office:value="0.346734191482857" calcext:value-type="float">
            <text:p>0.35</text:p>
          </table:table-cell>
          <table:table-cell table:formula="of:=[.F232]/[.$H232]" office:value-type="float" office:value="-0.0511784784476542" calcext:value-type="float">
            <text:p>-0.05</text:p>
          </table:table-cell>
          <table:table-cell table:formula="of:=[.G232]/[.$H232]" office:value-type="float" office:value="0.936566155592072" calcext:value-type="float">
            <text:p>0.94</text:p>
          </table:table-cell>
          <table:table-cell table:style-name="ce4" table:formula="of:=DEGREES(ATAN2([.I232];[.J232]))" office:value-type="float" office:value="-8.39631727663802" calcext:value-type="float">
            <text:p>-8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233]-[.B$1]" office:value-type="float" office:value="134.5" calcext:value-type="float">
            <text:p>134.5</text:p>
          </table:table-cell>
          <table:table-cell table:style-name="Default" table:formula="of:=[.C233]-[.C$1]" office:value-type="float" office:value="-2" calcext:value-type="float">
            <text:p>-2</text:p>
          </table:table-cell>
          <table:table-cell table:style-name="Default" table:formula="of:=[.D233]-[.D$1]" office:value-type="float" office:value="367" calcext:value-type="float">
            <text:p>367</text:p>
          </table:table-cell>
          <table:table-cell table:formula="of:=SQRT([.E233]^2 + [.F233]^2 + [.G233]^2)" office:value-type="float" office:value="390.874980012791" calcext:value-type="float">
            <text:p>390.87</text:p>
          </table:table-cell>
          <table:table-cell table:style-name="ce4" table:formula="of:=[.E233]/[.$H233]" office:value-type="float" office:value="0.344099793738649" calcext:value-type="float">
            <text:p>0.34</text:p>
          </table:table-cell>
          <table:table-cell table:formula="of:=[.F233]/[.$H233]" office:value-type="float" office:value="-0.00511672555745203" calcext:value-type="float">
            <text:p>-0.01</text:p>
          </table:table-cell>
          <table:table-cell table:formula="of:=[.G233]/[.$H233]" office:value-type="float" office:value="0.938919139792447" calcext:value-type="float">
            <text:p>0.94</text:p>
          </table:table-cell>
          <table:table-cell table:style-name="ce4" table:formula="of:=DEGREES(ATAN2([.I233];[.J233]))" office:value-type="float" office:value="-0.851919064905193" calcext:value-type="float">
            <text:p>-0.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234]-[.B$1]" office:value-type="float" office:value="128.5" calcext:value-type="float">
            <text:p>128.5</text:p>
          </table:table-cell>
          <table:table-cell table:style-name="Default" table:formula="of:=[.C234]-[.C$1]" office:value-type="float" office:value="0" calcext:value-type="float">
            <text:p>0</text:p>
          </table:table-cell>
          <table:table-cell table:style-name="Default" table:formula="of:=[.D234]-[.D$1]" office:value-type="float" office:value="368" calcext:value-type="float">
            <text:p>368</text:p>
          </table:table-cell>
          <table:table-cell table:formula="of:=SQRT([.E234]^2 + [.F234]^2 + [.G234]^2)" office:value-type="float" office:value="389.790007568178" calcext:value-type="float">
            <text:p>389.79</text:p>
          </table:table-cell>
          <table:table-cell table:style-name="ce4" table:formula="of:=[.E234]/[.$H234]" office:value-type="float" office:value="0.329664684843221" calcext:value-type="float">
            <text:p>0.33</text:p>
          </table:table-cell>
          <table:table-cell table:formula="of:=[.F234]/[.$H234]" office:value-type="float" office:value="0" calcext:value-type="float">
            <text:p>0.00</text:p>
          </table:table-cell>
          <table:table-cell table:formula="of:=[.G234]/[.$H234]" office:value-type="float" office:value="0.944098085776695" calcext:value-type="float">
            <text:p>0.94</text:p>
          </table:table-cell>
          <table:table-cell table:style-name="ce4" table:formula="of:=DEGREES(ATAN2([.I234];[.J234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235]-[.B$1]" office:value-type="float" office:value="128.5" calcext:value-type="float">
            <text:p>128.5</text:p>
          </table:table-cell>
          <table:table-cell table:style-name="Default" table:formula="of:=[.C235]-[.C$1]" office:value-type="float" office:value="0" calcext:value-type="float">
            <text:p>0</text:p>
          </table:table-cell>
          <table:table-cell table:style-name="Default" table:formula="of:=[.D235]-[.D$1]" office:value-type="float" office:value="370" calcext:value-type="float">
            <text:p>370</text:p>
          </table:table-cell>
          <table:table-cell table:formula="of:=SQRT([.E235]^2 + [.F235]^2 + [.G235]^2)" office:value-type="float" office:value="391.678758678589" calcext:value-type="float">
            <text:p>391.68</text:p>
          </table:table-cell>
          <table:table-cell table:style-name="ce4" table:formula="of:=[.E235]/[.$H235]" office:value-type="float" office:value="0.328074977651385" calcext:value-type="float">
            <text:p>0.33</text:p>
          </table:table-cell>
          <table:table-cell table:formula="of:=[.F235]/[.$H235]" office:value-type="float" office:value="0" calcext:value-type="float">
            <text:p>0.00</text:p>
          </table:table-cell>
          <table:table-cell table:formula="of:=[.G235]/[.$H235]" office:value-type="float" office:value="0.944651686622664" calcext:value-type="float">
            <text:p>0.94</text:p>
          </table:table-cell>
          <table:table-cell table:style-name="ce4" table:formula="of:=DEGREES(ATAN2([.I235];[.J235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236]-[.B$1]" office:value-type="float" office:value="142.5" calcext:value-type="float">
            <text:p>142.5</text:p>
          </table:table-cell>
          <table:table-cell table:style-name="Default" table:formula="of:=[.C236]-[.C$1]" office:value-type="float" office:value="-3" calcext:value-type="float">
            <text:p>-3</text:p>
          </table:table-cell>
          <table:table-cell table:style-name="Default" table:formula="of:=[.D236]-[.D$1]" office:value-type="float" office:value="359" calcext:value-type="float">
            <text:p>359</text:p>
          </table:table-cell>
          <table:table-cell table:formula="of:=SQRT([.E236]^2 + [.F236]^2 + [.G236]^2)" office:value-type="float" office:value="386.25930409506" calcext:value-type="float">
            <text:p>386.26</text:p>
          </table:table-cell>
          <table:table-cell table:style-name="ce4" table:formula="of:=[.E236]/[.$H236]" office:value-type="float" office:value="0.368923152113716" calcext:value-type="float">
            <text:p>0.37</text:p>
          </table:table-cell>
          <table:table-cell table:formula="of:=[.F236]/[.$H236]" office:value-type="float" office:value="-0.00776680320239403" calcext:value-type="float">
            <text:p>-0.01</text:p>
          </table:table-cell>
          <table:table-cell table:formula="of:=[.G236]/[.$H236]" office:value-type="float" office:value="0.929427449886485" calcext:value-type="float">
            <text:p>0.93</text:p>
          </table:table-cell>
          <table:table-cell table:style-name="ce4" table:formula="of:=DEGREES(ATAN2([.I236];[.J236]))" office:value-type="float" office:value="-1.20604877921996" calcext:value-type="float">
            <text:p>-1.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37]-[.B$1]" office:value-type="float" office:value="142.5" calcext:value-type="float">
            <text:p>142.5</text:p>
          </table:table-cell>
          <table:table-cell table:style-name="Default" table:formula="of:=[.C237]-[.C$1]" office:value-type="float" office:value="-20" calcext:value-type="float">
            <text:p>-20</text:p>
          </table:table-cell>
          <table:table-cell table:style-name="Default" table:formula="of:=[.D237]-[.D$1]" office:value-type="float" office:value="366" calcext:value-type="float">
            <text:p>366</text:p>
          </table:table-cell>
          <table:table-cell table:formula="of:=SQRT([.E237]^2 + [.F237]^2 + [.G237]^2)" office:value-type="float" office:value="393.271216846593" calcext:value-type="float">
            <text:p>393.27</text:p>
          </table:table-cell>
          <table:table-cell table:style-name="ce4" table:formula="of:=[.E237]/[.$H237]" office:value-type="float" office:value="0.362345358357579" calcext:value-type="float">
            <text:p>0.36</text:p>
          </table:table-cell>
          <table:table-cell table:formula="of:=[.F237]/[.$H237]" office:value-type="float" office:value="-0.0508554888922918" calcext:value-type="float">
            <text:p>-0.05</text:p>
          </table:table-cell>
          <table:table-cell table:formula="of:=[.G237]/[.$H237]" office:value-type="float" office:value="0.93065544672894" calcext:value-type="float">
            <text:p>0.93</text:p>
          </table:table-cell>
          <table:table-cell table:style-name="ce4" table:formula="of:=DEGREES(ATAN2([.I237];[.J237]))" office:value-type="float" office:value="-7.9893267663969" calcext:value-type="float">
            <text:p>-7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238]-[.B$1]" office:value-type="float" office:value="134.5" calcext:value-type="float">
            <text:p>134.5</text:p>
          </table:table-cell>
          <table:table-cell table:style-name="Default" table:formula="of:=[.C238]-[.C$1]" office:value-type="float" office:value="-4" calcext:value-type="float">
            <text:p>-4</text:p>
          </table:table-cell>
          <table:table-cell table:style-name="Default" table:formula="of:=[.D238]-[.D$1]" office:value-type="float" office:value="365" calcext:value-type="float">
            <text:p>365</text:p>
          </table:table-cell>
          <table:table-cell table:formula="of:=SQRT([.E238]^2 + [.F238]^2 + [.G238]^2)" office:value-type="float" office:value="389.013174584101" calcext:value-type="float">
            <text:p>389.01</text:p>
          </table:table-cell>
          <table:table-cell table:style-name="ce4" table:formula="of:=[.E238]/[.$H238]" office:value-type="float" office:value="0.345746645068758" calcext:value-type="float">
            <text:p>0.35</text:p>
          </table:table-cell>
          <table:table-cell table:formula="of:=[.F238]/[.$H238]" office:value-type="float" office:value="-0.0102824281061341" calcext:value-type="float">
            <text:p>-0.01</text:p>
          </table:table-cell>
          <table:table-cell table:formula="of:=[.G238]/[.$H238]" office:value-type="float" office:value="0.938271564684735" calcext:value-type="float">
            <text:p>0.94</text:p>
          </table:table-cell>
          <table:table-cell table:style-name="ce4" table:formula="of:=DEGREES(ATAN2([.I238];[.J238]))" office:value-type="float" office:value="-1.70346161005114" calcext:value-type="float">
            <text:p>-1.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239]-[.B$1]" office:value-type="float" office:value="127.5" calcext:value-type="float">
            <text:p>127.5</text:p>
          </table:table-cell>
          <table:table-cell table:style-name="Default" table:formula="of:=[.C239]-[.C$1]" office:value-type="float" office:value="-14" calcext:value-type="float">
            <text:p>-14</text:p>
          </table:table-cell>
          <table:table-cell table:style-name="Default" table:formula="of:=[.D239]-[.D$1]" office:value-type="float" office:value="362" calcext:value-type="float">
            <text:p>362</text:p>
          </table:table-cell>
          <table:table-cell table:formula="of:=SQRT([.E239]^2 + [.F239]^2 + [.G239]^2)" office:value-type="float" office:value="384.052405278238" calcext:value-type="float">
            <text:p>384.05</text:p>
          </table:table-cell>
          <table:table-cell table:style-name="ce4" table:formula="of:=[.E239]/[.$H239]" office:value-type="float" office:value="0.331985943188219" calcext:value-type="float">
            <text:p>0.33</text:p>
          </table:table-cell>
          <table:table-cell table:formula="of:=[.F239]/[.$H239]" office:value-type="float" office:value="-0.036453358467726" calcext:value-type="float">
            <text:p>-0.04</text:p>
          </table:table-cell>
          <table:table-cell table:formula="of:=[.G239]/[.$H239]" office:value-type="float" office:value="0.94257969752263" calcext:value-type="float">
            <text:p>0.94</text:p>
          </table:table-cell>
          <table:table-cell table:style-name="ce4" table:formula="of:=DEGREES(ATAN2([.I239];[.J239]))" office:value-type="float" office:value="-6.26619809847925" calcext:value-type="float">
            <text:p>-6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40]-[.B$1]" office:value-type="float" office:value="133.5" calcext:value-type="float">
            <text:p>133.5</text:p>
          </table:table-cell>
          <table:table-cell table:style-name="Default" table:formula="of:=[.C240]-[.C$1]" office:value-type="float" office:value="-5" calcext:value-type="float">
            <text:p>-5</text:p>
          </table:table-cell>
          <table:table-cell table:style-name="Default" table:formula="of:=[.D240]-[.D$1]" office:value-type="float" office:value="366" calcext:value-type="float">
            <text:p>366</text:p>
          </table:table-cell>
          <table:table-cell table:formula="of:=SQRT([.E240]^2 + [.F240]^2 + [.G240]^2)" office:value-type="float" office:value="389.619365535134" calcext:value-type="float">
            <text:p>389.62</text:p>
          </table:table-cell>
          <table:table-cell table:style-name="ce4" table:formula="of:=[.E240]/[.$H240]" office:value-type="float" office:value="0.342642106140286" calcext:value-type="float">
            <text:p>0.34</text:p>
          </table:table-cell>
          <table:table-cell table:formula="of:=[.F240]/[.$H240]" office:value-type="float" office:value="-0.0128330376831568" calcext:value-type="float">
            <text:p>-0.01</text:p>
          </table:table-cell>
          <table:table-cell table:formula="of:=[.G240]/[.$H240]" office:value-type="float" office:value="0.939378358407076" calcext:value-type="float">
            <text:p>0.94</text:p>
          </table:table-cell>
          <table:table-cell table:style-name="ce4" table:formula="of:=DEGREES(ATAN2([.I240];[.J240]))" office:value-type="float" office:value="-2.14490680373229" calcext:value-type="float">
            <text:p>-2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41]-[.B$1]" office:value-type="float" office:value="130.5" calcext:value-type="float">
            <text:p>130.5</text:p>
          </table:table-cell>
          <table:table-cell table:style-name="Default" table:formula="of:=[.C241]-[.C$1]" office:value-type="float" office:value="-10" calcext:value-type="float">
            <text:p>-10</text:p>
          </table:table-cell>
          <table:table-cell table:style-name="Default" table:formula="of:=[.D241]-[.D$1]" office:value-type="float" office:value="366" calcext:value-type="float">
            <text:p>366</text:p>
          </table:table-cell>
          <table:table-cell table:formula="of:=SQRT([.E241]^2 + [.F241]^2 + [.G241]^2)" office:value-type="float" office:value="388.698147667313" calcext:value-type="float">
            <text:p>388.70</text:p>
          </table:table-cell>
          <table:table-cell table:style-name="ce4" table:formula="of:=[.E241]/[.$H241]" office:value-type="float" office:value="0.335736099549657" calcext:value-type="float">
            <text:p>0.34</text:p>
          </table:table-cell>
          <table:table-cell table:formula="of:=[.F241]/[.$H241]" office:value-type="float" office:value="-0.0257269041800503" calcext:value-type="float">
            <text:p>-0.03</text:p>
          </table:table-cell>
          <table:table-cell table:formula="of:=[.G241]/[.$H241]" office:value-type="float" office:value="0.941604692989841" calcext:value-type="float">
            <text:p>0.94</text:p>
          </table:table-cell>
          <table:table-cell table:style-name="ce4" table:formula="of:=DEGREES(ATAN2([.I241];[.J241]))" office:value-type="float" office:value="-4.3819178431662" calcext:value-type="float">
            <text:p>-4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242]-[.B$1]" office:value-type="float" office:value="129.5" calcext:value-type="float">
            <text:p>129.5</text:p>
          </table:table-cell>
          <table:table-cell table:style-name="Default" table:formula="of:=[.C242]-[.C$1]" office:value-type="float" office:value="1" calcext:value-type="float">
            <text:p>1</text:p>
          </table:table-cell>
          <table:table-cell table:style-name="Default" table:formula="of:=[.D242]-[.D$1]" office:value-type="float" office:value="372" calcext:value-type="float">
            <text:p>372</text:p>
          </table:table-cell>
          <table:table-cell table:formula="of:=SQRT([.E242]^2 + [.F242]^2 + [.G242]^2)" office:value-type="float" office:value="393.897512051041" calcext:value-type="float">
            <text:p>393.90</text:p>
          </table:table-cell>
          <table:table-cell table:style-name="ce4" table:formula="of:=[.E242]/[.$H242]" office:value-type="float" office:value="0.328765722143529" calcext:value-type="float">
            <text:p>0.33</text:p>
          </table:table-cell>
          <table:table-cell table:formula="of:=[.F242]/[.$H242]" office:value-type="float" office:value="0.00253873144512378" calcext:value-type="float">
            <text:p>0.00</text:p>
          </table:table-cell>
          <table:table-cell table:formula="of:=[.G242]/[.$H242]" office:value-type="float" office:value="0.944408097586045" calcext:value-type="float">
            <text:p>0.94</text:p>
          </table:table-cell>
          <table:table-cell table:style-name="ce4" table:formula="of:=DEGREES(ATAN2([.I242];[.J242]))" office:value-type="float" office:value="0.442429658039472" calcext:value-type="float">
            <text:p>0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43]-[.B$1]" office:value-type="float" office:value="125.5" calcext:value-type="float">
            <text:p>125.5</text:p>
          </table:table-cell>
          <table:table-cell table:style-name="Default" table:formula="of:=[.C243]-[.C$1]" office:value-type="float" office:value="-12" calcext:value-type="float">
            <text:p>-12</text:p>
          </table:table-cell>
          <table:table-cell table:style-name="Default" table:formula="of:=[.D243]-[.D$1]" office:value-type="float" office:value="366" calcext:value-type="float">
            <text:p>366</text:p>
          </table:table-cell>
          <table:table-cell table:formula="of:=SQRT([.E243]^2 + [.F243]^2 + [.G243]^2)" office:value-type="float" office:value="387.104959926891" calcext:value-type="float">
            <text:p>387.10</text:p>
          </table:table-cell>
          <table:table-cell table:style-name="ce4" table:formula="of:=[.E243]/[.$H243]" office:value-type="float" office:value="0.324201477613984" calcext:value-type="float">
            <text:p>0.32</text:p>
          </table:table-cell>
          <table:table-cell table:formula="of:=[.F243]/[.$H243]" office:value-type="float" office:value="-0.0309993444730502" calcext:value-type="float">
            <text:p>-0.03</text:p>
          </table:table-cell>
          <table:table-cell table:formula="of:=[.G243]/[.$H243]" office:value-type="float" office:value="0.945480006428032" calcext:value-type="float">
            <text:p>0.95</text:p>
          </table:table-cell>
          <table:table-cell table:style-name="ce4" table:formula="of:=DEGREES(ATAN2([.I243];[.J243]))" office:value-type="float" office:value="-5.46187584631397" calcext:value-type="float">
            <text:p>-5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9" calcext:value-type="float">
            <text:p>509</text:p>
          </table:table-cell>
          <table:table-cell table:style-name="Default" table:formula="of:=[.B244]-[.B$1]" office:value-type="float" office:value="130.5" calcext:value-type="float">
            <text:p>130.5</text:p>
          </table:table-cell>
          <table:table-cell table:style-name="Default" table:formula="of:=[.C244]-[.C$1]" office:value-type="float" office:value="-10" calcext:value-type="float">
            <text:p>-10</text:p>
          </table:table-cell>
          <table:table-cell table:style-name="Default" table:formula="of:=[.D244]-[.D$1]" office:value-type="float" office:value="373" calcext:value-type="float">
            <text:p>373</text:p>
          </table:table-cell>
          <table:table-cell table:formula="of:=SQRT([.E244]^2 + [.F244]^2 + [.G244]^2)" office:value-type="float" office:value="395.296407775229" calcext:value-type="float">
            <text:p>395.30</text:p>
          </table:table-cell>
          <table:table-cell table:style-name="ce4" table:formula="of:=[.E244]/[.$H244]" office:value-type="float" office:value="0.330132015958526" calcext:value-type="float">
            <text:p>0.33</text:p>
          </table:table-cell>
          <table:table-cell table:formula="of:=[.F244]/[.$H244]" office:value-type="float" office:value="-0.0252974724872434" calcext:value-type="float">
            <text:p>-0.03</text:p>
          </table:table-cell>
          <table:table-cell table:formula="of:=[.G244]/[.$H244]" office:value-type="float" office:value="0.943595723774179" calcext:value-type="float">
            <text:p>0.94</text:p>
          </table:table-cell>
          <table:table-cell table:style-name="ce4" table:formula="of:=DEGREES(ATAN2([.I244];[.J244]))" office:value-type="float" office:value="-4.3819178431662" calcext:value-type="float">
            <text:p>-4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245]-[.B$1]" office:value-type="float" office:value="125.5" calcext:value-type="float">
            <text:p>125.5</text:p>
          </table:table-cell>
          <table:table-cell table:style-name="Default" table:formula="of:=[.C245]-[.C$1]" office:value-type="float" office:value="-10" calcext:value-type="float">
            <text:p>-10</text:p>
          </table:table-cell>
          <table:table-cell table:style-name="Default" table:formula="of:=[.D245]-[.D$1]" office:value-type="float" office:value="368" calcext:value-type="float">
            <text:p>368</text:p>
          </table:table-cell>
          <table:table-cell table:formula="of:=SQRT([.E245]^2 + [.F245]^2 + [.G245]^2)" office:value-type="float" office:value="388.939905383852" calcext:value-type="float">
            <text:p>388.94</text:p>
          </table:table-cell>
          <table:table-cell table:style-name="ce4" table:formula="of:=[.E245]/[.$H245]" office:value-type="float" office:value="0.322671955905737" calcext:value-type="float">
            <text:p>0.32</text:p>
          </table:table-cell>
          <table:table-cell table:formula="of:=[.F245]/[.$H245]" office:value-type="float" office:value="-0.0257109128211743" calcext:value-type="float">
            <text:p>-0.03</text:p>
          </table:table-cell>
          <table:table-cell table:formula="of:=[.G245]/[.$H245]" office:value-type="float" office:value="0.946161591819214" calcext:value-type="float">
            <text:p>0.95</text:p>
          </table:table-cell>
          <table:table-cell table:style-name="ce4" table:formula="of:=DEGREES(ATAN2([.I245];[.J245]))" office:value-type="float" office:value="-4.55577532875361" calcext:value-type="float">
            <text:p>-4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246]-[.B$1]" office:value-type="float" office:value="135.5" calcext:value-type="float">
            <text:p>135.5</text:p>
          </table:table-cell>
          <table:table-cell table:style-name="Default" table:formula="of:=[.C246]-[.C$1]" office:value-type="float" office:value="-3" calcext:value-type="float">
            <text:p>-3</text:p>
          </table:table-cell>
          <table:table-cell table:style-name="Default" table:formula="of:=[.D246]-[.D$1]" office:value-type="float" office:value="370" calcext:value-type="float">
            <text:p>370</text:p>
          </table:table-cell>
          <table:table-cell table:formula="of:=SQRT([.E246]^2 + [.F246]^2 + [.G246]^2)" office:value-type="float" office:value="394.042193172254" calcext:value-type="float">
            <text:p>394.04</text:p>
          </table:table-cell>
          <table:table-cell table:style-name="ce4" table:formula="of:=[.E246]/[.$H246]" office:value-type="float" office:value="0.343871804461221" calcext:value-type="float">
            <text:p>0.34</text:p>
          </table:table-cell>
          <table:table-cell table:formula="of:=[.F246]/[.$H246]" office:value-type="float" office:value="-0.00761339788475028" calcext:value-type="float">
            <text:p>-0.01</text:p>
          </table:table-cell>
          <table:table-cell table:formula="of:=[.G246]/[.$H246]" office:value-type="float" office:value="0.938985739119201" calcext:value-type="float">
            <text:p>0.94</text:p>
          </table:table-cell>
          <table:table-cell table:style-name="ce4" table:formula="of:=DEGREES(ATAN2([.I246];[.J246]))" office:value-type="float" office:value="-1.26833402961455" calcext:value-type="float">
            <text:p>-1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47]-[.B$1]" office:value-type="float" office:value="128.5" calcext:value-type="float">
            <text:p>128.5</text:p>
          </table:table-cell>
          <table:table-cell table:style-name="Default" table:formula="of:=[.C247]-[.C$1]" office:value-type="float" office:value="-10" calcext:value-type="float">
            <text:p>-10</text:p>
          </table:table-cell>
          <table:table-cell table:style-name="Default" table:formula="of:=[.D247]-[.D$1]" office:value-type="float" office:value="366" calcext:value-type="float">
            <text:p>366</text:p>
          </table:table-cell>
          <table:table-cell table:formula="of:=SQRT([.E247]^2 + [.F247]^2 + [.G247]^2)" office:value-type="float" office:value="388.031248741644" calcext:value-type="float">
            <text:p>388.03</text:p>
          </table:table-cell>
          <table:table-cell table:style-name="ce4" table:formula="of:=[.E247]/[.$H247]" office:value-type="float" office:value="0.331158896137143" calcext:value-type="float">
            <text:p>0.33</text:p>
          </table:table-cell>
          <table:table-cell table:formula="of:=[.F247]/[.$H247]" office:value-type="float" office:value="-0.0257711203219566" calcext:value-type="float">
            <text:p>-0.03</text:p>
          </table:table-cell>
          <table:table-cell table:formula="of:=[.G247]/[.$H247]" office:value-type="float" office:value="0.943223003783612" calcext:value-type="float">
            <text:p>0.94</text:p>
          </table:table-cell>
          <table:table-cell table:style-name="ce4" table:formula="of:=DEGREES(ATAN2([.I247];[.J247]))" office:value-type="float" office:value="-4.44984706665593" calcext:value-type="float">
            <text:p>-4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48]-[.B$1]" office:value-type="float" office:value="138.5" calcext:value-type="float">
            <text:p>138.5</text:p>
          </table:table-cell>
          <table:table-cell table:style-name="Default" table:formula="of:=[.C248]-[.C$1]" office:value-type="float" office:value="-5" calcext:value-type="float">
            <text:p>-5</text:p>
          </table:table-cell>
          <table:table-cell table:style-name="Default" table:formula="of:=[.D248]-[.D$1]" office:value-type="float" office:value="364" calcext:value-type="float">
            <text:p>364</text:p>
          </table:table-cell>
          <table:table-cell table:formula="of:=SQRT([.E248]^2 + [.F248]^2 + [.G248]^2)" office:value-type="float" office:value="389.491014017012" calcext:value-type="float">
            <text:p>389.49</text:p>
          </table:table-cell>
          <table:table-cell table:style-name="ce4" table:formula="of:=[.E248]/[.$H248]" office:value-type="float" office:value="0.355592285869657" calcext:value-type="float">
            <text:p>0.36</text:p>
          </table:table-cell>
          <table:table-cell table:formula="of:=[.F248]/[.$H248]" office:value-type="float" office:value="-0.0128372666378938" calcext:value-type="float">
            <text:p>-0.01</text:p>
          </table:table-cell>
          <table:table-cell table:formula="of:=[.G248]/[.$H248]" office:value-type="float" office:value="0.934553011238667" calcext:value-type="float">
            <text:p>0.93</text:p>
          </table:table-cell>
          <table:table-cell table:style-name="ce4" table:formula="of:=DEGREES(ATAN2([.I248];[.J248]))" office:value-type="float" office:value="-2.06754180462109" calcext:value-type="float">
            <text:p>-2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49]-[.B$1]" office:value-type="float" office:value="128.5" calcext:value-type="float">
            <text:p>128.5</text:p>
          </table:table-cell>
          <table:table-cell table:style-name="Default" table:formula="of:=[.C249]-[.C$1]" office:value-type="float" office:value="-3" calcext:value-type="float">
            <text:p>-3</text:p>
          </table:table-cell>
          <table:table-cell table:style-name="Default" table:formula="of:=[.D249]-[.D$1]" office:value-type="float" office:value="364" calcext:value-type="float">
            <text:p>364</text:p>
          </table:table-cell>
          <table:table-cell table:formula="of:=SQRT([.E249]^2 + [.F249]^2 + [.G249]^2)" office:value-type="float" office:value="386.027524925361" calcext:value-type="float">
            <text:p>386.03</text:p>
          </table:table-cell>
          <table:table-cell table:style-name="ce4" table:formula="of:=[.E249]/[.$H249]" office:value-type="float" office:value="0.332877817520514" calcext:value-type="float">
            <text:p>0.33</text:p>
          </table:table-cell>
          <table:table-cell table:formula="of:=[.F249]/[.$H249]" office:value-type="float" office:value="-0.00777146655689917" calcext:value-type="float">
            <text:p>-0.01</text:p>
          </table:table-cell>
          <table:table-cell table:formula="of:=[.G249]/[.$H249]" office:value-type="float" office:value="0.942937942237099" calcext:value-type="float">
            <text:p>0.94</text:p>
          </table:table-cell>
          <table:table-cell table:style-name="ce4" table:formula="of:=DEGREES(ATAN2([.I249];[.J249]))" office:value-type="float" office:value="-1.3374017096494" calcext:value-type="float">
            <text:p>-1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250]-[.B$1]" office:value-type="float" office:value="132.5" calcext:value-type="float">
            <text:p>132.5</text:p>
          </table:table-cell>
          <table:table-cell table:style-name="Default" table:formula="of:=[.C250]-[.C$1]" office:value-type="float" office:value="-11" calcext:value-type="float">
            <text:p>-11</text:p>
          </table:table-cell>
          <table:table-cell table:style-name="Default" table:formula="of:=[.D250]-[.D$1]" office:value-type="float" office:value="372" calcext:value-type="float">
            <text:p>372</text:p>
          </table:table-cell>
          <table:table-cell table:formula="of:=SQRT([.E250]^2 + [.F250]^2 + [.G250]^2)" office:value-type="float" office:value="395.045883411029" calcext:value-type="float">
            <text:p>395.05</text:p>
          </table:table-cell>
          <table:table-cell table:style-name="ce4" table:formula="of:=[.E250]/[.$H250]" office:value-type="float" office:value="0.33540407725788" calcext:value-type="float">
            <text:p>0.34</text:p>
          </table:table-cell>
          <table:table-cell table:formula="of:=[.F250]/[.$H250]" office:value-type="float" office:value="-0.0278448667912202" calcext:value-type="float">
            <text:p>-0.03</text:p>
          </table:table-cell>
          <table:table-cell table:formula="of:=[.G250]/[.$H250]" office:value-type="float" office:value="0.941662767848538" calcext:value-type="float">
            <text:p>0.94</text:p>
          </table:table-cell>
          <table:table-cell table:style-name="ce4" table:formula="of:=DEGREES(ATAN2([.I250];[.J250]))" office:value-type="float" office:value="-4.74574794380228" calcext:value-type="float">
            <text:p>-4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51]-[.B$1]" office:value-type="float" office:value="145.5" calcext:value-type="float">
            <text:p>145.5</text:p>
          </table:table-cell>
          <table:table-cell table:style-name="Default" table:formula="of:=[.C251]-[.C$1]" office:value-type="float" office:value="7" calcext:value-type="float">
            <text:p>7</text:p>
          </table:table-cell>
          <table:table-cell table:style-name="Default" table:formula="of:=[.D251]-[.D$1]" office:value-type="float" office:value="364" calcext:value-type="float">
            <text:p>364</text:p>
          </table:table-cell>
          <table:table-cell table:formula="of:=SQRT([.E251]^2 + [.F251]^2 + [.G251]^2)" office:value-type="float" office:value="392.065364448328" calcext:value-type="float">
            <text:p>392.07</text:p>
          </table:table-cell>
          <table:table-cell table:style-name="ce4" table:formula="of:=[.E251]/[.$H251]" office:value-type="float" office:value="0.371111587999445" calcext:value-type="float">
            <text:p>0.37</text:p>
          </table:table-cell>
          <table:table-cell table:formula="of:=[.F251]/[.$H251]" office:value-type="float" office:value="0.0178541657456778" calcext:value-type="float">
            <text:p>0.02</text:p>
          </table:table-cell>
          <table:table-cell table:formula="of:=[.G251]/[.$H251]" office:value-type="float" office:value="0.928416618775244" calcext:value-type="float">
            <text:p>0.93</text:p>
          </table:table-cell>
          <table:table-cell table:style-name="ce4" table:formula="of:=DEGREES(ATAN2([.I251];[.J251]))" office:value-type="float" office:value="2.75437423060732" calcext:value-type="float">
            <text:p>2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52]-[.B$1]" office:value-type="float" office:value="125.5" calcext:value-type="float">
            <text:p>125.5</text:p>
          </table:table-cell>
          <table:table-cell table:style-name="Default" table:formula="of:=[.C252]-[.C$1]" office:value-type="float" office:value="-5" calcext:value-type="float">
            <text:p>-5</text:p>
          </table:table-cell>
          <table:table-cell table:style-name="Default" table:formula="of:=[.D252]-[.D$1]" office:value-type="float" office:value="364" calcext:value-type="float">
            <text:p>364</text:p>
          </table:table-cell>
          <table:table-cell table:formula="of:=SQRT([.E252]^2 + [.F252]^2 + [.G252]^2)" office:value-type="float" office:value="385.060060250346" calcext:value-type="float">
            <text:p>385.06</text:p>
          </table:table-cell>
          <table:table-cell table:style-name="ce4" table:formula="of:=[.E252]/[.$H252]" office:value-type="float" office:value="0.325923181745742" calcext:value-type="float">
            <text:p>0.33</text:p>
          </table:table-cell>
          <table:table-cell table:formula="of:=[.F252]/[.$H252]" office:value-type="float" office:value="-0.0129849873205475" calcext:value-type="float">
            <text:p>-0.01</text:p>
          </table:table-cell>
          <table:table-cell table:formula="of:=[.G252]/[.$H252]" office:value-type="float" office:value="0.945307076935858" calcext:value-type="float">
            <text:p>0.95</text:p>
          </table:table-cell>
          <table:table-cell table:style-name="ce4" table:formula="of:=DEGREES(ATAN2([.I252];[.J252]))" office:value-type="float" office:value="-2.28149376912547" calcext:value-type="float">
            <text:p>-2.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491" calcext:value-type="float">
            <text:p>491</text:p>
          </table:table-cell>
          <table:table-cell table:style-name="Default" table:formula="of:=[.B253]-[.B$1]" office:value-type="float" office:value="134.5" calcext:value-type="float">
            <text:p>134.5</text:p>
          </table:table-cell>
          <table:table-cell table:style-name="Default" table:formula="of:=[.C253]-[.C$1]" office:value-type="float" office:value="3" calcext:value-type="float">
            <text:p>3</text:p>
          </table:table-cell>
          <table:table-cell table:style-name="Default" table:formula="of:=[.D253]-[.D$1]" office:value-type="float" office:value="355" calcext:value-type="float">
            <text:p>355</text:p>
          </table:table-cell>
          <table:table-cell table:formula="of:=SQRT([.E253]^2 + [.F253]^2 + [.G253]^2)" office:value-type="float" office:value="379.636997670143" calcext:value-type="float">
            <text:p>379.64</text:p>
          </table:table-cell>
          <table:table-cell table:style-name="ce4" table:formula="of:=[.E253]/[.$H253]" office:value-type="float" office:value="0.354285806771825" calcext:value-type="float">
            <text:p>0.35</text:p>
          </table:table-cell>
          <table:table-cell table:formula="of:=[.F253]/[.$H253]" office:value-type="float" office:value="0.00790228565290316" calcext:value-type="float">
            <text:p>0.01</text:p>
          </table:table-cell>
          <table:table-cell table:formula="of:=[.G253]/[.$H253]" office:value-type="float" office:value="0.935103802260207" calcext:value-type="float">
            <text:p>0.94</text:p>
          </table:table-cell>
          <table:table-cell table:style-name="ce4" table:formula="of:=DEGREES(ATAN2([.I253];[.J253]))" office:value-type="float" office:value="1.27776090762858" calcext:value-type="float">
            <text:p>1.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254]-[.B$1]" office:value-type="float" office:value="136.5" calcext:value-type="float">
            <text:p>136.5</text:p>
          </table:table-cell>
          <table:table-cell table:style-name="Default" table:formula="of:=[.C254]-[.C$1]" office:value-type="float" office:value="1" calcext:value-type="float">
            <text:p>1</text:p>
          </table:table-cell>
          <table:table-cell table:style-name="Default" table:formula="of:=[.D254]-[.D$1]" office:value-type="float" office:value="365" calcext:value-type="float">
            <text:p>365</text:p>
          </table:table-cell>
          <table:table-cell table:formula="of:=SQRT([.E254]^2 + [.F254]^2 + [.G254]^2)" office:value-type="float" office:value="389.689940850415" calcext:value-type="float">
            <text:p>389.69</text:p>
          </table:table-cell>
          <table:table-cell table:style-name="ce4" table:formula="of:=[.E254]/[.$H254]" office:value-type="float" office:value="0.350278479608988" calcext:value-type="float">
            <text:p>0.35</text:p>
          </table:table-cell>
          <table:table-cell table:formula="of:=[.F254]/[.$H254]" office:value-type="float" office:value="0.00256614270775816" calcext:value-type="float">
            <text:p>0.00</text:p>
          </table:table-cell>
          <table:table-cell table:formula="of:=[.G254]/[.$H254]" office:value-type="float" office:value="0.936642088331727" calcext:value-type="float">
            <text:p>0.94</text:p>
          </table:table-cell>
          <table:table-cell table:style-name="ce4" table:formula="of:=DEGREES(ATAN2([.I254];[.J254]))" office:value-type="float" office:value="0.41974179133533" calcext:value-type="float">
            <text:p>0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255]-[.B$1]" office:value-type="float" office:value="135.5" calcext:value-type="float">
            <text:p>135.5</text:p>
          </table:table-cell>
          <table:table-cell table:style-name="Default" table:formula="of:=[.C255]-[.C$1]" office:value-type="float" office:value="-8" calcext:value-type="float">
            <text:p>-8</text:p>
          </table:table-cell>
          <table:table-cell table:style-name="Default" table:formula="of:=[.D255]-[.D$1]" office:value-type="float" office:value="361" calcext:value-type="float">
            <text:p>361</text:p>
          </table:table-cell>
          <table:table-cell table:formula="of:=SQRT([.E255]^2 + [.F255]^2 + [.G255]^2)" office:value-type="float" office:value="385.675057529003" calcext:value-type="float">
            <text:p>385.68</text:p>
          </table:table-cell>
          <table:table-cell table:style-name="ce4" table:formula="of:=[.E255]/[.$H255]" office:value-type="float" office:value="0.351332027713019" calcext:value-type="float">
            <text:p>0.35</text:p>
          </table:table-cell>
          <table:table-cell table:formula="of:=[.F255]/[.$H255]" office:value-type="float" office:value="-0.0207428503446801" calcext:value-type="float">
            <text:p>-0.02</text:p>
          </table:table-cell>
          <table:table-cell table:formula="of:=[.G255]/[.$H255]" office:value-type="float" office:value="0.936021121803689" calcext:value-type="float">
            <text:p>0.94</text:p>
          </table:table-cell>
          <table:table-cell table:style-name="ce4" table:formula="of:=DEGREES(ATAN2([.I255];[.J255]))" office:value-type="float" office:value="-3.37885429929817" calcext:value-type="float">
            <text:p>-3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9" calcext:value-type="float">
            <text:p>509</text:p>
          </table:table-cell>
          <table:table-cell table:style-name="Default" table:formula="of:=[.B256]-[.B$1]" office:value-type="float" office:value="130.5" calcext:value-type="float">
            <text:p>130.5</text:p>
          </table:table-cell>
          <table:table-cell table:style-name="Default" table:formula="of:=[.C256]-[.C$1]" office:value-type="float" office:value="-10" calcext:value-type="float">
            <text:p>-10</text:p>
          </table:table-cell>
          <table:table-cell table:style-name="Default" table:formula="of:=[.D256]-[.D$1]" office:value-type="float" office:value="373" calcext:value-type="float">
            <text:p>373</text:p>
          </table:table-cell>
          <table:table-cell table:formula="of:=SQRT([.E256]^2 + [.F256]^2 + [.G256]^2)" office:value-type="float" office:value="395.296407775229" calcext:value-type="float">
            <text:p>395.30</text:p>
          </table:table-cell>
          <table:table-cell table:style-name="ce4" table:formula="of:=[.E256]/[.$H256]" office:value-type="float" office:value="0.330132015958526" calcext:value-type="float">
            <text:p>0.33</text:p>
          </table:table-cell>
          <table:table-cell table:formula="of:=[.F256]/[.$H256]" office:value-type="float" office:value="-0.0252974724872434" calcext:value-type="float">
            <text:p>-0.03</text:p>
          </table:table-cell>
          <table:table-cell table:formula="of:=[.G256]/[.$H256]" office:value-type="float" office:value="0.943595723774179" calcext:value-type="float">
            <text:p>0.94</text:p>
          </table:table-cell>
          <table:table-cell table:style-name="ce4" table:formula="of:=DEGREES(ATAN2([.I256];[.J256]))" office:value-type="float" office:value="-4.3819178431662" calcext:value-type="float">
            <text:p>-4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257]-[.B$1]" office:value-type="float" office:value="136.5" calcext:value-type="float">
            <text:p>136.5</text:p>
          </table:table-cell>
          <table:table-cell table:style-name="Default" table:formula="of:=[.C257]-[.C$1]" office:value-type="float" office:value="-6" calcext:value-type="float">
            <text:p>-6</text:p>
          </table:table-cell>
          <table:table-cell table:style-name="Default" table:formula="of:=[.D257]-[.D$1]" office:value-type="float" office:value="367" calcext:value-type="float">
            <text:p>367</text:p>
          </table:table-cell>
          <table:table-cell table:formula="of:=SQRT([.E257]^2 + [.F257]^2 + [.G257]^2)" office:value-type="float" office:value="391.60854178631" calcext:value-type="float">
            <text:p>391.61</text:p>
          </table:table-cell>
          <table:table-cell table:style-name="ce4" table:formula="of:=[.E257]/[.$H257]" office:value-type="float" office:value="0.348562366329804" calcext:value-type="float">
            <text:p>0.35</text:p>
          </table:table-cell>
          <table:table-cell table:formula="of:=[.F257]/[.$H257]" office:value-type="float" office:value="-0.0153214226958156" calcext:value-type="float">
            <text:p>-0.02</text:p>
          </table:table-cell>
          <table:table-cell table:formula="of:=[.G257]/[.$H257]" office:value-type="float" office:value="0.937160354894051" calcext:value-type="float">
            <text:p>0.94</text:p>
          </table:table-cell>
          <table:table-cell table:style-name="ce4" table:formula="of:=DEGREES(ATAN2([.I257];[.J257]))" office:value-type="float" office:value="-2.51687565693952" calcext:value-type="float">
            <text:p>-2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58]-[.B$1]" office:value-type="float" office:value="135.5" calcext:value-type="float">
            <text:p>135.5</text:p>
          </table:table-cell>
          <table:table-cell table:style-name="Default" table:formula="of:=[.C258]-[.C$1]" office:value-type="float" office:value="-17" calcext:value-type="float">
            <text:p>-17</text:p>
          </table:table-cell>
          <table:table-cell table:style-name="Default" table:formula="of:=[.D258]-[.D$1]" office:value-type="float" office:value="364" calcext:value-type="float">
            <text:p>364</text:p>
          </table:table-cell>
          <table:table-cell table:formula="of:=SQRT([.E258]^2 + [.F258]^2 + [.G258]^2)" office:value-type="float" office:value="388.7740346268" calcext:value-type="float">
            <text:p>388.77</text:p>
          </table:table-cell>
          <table:table-cell table:style-name="ce4" table:formula="of:=[.E258]/[.$H258]" office:value-type="float" office:value="0.348531506560288" calcext:value-type="float">
            <text:p>0.35</text:p>
          </table:table-cell>
          <table:table-cell table:formula="of:=[.F258]/[.$H258]" office:value-type="float" office:value="-0.0437272000850546" calcext:value-type="float">
            <text:p>-0.04</text:p>
          </table:table-cell>
          <table:table-cell table:formula="of:=[.G258]/[.$H258]" office:value-type="float" office:value="0.936276519468227" calcext:value-type="float">
            <text:p>0.94</text:p>
          </table:table-cell>
          <table:table-cell table:style-name="ce4" table:formula="of:=DEGREES(ATAN2([.I258];[.J258]))" office:value-type="float" office:value="-7.15103622881745" calcext:value-type="float">
            <text:p>-7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13" calcext:value-type="float">
            <text:p>513</text:p>
          </table:table-cell>
          <table:table-cell table:style-name="Default" table:formula="of:=[.B259]-[.B$1]" office:value-type="float" office:value="130.5" calcext:value-type="float">
            <text:p>130.5</text:p>
          </table:table-cell>
          <table:table-cell table:style-name="Default" table:formula="of:=[.C259]-[.C$1]" office:value-type="float" office:value="-10" calcext:value-type="float">
            <text:p>-10</text:p>
          </table:table-cell>
          <table:table-cell table:style-name="Default" table:formula="of:=[.D259]-[.D$1]" office:value-type="float" office:value="377" calcext:value-type="float">
            <text:p>377</text:p>
          </table:table-cell>
          <table:table-cell table:formula="of:=SQRT([.E259]^2 + [.F259]^2 + [.G259]^2)" office:value-type="float" office:value="399.072988311662" calcext:value-type="float">
            <text:p>399.07</text:p>
          </table:table-cell>
          <table:table-cell table:style-name="ce4" table:formula="of:=[.E259]/[.$H259]" office:value-type="float" office:value="0.327007850248396" calcext:value-type="float">
            <text:p>0.33</text:p>
          </table:table-cell>
          <table:table-cell table:formula="of:=[.F259]/[.$H259]" office:value-type="float" office:value="-0.0250580728159691" calcext:value-type="float">
            <text:p>-0.03</text:p>
          </table:table-cell>
          <table:table-cell table:formula="of:=[.G259]/[.$H259]" office:value-type="float" office:value="0.944689345162034" calcext:value-type="float">
            <text:p>0.94</text:p>
          </table:table-cell>
          <table:table-cell table:style-name="ce4" table:formula="of:=DEGREES(ATAN2([.I259];[.J259]))" office:value-type="float" office:value="-4.3819178431662" calcext:value-type="float">
            <text:p>-4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260]-[.B$1]" office:value-type="float" office:value="129.5" calcext:value-type="float">
            <text:p>129.5</text:p>
          </table:table-cell>
          <table:table-cell table:style-name="Default" table:formula="of:=[.C260]-[.C$1]" office:value-type="float" office:value="-14" calcext:value-type="float">
            <text:p>-14</text:p>
          </table:table-cell>
          <table:table-cell table:style-name="Default" table:formula="of:=[.D260]-[.D$1]" office:value-type="float" office:value="367" calcext:value-type="float">
            <text:p>367</text:p>
          </table:table-cell>
          <table:table-cell table:formula="of:=SQRT([.E260]^2 + [.F260]^2 + [.G260]^2)" office:value-type="float" office:value="389.429390262214" calcext:value-type="float">
            <text:p>389.43</text:p>
          </table:table-cell>
          <table:table-cell table:style-name="ce4" table:formula="of:=[.E260]/[.$H260]" office:value-type="float" office:value="0.332537818762995" calcext:value-type="float">
            <text:p>0.33</text:p>
          </table:table-cell>
          <table:table-cell table:formula="of:=[.F260]/[.$H260]" office:value-type="float" office:value="-0.0359500344608644" calcext:value-type="float">
            <text:p>-0.04</text:p>
          </table:table-cell>
          <table:table-cell table:formula="of:=[.G260]/[.$H260]" office:value-type="float" office:value="0.942404474795516" calcext:value-type="float">
            <text:p>0.94</text:p>
          </table:table-cell>
          <table:table-cell table:style-name="ce4" table:formula="of:=DEGREES(ATAN2([.I260];[.J260]))" office:value-type="float" office:value="-6.17017509502961" calcext:value-type="float">
            <text:p>-6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12" calcext:value-type="float">
            <text:p>512</text:p>
          </table:table-cell>
          <table:table-cell table:style-name="Default" table:formula="of:=[.B261]-[.B$1]" office:value-type="float" office:value="127.5" calcext:value-type="float">
            <text:p>127.5</text:p>
          </table:table-cell>
          <table:table-cell table:style-name="Default" table:formula="of:=[.C261]-[.C$1]" office:value-type="float" office:value="-9" calcext:value-type="float">
            <text:p>-9</text:p>
          </table:table-cell>
          <table:table-cell table:style-name="Default" table:formula="of:=[.D261]-[.D$1]" office:value-type="float" office:value="376" calcext:value-type="float">
            <text:p>376</text:p>
          </table:table-cell>
          <table:table-cell table:formula="of:=SQRT([.E261]^2 + [.F261]^2 + [.G261]^2)" office:value-type="float" office:value="397.131275524857" calcext:value-type="float">
            <text:p>397.13</text:p>
          </table:table-cell>
          <table:table-cell table:style-name="ce4" table:formula="of:=[.E261]/[.$H261]" office:value-type="float" office:value="0.321052528113011" calcext:value-type="float">
            <text:p>0.32</text:p>
          </table:table-cell>
          <table:table-cell table:formula="of:=[.F261]/[.$H261]" office:value-type="float" office:value="-0.0226625313962125" calcext:value-type="float">
            <text:p>-0.02</text:p>
          </table:table-cell>
          <table:table-cell table:formula="of:=[.G261]/[.$H261]" office:value-type="float" office:value="0.946790200552879" calcext:value-type="float">
            <text:p>0.95</text:p>
          </table:table-cell>
          <table:table-cell table:style-name="ce4" table:formula="of:=DEGREES(ATAN2([.I261];[.J261]))" office:value-type="float" office:value="-4.03771062097712" calcext:value-type="float">
            <text:p>-4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62]-[.B$1]" office:value-type="float" office:value="138.5" calcext:value-type="float">
            <text:p>138.5</text:p>
          </table:table-cell>
          <table:table-cell table:style-name="Default" table:formula="of:=[.C262]-[.C$1]" office:value-type="float" office:value="-5" calcext:value-type="float">
            <text:p>-5</text:p>
          </table:table-cell>
          <table:table-cell table:style-name="Default" table:formula="of:=[.D262]-[.D$1]" office:value-type="float" office:value="366" calcext:value-type="float">
            <text:p>366</text:p>
          </table:table-cell>
          <table:table-cell table:formula="of:=SQRT([.E262]^2 + [.F262]^2 + [.G262]^2)" office:value-type="float" office:value="391.360767067932" calcext:value-type="float">
            <text:p>391.36</text:p>
          </table:table-cell>
          <table:table-cell table:style-name="ce4" table:formula="of:=[.E262]/[.$H262]" office:value-type="float" office:value="0.353893419204075" calcext:value-type="float">
            <text:p>0.35</text:p>
          </table:table-cell>
          <table:table-cell table:formula="of:=[.F262]/[.$H262]" office:value-type="float" office:value="-0.0127759357113385" calcext:value-type="float">
            <text:p>-0.01</text:p>
          </table:table-cell>
          <table:table-cell table:formula="of:=[.G262]/[.$H262]" office:value-type="float" office:value="0.935198494069975" calcext:value-type="float">
            <text:p>0.94</text:p>
          </table:table-cell>
          <table:table-cell table:style-name="ce4" table:formula="of:=DEGREES(ATAN2([.I262];[.J262]))" office:value-type="float" office:value="-2.06754180462109" calcext:value-type="float">
            <text:p>-2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B263]-[.B$1]" office:value-type="float" office:value="132.5" calcext:value-type="float">
            <text:p>132.5</text:p>
          </table:table-cell>
          <table:table-cell table:style-name="Default" table:formula="of:=[.C263]-[.C$1]" office:value-type="float" office:value="3" calcext:value-type="float">
            <text:p>3</text:p>
          </table:table-cell>
          <table:table-cell table:style-name="Default" table:formula="of:=[.D263]-[.D$1]" office:value-type="float" office:value="358" calcext:value-type="float">
            <text:p>358</text:p>
          </table:table-cell>
          <table:table-cell table:formula="of:=SQRT([.E263]^2 + [.F263]^2 + [.G263]^2)" office:value-type="float" office:value="381.74500651613" calcext:value-type="float">
            <text:p>381.75</text:p>
          </table:table-cell>
          <table:table-cell table:style-name="ce4" table:formula="of:=[.E263]/[.$H263]" office:value-type="float" office:value="0.347090329246786" calcext:value-type="float">
            <text:p>0.35</text:p>
          </table:table-cell>
          <table:table-cell table:formula="of:=[.F263]/[.$H263]" office:value-type="float" office:value="0.00785864896407818" calcext:value-type="float">
            <text:p>0.01</text:p>
          </table:table-cell>
          <table:table-cell table:formula="of:=[.G263]/[.$H263]" office:value-type="float" office:value="0.937798776379996" calcext:value-type="float">
            <text:p>0.94</text:p>
          </table:table-cell>
          <table:table-cell table:style-name="ce4" table:formula="of:=DEGREES(ATAN2([.I263];[.J263]))" office:value-type="float" office:value="1.29704132512707" calcext:value-type="float">
            <text:p>1.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64]-[.B$1]" office:value-type="float" office:value="135.5" calcext:value-type="float">
            <text:p>135.5</text:p>
          </table:table-cell>
          <table:table-cell table:style-name="Default" table:formula="of:=[.C264]-[.C$1]" office:value-type="float" office:value="-8" calcext:value-type="float">
            <text:p>-8</text:p>
          </table:table-cell>
          <table:table-cell table:style-name="Default" table:formula="of:=[.D264]-[.D$1]" office:value-type="float" office:value="364" calcext:value-type="float">
            <text:p>364</text:p>
          </table:table-cell>
          <table:table-cell table:formula="of:=SQRT([.E264]^2 + [.F264]^2 + [.G264]^2)" office:value-type="float" office:value="388.484555677571" calcext:value-type="float">
            <text:p>388.48</text:p>
          </table:table-cell>
          <table:table-cell table:style-name="ce4" table:formula="of:=[.E264]/[.$H264]" office:value-type="float" office:value="0.348791214527612" calcext:value-type="float">
            <text:p>0.35</text:p>
          </table:table-cell>
          <table:table-cell table:formula="of:=[.F264]/[.$H264]" office:value-type="float" office:value="-0.0205928392341026" calcext:value-type="float">
            <text:p>-0.02</text:p>
          </table:table-cell>
          <table:table-cell table:formula="of:=[.G264]/[.$H264]" office:value-type="float" office:value="0.936974185151668" calcext:value-type="float">
            <text:p>0.94</text:p>
          </table:table-cell>
          <table:table-cell table:style-name="ce4" table:formula="of:=DEGREES(ATAN2([.I264];[.J264]))" office:value-type="float" office:value="-3.37885429929817" calcext:value-type="float">
            <text:p>-3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265]-[.B$1]" office:value-type="float" office:value="129.5" calcext:value-type="float">
            <text:p>129.5</text:p>
          </table:table-cell>
          <table:table-cell table:style-name="Default" table:formula="of:=[.C265]-[.C$1]" office:value-type="float" office:value="-6" calcext:value-type="float">
            <text:p>-6</text:p>
          </table:table-cell>
          <table:table-cell table:style-name="Default" table:formula="of:=[.D265]-[.D$1]" office:value-type="float" office:value="362" calcext:value-type="float">
            <text:p>362</text:p>
          </table:table-cell>
          <table:table-cell table:formula="of:=SQRT([.E265]^2 + [.F265]^2 + [.G265]^2)" office:value-type="float" office:value="384.51300368128" calcext:value-type="float">
            <text:p>384.51</text:p>
          </table:table-cell>
          <table:table-cell table:style-name="ce4" table:formula="of:=[.E265]/[.$H265]" office:value-type="float" office:value="0.336789650181354" calcext:value-type="float">
            <text:p>0.34</text:p>
          </table:table-cell>
          <table:table-cell table:formula="of:=[.F265]/[.$H265]" office:value-type="float" office:value="-0.0156041536763562" calcext:value-type="float">
            <text:p>-0.02</text:p>
          </table:table-cell>
          <table:table-cell table:formula="of:=[.G265]/[.$H265]" office:value-type="float" office:value="0.941450605140156" calcext:value-type="float">
            <text:p>0.94</text:p>
          </table:table-cell>
          <table:table-cell table:style-name="ce4" table:formula="of:=DEGREES(ATAN2([.I265];[.J265]))" office:value-type="float" office:value="-2.6527336253271" calcext:value-type="float">
            <text:p>-2.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266]-[.B$1]" office:value-type="float" office:value="139.5" calcext:value-type="float">
            <text:p>139.5</text:p>
          </table:table-cell>
          <table:table-cell table:style-name="Default" table:formula="of:=[.C266]-[.C$1]" office:value-type="float" office:value="-11" calcext:value-type="float">
            <text:p>-11</text:p>
          </table:table-cell>
          <table:table-cell table:style-name="Default" table:formula="of:=[.D266]-[.D$1]" office:value-type="float" office:value="362" calcext:value-type="float">
            <text:p>362</text:p>
          </table:table-cell>
          <table:table-cell table:formula="of:=SQRT([.E266]^2 + [.F266]^2 + [.G266]^2)" office:value-type="float" office:value="388.10468948468" calcext:value-type="float">
            <text:p>388.10</text:p>
          </table:table-cell>
          <table:table-cell table:style-name="ce4" table:formula="of:=[.E266]/[.$H266]" office:value-type="float" office:value="0.359439099242078" calcext:value-type="float">
            <text:p>0.36</text:p>
          </table:table-cell>
          <table:table-cell table:formula="of:=[.F266]/[.$H266]" office:value-type="float" office:value="-0.028342868040594" calcext:value-type="float">
            <text:p>-0.03</text:p>
          </table:table-cell>
          <table:table-cell table:formula="of:=[.G266]/[.$H266]" office:value-type="float" office:value="0.932738020972275" calcext:value-type="float">
            <text:p>0.93</text:p>
          </table:table-cell>
          <table:table-cell table:style-name="ce4" table:formula="of:=DEGREES(ATAN2([.I266];[.J266]))" office:value-type="float" office:value="-4.50861765003864" calcext:value-type="float">
            <text:p>-4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267]-[.B$1]" office:value-type="float" office:value="129.5" calcext:value-type="float">
            <text:p>129.5</text:p>
          </table:table-cell>
          <table:table-cell table:style-name="Default" table:formula="of:=[.C267]-[.C$1]" office:value-type="float" office:value="1" calcext:value-type="float">
            <text:p>1</text:p>
          </table:table-cell>
          <table:table-cell table:style-name="Default" table:formula="of:=[.D267]-[.D$1]" office:value-type="float" office:value="360" calcext:value-type="float">
            <text:p>360</text:p>
          </table:table-cell>
          <table:table-cell table:formula="of:=SQRT([.E267]^2 + [.F267]^2 + [.G267]^2)" office:value-type="float" office:value="382.584957885174" calcext:value-type="float">
            <text:p>382.58</text:p>
          </table:table-cell>
          <table:table-cell table:style-name="ce4" table:formula="of:=[.E267]/[.$H267]" office:value-type="float" office:value="0.338486909458859" calcext:value-type="float">
            <text:p>0.34</text:p>
          </table:table-cell>
          <table:table-cell table:formula="of:=[.F267]/[.$H267]" office:value-type="float" office:value="0.00261379852863984" calcext:value-type="float">
            <text:p>0.00</text:p>
          </table:table-cell>
          <table:table-cell table:formula="of:=[.G267]/[.$H267]" office:value-type="float" office:value="0.940967470310341" calcext:value-type="float">
            <text:p>0.94</text:p>
          </table:table-cell>
          <table:table-cell table:style-name="ce4" table:formula="of:=DEGREES(ATAN2([.I267];[.J267]))" office:value-type="float" office:value="0.442429658039472" calcext:value-type="float">
            <text:p>0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268]-[.B$1]" office:value-type="float" office:value="132.5" calcext:value-type="float">
            <text:p>132.5</text:p>
          </table:table-cell>
          <table:table-cell table:style-name="Default" table:formula="of:=[.C268]-[.C$1]" office:value-type="float" office:value="-2" calcext:value-type="float">
            <text:p>-2</text:p>
          </table:table-cell>
          <table:table-cell table:style-name="Default" table:formula="of:=[.D268]-[.D$1]" office:value-type="float" office:value="369" calcext:value-type="float">
            <text:p>369</text:p>
          </table:table-cell>
          <table:table-cell table:formula="of:=SQRT([.E268]^2 + [.F268]^2 + [.G268]^2)" office:value-type="float" office:value="392.07301615898" calcext:value-type="float">
            <text:p>392.07</text:p>
          </table:table-cell>
          <table:table-cell table:style-name="ce4" table:formula="of:=[.E268]/[.$H268]" office:value-type="float" office:value="0.337947256095464" calcext:value-type="float">
            <text:p>0.34</text:p>
          </table:table-cell>
          <table:table-cell table:formula="of:=[.F268]/[.$H268]" office:value-type="float" office:value="-0.00510109065804474" calcext:value-type="float">
            <text:p>-0.01</text:p>
          </table:table-cell>
          <table:table-cell table:formula="of:=[.G268]/[.$H268]" office:value-type="float" office:value="0.941151226409255" calcext:value-type="float">
            <text:p>0.94</text:p>
          </table:table-cell>
          <table:table-cell table:style-name="ce4" table:formula="of:=DEGREES(ATAN2([.I268];[.J268]))" office:value-type="float" office:value="-0.864776282290948" calcext:value-type="float">
            <text:p>-0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269]-[.B$1]" office:value-type="float" office:value="128.5" calcext:value-type="float">
            <text:p>128.5</text:p>
          </table:table-cell>
          <table:table-cell table:style-name="Default" table:formula="of:=[.C269]-[.C$1]" office:value-type="float" office:value="-3" calcext:value-type="float">
            <text:p>-3</text:p>
          </table:table-cell>
          <table:table-cell table:style-name="Default" table:formula="of:=[.D269]-[.D$1]" office:value-type="float" office:value="370" calcext:value-type="float">
            <text:p>370</text:p>
          </table:table-cell>
          <table:table-cell table:formula="of:=SQRT([.E269]^2 + [.F269]^2 + [.G269]^2)" office:value-type="float" office:value="391.690247517091" calcext:value-type="float">
            <text:p>391.69</text:p>
          </table:table-cell>
          <table:table-cell table:style-name="ce4" table:formula="of:=[.E269]/[.$H269]" office:value-type="float" office:value="0.328065354740274" calcext:value-type="float">
            <text:p>0.33</text:p>
          </table:table-cell>
          <table:table-cell table:formula="of:=[.F269]/[.$H269]" office:value-type="float" office:value="-0.00765911334023985" calcext:value-type="float">
            <text:p>-0.01</text:p>
          </table:table-cell>
          <table:table-cell table:formula="of:=[.G269]/[.$H269]" office:value-type="float" office:value="0.944623978629581" calcext:value-type="float">
            <text:p>0.94</text:p>
          </table:table-cell>
          <table:table-cell table:style-name="ce4" table:formula="of:=DEGREES(ATAN2([.I269];[.J269]))" office:value-type="float" office:value="-1.3374017096494" calcext:value-type="float">
            <text:p>-1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270]-[.B$1]" office:value-type="float" office:value="132.5" calcext:value-type="float">
            <text:p>132.5</text:p>
          </table:table-cell>
          <table:table-cell table:style-name="Default" table:formula="of:=[.C270]-[.C$1]" office:value-type="float" office:value="-2" calcext:value-type="float">
            <text:p>-2</text:p>
          </table:table-cell>
          <table:table-cell table:style-name="Default" table:formula="of:=[.D270]-[.D$1]" office:value-type="float" office:value="360" calcext:value-type="float">
            <text:p>360</text:p>
          </table:table-cell>
          <table:table-cell table:formula="of:=SQRT([.E270]^2 + [.F270]^2 + [.G270]^2)" office:value-type="float" office:value="383.614715567586" calcext:value-type="float">
            <text:p>383.61</text:p>
          </table:table-cell>
          <table:table-cell table:style-name="ce4" table:formula="of:=[.E270]/[.$H270]" office:value-type="float" office:value="0.345398637286259" calcext:value-type="float">
            <text:p>0.35</text:p>
          </table:table-cell>
          <table:table-cell table:formula="of:=[.F270]/[.$H270]" office:value-type="float" office:value="-0.00521356433639636" calcext:value-type="float">
            <text:p>-0.01</text:p>
          </table:table-cell>
          <table:table-cell table:formula="of:=[.G270]/[.$H270]" office:value-type="float" office:value="0.938441580551345" calcext:value-type="float">
            <text:p>0.94</text:p>
          </table:table-cell>
          <table:table-cell table:style-name="ce4" table:formula="of:=DEGREES(ATAN2([.I270];[.J270]))" office:value-type="float" office:value="-0.864776282290948" calcext:value-type="float">
            <text:p>-0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71]-[.B$1]" office:value-type="float" office:value="130.5" calcext:value-type="float">
            <text:p>130.5</text:p>
          </table:table-cell>
          <table:table-cell table:style-name="Default" table:formula="of:=[.C271]-[.C$1]" office:value-type="float" office:value="-15" calcext:value-type="float">
            <text:p>-15</text:p>
          </table:table-cell>
          <table:table-cell table:style-name="Default" table:formula="of:=[.D271]-[.D$1]" office:value-type="float" office:value="364" calcext:value-type="float">
            <text:p>364</text:p>
          </table:table-cell>
          <table:table-cell table:formula="of:=SQRT([.E271]^2 + [.F271]^2 + [.G271]^2)" office:value-type="float" office:value="386.977066503947" calcext:value-type="float">
            <text:p>386.98</text:p>
          </table:table-cell>
          <table:table-cell table:style-name="ce4" table:formula="of:=[.E271]/[.$H271]" office:value-type="float" office:value="0.337229286425089" calcext:value-type="float">
            <text:p>0.34</text:p>
          </table:table-cell>
          <table:table-cell table:formula="of:=[.F271]/[.$H271]" office:value-type="float" office:value="-0.0387619869454125" calcext:value-type="float">
            <text:p>-0.04</text:p>
          </table:table-cell>
          <table:table-cell table:formula="of:=[.G271]/[.$H271]" office:value-type="float" office:value="0.940624216542009" calcext:value-type="float">
            <text:p>0.94</text:p>
          </table:table-cell>
          <table:table-cell table:style-name="ce4" table:formula="of:=DEGREES(ATAN2([.I271];[.J271]))" office:value-type="float" office:value="-6.55694649816339" calcext:value-type="float">
            <text:p>-6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272]-[.B$1]" office:value-type="float" office:value="129.5" calcext:value-type="float">
            <text:p>129.5</text:p>
          </table:table-cell>
          <table:table-cell table:style-name="Default" table:formula="of:=[.C272]-[.C$1]" office:value-type="float" office:value="-6" calcext:value-type="float">
            <text:p>-6</text:p>
          </table:table-cell>
          <table:table-cell table:style-name="Default" table:formula="of:=[.D272]-[.D$1]" office:value-type="float" office:value="369" calcext:value-type="float">
            <text:p>369</text:p>
          </table:table-cell>
          <table:table-cell table:formula="of:=SQRT([.E272]^2 + [.F272]^2 + [.G272]^2)" office:value-type="float" office:value="391.110278566033" calcext:value-type="float">
            <text:p>391.11</text:p>
          </table:table-cell>
          <table:table-cell table:style-name="ce4" table:formula="of:=[.E272]/[.$H272]" office:value-type="float" office:value="0.33110865936533" calcext:value-type="float">
            <text:p>0.33</text:p>
          </table:table-cell>
          <table:table-cell table:formula="of:=[.F272]/[.$H272]" office:value-type="float" office:value="-0.0153409417466562" calcext:value-type="float">
            <text:p>-0.02</text:p>
          </table:table-cell>
          <table:table-cell table:formula="of:=[.G272]/[.$H272]" office:value-type="float" office:value="0.943467917419357" calcext:value-type="float">
            <text:p>0.94</text:p>
          </table:table-cell>
          <table:table-cell table:style-name="ce4" table:formula="of:=DEGREES(ATAN2([.I272];[.J272]))" office:value-type="float" office:value="-2.6527336253271" calcext:value-type="float">
            <text:p>-2.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3" calcext:value-type="float">
            <text:p>493</text:p>
          </table:table-cell>
          <table:table-cell table:style-name="Default" table:formula="of:=[.B273]-[.B$1]" office:value-type="float" office:value="133.5" calcext:value-type="float">
            <text:p>133.5</text:p>
          </table:table-cell>
          <table:table-cell table:style-name="Default" table:formula="of:=[.C273]-[.C$1]" office:value-type="float" office:value="-8" calcext:value-type="float">
            <text:p>-8</text:p>
          </table:table-cell>
          <table:table-cell table:style-name="Default" table:formula="of:=[.D273]-[.D$1]" office:value-type="float" office:value="357" calcext:value-type="float">
            <text:p>357</text:p>
          </table:table-cell>
          <table:table-cell table:formula="of:=SQRT([.E273]^2 + [.F273]^2 + [.G273]^2)" office:value-type="float" office:value="381.228605957108" calcext:value-type="float">
            <text:p>381.23</text:p>
          </table:table-cell>
          <table:table-cell table:style-name="ce4" table:formula="of:=[.E273]/[.$H273]" office:value-type="float" office:value="0.350183585161025" calcext:value-type="float">
            <text:p>0.35</text:p>
          </table:table-cell>
          <table:table-cell table:formula="of:=[.F273]/[.$H273]" office:value-type="float" office:value="-0.0209847841294997" calcext:value-type="float">
            <text:p>-0.02</text:p>
          </table:table-cell>
          <table:table-cell table:formula="of:=[.G273]/[.$H273]" office:value-type="float" office:value="0.936445991778922" calcext:value-type="float">
            <text:p>0.94</text:p>
          </table:table-cell>
          <table:table-cell table:style-name="ce4" table:formula="of:=DEGREES(ATAN2([.I273];[.J273]))" office:value-type="float" office:value="-3.42935391974216" calcext:value-type="float">
            <text:p>-3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274]-[.B$1]" office:value-type="float" office:value="125.5" calcext:value-type="float">
            <text:p>125.5</text:p>
          </table:table-cell>
          <table:table-cell table:style-name="Default" table:formula="of:=[.C274]-[.C$1]" office:value-type="float" office:value="-10" calcext:value-type="float">
            <text:p>-10</text:p>
          </table:table-cell>
          <table:table-cell table:style-name="Default" table:formula="of:=[.D274]-[.D$1]" office:value-type="float" office:value="359" calcext:value-type="float">
            <text:p>359</text:p>
          </table:table-cell>
          <table:table-cell table:formula="of:=SQRT([.E274]^2 + [.F274]^2 + [.G274]^2)" office:value-type="float" office:value="380.435605589172" calcext:value-type="float">
            <text:p>380.44</text:p>
          </table:table-cell>
          <table:table-cell table:style-name="ce4" table:formula="of:=[.E274]/[.$H274]" office:value-type="float" office:value="0.329885000657709" calcext:value-type="float">
            <text:p>0.33</text:p>
          </table:table-cell>
          <table:table-cell table:formula="of:=[.F274]/[.$H274]" office:value-type="float" office:value="-0.026285657422925" calcext:value-type="float">
            <text:p>-0.03</text:p>
          </table:table-cell>
          <table:table-cell table:formula="of:=[.G274]/[.$H274]" office:value-type="float" office:value="0.943655101483009" calcext:value-type="float">
            <text:p>0.94</text:p>
          </table:table-cell>
          <table:table-cell table:style-name="ce4" table:formula="of:=DEGREES(ATAN2([.I274];[.J274]))" office:value-type="float" office:value="-4.55577532875361" calcext:value-type="float">
            <text:p>-4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275]-[.B$1]" office:value-type="float" office:value="122.5" calcext:value-type="float">
            <text:p>122.5</text:p>
          </table:table-cell>
          <table:table-cell table:style-name="Default" table:formula="of:=[.C275]-[.C$1]" office:value-type="float" office:value="-4" calcext:value-type="float">
            <text:p>-4</text:p>
          </table:table-cell>
          <table:table-cell table:style-name="Default" table:formula="of:=[.D275]-[.D$1]" office:value-type="float" office:value="362" calcext:value-type="float">
            <text:p>362</text:p>
          </table:table-cell>
          <table:table-cell table:formula="of:=SQRT([.E275]^2 + [.F275]^2 + [.G275]^2)" office:value-type="float" office:value="382.186145745761" calcext:value-type="float">
            <text:p>382.19</text:p>
          </table:table-cell>
          <table:table-cell table:style-name="ce4" table:formula="of:=[.E275]/[.$H275]" office:value-type="float" office:value="0.320524439107978" calcext:value-type="float">
            <text:p>0.32</text:p>
          </table:table-cell>
          <table:table-cell table:formula="of:=[.F275]/[.$H275]" office:value-type="float" office:value="-0.0104661041341381" calcext:value-type="float">
            <text:p>-0.01</text:p>
          </table:table-cell>
          <table:table-cell table:formula="of:=[.G275]/[.$H275]" office:value-type="float" office:value="0.947182424139495" calcext:value-type="float">
            <text:p>0.95</text:p>
          </table:table-cell>
          <table:table-cell table:style-name="ce4" table:formula="of:=DEGREES(ATAN2([.I275];[.J275]))" office:value-type="float" office:value="-1.87021809574846" calcext:value-type="float">
            <text:p>-1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276]-[.B$1]" office:value-type="float" office:value="136.5" calcext:value-type="float">
            <text:p>136.5</text:p>
          </table:table-cell>
          <table:table-cell table:style-name="Default" table:formula="of:=[.C276]-[.C$1]" office:value-type="float" office:value="-2" calcext:value-type="float">
            <text:p>-2</text:p>
          </table:table-cell>
          <table:table-cell table:style-name="Default" table:formula="of:=[.D276]-[.D$1]" office:value-type="float" office:value="369" calcext:value-type="float">
            <text:p>369</text:p>
          </table:table-cell>
          <table:table-cell table:formula="of:=SQRT([.E276]^2 + [.F276]^2 + [.G276]^2)" office:value-type="float" office:value="393.442816683695" calcext:value-type="float">
            <text:p>393.44</text:p>
          </table:table-cell>
          <table:table-cell table:style-name="ce4" table:formula="of:=[.E276]/[.$H276]" office:value-type="float" office:value="0.346937329166535" calcext:value-type="float">
            <text:p>0.35</text:p>
          </table:table-cell>
          <table:table-cell table:formula="of:=[.F276]/[.$H276]" office:value-type="float" office:value="-0.0050833308302789" calcext:value-type="float">
            <text:p>-0.01</text:p>
          </table:table-cell>
          <table:table-cell table:formula="of:=[.G276]/[.$H276]" office:value-type="float" office:value="0.937874538186458" calcext:value-type="float">
            <text:p>0.94</text:p>
          </table:table-cell>
          <table:table-cell table:style-name="ce4" table:formula="of:=DEGREES(ATAN2([.I276];[.J276]))" office:value-type="float" office:value="-0.839438533712319" calcext:value-type="float">
            <text:p>-0.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277]-[.B$1]" office:value-type="float" office:value="135.5" calcext:value-type="float">
            <text:p>135.5</text:p>
          </table:table-cell>
          <table:table-cell table:style-name="Default" table:formula="of:=[.C277]-[.C$1]" office:value-type="float" office:value="-5" calcext:value-type="float">
            <text:p>-5</text:p>
          </table:table-cell>
          <table:table-cell table:style-name="Default" table:formula="of:=[.D277]-[.D$1]" office:value-type="float" office:value="361" calcext:value-type="float">
            <text:p>361</text:p>
          </table:table-cell>
          <table:table-cell table:formula="of:=SQRT([.E277]^2 + [.F277]^2 + [.G277]^2)" office:value-type="float" office:value="385.624493516685" calcext:value-type="float">
            <text:p>385.62</text:p>
          </table:table-cell>
          <table:table-cell table:style-name="ce4" table:formula="of:=[.E277]/[.$H277]" office:value-type="float" office:value="0.351378095214632" calcext:value-type="float">
            <text:p>0.35</text:p>
          </table:table-cell>
          <table:table-cell table:formula="of:=[.F277]/[.$H277]" office:value-type="float" office:value="-0.0129659813732336" calcext:value-type="float">
            <text:p>-0.01</text:p>
          </table:table-cell>
          <table:table-cell table:formula="of:=[.G277]/[.$H277]" office:value-type="float" office:value="0.936143855147469" calcext:value-type="float">
            <text:p>0.94</text:p>
          </table:table-cell>
          <table:table-cell table:style-name="ce4" table:formula="of:=DEGREES(ATAN2([.I277];[.J277]))" office:value-type="float" office:value="-2.11327658239131" calcext:value-type="float">
            <text:p>-2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93" calcext:value-type="float">
            <text:p>493</text:p>
          </table:table-cell>
          <table:table-cell table:style-name="Default" table:formula="of:=[.B278]-[.B$1]" office:value-type="float" office:value="140.5" calcext:value-type="float">
            <text:p>140.5</text:p>
          </table:table-cell>
          <table:table-cell table:style-name="Default" table:formula="of:=[.C278]-[.C$1]" office:value-type="float" office:value="-3" calcext:value-type="float">
            <text:p>-3</text:p>
          </table:table-cell>
          <table:table-cell table:style-name="Default" table:formula="of:=[.D278]-[.D$1]" office:value-type="float" office:value="357" calcext:value-type="float">
            <text:p>357</text:p>
          </table:table-cell>
          <table:table-cell table:formula="of:=SQRT([.E278]^2 + [.F278]^2 + [.G278]^2)" office:value-type="float" office:value="383.664241231835" calcext:value-type="float">
            <text:p>383.66</text:p>
          </table:table-cell>
          <table:table-cell table:style-name="ce4" table:formula="of:=[.E278]/[.$H278]" office:value-type="float" office:value="0.366205616527865" calcext:value-type="float">
            <text:p>0.37</text:p>
          </table:table-cell>
          <table:table-cell table:formula="of:=[.F278]/[.$H278]" office:value-type="float" office:value="-0.00781933700771243" calcext:value-type="float">
            <text:p>-0.01</text:p>
          </table:table-cell>
          <table:table-cell table:formula="of:=[.G278]/[.$H278]" office:value-type="float" office:value="0.930501103917779" calcext:value-type="float">
            <text:p>0.93</text:p>
          </table:table-cell>
          <table:table-cell table:style-name="ce4" table:formula="of:=DEGREES(ATAN2([.I278];[.J278]))" office:value-type="float" office:value="-1.22321155386313" calcext:value-type="float">
            <text:p>-1.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79]-[.B$1]" office:value-type="float" office:value="130.5" calcext:value-type="float">
            <text:p>130.5</text:p>
          </table:table-cell>
          <table:table-cell table:style-name="Default" table:formula="of:=[.C279]-[.C$1]" office:value-type="float" office:value="-15" calcext:value-type="float">
            <text:p>-15</text:p>
          </table:table-cell>
          <table:table-cell table:style-name="Default" table:formula="of:=[.D279]-[.D$1]" office:value-type="float" office:value="364" calcext:value-type="float">
            <text:p>364</text:p>
          </table:table-cell>
          <table:table-cell table:formula="of:=SQRT([.E279]^2 + [.F279]^2 + [.G279]^2)" office:value-type="float" office:value="386.977066503947" calcext:value-type="float">
            <text:p>386.98</text:p>
          </table:table-cell>
          <table:table-cell table:style-name="ce4" table:formula="of:=[.E279]/[.$H279]" office:value-type="float" office:value="0.337229286425089" calcext:value-type="float">
            <text:p>0.34</text:p>
          </table:table-cell>
          <table:table-cell table:formula="of:=[.F279]/[.$H279]" office:value-type="float" office:value="-0.0387619869454125" calcext:value-type="float">
            <text:p>-0.04</text:p>
          </table:table-cell>
          <table:table-cell table:formula="of:=[.G279]/[.$H279]" office:value-type="float" office:value="0.940624216542009" calcext:value-type="float">
            <text:p>0.94</text:p>
          </table:table-cell>
          <table:table-cell table:style-name="ce4" table:formula="of:=DEGREES(ATAN2([.I279];[.J279]))" office:value-type="float" office:value="-6.55694649816339" calcext:value-type="float">
            <text:p>-6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280]-[.B$1]" office:value-type="float" office:value="132.5" calcext:value-type="float">
            <text:p>132.5</text:p>
          </table:table-cell>
          <table:table-cell table:style-name="Default" table:formula="of:=[.C280]-[.C$1]" office:value-type="float" office:value="-14" calcext:value-type="float">
            <text:p>-14</text:p>
          </table:table-cell>
          <table:table-cell table:style-name="Default" table:formula="of:=[.D280]-[.D$1]" office:value-type="float" office:value="367" calcext:value-type="float">
            <text:p>367</text:p>
          </table:table-cell>
          <table:table-cell table:formula="of:=SQRT([.E280]^2 + [.F280]^2 + [.G280]^2)" office:value-type="float" office:value="390.437254882267" calcext:value-type="float">
            <text:p>390.44</text:p>
          </table:table-cell>
          <table:table-cell table:style-name="ce4" table:formula="of:=[.E280]/[.$H280]" office:value-type="float" office:value="0.3393631072423" calcext:value-type="float">
            <text:p>0.34</text:p>
          </table:table-cell>
          <table:table-cell table:formula="of:=[.F280]/[.$H280]" office:value-type="float" office:value="-0.0358572339727714" calcext:value-type="float">
            <text:p>-0.04</text:p>
          </table:table-cell>
          <table:table-cell table:formula="of:=[.G280]/[.$H280]" office:value-type="float" office:value="0.939971776286221" calcext:value-type="float">
            <text:p>0.94</text:p>
          </table:table-cell>
          <table:table-cell table:style-name="ce4" table:formula="of:=DEGREES(ATAN2([.I280];[.J280]))" office:value-type="float" office:value="-6.03151461063362" calcext:value-type="float">
            <text:p>-6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281]-[.B$1]" office:value-type="float" office:value="132.5" calcext:value-type="float">
            <text:p>132.5</text:p>
          </table:table-cell>
          <table:table-cell table:style-name="Default" table:formula="of:=[.C281]-[.C$1]" office:value-type="float" office:value="-6" calcext:value-type="float">
            <text:p>-6</text:p>
          </table:table-cell>
          <table:table-cell table:style-name="Default" table:formula="of:=[.D281]-[.D$1]" office:value-type="float" office:value="360" calcext:value-type="float">
            <text:p>360</text:p>
          </table:table-cell>
          <table:table-cell table:formula="of:=SQRT([.E281]^2 + [.F281]^2 + [.G281]^2)" office:value-type="float" office:value="383.656421815144" calcext:value-type="float">
            <text:p>383.66</text:p>
          </table:table-cell>
          <table:table-cell table:style-name="ce4" table:formula="of:=[.E281]/[.$H281]" office:value-type="float" office:value="0.345361089938544" calcext:value-type="float">
            <text:p>0.35</text:p>
          </table:table-cell>
          <table:table-cell table:formula="of:=[.F281]/[.$H281]" office:value-type="float" office:value="-0.0156389927519341" calcext:value-type="float">
            <text:p>-0.02</text:p>
          </table:table-cell>
          <table:table-cell table:formula="of:=[.G281]/[.$H281]" office:value-type="float" office:value="0.938339565116044" calcext:value-type="float">
            <text:p>0.94</text:p>
          </table:table-cell>
          <table:table-cell table:style-name="ce4" table:formula="of:=DEGREES(ATAN2([.I281];[.J281]))" office:value-type="float" office:value="-2.59275464020034" calcext:value-type="float">
            <text:p>-2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282]-[.B$1]" office:value-type="float" office:value="136.5" calcext:value-type="float">
            <text:p>136.5</text:p>
          </table:table-cell>
          <table:table-cell table:style-name="Default" table:formula="of:=[.C282]-[.C$1]" office:value-type="float" office:value="-2" calcext:value-type="float">
            <text:p>-2</text:p>
          </table:table-cell>
          <table:table-cell table:style-name="Default" table:formula="of:=[.D282]-[.D$1]" office:value-type="float" office:value="362" calcext:value-type="float">
            <text:p>362</text:p>
          </table:table-cell>
          <table:table-cell table:formula="of:=SQRT([.E282]^2 + [.F282]^2 + [.G282]^2)" office:value-type="float" office:value="386.885318925389" calcext:value-type="float">
            <text:p>386.89</text:p>
          </table:table-cell>
          <table:table-cell table:style-name="ce4" table:formula="of:=[.E282]/[.$H282]" office:value-type="float" office:value="0.352817730016589" calcext:value-type="float">
            <text:p>0.35</text:p>
          </table:table-cell>
          <table:table-cell table:formula="of:=[.F282]/[.$H282]" office:value-type="float" office:value="-0.00516949054969362" calcext:value-type="float">
            <text:p>-0.01</text:p>
          </table:table-cell>
          <table:table-cell table:formula="of:=[.G282]/[.$H282]" office:value-type="float" office:value="0.935677789494545" calcext:value-type="float">
            <text:p>0.94</text:p>
          </table:table-cell>
          <table:table-cell table:style-name="ce4" table:formula="of:=DEGREES(ATAN2([.I282];[.J282]))" office:value-type="float" office:value="-0.839438533712319" calcext:value-type="float">
            <text:p>-0.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93" calcext:value-type="float">
            <text:p>493</text:p>
          </table:table-cell>
          <table:table-cell table:style-name="Default" table:formula="of:=[.B283]-[.B$1]" office:value-type="float" office:value="130.5" calcext:value-type="float">
            <text:p>130.5</text:p>
          </table:table-cell>
          <table:table-cell table:style-name="Default" table:formula="of:=[.C283]-[.C$1]" office:value-type="float" office:value="-10" calcext:value-type="float">
            <text:p>-10</text:p>
          </table:table-cell>
          <table:table-cell table:style-name="Default" table:formula="of:=[.D283]-[.D$1]" office:value-type="float" office:value="357" calcext:value-type="float">
            <text:p>357</text:p>
          </table:table-cell>
          <table:table-cell table:formula="of:=SQRT([.E283]^2 + [.F283]^2 + [.G283]^2)" office:value-type="float" office:value="380.235782114203" calcext:value-type="float">
            <text:p>380.24</text:p>
          </table:table-cell>
          <table:table-cell table:style-name="ce4" table:formula="of:=[.E283]/[.$H283]" office:value-type="float" office:value="0.343208099128357" calcext:value-type="float">
            <text:p>0.34</text:p>
          </table:table-cell>
          <table:table-cell table:formula="of:=[.F283]/[.$H283]" office:value-type="float" office:value="-0.0262994711975753" calcext:value-type="float">
            <text:p>-0.03</text:p>
          </table:table-cell>
          <table:table-cell table:formula="of:=[.G283]/[.$H283]" office:value-type="float" office:value="0.938891121753437" calcext:value-type="float">
            <text:p>0.94</text:p>
          </table:table-cell>
          <table:table-cell table:style-name="ce4" table:formula="of:=DEGREES(ATAN2([.I283];[.J283]))" office:value-type="float" office:value="-4.3819178431662" calcext:value-type="float">
            <text:p>-4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84]-[.B$1]" office:value-type="float" office:value="130.5" calcext:value-type="float">
            <text:p>130.5</text:p>
          </table:table-cell>
          <table:table-cell table:style-name="Default" table:formula="of:=[.C284]-[.C$1]" office:value-type="float" office:value="-8" calcext:value-type="float">
            <text:p>-8</text:p>
          </table:table-cell>
          <table:table-cell table:style-name="Default" table:formula="of:=[.D284]-[.D$1]" office:value-type="float" office:value="364" calcext:value-type="float">
            <text:p>364</text:p>
          </table:table-cell>
          <table:table-cell table:formula="of:=SQRT([.E284]^2 + [.F284]^2 + [.G284]^2)" office:value-type="float" office:value="386.768987898461" calcext:value-type="float">
            <text:p>386.77</text:p>
          </table:table-cell>
          <table:table-cell table:style-name="ce4" table:formula="of:=[.E284]/[.$H284]" office:value-type="float" office:value="0.337410713069529" calcext:value-type="float">
            <text:p>0.34</text:p>
          </table:table-cell>
          <table:table-cell table:formula="of:=[.F284]/[.$H284]" office:value-type="float" office:value="-0.0206841816441091" calcext:value-type="float">
            <text:p>-0.02</text:p>
          </table:table-cell>
          <table:table-cell table:formula="of:=[.G284]/[.$H284]" office:value-type="float" office:value="0.941130264806963" calcext:value-type="float">
            <text:p>0.94</text:p>
          </table:table-cell>
          <table:table-cell table:style-name="ce4" table:formula="of:=DEGREES(ATAN2([.I284];[.J284]))" office:value-type="float" office:value="-3.50799497573384" calcext:value-type="float">
            <text:p>-3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285]-[.B$1]" office:value-type="float" office:value="134.5" calcext:value-type="float">
            <text:p>134.5</text:p>
          </table:table-cell>
          <table:table-cell table:style-name="Default" table:formula="of:=[.C285]-[.C$1]" office:value-type="float" office:value="-11" calcext:value-type="float">
            <text:p>-11</text:p>
          </table:table-cell>
          <table:table-cell table:style-name="Default" table:formula="of:=[.D285]-[.D$1]" office:value-type="float" office:value="372" calcext:value-type="float">
            <text:p>372</text:p>
          </table:table-cell>
          <table:table-cell table:formula="of:=SQRT([.E285]^2 + [.F285]^2 + [.G285]^2)" office:value-type="float" office:value="395.721177093165" calcext:value-type="float">
            <text:p>395.72</text:p>
          </table:table-cell>
          <table:table-cell table:style-name="ce4" table:formula="of:=[.E285]/[.$H285]" office:value-type="float" office:value="0.33988577762755" calcext:value-type="float">
            <text:p>0.34</text:p>
          </table:table-cell>
          <table:table-cell table:formula="of:=[.F285]/[.$H285]" office:value-type="float" office:value="-0.0277973498431454" calcext:value-type="float">
            <text:p>-0.03</text:p>
          </table:table-cell>
          <table:table-cell table:formula="of:=[.G285]/[.$H285]" office:value-type="float" office:value="0.940055831059099" calcext:value-type="float">
            <text:p>0.94</text:p>
          </table:table-cell>
          <table:table-cell table:style-name="ce4" table:formula="of:=DEGREES(ATAN2([.I285];[.J285]))" office:value-type="float" office:value="-4.67549440717329" calcext:value-type="float">
            <text:p>-4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286]-[.B$1]" office:value-type="float" office:value="129.5" calcext:value-type="float">
            <text:p>129.5</text:p>
          </table:table-cell>
          <table:table-cell table:style-name="Default" table:formula="of:=[.C286]-[.C$1]" office:value-type="float" office:value="-6" calcext:value-type="float">
            <text:p>-6</text:p>
          </table:table-cell>
          <table:table-cell table:style-name="Default" table:formula="of:=[.D286]-[.D$1]" office:value-type="float" office:value="367" calcext:value-type="float">
            <text:p>367</text:p>
          </table:table-cell>
          <table:table-cell table:formula="of:=SQRT([.E286]^2 + [.F286]^2 + [.G286]^2)" office:value-type="float" office:value="389.223907282171" calcext:value-type="float">
            <text:p>389.22</text:p>
          </table:table-cell>
          <table:table-cell table:style-name="ce4" table:formula="of:=[.E286]/[.$H286]" office:value-type="float" office:value="0.332713375455938" calcext:value-type="float">
            <text:p>0.33</text:p>
          </table:table-cell>
          <table:table-cell table:formula="of:=[.F286]/[.$H286]" office:value-type="float" office:value="-0.015415291526916" calcext:value-type="float">
            <text:p>-0.02</text:p>
          </table:table-cell>
          <table:table-cell table:formula="of:=[.G286]/[.$H286]" office:value-type="float" office:value="0.942901998396364" calcext:value-type="float">
            <text:p>0.94</text:p>
          </table:table-cell>
          <table:table-cell table:style-name="ce4" table:formula="of:=DEGREES(ATAN2([.I286];[.J286]))" office:value-type="float" office:value="-2.6527336253271" calcext:value-type="float">
            <text:p>-2.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287]-[.B$1]" office:value-type="float" office:value="136.5" calcext:value-type="float">
            <text:p>136.5</text:p>
          </table:table-cell>
          <table:table-cell table:style-name="Default" table:formula="of:=[.C287]-[.C$1]" office:value-type="float" office:value="-16" calcext:value-type="float">
            <text:p>-16</text:p>
          </table:table-cell>
          <table:table-cell table:style-name="Default" table:formula="of:=[.D287]-[.D$1]" office:value-type="float" office:value="372" calcext:value-type="float">
            <text:p>372</text:p>
          </table:table-cell>
          <table:table-cell table:formula="of:=SQRT([.E287]^2 + [.F287]^2 + [.G287]^2)" office:value-type="float" office:value="396.575654825154" calcext:value-type="float">
            <text:p>396.58</text:p>
          </table:table-cell>
          <table:table-cell table:style-name="ce4" table:formula="of:=[.E287]/[.$H287]" office:value-type="float" office:value="0.344196620087991" calcext:value-type="float">
            <text:p>0.34</text:p>
          </table:table-cell>
          <table:table-cell table:formula="of:=[.F287]/[.$H287]" office:value-type="float" office:value="-0.0403453913656253" calcext:value-type="float">
            <text:p>-0.04</text:p>
          </table:table-cell>
          <table:table-cell table:formula="of:=[.G287]/[.$H287]" office:value-type="float" office:value="0.938030349250789" calcext:value-type="float">
            <text:p>0.94</text:p>
          </table:table-cell>
          <table:table-cell table:style-name="ce4" table:formula="of:=DEGREES(ATAN2([.I287];[.J287]))" office:value-type="float" office:value="-6.68548153631714" calcext:value-type="float">
            <text:p>-6.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288]-[.B$1]" office:value-type="float" office:value="125.5" calcext:value-type="float">
            <text:p>125.5</text:p>
          </table:table-cell>
          <table:table-cell table:style-name="Default" table:formula="of:=[.C288]-[.C$1]" office:value-type="float" office:value="-15" calcext:value-type="float">
            <text:p>-15</text:p>
          </table:table-cell>
          <table:table-cell table:style-name="Default" table:formula="of:=[.D288]-[.D$1]" office:value-type="float" office:value="368" calcext:value-type="float">
            <text:p>368</text:p>
          </table:table-cell>
          <table:table-cell table:formula="of:=SQRT([.E288]^2 + [.F288]^2 + [.G288]^2)" office:value-type="float" office:value="389.100565406939" calcext:value-type="float">
            <text:p>389.10</text:p>
          </table:table-cell>
          <table:table-cell table:style-name="ce4" table:formula="of:=[.E288]/[.$H288]" office:value-type="float" office:value="0.322538724323739" calcext:value-type="float">
            <text:p>0.32</text:p>
          </table:table-cell>
          <table:table-cell table:formula="of:=[.F288]/[.$H288]" office:value-type="float" office:value="-0.0385504451382956" calcext:value-type="float">
            <text:p>-0.04</text:p>
          </table:table-cell>
          <table:table-cell table:formula="of:=[.G288]/[.$H288]" office:value-type="float" office:value="0.945770920726184" calcext:value-type="float">
            <text:p>0.95</text:p>
          </table:table-cell>
          <table:table-cell table:style-name="ce4" table:formula="of:=DEGREES(ATAN2([.I288];[.J288]))" office:value-type="float" office:value="-6.81576833394893" calcext:value-type="float">
            <text:p>-6.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289]-[.B$1]" office:value-type="float" office:value="133.5" calcext:value-type="float">
            <text:p>133.5</text:p>
          </table:table-cell>
          <table:table-cell table:style-name="Default" table:formula="of:=[.C289]-[.C$1]" office:value-type="float" office:value="-17" calcext:value-type="float">
            <text:p>-17</text:p>
          </table:table-cell>
          <table:table-cell table:style-name="Default" table:formula="of:=[.D289]-[.D$1]" office:value-type="float" office:value="368" calcext:value-type="float">
            <text:p>368</text:p>
          </table:table-cell>
          <table:table-cell table:formula="of:=SQRT([.E289]^2 + [.F289]^2 + [.G289]^2)" office:value-type="float" office:value="391.835743647769" calcext:value-type="float">
            <text:p>391.84</text:p>
          </table:table-cell>
          <table:table-cell table:style-name="ce4" table:formula="of:=[.E289]/[.$H289]" office:value-type="float" office:value="0.340703986719513" calcext:value-type="float">
            <text:p>0.34</text:p>
          </table:table-cell>
          <table:table-cell table:formula="of:=[.F289]/[.$H289]" office:value-type="float" office:value="-0.0433855263987395" calcext:value-type="float">
            <text:p>-0.04</text:p>
          </table:table-cell>
          <table:table-cell table:formula="of:=[.G289]/[.$H289]" office:value-type="float" office:value="0.939169042043302" calcext:value-type="float">
            <text:p>0.94</text:p>
          </table:table-cell>
          <table:table-cell table:style-name="ce4" table:formula="of:=DEGREES(ATAN2([.I289];[.J289]))" office:value-type="float" office:value="-7.25703404041597" calcext:value-type="float">
            <text:p>-7.2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90]-[.B$1]" office:value-type="float" office:value="133.5" calcext:value-type="float">
            <text:p>133.5</text:p>
          </table:table-cell>
          <table:table-cell table:style-name="Default" table:formula="of:=[.C290]-[.C$1]" office:value-type="float" office:value="-12" calcext:value-type="float">
            <text:p>-12</text:p>
          </table:table-cell>
          <table:table-cell table:style-name="Default" table:formula="of:=[.D290]-[.D$1]" office:value-type="float" office:value="364" calcext:value-type="float">
            <text:p>364</text:p>
          </table:table-cell>
          <table:table-cell table:formula="of:=SQRT([.E290]^2 + [.F290]^2 + [.G290]^2)" office:value-type="float" office:value="387.894637756182" calcext:value-type="float">
            <text:p>387.89</text:p>
          </table:table-cell>
          <table:table-cell table:style-name="ce4" table:formula="of:=[.E290]/[.$H290]" office:value-type="float" office:value="0.344165623872103" calcext:value-type="float">
            <text:p>0.34</text:p>
          </table:table-cell>
          <table:table-cell table:formula="of:=[.F290]/[.$H290]" office:value-type="float" office:value="-0.0309362358536722" calcext:value-type="float">
            <text:p>-0.03</text:p>
          </table:table-cell>
          <table:table-cell table:formula="of:=[.G290]/[.$H290]" office:value-type="float" office:value="0.938399154228057" calcext:value-type="float">
            <text:p>0.94</text:p>
          </table:table-cell>
          <table:table-cell table:style-name="ce4" table:formula="of:=DEGREES(ATAN2([.I290];[.J290]))" office:value-type="float" office:value="-5.13637849242773" calcext:value-type="float">
            <text:p>-5.1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291]-[.B$1]" office:value-type="float" office:value="140.5" calcext:value-type="float">
            <text:p>140.5</text:p>
          </table:table-cell>
          <table:table-cell table:style-name="Default" table:formula="of:=[.C291]-[.C$1]" office:value-type="float" office:value="-8" calcext:value-type="float">
            <text:p>-8</text:p>
          </table:table-cell>
          <table:table-cell table:style-name="Default" table:formula="of:=[.D291]-[.D$1]" office:value-type="float" office:value="368" calcext:value-type="float">
            <text:p>368</text:p>
          </table:table-cell>
          <table:table-cell table:formula="of:=SQRT([.E291]^2 + [.F291]^2 + [.G291]^2)" office:value-type="float" office:value="393.990164851865" calcext:value-type="float">
            <text:p>393.99</text:p>
          </table:table-cell>
          <table:table-cell table:style-name="ce4" table:formula="of:=[.E291]/[.$H291]" office:value-type="float" office:value="0.356607886526371" calcext:value-type="float">
            <text:p>0.36</text:p>
          </table:table-cell>
          <table:table-cell table:formula="of:=[.F291]/[.$H291]" office:value-type="float" office:value="-0.0203050753894019" calcext:value-type="float">
            <text:p>-0.02</text:p>
          </table:table-cell>
          <table:table-cell table:formula="of:=[.G291]/[.$H291]" office:value-type="float" office:value="0.934033467912487" calcext:value-type="float">
            <text:p>0.93</text:p>
          </table:table-cell>
          <table:table-cell table:style-name="ce4" table:formula="of:=DEGREES(ATAN2([.I291];[.J291]))" office:value-type="float" office:value="-3.25887430633378" calcext:value-type="float">
            <text:p>-3.2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292]-[.B$1]" office:value-type="float" office:value="129.5" calcext:value-type="float">
            <text:p>129.5</text:p>
          </table:table-cell>
          <table:table-cell table:style-name="Default" table:formula="of:=[.C292]-[.C$1]" office:value-type="float" office:value="-16" calcext:value-type="float">
            <text:p>-16</text:p>
          </table:table-cell>
          <table:table-cell table:style-name="Default" table:formula="of:=[.D292]-[.D$1]" office:value-type="float" office:value="360" calcext:value-type="float">
            <text:p>360</text:p>
          </table:table-cell>
          <table:table-cell table:formula="of:=SQRT([.E292]^2 + [.F292]^2 + [.G292]^2)" office:value-type="float" office:value="382.918072177326" calcext:value-type="float">
            <text:p>382.92</text:p>
          </table:table-cell>
          <table:table-cell table:style-name="ce4" table:formula="of:=[.E292]/[.$H292]" office:value-type="float" office:value="0.338192447443509" calcext:value-type="float">
            <text:p>0.34</text:p>
          </table:table-cell>
          <table:table-cell table:formula="of:=[.F292]/[.$H292]" office:value-type="float" office:value="-0.0417843950509354" calcext:value-type="float">
            <text:p>-0.04</text:p>
          </table:table-cell>
          <table:table-cell table:formula="of:=[.G292]/[.$H292]" office:value-type="float" office:value="0.940148888646047" calcext:value-type="float">
            <text:p>0.94</text:p>
          </table:table-cell>
          <table:table-cell table:style-name="ce4" table:formula="of:=DEGREES(ATAN2([.I292];[.J292]))" office:value-type="float" office:value="-7.04332090115778" calcext:value-type="float">
            <text:p>-7.0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3" calcext:value-type="float">
            <text:p>8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93]-[.B$1]" office:value-type="float" office:value="138.5" calcext:value-type="float">
            <text:p>138.5</text:p>
          </table:table-cell>
          <table:table-cell table:style-name="Default" table:formula="of:=[.C293]-[.C$1]" office:value-type="float" office:value="2" calcext:value-type="float">
            <text:p>2</text:p>
          </table:table-cell>
          <table:table-cell table:style-name="Default" table:formula="of:=[.D293]-[.D$1]" office:value-type="float" office:value="364" calcext:value-type="float">
            <text:p>364</text:p>
          </table:table-cell>
          <table:table-cell table:formula="of:=SQRT([.E293]^2 + [.F293]^2 + [.G293]^2)" office:value-type="float" office:value="389.464054824062" calcext:value-type="float">
            <text:p>389.46</text:p>
          </table:table-cell>
          <table:table-cell table:style-name="ce4" table:formula="of:=[.E293]/[.$H293]" office:value-type="float" office:value="0.355616900416051" calcext:value-type="float">
            <text:p>0.36</text:p>
          </table:table-cell>
          <table:table-cell table:formula="of:=[.F293]/[.$H293]" office:value-type="float" office:value="0.00513526209987078" calcext:value-type="float">
            <text:p>0.01</text:p>
          </table:table-cell>
          <table:table-cell table:formula="of:=[.G293]/[.$H293]" office:value-type="float" office:value="0.934617702176481" calcext:value-type="float">
            <text:p>0.93</text:p>
          </table:table-cell>
          <table:table-cell table:style-name="ce4" table:formula="of:=DEGREES(ATAN2([.I293];[.J293]))" office:value-type="float" office:value="0.82731837481475" calcext:value-type="float">
            <text:p>0.8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3" calcext:value-type="float">
            <text:p>8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94]-[.B$1]" office:value-type="float" office:value="138.5" calcext:value-type="float">
            <text:p>138.5</text:p>
          </table:table-cell>
          <table:table-cell table:style-name="Default" table:formula="of:=[.C294]-[.C$1]" office:value-type="float" office:value="-12" calcext:value-type="float">
            <text:p>-12</text:p>
          </table:table-cell>
          <table:table-cell table:style-name="Default" table:formula="of:=[.D294]-[.D$1]" office:value-type="float" office:value="364" calcext:value-type="float">
            <text:p>364</text:p>
          </table:table-cell>
          <table:table-cell table:formula="of:=SQRT([.E294]^2 + [.F294]^2 + [.G294]^2)" office:value-type="float" office:value="389.64374754383" calcext:value-type="float">
            <text:p>389.64</text:p>
          </table:table-cell>
          <table:table-cell table:style-name="ce4" table:formula="of:=[.E294]/[.$H294]" office:value-type="float" office:value="0.355452899919613" calcext:value-type="float">
            <text:p>0.36</text:p>
          </table:table-cell>
          <table:table-cell table:formula="of:=[.F294]/[.$H294]" office:value-type="float" office:value="-0.0307973631699304" calcext:value-type="float">
            <text:p>-0.03</text:p>
          </table:table-cell>
          <table:table-cell table:formula="of:=[.G294]/[.$H294]" office:value-type="float" office:value="0.934186682821221" calcext:value-type="float">
            <text:p>0.93</text:p>
          </table:table-cell>
          <table:table-cell table:style-name="ce4" table:formula="of:=DEGREES(ATAN2([.I294];[.J294]))" office:value-type="float" office:value="-4.95188879551675" calcext:value-type="float">
            <text:p>-4.9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95]-[.B$1]" office:value-type="float" office:value="130.5" calcext:value-type="float">
            <text:p>130.5</text:p>
          </table:table-cell>
          <table:table-cell table:style-name="Default" table:formula="of:=[.C295]-[.C$1]" office:value-type="float" office:value="-3" calcext:value-type="float">
            <text:p>-3</text:p>
          </table:table-cell>
          <table:table-cell table:style-name="Default" table:formula="of:=[.D295]-[.D$1]" office:value-type="float" office:value="364" calcext:value-type="float">
            <text:p>364</text:p>
          </table:table-cell>
          <table:table-cell table:formula="of:=SQRT([.E295]^2 + [.F295]^2 + [.G295]^2)" office:value-type="float" office:value="386.697879487333" calcext:value-type="float">
            <text:p>386.70</text:p>
          </table:table-cell>
          <table:table-cell table:style-name="ce4" table:formula="of:=[.E295]/[.$H295]" office:value-type="float" office:value="0.337472758249958" calcext:value-type="float">
            <text:p>0.34</text:p>
          </table:table-cell>
          <table:table-cell table:formula="of:=[.F295]/[.$H295]" office:value-type="float" office:value="-0.00775799444252776" calcext:value-type="float">
            <text:p>-0.01</text:p>
          </table:table-cell>
          <table:table-cell table:formula="of:=[.G295]/[.$H295]" office:value-type="float" office:value="0.941303325693368" calcext:value-type="float">
            <text:p>0.94</text:p>
          </table:table-cell>
          <table:table-cell table:style-name="ce4" table:formula="of:=DEGREES(ATAN2([.I295];[.J295]))" office:value-type="float" office:value="-1.31691240579326" calcext:value-type="float">
            <text:p>-1.32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96]-[.B$1]" office:value-type="float" office:value="133.5" calcext:value-type="float">
            <text:p>133.5</text:p>
          </table:table-cell>
          <table:table-cell table:style-name="Default" table:formula="of:=[.C296]-[.C$1]" office:value-type="float" office:value="-5" calcext:value-type="float">
            <text:p>-5</text:p>
          </table:table-cell>
          <table:table-cell table:style-name="Default" table:formula="of:=[.D296]-[.D$1]" office:value-type="float" office:value="364" calcext:value-type="float">
            <text:p>364</text:p>
          </table:table-cell>
          <table:table-cell table:formula="of:=SQRT([.E296]^2 + [.F296]^2 + [.G296]^2)" office:value-type="float" office:value="387.741215245426" calcext:value-type="float">
            <text:p>387.74</text:p>
          </table:table-cell>
          <table:table-cell table:style-name="ce4" table:formula="of:=[.E296]/[.$H296]" office:value-type="float" office:value="0.344301804272985" calcext:value-type="float">
            <text:p>0.34</text:p>
          </table:table-cell>
          <table:table-cell table:formula="of:=[.F296]/[.$H296]" office:value-type="float" office:value="-0.0128951986619095" calcext:value-type="float">
            <text:p>-0.01</text:p>
          </table:table-cell>
          <table:table-cell table:formula="of:=[.G296]/[.$H296]" office:value-type="float" office:value="0.938770462587014" calcext:value-type="float">
            <text:p>0.94</text:p>
          </table:table-cell>
          <table:table-cell table:style-name="ce4" table:formula="of:=DEGREES(ATAN2([.I296];[.J296]))" office:value-type="float" office:value="-2.14490680373229" calcext:value-type="float">
            <text:p>-2.1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67" calcext:value-type="float">
            <text:p>6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297]-[.B$1]" office:value-type="float" office:value="122.5" calcext:value-type="float">
            <text:p>122.5</text:p>
          </table:table-cell>
          <table:table-cell table:style-name="Default" table:formula="of:=[.C297]-[.C$1]" office:value-type="float" office:value="-11" calcext:value-type="float">
            <text:p>-11</text:p>
          </table:table-cell>
          <table:table-cell table:style-name="Default" table:formula="of:=[.D297]-[.D$1]" office:value-type="float" office:value="365" calcext:value-type="float">
            <text:p>365</text:p>
          </table:table-cell>
          <table:table-cell table:formula="of:=SQRT([.E297]^2 + [.F297]^2 + [.G297]^2)" office:value-type="float" office:value="385.165224286929" calcext:value-type="float">
            <text:p>385.17</text:p>
          </table:table-cell>
          <table:table-cell table:style-name="ce4" table:formula="of:=[.E297]/[.$H297]" office:value-type="float" office:value="0.318045327759766" calcext:value-type="float">
            <text:p>0.32</text:p>
          </table:table-cell>
          <table:table-cell table:formula="of:=[.F297]/[.$H297]" office:value-type="float" office:value="-0.028559172288632" calcext:value-type="float">
            <text:p>-0.03</text:p>
          </table:table-cell>
          <table:table-cell table:formula="of:=[.G297]/[.$H297]" office:value-type="float" office:value="0.947645262304609" calcext:value-type="float">
            <text:p>0.95</text:p>
          </table:table-cell>
          <table:table-cell table:style-name="ce4" table:formula="of:=DEGREES(ATAN2([.I297];[.J297]))" office:value-type="float" office:value="-5.13116528289632" calcext:value-type="float">
            <text:p>-5.1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298]-[.B$1]" office:value-type="float" office:value="130.5" calcext:value-type="float">
            <text:p>130.5</text:p>
          </table:table-cell>
          <table:table-cell table:style-name="Default" table:formula="of:=[.C298]-[.C$1]" office:value-type="float" office:value="-10" calcext:value-type="float">
            <text:p>-10</text:p>
          </table:table-cell>
          <table:table-cell table:style-name="Default" table:formula="of:=[.D298]-[.D$1]" office:value-type="float" office:value="364" calcext:value-type="float">
            <text:p>364</text:p>
          </table:table-cell>
          <table:table-cell table:formula="of:=SQRT([.E298]^2 + [.F298]^2 + [.G298]^2)" office:value-type="float" office:value="386.815524507484" calcext:value-type="float">
            <text:p>386.82</text:p>
          </table:table-cell>
          <table:table-cell table:style-name="ce4" table:formula="of:=[.E298]/[.$H298]" office:value-type="float" office:value="0.337370120204354" calcext:value-type="float">
            <text:p>0.34</text:p>
          </table:table-cell>
          <table:table-cell table:formula="of:=[.F298]/[.$H298]" office:value-type="float" office:value="-0.0258521164907551" calcext:value-type="float">
            <text:p>-0.03</text:p>
          </table:table-cell>
          <table:table-cell table:formula="of:=[.G298]/[.$H298]" office:value-type="float" office:value="0.941017040263485" calcext:value-type="float">
            <text:p>0.94</text:p>
          </table:table-cell>
          <table:table-cell table:style-name="ce4" table:formula="of:=DEGREES(ATAN2([.I298];[.J298]))" office:value-type="float" office:value="-4.3819178431662" calcext:value-type="float">
            <text:p>-4.38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299]-[.B$1]" office:value-type="float" office:value="130.5" calcext:value-type="float">
            <text:p>130.5</text:p>
          </table:table-cell>
          <table:table-cell table:style-name="Default" table:formula="of:=[.C299]-[.C$1]" office:value-type="float" office:value="-8" calcext:value-type="float">
            <text:p>-8</text:p>
          </table:table-cell>
          <table:table-cell table:style-name="Default" table:formula="of:=[.D299]-[.D$1]" office:value-type="float" office:value="366" calcext:value-type="float">
            <text:p>366</text:p>
          </table:table-cell>
          <table:table-cell table:formula="of:=SQRT([.E299]^2 + [.F299]^2 + [.G299]^2)" office:value-type="float" office:value="388.651836480931" calcext:value-type="float">
            <text:p>388.65</text:p>
          </table:table-cell>
          <table:table-cell table:style-name="ce4" table:formula="of:=[.E299]/[.$H299]" office:value-type="float" office:value="0.33577610537395" calcext:value-type="float">
            <text:p>0.34</text:p>
          </table:table-cell>
          <table:table-cell table:formula="of:=[.F299]/[.$H299]" office:value-type="float" office:value="-0.0205839758083647" calcext:value-type="float">
            <text:p>-0.02</text:p>
          </table:table-cell>
          <table:table-cell table:formula="of:=[.G299]/[.$H299]" office:value-type="float" office:value="0.941716893232687" calcext:value-type="float">
            <text:p>0.94</text:p>
          </table:table-cell>
          <table:table-cell table:style-name="ce4" table:formula="of:=DEGREES(ATAN2([.I299];[.J299]))" office:value-type="float" office:value="-3.50799497573384" calcext:value-type="float">
            <text:p>-3.51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0" calcext:value-type="float">
            <text:p>7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300]-[.B$1]" office:value-type="float" office:value="125.5" calcext:value-type="float">
            <text:p>125.5</text:p>
          </table:table-cell>
          <table:table-cell table:style-name="Default" table:formula="of:=[.C300]-[.C$1]" office:value-type="float" office:value="-3" calcext:value-type="float">
            <text:p>-3</text:p>
          </table:table-cell>
          <table:table-cell table:style-name="Default" table:formula="of:=[.D300]-[.D$1]" office:value-type="float" office:value="368" calcext:value-type="float">
            <text:p>368</text:p>
          </table:table-cell>
          <table:table-cell table:formula="of:=SQRT([.E300]^2 + [.F300]^2 + [.G300]^2)" office:value-type="float" office:value="388.822903132004" calcext:value-type="float">
            <text:p>388.82</text:p>
          </table:table-cell>
          <table:table-cell table:style-name="ce4" table:formula="of:=[.E300]/[.$H300]" office:value-type="float" office:value="0.322769052412" calcext:value-type="float">
            <text:p>0.32</text:p>
          </table:table-cell>
          <table:table-cell table:formula="of:=[.F300]/[.$H300]" office:value-type="float" office:value="-0.00771559487837451" calcext:value-type="float">
            <text:p>-0.01</text:p>
          </table:table-cell>
          <table:table-cell table:formula="of:=[.G300]/[.$H300]" office:value-type="float" office:value="0.946446305080606" calcext:value-type="float">
            <text:p>0.95</text:p>
          </table:table-cell>
          <table:table-cell table:style-name="ce4" table:formula="of:=DEGREES(ATAN2([.I300];[.J300]))" office:value-type="float" office:value="-1.36935944090719" calcext:value-type="float">
            <text:p>-1.3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301]-[.B$1]" office:value-type="float" office:value="134.5" calcext:value-type="float">
            <text:p>134.5</text:p>
          </table:table-cell>
          <table:table-cell table:style-name="Default" table:formula="of:=[.C301]-[.C$1]" office:value-type="float" office:value="1" calcext:value-type="float">
            <text:p>1</text:p>
          </table:table-cell>
          <table:table-cell table:style-name="Default" table:formula="of:=[.D301]-[.D$1]" office:value-type="float" office:value="367" calcext:value-type="float">
            <text:p>367</text:p>
          </table:table-cell>
          <table:table-cell table:formula="of:=SQRT([.E301]^2 + [.F301]^2 + [.G301]^2)" office:value-type="float" office:value="390.871142449785" calcext:value-type="float">
            <text:p>390.87</text:p>
          </table:table-cell>
          <table:table-cell table:style-name="ce4" table:formula="of:=[.E301]/[.$H301]" office:value-type="float" office:value="0.344103172101735" calcext:value-type="float">
            <text:p>0.34</text:p>
          </table:table-cell>
          <table:table-cell table:formula="of:=[.F301]/[.$H301]" office:value-type="float" office:value="0.00255838789666717" calcext:value-type="float">
            <text:p>0.00</text:p>
          </table:table-cell>
          <table:table-cell table:formula="of:=[.G301]/[.$H301]" office:value-type="float" office:value="0.938928358076852" calcext:value-type="float">
            <text:p>0.94</text:p>
          </table:table-cell>
          <table:table-cell table:style-name="ce4" table:formula="of:=DEGREES(ATAN2([.I301];[.J301]))" office:value-type="float" office:value="0.425983076643151" calcext:value-type="float">
            <text:p>0.4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302]-[.B$1]" office:value-type="float" office:value="139.5" calcext:value-type="float">
            <text:p>139.5</text:p>
          </table:table-cell>
          <table:table-cell table:style-name="Default" table:formula="of:=[.C302]-[.C$1]" office:value-type="float" office:value="-16" calcext:value-type="float">
            <text:p>-16</text:p>
          </table:table-cell>
          <table:table-cell table:style-name="Default" table:formula="of:=[.D302]-[.D$1]" office:value-type="float" office:value="362" calcext:value-type="float">
            <text:p>362</text:p>
          </table:table-cell>
          <table:table-cell table:formula="of:=SQRT([.E302]^2 + [.F302]^2 + [.G302]^2)" office:value-type="float" office:value="388.278572676886" calcext:value-type="float">
            <text:p>388.28</text:p>
          </table:table-cell>
          <table:table-cell table:style-name="ce4" table:formula="of:=[.E302]/[.$H302]" office:value-type="float" office:value="0.359278131260897" calcext:value-type="float">
            <text:p>0.36</text:p>
          </table:table-cell>
          <table:table-cell table:formula="of:=[.F302]/[.$H302]" office:value-type="float" office:value="-0.0412075275998161" calcext:value-type="float">
            <text:p>-0.04</text:p>
          </table:table-cell>
          <table:table-cell table:formula="of:=[.G302]/[.$H302]" office:value-type="float" office:value="0.93232031194584" calcext:value-type="float">
            <text:p>0.93</text:p>
          </table:table-cell>
          <table:table-cell table:style-name="ce4" table:formula="of:=DEGREES(ATAN2([.I302];[.J302]))" office:value-type="float" office:value="-6.54296794043323" calcext:value-type="float">
            <text:p>-6.5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303]-[.B$1]" office:value-type="float" office:value="133.5" calcext:value-type="float">
            <text:p>133.5</text:p>
          </table:table-cell>
          <table:table-cell table:style-name="Default" table:formula="of:=[.C303]-[.C$1]" office:value-type="float" office:value="-17" calcext:value-type="float">
            <text:p>-17</text:p>
          </table:table-cell>
          <table:table-cell table:style-name="Default" table:formula="of:=[.D303]-[.D$1]" office:value-type="float" office:value="361" calcext:value-type="float">
            <text:p>361</text:p>
          </table:table-cell>
          <table:table-cell table:formula="of:=SQRT([.E303]^2 + [.F303]^2 + [.G303]^2)" office:value-type="float" office:value="385.269061825629" calcext:value-type="float">
            <text:p>385.27</text:p>
          </table:table-cell>
          <table:table-cell table:style-name="ce4" table:formula="of:=[.E303]/[.$H303]" office:value-type="float" office:value="0.34651108336444" calcext:value-type="float">
            <text:p>0.35</text:p>
          </table:table-cell>
          <table:table-cell table:formula="of:=[.F303]/[.$H303]" office:value-type="float" office:value="-0.0441250068703781" calcext:value-type="float">
            <text:p>-0.04</text:p>
          </table:table-cell>
          <table:table-cell table:formula="of:=[.G303]/[.$H303]" office:value-type="float" office:value="0.937007498835677" calcext:value-type="float">
            <text:p>0.94</text:p>
          </table:table-cell>
          <table:table-cell table:style-name="ce4" table:formula="of:=DEGREES(ATAN2([.I303];[.J303]))" office:value-type="float" office:value="-7.25703404041597" calcext:value-type="float">
            <text:p>-7.2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1" calcext:value-type="float">
            <text:p>491</text:p>
          </table:table-cell>
          <table:table-cell table:style-name="Default" table:formula="of:=[.B304]-[.B$1]" office:value-type="float" office:value="127.5" calcext:value-type="float">
            <text:p>127.5</text:p>
          </table:table-cell>
          <table:table-cell table:style-name="Default" table:formula="of:=[.C304]-[.C$1]" office:value-type="float" office:value="-9" calcext:value-type="float">
            <text:p>-9</text:p>
          </table:table-cell>
          <table:table-cell table:style-name="Default" table:formula="of:=[.D304]-[.D$1]" office:value-type="float" office:value="355" calcext:value-type="float">
            <text:p>355</text:p>
          </table:table-cell>
          <table:table-cell table:formula="of:=SQRT([.E304]^2 + [.F304]^2 + [.G304]^2)" office:value-type="float" office:value="377.309223316897" calcext:value-type="float">
            <text:p>377.31</text:p>
          </table:table-cell>
          <table:table-cell table:style-name="ce4" table:formula="of:=[.E304]/[.$H304]" office:value-type="float" office:value="0.337919118115261" calcext:value-type="float">
            <text:p>0.34</text:p>
          </table:table-cell>
          <table:table-cell table:formula="of:=[.F304]/[.$H304]" office:value-type="float" office:value="-0.0238531142199008" calcext:value-type="float">
            <text:p>-0.02</text:p>
          </table:table-cell>
          <table:table-cell table:formula="of:=[.G304]/[.$H304]" office:value-type="float" office:value="0.940872838673865" calcext:value-type="float">
            <text:p>0.94</text:p>
          </table:table-cell>
          <table:table-cell table:style-name="ce4" table:formula="of:=DEGREES(ATAN2([.I304];[.J304]))" office:value-type="float" office:value="-4.03771062097712" calcext:value-type="float">
            <text:p>-4.0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305]-[.B$1]" office:value-type="float" office:value="133.5" calcext:value-type="float">
            <text:p>133.5</text:p>
          </table:table-cell>
          <table:table-cell table:style-name="Default" table:formula="of:=[.C305]-[.C$1]" office:value-type="float" office:value="-3" calcext:value-type="float">
            <text:p>-3</text:p>
          </table:table-cell>
          <table:table-cell table:style-name="Default" table:formula="of:=[.D305]-[.D$1]" office:value-type="float" office:value="366" calcext:value-type="float">
            <text:p>366</text:p>
          </table:table-cell>
          <table:table-cell table:formula="of:=SQRT([.E305]^2 + [.F305]^2 + [.G305]^2)" office:value-type="float" office:value="389.598832133773" calcext:value-type="float">
            <text:p>389.60</text:p>
          </table:table-cell>
          <table:table-cell table:style-name="ce4" table:formula="of:=[.E305]/[.$H305]" office:value-type="float" office:value="0.342660164736226" calcext:value-type="float">
            <text:p>0.34</text:p>
          </table:table-cell>
          <table:table-cell table:formula="of:=[.F305]/[.$H305]" office:value-type="float" office:value="-0.00770022842103879" calcext:value-type="float">
            <text:p>-0.01</text:p>
          </table:table-cell>
          <table:table-cell table:formula="of:=[.G305]/[.$H305]" office:value-type="float" office:value="0.939427867366732" calcext:value-type="float">
            <text:p>0.94</text:p>
          </table:table-cell>
          <table:table-cell table:style-name="ce4" table:formula="of:=DEGREES(ATAN2([.I305];[.J305]))" office:value-type="float" office:value="-1.28732894152504" calcext:value-type="float">
            <text:p>-1.2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7" calcext:value-type="float">
            <text:p>8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306]-[.B$1]" office:value-type="float" office:value="142.5" calcext:value-type="float">
            <text:p>142.5</text:p>
          </table:table-cell>
          <table:table-cell table:style-name="Default" table:formula="of:=[.C306]-[.C$1]" office:value-type="float" office:value="-12" calcext:value-type="float">
            <text:p>-12</text:p>
          </table:table-cell>
          <table:table-cell table:style-name="Default" table:formula="of:=[.D306]-[.D$1]" office:value-type="float" office:value="366" calcext:value-type="float">
            <text:p>366</text:p>
          </table:table-cell>
          <table:table-cell table:formula="of:=SQRT([.E306]^2 + [.F306]^2 + [.G306]^2)" office:value-type="float" office:value="392.945606922892" calcext:value-type="float">
            <text:p>392.95</text:p>
          </table:table-cell>
          <table:table-cell table:style-name="ce4" table:formula="of:=[.E306]/[.$H306]" office:value-type="float" office:value="0.362645611732116" calcext:value-type="float">
            <text:p>0.36</text:p>
          </table:table-cell>
          <table:table-cell table:formula="of:=[.F306]/[.$H306]" office:value-type="float" office:value="-0.030538577830073" calcext:value-type="float">
            <text:p>-0.03</text:p>
          </table:table-cell>
          <table:table-cell table:formula="of:=[.G306]/[.$H306]" office:value-type="float" office:value="0.931426623817226" calcext:value-type="float">
            <text:p>0.93</text:p>
          </table:table-cell>
          <table:table-cell table:style-name="ce4" table:formula="of:=DEGREES(ATAN2([.I306];[.J306]))" office:value-type="float" office:value="-4.81355089370653" calcext:value-type="float">
            <text:p>-4.81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307]-[.B$1]" office:value-type="float" office:value="134.5" calcext:value-type="float">
            <text:p>134.5</text:p>
          </table:table-cell>
          <table:table-cell table:style-name="Default" table:formula="of:=[.C307]-[.C$1]" office:value-type="float" office:value="-16" calcext:value-type="float">
            <text:p>-16</text:p>
          </table:table-cell>
          <table:table-cell table:style-name="Default" table:formula="of:=[.D307]-[.D$1]" office:value-type="float" office:value="360" calcext:value-type="float">
            <text:p>360</text:p>
          </table:table-cell>
          <table:table-cell table:formula="of:=SQRT([.E307]^2 + [.F307]^2 + [.G307]^2)" office:value-type="float" office:value="384.637816653537" calcext:value-type="float">
            <text:p>384.64</text:p>
          </table:table-cell>
          <table:table-cell table:style-name="ce4" table:formula="of:=[.E307]/[.$H307]" office:value-type="float" office:value="0.349679605531744" calcext:value-type="float">
            <text:p>0.35</text:p>
          </table:table-cell>
          <table:table-cell table:formula="of:=[.F307]/[.$H307]" office:value-type="float" office:value="-0.041597573892252" calcext:value-type="float">
            <text:p>-0.04</text:p>
          </table:table-cell>
          <table:table-cell table:formula="of:=[.G307]/[.$H307]" office:value-type="float" office:value="0.935945412575671" calcext:value-type="float">
            <text:p>0.94</text:p>
          </table:table-cell>
          <table:table-cell table:style-name="ce4" table:formula="of:=DEGREES(ATAN2([.I307];[.J307]))" office:value-type="float" office:value="-6.78397407004294" calcext:value-type="float">
            <text:p>-6.78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08]-[.B$1]" office:value-type="float" office:value="129.5" calcext:value-type="float">
            <text:p>129.5</text:p>
          </table:table-cell>
          <table:table-cell table:style-name="Default" table:formula="of:=[.C308]-[.C$1]" office:value-type="float" office:value="-14" calcext:value-type="float">
            <text:p>-14</text:p>
          </table:table-cell>
          <table:table-cell table:style-name="Default" table:formula="of:=[.D308]-[.D$1]" office:value-type="float" office:value="365" calcext:value-type="float">
            <text:p>365</text:p>
          </table:table-cell>
          <table:table-cell table:formula="of:=SQRT([.E308]^2 + [.F308]^2 + [.G308]^2)" office:value-type="float" office:value="387.545158658962" calcext:value-type="float">
            <text:p>387.55</text:p>
          </table:table-cell>
          <table:table-cell table:style-name="ce4" table:formula="of:=[.E308]/[.$H308]" office:value-type="float" office:value="0.334154606518925" calcext:value-type="float">
            <text:p>0.33</text:p>
          </table:table-cell>
          <table:table-cell table:formula="of:=[.F308]/[.$H308]" office:value-type="float" office:value="-0.0361248223263703" calcext:value-type="float">
            <text:p>-0.04</text:p>
          </table:table-cell>
          <table:table-cell table:formula="of:=[.G308]/[.$H308]" office:value-type="float" office:value="0.941825724937512" calcext:value-type="float">
            <text:p>0.94</text:p>
          </table:table-cell>
          <table:table-cell table:style-name="ce4" table:formula="of:=DEGREES(ATAN2([.I308];[.J308]))" office:value-type="float" office:value="-6.17017509502961" calcext:value-type="float">
            <text:p>-6.1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309]-[.B$1]" office:value-type="float" office:value="136.5" calcext:value-type="float">
            <text:p>136.5</text:p>
          </table:table-cell>
          <table:table-cell table:style-name="Default" table:formula="of:=[.C309]-[.C$1]" office:value-type="float" office:value="-6" calcext:value-type="float">
            <text:p>-6</text:p>
          </table:table-cell>
          <table:table-cell table:style-name="Default" table:formula="of:=[.D309]-[.D$1]" office:value-type="float" office:value="369" calcext:value-type="float">
            <text:p>369</text:p>
          </table:table-cell>
          <table:table-cell table:formula="of:=SQRT([.E309]^2 + [.F309]^2 + [.G309]^2)" office:value-type="float" office:value="393.483481228882" calcext:value-type="float">
            <text:p>393.48</text:p>
          </table:table-cell>
          <table:table-cell table:style-name="ce4" table:formula="of:=[.E309]/[.$H309]" office:value-type="float" office:value="0.346901474932821" calcext:value-type="float">
            <text:p>0.35</text:p>
          </table:table-cell>
          <table:table-cell table:formula="of:=[.F309]/[.$H309]" office:value-type="float" office:value="-0.0152484164805635" calcext:value-type="float">
            <text:p>-0.02</text:p>
          </table:table-cell>
          <table:table-cell table:formula="of:=[.G309]/[.$H309]" office:value-type="float" office:value="0.937777613554658" calcext:value-type="float">
            <text:p>0.94</text:p>
          </table:table-cell>
          <table:table-cell table:style-name="ce4" table:formula="of:=DEGREES(ATAN2([.I309];[.J309]))" office:value-type="float" office:value="-2.51687565693952" calcext:value-type="float">
            <text:p>-2.52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310]-[.B$1]" office:value-type="float" office:value="134.5" calcext:value-type="float">
            <text:p>134.5</text:p>
          </table:table-cell>
          <table:table-cell table:style-name="Default" table:formula="of:=[.C310]-[.C$1]" office:value-type="float" office:value="1" calcext:value-type="float">
            <text:p>1</text:p>
          </table:table-cell>
          <table:table-cell table:style-name="Default" table:formula="of:=[.D310]-[.D$1]" office:value-type="float" office:value="367" calcext:value-type="float">
            <text:p>367</text:p>
          </table:table-cell>
          <table:table-cell table:formula="of:=SQRT([.E310]^2 + [.F310]^2 + [.G310]^2)" office:value-type="float" office:value="390.871142449785" calcext:value-type="float">
            <text:p>390.87</text:p>
          </table:table-cell>
          <table:table-cell table:style-name="ce4" table:formula="of:=[.E310]/[.$H310]" office:value-type="float" office:value="0.344103172101735" calcext:value-type="float">
            <text:p>0.34</text:p>
          </table:table-cell>
          <table:table-cell table:formula="of:=[.F310]/[.$H310]" office:value-type="float" office:value="0.00255838789666717" calcext:value-type="float">
            <text:p>0.00</text:p>
          </table:table-cell>
          <table:table-cell table:formula="of:=[.G310]/[.$H310]" office:value-type="float" office:value="0.938928358076852" calcext:value-type="float">
            <text:p>0.94</text:p>
          </table:table-cell>
          <table:table-cell table:style-name="ce4" table:formula="of:=DEGREES(ATAN2([.I310];[.J310]))" office:value-type="float" office:value="0.425983076643151" calcext:value-type="float">
            <text:p>0.4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11]-[.B$1]" office:value-type="float" office:value="132.5" calcext:value-type="float">
            <text:p>132.5</text:p>
          </table:table-cell>
          <table:table-cell table:style-name="Default" table:formula="of:=[.C311]-[.C$1]" office:value-type="float" office:value="-2" calcext:value-type="float">
            <text:p>-2</text:p>
          </table:table-cell>
          <table:table-cell table:style-name="Default" table:formula="of:=[.D311]-[.D$1]" office:value-type="float" office:value="365" calcext:value-type="float">
            <text:p>365</text:p>
          </table:table-cell>
          <table:table-cell table:formula="of:=SQRT([.E311]^2 + [.F311]^2 + [.G311]^2)" office:value-type="float" office:value="388.310764723308" calcext:value-type="float">
            <text:p>388.31</text:p>
          </table:table-cell>
          <table:table-cell table:style-name="ce4" table:formula="of:=[.E311]/[.$H311]" office:value-type="float" office:value="0.341221547371764" calcext:value-type="float">
            <text:p>0.34</text:p>
          </table:table-cell>
          <table:table-cell table:formula="of:=[.F311]/[.$H311]" office:value-type="float" office:value="-0.00515051392259266" calcext:value-type="float">
            <text:p>-0.01</text:p>
          </table:table-cell>
          <table:table-cell table:formula="of:=[.G311]/[.$H311]" office:value-type="float" office:value="0.939968790873161" calcext:value-type="float">
            <text:p>0.94</text:p>
          </table:table-cell>
          <table:table-cell table:style-name="ce4" table:formula="of:=DEGREES(ATAN2([.I311];[.J311]))" office:value-type="float" office:value="-0.864776282290948" calcext:value-type="float">
            <text:p>-0.8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1" calcext:value-type="float">
            <text:p>8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312]-[.B$1]" office:value-type="float" office:value="136.5" calcext:value-type="float">
            <text:p>136.5</text:p>
          </table:table-cell>
          <table:table-cell table:style-name="Default" table:formula="of:=[.C312]-[.C$1]" office:value-type="float" office:value="3" calcext:value-type="float">
            <text:p>3</text:p>
          </table:table-cell>
          <table:table-cell table:style-name="Default" table:formula="of:=[.D312]-[.D$1]" office:value-type="float" office:value="367" calcext:value-type="float">
            <text:p>367</text:p>
          </table:table-cell>
          <table:table-cell table:formula="of:=SQRT([.E312]^2 + [.F312]^2 + [.G312]^2)" office:value-type="float" office:value="391.574067067777" calcext:value-type="float">
            <text:p>391.57</text:p>
          </table:table-cell>
          <table:table-cell table:style-name="ce4" table:formula="of:=[.E312]/[.$H312]" office:value-type="float" office:value="0.348593054239144" calcext:value-type="float">
            <text:p>0.35</text:p>
          </table:table-cell>
          <table:table-cell table:formula="of:=[.F312]/[.$H312]" office:value-type="float" office:value="0.00766138580745372" calcext:value-type="float">
            <text:p>0.01</text:p>
          </table:table-cell>
          <table:table-cell table:formula="of:=[.G312]/[.$H312]" office:value-type="float" office:value="0.937242863778505" calcext:value-type="float">
            <text:p>0.94</text:p>
          </table:table-cell>
          <table:table-cell table:style-name="ce4" table:formula="of:=DEGREES(ATAN2([.I312];[.J312]))" office:value-type="float" office:value="1.25904520717527" calcext:value-type="float">
            <text:p>1.2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313]-[.B$1]" office:value-type="float" office:value="135.5" calcext:value-type="float">
            <text:p>135.5</text:p>
          </table:table-cell>
          <table:table-cell table:style-name="Default" table:formula="of:=[.C313]-[.C$1]" office:value-type="float" office:value="-8" calcext:value-type="float">
            <text:p>-8</text:p>
          </table:table-cell>
          <table:table-cell table:style-name="Default" table:formula="of:=[.D313]-[.D$1]" office:value-type="float" office:value="366" calcext:value-type="float">
            <text:p>366</text:p>
          </table:table-cell>
          <table:table-cell table:formula="of:=SQRT([.E313]^2 + [.F313]^2 + [.G313]^2)" office:value-type="float" office:value="390.359129520497" calcext:value-type="float">
            <text:p>390.36</text:p>
          </table:table-cell>
          <table:table-cell table:style-name="ce4" table:formula="of:=[.E313]/[.$H313]" office:value-type="float" office:value="0.347116257192302" calcext:value-type="float">
            <text:p>0.35</text:p>
          </table:table-cell>
          <table:table-cell table:formula="of:=[.F313]/[.$H313]" office:value-type="float" office:value="-0.0204939487641212" calcext:value-type="float">
            <text:p>-0.02</text:p>
          </table:table-cell>
          <table:table-cell table:formula="of:=[.G313]/[.$H313]" office:value-type="float" office:value="0.937598155958543" calcext:value-type="float">
            <text:p>0.94</text:p>
          </table:table-cell>
          <table:table-cell table:style-name="ce4" table:formula="of:=DEGREES(ATAN2([.I313];[.J313]))" office:value-type="float" office:value="-3.37885429929817" calcext:value-type="float">
            <text:p>-3.38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9" calcext:value-type="float">
            <text:p>509</text:p>
          </table:table-cell>
          <table:table-cell table:style-name="Default" table:formula="of:=[.B314]-[.B$1]" office:value-type="float" office:value="135.5" calcext:value-type="float">
            <text:p>135.5</text:p>
          </table:table-cell>
          <table:table-cell table:style-name="Default" table:formula="of:=[.C314]-[.C$1]" office:value-type="float" office:value="-3" calcext:value-type="float">
            <text:p>-3</text:p>
          </table:table-cell>
          <table:table-cell table:style-name="Default" table:formula="of:=[.D314]-[.D$1]" office:value-type="float" office:value="373" calcext:value-type="float">
            <text:p>373</text:p>
          </table:table-cell>
          <table:table-cell table:formula="of:=SQRT([.E314]^2 + [.F314]^2 + [.G314]^2)" office:value-type="float" office:value="396.860491860805" calcext:value-type="float">
            <text:p>396.86</text:p>
          </table:table-cell>
          <table:table-cell table:style-name="ce4" table:formula="of:=[.E314]/[.$H314]" office:value-type="float" office:value="0.341429804122516" calcext:value-type="float">
            <text:p>0.34</text:p>
          </table:table-cell>
          <table:table-cell table:formula="of:=[.F314]/[.$H314]" office:value-type="float" office:value="-0.00755933145658707" calcext:value-type="float">
            <text:p>-0.01</text:p>
          </table:table-cell>
          <table:table-cell table:formula="of:=[.G314]/[.$H314]" office:value-type="float" office:value="0.939876877768993" calcext:value-type="float">
            <text:p>0.94</text:p>
          </table:table-cell>
          <table:table-cell table:style-name="ce4" table:formula="of:=DEGREES(ATAN2([.I314];[.J314]))" office:value-type="float" office:value="-1.26833402961455" calcext:value-type="float">
            <text:p>-1.2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69" calcext:value-type="float">
            <text:p>6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15]-[.B$1]" office:value-type="float" office:value="124.5" calcext:value-type="float">
            <text:p>124.5</text:p>
          </table:table-cell>
          <table:table-cell table:style-name="Default" table:formula="of:=[.C315]-[.C$1]" office:value-type="float" office:value="-6" calcext:value-type="float">
            <text:p>-6</text:p>
          </table:table-cell>
          <table:table-cell table:style-name="Default" table:formula="of:=[.D315]-[.D$1]" office:value-type="float" office:value="365" calcext:value-type="float">
            <text:p>365</text:p>
          </table:table-cell>
          <table:table-cell table:formula="of:=SQRT([.E315]^2 + [.F315]^2 + [.G315]^2)" office:value-type="float" office:value="385.695799821569" calcext:value-type="float">
            <text:p>385.70</text:p>
          </table:table-cell>
          <table:table-cell table:style-name="ce4" table:formula="of:=[.E315]/[.$H315]" office:value-type="float" office:value="0.322793248092399" calcext:value-type="float">
            <text:p>0.32</text:p>
          </table:table-cell>
          <table:table-cell table:formula="of:=[.F315]/[.$H315]" office:value-type="float" office:value="-0.0155563011128867" calcext:value-type="float">
            <text:p>-0.02</text:p>
          </table:table-cell>
          <table:table-cell table:formula="of:=[.G315]/[.$H315]" office:value-type="float" office:value="0.94634165103394" calcext:value-type="float">
            <text:p>0.95</text:p>
          </table:table-cell>
          <table:table-cell table:style-name="ce4" table:formula="of:=DEGREES(ATAN2([.I315];[.J315]))" office:value-type="float" office:value="-2.75910765862027" calcext:value-type="float">
            <text:p>-2.7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316]-[.B$1]" office:value-type="float" office:value="130.5" calcext:value-type="float">
            <text:p>130.5</text:p>
          </table:table-cell>
          <table:table-cell table:style-name="Default" table:formula="of:=[.C316]-[.C$1]" office:value-type="float" office:value="-15" calcext:value-type="float">
            <text:p>-15</text:p>
          </table:table-cell>
          <table:table-cell table:style-name="Default" table:formula="of:=[.D316]-[.D$1]" office:value-type="float" office:value="359" calcext:value-type="float">
            <text:p>359</text:p>
          </table:table-cell>
          <table:table-cell table:formula="of:=SQRT([.E316]^2 + [.F316]^2 + [.G316]^2)" office:value-type="float" office:value="382.277713187677" calcext:value-type="float">
            <text:p>382.28</text:p>
          </table:table-cell>
          <table:table-cell table:style-name="ce4" table:formula="of:=[.E316]/[.$H316]" office:value-type="float" office:value="0.341374857853489" calcext:value-type="float">
            <text:p>0.34</text:p>
          </table:table-cell>
          <table:table-cell table:formula="of:=[.F316]/[.$H316]" office:value-type="float" office:value="-0.039238489408447" calcext:value-type="float">
            <text:p>-0.04</text:p>
          </table:table-cell>
          <table:table-cell table:formula="of:=[.G316]/[.$H316]" office:value-type="float" office:value="0.939107846508831" calcext:value-type="float">
            <text:p>0.94</text:p>
          </table:table-cell>
          <table:table-cell table:style-name="ce4" table:formula="of:=DEGREES(ATAN2([.I316];[.J316]))" office:value-type="float" office:value="-6.55694649816339" calcext:value-type="float">
            <text:p>-6.5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17]-[.B$1]" office:value-type="float" office:value="139.5" calcext:value-type="float">
            <text:p>139.5</text:p>
          </table:table-cell>
          <table:table-cell table:style-name="Default" table:formula="of:=[.C317]-[.C$1]" office:value-type="float" office:value="-2" calcext:value-type="float">
            <text:p>-2</text:p>
          </table:table-cell>
          <table:table-cell table:style-name="Default" table:formula="of:=[.D317]-[.D$1]" office:value-type="float" office:value="365" calcext:value-type="float">
            <text:p>365</text:p>
          </table:table-cell>
          <table:table-cell table:formula="of:=SQRT([.E317]^2 + [.F317]^2 + [.G317]^2)" office:value-type="float" office:value="390.754718461594" calcext:value-type="float">
            <text:p>390.75</text:p>
          </table:table-cell>
          <table:table-cell table:style-name="ce4" table:formula="of:=[.E317]/[.$H317]" office:value-type="float" office:value="0.357001447222987" calcext:value-type="float">
            <text:p>0.36</text:p>
          </table:table-cell>
          <table:table-cell table:formula="of:=[.F317]/[.$H317]" office:value-type="float" office:value="-0.00511830031860913" calcext:value-type="float">
            <text:p>-0.01</text:p>
          </table:table-cell>
          <table:table-cell table:formula="of:=[.G317]/[.$H317]" office:value-type="float" office:value="0.934089808146166" calcext:value-type="float">
            <text:p>0.93</text:p>
          </table:table-cell>
          <table:table-cell table:style-name="ce4" table:formula="of:=DEGREES(ATAN2([.I317];[.J317]))" office:value-type="float" office:value="-0.821388592612288" calcext:value-type="float">
            <text:p>-0.82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10" calcext:value-type="float">
            <text:p>510</text:p>
          </table:table-cell>
          <table:table-cell table:style-name="Default" table:formula="of:=[.B318]-[.B$1]" office:value-type="float" office:value="129.5" calcext:value-type="float">
            <text:p>129.5</text:p>
          </table:table-cell>
          <table:table-cell table:style-name="Default" table:formula="of:=[.C318]-[.C$1]" office:value-type="float" office:value="1" calcext:value-type="float">
            <text:p>1</text:p>
          </table:table-cell>
          <table:table-cell table:style-name="Default" table:formula="of:=[.D318]-[.D$1]" office:value-type="float" office:value="374" calcext:value-type="float">
            <text:p>374</text:p>
          </table:table-cell>
          <table:table-cell table:formula="of:=SQRT([.E318]^2 + [.F318]^2 + [.G318]^2)" office:value-type="float" office:value="395.786874466549" calcext:value-type="float">
            <text:p>395.79</text:p>
          </table:table-cell>
          <table:table-cell table:style-name="ce4" table:formula="of:=[.E318]/[.$H318]" office:value-type="float" office:value="0.327196297690627" calcext:value-type="float">
            <text:p>0.33</text:p>
          </table:table-cell>
          <table:table-cell table:formula="of:=[.F318]/[.$H318]" office:value-type="float" office:value="0.00252661233737936" calcext:value-type="float">
            <text:p>0.00</text:p>
          </table:table-cell>
          <table:table-cell table:formula="of:=[.G318]/[.$H318]" office:value-type="float" office:value="0.944953014179881" calcext:value-type="float">
            <text:p>0.94</text:p>
          </table:table-cell>
          <table:table-cell table:style-name="ce4" table:formula="of:=DEGREES(ATAN2([.I318];[.J318]))" office:value-type="float" office:value="0.442429658039472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319]-[.B$1]" office:value-type="float" office:value="128.5" calcext:value-type="float">
            <text:p>128.5</text:p>
          </table:table-cell>
          <table:table-cell table:style-name="Default" table:formula="of:=[.C319]-[.C$1]" office:value-type="float" office:value="-12" calcext:value-type="float">
            <text:p>-12</text:p>
          </table:table-cell>
          <table:table-cell table:style-name="Default" table:formula="of:=[.D319]-[.D$1]" office:value-type="float" office:value="359" calcext:value-type="float">
            <text:p>359</text:p>
          </table:table-cell>
          <table:table-cell table:formula="of:=SQRT([.E319]^2 + [.F319]^2 + [.G319]^2)" office:value-type="float" office:value="381.49344686377" calcext:value-type="float">
            <text:p>381.49</text:p>
          </table:table-cell>
          <table:table-cell table:style-name="ce4" table:formula="of:=[.E319]/[.$H319]" office:value-type="float" office:value="0.336834095202393" calcext:value-type="float">
            <text:p>0.34</text:p>
          </table:table-cell>
          <table:table-cell table:formula="of:=[.F319]/[.$H319]" office:value-type="float" office:value="-0.0314553240655931" calcext:value-type="float">
            <text:p>-0.03</text:p>
          </table:table-cell>
          <table:table-cell table:formula="of:=[.G319]/[.$H319]" office:value-type="float" office:value="0.941038444962327" calcext:value-type="float">
            <text:p>0.94</text:p>
          </table:table-cell>
          <table:table-cell table:style-name="ce4" table:formula="of:=DEGREES(ATAN2([.I319];[.J319]))" office:value-type="float" office:value="-5.33510574065573" calcext:value-type="float">
            <text:p>-5.3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90" calcext:value-type="float">
            <text:p>9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320]-[.B$1]" office:value-type="float" office:value="145.5" calcext:value-type="float">
            <text:p>145.5</text:p>
          </table:table-cell>
          <table:table-cell table:style-name="Default" table:formula="of:=[.C320]-[.C$1]" office:value-type="float" office:value="-8" calcext:value-type="float">
            <text:p>-8</text:p>
          </table:table-cell>
          <table:table-cell table:style-name="Default" table:formula="of:=[.D320]-[.D$1]" office:value-type="float" office:value="364" calcext:value-type="float">
            <text:p>364</text:p>
          </table:table-cell>
          <table:table-cell table:formula="of:=SQRT([.E320]^2 + [.F320]^2 + [.G320]^2)" office:value-type="float" office:value="392.084493444972" calcext:value-type="float">
            <text:p>392.08</text:p>
          </table:table-cell>
          <table:table-cell table:style-name="ce4" table:formula="of:=[.E320]/[.$H320]" office:value-type="float" office:value="0.371093482227755" calcext:value-type="float">
            <text:p>0.37</text:p>
          </table:table-cell>
          <table:table-cell table:formula="of:=[.F320]/[.$H320]" office:value-type="float" office:value="-0.020403765345856" calcext:value-type="float">
            <text:p>-0.02</text:p>
          </table:table-cell>
          <table:table-cell table:formula="of:=[.G320]/[.$H320]" office:value-type="float" office:value="0.928371323236446" calcext:value-type="float">
            <text:p>0.93</text:p>
          </table:table-cell>
          <table:table-cell table:style-name="ce4" table:formula="of:=DEGREES(ATAN2([.I320];[.J320]))" office:value-type="float" office:value="-3.1471146040936" calcext:value-type="float">
            <text:p>-3.1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21]-[.B$1]" office:value-type="float" office:value="127.5" calcext:value-type="float">
            <text:p>127.5</text:p>
          </table:table-cell>
          <table:table-cell table:style-name="Default" table:formula="of:=[.C321]-[.C$1]" office:value-type="float" office:value="1" calcext:value-type="float">
            <text:p>1</text:p>
          </table:table-cell>
          <table:table-cell table:style-name="Default" table:formula="of:=[.D321]-[.D$1]" office:value-type="float" office:value="365" calcext:value-type="float">
            <text:p>365</text:p>
          </table:table-cell>
          <table:table-cell table:formula="of:=SQRT([.E321]^2 + [.F321]^2 + [.G321]^2)" office:value-type="float" office:value="386.629344463143" calcext:value-type="float">
            <text:p>386.63</text:p>
          </table:table-cell>
          <table:table-cell table:style-name="ce4" table:formula="of:=[.E321]/[.$H321]" office:value-type="float" office:value="0.329773209990155" calcext:value-type="float">
            <text:p>0.33</text:p>
          </table:table-cell>
          <table:table-cell table:formula="of:=[.F321]/[.$H321]" office:value-type="float" office:value="0.00258645654894239" calcext:value-type="float">
            <text:p>0.00</text:p>
          </table:table-cell>
          <table:table-cell table:formula="of:=[.G321]/[.$H321]" office:value-type="float" office:value="0.944056640363972" calcext:value-type="float">
            <text:p>0.94</text:p>
          </table:table-cell>
          <table:table-cell table:style-name="ce4" table:formula="of:=DEGREES(ATAN2([.I321];[.J321]))" office:value-type="float" office:value="0.449369448707963" calcext:value-type="float">
            <text:p>0.4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322]-[.B$1]" office:value-type="float" office:value="134.5" calcext:value-type="float">
            <text:p>134.5</text:p>
          </table:table-cell>
          <table:table-cell table:style-name="Default" table:formula="of:=[.C322]-[.C$1]" office:value-type="float" office:value="-6" calcext:value-type="float">
            <text:p>-6</text:p>
          </table:table-cell>
          <table:table-cell table:style-name="Default" table:formula="of:=[.D322]-[.D$1]" office:value-type="float" office:value="372" calcext:value-type="float">
            <text:p>372</text:p>
          </table:table-cell>
          <table:table-cell table:formula="of:=SQRT([.E322]^2 + [.F322]^2 + [.G322]^2)" office:value-type="float" office:value="395.6137636635" calcext:value-type="float">
            <text:p>395.61</text:p>
          </table:table-cell>
          <table:table-cell table:style-name="ce4" table:formula="of:=[.E322]/[.$H322]" office:value-type="float" office:value="0.339978060304298" calcext:value-type="float">
            <text:p>0.34</text:p>
          </table:table-cell>
          <table:table-cell table:formula="of:=[.F322]/[.$H322]" office:value-type="float" office:value="-0.0151663075228683" calcext:value-type="float">
            <text:p>-0.02</text:p>
          </table:table-cell>
          <table:table-cell table:formula="of:=[.G322]/[.$H322]" office:value-type="float" office:value="0.940311066417836" calcext:value-type="float">
            <text:p>0.94</text:p>
          </table:table-cell>
          <table:table-cell table:style-name="ce4" table:formula="of:=DEGREES(ATAN2([.I322];[.J322]))" office:value-type="float" office:value="-2.55425211317838" calcext:value-type="float">
            <text:p>-2.5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323]-[.B$1]" office:value-type="float" office:value="139.5" calcext:value-type="float">
            <text:p>139.5</text:p>
          </table:table-cell>
          <table:table-cell table:style-name="Default" table:formula="of:=[.C323]-[.C$1]" office:value-type="float" office:value="-9" calcext:value-type="float">
            <text:p>-9</text:p>
          </table:table-cell>
          <table:table-cell table:style-name="Default" table:formula="of:=[.D323]-[.D$1]" office:value-type="float" office:value="369" calcext:value-type="float">
            <text:p>369</text:p>
          </table:table-cell>
          <table:table-cell table:formula="of:=SQRT([.E323]^2 + [.F323]^2 + [.G323]^2)" office:value-type="float" office:value="394.591244200882" calcext:value-type="float">
            <text:p>394.59</text:p>
          </table:table-cell>
          <table:table-cell table:style-name="ce4" table:formula="of:=[.E323]/[.$H323]" office:value-type="float" office:value="0.353530398989244" calcext:value-type="float">
            <text:p>0.35</text:p>
          </table:table-cell>
          <table:table-cell table:formula="of:=[.F323]/[.$H323]" office:value-type="float" office:value="-0.0228084128380157" calcext:value-type="float">
            <text:p>-0.02</text:p>
          </table:table-cell>
          <table:table-cell table:formula="of:=[.G323]/[.$H323]" office:value-type="float" office:value="0.935144926358645" calcext:value-type="float">
            <text:p>0.94</text:p>
          </table:table-cell>
          <table:table-cell table:style-name="ce4" table:formula="of:=DEGREES(ATAN2([.I323];[.J323]))" office:value-type="float" office:value="-3.69138598645128" calcext:value-type="float">
            <text:p>-3.6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324]-[.B$1]" office:value-type="float" office:value="127.5" calcext:value-type="float">
            <text:p>127.5</text:p>
          </table:table-cell>
          <table:table-cell table:style-name="Default" table:formula="of:=[.C324]-[.C$1]" office:value-type="float" office:value="-6" calcext:value-type="float">
            <text:p>-6</text:p>
          </table:table-cell>
          <table:table-cell table:style-name="Default" table:formula="of:=[.D324]-[.D$1]" office:value-type="float" office:value="362" calcext:value-type="float">
            <text:p>362</text:p>
          </table:table-cell>
          <table:table-cell table:formula="of:=SQRT([.E324]^2 + [.F324]^2 + [.G324]^2)" office:value-type="float" office:value="383.844043851145" calcext:value-type="float">
            <text:p>383.84</text:p>
          </table:table-cell>
          <table:table-cell table:style-name="ce4" table:formula="of:=[.E324]/[.$H324]" office:value-type="float" office:value="0.33216615456835" calcext:value-type="float">
            <text:p>0.33</text:p>
          </table:table-cell>
          <table:table-cell table:formula="of:=[.F324]/[.$H324]" office:value-type="float" office:value="-0.0156313484502753" calcext:value-type="float">
            <text:p>-0.02</text:p>
          </table:table-cell>
          <table:table-cell table:formula="of:=[.G324]/[.$H324]" office:value-type="float" office:value="0.943091356499942" calcext:value-type="float">
            <text:p>0.94</text:p>
          </table:table-cell>
          <table:table-cell table:style-name="ce4" table:formula="of:=DEGREES(ATAN2([.I324];[.J324]))" office:value-type="float" office:value="-2.6942842898561" calcext:value-type="float">
            <text:p>-2.6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325]-[.B$1]" office:value-type="float" office:value="133.5" calcext:value-type="float">
            <text:p>133.5</text:p>
          </table:table-cell>
          <table:table-cell table:style-name="Default" table:formula="of:=[.C325]-[.C$1]" office:value-type="float" office:value="-8" calcext:value-type="float">
            <text:p>-8</text:p>
          </table:table-cell>
          <table:table-cell table:style-name="Default" table:formula="of:=[.D325]-[.D$1]" office:value-type="float" office:value="359" calcext:value-type="float">
            <text:p>359</text:p>
          </table:table-cell>
          <table:table-cell table:formula="of:=SQRT([.E325]^2 + [.F325]^2 + [.G325]^2)" office:value-type="float" office:value="383.102140427328" calcext:value-type="float">
            <text:p>383.10</text:p>
          </table:table-cell>
          <table:table-cell table:style-name="ce4" table:formula="of:=[.E325]/[.$H325]" office:value-type="float" office:value="0.348471036604203" calcext:value-type="float">
            <text:p>0.35</text:p>
          </table:table-cell>
          <table:table-cell table:formula="of:=[.F325]/[.$H325]" office:value-type="float" office:value="-0.0208821594968811" calcext:value-type="float">
            <text:p>-0.02</text:p>
          </table:table-cell>
          <table:table-cell table:formula="of:=[.G325]/[.$H325]" office:value-type="float" office:value="0.937086907422539" calcext:value-type="float">
            <text:p>0.94</text:p>
          </table:table-cell>
          <table:table-cell table:style-name="ce4" table:formula="of:=DEGREES(ATAN2([.I325];[.J325]))" office:value-type="float" office:value="-3.42935391974216" calcext:value-type="float">
            <text:p>-3.4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326]-[.B$1]" office:value-type="float" office:value="127.5" calcext:value-type="float">
            <text:p>127.5</text:p>
          </table:table-cell>
          <table:table-cell table:style-name="Default" table:formula="of:=[.C326]-[.C$1]" office:value-type="float" office:value="-6" calcext:value-type="float">
            <text:p>-6</text:p>
          </table:table-cell>
          <table:table-cell table:style-name="Default" table:formula="of:=[.D326]-[.D$1]" office:value-type="float" office:value="360" calcext:value-type="float">
            <text:p>360</text:p>
          </table:table-cell>
          <table:table-cell table:formula="of:=SQRT([.E326]^2 + [.F326]^2 + [.G326]^2)" office:value-type="float" office:value="381.958440147616" calcext:value-type="float">
            <text:p>381.96</text:p>
          </table:table-cell>
          <table:table-cell table:style-name="ce4" table:formula="of:=[.E326]/[.$H326]" office:value-type="float" office:value="0.333805950068088" calcext:value-type="float">
            <text:p>0.33</text:p>
          </table:table-cell>
          <table:table-cell table:formula="of:=[.F326]/[.$H326]" office:value-type="float" office:value="-0.0157085152973218" calcext:value-type="float">
            <text:p>-0.02</text:p>
          </table:table-cell>
          <table:table-cell table:formula="of:=[.G326]/[.$H326]" office:value-type="float" office:value="0.942510917839308" calcext:value-type="float">
            <text:p>0.94</text:p>
          </table:table-cell>
          <table:table-cell table:style-name="ce4" table:formula="of:=DEGREES(ATAN2([.I326];[.J326]))" office:value-type="float" office:value="-2.6942842898561" calcext:value-type="float">
            <text:p>-2.6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66" calcext:value-type="float">
            <text:p>6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327]-[.B$1]" office:value-type="float" office:value="121.5" calcext:value-type="float">
            <text:p>121.5</text:p>
          </table:table-cell>
          <table:table-cell table:style-name="Default" table:formula="of:=[.C327]-[.C$1]" office:value-type="float" office:value="-10" calcext:value-type="float">
            <text:p>-10</text:p>
          </table:table-cell>
          <table:table-cell table:style-name="Default" table:formula="of:=[.D327]-[.D$1]" office:value-type="float" office:value="364" calcext:value-type="float">
            <text:p>364</text:p>
          </table:table-cell>
          <table:table-cell table:formula="of:=SQRT([.E327]^2 + [.F327]^2 + [.G327]^2)" office:value-type="float" office:value="383.872700253613" calcext:value-type="float">
            <text:p>383.87</text:p>
          </table:table-cell>
          <table:table-cell table:style-name="ce4" table:formula="of:=[.E327]/[.$H327]" office:value-type="float" office:value="0.316511176542976" calcext:value-type="float">
            <text:p>0.32</text:p>
          </table:table-cell>
          <table:table-cell table:formula="of:=[.F327]/[.$H327]" office:value-type="float" office:value="-0.0260503025961297" calcext:value-type="float">
            <text:p>-0.03</text:p>
          </table:table-cell>
          <table:table-cell table:formula="of:=[.G327]/[.$H327]" office:value-type="float" office:value="0.948231014499121" calcext:value-type="float">
            <text:p>0.95</text:p>
          </table:table-cell>
          <table:table-cell table:style-name="ce4" table:formula="of:=DEGREES(ATAN2([.I327];[.J327]))" office:value-type="float" office:value="-4.70509697726624" calcext:value-type="float">
            <text:p>-4.71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328]-[.B$1]" office:value-type="float" office:value="139.5" calcext:value-type="float">
            <text:p>139.5</text:p>
          </table:table-cell>
          <table:table-cell table:style-name="Default" table:formula="of:=[.C328]-[.C$1]" office:value-type="float" office:value="-23" calcext:value-type="float">
            <text:p>-23</text:p>
          </table:table-cell>
          <table:table-cell table:style-name="Default" table:formula="of:=[.D328]-[.D$1]" office:value-type="float" office:value="369" calcext:value-type="float">
            <text:p>369</text:p>
          </table:table-cell>
          <table:table-cell table:formula="of:=SQRT([.E328]^2 + [.F328]^2 + [.G328]^2)" office:value-type="float" office:value="395.158512498466" calcext:value-type="float">
            <text:p>395.16</text:p>
          </table:table-cell>
          <table:table-cell table:style-name="ce4" table:formula="of:=[.E328]/[.$H328]" office:value-type="float" office:value="0.35302288977146" calcext:value-type="float">
            <text:p>0.35</text:p>
          </table:table-cell>
          <table:table-cell table:formula="of:=[.F328]/[.$H328]" office:value-type="float" office:value="-0.0582044907866924" calcext:value-type="float">
            <text:p>-0.06</text:p>
          </table:table-cell>
          <table:table-cell table:formula="of:=[.G328]/[.$H328]" office:value-type="float" office:value="0.933802482621282" calcext:value-type="float">
            <text:p>0.93</text:p>
          </table:table-cell>
          <table:table-cell table:style-name="ce4" table:formula="of:=DEGREES(ATAN2([.I328];[.J328]))" office:value-type="float" office:value="-9.36238781021445" calcext:value-type="float">
            <text:p>-9.3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29]-[.B$1]" office:value-type="float" office:value="132.5" calcext:value-type="float">
            <text:p>132.5</text:p>
          </table:table-cell>
          <table:table-cell table:style-name="Default" table:formula="of:=[.C329]-[.C$1]" office:value-type="float" office:value="-6" calcext:value-type="float">
            <text:p>-6</text:p>
          </table:table-cell>
          <table:table-cell table:style-name="Default" table:formula="of:=[.D329]-[.D$1]" office:value-type="float" office:value="365" calcext:value-type="float">
            <text:p>365</text:p>
          </table:table-cell>
          <table:table-cell table:formula="of:=SQRT([.E329]^2 + [.F329]^2 + [.G329]^2)" office:value-type="float" office:value="388.351966648812" calcext:value-type="float">
            <text:p>388.35</text:p>
          </table:table-cell>
          <table:table-cell table:style-name="ce4" table:formula="of:=[.E329]/[.$H329]" office:value-type="float" office:value="0.341185345714549" calcext:value-type="float">
            <text:p>0.34</text:p>
          </table:table-cell>
          <table:table-cell table:formula="of:=[.F329]/[.$H329]" office:value-type="float" office:value="-0.0154499024474513" calcext:value-type="float">
            <text:p>-0.02</text:p>
          </table:table-cell>
          <table:table-cell table:formula="of:=[.G329]/[.$H329]" office:value-type="float" office:value="0.939869065553286" calcext:value-type="float">
            <text:p>0.94</text:p>
          </table:table-cell>
          <table:table-cell table:style-name="ce4" table:formula="of:=DEGREES(ATAN2([.I329];[.J329]))" office:value-type="float" office:value="-2.59275464020034" calcext:value-type="float">
            <text:p>-2.5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3" calcext:value-type="float">
            <text:p>8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330]-[.B$1]" office:value-type="float" office:value="138.5" calcext:value-type="float">
            <text:p>138.5</text:p>
          </table:table-cell>
          <table:table-cell table:style-name="Default" table:formula="of:=[.C330]-[.C$1]" office:value-type="float" office:value="-12" calcext:value-type="float">
            <text:p>-12</text:p>
          </table:table-cell>
          <table:table-cell table:style-name="Default" table:formula="of:=[.D330]-[.D$1]" office:value-type="float" office:value="368" calcext:value-type="float">
            <text:p>368</text:p>
          </table:table-cell>
          <table:table-cell table:formula="of:=SQRT([.E330]^2 + [.F330]^2 + [.G330]^2)" office:value-type="float" office:value="393.383083011967" calcext:value-type="float">
            <text:p>393.38</text:p>
          </table:table-cell>
          <table:table-cell table:style-name="ce4" table:formula="of:=[.E330]/[.$H330]" office:value-type="float" office:value="0.352074112947523" calcext:value-type="float">
            <text:p>0.35</text:p>
          </table:table-cell>
          <table:table-cell table:formula="of:=[.F330]/[.$H330]" office:value-type="float" office:value="-0.0305046162842619" calcext:value-type="float">
            <text:p>-0.03</text:p>
          </table:table-cell>
          <table:table-cell table:formula="of:=[.G330]/[.$H330]" office:value-type="float" office:value="0.935474899384032" calcext:value-type="float">
            <text:p>0.94</text:p>
          </table:table-cell>
          <table:table-cell table:style-name="ce4" table:formula="of:=DEGREES(ATAN2([.I330];[.J330]))" office:value-type="float" office:value="-4.95188879551675" calcext:value-type="float">
            <text:p>-4.9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331]-[.B$1]" office:value-type="float" office:value="139.5" calcext:value-type="float">
            <text:p>139.5</text:p>
          </table:table-cell>
          <table:table-cell table:style-name="Default" table:formula="of:=[.C331]-[.C$1]" office:value-type="float" office:value="-14" calcext:value-type="float">
            <text:p>-14</text:p>
          </table:table-cell>
          <table:table-cell table:style-name="Default" table:formula="of:=[.D331]-[.D$1]" office:value-type="float" office:value="360" calcext:value-type="float">
            <text:p>360</text:p>
          </table:table-cell>
          <table:table-cell table:formula="of:=SQRT([.E331]^2 + [.F331]^2 + [.G331]^2)" office:value-type="float" office:value="386.336964320009" calcext:value-type="float">
            <text:p>386.34</text:p>
          </table:table-cell>
          <table:table-cell table:style-name="ce4" table:formula="of:=[.E331]/[.$H331]" office:value-type="float" office:value="0.361083750413408" calcext:value-type="float">
            <text:p>0.36</text:p>
          </table:table-cell>
          <table:table-cell table:formula="of:=[.F331]/[.$H331]" office:value-type="float" office:value="-0.0362377957404137" calcext:value-type="float">
            <text:p>-0.04</text:p>
          </table:table-cell>
          <table:table-cell table:formula="of:=[.G331]/[.$H331]" office:value-type="float" office:value="0.931829033324925" calcext:value-type="float">
            <text:p>0.93</text:p>
          </table:table-cell>
          <table:table-cell table:style-name="ce4" table:formula="of:=DEGREES(ATAN2([.I331];[.J331]))" office:value-type="float" office:value="-5.73092520886517" calcext:value-type="float">
            <text:p>-5.7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32]-[.B$1]" office:value-type="float" office:value="127.5" calcext:value-type="float">
            <text:p>127.5</text:p>
          </table:table-cell>
          <table:table-cell table:style-name="Default" table:formula="of:=[.C332]-[.C$1]" office:value-type="float" office:value="-14" calcext:value-type="float">
            <text:p>-14</text:p>
          </table:table-cell>
          <table:table-cell table:style-name="Default" table:formula="of:=[.D332]-[.D$1]" office:value-type="float" office:value="365" calcext:value-type="float">
            <text:p>365</text:p>
          </table:table-cell>
          <table:table-cell table:formula="of:=SQRT([.E332]^2 + [.F332]^2 + [.G332]^2)" office:value-type="float" office:value="386.88144178805" calcext:value-type="float">
            <text:p>386.88</text:p>
          </table:table-cell>
          <table:table-cell table:style-name="ce4" table:formula="of:=[.E332]/[.$H332]" office:value-type="float" office:value="0.329558325182861" calcext:value-type="float">
            <text:p>0.33</text:p>
          </table:table-cell>
          <table:table-cell table:formula="of:=[.F332]/[.$H332]" office:value-type="float" office:value="-0.036186796490667" calcext:value-type="float">
            <text:p>-0.04</text:p>
          </table:table-cell>
          <table:table-cell table:formula="of:=[.G332]/[.$H332]" office:value-type="float" office:value="0.943441479935248" calcext:value-type="float">
            <text:p>0.94</text:p>
          </table:table-cell>
          <table:table-cell table:style-name="ce4" table:formula="of:=DEGREES(ATAN2([.I332];[.J332]))" office:value-type="float" office:value="-6.26619809847925" calcext:value-type="float">
            <text:p>-6.2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333]-[.B$1]" office:value-type="float" office:value="129.5" calcext:value-type="float">
            <text:p>129.5</text:p>
          </table:table-cell>
          <table:table-cell table:style-name="Default" table:formula="of:=[.C333]-[.C$1]" office:value-type="float" office:value="-6" calcext:value-type="float">
            <text:p>-6</text:p>
          </table:table-cell>
          <table:table-cell table:style-name="Default" table:formula="of:=[.D333]-[.D$1]" office:value-type="float" office:value="372" calcext:value-type="float">
            <text:p>372</text:p>
          </table:table-cell>
          <table:table-cell table:formula="of:=SQRT([.E333]^2 + [.F333]^2 + [.G333]^2)" office:value-type="float" office:value="393.941937346102" calcext:value-type="float">
            <text:p>393.94</text:p>
          </table:table-cell>
          <table:table-cell table:style-name="ce4" table:formula="of:=[.E333]/[.$H333]" office:value-type="float" office:value="0.328728646846823" calcext:value-type="float">
            <text:p>0.33</text:p>
          </table:table-cell>
          <table:table-cell table:formula="of:=[.F333]/[.$H333]" office:value-type="float" office:value="-0.0152306708963779" calcext:value-type="float">
            <text:p>-0.02</text:p>
          </table:table-cell>
          <table:table-cell table:formula="of:=[.G333]/[.$H333]" office:value-type="float" office:value="0.94430159557543" calcext:value-type="float">
            <text:p>0.94</text:p>
          </table:table-cell>
          <table:table-cell table:style-name="ce4" table:formula="of:=DEGREES(ATAN2([.I333];[.J333]))" office:value-type="float" office:value="-2.6527336253271" calcext:value-type="float">
            <text:p>-2.6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1" calcext:value-type="float">
            <text:p>8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34]-[.B$1]" office:value-type="float" office:value="136.5" calcext:value-type="float">
            <text:p>136.5</text:p>
          </table:table-cell>
          <table:table-cell table:style-name="Default" table:formula="of:=[.C334]-[.C$1]" office:value-type="float" office:value="-9" calcext:value-type="float">
            <text:p>-9</text:p>
          </table:table-cell>
          <table:table-cell table:style-name="Default" table:formula="of:=[.D334]-[.D$1]" office:value-type="float" office:value="365" calcext:value-type="float">
            <text:p>365</text:p>
          </table:table-cell>
          <table:table-cell table:formula="of:=SQRT([.E334]^2 + [.F334]^2 + [.G334]^2)" office:value-type="float" office:value="389.792573043664" calcext:value-type="float">
            <text:p>389.79</text:p>
          </table:table-cell>
          <table:table-cell table:style-name="ce4" table:formula="of:=[.E334]/[.$H334]" office:value-type="float" office:value="0.350186251457155" calcext:value-type="float">
            <text:p>0.35</text:p>
          </table:table-cell>
          <table:table-cell table:formula="of:=[.F334]/[.$H334]" office:value-type="float" office:value="-0.0230892033927795" calcext:value-type="float">
            <text:p>-0.02</text:p>
          </table:table-cell>
          <table:table-cell table:formula="of:=[.G334]/[.$H334]" office:value-type="float" office:value="0.936395470929389" calcext:value-type="float">
            <text:p>0.94</text:p>
          </table:table-cell>
          <table:table-cell table:style-name="ce4" table:formula="of:=DEGREES(ATAN2([.I334];[.J334]))" office:value-type="float" office:value="-3.77228360937984" calcext:value-type="float">
            <text:p>-3.7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335]-[.B$1]" office:value-type="float" office:value="135.5" calcext:value-type="float">
            <text:p>135.5</text:p>
          </table:table-cell>
          <table:table-cell table:style-name="Default" table:formula="of:=[.C335]-[.C$1]" office:value-type="float" office:value="-20" calcext:value-type="float">
            <text:p>-20</text:p>
          </table:table-cell>
          <table:table-cell table:style-name="Default" table:formula="of:=[.D335]-[.D$1]" office:value-type="float" office:value="368" calcext:value-type="float">
            <text:p>368</text:p>
          </table:table-cell>
          <table:table-cell table:formula="of:=SQRT([.E335]^2 + [.F335]^2 + [.G335]^2)" office:value-type="float" office:value="392.663023469234" calcext:value-type="float">
            <text:p>392.66</text:p>
          </table:table-cell>
          <table:table-cell table:style-name="ce4" table:formula="of:=[.E335]/[.$H335]" office:value-type="float" office:value="0.345079602359393" calcext:value-type="float">
            <text:p>0.35</text:p>
          </table:table-cell>
          <table:table-cell table:formula="of:=[.F335]/[.$H335]" office:value-type="float" office:value="-0.0509342586508329" calcext:value-type="float">
            <text:p>-0.05</text:p>
          </table:table-cell>
          <table:table-cell table:formula="of:=[.G335]/[.$H335]" office:value-type="float" office:value="0.937190359175324" calcext:value-type="float">
            <text:p>0.94</text:p>
          </table:table-cell>
          <table:table-cell table:style-name="ce4" table:formula="of:=DEGREES(ATAN2([.I335];[.J335]))" office:value-type="float" office:value="-8.39631727663802" calcext:value-type="float">
            <text:p>-8.4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336]-[.B$1]" office:value-type="float" office:value="132.5" calcext:value-type="float">
            <text:p>132.5</text:p>
          </table:table-cell>
          <table:table-cell table:style-name="Default" table:formula="of:=[.C336]-[.C$1]" office:value-type="float" office:value="-6" calcext:value-type="float">
            <text:p>-6</text:p>
          </table:table-cell>
          <table:table-cell table:style-name="Default" table:formula="of:=[.D336]-[.D$1]" office:value-type="float" office:value="362" calcext:value-type="float">
            <text:p>362</text:p>
          </table:table-cell>
          <table:table-cell table:formula="of:=SQRT([.E336]^2 + [.F336]^2 + [.G336]^2)" office:value-type="float" office:value="385.533720963549" calcext:value-type="float">
            <text:p>385.53</text:p>
          </table:table-cell>
          <table:table-cell table:style-name="ce4" table:formula="of:=[.E336]/[.$H336]" office:value-type="float" office:value="0.343679405445645" calcext:value-type="float">
            <text:p>0.34</text:p>
          </table:table-cell>
          <table:table-cell table:formula="of:=[.F336]/[.$H336]" office:value-type="float" office:value="-0.0155628410013122" calcext:value-type="float">
            <text:p>-0.02</text:p>
          </table:table-cell>
          <table:table-cell table:formula="of:=[.G336]/[.$H336]" office:value-type="float" office:value="0.938958073745838" calcext:value-type="float">
            <text:p>0.94</text:p>
          </table:table-cell>
          <table:table-cell table:style-name="ce4" table:formula="of:=DEGREES(ATAN2([.I336];[.J336]))" office:value-type="float" office:value="-2.59275464020034" calcext:value-type="float">
            <text:p>-2.5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337]-[.B$1]" office:value-type="float" office:value="134.5" calcext:value-type="float">
            <text:p>134.5</text:p>
          </table:table-cell>
          <table:table-cell table:style-name="Default" table:formula="of:=[.C337]-[.C$1]" office:value-type="float" office:value="-9" calcext:value-type="float">
            <text:p>-9</text:p>
          </table:table-cell>
          <table:table-cell table:style-name="Default" table:formula="of:=[.D337]-[.D$1]" office:value-type="float" office:value="369" calcext:value-type="float">
            <text:p>369</text:p>
          </table:table-cell>
          <table:table-cell table:formula="of:=SQRT([.E337]^2 + [.F337]^2 + [.G337]^2)" office:value-type="float" office:value="392.85143502347" calcext:value-type="float">
            <text:p>392.85</text:p>
          </table:table-cell>
          <table:table-cell table:style-name="ce4" table:formula="of:=[.E337]/[.$H337]" office:value-type="float" office:value="0.342368610647851" calcext:value-type="float">
            <text:p>0.34</text:p>
          </table:table-cell>
          <table:table-cell table:formula="of:=[.F337]/[.$H337]" office:value-type="float" office:value="-0.0229094237608227" calcext:value-type="float">
            <text:p>-0.02</text:p>
          </table:table-cell>
          <table:table-cell table:formula="of:=[.G337]/[.$H337]" office:value-type="float" office:value="0.939286374193732" calcext:value-type="float">
            <text:p>0.94</text:p>
          </table:table-cell>
          <table:table-cell table:style-name="ce4" table:formula="of:=DEGREES(ATAN2([.I337];[.J337]))" office:value-type="float" office:value="-3.82821146847502" calcext:value-type="float">
            <text:p>-3.8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338]-[.B$1]" office:value-type="float" office:value="128.5" calcext:value-type="float">
            <text:p>128.5</text:p>
          </table:table-cell>
          <table:table-cell table:style-name="Default" table:formula="of:=[.C338]-[.C$1]" office:value-type="float" office:value="-10" calcext:value-type="float">
            <text:p>-10</text:p>
          </table:table-cell>
          <table:table-cell table:style-name="Default" table:formula="of:=[.D338]-[.D$1]" office:value-type="float" office:value="366" calcext:value-type="float">
            <text:p>366</text:p>
          </table:table-cell>
          <table:table-cell table:formula="of:=SQRT([.E338]^2 + [.F338]^2 + [.G338]^2)" office:value-type="float" office:value="388.031248741644" calcext:value-type="float">
            <text:p>388.03</text:p>
          </table:table-cell>
          <table:table-cell table:style-name="ce4" table:formula="of:=[.E338]/[.$H338]" office:value-type="float" office:value="0.331158896137143" calcext:value-type="float">
            <text:p>0.33</text:p>
          </table:table-cell>
          <table:table-cell table:formula="of:=[.F338]/[.$H338]" office:value-type="float" office:value="-0.0257711203219566" calcext:value-type="float">
            <text:p>-0.03</text:p>
          </table:table-cell>
          <table:table-cell table:formula="of:=[.G338]/[.$H338]" office:value-type="float" office:value="0.943223003783612" calcext:value-type="float">
            <text:p>0.94</text:p>
          </table:table-cell>
          <table:table-cell table:style-name="ce4" table:formula="of:=DEGREES(ATAN2([.I338];[.J338]))" office:value-type="float" office:value="-4.44984706665593" calcext:value-type="float">
            <text:p>-4.4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0" calcext:value-type="float">
            <text:p>7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4" calcext:value-type="float">
            <text:p>504</text:p>
          </table:table-cell>
          <table:table-cell table:style-name="Default" table:formula="of:=[.B339]-[.B$1]" office:value-type="float" office:value="125.5" calcext:value-type="float">
            <text:p>125.5</text:p>
          </table:table-cell>
          <table:table-cell table:style-name="Default" table:formula="of:=[.C339]-[.C$1]" office:value-type="float" office:value="-5" calcext:value-type="float">
            <text:p>-5</text:p>
          </table:table-cell>
          <table:table-cell table:style-name="Default" table:formula="of:=[.D339]-[.D$1]" office:value-type="float" office:value="368" calcext:value-type="float">
            <text:p>368</text:p>
          </table:table-cell>
          <table:table-cell table:formula="of:=SQRT([.E339]^2 + [.F339]^2 + [.G339]^2)" office:value-type="float" office:value="388.843477507338" calcext:value-type="float">
            <text:p>388.84</text:p>
          </table:table-cell>
          <table:table-cell table:style-name="ce4" table:formula="of:=[.E339]/[.$H339]" office:value-type="float" office:value="0.322751974147828" calcext:value-type="float">
            <text:p>0.32</text:p>
          </table:table-cell>
          <table:table-cell table:formula="of:=[.F339]/[.$H339]" office:value-type="float" office:value="-0.0128586443883597" calcext:value-type="float">
            <text:p>-0.01</text:p>
          </table:table-cell>
          <table:table-cell table:formula="of:=[.G339]/[.$H339]" office:value-type="float" office:value="0.946396226983272" calcext:value-type="float">
            <text:p>0.95</text:p>
          </table:table-cell>
          <table:table-cell table:style-name="ce4" table:formula="of:=DEGREES(ATAN2([.I339];[.J339]))" office:value-type="float" office:value="-2.28149376912547" calcext:value-type="float">
            <text:p>-2.28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340]-[.B$1]" office:value-type="float" office:value="130.5" calcext:value-type="float">
            <text:p>130.5</text:p>
          </table:table-cell>
          <table:table-cell table:style-name="Default" table:formula="of:=[.C340]-[.C$1]" office:value-type="float" office:value="-8" calcext:value-type="float">
            <text:p>-8</text:p>
          </table:table-cell>
          <table:table-cell table:style-name="Default" table:formula="of:=[.D340]-[.D$1]" office:value-type="float" office:value="361" calcext:value-type="float">
            <text:p>361</text:p>
          </table:table-cell>
          <table:table-cell table:formula="of:=SQRT([.E340]^2 + [.F340]^2 + [.G340]^2)" office:value-type="float" office:value="383.946936437836" calcext:value-type="float">
            <text:p>383.95</text:p>
          </table:table-cell>
          <table:table-cell table:style-name="ce4" table:formula="of:=[.E340]/[.$H340]" office:value-type="float" office:value="0.339890718261087" calcext:value-type="float">
            <text:p>0.34</text:p>
          </table:table-cell>
          <table:table-cell table:formula="of:=[.F340]/[.$H340]" office:value-type="float" office:value="-0.0208362126137065" calcext:value-type="float">
            <text:p>-0.02</text:p>
          </table:table-cell>
          <table:table-cell table:formula="of:=[.G340]/[.$H340]" office:value-type="float" office:value="0.940234094193504" calcext:value-type="float">
            <text:p>0.94</text:p>
          </table:table-cell>
          <table:table-cell table:style-name="ce4" table:formula="of:=DEGREES(ATAN2([.I340];[.J340]))" office:value-type="float" office:value="-3.50799497573384" calcext:value-type="float">
            <text:p>-3.51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 table:formula="of:=[.B341]-[.B$1]" office:value-type="float" office:value="135.5" calcext:value-type="float">
            <text:p>135.5</text:p>
          </table:table-cell>
          <table:table-cell table:style-name="Default" table:formula="of:=[.C341]-[.C$1]" office:value-type="float" office:value="-3" calcext:value-type="float">
            <text:p>-3</text:p>
          </table:table-cell>
          <table:table-cell table:style-name="Default" table:formula="of:=[.D341]-[.D$1]" office:value-type="float" office:value="361" calcext:value-type="float">
            <text:p>361</text:p>
          </table:table-cell>
          <table:table-cell table:formula="of:=SQRT([.E341]^2 + [.F341]^2 + [.G341]^2)" office:value-type="float" office:value="385.60374738843" calcext:value-type="float">
            <text:p>385.60</text:p>
          </table:table-cell>
          <table:table-cell table:style-name="ce4" table:formula="of:=[.E341]/[.$H341]" office:value-type="float" office:value="0.351396999945405" calcext:value-type="float">
            <text:p>0.35</text:p>
          </table:table-cell>
          <table:table-cell table:formula="of:=[.F341]/[.$H341]" office:value-type="float" office:value="-0.00778000737886505" calcext:value-type="float">
            <text:p>-0.01</text:p>
          </table:table-cell>
          <table:table-cell table:formula="of:=[.G341]/[.$H341]" office:value-type="float" office:value="0.936194221256761" calcext:value-type="float">
            <text:p>0.94</text:p>
          </table:table-cell>
          <table:table-cell table:style-name="ce4" table:formula="of:=DEGREES(ATAN2([.I341];[.J341]))" office:value-type="float" office:value="-1.26833402961455" calcext:value-type="float">
            <text:p>-1.2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68" calcext:value-type="float">
            <text:p>6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342]-[.B$1]" office:value-type="float" office:value="123.5" calcext:value-type="float">
            <text:p>123.5</text:p>
          </table:table-cell>
          <table:table-cell table:style-name="Default" table:formula="of:=[.C342]-[.C$1]" office:value-type="float" office:value="-15" calcext:value-type="float">
            <text:p>-15</text:p>
          </table:table-cell>
          <table:table-cell table:style-name="Default" table:formula="of:=[.D342]-[.D$1]" office:value-type="float" office:value="364" calcext:value-type="float">
            <text:p>364</text:p>
          </table:table-cell>
          <table:table-cell table:formula="of:=SQRT([.E342]^2 + [.F342]^2 + [.G342]^2)" office:value-type="float" office:value="384.672913005322" calcext:value-type="float">
            <text:p>384.67</text:p>
          </table:table-cell>
          <table:table-cell table:style-name="ce4" table:formula="of:=[.E342]/[.$H342]" office:value-type="float" office:value="0.321051979031056" calcext:value-type="float">
            <text:p>0.32</text:p>
          </table:table-cell>
          <table:table-cell table:formula="of:=[.F342]/[.$H342]" office:value-type="float" office:value="-0.0389941674936506" calcext:value-type="float">
            <text:p>-0.04</text:p>
          </table:table-cell>
          <table:table-cell table:formula="of:=[.G342]/[.$H342]" office:value-type="float" office:value="0.946258464512587" calcext:value-type="float">
            <text:p>0.95</text:p>
          </table:table-cell>
          <table:table-cell table:style-name="ce4" table:formula="of:=DEGREES(ATAN2([.I342];[.J342]))" office:value-type="float" office:value="-6.92508173839268" calcext:value-type="float">
            <text:p>-6.9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08" calcext:value-type="float">
            <text:p>508</text:p>
          </table:table-cell>
          <table:table-cell table:style-name="Default" table:formula="of:=[.B343]-[.B$1]" office:value-type="float" office:value="129.5" calcext:value-type="float">
            <text:p>129.5</text:p>
          </table:table-cell>
          <table:table-cell table:style-name="Default" table:formula="of:=[.C343]-[.C$1]" office:value-type="float" office:value="-11" calcext:value-type="float">
            <text:p>-11</text:p>
          </table:table-cell>
          <table:table-cell table:style-name="Default" table:formula="of:=[.D343]-[.D$1]" office:value-type="float" office:value="372" calcext:value-type="float">
            <text:p>372</text:p>
          </table:table-cell>
          <table:table-cell table:formula="of:=SQRT([.E343]^2 + [.F343]^2 + [.G343]^2)" office:value-type="float" office:value="394.04980649659" calcext:value-type="float">
            <text:p>394.05</text:p>
          </table:table-cell>
          <table:table-cell table:style-name="ce4" table:formula="of:=[.E343]/[.$H343]" office:value-type="float" office:value="0.328638659034897" calcext:value-type="float">
            <text:p>0.33</text:p>
          </table:table-cell>
          <table:table-cell table:formula="of:=[.F343]/[.$H343]" office:value-type="float" office:value="-0.0279152528909951" calcext:value-type="float">
            <text:p>-0.03</text:p>
          </table:table-cell>
          <table:table-cell table:formula="of:=[.G343]/[.$H343]" office:value-type="float" office:value="0.944043097768199" calcext:value-type="float">
            <text:p>0.94</text:p>
          </table:table-cell>
          <table:table-cell table:style-name="ce4" table:formula="of:=DEGREES(ATAN2([.I343];[.J343]))" office:value-type="float" office:value="-4.85516841720675" calcext:value-type="float">
            <text:p>-4.8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344]-[.B$1]" office:value-type="float" office:value="129.5" calcext:value-type="float">
            <text:p>129.5</text:p>
          </table:table-cell>
          <table:table-cell table:style-name="Default" table:formula="of:=[.C344]-[.C$1]" office:value-type="float" office:value="-2" calcext:value-type="float">
            <text:p>-2</text:p>
          </table:table-cell>
          <table:table-cell table:style-name="Default" table:formula="of:=[.D344]-[.D$1]" office:value-type="float" office:value="362" calcext:value-type="float">
            <text:p>362</text:p>
          </table:table-cell>
          <table:table-cell table:formula="of:=SQRT([.E344]^2 + [.F344]^2 + [.G344]^2)" office:value-type="float" office:value="384.47139035304" calcext:value-type="float">
            <text:p>384.47</text:p>
          </table:table-cell>
          <table:table-cell table:style-name="ce4" table:formula="of:=[.E344]/[.$H344]" office:value-type="float" office:value="0.336826102668099" calcext:value-type="float">
            <text:p>0.34</text:p>
          </table:table-cell>
          <table:table-cell table:formula="of:=[.F344]/[.$H344]" office:value-type="float" office:value="-0.00520194753155365" calcext:value-type="float">
            <text:p>-0.01</text:p>
          </table:table-cell>
          <table:table-cell table:formula="of:=[.G344]/[.$H344]" office:value-type="float" office:value="0.941552503211211" calcext:value-type="float">
            <text:p>0.94</text:p>
          </table:table-cell>
          <table:table-cell table:style-name="ce4" table:formula="of:=DEGREES(ATAN2([.I344];[.J344]))" office:value-type="float" office:value="-0.884806560834512" calcext:value-type="float">
            <text:p>-0.88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6" calcext:value-type="float">
            <text:p>506</text:p>
          </table:table-cell>
          <table:table-cell table:style-name="Default" table:formula="of:=[.B345]-[.B$1]" office:value-type="float" office:value="128.5" calcext:value-type="float">
            <text:p>128.5</text:p>
          </table:table-cell>
          <table:table-cell table:style-name="Default" table:formula="of:=[.C345]-[.C$1]" office:value-type="float" office:value="-8" calcext:value-type="float">
            <text:p>-8</text:p>
          </table:table-cell>
          <table:table-cell table:style-name="Default" table:formula="of:=[.D345]-[.D$1]" office:value-type="float" office:value="370" calcext:value-type="float">
            <text:p>370</text:p>
          </table:table-cell>
          <table:table-cell table:formula="of:=SQRT([.E345]^2 + [.F345]^2 + [.G345]^2)" office:value-type="float" office:value="391.760449764904" calcext:value-type="float">
            <text:p>391.76</text:p>
          </table:table-cell>
          <table:table-cell table:style-name="ce4" table:formula="of:=[.E345]/[.$H345]" office:value-type="float" office:value="0.328006566454355" calcext:value-type="float">
            <text:p>0.33</text:p>
          </table:table-cell>
          <table:table-cell table:formula="of:=[.F345]/[.$H345]" office:value-type="float" office:value="-0.0204206422695318" calcext:value-type="float">
            <text:p>-0.02</text:p>
          </table:table-cell>
          <table:table-cell table:formula="of:=[.G345]/[.$H345]" office:value-type="float" office:value="0.944454704965847" calcext:value-type="float">
            <text:p>0.94</text:p>
          </table:table-cell>
          <table:table-cell table:style-name="ce4" table:formula="of:=DEGREES(ATAN2([.I345];[.J345]))" office:value-type="float" office:value="-3.56245458372015" calcext:value-type="float">
            <text:p>-3.5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346]-[.B$1]" office:value-type="float" office:value="133.5" calcext:value-type="float">
            <text:p>133.5</text:p>
          </table:table-cell>
          <table:table-cell table:style-name="Default" table:formula="of:=[.C346]-[.C$1]" office:value-type="float" office:value="-3" calcext:value-type="float">
            <text:p>-3</text:p>
          </table:table-cell>
          <table:table-cell table:style-name="Default" table:formula="of:=[.D346]-[.D$1]" office:value-type="float" office:value="364" calcext:value-type="float">
            <text:p>364</text:p>
          </table:table-cell>
          <table:table-cell table:formula="of:=SQRT([.E346]^2 + [.F346]^2 + [.G346]^2)" office:value-type="float" office:value="387.720582378599" calcext:value-type="float">
            <text:p>387.72</text:p>
          </table:table-cell>
          <table:table-cell table:style-name="ce4" table:formula="of:=[.E346]/[.$H346]" office:value-type="float" office:value="0.344320126574144" calcext:value-type="float">
            <text:p>0.34</text:p>
          </table:table-cell>
          <table:table-cell table:formula="of:=[.F346]/[.$H346]" office:value-type="float" office:value="-0.00773753093425042" calcext:value-type="float">
            <text:p>-0.01</text:p>
          </table:table-cell>
          <table:table-cell table:formula="of:=[.G346]/[.$H346]" office:value-type="float" office:value="0.938820420022385" calcext:value-type="float">
            <text:p>0.94</text:p>
          </table:table-cell>
          <table:table-cell table:style-name="ce4" table:formula="of:=DEGREES(ATAN2([.I346];[.J346]))" office:value-type="float" office:value="-1.28732894152504" calcext:value-type="float">
            <text:p>-1.2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00" calcext:value-type="float">
            <text:p>500</text:p>
          </table:table-cell>
          <table:table-cell table:style-name="Default" table:formula="of:=[.B347]-[.B$1]" office:value-type="float" office:value="128.5" calcext:value-type="float">
            <text:p>128.5</text:p>
          </table:table-cell>
          <table:table-cell table:style-name="Default" table:formula="of:=[.C347]-[.C$1]" office:value-type="float" office:value="0" calcext:value-type="float">
            <text:p>0</text:p>
          </table:table-cell>
          <table:table-cell table:style-name="Default" table:formula="of:=[.D347]-[.D$1]" office:value-type="float" office:value="364" calcext:value-type="float">
            <text:p>364</text:p>
          </table:table-cell>
          <table:table-cell table:formula="of:=SQRT([.E347]^2 + [.F347]^2 + [.G347]^2)" office:value-type="float" office:value="386.015867549509" calcext:value-type="float">
            <text:p>386.02</text:p>
          </table:table-cell>
          <table:table-cell table:style-name="ce4" table:formula="of:=[.E347]/[.$H347]" office:value-type="float" office:value="0.332887870169013" calcext:value-type="float">
            <text:p>0.33</text:p>
          </table:table-cell>
          <table:table-cell table:formula="of:=[.F347]/[.$H347]" office:value-type="float" office:value="0" calcext:value-type="float">
            <text:p>0.00</text:p>
          </table:table-cell>
          <table:table-cell table:formula="of:=[.G347]/[.$H347]" office:value-type="float" office:value="0.942966418221952" calcext:value-type="float">
            <text:p>0.94</text:p>
          </table:table-cell>
          <table:table-cell table:style-name="ce4" table:formula="of:=DEGREES(ATAN2([.I347];[.J347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89" calcext:value-type="float">
            <text:p>489</text:p>
          </table:table-cell>
          <table:table-cell table:style-name="Default" table:formula="of:=[.B348]-[.B$1]" office:value-type="float" office:value="127.5" calcext:value-type="float">
            <text:p>127.5</text:p>
          </table:table-cell>
          <table:table-cell table:style-name="Default" table:formula="of:=[.C348]-[.C$1]" office:value-type="float" office:value="-2" calcext:value-type="float">
            <text:p>-2</text:p>
          </table:table-cell>
          <table:table-cell table:style-name="Default" table:formula="of:=[.D348]-[.D$1]" office:value-type="float" office:value="353" calcext:value-type="float">
            <text:p>353</text:p>
          </table:table-cell>
          <table:table-cell table:formula="of:=SQRT([.E348]^2 + [.F348]^2 + [.G348]^2)" office:value-type="float" office:value="375.325525377638" calcext:value-type="float">
            <text:p>375.33</text:p>
          </table:table-cell>
          <table:table-cell table:style-name="ce4" table:formula="of:=[.E348]/[.$H348]" office:value-type="float" office:value="0.339705112972837" calcext:value-type="float">
            <text:p>0.34</text:p>
          </table:table-cell>
          <table:table-cell table:formula="of:=[.F348]/[.$H348]" office:value-type="float" office:value="-0.00532870765447588" calcext:value-type="float">
            <text:p>-0.01</text:p>
          </table:table-cell>
          <table:table-cell table:formula="of:=[.G348]/[.$H348]" office:value-type="float" office:value="0.940516901014992" calcext:value-type="float">
            <text:p>0.94</text:p>
          </table:table-cell>
          <table:table-cell table:style-name="ce4" table:formula="of:=DEGREES(ATAN2([.I348];[.J348]))" office:value-type="float" office:value="-0.898683620737992" calcext:value-type="float">
            <text:p>-0.9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1" calcext:value-type="float">
            <text:p>8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349]-[.B$1]" office:value-type="float" office:value="136.5" calcext:value-type="float">
            <text:p>136.5</text:p>
          </table:table-cell>
          <table:table-cell table:style-name="Default" table:formula="of:=[.C349]-[.C$1]" office:value-type="float" office:value="-18" calcext:value-type="float">
            <text:p>-18</text:p>
          </table:table-cell>
          <table:table-cell table:style-name="Default" table:formula="of:=[.D349]-[.D$1]" office:value-type="float" office:value="362" calcext:value-type="float">
            <text:p>362</text:p>
          </table:table-cell>
          <table:table-cell table:formula="of:=SQRT([.E349]^2 + [.F349]^2 + [.G349]^2)" office:value-type="float" office:value="387.298657369219" calcext:value-type="float">
            <text:p>387.30</text:p>
          </table:table-cell>
          <table:table-cell table:style-name="ce4" table:formula="of:=[.E349]/[.$H349]" office:value-type="float" office:value="0.352441190804005" calcext:value-type="float">
            <text:p>0.35</text:p>
          </table:table-cell>
          <table:table-cell table:formula="of:=[.F349]/[.$H349]" office:value-type="float" office:value="-0.046475761424704" calcext:value-type="float">
            <text:p>-0.05</text:p>
          </table:table-cell>
          <table:table-cell table:formula="of:=[.G349]/[.$H349]" office:value-type="float" office:value="0.934679201985713" calcext:value-type="float">
            <text:p>0.93</text:p>
          </table:table-cell>
          <table:table-cell table:style-name="ce4" table:formula="of:=DEGREES(ATAN2([.I349];[.J349]))" office:value-type="float" office:value="-7.51214410305275" calcext:value-type="float">
            <text:p>-7.51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95" calcext:value-type="float">
            <text:p>495</text:p>
          </table:table-cell>
          <table:table-cell table:style-name="Default" table:formula="of:=[.B350]-[.B$1]" office:value-type="float" office:value="135.5" calcext:value-type="float">
            <text:p>135.5</text:p>
          </table:table-cell>
          <table:table-cell table:style-name="Default" table:formula="of:=[.C350]-[.C$1]" office:value-type="float" office:value="-5" calcext:value-type="float">
            <text:p>-5</text:p>
          </table:table-cell>
          <table:table-cell table:style-name="Default" table:formula="of:=[.D350]-[.D$1]" office:value-type="float" office:value="359" calcext:value-type="float">
            <text:p>359</text:p>
          </table:table-cell>
          <table:table-cell table:formula="of:=SQRT([.E350]^2 + [.F350]^2 + [.G350]^2)" office:value-type="float" office:value="383.752850152282" calcext:value-type="float">
            <text:p>383.75</text:p>
          </table:table-cell>
          <table:table-cell table:style-name="ce4" table:formula="of:=[.E350]/[.$H350]" office:value-type="float" office:value="0.353091840089866" calcext:value-type="float">
            <text:p>0.35</text:p>
          </table:table-cell>
          <table:table-cell table:formula="of:=[.F350]/[.$H350]" office:value-type="float" office:value="-0.013029219191508" calcext:value-type="float">
            <text:p>-0.01</text:p>
          </table:table-cell>
          <table:table-cell table:formula="of:=[.G350]/[.$H350]" office:value-type="float" office:value="0.935497937950272" calcext:value-type="float">
            <text:p>0.94</text:p>
          </table:table-cell>
          <table:table-cell table:style-name="ce4" table:formula="of:=DEGREES(ATAN2([.I350];[.J350]))" office:value-type="float" office:value="-2.11327658239131" calcext:value-type="float">
            <text:p>-2.11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351]-[.B$1]" office:value-type="float" office:value="133.5" calcext:value-type="float">
            <text:p>133.5</text:p>
          </table:table-cell>
          <table:table-cell table:style-name="Default" table:formula="of:=[.C351]-[.C$1]" office:value-type="float" office:value="-10" calcext:value-type="float">
            <text:p>-10</text:p>
          </table:table-cell>
          <table:table-cell table:style-name="Default" table:formula="of:=[.D351]-[.D$1]" office:value-type="float" office:value="366" calcext:value-type="float">
            <text:p>366</text:p>
          </table:table-cell>
          <table:table-cell table:formula="of:=SQRT([.E351]^2 + [.F351]^2 + [.G351]^2)" office:value-type="float" office:value="389.715601432634" calcext:value-type="float">
            <text:p>389.72</text:p>
          </table:table-cell>
          <table:table-cell table:style-name="ce4" table:formula="of:=[.E351]/[.$H351]" office:value-type="float" office:value="0.342557494514565" calcext:value-type="float">
            <text:p>0.34</text:p>
          </table:table-cell>
          <table:table-cell table:formula="of:=[.F351]/[.$H351]" office:value-type="float" office:value="-0.0256597374168213" calcext:value-type="float">
            <text:p>-0.03</text:p>
          </table:table-cell>
          <table:table-cell table:formula="of:=[.G351]/[.$H351]" office:value-type="float" office:value="0.939146389455661" calcext:value-type="float">
            <text:p>0.94</text:p>
          </table:table-cell>
          <table:table-cell table:style-name="ce4" table:formula="of:=DEGREES(ATAN2([.I351];[.J351]))" office:value-type="float" office:value="-4.2838185262727" calcext:value-type="float">
            <text:p>-4.28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10" calcext:value-type="float">
            <text:p>510</text:p>
          </table:table-cell>
          <table:table-cell table:style-name="Default" table:formula="of:=[.B352]-[.B$1]" office:value-type="float" office:value="129.5" calcext:value-type="float">
            <text:p>129.5</text:p>
          </table:table-cell>
          <table:table-cell table:style-name="Default" table:formula="of:=[.C352]-[.C$1]" office:value-type="float" office:value="-11" calcext:value-type="float">
            <text:p>-11</text:p>
          </table:table-cell>
          <table:table-cell table:style-name="Default" table:formula="of:=[.D352]-[.D$1]" office:value-type="float" office:value="374" calcext:value-type="float">
            <text:p>374</text:p>
          </table:table-cell>
          <table:table-cell table:formula="of:=SQRT([.E352]^2 + [.F352]^2 + [.G352]^2)" office:value-type="float" office:value="395.938442185146" calcext:value-type="float">
            <text:p>395.94</text:p>
          </table:table-cell>
          <table:table-cell table:style-name="ce4" table:formula="of:=[.E352]/[.$H352]" office:value-type="float" office:value="0.327071044896025" calcext:value-type="float">
            <text:p>0.33</text:p>
          </table:table-cell>
          <table:table-cell table:formula="of:=[.F352]/[.$H352]" office:value-type="float" office:value="-0.0277820964776546" calcext:value-type="float">
            <text:p>-0.03</text:p>
          </table:table-cell>
          <table:table-cell table:formula="of:=[.G352]/[.$H352]" office:value-type="float" office:value="0.944591280240257" calcext:value-type="float">
            <text:p>0.94</text:p>
          </table:table-cell>
          <table:table-cell table:style-name="ce4" table:formula="of:=DEGREES(ATAN2([.I352];[.J352]))" office:value-type="float" office:value="-4.85516841720675" calcext:value-type="float">
            <text:p>-4.8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53]-[.B$1]" office:value-type="float" office:value="129.5" calcext:value-type="float">
            <text:p>129.5</text:p>
          </table:table-cell>
          <table:table-cell table:style-name="Default" table:formula="of:=[.C353]-[.C$1]" office:value-type="float" office:value="-4" calcext:value-type="float">
            <text:p>-4</text:p>
          </table:table-cell>
          <table:table-cell table:style-name="Default" table:formula="of:=[.D353]-[.D$1]" office:value-type="float" office:value="365" calcext:value-type="float">
            <text:p>365</text:p>
          </table:table-cell>
          <table:table-cell table:formula="of:=SQRT([.E353]^2 + [.F353]^2 + [.G353]^2)" office:value-type="float" office:value="387.312858035981" calcext:value-type="float">
            <text:p>387.31</text:p>
          </table:table-cell>
          <table:table-cell table:style-name="ce4" table:formula="of:=[.E353]/[.$H353]" office:value-type="float" office:value="0.334355024144253" calcext:value-type="float">
            <text:p>0.33</text:p>
          </table:table-cell>
          <table:table-cell table:formula="of:=[.F353]/[.$H353]" office:value-type="float" office:value="-0.010327568313336" calcext:value-type="float">
            <text:p>-0.01</text:p>
          </table:table-cell>
          <table:table-cell table:formula="of:=[.G353]/[.$H353]" office:value-type="float" office:value="0.942390608591909" calcext:value-type="float">
            <text:p>0.94</text:p>
          </table:table-cell>
          <table:table-cell table:style-name="ce4" table:formula="of:=DEGREES(ATAN2([.I353];[.J353]))" office:value-type="float" office:value="-1.76919130604661" calcext:value-type="float">
            <text:p>-1.7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6" calcext:value-type="float">
            <text:p>8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54]-[.B$1]" office:value-type="float" office:value="141.5" calcext:value-type="float">
            <text:p>141.5</text:p>
          </table:table-cell>
          <table:table-cell table:style-name="Default" table:formula="of:=[.C354]-[.C$1]" office:value-type="float" office:value="-4" calcext:value-type="float">
            <text:p>-4</text:p>
          </table:table-cell>
          <table:table-cell table:style-name="Default" table:formula="of:=[.D354]-[.D$1]" office:value-type="float" office:value="365" calcext:value-type="float">
            <text:p>365</text:p>
          </table:table-cell>
          <table:table-cell table:formula="of:=SQRT([.E354]^2 + [.F354]^2 + [.G354]^2)" office:value-type="float" office:value="391.488505578389" calcext:value-type="float">
            <text:p>391.49</text:p>
          </table:table-cell>
          <table:table-cell table:style-name="ce4" table:formula="of:=[.E354]/[.$H354]" office:value-type="float" office:value="0.361441007804167" calcext:value-type="float">
            <text:p>0.36</text:p>
          </table:table-cell>
          <table:table-cell table:formula="of:=[.F354]/[.$H354]" office:value-type="float" office:value="-0.0102174136481743" calcext:value-type="float">
            <text:p>-0.01</text:p>
          </table:table-cell>
          <table:table-cell table:formula="of:=[.G354]/[.$H354]" office:value-type="float" office:value="0.932338995395908" calcext:value-type="float">
            <text:p>0.93</text:p>
          </table:table-cell>
          <table:table-cell table:style-name="ce4" table:formula="of:=DEGREES(ATAN2([.I354];[.J354]))" office:value-type="float" office:value="-1.61923745387419" calcext:value-type="float">
            <text:p>-1.62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355]-[.B$1]" office:value-type="float" office:value="132.5" calcext:value-type="float">
            <text:p>132.5</text:p>
          </table:table-cell>
          <table:table-cell table:style-name="Default" table:formula="of:=[.C355]-[.C$1]" office:value-type="float" office:value="-4" calcext:value-type="float">
            <text:p>-4</text:p>
          </table:table-cell>
          <table:table-cell table:style-name="Default" table:formula="of:=[.D355]-[.D$1]" office:value-type="float" office:value="369" calcext:value-type="float">
            <text:p>369</text:p>
          </table:table-cell>
          <table:table-cell table:formula="of:=SQRT([.E355]^2 + [.F355]^2 + [.G355]^2)" office:value-type="float" office:value="392.08831913231" calcext:value-type="float">
            <text:p>392.09</text:p>
          </table:table-cell>
          <table:table-cell table:style-name="ce4" table:formula="of:=[.E355]/[.$H355]" office:value-type="float" office:value="0.337934066215546" calcext:value-type="float">
            <text:p>0.34</text:p>
          </table:table-cell>
          <table:table-cell table:formula="of:=[.F355]/[.$H355]" office:value-type="float" office:value="-0.0102017831310353" calcext:value-type="float">
            <text:p>-0.01</text:p>
          </table:table-cell>
          <table:table-cell table:formula="of:=[.G355]/[.$H355]" office:value-type="float" office:value="0.94111449383801" calcext:value-type="float">
            <text:p>0.94</text:p>
          </table:table-cell>
          <table:table-cell table:style-name="ce4" table:formula="of:=DEGREES(ATAN2([.I355];[.J355]))" office:value-type="float" office:value="-1.7291587441593" calcext:value-type="float">
            <text:p>-1.7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356]-[.B$1]" office:value-type="float" office:value="136.5" calcext:value-type="float">
            <text:p>136.5</text:p>
          </table:table-cell>
          <table:table-cell table:style-name="Default" table:formula="of:=[.C356]-[.C$1]" office:value-type="float" office:value="-4" calcext:value-type="float">
            <text:p>-4</text:p>
          </table:table-cell>
          <table:table-cell table:style-name="Default" table:formula="of:=[.D356]-[.D$1]" office:value-type="float" office:value="360" calcext:value-type="float">
            <text:p>360</text:p>
          </table:table-cell>
          <table:table-cell table:formula="of:=SQRT([.E356]^2 + [.F356]^2 + [.G356]^2)" office:value-type="float" office:value="385.030193621228" calcext:value-type="float">
            <text:p>385.03</text:p>
          </table:table-cell>
          <table:table-cell table:style-name="ce4" table:formula="of:=[.E356]/[.$H356]" office:value-type="float" office:value="0.354517651502109" calcext:value-type="float">
            <text:p>0.35</text:p>
          </table:table-cell>
          <table:table-cell table:formula="of:=[.F356]/[.$H356]" office:value-type="float" office:value="-0.0103887956484135" calcext:value-type="float">
            <text:p>-0.01</text:p>
          </table:table-cell>
          <table:table-cell table:formula="of:=[.G356]/[.$H356]" office:value-type="float" office:value="0.934991608357211" calcext:value-type="float">
            <text:p>0.93</text:p>
          </table:table-cell>
          <table:table-cell table:style-name="ce4" table:formula="of:=DEGREES(ATAN2([.I356];[.J356]))" office:value-type="float" office:value="-1.6785168497271" calcext:value-type="float">
            <text:p>-1.68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 table:formula="of:=[.B357]-[.B$1]" office:value-type="float" office:value="132.5" calcext:value-type="float">
            <text:p>132.5</text:p>
          </table:table-cell>
          <table:table-cell table:style-name="Default" table:formula="of:=[.C357]-[.C$1]" office:value-type="float" office:value="-9" calcext:value-type="float">
            <text:p>-9</text:p>
          </table:table-cell>
          <table:table-cell table:style-name="Default" table:formula="of:=[.D357]-[.D$1]" office:value-type="float" office:value="360" calcext:value-type="float">
            <text:p>360</text:p>
          </table:table-cell>
          <table:table-cell table:formula="of:=SQRT([.E357]^2 + [.F357]^2 + [.G357]^2)" office:value-type="float" office:value="383.71506355628" calcext:value-type="float">
            <text:p>383.72</text:p>
          </table:table-cell>
          <table:table-cell table:style-name="ce4" table:formula="of:=[.E357]/[.$H357]" office:value-type="float" office:value="0.345308309692059" calcext:value-type="float">
            <text:p>0.35</text:p>
          </table:table-cell>
          <table:table-cell table:formula="of:=[.F357]/[.$H357]" office:value-type="float" office:value="-0.0234549040545549" calcext:value-type="float">
            <text:p>-0.02</text:p>
          </table:table-cell>
          <table:table-cell table:formula="of:=[.G357]/[.$H357]" office:value-type="float" office:value="0.938196162182198" calcext:value-type="float">
            <text:p>0.94</text:p>
          </table:table-cell>
          <table:table-cell table:style-name="ce4" table:formula="of:=DEGREES(ATAN2([.I357];[.J357]))" office:value-type="float" office:value="-3.88582007542088" calcext:value-type="float">
            <text:p>-3.8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510" calcext:value-type="float">
            <text:p>510</text:p>
          </table:table-cell>
          <table:table-cell table:style-name="Default" table:formula="of:=[.B358]-[.B$1]" office:value-type="float" office:value="132.5" calcext:value-type="float">
            <text:p>132.5</text:p>
          </table:table-cell>
          <table:table-cell table:style-name="Default" table:formula="of:=[.C358]-[.C$1]" office:value-type="float" office:value="-14" calcext:value-type="float">
            <text:p>-14</text:p>
          </table:table-cell>
          <table:table-cell table:style-name="Default" table:formula="of:=[.D358]-[.D$1]" office:value-type="float" office:value="374" calcext:value-type="float">
            <text:p>374</text:p>
          </table:table-cell>
          <table:table-cell table:formula="of:=SQRT([.E358]^2 + [.F358]^2 + [.G358]^2)" office:value-type="float" office:value="397.024243592252" calcext:value-type="float">
            <text:p>397.02</text:p>
          </table:table-cell>
          <table:table-cell table:style-name="ce4" table:formula="of:=[.E358]/[.$H358]" office:value-type="float" office:value="0.333732768561304" calcext:value-type="float">
            <text:p>0.33</text:p>
          </table:table-cell>
          <table:table-cell table:formula="of:=[.F358]/[.$H358]" office:value-type="float" office:value="-0.0352623302630812" calcext:value-type="float">
            <text:p>-0.04</text:p>
          </table:table-cell>
          <table:table-cell table:formula="of:=[.G358]/[.$H358]" office:value-type="float" office:value="0.942007965599455" calcext:value-type="float">
            <text:p>0.94</text:p>
          </table:table-cell>
          <table:table-cell table:style-name="ce4" table:formula="of:=DEGREES(ATAN2([.I358];[.J358]))" office:value-type="float" office:value="-6.03151461063362" calcext:value-type="float">
            <text:p>-6.0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64" calcext:value-type="float">
            <text:p>6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359]-[.B$1]" office:value-type="float" office:value="119.5" calcext:value-type="float">
            <text:p>119.5</text:p>
          </table:table-cell>
          <table:table-cell table:style-name="Default" table:formula="of:=[.C359]-[.C$1]" office:value-type="float" office:value="-14" calcext:value-type="float">
            <text:p>-14</text:p>
          </table:table-cell>
          <table:table-cell table:style-name="Default" table:formula="of:=[.D359]-[.D$1]" office:value-type="float" office:value="362" calcext:value-type="float">
            <text:p>362</text:p>
          </table:table-cell>
          <table:table-cell table:formula="of:=SQRT([.E359]^2 + [.F359]^2 + [.G359]^2)" office:value-type="float" office:value="381.471165358537" calcext:value-type="float">
            <text:p>381.47</text:p>
          </table:table-cell>
          <table:table-cell table:style-name="ce4" table:formula="of:=[.E359]/[.$H359]" office:value-type="float" office:value="0.313260898468393" calcext:value-type="float">
            <text:p>0.31</text:p>
          </table:table-cell>
          <table:table-cell table:formula="of:=[.F359]/[.$H359]" office:value-type="float" office:value="-0.036700021577887" calcext:value-type="float">
            <text:p>-0.04</text:p>
          </table:table-cell>
          <table:table-cell table:formula="of:=[.G359]/[.$H359]" office:value-type="float" office:value="0.94895770079965" calcext:value-type="float">
            <text:p>0.95</text:p>
          </table:table-cell>
          <table:table-cell table:style-name="ce4" table:formula="of:=DEGREES(ATAN2([.I359];[.J359]))" office:value-type="float" office:value="-6.68201657225786" calcext:value-type="float">
            <text:p>-6.68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0" calcext:value-type="float">
            <text:p>7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16" calcext:value-type="float">
            <text:p>516</text:p>
          </table:table-cell>
          <table:table-cell table:style-name="Default" table:formula="of:=[.B360]-[.B$1]" office:value-type="float" office:value="125.5" calcext:value-type="float">
            <text:p>125.5</text:p>
          </table:table-cell>
          <table:table-cell table:style-name="Default" table:formula="of:=[.C360]-[.C$1]" office:value-type="float" office:value="0" calcext:value-type="float">
            <text:p>0</text:p>
          </table:table-cell>
          <table:table-cell table:style-name="Default" table:formula="of:=[.D360]-[.D$1]" office:value-type="float" office:value="380" calcext:value-type="float">
            <text:p>380</text:p>
          </table:table-cell>
          <table:table-cell table:formula="of:=SQRT([.E360]^2 + [.F360]^2 + [.G360]^2)" office:value-type="float" office:value="400.187768428772" calcext:value-type="float">
            <text:p>400.19</text:p>
          </table:table-cell>
          <table:table-cell table:style-name="ce4" table:formula="of:=[.E360]/[.$H360]" office:value-type="float" office:value="0.313602788242983" calcext:value-type="float">
            <text:p>0.31</text:p>
          </table:table-cell>
          <table:table-cell table:formula="of:=[.F360]/[.$H360]" office:value-type="float" office:value="0" calcext:value-type="float">
            <text:p>0.00</text:p>
          </table:table-cell>
          <table:table-cell table:formula="of:=[.G360]/[.$H360]" office:value-type="float" office:value="0.949554259221782" calcext:value-type="float">
            <text:p>0.95</text:p>
          </table:table-cell>
          <table:table-cell table:style-name="ce4" table:formula="of:=DEGREES(ATAN2([.I360];[.J360])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05" calcext:value-type="float">
            <text:p>505</text:p>
          </table:table-cell>
          <table:table-cell table:style-name="Default" table:formula="of:=[.B361]-[.B$1]" office:value-type="float" office:value="129.5" calcext:value-type="float">
            <text:p>129.5</text:p>
          </table:table-cell>
          <table:table-cell table:style-name="Default" table:formula="of:=[.C361]-[.C$1]" office:value-type="float" office:value="-6" calcext:value-type="float">
            <text:p>-6</text:p>
          </table:table-cell>
          <table:table-cell table:style-name="Default" table:formula="of:=[.D361]-[.D$1]" office:value-type="float" office:value="369" calcext:value-type="float">
            <text:p>369</text:p>
          </table:table-cell>
          <table:table-cell table:formula="of:=SQRT([.E361]^2 + [.F361]^2 + [.G361]^2)" office:value-type="float" office:value="391.110278566033" calcext:value-type="float">
            <text:p>391.11</text:p>
          </table:table-cell>
          <table:table-cell table:style-name="ce4" table:formula="of:=[.E361]/[.$H361]" office:value-type="float" office:value="0.33110865936533" calcext:value-type="float">
            <text:p>0.33</text:p>
          </table:table-cell>
          <table:table-cell table:formula="of:=[.F361]/[.$H361]" office:value-type="float" office:value="-0.0153409417466562" calcext:value-type="float">
            <text:p>-0.02</text:p>
          </table:table-cell>
          <table:table-cell table:formula="of:=[.G361]/[.$H361]" office:value-type="float" office:value="0.943467917419357" calcext:value-type="float">
            <text:p>0.94</text:p>
          </table:table-cell>
          <table:table-cell table:style-name="ce4" table:formula="of:=DEGREES(ATAN2([.I361];[.J361]))" office:value-type="float" office:value="-2.6527336253271" calcext:value-type="float">
            <text:p>-2.6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501" calcext:value-type="float">
            <text:p>501</text:p>
          </table:table-cell>
          <table:table-cell table:style-name="Default" table:formula="of:=[.B362]-[.B$1]" office:value-type="float" office:value="127.5" calcext:value-type="float">
            <text:p>127.5</text:p>
          </table:table-cell>
          <table:table-cell table:style-name="Default" table:formula="of:=[.C362]-[.C$1]" office:value-type="float" office:value="-18" calcext:value-type="float">
            <text:p>-18</text:p>
          </table:table-cell>
          <table:table-cell table:style-name="Default" table:formula="of:=[.D362]-[.D$1]" office:value-type="float" office:value="365" calcext:value-type="float">
            <text:p>365</text:p>
          </table:table-cell>
          <table:table-cell table:formula="of:=SQRT([.E362]^2 + [.F362]^2 + [.G362]^2)" office:value-type="float" office:value="387.04683179171" calcext:value-type="float">
            <text:p>387.05</text:p>
          </table:table-cell>
          <table:table-cell table:style-name="ce4" table:formula="of:=[.E362]/[.$H362]" office:value-type="float" office:value="0.329417500744753" calcext:value-type="float">
            <text:p>0.33</text:p>
          </table:table-cell>
          <table:table-cell table:formula="of:=[.F362]/[.$H362]" office:value-type="float" office:value="-0.0465060001051417" calcext:value-type="float">
            <text:p>-0.05</text:p>
          </table:table-cell>
          <table:table-cell table:formula="of:=[.G362]/[.$H362]" office:value-type="float" office:value="0.943038335465373" calcext:value-type="float">
            <text:p>0.94</text:p>
          </table:table-cell>
          <table:table-cell table:style-name="ce4" table:formula="of:=DEGREES(ATAN2([.I362];[.J362]))" office:value-type="float" office:value="-8.03571071053479" calcext:value-type="float">
            <text:p>-8.0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1" calcext:value-type="float">
            <text:p>8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98" calcext:value-type="float">
            <text:p>498</text:p>
          </table:table-cell>
          <table:table-cell table:style-name="Default" table:formula="of:=[.B363]-[.B$1]" office:value-type="float" office:value="136.5" calcext:value-type="float">
            <text:p>136.5</text:p>
          </table:table-cell>
          <table:table-cell table:style-name="Default" table:formula="of:=[.C363]-[.C$1]" office:value-type="float" office:value="-9" calcext:value-type="float">
            <text:p>-9</text:p>
          </table:table-cell>
          <table:table-cell table:style-name="Default" table:formula="of:=[.D363]-[.D$1]" office:value-type="float" office:value="362" calcext:value-type="float">
            <text:p>362</text:p>
          </table:table-cell>
          <table:table-cell table:formula="of:=SQRT([.E363]^2 + [.F363]^2 + [.G363]^2)" office:value-type="float" office:value="386.984818823685" calcext:value-type="float">
            <text:p>386.98</text:p>
          </table:table-cell>
          <table:table-cell table:style-name="ce4" table:formula="of:=[.E363]/[.$H363]" office:value-type="float" office:value="0.35272701501552" calcext:value-type="float">
            <text:p>0.35</text:p>
          </table:table-cell>
          <table:table-cell table:formula="of:=[.F363]/[.$H363]" office:value-type="float" office:value="-0.0232567262647595" calcext:value-type="float">
            <text:p>-0.02</text:p>
          </table:table-cell>
          <table:table-cell table:formula="of:=[.G363]/[.$H363]" office:value-type="float" office:value="0.935437211982551" calcext:value-type="float">
            <text:p>0.94</text:p>
          </table:table-cell>
          <table:table-cell table:style-name="ce4" table:formula="of:=DEGREES(ATAN2([.I363];[.J363]))" office:value-type="float" office:value="-3.77228360937984" calcext:value-type="float">
            <text:p>-3.7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 table:formula="of:=[.B364]-[.B$1]" office:value-type="float" office:value="140.5" calcext:value-type="float">
            <text:p>140.5</text:p>
          </table:table-cell>
          <table:table-cell table:style-name="Default" table:formula="of:=[.C364]-[.C$1]" office:value-type="float" office:value="-3" calcext:value-type="float">
            <text:p>-3</text:p>
          </table:table-cell>
          <table:table-cell table:style-name="Default" table:formula="of:=[.D364]-[.D$1]" office:value-type="float" office:value="366" calcext:value-type="float">
            <text:p>366</text:p>
          </table:table-cell>
          <table:table-cell table:formula="of:=SQRT([.E364]^2 + [.F364]^2 + [.G364]^2)" office:value-type="float" office:value="392.052611265376" calcext:value-type="float">
            <text:p>392.05</text:p>
          </table:table-cell>
          <table:table-cell table:style-name="ce4" table:formula="of:=[.E364]/[.$H364]" office:value-type="float" office:value="0.358370269608783" calcext:value-type="float">
            <text:p>0.36</text:p>
          </table:table-cell>
          <table:table-cell table:formula="of:=[.F364]/[.$H364]" office:value-type="float" office:value="-0.00765203422652205" calcext:value-type="float">
            <text:p>-0.01</text:p>
          </table:table-cell>
          <table:table-cell table:formula="of:=[.G364]/[.$H364]" office:value-type="float" office:value="0.93354817563569" calcext:value-type="float">
            <text:p>0.93</text:p>
          </table:table-cell>
          <table:table-cell table:style-name="ce4" table:formula="of:=DEGREES(ATAN2([.I364];[.J364]))" office:value-type="float" office:value="-1.22321155386313" calcext:value-type="float">
            <text:p>-1.22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03" calcext:value-type="float">
            <text:p>503</text:p>
          </table:table-cell>
          <table:table-cell table:style-name="Default" table:formula="of:=[.B365]-[.B$1]" office:value-type="float" office:value="129.5" calcext:value-type="float">
            <text:p>129.5</text:p>
          </table:table-cell>
          <table:table-cell table:style-name="Default" table:formula="of:=[.C365]-[.C$1]" office:value-type="float" office:value="3" calcext:value-type="float">
            <text:p>3</text:p>
          </table:table-cell>
          <table:table-cell table:style-name="Default" table:formula="of:=[.D365]-[.D$1]" office:value-type="float" office:value="367" calcext:value-type="float">
            <text:p>367</text:p>
          </table:table-cell>
          <table:table-cell table:formula="of:=SQRT([.E365]^2 + [.F365]^2 + [.G365]^2)" office:value-type="float" office:value="389.189221330704" calcext:value-type="float">
            <text:p>389.19</text:p>
          </table:table-cell>
          <table:table-cell table:style-name="ce4" table:formula="of:=[.E365]/[.$H365]" office:value-type="float" office:value="0.332743028075694" calcext:value-type="float">
            <text:p>0.33</text:p>
          </table:table-cell>
          <table:table-cell table:formula="of:=[.F365]/[.$H365]" office:value-type="float" office:value="0.00770833269673422" calcext:value-type="float">
            <text:p>0.01</text:p>
          </table:table-cell>
          <table:table-cell table:formula="of:=[.G365]/[.$H365]" office:value-type="float" office:value="0.94298603323382" calcext:value-type="float">
            <text:p>0.94</text:p>
          </table:table-cell>
          <table:table-cell table:style-name="ce4" table:formula="of:=DEGREES(ATAN2([.I365];[.J365]))" office:value-type="float" office:value="1.3270779908741" calcext:value-type="float">
            <text:p>1.33</text:p>
          </table:table-cell>
          <table:table-cell table:number-columns-repeated="5"/>
        </table:table-row>
        <table:table-row table:style-name="ro1">
          <table:table-cell/>
          <table:table-cell table:style-name="ce3" table:formula="of:=AVERAGE([.B3:.B365])" office:value-type="float" office:value="76.5812672176309" calcext:value-type="float">
            <text:p>77</text:p>
          </table:table-cell>
          <table:table-cell table:style-name="ce3" table:formula="of:=AVERAGE([.C3:.C365])" office:value-type="float" office:value="291.192837465565" calcext:value-type="float">
            <text:p>291</text:p>
          </table:table-cell>
          <table:table-cell table:style-name="ce3" table:formula="of:=AVERAGE([.D3:.D365])" office:value-type="float" office:value="500.564738292011" calcext:value-type="float">
            <text:p>501</text:p>
          </table:table-cell>
          <table:table-cell table:style-name="ce3" table:formula="of:=AVERAGE([.E3:.E365])" office:value-type="float" office:value="132.081267217631" calcext:value-type="float">
            <text:p>132</text:p>
          </table:table-cell>
          <table:table-cell table:style-name="ce3" table:formula="of:=AVERAGE([.F3:.F365])" office:value-type="float" office:value="-6.80716253443526" calcext:value-type="float">
            <text:p>-7</text:p>
          </table:table-cell>
          <table:table-cell table:style-name="ce3" table:formula="of:=AVERAGE([.G3:.G365])" office:value-type="float" office:value="364.564738292011" calcext:value-type="float">
            <text:p>365</text:p>
          </table:table-cell>
          <table:table-cell/>
          <table:table-cell table:style-name="ce4"/>
          <table:table-cell table:number-columns-repeated="2"/>
          <table:table-cell table:style-name="ce4"/>
          <table:table-cell table:number-columns-repeated="5"/>
        </table:table-row>
        <table:table-row table:style-name="ro1" table:number-rows-repeated="56">
          <table:table-cell table:number-columns-repeated="4"/>
          <table:table-cell table:style-name="Default" table:number-columns-repeated="3"/>
          <table:table-cell/>
          <table:table-cell table:style-name="ce4"/>
          <table:table-cell table:number-columns-repeated="2"/>
          <table:table-cell table:style-name="ce4"/>
          <table:table-cell table:number-columns-repeated="5"/>
        </table:table-row>
        <table:table-row table:style-name="ro1" table:number-rows-repeated="306">
          <table:table-cell table:number-columns-repeated="8"/>
          <table:table-cell table:style-name="ce4"/>
          <table:table-cell table:number-columns-repeated="8"/>
        </table:table-row>
        <table:table-row table:style-name="ro1" table:number-rows-repeated="104784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+X =&gt; Ea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3" table:default-cell-style-name="ce4"/>
        <table:table-column table:style-name="co6" table:number-columns-repeated="3" table:default-cell-style-name="ce4"/>
        <table:table-column table:style-name="co7" table:default-cell-style-name="ce4"/>
        <table:table-column table:style-name="co8" table:number-columns-repeated="1012" table:default-cell-style-name="Default"/>
        <table:table-row table:style-name="ro1">
          <table:table-cell office:value-type="string" calcext:value-type="string">
            <text:p>Bias Correction </text:p>
          </table:table-cell>
          <table:table-cell table:style-name="ce1" table:formula="of:=['+X =&gt; North'.B1]" office:value-type="float" office:value="-55.5" calcext:value-type="float">
            <text:p>-56</text:p>
          </table:table-cell>
          <table:table-cell table:style-name="ce1" table:formula="of:=['+X =&gt; North'.C1]" office:value-type="float" office:value="298" calcext:value-type="float">
            <text:p>298</text:p>
          </table:table-cell>
          <table:table-cell table:style-name="ce1" table:formula="of:=['+X =&gt; North'.D1]" office:value-type="float" office:value="136" calcext:value-type="float">
            <text:p>136</text:p>
          </table:table-cell>
          <table:table-cell table:style-name="ce5" table:number-columns-repeated="4"/>
          <table:table-cell table:style-name="ce7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2" office:value-type="string" calcext:value-type="string">
            <text:p>Mx</text:p>
          </table:table-cell>
          <table:table-cell table:style-name="ce2" office:value-type="string" calcext:value-type="string">
            <text:p>My</text:p>
          </table:table-cell>
          <table:table-cell table:style-name="ce2" office:value-type="string" calcext:value-type="string">
            <text:p>Mz</text:p>
          </table:table-cell>
          <table:table-cell table:style-name="ce6" office:value-type="string" calcext:value-type="string">
            <text:p>Corrected Mx</text:p>
          </table:table-cell>
          <table:table-cell table:style-name="ce6" office:value-type="string" calcext:value-type="string">
            <text:p>Corrected My</text:p>
          </table:table-cell>
          <table:table-cell table:style-name="ce6" office:value-type="string" calcext:value-type="string">
            <text:p>Corrected Mz</text:p>
          </table:table-cell>
          <table:table-cell table:style-name="ce2" office:value-type="string" calcext:value-type="string">
            <text:p>Len</text:p>
          </table:table-cell>
          <table:table-cell table:style-name="ce2" office:value-type="string" calcext:value-type="string">
            <text:p>Mnx</text:p>
          </table:table-cell>
          <table:table-cell table:style-name="ce2" office:value-type="string" calcext:value-type="string">
            <text:p>Mny</text:p>
          </table:table-cell>
          <table:table-cell table:style-name="ce2" office:value-type="string" calcext:value-type="string">
            <text:p>Mnz</text:p>
          </table:table-cell>
          <table:table-cell table:style-name="ce8" office:value-type="string" calcext:value-type="string">
            <text:p>Bearing to North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2" calcext:value-type="float">
            <text:p>-62</text:p>
          </table:table-cell>
          <table:table-cell office:value-type="float" office:value="167" calcext:value-type="float">
            <text:p>167</text:p>
          </table:table-cell>
          <table:table-cell office:value-type="float" office:value="506" calcext:value-type="float">
            <text:p>506</text:p>
          </table:table-cell>
          <table:table-cell table:formula="of:=[.B3]-[.B$1]" office:value-type="float" office:value="-6.5" calcext:value-type="float">
            <text:p>-6.5</text:p>
          </table:table-cell>
          <table:table-cell table:formula="of:=[.C3]-[.C$1]" office:value-type="float" office:value="-131" calcext:value-type="float">
            <text:p>-131</text:p>
          </table:table-cell>
          <table:table-cell table:formula="of:=[.D3]-[.D$1]" office:value-type="float" office:value="370" calcext:value-type="float">
            <text:p>370</text:p>
          </table:table-cell>
          <table:table-cell table:formula="of:=SQRT([.E3]^2 + [.F3]^2 + [.G3]^2)" office:value-type="float" office:value="392.559868045627" calcext:value-type="float">
            <text:p>392.56</text:p>
          </table:table-cell>
          <table:table-cell table:formula="of:=[.E3]/[.$H3]" office:value-type="float" office:value="-0.0165579839639759" calcext:value-type="float">
            <text:p>-0.02</text:p>
          </table:table-cell>
          <table:table-cell table:formula="of:=[.F3]/[.$H3]" office:value-type="float" office:value="-0.333707061427823" calcext:value-type="float">
            <text:p>-0.33</text:p>
          </table:table-cell>
          <table:table-cell table:formula="of:=[.G3]/[.$H3]" office:value-type="float" office:value="0.942531394872476" calcext:value-type="float">
            <text:p>0.94</text:p>
          </table:table-cell>
          <table:table-cell table:formula="of:=MOD(DEGREES(ATAN2([.I3];[.J3]))+360; 360)" office:value-type="float" office:value="267.159409271031" calcext:value-type="float">
            <text:p>267.16</text:p>
          </table:table-cell>
          <table:table-cell table:number-columns-repeated="2"/>
          <table:table-cell table:style-name="ce7" office:value-type="string" calcext:value-type="string">
            <text:p>Mx</text:p>
          </table:table-cell>
          <table:table-cell table:style-name="ce7" office:value-type="string" calcext:value-type="string">
            <text:p>My</text:p>
          </table:table-cell>
          <table:table-cell table:style-name="ce7" office:value-type="string" calcext:value-type="string">
            <text:p>M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3" calcext:value-type="float">
            <text:p>-63</text:p>
          </table:table-cell>
          <table:table-cell office:value-type="float" office:value="176" calcext:value-type="float">
            <text:p>176</text:p>
          </table:table-cell>
          <table:table-cell office:value-type="float" office:value="505" calcext:value-type="float">
            <text:p>505</text:p>
          </table:table-cell>
          <table:table-cell table:formula="of:=[.B4]-[.B$1]" office:value-type="float" office:value="-7.5" calcext:value-type="float">
            <text:p>-7.5</text:p>
          </table:table-cell>
          <table:table-cell table:formula="of:=[.C4]-[.C$1]" office:value-type="float" office:value="-122" calcext:value-type="float">
            <text:p>-122</text:p>
          </table:table-cell>
          <table:table-cell table:formula="of:=[.D4]-[.D$1]" office:value-type="float" office:value="369" calcext:value-type="float">
            <text:p>369</text:p>
          </table:table-cell>
          <table:table-cell table:formula="of:=SQRT([.E4]^2 + [.F4]^2 + [.G4]^2)" office:value-type="float" office:value="388.71744236656" calcext:value-type="float">
            <text:p>388.72</text:p>
          </table:table-cell>
          <table:table-cell table:formula="of:=[.E4]/[.$H4]" office:value-type="float" office:value="-0.0192942203836778" calcext:value-type="float">
            <text:p>-0.02</text:p>
          </table:table-cell>
          <table:table-cell table:formula="of:=[.F4]/[.$H4]" office:value-type="float" office:value="-0.313852651574493" calcext:value-type="float">
            <text:p>-0.31</text:p>
          </table:table-cell>
          <table:table-cell table:formula="of:=[.G4]/[.$H4]" office:value-type="float" office:value="0.94927564287695" calcext:value-type="float">
            <text:p>0.95</text:p>
          </table:table-cell>
          <table:table-cell table:formula="of:=MOD(DEGREES(ATAN2([.I4];[.J4]))+360; 360)" office:value-type="float" office:value="266.482145604198" calcext:value-type="float">
            <text:p>266.48</text:p>
          </table:table-cell>
          <table:table-cell/>
          <table:table-cell table:style-name="ce7" office:value-type="string" calcext:value-type="string">
            <text:p>Min</text:p>
          </table:table-cell>
          <table:table-cell table:style-name="ce4" table:formula="of:=MIN([.B3:.B203])" office:value-type="float" office:value="-69" calcext:value-type="float">
            <text:p>-69.00</text:p>
          </table:table-cell>
          <table:table-cell table:style-name="ce4" table:formula="of:=MIN([.C3:.C203])" office:value-type="float" office:value="160" calcext:value-type="float">
            <text:p>160.00</text:p>
          </table:table-cell>
          <table:table-cell table:style-name="ce4" table:formula="of:=MIN([.D3:.D203])" office:value-type="float" office:value="483" calcext:value-type="float">
            <text:p>483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2" calcext:value-type="float">
            <text:p>-62</text:p>
          </table:table-cell>
          <table:table-cell office:value-type="float" office:value="179" calcext:value-type="float">
            <text:p>179</text:p>
          </table:table-cell>
          <table:table-cell office:value-type="float" office:value="495" calcext:value-type="float">
            <text:p>495</text:p>
          </table:table-cell>
          <table:table-cell table:formula="of:=[.B5]-[.B$1]" office:value-type="float" office:value="-6.5" calcext:value-type="float">
            <text:p>-6.5</text:p>
          </table:table-cell>
          <table:table-cell table:formula="of:=[.C5]-[.C$1]" office:value-type="float" office:value="-119" calcext:value-type="float">
            <text:p>-119</text:p>
          </table:table-cell>
          <table:table-cell table:formula="of:=[.D5]-[.D$1]" office:value-type="float" office:value="359" calcext:value-type="float">
            <text:p>359</text:p>
          </table:table-cell>
          <table:table-cell table:formula="of:=SQRT([.E5]^2 + [.F5]^2 + [.G5]^2)" office:value-type="float" office:value="378.264788210587" calcext:value-type="float">
            <text:p>378.26</text:p>
          </table:table-cell>
          <table:table-cell table:formula="of:=[.E5]/[.$H5]" office:value-type="float" office:value="-0.0171837300287685" calcext:value-type="float">
            <text:p>-0.02</text:p>
          </table:table-cell>
          <table:table-cell table:formula="of:=[.F5]/[.$H5]" office:value-type="float" office:value="-0.314594442065146" calcext:value-type="float">
            <text:p>-0.31</text:p>
          </table:table-cell>
          <table:table-cell table:formula="of:=[.G5]/[.$H5]" office:value-type="float" office:value="0.94907062774275" calcext:value-type="float">
            <text:p>0.95</text:p>
          </table:table-cell>
          <table:table-cell table:formula="of:=MOD(DEGREES(ATAN2([.I5];[.J5]))+360; 360)" office:value-type="float" office:value="266.873505475168" calcext:value-type="float">
            <text:p>266.87</text:p>
          </table:table-cell>
          <table:table-cell/>
          <table:table-cell table:style-name="ce7" office:value-type="string" calcext:value-type="string">
            <text:p>Max</text:p>
          </table:table-cell>
          <table:table-cell table:style-name="ce4" table:formula="of:=MAX([.B3:.B203])" office:value-type="float" office:value="-43" calcext:value-type="float">
            <text:p>-43.00</text:p>
          </table:table-cell>
          <table:table-cell table:style-name="ce4" table:formula="of:=MAX([.C3:.C203])" office:value-type="float" office:value="187" calcext:value-type="float">
            <text:p>187.00</text:p>
          </table:table-cell>
          <table:table-cell table:style-name="ce4" table:formula="of:=MAX([.D3:.D203])" office:value-type="float" office:value="515" calcext:value-type="float">
            <text:p>515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73" calcext:value-type="float">
            <text:p>173</text:p>
          </table:table-cell>
          <table:table-cell office:value-type="float" office:value="498" calcext:value-type="float">
            <text:p>498</text:p>
          </table:table-cell>
          <table:table-cell table:formula="of:=[.B6]-[.B$1]" office:value-type="float" office:value="4.5" calcext:value-type="float">
            <text:p>4.5</text:p>
          </table:table-cell>
          <table:table-cell table:formula="of:=[.C6]-[.C$1]" office:value-type="float" office:value="-125" calcext:value-type="float">
            <text:p>-125</text:p>
          </table:table-cell>
          <table:table-cell table:formula="of:=[.D6]-[.D$1]" office:value-type="float" office:value="362" calcext:value-type="float">
            <text:p>362</text:p>
          </table:table-cell>
          <table:table-cell table:formula="of:=SQRT([.E6]^2 + [.F6]^2 + [.G6]^2)" office:value-type="float" office:value="383.000326370618" calcext:value-type="float">
            <text:p>383.00</text:p>
          </table:table-cell>
          <table:table-cell table:formula="of:=[.E6]/[.$H6]" office:value-type="float" office:value="0.0117493372463748" calcext:value-type="float">
            <text:p>0.01</text:p>
          </table:table-cell>
          <table:table-cell table:formula="of:=[.F6]/[.$H6]" office:value-type="float" office:value="-0.326370479065966" calcext:value-type="float">
            <text:p>-0.33</text:p>
          </table:table-cell>
          <table:table-cell table:formula="of:=[.G6]/[.$H6]" office:value-type="float" office:value="0.945168907375038" calcext:value-type="float">
            <text:p>0.95</text:p>
          </table:table-cell>
          <table:table-cell table:formula="of:=MOD(DEGREES(ATAN2([.I6];[.J6]))+360; 360)" office:value-type="float" office:value="272.061757690759" calcext:value-type="float">
            <text:p>272.06</text:p>
          </table:table-cell>
          <table:table-cell/>
          <table:table-cell table:style-name="ce7" office:value-type="string" calcext:value-type="string">
            <text:p>Mean</text:p>
          </table:table-cell>
          <table:table-cell table:style-name="ce4" table:formula="of:=AVERAGE([.B3:.B203])" office:value-type="float" office:value="-55.3233830845771" calcext:value-type="float">
            <text:p>-55.32</text:p>
          </table:table-cell>
          <table:table-cell table:style-name="ce4" table:formula="of:=AVERAGE([.C3:.C203])" office:value-type="float" office:value="173.65671641791" calcext:value-type="float">
            <text:p>173.66</text:p>
          </table:table-cell>
          <table:table-cell table:style-name="ce4" table:formula="of:=AVERAGE([.D3:.D203])" office:value-type="float" office:value="500.92039800995" calcext:value-type="float">
            <text:p>500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68" calcext:value-type="float">
            <text:p>168</text:p>
          </table:table-cell>
          <table:table-cell office:value-type="float" office:value="501" calcext:value-type="float">
            <text:p>501</text:p>
          </table:table-cell>
          <table:table-cell table:formula="of:=[.B7]-[.B$1]" office:value-type="float" office:value="2.5" calcext:value-type="float">
            <text:p>2.5</text:p>
          </table:table-cell>
          <table:table-cell table:formula="of:=[.C7]-[.C$1]" office:value-type="float" office:value="-130" calcext:value-type="float">
            <text:p>-130</text:p>
          </table:table-cell>
          <table:table-cell table:formula="of:=[.D7]-[.D$1]" office:value-type="float" office:value="365" calcext:value-type="float">
            <text:p>365</text:p>
          </table:table-cell>
          <table:table-cell table:formula="of:=SQRT([.E7]^2 + [.F7]^2 + [.G7]^2)" office:value-type="float" office:value="387.467740592685" calcext:value-type="float">
            <text:p>387.47</text:p>
          </table:table-cell>
          <table:table-cell table:formula="of:=[.E7]/[.$H7]" office:value-type="float" office:value="0.00645215004525515" calcext:value-type="float">
            <text:p>0.01</text:p>
          </table:table-cell>
          <table:table-cell table:formula="of:=[.F7]/[.$H7]" office:value-type="float" office:value="-0.335511802353268" calcext:value-type="float">
            <text:p>-0.34</text:p>
          </table:table-cell>
          <table:table-cell table:formula="of:=[.G7]/[.$H7]" office:value-type="float" office:value="0.942013906607251" calcext:value-type="float">
            <text:p>0.94</text:p>
          </table:table-cell>
          <table:table-cell table:formula="of:=MOD(DEGREES(ATAN2([.I7];[.J7]))+360; 360)" office:value-type="float" office:value="271.101706115206" calcext:value-type="float">
            <text:p>271.10</text:p>
          </table:table-cell>
          <table:table-cell/>
          <table:table-cell table:style-name="ce7" office:value-type="string" calcext:value-type="string">
            <text:p>Mode</text:p>
          </table:table-cell>
          <table:table-cell table:style-name="ce4" table:formula="of:=MODE([.B3:.B203])" office:value-type="float" office:value="-53" calcext:value-type="float">
            <text:p>-53.00</text:p>
          </table:table-cell>
          <table:table-cell table:style-name="ce4" table:formula="of:=MODE([.C3:.C203])" office:value-type="float" office:value="172" calcext:value-type="float">
            <text:p>172.00</text:p>
          </table:table-cell>
          <table:table-cell table:style-name="ce4" table:formula="of:=MODE([.D3:.D203])" office:value-type="float" office:value="501" calcext:value-type="float">
            <text:p>501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71" calcext:value-type="float">
            <text:p>171</text:p>
          </table:table-cell>
          <table:table-cell office:value-type="float" office:value="501" calcext:value-type="float">
            <text:p>501</text:p>
          </table:table-cell>
          <table:table-cell table:formula="of:=[.B8]-[.B$1]" office:value-type="float" office:value="4.5" calcext:value-type="float">
            <text:p>4.5</text:p>
          </table:table-cell>
          <table:table-cell table:formula="of:=[.C8]-[.C$1]" office:value-type="float" office:value="-127" calcext:value-type="float">
            <text:p>-127</text:p>
          </table:table-cell>
          <table:table-cell table:formula="of:=[.D8]-[.D$1]" office:value-type="float" office:value="365" calcext:value-type="float">
            <text:p>365</text:p>
          </table:table-cell>
          <table:table-cell table:formula="of:=SQRT([.E8]^2 + [.F8]^2 + [.G8]^2)" office:value-type="float" office:value="386.489650572949" calcext:value-type="float">
            <text:p>386.49</text:p>
          </table:table-cell>
          <table:table-cell table:formula="of:=[.E8]/[.$H8]" office:value-type="float" office:value="0.0116432613223381" calcext:value-type="float">
            <text:p>0.01</text:p>
          </table:table-cell>
          <table:table-cell table:formula="of:=[.F8]/[.$H8]" office:value-type="float" office:value="-0.328598708430432" calcext:value-type="float">
            <text:p>-0.33</text:p>
          </table:table-cell>
          <table:table-cell table:formula="of:=[.G8]/[.$H8]" office:value-type="float" office:value="0.944397862811872" calcext:value-type="float">
            <text:p>0.94</text:p>
          </table:table-cell>
          <table:table-cell table:formula="of:=MOD(DEGREES(ATAN2([.I8];[.J8]))+360; 360)" office:value-type="float" office:value="272.029316429343" calcext:value-type="float">
            <text:p>272.03</text:p>
          </table:table-cell>
          <table:table-cell/>
          <table:table-cell table:style-name="ce7" office:value-type="string" calcext:value-type="string">
            <text:p>Median</text:p>
          </table:table-cell>
          <table:table-cell table:style-name="ce4" table:formula="of:=MEDIAN([.B3:.B203])" office:value-type="float" office:value="-56" calcext:value-type="float">
            <text:p>-56.00</text:p>
          </table:table-cell>
          <table:table-cell table:style-name="ce4" table:formula="of:=MEDIAN([.C3:.C203])" office:value-type="float" office:value="173" calcext:value-type="float">
            <text:p>173.00</text:p>
          </table:table-cell>
          <table:table-cell table:style-name="ce4" table:formula="of:=MEDIAN([.D3:.D203])" office:value-type="float" office:value="501" calcext:value-type="float">
            <text:p>501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164" calcext:value-type="float">
            <text:p>164</text:p>
          </table:table-cell>
          <table:table-cell office:value-type="float" office:value="491" calcext:value-type="float">
            <text:p>491</text:p>
          </table:table-cell>
          <table:table-cell table:formula="of:=[.B9]-[.B$1]" office:value-type="float" office:value="-2.5" calcext:value-type="float">
            <text:p>-2.5</text:p>
          </table:table-cell>
          <table:table-cell table:formula="of:=[.C9]-[.C$1]" office:value-type="float" office:value="-134" calcext:value-type="float">
            <text:p>-134</text:p>
          </table:table-cell>
          <table:table-cell table:formula="of:=[.D9]-[.D$1]" office:value-type="float" office:value="355" calcext:value-type="float">
            <text:p>355</text:p>
          </table:table-cell>
          <table:table-cell table:formula="of:=SQRT([.E9]^2 + [.F9]^2 + [.G9]^2)" office:value-type="float" office:value="379.456519248253" calcext:value-type="float">
            <text:p>379.46</text:p>
          </table:table-cell>
          <table:table-cell table:formula="of:=[.E9]/[.$H9]" office:value-type="float" office:value="-0.00658837013777701" calcext:value-type="float">
            <text:p>-0.01</text:p>
          </table:table-cell>
          <table:table-cell table:formula="of:=[.F9]/[.$H9]" office:value-type="float" office:value="-0.353136639384848" calcext:value-type="float">
            <text:p>-0.35</text:p>
          </table:table-cell>
          <table:table-cell table:formula="of:=[.G9]/[.$H9]" office:value-type="float" office:value="0.935548559564336" calcext:value-type="float">
            <text:p>0.94</text:p>
          </table:table-cell>
          <table:table-cell table:formula="of:=MOD(DEGREES(ATAN2([.I9];[.J9]))+360; 360)" office:value-type="float" office:value="268.93117288815" calcext:value-type="float">
            <text:p>268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176" calcext:value-type="float">
            <text:p>176</text:p>
          </table:table-cell>
          <table:table-cell office:value-type="float" office:value="501" calcext:value-type="float">
            <text:p>501</text:p>
          </table:table-cell>
          <table:table-cell table:formula="of:=[.B10]-[.B$1]" office:value-type="float" office:value="6.5" calcext:value-type="float">
            <text:p>6.5</text:p>
          </table:table-cell>
          <table:table-cell table:formula="of:=[.C10]-[.C$1]" office:value-type="float" office:value="-122" calcext:value-type="float">
            <text:p>-122</text:p>
          </table:table-cell>
          <table:table-cell table:formula="of:=[.D10]-[.D$1]" office:value-type="float" office:value="365" calcext:value-type="float">
            <text:p>365</text:p>
          </table:table-cell>
          <table:table-cell table:formula="of:=SQRT([.E10]^2 + [.F10]^2 + [.G10]^2)" office:value-type="float" office:value="384.904208862413" calcext:value-type="float">
            <text:p>384.90</text:p>
          </table:table-cell>
          <table:table-cell table:formula="of:=[.E10]/[.$H10]" office:value-type="float" office:value="0.0168873185856055" calcext:value-type="float">
            <text:p>0.02</text:p>
          </table:table-cell>
          <table:table-cell table:formula="of:=[.F10]/[.$H10]" office:value-type="float" office:value="-0.316961979606749" calcext:value-type="float">
            <text:p>-0.32</text:p>
          </table:table-cell>
          <table:table-cell table:formula="of:=[.G10]/[.$H10]" office:value-type="float" office:value="0.948287889807077" calcext:value-type="float">
            <text:p>0.95</text:p>
          </table:table-cell>
          <table:table-cell table:formula="of:=MOD(DEGREES(ATAN2([.I10];[.J10]))+360; 360)" office:value-type="float" office:value="273.049760469268" calcext:value-type="float">
            <text:p>273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168" calcext:value-type="float">
            <text:p>168</text:p>
          </table:table-cell>
          <table:table-cell office:value-type="float" office:value="503" calcext:value-type="float">
            <text:p>503</text:p>
          </table:table-cell>
          <table:table-cell table:formula="of:=[.B11]-[.B$1]" office:value-type="float" office:value="9.5" calcext:value-type="float">
            <text:p>9.5</text:p>
          </table:table-cell>
          <table:table-cell table:formula="of:=[.C11]-[.C$1]" office:value-type="float" office:value="-130" calcext:value-type="float">
            <text:p>-130</text:p>
          </table:table-cell>
          <table:table-cell table:formula="of:=[.D11]-[.D$1]" office:value-type="float" office:value="367" calcext:value-type="float">
            <text:p>367</text:p>
          </table:table-cell>
          <table:table-cell table:formula="of:=SQRT([.E11]^2 + [.F11]^2 + [.G11]^2)" office:value-type="float" office:value="389.460203358443" calcext:value-type="float">
            <text:p>389.46</text:p>
          </table:table-cell>
          <table:table-cell table:formula="of:=[.E11]/[.$H11]" office:value-type="float" office:value="0.0243927361976355" calcext:value-type="float">
            <text:p>0.02</text:p>
          </table:table-cell>
          <table:table-cell table:formula="of:=[.F11]/[.$H11]" office:value-type="float" office:value="-0.333795337441329" calcext:value-type="float">
            <text:p>-0.33</text:p>
          </table:table-cell>
          <table:table-cell table:formula="of:=[.G11]/[.$H11]" office:value-type="float" office:value="0.942329914161289" calcext:value-type="float">
            <text:p>0.94</text:p>
          </table:table-cell>
          <table:table-cell table:formula="of:=MOD(DEGREES(ATAN2([.I11];[.J11]))+360; 360)" office:value-type="float" office:value="274.17956987343" calcext:value-type="float">
            <text:p>274.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73" calcext:value-type="float">
            <text:p>173</text:p>
          </table:table-cell>
          <table:table-cell office:value-type="float" office:value="496" calcext:value-type="float">
            <text:p>496</text:p>
          </table:table-cell>
          <table:table-cell table:formula="of:=[.B12]-[.B$1]" office:value-type="float" office:value="-5.5" calcext:value-type="float">
            <text:p>-5.5</text:p>
          </table:table-cell>
          <table:table-cell table:formula="of:=[.C12]-[.C$1]" office:value-type="float" office:value="-125" calcext:value-type="float">
            <text:p>-125</text:p>
          </table:table-cell>
          <table:table-cell table:formula="of:=[.D12]-[.D$1]" office:value-type="float" office:value="360" calcext:value-type="float">
            <text:p>360</text:p>
          </table:table-cell>
          <table:table-cell table:formula="of:=SQRT([.E12]^2 + [.F12]^2 + [.G12]^2)" office:value-type="float" office:value="381.123667593604" calcext:value-type="float">
            <text:p>381.12</text:p>
          </table:table-cell>
          <table:table-cell table:formula="of:=[.E12]/[.$H12]" office:value-type="float" office:value="-0.014431011421376" calcext:value-type="float">
            <text:p>-0.01</text:p>
          </table:table-cell>
          <table:table-cell table:formula="of:=[.F12]/[.$H12]" office:value-type="float" office:value="-0.327977532303999" calcext:value-type="float">
            <text:p>-0.33</text:p>
          </table:table-cell>
          <table:table-cell table:formula="of:=[.G12]/[.$H12]" office:value-type="float" office:value="0.944575293035518" calcext:value-type="float">
            <text:p>0.94</text:p>
          </table:table-cell>
          <table:table-cell table:formula="of:=MOD(DEGREES(ATAN2([.I12];[.J12]))+360; 360)" office:value-type="float" office:value="267.480610708794" calcext:value-type="float">
            <text:p>267.48</text:p>
          </table:table-cell>
          <table:table-cell/>
          <table:table-cell table:style-name="ce7" office:value-type="string" calcext:value-type="string">
            <text:p>Average Bearing</text:p>
          </table:table-cell>
          <table:table-cell table:style-name="ce4" table:formula="of:=AVERAGE([.L3:.L200])" office:value-type="float" office:value="270.058608583033" calcext:value-type="float">
            <text:p>270.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7" calcext:value-type="float">
            <text:p>177</text:p>
          </table:table-cell>
          <table:table-cell office:value-type="float" office:value="502" calcext:value-type="float">
            <text:p>502</text:p>
          </table:table-cell>
          <table:table-cell table:formula="of:=[.B13]-[.B$1]" office:value-type="float" office:value="-3.5" calcext:value-type="float">
            <text:p>-3.5</text:p>
          </table:table-cell>
          <table:table-cell table:formula="of:=[.C13]-[.C$1]" office:value-type="float" office:value="-121" calcext:value-type="float">
            <text:p>-121</text:p>
          </table:table-cell>
          <table:table-cell table:formula="of:=[.D13]-[.D$1]" office:value-type="float" office:value="366" calcext:value-type="float">
            <text:p>366</text:p>
          </table:table-cell>
          <table:table-cell table:formula="of:=SQRT([.E13]^2 + [.F13]^2 + [.G13]^2)" office:value-type="float" office:value="385.498702980957" calcext:value-type="float">
            <text:p>385.50</text:p>
          </table:table-cell>
          <table:table-cell table:formula="of:=[.E13]/[.$H13]" office:value-type="float" office:value="-0.00907914857543086" calcext:value-type="float">
            <text:p>-0.01</text:p>
          </table:table-cell>
          <table:table-cell table:formula="of:=[.F13]/[.$H13]" office:value-type="float" office:value="-0.313879136464896" calcext:value-type="float">
            <text:p>-0.31</text:p>
          </table:table-cell>
          <table:table-cell table:formula="of:=[.G13]/[.$H13]" office:value-type="float" office:value="0.949419536745056" calcext:value-type="float">
            <text:p>0.95</text:p>
          </table:table-cell>
          <table:table-cell table:formula="of:=MOD(DEGREES(ATAN2([.I13];[.J13]))+360; 360)" office:value-type="float" office:value="268.343146052477" calcext:value-type="float">
            <text:p>268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172" calcext:value-type="float">
            <text:p>172</text:p>
          </table:table-cell>
          <table:table-cell office:value-type="float" office:value="493" calcext:value-type="float">
            <text:p>493</text:p>
          </table:table-cell>
          <table:table-cell table:formula="of:=[.B14]-[.B$1]" office:value-type="float" office:value="5.5" calcext:value-type="float">
            <text:p>5.5</text:p>
          </table:table-cell>
          <table:table-cell table:formula="of:=[.C14]-[.C$1]" office:value-type="float" office:value="-126" calcext:value-type="float">
            <text:p>-126</text:p>
          </table:table-cell>
          <table:table-cell table:formula="of:=[.D14]-[.D$1]" office:value-type="float" office:value="357" calcext:value-type="float">
            <text:p>357</text:p>
          </table:table-cell>
          <table:table-cell table:formula="of:=SQRT([.E14]^2 + [.F14]^2 + [.G14]^2)" office:value-type="float" office:value="378.622833437182" calcext:value-type="float">
            <text:p>378.62</text:p>
          </table:table-cell>
          <table:table-cell table:formula="of:=[.E14]/[.$H14]" office:value-type="float" office:value="0.0145263294082672" calcext:value-type="float">
            <text:p>0.01</text:p>
          </table:table-cell>
          <table:table-cell table:formula="of:=[.F14]/[.$H14]" office:value-type="float" office:value="-0.332785000989395" calcext:value-type="float">
            <text:p>-0.33</text:p>
          </table:table-cell>
          <table:table-cell table:formula="of:=[.G14]/[.$H14]" office:value-type="float" office:value="0.942890836136618" calcext:value-type="float">
            <text:p>0.94</text:p>
          </table:table-cell>
          <table:table-cell table:formula="of:=MOD(DEGREES(ATAN2([.I14];[.J14]))+360; 360)" office:value-type="float" office:value="272.499419596521" calcext:value-type="float">
            <text:p>272.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179" calcext:value-type="float">
            <text:p>179</text:p>
          </table:table-cell>
          <table:table-cell office:value-type="float" office:value="504" calcext:value-type="float">
            <text:p>504</text:p>
          </table:table-cell>
          <table:table-cell table:formula="of:=[.B15]-[.B$1]" office:value-type="float" office:value="10.5" calcext:value-type="float">
            <text:p>10.5</text:p>
          </table:table-cell>
          <table:table-cell table:formula="of:=[.C15]-[.C$1]" office:value-type="float" office:value="-119" calcext:value-type="float">
            <text:p>-119</text:p>
          </table:table-cell>
          <table:table-cell table:formula="of:=[.D15]-[.D$1]" office:value-type="float" office:value="368" calcext:value-type="float">
            <text:p>368</text:p>
          </table:table-cell>
          <table:table-cell table:formula="of:=SQRT([.E15]^2 + [.F15]^2 + [.G15]^2)" office:value-type="float" office:value="386.9047040293" calcext:value-type="float">
            <text:p>386.90</text:p>
          </table:table-cell>
          <table:table-cell table:formula="of:=[.E15]/[.$H15]" office:value-type="float" office:value="0.0271384655979909" calcext:value-type="float">
            <text:p>0.03</text:p>
          </table:table-cell>
          <table:table-cell table:formula="of:=[.F15]/[.$H15]" office:value-type="float" office:value="-0.30756927677723" calcext:value-type="float">
            <text:p>-0.31</text:p>
          </table:table-cell>
          <table:table-cell table:formula="of:=[.G15]/[.$H15]" office:value-type="float" office:value="0.9511386038153" calcext:value-type="float">
            <text:p>0.95</text:p>
          </table:table-cell>
          <table:table-cell table:formula="of:=MOD(DEGREES(ATAN2([.I15];[.J15]))+360; 360)" office:value-type="float" office:value="275.042451069171" calcext:value-type="float">
            <text:p>275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68" calcext:value-type="float">
            <text:p>168</text:p>
          </table:table-cell>
          <table:table-cell office:value-type="float" office:value="498" calcext:value-type="float">
            <text:p>498</text:p>
          </table:table-cell>
          <table:table-cell table:formula="of:=[.B16]-[.B$1]" office:value-type="float" office:value="4.5" calcext:value-type="float">
            <text:p>4.5</text:p>
          </table:table-cell>
          <table:table-cell table:formula="of:=[.C16]-[.C$1]" office:value-type="float" office:value="-130" calcext:value-type="float">
            <text:p>-130</text:p>
          </table:table-cell>
          <table:table-cell table:formula="of:=[.D16]-[.D$1]" office:value-type="float" office:value="362" calcext:value-type="float">
            <text:p>362</text:p>
          </table:table-cell>
          <table:table-cell table:formula="of:=SQRT([.E16]^2 + [.F16]^2 + [.G16]^2)" office:value-type="float" office:value="384.661214577191" calcext:value-type="float">
            <text:p>384.66</text:p>
          </table:table-cell>
          <table:table-cell table:formula="of:=[.E16]/[.$H16]" office:value-type="float" office:value="0.0116986060186657" calcext:value-type="float">
            <text:p>0.01</text:p>
          </table:table-cell>
          <table:table-cell table:formula="of:=[.F16]/[.$H16]" office:value-type="float" office:value="-0.337959729428121" calcext:value-type="float">
            <text:p>-0.34</text:p>
          </table:table-cell>
          <table:table-cell table:formula="of:=[.G16]/[.$H16]" office:value-type="float" office:value="0.941087861945999" calcext:value-type="float">
            <text:p>0.94</text:p>
          </table:table-cell>
          <table:table-cell table:formula="of:=MOD(DEGREES(ATAN2([.I16];[.J16]))+360; 360)" office:value-type="float" office:value="271.982523861084" calcext:value-type="float">
            <text:p>271.98</text:p>
          </table:table-cell>
          <table:table-cell table:number-columns-repeated="3"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167" calcext:value-type="float">
            <text:p>167</text:p>
          </table:table-cell>
          <table:table-cell office:value-type="float" office:value="506" calcext:value-type="float">
            <text:p>506</text:p>
          </table:table-cell>
          <table:table-cell table:formula="of:=[.B17]-[.B$1]" office:value-type="float" office:value="5.5" calcext:value-type="float">
            <text:p>5.5</text:p>
          </table:table-cell>
          <table:table-cell table:formula="of:=[.C17]-[.C$1]" office:value-type="float" office:value="-131" calcext:value-type="float">
            <text:p>-131</text:p>
          </table:table-cell>
          <table:table-cell table:formula="of:=[.D17]-[.D$1]" office:value-type="float" office:value="370" calcext:value-type="float">
            <text:p>370</text:p>
          </table:table-cell>
          <table:table-cell table:formula="of:=SQRT([.E17]^2 + [.F17]^2 + [.G17]^2)" office:value-type="float" office:value="392.544583455179" calcext:value-type="float">
            <text:p>392.54</text:p>
          </table:table-cell>
          <table:table-cell table:formula="of:=[.E17]/[.$H17]" office:value-type="float" office:value="0.0140111473494016" calcext:value-type="float">
            <text:p>0.01</text:p>
          </table:table-cell>
          <table:table-cell table:formula="of:=[.F17]/[.$H17]" office:value-type="float" office:value="-0.333720055049384" calcext:value-type="float">
            <text:p>-0.33</text:p>
          </table:table-cell>
          <table:table-cell table:formula="of:=[.G17]/[.$H17]" office:value-type="float" office:value="0.942568094414292" calcext:value-type="float">
            <text:p>0.94</text:p>
          </table:table-cell>
          <table:table-cell table:formula="of:=MOD(DEGREES(ATAN2([.I17];[.J17]))+360; 360)" office:value-type="float" office:value="272.404136053754" calcext:value-type="float">
            <text:p>272.40</text:p>
          </table:table-cell>
          <table:table-cell table:number-columns-repeated="3"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83" calcext:value-type="float">
            <text:p>183</text:p>
          </table:table-cell>
          <table:table-cell office:value-type="float" office:value="494" calcext:value-type="float">
            <text:p>494</text:p>
          </table:table-cell>
          <table:table-cell table:formula="of:=[.B18]-[.B$1]" office:value-type="float" office:value="-0.5" calcext:value-type="float">
            <text:p>-0.5</text:p>
          </table:table-cell>
          <table:table-cell table:formula="of:=[.C18]-[.C$1]" office:value-type="float" office:value="-115" calcext:value-type="float">
            <text:p>-115</text:p>
          </table:table-cell>
          <table:table-cell table:formula="of:=[.D18]-[.D$1]" office:value-type="float" office:value="358" calcext:value-type="float">
            <text:p>358</text:p>
          </table:table-cell>
          <table:table-cell table:formula="of:=SQRT([.E18]^2 + [.F18]^2 + [.G18]^2)" office:value-type="float" office:value="376.017619268034" calcext:value-type="float">
            <text:p>376.02</text:p>
          </table:table-cell>
          <table:table-cell table:formula="of:=[.E18]/[.$H18]" office:value-type="float" office:value="-0.00132972492345788" calcext:value-type="float">
            <text:p>0.00</text:p>
          </table:table-cell>
          <table:table-cell table:formula="of:=[.F18]/[.$H18]" office:value-type="float" office:value="-0.305836732395312" calcext:value-type="float">
            <text:p>-0.31</text:p>
          </table:table-cell>
          <table:table-cell table:formula="of:=[.G18]/[.$H18]" office:value-type="float" office:value="0.952083045195841" calcext:value-type="float">
            <text:p>0.95</text:p>
          </table:table-cell>
          <table:table-cell table:formula="of:=MOD(DEGREES(ATAN2([.I18];[.J18]))+360; 360)" office:value-type="float" office:value="269.750889484847" calcext:value-type="float">
            <text:p>269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62" calcext:value-type="float">
            <text:p>162</text:p>
          </table:table-cell>
          <table:table-cell office:value-type="float" office:value="483" calcext:value-type="float">
            <text:p>483</text:p>
          </table:table-cell>
          <table:table-cell table:formula="of:=[.B19]-[.B$1]" office:value-type="float" office:value="0.5" calcext:value-type="float">
            <text:p>0.5</text:p>
          </table:table-cell>
          <table:table-cell table:formula="of:=[.C19]-[.C$1]" office:value-type="float" office:value="-136" calcext:value-type="float">
            <text:p>-136</text:p>
          </table:table-cell>
          <table:table-cell table:formula="of:=[.D19]-[.D$1]" office:value-type="float" office:value="347" calcext:value-type="float">
            <text:p>347</text:p>
          </table:table-cell>
          <table:table-cell table:formula="of:=SQRT([.E19]^2 + [.F19]^2 + [.G19]^2)" office:value-type="float" office:value="372.699946337533" calcext:value-type="float">
            <text:p>372.70</text:p>
          </table:table-cell>
          <table:table-cell table:formula="of:=[.E19]/[.$H19]" office:value-type="float" office:value="0.00134156177083851" calcext:value-type="float">
            <text:p>0.00</text:p>
          </table:table-cell>
          <table:table-cell table:formula="of:=[.F19]/[.$H19]" office:value-type="float" office:value="-0.364904801668076" calcext:value-type="float">
            <text:p>-0.36</text:p>
          </table:table-cell>
          <table:table-cell table:formula="of:=[.G19]/[.$H19]" office:value-type="float" office:value="0.931043868961929" calcext:value-type="float">
            <text:p>0.93</text:p>
          </table:table-cell>
          <table:table-cell table:formula="of:=MOD(DEGREES(ATAN2([.I19];[.J19]))+360; 360)" office:value-type="float" office:value="270.210645299155" calcext:value-type="float">
            <text:p>270.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7" calcext:value-type="float">
            <text:p>177</text:p>
          </table:table-cell>
          <table:table-cell office:value-type="float" office:value="497" calcext:value-type="float">
            <text:p>497</text:p>
          </table:table-cell>
          <table:table-cell table:formula="of:=[.B20]-[.B$1]" office:value-type="float" office:value="0.5" calcext:value-type="float">
            <text:p>0.5</text:p>
          </table:table-cell>
          <table:table-cell table:formula="of:=[.C20]-[.C$1]" office:value-type="float" office:value="-121" calcext:value-type="float">
            <text:p>-121</text:p>
          </table:table-cell>
          <table:table-cell table:formula="of:=[.D20]-[.D$1]" office:value-type="float" office:value="361" calcext:value-type="float">
            <text:p>361</text:p>
          </table:table-cell>
          <table:table-cell table:formula="of:=SQRT([.E20]^2 + [.F20]^2 + [.G20]^2)" office:value-type="float" office:value="380.739083888166" calcext:value-type="float">
            <text:p>380.74</text:p>
          </table:table-cell>
          <table:table-cell table:formula="of:=[.E20]/[.$H20]" office:value-type="float" office:value="0.00131323528673212" calcext:value-type="float">
            <text:p>0.00</text:p>
          </table:table-cell>
          <table:table-cell table:formula="of:=[.F20]/[.$H20]" office:value-type="float" office:value="-0.317802939389173" calcext:value-type="float">
            <text:p>-0.32</text:p>
          </table:table-cell>
          <table:table-cell table:formula="of:=[.G20]/[.$H20]" office:value-type="float" office:value="0.94815587702059" calcext:value-type="float">
            <text:p>0.95</text:p>
          </table:table-cell>
          <table:table-cell table:formula="of:=MOD(DEGREES(ATAN2([.I20];[.J20]))+360; 360)" office:value-type="float" office:value="270.236758071907" calcext:value-type="float">
            <text:p>270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171" calcext:value-type="float">
            <text:p>171</text:p>
          </table:table-cell>
          <table:table-cell office:value-type="float" office:value="501" calcext:value-type="float">
            <text:p>501</text:p>
          </table:table-cell>
          <table:table-cell table:formula="of:=[.B21]-[.B$1]" office:value-type="float" office:value="6.5" calcext:value-type="float">
            <text:p>6.5</text:p>
          </table:table-cell>
          <table:table-cell table:formula="of:=[.C21]-[.C$1]" office:value-type="float" office:value="-127" calcext:value-type="float">
            <text:p>-127</text:p>
          </table:table-cell>
          <table:table-cell table:formula="of:=[.D21]-[.D$1]" office:value-type="float" office:value="365" calcext:value-type="float">
            <text:p>365</text:p>
          </table:table-cell>
          <table:table-cell table:formula="of:=SQRT([.E21]^2 + [.F21]^2 + [.G21]^2)" office:value-type="float" office:value="386.518110830528" calcext:value-type="float">
            <text:p>386.52</text:p>
          </table:table-cell>
          <table:table-cell table:formula="of:=[.E21]/[.$H21]" office:value-type="float" office:value="0.016816805779251" calcext:value-type="float">
            <text:p>0.02</text:p>
          </table:table-cell>
          <table:table-cell table:formula="of:=[.F21]/[.$H21]" office:value-type="float" office:value="-0.328574512917674" calcext:value-type="float">
            <text:p>-0.33</text:p>
          </table:table-cell>
          <table:table-cell table:formula="of:=[.G21]/[.$H21]" office:value-type="float" office:value="0.944328324527172" calcext:value-type="float">
            <text:p>0.94</text:p>
          </table:table-cell>
          <table:table-cell table:formula="of:=MOD(DEGREES(ATAN2([.I21];[.J21]))+360; 360)" office:value-type="float" office:value="272.92990464061" calcext:value-type="float">
            <text:p>272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166" calcext:value-type="float">
            <text:p>166</text:p>
          </table:table-cell>
          <table:table-cell office:value-type="float" office:value="491" calcext:value-type="float">
            <text:p>491</text:p>
          </table:table-cell>
          <table:table-cell table:formula="of:=[.B22]-[.B$1]" office:value-type="float" office:value="6.5" calcext:value-type="float">
            <text:p>6.5</text:p>
          </table:table-cell>
          <table:table-cell table:formula="of:=[.C22]-[.C$1]" office:value-type="float" office:value="-132" calcext:value-type="float">
            <text:p>-132</text:p>
          </table:table-cell>
          <table:table-cell table:formula="of:=[.D22]-[.D$1]" office:value-type="float" office:value="355" calcext:value-type="float">
            <text:p>355</text:p>
          </table:table-cell>
          <table:table-cell table:formula="of:=SQRT([.E22]^2 + [.F22]^2 + [.G22]^2)" office:value-type="float" office:value="378.802389116014" calcext:value-type="float">
            <text:p>378.80</text:p>
          </table:table-cell>
          <table:table-cell table:formula="of:=[.E22]/[.$H22]" office:value-type="float" office:value="0.0171593426724911" calcext:value-type="float">
            <text:p>0.02</text:p>
          </table:table-cell>
          <table:table-cell table:formula="of:=[.F22]/[.$H22]" office:value-type="float" office:value="-0.348466651195204" calcext:value-type="float">
            <text:p>-0.35</text:p>
          </table:table-cell>
          <table:table-cell table:formula="of:=[.G22]/[.$H22]" office:value-type="float" office:value="0.937164099805284" calcext:value-type="float">
            <text:p>0.94</text:p>
          </table:table-cell>
          <table:table-cell table:formula="of:=MOD(DEGREES(ATAN2([.I22];[.J22]))+360; 360)" office:value-type="float" office:value="272.819105948873" calcext:value-type="float">
            <text:p>272.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2" calcext:value-type="float">
            <text:p>172</text:p>
          </table:table-cell>
          <table:table-cell office:value-type="float" office:value="506" calcext:value-type="float">
            <text:p>506</text:p>
          </table:table-cell>
          <table:table-cell table:formula="of:=[.B23]-[.B$1]" office:value-type="float" office:value="-3.5" calcext:value-type="float">
            <text:p>-3.5</text:p>
          </table:table-cell>
          <table:table-cell table:formula="of:=[.C23]-[.C$1]" office:value-type="float" office:value="-126" calcext:value-type="float">
            <text:p>-126</text:p>
          </table:table-cell>
          <table:table-cell table:formula="of:=[.D23]-[.D$1]" office:value-type="float" office:value="370" calcext:value-type="float">
            <text:p>370</text:p>
          </table:table-cell>
          <table:table-cell table:formula="of:=SQRT([.E23]^2 + [.F23]^2 + [.G23]^2)" office:value-type="float" office:value="390.881375867411" calcext:value-type="float">
            <text:p>390.88</text:p>
          </table:table-cell>
          <table:table-cell table:formula="of:=[.E23]/[.$H23]" office:value-type="float" office:value="-0.00895412320997156" calcext:value-type="float">
            <text:p>-0.01</text:p>
          </table:table-cell>
          <table:table-cell table:formula="of:=[.F23]/[.$H23]" office:value-type="float" office:value="-0.322348435558976" calcext:value-type="float">
            <text:p>-0.32</text:p>
          </table:table-cell>
          <table:table-cell table:formula="of:=[.G23]/[.$H23]" office:value-type="float" office:value="0.946578739339851" calcext:value-type="float">
            <text:p>0.95</text:p>
          </table:table-cell>
          <table:table-cell table:formula="of:=MOD(DEGREES(ATAN2([.I23];[.J23]))+360; 360)" office:value-type="float" office:value="268.408859728805" calcext:value-type="float">
            <text:p>268.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5" calcext:value-type="float">
            <text:p>175</text:p>
          </table:table-cell>
          <table:table-cell office:value-type="float" office:value="509" calcext:value-type="float">
            <text:p>509</text:p>
          </table:table-cell>
          <table:table-cell table:formula="of:=[.B24]-[.B$1]" office:value-type="float" office:value="-1.5" calcext:value-type="float">
            <text:p>-1.5</text:p>
          </table:table-cell>
          <table:table-cell table:formula="of:=[.C24]-[.C$1]" office:value-type="float" office:value="-123" calcext:value-type="float">
            <text:p>-123</text:p>
          </table:table-cell>
          <table:table-cell table:formula="of:=[.D24]-[.D$1]" office:value-type="float" office:value="373" calcext:value-type="float">
            <text:p>373</text:p>
          </table:table-cell>
          <table:table-cell table:formula="of:=SQRT([.E24]^2 + [.F24]^2 + [.G24]^2)" office:value-type="float" office:value="392.759786638093" calcext:value-type="float">
            <text:p>392.76</text:p>
          </table:table-cell>
          <table:table-cell table:formula="of:=[.E24]/[.$H24]" office:value-type="float" office:value="-0.00381912825862229" calcext:value-type="float">
            <text:p>0.00</text:p>
          </table:table-cell>
          <table:table-cell table:formula="of:=[.F24]/[.$H24]" office:value-type="float" office:value="-0.313168517207028" calcext:value-type="float">
            <text:p>-0.31</text:p>
          </table:table-cell>
          <table:table-cell table:formula="of:=[.G24]/[.$H24]" office:value-type="float" office:value="0.949689893644076" calcext:value-type="float">
            <text:p>0.95</text:p>
          </table:table-cell>
          <table:table-cell table:formula="of:=MOD(DEGREES(ATAN2([.I24];[.J24]))+360; 360)" office:value-type="float" office:value="269.301305617016" calcext:value-type="float">
            <text:p>269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5" calcext:value-type="float">
            <text:p>175</text:p>
          </table:table-cell>
          <table:table-cell office:value-type="float" office:value="504" calcext:value-type="float">
            <text:p>504</text:p>
          </table:table-cell>
          <table:table-cell table:formula="of:=[.B25]-[.B$1]" office:value-type="float" office:value="-1.5" calcext:value-type="float">
            <text:p>-1.5</text:p>
          </table:table-cell>
          <table:table-cell table:formula="of:=[.C25]-[.C$1]" office:value-type="float" office:value="-123" calcext:value-type="float">
            <text:p>-123</text:p>
          </table:table-cell>
          <table:table-cell table:formula="of:=[.D25]-[.D$1]" office:value-type="float" office:value="368" calcext:value-type="float">
            <text:p>368</text:p>
          </table:table-cell>
          <table:table-cell table:formula="of:=SQRT([.E25]^2 + [.F25]^2 + [.G25]^2)" office:value-type="float" office:value="388.014497151846" calcext:value-type="float">
            <text:p>388.01</text:p>
          </table:table-cell>
          <table:table-cell table:formula="of:=[.E25]/[.$H25]" office:value-type="float" office:value="-0.00386583493918524" calcext:value-type="float">
            <text:p>0.00</text:p>
          </table:table-cell>
          <table:table-cell table:formula="of:=[.F25]/[.$H25]" office:value-type="float" office:value="-0.31699846501319" calcext:value-type="float">
            <text:p>-0.32</text:p>
          </table:table-cell>
          <table:table-cell table:formula="of:=[.G25]/[.$H25]" office:value-type="float" office:value="0.94841817174678" calcext:value-type="float">
            <text:p>0.95</text:p>
          </table:table-cell>
          <table:table-cell table:formula="of:=MOD(DEGREES(ATAN2([.I25];[.J25]))+360; 360)" office:value-type="float" office:value="269.301305617016" calcext:value-type="float">
            <text:p>269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7" calcext:value-type="float">
            <text:p>177</text:p>
          </table:table-cell>
          <table:table-cell office:value-type="float" office:value="509" calcext:value-type="float">
            <text:p>509</text:p>
          </table:table-cell>
          <table:table-cell table:formula="of:=[.B26]-[.B$1]" office:value-type="float" office:value="-3.5" calcext:value-type="float">
            <text:p>-3.5</text:p>
          </table:table-cell>
          <table:table-cell table:formula="of:=[.C26]-[.C$1]" office:value-type="float" office:value="-121" calcext:value-type="float">
            <text:p>-121</text:p>
          </table:table-cell>
          <table:table-cell table:formula="of:=[.D26]-[.D$1]" office:value-type="float" office:value="373" calcext:value-type="float">
            <text:p>373</text:p>
          </table:table-cell>
          <table:table-cell table:formula="of:=SQRT([.E26]^2 + [.F26]^2 + [.G26]^2)" office:value-type="float" office:value="392.150800075685" calcext:value-type="float">
            <text:p>392.15</text:p>
          </table:table-cell>
          <table:table-cell table:formula="of:=[.E26]/[.$H26]" office:value-type="float" office:value="-0.00892513798091066" calcext:value-type="float">
            <text:p>-0.01</text:p>
          </table:table-cell>
          <table:table-cell table:formula="of:=[.F26]/[.$H26]" office:value-type="float" office:value="-0.308554770197197" calcext:value-type="float">
            <text:p>-0.31</text:p>
          </table:table-cell>
          <table:table-cell table:formula="of:=[.G26]/[.$H26]" office:value-type="float" office:value="0.951164704822764" calcext:value-type="float">
            <text:p>0.95</text:p>
          </table:table-cell>
          <table:table-cell table:formula="of:=MOD(DEGREES(ATAN2([.I26];[.J26]))+360; 360)" office:value-type="float" office:value="268.343146052477" calcext:value-type="float">
            <text:p>268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7" calcext:value-type="float">
            <text:p>177</text:p>
          </table:table-cell>
          <table:table-cell office:value-type="float" office:value="500" calcext:value-type="float">
            <text:p>500</text:p>
          </table:table-cell>
          <table:table-cell table:formula="of:=[.B27]-[.B$1]" office:value-type="float" office:value="3.5" calcext:value-type="float">
            <text:p>3.5</text:p>
          </table:table-cell>
          <table:table-cell table:formula="of:=[.C27]-[.C$1]" office:value-type="float" office:value="-121" calcext:value-type="float">
            <text:p>-121</text:p>
          </table:table-cell>
          <table:table-cell table:formula="of:=[.D27]-[.D$1]" office:value-type="float" office:value="364" calcext:value-type="float">
            <text:p>364</text:p>
          </table:table-cell>
          <table:table-cell table:formula="of:=SQRT([.E27]^2 + [.F27]^2 + [.G27]^2)" office:value-type="float" office:value="383.600377997728" calcext:value-type="float">
            <text:p>383.60</text:p>
          </table:table-cell>
          <table:table-cell table:formula="of:=[.E27]/[.$H27]" office:value-type="float" office:value="0.00912407860041454" calcext:value-type="float">
            <text:p>0.01</text:p>
          </table:table-cell>
          <table:table-cell table:formula="of:=[.F27]/[.$H27]" office:value-type="float" office:value="-0.315432431614331" calcext:value-type="float">
            <text:p>-0.32</text:p>
          </table:table-cell>
          <table:table-cell table:formula="of:=[.G27]/[.$H27]" office:value-type="float" office:value="0.948904174443112" calcext:value-type="float">
            <text:p>0.95</text:p>
          </table:table-cell>
          <table:table-cell table:formula="of:=MOD(DEGREES(ATAN2([.I27];[.J27]))+360; 360)" office:value-type="float" office:value="271.656853947522" calcext:value-type="float">
            <text:p>271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2" calcext:value-type="float">
            <text:p>172</text:p>
          </table:table-cell>
          <table:table-cell office:value-type="float" office:value="506" calcext:value-type="float">
            <text:p>506</text:p>
          </table:table-cell>
          <table:table-cell table:formula="of:=[.B28]-[.B$1]" office:value-type="float" office:value="3.5" calcext:value-type="float">
            <text:p>3.5</text:p>
          </table:table-cell>
          <table:table-cell table:formula="of:=[.C28]-[.C$1]" office:value-type="float" office:value="-126" calcext:value-type="float">
            <text:p>-126</text:p>
          </table:table-cell>
          <table:table-cell table:formula="of:=[.D28]-[.D$1]" office:value-type="float" office:value="370" calcext:value-type="float">
            <text:p>370</text:p>
          </table:table-cell>
          <table:table-cell table:formula="of:=SQRT([.E28]^2 + [.F28]^2 + [.G28]^2)" office:value-type="float" office:value="390.881375867411" calcext:value-type="float">
            <text:p>390.88</text:p>
          </table:table-cell>
          <table:table-cell table:formula="of:=[.E28]/[.$H28]" office:value-type="float" office:value="0.00895412320997156" calcext:value-type="float">
            <text:p>0.01</text:p>
          </table:table-cell>
          <table:table-cell table:formula="of:=[.F28]/[.$H28]" office:value-type="float" office:value="-0.322348435558976" calcext:value-type="float">
            <text:p>-0.32</text:p>
          </table:table-cell>
          <table:table-cell table:formula="of:=[.G28]/[.$H28]" office:value-type="float" office:value="0.946578739339851" calcext:value-type="float">
            <text:p>0.95</text:p>
          </table:table-cell>
          <table:table-cell table:formula="of:=MOD(DEGREES(ATAN2([.I28];[.J28]))+360; 360)" office:value-type="float" office:value="271.591140271195" calcext:value-type="float">
            <text:p>271.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3" calcext:value-type="float">
            <text:p>-63</text:p>
          </table:table-cell>
          <table:table-cell office:value-type="float" office:value="176" calcext:value-type="float">
            <text:p>176</text:p>
          </table:table-cell>
          <table:table-cell office:value-type="float" office:value="503" calcext:value-type="float">
            <text:p>503</text:p>
          </table:table-cell>
          <table:table-cell table:formula="of:=[.B29]-[.B$1]" office:value-type="float" office:value="-7.5" calcext:value-type="float">
            <text:p>-7.5</text:p>
          </table:table-cell>
          <table:table-cell table:formula="of:=[.C29]-[.C$1]" office:value-type="float" office:value="-122" calcext:value-type="float">
            <text:p>-122</text:p>
          </table:table-cell>
          <table:table-cell table:formula="of:=[.D29]-[.D$1]" office:value-type="float" office:value="367" calcext:value-type="float">
            <text:p>367</text:p>
          </table:table-cell>
          <table:table-cell table:formula="of:=SQRT([.E29]^2 + [.F29]^2 + [.G29]^2)" office:value-type="float" office:value="386.81940230552" calcext:value-type="float">
            <text:p>386.82</text:p>
          </table:table-cell>
          <table:table-cell table:formula="of:=[.E29]/[.$H29]" office:value-type="float" office:value="-0.0193888929957973" calcext:value-type="float">
            <text:p>-0.02</text:p>
          </table:table-cell>
          <table:table-cell table:formula="of:=[.F29]/[.$H29]" office:value-type="float" office:value="-0.315392659398303" calcext:value-type="float">
            <text:p>-0.32</text:p>
          </table:table-cell>
          <table:table-cell table:formula="of:=[.G29]/[.$H29]" office:value-type="float" office:value="0.948763163927681" calcext:value-type="float">
            <text:p>0.95</text:p>
          </table:table-cell>
          <table:table-cell table:formula="of:=MOD(DEGREES(ATAN2([.I29];[.J29]))+360; 360)" office:value-type="float" office:value="266.482145604198" calcext:value-type="float">
            <text:p>266.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82" calcext:value-type="float">
            <text:p>182</text:p>
          </table:table-cell>
          <table:table-cell office:value-type="float" office:value="500" calcext:value-type="float">
            <text:p>500</text:p>
          </table:table-cell>
          <table:table-cell table:formula="of:=[.B30]-[.B$1]" office:value-type="float" office:value="0.5" calcext:value-type="float">
            <text:p>0.5</text:p>
          </table:table-cell>
          <table:table-cell table:formula="of:=[.C30]-[.C$1]" office:value-type="float" office:value="-116" calcext:value-type="float">
            <text:p>-116</text:p>
          </table:table-cell>
          <table:table-cell table:formula="of:=[.D30]-[.D$1]" office:value-type="float" office:value="364" calcext:value-type="float">
            <text:p>364</text:p>
          </table:table-cell>
          <table:table-cell table:formula="of:=SQRT([.E30]^2 + [.F30]^2 + [.G30]^2)" office:value-type="float" office:value="382.03697465036" calcext:value-type="float">
            <text:p>382.04</text:p>
          </table:table-cell>
          <table:table-cell table:formula="of:=[.E30]/[.$H30]" office:value-type="float" office:value="0.00130877384435786" calcext:value-type="float">
            <text:p>0.00</text:p>
          </table:table-cell>
          <table:table-cell table:formula="of:=[.F30]/[.$H30]" office:value-type="float" office:value="-0.303635531891025" calcext:value-type="float">
            <text:p>-0.30</text:p>
          </table:table-cell>
          <table:table-cell table:formula="of:=[.G30]/[.$H30]" office:value-type="float" office:value="0.952787358692525" calcext:value-type="float">
            <text:p>0.95</text:p>
          </table:table-cell>
          <table:table-cell table:formula="of:=MOD(DEGREES(ATAN2([.I30];[.J30]))+360; 360)" office:value-type="float" office:value="270.246963037426" calcext:value-type="float">
            <text:p>27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78" calcext:value-type="float">
            <text:p>178</text:p>
          </table:table-cell>
          <table:table-cell office:value-type="float" office:value="501" calcext:value-type="float">
            <text:p>501</text:p>
          </table:table-cell>
          <table:table-cell table:formula="of:=[.B31]-[.B$1]" office:value-type="float" office:value="4.5" calcext:value-type="float">
            <text:p>4.5</text:p>
          </table:table-cell>
          <table:table-cell table:formula="of:=[.C31]-[.C$1]" office:value-type="float" office:value="-120" calcext:value-type="float">
            <text:p>-120</text:p>
          </table:table-cell>
          <table:table-cell table:formula="of:=[.D31]-[.D$1]" office:value-type="float" office:value="365" calcext:value-type="float">
            <text:p>365</text:p>
          </table:table-cell>
          <table:table-cell table:formula="of:=SQRT([.E31]^2 + [.F31]^2 + [.G31]^2)" office:value-type="float" office:value="384.246340255831" calcext:value-type="float">
            <text:p>384.25</text:p>
          </table:table-cell>
          <table:table-cell table:formula="of:=[.E31]/[.$H31]" office:value-type="float" office:value="0.0117112371115985" calcext:value-type="float">
            <text:p>0.01</text:p>
          </table:table-cell>
          <table:table-cell table:formula="of:=[.F31]/[.$H31]" office:value-type="float" office:value="-0.312299656309294" calcext:value-type="float">
            <text:p>-0.31</text:p>
          </table:table-cell>
          <table:table-cell table:formula="of:=[.G31]/[.$H31]" office:value-type="float" office:value="0.949911454607435" calcext:value-type="float">
            <text:p>0.95</text:p>
          </table:table-cell>
          <table:table-cell table:formula="of:=MOD(DEGREES(ATAN2([.I31];[.J31]))+360; 360)" office:value-type="float" office:value="272.147585428298" calcext:value-type="float">
            <text:p>272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9" calcext:value-type="float">
            <text:p>179</text:p>
          </table:table-cell>
          <table:table-cell office:value-type="float" office:value="500" calcext:value-type="float">
            <text:p>500</text:p>
          </table:table-cell>
          <table:table-cell table:formula="of:=[.B32]-[.B$1]" office:value-type="float" office:value="-3.5" calcext:value-type="float">
            <text:p>-3.5</text:p>
          </table:table-cell>
          <table:table-cell table:formula="of:=[.C32]-[.C$1]" office:value-type="float" office:value="-119" calcext:value-type="float">
            <text:p>-119</text:p>
          </table:table-cell>
          <table:table-cell table:formula="of:=[.D32]-[.D$1]" office:value-type="float" office:value="364" calcext:value-type="float">
            <text:p>364</text:p>
          </table:table-cell>
          <table:table-cell table:formula="of:=SQRT([.E32]^2 + [.F32]^2 + [.G32]^2)" office:value-type="float" office:value="382.974215842268" calcext:value-type="float">
            <text:p>382.97</text:p>
          </table:table-cell>
          <table:table-cell table:formula="of:=[.E32]/[.$H32]" office:value-type="float" office:value="-0.00913899645254842" calcext:value-type="float">
            <text:p>-0.01</text:p>
          </table:table-cell>
          <table:table-cell table:formula="of:=[.F32]/[.$H32]" office:value-type="float" office:value="-0.310725879386646" calcext:value-type="float">
            <text:p>-0.31</text:p>
          </table:table-cell>
          <table:table-cell table:formula="of:=[.G32]/[.$H32]" office:value-type="float" office:value="0.950455631065036" calcext:value-type="float">
            <text:p>0.95</text:p>
          </table:table-cell>
          <table:table-cell table:formula="of:=MOD(DEGREES(ATAN2([.I32];[.J32]))+360; 360)" office:value-type="float" office:value="268.315315682104" calcext:value-type="float">
            <text:p>26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166" calcext:value-type="float">
            <text:p>166</text:p>
          </table:table-cell>
          <table:table-cell office:value-type="float" office:value="498" calcext:value-type="float">
            <text:p>498</text:p>
          </table:table-cell>
          <table:table-cell table:formula="of:=[.B33]-[.B$1]" office:value-type="float" office:value="6.5" calcext:value-type="float">
            <text:p>6.5</text:p>
          </table:table-cell>
          <table:table-cell table:formula="of:=[.C33]-[.C$1]" office:value-type="float" office:value="-132" calcext:value-type="float">
            <text:p>-132</text:p>
          </table:table-cell>
          <table:table-cell table:formula="of:=[.D33]-[.D$1]" office:value-type="float" office:value="362" calcext:value-type="float">
            <text:p>362</text:p>
          </table:table-cell>
          <table:table-cell table:formula="of:=SQRT([.E33]^2 + [.F33]^2 + [.G33]^2)" office:value-type="float" office:value="385.370276487432" calcext:value-type="float">
            <text:p>385.37</text:p>
          </table:table-cell>
          <table:table-cell table:formula="of:=[.E33]/[.$H33]" office:value-type="float" office:value="0.0168668950268975" calcext:value-type="float">
            <text:p>0.02</text:p>
          </table:table-cell>
          <table:table-cell table:formula="of:=[.F33]/[.$H33]" office:value-type="float" office:value="-0.342527714392381" calcext:value-type="float">
            <text:p>-0.34</text:p>
          </table:table-cell>
          <table:table-cell table:formula="of:=[.G33]/[.$H33]" office:value-type="float" office:value="0.939356307651832" calcext:value-type="float">
            <text:p>0.94</text:p>
          </table:table-cell>
          <table:table-cell table:formula="of:=MOD(DEGREES(ATAN2([.I33];[.J33]))+360; 360)" office:value-type="float" office:value="272.819105948873" calcext:value-type="float">
            <text:p>272.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3" calcext:value-type="float">
            <text:p>-63</text:p>
          </table:table-cell>
          <table:table-cell office:value-type="float" office:value="171" calcext:value-type="float">
            <text:p>171</text:p>
          </table:table-cell>
          <table:table-cell office:value-type="float" office:value="501" calcext:value-type="float">
            <text:p>501</text:p>
          </table:table-cell>
          <table:table-cell table:formula="of:=[.B34]-[.B$1]" office:value-type="float" office:value="-7.5" calcext:value-type="float">
            <text:p>-7.5</text:p>
          </table:table-cell>
          <table:table-cell table:formula="of:=[.C34]-[.C$1]" office:value-type="float" office:value="-127" calcext:value-type="float">
            <text:p>-127</text:p>
          </table:table-cell>
          <table:table-cell table:formula="of:=[.D34]-[.D$1]" office:value-type="float" office:value="365" calcext:value-type="float">
            <text:p>365</text:p>
          </table:table-cell>
          <table:table-cell table:formula="of:=SQRT([.E34]^2 + [.F34]^2 + [.G34]^2)" office:value-type="float" office:value="386.536220812487" calcext:value-type="float">
            <text:p>386.54</text:p>
          </table:table-cell>
          <table:table-cell table:formula="of:=[.E34]/[.$H34]" office:value-type="float" office:value="-0.0194030975525016" calcext:value-type="float">
            <text:p>-0.02</text:p>
          </table:table-cell>
          <table:table-cell table:formula="of:=[.F34]/[.$H34]" office:value-type="float" office:value="-0.328559118555694" calcext:value-type="float">
            <text:p>-0.33</text:p>
          </table:table-cell>
          <table:table-cell table:formula="of:=[.G34]/[.$H34]" office:value-type="float" office:value="0.944284080888412" calcext:value-type="float">
            <text:p>0.94</text:p>
          </table:table-cell>
          <table:table-cell table:formula="of:=MOD(DEGREES(ATAN2([.I34];[.J34]))+360; 360)" office:value-type="float" office:value="266.620316216677" calcext:value-type="float">
            <text:p>26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table:formula="of:=[.B35]-[.B$1]" office:value-type="float" office:value="0.5" calcext:value-type="float">
            <text:p>0.5</text:p>
          </table:table-cell>
          <table:table-cell table:formula="of:=[.C35]-[.C$1]" office:value-type="float" office:value="-123" calcext:value-type="float">
            <text:p>-123</text:p>
          </table:table-cell>
          <table:table-cell table:formula="of:=[.D35]-[.D$1]" office:value-type="float" office:value="364" calcext:value-type="float">
            <text:p>364</text:p>
          </table:table-cell>
          <table:table-cell table:formula="of:=SQRT([.E35]^2 + [.F35]^2 + [.G35]^2)" office:value-type="float" office:value="384.220314403078" calcext:value-type="float">
            <text:p>384.22</text:p>
          </table:table-cell>
          <table:table-cell table:formula="of:=[.E35]/[.$H35]" office:value-type="float" office:value="0.00130133671036316" calcext:value-type="float">
            <text:p>0.00</text:p>
          </table:table-cell>
          <table:table-cell table:formula="of:=[.F35]/[.$H35]" office:value-type="float" office:value="-0.320128830749337" calcext:value-type="float">
            <text:p>-0.32</text:p>
          </table:table-cell>
          <table:table-cell table:formula="of:=[.G35]/[.$H35]" office:value-type="float" office:value="0.94737312514438" calcext:value-type="float">
            <text:p>0.95</text:p>
          </table:table-cell>
          <table:table-cell table:formula="of:=MOD(DEGREES(ATAN2([.I35];[.J35]))+360; 360)" office:value-type="float" office:value="270.232908389921" calcext:value-type="float">
            <text:p>270.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81" calcext:value-type="float">
            <text:p>181</text:p>
          </table:table-cell>
          <table:table-cell office:value-type="float" office:value="515" calcext:value-type="float">
            <text:p>515</text:p>
          </table:table-cell>
          <table:table-cell table:formula="of:=[.B36]-[.B$1]" office:value-type="float" office:value="-0.5" calcext:value-type="float">
            <text:p>-0.5</text:p>
          </table:table-cell>
          <table:table-cell table:formula="of:=[.C36]-[.C$1]" office:value-type="float" office:value="-117" calcext:value-type="float">
            <text:p>-117</text:p>
          </table:table-cell>
          <table:table-cell table:formula="of:=[.D36]-[.D$1]" office:value-type="float" office:value="379" calcext:value-type="float">
            <text:p>379</text:p>
          </table:table-cell>
          <table:table-cell table:formula="of:=SQRT([.E36]^2 + [.F36]^2 + [.G36]^2)" office:value-type="float" office:value="396.648774106261" calcext:value-type="float">
            <text:p>396.65</text:p>
          </table:table-cell>
          <table:table-cell table:formula="of:=[.E36]/[.$H36]" office:value-type="float" office:value="-0.00126056106218055" calcext:value-type="float">
            <text:p>0.00</text:p>
          </table:table-cell>
          <table:table-cell table:formula="of:=[.F36]/[.$H36]" office:value-type="float" office:value="-0.294971288550248" calcext:value-type="float">
            <text:p>-0.29</text:p>
          </table:table-cell>
          <table:table-cell table:formula="of:=[.G36]/[.$H36]" office:value-type="float" office:value="0.955505285132853" calcext:value-type="float">
            <text:p>0.96</text:p>
          </table:table-cell>
          <table:table-cell table:formula="of:=MOD(DEGREES(ATAN2([.I36];[.J36]))+360; 360)" office:value-type="float" office:value="269.755147731956" calcext:value-type="float">
            <text:p>269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171" calcext:value-type="float">
            <text:p>171</text:p>
          </table:table-cell>
          <table:table-cell office:value-type="float" office:value="501" calcext:value-type="float">
            <text:p>501</text:p>
          </table:table-cell>
          <table:table-cell table:formula="of:=[.B37]-[.B$1]" office:value-type="float" office:value="-2.5" calcext:value-type="float">
            <text:p>-2.5</text:p>
          </table:table-cell>
          <table:table-cell table:formula="of:=[.C37]-[.C$1]" office:value-type="float" office:value="-127" calcext:value-type="float">
            <text:p>-127</text:p>
          </table:table-cell>
          <table:table-cell table:formula="of:=[.D37]-[.D$1]" office:value-type="float" office:value="365" calcext:value-type="float">
            <text:p>365</text:p>
          </table:table-cell>
          <table:table-cell table:formula="of:=SQRT([.E37]^2 + [.F37]^2 + [.G37]^2)" office:value-type="float" office:value="386.471538408716" calcext:value-type="float">
            <text:p>386.47</text:p>
          </table:table-cell>
          <table:table-cell table:formula="of:=[.E37]/[.$H37]" office:value-type="float" office:value="-0.00646878166059438" calcext:value-type="float">
            <text:p>-0.01</text:p>
          </table:table-cell>
          <table:table-cell table:formula="of:=[.F37]/[.$H37]" office:value-type="float" office:value="-0.328614108358194" calcext:value-type="float">
            <text:p>-0.33</text:p>
          </table:table-cell>
          <table:table-cell table:formula="of:=[.G37]/[.$H37]" office:value-type="float" office:value="0.944442122446779" calcext:value-type="float">
            <text:p>0.94</text:p>
          </table:table-cell>
          <table:table-cell table:formula="of:=MOD(DEGREES(ATAN2([.I37];[.J37]))+360; 360)" office:value-type="float" office:value="268.872275974141" calcext:value-type="float">
            <text:p>268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5" calcext:value-type="float">
            <text:p>175</text:p>
          </table:table-cell>
          <table:table-cell office:value-type="float" office:value="497" calcext:value-type="float">
            <text:p>497</text:p>
          </table:table-cell>
          <table:table-cell table:formula="of:=[.B38]-[.B$1]" office:value-type="float" office:value="0.5" calcext:value-type="float">
            <text:p>0.5</text:p>
          </table:table-cell>
          <table:table-cell table:formula="of:=[.C38]-[.C$1]" office:value-type="float" office:value="-123" calcext:value-type="float">
            <text:p>-123</text:p>
          </table:table-cell>
          <table:table-cell table:formula="of:=[.D38]-[.D$1]" office:value-type="float" office:value="361" calcext:value-type="float">
            <text:p>361</text:p>
          </table:table-cell>
          <table:table-cell table:formula="of:=SQRT([.E38]^2 + [.F38]^2 + [.G38]^2)" office:value-type="float" office:value="381.379404268243" calcext:value-type="float">
            <text:p>381.38</text:p>
          </table:table-cell>
          <table:table-cell table:formula="of:=[.E38]/[.$H38]" office:value-type="float" office:value="0.00131103041853913" calcext:value-type="float">
            <text:p>0.00</text:p>
          </table:table-cell>
          <table:table-cell table:formula="of:=[.F38]/[.$H38]" office:value-type="float" office:value="-0.322513482960627" calcext:value-type="float">
            <text:p>-0.32</text:p>
          </table:table-cell>
          <table:table-cell table:formula="of:=[.G38]/[.$H38]" office:value-type="float" office:value="0.946563962185254" calcext:value-type="float">
            <text:p>0.95</text:p>
          </table:table-cell>
          <table:table-cell table:formula="of:=MOD(DEGREES(ATAN2([.I38];[.J38]))+360; 360)" office:value-type="float" office:value="270.232908389921" calcext:value-type="float">
            <text:p>270.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173" calcext:value-type="float">
            <text:p>173</text:p>
          </table:table-cell>
          <table:table-cell office:value-type="float" office:value="498" calcext:value-type="float">
            <text:p>498</text:p>
          </table:table-cell>
          <table:table-cell table:formula="of:=[.B39]-[.B$1]" office:value-type="float" office:value="6.5" calcext:value-type="float">
            <text:p>6.5</text:p>
          </table:table-cell>
          <table:table-cell table:formula="of:=[.C39]-[.C$1]" office:value-type="float" office:value="-125" calcext:value-type="float">
            <text:p>-125</text:p>
          </table:table-cell>
          <table:table-cell table:formula="of:=[.D39]-[.D$1]" office:value-type="float" office:value="362" calcext:value-type="float">
            <text:p>362</text:p>
          </table:table-cell>
          <table:table-cell table:formula="of:=SQRT([.E39]^2 + [.F39]^2 + [.G39]^2)" office:value-type="float" office:value="383.029045896" calcext:value-type="float">
            <text:p>383.03</text:p>
          </table:table-cell>
          <table:table-cell table:formula="of:=[.E39]/[.$H39]" office:value-type="float" office:value="0.016969992405654" calcext:value-type="float">
            <text:p>0.02</text:p>
          </table:table-cell>
          <table:table-cell table:formula="of:=[.F39]/[.$H39]" office:value-type="float" office:value="-0.326346007801038" calcext:value-type="float">
            <text:p>-0.33</text:p>
          </table:table-cell>
          <table:table-cell table:formula="of:=[.G39]/[.$H39]" office:value-type="float" office:value="0.945098038591805" calcext:value-type="float">
            <text:p>0.95</text:p>
          </table:table-cell>
          <table:table-cell table:formula="of:=MOD(DEGREES(ATAN2([.I39];[.J39]))+360; 360)" office:value-type="float" office:value="272.976699468112" calcext:value-type="float">
            <text:p>272.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4" calcext:value-type="float">
            <text:p>-64</text:p>
          </table:table-cell>
          <table:table-cell office:value-type="float" office:value="182" calcext:value-type="float">
            <text:p>182</text:p>
          </table:table-cell>
          <table:table-cell office:value-type="float" office:value="500" calcext:value-type="float">
            <text:p>500</text:p>
          </table:table-cell>
          <table:table-cell table:formula="of:=[.B40]-[.B$1]" office:value-type="float" office:value="-8.5" calcext:value-type="float">
            <text:p>-8.5</text:p>
          </table:table-cell>
          <table:table-cell table:formula="of:=[.C40]-[.C$1]" office:value-type="float" office:value="-116" calcext:value-type="float">
            <text:p>-116</text:p>
          </table:table-cell>
          <table:table-cell table:formula="of:=[.D40]-[.D$1]" office:value-type="float" office:value="364" calcext:value-type="float">
            <text:p>364</text:p>
          </table:table-cell>
          <table:table-cell table:formula="of:=SQRT([.E40]^2 + [.F40]^2 + [.G40]^2)" office:value-type="float" office:value="382.13119474861" calcext:value-type="float">
            <text:p>382.13</text:p>
          </table:table-cell>
          <table:table-cell table:formula="of:=[.E40]/[.$H40]" office:value-type="float" office:value="-0.0222436694957391" calcext:value-type="float">
            <text:p>-0.02</text:p>
          </table:table-cell>
          <table:table-cell table:formula="of:=[.F40]/[.$H40]" office:value-type="float" office:value="-0.303560666059499" calcext:value-type="float">
            <text:p>-0.30</text:p>
          </table:table-cell>
          <table:table-cell table:formula="of:=[.G40]/[.$H40]" office:value-type="float" office:value="0.952552434876358" calcext:value-type="float">
            <text:p>0.95</text:p>
          </table:table-cell>
          <table:table-cell table:formula="of:=MOD(DEGREES(ATAN2([.I40];[.J40]))+360; 360)" office:value-type="float" office:value="265.809092472675" calcext:value-type="float">
            <text:p>265.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2" calcext:value-type="float">
            <text:p>172</text:p>
          </table:table-cell>
          <table:table-cell office:value-type="float" office:value="497" calcext:value-type="float">
            <text:p>497</text:p>
          </table:table-cell>
          <table:table-cell table:formula="of:=[.B41]-[.B$1]" office:value-type="float" office:value="-1.5" calcext:value-type="float">
            <text:p>-1.5</text:p>
          </table:table-cell>
          <table:table-cell table:formula="of:=[.C41]-[.C$1]" office:value-type="float" office:value="-126" calcext:value-type="float">
            <text:p>-126</text:p>
          </table:table-cell>
          <table:table-cell table:formula="of:=[.D41]-[.D$1]" office:value-type="float" office:value="361" calcext:value-type="float">
            <text:p>361</text:p>
          </table:table-cell>
          <table:table-cell table:formula="of:=SQRT([.E41]^2 + [.F41]^2 + [.G41]^2)" office:value-type="float" office:value="382.360105136506" calcext:value-type="float">
            <text:p>382.36</text:p>
          </table:table-cell>
          <table:table-cell table:formula="of:=[.E41]/[.$H41]" office:value-type="float" office:value="-0.00392300341968074" calcext:value-type="float">
            <text:p>0.00</text:p>
          </table:table-cell>
          <table:table-cell table:formula="of:=[.F41]/[.$H41]" office:value-type="float" office:value="-0.329532287253182" calcext:value-type="float">
            <text:p>-0.33</text:p>
          </table:table-cell>
          <table:table-cell table:formula="of:=[.G41]/[.$H41]" office:value-type="float" office:value="0.944136156336498" calcext:value-type="float">
            <text:p>0.94</text:p>
          </table:table-cell>
          <table:table-cell table:formula="of:=MOD(DEGREES(ATAN2([.I41];[.J41]))+360; 360)" office:value-type="float" office:value="269.317939606827" calcext:value-type="float">
            <text:p>269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81" calcext:value-type="float">
            <text:p>181</text:p>
          </table:table-cell>
          <table:table-cell office:value-type="float" office:value="501" calcext:value-type="float">
            <text:p>501</text:p>
          </table:table-cell>
          <table:table-cell table:formula="of:=[.B42]-[.B$1]" office:value-type="float" office:value="2.5" calcext:value-type="float">
            <text:p>2.5</text:p>
          </table:table-cell>
          <table:table-cell table:formula="of:=[.C42]-[.C$1]" office:value-type="float" office:value="-117" calcext:value-type="float">
            <text:p>-117</text:p>
          </table:table-cell>
          <table:table-cell table:formula="of:=[.D42]-[.D$1]" office:value-type="float" office:value="365" calcext:value-type="float">
            <text:p>365</text:p>
          </table:table-cell>
          <table:table-cell table:formula="of:=SQRT([.E42]^2 + [.F42]^2 + [.G42]^2)" office:value-type="float" office:value="383.301774063205" calcext:value-type="float">
            <text:p>383.30</text:p>
          </table:table-cell>
          <table:table-cell table:formula="of:=[.E42]/[.$H42]" office:value-type="float" office:value="0.00652227609984336" calcext:value-type="float">
            <text:p>0.01</text:p>
          </table:table-cell>
          <table:table-cell table:formula="of:=[.F42]/[.$H42]" office:value-type="float" office:value="-0.305242521472669" calcext:value-type="float">
            <text:p>-0.31</text:p>
          </table:table-cell>
          <table:table-cell table:formula="of:=[.G42]/[.$H42]" office:value-type="float" office:value="0.952252310577131" calcext:value-type="float">
            <text:p>0.95</text:p>
          </table:table-cell>
          <table:table-cell table:formula="of:=MOD(DEGREES(ATAN2([.I42];[.J42]))+360; 360)" office:value-type="float" office:value="271.224082522176" calcext:value-type="float">
            <text:p>271.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176" calcext:value-type="float">
            <text:p>176</text:p>
          </table:table-cell>
          <table:table-cell office:value-type="float" office:value="503" calcext:value-type="float">
            <text:p>503</text:p>
          </table:table-cell>
          <table:table-cell table:formula="of:=[.B43]-[.B$1]" office:value-type="float" office:value="6.5" calcext:value-type="float">
            <text:p>6.5</text:p>
          </table:table-cell>
          <table:table-cell table:formula="of:=[.C43]-[.C$1]" office:value-type="float" office:value="-122" calcext:value-type="float">
            <text:p>-122</text:p>
          </table:table-cell>
          <table:table-cell table:formula="of:=[.D43]-[.D$1]" office:value-type="float" office:value="367" calcext:value-type="float">
            <text:p>367</text:p>
          </table:table-cell>
          <table:table-cell table:formula="of:=SQRT([.E43]^2 + [.F43]^2 + [.G43]^2)" office:value-type="float" office:value="386.801305582078" calcext:value-type="float">
            <text:p>386.80</text:p>
          </table:table-cell>
          <table:table-cell table:formula="of:=[.E43]/[.$H43]" office:value-type="float" office:value="0.0168044934342155" calcext:value-type="float">
            <text:p>0.02</text:p>
          </table:table-cell>
          <table:table-cell table:formula="of:=[.F43]/[.$H43]" office:value-type="float" office:value="-0.315407415226813" calcext:value-type="float">
            <text:p>-0.32</text:p>
          </table:table-cell>
          <table:table-cell table:formula="of:=[.G43]/[.$H43]" office:value-type="float" office:value="0.948807552362627" calcext:value-type="float">
            <text:p>0.95</text:p>
          </table:table-cell>
          <table:table-cell table:formula="of:=MOD(DEGREES(ATAN2([.I43];[.J43]))+360; 360)" office:value-type="float" office:value="273.049760469268" calcext:value-type="float">
            <text:p>273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66" calcext:value-type="float">
            <text:p>166</text:p>
          </table:table-cell>
          <table:table-cell office:value-type="float" office:value="498" calcext:value-type="float">
            <text:p>498</text:p>
          </table:table-cell>
          <table:table-cell table:formula="of:=[.B44]-[.B$1]" office:value-type="float" office:value="4.5" calcext:value-type="float">
            <text:p>4.5</text:p>
          </table:table-cell>
          <table:table-cell table:formula="of:=[.C44]-[.C$1]" office:value-type="float" office:value="-132" calcext:value-type="float">
            <text:p>-132</text:p>
          </table:table-cell>
          <table:table-cell table:formula="of:=[.D44]-[.D$1]" office:value-type="float" office:value="362" calcext:value-type="float">
            <text:p>362</text:p>
          </table:table-cell>
          <table:table-cell table:formula="of:=SQRT([.E44]^2 + [.F44]^2 + [.G44]^2)" office:value-type="float" office:value="385.341731454043" calcext:value-type="float">
            <text:p>385.34</text:p>
          </table:table-cell>
          <table:table-cell table:formula="of:=[.E44]/[.$H44]" office:value-type="float" office:value="0.0116779461778504" calcext:value-type="float">
            <text:p>0.01</text:p>
          </table:table-cell>
          <table:table-cell table:formula="of:=[.F44]/[.$H44]" office:value-type="float" office:value="-0.342553087883612" calcext:value-type="float">
            <text:p>-0.34</text:p>
          </table:table-cell>
          <table:table-cell table:formula="of:=[.G44]/[.$H44]" office:value-type="float" office:value="0.939425892529299" calcext:value-type="float">
            <text:p>0.94</text:p>
          </table:table-cell>
          <table:table-cell table:formula="of:=MOD(DEGREES(ATAN2([.I44];[.J44]))+360; 360)" office:value-type="float" office:value="271.9525090494" calcext:value-type="float">
            <text:p>271.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173" calcext:value-type="float">
            <text:p>173</text:p>
          </table:table-cell>
          <table:table-cell office:value-type="float" office:value="498" calcext:value-type="float">
            <text:p>498</text:p>
          </table:table-cell>
          <table:table-cell table:formula="of:=[.B45]-[.B$1]" office:value-type="float" office:value="9.5" calcext:value-type="float">
            <text:p>9.5</text:p>
          </table:table-cell>
          <table:table-cell table:formula="of:=[.C45]-[.C$1]" office:value-type="float" office:value="-125" calcext:value-type="float">
            <text:p>-125</text:p>
          </table:table-cell>
          <table:table-cell table:formula="of:=[.D45]-[.D$1]" office:value-type="float" office:value="362" calcext:value-type="float">
            <text:p>362</text:p>
          </table:table-cell>
          <table:table-cell table:formula="of:=SQRT([.E45]^2 + [.F45]^2 + [.G45]^2)" office:value-type="float" office:value="383.091699205295" calcext:value-type="float">
            <text:p>383.09</text:p>
          </table:table-cell>
          <table:table-cell table:formula="of:=[.E45]/[.$H45]" office:value-type="float" office:value="0.0247982402639036" calcext:value-type="float">
            <text:p>0.02</text:p>
          </table:table-cell>
          <table:table-cell table:formula="of:=[.F45]/[.$H45]" office:value-type="float" office:value="-0.326292635051364" calcext:value-type="float">
            <text:p>-0.33</text:p>
          </table:table-cell>
          <table:table-cell table:formula="of:=[.G45]/[.$H45]" office:value-type="float" office:value="0.944943471108749" calcext:value-type="float">
            <text:p>0.94</text:p>
          </table:table-cell>
          <table:table-cell table:formula="of:=MOD(DEGREES(ATAN2([.I45];[.J45]))+360; 360)" office:value-type="float" office:value="274.346124354602" calcext:value-type="float">
            <text:p>274.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171" calcext:value-type="float">
            <text:p>171</text:p>
          </table:table-cell>
          <table:table-cell office:value-type="float" office:value="501" calcext:value-type="float">
            <text:p>501</text:p>
          </table:table-cell>
          <table:table-cell table:formula="of:=[.B46]-[.B$1]" office:value-type="float" office:value="6.5" calcext:value-type="float">
            <text:p>6.5</text:p>
          </table:table-cell>
          <table:table-cell table:formula="of:=[.C46]-[.C$1]" office:value-type="float" office:value="-127" calcext:value-type="float">
            <text:p>-127</text:p>
          </table:table-cell>
          <table:table-cell table:formula="of:=[.D46]-[.D$1]" office:value-type="float" office:value="365" calcext:value-type="float">
            <text:p>365</text:p>
          </table:table-cell>
          <table:table-cell table:formula="of:=SQRT([.E46]^2 + [.F46]^2 + [.G46]^2)" office:value-type="float" office:value="386.518110830528" calcext:value-type="float">
            <text:p>386.52</text:p>
          </table:table-cell>
          <table:table-cell table:formula="of:=[.E46]/[.$H46]" office:value-type="float" office:value="0.016816805779251" calcext:value-type="float">
            <text:p>0.02</text:p>
          </table:table-cell>
          <table:table-cell table:formula="of:=[.F46]/[.$H46]" office:value-type="float" office:value="-0.328574512917674" calcext:value-type="float">
            <text:p>-0.33</text:p>
          </table:table-cell>
          <table:table-cell table:formula="of:=[.G46]/[.$H46]" office:value-type="float" office:value="0.944328324527172" calcext:value-type="float">
            <text:p>0.94</text:p>
          </table:table-cell>
          <table:table-cell table:formula="of:=MOD(DEGREES(ATAN2([.I46];[.J46]))+360; 360)" office:value-type="float" office:value="272.92990464061" calcext:value-type="float">
            <text:p>272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3" calcext:value-type="float">
            <text:p>-63</text:p>
          </table:table-cell>
          <table:table-cell office:value-type="float" office:value="173" calcext:value-type="float">
            <text:p>173</text:p>
          </table:table-cell>
          <table:table-cell office:value-type="float" office:value="491" calcext:value-type="float">
            <text:p>491</text:p>
          </table:table-cell>
          <table:table-cell table:formula="of:=[.B47]-[.B$1]" office:value-type="float" office:value="-7.5" calcext:value-type="float">
            <text:p>-7.5</text:p>
          </table:table-cell>
          <table:table-cell table:formula="of:=[.C47]-[.C$1]" office:value-type="float" office:value="-125" calcext:value-type="float">
            <text:p>-125</text:p>
          </table:table-cell>
          <table:table-cell table:formula="of:=[.D47]-[.D$1]" office:value-type="float" office:value="355" calcext:value-type="float">
            <text:p>355</text:p>
          </table:table-cell>
          <table:table-cell table:formula="of:=SQRT([.E47]^2 + [.F47]^2 + [.G47]^2)" office:value-type="float" office:value="376.438906065778" calcext:value-type="float">
            <text:p>376.44</text:p>
          </table:table-cell>
          <table:table-cell table:formula="of:=[.E47]/[.$H47]" office:value-type="float" office:value="-0.019923551681689" calcext:value-type="float">
            <text:p>-0.02</text:p>
          </table:table-cell>
          <table:table-cell table:formula="of:=[.F47]/[.$H47]" office:value-type="float" office:value="-0.332059194694816" calcext:value-type="float">
            <text:p>-0.33</text:p>
          </table:table-cell>
          <table:table-cell table:formula="of:=[.G47]/[.$H47]" office:value-type="float" office:value="0.943048112933278" calcext:value-type="float">
            <text:p>0.94</text:p>
          </table:table-cell>
          <table:table-cell table:formula="of:=MOD(DEGREES(ATAN2([.I47];[.J47]))+360; 360)" office:value-type="float" office:value="266.566369637549" calcext:value-type="float">
            <text:p>266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5" calcext:value-type="float">
            <text:p>-65</text:p>
          </table:table-cell>
          <table:table-cell office:value-type="float" office:value="171" calcext:value-type="float">
            <text:p>171</text:p>
          </table:table-cell>
          <table:table-cell office:value-type="float" office:value="503" calcext:value-type="float">
            <text:p>503</text:p>
          </table:table-cell>
          <table:table-cell table:formula="of:=[.B48]-[.B$1]" office:value-type="float" office:value="-9.5" calcext:value-type="float">
            <text:p>-9.5</text:p>
          </table:table-cell>
          <table:table-cell table:formula="of:=[.C48]-[.C$1]" office:value-type="float" office:value="-127" calcext:value-type="float">
            <text:p>-127</text:p>
          </table:table-cell>
          <table:table-cell table:formula="of:=[.D48]-[.D$1]" office:value-type="float" office:value="367" calcext:value-type="float">
            <text:p>367</text:p>
          </table:table-cell>
          <table:table-cell table:formula="of:=SQRT([.E48]^2 + [.F48]^2 + [.G48]^2)" office:value-type="float" office:value="388.469110741124" calcext:value-type="float">
            <text:p>388.47</text:p>
          </table:table-cell>
          <table:table-cell table:formula="of:=[.E48]/[.$H48]" office:value-type="float" office:value="-0.0244549688439213" calcext:value-type="float">
            <text:p>-0.02</text:p>
          </table:table-cell>
          <table:table-cell table:formula="of:=[.F48]/[.$H48]" office:value-type="float" office:value="-0.326924320334526" calcext:value-type="float">
            <text:p>-0.33</text:p>
          </table:table-cell>
          <table:table-cell table:formula="of:=[.G48]/[.$H48]" office:value-type="float" office:value="0.94473405954938" calcext:value-type="float">
            <text:p>0.94</text:p>
          </table:table-cell>
          <table:table-cell table:formula="of:=MOD(DEGREES(ATAN2([.I48];[.J48]))+360; 360)" office:value-type="float" office:value="265.722062444653" calcext:value-type="float">
            <text:p>265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173" calcext:value-type="float">
            <text:p>173</text:p>
          </table:table-cell>
          <table:table-cell office:value-type="float" office:value="501" calcext:value-type="float">
            <text:p>501</text:p>
          </table:table-cell>
          <table:table-cell table:formula="of:=[.B49]-[.B$1]" office:value-type="float" office:value="-2.5" calcext:value-type="float">
            <text:p>-2.5</text:p>
          </table:table-cell>
          <table:table-cell table:formula="of:=[.C49]-[.C$1]" office:value-type="float" office:value="-125" calcext:value-type="float">
            <text:p>-125</text:p>
          </table:table-cell>
          <table:table-cell table:formula="of:=[.D49]-[.D$1]" office:value-type="float" office:value="365" calcext:value-type="float">
            <text:p>365</text:p>
          </table:table-cell>
          <table:table-cell table:formula="of:=SQRT([.E49]^2 + [.F49]^2 + [.G49]^2)" office:value-type="float" office:value="385.818934216557" calcext:value-type="float">
            <text:p>385.82</text:p>
          </table:table-cell>
          <table:table-cell table:formula="of:=[.E49]/[.$H49]" office:value-type="float" office:value="-0.00647972346167119" calcext:value-type="float">
            <text:p>-0.01</text:p>
          </table:table-cell>
          <table:table-cell table:formula="of:=[.F49]/[.$H49]" office:value-type="float" office:value="-0.32398617308356" calcext:value-type="float">
            <text:p>-0.32</text:p>
          </table:table-cell>
          <table:table-cell table:formula="of:=[.G49]/[.$H49]" office:value-type="float" office:value="0.946039625403994" calcext:value-type="float">
            <text:p>0.95</text:p>
          </table:table-cell>
          <table:table-cell table:formula="of:=MOD(DEGREES(ATAN2([.I49];[.J49]))+360; 360)" office:value-type="float" office:value="268.854237161825" calcext:value-type="float">
            <text:p>268.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71" calcext:value-type="float">
            <text:p>171</text:p>
          </table:table-cell>
          <table:table-cell office:value-type="float" office:value="498" calcext:value-type="float">
            <text:p>498</text:p>
          </table:table-cell>
          <table:table-cell table:formula="of:=[.B50]-[.B$1]" office:value-type="float" office:value="-5.5" calcext:value-type="float">
            <text:p>-5.5</text:p>
          </table:table-cell>
          <table:table-cell table:formula="of:=[.C50]-[.C$1]" office:value-type="float" office:value="-127" calcext:value-type="float">
            <text:p>-127</text:p>
          </table:table-cell>
          <table:table-cell table:formula="of:=[.D50]-[.D$1]" office:value-type="float" office:value="362" calcext:value-type="float">
            <text:p>362</text:p>
          </table:table-cell>
          <table:table-cell table:formula="of:=SQRT([.E50]^2 + [.F50]^2 + [.G50]^2)" office:value-type="float" office:value="383.670757290675" calcext:value-type="float">
            <text:p>383.67</text:p>
          </table:table-cell>
          <table:table-cell table:formula="of:=[.E50]/[.$H50]" office:value-type="float" office:value="-0.0143352077151742" calcext:value-type="float">
            <text:p>-0.01</text:p>
          </table:table-cell>
          <table:table-cell table:formula="of:=[.F50]/[.$H50]" office:value-type="float" office:value="-0.331012978150385" calcext:value-type="float">
            <text:p>-0.33</text:p>
          </table:table-cell>
          <table:table-cell table:formula="of:=[.G50]/[.$H50]" office:value-type="float" office:value="0.943517307798736" calcext:value-type="float">
            <text:p>0.94</text:p>
          </table:table-cell>
          <table:table-cell table:formula="of:=MOD(DEGREES(ATAN2([.I50];[.J50]))+360; 360)" office:value-type="float" office:value="267.520236208183" calcext:value-type="float">
            <text:p>267.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170" calcext:value-type="float">
            <text:p>170</text:p>
          </table:table-cell>
          <table:table-cell office:value-type="float" office:value="488" calcext:value-type="float">
            <text:p>488</text:p>
          </table:table-cell>
          <table:table-cell table:formula="of:=[.B51]-[.B$1]" office:value-type="float" office:value="8.5" calcext:value-type="float">
            <text:p>8.5</text:p>
          </table:table-cell>
          <table:table-cell table:formula="of:=[.C51]-[.C$1]" office:value-type="float" office:value="-128" calcext:value-type="float">
            <text:p>-128</text:p>
          </table:table-cell>
          <table:table-cell table:formula="of:=[.D51]-[.D$1]" office:value-type="float" office:value="352" calcext:value-type="float">
            <text:p>352</text:p>
          </table:table-cell>
          <table:table-cell table:formula="of:=SQRT([.E51]^2 + [.F51]^2 + [.G51]^2)" office:value-type="float" office:value="374.646833698084" calcext:value-type="float">
            <text:p>374.65</text:p>
          </table:table-cell>
          <table:table-cell table:formula="of:=[.E51]/[.$H51]" office:value-type="float" office:value="0.0226880337305877" calcext:value-type="float">
            <text:p>0.02</text:p>
          </table:table-cell>
          <table:table-cell table:formula="of:=[.F51]/[.$H51]" office:value-type="float" office:value="-0.341655096178261" calcext:value-type="float">
            <text:p>-0.34</text:p>
          </table:table-cell>
          <table:table-cell table:formula="of:=[.G51]/[.$H51]" office:value-type="float" office:value="0.939551514490218" calcext:value-type="float">
            <text:p>0.94</text:p>
          </table:table-cell>
          <table:table-cell table:formula="of:=MOD(DEGREES(ATAN2([.I51];[.J51]))+360; 360)" office:value-type="float" office:value="273.799219823082" calcext:value-type="float">
            <text:p>273.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table:formula="of:=[.B52]-[.B$1]" office:value-type="float" office:value="10.5" calcext:value-type="float">
            <text:p>10.5</text:p>
          </table:table-cell>
          <table:table-cell table:formula="of:=[.C52]-[.C$1]" office:value-type="float" office:value="-123" calcext:value-type="float">
            <text:p>-123</text:p>
          </table:table-cell>
          <table:table-cell table:formula="of:=[.D52]-[.D$1]" office:value-type="float" office:value="364" calcext:value-type="float">
            <text:p>364</text:p>
          </table:table-cell>
          <table:table-cell table:formula="of:=SQRT([.E52]^2 + [.F52]^2 + [.G52]^2)" office:value-type="float" office:value="384.36343478536" calcext:value-type="float">
            <text:p>384.36</text:p>
          </table:table-cell>
          <table:table-cell table:formula="of:=[.E52]/[.$H52]" office:value-type="float" office:value="0.0273178951214844" calcext:value-type="float">
            <text:p>0.03</text:p>
          </table:table-cell>
          <table:table-cell table:formula="of:=[.F52]/[.$H52]" office:value-type="float" office:value="-0.320009628565961" calcext:value-type="float">
            <text:p>-0.32</text:p>
          </table:table-cell>
          <table:table-cell table:formula="of:=[.G52]/[.$H52]" office:value-type="float" office:value="0.947020364211461" calcext:value-type="float">
            <text:p>0.95</text:p>
          </table:table-cell>
          <table:table-cell table:formula="of:=MOD(DEGREES(ATAN2([.I52];[.J52]))+360; 360)" office:value-type="float" office:value="274.879273783007" calcext:value-type="float">
            <text:p>274.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7" calcext:value-type="float">
            <text:p>177</text:p>
          </table:table-cell>
          <table:table-cell office:value-type="float" office:value="500" calcext:value-type="float">
            <text:p>500</text:p>
          </table:table-cell>
          <table:table-cell table:formula="of:=[.B53]-[.B$1]" office:value-type="float" office:value="-1.5" calcext:value-type="float">
            <text:p>-1.5</text:p>
          </table:table-cell>
          <table:table-cell table:formula="of:=[.C53]-[.C$1]" office:value-type="float" office:value="-121" calcext:value-type="float">
            <text:p>-121</text:p>
          </table:table-cell>
          <table:table-cell table:formula="of:=[.D53]-[.D$1]" office:value-type="float" office:value="364" calcext:value-type="float">
            <text:p>364</text:p>
          </table:table-cell>
          <table:table-cell table:formula="of:=SQRT([.E53]^2 + [.F53]^2 + [.G53]^2)" office:value-type="float" office:value="383.587343378272" calcext:value-type="float">
            <text:p>383.59</text:p>
          </table:table-cell>
          <table:table-cell table:formula="of:=[.E53]/[.$H53]" office:value-type="float" office:value="-0.00391045227610857" calcext:value-type="float">
            <text:p>0.00</text:p>
          </table:table-cell>
          <table:table-cell table:formula="of:=[.F53]/[.$H53]" office:value-type="float" office:value="-0.315443150272758" calcext:value-type="float">
            <text:p>-0.32</text:p>
          </table:table-cell>
          <table:table-cell table:formula="of:=[.G53]/[.$H53]" office:value-type="float" office:value="0.948936419002345" calcext:value-type="float">
            <text:p>0.95</text:p>
          </table:table-cell>
          <table:table-cell table:formula="of:=MOD(DEGREES(ATAN2([.I53];[.J53]))+360; 360)" office:value-type="float" office:value="269.289758122939" calcext:value-type="float">
            <text:p>269.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2" calcext:value-type="float">
            <text:p>172</text:p>
          </table:table-cell>
          <table:table-cell office:value-type="float" office:value="506" calcext:value-type="float">
            <text:p>506</text:p>
          </table:table-cell>
          <table:table-cell table:formula="of:=[.B54]-[.B$1]" office:value-type="float" office:value="-1.5" calcext:value-type="float">
            <text:p>-1.5</text:p>
          </table:table-cell>
          <table:table-cell table:formula="of:=[.C54]-[.C$1]" office:value-type="float" office:value="-126" calcext:value-type="float">
            <text:p>-126</text:p>
          </table:table-cell>
          <table:table-cell table:formula="of:=[.D54]-[.D$1]" office:value-type="float" office:value="370" calcext:value-type="float">
            <text:p>370</text:p>
          </table:table-cell>
          <table:table-cell table:formula="of:=SQRT([.E54]^2 + [.F54]^2 + [.G54]^2)" office:value-type="float" office:value="390.868584053515" calcext:value-type="float">
            <text:p>390.87</text:p>
          </table:table-cell>
          <table:table-cell table:formula="of:=[.E54]/[.$H54]" office:value-type="float" office:value="-0.00383760696355844" calcext:value-type="float">
            <text:p>0.00</text:p>
          </table:table-cell>
          <table:table-cell table:formula="of:=[.F54]/[.$H54]" office:value-type="float" office:value="-0.322358984938909" calcext:value-type="float">
            <text:p>-0.32</text:p>
          </table:table-cell>
          <table:table-cell table:formula="of:=[.G54]/[.$H54]" office:value-type="float" office:value="0.94660971767775" calcext:value-type="float">
            <text:p>0.95</text:p>
          </table:table-cell>
          <table:table-cell table:formula="of:=MOD(DEGREES(ATAN2([.I54];[.J54]))+360; 360)" office:value-type="float" office:value="269.317939606827" calcext:value-type="float">
            <text:p>269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7" calcext:value-type="float">
            <text:p>177</text:p>
          </table:table-cell>
          <table:table-cell office:value-type="float" office:value="502" calcext:value-type="float">
            <text:p>502</text:p>
          </table:table-cell>
          <table:table-cell table:formula="of:=[.B55]-[.B$1]" office:value-type="float" office:value="0.5" calcext:value-type="float">
            <text:p>0.5</text:p>
          </table:table-cell>
          <table:table-cell table:formula="of:=[.C55]-[.C$1]" office:value-type="float" office:value="-121" calcext:value-type="float">
            <text:p>-121</text:p>
          </table:table-cell>
          <table:table-cell table:formula="of:=[.D55]-[.D$1]" office:value-type="float" office:value="366" calcext:value-type="float">
            <text:p>366</text:p>
          </table:table-cell>
          <table:table-cell table:formula="of:=SQRT([.E55]^2 + [.F55]^2 + [.G55]^2)" office:value-type="float" office:value="385.483138412045" calcext:value-type="float">
            <text:p>385.48</text:p>
          </table:table-cell>
          <table:table-cell table:formula="of:=[.E55]/[.$H55]" office:value-type="float" office:value="0.00129707359460571" calcext:value-type="float">
            <text:p>0.00</text:p>
          </table:table-cell>
          <table:table-cell table:formula="of:=[.F55]/[.$H55]" office:value-type="float" office:value="-0.313891809894581" calcext:value-type="float">
            <text:p>-0.31</text:p>
          </table:table-cell>
          <table:table-cell table:formula="of:=[.G55]/[.$H55]" office:value-type="float" office:value="0.949457871251376" calcext:value-type="float">
            <text:p>0.95</text:p>
          </table:table-cell>
          <table:table-cell table:formula="of:=MOD(DEGREES(ATAN2([.I55];[.J55]))+360; 360)" office:value-type="float" office:value="270.236758071907" calcext:value-type="float">
            <text:p>270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table:formula="of:=[.B56]-[.B$1]" office:value-type="float" office:value="8.5" calcext:value-type="float">
            <text:p>8.5</text:p>
          </table:table-cell>
          <table:table-cell table:formula="of:=[.C56]-[.C$1]" office:value-type="float" office:value="-126" calcext:value-type="float">
            <text:p>-126</text:p>
          </table:table-cell>
          <table:table-cell table:formula="of:=[.D56]-[.D$1]" office:value-type="float" office:value="368" calcext:value-type="float">
            <text:p>368</text:p>
          </table:table-cell>
          <table:table-cell table:formula="of:=SQRT([.E56]^2 + [.F56]^2 + [.G56]^2)" office:value-type="float" office:value="389.065868459314" calcext:value-type="float">
            <text:p>389.07</text:p>
          </table:table-cell>
          <table:table-cell table:formula="of:=[.E56]/[.$H56]" office:value-type="float" office:value="0.021847200407632" calcext:value-type="float">
            <text:p>0.02</text:p>
          </table:table-cell>
          <table:table-cell table:formula="of:=[.F56]/[.$H56]" office:value-type="float" office:value="-0.32385261780725" calcext:value-type="float">
            <text:p>-0.32</text:p>
          </table:table-cell>
          <table:table-cell table:formula="of:=[.G56]/[.$H56]" office:value-type="float" office:value="0.945855264706889" calcext:value-type="float">
            <text:p>0.95</text:p>
          </table:table-cell>
          <table:table-cell table:formula="of:=MOD(DEGREES(ATAN2([.I56];[.J56]))+360; 360)" office:value-type="float" office:value="273.859344073893" calcext:value-type="float">
            <text:p>273.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67" calcext:value-type="float">
            <text:p>167</text:p>
          </table:table-cell>
          <table:table-cell office:value-type="float" office:value="500" calcext:value-type="float">
            <text:p>500</text:p>
          </table:table-cell>
          <table:table-cell table:formula="of:=[.B57]-[.B$1]" office:value-type="float" office:value="-3.5" calcext:value-type="float">
            <text:p>-3.5</text:p>
          </table:table-cell>
          <table:table-cell table:formula="of:=[.C57]-[.C$1]" office:value-type="float" office:value="-131" calcext:value-type="float">
            <text:p>-131</text:p>
          </table:table-cell>
          <table:table-cell table:formula="of:=[.D57]-[.D$1]" office:value-type="float" office:value="364" calcext:value-type="float">
            <text:p>364</text:p>
          </table:table-cell>
          <table:table-cell table:formula="of:=SQRT([.E57]^2 + [.F57]^2 + [.G57]^2)" office:value-type="float" office:value="386.871102565183" calcext:value-type="float">
            <text:p>386.87</text:p>
          </table:table-cell>
          <table:table-cell table:formula="of:=[.E57]/[.$H57]" office:value-type="float" office:value="-0.00904694089786739" calcext:value-type="float">
            <text:p>-0.01</text:p>
          </table:table-cell>
          <table:table-cell table:formula="of:=[.F57]/[.$H57]" office:value-type="float" office:value="-0.338614073605894" calcext:value-type="float">
            <text:p>-0.34</text:p>
          </table:table-cell>
          <table:table-cell table:formula="of:=[.G57]/[.$H57]" office:value-type="float" office:value="0.940881853378209" calcext:value-type="float">
            <text:p>0.94</text:p>
          </table:table-cell>
          <table:table-cell table:formula="of:=MOD(DEGREES(ATAN2([.I57];[.J57]))+360; 360)" office:value-type="float" office:value="268.469560817985" calcext:value-type="float">
            <text:p>268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9" calcext:value-type="float">
            <text:p>179</text:p>
          </table:table-cell>
          <table:table-cell office:value-type="float" office:value="509" calcext:value-type="float">
            <text:p>509</text:p>
          </table:table-cell>
          <table:table-cell table:formula="of:=[.B58]-[.B$1]" office:value-type="float" office:value="-3.5" calcext:value-type="float">
            <text:p>-3.5</text:p>
          </table:table-cell>
          <table:table-cell table:formula="of:=[.C58]-[.C$1]" office:value-type="float" office:value="-119" calcext:value-type="float">
            <text:p>-119</text:p>
          </table:table-cell>
          <table:table-cell table:formula="of:=[.D58]-[.D$1]" office:value-type="float" office:value="373" calcext:value-type="float">
            <text:p>373</text:p>
          </table:table-cell>
          <table:table-cell table:formula="of:=SQRT([.E58]^2 + [.F58]^2 + [.G58]^2)" office:value-type="float" office:value="391.538312301619" calcext:value-type="float">
            <text:p>391.54</text:p>
          </table:table-cell>
          <table:table-cell table:formula="of:=[.E58]/[.$H58]" office:value-type="float" office:value="-0.00893909967437311" calcext:value-type="float">
            <text:p>-0.01</text:p>
          </table:table-cell>
          <table:table-cell table:formula="of:=[.F58]/[.$H58]" office:value-type="float" office:value="-0.303929388928686" calcext:value-type="float">
            <text:p>-0.30</text:p>
          </table:table-cell>
          <table:table-cell table:formula="of:=[.G58]/[.$H58]" office:value-type="float" office:value="0.952652622440335" calcext:value-type="float">
            <text:p>0.95</text:p>
          </table:table-cell>
          <table:table-cell table:formula="of:=MOD(DEGREES(ATAN2([.I58];[.J58]))+360; 360)" office:value-type="float" office:value="268.315315682104" calcext:value-type="float">
            <text:p>26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71" calcext:value-type="float">
            <text:p>171</text:p>
          </table:table-cell>
          <table:table-cell office:value-type="float" office:value="498" calcext:value-type="float">
            <text:p>498</text:p>
          </table:table-cell>
          <table:table-cell table:formula="of:=[.B59]-[.B$1]" office:value-type="float" office:value="-5.5" calcext:value-type="float">
            <text:p>-5.5</text:p>
          </table:table-cell>
          <table:table-cell table:formula="of:=[.C59]-[.C$1]" office:value-type="float" office:value="-127" calcext:value-type="float">
            <text:p>-127</text:p>
          </table:table-cell>
          <table:table-cell table:formula="of:=[.D59]-[.D$1]" office:value-type="float" office:value="362" calcext:value-type="float">
            <text:p>362</text:p>
          </table:table-cell>
          <table:table-cell table:formula="of:=SQRT([.E59]^2 + [.F59]^2 + [.G59]^2)" office:value-type="float" office:value="383.670757290675" calcext:value-type="float">
            <text:p>383.67</text:p>
          </table:table-cell>
          <table:table-cell table:formula="of:=[.E59]/[.$H59]" office:value-type="float" office:value="-0.0143352077151742" calcext:value-type="float">
            <text:p>-0.01</text:p>
          </table:table-cell>
          <table:table-cell table:formula="of:=[.F59]/[.$H59]" office:value-type="float" office:value="-0.331012978150385" calcext:value-type="float">
            <text:p>-0.33</text:p>
          </table:table-cell>
          <table:table-cell table:formula="of:=[.G59]/[.$H59]" office:value-type="float" office:value="0.943517307798736" calcext:value-type="float">
            <text:p>0.94</text:p>
          </table:table-cell>
          <table:table-cell table:formula="of:=MOD(DEGREES(ATAN2([.I59];[.J59]))+360; 360)" office:value-type="float" office:value="267.520236208183" calcext:value-type="float">
            <text:p>267.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table:formula="of:=[.B60]-[.B$1]" office:value-type="float" office:value="3.5" calcext:value-type="float">
            <text:p>3.5</text:p>
          </table:table-cell>
          <table:table-cell table:formula="of:=[.C60]-[.C$1]" office:value-type="float" office:value="-128" calcext:value-type="float">
            <text:p>-128</text:p>
          </table:table-cell>
          <table:table-cell table:formula="of:=[.D60]-[.D$1]" office:value-type="float" office:value="364" calcext:value-type="float">
            <text:p>364</text:p>
          </table:table-cell>
          <table:table-cell table:formula="of:=SQRT([.E60]^2 + [.F60]^2 + [.G60]^2)" office:value-type="float" office:value="385.865585405073" calcext:value-type="float">
            <text:p>385.87</text:p>
          </table:table-cell>
          <table:table-cell table:formula="of:=[.E60]/[.$H60]" office:value-type="float" office:value="0.009070516087424" calcext:value-type="float">
            <text:p>0.01</text:p>
          </table:table-cell>
          <table:table-cell table:formula="of:=[.F60]/[.$H60]" office:value-type="float" office:value="-0.331721731197221" calcext:value-type="float">
            <text:p>-0.33</text:p>
          </table:table-cell>
          <table:table-cell table:formula="of:=[.G60]/[.$H60]" office:value-type="float" office:value="0.943333673092097" calcext:value-type="float">
            <text:p>0.94</text:p>
          </table:table-cell>
          <table:table-cell table:formula="of:=MOD(DEGREES(ATAN2([.I60];[.J60]))+360; 360)" office:value-type="float" office:value="271.566291186983" calcext:value-type="float">
            <text:p>271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5" calcext:value-type="float">
            <text:p>175</text:p>
          </table:table-cell>
          <table:table-cell office:value-type="float" office:value="504" calcext:value-type="float">
            <text:p>504</text:p>
          </table:table-cell>
          <table:table-cell table:formula="of:=[.B61]-[.B$1]" office:value-type="float" office:value="0.5" calcext:value-type="float">
            <text:p>0.5</text:p>
          </table:table-cell>
          <table:table-cell table:formula="of:=[.C61]-[.C$1]" office:value-type="float" office:value="-123" calcext:value-type="float">
            <text:p>-123</text:p>
          </table:table-cell>
          <table:table-cell table:formula="of:=[.D61]-[.D$1]" office:value-type="float" office:value="368" calcext:value-type="float">
            <text:p>368</text:p>
          </table:table-cell>
          <table:table-cell table:formula="of:=SQRT([.E61]^2 + [.F61]^2 + [.G61]^2)" office:value-type="float" office:value="388.011919919994" calcext:value-type="float">
            <text:p>388.01</text:p>
          </table:table-cell>
          <table:table-cell table:formula="of:=[.E61]/[.$H61]" office:value-type="float" office:value="0.00128862020554187" calcext:value-type="float">
            <text:p>0.00</text:p>
          </table:table-cell>
          <table:table-cell table:formula="of:=[.F61]/[.$H61]" office:value-type="float" office:value="-0.317000570563301" calcext:value-type="float">
            <text:p>-0.32</text:p>
          </table:table-cell>
          <table:table-cell table:formula="of:=[.G61]/[.$H61]" office:value-type="float" office:value="0.948424471278819" calcext:value-type="float">
            <text:p>0.95</text:p>
          </table:table-cell>
          <table:table-cell table:formula="of:=MOD(DEGREES(ATAN2([.I61];[.J61]))+360; 360)" office:value-type="float" office:value="270.232908389921" calcext:value-type="float">
            <text:p>270.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6" calcext:value-type="float">
            <text:p>176</text:p>
          </table:table-cell>
          <table:table-cell office:value-type="float" office:value="503" calcext:value-type="float">
            <text:p>503</text:p>
          </table:table-cell>
          <table:table-cell table:formula="of:=[.B62]-[.B$1]" office:value-type="float" office:value="-0.5" calcext:value-type="float">
            <text:p>-0.5</text:p>
          </table:table-cell>
          <table:table-cell table:formula="of:=[.C62]-[.C$1]" office:value-type="float" office:value="-122" calcext:value-type="float">
            <text:p>-122</text:p>
          </table:table-cell>
          <table:table-cell table:formula="of:=[.D62]-[.D$1]" office:value-type="float" office:value="367" calcext:value-type="float">
            <text:p>367</text:p>
          </table:table-cell>
          <table:table-cell table:formula="of:=SQRT([.E62]^2 + [.F62]^2 + [.G62]^2)" office:value-type="float" office:value="386.747010331043" calcext:value-type="float">
            <text:p>386.75</text:p>
          </table:table-cell>
          <table:table-cell table:formula="of:=[.E62]/[.$H62]" office:value-type="float" office:value="-0.00129283481615544" calcext:value-type="float">
            <text:p>0.00</text:p>
          </table:table-cell>
          <table:table-cell table:formula="of:=[.F62]/[.$H62]" office:value-type="float" office:value="-0.315451695141927" calcext:value-type="float">
            <text:p>-0.32</text:p>
          </table:table-cell>
          <table:table-cell table:formula="of:=[.G62]/[.$H62]" office:value-type="float" office:value="0.948940755058093" calcext:value-type="float">
            <text:p>0.95</text:p>
          </table:table-cell>
          <table:table-cell table:formula="of:=MOD(DEGREES(ATAN2([.I62];[.J62]))+360; 360)" office:value-type="float" office:value="269.765182546206" calcext:value-type="float">
            <text:p>269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7" calcext:value-type="float">
            <text:p>177</text:p>
          </table:table-cell>
          <table:table-cell office:value-type="float" office:value="504" calcext:value-type="float">
            <text:p>504</text:p>
          </table:table-cell>
          <table:table-cell table:formula="of:=[.B63]-[.B$1]" office:value-type="float" office:value="-1.5" calcext:value-type="float">
            <text:p>-1.5</text:p>
          </table:table-cell>
          <table:table-cell table:formula="of:=[.C63]-[.C$1]" office:value-type="float" office:value="-121" calcext:value-type="float">
            <text:p>-121</text:p>
          </table:table-cell>
          <table:table-cell table:formula="of:=[.D63]-[.D$1]" office:value-type="float" office:value="368" calcext:value-type="float">
            <text:p>368</text:p>
          </table:table-cell>
          <table:table-cell table:formula="of:=SQRT([.E63]^2 + [.F63]^2 + [.G63]^2)" office:value-type="float" office:value="387.385144268595" calcext:value-type="float">
            <text:p>387.39</text:p>
          </table:table-cell>
          <table:table-cell table:formula="of:=[.E63]/[.$H63]" office:value-type="float" office:value="-0.00387211544426177" calcext:value-type="float">
            <text:p>0.00</text:p>
          </table:table-cell>
          <table:table-cell table:formula="of:=[.F63]/[.$H63]" office:value-type="float" office:value="-0.312350645837116" calcext:value-type="float">
            <text:p>-0.31</text:p>
          </table:table-cell>
          <table:table-cell table:formula="of:=[.G63]/[.$H63]" office:value-type="float" office:value="0.949958988992221" calcext:value-type="float">
            <text:p>0.95</text:p>
          </table:table-cell>
          <table:table-cell table:formula="of:=MOD(DEGREES(ATAN2([.I63];[.J63]))+360; 360)" office:value-type="float" office:value="269.289758122939" calcext:value-type="float">
            <text:p>269.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table:formula="of:=[.B64]-[.B$1]" office:value-type="float" office:value="-1.5" calcext:value-type="float">
            <text:p>-1.5</text:p>
          </table:table-cell>
          <table:table-cell table:formula="of:=[.C64]-[.C$1]" office:value-type="float" office:value="-126" calcext:value-type="float">
            <text:p>-126</text:p>
          </table:table-cell>
          <table:table-cell table:formula="of:=[.D64]-[.D$1]" office:value-type="float" office:value="364" calcext:value-type="float">
            <text:p>364</text:p>
          </table:table-cell>
          <table:table-cell table:formula="of:=SQRT([.E64]^2 + [.F64]^2 + [.G64]^2)" office:value-type="float" office:value="385.193782400495" calcext:value-type="float">
            <text:p>385.19</text:p>
          </table:table-cell>
          <table:table-cell table:formula="of:=[.E64]/[.$H64]" office:value-type="float" office:value="-0.00389414385313316" calcext:value-type="float">
            <text:p>0.00</text:p>
          </table:table-cell>
          <table:table-cell table:formula="of:=[.F64]/[.$H64]" office:value-type="float" office:value="-0.327108083663185" calcext:value-type="float">
            <text:p>-0.33</text:p>
          </table:table-cell>
          <table:table-cell table:formula="of:=[.G64]/[.$H64]" office:value-type="float" office:value="0.944978908360313" calcext:value-type="float">
            <text:p>0.94</text:p>
          </table:table-cell>
          <table:table-cell table:formula="of:=MOD(DEGREES(ATAN2([.I64];[.J64]))+360; 360)" office:value-type="float" office:value="269.317939606827" calcext:value-type="float">
            <text:p>269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table:formula="of:=[.B65]-[.B$1]" office:value-type="float" office:value="10.5" calcext:value-type="float">
            <text:p>10.5</text:p>
          </table:table-cell>
          <table:table-cell table:formula="of:=[.C65]-[.C$1]" office:value-type="float" office:value="-126" calcext:value-type="float">
            <text:p>-126</text:p>
          </table:table-cell>
          <table:table-cell table:formula="of:=[.D65]-[.D$1]" office:value-type="float" office:value="364" calcext:value-type="float">
            <text:p>364</text:p>
          </table:table-cell>
          <table:table-cell table:formula="of:=SQRT([.E65]^2 + [.F65]^2 + [.G65]^2)" office:value-type="float" office:value="385.333946077944" calcext:value-type="float">
            <text:p>385.33</text:p>
          </table:table-cell>
          <table:table-cell table:formula="of:=[.E65]/[.$H65]" office:value-type="float" office:value="0.0272490916174722" calcext:value-type="float">
            <text:p>0.03</text:p>
          </table:table-cell>
          <table:table-cell table:formula="of:=[.F65]/[.$H65]" office:value-type="float" office:value="-0.326989099409667" calcext:value-type="float">
            <text:p>-0.33</text:p>
          </table:table-cell>
          <table:table-cell table:formula="of:=[.G65]/[.$H65]" office:value-type="float" office:value="0.94463517607237" calcext:value-type="float">
            <text:p>0.94</text:p>
          </table:table-cell>
          <table:table-cell table:formula="of:=MOD(DEGREES(ATAN2([.I65];[.J65]))+360; 360)" office:value-type="float" office:value="274.763641690726" calcext:value-type="float">
            <text:p>274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7" calcext:value-type="float">
            <text:p>177</text:p>
          </table:table-cell>
          <table:table-cell office:value-type="float" office:value="500" calcext:value-type="float">
            <text:p>500</text:p>
          </table:table-cell>
          <table:table-cell table:formula="of:=[.B66]-[.B$1]" office:value-type="float" office:value="0.5" calcext:value-type="float">
            <text:p>0.5</text:p>
          </table:table-cell>
          <table:table-cell table:formula="of:=[.C66]-[.C$1]" office:value-type="float" office:value="-121" calcext:value-type="float">
            <text:p>-121</text:p>
          </table:table-cell>
          <table:table-cell table:formula="of:=[.D66]-[.D$1]" office:value-type="float" office:value="364" calcext:value-type="float">
            <text:p>364</text:p>
          </table:table-cell>
          <table:table-cell table:formula="of:=SQRT([.E66]^2 + [.F66]^2 + [.G66]^2)" office:value-type="float" office:value="383.584736401229" calcext:value-type="float">
            <text:p>383.58</text:p>
          </table:table-cell>
          <table:table-cell table:formula="of:=[.E66]/[.$H66]" office:value-type="float" office:value="0.00130349295097342" calcext:value-type="float">
            <text:p>0.00</text:p>
          </table:table-cell>
          <table:table-cell table:formula="of:=[.F66]/[.$H66]" office:value-type="float" office:value="-0.315445294135568" calcext:value-type="float">
            <text:p>-0.32</text:p>
          </table:table-cell>
          <table:table-cell table:formula="of:=[.G66]/[.$H66]" office:value-type="float" office:value="0.948942868308652" calcext:value-type="float">
            <text:p>0.95</text:p>
          </table:table-cell>
          <table:table-cell table:formula="of:=MOD(DEGREES(ATAN2([.I66];[.J66]))+360; 360)" office:value-type="float" office:value="270.236758071907" calcext:value-type="float">
            <text:p>270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7" calcext:value-type="float">
            <text:p>177</text:p>
          </table:table-cell>
          <table:table-cell office:value-type="float" office:value="509" calcext:value-type="float">
            <text:p>509</text:p>
          </table:table-cell>
          <table:table-cell table:formula="of:=[.B67]-[.B$1]" office:value-type="float" office:value="-3.5" calcext:value-type="float">
            <text:p>-3.5</text:p>
          </table:table-cell>
          <table:table-cell table:formula="of:=[.C67]-[.C$1]" office:value-type="float" office:value="-121" calcext:value-type="float">
            <text:p>-121</text:p>
          </table:table-cell>
          <table:table-cell table:formula="of:=[.D67]-[.D$1]" office:value-type="float" office:value="373" calcext:value-type="float">
            <text:p>373</text:p>
          </table:table-cell>
          <table:table-cell table:formula="of:=SQRT([.E67]^2 + [.F67]^2 + [.G67]^2)" office:value-type="float" office:value="392.150800075685" calcext:value-type="float">
            <text:p>392.15</text:p>
          </table:table-cell>
          <table:table-cell table:formula="of:=[.E67]/[.$H67]" office:value-type="float" office:value="-0.00892513798091066" calcext:value-type="float">
            <text:p>-0.01</text:p>
          </table:table-cell>
          <table:table-cell table:formula="of:=[.F67]/[.$H67]" office:value-type="float" office:value="-0.308554770197197" calcext:value-type="float">
            <text:p>-0.31</text:p>
          </table:table-cell>
          <table:table-cell table:formula="of:=[.G67]/[.$H67]" office:value-type="float" office:value="0.951164704822764" calcext:value-type="float">
            <text:p>0.95</text:p>
          </table:table-cell>
          <table:table-cell table:formula="of:=MOD(DEGREES(ATAN2([.I67];[.J67]))+360; 360)" office:value-type="float" office:value="268.343146052477" calcext:value-type="float">
            <text:p>268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table:formula="of:=[.B68]-[.B$1]" office:value-type="float" office:value="-3.5" calcext:value-type="float">
            <text:p>-3.5</text:p>
          </table:table-cell>
          <table:table-cell table:formula="of:=[.C68]-[.C$1]" office:value-type="float" office:value="-126" calcext:value-type="float">
            <text:p>-126</text:p>
          </table:table-cell>
          <table:table-cell table:formula="of:=[.D68]-[.D$1]" office:value-type="float" office:value="364" calcext:value-type="float">
            <text:p>364</text:p>
          </table:table-cell>
          <table:table-cell table:formula="of:=SQRT([.E68]^2 + [.F68]^2 + [.G68]^2)" office:value-type="float" office:value="385.206762661301" calcext:value-type="float">
            <text:p>385.21</text:p>
          </table:table-cell>
          <table:table-cell table:formula="of:=[.E68]/[.$H68]" office:value-type="float" office:value="-0.00908602947627227" calcext:value-type="float">
            <text:p>-0.01</text:p>
          </table:table-cell>
          <table:table-cell table:formula="of:=[.F68]/[.$H68]" office:value-type="float" office:value="-0.327097061145802" calcext:value-type="float">
            <text:p>-0.33</text:p>
          </table:table-cell>
          <table:table-cell table:formula="of:=[.G68]/[.$H68]" office:value-type="float" office:value="0.944947065532316" calcext:value-type="float">
            <text:p>0.94</text:p>
          </table:table-cell>
          <table:table-cell table:formula="of:=MOD(DEGREES(ATAN2([.I68];[.J68]))+360; 360)" office:value-type="float" office:value="268.408859728805" calcext:value-type="float">
            <text:p>268.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9" calcext:value-type="float">
            <text:p>-69</text:p>
          </table:table-cell>
          <table:table-cell office:value-type="float" office:value="179" calcext:value-type="float">
            <text:p>179</text:p>
          </table:table-cell>
          <table:table-cell office:value-type="float" office:value="500" calcext:value-type="float">
            <text:p>500</text:p>
          </table:table-cell>
          <table:table-cell table:formula="of:=[.B69]-[.B$1]" office:value-type="float" office:value="-13.5" calcext:value-type="float">
            <text:p>-13.5</text:p>
          </table:table-cell>
          <table:table-cell table:formula="of:=[.C69]-[.C$1]" office:value-type="float" office:value="-119" calcext:value-type="float">
            <text:p>-119</text:p>
          </table:table-cell>
          <table:table-cell table:formula="of:=[.D69]-[.D$1]" office:value-type="float" office:value="364" calcext:value-type="float">
            <text:p>364</text:p>
          </table:table-cell>
          <table:table-cell table:formula="of:=SQRT([.E69]^2 + [.F69]^2 + [.G69]^2)" office:value-type="float" office:value="383.196098623146" calcext:value-type="float">
            <text:p>383.20</text:p>
          </table:table-cell>
          <table:table-cell table:formula="of:=[.E69]/[.$H69]" office:value-type="float" office:value="-0.0352300037722371" calcext:value-type="float">
            <text:p>-0.04</text:p>
          </table:table-cell>
          <table:table-cell table:formula="of:=[.F69]/[.$H69]" office:value-type="float" office:value="-0.310545959177498" calcext:value-type="float">
            <text:p>-0.31</text:p>
          </table:table-cell>
          <table:table-cell table:formula="of:=[.G69]/[.$H69]" office:value-type="float" office:value="0.949905286895876" calcext:value-type="float">
            <text:p>0.95</text:p>
          </table:table-cell>
          <table:table-cell table:formula="of:=MOD(DEGREES(ATAN2([.I69];[.J69]))+360; 360)" office:value-type="float" office:value="263.527729697097" calcext:value-type="float">
            <text:p>263.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2" calcext:value-type="float">
            <text:p>172</text:p>
          </table:table-cell>
          <table:table-cell office:value-type="float" office:value="506" calcext:value-type="float">
            <text:p>506</text:p>
          </table:table-cell>
          <table:table-cell table:formula="of:=[.B70]-[.B$1]" office:value-type="float" office:value="-1.5" calcext:value-type="float">
            <text:p>-1.5</text:p>
          </table:table-cell>
          <table:table-cell table:formula="of:=[.C70]-[.C$1]" office:value-type="float" office:value="-126" calcext:value-type="float">
            <text:p>-126</text:p>
          </table:table-cell>
          <table:table-cell table:formula="of:=[.D70]-[.D$1]" office:value-type="float" office:value="370" calcext:value-type="float">
            <text:p>370</text:p>
          </table:table-cell>
          <table:table-cell table:formula="of:=SQRT([.E70]^2 + [.F70]^2 + [.G70]^2)" office:value-type="float" office:value="390.868584053515" calcext:value-type="float">
            <text:p>390.87</text:p>
          </table:table-cell>
          <table:table-cell table:formula="of:=[.E70]/[.$H70]" office:value-type="float" office:value="-0.00383760696355844" calcext:value-type="float">
            <text:p>0.00</text:p>
          </table:table-cell>
          <table:table-cell table:formula="of:=[.F70]/[.$H70]" office:value-type="float" office:value="-0.322358984938909" calcext:value-type="float">
            <text:p>-0.32</text:p>
          </table:table-cell>
          <table:table-cell table:formula="of:=[.G70]/[.$H70]" office:value-type="float" office:value="0.94660971767775" calcext:value-type="float">
            <text:p>0.95</text:p>
          </table:table-cell>
          <table:table-cell table:formula="of:=MOD(DEGREES(ATAN2([.I70];[.J70]))+360; 360)" office:value-type="float" office:value="269.317939606827" calcext:value-type="float">
            <text:p>269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68" calcext:value-type="float">
            <text:p>168</text:p>
          </table:table-cell>
          <table:table-cell office:value-type="float" office:value="510" calcext:value-type="float">
            <text:p>510</text:p>
          </table:table-cell>
          <table:table-cell table:formula="of:=[.B71]-[.B$1]" office:value-type="float" office:value="2.5" calcext:value-type="float">
            <text:p>2.5</text:p>
          </table:table-cell>
          <table:table-cell table:formula="of:=[.C71]-[.C$1]" office:value-type="float" office:value="-130" calcext:value-type="float">
            <text:p>-130</text:p>
          </table:table-cell>
          <table:table-cell table:formula="of:=[.D71]-[.D$1]" office:value-type="float" office:value="374" calcext:value-type="float">
            <text:p>374</text:p>
          </table:table-cell>
          <table:table-cell table:formula="of:=SQRT([.E71]^2 + [.F71]^2 + [.G71]^2)" office:value-type="float" office:value="395.957384070559" calcext:value-type="float">
            <text:p>395.96</text:p>
          </table:table-cell>
          <table:table-cell table:formula="of:=[.E71]/[.$H71]" office:value-type="float" office:value="0.00631381078008765" calcext:value-type="float">
            <text:p>0.01</text:p>
          </table:table-cell>
          <table:table-cell table:formula="of:=[.F71]/[.$H71]" office:value-type="float" office:value="-0.328318160564558" calcext:value-type="float">
            <text:p>-0.33</text:p>
          </table:table-cell>
          <table:table-cell table:formula="of:=[.G71]/[.$H71]" office:value-type="float" office:value="0.944546092701112" calcext:value-type="float">
            <text:p>0.94</text:p>
          </table:table-cell>
          <table:table-cell table:formula="of:=MOD(DEGREES(ATAN2([.I71];[.J71]))+360; 360)" office:value-type="float" office:value="271.101706115206" calcext:value-type="float">
            <text:p>271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5" calcext:value-type="float">
            <text:p>175</text:p>
          </table:table-cell>
          <table:table-cell office:value-type="float" office:value="497" calcext:value-type="float">
            <text:p>497</text:p>
          </table:table-cell>
          <table:table-cell table:formula="of:=[.B72]-[.B$1]" office:value-type="float" office:value="0.5" calcext:value-type="float">
            <text:p>0.5</text:p>
          </table:table-cell>
          <table:table-cell table:formula="of:=[.C72]-[.C$1]" office:value-type="float" office:value="-123" calcext:value-type="float">
            <text:p>-123</text:p>
          </table:table-cell>
          <table:table-cell table:formula="of:=[.D72]-[.D$1]" office:value-type="float" office:value="361" calcext:value-type="float">
            <text:p>361</text:p>
          </table:table-cell>
          <table:table-cell table:formula="of:=SQRT([.E72]^2 + [.F72]^2 + [.G72]^2)" office:value-type="float" office:value="381.379404268243" calcext:value-type="float">
            <text:p>381.38</text:p>
          </table:table-cell>
          <table:table-cell table:formula="of:=[.E72]/[.$H72]" office:value-type="float" office:value="0.00131103041853913" calcext:value-type="float">
            <text:p>0.00</text:p>
          </table:table-cell>
          <table:table-cell table:formula="of:=[.F72]/[.$H72]" office:value-type="float" office:value="-0.322513482960627" calcext:value-type="float">
            <text:p>-0.32</text:p>
          </table:table-cell>
          <table:table-cell table:formula="of:=[.G72]/[.$H72]" office:value-type="float" office:value="0.946563962185254" calcext:value-type="float">
            <text:p>0.95</text:p>
          </table:table-cell>
          <table:table-cell table:formula="of:=MOD(DEGREES(ATAN2([.I72];[.J72]))+360; 360)" office:value-type="float" office:value="270.232908389921" calcext:value-type="float">
            <text:p>270.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3" calcext:value-type="float">
            <text:p>-63</text:p>
          </table:table-cell>
          <table:table-cell office:value-type="float" office:value="178" calcext:value-type="float">
            <text:p>178</text:p>
          </table:table-cell>
          <table:table-cell office:value-type="float" office:value="503" calcext:value-type="float">
            <text:p>503</text:p>
          </table:table-cell>
          <table:table-cell table:formula="of:=[.B73]-[.B$1]" office:value-type="float" office:value="-7.5" calcext:value-type="float">
            <text:p>-7.5</text:p>
          </table:table-cell>
          <table:table-cell table:formula="of:=[.C73]-[.C$1]" office:value-type="float" office:value="-120" calcext:value-type="float">
            <text:p>-120</text:p>
          </table:table-cell>
          <table:table-cell table:formula="of:=[.D73]-[.D$1]" office:value-type="float" office:value="367" calcext:value-type="float">
            <text:p>367</text:p>
          </table:table-cell>
          <table:table-cell table:formula="of:=SQRT([.E73]^2 + [.F73]^2 + [.G73]^2)" office:value-type="float" office:value="386.193280625129" calcext:value-type="float">
            <text:p>386.19</text:p>
          </table:table-cell>
          <table:table-cell table:formula="of:=[.E73]/[.$H73]" office:value-type="float" office:value="-0.0194203275309705" calcext:value-type="float">
            <text:p>-0.02</text:p>
          </table:table-cell>
          <table:table-cell table:formula="of:=[.F73]/[.$H73]" office:value-type="float" office:value="-0.310725240495527" calcext:value-type="float">
            <text:p>-0.31</text:p>
          </table:table-cell>
          <table:table-cell table:formula="of:=[.G73]/[.$H73]" office:value-type="float" office:value="0.950301360515487" calcext:value-type="float">
            <text:p>0.95</text:p>
          </table:table-cell>
          <table:table-cell table:formula="of:=MOD(DEGREES(ATAN2([.I73];[.J73]))+360; 360)" office:value-type="float" office:value="266.423665625003" calcext:value-type="float">
            <text:p>26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2" calcext:value-type="float">
            <text:p>-62</text:p>
          </table:table-cell>
          <table:table-cell office:value-type="float" office:value="170" calcext:value-type="float">
            <text:p>170</text:p>
          </table:table-cell>
          <table:table-cell office:value-type="float" office:value="506" calcext:value-type="float">
            <text:p>506</text:p>
          </table:table-cell>
          <table:table-cell table:formula="of:=[.B74]-[.B$1]" office:value-type="float" office:value="-6.5" calcext:value-type="float">
            <text:p>-6.5</text:p>
          </table:table-cell>
          <table:table-cell table:formula="of:=[.C74]-[.C$1]" office:value-type="float" office:value="-128" calcext:value-type="float">
            <text:p>-128</text:p>
          </table:table-cell>
          <table:table-cell table:formula="of:=[.D74]-[.D$1]" office:value-type="float" office:value="370" calcext:value-type="float">
            <text:p>370</text:p>
          </table:table-cell>
          <table:table-cell table:formula="of:=SQRT([.E74]^2 + [.F74]^2 + [.G74]^2)" office:value-type="float" office:value="391.568959443927" calcext:value-type="float">
            <text:p>391.57</text:p>
          </table:table-cell>
          <table:table-cell table:formula="of:=[.E74]/[.$H74]" office:value-type="float" office:value="-0.0165998857754985" calcext:value-type="float">
            <text:p>-0.02</text:p>
          </table:table-cell>
          <table:table-cell table:formula="of:=[.F74]/[.$H74]" office:value-type="float" office:value="-0.326890058348278" calcext:value-type="float">
            <text:p>-0.33</text:p>
          </table:table-cell>
          <table:table-cell table:formula="of:=[.G74]/[.$H74]" office:value-type="float" office:value="0.944916574912992" calcext:value-type="float">
            <text:p>0.94</text:p>
          </table:table-cell>
          <table:table-cell table:formula="of:=MOD(DEGREES(ATAN2([.I74];[.J74]))+360; 360)" office:value-type="float" office:value="267.092945821685" calcext:value-type="float">
            <text:p>267.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83" calcext:value-type="float">
            <text:p>183</text:p>
          </table:table-cell>
          <table:table-cell office:value-type="float" office:value="505" calcext:value-type="float">
            <text:p>505</text:p>
          </table:table-cell>
          <table:table-cell table:formula="of:=[.B75]-[.B$1]" office:value-type="float" office:value="2.5" calcext:value-type="float">
            <text:p>2.5</text:p>
          </table:table-cell>
          <table:table-cell table:formula="of:=[.C75]-[.C$1]" office:value-type="float" office:value="-115" calcext:value-type="float">
            <text:p>-115</text:p>
          </table:table-cell>
          <table:table-cell table:formula="of:=[.D75]-[.D$1]" office:value-type="float" office:value="369" calcext:value-type="float">
            <text:p>369</text:p>
          </table:table-cell>
          <table:table-cell table:formula="of:=SQRT([.E75]^2 + [.F75]^2 + [.G75]^2)" office:value-type="float" office:value="386.512936394113" calcext:value-type="float">
            <text:p>386.51</text:p>
          </table:table-cell>
          <table:table-cell table:formula="of:=[.E75]/[.$H75]" office:value-type="float" office:value="0.0064680888130762" calcext:value-type="float">
            <text:p>0.01</text:p>
          </table:table-cell>
          <table:table-cell table:formula="of:=[.F75]/[.$H75]" office:value-type="float" office:value="-0.297532085401505" calcext:value-type="float">
            <text:p>-0.30</text:p>
          </table:table-cell>
          <table:table-cell table:formula="of:=[.G75]/[.$H75]" office:value-type="float" office:value="0.954689908810048" calcext:value-type="float">
            <text:p>0.95</text:p>
          </table:table-cell>
          <table:table-cell table:formula="of:=MOD(DEGREES(ATAN2([.I75];[.J75]))+360; 360)" office:value-type="float" office:value="271.245364266768" calcext:value-type="float">
            <text:p>271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76" calcext:value-type="float">
            <text:p>176</text:p>
          </table:table-cell>
          <table:table-cell office:value-type="float" office:value="498" calcext:value-type="float">
            <text:p>498</text:p>
          </table:table-cell>
          <table:table-cell table:formula="of:=[.B76]-[.B$1]" office:value-type="float" office:value="4.5" calcext:value-type="float">
            <text:p>4.5</text:p>
          </table:table-cell>
          <table:table-cell table:formula="of:=[.C76]-[.C$1]" office:value-type="float" office:value="-122" calcext:value-type="float">
            <text:p>-122</text:p>
          </table:table-cell>
          <table:table-cell table:formula="of:=[.D76]-[.D$1]" office:value-type="float" office:value="362" calcext:value-type="float">
            <text:p>362</text:p>
          </table:table-cell>
          <table:table-cell table:formula="of:=SQRT([.E76]^2 + [.F76]^2 + [.G76]^2)" office:value-type="float" office:value="382.031739519114" calcext:value-type="float">
            <text:p>382.03</text:p>
          </table:table-cell>
          <table:table-cell table:formula="of:=[.E76]/[.$H76]" office:value-type="float" office:value="0.0117791260110074" calcext:value-type="float">
            <text:p>0.01</text:p>
          </table:table-cell>
          <table:table-cell table:formula="of:=[.F76]/[.$H76]" office:value-type="float" office:value="-0.319345194076201" calcext:value-type="float">
            <text:p>-0.32</text:p>
          </table:table-cell>
          <table:table-cell table:formula="of:=[.G76]/[.$H76]" office:value-type="float" office:value="0.947565247996596" calcext:value-type="float">
            <text:p>0.95</text:p>
          </table:table-cell>
          <table:table-cell table:formula="of:=MOD(DEGREES(ATAN2([.I76];[.J76]))+360; 360)" office:value-type="float" office:value="272.112411270229" calcext:value-type="float">
            <text:p>272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82" calcext:value-type="float">
            <text:p>182</text:p>
          </table:table-cell>
          <table:table-cell office:value-type="float" office:value="500" calcext:value-type="float">
            <text:p>500</text:p>
          </table:table-cell>
          <table:table-cell table:formula="of:=[.B77]-[.B$1]" office:value-type="float" office:value="0.5" calcext:value-type="float">
            <text:p>0.5</text:p>
          </table:table-cell>
          <table:table-cell table:formula="of:=[.C77]-[.C$1]" office:value-type="float" office:value="-116" calcext:value-type="float">
            <text:p>-116</text:p>
          </table:table-cell>
          <table:table-cell table:formula="of:=[.D77]-[.D$1]" office:value-type="float" office:value="364" calcext:value-type="float">
            <text:p>364</text:p>
          </table:table-cell>
          <table:table-cell table:formula="of:=SQRT([.E77]^2 + [.F77]^2 + [.G77]^2)" office:value-type="float" office:value="382.03697465036" calcext:value-type="float">
            <text:p>382.04</text:p>
          </table:table-cell>
          <table:table-cell table:formula="of:=[.E77]/[.$H77]" office:value-type="float" office:value="0.00130877384435786" calcext:value-type="float">
            <text:p>0.00</text:p>
          </table:table-cell>
          <table:table-cell table:formula="of:=[.F77]/[.$H77]" office:value-type="float" office:value="-0.303635531891025" calcext:value-type="float">
            <text:p>-0.30</text:p>
          </table:table-cell>
          <table:table-cell table:formula="of:=[.G77]/[.$H77]" office:value-type="float" office:value="0.952787358692525" calcext:value-type="float">
            <text:p>0.95</text:p>
          </table:table-cell>
          <table:table-cell table:formula="of:=MOD(DEGREES(ATAN2([.I77];[.J77]))+360; 360)" office:value-type="float" office:value="270.246963037426" calcext:value-type="float">
            <text:p>27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173" calcext:value-type="float">
            <text:p>173</text:p>
          </table:table-cell>
          <table:table-cell office:value-type="float" office:value="494" calcext:value-type="float">
            <text:p>494</text:p>
          </table:table-cell>
          <table:table-cell table:formula="of:=[.B78]-[.B$1]" office:value-type="float" office:value="-2.5" calcext:value-type="float">
            <text:p>-2.5</text:p>
          </table:table-cell>
          <table:table-cell table:formula="of:=[.C78]-[.C$1]" office:value-type="float" office:value="-125" calcext:value-type="float">
            <text:p>-125</text:p>
          </table:table-cell>
          <table:table-cell table:formula="of:=[.D78]-[.D$1]" office:value-type="float" office:value="358" calcext:value-type="float">
            <text:p>358</text:p>
          </table:table-cell>
          <table:table-cell table:formula="of:=SQRT([.E78]^2 + [.F78]^2 + [.G78]^2)" office:value-type="float" office:value="379.20344144008" calcext:value-type="float">
            <text:p>379.20</text:p>
          </table:table-cell>
          <table:table-cell table:formula="of:=[.E78]/[.$H78]" office:value-type="float" office:value="-0.00659276717137874" calcext:value-type="float">
            <text:p>-0.01</text:p>
          </table:table-cell>
          <table:table-cell table:formula="of:=[.F78]/[.$H78]" office:value-type="float" office:value="-0.329638358568937" calcext:value-type="float">
            <text:p>-0.33</text:p>
          </table:table-cell>
          <table:table-cell table:formula="of:=[.G78]/[.$H78]" office:value-type="float" office:value="0.944084258941436" calcext:value-type="float">
            <text:p>0.94</text:p>
          </table:table-cell>
          <table:table-cell table:formula="of:=MOD(DEGREES(ATAN2([.I78];[.J78]))+360; 360)" office:value-type="float" office:value="268.854237161825" calcext:value-type="float">
            <text:p>268.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82" calcext:value-type="float">
            <text:p>182</text:p>
          </table:table-cell>
          <table:table-cell office:value-type="float" office:value="497" calcext:value-type="float">
            <text:p>497</text:p>
          </table:table-cell>
          <table:table-cell table:formula="of:=[.B79]-[.B$1]" office:value-type="float" office:value="3.5" calcext:value-type="float">
            <text:p>3.5</text:p>
          </table:table-cell>
          <table:table-cell table:formula="of:=[.C79]-[.C$1]" office:value-type="float" office:value="-116" calcext:value-type="float">
            <text:p>-116</text:p>
          </table:table-cell>
          <table:table-cell table:formula="of:=[.D79]-[.D$1]" office:value-type="float" office:value="361" calcext:value-type="float">
            <text:p>361</text:p>
          </table:table-cell>
          <table:table-cell table:formula="of:=SQRT([.E79]^2 + [.F79]^2 + [.G79]^2)" office:value-type="float" office:value="379.195530036945" calcext:value-type="float">
            <text:p>379.20</text:p>
          </table:table-cell>
          <table:table-cell table:formula="of:=[.E79]/[.$H79]" office:value-type="float" office:value="0.0092300666087994" calcext:value-type="float">
            <text:p>0.01</text:p>
          </table:table-cell>
          <table:table-cell table:formula="of:=[.F79]/[.$H79]" office:value-type="float" office:value="-0.305910779034494" calcext:value-type="float">
            <text:p>-0.31</text:p>
          </table:table-cell>
          <table:table-cell table:formula="of:=[.G79]/[.$H79]" office:value-type="float" office:value="0.952015441650452" calcext:value-type="float">
            <text:p>0.95</text:p>
          </table:table-cell>
          <table:table-cell table:formula="of:=MOD(DEGREES(ATAN2([.I79];[.J79]))+360; 360)" office:value-type="float" office:value="271.728227650498" calcext:value-type="float">
            <text:p>271.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3" calcext:value-type="float">
            <text:p>173</text:p>
          </table:table-cell>
          <table:table-cell office:value-type="float" office:value="498" calcext:value-type="float">
            <text:p>498</text:p>
          </table:table-cell>
          <table:table-cell table:formula="of:=[.B80]-[.B$1]" office:value-type="float" office:value="-0.5" calcext:value-type="float">
            <text:p>-0.5</text:p>
          </table:table-cell>
          <table:table-cell table:formula="of:=[.C80]-[.C$1]" office:value-type="float" office:value="-125" calcext:value-type="float">
            <text:p>-125</text:p>
          </table:table-cell>
          <table:table-cell table:formula="of:=[.D80]-[.D$1]" office:value-type="float" office:value="362" calcext:value-type="float">
            <text:p>362</text:p>
          </table:table-cell>
          <table:table-cell table:formula="of:=SQRT([.E80]^2 + [.F80]^2 + [.G80]^2)" office:value-type="float" office:value="382.974215842268" calcext:value-type="float">
            <text:p>382.97</text:p>
          </table:table-cell>
          <table:table-cell table:formula="of:=[.E80]/[.$H80]" office:value-type="float" office:value="-0.00130557092179263" calcext:value-type="float">
            <text:p>0.00</text:p>
          </table:table-cell>
          <table:table-cell table:formula="of:=[.F80]/[.$H80]" office:value-type="float" office:value="-0.326392730448158" calcext:value-type="float">
            <text:p>-0.33</text:p>
          </table:table-cell>
          <table:table-cell table:formula="of:=[.G80]/[.$H80]" office:value-type="float" office:value="0.945233347377865" calcext:value-type="float">
            <text:p>0.95</text:p>
          </table:table-cell>
          <table:table-cell table:formula="of:=MOD(DEGREES(ATAN2([.I80];[.J80]))+360; 360)" office:value-type="float" office:value="269.770818104246" calcext:value-type="float">
            <text:p>269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3" calcext:value-type="float">
            <text:p>-63</text:p>
          </table:table-cell>
          <table:table-cell office:value-type="float" office:value="171" calcext:value-type="float">
            <text:p>171</text:p>
          </table:table-cell>
          <table:table-cell office:value-type="float" office:value="498" calcext:value-type="float">
            <text:p>498</text:p>
          </table:table-cell>
          <table:table-cell table:formula="of:=[.B81]-[.B$1]" office:value-type="float" office:value="-7.5" calcext:value-type="float">
            <text:p>-7.5</text:p>
          </table:table-cell>
          <table:table-cell table:formula="of:=[.C81]-[.C$1]" office:value-type="float" office:value="-127" calcext:value-type="float">
            <text:p>-127</text:p>
          </table:table-cell>
          <table:table-cell table:formula="of:=[.D81]-[.D$1]" office:value-type="float" office:value="362" calcext:value-type="float">
            <text:p>362</text:p>
          </table:table-cell>
          <table:table-cell table:formula="of:=SQRT([.E81]^2 + [.F81]^2 + [.G81]^2)" office:value-type="float" office:value="383.704639012874" calcext:value-type="float">
            <text:p>383.70</text:p>
          </table:table-cell>
          <table:table-cell table:formula="of:=[.E81]/[.$H81]" office:value-type="float" office:value="-0.0195462844006646" calcext:value-type="float">
            <text:p>-0.02</text:p>
          </table:table-cell>
          <table:table-cell table:formula="of:=[.F81]/[.$H81]" office:value-type="float" office:value="-0.330983749184588" calcext:value-type="float">
            <text:p>-0.33</text:p>
          </table:table-cell>
          <table:table-cell table:formula="of:=[.G81]/[.$H81]" office:value-type="float" office:value="0.943433993738747" calcext:value-type="float">
            <text:p>0.94</text:p>
          </table:table-cell>
          <table:table-cell table:formula="of:=MOD(DEGREES(ATAN2([.I81];[.J81]))+360; 360)" office:value-type="float" office:value="266.620316216677" calcext:value-type="float">
            <text:p>26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2" calcext:value-type="float">
            <text:p>172</text:p>
          </table:table-cell>
          <table:table-cell office:value-type="float" office:value="502" calcext:value-type="float">
            <text:p>502</text:p>
          </table:table-cell>
          <table:table-cell table:formula="of:=[.B82]-[.B$1]" office:value-type="float" office:value="-1.5" calcext:value-type="float">
            <text:p>-1.5</text:p>
          </table:table-cell>
          <table:table-cell table:formula="of:=[.C82]-[.C$1]" office:value-type="float" office:value="-126" calcext:value-type="float">
            <text:p>-126</text:p>
          </table:table-cell>
          <table:table-cell table:formula="of:=[.D82]-[.D$1]" office:value-type="float" office:value="366" calcext:value-type="float">
            <text:p>366</text:p>
          </table:table-cell>
          <table:table-cell table:formula="of:=SQRT([.E82]^2 + [.F82]^2 + [.G82]^2)" office:value-type="float" office:value="387.084293145563" calcext:value-type="float">
            <text:p>387.08</text:p>
          </table:table-cell>
          <table:table-cell table:formula="of:=[.E82]/[.$H82]" office:value-type="float" office:value="-0.00387512494451932" calcext:value-type="float">
            <text:p>0.00</text:p>
          </table:table-cell>
          <table:table-cell table:formula="of:=[.F82]/[.$H82]" office:value-type="float" office:value="-0.325510495339623" calcext:value-type="float">
            <text:p>-0.33</text:p>
          </table:table-cell>
          <table:table-cell table:formula="of:=[.G82]/[.$H82]" office:value-type="float" office:value="0.945530486462715" calcext:value-type="float">
            <text:p>0.95</text:p>
          </table:table-cell>
          <table:table-cell table:formula="of:=MOD(DEGREES(ATAN2([.I82];[.J82]))+360; 360)" office:value-type="float" office:value="269.317939606827" calcext:value-type="float">
            <text:p>269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1" calcext:value-type="float">
            <text:p>171</text:p>
          </table:table-cell>
          <table:table-cell office:value-type="float" office:value="503" calcext:value-type="float">
            <text:p>503</text:p>
          </table:table-cell>
          <table:table-cell table:formula="of:=[.B83]-[.B$1]" office:value-type="float" office:value="-0.5" calcext:value-type="float">
            <text:p>-0.5</text:p>
          </table:table-cell>
          <table:table-cell table:formula="of:=[.C83]-[.C$1]" office:value-type="float" office:value="-127" calcext:value-type="float">
            <text:p>-127</text:p>
          </table:table-cell>
          <table:table-cell table:formula="of:=[.D83]-[.D$1]" office:value-type="float" office:value="367" calcext:value-type="float">
            <text:p>367</text:p>
          </table:table-cell>
          <table:table-cell table:formula="of:=SQRT([.E83]^2 + [.F83]^2 + [.G83]^2)" office:value-type="float" office:value="388.353254138548" calcext:value-type="float">
            <text:p>388.35</text:p>
          </table:table-cell>
          <table:table-cell table:formula="of:=[.E83]/[.$H83]" office:value-type="float" office:value="-0.00128748760225818" calcext:value-type="float">
            <text:p>0.00</text:p>
          </table:table-cell>
          <table:table-cell table:formula="of:=[.F83]/[.$H83]" office:value-type="float" office:value="-0.327021850973577" calcext:value-type="float">
            <text:p>-0.33</text:p>
          </table:table-cell>
          <table:table-cell table:formula="of:=[.G83]/[.$H83]" office:value-type="float" office:value="0.945015900057502" calcext:value-type="float">
            <text:p>0.95</text:p>
          </table:table-cell>
          <table:table-cell table:formula="of:=MOD(DEGREES(ATAN2([.I83];[.J83]))+360; 360)" office:value-type="float" office:value="269.774427230366" calcext:value-type="float">
            <text:p>269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6" calcext:value-type="float">
            <text:p>176</text:p>
          </table:table-cell>
          <table:table-cell office:value-type="float" office:value="496" calcext:value-type="float">
            <text:p>496</text:p>
          </table:table-cell>
          <table:table-cell table:formula="of:=[.B84]-[.B$1]" office:value-type="float" office:value="-0.5" calcext:value-type="float">
            <text:p>-0.5</text:p>
          </table:table-cell>
          <table:table-cell table:formula="of:=[.C84]-[.C$1]" office:value-type="float" office:value="-122" calcext:value-type="float">
            <text:p>-122</text:p>
          </table:table-cell>
          <table:table-cell table:formula="of:=[.D84]-[.D$1]" office:value-type="float" office:value="360" calcext:value-type="float">
            <text:p>360</text:p>
          </table:table-cell>
          <table:table-cell table:formula="of:=SQRT([.E84]^2 + [.F84]^2 + [.G84]^2)" office:value-type="float" office:value="380.110839098282" calcext:value-type="float">
            <text:p>380.11</text:p>
          </table:table-cell>
          <table:table-cell table:formula="of:=[.E84]/[.$H84]" office:value-type="float" office:value="-0.00131540579370513" calcext:value-type="float">
            <text:p>0.00</text:p>
          </table:table-cell>
          <table:table-cell table:formula="of:=[.F84]/[.$H84]" office:value-type="float" office:value="-0.320959013664053" calcext:value-type="float">
            <text:p>-0.32</text:p>
          </table:table-cell>
          <table:table-cell table:formula="of:=[.G84]/[.$H84]" office:value-type="float" office:value="0.947092171467696" calcext:value-type="float">
            <text:p>0.95</text:p>
          </table:table-cell>
          <table:table-cell table:formula="of:=MOD(DEGREES(ATAN2([.I84];[.J84]))+360; 360)" office:value-type="float" office:value="269.765182546206" calcext:value-type="float">
            <text:p>269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60" calcext:value-type="float">
            <text:p>160</text:p>
          </table:table-cell>
          <table:table-cell office:value-type="float" office:value="493" calcext:value-type="float">
            <text:p>493</text:p>
          </table:table-cell>
          <table:table-cell table:formula="of:=[.B85]-[.B$1]" office:value-type="float" office:value="-3.5" calcext:value-type="float">
            <text:p>-3.5</text:p>
          </table:table-cell>
          <table:table-cell table:formula="of:=[.C85]-[.C$1]" office:value-type="float" office:value="-138" calcext:value-type="float">
            <text:p>-138</text:p>
          </table:table-cell>
          <table:table-cell table:formula="of:=[.D85]-[.D$1]" office:value-type="float" office:value="357" calcext:value-type="float">
            <text:p>357</text:p>
          </table:table-cell>
          <table:table-cell table:formula="of:=SQRT([.E85]^2 + [.F85]^2 + [.G85]^2)" office:value-type="float" office:value="382.760042324169" calcext:value-type="float">
            <text:p>382.76</text:p>
          </table:table-cell>
          <table:table-cell table:formula="of:=[.E85]/[.$H85]" office:value-type="float" office:value="-0.00914411018127059" calcext:value-type="float">
            <text:p>-0.01</text:p>
          </table:table-cell>
          <table:table-cell table:formula="of:=[.F85]/[.$H85]" office:value-type="float" office:value="-0.360539201432955" calcext:value-type="float">
            <text:p>-0.36</text:p>
          </table:table-cell>
          <table:table-cell table:formula="of:=[.G85]/[.$H85]" office:value-type="float" office:value="0.9326992384896" calcext:value-type="float">
            <text:p>0.93</text:p>
          </table:table-cell>
          <table:table-cell table:formula="of:=MOD(DEGREES(ATAN2([.I85];[.J85]))+360; 360)" office:value-type="float" office:value="268.547157630623" calcext:value-type="float">
            <text:p>268.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66" calcext:value-type="float">
            <text:p>166</text:p>
          </table:table-cell>
          <table:table-cell office:value-type="float" office:value="505" calcext:value-type="float">
            <text:p>505</text:p>
          </table:table-cell>
          <table:table-cell table:formula="of:=[.B86]-[.B$1]" office:value-type="float" office:value="4.5" calcext:value-type="float">
            <text:p>4.5</text:p>
          </table:table-cell>
          <table:table-cell table:formula="of:=[.C86]-[.C$1]" office:value-type="float" office:value="-132" calcext:value-type="float">
            <text:p>-132</text:p>
          </table:table-cell>
          <table:table-cell table:formula="of:=[.D86]-[.D$1]" office:value-type="float" office:value="369" calcext:value-type="float">
            <text:p>369</text:p>
          </table:table-cell>
          <table:table-cell table:formula="of:=SQRT([.E86]^2 + [.F86]^2 + [.G86]^2)" office:value-type="float" office:value="391.925056611593" calcext:value-type="float">
            <text:p>391.93</text:p>
          </table:table-cell>
          <table:table-cell table:formula="of:=[.E86]/[.$H86]" office:value-type="float" office:value="0.0114817869490279" calcext:value-type="float">
            <text:p>0.01</text:p>
          </table:table-cell>
          <table:table-cell table:formula="of:=[.F86]/[.$H86]" office:value-type="float" office:value="-0.336799083838151" calcext:value-type="float">
            <text:p>-0.34</text:p>
          </table:table-cell>
          <table:table-cell table:formula="of:=[.G86]/[.$H86]" office:value-type="float" office:value="0.941506529820287" calcext:value-type="float">
            <text:p>0.94</text:p>
          </table:table-cell>
          <table:table-cell table:formula="of:=MOD(DEGREES(ATAN2([.I86];[.J86]))+360; 360)" office:value-type="float" office:value="271.9525090494" calcext:value-type="float">
            <text:p>271.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73" calcext:value-type="float">
            <text:p>173</text:p>
          </table:table-cell>
          <table:table-cell office:value-type="float" office:value="498" calcext:value-type="float">
            <text:p>498</text:p>
          </table:table-cell>
          <table:table-cell table:formula="of:=[.B87]-[.B$1]" office:value-type="float" office:value="4.5" calcext:value-type="float">
            <text:p>4.5</text:p>
          </table:table-cell>
          <table:table-cell table:formula="of:=[.C87]-[.C$1]" office:value-type="float" office:value="-125" calcext:value-type="float">
            <text:p>-125</text:p>
          </table:table-cell>
          <table:table-cell table:formula="of:=[.D87]-[.D$1]" office:value-type="float" office:value="362" calcext:value-type="float">
            <text:p>362</text:p>
          </table:table-cell>
          <table:table-cell table:formula="of:=SQRT([.E87]^2 + [.F87]^2 + [.G87]^2)" office:value-type="float" office:value="383.000326370618" calcext:value-type="float">
            <text:p>383.00</text:p>
          </table:table-cell>
          <table:table-cell table:formula="of:=[.E87]/[.$H87]" office:value-type="float" office:value="0.0117493372463748" calcext:value-type="float">
            <text:p>0.01</text:p>
          </table:table-cell>
          <table:table-cell table:formula="of:=[.F87]/[.$H87]" office:value-type="float" office:value="-0.326370479065966" calcext:value-type="float">
            <text:p>-0.33</text:p>
          </table:table-cell>
          <table:table-cell table:formula="of:=[.G87]/[.$H87]" office:value-type="float" office:value="0.945168907375038" calcext:value-type="float">
            <text:p>0.95</text:p>
          </table:table-cell>
          <table:table-cell table:formula="of:=MOD(DEGREES(ATAN2([.I87];[.J87]))+360; 360)" office:value-type="float" office:value="272.061757690759" calcext:value-type="float">
            <text:p>272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3" calcext:value-type="float">
            <text:p>173</text:p>
          </table:table-cell>
          <table:table-cell office:value-type="float" office:value="505" calcext:value-type="float">
            <text:p>505</text:p>
          </table:table-cell>
          <table:table-cell table:formula="of:=[.B88]-[.B$1]" office:value-type="float" office:value="2.5" calcext:value-type="float">
            <text:p>2.5</text:p>
          </table:table-cell>
          <table:table-cell table:formula="of:=[.C88]-[.C$1]" office:value-type="float" office:value="-125" calcext:value-type="float">
            <text:p>-125</text:p>
          </table:table-cell>
          <table:table-cell table:formula="of:=[.D88]-[.D$1]" office:value-type="float" office:value="369" calcext:value-type="float">
            <text:p>369</text:p>
          </table:table-cell>
          <table:table-cell table:formula="of:=SQRT([.E88]^2 + [.F88]^2 + [.G88]^2)" office:value-type="float" office:value="389.605248937947" calcext:value-type="float">
            <text:p>389.61</text:p>
          </table:table-cell>
          <table:table-cell table:formula="of:=[.E88]/[.$H88]" office:value-type="float" office:value="0.00641675133180296" calcext:value-type="float">
            <text:p>0.01</text:p>
          </table:table-cell>
          <table:table-cell table:formula="of:=[.F88]/[.$H88]" office:value-type="float" office:value="-0.320837566590148" calcext:value-type="float">
            <text:p>-0.32</text:p>
          </table:table-cell>
          <table:table-cell table:formula="of:=[.G88]/[.$H88]" office:value-type="float" office:value="0.947112496574118" calcext:value-type="float">
            <text:p>0.95</text:p>
          </table:table-cell>
          <table:table-cell table:formula="of:=MOD(DEGREES(ATAN2([.I88];[.J88]))+360; 360)" office:value-type="float" office:value="271.145762838175" calcext:value-type="float">
            <text:p>271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73" calcext:value-type="float">
            <text:p>173</text:p>
          </table:table-cell>
          <table:table-cell office:value-type="float" office:value="503" calcext:value-type="float">
            <text:p>503</text:p>
          </table:table-cell>
          <table:table-cell table:formula="of:=[.B89]-[.B$1]" office:value-type="float" office:value="-5.5" calcext:value-type="float">
            <text:p>-5.5</text:p>
          </table:table-cell>
          <table:table-cell table:formula="of:=[.C89]-[.C$1]" office:value-type="float" office:value="-125" calcext:value-type="float">
            <text:p>-125</text:p>
          </table:table-cell>
          <table:table-cell table:formula="of:=[.D89]-[.D$1]" office:value-type="float" office:value="367" calcext:value-type="float">
            <text:p>367</text:p>
          </table:table-cell>
          <table:table-cell table:formula="of:=SQRT([.E89]^2 + [.F89]^2 + [.G89]^2)" office:value-type="float" office:value="387.742504763148" calcext:value-type="float">
            <text:p>387.74</text:p>
          </table:table-cell>
          <table:table-cell table:formula="of:=[.E89]/[.$H89]" office:value-type="float" office:value="-0.0141846713538916" calcext:value-type="float">
            <text:p>-0.01</text:p>
          </table:table-cell>
          <table:table-cell table:formula="of:=[.F89]/[.$H89]" office:value-type="float" office:value="-0.322378894406627" calcext:value-type="float">
            <text:p>-0.32</text:p>
          </table:table-cell>
          <table:table-cell table:formula="of:=[.G89]/[.$H89]" office:value-type="float" office:value="0.946504433977857" calcext:value-type="float">
            <text:p>0.95</text:p>
          </table:table-cell>
          <table:table-cell table:formula="of:=MOD(DEGREES(ATAN2([.I89];[.J89]))+360; 360)" office:value-type="float" office:value="267.480610708794" calcext:value-type="float">
            <text:p>267.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3" calcext:value-type="float">
            <text:p>173</text:p>
          </table:table-cell>
          <table:table-cell office:value-type="float" office:value="503" calcext:value-type="float">
            <text:p>503</text:p>
          </table:table-cell>
          <table:table-cell table:formula="of:=[.B90]-[.B$1]" office:value-type="float" office:value="2.5" calcext:value-type="float">
            <text:p>2.5</text:p>
          </table:table-cell>
          <table:table-cell table:formula="of:=[.C90]-[.C$1]" office:value-type="float" office:value="-125" calcext:value-type="float">
            <text:p>-125</text:p>
          </table:table-cell>
          <table:table-cell table:formula="of:=[.D90]-[.D$1]" office:value-type="float" office:value="367" calcext:value-type="float">
            <text:p>367</text:p>
          </table:table-cell>
          <table:table-cell table:formula="of:=SQRT([.E90]^2 + [.F90]^2 + [.G90]^2)" office:value-type="float" office:value="387.711555154086" calcext:value-type="float">
            <text:p>387.71</text:p>
          </table:table-cell>
          <table:table-cell table:formula="of:=[.E90]/[.$H90]" office:value-type="float" office:value="0.00644809257492065" calcext:value-type="float">
            <text:p>0.01</text:p>
          </table:table-cell>
          <table:table-cell table:formula="of:=[.F90]/[.$H90]" office:value-type="float" office:value="-0.322404628746032" calcext:value-type="float">
            <text:p>-0.32</text:p>
          </table:table-cell>
          <table:table-cell table:formula="of:=[.G90]/[.$H90]" office:value-type="float" office:value="0.946579989998351" calcext:value-type="float">
            <text:p>0.95</text:p>
          </table:table-cell>
          <table:table-cell table:formula="of:=MOD(DEGREES(ATAN2([.I90];[.J90]))+360; 360)" office:value-type="float" office:value="271.145762838175" calcext:value-type="float">
            <text:p>271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76" calcext:value-type="float">
            <text:p>176</text:p>
          </table:table-cell>
          <table:table-cell office:value-type="float" office:value="501" calcext:value-type="float">
            <text:p>501</text:p>
          </table:table-cell>
          <table:table-cell table:formula="of:=[.B91]-[.B$1]" office:value-type="float" office:value="4.5" calcext:value-type="float">
            <text:p>4.5</text:p>
          </table:table-cell>
          <table:table-cell table:formula="of:=[.C91]-[.C$1]" office:value-type="float" office:value="-122" calcext:value-type="float">
            <text:p>-122</text:p>
          </table:table-cell>
          <table:table-cell table:formula="of:=[.D91]-[.D$1]" office:value-type="float" office:value="365" calcext:value-type="float">
            <text:p>365</text:p>
          </table:table-cell>
          <table:table-cell table:formula="of:=SQRT([.E91]^2 + [.F91]^2 + [.G91]^2)" office:value-type="float" office:value="384.875629262233" calcext:value-type="float">
            <text:p>384.88</text:p>
          </table:table-cell>
          <table:table-cell table:formula="of:=[.E91]/[.$H91]" office:value-type="float" office:value="0.0116920887109065" calcext:value-type="float">
            <text:p>0.01</text:p>
          </table:table-cell>
          <table:table-cell table:formula="of:=[.F91]/[.$H91]" office:value-type="float" office:value="-0.316985516162354" calcext:value-type="float">
            <text:p>-0.32</text:p>
          </table:table-cell>
          <table:table-cell table:formula="of:=[.G91]/[.$H91]" office:value-type="float" office:value="0.948358306551306" calcext:value-type="float">
            <text:p>0.95</text:p>
          </table:table-cell>
          <table:table-cell table:formula="of:=MOD(DEGREES(ATAN2([.I91];[.J91]))+360; 360)" office:value-type="float" office:value="272.112411270229" calcext:value-type="float">
            <text:p>272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7" calcext:value-type="float">
            <text:p>177</text:p>
          </table:table-cell>
          <table:table-cell office:value-type="float" office:value="495" calcext:value-type="float">
            <text:p>495</text:p>
          </table:table-cell>
          <table:table-cell table:formula="of:=[.B92]-[.B$1]" office:value-type="float" office:value="-3.5" calcext:value-type="float">
            <text:p>-3.5</text:p>
          </table:table-cell>
          <table:table-cell table:formula="of:=[.C92]-[.C$1]" office:value-type="float" office:value="-121" calcext:value-type="float">
            <text:p>-121</text:p>
          </table:table-cell>
          <table:table-cell table:formula="of:=[.D92]-[.D$1]" office:value-type="float" office:value="359" calcext:value-type="float">
            <text:p>359</text:p>
          </table:table-cell>
          <table:table-cell table:formula="of:=SQRT([.E92]^2 + [.F92]^2 + [.G92]^2)" office:value-type="float" office:value="378.859142690262" calcext:value-type="float">
            <text:p>378.86</text:p>
          </table:table-cell>
          <table:table-cell table:formula="of:=[.E92]/[.$H92]" office:value-type="float" office:value="-0.00923826194386299" calcext:value-type="float">
            <text:p>-0.01</text:p>
          </table:table-cell>
          <table:table-cell table:formula="of:=[.F92]/[.$H92]" office:value-type="float" office:value="-0.319379912916406" calcext:value-type="float">
            <text:p>-0.32</text:p>
          </table:table-cell>
          <table:table-cell table:formula="of:=[.G92]/[.$H92]" office:value-type="float" office:value="0.947581725099089" calcext:value-type="float">
            <text:p>0.95</text:p>
          </table:table-cell>
          <table:table-cell table:formula="of:=MOD(DEGREES(ATAN2([.I92];[.J92]))+360; 360)" office:value-type="float" office:value="268.343146052477" calcext:value-type="float">
            <text:p>268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73" calcext:value-type="float">
            <text:p>173</text:p>
          </table:table-cell>
          <table:table-cell office:value-type="float" office:value="505" calcext:value-type="float">
            <text:p>505</text:p>
          </table:table-cell>
          <table:table-cell table:formula="of:=[.B93]-[.B$1]" office:value-type="float" office:value="-5.5" calcext:value-type="float">
            <text:p>-5.5</text:p>
          </table:table-cell>
          <table:table-cell table:formula="of:=[.C93]-[.C$1]" office:value-type="float" office:value="-125" calcext:value-type="float">
            <text:p>-125</text:p>
          </table:table-cell>
          <table:table-cell table:formula="of:=[.D93]-[.D$1]" office:value-type="float" office:value="369" calcext:value-type="float">
            <text:p>369</text:p>
          </table:table-cell>
          <table:table-cell table:formula="of:=SQRT([.E93]^2 + [.F93]^2 + [.G93]^2)" office:value-type="float" office:value="389.636048126967" calcext:value-type="float">
            <text:p>389.64</text:p>
          </table:table-cell>
          <table:table-cell table:formula="of:=[.E93]/[.$H93]" office:value-type="float" office:value="-0.0141157370485591" calcext:value-type="float">
            <text:p>-0.01</text:p>
          </table:table-cell>
          <table:table-cell table:formula="of:=[.F93]/[.$H93]" office:value-type="float" office:value="-0.320812205649071" calcext:value-type="float">
            <text:p>-0.32</text:p>
          </table:table-cell>
          <table:table-cell table:formula="of:=[.G93]/[.$H93]" office:value-type="float" office:value="0.947037631076059" calcext:value-type="float">
            <text:p>0.95</text:p>
          </table:table-cell>
          <table:table-cell table:formula="of:=MOD(DEGREES(ATAN2([.I93];[.J93]))+360; 360)" office:value-type="float" office:value="267.480610708794" calcext:value-type="float">
            <text:p>267.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67" calcext:value-type="float">
            <text:p>167</text:p>
          </table:table-cell>
          <table:table-cell office:value-type="float" office:value="502" calcext:value-type="float">
            <text:p>502</text:p>
          </table:table-cell>
          <table:table-cell table:formula="of:=[.B94]-[.B$1]" office:value-type="float" office:value="3.5" calcext:value-type="float">
            <text:p>3.5</text:p>
          </table:table-cell>
          <table:table-cell table:formula="of:=[.C94]-[.C$1]" office:value-type="float" office:value="-131" calcext:value-type="float">
            <text:p>-131</text:p>
          </table:table-cell>
          <table:table-cell table:formula="of:=[.D94]-[.D$1]" office:value-type="float" office:value="366" calcext:value-type="float">
            <text:p>366</text:p>
          </table:table-cell>
          <table:table-cell table:formula="of:=SQRT([.E94]^2 + [.F94]^2 + [.G94]^2)" office:value-type="float" office:value="388.753456576273" calcext:value-type="float">
            <text:p>388.75</text:p>
          </table:table-cell>
          <table:table-cell table:formula="of:=[.E94]/[.$H94]" office:value-type="float" office:value="0.00900313538257455" calcext:value-type="float">
            <text:p>0.01</text:p>
          </table:table-cell>
          <table:table-cell table:formula="of:=[.F94]/[.$H94]" office:value-type="float" office:value="-0.33697449574779" calcext:value-type="float">
            <text:p>-0.34</text:p>
          </table:table-cell>
          <table:table-cell table:formula="of:=[.G94]/[.$H94]" office:value-type="float" office:value="0.941470728577796" calcext:value-type="float">
            <text:p>0.94</text:p>
          </table:table-cell>
          <table:table-cell table:formula="of:=MOD(DEGREES(ATAN2([.I94];[.J94]))+360; 360)" office:value-type="float" office:value="271.530439182015" calcext:value-type="float">
            <text:p>271.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78" calcext:value-type="float">
            <text:p>178</text:p>
          </table:table-cell>
          <table:table-cell office:value-type="float" office:value="505" calcext:value-type="float">
            <text:p>505</text:p>
          </table:table-cell>
          <table:table-cell table:formula="of:=[.B95]-[.B$1]" office:value-type="float" office:value="-5.5" calcext:value-type="float">
            <text:p>-5.5</text:p>
          </table:table-cell>
          <table:table-cell table:formula="of:=[.C95]-[.C$1]" office:value-type="float" office:value="-120" calcext:value-type="float">
            <text:p>-120</text:p>
          </table:table-cell>
          <table:table-cell table:formula="of:=[.D95]-[.D$1]" office:value-type="float" office:value="369" calcext:value-type="float">
            <text:p>369</text:p>
          </table:table-cell>
          <table:table-cell table:formula="of:=SQRT([.E95]^2 + [.F95]^2 + [.G95]^2)" office:value-type="float" office:value="388.060884398312" calcext:value-type="float">
            <text:p>388.06</text:p>
          </table:table-cell>
          <table:table-cell table:formula="of:=[.E95]/[.$H95]" office:value-type="float" office:value="-0.014173033720025" calcext:value-type="float">
            <text:p>-0.01</text:p>
          </table:table-cell>
          <table:table-cell table:formula="of:=[.F95]/[.$H95]" office:value-type="float" office:value="-0.309229826618727" calcext:value-type="float">
            <text:p>-0.31</text:p>
          </table:table-cell>
          <table:table-cell table:formula="of:=[.G95]/[.$H95]" office:value-type="float" office:value="0.950881716852587" calcext:value-type="float">
            <text:p>0.95</text:p>
          </table:table-cell>
          <table:table-cell table:formula="of:=MOD(DEGREES(ATAN2([.I95];[.J95]))+360; 360)" office:value-type="float" office:value="267.375779972218" calcext:value-type="float">
            <text:p>267.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2" calcext:value-type="float">
            <text:p>-62</text:p>
          </table:table-cell>
          <table:table-cell office:value-type="float" office:value="172" calcext:value-type="float">
            <text:p>172</text:p>
          </table:table-cell>
          <table:table-cell office:value-type="float" office:value="502" calcext:value-type="float">
            <text:p>502</text:p>
          </table:table-cell>
          <table:table-cell table:formula="of:=[.B96]-[.B$1]" office:value-type="float" office:value="-6.5" calcext:value-type="float">
            <text:p>-6.5</text:p>
          </table:table-cell>
          <table:table-cell table:formula="of:=[.C96]-[.C$1]" office:value-type="float" office:value="-126" calcext:value-type="float">
            <text:p>-126</text:p>
          </table:table-cell>
          <table:table-cell table:formula="of:=[.D96]-[.D$1]" office:value-type="float" office:value="366" calcext:value-type="float">
            <text:p>366</text:p>
          </table:table-cell>
          <table:table-cell table:formula="of:=SQRT([.E96]^2 + [.F96]^2 + [.G96]^2)" office:value-type="float" office:value="387.135958030251" calcext:value-type="float">
            <text:p>387.14</text:p>
          </table:table-cell>
          <table:table-cell table:formula="of:=[.E96]/[.$H96]" office:value-type="float" office:value="-0.0167899671037328" calcext:value-type="float">
            <text:p>-0.02</text:p>
          </table:table-cell>
          <table:table-cell table:formula="of:=[.F96]/[.$H96]" office:value-type="float" office:value="-0.325467054626205" calcext:value-type="float">
            <text:p>-0.33</text:p>
          </table:table-cell>
          <table:table-cell table:formula="of:=[.G96]/[.$H96]" office:value-type="float" office:value="0.945404301533264" calcext:value-type="float">
            <text:p>0.95</text:p>
          </table:table-cell>
          <table:table-cell table:formula="of:=MOD(DEGREES(ATAN2([.I96];[.J96]))+360; 360)" office:value-type="float" office:value="267.046883146513" calcext:value-type="float">
            <text:p>267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3" calcext:value-type="float">
            <text:p>-63</text:p>
          </table:table-cell>
          <table:table-cell office:value-type="float" office:value="173" calcext:value-type="float">
            <text:p>173</text:p>
          </table:table-cell>
          <table:table-cell office:value-type="float" office:value="501" calcext:value-type="float">
            <text:p>501</text:p>
          </table:table-cell>
          <table:table-cell table:formula="of:=[.B97]-[.B$1]" office:value-type="float" office:value="-7.5" calcext:value-type="float">
            <text:p>-7.5</text:p>
          </table:table-cell>
          <table:table-cell table:formula="of:=[.C97]-[.C$1]" office:value-type="float" office:value="-125" calcext:value-type="float">
            <text:p>-125</text:p>
          </table:table-cell>
          <table:table-cell table:formula="of:=[.D97]-[.D$1]" office:value-type="float" office:value="365" calcext:value-type="float">
            <text:p>365</text:p>
          </table:table-cell>
          <table:table-cell table:formula="of:=SQRT([.E97]^2 + [.F97]^2 + [.G97]^2)" office:value-type="float" office:value="385.883726010828" calcext:value-type="float">
            <text:p>385.88</text:p>
          </table:table-cell>
          <table:table-cell table:formula="of:=[.E97]/[.$H97]" office:value-type="float" office:value="-0.0194359064517521" calcext:value-type="float">
            <text:p>-0.02</text:p>
          </table:table-cell>
          <table:table-cell table:formula="of:=[.F97]/[.$H97]" office:value-type="float" office:value="-0.323931774195868" calcext:value-type="float">
            <text:p>-0.32</text:p>
          </table:table-cell>
          <table:table-cell table:formula="of:=[.G97]/[.$H97]" office:value-type="float" office:value="0.945880780651936" calcext:value-type="float">
            <text:p>0.95</text:p>
          </table:table-cell>
          <table:table-cell table:formula="of:=MOD(DEGREES(ATAN2([.I97];[.J97]))+360; 360)" office:value-type="float" office:value="266.566369637549" calcext:value-type="float">
            <text:p>266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68" calcext:value-type="float">
            <text:p>168</text:p>
          </table:table-cell>
          <table:table-cell office:value-type="float" office:value="501" calcext:value-type="float">
            <text:p>501</text:p>
          </table:table-cell>
          <table:table-cell table:formula="of:=[.B98]-[.B$1]" office:value-type="float" office:value="2.5" calcext:value-type="float">
            <text:p>2.5</text:p>
          </table:table-cell>
          <table:table-cell table:formula="of:=[.C98]-[.C$1]" office:value-type="float" office:value="-130" calcext:value-type="float">
            <text:p>-130</text:p>
          </table:table-cell>
          <table:table-cell table:formula="of:=[.D98]-[.D$1]" office:value-type="float" office:value="365" calcext:value-type="float">
            <text:p>365</text:p>
          </table:table-cell>
          <table:table-cell table:formula="of:=SQRT([.E98]^2 + [.F98]^2 + [.G98]^2)" office:value-type="float" office:value="387.467740592685" calcext:value-type="float">
            <text:p>387.47</text:p>
          </table:table-cell>
          <table:table-cell table:formula="of:=[.E98]/[.$H98]" office:value-type="float" office:value="0.00645215004525515" calcext:value-type="float">
            <text:p>0.01</text:p>
          </table:table-cell>
          <table:table-cell table:formula="of:=[.F98]/[.$H98]" office:value-type="float" office:value="-0.335511802353268" calcext:value-type="float">
            <text:p>-0.34</text:p>
          </table:table-cell>
          <table:table-cell table:formula="of:=[.G98]/[.$H98]" office:value-type="float" office:value="0.942013906607251" calcext:value-type="float">
            <text:p>0.94</text:p>
          </table:table-cell>
          <table:table-cell table:formula="of:=MOD(DEGREES(ATAN2([.I98];[.J98]))+360; 360)" office:value-type="float" office:value="271.101706115206" calcext:value-type="float">
            <text:p>271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171" calcext:value-type="float">
            <text:p>171</text:p>
          </table:table-cell>
          <table:table-cell office:value-type="float" office:value="503" calcext:value-type="float">
            <text:p>503</text:p>
          </table:table-cell>
          <table:table-cell table:formula="of:=[.B99]-[.B$1]" office:value-type="float" office:value="6.5" calcext:value-type="float">
            <text:p>6.5</text:p>
          </table:table-cell>
          <table:table-cell table:formula="of:=[.C99]-[.C$1]" office:value-type="float" office:value="-127" calcext:value-type="float">
            <text:p>-127</text:p>
          </table:table-cell>
          <table:table-cell table:formula="of:=[.D99]-[.D$1]" office:value-type="float" office:value="367" calcext:value-type="float">
            <text:p>367</text:p>
          </table:table-cell>
          <table:table-cell table:formula="of:=SQRT([.E99]^2 + [.F99]^2 + [.G99]^2)" office:value-type="float" office:value="388.40732485369" calcext:value-type="float">
            <text:p>388.41</text:p>
          </table:table-cell>
          <table:table-cell table:formula="of:=[.E99]/[.$H99]" office:value-type="float" office:value="0.0167350088015165" calcext:value-type="float">
            <text:p>0.02</text:p>
          </table:table-cell>
          <table:table-cell table:formula="of:=[.F99]/[.$H99]" office:value-type="float" office:value="-0.326976325814246" calcext:value-type="float">
            <text:p>-0.33</text:p>
          </table:table-cell>
          <table:table-cell table:formula="of:=[.G99]/[.$H99]" office:value-type="float" office:value="0.944884343101011" calcext:value-type="float">
            <text:p>0.94</text:p>
          </table:table-cell>
          <table:table-cell table:formula="of:=MOD(DEGREES(ATAN2([.I99];[.J99]))+360; 360)" office:value-type="float" office:value="272.92990464061" calcext:value-type="float">
            <text:p>272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3" calcext:value-type="float">
            <text:p>173</text:p>
          </table:table-cell>
          <table:table-cell office:value-type="float" office:value="501" calcext:value-type="float">
            <text:p>501</text:p>
          </table:table-cell>
          <table:table-cell table:formula="of:=[.B100]-[.B$1]" office:value-type="float" office:value="2.5" calcext:value-type="float">
            <text:p>2.5</text:p>
          </table:table-cell>
          <table:table-cell table:formula="of:=[.C100]-[.C$1]" office:value-type="float" office:value="-125" calcext:value-type="float">
            <text:p>-125</text:p>
          </table:table-cell>
          <table:table-cell table:formula="of:=[.D100]-[.D$1]" office:value-type="float" office:value="365" calcext:value-type="float">
            <text:p>365</text:p>
          </table:table-cell>
          <table:table-cell table:formula="of:=SQRT([.E100]^2 + [.F100]^2 + [.G100]^2)" office:value-type="float" office:value="385.818934216557" calcext:value-type="float">
            <text:p>385.82</text:p>
          </table:table-cell>
          <table:table-cell table:formula="of:=[.E100]/[.$H100]" office:value-type="float" office:value="0.00647972346167119" calcext:value-type="float">
            <text:p>0.01</text:p>
          </table:table-cell>
          <table:table-cell table:formula="of:=[.F100]/[.$H100]" office:value-type="float" office:value="-0.32398617308356" calcext:value-type="float">
            <text:p>-0.32</text:p>
          </table:table-cell>
          <table:table-cell table:formula="of:=[.G100]/[.$H100]" office:value-type="float" office:value="0.946039625403994" calcext:value-type="float">
            <text:p>0.95</text:p>
          </table:table-cell>
          <table:table-cell table:formula="of:=MOD(DEGREES(ATAN2([.I100];[.J100]))+360; 360)" office:value-type="float" office:value="271.145762838175" calcext:value-type="float">
            <text:p>271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3" calcext:value-type="float">
            <text:p>173</text:p>
          </table:table-cell>
          <table:table-cell office:value-type="float" office:value="503" calcext:value-type="float">
            <text:p>503</text:p>
          </table:table-cell>
          <table:table-cell table:formula="of:=[.B101]-[.B$1]" office:value-type="float" office:value="2.5" calcext:value-type="float">
            <text:p>2.5</text:p>
          </table:table-cell>
          <table:table-cell table:formula="of:=[.C101]-[.C$1]" office:value-type="float" office:value="-125" calcext:value-type="float">
            <text:p>-125</text:p>
          </table:table-cell>
          <table:table-cell table:formula="of:=[.D101]-[.D$1]" office:value-type="float" office:value="367" calcext:value-type="float">
            <text:p>367</text:p>
          </table:table-cell>
          <table:table-cell table:formula="of:=SQRT([.E101]^2 + [.F101]^2 + [.G101]^2)" office:value-type="float" office:value="387.711555154086" calcext:value-type="float">
            <text:p>387.71</text:p>
          </table:table-cell>
          <table:table-cell table:formula="of:=[.E101]/[.$H101]" office:value-type="float" office:value="0.00644809257492065" calcext:value-type="float">
            <text:p>0.01</text:p>
          </table:table-cell>
          <table:table-cell table:formula="of:=[.F101]/[.$H101]" office:value-type="float" office:value="-0.322404628746032" calcext:value-type="float">
            <text:p>-0.32</text:p>
          </table:table-cell>
          <table:table-cell table:formula="of:=[.G101]/[.$H101]" office:value-type="float" office:value="0.946579989998351" calcext:value-type="float">
            <text:p>0.95</text:p>
          </table:table-cell>
          <table:table-cell table:formula="of:=MOD(DEGREES(ATAN2([.I101];[.J101]))+360; 360)" office:value-type="float" office:value="271.145762838175" calcext:value-type="float">
            <text:p>271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5" calcext:value-type="float">
            <text:p>175</text:p>
          </table:table-cell>
          <table:table-cell office:value-type="float" office:value="502" calcext:value-type="float">
            <text:p>502</text:p>
          </table:table-cell>
          <table:table-cell table:formula="of:=[.B102]-[.B$1]" office:value-type="float" office:value="3.5" calcext:value-type="float">
            <text:p>3.5</text:p>
          </table:table-cell>
          <table:table-cell table:formula="of:=[.C102]-[.C$1]" office:value-type="float" office:value="-123" calcext:value-type="float">
            <text:p>-123</text:p>
          </table:table-cell>
          <table:table-cell table:formula="of:=[.D102]-[.D$1]" office:value-type="float" office:value="366" calcext:value-type="float">
            <text:p>366</text:p>
          </table:table-cell>
          <table:table-cell table:formula="of:=SQRT([.E102]^2 + [.F102]^2 + [.G102]^2)" office:value-type="float" office:value="386.131130576129" calcext:value-type="float">
            <text:p>386.13</text:p>
          </table:table-cell>
          <table:table-cell table:formula="of:=[.E102]/[.$H102]" office:value-type="float" office:value="0.00906427822791134" calcext:value-type="float">
            <text:p>0.01</text:p>
          </table:table-cell>
          <table:table-cell table:formula="of:=[.F102]/[.$H102]" office:value-type="float" office:value="-0.318544634866598" calcext:value-type="float">
            <text:p>-0.32</text:p>
          </table:table-cell>
          <table:table-cell table:formula="of:=[.G102]/[.$H102]" office:value-type="float" office:value="0.947864523261585" calcext:value-type="float">
            <text:p>0.95</text:p>
          </table:table-cell>
          <table:table-cell table:formula="of:=MOD(DEGREES(ATAN2([.I102];[.J102]))+360; 360)" office:value-type="float" office:value="271.629927885384" calcext:value-type="float">
            <text:p>271.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83" calcext:value-type="float">
            <text:p>183</text:p>
          </table:table-cell>
          <table:table-cell office:value-type="float" office:value="494" calcext:value-type="float">
            <text:p>494</text:p>
          </table:table-cell>
          <table:table-cell table:formula="of:=[.B103]-[.B$1]" office:value-type="float" office:value="-0.5" calcext:value-type="float">
            <text:p>-0.5</text:p>
          </table:table-cell>
          <table:table-cell table:formula="of:=[.C103]-[.C$1]" office:value-type="float" office:value="-115" calcext:value-type="float">
            <text:p>-115</text:p>
          </table:table-cell>
          <table:table-cell table:formula="of:=[.D103]-[.D$1]" office:value-type="float" office:value="358" calcext:value-type="float">
            <text:p>358</text:p>
          </table:table-cell>
          <table:table-cell table:formula="of:=SQRT([.E103]^2 + [.F103]^2 + [.G103]^2)" office:value-type="float" office:value="376.017619268034" calcext:value-type="float">
            <text:p>376.02</text:p>
          </table:table-cell>
          <table:table-cell table:formula="of:=[.E103]/[.$H103]" office:value-type="float" office:value="-0.00132972492345788" calcext:value-type="float">
            <text:p>0.00</text:p>
          </table:table-cell>
          <table:table-cell table:formula="of:=[.F103]/[.$H103]" office:value-type="float" office:value="-0.305836732395312" calcext:value-type="float">
            <text:p>-0.31</text:p>
          </table:table-cell>
          <table:table-cell table:formula="of:=[.G103]/[.$H103]" office:value-type="float" office:value="0.952083045195841" calcext:value-type="float">
            <text:p>0.95</text:p>
          </table:table-cell>
          <table:table-cell table:formula="of:=MOD(DEGREES(ATAN2([.I103];[.J103]))+360; 360)" office:value-type="float" office:value="269.750889484847" calcext:value-type="float">
            <text:p>269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6" calcext:value-type="float">
            <text:p>176</text:p>
          </table:table-cell>
          <table:table-cell office:value-type="float" office:value="503" calcext:value-type="float">
            <text:p>503</text:p>
          </table:table-cell>
          <table:table-cell table:formula="of:=[.B104]-[.B$1]" office:value-type="float" office:value="-0.5" calcext:value-type="float">
            <text:p>-0.5</text:p>
          </table:table-cell>
          <table:table-cell table:formula="of:=[.C104]-[.C$1]" office:value-type="float" office:value="-122" calcext:value-type="float">
            <text:p>-122</text:p>
          </table:table-cell>
          <table:table-cell table:formula="of:=[.D104]-[.D$1]" office:value-type="float" office:value="367" calcext:value-type="float">
            <text:p>367</text:p>
          </table:table-cell>
          <table:table-cell table:formula="of:=SQRT([.E104]^2 + [.F104]^2 + [.G104]^2)" office:value-type="float" office:value="386.747010331043" calcext:value-type="float">
            <text:p>386.75</text:p>
          </table:table-cell>
          <table:table-cell table:formula="of:=[.E104]/[.$H104]" office:value-type="float" office:value="-0.00129283481615544" calcext:value-type="float">
            <text:p>0.00</text:p>
          </table:table-cell>
          <table:table-cell table:formula="of:=[.F104]/[.$H104]" office:value-type="float" office:value="-0.315451695141927" calcext:value-type="float">
            <text:p>-0.32</text:p>
          </table:table-cell>
          <table:table-cell table:formula="of:=[.G104]/[.$H104]" office:value-type="float" office:value="0.948940755058093" calcext:value-type="float">
            <text:p>0.95</text:p>
          </table:table-cell>
          <table:table-cell table:formula="of:=MOD(DEGREES(ATAN2([.I104];[.J104]))+360; 360)" office:value-type="float" office:value="269.765182546206" calcext:value-type="float">
            <text:p>269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0" calcext:value-type="float">
            <text:p>170</text:p>
          </table:table-cell>
          <table:table-cell office:value-type="float" office:value="504" calcext:value-type="float">
            <text:p>504</text:p>
          </table:table-cell>
          <table:table-cell table:formula="of:=[.B105]-[.B$1]" office:value-type="float" office:value="-1.5" calcext:value-type="float">
            <text:p>-1.5</text:p>
          </table:table-cell>
          <table:table-cell table:formula="of:=[.C105]-[.C$1]" office:value-type="float" office:value="-128" calcext:value-type="float">
            <text:p>-128</text:p>
          </table:table-cell>
          <table:table-cell table:formula="of:=[.D105]-[.D$1]" office:value-type="float" office:value="368" calcext:value-type="float">
            <text:p>368</text:p>
          </table:table-cell>
          <table:table-cell table:formula="of:=SQRT([.E105]^2 + [.F105]^2 + [.G105]^2)" office:value-type="float" office:value="389.628348557956" calcext:value-type="float">
            <text:p>389.63</text:p>
          </table:table-cell>
          <table:table-cell table:formula="of:=[.E105]/[.$H105]" office:value-type="float" office:value="-0.00384982254384624" calcext:value-type="float">
            <text:p>0.00</text:p>
          </table:table-cell>
          <table:table-cell table:formula="of:=[.F105]/[.$H105]" office:value-type="float" office:value="-0.328518190408213" calcext:value-type="float">
            <text:p>-0.33</text:p>
          </table:table-cell>
          <table:table-cell table:formula="of:=[.G105]/[.$H105]" office:value-type="float" office:value="0.944489797423611" calcext:value-type="float">
            <text:p>0.94</text:p>
          </table:table-cell>
          <table:table-cell table:formula="of:=MOD(DEGREES(ATAN2([.I105];[.J105]))+360; 360)" office:value-type="float" office:value="269.32859581715" calcext:value-type="float">
            <text:p>269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67" calcext:value-type="float">
            <text:p>167</text:p>
          </table:table-cell>
          <table:table-cell office:value-type="float" office:value="500" calcext:value-type="float">
            <text:p>500</text:p>
          </table:table-cell>
          <table:table-cell table:formula="of:=[.B106]-[.B$1]" office:value-type="float" office:value="0.5" calcext:value-type="float">
            <text:p>0.5</text:p>
          </table:table-cell>
          <table:table-cell table:formula="of:=[.C106]-[.C$1]" office:value-type="float" office:value="-131" calcext:value-type="float">
            <text:p>-131</text:p>
          </table:table-cell>
          <table:table-cell table:formula="of:=[.D106]-[.D$1]" office:value-type="float" office:value="364" calcext:value-type="float">
            <text:p>364</text:p>
          </table:table-cell>
          <table:table-cell table:formula="of:=SQRT([.E106]^2 + [.F106]^2 + [.G106]^2)" office:value-type="float" office:value="386.855593212765" calcext:value-type="float">
            <text:p>386.86</text:p>
          </table:table-cell>
          <table:table-cell table:formula="of:=[.E106]/[.$H106]" office:value-type="float" office:value="0.001292471942431" calcext:value-type="float">
            <text:p>0.00</text:p>
          </table:table-cell>
          <table:table-cell table:formula="of:=[.F106]/[.$H106]" office:value-type="float" office:value="-0.338627648916923" calcext:value-type="float">
            <text:p>-0.34</text:p>
          </table:table-cell>
          <table:table-cell table:formula="of:=[.G106]/[.$H106]" office:value-type="float" office:value="0.940919574089771" calcext:value-type="float">
            <text:p>0.94</text:p>
          </table:table-cell>
          <table:table-cell table:formula="of:=MOD(DEGREES(ATAN2([.I106];[.J106]))+360; 360)" office:value-type="float" office:value="270.218685119423" calcext:value-type="float">
            <text:p>270.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81" calcext:value-type="float">
            <text:p>181</text:p>
          </table:table-cell>
          <table:table-cell office:value-type="float" office:value="503" calcext:value-type="float">
            <text:p>503</text:p>
          </table:table-cell>
          <table:table-cell table:formula="of:=[.B107]-[.B$1]" office:value-type="float" office:value="-0.5" calcext:value-type="float">
            <text:p>-0.5</text:p>
          </table:table-cell>
          <table:table-cell table:formula="of:=[.C107]-[.C$1]" office:value-type="float" office:value="-117" calcext:value-type="float">
            <text:p>-117</text:p>
          </table:table-cell>
          <table:table-cell table:formula="of:=[.D107]-[.D$1]" office:value-type="float" office:value="367" calcext:value-type="float">
            <text:p>367</text:p>
          </table:table-cell>
          <table:table-cell table:formula="of:=SQRT([.E107]^2 + [.F107]^2 + [.G107]^2)" office:value-type="float" office:value="385.198974557306" calcext:value-type="float">
            <text:p>385.20</text:p>
          </table:table-cell>
          <table:table-cell table:formula="of:=[.E107]/[.$H107]" office:value-type="float" office:value="-0.00129803045445443" calcext:value-type="float">
            <text:p>0.00</text:p>
          </table:table-cell>
          <table:table-cell table:formula="of:=[.F107]/[.$H107]" office:value-type="float" office:value="-0.303739126342336" calcext:value-type="float">
            <text:p>-0.30</text:p>
          </table:table-cell>
          <table:table-cell table:formula="of:=[.G107]/[.$H107]" office:value-type="float" office:value="0.952754353569551" calcext:value-type="float">
            <text:p>0.95</text:p>
          </table:table-cell>
          <table:table-cell table:formula="of:=MOD(DEGREES(ATAN2([.I107];[.J107]))+360; 360)" office:value-type="float" office:value="269.755147731956" calcext:value-type="float">
            <text:p>269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table:formula="of:=[.B108]-[.B$1]" office:value-type="float" office:value="-1.5" calcext:value-type="float">
            <text:p>-1.5</text:p>
          </table:table-cell>
          <table:table-cell table:formula="of:=[.C108]-[.C$1]" office:value-type="float" office:value="-126" calcext:value-type="float">
            <text:p>-126</text:p>
          </table:table-cell>
          <table:table-cell table:formula="of:=[.D108]-[.D$1]" office:value-type="float" office:value="364" calcext:value-type="float">
            <text:p>364</text:p>
          </table:table-cell>
          <table:table-cell table:formula="of:=SQRT([.E108]^2 + [.F108]^2 + [.G108]^2)" office:value-type="float" office:value="385.193782400495" calcext:value-type="float">
            <text:p>385.19</text:p>
          </table:table-cell>
          <table:table-cell table:formula="of:=[.E108]/[.$H108]" office:value-type="float" office:value="-0.00389414385313316" calcext:value-type="float">
            <text:p>0.00</text:p>
          </table:table-cell>
          <table:table-cell table:formula="of:=[.F108]/[.$H108]" office:value-type="float" office:value="-0.327108083663185" calcext:value-type="float">
            <text:p>-0.33</text:p>
          </table:table-cell>
          <table:table-cell table:formula="of:=[.G108]/[.$H108]" office:value-type="float" office:value="0.944978908360313" calcext:value-type="float">
            <text:p>0.94</text:p>
          </table:table-cell>
          <table:table-cell table:formula="of:=MOD(DEGREES(ATAN2([.I108];[.J108]))+360; 360)" office:value-type="float" office:value="269.317939606827" calcext:value-type="float">
            <text:p>269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83" calcext:value-type="float">
            <text:p>183</text:p>
          </table:table-cell>
          <table:table-cell office:value-type="float" office:value="503" calcext:value-type="float">
            <text:p>503</text:p>
          </table:table-cell>
          <table:table-cell table:formula="of:=[.B109]-[.B$1]" office:value-type="float" office:value="-0.5" calcext:value-type="float">
            <text:p>-0.5</text:p>
          </table:table-cell>
          <table:table-cell table:formula="of:=[.C109]-[.C$1]" office:value-type="float" office:value="-115" calcext:value-type="float">
            <text:p>-115</text:p>
          </table:table-cell>
          <table:table-cell table:formula="of:=[.D109]-[.D$1]" office:value-type="float" office:value="367" calcext:value-type="float">
            <text:p>367</text:p>
          </table:table-cell>
          <table:table-cell table:formula="of:=SQRT([.E109]^2 + [.F109]^2 + [.G109]^2)" office:value-type="float" office:value="384.596216830067" calcext:value-type="float">
            <text:p>384.60</text:p>
          </table:table-cell>
          <table:table-cell table:formula="of:=[.E109]/[.$H109]" office:value-type="float" office:value="-0.00130006479034328" calcext:value-type="float">
            <text:p>0.00</text:p>
          </table:table-cell>
          <table:table-cell table:formula="of:=[.F109]/[.$H109]" office:value-type="float" office:value="-0.299014901778954" calcext:value-type="float">
            <text:p>-0.30</text:p>
          </table:table-cell>
          <table:table-cell table:formula="of:=[.G109]/[.$H109]" office:value-type="float" office:value="0.954247556111968" calcext:value-type="float">
            <text:p>0.95</text:p>
          </table:table-cell>
          <table:table-cell table:formula="of:=MOD(DEGREES(ATAN2([.I109];[.J109]))+360; 360)" office:value-type="float" office:value="269.750889484847" calcext:value-type="float">
            <text:p>269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3" calcext:value-type="float">
            <text:p>173</text:p>
          </table:table-cell>
          <table:table-cell office:value-type="float" office:value="498" calcext:value-type="float">
            <text:p>498</text:p>
          </table:table-cell>
          <table:table-cell table:formula="of:=[.B110]-[.B$1]" office:value-type="float" office:value="-0.5" calcext:value-type="float">
            <text:p>-0.5</text:p>
          </table:table-cell>
          <table:table-cell table:formula="of:=[.C110]-[.C$1]" office:value-type="float" office:value="-125" calcext:value-type="float">
            <text:p>-125</text:p>
          </table:table-cell>
          <table:table-cell table:formula="of:=[.D110]-[.D$1]" office:value-type="float" office:value="362" calcext:value-type="float">
            <text:p>362</text:p>
          </table:table-cell>
          <table:table-cell table:formula="of:=SQRT([.E110]^2 + [.F110]^2 + [.G110]^2)" office:value-type="float" office:value="382.974215842268" calcext:value-type="float">
            <text:p>382.97</text:p>
          </table:table-cell>
          <table:table-cell table:formula="of:=[.E110]/[.$H110]" office:value-type="float" office:value="-0.00130557092179263" calcext:value-type="float">
            <text:p>0.00</text:p>
          </table:table-cell>
          <table:table-cell table:formula="of:=[.F110]/[.$H110]" office:value-type="float" office:value="-0.326392730448158" calcext:value-type="float">
            <text:p>-0.33</text:p>
          </table:table-cell>
          <table:table-cell table:formula="of:=[.G110]/[.$H110]" office:value-type="float" office:value="0.945233347377865" calcext:value-type="float">
            <text:p>0.95</text:p>
          </table:table-cell>
          <table:table-cell table:formula="of:=MOD(DEGREES(ATAN2([.I110];[.J110]))+360; 360)" office:value-type="float" office:value="269.770818104246" calcext:value-type="float">
            <text:p>269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81" calcext:value-type="float">
            <text:p>181</text:p>
          </table:table-cell>
          <table:table-cell office:value-type="float" office:value="505" calcext:value-type="float">
            <text:p>505</text:p>
          </table:table-cell>
          <table:table-cell table:formula="of:=[.B111]-[.B$1]" office:value-type="float" office:value="4.5" calcext:value-type="float">
            <text:p>4.5</text:p>
          </table:table-cell>
          <table:table-cell table:formula="of:=[.C111]-[.C$1]" office:value-type="float" office:value="-117" calcext:value-type="float">
            <text:p>-117</text:p>
          </table:table-cell>
          <table:table-cell table:formula="of:=[.D111]-[.D$1]" office:value-type="float" office:value="369" calcext:value-type="float">
            <text:p>369</text:p>
          </table:table-cell>
          <table:table-cell table:formula="of:=SQRT([.E111]^2 + [.F111]^2 + [.G111]^2)" office:value-type="float" office:value="387.130791852056" calcext:value-type="float">
            <text:p>387.13</text:p>
          </table:table-cell>
          <table:table-cell table:formula="of:=[.E111]/[.$H111]" office:value-type="float" office:value="0.0116239784969616" calcext:value-type="float">
            <text:p>0.01</text:p>
          </table:table-cell>
          <table:table-cell table:formula="of:=[.F111]/[.$H111]" office:value-type="float" office:value="-0.302223440921" calcext:value-type="float">
            <text:p>-0.30</text:p>
          </table:table-cell>
          <table:table-cell table:formula="of:=[.G111]/[.$H111]" office:value-type="float" office:value="0.953166236750847" calcext:value-type="float">
            <text:p>0.95</text:p>
          </table:table-cell>
          <table:table-cell table:formula="of:=MOD(DEGREES(ATAN2([.I111];[.J111]))+360; 360)" office:value-type="float" office:value="272.202598161766" calcext:value-type="float">
            <text:p>272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82" calcext:value-type="float">
            <text:p>182</text:p>
          </table:table-cell>
          <table:table-cell office:value-type="float" office:value="511" calcext:value-type="float">
            <text:p>511</text:p>
          </table:table-cell>
          <table:table-cell table:formula="of:=[.B112]-[.B$1]" office:value-type="float" office:value="3.5" calcext:value-type="float">
            <text:p>3.5</text:p>
          </table:table-cell>
          <table:table-cell table:formula="of:=[.C112]-[.C$1]" office:value-type="float" office:value="-116" calcext:value-type="float">
            <text:p>-116</text:p>
          </table:table-cell>
          <table:table-cell table:formula="of:=[.D112]-[.D$1]" office:value-type="float" office:value="375" calcext:value-type="float">
            <text:p>375</text:p>
          </table:table-cell>
          <table:table-cell table:formula="of:=SQRT([.E112]^2 + [.F112]^2 + [.G112]^2)" office:value-type="float" office:value="392.547130928249" calcext:value-type="float">
            <text:p>392.55</text:p>
          </table:table-cell>
          <table:table-cell table:formula="of:=[.E112]/[.$H112]" office:value-type="float" office:value="0.00891612681443783" calcext:value-type="float">
            <text:p>0.01</text:p>
          </table:table-cell>
          <table:table-cell table:formula="of:=[.F112]/[.$H112]" office:value-type="float" office:value="-0.295505917278511" calcext:value-type="float">
            <text:p>-0.30</text:p>
          </table:table-cell>
          <table:table-cell table:formula="of:=[.G112]/[.$H112]" office:value-type="float" office:value="0.95529930154691" calcext:value-type="float">
            <text:p>0.96</text:p>
          </table:table-cell>
          <table:table-cell table:formula="of:=MOD(DEGREES(ATAN2([.I112];[.J112]))+360; 360)" office:value-type="float" office:value="271.728227650498" calcext:value-type="float">
            <text:p>271.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173" calcext:value-type="float">
            <text:p>173</text:p>
          </table:table-cell>
          <table:table-cell office:value-type="float" office:value="501" calcext:value-type="float">
            <text:p>501</text:p>
          </table:table-cell>
          <table:table-cell table:formula="of:=[.B113]-[.B$1]" office:value-type="float" office:value="-2.5" calcext:value-type="float">
            <text:p>-2.5</text:p>
          </table:table-cell>
          <table:table-cell table:formula="of:=[.C113]-[.C$1]" office:value-type="float" office:value="-125" calcext:value-type="float">
            <text:p>-125</text:p>
          </table:table-cell>
          <table:table-cell table:formula="of:=[.D113]-[.D$1]" office:value-type="float" office:value="365" calcext:value-type="float">
            <text:p>365</text:p>
          </table:table-cell>
          <table:table-cell table:formula="of:=SQRT([.E113]^2 + [.F113]^2 + [.G113]^2)" office:value-type="float" office:value="385.818934216557" calcext:value-type="float">
            <text:p>385.82</text:p>
          </table:table-cell>
          <table:table-cell table:formula="of:=[.E113]/[.$H113]" office:value-type="float" office:value="-0.00647972346167119" calcext:value-type="float">
            <text:p>-0.01</text:p>
          </table:table-cell>
          <table:table-cell table:formula="of:=[.F113]/[.$H113]" office:value-type="float" office:value="-0.32398617308356" calcext:value-type="float">
            <text:p>-0.32</text:p>
          </table:table-cell>
          <table:table-cell table:formula="of:=[.G113]/[.$H113]" office:value-type="float" office:value="0.946039625403994" calcext:value-type="float">
            <text:p>0.95</text:p>
          </table:table-cell>
          <table:table-cell table:formula="of:=MOD(DEGREES(ATAN2([.I113];[.J113]))+360; 360)" office:value-type="float" office:value="268.854237161825" calcext:value-type="float">
            <text:p>268.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65" calcext:value-type="float">
            <text:p>165</text:p>
          </table:table-cell>
          <table:table-cell office:value-type="float" office:value="502" calcext:value-type="float">
            <text:p>502</text:p>
          </table:table-cell>
          <table:table-cell table:formula="of:=[.B114]-[.B$1]" office:value-type="float" office:value="3.5" calcext:value-type="float">
            <text:p>3.5</text:p>
          </table:table-cell>
          <table:table-cell table:formula="of:=[.C114]-[.C$1]" office:value-type="float" office:value="-133" calcext:value-type="float">
            <text:p>-133</text:p>
          </table:table-cell>
          <table:table-cell table:formula="of:=[.D114]-[.D$1]" office:value-type="float" office:value="366" calcext:value-type="float">
            <text:p>366</text:p>
          </table:table-cell>
          <table:table-cell table:formula="of:=SQRT([.E114]^2 + [.F114]^2 + [.G114]^2)" office:value-type="float" office:value="389.431958113353" calcext:value-type="float">
            <text:p>389.43</text:p>
          </table:table-cell>
          <table:table-cell table:formula="of:=[.E114]/[.$H114]" office:value-type="float" office:value="0.00898744935304269" calcext:value-type="float">
            <text:p>0.01</text:p>
          </table:table-cell>
          <table:table-cell table:formula="of:=[.F114]/[.$H114]" office:value-type="float" office:value="-0.341523075415622" calcext:value-type="float">
            <text:p>-0.34</text:p>
          </table:table-cell>
          <table:table-cell table:formula="of:=[.G114]/[.$H114]" office:value-type="float" office:value="0.939830418061036" calcext:value-type="float">
            <text:p>0.94</text:p>
          </table:table-cell>
          <table:table-cell table:formula="of:=MOD(DEGREES(ATAN2([.I114];[.J114]))+360; 360)" office:value-type="float" office:value="271.507435758775" calcext:value-type="float">
            <text:p>271.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table:formula="of:=[.B115]-[.B$1]" office:value-type="float" office:value="3.5" calcext:value-type="float">
            <text:p>3.5</text:p>
          </table:table-cell>
          <table:table-cell table:formula="of:=[.C115]-[.C$1]" office:value-type="float" office:value="-126" calcext:value-type="float">
            <text:p>-126</text:p>
          </table:table-cell>
          <table:table-cell table:formula="of:=[.D115]-[.D$1]" office:value-type="float" office:value="368" calcext:value-type="float">
            <text:p>368</text:p>
          </table:table-cell>
          <table:table-cell table:formula="of:=SQRT([.E115]^2 + [.F115]^2 + [.G115]^2)" office:value-type="float" office:value="388.988753050779" calcext:value-type="float">
            <text:p>388.99</text:p>
          </table:table-cell>
          <table:table-cell table:formula="of:=[.E115]/[.$H115]" office:value-type="float" office:value="0.00899768945130171" calcext:value-type="float">
            <text:p>0.01</text:p>
          </table:table-cell>
          <table:table-cell table:formula="of:=[.F115]/[.$H115]" office:value-type="float" office:value="-0.323916820246861" calcext:value-type="float">
            <text:p>-0.32</text:p>
          </table:table-cell>
          <table:table-cell table:formula="of:=[.G115]/[.$H115]" office:value-type="float" office:value="0.946042776594008" calcext:value-type="float">
            <text:p>0.95</text:p>
          </table:table-cell>
          <table:table-cell table:formula="of:=MOD(DEGREES(ATAN2([.I115];[.J115]))+360; 360)" office:value-type="float" office:value="271.591140271195" calcext:value-type="float">
            <text:p>271.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4" calcext:value-type="float">
            <text:p>-44</text:p>
          </table:table-cell>
          <table:table-cell office:value-type="float" office:value="168" calcext:value-type="float">
            <text:p>168</text:p>
          </table:table-cell>
          <table:table-cell office:value-type="float" office:value="496" calcext:value-type="float">
            <text:p>496</text:p>
          </table:table-cell>
          <table:table-cell table:formula="of:=[.B116]-[.B$1]" office:value-type="float" office:value="11.5" calcext:value-type="float">
            <text:p>11.5</text:p>
          </table:table-cell>
          <table:table-cell table:formula="of:=[.C116]-[.C$1]" office:value-type="float" office:value="-130" calcext:value-type="float">
            <text:p>-130</text:p>
          </table:table-cell>
          <table:table-cell table:formula="of:=[.D116]-[.D$1]" office:value-type="float" office:value="360" calcext:value-type="float">
            <text:p>360</text:p>
          </table:table-cell>
          <table:table-cell table:formula="of:=SQRT([.E116]^2 + [.F116]^2 + [.G116]^2)" office:value-type="float" office:value="382.925906671252" calcext:value-type="float">
            <text:p>382.93</text:p>
          </table:table-cell>
          <table:table-cell table:formula="of:=[.E116]/[.$H116]" office:value-type="float" office:value="0.0300319194905581" calcext:value-type="float">
            <text:p>0.03</text:p>
          </table:table-cell>
          <table:table-cell table:formula="of:=[.F116]/[.$H116]" office:value-type="float" office:value="-0.339491263806309" calcext:value-type="float">
            <text:p>-0.34</text:p>
          </table:table-cell>
          <table:table-cell table:formula="of:=[.G116]/[.$H116]" office:value-type="float" office:value="0.940129653617472" calcext:value-type="float">
            <text:p>0.94</text:p>
          </table:table-cell>
          <table:table-cell table:formula="of:=MOD(DEGREES(ATAN2([.I116];[.J116]))+360; 360)" office:value-type="float" office:value="275.055313518054" calcext:value-type="float">
            <text:p>275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1" calcext:value-type="float">
            <text:p>171</text:p>
          </table:table-cell>
          <table:table-cell office:value-type="float" office:value="501" calcext:value-type="float">
            <text:p>501</text:p>
          </table:table-cell>
          <table:table-cell table:formula="of:=[.B117]-[.B$1]" office:value-type="float" office:value="-0.5" calcext:value-type="float">
            <text:p>-0.5</text:p>
          </table:table-cell>
          <table:table-cell table:formula="of:=[.C117]-[.C$1]" office:value-type="float" office:value="-127" calcext:value-type="float">
            <text:p>-127</text:p>
          </table:table-cell>
          <table:table-cell table:formula="of:=[.D117]-[.D$1]" office:value-type="float" office:value="365" calcext:value-type="float">
            <text:p>365</text:p>
          </table:table-cell>
          <table:table-cell table:formula="of:=SQRT([.E117]^2 + [.F117]^2 + [.G117]^2)" office:value-type="float" office:value="386.463775792764" calcext:value-type="float">
            <text:p>386.46</text:p>
          </table:table-cell>
          <table:table-cell table:formula="of:=[.E117]/[.$H117]" office:value-type="float" office:value="-0.00129378231885857" calcext:value-type="float">
            <text:p>0.00</text:p>
          </table:table-cell>
          <table:table-cell table:formula="of:=[.F117]/[.$H117]" office:value-type="float" office:value="-0.328620708990076" calcext:value-type="float">
            <text:p>-0.33</text:p>
          </table:table-cell>
          <table:table-cell table:formula="of:=[.G117]/[.$H117]" office:value-type="float" office:value="0.944461092766754" calcext:value-type="float">
            <text:p>0.94</text:p>
          </table:table-cell>
          <table:table-cell table:formula="of:=MOD(DEGREES(ATAN2([.I117];[.J117]))+360; 360)" office:value-type="float" office:value="269.774427230366" calcext:value-type="float">
            <text:p>269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3" calcext:value-type="float">
            <text:p>-63</text:p>
          </table:table-cell>
          <table:table-cell office:value-type="float" office:value="181" calcext:value-type="float">
            <text:p>181</text:p>
          </table:table-cell>
          <table:table-cell office:value-type="float" office:value="498" calcext:value-type="float">
            <text:p>498</text:p>
          </table:table-cell>
          <table:table-cell table:formula="of:=[.B118]-[.B$1]" office:value-type="float" office:value="-7.5" calcext:value-type="float">
            <text:p>-7.5</text:p>
          </table:table-cell>
          <table:table-cell table:formula="of:=[.C118]-[.C$1]" office:value-type="float" office:value="-117" calcext:value-type="float">
            <text:p>-117</text:p>
          </table:table-cell>
          <table:table-cell table:formula="of:=[.D118]-[.D$1]" office:value-type="float" office:value="362" calcext:value-type="float">
            <text:p>362</text:p>
          </table:table-cell>
          <table:table-cell table:formula="of:=SQRT([.E118]^2 + [.F118]^2 + [.G118]^2)" office:value-type="float" office:value="380.511826360233" calcext:value-type="float">
            <text:p>380.51</text:p>
          </table:table-cell>
          <table:table-cell table:formula="of:=[.E118]/[.$H118]" office:value-type="float" office:value="-0.0197102940839997" calcext:value-type="float">
            <text:p>-0.02</text:p>
          </table:table-cell>
          <table:table-cell table:formula="of:=[.F118]/[.$H118]" office:value-type="float" office:value="-0.307480587710395" calcext:value-type="float">
            <text:p>-0.31</text:p>
          </table:table-cell>
          <table:table-cell table:formula="of:=[.G118]/[.$H118]" office:value-type="float" office:value="0.951350194454383" calcext:value-type="float">
            <text:p>0.95</text:p>
          </table:table-cell>
          <table:table-cell table:formula="of:=MOD(DEGREES(ATAN2([.I118];[.J118]))+360; 360)" office:value-type="float" office:value="266.332211944469" calcext:value-type="float">
            <text:p>266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2" calcext:value-type="float">
            <text:p>172</text:p>
          </table:table-cell>
          <table:table-cell office:value-type="float" office:value="502" calcext:value-type="float">
            <text:p>502</text:p>
          </table:table-cell>
          <table:table-cell table:formula="of:=[.B119]-[.B$1]" office:value-type="float" office:value="0.5" calcext:value-type="float">
            <text:p>0.5</text:p>
          </table:table-cell>
          <table:table-cell table:formula="of:=[.C119]-[.C$1]" office:value-type="float" office:value="-126" calcext:value-type="float">
            <text:p>-126</text:p>
          </table:table-cell>
          <table:table-cell table:formula="of:=[.D119]-[.D$1]" office:value-type="float" office:value="366" calcext:value-type="float">
            <text:p>366</text:p>
          </table:table-cell>
          <table:table-cell table:formula="of:=SQRT([.E119]^2 + [.F119]^2 + [.G119]^2)" office:value-type="float" office:value="387.081709720312" calcext:value-type="float">
            <text:p>387.08</text:p>
          </table:table-cell>
          <table:table-cell table:formula="of:=[.E119]/[.$H119]" office:value-type="float" office:value="0.00129171693584096" calcext:value-type="float">
            <text:p>0.00</text:p>
          </table:table-cell>
          <table:table-cell table:formula="of:=[.F119]/[.$H119]" office:value-type="float" office:value="-0.325512667831921" calcext:value-type="float">
            <text:p>-0.33</text:p>
          </table:table-cell>
          <table:table-cell table:formula="of:=[.G119]/[.$H119]" office:value-type="float" office:value="0.94553679703558" calcext:value-type="float">
            <text:p>0.95</text:p>
          </table:table-cell>
          <table:table-cell table:formula="of:=MOD(DEGREES(ATAN2([.I119];[.J119]))+360; 360)" office:value-type="float" office:value="270.227363010991" calcext:value-type="float">
            <text:p>270.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168" calcext:value-type="float">
            <text:p>168</text:p>
          </table:table-cell>
          <table:table-cell office:value-type="float" office:value="501" calcext:value-type="float">
            <text:p>501</text:p>
          </table:table-cell>
          <table:table-cell table:formula="of:=[.B120]-[.B$1]" office:value-type="float" office:value="-2.5" calcext:value-type="float">
            <text:p>-2.5</text:p>
          </table:table-cell>
          <table:table-cell table:formula="of:=[.C120]-[.C$1]" office:value-type="float" office:value="-130" calcext:value-type="float">
            <text:p>-130</text:p>
          </table:table-cell>
          <table:table-cell table:formula="of:=[.D120]-[.D$1]" office:value-type="float" office:value="365" calcext:value-type="float">
            <text:p>365</text:p>
          </table:table-cell>
          <table:table-cell table:formula="of:=SQRT([.E120]^2 + [.F120]^2 + [.G120]^2)" office:value-type="float" office:value="387.467740592685" calcext:value-type="float">
            <text:p>387.47</text:p>
          </table:table-cell>
          <table:table-cell table:formula="of:=[.E120]/[.$H120]" office:value-type="float" office:value="-0.00645215004525515" calcext:value-type="float">
            <text:p>-0.01</text:p>
          </table:table-cell>
          <table:table-cell table:formula="of:=[.F120]/[.$H120]" office:value-type="float" office:value="-0.335511802353268" calcext:value-type="float">
            <text:p>-0.34</text:p>
          </table:table-cell>
          <table:table-cell table:formula="of:=[.G120]/[.$H120]" office:value-type="float" office:value="0.942013906607251" calcext:value-type="float">
            <text:p>0.94</text:p>
          </table:table-cell>
          <table:table-cell table:formula="of:=MOD(DEGREES(ATAN2([.I120];[.J120]))+360; 360)" office:value-type="float" office:value="268.898293884794" calcext:value-type="float">
            <text:p>268.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62" calcext:value-type="float">
            <text:p>162</text:p>
          </table:table-cell>
          <table:table-cell office:value-type="float" office:value="493" calcext:value-type="float">
            <text:p>493</text:p>
          </table:table-cell>
          <table:table-cell table:formula="of:=[.B121]-[.B$1]" office:value-type="float" office:value="3.5" calcext:value-type="float">
            <text:p>3.5</text:p>
          </table:table-cell>
          <table:table-cell table:formula="of:=[.C121]-[.C$1]" office:value-type="float" office:value="-136" calcext:value-type="float">
            <text:p>-136</text:p>
          </table:table-cell>
          <table:table-cell table:formula="of:=[.D121]-[.D$1]" office:value-type="float" office:value="357" calcext:value-type="float">
            <text:p>357</text:p>
          </table:table-cell>
          <table:table-cell table:formula="of:=SQRT([.E121]^2 + [.F121]^2 + [.G121]^2)" office:value-type="float" office:value="382.043518463538" calcext:value-type="float">
            <text:p>382.04</text:p>
          </table:table-cell>
          <table:table-cell table:formula="of:=[.E121]/[.$H121]" office:value-type="float" office:value="0.00916125998963658" calcext:value-type="float">
            <text:p>0.01</text:p>
          </table:table-cell>
          <table:table-cell table:formula="of:=[.F121]/[.$H121]" office:value-type="float" office:value="-0.355980388168736" calcext:value-type="float">
            <text:p>-0.36</text:p>
          </table:table-cell>
          <table:table-cell table:formula="of:=[.G121]/[.$H121]" office:value-type="float" office:value="0.934448518942932" calcext:value-type="float">
            <text:p>0.93</text:p>
          </table:table-cell>
          <table:table-cell table:formula="of:=MOD(DEGREES(ATAN2([.I121];[.J121]))+360; 360)" office:value-type="float" office:value="271.474198338441" calcext:value-type="float">
            <text:p>27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81" calcext:value-type="float">
            <text:p>181</text:p>
          </table:table-cell>
          <table:table-cell office:value-type="float" office:value="494" calcext:value-type="float">
            <text:p>494</text:p>
          </table:table-cell>
          <table:table-cell table:formula="of:=[.B122]-[.B$1]" office:value-type="float" office:value="4.5" calcext:value-type="float">
            <text:p>4.5</text:p>
          </table:table-cell>
          <table:table-cell table:formula="of:=[.C122]-[.C$1]" office:value-type="float" office:value="-117" calcext:value-type="float">
            <text:p>-117</text:p>
          </table:table-cell>
          <table:table-cell table:formula="of:=[.D122]-[.D$1]" office:value-type="float" office:value="358" calcext:value-type="float">
            <text:p>358</text:p>
          </table:table-cell>
          <table:table-cell table:formula="of:=SQRT([.E122]^2 + [.F122]^2 + [.G122]^2)" office:value-type="float" office:value="376.66065629423" calcext:value-type="float">
            <text:p>376.66</text:p>
          </table:table-cell>
          <table:table-cell table:formula="of:=[.E122]/[.$H122]" office:value-type="float" office:value="0.0119470932915404" calcext:value-type="float">
            <text:p>0.01</text:p>
          </table:table-cell>
          <table:table-cell table:formula="of:=[.F122]/[.$H122]" office:value-type="float" office:value="-0.31062442558005" calcext:value-type="float">
            <text:p>-0.31</text:p>
          </table:table-cell>
          <table:table-cell table:formula="of:=[.G122]/[.$H122]" office:value-type="float" office:value="0.950457644082548" calcext:value-type="float">
            <text:p>0.95</text:p>
          </table:table-cell>
          <table:table-cell table:formula="of:=MOD(DEGREES(ATAN2([.I122];[.J122]))+360; 360)" office:value-type="float" office:value="272.202598161766" calcext:value-type="float">
            <text:p>272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66" calcext:value-type="float">
            <text:p>166</text:p>
          </table:table-cell>
          <table:table-cell office:value-type="float" office:value="503" calcext:value-type="float">
            <text:p>503</text:p>
          </table:table-cell>
          <table:table-cell table:formula="of:=[.B123]-[.B$1]" office:value-type="float" office:value="4.5" calcext:value-type="float">
            <text:p>4.5</text:p>
          </table:table-cell>
          <table:table-cell table:formula="of:=[.C123]-[.C$1]" office:value-type="float" office:value="-132" calcext:value-type="float">
            <text:p>-132</text:p>
          </table:table-cell>
          <table:table-cell table:formula="of:=[.D123]-[.D$1]" office:value-type="float" office:value="367" calcext:value-type="float">
            <text:p>367</text:p>
          </table:table-cell>
          <table:table-cell table:formula="of:=SQRT([.E123]^2 + [.F123]^2 + [.G123]^2)" office:value-type="float" office:value="390.042625875686" calcext:value-type="float">
            <text:p>390.04</text:p>
          </table:table-cell>
          <table:table-cell table:formula="of:=[.E123]/[.$H123]" office:value-type="float" office:value="0.0115372005557009" calcext:value-type="float">
            <text:p>0.01</text:p>
          </table:table-cell>
          <table:table-cell table:formula="of:=[.F123]/[.$H123]" office:value-type="float" office:value="-0.338424549633893" calcext:value-type="float">
            <text:p>-0.34</text:p>
          </table:table-cell>
          <table:table-cell table:formula="of:=[.G123]/[.$H123]" office:value-type="float" office:value="0.940922800876052" calcext:value-type="float">
            <text:p>0.94</text:p>
          </table:table-cell>
          <table:table-cell table:formula="of:=MOD(DEGREES(ATAN2([.I123];[.J123]))+360; 360)" office:value-type="float" office:value="271.9525090494" calcext:value-type="float">
            <text:p>271.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71" calcext:value-type="float">
            <text:p>171</text:p>
          </table:table-cell>
          <table:table-cell office:value-type="float" office:value="503" calcext:value-type="float">
            <text:p>503</text:p>
          </table:table-cell>
          <table:table-cell table:formula="of:=[.B124]-[.B$1]" office:value-type="float" office:value="4.5" calcext:value-type="float">
            <text:p>4.5</text:p>
          </table:table-cell>
          <table:table-cell table:formula="of:=[.C124]-[.C$1]" office:value-type="float" office:value="-127" calcext:value-type="float">
            <text:p>-127</text:p>
          </table:table-cell>
          <table:table-cell table:formula="of:=[.D124]-[.D$1]" office:value-type="float" office:value="367" calcext:value-type="float">
            <text:p>367</text:p>
          </table:table-cell>
          <table:table-cell table:formula="of:=SQRT([.E124]^2 + [.F124]^2 + [.G124]^2)" office:value-type="float" office:value="388.379003036982" calcext:value-type="float">
            <text:p>388.38</text:p>
          </table:table-cell>
          <table:table-cell table:formula="of:=[.E124]/[.$H124]" office:value-type="float" office:value="0.0115866201952517" calcext:value-type="float">
            <text:p>0.01</text:p>
          </table:table-cell>
          <table:table-cell table:formula="of:=[.F124]/[.$H124]" office:value-type="float" office:value="-0.32700016995488" calcext:value-type="float">
            <text:p>-0.33</text:p>
          </table:table-cell>
          <table:table-cell table:formula="of:=[.G124]/[.$H124]" office:value-type="float" office:value="0.944953247034969" calcext:value-type="float">
            <text:p>0.94</text:p>
          </table:table-cell>
          <table:table-cell table:formula="of:=MOD(DEGREES(ATAN2([.I124];[.J124]))+360; 360)" office:value-type="float" office:value="272.029316429343" calcext:value-type="float">
            <text:p>272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78" calcext:value-type="float">
            <text:p>178</text:p>
          </table:table-cell>
          <table:table-cell office:value-type="float" office:value="498" calcext:value-type="float">
            <text:p>498</text:p>
          </table:table-cell>
          <table:table-cell table:formula="of:=[.B125]-[.B$1]" office:value-type="float" office:value="-5.5" calcext:value-type="float">
            <text:p>-5.5</text:p>
          </table:table-cell>
          <table:table-cell table:formula="of:=[.C125]-[.C$1]" office:value-type="float" office:value="-120" calcext:value-type="float">
            <text:p>-120</text:p>
          </table:table-cell>
          <table:table-cell table:formula="of:=[.D125]-[.D$1]" office:value-type="float" office:value="362" calcext:value-type="float">
            <text:p>362</text:p>
          </table:table-cell>
          <table:table-cell table:formula="of:=SQRT([.E125]^2 + [.F125]^2 + [.G125]^2)" office:value-type="float" office:value="381.410867700437" calcext:value-type="float">
            <text:p>381.41</text:p>
          </table:table-cell>
          <table:table-cell table:formula="of:=[.E125]/[.$H125]" office:value-type="float" office:value="-0.0144201449559108" calcext:value-type="float">
            <text:p>-0.01</text:p>
          </table:table-cell>
          <table:table-cell table:formula="of:=[.F125]/[.$H125]" office:value-type="float" office:value="-0.314621344492599" calcext:value-type="float">
            <text:p>-0.31</text:p>
          </table:table-cell>
          <table:table-cell table:formula="of:=[.G125]/[.$H125]" office:value-type="float" office:value="0.949107722552672" calcext:value-type="float">
            <text:p>0.95</text:p>
          </table:table-cell>
          <table:table-cell table:formula="of:=MOD(DEGREES(ATAN2([.I125];[.J125]))+360; 360)" office:value-type="float" office:value="267.375779972218" calcext:value-type="float">
            <text:p>267.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6" calcext:value-type="float">
            <text:p>176</text:p>
          </table:table-cell>
          <table:table-cell office:value-type="float" office:value="494" calcext:value-type="float">
            <text:p>494</text:p>
          </table:table-cell>
          <table:table-cell table:formula="of:=[.B126]-[.B$1]" office:value-type="float" office:value="-0.5" calcext:value-type="float">
            <text:p>-0.5</text:p>
          </table:table-cell>
          <table:table-cell table:formula="of:=[.C126]-[.C$1]" office:value-type="float" office:value="-122" calcext:value-type="float">
            <text:p>-122</text:p>
          </table:table-cell>
          <table:table-cell table:formula="of:=[.D126]-[.D$1]" office:value-type="float" office:value="358" calcext:value-type="float">
            <text:p>358</text:p>
          </table:table-cell>
          <table:table-cell table:formula="of:=SQRT([.E126]^2 + [.F126]^2 + [.G126]^2)" office:value-type="float" office:value="378.217199503143" calcext:value-type="float">
            <text:p>378.22</text:p>
          </table:table-cell>
          <table:table-cell table:formula="of:=[.E126]/[.$H126]" office:value-type="float" office:value="-0.00132199170385916" calcext:value-type="float">
            <text:p>0.00</text:p>
          </table:table-cell>
          <table:table-cell table:formula="of:=[.F126]/[.$H126]" office:value-type="float" office:value="-0.322565975741635" calcext:value-type="float">
            <text:p>-0.32</text:p>
          </table:table-cell>
          <table:table-cell table:formula="of:=[.G126]/[.$H126]" office:value-type="float" office:value="0.94654605996316" calcext:value-type="float">
            <text:p>0.95</text:p>
          </table:table-cell>
          <table:table-cell table:formula="of:=MOD(DEGREES(ATAN2([.I126];[.J126]))+360; 360)" office:value-type="float" office:value="269.765182546206" calcext:value-type="float">
            <text:p>269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1" calcext:value-type="float">
            <text:p>171</text:p>
          </table:table-cell>
          <table:table-cell office:value-type="float" office:value="503" calcext:value-type="float">
            <text:p>503</text:p>
          </table:table-cell>
          <table:table-cell table:formula="of:=[.B127]-[.B$1]" office:value-type="float" office:value="2.5" calcext:value-type="float">
            <text:p>2.5</text:p>
          </table:table-cell>
          <table:table-cell table:formula="of:=[.C127]-[.C$1]" office:value-type="float" office:value="-127" calcext:value-type="float">
            <text:p>-127</text:p>
          </table:table-cell>
          <table:table-cell table:formula="of:=[.D127]-[.D$1]" office:value-type="float" office:value="367" calcext:value-type="float">
            <text:p>367</text:p>
          </table:table-cell>
          <table:table-cell table:formula="of:=SQRT([.E127]^2 + [.F127]^2 + [.G127]^2)" office:value-type="float" office:value="388.360978987333" calcext:value-type="float">
            <text:p>388.36</text:p>
          </table:table-cell>
          <table:table-cell table:formula="of:=[.E127]/[.$H127]" office:value-type="float" office:value="0.00643730996486529" calcext:value-type="float">
            <text:p>0.01</text:p>
          </table:table-cell>
          <table:table-cell table:formula="of:=[.F127]/[.$H127]" office:value-type="float" office:value="-0.327015346215157" calcext:value-type="float">
            <text:p>-0.33</text:p>
          </table:table-cell>
          <table:table-cell table:formula="of:=[.G127]/[.$H127]" office:value-type="float" office:value="0.944997102842224" calcext:value-type="float">
            <text:p>0.94</text:p>
          </table:table-cell>
          <table:table-cell table:formula="of:=MOD(DEGREES(ATAN2([.I127];[.J127]))+360; 360)" office:value-type="float" office:value="271.127724025859" calcext:value-type="float">
            <text:p>271.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5" calcext:value-type="float">
            <text:p>175</text:p>
          </table:table-cell>
          <table:table-cell office:value-type="float" office:value="495" calcext:value-type="float">
            <text:p>495</text:p>
          </table:table-cell>
          <table:table-cell table:formula="of:=[.B128]-[.B$1]" office:value-type="float" office:value="0.5" calcext:value-type="float">
            <text:p>0.5</text:p>
          </table:table-cell>
          <table:table-cell table:formula="of:=[.C128]-[.C$1]" office:value-type="float" office:value="-123" calcext:value-type="float">
            <text:p>-123</text:p>
          </table:table-cell>
          <table:table-cell table:formula="of:=[.D128]-[.D$1]" office:value-type="float" office:value="359" calcext:value-type="float">
            <text:p>359</text:p>
          </table:table-cell>
          <table:table-cell table:formula="of:=SQRT([.E128]^2 + [.F128]^2 + [.G128]^2)" office:value-type="float" office:value="379.486824540721" calcext:value-type="float">
            <text:p>379.49</text:p>
          </table:table-cell>
          <table:table-cell table:formula="of:=[.E128]/[.$H128]" office:value-type="float" office:value="0.00131756879993168" calcext:value-type="float">
            <text:p>0.00</text:p>
          </table:table-cell>
          <table:table-cell table:formula="of:=[.F128]/[.$H128]" office:value-type="float" office:value="-0.324121924783192" calcext:value-type="float">
            <text:p>-0.32</text:p>
          </table:table-cell>
          <table:table-cell table:formula="of:=[.G128]/[.$H128]" office:value-type="float" office:value="0.946014398350943" calcext:value-type="float">
            <text:p>0.95</text:p>
          </table:table-cell>
          <table:table-cell table:formula="of:=MOD(DEGREES(ATAN2([.I128];[.J128]))+360; 360)" office:value-type="float" office:value="270.232908389921" calcext:value-type="float">
            <text:p>270.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178" calcext:value-type="float">
            <text:p>178</text:p>
          </table:table-cell>
          <table:table-cell office:value-type="float" office:value="501" calcext:value-type="float">
            <text:p>501</text:p>
          </table:table-cell>
          <table:table-cell table:formula="of:=[.B129]-[.B$1]" office:value-type="float" office:value="9.5" calcext:value-type="float">
            <text:p>9.5</text:p>
          </table:table-cell>
          <table:table-cell table:formula="of:=[.C129]-[.C$1]" office:value-type="float" office:value="-120" calcext:value-type="float">
            <text:p>-120</text:p>
          </table:table-cell>
          <table:table-cell table:formula="of:=[.D129]-[.D$1]" office:value-type="float" office:value="365" calcext:value-type="float">
            <text:p>365</text:p>
          </table:table-cell>
          <table:table-cell table:formula="of:=SQRT([.E129]^2 + [.F129]^2 + [.G129]^2)" office:value-type="float" office:value="384.337416861799" calcext:value-type="float">
            <text:p>384.34</text:p>
          </table:table-cell>
          <table:table-cell table:formula="of:=[.E129]/[.$H129]" office:value-type="float" office:value="0.0247178639997366" calcext:value-type="float">
            <text:p>0.02</text:p>
          </table:table-cell>
          <table:table-cell table:formula="of:=[.F129]/[.$H129]" office:value-type="float" office:value="-0.312225650522988" calcext:value-type="float">
            <text:p>-0.31</text:p>
          </table:table-cell>
          <table:table-cell table:formula="of:=[.G129]/[.$H129]" office:value-type="float" office:value="0.949686353674089" calcext:value-type="float">
            <text:p>0.95</text:p>
          </table:table-cell>
          <table:table-cell table:formula="of:=MOD(DEGREES(ATAN2([.I129];[.J129]))+360; 360)" office:value-type="float" office:value="274.526475279099" calcext:value-type="float">
            <text:p>274.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table:formula="of:=[.B130]-[.B$1]" office:value-type="float" office:value="-1.5" calcext:value-type="float">
            <text:p>-1.5</text:p>
          </table:table-cell>
          <table:table-cell table:formula="of:=[.C130]-[.C$1]" office:value-type="float" office:value="-126" calcext:value-type="float">
            <text:p>-126</text:p>
          </table:table-cell>
          <table:table-cell table:formula="of:=[.D130]-[.D$1]" office:value-type="float" office:value="368" calcext:value-type="float">
            <text:p>368</text:p>
          </table:table-cell>
          <table:table-cell table:formula="of:=SQRT([.E130]^2 + [.F130]^2 + [.G130]^2)" office:value-type="float" office:value="388.975898996326" calcext:value-type="float">
            <text:p>388.98</text:p>
          </table:table-cell>
          <table:table-cell table:formula="of:=[.E130]/[.$H130]" office:value-type="float" office:value="-0.00385628005197866" calcext:value-type="float">
            <text:p>0.00</text:p>
          </table:table-cell>
          <table:table-cell table:formula="of:=[.F130]/[.$H130]" office:value-type="float" office:value="-0.323927524366208" calcext:value-type="float">
            <text:p>-0.32</text:p>
          </table:table-cell>
          <table:table-cell table:formula="of:=[.G130]/[.$H130]" office:value-type="float" office:value="0.946074039418766" calcext:value-type="float">
            <text:p>0.95</text:p>
          </table:table-cell>
          <table:table-cell table:formula="of:=MOD(DEGREES(ATAN2([.I130];[.J130]))+360; 360)" office:value-type="float" office:value="269.317939606827" calcext:value-type="float">
            <text:p>269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6" calcext:value-type="float">
            <text:p>176</text:p>
          </table:table-cell>
          <table:table-cell office:value-type="float" office:value="501" calcext:value-type="float">
            <text:p>501</text:p>
          </table:table-cell>
          <table:table-cell table:formula="of:=[.B131]-[.B$1]" office:value-type="float" office:value="2.5" calcext:value-type="float">
            <text:p>2.5</text:p>
          </table:table-cell>
          <table:table-cell table:formula="of:=[.C131]-[.C$1]" office:value-type="float" office:value="-122" calcext:value-type="float">
            <text:p>-122</text:p>
          </table:table-cell>
          <table:table-cell table:formula="of:=[.D131]-[.D$1]" office:value-type="float" office:value="365" calcext:value-type="float">
            <text:p>365</text:p>
          </table:table-cell>
          <table:table-cell table:formula="of:=SQRT([.E131]^2 + [.F131]^2 + [.G131]^2)" office:value-type="float" office:value="384.857441138924" calcext:value-type="float">
            <text:p>384.86</text:p>
          </table:table-cell>
          <table:table-cell table:formula="of:=[.E131]/[.$H131]" office:value-type="float" office:value="0.00649591181763734" calcext:value-type="float">
            <text:p>0.01</text:p>
          </table:table-cell>
          <table:table-cell table:formula="of:=[.F131]/[.$H131]" office:value-type="float" office:value="-0.317000496700702" calcext:value-type="float">
            <text:p>-0.32</text:p>
          </table:table-cell>
          <table:table-cell table:formula="of:=[.G131]/[.$H131]" office:value-type="float" office:value="0.948403125375051" calcext:value-type="float">
            <text:p>0.95</text:p>
          </table:table-cell>
          <table:table-cell table:formula="of:=MOD(DEGREES(ATAN2([.I131];[.J131]))+360; 360)" office:value-type="float" office:value="271.173929544393" calcext:value-type="float">
            <text:p>271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177" calcext:value-type="float">
            <text:p>177</text:p>
          </table:table-cell>
          <table:table-cell office:value-type="float" office:value="495" calcext:value-type="float">
            <text:p>495</text:p>
          </table:table-cell>
          <table:table-cell table:formula="of:=[.B132]-[.B$1]" office:value-type="float" office:value="5.5" calcext:value-type="float">
            <text:p>5.5</text:p>
          </table:table-cell>
          <table:table-cell table:formula="of:=[.C132]-[.C$1]" office:value-type="float" office:value="-121" calcext:value-type="float">
            <text:p>-121</text:p>
          </table:table-cell>
          <table:table-cell table:formula="of:=[.D132]-[.D$1]" office:value-type="float" office:value="359" calcext:value-type="float">
            <text:p>359</text:p>
          </table:table-cell>
          <table:table-cell table:formula="of:=SQRT([.E132]^2 + [.F132]^2 + [.G132]^2)" office:value-type="float" office:value="378.882897476252" calcext:value-type="float">
            <text:p>378.88</text:p>
          </table:table-cell>
          <table:table-cell table:formula="of:=[.E132]/[.$H132]" office:value-type="float" office:value="0.0145163585810699" calcext:value-type="float">
            <text:p>0.01</text:p>
          </table:table-cell>
          <table:table-cell table:formula="of:=[.F132]/[.$H132]" office:value-type="float" office:value="-0.319359888783537" calcext:value-type="float">
            <text:p>-0.32</text:p>
          </table:table-cell>
          <table:table-cell table:formula="of:=[.G132]/[.$H132]" office:value-type="float" office:value="0.947522314655287" calcext:value-type="float">
            <text:p>0.95</text:p>
          </table:table-cell>
          <table:table-cell table:formula="of:=MOD(DEGREES(ATAN2([.I132];[.J132]))+360; 360)" office:value-type="float" office:value="272.6025622025" calcext:value-type="float">
            <text:p>272.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2" calcext:value-type="float">
            <text:p>172</text:p>
          </table:table-cell>
          <table:table-cell office:value-type="float" office:value="495" calcext:value-type="float">
            <text:p>495</text:p>
          </table:table-cell>
          <table:table-cell table:formula="of:=[.B133]-[.B$1]" office:value-type="float" office:value="0.5" calcext:value-type="float">
            <text:p>0.5</text:p>
          </table:table-cell>
          <table:table-cell table:formula="of:=[.C133]-[.C$1]" office:value-type="float" office:value="-126" calcext:value-type="float">
            <text:p>-126</text:p>
          </table:table-cell>
          <table:table-cell table:formula="of:=[.D133]-[.D$1]" office:value-type="float" office:value="359" calcext:value-type="float">
            <text:p>359</text:p>
          </table:table-cell>
          <table:table-cell table:formula="of:=SQRT([.E133]^2 + [.F133]^2 + [.G133]^2)" office:value-type="float" office:value="380.469775409296" calcext:value-type="float">
            <text:p>380.47</text:p>
          </table:table-cell>
          <table:table-cell table:formula="of:=[.E133]/[.$H133]" office:value-type="float" office:value="0.00131416483599024" calcext:value-type="float">
            <text:p>0.00</text:p>
          </table:table-cell>
          <table:table-cell table:formula="of:=[.F133]/[.$H133]" office:value-type="float" office:value="-0.33116953866954" calcext:value-type="float">
            <text:p>-0.33</text:p>
          </table:table-cell>
          <table:table-cell table:formula="of:=[.G133]/[.$H133]" office:value-type="float" office:value="0.943570352240991" calcext:value-type="float">
            <text:p>0.94</text:p>
          </table:table-cell>
          <table:table-cell table:formula="of:=MOD(DEGREES(ATAN2([.I133];[.J133]))+360; 360)" office:value-type="float" office:value="270.227363010991" calcext:value-type="float">
            <text:p>270.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table:formula="of:=[.B134]-[.B$1]" office:value-type="float" office:value="5.5" calcext:value-type="float">
            <text:p>5.5</text:p>
          </table:table-cell>
          <table:table-cell table:formula="of:=[.C134]-[.C$1]" office:value-type="float" office:value="-126" calcext:value-type="float">
            <text:p>-126</text:p>
          </table:table-cell>
          <table:table-cell table:formula="of:=[.D134]-[.D$1]" office:value-type="float" office:value="364" calcext:value-type="float">
            <text:p>364</text:p>
          </table:table-cell>
          <table:table-cell table:formula="of:=SQRT([.E134]^2 + [.F134]^2 + [.G134]^2)" office:value-type="float" office:value="385.230126028586" calcext:value-type="float">
            <text:p>385.23</text:p>
          </table:table-cell>
          <table:table-cell table:formula="of:=[.E134]/[.$H134]" office:value-type="float" office:value="0.0142771803874754" calcext:value-type="float">
            <text:p>0.01</text:p>
          </table:table-cell>
          <table:table-cell table:formula="of:=[.F134]/[.$H134]" office:value-type="float" office:value="-0.327077223422164" calcext:value-type="float">
            <text:p>-0.33</text:p>
          </table:table-cell>
          <table:table-cell table:formula="of:=[.G134]/[.$H134]" office:value-type="float" office:value="0.944889756552917" calcext:value-type="float">
            <text:p>0.94</text:p>
          </table:table-cell>
          <table:table-cell table:formula="of:=MOD(DEGREES(ATAN2([.I134];[.J134]))+360; 360)" office:value-type="float" office:value="272.499419596521" calcext:value-type="float">
            <text:p>272.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8" calcext:value-type="float">
            <text:p>-68</text:p>
          </table:table-cell>
          <table:table-cell office:value-type="float" office:value="176" calcext:value-type="float">
            <text:p>176</text:p>
          </table:table-cell>
          <table:table-cell office:value-type="float" office:value="498" calcext:value-type="float">
            <text:p>498</text:p>
          </table:table-cell>
          <table:table-cell table:formula="of:=[.B135]-[.B$1]" office:value-type="float" office:value="-12.5" calcext:value-type="float">
            <text:p>-12.5</text:p>
          </table:table-cell>
          <table:table-cell table:formula="of:=[.C135]-[.C$1]" office:value-type="float" office:value="-122" calcext:value-type="float">
            <text:p>-122</text:p>
          </table:table-cell>
          <table:table-cell table:formula="of:=[.D135]-[.D$1]" office:value-type="float" office:value="362" calcext:value-type="float">
            <text:p>362</text:p>
          </table:table-cell>
          <table:table-cell table:formula="of:=SQRT([.E135]^2 + [.F135]^2 + [.G135]^2)" office:value-type="float" office:value="382.209693754619" calcext:value-type="float">
            <text:p>382.21</text:p>
          </table:table-cell>
          <table:table-cell table:formula="of:=[.E135]/[.$H135]" office:value-type="float" office:value="-0.0327045603611118" calcext:value-type="float">
            <text:p>-0.03</text:p>
          </table:table-cell>
          <table:table-cell table:formula="of:=[.F135]/[.$H135]" office:value-type="float" office:value="-0.319196509124451" calcext:value-type="float">
            <text:p>-0.32</text:p>
          </table:table-cell>
          <table:table-cell table:formula="of:=[.G135]/[.$H135]" office:value-type="float" office:value="0.947124068057797" calcext:value-type="float">
            <text:p>0.95</text:p>
          </table:table-cell>
          <table:table-cell table:formula="of:=MOD(DEGREES(ATAN2([.I135];[.J135]))+360; 360)" office:value-type="float" office:value="264.149944794283" calcext:value-type="float">
            <text:p>264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170" calcext:value-type="float">
            <text:p>170</text:p>
          </table:table-cell>
          <table:table-cell office:value-type="float" office:value="502" calcext:value-type="float">
            <text:p>502</text:p>
          </table:table-cell>
          <table:table-cell table:formula="of:=[.B136]-[.B$1]" office:value-type="float" office:value="5.5" calcext:value-type="float">
            <text:p>5.5</text:p>
          </table:table-cell>
          <table:table-cell table:formula="of:=[.C136]-[.C$1]" office:value-type="float" office:value="-128" calcext:value-type="float">
            <text:p>-128</text:p>
          </table:table-cell>
          <table:table-cell table:formula="of:=[.D136]-[.D$1]" office:value-type="float" office:value="366" calcext:value-type="float">
            <text:p>366</text:p>
          </table:table-cell>
          <table:table-cell table:formula="of:=SQRT([.E136]^2 + [.F136]^2 + [.G136]^2)" office:value-type="float" office:value="387.776030718764" calcext:value-type="float">
            <text:p>387.78</text:p>
          </table:table-cell>
          <table:table-cell table:formula="of:=[.E136]/[.$H136]" office:value-type="float" office:value="0.0141834449896386" calcext:value-type="float">
            <text:p>0.01</text:p>
          </table:table-cell>
          <table:table-cell table:formula="of:=[.F136]/[.$H136]" office:value-type="float" office:value="-0.330087447031589" calcext:value-type="float">
            <text:p>-0.33</text:p>
          </table:table-cell>
          <table:table-cell table:formula="of:=[.G136]/[.$H136]" office:value-type="float" office:value="0.94384379385595" calcext:value-type="float">
            <text:p>0.94</text:p>
          </table:table-cell>
          <table:table-cell table:formula="of:=MOD(DEGREES(ATAN2([.I136];[.J136]))+360; 360)" office:value-type="float" office:value="272.460414538592" calcext:value-type="float">
            <text:p>272.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176" calcext:value-type="float">
            <text:p>176</text:p>
          </table:table-cell>
          <table:table-cell office:value-type="float" office:value="508" calcext:value-type="float">
            <text:p>508</text:p>
          </table:table-cell>
          <table:table-cell table:formula="of:=[.B137]-[.B$1]" office:value-type="float" office:value="-2.5" calcext:value-type="float">
            <text:p>-2.5</text:p>
          </table:table-cell>
          <table:table-cell table:formula="of:=[.C137]-[.C$1]" office:value-type="float" office:value="-122" calcext:value-type="float">
            <text:p>-122</text:p>
          </table:table-cell>
          <table:table-cell table:formula="of:=[.D137]-[.D$1]" office:value-type="float" office:value="372" calcext:value-type="float">
            <text:p>372</text:p>
          </table:table-cell>
          <table:table-cell table:formula="of:=SQRT([.E137]^2 + [.F137]^2 + [.G137]^2)" office:value-type="float" office:value="391.502554270084" calcext:value-type="float">
            <text:p>391.50</text:p>
          </table:table-cell>
          <table:table-cell table:formula="of:=[.E137]/[.$H137]" office:value-type="float" office:value="-0.00638565437883539" calcext:value-type="float">
            <text:p>-0.01</text:p>
          </table:table-cell>
          <table:table-cell table:formula="of:=[.F137]/[.$H137]" office:value-type="float" office:value="-0.311619933687167" calcext:value-type="float">
            <text:p>-0.31</text:p>
          </table:table-cell>
          <table:table-cell table:formula="of:=[.G137]/[.$H137]" office:value-type="float" office:value="0.950185371570706" calcext:value-type="float">
            <text:p>0.95</text:p>
          </table:table-cell>
          <table:table-cell table:formula="of:=MOD(DEGREES(ATAN2([.I137];[.J137]))+360; 360)" office:value-type="float" office:value="268.826070455607" calcext:value-type="float">
            <text:p>268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table:formula="of:=[.B138]-[.B$1]" office:value-type="float" office:value="0.5" calcext:value-type="float">
            <text:p>0.5</text:p>
          </table:table-cell>
          <table:table-cell table:formula="of:=[.C138]-[.C$1]" office:value-type="float" office:value="-126" calcext:value-type="float">
            <text:p>-126</text:p>
          </table:table-cell>
          <table:table-cell table:formula="of:=[.D138]-[.D$1]" office:value-type="float" office:value="368" calcext:value-type="float">
            <text:p>368</text:p>
          </table:table-cell>
          <table:table-cell table:formula="of:=SQRT([.E138]^2 + [.F138]^2 + [.G138]^2)" office:value-type="float" office:value="388.973328134462" calcext:value-type="float">
            <text:p>388.97</text:p>
          </table:table-cell>
          <table:table-cell table:formula="of:=[.E138]/[.$H138]" office:value-type="float" office:value="0.00128543517983104" calcext:value-type="float">
            <text:p>0.00</text:p>
          </table:table-cell>
          <table:table-cell table:formula="of:=[.F138]/[.$H138]" office:value-type="float" office:value="-0.323929665317422" calcext:value-type="float">
            <text:p>-0.32</text:p>
          </table:table-cell>
          <table:table-cell table:formula="of:=[.G138]/[.$H138]" office:value-type="float" office:value="0.946080292355645" calcext:value-type="float">
            <text:p>0.95</text:p>
          </table:table-cell>
          <table:table-cell table:formula="of:=MOD(DEGREES(ATAN2([.I138];[.J138]))+360; 360)" office:value-type="float" office:value="270.227363010991" calcext:value-type="float">
            <text:p>270.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2" calcext:value-type="float">
            <text:p>172</text:p>
          </table:table-cell>
          <table:table-cell office:value-type="float" office:value="506" calcext:value-type="float">
            <text:p>506</text:p>
          </table:table-cell>
          <table:table-cell table:formula="of:=[.B139]-[.B$1]" office:value-type="float" office:value="0.5" calcext:value-type="float">
            <text:p>0.5</text:p>
          </table:table-cell>
          <table:table-cell table:formula="of:=[.C139]-[.C$1]" office:value-type="float" office:value="-126" calcext:value-type="float">
            <text:p>-126</text:p>
          </table:table-cell>
          <table:table-cell table:formula="of:=[.D139]-[.D$1]" office:value-type="float" office:value="370" calcext:value-type="float">
            <text:p>370</text:p>
          </table:table-cell>
          <table:table-cell table:formula="of:=SQRT([.E139]^2 + [.F139]^2 + [.G139]^2)" office:value-type="float" office:value="390.8660256405" calcext:value-type="float">
            <text:p>390.87</text:p>
          </table:table-cell>
          <table:table-cell table:formula="of:=[.E139]/[.$H139]" office:value-type="float" office:value="0.00127921069420312" calcext:value-type="float">
            <text:p>0.00</text:p>
          </table:table-cell>
          <table:table-cell table:formula="of:=[.F139]/[.$H139]" office:value-type="float" office:value="-0.322361094939187" calcext:value-type="float">
            <text:p>-0.32</text:p>
          </table:table-cell>
          <table:table-cell table:formula="of:=[.G139]/[.$H139]" office:value-type="float" office:value="0.946615913710312" calcext:value-type="float">
            <text:p>0.95</text:p>
          </table:table-cell>
          <table:table-cell table:formula="of:=MOD(DEGREES(ATAN2([.I139];[.J139]))+360; 360)" office:value-type="float" office:value="270.227363010991" calcext:value-type="float">
            <text:p>270.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3" calcext:value-type="float">
            <text:p>173</text:p>
          </table:table-cell>
          <table:table-cell office:value-type="float" office:value="501" calcext:value-type="float">
            <text:p>501</text:p>
          </table:table-cell>
          <table:table-cell table:formula="of:=[.B140]-[.B$1]" office:value-type="float" office:value="2.5" calcext:value-type="float">
            <text:p>2.5</text:p>
          </table:table-cell>
          <table:table-cell table:formula="of:=[.C140]-[.C$1]" office:value-type="float" office:value="-125" calcext:value-type="float">
            <text:p>-125</text:p>
          </table:table-cell>
          <table:table-cell table:formula="of:=[.D140]-[.D$1]" office:value-type="float" office:value="365" calcext:value-type="float">
            <text:p>365</text:p>
          </table:table-cell>
          <table:table-cell table:formula="of:=SQRT([.E140]^2 + [.F140]^2 + [.G140]^2)" office:value-type="float" office:value="385.818934216557" calcext:value-type="float">
            <text:p>385.82</text:p>
          </table:table-cell>
          <table:table-cell table:formula="of:=[.E140]/[.$H140]" office:value-type="float" office:value="0.00647972346167119" calcext:value-type="float">
            <text:p>0.01</text:p>
          </table:table-cell>
          <table:table-cell table:formula="of:=[.F140]/[.$H140]" office:value-type="float" office:value="-0.32398617308356" calcext:value-type="float">
            <text:p>-0.32</text:p>
          </table:table-cell>
          <table:table-cell table:formula="of:=[.G140]/[.$H140]" office:value-type="float" office:value="0.946039625403994" calcext:value-type="float">
            <text:p>0.95</text:p>
          </table:table-cell>
          <table:table-cell table:formula="of:=MOD(DEGREES(ATAN2([.I140];[.J140]))+360; 360)" office:value-type="float" office:value="271.145762838175" calcext:value-type="float">
            <text:p>271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85" calcext:value-type="float">
            <text:p>185</text:p>
          </table:table-cell>
          <table:table-cell office:value-type="float" office:value="498" calcext:value-type="float">
            <text:p>498</text:p>
          </table:table-cell>
          <table:table-cell table:formula="of:=[.B141]-[.B$1]" office:value-type="float" office:value="-0.5" calcext:value-type="float">
            <text:p>-0.5</text:p>
          </table:table-cell>
          <table:table-cell table:formula="of:=[.C141]-[.C$1]" office:value-type="float" office:value="-113" calcext:value-type="float">
            <text:p>-113</text:p>
          </table:table-cell>
          <table:table-cell table:formula="of:=[.D141]-[.D$1]" office:value-type="float" office:value="362" calcext:value-type="float">
            <text:p>362</text:p>
          </table:table-cell>
          <table:table-cell table:formula="of:=SQRT([.E141]^2 + [.F141]^2 + [.G141]^2)" office:value-type="float" office:value="379.227174659201" calcext:value-type="float">
            <text:p>379.23</text:p>
          </table:table-cell>
          <table:table-cell table:formula="of:=[.E141]/[.$H141]" office:value-type="float" office:value="-0.00131847091509023" calcext:value-type="float">
            <text:p>0.00</text:p>
          </table:table-cell>
          <table:table-cell table:formula="of:=[.F141]/[.$H141]" office:value-type="float" office:value="-0.297974426810393" calcext:value-type="float">
            <text:p>-0.30</text:p>
          </table:table-cell>
          <table:table-cell table:formula="of:=[.G141]/[.$H141]" office:value-type="float" office:value="0.954572942525328" calcext:value-type="float">
            <text:p>0.95</text:p>
          </table:table-cell>
          <table:table-cell table:formula="of:=MOD(DEGREES(ATAN2([.I141];[.J141]))+360; 360)" office:value-type="float" office:value="269.746480506228" calcext:value-type="float">
            <text:p>269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6" calcext:value-type="float">
            <text:p>176</text:p>
          </table:table-cell>
          <table:table-cell office:value-type="float" office:value="496" calcext:value-type="float">
            <text:p>496</text:p>
          </table:table-cell>
          <table:table-cell table:formula="of:=[.B142]-[.B$1]" office:value-type="float" office:value="2.5" calcext:value-type="float">
            <text:p>2.5</text:p>
          </table:table-cell>
          <table:table-cell table:formula="of:=[.C142]-[.C$1]" office:value-type="float" office:value="-122" calcext:value-type="float">
            <text:p>-122</text:p>
          </table:table-cell>
          <table:table-cell table:formula="of:=[.D142]-[.D$1]" office:value-type="float" office:value="360" calcext:value-type="float">
            <text:p>360</text:p>
          </table:table-cell>
          <table:table-cell table:formula="of:=SQRT([.E142]^2 + [.F142]^2 + [.G142]^2)" office:value-type="float" office:value="380.118731451109" calcext:value-type="float">
            <text:p>380.12</text:p>
          </table:table-cell>
          <table:table-cell table:formula="of:=[.E142]/[.$H142]" office:value-type="float" office:value="0.00657689241057975" calcext:value-type="float">
            <text:p>0.01</text:p>
          </table:table-cell>
          <table:table-cell table:formula="of:=[.F142]/[.$H142]" office:value-type="float" office:value="-0.320952349636292" calcext:value-type="float">
            <text:p>-0.32</text:p>
          </table:table-cell>
          <table:table-cell table:formula="of:=[.G142]/[.$H142]" office:value-type="float" office:value="0.947072507123485" calcext:value-type="float">
            <text:p>0.95</text:p>
          </table:table-cell>
          <table:table-cell table:formula="of:=MOD(DEGREES(ATAN2([.I142];[.J142]))+360; 360)" office:value-type="float" office:value="271.173929544393" calcext:value-type="float">
            <text:p>271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73" calcext:value-type="float">
            <text:p>173</text:p>
          </table:table-cell>
          <table:table-cell office:value-type="float" office:value="491" calcext:value-type="float">
            <text:p>491</text:p>
          </table:table-cell>
          <table:table-cell table:formula="of:=[.B143]-[.B$1]" office:value-type="float" office:value="-5.5" calcext:value-type="float">
            <text:p>-5.5</text:p>
          </table:table-cell>
          <table:table-cell table:formula="of:=[.C143]-[.C$1]" office:value-type="float" office:value="-125" calcext:value-type="float">
            <text:p>-125</text:p>
          </table:table-cell>
          <table:table-cell table:formula="of:=[.D143]-[.D$1]" office:value-type="float" office:value="355" calcext:value-type="float">
            <text:p>355</text:p>
          </table:table-cell>
          <table:table-cell table:formula="of:=SQRT([.E143]^2 + [.F143]^2 + [.G143]^2)" office:value-type="float" office:value="376.404370325319" calcext:value-type="float">
            <text:p>376.40</text:p>
          </table:table-cell>
          <table:table-cell table:formula="of:=[.E143]/[.$H143]" office:value-type="float" office:value="-0.0146119451143632" calcext:value-type="float">
            <text:p>-0.01</text:p>
          </table:table-cell>
          <table:table-cell table:formula="of:=[.F143]/[.$H143]" office:value-type="float" office:value="-0.332089661690072" calcext:value-type="float">
            <text:p>-0.33</text:p>
          </table:table-cell>
          <table:table-cell table:formula="of:=[.G143]/[.$H143]" office:value-type="float" office:value="0.943134639199806" calcext:value-type="float">
            <text:p>0.94</text:p>
          </table:table-cell>
          <table:table-cell table:formula="of:=MOD(DEGREES(ATAN2([.I143];[.J143]))+360; 360)" office:value-type="float" office:value="267.480610708794" calcext:value-type="float">
            <text:p>267.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4" calcext:value-type="float">
            <text:p>-64</text:p>
          </table:table-cell>
          <table:table-cell office:value-type="float" office:value="170" calcext:value-type="float">
            <text:p>170</text:p>
          </table:table-cell>
          <table:table-cell office:value-type="float" office:value="506" calcext:value-type="float">
            <text:p>506</text:p>
          </table:table-cell>
          <table:table-cell table:formula="of:=[.B144]-[.B$1]" office:value-type="float" office:value="-8.5" calcext:value-type="float">
            <text:p>-8.5</text:p>
          </table:table-cell>
          <table:table-cell table:formula="of:=[.C144]-[.C$1]" office:value-type="float" office:value="-128" calcext:value-type="float">
            <text:p>-128</text:p>
          </table:table-cell>
          <table:table-cell table:formula="of:=[.D144]-[.D$1]" office:value-type="float" office:value="370" calcext:value-type="float">
            <text:p>370</text:p>
          </table:table-cell>
          <table:table-cell table:formula="of:=SQRT([.E144]^2 + [.F144]^2 + [.G144]^2)" office:value-type="float" office:value="391.607264999004" calcext:value-type="float">
            <text:p>391.61</text:p>
          </table:table-cell>
          <table:table-cell table:formula="of:=[.E144]/[.$H144]" office:value-type="float" office:value="-0.0217054195866913" calcext:value-type="float">
            <text:p>-0.02</text:p>
          </table:table-cell>
          <table:table-cell table:formula="of:=[.F144]/[.$H144]" office:value-type="float" office:value="-0.326858083187822" calcext:value-type="float">
            <text:p>-0.33</text:p>
          </table:table-cell>
          <table:table-cell table:formula="of:=[.G144]/[.$H144]" office:value-type="float" office:value="0.944824146714799" calcext:value-type="float">
            <text:p>0.94</text:p>
          </table:table-cell>
          <table:table-cell table:formula="of:=MOD(DEGREES(ATAN2([.I144];[.J144]))+360; 360)" office:value-type="float" office:value="266.200780176918" calcext:value-type="float">
            <text:p>266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4" calcext:value-type="float">
            <text:p>-64</text:p>
          </table:table-cell>
          <table:table-cell office:value-type="float" office:value="182" calcext:value-type="float">
            <text:p>182</text:p>
          </table:table-cell>
          <table:table-cell office:value-type="float" office:value="509" calcext:value-type="float">
            <text:p>509</text:p>
          </table:table-cell>
          <table:table-cell table:formula="of:=[.B145]-[.B$1]" office:value-type="float" office:value="-8.5" calcext:value-type="float">
            <text:p>-8.5</text:p>
          </table:table-cell>
          <table:table-cell table:formula="of:=[.C145]-[.C$1]" office:value-type="float" office:value="-116" calcext:value-type="float">
            <text:p>-116</text:p>
          </table:table-cell>
          <table:table-cell table:formula="of:=[.D145]-[.D$1]" office:value-type="float" office:value="373" calcext:value-type="float">
            <text:p>373</text:p>
          </table:table-cell>
          <table:table-cell table:formula="of:=SQRT([.E145]^2 + [.F145]^2 + [.G145]^2)" office:value-type="float" office:value="390.713769913475" calcext:value-type="float">
            <text:p>390.71</text:p>
          </table:table-cell>
          <table:table-cell table:formula="of:=[.E145]/[.$H145]" office:value-type="float" office:value="-0.0217550561422044" calcext:value-type="float">
            <text:p>-0.02</text:p>
          </table:table-cell>
          <table:table-cell table:formula="of:=[.F145]/[.$H145]" office:value-type="float" office:value="-0.296892530881849" calcext:value-type="float">
            <text:p>-0.30</text:p>
          </table:table-cell>
          <table:table-cell table:formula="of:=[.G145]/[.$H145]" office:value-type="float" office:value="0.954663051887324" calcext:value-type="float">
            <text:p>0.95</text:p>
          </table:table-cell>
          <table:table-cell table:formula="of:=MOD(DEGREES(ATAN2([.I145];[.J145]))+360; 360)" office:value-type="float" office:value="265.809092472675" calcext:value-type="float">
            <text:p>265.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172" calcext:value-type="float">
            <text:p>172</text:p>
          </table:table-cell>
          <table:table-cell office:value-type="float" office:value="511" calcext:value-type="float">
            <text:p>511</text:p>
          </table:table-cell>
          <table:table-cell table:formula="of:=[.B146]-[.B$1]" office:value-type="float" office:value="5.5" calcext:value-type="float">
            <text:p>5.5</text:p>
          </table:table-cell>
          <table:table-cell table:formula="of:=[.C146]-[.C$1]" office:value-type="float" office:value="-126" calcext:value-type="float">
            <text:p>-126</text:p>
          </table:table-cell>
          <table:table-cell table:formula="of:=[.D146]-[.D$1]" office:value-type="float" office:value="375" calcext:value-type="float">
            <text:p>375</text:p>
          </table:table-cell>
          <table:table-cell table:formula="of:=SQRT([.E146]^2 + [.F146]^2 + [.G146]^2)" office:value-type="float" office:value="395.640303811429" calcext:value-type="float">
            <text:p>395.64</text:p>
          </table:table-cell>
          <table:table-cell table:formula="of:=[.E146]/[.$H146]" office:value-type="float" office:value="0.0139015159654245" calcext:value-type="float">
            <text:p>0.01</text:p>
          </table:table-cell>
          <table:table-cell table:formula="of:=[.F146]/[.$H146]" office:value-type="float" office:value="-0.31847109302609" calcext:value-type="float">
            <text:p>-0.32</text:p>
          </table:table-cell>
          <table:table-cell table:formula="of:=[.G146]/[.$H146]" office:value-type="float" office:value="0.947830634006219" calcext:value-type="float">
            <text:p>0.95</text:p>
          </table:table-cell>
          <table:table-cell table:formula="of:=MOD(DEGREES(ATAN2([.I146];[.J146]))+360; 360)" office:value-type="float" office:value="272.499419596521" calcext:value-type="float">
            <text:p>272.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table:formula="of:=[.B147]-[.B$1]" office:value-type="float" office:value="3.5" calcext:value-type="float">
            <text:p>3.5</text:p>
          </table:table-cell>
          <table:table-cell table:formula="of:=[.C147]-[.C$1]" office:value-type="float" office:value="-126" calcext:value-type="float">
            <text:p>-126</text:p>
          </table:table-cell>
          <table:table-cell table:formula="of:=[.D147]-[.D$1]" office:value-type="float" office:value="368" calcext:value-type="float">
            <text:p>368</text:p>
          </table:table-cell>
          <table:table-cell table:formula="of:=SQRT([.E147]^2 + [.F147]^2 + [.G147]^2)" office:value-type="float" office:value="388.988753050779" calcext:value-type="float">
            <text:p>388.99</text:p>
          </table:table-cell>
          <table:table-cell table:formula="of:=[.E147]/[.$H147]" office:value-type="float" office:value="0.00899768945130171" calcext:value-type="float">
            <text:p>0.01</text:p>
          </table:table-cell>
          <table:table-cell table:formula="of:=[.F147]/[.$H147]" office:value-type="float" office:value="-0.323916820246861" calcext:value-type="float">
            <text:p>-0.32</text:p>
          </table:table-cell>
          <table:table-cell table:formula="of:=[.G147]/[.$H147]" office:value-type="float" office:value="0.946042776594008" calcext:value-type="float">
            <text:p>0.95</text:p>
          </table:table-cell>
          <table:table-cell table:formula="of:=MOD(DEGREES(ATAN2([.I147];[.J147]))+360; 360)" office:value-type="float" office:value="271.591140271195" calcext:value-type="float">
            <text:p>271.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8" calcext:value-type="float">
            <text:p>178</text:p>
          </table:table-cell>
          <table:table-cell office:value-type="float" office:value="505" calcext:value-type="float">
            <text:p>505</text:p>
          </table:table-cell>
          <table:table-cell table:formula="of:=[.B148]-[.B$1]" office:value-type="float" office:value="-0.5" calcext:value-type="float">
            <text:p>-0.5</text:p>
          </table:table-cell>
          <table:table-cell table:formula="of:=[.C148]-[.C$1]" office:value-type="float" office:value="-120" calcext:value-type="float">
            <text:p>-120</text:p>
          </table:table-cell>
          <table:table-cell table:formula="of:=[.D148]-[.D$1]" office:value-type="float" office:value="369" calcext:value-type="float">
            <text:p>369</text:p>
          </table:table-cell>
          <table:table-cell table:formula="of:=SQRT([.E148]^2 + [.F148]^2 + [.G148]^2)" office:value-type="float" office:value="388.022228744694" calcext:value-type="float">
            <text:p>388.02</text:p>
          </table:table-cell>
          <table:table-cell table:formula="of:=[.E148]/[.$H148]" office:value-type="float" office:value="-0.00128858596997798" calcext:value-type="float">
            <text:p>0.00</text:p>
          </table:table-cell>
          <table:table-cell table:formula="of:=[.F148]/[.$H148]" office:value-type="float" office:value="-0.309260632794715" calcext:value-type="float">
            <text:p>-0.31</text:p>
          </table:table-cell>
          <table:table-cell table:formula="of:=[.G148]/[.$H148]" office:value-type="float" office:value="0.95097644584375" calcext:value-type="float">
            <text:p>0.95</text:p>
          </table:table-cell>
          <table:table-cell table:formula="of:=MOD(DEGREES(ATAN2([.I148];[.J148]))+360; 360)" office:value-type="float" office:value="269.761268966901" calcext:value-type="float">
            <text:p>269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67" calcext:value-type="float">
            <text:p>167</text:p>
          </table:table-cell>
          <table:table-cell office:value-type="float" office:value="502" calcext:value-type="float">
            <text:p>502</text:p>
          </table:table-cell>
          <table:table-cell table:formula="of:=[.B149]-[.B$1]" office:value-type="float" office:value="0.5" calcext:value-type="float">
            <text:p>0.5</text:p>
          </table:table-cell>
          <table:table-cell table:formula="of:=[.C149]-[.C$1]" office:value-type="float" office:value="-131" calcext:value-type="float">
            <text:p>-131</text:p>
          </table:table-cell>
          <table:table-cell table:formula="of:=[.D149]-[.D$1]" office:value-type="float" office:value="366" calcext:value-type="float">
            <text:p>366</text:p>
          </table:table-cell>
          <table:table-cell table:formula="of:=SQRT([.E149]^2 + [.F149]^2 + [.G149]^2)" office:value-type="float" office:value="388.738022323518" calcext:value-type="float">
            <text:p>388.74</text:p>
          </table:table-cell>
          <table:table-cell table:formula="of:=[.E149]/[.$H149]" office:value-type="float" office:value="0.00128621326262726" calcext:value-type="float">
            <text:p>0.00</text:p>
          </table:table-cell>
          <table:table-cell table:formula="of:=[.F149]/[.$H149]" office:value-type="float" office:value="-0.336987874808342" calcext:value-type="float">
            <text:p>-0.34</text:p>
          </table:table-cell>
          <table:table-cell table:formula="of:=[.G149]/[.$H149]" office:value-type="float" office:value="0.941508108243153" calcext:value-type="float">
            <text:p>0.94</text:p>
          </table:table-cell>
          <table:table-cell table:formula="of:=MOD(DEGREES(ATAN2([.I149];[.J149]))+360; 360)" office:value-type="float" office:value="270.218685119423" calcext:value-type="float">
            <text:p>270.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68" calcext:value-type="float">
            <text:p>168</text:p>
          </table:table-cell>
          <table:table-cell office:value-type="float" office:value="494" calcext:value-type="float">
            <text:p>494</text:p>
          </table:table-cell>
          <table:table-cell table:formula="of:=[.B150]-[.B$1]" office:value-type="float" office:value="2.5" calcext:value-type="float">
            <text:p>2.5</text:p>
          </table:table-cell>
          <table:table-cell table:formula="of:=[.C150]-[.C$1]" office:value-type="float" office:value="-130" calcext:value-type="float">
            <text:p>-130</text:p>
          </table:table-cell>
          <table:table-cell table:formula="of:=[.D150]-[.D$1]" office:value-type="float" office:value="358" calcext:value-type="float">
            <text:p>358</text:p>
          </table:table-cell>
          <table:table-cell table:formula="of:=SQRT([.E150]^2 + [.F150]^2 + [.G150]^2)" office:value-type="float" office:value="380.880886892477" calcext:value-type="float">
            <text:p>380.88</text:p>
          </table:table-cell>
          <table:table-cell table:formula="of:=[.E150]/[.$H150]" office:value-type="float" office:value="0.00656373182807084" calcext:value-type="float">
            <text:p>0.01</text:p>
          </table:table-cell>
          <table:table-cell table:formula="of:=[.F150]/[.$H150]" office:value-type="float" office:value="-0.341314055059683" calcext:value-type="float">
            <text:p>-0.34</text:p>
          </table:table-cell>
          <table:table-cell table:formula="of:=[.G150]/[.$H150]" office:value-type="float" office:value="0.939926397779744" calcext:value-type="float">
            <text:p>0.94</text:p>
          </table:table-cell>
          <table:table-cell table:formula="of:=MOD(DEGREES(ATAN2([.I150];[.J150]))+360; 360)" office:value-type="float" office:value="271.101706115206" calcext:value-type="float">
            <text:p>271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2" calcext:value-type="float">
            <text:p>172</text:p>
          </table:table-cell>
          <table:table-cell office:value-type="float" office:value="502" calcext:value-type="float">
            <text:p>502</text:p>
          </table:table-cell>
          <table:table-cell table:formula="of:=[.B151]-[.B$1]" office:value-type="float" office:value="-3.5" calcext:value-type="float">
            <text:p>-3.5</text:p>
          </table:table-cell>
          <table:table-cell table:formula="of:=[.C151]-[.C$1]" office:value-type="float" office:value="-126" calcext:value-type="float">
            <text:p>-126</text:p>
          </table:table-cell>
          <table:table-cell table:formula="of:=[.D151]-[.D$1]" office:value-type="float" office:value="366" calcext:value-type="float">
            <text:p>366</text:p>
          </table:table-cell>
          <table:table-cell table:formula="of:=SQRT([.E151]^2 + [.F151]^2 + [.G151]^2)" office:value-type="float" office:value="387.097210013196" calcext:value-type="float">
            <text:p>387.10</text:p>
          </table:table-cell>
          <table:table-cell table:formula="of:=[.E151]/[.$H151]" office:value-type="float" office:value="-0.00904165648696019" calcext:value-type="float">
            <text:p>-0.01</text:p>
          </table:table-cell>
          <table:table-cell table:formula="of:=[.F151]/[.$H151]" office:value-type="float" office:value="-0.325499633530567" calcext:value-type="float">
            <text:p>-0.33</text:p>
          </table:table-cell>
          <table:table-cell table:formula="of:=[.G151]/[.$H151]" office:value-type="float" office:value="0.945498935493551" calcext:value-type="float">
            <text:p>0.95</text:p>
          </table:table-cell>
          <table:table-cell table:formula="of:=MOD(DEGREES(ATAN2([.I151];[.J151]))+360; 360)" office:value-type="float" office:value="268.408859728805" calcext:value-type="float">
            <text:p>268.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81" calcext:value-type="float">
            <text:p>181</text:p>
          </table:table-cell>
          <table:table-cell office:value-type="float" office:value="501" calcext:value-type="float">
            <text:p>501</text:p>
          </table:table-cell>
          <table:table-cell table:formula="of:=[.B152]-[.B$1]" office:value-type="float" office:value="-5.5" calcext:value-type="float">
            <text:p>-5.5</text:p>
          </table:table-cell>
          <table:table-cell table:formula="of:=[.C152]-[.C$1]" office:value-type="float" office:value="-117" calcext:value-type="float">
            <text:p>-117</text:p>
          </table:table-cell>
          <table:table-cell table:formula="of:=[.D152]-[.D$1]" office:value-type="float" office:value="365" calcext:value-type="float">
            <text:p>365</text:p>
          </table:table-cell>
          <table:table-cell table:formula="of:=SQRT([.E152]^2 + [.F152]^2 + [.G152]^2)" office:value-type="float" office:value="383.333079710061" calcext:value-type="float">
            <text:p>383.33</text:p>
          </table:table-cell>
          <table:table-cell table:formula="of:=[.E152]/[.$H152]" office:value-type="float" office:value="-0.0143478355798565" calcext:value-type="float">
            <text:p>-0.01</text:p>
          </table:table-cell>
          <table:table-cell table:formula="of:=[.F152]/[.$H152]" office:value-type="float" office:value="-0.305217593244221" calcext:value-type="float">
            <text:p>-0.31</text:p>
          </table:table-cell>
          <table:table-cell table:formula="of:=[.G152]/[.$H152]" office:value-type="float" office:value="0.952174543026844" calcext:value-type="float">
            <text:p>0.95</text:p>
          </table:table-cell>
          <table:table-cell table:formula="of:=MOD(DEGREES(ATAN2([.I152];[.J152]))+360; 360)" office:value-type="float" office:value="267.308589984222" calcext:value-type="float">
            <text:p>267.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5" calcext:value-type="float">
            <text:p>-65</text:p>
          </table:table-cell>
          <table:table-cell office:value-type="float" office:value="171" calcext:value-type="float">
            <text:p>171</text:p>
          </table:table-cell>
          <table:table-cell office:value-type="float" office:value="498" calcext:value-type="float">
            <text:p>498</text:p>
          </table:table-cell>
          <table:table-cell table:formula="of:=[.B153]-[.B$1]" office:value-type="float" office:value="-9.5" calcext:value-type="float">
            <text:p>-9.5</text:p>
          </table:table-cell>
          <table:table-cell table:formula="of:=[.C153]-[.C$1]" office:value-type="float" office:value="-127" calcext:value-type="float">
            <text:p>-127</text:p>
          </table:table-cell>
          <table:table-cell table:formula="of:=[.D153]-[.D$1]" office:value-type="float" office:value="362" calcext:value-type="float">
            <text:p>362</text:p>
          </table:table-cell>
          <table:table-cell table:formula="of:=SQRT([.E153]^2 + [.F153]^2 + [.G153]^2)" office:value-type="float" office:value="383.748941366618" calcext:value-type="float">
            <text:p>383.75</text:p>
          </table:table-cell>
          <table:table-cell table:formula="of:=[.E153]/[.$H153]" office:value-type="float" office:value="-0.0247557686183272" calcext:value-type="float">
            <text:p>-0.02</text:p>
          </table:table-cell>
          <table:table-cell table:formula="of:=[.F153]/[.$H153]" office:value-type="float" office:value="-0.330945538371321" calcext:value-type="float">
            <text:p>-0.33</text:p>
          </table:table-cell>
          <table:table-cell table:formula="of:=[.G153]/[.$H153]" office:value-type="float" office:value="0.943325077877309" calcext:value-type="float">
            <text:p>0.94</text:p>
          </table:table-cell>
          <table:table-cell table:formula="of:=MOD(DEGREES(ATAN2([.I153];[.J153]))+360; 360)" office:value-type="float" office:value="265.722062444653" calcext:value-type="float">
            <text:p>265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81" calcext:value-type="float">
            <text:p>181</text:p>
          </table:table-cell>
          <table:table-cell office:value-type="float" office:value="498" calcext:value-type="float">
            <text:p>498</text:p>
          </table:table-cell>
          <table:table-cell table:formula="of:=[.B154]-[.B$1]" office:value-type="float" office:value="-0.5" calcext:value-type="float">
            <text:p>-0.5</text:p>
          </table:table-cell>
          <table:table-cell table:formula="of:=[.C154]-[.C$1]" office:value-type="float" office:value="-117" calcext:value-type="float">
            <text:p>-117</text:p>
          </table:table-cell>
          <table:table-cell table:formula="of:=[.D154]-[.D$1]" office:value-type="float" office:value="362" calcext:value-type="float">
            <text:p>362</text:p>
          </table:table-cell>
          <table:table-cell table:formula="of:=SQRT([.E154]^2 + [.F154]^2 + [.G154]^2)" office:value-type="float" office:value="380.438234145833" calcext:value-type="float">
            <text:p>380.44</text:p>
          </table:table-cell>
          <table:table-cell table:formula="of:=[.E154]/[.$H154]" office:value-type="float" office:value="-0.00131427379038968" calcext:value-type="float">
            <text:p>0.00</text:p>
          </table:table-cell>
          <table:table-cell table:formula="of:=[.F154]/[.$H154]" office:value-type="float" office:value="-0.307540066951184" calcext:value-type="float">
            <text:p>-0.31</text:p>
          </table:table-cell>
          <table:table-cell table:formula="of:=[.G154]/[.$H154]" office:value-type="float" office:value="0.951534224242126" calcext:value-type="float">
            <text:p>0.95</text:p>
          </table:table-cell>
          <table:table-cell table:formula="of:=MOD(DEGREES(ATAN2([.I154];[.J154]))+360; 360)" office:value-type="float" office:value="269.755147731956" calcext:value-type="float">
            <text:p>269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0" calcext:value-type="float">
            <text:p>170</text:p>
          </table:table-cell>
          <table:table-cell office:value-type="float" office:value="502" calcext:value-type="float">
            <text:p>502</text:p>
          </table:table-cell>
          <table:table-cell table:formula="of:=[.B155]-[.B$1]" office:value-type="float" office:value="-1.5" calcext:value-type="float">
            <text:p>-1.5</text:p>
          </table:table-cell>
          <table:table-cell table:formula="of:=[.C155]-[.C$1]" office:value-type="float" office:value="-128" calcext:value-type="float">
            <text:p>-128</text:p>
          </table:table-cell>
          <table:table-cell table:formula="of:=[.D155]-[.D$1]" office:value-type="float" office:value="366" calcext:value-type="float">
            <text:p>366</text:p>
          </table:table-cell>
          <table:table-cell table:formula="of:=SQRT([.E155]^2 + [.F155]^2 + [.G155]^2)" office:value-type="float" office:value="387.739925723416" calcext:value-type="float">
            <text:p>387.74</text:p>
          </table:table-cell>
          <table:table-cell table:formula="of:=[.E155]/[.$H155]" office:value-type="float" office:value="-0.00386857246439456" calcext:value-type="float">
            <text:p>0.00</text:p>
          </table:table-cell>
          <table:table-cell table:formula="of:=[.F155]/[.$H155]" office:value-type="float" office:value="-0.330118183628336" calcext:value-type="float">
            <text:p>-0.33</text:p>
          </table:table-cell>
          <table:table-cell table:formula="of:=[.G155]/[.$H155]" office:value-type="float" office:value="0.943931681312274" calcext:value-type="float">
            <text:p>0.94</text:p>
          </table:table-cell>
          <table:table-cell table:formula="of:=MOD(DEGREES(ATAN2([.I155];[.J155]))+360; 360)" office:value-type="float" office:value="269.32859581715" calcext:value-type="float">
            <text:p>269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6" calcext:value-type="float">
            <text:p>176</text:p>
          </table:table-cell>
          <table:table-cell office:value-type="float" office:value="503" calcext:value-type="float">
            <text:p>503</text:p>
          </table:table-cell>
          <table:table-cell table:formula="of:=[.B156]-[.B$1]" office:value-type="float" office:value="-0.5" calcext:value-type="float">
            <text:p>-0.5</text:p>
          </table:table-cell>
          <table:table-cell table:formula="of:=[.C156]-[.C$1]" office:value-type="float" office:value="-122" calcext:value-type="float">
            <text:p>-122</text:p>
          </table:table-cell>
          <table:table-cell table:formula="of:=[.D156]-[.D$1]" office:value-type="float" office:value="367" calcext:value-type="float">
            <text:p>367</text:p>
          </table:table-cell>
          <table:table-cell table:formula="of:=SQRT([.E156]^2 + [.F156]^2 + [.G156]^2)" office:value-type="float" office:value="386.747010331043" calcext:value-type="float">
            <text:p>386.75</text:p>
          </table:table-cell>
          <table:table-cell table:formula="of:=[.E156]/[.$H156]" office:value-type="float" office:value="-0.00129283481615544" calcext:value-type="float">
            <text:p>0.00</text:p>
          </table:table-cell>
          <table:table-cell table:formula="of:=[.F156]/[.$H156]" office:value-type="float" office:value="-0.315451695141927" calcext:value-type="float">
            <text:p>-0.32</text:p>
          </table:table-cell>
          <table:table-cell table:formula="of:=[.G156]/[.$H156]" office:value-type="float" office:value="0.948940755058093" calcext:value-type="float">
            <text:p>0.95</text:p>
          </table:table-cell>
          <table:table-cell table:formula="of:=MOD(DEGREES(ATAN2([.I156];[.J156]))+360; 360)" office:value-type="float" office:value="269.765182546206" calcext:value-type="float">
            <text:p>269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table:formula="of:=[.B157]-[.B$1]" office:value-type="float" office:value="-1.5" calcext:value-type="float">
            <text:p>-1.5</text:p>
          </table:table-cell>
          <table:table-cell table:formula="of:=[.C157]-[.C$1]" office:value-type="float" office:value="-128" calcext:value-type="float">
            <text:p>-128</text:p>
          </table:table-cell>
          <table:table-cell table:formula="of:=[.D157]-[.D$1]" office:value-type="float" office:value="364" calcext:value-type="float">
            <text:p>364</text:p>
          </table:table-cell>
          <table:table-cell table:formula="of:=SQRT([.E157]^2 + [.F157]^2 + [.G157]^2)" office:value-type="float" office:value="385.85262730737" calcext:value-type="float">
            <text:p>385.85</text:p>
          </table:table-cell>
          <table:table-cell table:formula="of:=[.E157]/[.$H157]" office:value-type="float" office:value="-0.00388749458690378" calcext:value-type="float">
            <text:p>0.00</text:p>
          </table:table-cell>
          <table:table-cell table:formula="of:=[.F157]/[.$H157]" office:value-type="float" office:value="-0.331732871415789" calcext:value-type="float">
            <text:p>-0.33</text:p>
          </table:table-cell>
          <table:table-cell table:formula="of:=[.G157]/[.$H157]" office:value-type="float" office:value="0.94336535308865" calcext:value-type="float">
            <text:p>0.94</text:p>
          </table:table-cell>
          <table:table-cell table:formula="of:=MOD(DEGREES(ATAN2([.I157];[.J157]))+360; 360)" office:value-type="float" office:value="269.32859581715" calcext:value-type="float">
            <text:p>269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3" calcext:value-type="float">
            <text:p>173</text:p>
          </table:table-cell>
          <table:table-cell office:value-type="float" office:value="498" calcext:value-type="float">
            <text:p>498</text:p>
          </table:table-cell>
          <table:table-cell table:formula="of:=[.B158]-[.B$1]" office:value-type="float" office:value="-0.5" calcext:value-type="float">
            <text:p>-0.5</text:p>
          </table:table-cell>
          <table:table-cell table:formula="of:=[.C158]-[.C$1]" office:value-type="float" office:value="-125" calcext:value-type="float">
            <text:p>-125</text:p>
          </table:table-cell>
          <table:table-cell table:formula="of:=[.D158]-[.D$1]" office:value-type="float" office:value="362" calcext:value-type="float">
            <text:p>362</text:p>
          </table:table-cell>
          <table:table-cell table:formula="of:=SQRT([.E158]^2 + [.F158]^2 + [.G158]^2)" office:value-type="float" office:value="382.974215842268" calcext:value-type="float">
            <text:p>382.97</text:p>
          </table:table-cell>
          <table:table-cell table:formula="of:=[.E158]/[.$H158]" office:value-type="float" office:value="-0.00130557092179263" calcext:value-type="float">
            <text:p>0.00</text:p>
          </table:table-cell>
          <table:table-cell table:formula="of:=[.F158]/[.$H158]" office:value-type="float" office:value="-0.326392730448158" calcext:value-type="float">
            <text:p>-0.33</text:p>
          </table:table-cell>
          <table:table-cell table:formula="of:=[.G158]/[.$H158]" office:value-type="float" office:value="0.945233347377865" calcext:value-type="float">
            <text:p>0.95</text:p>
          </table:table-cell>
          <table:table-cell table:formula="of:=MOD(DEGREES(ATAN2([.I158];[.J158]))+360; 360)" office:value-type="float" office:value="269.770818104246" calcext:value-type="float">
            <text:p>269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6" calcext:value-type="float">
            <text:p>176</text:p>
          </table:table-cell>
          <table:table-cell office:value-type="float" office:value="503" calcext:value-type="float">
            <text:p>503</text:p>
          </table:table-cell>
          <table:table-cell table:formula="of:=[.B159]-[.B$1]" office:value-type="float" office:value="2.5" calcext:value-type="float">
            <text:p>2.5</text:p>
          </table:table-cell>
          <table:table-cell table:formula="of:=[.C159]-[.C$1]" office:value-type="float" office:value="-122" calcext:value-type="float">
            <text:p>-122</text:p>
          </table:table-cell>
          <table:table-cell table:formula="of:=[.D159]-[.D$1]" office:value-type="float" office:value="367" calcext:value-type="float">
            <text:p>367</text:p>
          </table:table-cell>
          <table:table-cell table:formula="of:=SQRT([.E159]^2 + [.F159]^2 + [.G159]^2)" office:value-type="float" office:value="386.75476726215" calcext:value-type="float">
            <text:p>386.75</text:p>
          </table:table-cell>
          <table:table-cell table:formula="of:=[.E159]/[.$H159]" office:value-type="float" office:value="0.0064640444323352" calcext:value-type="float">
            <text:p>0.01</text:p>
          </table:table-cell>
          <table:table-cell table:formula="of:=[.F159]/[.$H159]" office:value-type="float" office:value="-0.315445368297958" calcext:value-type="float">
            <text:p>-0.32</text:p>
          </table:table-cell>
          <table:table-cell table:formula="of:=[.G159]/[.$H159]" office:value-type="float" office:value="0.948921722666808" calcext:value-type="float">
            <text:p>0.95</text:p>
          </table:table-cell>
          <table:table-cell table:formula="of:=MOD(DEGREES(ATAN2([.I159];[.J159]))+360; 360)" office:value-type="float" office:value="271.173929544393" calcext:value-type="float">
            <text:p>271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8" calcext:value-type="float">
            <text:p>178</text:p>
          </table:table-cell>
          <table:table-cell office:value-type="float" office:value="487" calcext:value-type="float">
            <text:p>487</text:p>
          </table:table-cell>
          <table:table-cell table:formula="of:=[.B160]-[.B$1]" office:value-type="float" office:value="2.5" calcext:value-type="float">
            <text:p>2.5</text:p>
          </table:table-cell>
          <table:table-cell table:formula="of:=[.C160]-[.C$1]" office:value-type="float" office:value="-120" calcext:value-type="float">
            <text:p>-120</text:p>
          </table:table-cell>
          <table:table-cell table:formula="of:=[.D160]-[.D$1]" office:value-type="float" office:value="351" calcext:value-type="float">
            <text:p>351</text:p>
          </table:table-cell>
          <table:table-cell table:formula="of:=SQRT([.E160]^2 + [.F160]^2 + [.G160]^2)" office:value-type="float" office:value="370.954512036179" calcext:value-type="float">
            <text:p>370.95</text:p>
          </table:table-cell>
          <table:table-cell table:formula="of:=[.E160]/[.$H160]" office:value-type="float" office:value="0.00673937078235666" calcext:value-type="float">
            <text:p>0.01</text:p>
          </table:table-cell>
          <table:table-cell table:formula="of:=[.F160]/[.$H160]" office:value-type="float" office:value="-0.32348979755312" calcext:value-type="float">
            <text:p>-0.32</text:p>
          </table:table-cell>
          <table:table-cell table:formula="of:=[.G160]/[.$H160]" office:value-type="float" office:value="0.946207657842875" calcext:value-type="float">
            <text:p>0.95</text:p>
          </table:table-cell>
          <table:table-cell table:formula="of:=MOD(DEGREES(ATAN2([.I160];[.J160]))+360; 360)" office:value-type="float" office:value="271.193489423982" calcext:value-type="float">
            <text:p>271.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table:formula="of:=[.B161]-[.B$1]" office:value-type="float" office:value="5.5" calcext:value-type="float">
            <text:p>5.5</text:p>
          </table:table-cell>
          <table:table-cell table:formula="of:=[.C161]-[.C$1]" office:value-type="float" office:value="-126" calcext:value-type="float">
            <text:p>-126</text:p>
          </table:table-cell>
          <table:table-cell table:formula="of:=[.D161]-[.D$1]" office:value-type="float" office:value="368" calcext:value-type="float">
            <text:p>368</text:p>
          </table:table-cell>
          <table:table-cell table:formula="of:=SQRT([.E161]^2 + [.F161]^2 + [.G161]^2)" office:value-type="float" office:value="389.011889278464" calcext:value-type="float">
            <text:p>389.01</text:p>
          </table:table-cell>
          <table:table-cell table:formula="of:=[.E161]/[.$H161]" office:value-type="float" office:value="0.0141383853593816" calcext:value-type="float">
            <text:p>0.01</text:p>
          </table:table-cell>
          <table:table-cell table:formula="of:=[.F161]/[.$H161]" office:value-type="float" office:value="-0.323897555505832" calcext:value-type="float">
            <text:p>-0.32</text:p>
          </table:table-cell>
          <table:table-cell table:formula="of:=[.G161]/[.$H161]" office:value-type="float" office:value="0.945986511318621" calcext:value-type="float">
            <text:p>0.95</text:p>
          </table:table-cell>
          <table:table-cell table:formula="of:=MOD(DEGREES(ATAN2([.I161];[.J161]))+360; 360)" office:value-type="float" office:value="272.499419596521" calcext:value-type="float">
            <text:p>272.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177" calcext:value-type="float">
            <text:p>177</text:p>
          </table:table-cell>
          <table:table-cell office:value-type="float" office:value="497" calcext:value-type="float">
            <text:p>497</text:p>
          </table:table-cell>
          <table:table-cell table:formula="of:=[.B162]-[.B$1]" office:value-type="float" office:value="8.5" calcext:value-type="float">
            <text:p>8.5</text:p>
          </table:table-cell>
          <table:table-cell table:formula="of:=[.C162]-[.C$1]" office:value-type="float" office:value="-121" calcext:value-type="float">
            <text:p>-121</text:p>
          </table:table-cell>
          <table:table-cell table:formula="of:=[.D162]-[.D$1]" office:value-type="float" office:value="361" calcext:value-type="float">
            <text:p>361</text:p>
          </table:table-cell>
          <table:table-cell table:formula="of:=SQRT([.E162]^2 + [.F162]^2 + [.G162]^2)" office:value-type="float" office:value="380.833625091063" calcext:value-type="float">
            <text:p>380.83</text:p>
          </table:table-cell>
          <table:table-cell table:formula="of:=[.E162]/[.$H162]" office:value-type="float" office:value="0.0223194577368727" calcext:value-type="float">
            <text:p>0.02</text:p>
          </table:table-cell>
          <table:table-cell table:formula="of:=[.F162]/[.$H162]" office:value-type="float" office:value="-0.317724045430776" calcext:value-type="float">
            <text:p>-0.32</text:p>
          </table:table-cell>
          <table:table-cell table:formula="of:=[.G162]/[.$H162]" office:value-type="float" office:value="0.947920499177771" calcext:value-type="float">
            <text:p>0.95</text:p>
          </table:table-cell>
          <table:table-cell table:formula="of:=MOD(DEGREES(ATAN2([.I162];[.J162]))+360; 360)" office:value-type="float" office:value="274.018308993594" calcext:value-type="float">
            <text:p>274.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76" calcext:value-type="float">
            <text:p>176</text:p>
          </table:table-cell>
          <table:table-cell office:value-type="float" office:value="496" calcext:value-type="float">
            <text:p>496</text:p>
          </table:table-cell>
          <table:table-cell table:formula="of:=[.B163]-[.B$1]" office:value-type="float" office:value="-5.5" calcext:value-type="float">
            <text:p>-5.5</text:p>
          </table:table-cell>
          <table:table-cell table:formula="of:=[.C163]-[.C$1]" office:value-type="float" office:value="-122" calcext:value-type="float">
            <text:p>-122</text:p>
          </table:table-cell>
          <table:table-cell table:formula="of:=[.D163]-[.D$1]" office:value-type="float" office:value="360" calcext:value-type="float">
            <text:p>360</text:p>
          </table:table-cell>
          <table:table-cell table:formula="of:=SQRT([.E163]^2 + [.F163]^2 + [.G163]^2)" office:value-type="float" office:value="380.150299223873" calcext:value-type="float">
            <text:p>380.15</text:p>
          </table:table-cell>
          <table:table-cell table:formula="of:=[.E163]/[.$H163]" office:value-type="float" office:value="-0.0144679617804563" calcext:value-type="float">
            <text:p>-0.01</text:p>
          </table:table-cell>
          <table:table-cell table:formula="of:=[.F163]/[.$H163]" office:value-type="float" office:value="-0.320925697675575" calcext:value-type="float">
            <text:p>-0.32</text:p>
          </table:table-cell>
          <table:table-cell table:formula="of:=[.G163]/[.$H163]" office:value-type="float" office:value="0.9469938619935" calcext:value-type="float">
            <text:p>0.95</text:p>
          </table:table-cell>
          <table:table-cell table:formula="of:=MOD(DEGREES(ATAN2([.I163];[.J163]))+360; 360)" office:value-type="float" office:value="267.418741302565" calcext:value-type="float">
            <text:p>267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7" calcext:value-type="float">
            <text:p>177</text:p>
          </table:table-cell>
          <table:table-cell office:value-type="float" office:value="497" calcext:value-type="float">
            <text:p>497</text:p>
          </table:table-cell>
          <table:table-cell table:formula="of:=[.B164]-[.B$1]" office:value-type="float" office:value="-3.5" calcext:value-type="float">
            <text:p>-3.5</text:p>
          </table:table-cell>
          <table:table-cell table:formula="of:=[.C164]-[.C$1]" office:value-type="float" office:value="-121" calcext:value-type="float">
            <text:p>-121</text:p>
          </table:table-cell>
          <table:table-cell table:formula="of:=[.D164]-[.D$1]" office:value-type="float" office:value="361" calcext:value-type="float">
            <text:p>361</text:p>
          </table:table-cell>
          <table:table-cell table:formula="of:=SQRT([.E164]^2 + [.F164]^2 + [.G164]^2)" office:value-type="float" office:value="380.754842385491" calcext:value-type="float">
            <text:p>380.75</text:p>
          </table:table-cell>
          <table:table-cell table:formula="of:=[.E164]/[.$H164]" office:value-type="float" office:value="-0.00919226654629507" calcext:value-type="float">
            <text:p>-0.01</text:p>
          </table:table-cell>
          <table:table-cell table:formula="of:=[.F164]/[.$H164]" office:value-type="float" office:value="-0.317789786314772" calcext:value-type="float">
            <text:p>-0.32</text:p>
          </table:table-cell>
          <table:table-cell table:formula="of:=[.G164]/[.$H164]" office:value-type="float" office:value="0.948116635203577" calcext:value-type="float">
            <text:p>0.95</text:p>
          </table:table-cell>
          <table:table-cell table:formula="of:=MOD(DEGREES(ATAN2([.I164];[.J164]))+360; 360)" office:value-type="float" office:value="268.343146052477" calcext:value-type="float">
            <text:p>268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167" calcext:value-type="float">
            <text:p>167</text:p>
          </table:table-cell>
          <table:table-cell office:value-type="float" office:value="502" calcext:value-type="float">
            <text:p>502</text:p>
          </table:table-cell>
          <table:table-cell table:formula="of:=[.B165]-[.B$1]" office:value-type="float" office:value="8.5" calcext:value-type="float">
            <text:p>8.5</text:p>
          </table:table-cell>
          <table:table-cell table:formula="of:=[.C165]-[.C$1]" office:value-type="float" office:value="-131" calcext:value-type="float">
            <text:p>-131</text:p>
          </table:table-cell>
          <table:table-cell table:formula="of:=[.D165]-[.D$1]" office:value-type="float" office:value="366" calcext:value-type="float">
            <text:p>366</text:p>
          </table:table-cell>
          <table:table-cell table:formula="of:=SQRT([.E165]^2 + [.F165]^2 + [.G165]^2)" office:value-type="float" office:value="388.830618650332" calcext:value-type="float">
            <text:p>388.83</text:p>
          </table:table-cell>
          <table:table-cell table:formula="of:=[.E165]/[.$H165]" office:value-type="float" office:value="0.0218604183731834" calcext:value-type="float">
            <text:p>0.02</text:p>
          </table:table-cell>
          <table:table-cell table:formula="of:=[.F165]/[.$H165]" office:value-type="float" office:value="-0.336907624339651" calcext:value-type="float">
            <text:p>-0.34</text:p>
          </table:table-cell>
          <table:table-cell table:formula="of:=[.G165]/[.$H165]" office:value-type="float" office:value="0.941283897010016" calcext:value-type="float">
            <text:p>0.94</text:p>
          </table:table-cell>
          <table:table-cell table:formula="of:=MOD(DEGREES(ATAN2([.I165];[.J165]))+360; 360)" office:value-type="float" office:value="273.712460941182" calcext:value-type="float">
            <text:p>273.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68" calcext:value-type="float">
            <text:p>168</text:p>
          </table:table-cell>
          <table:table-cell office:value-type="float" office:value="510" calcext:value-type="float">
            <text:p>510</text:p>
          </table:table-cell>
          <table:table-cell table:formula="of:=[.B166]-[.B$1]" office:value-type="float" office:value="2.5" calcext:value-type="float">
            <text:p>2.5</text:p>
          </table:table-cell>
          <table:table-cell table:formula="of:=[.C166]-[.C$1]" office:value-type="float" office:value="-130" calcext:value-type="float">
            <text:p>-130</text:p>
          </table:table-cell>
          <table:table-cell table:formula="of:=[.D166]-[.D$1]" office:value-type="float" office:value="374" calcext:value-type="float">
            <text:p>374</text:p>
          </table:table-cell>
          <table:table-cell table:formula="of:=SQRT([.E166]^2 + [.F166]^2 + [.G166]^2)" office:value-type="float" office:value="395.957384070559" calcext:value-type="float">
            <text:p>395.96</text:p>
          </table:table-cell>
          <table:table-cell table:formula="of:=[.E166]/[.$H166]" office:value-type="float" office:value="0.00631381078008765" calcext:value-type="float">
            <text:p>0.01</text:p>
          </table:table-cell>
          <table:table-cell table:formula="of:=[.F166]/[.$H166]" office:value-type="float" office:value="-0.328318160564558" calcext:value-type="float">
            <text:p>-0.33</text:p>
          </table:table-cell>
          <table:table-cell table:formula="of:=[.G166]/[.$H166]" office:value-type="float" office:value="0.944546092701112" calcext:value-type="float">
            <text:p>0.94</text:p>
          </table:table-cell>
          <table:table-cell table:formula="of:=MOD(DEGREES(ATAN2([.I166];[.J166]))+360; 360)" office:value-type="float" office:value="271.101706115206" calcext:value-type="float">
            <text:p>271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68" calcext:value-type="float">
            <text:p>168</text:p>
          </table:table-cell>
          <table:table-cell office:value-type="float" office:value="505" calcext:value-type="float">
            <text:p>505</text:p>
          </table:table-cell>
          <table:table-cell table:formula="of:=[.B167]-[.B$1]" office:value-type="float" office:value="-0.5" calcext:value-type="float">
            <text:p>-0.5</text:p>
          </table:table-cell>
          <table:table-cell table:formula="of:=[.C167]-[.C$1]" office:value-type="float" office:value="-130" calcext:value-type="float">
            <text:p>-130</text:p>
          </table:table-cell>
          <table:table-cell table:formula="of:=[.D167]-[.D$1]" office:value-type="float" office:value="369" calcext:value-type="float">
            <text:p>369</text:p>
          </table:table-cell>
          <table:table-cell table:formula="of:=SQRT([.E167]^2 + [.F167]^2 + [.G167]^2)" office:value-type="float" office:value="391.230430820508" calcext:value-type="float">
            <text:p>391.23</text:p>
          </table:table-cell>
          <table:table-cell table:formula="of:=[.E167]/[.$H167]" office:value-type="float" office:value="-0.00127801919434379" calcext:value-type="float">
            <text:p>0.00</text:p>
          </table:table-cell>
          <table:table-cell table:formula="of:=[.F167]/[.$H167]" office:value-type="float" office:value="-0.332284990529386" calcext:value-type="float">
            <text:p>-0.33</text:p>
          </table:table-cell>
          <table:table-cell table:formula="of:=[.G167]/[.$H167]" office:value-type="float" office:value="0.943178165425719" calcext:value-type="float">
            <text:p>0.94</text:p>
          </table:table-cell>
          <table:table-cell table:formula="of:=MOD(DEGREES(ATAN2([.I167];[.J167]))+360; 360)" office:value-type="float" office:value="269.779632703877" calcext:value-type="float">
            <text:p>269.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67" calcext:value-type="float">
            <text:p>167</text:p>
          </table:table-cell>
          <table:table-cell office:value-type="float" office:value="506" calcext:value-type="float">
            <text:p>506</text:p>
          </table:table-cell>
          <table:table-cell table:formula="of:=[.B168]-[.B$1]" office:value-type="float" office:value="3.5" calcext:value-type="float">
            <text:p>3.5</text:p>
          </table:table-cell>
          <table:table-cell table:formula="of:=[.C168]-[.C$1]" office:value-type="float" office:value="-131" calcext:value-type="float">
            <text:p>-131</text:p>
          </table:table-cell>
          <table:table-cell table:formula="of:=[.D168]-[.D$1]" office:value-type="float" office:value="370" calcext:value-type="float">
            <text:p>370</text:p>
          </table:table-cell>
          <table:table-cell table:formula="of:=SQRT([.E168]^2 + [.F168]^2 + [.G168]^2)" office:value-type="float" office:value="392.521655453556" calcext:value-type="float">
            <text:p>392.52</text:p>
          </table:table-cell>
          <table:table-cell table:formula="of:=[.E168]/[.$H168]" office:value-type="float" office:value="0.00891670548967745" calcext:value-type="float">
            <text:p>0.01</text:p>
          </table:table-cell>
          <table:table-cell table:formula="of:=[.F168]/[.$H168]" office:value-type="float" office:value="-0.333739548327927" calcext:value-type="float">
            <text:p>-0.33</text:p>
          </table:table-cell>
          <table:table-cell table:formula="of:=[.G168]/[.$H168]" office:value-type="float" office:value="0.942623151765901" calcext:value-type="float">
            <text:p>0.94</text:p>
          </table:table-cell>
          <table:table-cell table:formula="of:=MOD(DEGREES(ATAN2([.I168];[.J168]))+360; 360)" office:value-type="float" office:value="271.530439182015" calcext:value-type="float">
            <text:p>271.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7" calcext:value-type="float">
            <text:p>177</text:p>
          </table:table-cell>
          <table:table-cell office:value-type="float" office:value="497" calcext:value-type="float">
            <text:p>497</text:p>
          </table:table-cell>
          <table:table-cell table:formula="of:=[.B169]-[.B$1]" office:value-type="float" office:value="-1.5" calcext:value-type="float">
            <text:p>-1.5</text:p>
          </table:table-cell>
          <table:table-cell table:formula="of:=[.C169]-[.C$1]" office:value-type="float" office:value="-121" calcext:value-type="float">
            <text:p>-121</text:p>
          </table:table-cell>
          <table:table-cell table:formula="of:=[.D169]-[.D$1]" office:value-type="float" office:value="361" calcext:value-type="float">
            <text:p>361</text:p>
          </table:table-cell>
          <table:table-cell table:formula="of:=SQRT([.E169]^2 + [.F169]^2 + [.G169]^2)" office:value-type="float" office:value="380.74171034968" calcext:value-type="float">
            <text:p>380.74</text:p>
          </table:table-cell>
          <table:table-cell table:formula="of:=[.E169]/[.$H169]" office:value-type="float" office:value="-0.00393967868301682" calcext:value-type="float">
            <text:p>0.00</text:p>
          </table:table-cell>
          <table:table-cell table:formula="of:=[.F169]/[.$H169]" office:value-type="float" office:value="-0.31780074709669" calcext:value-type="float">
            <text:p>-0.32</text:p>
          </table:table-cell>
          <table:table-cell table:formula="of:=[.G169]/[.$H169]" office:value-type="float" office:value="0.948149336379381" calcext:value-type="float">
            <text:p>0.95</text:p>
          </table:table-cell>
          <table:table-cell table:formula="of:=MOD(DEGREES(ATAN2([.I169];[.J169]))+360; 360)" office:value-type="float" office:value="269.289758122939" calcext:value-type="float">
            <text:p>269.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7" calcext:value-type="float">
            <text:p>-67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table:formula="of:=[.B170]-[.B$1]" office:value-type="float" office:value="-11.5" calcext:value-type="float">
            <text:p>-11.5</text:p>
          </table:table-cell>
          <table:table-cell table:formula="of:=[.C170]-[.C$1]" office:value-type="float" office:value="-123" calcext:value-type="float">
            <text:p>-123</text:p>
          </table:table-cell>
          <table:table-cell table:formula="of:=[.D170]-[.D$1]" office:value-type="float" office:value="364" calcext:value-type="float">
            <text:p>364</text:p>
          </table:table-cell>
          <table:table-cell table:formula="of:=SQRT([.E170]^2 + [.F170]^2 + [.G170]^2)" office:value-type="float" office:value="384.392052467269" calcext:value-type="float">
            <text:p>384.39</text:p>
          </table:table-cell>
          <table:table-cell table:formula="of:=[.E170]/[.$H170]" office:value-type="float" office:value="-0.0299173719284407" calcext:value-type="float">
            <text:p>-0.03</text:p>
          </table:table-cell>
          <table:table-cell table:formula="of:=[.F170]/[.$H170]" office:value-type="float" office:value="-0.319985804104192" calcext:value-type="float">
            <text:p>-0.32</text:p>
          </table:table-cell>
          <table:table-cell table:formula="of:=[.G170]/[.$H170]" office:value-type="float" office:value="0.946949859300211" calcext:value-type="float">
            <text:p>0.95</text:p>
          </table:table-cell>
          <table:table-cell table:formula="of:=MOD(DEGREES(ATAN2([.I170];[.J170]))+360; 360)" office:value-type="float" office:value="264.658605325688" calcext:value-type="float">
            <text:p>264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2" calcext:value-type="float">
            <text:p>172</text:p>
          </table:table-cell>
          <table:table-cell office:value-type="float" office:value="497" calcext:value-type="float">
            <text:p>497</text:p>
          </table:table-cell>
          <table:table-cell table:formula="of:=[.B171]-[.B$1]" office:value-type="float" office:value="-3.5" calcext:value-type="float">
            <text:p>-3.5</text:p>
          </table:table-cell>
          <table:table-cell table:formula="of:=[.C171]-[.C$1]" office:value-type="float" office:value="-126" calcext:value-type="float">
            <text:p>-126</text:p>
          </table:table-cell>
          <table:table-cell table:formula="of:=[.D171]-[.D$1]" office:value-type="float" office:value="361" calcext:value-type="float">
            <text:p>361</text:p>
          </table:table-cell>
          <table:table-cell table:formula="of:=SQRT([.E171]^2 + [.F171]^2 + [.G171]^2)" office:value-type="float" office:value="382.373181590969" calcext:value-type="float">
            <text:p>382.37</text:p>
          </table:table-cell>
          <table:table-cell table:formula="of:=[.E171]/[.$H171]" office:value-type="float" office:value="-0.00915336160720605" calcext:value-type="float">
            <text:p>-0.01</text:p>
          </table:table-cell>
          <table:table-cell table:formula="of:=[.F171]/[.$H171]" office:value-type="float" office:value="-0.329521017859418" calcext:value-type="float">
            <text:p>-0.33</text:p>
          </table:table-cell>
          <table:table-cell table:formula="of:=[.G171]/[.$H171]" office:value-type="float" office:value="0.944103868628967" calcext:value-type="float">
            <text:p>0.94</text:p>
          </table:table-cell>
          <table:table-cell table:formula="of:=MOD(DEGREES(ATAN2([.I171];[.J171]))+360; 360)" office:value-type="float" office:value="268.408859728805" calcext:value-type="float">
            <text:p>268.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81" calcext:value-type="float">
            <text:p>181</text:p>
          </table:table-cell>
          <table:table-cell office:value-type="float" office:value="498" calcext:value-type="float">
            <text:p>498</text:p>
          </table:table-cell>
          <table:table-cell table:formula="of:=[.B172]-[.B$1]" office:value-type="float" office:value="2.5" calcext:value-type="float">
            <text:p>2.5</text:p>
          </table:table-cell>
          <table:table-cell table:formula="of:=[.C172]-[.C$1]" office:value-type="float" office:value="-117" calcext:value-type="float">
            <text:p>-117</text:p>
          </table:table-cell>
          <table:table-cell table:formula="of:=[.D172]-[.D$1]" office:value-type="float" office:value="362" calcext:value-type="float">
            <text:p>362</text:p>
          </table:table-cell>
          <table:table-cell table:formula="of:=SQRT([.E172]^2 + [.F172]^2 + [.G172]^2)" office:value-type="float" office:value="380.446119706851" calcext:value-type="float">
            <text:p>380.45</text:p>
          </table:table-cell>
          <table:table-cell table:formula="of:=[.E172]/[.$H172]" office:value-type="float" office:value="0.00657123274624629" calcext:value-type="float">
            <text:p>0.01</text:p>
          </table:table-cell>
          <table:table-cell table:formula="of:=[.F172]/[.$H172]" office:value-type="float" office:value="-0.307533692524327" calcext:value-type="float">
            <text:p>-0.31</text:p>
          </table:table-cell>
          <table:table-cell table:formula="of:=[.G172]/[.$H172]" office:value-type="float" office:value="0.951514501656463" calcext:value-type="float">
            <text:p>0.95</text:p>
          </table:table-cell>
          <table:table-cell table:formula="of:=MOD(DEGREES(ATAN2([.I172];[.J172]))+360; 360)" office:value-type="float" office:value="271.224082522176" calcext:value-type="float">
            <text:p>271.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2" calcext:value-type="float">
            <text:p>-62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table:formula="of:=[.B173]-[.B$1]" office:value-type="float" office:value="-6.5" calcext:value-type="float">
            <text:p>-6.5</text:p>
          </table:table-cell>
          <table:table-cell table:formula="of:=[.C173]-[.C$1]" office:value-type="float" office:value="-126" calcext:value-type="float">
            <text:p>-126</text:p>
          </table:table-cell>
          <table:table-cell table:formula="of:=[.D173]-[.D$1]" office:value-type="float" office:value="364" calcext:value-type="float">
            <text:p>364</text:p>
          </table:table-cell>
          <table:table-cell table:formula="of:=SQRT([.E173]^2 + [.F173]^2 + [.G173]^2)" office:value-type="float" office:value="385.24570081962" calcext:value-type="float">
            <text:p>385.25</text:p>
          </table:table-cell>
          <table:table-cell table:formula="of:=[.E173]/[.$H173]" office:value-type="float" office:value="-0.016872349220695" calcext:value-type="float">
            <text:p>-0.02</text:p>
          </table:table-cell>
          <table:table-cell table:formula="of:=[.F173]/[.$H173]" office:value-type="float" office:value="-0.327064000278087" calcext:value-type="float">
            <text:p>-0.33</text:p>
          </table:table-cell>
          <table:table-cell table:formula="of:=[.G173]/[.$H173]" office:value-type="float" office:value="0.944851556358918" calcext:value-type="float">
            <text:p>0.94</text:p>
          </table:table-cell>
          <table:table-cell table:formula="of:=MOD(DEGREES(ATAN2([.I173];[.J173]))+360; 360)" office:value-type="float" office:value="267.046883146513" calcext:value-type="float">
            <text:p>267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178" calcext:value-type="float">
            <text:p>178</text:p>
          </table:table-cell>
          <table:table-cell office:value-type="float" office:value="503" calcext:value-type="float">
            <text:p>503</text:p>
          </table:table-cell>
          <table:table-cell table:formula="of:=[.B174]-[.B$1]" office:value-type="float" office:value="6.5" calcext:value-type="float">
            <text:p>6.5</text:p>
          </table:table-cell>
          <table:table-cell table:formula="of:=[.C174]-[.C$1]" office:value-type="float" office:value="-120" calcext:value-type="float">
            <text:p>-120</text:p>
          </table:table-cell>
          <table:table-cell table:formula="of:=[.D174]-[.D$1]" office:value-type="float" office:value="367" calcext:value-type="float">
            <text:p>367</text:p>
          </table:table-cell>
          <table:table-cell table:formula="of:=SQRT([.E174]^2 + [.F174]^2 + [.G174]^2)" office:value-type="float" office:value="386.175154560725" calcext:value-type="float">
            <text:p>386.18</text:p>
          </table:table-cell>
          <table:table-cell table:formula="of:=[.E174]/[.$H174]" office:value-type="float" office:value="0.0168317405281905" calcext:value-type="float">
            <text:p>0.02</text:p>
          </table:table-cell>
          <table:table-cell table:formula="of:=[.F174]/[.$H174]" office:value-type="float" office:value="-0.310739825135825" calcext:value-type="float">
            <text:p>-0.31</text:p>
          </table:table-cell>
          <table:table-cell table:formula="of:=[.G174]/[.$H174]" office:value-type="float" office:value="0.950345965207065" calcext:value-type="float">
            <text:p>0.95</text:p>
          </table:table-cell>
          <table:table-cell table:formula="of:=MOD(DEGREES(ATAN2([.I174];[.J174]))+360; 360)" office:value-type="float" office:value="273.100491449808" calcext:value-type="float">
            <text:p>273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4" calcext:value-type="float">
            <text:p>-64</text:p>
          </table:table-cell>
          <table:table-cell office:value-type="float" office:value="187" calcext:value-type="float">
            <text:p>187</text:p>
          </table:table-cell>
          <table:table-cell office:value-type="float" office:value="504" calcext:value-type="float">
            <text:p>504</text:p>
          </table:table-cell>
          <table:table-cell table:formula="of:=[.B175]-[.B$1]" office:value-type="float" office:value="-8.5" calcext:value-type="float">
            <text:p>-8.5</text:p>
          </table:table-cell>
          <table:table-cell table:formula="of:=[.C175]-[.C$1]" office:value-type="float" office:value="-111" calcext:value-type="float">
            <text:p>-111</text:p>
          </table:table-cell>
          <table:table-cell table:formula="of:=[.D175]-[.D$1]" office:value-type="float" office:value="368" calcext:value-type="float">
            <text:p>368</text:p>
          </table:table-cell>
          <table:table-cell table:formula="of:=SQRT([.E175]^2 + [.F175]^2 + [.G175]^2)" office:value-type="float" office:value="384.470089863958" calcext:value-type="float">
            <text:p>384.47</text:p>
          </table:table-cell>
          <table:table-cell table:formula="of:=[.E175]/[.$H175]" office:value-type="float" office:value="-0.0221083517914428" calcext:value-type="float">
            <text:p>-0.02</text:p>
          </table:table-cell>
          <table:table-cell table:formula="of:=[.F175]/[.$H175]" office:value-type="float" office:value="-0.288709064570606" calcext:value-type="float">
            <text:p>-0.29</text:p>
          </table:table-cell>
          <table:table-cell table:formula="of:=[.G175]/[.$H175]" office:value-type="float" office:value="0.957161583441287" calcext:value-type="float">
            <text:p>0.96</text:p>
          </table:table-cell>
          <table:table-cell table:formula="of:=MOD(DEGREES(ATAN2([.I175];[.J175]))+360; 360)" office:value-type="float" office:value="265.621031392248" calcext:value-type="float">
            <text:p>265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68" calcext:value-type="float">
            <text:p>168</text:p>
          </table:table-cell>
          <table:table-cell office:value-type="float" office:value="505" calcext:value-type="float">
            <text:p>505</text:p>
          </table:table-cell>
          <table:table-cell table:formula="of:=[.B176]-[.B$1]" office:value-type="float" office:value="2.5" calcext:value-type="float">
            <text:p>2.5</text:p>
          </table:table-cell>
          <table:table-cell table:formula="of:=[.C176]-[.C$1]" office:value-type="float" office:value="-130" calcext:value-type="float">
            <text:p>-130</text:p>
          </table:table-cell>
          <table:table-cell table:formula="of:=[.D176]-[.D$1]" office:value-type="float" office:value="369" calcext:value-type="float">
            <text:p>369</text:p>
          </table:table-cell>
          <table:table-cell table:formula="of:=SQRT([.E176]^2 + [.F176]^2 + [.G176]^2)" office:value-type="float" office:value="391.238098860528" calcext:value-type="float">
            <text:p>391.24</text:p>
          </table:table-cell>
          <table:table-cell table:formula="of:=[.E176]/[.$H176]" office:value-type="float" office:value="0.0063899707295409" calcext:value-type="float">
            <text:p>0.01</text:p>
          </table:table-cell>
          <table:table-cell table:formula="of:=[.F176]/[.$H176]" office:value-type="float" office:value="-0.332278477936127" calcext:value-type="float">
            <text:p>-0.33</text:p>
          </table:table-cell>
          <table:table-cell table:formula="of:=[.G176]/[.$H176]" office:value-type="float" office:value="0.943159679680237" calcext:value-type="float">
            <text:p>0.94</text:p>
          </table:table-cell>
          <table:table-cell table:formula="of:=MOD(DEGREES(ATAN2([.I176];[.J176]))+360; 360)" office:value-type="float" office:value="271.101706115206" calcext:value-type="float">
            <text:p>271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81" calcext:value-type="float">
            <text:p>181</text:p>
          </table:table-cell>
          <table:table-cell office:value-type="float" office:value="503" calcext:value-type="float">
            <text:p>503</text:p>
          </table:table-cell>
          <table:table-cell table:formula="of:=[.B177]-[.B$1]" office:value-type="float" office:value="2.5" calcext:value-type="float">
            <text:p>2.5</text:p>
          </table:table-cell>
          <table:table-cell table:formula="of:=[.C177]-[.C$1]" office:value-type="float" office:value="-117" calcext:value-type="float">
            <text:p>-117</text:p>
          </table:table-cell>
          <table:table-cell table:formula="of:=[.D177]-[.D$1]" office:value-type="float" office:value="367" calcext:value-type="float">
            <text:p>367</text:p>
          </table:table-cell>
          <table:table-cell table:formula="of:=SQRT([.E177]^2 + [.F177]^2 + [.G177]^2)" office:value-type="float" office:value="385.206762661301" calcext:value-type="float">
            <text:p>385.21</text:p>
          </table:table-cell>
          <table:table-cell table:formula="of:=[.E177]/[.$H177]" office:value-type="float" office:value="0.0064900210544802" calcext:value-type="float">
            <text:p>0.01</text:p>
          </table:table-cell>
          <table:table-cell table:formula="of:=[.F177]/[.$H177]" office:value-type="float" office:value="-0.303732985349673" calcext:value-type="float">
            <text:p>-0.30</text:p>
          </table:table-cell>
          <table:table-cell table:formula="of:=[.G177]/[.$H177]" office:value-type="float" office:value="0.952735090797693" calcext:value-type="float">
            <text:p>0.95</text:p>
          </table:table-cell>
          <table:table-cell table:formula="of:=MOD(DEGREES(ATAN2([.I177];[.J177]))+360; 360)" office:value-type="float" office:value="271.224082522176" calcext:value-type="float">
            <text:p>271.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177" calcext:value-type="float">
            <text:p>177</text:p>
          </table:table-cell>
          <table:table-cell office:value-type="float" office:value="497" calcext:value-type="float">
            <text:p>497</text:p>
          </table:table-cell>
          <table:table-cell table:formula="of:=[.B178]-[.B$1]" office:value-type="float" office:value="5.5" calcext:value-type="float">
            <text:p>5.5</text:p>
          </table:table-cell>
          <table:table-cell table:formula="of:=[.C178]-[.C$1]" office:value-type="float" office:value="-121" calcext:value-type="float">
            <text:p>-121</text:p>
          </table:table-cell>
          <table:table-cell table:formula="of:=[.D178]-[.D$1]" office:value-type="float" office:value="361" calcext:value-type="float">
            <text:p>361</text:p>
          </table:table-cell>
          <table:table-cell table:formula="of:=SQRT([.E178]^2 + [.F178]^2 + [.G178]^2)" office:value-type="float" office:value="380.778478908669" calcext:value-type="float">
            <text:p>380.78</text:p>
          </table:table-cell>
          <table:table-cell table:formula="of:=[.E178]/[.$H178]" office:value-type="float" office:value="0.0144440936256778" calcext:value-type="float">
            <text:p>0.01</text:p>
          </table:table-cell>
          <table:table-cell table:formula="of:=[.F178]/[.$H178]" office:value-type="float" office:value="-0.317770059764912" calcext:value-type="float">
            <text:p>-0.32</text:p>
          </table:table-cell>
          <table:table-cell table:formula="of:=[.G178]/[.$H178]" office:value-type="float" office:value="0.94805778161267" calcext:value-type="float">
            <text:p>0.95</text:p>
          </table:table-cell>
          <table:table-cell table:formula="of:=MOD(DEGREES(ATAN2([.I178];[.J178]))+360; 360)" office:value-type="float" office:value="272.6025622025" calcext:value-type="float">
            <text:p>272.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6" calcext:value-type="float">
            <text:p>176</text:p>
          </table:table-cell>
          <table:table-cell office:value-type="float" office:value="494" calcext:value-type="float">
            <text:p>494</text:p>
          </table:table-cell>
          <table:table-cell table:formula="of:=[.B179]-[.B$1]" office:value-type="float" office:value="2.5" calcext:value-type="float">
            <text:p>2.5</text:p>
          </table:table-cell>
          <table:table-cell table:formula="of:=[.C179]-[.C$1]" office:value-type="float" office:value="-122" calcext:value-type="float">
            <text:p>-122</text:p>
          </table:table-cell>
          <table:table-cell table:formula="of:=[.D179]-[.D$1]" office:value-type="float" office:value="358" calcext:value-type="float">
            <text:p>358</text:p>
          </table:table-cell>
          <table:table-cell table:formula="of:=SQRT([.E179]^2 + [.F179]^2 + [.G179]^2)" office:value-type="float" office:value="378.225131370193" calcext:value-type="float">
            <text:p>378.23</text:p>
          </table:table-cell>
          <table:table-cell table:formula="of:=[.E179]/[.$H179]" office:value-type="float" office:value="0.0066098198999714" calcext:value-type="float">
            <text:p>0.01</text:p>
          </table:table-cell>
          <table:table-cell table:formula="of:=[.F179]/[.$H179]" office:value-type="float" office:value="-0.322559211118604" calcext:value-type="float">
            <text:p>-0.32</text:p>
          </table:table-cell>
          <table:table-cell table:formula="of:=[.G179]/[.$H179]" office:value-type="float" office:value="0.946526209675904" calcext:value-type="float">
            <text:p>0.95</text:p>
          </table:table-cell>
          <table:table-cell table:formula="of:=MOD(DEGREES(ATAN2([.I179];[.J179]))+360; 360)" office:value-type="float" office:value="271.173929544393" calcext:value-type="float">
            <text:p>271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7" calcext:value-type="float">
            <text:p>-67</text:p>
          </table:table-cell>
          <table:table-cell office:value-type="float" office:value="179" calcext:value-type="float">
            <text:p>179</text:p>
          </table:table-cell>
          <table:table-cell office:value-type="float" office:value="493" calcext:value-type="float">
            <text:p>493</text:p>
          </table:table-cell>
          <table:table-cell table:formula="of:=[.B180]-[.B$1]" office:value-type="float" office:value="-11.5" calcext:value-type="float">
            <text:p>-11.5</text:p>
          </table:table-cell>
          <table:table-cell table:formula="of:=[.C180]-[.C$1]" office:value-type="float" office:value="-119" calcext:value-type="float">
            <text:p>-119</text:p>
          </table:table-cell>
          <table:table-cell table:formula="of:=[.D180]-[.D$1]" office:value-type="float" office:value="357" calcext:value-type="float">
            <text:p>357</text:p>
          </table:table-cell>
          <table:table-cell table:formula="of:=SQRT([.E180]^2 + [.F180]^2 + [.G180]^2)" office:value-type="float" office:value="376.486719553293" calcext:value-type="float">
            <text:p>376.49</text:p>
          </table:table-cell>
          <table:table-cell table:formula="of:=[.E180]/[.$H180]" office:value-type="float" office:value="-0.0305455661587344" calcext:value-type="float">
            <text:p>-0.03</text:p>
          </table:table-cell>
          <table:table-cell table:formula="of:=[.F180]/[.$H180]" office:value-type="float" office:value="-0.316080206338208" calcext:value-type="float">
            <text:p>-0.32</text:p>
          </table:table-cell>
          <table:table-cell table:formula="of:=[.G180]/[.$H180]" office:value-type="float" office:value="0.948240619014624" calcext:value-type="float">
            <text:p>0.95</text:p>
          </table:table-cell>
          <table:table-cell table:formula="of:=MOD(DEGREES(ATAN2([.I180];[.J180]))+360; 360)" office:value-type="float" office:value="264.480153655134" calcext:value-type="float">
            <text:p>264.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5" calcext:value-type="float">
            <text:p>175</text:p>
          </table:table-cell>
          <table:table-cell office:value-type="float" office:value="506" calcext:value-type="float">
            <text:p>506</text:p>
          </table:table-cell>
          <table:table-cell table:formula="of:=[.B181]-[.B$1]" office:value-type="float" office:value="-1.5" calcext:value-type="float">
            <text:p>-1.5</text:p>
          </table:table-cell>
          <table:table-cell table:formula="of:=[.C181]-[.C$1]" office:value-type="float" office:value="-123" calcext:value-type="float">
            <text:p>-123</text:p>
          </table:table-cell>
          <table:table-cell table:formula="of:=[.D181]-[.D$1]" office:value-type="float" office:value="370" calcext:value-type="float">
            <text:p>370</text:p>
          </table:table-cell>
          <table:table-cell table:formula="of:=SQRT([.E181]^2 + [.F181]^2 + [.G181]^2)" office:value-type="float" office:value="389.911849012056" calcext:value-type="float">
            <text:p>389.91</text:p>
          </table:table-cell>
          <table:table-cell table:formula="of:=[.E181]/[.$H181]" office:value-type="float" office:value="-0.00384702338182501" calcext:value-type="float">
            <text:p>0.00</text:p>
          </table:table-cell>
          <table:table-cell table:formula="of:=[.F181]/[.$H181]" office:value-type="float" office:value="-0.315455917309651" calcext:value-type="float">
            <text:p>-0.32</text:p>
          </table:table-cell>
          <table:table-cell table:formula="of:=[.G181]/[.$H181]" office:value-type="float" office:value="0.948932434183502" calcext:value-type="float">
            <text:p>0.95</text:p>
          </table:table-cell>
          <table:table-cell table:formula="of:=MOD(DEGREES(ATAN2([.I181];[.J181]))+360; 360)" office:value-type="float" office:value="269.301305617016" calcext:value-type="float">
            <text:p>269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76" calcext:value-type="float">
            <text:p>176</text:p>
          </table:table-cell>
          <table:table-cell office:value-type="float" office:value="501" calcext:value-type="float">
            <text:p>501</text:p>
          </table:table-cell>
          <table:table-cell table:formula="of:=[.B182]-[.B$1]" office:value-type="float" office:value="4.5" calcext:value-type="float">
            <text:p>4.5</text:p>
          </table:table-cell>
          <table:table-cell table:formula="of:=[.C182]-[.C$1]" office:value-type="float" office:value="-122" calcext:value-type="float">
            <text:p>-122</text:p>
          </table:table-cell>
          <table:table-cell table:formula="of:=[.D182]-[.D$1]" office:value-type="float" office:value="365" calcext:value-type="float">
            <text:p>365</text:p>
          </table:table-cell>
          <table:table-cell table:formula="of:=SQRT([.E182]^2 + [.F182]^2 + [.G182]^2)" office:value-type="float" office:value="384.875629262233" calcext:value-type="float">
            <text:p>384.88</text:p>
          </table:table-cell>
          <table:table-cell table:formula="of:=[.E182]/[.$H182]" office:value-type="float" office:value="0.0116920887109065" calcext:value-type="float">
            <text:p>0.01</text:p>
          </table:table-cell>
          <table:table-cell table:formula="of:=[.F182]/[.$H182]" office:value-type="float" office:value="-0.316985516162354" calcext:value-type="float">
            <text:p>-0.32</text:p>
          </table:table-cell>
          <table:table-cell table:formula="of:=[.G182]/[.$H182]" office:value-type="float" office:value="0.948358306551306" calcext:value-type="float">
            <text:p>0.95</text:p>
          </table:table-cell>
          <table:table-cell table:formula="of:=MOD(DEGREES(ATAN2([.I182];[.J182]))+360; 360)" office:value-type="float" office:value="272.112411270229" calcext:value-type="float">
            <text:p>272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2" calcext:value-type="float">
            <text:p>172</text:p>
          </table:table-cell>
          <table:table-cell office:value-type="float" office:value="502" calcext:value-type="float">
            <text:p>502</text:p>
          </table:table-cell>
          <table:table-cell table:formula="of:=[.B183]-[.B$1]" office:value-type="float" office:value="-1.5" calcext:value-type="float">
            <text:p>-1.5</text:p>
          </table:table-cell>
          <table:table-cell table:formula="of:=[.C183]-[.C$1]" office:value-type="float" office:value="-126" calcext:value-type="float">
            <text:p>-126</text:p>
          </table:table-cell>
          <table:table-cell table:formula="of:=[.D183]-[.D$1]" office:value-type="float" office:value="366" calcext:value-type="float">
            <text:p>366</text:p>
          </table:table-cell>
          <table:table-cell table:formula="of:=SQRT([.E183]^2 + [.F183]^2 + [.G183]^2)" office:value-type="float" office:value="387.084293145563" calcext:value-type="float">
            <text:p>387.08</text:p>
          </table:table-cell>
          <table:table-cell table:formula="of:=[.E183]/[.$H183]" office:value-type="float" office:value="-0.00387512494451932" calcext:value-type="float">
            <text:p>0.00</text:p>
          </table:table-cell>
          <table:table-cell table:formula="of:=[.F183]/[.$H183]" office:value-type="float" office:value="-0.325510495339623" calcext:value-type="float">
            <text:p>-0.33</text:p>
          </table:table-cell>
          <table:table-cell table:formula="of:=[.G183]/[.$H183]" office:value-type="float" office:value="0.945530486462715" calcext:value-type="float">
            <text:p>0.95</text:p>
          </table:table-cell>
          <table:table-cell table:formula="of:=MOD(DEGREES(ATAN2([.I183];[.J183]))+360; 360)" office:value-type="float" office:value="269.317939606827" calcext:value-type="float">
            <text:p>269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3" calcext:value-type="float">
            <text:p>173</text:p>
          </table:table-cell>
          <table:table-cell office:value-type="float" office:value="501" calcext:value-type="float">
            <text:p>501</text:p>
          </table:table-cell>
          <table:table-cell table:formula="of:=[.B184]-[.B$1]" office:value-type="float" office:value="2.5" calcext:value-type="float">
            <text:p>2.5</text:p>
          </table:table-cell>
          <table:table-cell table:formula="of:=[.C184]-[.C$1]" office:value-type="float" office:value="-125" calcext:value-type="float">
            <text:p>-125</text:p>
          </table:table-cell>
          <table:table-cell table:formula="of:=[.D184]-[.D$1]" office:value-type="float" office:value="365" calcext:value-type="float">
            <text:p>365</text:p>
          </table:table-cell>
          <table:table-cell table:formula="of:=SQRT([.E184]^2 + [.F184]^2 + [.G184]^2)" office:value-type="float" office:value="385.818934216557" calcext:value-type="float">
            <text:p>385.82</text:p>
          </table:table-cell>
          <table:table-cell table:formula="of:=[.E184]/[.$H184]" office:value-type="float" office:value="0.00647972346167119" calcext:value-type="float">
            <text:p>0.01</text:p>
          </table:table-cell>
          <table:table-cell table:formula="of:=[.F184]/[.$H184]" office:value-type="float" office:value="-0.32398617308356" calcext:value-type="float">
            <text:p>-0.32</text:p>
          </table:table-cell>
          <table:table-cell table:formula="of:=[.G184]/[.$H184]" office:value-type="float" office:value="0.946039625403994" calcext:value-type="float">
            <text:p>0.95</text:p>
          </table:table-cell>
          <table:table-cell table:formula="of:=MOD(DEGREES(ATAN2([.I184];[.J184]))+360; 360)" office:value-type="float" office:value="271.145762838175" calcext:value-type="float">
            <text:p>271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3" calcext:value-type="float">
            <text:p>173</text:p>
          </table:table-cell>
          <table:table-cell office:value-type="float" office:value="501" calcext:value-type="float">
            <text:p>501</text:p>
          </table:table-cell>
          <table:table-cell table:formula="of:=[.B185]-[.B$1]" office:value-type="float" office:value="-0.5" calcext:value-type="float">
            <text:p>-0.5</text:p>
          </table:table-cell>
          <table:table-cell table:formula="of:=[.C185]-[.C$1]" office:value-type="float" office:value="-125" calcext:value-type="float">
            <text:p>-125</text:p>
          </table:table-cell>
          <table:table-cell table:formula="of:=[.D185]-[.D$1]" office:value-type="float" office:value="365" calcext:value-type="float">
            <text:p>365</text:p>
          </table:table-cell>
          <table:table-cell table:formula="of:=SQRT([.E185]^2 + [.F185]^2 + [.G185]^2)" office:value-type="float" office:value="385.811158470047" calcext:value-type="float">
            <text:p>385.81</text:p>
          </table:table-cell>
          <table:table-cell table:formula="of:=[.E185]/[.$H185]" office:value-type="float" office:value="-0.00129597081116776" calcext:value-type="float">
            <text:p>0.00</text:p>
          </table:table-cell>
          <table:table-cell table:formula="of:=[.F185]/[.$H185]" office:value-type="float" office:value="-0.32399270279194" calcext:value-type="float">
            <text:p>-0.32</text:p>
          </table:table-cell>
          <table:table-cell table:formula="of:=[.G185]/[.$H185]" office:value-type="float" office:value="0.946058692152464" calcext:value-type="float">
            <text:p>0.95</text:p>
          </table:table-cell>
          <table:table-cell table:formula="of:=MOD(DEGREES(ATAN2([.I185];[.J185]))+360; 360)" office:value-type="float" office:value="269.770818104246" calcext:value-type="float">
            <text:p>269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3" calcext:value-type="float">
            <text:p>-43</text:p>
          </table:table-cell>
          <table:table-cell office:value-type="float" office:value="167" calcext:value-type="float">
            <text:p>167</text:p>
          </table:table-cell>
          <table:table-cell office:value-type="float" office:value="506" calcext:value-type="float">
            <text:p>506</text:p>
          </table:table-cell>
          <table:table-cell table:formula="of:=[.B186]-[.B$1]" office:value-type="float" office:value="12.5" calcext:value-type="float">
            <text:p>12.5</text:p>
          </table:table-cell>
          <table:table-cell table:formula="of:=[.C186]-[.C$1]" office:value-type="float" office:value="-131" calcext:value-type="float">
            <text:p>-131</text:p>
          </table:table-cell>
          <table:table-cell table:formula="of:=[.D186]-[.D$1]" office:value-type="float" office:value="370" calcext:value-type="float">
            <text:p>370</text:p>
          </table:table-cell>
          <table:table-cell table:formula="of:=SQRT([.E186]^2 + [.F186]^2 + [.G186]^2)" office:value-type="float" office:value="392.705041984439" calcext:value-type="float">
            <text:p>392.71</text:p>
          </table:table-cell>
          <table:table-cell table:formula="of:=[.E186]/[.$H186]" office:value-type="float" office:value="0.0318305055031489" calcext:value-type="float">
            <text:p>0.03</text:p>
          </table:table-cell>
          <table:table-cell table:formula="of:=[.F186]/[.$H186]" office:value-type="float" office:value="-0.333583697673" calcext:value-type="float">
            <text:p>-0.33</text:p>
          </table:table-cell>
          <table:table-cell table:formula="of:=[.G186]/[.$H186]" office:value-type="float" office:value="0.942182962893207" calcext:value-type="float">
            <text:p>0.94</text:p>
          </table:table-cell>
          <table:table-cell table:formula="of:=MOD(DEGREES(ATAN2([.I186];[.J186]))+360; 360)" office:value-type="float" office:value="275.450651875907" calcext:value-type="float">
            <text:p>275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71" calcext:value-type="float">
            <text:p>171</text:p>
          </table:table-cell>
          <table:table-cell office:value-type="float" office:value="510" calcext:value-type="float">
            <text:p>510</text:p>
          </table:table-cell>
          <table:table-cell table:formula="of:=[.B187]-[.B$1]" office:value-type="float" office:value="-5.5" calcext:value-type="float">
            <text:p>-5.5</text:p>
          </table:table-cell>
          <table:table-cell table:formula="of:=[.C187]-[.C$1]" office:value-type="float" office:value="-127" calcext:value-type="float">
            <text:p>-127</text:p>
          </table:table-cell>
          <table:table-cell table:formula="of:=[.D187]-[.D$1]" office:value-type="float" office:value="374" calcext:value-type="float">
            <text:p>374</text:p>
          </table:table-cell>
          <table:table-cell table:formula="of:=SQRT([.E187]^2 + [.F187]^2 + [.G187]^2)" office:value-type="float" office:value="395.01297447046" calcext:value-type="float">
            <text:p>395.01</text:p>
          </table:table-cell>
          <table:table-cell table:formula="of:=[.E187]/[.$H187]" office:value-type="float" office:value="-0.0139235932879752" calcext:value-type="float">
            <text:p>-0.01</text:p>
          </table:table-cell>
          <table:table-cell table:formula="of:=[.F187]/[.$H187]" office:value-type="float" office:value="-0.321508426831427" calcext:value-type="float">
            <text:p>-0.32</text:p>
          </table:table-cell>
          <table:table-cell table:formula="of:=[.G187]/[.$H187]" office:value-type="float" office:value="0.946804343582312" calcext:value-type="float">
            <text:p>0.95</text:p>
          </table:table-cell>
          <table:table-cell table:formula="of:=MOD(DEGREES(ATAN2([.I187];[.J187]))+360; 360)" office:value-type="float" office:value="267.520236208183" calcext:value-type="float">
            <text:p>267.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3" calcext:value-type="float">
            <text:p>173</text:p>
          </table:table-cell>
          <table:table-cell office:value-type="float" office:value="503" calcext:value-type="float">
            <text:p>503</text:p>
          </table:table-cell>
          <table:table-cell table:formula="of:=[.B188]-[.B$1]" office:value-type="float" office:value="-0.5" calcext:value-type="float">
            <text:p>-0.5</text:p>
          </table:table-cell>
          <table:table-cell table:formula="of:=[.C188]-[.C$1]" office:value-type="float" office:value="-125" calcext:value-type="float">
            <text:p>-125</text:p>
          </table:table-cell>
          <table:table-cell table:formula="of:=[.D188]-[.D$1]" office:value-type="float" office:value="367" calcext:value-type="float">
            <text:p>367</text:p>
          </table:table-cell>
          <table:table-cell table:formula="of:=SQRT([.E188]^2 + [.F188]^2 + [.G188]^2)" office:value-type="float" office:value="387.703817365782" calcext:value-type="float">
            <text:p>387.70</text:p>
          </table:table-cell>
          <table:table-cell table:formula="of:=[.E188]/[.$H188]" office:value-type="float" office:value="-0.00128964425317554" calcext:value-type="float">
            <text:p>0.00</text:p>
          </table:table-cell>
          <table:table-cell table:formula="of:=[.F188]/[.$H188]" office:value-type="float" office:value="-0.322411063293885" calcext:value-type="float">
            <text:p>-0.32</text:p>
          </table:table-cell>
          <table:table-cell table:formula="of:=[.G188]/[.$H188]" office:value-type="float" office:value="0.946598881830845" calcext:value-type="float">
            <text:p>0.95</text:p>
          </table:table-cell>
          <table:table-cell table:formula="of:=MOD(DEGREES(ATAN2([.I188];[.J188]))+360; 360)" office:value-type="float" office:value="269.770818104246" calcext:value-type="float">
            <text:p>269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5" calcext:value-type="float">
            <text:p>175</text:p>
          </table:table-cell>
          <table:table-cell office:value-type="float" office:value="511" calcext:value-type="float">
            <text:p>511</text:p>
          </table:table-cell>
          <table:table-cell table:formula="of:=[.B189]-[.B$1]" office:value-type="float" office:value="-3.5" calcext:value-type="float">
            <text:p>-3.5</text:p>
          </table:table-cell>
          <table:table-cell table:formula="of:=[.C189]-[.C$1]" office:value-type="float" office:value="-123" calcext:value-type="float">
            <text:p>-123</text:p>
          </table:table-cell>
          <table:table-cell table:formula="of:=[.D189]-[.D$1]" office:value-type="float" office:value="375" calcext:value-type="float">
            <text:p>375</text:p>
          </table:table-cell>
          <table:table-cell table:formula="of:=SQRT([.E189]^2 + [.F189]^2 + [.G189]^2)" office:value-type="float" office:value="394.67233244807" calcext:value-type="float">
            <text:p>394.67</text:p>
          </table:table-cell>
          <table:table-cell table:formula="of:=[.E189]/[.$H189]" office:value-type="float" office:value="-0.00886811593376772" calcext:value-type="float">
            <text:p>-0.01</text:p>
          </table:table-cell>
          <table:table-cell table:formula="of:=[.F189]/[.$H189]" office:value-type="float" office:value="-0.311650931386694" calcext:value-type="float">
            <text:p>-0.31</text:p>
          </table:table-cell>
          <table:table-cell table:formula="of:=[.G189]/[.$H189]" office:value-type="float" office:value="0.95015527861797" calcext:value-type="float">
            <text:p>0.95</text:p>
          </table:table-cell>
          <table:table-cell table:formula="of:=MOD(DEGREES(ATAN2([.I189];[.J189]))+360; 360)" office:value-type="float" office:value="268.370072114616" calcext:value-type="float">
            <text:p>268.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table:formula="of:=[.B190]-[.B$1]" office:value-type="float" office:value="-1.5" calcext:value-type="float">
            <text:p>-1.5</text:p>
          </table:table-cell>
          <table:table-cell table:formula="of:=[.C190]-[.C$1]" office:value-type="float" office:value="-126" calcext:value-type="float">
            <text:p>-126</text:p>
          </table:table-cell>
          <table:table-cell table:formula="of:=[.D190]-[.D$1]" office:value-type="float" office:value="364" calcext:value-type="float">
            <text:p>364</text:p>
          </table:table-cell>
          <table:table-cell table:formula="of:=SQRT([.E190]^2 + [.F190]^2 + [.G190]^2)" office:value-type="float" office:value="385.193782400495" calcext:value-type="float">
            <text:p>385.19</text:p>
          </table:table-cell>
          <table:table-cell table:formula="of:=[.E190]/[.$H190]" office:value-type="float" office:value="-0.00389414385313316" calcext:value-type="float">
            <text:p>0.00</text:p>
          </table:table-cell>
          <table:table-cell table:formula="of:=[.F190]/[.$H190]" office:value-type="float" office:value="-0.327108083663185" calcext:value-type="float">
            <text:p>-0.33</text:p>
          </table:table-cell>
          <table:table-cell table:formula="of:=[.G190]/[.$H190]" office:value-type="float" office:value="0.944978908360313" calcext:value-type="float">
            <text:p>0.94</text:p>
          </table:table-cell>
          <table:table-cell table:formula="of:=MOD(DEGREES(ATAN2([.I190];[.J190]))+360; 360)" office:value-type="float" office:value="269.317939606827" calcext:value-type="float">
            <text:p>269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5" calcext:value-type="float">
            <text:p>175</text:p>
          </table:table-cell>
          <table:table-cell office:value-type="float" office:value="506" calcext:value-type="float">
            <text:p>506</text:p>
          </table:table-cell>
          <table:table-cell table:formula="of:=[.B191]-[.B$1]" office:value-type="float" office:value="-3.5" calcext:value-type="float">
            <text:p>-3.5</text:p>
          </table:table-cell>
          <table:table-cell table:formula="of:=[.C191]-[.C$1]" office:value-type="float" office:value="-123" calcext:value-type="float">
            <text:p>-123</text:p>
          </table:table-cell>
          <table:table-cell table:formula="of:=[.D191]-[.D$1]" office:value-type="float" office:value="370" calcext:value-type="float">
            <text:p>370</text:p>
          </table:table-cell>
          <table:table-cell table:formula="of:=SQRT([.E191]^2 + [.F191]^2 + [.G191]^2)" office:value-type="float" office:value="389.924672212467" calcext:value-type="float">
            <text:p>389.92</text:p>
          </table:table-cell>
          <table:table-cell table:formula="of:=[.E191]/[.$H191]" office:value-type="float" office:value="-0.00897609269026422" calcext:value-type="float">
            <text:p>-0.01</text:p>
          </table:table-cell>
          <table:table-cell table:formula="of:=[.F191]/[.$H191]" office:value-type="float" office:value="-0.315445543115" calcext:value-type="float">
            <text:p>-0.32</text:p>
          </table:table-cell>
          <table:table-cell table:formula="of:=[.G191]/[.$H191]" office:value-type="float" office:value="0.948901227256503" calcext:value-type="float">
            <text:p>0.95</text:p>
          </table:table-cell>
          <table:table-cell table:formula="of:=MOD(DEGREES(ATAN2([.I191];[.J191]))+360; 360)" office:value-type="float" office:value="268.370072114616" calcext:value-type="float">
            <text:p>268.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7" calcext:value-type="float">
            <text:p>177</text:p>
          </table:table-cell>
          <table:table-cell office:value-type="float" office:value="504" calcext:value-type="float">
            <text:p>504</text:p>
          </table:table-cell>
          <table:table-cell table:formula="of:=[.B192]-[.B$1]" office:value-type="float" office:value="-3.5" calcext:value-type="float">
            <text:p>-3.5</text:p>
          </table:table-cell>
          <table:table-cell table:formula="of:=[.C192]-[.C$1]" office:value-type="float" office:value="-121" calcext:value-type="float">
            <text:p>-121</text:p>
          </table:table-cell>
          <table:table-cell table:formula="of:=[.D192]-[.D$1]" office:value-type="float" office:value="368" calcext:value-type="float">
            <text:p>368</text:p>
          </table:table-cell>
          <table:table-cell table:formula="of:=SQRT([.E192]^2 + [.F192]^2 + [.G192]^2)" office:value-type="float" office:value="387.398051105062" calcext:value-type="float">
            <text:p>387.40</text:p>
          </table:table-cell>
          <table:table-cell table:formula="of:=[.E192]/[.$H192]" office:value-type="float" office:value="-0.00903463502208174" calcext:value-type="float">
            <text:p>-0.01</text:p>
          </table:table-cell>
          <table:table-cell table:formula="of:=[.F192]/[.$H192]" office:value-type="float" office:value="-0.312340239334826" calcext:value-type="float">
            <text:p>-0.31</text:p>
          </table:table-cell>
          <table:table-cell table:formula="of:=[.G192]/[.$H192]" office:value-type="float" office:value="0.949927339464594" calcext:value-type="float">
            <text:p>0.95</text:p>
          </table:table-cell>
          <table:table-cell table:formula="of:=MOD(DEGREES(ATAN2([.I192];[.J192]))+360; 360)" office:value-type="float" office:value="268.343146052477" calcext:value-type="float">
            <text:p>268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0" calcext:value-type="float">
            <text:p>170</text:p>
          </table:table-cell>
          <table:table-cell office:value-type="float" office:value="504" calcext:value-type="float">
            <text:p>504</text:p>
          </table:table-cell>
          <table:table-cell table:formula="of:=[.B193]-[.B$1]" office:value-type="float" office:value="-3.5" calcext:value-type="float">
            <text:p>-3.5</text:p>
          </table:table-cell>
          <table:table-cell table:formula="of:=[.C193]-[.C$1]" office:value-type="float" office:value="-128" calcext:value-type="float">
            <text:p>-128</text:p>
          </table:table-cell>
          <table:table-cell table:formula="of:=[.D193]-[.D$1]" office:value-type="float" office:value="368" calcext:value-type="float">
            <text:p>368</text:p>
          </table:table-cell>
          <table:table-cell table:formula="of:=SQRT([.E193]^2 + [.F193]^2 + [.G193]^2)" office:value-type="float" office:value="389.641181088447" calcext:value-type="float">
            <text:p>389.64</text:p>
          </table:table-cell>
          <table:table-cell table:formula="of:=[.E193]/[.$H193]" office:value-type="float" office:value="-0.00898262342348642" calcext:value-type="float">
            <text:p>-0.01</text:p>
          </table:table-cell>
          <table:table-cell table:formula="of:=[.F193]/[.$H193]" office:value-type="float" office:value="-0.328507370916075" calcext:value-type="float">
            <text:p>-0.33</text:p>
          </table:table-cell>
          <table:table-cell table:formula="of:=[.G193]/[.$H193]" office:value-type="float" office:value="0.944458691383715" calcext:value-type="float">
            <text:p>0.94</text:p>
          </table:table-cell>
          <table:table-cell table:formula="of:=MOD(DEGREES(ATAN2([.I193];[.J193]))+360; 360)" office:value-type="float" office:value="268.433708813017" calcext:value-type="float">
            <text:p>268.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67" calcext:value-type="float">
            <text:p>167</text:p>
          </table:table-cell>
          <table:table-cell office:value-type="float" office:value="506" calcext:value-type="float">
            <text:p>506</text:p>
          </table:table-cell>
          <table:table-cell table:formula="of:=[.B194]-[.B$1]" office:value-type="float" office:value="0.5" calcext:value-type="float">
            <text:p>0.5</text:p>
          </table:table-cell>
          <table:table-cell table:formula="of:=[.C194]-[.C$1]" office:value-type="float" office:value="-131" calcext:value-type="float">
            <text:p>-131</text:p>
          </table:table-cell>
          <table:table-cell table:formula="of:=[.D194]-[.D$1]" office:value-type="float" office:value="370" calcext:value-type="float">
            <text:p>370</text:p>
          </table:table-cell>
          <table:table-cell table:formula="of:=SQRT([.E194]^2 + [.F194]^2 + [.G194]^2)" office:value-type="float" office:value="392.506369375071" calcext:value-type="float">
            <text:p>392.51</text:p>
          </table:table-cell>
          <table:table-cell table:formula="of:=[.E194]/[.$H194]" office:value-type="float" office:value="0.00127386467841547" calcext:value-type="float">
            <text:p>0.00</text:p>
          </table:table-cell>
          <table:table-cell table:formula="of:=[.F194]/[.$H194]" office:value-type="float" office:value="-0.333752545744854" calcext:value-type="float">
            <text:p>-0.33</text:p>
          </table:table-cell>
          <table:table-cell table:formula="of:=[.G194]/[.$H194]" office:value-type="float" office:value="0.94265986202745" calcext:value-type="float">
            <text:p>0.94</text:p>
          </table:table-cell>
          <table:table-cell table:formula="of:=MOD(DEGREES(ATAN2([.I194];[.J194]))+360; 360)" office:value-type="float" office:value="270.218685119423" calcext:value-type="float">
            <text:p>270.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67" calcext:value-type="float">
            <text:p>167</text:p>
          </table:table-cell>
          <table:table-cell office:value-type="float" office:value="495" calcext:value-type="float">
            <text:p>495</text:p>
          </table:table-cell>
          <table:table-cell table:formula="of:=[.B195]-[.B$1]" office:value-type="float" office:value="0.5" calcext:value-type="float">
            <text:p>0.5</text:p>
          </table:table-cell>
          <table:table-cell table:formula="of:=[.C195]-[.C$1]" office:value-type="float" office:value="-131" calcext:value-type="float">
            <text:p>-131</text:p>
          </table:table-cell>
          <table:table-cell table:formula="of:=[.D195]-[.D$1]" office:value-type="float" office:value="359" calcext:value-type="float">
            <text:p>359</text:p>
          </table:table-cell>
          <table:table-cell table:formula="of:=SQRT([.E195]^2 + [.F195]^2 + [.G195]^2)" office:value-type="float" office:value="382.154746143496" calcext:value-type="float">
            <text:p>382.15</text:p>
          </table:table-cell>
          <table:table-cell table:formula="of:=[.E195]/[.$H195]" office:value-type="float" office:value="0.00130837050971036" calcext:value-type="float">
            <text:p>0.00</text:p>
          </table:table-cell>
          <table:table-cell table:formula="of:=[.F195]/[.$H195]" office:value-type="float" office:value="-0.342793073544115" calcext:value-type="float">
            <text:p>-0.34</text:p>
          </table:table-cell>
          <table:table-cell table:formula="of:=[.G195]/[.$H195]" office:value-type="float" office:value="0.93941002597204" calcext:value-type="float">
            <text:p>0.94</text:p>
          </table:table-cell>
          <table:table-cell table:formula="of:=MOD(DEGREES(ATAN2([.I195];[.J195]))+360; 360)" office:value-type="float" office:value="270.218685119423" calcext:value-type="float">
            <text:p>270.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3" calcext:value-type="float">
            <text:p>173</text:p>
          </table:table-cell>
          <table:table-cell office:value-type="float" office:value="503" calcext:value-type="float">
            <text:p>503</text:p>
          </table:table-cell>
          <table:table-cell table:formula="of:=[.B196]-[.B$1]" office:value-type="float" office:value="-0.5" calcext:value-type="float">
            <text:p>-0.5</text:p>
          </table:table-cell>
          <table:table-cell table:formula="of:=[.C196]-[.C$1]" office:value-type="float" office:value="-125" calcext:value-type="float">
            <text:p>-125</text:p>
          </table:table-cell>
          <table:table-cell table:formula="of:=[.D196]-[.D$1]" office:value-type="float" office:value="367" calcext:value-type="float">
            <text:p>367</text:p>
          </table:table-cell>
          <table:table-cell table:formula="of:=SQRT([.E196]^2 + [.F196]^2 + [.G196]^2)" office:value-type="float" office:value="387.703817365782" calcext:value-type="float">
            <text:p>387.70</text:p>
          </table:table-cell>
          <table:table-cell table:formula="of:=[.E196]/[.$H196]" office:value-type="float" office:value="-0.00128964425317554" calcext:value-type="float">
            <text:p>0.00</text:p>
          </table:table-cell>
          <table:table-cell table:formula="of:=[.F196]/[.$H196]" office:value-type="float" office:value="-0.322411063293885" calcext:value-type="float">
            <text:p>-0.32</text:p>
          </table:table-cell>
          <table:table-cell table:formula="of:=[.G196]/[.$H196]" office:value-type="float" office:value="0.946598881830845" calcext:value-type="float">
            <text:p>0.95</text:p>
          </table:table-cell>
          <table:table-cell table:formula="of:=MOD(DEGREES(ATAN2([.I196];[.J196]))+360; 360)" office:value-type="float" office:value="269.770818104246" calcext:value-type="float">
            <text:p>269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182" calcext:value-type="float">
            <text:p>182</text:p>
          </table:table-cell>
          <table:table-cell office:value-type="float" office:value="493" calcext:value-type="float">
            <text:p>493</text:p>
          </table:table-cell>
          <table:table-cell table:formula="of:=[.B197]-[.B$1]" office:value-type="float" office:value="10.5" calcext:value-type="float">
            <text:p>10.5</text:p>
          </table:table-cell>
          <table:table-cell table:formula="of:=[.C197]-[.C$1]" office:value-type="float" office:value="-116" calcext:value-type="float">
            <text:p>-116</text:p>
          </table:table-cell>
          <table:table-cell table:formula="of:=[.D197]-[.D$1]" office:value-type="float" office:value="357" calcext:value-type="float">
            <text:p>357</text:p>
          </table:table-cell>
          <table:table-cell table:formula="of:=SQRT([.E197]^2 + [.F197]^2 + [.G197]^2)" office:value-type="float" office:value="375.519972837664" calcext:value-type="float">
            <text:p>375.52</text:p>
          </table:table-cell>
          <table:table-cell table:formula="of:=[.E197]/[.$H197]" office:value-type="float" office:value="0.0279612291209318" calcext:value-type="float">
            <text:p>0.03</text:p>
          </table:table-cell>
          <table:table-cell table:formula="of:=[.F197]/[.$H197]" office:value-type="float" office:value="-0.308905007431246" calcext:value-type="float">
            <text:p>-0.31</text:p>
          </table:table-cell>
          <table:table-cell table:formula="of:=[.G197]/[.$H197]" office:value-type="float" office:value="0.95068179011168" calcext:value-type="float">
            <text:p>0.95</text:p>
          </table:table-cell>
          <table:table-cell table:formula="of:=MOD(DEGREES(ATAN2([.I197];[.J197]))+360; 360)" office:value-type="float" office:value="275.172160825096" calcext:value-type="float">
            <text:p>275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71" calcext:value-type="float">
            <text:p>171</text:p>
          </table:table-cell>
          <table:table-cell office:value-type="float" office:value="505" calcext:value-type="float">
            <text:p>505</text:p>
          </table:table-cell>
          <table:table-cell table:formula="of:=[.B198]-[.B$1]" office:value-type="float" office:value="-5.5" calcext:value-type="float">
            <text:p>-5.5</text:p>
          </table:table-cell>
          <table:table-cell table:formula="of:=[.C198]-[.C$1]" office:value-type="float" office:value="-127" calcext:value-type="float">
            <text:p>-127</text:p>
          </table:table-cell>
          <table:table-cell table:formula="of:=[.D198]-[.D$1]" office:value-type="float" office:value="369" calcext:value-type="float">
            <text:p>369</text:p>
          </table:table-cell>
          <table:table-cell table:formula="of:=SQRT([.E198]^2 + [.F198]^2 + [.G198]^2)" office:value-type="float" office:value="390.282269645958" calcext:value-type="float">
            <text:p>390.28</text:p>
          </table:table-cell>
          <table:table-cell table:formula="of:=[.E198]/[.$H198]" office:value-type="float" office:value="-0.0140923644955465" calcext:value-type="float">
            <text:p>-0.01</text:p>
          </table:table-cell>
          <table:table-cell table:formula="of:=[.F198]/[.$H198]" office:value-type="float" office:value="-0.325405507442619" calcext:value-type="float">
            <text:p>-0.33</text:p>
          </table:table-cell>
          <table:table-cell table:formula="of:=[.G198]/[.$H198]" office:value-type="float" office:value="0.945469545246665" calcext:value-type="float">
            <text:p>0.95</text:p>
          </table:table-cell>
          <table:table-cell table:formula="of:=MOD(DEGREES(ATAN2([.I198];[.J198]))+360; 360)" office:value-type="float" office:value="267.520236208183" calcext:value-type="float">
            <text:p>267.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table:formula="of:=[.B199]-[.B$1]" office:value-type="float" office:value="8.5" calcext:value-type="float">
            <text:p>8.5</text:p>
          </table:table-cell>
          <table:table-cell table:formula="of:=[.C199]-[.C$1]" office:value-type="float" office:value="-123" calcext:value-type="float">
            <text:p>-123</text:p>
          </table:table-cell>
          <table:table-cell table:formula="of:=[.D199]-[.D$1]" office:value-type="float" office:value="364" calcext:value-type="float">
            <text:p>364</text:p>
          </table:table-cell>
          <table:table-cell table:formula="of:=SQRT([.E199]^2 + [.F199]^2 + [.G199]^2)" office:value-type="float" office:value="384.313999224592" calcext:value-type="float">
            <text:p>384.31</text:p>
          </table:table-cell>
          <table:table-cell table:formula="of:=[.E199]/[.$H199]" office:value-type="float" office:value="0.0221173311853067" calcext:value-type="float">
            <text:p>0.02</text:p>
          </table:table-cell>
          <table:table-cell table:formula="of:=[.F199]/[.$H199]" office:value-type="float" office:value="-0.320050792446202" calcext:value-type="float">
            <text:p>-0.32</text:p>
          </table:table-cell>
          <table:table-cell table:formula="of:=[.G199]/[.$H199]" office:value-type="float" office:value="0.947142182523721" calcext:value-type="float">
            <text:p>0.95</text:p>
          </table:table-cell>
          <table:table-cell table:formula="of:=MOD(DEGREES(ATAN2([.I199];[.J199]))+360; 360)" office:value-type="float" office:value="273.953179501797" calcext:value-type="float">
            <text:p>273.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176" calcext:value-type="float">
            <text:p>176</text:p>
          </table:table-cell>
          <table:table-cell office:value-type="float" office:value="505" calcext:value-type="float">
            <text:p>505</text:p>
          </table:table-cell>
          <table:table-cell table:formula="of:=[.B200]-[.B$1]" office:value-type="float" office:value="-2.5" calcext:value-type="float">
            <text:p>-2.5</text:p>
          </table:table-cell>
          <table:table-cell table:formula="of:=[.C200]-[.C$1]" office:value-type="float" office:value="-122" calcext:value-type="float">
            <text:p>-122</text:p>
          </table:table-cell>
          <table:table-cell table:formula="of:=[.D200]-[.D$1]" office:value-type="float" office:value="369" calcext:value-type="float">
            <text:p>369</text:p>
          </table:table-cell>
          <table:table-cell table:formula="of:=SQRT([.E200]^2 + [.F200]^2 + [.G200]^2)" office:value-type="float" office:value="388.653122977289" calcext:value-type="float">
            <text:p>388.65</text:p>
          </table:table-cell>
          <table:table-cell table:formula="of:=[.E200]/[.$H200]" office:value-type="float" office:value="-0.00643247114766163" calcext:value-type="float">
            <text:p>-0.01</text:p>
          </table:table-cell>
          <table:table-cell table:formula="of:=[.F200]/[.$H200]" office:value-type="float" office:value="-0.313904592005887" calcext:value-type="float">
            <text:p>-0.31</text:p>
          </table:table-cell>
          <table:table-cell table:formula="of:=[.G200]/[.$H200]" office:value-type="float" office:value="0.949432741394856" calcext:value-type="float">
            <text:p>0.95</text:p>
          </table:table-cell>
          <table:table-cell table:formula="of:=MOD(DEGREES(ATAN2([.I200];[.J200]))+360; 360)" office:value-type="float" office:value="268.826070455607" calcext:value-type="float">
            <text:p>268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1" calcext:value-type="float">
            <text:p>171</text:p>
          </table:table-cell>
          <table:table-cell office:value-type="float" office:value="498" calcext:value-type="float">
            <text:p>498</text:p>
          </table:table-cell>
          <table:table-cell table:formula="of:=[.B201]-[.B$1]" office:value-type="float" office:value="2.5" calcext:value-type="float">
            <text:p>2.5</text:p>
          </table:table-cell>
          <table:table-cell table:formula="of:=[.C201]-[.C$1]" office:value-type="float" office:value="-127" calcext:value-type="float">
            <text:p>-127</text:p>
          </table:table-cell>
          <table:table-cell table:formula="of:=[.D201]-[.D$1]" office:value-type="float" office:value="362" calcext:value-type="float">
            <text:p>362</text:p>
          </table:table-cell>
          <table:table-cell table:formula="of:=SQRT([.E201]^2 + [.F201]^2 + [.G201]^2)" office:value-type="float" office:value="383.639479198896" calcext:value-type="float">
            <text:p>383.64</text:p>
          </table:table-cell>
          <table:table-cell table:formula="of:=[.E201]/[.$H201]" office:value-type="float" office:value="0.00651653475606948" calcext:value-type="float">
            <text:p>0.01</text:p>
          </table:table-cell>
          <table:table-cell table:formula="of:=[.F201]/[.$H201]" office:value-type="float" office:value="-0.33103996560833" calcext:value-type="float">
            <text:p>-0.33</text:p>
          </table:table-cell>
          <table:table-cell table:formula="of:=[.G201]/[.$H201]" office:value-type="float" office:value="0.943594232678861" calcext:value-type="float">
            <text:p>0.94</text:p>
          </table:table-cell>
          <table:table-cell table:formula="of:=MOD(DEGREES(ATAN2([.I201];[.J201]))+360; 360)" office:value-type="float" office:value="271.127724025859" calcext:value-type="float">
            <text:p>271.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65" calcext:value-type="float">
            <text:p>165</text:p>
          </table:table-cell>
          <table:table-cell office:value-type="float" office:value="506" calcext:value-type="float">
            <text:p>506</text:p>
          </table:table-cell>
          <table:table-cell table:formula="of:=[.B202]-[.B$1]" office:value-type="float" office:value="-1.5" calcext:value-type="float">
            <text:p>-1.5</text:p>
          </table:table-cell>
          <table:table-cell table:formula="of:=[.C202]-[.C$1]" office:value-type="float" office:value="-133" calcext:value-type="float">
            <text:p>-133</text:p>
          </table:table-cell>
          <table:table-cell table:formula="of:=[.D202]-[.D$1]" office:value-type="float" office:value="370" calcext:value-type="float">
            <text:p>370</text:p>
          </table:table-cell>
          <table:table-cell table:formula="of:=SQRT([.E202]^2 + [.F202]^2 + [.G202]^2)" office:value-type="float" office:value="393.180937991658" calcext:value-type="float">
            <text:p>393.18</text:p>
          </table:table-cell>
          <table:table-cell table:formula="of:=[.E202]/[.$H202]" office:value-type="float" office:value="-0.00381503744220638" calcext:value-type="float">
            <text:p>0.00</text:p>
          </table:table-cell>
          <table:table-cell table:formula="of:=[.F202]/[.$H202]" office:value-type="float" office:value="-0.338266653208966" calcext:value-type="float">
            <text:p>-0.34</text:p>
          </table:table-cell>
          <table:table-cell table:formula="of:=[.G202]/[.$H202]" office:value-type="float" office:value="0.941042569077574" calcext:value-type="float">
            <text:p>0.94</text:p>
          </table:table-cell>
          <table:table-cell table:formula="of:=MOD(DEGREES(ATAN2([.I202];[.J202]))+360; 360)" office:value-type="float" office:value="269.353834393968" calcext:value-type="float">
            <text:p>269.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5" calcext:value-type="float">
            <text:p>175</text:p>
          </table:table-cell>
          <table:table-cell office:value-type="float" office:value="506" calcext:value-type="float">
            <text:p>506</text:p>
          </table:table-cell>
          <table:table-cell table:formula="of:=[.B203]-[.B$1]" office:value-type="float" office:value="3.5" calcext:value-type="float">
            <text:p>3.5</text:p>
          </table:table-cell>
          <table:table-cell table:formula="of:=[.C203]-[.C$1]" office:value-type="float" office:value="-123" calcext:value-type="float">
            <text:p>-123</text:p>
          </table:table-cell>
          <table:table-cell table:formula="of:=[.D203]-[.D$1]" office:value-type="float" office:value="370" calcext:value-type="float">
            <text:p>370</text:p>
          </table:table-cell>
          <table:table-cell table:formula="of:=SQRT([.E203]^2 + [.F203]^2 + [.G203]^2)" office:value-type="float" office:value="389.924672212467" calcext:value-type="float">
            <text:p>389.92</text:p>
          </table:table-cell>
          <table:table-cell table:formula="of:=[.E203]/[.$H203]" office:value-type="float" office:value="0.00897609269026422" calcext:value-type="float">
            <text:p>0.01</text:p>
          </table:table-cell>
          <table:table-cell table:formula="of:=[.F203]/[.$H203]" office:value-type="float" office:value="-0.315445543115" calcext:value-type="float">
            <text:p>-0.32</text:p>
          </table:table-cell>
          <table:table-cell table:formula="of:=[.G203]/[.$H203]" office:value-type="float" office:value="0.948901227256503" calcext:value-type="float">
            <text:p>0.95</text:p>
          </table:table-cell>
          <table:table-cell table:formula="of:=MOD(DEGREES(ATAN2([.I203];[.J203]))+360; 360)" office:value-type="float" office:value="271.629927885384" calcext:value-type="float">
            <text:p>271.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7" calcext:value-type="float">
            <text:p>177</text:p>
          </table:table-cell>
          <table:table-cell office:value-type="float" office:value="495" calcext:value-type="float">
            <text:p>495</text:p>
          </table:table-cell>
          <table:table-cell table:formula="of:=[.B204]-[.B$1]" office:value-type="float" office:value="0.5" calcext:value-type="float">
            <text:p>0.5</text:p>
          </table:table-cell>
          <table:table-cell table:formula="of:=[.C204]-[.C$1]" office:value-type="float" office:value="-121" calcext:value-type="float">
            <text:p>-121</text:p>
          </table:table-cell>
          <table:table-cell table:formula="of:=[.D204]-[.D$1]" office:value-type="float" office:value="359" calcext:value-type="float">
            <text:p>359</text:p>
          </table:table-cell>
          <table:table-cell table:formula="of:=SQRT([.E204]^2 + [.F204]^2 + [.G204]^2)" office:value-type="float" office:value="378.843305338764" calcext:value-type="float">
            <text:p>378.84</text:p>
          </table:table-cell>
          <table:table-cell table:formula="of:=[.E204]/[.$H204]" office:value-type="float" office:value="0.00131980687781429" calcext:value-type="float">
            <text:p>0.00</text:p>
          </table:table-cell>
          <table:table-cell table:formula="of:=[.F204]/[.$H204]" office:value-type="float" office:value="-0.319393264431058" calcext:value-type="float">
            <text:p>-0.32</text:p>
          </table:table-cell>
          <table:table-cell table:formula="of:=[.G204]/[.$H204]" office:value-type="float" office:value="0.94762133827066" calcext:value-type="float">
            <text:p>0.95</text:p>
          </table:table-cell>
          <table:table-cell table:formula="of:=MOD(DEGREES(ATAN2([.I204];[.J204]))+360; 360)" office:value-type="float" office:value="270.236758071907" calcext:value-type="float">
            <text:p>270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67" calcext:value-type="float">
            <text:p>167</text:p>
          </table:table-cell>
          <table:table-cell office:value-type="float" office:value="500" calcext:value-type="float">
            <text:p>500</text:p>
          </table:table-cell>
          <table:table-cell table:formula="of:=[.B205]-[.B$1]" office:value-type="float" office:value="-1.5" calcext:value-type="float">
            <text:p>-1.5</text:p>
          </table:table-cell>
          <table:table-cell table:formula="of:=[.C205]-[.C$1]" office:value-type="float" office:value="-131" calcext:value-type="float">
            <text:p>-131</text:p>
          </table:table-cell>
          <table:table-cell table:formula="of:=[.D205]-[.D$1]" office:value-type="float" office:value="364" calcext:value-type="float">
            <text:p>364</text:p>
          </table:table-cell>
          <table:table-cell table:formula="of:=SQRT([.E205]^2 + [.F205]^2 + [.G205]^2)" office:value-type="float" office:value="386.858178148013" calcext:value-type="float">
            <text:p>386.86</text:p>
          </table:table-cell>
          <table:table-cell table:formula="of:=[.E205]/[.$H205]" office:value-type="float" office:value="-0.0038773899189126" calcext:value-type="float">
            <text:p>0.00</text:p>
          </table:table-cell>
          <table:table-cell table:formula="of:=[.F205]/[.$H205]" office:value-type="float" office:value="-0.3386253862517" calcext:value-type="float">
            <text:p>-0.34</text:p>
          </table:table-cell>
          <table:table-cell table:formula="of:=[.G205]/[.$H205]" office:value-type="float" office:value="0.940913286989457" calcext:value-type="float">
            <text:p>0.94</text:p>
          </table:table-cell>
          <table:table-cell table:formula="of:=MOD(DEGREES(ATAN2([.I205];[.J205]))+360; 360)" office:value-type="float" office:value="269.343970125918" calcext:value-type="float">
            <text:p>269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3" calcext:value-type="float">
            <text:p>173</text:p>
          </table:table-cell>
          <table:table-cell office:value-type="float" office:value="494" calcext:value-type="float">
            <text:p>494</text:p>
          </table:table-cell>
          <table:table-cell table:formula="of:=[.B206]-[.B$1]" office:value-type="float" office:value="-0.5" calcext:value-type="float">
            <text:p>-0.5</text:p>
          </table:table-cell>
          <table:table-cell table:formula="of:=[.C206]-[.C$1]" office:value-type="float" office:value="-125" calcext:value-type="float">
            <text:p>-125</text:p>
          </table:table-cell>
          <table:table-cell table:formula="of:=[.D206]-[.D$1]" office:value-type="float" office:value="358" calcext:value-type="float">
            <text:p>358</text:p>
          </table:table-cell>
          <table:table-cell table:formula="of:=SQRT([.E206]^2 + [.F206]^2 + [.G206]^2)" office:value-type="float" office:value="379.195530036945" calcext:value-type="float">
            <text:p>379.20</text:p>
          </table:table-cell>
          <table:table-cell table:formula="of:=[.E206]/[.$H206]" office:value-type="float" office:value="-0.0013185809441142" calcext:value-type="float">
            <text:p>0.00</text:p>
          </table:table-cell>
          <table:table-cell table:formula="of:=[.F206]/[.$H206]" office:value-type="float" office:value="-0.32964523602855" calcext:value-type="float">
            <text:p>-0.33</text:p>
          </table:table-cell>
          <table:table-cell table:formula="of:=[.G206]/[.$H206]" office:value-type="float" office:value="0.944103955985767" calcext:value-type="float">
            <text:p>0.94</text:p>
          </table:table-cell>
          <table:table-cell table:formula="of:=MOD(DEGREES(ATAN2([.I206];[.J206]))+360; 360)" office:value-type="float" office:value="269.770818104246" calcext:value-type="float">
            <text:p>269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68" calcext:value-type="float">
            <text:p>168</text:p>
          </table:table-cell>
          <table:table-cell office:value-type="float" office:value="505" calcext:value-type="float">
            <text:p>505</text:p>
          </table:table-cell>
          <table:table-cell table:formula="of:=[.B207]-[.B$1]" office:value-type="float" office:value="-5.5" calcext:value-type="float">
            <text:p>-5.5</text:p>
          </table:table-cell>
          <table:table-cell table:formula="of:=[.C207]-[.C$1]" office:value-type="float" office:value="-130" calcext:value-type="float">
            <text:p>-130</text:p>
          </table:table-cell>
          <table:table-cell table:formula="of:=[.D207]-[.D$1]" office:value-type="float" office:value="369" calcext:value-type="float">
            <text:p>369</text:p>
          </table:table-cell>
          <table:table-cell table:formula="of:=SQRT([.E207]^2 + [.F207]^2 + [.G207]^2)" office:value-type="float" office:value="391.268769517834" calcext:value-type="float">
            <text:p>391.27</text:p>
          </table:table-cell>
          <table:table-cell table:formula="of:=[.E207]/[.$H207]" office:value-type="float" office:value="-0.0140568336358093" calcext:value-type="float">
            <text:p>-0.01</text:p>
          </table:table-cell>
          <table:table-cell table:formula="of:=[.F207]/[.$H207]" office:value-type="float" office:value="-0.332252431391856" calcext:value-type="float">
            <text:p>-0.33</text:p>
          </table:table-cell>
          <table:table-cell table:formula="of:=[.G207]/[.$H207]" office:value-type="float" office:value="0.943085747566114" calcext:value-type="float">
            <text:p>0.94</text:p>
          </table:table-cell>
          <table:table-cell table:formula="of:=MOD(DEGREES(ATAN2([.I207];[.J207]))+360; 360)" office:value-type="float" office:value="267.577392541876" calcext:value-type="float">
            <text:p>267.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66" calcext:value-type="float">
            <text:p>166</text:p>
          </table:table-cell>
          <table:table-cell office:value-type="float" office:value="505" calcext:value-type="float">
            <text:p>505</text:p>
          </table:table-cell>
          <table:table-cell table:formula="of:=[.B208]-[.B$1]" office:value-type="float" office:value="-0.5" calcext:value-type="float">
            <text:p>-0.5</text:p>
          </table:table-cell>
          <table:table-cell table:formula="of:=[.C208]-[.C$1]" office:value-type="float" office:value="-132" calcext:value-type="float">
            <text:p>-132</text:p>
          </table:table-cell>
          <table:table-cell table:formula="of:=[.D208]-[.D$1]" office:value-type="float" office:value="369" calcext:value-type="float">
            <text:p>369</text:p>
          </table:table-cell>
          <table:table-cell table:formula="of:=SQRT([.E208]^2 + [.F208]^2 + [.G208]^2)" office:value-type="float" office:value="391.899540698889" calcext:value-type="float">
            <text:p>391.90</text:p>
          </table:table-cell>
          <table:table-cell table:formula="of:=[.E208]/[.$H208]" office:value-type="float" office:value="-0.00127583716762804" calcext:value-type="float">
            <text:p>0.00</text:p>
          </table:table-cell>
          <table:table-cell table:formula="of:=[.F208]/[.$H208]" office:value-type="float" office:value="-0.336821012253802" calcext:value-type="float">
            <text:p>-0.34</text:p>
          </table:table-cell>
          <table:table-cell table:formula="of:=[.G208]/[.$H208]" office:value-type="float" office:value="0.941567829709493" calcext:value-type="float">
            <text:p>0.94</text:p>
          </table:table-cell>
          <table:table-cell table:formula="of:=MOD(DEGREES(ATAN2([.I208];[.J208]))+360; 360)" office:value-type="float" office:value="269.78297157012" calcext:value-type="float">
            <text:p>269.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3" calcext:value-type="float">
            <text:p>173</text:p>
          </table:table-cell>
          <table:table-cell office:value-type="float" office:value="498" calcext:value-type="float">
            <text:p>498</text:p>
          </table:table-cell>
          <table:table-cell table:formula="of:=[.B209]-[.B$1]" office:value-type="float" office:value="-0.5" calcext:value-type="float">
            <text:p>-0.5</text:p>
          </table:table-cell>
          <table:table-cell table:formula="of:=[.C209]-[.C$1]" office:value-type="float" office:value="-125" calcext:value-type="float">
            <text:p>-125</text:p>
          </table:table-cell>
          <table:table-cell table:formula="of:=[.D209]-[.D$1]" office:value-type="float" office:value="362" calcext:value-type="float">
            <text:p>362</text:p>
          </table:table-cell>
          <table:table-cell table:formula="of:=SQRT([.E209]^2 + [.F209]^2 + [.G209]^2)" office:value-type="float" office:value="382.974215842268" calcext:value-type="float">
            <text:p>382.97</text:p>
          </table:table-cell>
          <table:table-cell table:formula="of:=[.E209]/[.$H209]" office:value-type="float" office:value="-0.00130557092179263" calcext:value-type="float">
            <text:p>0.00</text:p>
          </table:table-cell>
          <table:table-cell table:formula="of:=[.F209]/[.$H209]" office:value-type="float" office:value="-0.326392730448158" calcext:value-type="float">
            <text:p>-0.33</text:p>
          </table:table-cell>
          <table:table-cell table:formula="of:=[.G209]/[.$H209]" office:value-type="float" office:value="0.945233347377865" calcext:value-type="float">
            <text:p>0.95</text:p>
          </table:table-cell>
          <table:table-cell table:formula="of:=MOD(DEGREES(ATAN2([.I209];[.J209]))+360; 360)" office:value-type="float" office:value="269.770818104246" calcext:value-type="float">
            <text:p>269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8" calcext:value-type="float">
            <text:p>178</text:p>
          </table:table-cell>
          <table:table-cell office:value-type="float" office:value="501" calcext:value-type="float">
            <text:p>501</text:p>
          </table:table-cell>
          <table:table-cell table:formula="of:=[.B210]-[.B$1]" office:value-type="float" office:value="2.5" calcext:value-type="float">
            <text:p>2.5</text:p>
          </table:table-cell>
          <table:table-cell table:formula="of:=[.C210]-[.C$1]" office:value-type="float" office:value="-120" calcext:value-type="float">
            <text:p>-120</text:p>
          </table:table-cell>
          <table:table-cell table:formula="of:=[.D210]-[.D$1]" office:value-type="float" office:value="365" calcext:value-type="float">
            <text:p>365</text:p>
          </table:table-cell>
          <table:table-cell table:formula="of:=SQRT([.E210]^2 + [.F210]^2 + [.G210]^2)" office:value-type="float" office:value="384.228122344005" calcext:value-type="float">
            <text:p>384.23</text:p>
          </table:table-cell>
          <table:table-cell table:formula="of:=[.E210]/[.$H210]" office:value-type="float" office:value="0.00650655132880074" calcext:value-type="float">
            <text:p>0.01</text:p>
          </table:table-cell>
          <table:table-cell table:formula="of:=[.F210]/[.$H210]" office:value-type="float" office:value="-0.312314463782435" calcext:value-type="float">
            <text:p>-0.31</text:p>
          </table:table-cell>
          <table:table-cell table:formula="of:=[.G210]/[.$H210]" office:value-type="float" office:value="0.949956494004907" calcext:value-type="float">
            <text:p>0.95</text:p>
          </table:table-cell>
          <table:table-cell table:formula="of:=MOD(DEGREES(ATAN2([.I210];[.J210]))+360; 360)" office:value-type="float" office:value="271.193489423982" calcext:value-type="float">
            <text:p>271.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1" calcext:value-type="float">
            <text:p>171</text:p>
          </table:table-cell>
          <table:table-cell office:value-type="float" office:value="508" calcext:value-type="float">
            <text:p>508</text:p>
          </table:table-cell>
          <table:table-cell table:formula="of:=[.B211]-[.B$1]" office:value-type="float" office:value="-0.5" calcext:value-type="float">
            <text:p>-0.5</text:p>
          </table:table-cell>
          <table:table-cell table:formula="of:=[.C211]-[.C$1]" office:value-type="float" office:value="-127" calcext:value-type="float">
            <text:p>-127</text:p>
          </table:table-cell>
          <table:table-cell table:formula="of:=[.D211]-[.D$1]" office:value-type="float" office:value="372" calcext:value-type="float">
            <text:p>372</text:p>
          </table:table-cell>
          <table:table-cell table:formula="of:=SQRT([.E211]^2 + [.F211]^2 + [.G211]^2)" office:value-type="float" office:value="393.081734503144" calcext:value-type="float">
            <text:p>393.08</text:p>
          </table:table-cell>
          <table:table-cell table:formula="of:=[.E211]/[.$H211]" office:value-type="float" office:value="-0.00127200008576334" calcext:value-type="float">
            <text:p>0.00</text:p>
          </table:table-cell>
          <table:table-cell table:formula="of:=[.F211]/[.$H211]" office:value-type="float" office:value="-0.323088021783887" calcext:value-type="float">
            <text:p>-0.32</text:p>
          </table:table-cell>
          <table:table-cell table:formula="of:=[.G211]/[.$H211]" office:value-type="float" office:value="0.946368063807923" calcext:value-type="float">
            <text:p>0.95</text:p>
          </table:table-cell>
          <table:table-cell table:formula="of:=MOD(DEGREES(ATAN2([.I211];[.J211]))+360; 360)" office:value-type="float" office:value="269.774427230366" calcext:value-type="float">
            <text:p>269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7" calcext:value-type="float">
            <text:p>177</text:p>
          </table:table-cell>
          <table:table-cell office:value-type="float" office:value="495" calcext:value-type="float">
            <text:p>495</text:p>
          </table:table-cell>
          <table:table-cell table:formula="of:=[.B212]-[.B$1]" office:value-type="float" office:value="-1.5" calcext:value-type="float">
            <text:p>-1.5</text:p>
          </table:table-cell>
          <table:table-cell table:formula="of:=[.C212]-[.C$1]" office:value-type="float" office:value="-121" calcext:value-type="float">
            <text:p>-121</text:p>
          </table:table-cell>
          <table:table-cell table:formula="of:=[.D212]-[.D$1]" office:value-type="float" office:value="359" calcext:value-type="float">
            <text:p>359</text:p>
          </table:table-cell>
          <table:table-cell table:formula="of:=SQRT([.E212]^2 + [.F212]^2 + [.G212]^2)" office:value-type="float" office:value="378.845944943324" calcext:value-type="float">
            <text:p>378.85</text:p>
          </table:table-cell>
          <table:table-cell table:formula="of:=[.E212]/[.$H212]" office:value-type="float" office:value="-0.00395939304622728" calcext:value-type="float">
            <text:p>0.00</text:p>
          </table:table-cell>
          <table:table-cell table:formula="of:=[.F212]/[.$H212]" office:value-type="float" office:value="-0.319391039062334" calcext:value-type="float">
            <text:p>-0.32</text:p>
          </table:table-cell>
          <table:table-cell table:formula="of:=[.G212]/[.$H212]" office:value-type="float" office:value="0.947614735730396" calcext:value-type="float">
            <text:p>0.95</text:p>
          </table:table-cell>
          <table:table-cell table:formula="of:=MOD(DEGREES(ATAN2([.I212];[.J212]))+360; 360)" office:value-type="float" office:value="269.289758122939" calcext:value-type="float">
            <text:p>269.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68" calcext:value-type="float">
            <text:p>168</text:p>
          </table:table-cell>
          <table:table-cell office:value-type="float" office:value="501" calcext:value-type="float">
            <text:p>501</text:p>
          </table:table-cell>
          <table:table-cell table:formula="of:=[.B213]-[.B$1]" office:value-type="float" office:value="2.5" calcext:value-type="float">
            <text:p>2.5</text:p>
          </table:table-cell>
          <table:table-cell table:formula="of:=[.C213]-[.C$1]" office:value-type="float" office:value="-130" calcext:value-type="float">
            <text:p>-130</text:p>
          </table:table-cell>
          <table:table-cell table:formula="of:=[.D213]-[.D$1]" office:value-type="float" office:value="365" calcext:value-type="float">
            <text:p>365</text:p>
          </table:table-cell>
          <table:table-cell table:formula="of:=SQRT([.E213]^2 + [.F213]^2 + [.G213]^2)" office:value-type="float" office:value="387.467740592685" calcext:value-type="float">
            <text:p>387.47</text:p>
          </table:table-cell>
          <table:table-cell table:formula="of:=[.E213]/[.$H213]" office:value-type="float" office:value="0.00645215004525515" calcext:value-type="float">
            <text:p>0.01</text:p>
          </table:table-cell>
          <table:table-cell table:formula="of:=[.F213]/[.$H213]" office:value-type="float" office:value="-0.335511802353268" calcext:value-type="float">
            <text:p>-0.34</text:p>
          </table:table-cell>
          <table:table-cell table:formula="of:=[.G213]/[.$H213]" office:value-type="float" office:value="0.942013906607251" calcext:value-type="float">
            <text:p>0.94</text:p>
          </table:table-cell>
          <table:table-cell table:formula="of:=MOD(DEGREES(ATAN2([.I213];[.J213]))+360; 360)" office:value-type="float" office:value="271.101706115206" calcext:value-type="float">
            <text:p>271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8" calcext:value-type="float">
            <text:p>178</text:p>
          </table:table-cell>
          <table:table-cell office:value-type="float" office:value="512" calcext:value-type="float">
            <text:p>512</text:p>
          </table:table-cell>
          <table:table-cell table:formula="of:=[.B214]-[.B$1]" office:value-type="float" office:value="2.5" calcext:value-type="float">
            <text:p>2.5</text:p>
          </table:table-cell>
          <table:table-cell table:formula="of:=[.C214]-[.C$1]" office:value-type="float" office:value="-120" calcext:value-type="float">
            <text:p>-120</text:p>
          </table:table-cell>
          <table:table-cell table:formula="of:=[.D214]-[.D$1]" office:value-type="float" office:value="376" calcext:value-type="float">
            <text:p>376</text:p>
          </table:table-cell>
          <table:table-cell table:formula="of:=SQRT([.E214]^2 + [.F214]^2 + [.G214]^2)" office:value-type="float" office:value="394.692601906851" calcext:value-type="float">
            <text:p>394.69</text:p>
          </table:table-cell>
          <table:table-cell table:formula="of:=[.E214]/[.$H214]" office:value-type="float" office:value="0.00633404322229989" calcext:value-type="float">
            <text:p>0.01</text:p>
          </table:table-cell>
          <table:table-cell table:formula="of:=[.F214]/[.$H214]" office:value-type="float" office:value="-0.304034074670395" calcext:value-type="float">
            <text:p>-0.30</text:p>
          </table:table-cell>
          <table:table-cell table:formula="of:=[.G214]/[.$H214]" office:value-type="float" office:value="0.952640100633904" calcext:value-type="float">
            <text:p>0.95</text:p>
          </table:table-cell>
          <table:table-cell table:formula="of:=MOD(DEGREES(ATAN2([.I214];[.J214]))+360; 360)" office:value-type="float" office:value="271.193489423982" calcext:value-type="float">
            <text:p>271.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table:formula="of:=[.B215]-[.B$1]" office:value-type="float" office:value="-1.5" calcext:value-type="float">
            <text:p>-1.5</text:p>
          </table:table-cell>
          <table:table-cell table:formula="of:=[.C215]-[.C$1]" office:value-type="float" office:value="-126" calcext:value-type="float">
            <text:p>-126</text:p>
          </table:table-cell>
          <table:table-cell table:formula="of:=[.D215]-[.D$1]" office:value-type="float" office:value="364" calcext:value-type="float">
            <text:p>364</text:p>
          </table:table-cell>
          <table:table-cell table:formula="of:=SQRT([.E215]^2 + [.F215]^2 + [.G215]^2)" office:value-type="float" office:value="385.193782400495" calcext:value-type="float">
            <text:p>385.19</text:p>
          </table:table-cell>
          <table:table-cell table:formula="of:=[.E215]/[.$H215]" office:value-type="float" office:value="-0.00389414385313316" calcext:value-type="float">
            <text:p>0.00</text:p>
          </table:table-cell>
          <table:table-cell table:formula="of:=[.F215]/[.$H215]" office:value-type="float" office:value="-0.327108083663185" calcext:value-type="float">
            <text:p>-0.33</text:p>
          </table:table-cell>
          <table:table-cell table:formula="of:=[.G215]/[.$H215]" office:value-type="float" office:value="0.944978908360313" calcext:value-type="float">
            <text:p>0.94</text:p>
          </table:table-cell>
          <table:table-cell table:formula="of:=MOD(DEGREES(ATAN2([.I215];[.J215]))+360; 360)" office:value-type="float" office:value="269.317939606827" calcext:value-type="float">
            <text:p>269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73" calcext:value-type="float">
            <text:p>173</text:p>
          </table:table-cell>
          <table:table-cell office:value-type="float" office:value="489" calcext:value-type="float">
            <text:p>489</text:p>
          </table:table-cell>
          <table:table-cell table:formula="of:=[.B216]-[.B$1]" office:value-type="float" office:value="4.5" calcext:value-type="float">
            <text:p>4.5</text:p>
          </table:table-cell>
          <table:table-cell table:formula="of:=[.C216]-[.C$1]" office:value-type="float" office:value="-125" calcext:value-type="float">
            <text:p>-125</text:p>
          </table:table-cell>
          <table:table-cell table:formula="of:=[.D216]-[.D$1]" office:value-type="float" office:value="353" calcext:value-type="float">
            <text:p>353</text:p>
          </table:table-cell>
          <table:table-cell table:formula="of:=SQRT([.E216]^2 + [.F216]^2 + [.G216]^2)" office:value-type="float" office:value="374.505340415861" calcext:value-type="float">
            <text:p>374.51</text:p>
          </table:table-cell>
          <table:table-cell table:formula="of:=[.E216]/[.$H216]" office:value-type="float" office:value="0.0120158500143231" calcext:value-type="float">
            <text:p>0.01</text:p>
          </table:table-cell>
          <table:table-cell table:formula="of:=[.F216]/[.$H216]" office:value-type="float" office:value="-0.333773611508975" calcext:value-type="float">
            <text:p>-0.33</text:p>
          </table:table-cell>
          <table:table-cell table:formula="of:=[.G216]/[.$H216]" office:value-type="float" office:value="0.942576678901345" calcext:value-type="float">
            <text:p>0.94</text:p>
          </table:table-cell>
          <table:table-cell table:formula="of:=MOD(DEGREES(ATAN2([.I216];[.J216]))+360; 360)" office:value-type="float" office:value="272.061757690759" calcext:value-type="float">
            <text:p>272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164" calcext:value-type="float">
            <text:p>164</text:p>
          </table:table-cell>
          <table:table-cell office:value-type="float" office:value="494" calcext:value-type="float">
            <text:p>494</text:p>
          </table:table-cell>
          <table:table-cell table:formula="of:=[.B217]-[.B$1]" office:value-type="float" office:value="6.5" calcext:value-type="float">
            <text:p>6.5</text:p>
          </table:table-cell>
          <table:table-cell table:formula="of:=[.C217]-[.C$1]" office:value-type="float" office:value="-134" calcext:value-type="float">
            <text:p>-134</text:p>
          </table:table-cell>
          <table:table-cell table:formula="of:=[.D217]-[.D$1]" office:value-type="float" office:value="358" calcext:value-type="float">
            <text:p>358</text:p>
          </table:table-cell>
          <table:table-cell table:formula="of:=SQRT([.E217]^2 + [.F217]^2 + [.G217]^2)" office:value-type="float" office:value="382.311718366047" calcext:value-type="float">
            <text:p>382.31</text:p>
          </table:table-cell>
          <table:table-cell table:formula="of:=[.E217]/[.$H217]" office:value-type="float" office:value="0.0170018330271962" calcext:value-type="float">
            <text:p>0.02</text:p>
          </table:table-cell>
          <table:table-cell table:formula="of:=[.F217]/[.$H217]" office:value-type="float" office:value="-0.350499327022199" calcext:value-type="float">
            <text:p>-0.35</text:p>
          </table:table-cell>
          <table:table-cell table:formula="of:=[.G217]/[.$H217]" office:value-type="float" office:value="0.936408649805576" calcext:value-type="float">
            <text:p>0.94</text:p>
          </table:table-cell>
          <table:table-cell table:formula="of:=MOD(DEGREES(ATAN2([.I217];[.J217]))+360; 360)" office:value-type="float" office:value="272.777096106926" calcext:value-type="float">
            <text:p>272.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table:formula="of:=[.B218]-[.B$1]" office:value-type="float" office:value="0.5" calcext:value-type="float">
            <text:p>0.5</text:p>
          </table:table-cell>
          <table:table-cell table:formula="of:=[.C218]-[.C$1]" office:value-type="float" office:value="-123" calcext:value-type="float">
            <text:p>-123</text:p>
          </table:table-cell>
          <table:table-cell table:formula="of:=[.D218]-[.D$1]" office:value-type="float" office:value="364" calcext:value-type="float">
            <text:p>364</text:p>
          </table:table-cell>
          <table:table-cell table:formula="of:=SQRT([.E218]^2 + [.F218]^2 + [.G218]^2)" office:value-type="float" office:value="384.220314403078" calcext:value-type="float">
            <text:p>384.22</text:p>
          </table:table-cell>
          <table:table-cell table:formula="of:=[.E218]/[.$H218]" office:value-type="float" office:value="0.00130133671036316" calcext:value-type="float">
            <text:p>0.00</text:p>
          </table:table-cell>
          <table:table-cell table:formula="of:=[.F218]/[.$H218]" office:value-type="float" office:value="-0.320128830749337" calcext:value-type="float">
            <text:p>-0.32</text:p>
          </table:table-cell>
          <table:table-cell table:formula="of:=[.G218]/[.$H218]" office:value-type="float" office:value="0.94737312514438" calcext:value-type="float">
            <text:p>0.95</text:p>
          </table:table-cell>
          <table:table-cell table:formula="of:=MOD(DEGREES(ATAN2([.I218];[.J218]))+360; 360)" office:value-type="float" office:value="270.232908389921" calcext:value-type="float">
            <text:p>270.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84" calcext:value-type="float">
            <text:p>184</text:p>
          </table:table-cell>
          <table:table-cell office:value-type="float" office:value="500" calcext:value-type="float">
            <text:p>500</text:p>
          </table:table-cell>
          <table:table-cell table:formula="of:=[.B219]-[.B$1]" office:value-type="float" office:value="-3.5" calcext:value-type="float">
            <text:p>-3.5</text:p>
          </table:table-cell>
          <table:table-cell table:formula="of:=[.C219]-[.C$1]" office:value-type="float" office:value="-114" calcext:value-type="float">
            <text:p>-114</text:p>
          </table:table-cell>
          <table:table-cell table:formula="of:=[.D219]-[.D$1]" office:value-type="float" office:value="364" calcext:value-type="float">
            <text:p>364</text:p>
          </table:table-cell>
          <table:table-cell table:formula="of:=SQRT([.E219]^2 + [.F219]^2 + [.G219]^2)" office:value-type="float" office:value="381.450193341149" calcext:value-type="float">
            <text:p>381.45</text:p>
          </table:table-cell>
          <table:table-cell table:formula="of:=[.E219]/[.$H219]" office:value-type="float" office:value="-0.00917550983352047" calcext:value-type="float">
            <text:p>-0.01</text:p>
          </table:table-cell>
          <table:table-cell table:formula="of:=[.F219]/[.$H219]" office:value-type="float" office:value="-0.298859463148953" calcext:value-type="float">
            <text:p>-0.30</text:p>
          </table:table-cell>
          <table:table-cell table:formula="of:=[.G219]/[.$H219]" office:value-type="float" office:value="0.954253022686129" calcext:value-type="float">
            <text:p>0.95</text:p>
          </table:table-cell>
          <table:table-cell table:formula="of:=MOD(DEGREES(ATAN2([.I219];[.J219]))+360; 360)" office:value-type="float" office:value="268.241471439561" calcext:value-type="float">
            <text:p>268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2" calcext:value-type="float">
            <text:p>172</text:p>
          </table:table-cell>
          <table:table-cell office:value-type="float" office:value="495" calcext:value-type="float">
            <text:p>495</text:p>
          </table:table-cell>
          <table:table-cell table:formula="of:=[.B220]-[.B$1]" office:value-type="float" office:value="-3.5" calcext:value-type="float">
            <text:p>-3.5</text:p>
          </table:table-cell>
          <table:table-cell table:formula="of:=[.C220]-[.C$1]" office:value-type="float" office:value="-126" calcext:value-type="float">
            <text:p>-126</text:p>
          </table:table-cell>
          <table:table-cell table:formula="of:=[.D220]-[.D$1]" office:value-type="float" office:value="359" calcext:value-type="float">
            <text:p>359</text:p>
          </table:table-cell>
          <table:table-cell table:formula="of:=SQRT([.E220]^2 + [.F220]^2 + [.G220]^2)" office:value-type="float" office:value="380.485545060519" calcext:value-type="float">
            <text:p>380.49</text:p>
          </table:table-cell>
          <table:table-cell table:formula="of:=[.E220]/[.$H220]" office:value-type="float" office:value="-0.00919877258265699" calcext:value-type="float">
            <text:p>-0.01</text:p>
          </table:table-cell>
          <table:table-cell table:formula="of:=[.F220]/[.$H220]" office:value-type="float" office:value="-0.331155812975652" calcext:value-type="float">
            <text:p>-0.33</text:p>
          </table:table-cell>
          <table:table-cell table:formula="of:=[.G220]/[.$H220]" office:value-type="float" office:value="0.943531244906817" calcext:value-type="float">
            <text:p>0.94</text:p>
          </table:table-cell>
          <table:table-cell table:formula="of:=MOD(DEGREES(ATAN2([.I220];[.J220]))+360; 360)" office:value-type="float" office:value="268.408859728805" calcext:value-type="float">
            <text:p>268.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6" calcext:value-type="float">
            <text:p>176</text:p>
          </table:table-cell>
          <table:table-cell office:value-type="float" office:value="501" calcext:value-type="float">
            <text:p>501</text:p>
          </table:table-cell>
          <table:table-cell table:formula="of:=[.B221]-[.B$1]" office:value-type="float" office:value="2.5" calcext:value-type="float">
            <text:p>2.5</text:p>
          </table:table-cell>
          <table:table-cell table:formula="of:=[.C221]-[.C$1]" office:value-type="float" office:value="-122" calcext:value-type="float">
            <text:p>-122</text:p>
          </table:table-cell>
          <table:table-cell table:formula="of:=[.D221]-[.D$1]" office:value-type="float" office:value="365" calcext:value-type="float">
            <text:p>365</text:p>
          </table:table-cell>
          <table:table-cell table:formula="of:=SQRT([.E221]^2 + [.F221]^2 + [.G221]^2)" office:value-type="float" office:value="384.857441138924" calcext:value-type="float">
            <text:p>384.86</text:p>
          </table:table-cell>
          <table:table-cell table:formula="of:=[.E221]/[.$H221]" office:value-type="float" office:value="0.00649591181763734" calcext:value-type="float">
            <text:p>0.01</text:p>
          </table:table-cell>
          <table:table-cell table:formula="of:=[.F221]/[.$H221]" office:value-type="float" office:value="-0.317000496700702" calcext:value-type="float">
            <text:p>-0.32</text:p>
          </table:table-cell>
          <table:table-cell table:formula="of:=[.G221]/[.$H221]" office:value-type="float" office:value="0.948403125375051" calcext:value-type="float">
            <text:p>0.95</text:p>
          </table:table-cell>
          <table:table-cell table:formula="of:=MOD(DEGREES(ATAN2([.I221];[.J221]))+360; 360)" office:value-type="float" office:value="271.173929544393" calcext:value-type="float">
            <text:p>271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5" calcext:value-type="float">
            <text:p>175</text:p>
          </table:table-cell>
          <table:table-cell office:value-type="float" office:value="506" calcext:value-type="float">
            <text:p>506</text:p>
          </table:table-cell>
          <table:table-cell table:formula="of:=[.B222]-[.B$1]" office:value-type="float" office:value="-1.5" calcext:value-type="float">
            <text:p>-1.5</text:p>
          </table:table-cell>
          <table:table-cell table:formula="of:=[.C222]-[.C$1]" office:value-type="float" office:value="-123" calcext:value-type="float">
            <text:p>-123</text:p>
          </table:table-cell>
          <table:table-cell table:formula="of:=[.D222]-[.D$1]" office:value-type="float" office:value="370" calcext:value-type="float">
            <text:p>370</text:p>
          </table:table-cell>
          <table:table-cell table:formula="of:=SQRT([.E222]^2 + [.F222]^2 + [.G222]^2)" office:value-type="float" office:value="389.911849012056" calcext:value-type="float">
            <text:p>389.91</text:p>
          </table:table-cell>
          <table:table-cell table:formula="of:=[.E222]/[.$H222]" office:value-type="float" office:value="-0.00384702338182501" calcext:value-type="float">
            <text:p>0.00</text:p>
          </table:table-cell>
          <table:table-cell table:formula="of:=[.F222]/[.$H222]" office:value-type="float" office:value="-0.315455917309651" calcext:value-type="float">
            <text:p>-0.32</text:p>
          </table:table-cell>
          <table:table-cell table:formula="of:=[.G222]/[.$H222]" office:value-type="float" office:value="0.948932434183502" calcext:value-type="float">
            <text:p>0.95</text:p>
          </table:table-cell>
          <table:table-cell table:formula="of:=MOD(DEGREES(ATAN2([.I222];[.J222]))+360; 360)" office:value-type="float" office:value="269.301305617016" calcext:value-type="float">
            <text:p>269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178" calcext:value-type="float">
            <text:p>178</text:p>
          </table:table-cell>
          <table:table-cell office:value-type="float" office:value="501" calcext:value-type="float">
            <text:p>501</text:p>
          </table:table-cell>
          <table:table-cell table:formula="of:=[.B223]-[.B$1]" office:value-type="float" office:value="9.5" calcext:value-type="float">
            <text:p>9.5</text:p>
          </table:table-cell>
          <table:table-cell table:formula="of:=[.C223]-[.C$1]" office:value-type="float" office:value="-120" calcext:value-type="float">
            <text:p>-120</text:p>
          </table:table-cell>
          <table:table-cell table:formula="of:=[.D223]-[.D$1]" office:value-type="float" office:value="365" calcext:value-type="float">
            <text:p>365</text:p>
          </table:table-cell>
          <table:table-cell table:formula="of:=SQRT([.E223]^2 + [.F223]^2 + [.G223]^2)" office:value-type="float" office:value="384.337416861799" calcext:value-type="float">
            <text:p>384.34</text:p>
          </table:table-cell>
          <table:table-cell table:formula="of:=[.E223]/[.$H223]" office:value-type="float" office:value="0.0247178639997366" calcext:value-type="float">
            <text:p>0.02</text:p>
          </table:table-cell>
          <table:table-cell table:formula="of:=[.F223]/[.$H223]" office:value-type="float" office:value="-0.312225650522988" calcext:value-type="float">
            <text:p>-0.31</text:p>
          </table:table-cell>
          <table:table-cell table:formula="of:=[.G223]/[.$H223]" office:value-type="float" office:value="0.949686353674089" calcext:value-type="float">
            <text:p>0.95</text:p>
          </table:table-cell>
          <table:table-cell table:formula="of:=MOD(DEGREES(ATAN2([.I223];[.J223]))+360; 360)" office:value-type="float" office:value="274.526475279099" calcext:value-type="float">
            <text:p>274.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3" calcext:value-type="float">
            <text:p>-63</text:p>
          </table:table-cell>
          <table:table-cell office:value-type="float" office:value="166" calcext:value-type="float">
            <text:p>166</text:p>
          </table:table-cell>
          <table:table-cell office:value-type="float" office:value="496" calcext:value-type="float">
            <text:p>496</text:p>
          </table:table-cell>
          <table:table-cell table:formula="of:=[.B224]-[.B$1]" office:value-type="float" office:value="-7.5" calcext:value-type="float">
            <text:p>-7.5</text:p>
          </table:table-cell>
          <table:table-cell table:formula="of:=[.C224]-[.C$1]" office:value-type="float" office:value="-132" calcext:value-type="float">
            <text:p>-132</text:p>
          </table:table-cell>
          <table:table-cell table:formula="of:=[.D224]-[.D$1]" office:value-type="float" office:value="360" calcext:value-type="float">
            <text:p>360</text:p>
          </table:table-cell>
          <table:table-cell table:formula="of:=SQRT([.E224]^2 + [.F224]^2 + [.G224]^2)" office:value-type="float" office:value="383.510430105884" calcext:value-type="float">
            <text:p>383.51</text:p>
          </table:table-cell>
          <table:table-cell table:formula="of:=[.E224]/[.$H224]" office:value-type="float" office:value="-0.0195561825995953" calcext:value-type="float">
            <text:p>-0.02</text:p>
          </table:table-cell>
          <table:table-cell table:formula="of:=[.F224]/[.$H224]" office:value-type="float" office:value="-0.344188813752877" calcext:value-type="float">
            <text:p>-0.34</text:p>
          </table:table-cell>
          <table:table-cell table:formula="of:=[.G224]/[.$H224]" office:value-type="float" office:value="0.938696764780575" calcext:value-type="float">
            <text:p>0.94</text:p>
          </table:table-cell>
          <table:table-cell table:formula="of:=MOD(DEGREES(ATAN2([.I224];[.J224]))+360; 360)" office:value-type="float" office:value="266.748054399636" calcext:value-type="float">
            <text:p>266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5" calcext:value-type="float">
            <text:p>175</text:p>
          </table:table-cell>
          <table:table-cell office:value-type="float" office:value="504" calcext:value-type="float">
            <text:p>504</text:p>
          </table:table-cell>
          <table:table-cell table:formula="of:=[.B225]-[.B$1]" office:value-type="float" office:value="-1.5" calcext:value-type="float">
            <text:p>-1.5</text:p>
          </table:table-cell>
          <table:table-cell table:formula="of:=[.C225]-[.C$1]" office:value-type="float" office:value="-123" calcext:value-type="float">
            <text:p>-123</text:p>
          </table:table-cell>
          <table:table-cell table:formula="of:=[.D225]-[.D$1]" office:value-type="float" office:value="368" calcext:value-type="float">
            <text:p>368</text:p>
          </table:table-cell>
          <table:table-cell table:formula="of:=SQRT([.E225]^2 + [.F225]^2 + [.G225]^2)" office:value-type="float" office:value="388.014497151846" calcext:value-type="float">
            <text:p>388.01</text:p>
          </table:table-cell>
          <table:table-cell table:formula="of:=[.E225]/[.$H225]" office:value-type="float" office:value="-0.00386583493918524" calcext:value-type="float">
            <text:p>0.00</text:p>
          </table:table-cell>
          <table:table-cell table:formula="of:=[.F225]/[.$H225]" office:value-type="float" office:value="-0.31699846501319" calcext:value-type="float">
            <text:p>-0.32</text:p>
          </table:table-cell>
          <table:table-cell table:formula="of:=[.G225]/[.$H225]" office:value-type="float" office:value="0.94841817174678" calcext:value-type="float">
            <text:p>0.95</text:p>
          </table:table-cell>
          <table:table-cell table:formula="of:=MOD(DEGREES(ATAN2([.I225];[.J225]))+360; 360)" office:value-type="float" office:value="269.301305617016" calcext:value-type="float">
            <text:p>269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172" calcext:value-type="float">
            <text:p>172</text:p>
          </table:table-cell>
          <table:table-cell office:value-type="float" office:value="502" calcext:value-type="float">
            <text:p>502</text:p>
          </table:table-cell>
          <table:table-cell table:formula="of:=[.B226]-[.B$1]" office:value-type="float" office:value="5.5" calcext:value-type="float">
            <text:p>5.5</text:p>
          </table:table-cell>
          <table:table-cell table:formula="of:=[.C226]-[.C$1]" office:value-type="float" office:value="-126" calcext:value-type="float">
            <text:p>-126</text:p>
          </table:table-cell>
          <table:table-cell table:formula="of:=[.D226]-[.D$1]" office:value-type="float" office:value="366" calcext:value-type="float">
            <text:p>366</text:p>
          </table:table-cell>
          <table:table-cell table:formula="of:=SQRT([.E226]^2 + [.F226]^2 + [.G226]^2)" office:value-type="float" office:value="387.120459288837" calcext:value-type="float">
            <text:p>387.12</text:p>
          </table:table-cell>
          <table:table-cell table:formula="of:=[.E226]/[.$H226]" office:value-type="float" office:value="0.0142074640283901" calcext:value-type="float">
            <text:p>0.01</text:p>
          </table:table-cell>
          <table:table-cell table:formula="of:=[.F226]/[.$H226]" office:value-type="float" office:value="-0.325480085014027" calcext:value-type="float">
            <text:p>-0.33</text:p>
          </table:table-cell>
          <table:table-cell table:formula="of:=[.G226]/[.$H226]" office:value-type="float" office:value="0.945442151707413" calcext:value-type="float">
            <text:p>0.95</text:p>
          </table:table-cell>
          <table:table-cell table:formula="of:=MOD(DEGREES(ATAN2([.I226];[.J226]))+360; 360)" office:value-type="float" office:value="272.499419596521" calcext:value-type="float">
            <text:p>272.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0" calcext:value-type="float">
            <text:p>170</text:p>
          </table:table-cell>
          <table:table-cell office:value-type="float" office:value="504" calcext:value-type="float">
            <text:p>504</text:p>
          </table:table-cell>
          <table:table-cell table:formula="of:=[.B227]-[.B$1]" office:value-type="float" office:value="3.5" calcext:value-type="float">
            <text:p>3.5</text:p>
          </table:table-cell>
          <table:table-cell table:formula="of:=[.C227]-[.C$1]" office:value-type="float" office:value="-128" calcext:value-type="float">
            <text:p>-128</text:p>
          </table:table-cell>
          <table:table-cell table:formula="of:=[.D227]-[.D$1]" office:value-type="float" office:value="368" calcext:value-type="float">
            <text:p>368</text:p>
          </table:table-cell>
          <table:table-cell table:formula="of:=SQRT([.E227]^2 + [.F227]^2 + [.G227]^2)" office:value-type="float" office:value="389.641181088447" calcext:value-type="float">
            <text:p>389.64</text:p>
          </table:table-cell>
          <table:table-cell table:formula="of:=[.E227]/[.$H227]" office:value-type="float" office:value="0.00898262342348642" calcext:value-type="float">
            <text:p>0.01</text:p>
          </table:table-cell>
          <table:table-cell table:formula="of:=[.F227]/[.$H227]" office:value-type="float" office:value="-0.328507370916075" calcext:value-type="float">
            <text:p>-0.33</text:p>
          </table:table-cell>
          <table:table-cell table:formula="of:=[.G227]/[.$H227]" office:value-type="float" office:value="0.944458691383715" calcext:value-type="float">
            <text:p>0.94</text:p>
          </table:table-cell>
          <table:table-cell table:formula="of:=MOD(DEGREES(ATAN2([.I227];[.J227]))+360; 360)" office:value-type="float" office:value="271.566291186983" calcext:value-type="float">
            <text:p>271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2" calcext:value-type="float">
            <text:p>172</text:p>
          </table:table-cell>
          <table:table-cell office:value-type="float" office:value="493" calcext:value-type="float">
            <text:p>493</text:p>
          </table:table-cell>
          <table:table-cell table:formula="of:=[.B228]-[.B$1]" office:value-type="float" office:value="3.5" calcext:value-type="float">
            <text:p>3.5</text:p>
          </table:table-cell>
          <table:table-cell table:formula="of:=[.C228]-[.C$1]" office:value-type="float" office:value="-126" calcext:value-type="float">
            <text:p>-126</text:p>
          </table:table-cell>
          <table:table-cell table:formula="of:=[.D228]-[.D$1]" office:value-type="float" office:value="357" calcext:value-type="float">
            <text:p>357</text:p>
          </table:table-cell>
          <table:table-cell table:formula="of:=SQRT([.E228]^2 + [.F228]^2 + [.G228]^2)" office:value-type="float" office:value="378.599062333757" calcext:value-type="float">
            <text:p>378.60</text:p>
          </table:table-cell>
          <table:table-cell table:formula="of:=[.E228]/[.$H228]" office:value-type="float" office:value="0.00924460821013483" calcext:value-type="float">
            <text:p>0.01</text:p>
          </table:table-cell>
          <table:table-cell table:formula="of:=[.F228]/[.$H228]" office:value-type="float" office:value="-0.332805895564854" calcext:value-type="float">
            <text:p>-0.33</text:p>
          </table:table-cell>
          <table:table-cell table:formula="of:=[.G228]/[.$H228]" office:value-type="float" office:value="0.942950037433753" calcext:value-type="float">
            <text:p>0.94</text:p>
          </table:table-cell>
          <table:table-cell table:formula="of:=MOD(DEGREES(ATAN2([.I228];[.J228]))+360; 360)" office:value-type="float" office:value="271.591140271195" calcext:value-type="float">
            <text:p>271.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167" calcext:value-type="float">
            <text:p>167</text:p>
          </table:table-cell>
          <table:table-cell office:value-type="float" office:value="504" calcext:value-type="float">
            <text:p>504</text:p>
          </table:table-cell>
          <table:table-cell table:formula="of:=[.B229]-[.B$1]" office:value-type="float" office:value="10.5" calcext:value-type="float">
            <text:p>10.5</text:p>
          </table:table-cell>
          <table:table-cell table:formula="of:=[.C229]-[.C$1]" office:value-type="float" office:value="-131" calcext:value-type="float">
            <text:p>-131</text:p>
          </table:table-cell>
          <table:table-cell table:formula="of:=[.D229]-[.D$1]" office:value-type="float" office:value="368" calcext:value-type="float">
            <text:p>368</text:p>
          </table:table-cell>
          <table:table-cell table:formula="of:=SQRT([.E229]^2 + [.F229]^2 + [.G229]^2)" office:value-type="float" office:value="390.762395836652" calcext:value-type="float">
            <text:p>390.76</text:p>
          </table:table-cell>
          <table:table-cell table:formula="of:=[.E229]/[.$H229]" office:value-type="float" office:value="0.0268705487320977" calcext:value-type="float">
            <text:p>0.03</text:p>
          </table:table-cell>
          <table:table-cell table:formula="of:=[.F229]/[.$H229]" office:value-type="float" office:value="-0.335242084181409" calcext:value-type="float">
            <text:p>-0.34</text:p>
          </table:table-cell>
          <table:table-cell table:formula="of:=[.G229]/[.$H229]" office:value-type="float" office:value="0.941748755563043" calcext:value-type="float">
            <text:p>0.94</text:p>
          </table:table-cell>
          <table:table-cell table:formula="of:=MOD(DEGREES(ATAN2([.I229];[.J229]))+360; 360)" office:value-type="float" office:value="274.582612973959" calcext:value-type="float">
            <text:p>274.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2" calcext:value-type="float">
            <text:p>-62</text:p>
          </table:table-cell>
          <table:table-cell office:value-type="float" office:value="182" calcext:value-type="float">
            <text:p>182</text:p>
          </table:table-cell>
          <table:table-cell office:value-type="float" office:value="509" calcext:value-type="float">
            <text:p>509</text:p>
          </table:table-cell>
          <table:table-cell table:formula="of:=[.B230]-[.B$1]" office:value-type="float" office:value="-6.5" calcext:value-type="float">
            <text:p>-6.5</text:p>
          </table:table-cell>
          <table:table-cell table:formula="of:=[.C230]-[.C$1]" office:value-type="float" office:value="-116" calcext:value-type="float">
            <text:p>-116</text:p>
          </table:table-cell>
          <table:table-cell table:formula="of:=[.D230]-[.D$1]" office:value-type="float" office:value="373" calcext:value-type="float">
            <text:p>373</text:p>
          </table:table-cell>
          <table:table-cell table:formula="of:=SQRT([.E230]^2 + [.F230]^2 + [.G230]^2)" office:value-type="float" office:value="390.675376751594" calcext:value-type="float">
            <text:p>390.68</text:p>
          </table:table-cell>
          <table:table-cell table:formula="of:=[.E230]/[.$H230]" office:value-type="float" office:value="-0.016637854307703" calcext:value-type="float">
            <text:p>-0.02</text:p>
          </table:table-cell>
          <table:table-cell table:formula="of:=[.F230]/[.$H230]" office:value-type="float" office:value="-0.296921707645161" calcext:value-type="float">
            <text:p>-0.30</text:p>
          </table:table-cell>
          <table:table-cell table:formula="of:=[.G230]/[.$H230]" office:value-type="float" office:value="0.954756870272803" calcext:value-type="float">
            <text:p>0.95</text:p>
          </table:table-cell>
          <table:table-cell table:formula="of:=MOD(DEGREES(ATAN2([.I230];[.J230]))+360; 360)" office:value-type="float" office:value="266.792814532721" calcext:value-type="float">
            <text:p>266.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9" calcext:value-type="float">
            <text:p>179</text:p>
          </table:table-cell>
          <table:table-cell office:value-type="float" office:value="488" calcext:value-type="float">
            <text:p>488</text:p>
          </table:table-cell>
          <table:table-cell table:formula="of:=[.B231]-[.B$1]" office:value-type="float" office:value="3.5" calcext:value-type="float">
            <text:p>3.5</text:p>
          </table:table-cell>
          <table:table-cell table:formula="of:=[.C231]-[.C$1]" office:value-type="float" office:value="-119" calcext:value-type="float">
            <text:p>-119</text:p>
          </table:table-cell>
          <table:table-cell table:formula="of:=[.D231]-[.D$1]" office:value-type="float" office:value="352" calcext:value-type="float">
            <text:p>352</text:p>
          </table:table-cell>
          <table:table-cell table:formula="of:=SQRT([.E231]^2 + [.F231]^2 + [.G231]^2)" office:value-type="float" office:value="371.587472878191" calcext:value-type="float">
            <text:p>371.59</text:p>
          </table:table-cell>
          <table:table-cell table:formula="of:=[.E231]/[.$H231]" office:value-type="float" office:value="0.00941904734540749" calcext:value-type="float">
            <text:p>0.01</text:p>
          </table:table-cell>
          <table:table-cell table:formula="of:=[.F231]/[.$H231]" office:value-type="float" office:value="-0.320247609743855" calcext:value-type="float">
            <text:p>-0.32</text:p>
          </table:table-cell>
          <table:table-cell table:formula="of:=[.G231]/[.$H231]" office:value-type="float" office:value="0.947287047309554" calcext:value-type="float">
            <text:p>0.95</text:p>
          </table:table-cell>
          <table:table-cell table:formula="of:=MOD(DEGREES(ATAN2([.I231];[.J231]))+360; 360)" office:value-type="float" office:value="271.684684317896" calcext:value-type="float">
            <text:p>27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66" calcext:value-type="float">
            <text:p>166</text:p>
          </table:table-cell>
          <table:table-cell office:value-type="float" office:value="503" calcext:value-type="float">
            <text:p>503</text:p>
          </table:table-cell>
          <table:table-cell table:formula="of:=[.B232]-[.B$1]" office:value-type="float" office:value="2.5" calcext:value-type="float">
            <text:p>2.5</text:p>
          </table:table-cell>
          <table:table-cell table:formula="of:=[.C232]-[.C$1]" office:value-type="float" office:value="-132" calcext:value-type="float">
            <text:p>-132</text:p>
          </table:table-cell>
          <table:table-cell table:formula="of:=[.D232]-[.D$1]" office:value-type="float" office:value="367" calcext:value-type="float">
            <text:p>367</text:p>
          </table:table-cell>
          <table:table-cell table:formula="of:=SQRT([.E232]^2 + [.F232]^2 + [.G232]^2)" office:value-type="float" office:value="390.024678706361" calcext:value-type="float">
            <text:p>390.02</text:p>
          </table:table-cell>
          <table:table-cell table:formula="of:=[.E232]/[.$H232]" office:value-type="float" office:value="0.00640985080301081" calcext:value-type="float">
            <text:p>0.01</text:p>
          </table:table-cell>
          <table:table-cell table:formula="of:=[.F232]/[.$H232]" office:value-type="float" office:value="-0.338440122398971" calcext:value-type="float">
            <text:p>-0.34</text:p>
          </table:table-cell>
          <table:table-cell table:formula="of:=[.G232]/[.$H232]" office:value-type="float" office:value="0.940966097881987" calcext:value-type="float">
            <text:p>0.94</text:p>
          </table:table-cell>
          <table:table-cell table:formula="of:=MOD(DEGREES(ATAN2([.I232];[.J232]))+360; 360)" office:value-type="float" office:value="271.085017619497" calcext:value-type="float">
            <text:p>271.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7" calcext:value-type="float">
            <text:p>177</text:p>
          </table:table-cell>
          <table:table-cell office:value-type="float" office:value="506" calcext:value-type="float">
            <text:p>506</text:p>
          </table:table-cell>
          <table:table-cell table:formula="of:=[.B233]-[.B$1]" office:value-type="float" office:value="-3.5" calcext:value-type="float">
            <text:p>-3.5</text:p>
          </table:table-cell>
          <table:table-cell table:formula="of:=[.C233]-[.C$1]" office:value-type="float" office:value="-121" calcext:value-type="float">
            <text:p>-121</text:p>
          </table:table-cell>
          <table:table-cell table:formula="of:=[.D233]-[.D$1]" office:value-type="float" office:value="370" calcext:value-type="float">
            <text:p>370</text:p>
          </table:table-cell>
          <table:table-cell table:formula="of:=SQRT([.E233]^2 + [.F233]^2 + [.G233]^2)" office:value-type="float" office:value="389.298407394636" calcext:value-type="float">
            <text:p>389.30</text:p>
          </table:table-cell>
          <table:table-cell table:formula="of:=[.E233]/[.$H233]" office:value-type="float" office:value="-0.00899053254140856" calcext:value-type="float">
            <text:p>-0.01</text:p>
          </table:table-cell>
          <table:table-cell table:formula="of:=[.F233]/[.$H233]" office:value-type="float" office:value="-0.31081555357441" calcext:value-type="float">
            <text:p>-0.31</text:p>
          </table:table-cell>
          <table:table-cell table:formula="of:=[.G233]/[.$H233]" office:value-type="float" office:value="0.950427725806047" calcext:value-type="float">
            <text:p>0.95</text:p>
          </table:table-cell>
          <table:table-cell table:formula="of:=MOD(DEGREES(ATAN2([.I233];[.J233]))+360; 360)" office:value-type="float" office:value="268.343146052477" calcext:value-type="float">
            <text:p>268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66" calcext:value-type="float">
            <text:p>166</text:p>
          </table:table-cell>
          <table:table-cell office:value-type="float" office:value="510" calcext:value-type="float">
            <text:p>510</text:p>
          </table:table-cell>
          <table:table-cell table:formula="of:=[.B234]-[.B$1]" office:value-type="float" office:value="2.5" calcext:value-type="float">
            <text:p>2.5</text:p>
          </table:table-cell>
          <table:table-cell table:formula="of:=[.C234]-[.C$1]" office:value-type="float" office:value="-132" calcext:value-type="float">
            <text:p>-132</text:p>
          </table:table-cell>
          <table:table-cell table:formula="of:=[.D234]-[.D$1]" office:value-type="float" office:value="374" calcext:value-type="float">
            <text:p>374</text:p>
          </table:table-cell>
          <table:table-cell table:formula="of:=SQRT([.E234]^2 + [.F234]^2 + [.G234]^2)" office:value-type="float" office:value="396.618519486925" calcext:value-type="float">
            <text:p>396.62</text:p>
          </table:table-cell>
          <table:table-cell table:formula="of:=[.E234]/[.$H234]" office:value-type="float" office:value="0.00630328609776987" calcext:value-type="float">
            <text:p>0.01</text:p>
          </table:table-cell>
          <table:table-cell table:formula="of:=[.F234]/[.$H234]" office:value-type="float" office:value="-0.332813505962249" calcext:value-type="float">
            <text:p>-0.33</text:p>
          </table:table-cell>
          <table:table-cell table:formula="of:=[.G234]/[.$H234]" office:value-type="float" office:value="0.942971600226372" calcext:value-type="float">
            <text:p>0.94</text:p>
          </table:table-cell>
          <table:table-cell table:formula="of:=MOD(DEGREES(ATAN2([.I234];[.J234]))+360; 360)" office:value-type="float" office:value="271.085017619497" calcext:value-type="float">
            <text:p>271.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76" calcext:value-type="float">
            <text:p>176</text:p>
          </table:table-cell>
          <table:table-cell office:value-type="float" office:value="503" calcext:value-type="float">
            <text:p>503</text:p>
          </table:table-cell>
          <table:table-cell table:formula="of:=[.B235]-[.B$1]" office:value-type="float" office:value="4.5" calcext:value-type="float">
            <text:p>4.5</text:p>
          </table:table-cell>
          <table:table-cell table:formula="of:=[.C235]-[.C$1]" office:value-type="float" office:value="-122" calcext:value-type="float">
            <text:p>-122</text:p>
          </table:table-cell>
          <table:table-cell table:formula="of:=[.D235]-[.D$1]" office:value-type="float" office:value="367" calcext:value-type="float">
            <text:p>367</text:p>
          </table:table-cell>
          <table:table-cell table:formula="of:=SQRT([.E235]^2 + [.F235]^2 + [.G235]^2)" office:value-type="float" office:value="386.772866163075" calcext:value-type="float">
            <text:p>386.77</text:p>
          </table:table-cell>
          <table:table-cell table:formula="of:=[.E235]/[.$H235]" office:value-type="float" office:value="0.0116347355093484" calcext:value-type="float">
            <text:p>0.01</text:p>
          </table:table-cell>
          <table:table-cell table:formula="of:=[.F235]/[.$H235]" office:value-type="float" office:value="-0.315430607142335" calcext:value-type="float">
            <text:p>-0.32</text:p>
          </table:table-cell>
          <table:table-cell table:formula="of:=[.G235]/[.$H235]" office:value-type="float" office:value="0.948877318206861" calcext:value-type="float">
            <text:p>0.95</text:p>
          </table:table-cell>
          <table:table-cell table:formula="of:=MOD(DEGREES(ATAN2([.I235];[.J235]))+360; 360)" office:value-type="float" office:value="272.112411270229" calcext:value-type="float">
            <text:p>272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8" calcext:value-type="float">
            <text:p>178</text:p>
          </table:table-cell>
          <table:table-cell office:value-type="float" office:value="498" calcext:value-type="float">
            <text:p>498</text:p>
          </table:table-cell>
          <table:table-cell table:formula="of:=[.B236]-[.B$1]" office:value-type="float" office:value="-0.5" calcext:value-type="float">
            <text:p>-0.5</text:p>
          </table:table-cell>
          <table:table-cell table:formula="of:=[.C236]-[.C$1]" office:value-type="float" office:value="-120" calcext:value-type="float">
            <text:p>-120</text:p>
          </table:table-cell>
          <table:table-cell table:formula="of:=[.D236]-[.D$1]" office:value-type="float" office:value="362" calcext:value-type="float">
            <text:p>362</text:p>
          </table:table-cell>
          <table:table-cell table:formula="of:=SQRT([.E236]^2 + [.F236]^2 + [.G236]^2)" office:value-type="float" office:value="381.371538004608" calcext:value-type="float">
            <text:p>381.37</text:p>
          </table:table-cell>
          <table:table-cell table:formula="of:=[.E236]/[.$H236]" office:value-type="float" office:value="-0.00131105746017669" calcext:value-type="float">
            <text:p>0.00</text:p>
          </table:table-cell>
          <table:table-cell table:formula="of:=[.F236]/[.$H236]" office:value-type="float" office:value="-0.314653790442406" calcext:value-type="float">
            <text:p>-0.31</text:p>
          </table:table-cell>
          <table:table-cell table:formula="of:=[.G236]/[.$H236]" office:value-type="float" office:value="0.949205601167925" calcext:value-type="float">
            <text:p>0.95</text:p>
          </table:table-cell>
          <table:table-cell table:formula="of:=MOD(DEGREES(ATAN2([.I236];[.J236]))+360; 360)" office:value-type="float" office:value="269.761268966901" calcext:value-type="float">
            <text:p>269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5" calcext:value-type="float">
            <text:p>175</text:p>
          </table:table-cell>
          <table:table-cell office:value-type="float" office:value="502" calcext:value-type="float">
            <text:p>502</text:p>
          </table:table-cell>
          <table:table-cell table:formula="of:=[.B237]-[.B$1]" office:value-type="float" office:value="3.5" calcext:value-type="float">
            <text:p>3.5</text:p>
          </table:table-cell>
          <table:table-cell table:formula="of:=[.C237]-[.C$1]" office:value-type="float" office:value="-123" calcext:value-type="float">
            <text:p>-123</text:p>
          </table:table-cell>
          <table:table-cell table:formula="of:=[.D237]-[.D$1]" office:value-type="float" office:value="366" calcext:value-type="float">
            <text:p>366</text:p>
          </table:table-cell>
          <table:table-cell table:formula="of:=SQRT([.E237]^2 + [.F237]^2 + [.G237]^2)" office:value-type="float" office:value="386.131130576129" calcext:value-type="float">
            <text:p>386.13</text:p>
          </table:table-cell>
          <table:table-cell table:formula="of:=[.E237]/[.$H237]" office:value-type="float" office:value="0.00906427822791134" calcext:value-type="float">
            <text:p>0.01</text:p>
          </table:table-cell>
          <table:table-cell table:formula="of:=[.F237]/[.$H237]" office:value-type="float" office:value="-0.318544634866598" calcext:value-type="float">
            <text:p>-0.32</text:p>
          </table:table-cell>
          <table:table-cell table:formula="of:=[.G237]/[.$H237]" office:value-type="float" office:value="0.947864523261585" calcext:value-type="float">
            <text:p>0.95</text:p>
          </table:table-cell>
          <table:table-cell table:formula="of:=MOD(DEGREES(ATAN2([.I237];[.J237]))+360; 360)" office:value-type="float" office:value="271.629927885384" calcext:value-type="float">
            <text:p>271.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0" calcext:value-type="float">
            <text:p>170</text:p>
          </table:table-cell>
          <table:table-cell office:value-type="float" office:value="504" calcext:value-type="float">
            <text:p>504</text:p>
          </table:table-cell>
          <table:table-cell table:formula="of:=[.B238]-[.B$1]" office:value-type="float" office:value="-1.5" calcext:value-type="float">
            <text:p>-1.5</text:p>
          </table:table-cell>
          <table:table-cell table:formula="of:=[.C238]-[.C$1]" office:value-type="float" office:value="-128" calcext:value-type="float">
            <text:p>-128</text:p>
          </table:table-cell>
          <table:table-cell table:formula="of:=[.D238]-[.D$1]" office:value-type="float" office:value="368" calcext:value-type="float">
            <text:p>368</text:p>
          </table:table-cell>
          <table:table-cell table:formula="of:=SQRT([.E238]^2 + [.F238]^2 + [.G238]^2)" office:value-type="float" office:value="389.628348557956" calcext:value-type="float">
            <text:p>389.63</text:p>
          </table:table-cell>
          <table:table-cell table:formula="of:=[.E238]/[.$H238]" office:value-type="float" office:value="-0.00384982254384624" calcext:value-type="float">
            <text:p>0.00</text:p>
          </table:table-cell>
          <table:table-cell table:formula="of:=[.F238]/[.$H238]" office:value-type="float" office:value="-0.328518190408213" calcext:value-type="float">
            <text:p>-0.33</text:p>
          </table:table-cell>
          <table:table-cell table:formula="of:=[.G238]/[.$H238]" office:value-type="float" office:value="0.944489797423611" calcext:value-type="float">
            <text:p>0.94</text:p>
          </table:table-cell>
          <table:table-cell table:formula="of:=MOD(DEGREES(ATAN2([.I238];[.J238]))+360; 360)" office:value-type="float" office:value="269.32859581715" calcext:value-type="float">
            <text:p>269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0" calcext:value-type="float">
            <text:p>170</text:p>
          </table:table-cell>
          <table:table-cell office:value-type="float" office:value="502" calcext:value-type="float">
            <text:p>502</text:p>
          </table:table-cell>
          <table:table-cell table:formula="of:=[.B239]-[.B$1]" office:value-type="float" office:value="0.5" calcext:value-type="float">
            <text:p>0.5</text:p>
          </table:table-cell>
          <table:table-cell table:formula="of:=[.C239]-[.C$1]" office:value-type="float" office:value="-128" calcext:value-type="float">
            <text:p>-128</text:p>
          </table:table-cell>
          <table:table-cell table:formula="of:=[.D239]-[.D$1]" office:value-type="float" office:value="366" calcext:value-type="float">
            <text:p>366</text:p>
          </table:table-cell>
          <table:table-cell table:formula="of:=SQRT([.E239]^2 + [.F239]^2 + [.G239]^2)" office:value-type="float" office:value="387.737346666529" calcext:value-type="float">
            <text:p>387.74</text:p>
          </table:table-cell>
          <table:table-cell table:formula="of:=[.E239]/[.$H239]" office:value-type="float" office:value="0.00128953273214102" calcext:value-type="float">
            <text:p>0.00</text:p>
          </table:table-cell>
          <table:table-cell table:formula="of:=[.F239]/[.$H239]" office:value-type="float" office:value="-0.330120379428102" calcext:value-type="float">
            <text:p>-0.33</text:p>
          </table:table-cell>
          <table:table-cell table:formula="of:=[.G239]/[.$H239]" office:value-type="float" office:value="0.943937959927229" calcext:value-type="float">
            <text:p>0.94</text:p>
          </table:table-cell>
          <table:table-cell table:formula="of:=MOD(DEGREES(ATAN2([.I239];[.J239]))+360; 360)" office:value-type="float" office:value="270.223810500369" calcext:value-type="float">
            <text:p>270.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7" calcext:value-type="float">
            <text:p>177</text:p>
          </table:table-cell>
          <table:table-cell office:value-type="float" office:value="500" calcext:value-type="float">
            <text:p>500</text:p>
          </table:table-cell>
          <table:table-cell table:formula="of:=[.B240]-[.B$1]" office:value-type="float" office:value="0.5" calcext:value-type="float">
            <text:p>0.5</text:p>
          </table:table-cell>
          <table:table-cell table:formula="of:=[.C240]-[.C$1]" office:value-type="float" office:value="-121" calcext:value-type="float">
            <text:p>-121</text:p>
          </table:table-cell>
          <table:table-cell table:formula="of:=[.D240]-[.D$1]" office:value-type="float" office:value="364" calcext:value-type="float">
            <text:p>364</text:p>
          </table:table-cell>
          <table:table-cell table:formula="of:=SQRT([.E240]^2 + [.F240]^2 + [.G240]^2)" office:value-type="float" office:value="383.584736401229" calcext:value-type="float">
            <text:p>383.58</text:p>
          </table:table-cell>
          <table:table-cell table:formula="of:=[.E240]/[.$H240]" office:value-type="float" office:value="0.00130349295097342" calcext:value-type="float">
            <text:p>0.00</text:p>
          </table:table-cell>
          <table:table-cell table:formula="of:=[.F240]/[.$H240]" office:value-type="float" office:value="-0.315445294135568" calcext:value-type="float">
            <text:p>-0.32</text:p>
          </table:table-cell>
          <table:table-cell table:formula="of:=[.G240]/[.$H240]" office:value-type="float" office:value="0.948942868308652" calcext:value-type="float">
            <text:p>0.95</text:p>
          </table:table-cell>
          <table:table-cell table:formula="of:=MOD(DEGREES(ATAN2([.I240];[.J240]))+360; 360)" office:value-type="float" office:value="270.236758071907" calcext:value-type="float">
            <text:p>270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178" calcext:value-type="float">
            <text:p>178</text:p>
          </table:table-cell>
          <table:table-cell office:value-type="float" office:value="508" calcext:value-type="float">
            <text:p>508</text:p>
          </table:table-cell>
          <table:table-cell table:formula="of:=[.B241]-[.B$1]" office:value-type="float" office:value="-2.5" calcext:value-type="float">
            <text:p>-2.5</text:p>
          </table:table-cell>
          <table:table-cell table:formula="of:=[.C241]-[.C$1]" office:value-type="float" office:value="-120" calcext:value-type="float">
            <text:p>-120</text:p>
          </table:table-cell>
          <table:table-cell table:formula="of:=[.D241]-[.D$1]" office:value-type="float" office:value="372" calcext:value-type="float">
            <text:p>372</text:p>
          </table:table-cell>
          <table:table-cell table:formula="of:=SQRT([.E241]^2 + [.F241]^2 + [.G241]^2)" office:value-type="float" office:value="390.883934179956" calcext:value-type="float">
            <text:p>390.88</text:p>
          </table:table-cell>
          <table:table-cell table:formula="of:=[.E241]/[.$H241]" office:value-type="float" office:value="-0.00639576043268395" calcext:value-type="float">
            <text:p>-0.01</text:p>
          </table:table-cell>
          <table:table-cell table:formula="of:=[.F241]/[.$H241]" office:value-type="float" office:value="-0.30699650076883" calcext:value-type="float">
            <text:p>-0.31</text:p>
          </table:table-cell>
          <table:table-cell table:formula="of:=[.G241]/[.$H241]" office:value-type="float" office:value="0.951689152383372" calcext:value-type="float">
            <text:p>0.95</text:p>
          </table:table-cell>
          <table:table-cell table:formula="of:=MOD(DEGREES(ATAN2([.I241];[.J241]))+360; 360)" office:value-type="float" office:value="268.806510576018" calcext:value-type="float">
            <text:p>268.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0" calcext:value-type="float">
            <text:p>170</text:p>
          </table:table-cell>
          <table:table-cell office:value-type="float" office:value="509" calcext:value-type="float">
            <text:p>509</text:p>
          </table:table-cell>
          <table:table-cell table:formula="of:=[.B242]-[.B$1]" office:value-type="float" office:value="0.5" calcext:value-type="float">
            <text:p>0.5</text:p>
          </table:table-cell>
          <table:table-cell table:formula="of:=[.C242]-[.C$1]" office:value-type="float" office:value="-128" calcext:value-type="float">
            <text:p>-128</text:p>
          </table:table-cell>
          <table:table-cell table:formula="of:=[.D242]-[.D$1]" office:value-type="float" office:value="373" calcext:value-type="float">
            <text:p>373</text:p>
          </table:table-cell>
          <table:table-cell table:formula="of:=SQRT([.E242]^2 + [.F242]^2 + [.G242]^2)" office:value-type="float" office:value="394.351683145895" calcext:value-type="float">
            <text:p>394.35</text:p>
          </table:table-cell>
          <table:table-cell table:formula="of:=[.E242]/[.$H242]" office:value-type="float" office:value="0.00126790380609335" calcext:value-type="float">
            <text:p>0.00</text:p>
          </table:table-cell>
          <table:table-cell table:formula="of:=[.F242]/[.$H242]" office:value-type="float" office:value="-0.324583374359899" calcext:value-type="float">
            <text:p>-0.32</text:p>
          </table:table-cell>
          <table:table-cell table:formula="of:=[.G242]/[.$H242]" office:value-type="float" office:value="0.945856239345642" calcext:value-type="float">
            <text:p>0.95</text:p>
          </table:table-cell>
          <table:table-cell table:formula="of:=MOD(DEGREES(ATAN2([.I242];[.J242]))+360; 360)" office:value-type="float" office:value="270.223810500369" calcext:value-type="float">
            <text:p>270.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table:formula="of:=[.B243]-[.B$1]" office:value-type="float" office:value="-3.5" calcext:value-type="float">
            <text:p>-3.5</text:p>
          </table:table-cell>
          <table:table-cell table:formula="of:=[.C243]-[.C$1]" office:value-type="float" office:value="-123" calcext:value-type="float">
            <text:p>-123</text:p>
          </table:table-cell>
          <table:table-cell table:formula="of:=[.D243]-[.D$1]" office:value-type="float" office:value="364" calcext:value-type="float">
            <text:p>364</text:p>
          </table:table-cell>
          <table:table-cell table:formula="of:=SQRT([.E243]^2 + [.F243]^2 + [.G243]^2)" office:value-type="float" office:value="384.23593012627" calcext:value-type="float">
            <text:p>384.24</text:p>
          </table:table-cell>
          <table:table-cell table:formula="of:=[.E243]/[.$H243]" office:value-type="float" office:value="-0.00910898675938454" calcext:value-type="float">
            <text:p>-0.01</text:p>
          </table:table-cell>
          <table:table-cell table:formula="of:=[.F243]/[.$H243]" office:value-type="float" office:value="-0.320115820401228" calcext:value-type="float">
            <text:p>-0.32</text:p>
          </table:table-cell>
          <table:table-cell table:formula="of:=[.G243]/[.$H243]" office:value-type="float" office:value="0.947334622975993" calcext:value-type="float">
            <text:p>0.95</text:p>
          </table:table-cell>
          <table:table-cell table:formula="of:=MOD(DEGREES(ATAN2([.I243];[.J243]))+360; 360)" office:value-type="float" office:value="268.370072114616" calcext:value-type="float">
            <text:p>268.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0" calcext:value-type="float">
            <text:p>170</text:p>
          </table:table-cell>
          <table:table-cell office:value-type="float" office:value="495" calcext:value-type="float">
            <text:p>495</text:p>
          </table:table-cell>
          <table:table-cell table:formula="of:=[.B244]-[.B$1]" office:value-type="float" office:value="-3.5" calcext:value-type="float">
            <text:p>-3.5</text:p>
          </table:table-cell>
          <table:table-cell table:formula="of:=[.C244]-[.C$1]" office:value-type="float" office:value="-128" calcext:value-type="float">
            <text:p>-128</text:p>
          </table:table-cell>
          <table:table-cell table:formula="of:=[.D244]-[.D$1]" office:value-type="float" office:value="359" calcext:value-type="float">
            <text:p>359</text:p>
          </table:table-cell>
          <table:table-cell table:formula="of:=SQRT([.E244]^2 + [.F244]^2 + [.G244]^2)" office:value-type="float" office:value="381.152528523687" calcext:value-type="float">
            <text:p>381.15</text:p>
          </table:table-cell>
          <table:table-cell table:formula="of:=[.E244]/[.$H244]" office:value-type="float" office:value="-0.00918267553820646" calcext:value-type="float">
            <text:p>-0.01</text:p>
          </table:table-cell>
          <table:table-cell table:formula="of:=[.F244]/[.$H244]" office:value-type="float" office:value="-0.335823562540122" calcext:value-type="float">
            <text:p>-0.34</text:p>
          </table:table-cell>
          <table:table-cell table:formula="of:=[.G244]/[.$H244]" office:value-type="float" office:value="0.941880148061748" calcext:value-type="float">
            <text:p>0.94</text:p>
          </table:table-cell>
          <table:table-cell table:formula="of:=MOD(DEGREES(ATAN2([.I244];[.J244]))+360; 360)" office:value-type="float" office:value="268.433708813017" calcext:value-type="float">
            <text:p>268.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175" calcext:value-type="float">
            <text:p>175</text:p>
          </table:table-cell>
          <table:table-cell office:value-type="float" office:value="493" calcext:value-type="float">
            <text:p>493</text:p>
          </table:table-cell>
          <table:table-cell table:formula="of:=[.B245]-[.B$1]" office:value-type="float" office:value="5.5" calcext:value-type="float">
            <text:p>5.5</text:p>
          </table:table-cell>
          <table:table-cell table:formula="of:=[.C245]-[.C$1]" office:value-type="float" office:value="-123" calcext:value-type="float">
            <text:p>-123</text:p>
          </table:table-cell>
          <table:table-cell table:formula="of:=[.D245]-[.D$1]" office:value-type="float" office:value="357" calcext:value-type="float">
            <text:p>357</text:p>
          </table:table-cell>
          <table:table-cell table:formula="of:=SQRT([.E245]^2 + [.F245]^2 + [.G245]^2)" office:value-type="float" office:value="377.635075171785" calcext:value-type="float">
            <text:p>377.64</text:p>
          </table:table-cell>
          <table:table-cell table:formula="of:=[.E245]/[.$H245]" office:value-type="float" office:value="0.0145643250895009" calcext:value-type="float">
            <text:p>0.01</text:p>
          </table:table-cell>
          <table:table-cell table:formula="of:=[.F245]/[.$H245]" office:value-type="float" office:value="-0.325711270183384" calcext:value-type="float">
            <text:p>-0.33</text:p>
          </table:table-cell>
          <table:table-cell table:formula="of:=[.G245]/[.$H245]" office:value-type="float" office:value="0.945357101263969" calcext:value-type="float">
            <text:p>0.95</text:p>
          </table:table-cell>
          <table:table-cell table:formula="of:=MOD(DEGREES(ATAN2([.I245];[.J245]))+360; 360)" office:value-type="float" office:value="272.560300893909" calcext:value-type="float">
            <text:p>272.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3" calcext:value-type="float">
            <text:p>-63</text:p>
          </table:table-cell>
          <table:table-cell office:value-type="float" office:value="166" calcext:value-type="float">
            <text:p>166</text:p>
          </table:table-cell>
          <table:table-cell office:value-type="float" office:value="508" calcext:value-type="float">
            <text:p>508</text:p>
          </table:table-cell>
          <table:table-cell table:formula="of:=[.B246]-[.B$1]" office:value-type="float" office:value="-7.5" calcext:value-type="float">
            <text:p>-7.5</text:p>
          </table:table-cell>
          <table:table-cell table:formula="of:=[.C246]-[.C$1]" office:value-type="float" office:value="-132" calcext:value-type="float">
            <text:p>-132</text:p>
          </table:table-cell>
          <table:table-cell table:formula="of:=[.D246]-[.D$1]" office:value-type="float" office:value="372" calcext:value-type="float">
            <text:p>372</text:p>
          </table:table-cell>
          <table:table-cell table:formula="of:=SQRT([.E246]^2 + [.F246]^2 + [.G246]^2)" office:value-type="float" office:value="394.796466549537" calcext:value-type="float">
            <text:p>394.80</text:p>
          </table:table-cell>
          <table:table-cell table:formula="of:=[.E246]/[.$H246]" office:value-type="float" office:value="-0.0189971305101813" calcext:value-type="float">
            <text:p>-0.02</text:p>
          </table:table-cell>
          <table:table-cell table:formula="of:=[.F246]/[.$H246]" office:value-type="float" office:value="-0.334349496979191" calcext:value-type="float">
            <text:p>-0.33</text:p>
          </table:table-cell>
          <table:table-cell table:formula="of:=[.G246]/[.$H246]" office:value-type="float" office:value="0.942257673304994" calcext:value-type="float">
            <text:p>0.94</text:p>
          </table:table-cell>
          <table:table-cell table:formula="of:=MOD(DEGREES(ATAN2([.I246];[.J246]))+360; 360)" office:value-type="float" office:value="266.748054399636" calcext:value-type="float">
            <text:p>266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170" calcext:value-type="float">
            <text:p>170</text:p>
          </table:table-cell>
          <table:table-cell office:value-type="float" office:value="495" calcext:value-type="float">
            <text:p>495</text:p>
          </table:table-cell>
          <table:table-cell table:formula="of:=[.B247]-[.B$1]" office:value-type="float" office:value="5.5" calcext:value-type="float">
            <text:p>5.5</text:p>
          </table:table-cell>
          <table:table-cell table:formula="of:=[.C247]-[.C$1]" office:value-type="float" office:value="-128" calcext:value-type="float">
            <text:p>-128</text:p>
          </table:table-cell>
          <table:table-cell table:formula="of:=[.D247]-[.D$1]" office:value-type="float" office:value="359" calcext:value-type="float">
            <text:p>359</text:p>
          </table:table-cell>
          <table:table-cell table:formula="of:=SQRT([.E247]^2 + [.F247]^2 + [.G247]^2)" office:value-type="float" office:value="381.176140386567" calcext:value-type="float">
            <text:p>381.18</text:p>
          </table:table-cell>
          <table:table-cell table:formula="of:=[.E247]/[.$H247]" office:value-type="float" office:value="0.0144290248451076" calcext:value-type="float">
            <text:p>0.01</text:p>
          </table:table-cell>
          <table:table-cell table:formula="of:=[.F247]/[.$H247]" office:value-type="float" office:value="-0.335802760031595" calcext:value-type="float">
            <text:p>-0.34</text:p>
          </table:table-cell>
          <table:table-cell table:formula="of:=[.G247]/[.$H247]" office:value-type="float" office:value="0.941821803526114" calcext:value-type="float">
            <text:p>0.94</text:p>
          </table:table-cell>
          <table:table-cell table:formula="of:=MOD(DEGREES(ATAN2([.I247];[.J247]))+360; 360)" office:value-type="float" office:value="272.460414538592" calcext:value-type="float">
            <text:p>272.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175" calcext:value-type="float">
            <text:p>175</text:p>
          </table:table-cell>
          <table:table-cell office:value-type="float" office:value="502" calcext:value-type="float">
            <text:p>502</text:p>
          </table:table-cell>
          <table:table-cell table:formula="of:=[.B248]-[.B$1]" office:value-type="float" office:value="10.5" calcext:value-type="float">
            <text:p>10.5</text:p>
          </table:table-cell>
          <table:table-cell table:formula="of:=[.C248]-[.C$1]" office:value-type="float" office:value="-123" calcext:value-type="float">
            <text:p>-123</text:p>
          </table:table-cell>
          <table:table-cell table:formula="of:=[.D248]-[.D$1]" office:value-type="float" office:value="366" calcext:value-type="float">
            <text:p>366</text:p>
          </table:table-cell>
          <table:table-cell table:formula="of:=SQRT([.E248]^2 + [.F248]^2 + [.G248]^2)" office:value-type="float" office:value="386.25800962569" calcext:value-type="float">
            <text:p>386.26</text:p>
          </table:table-cell>
          <table:table-cell table:formula="of:=[.E248]/[.$H248]" office:value-type="float" office:value="0.0271839023096898" calcext:value-type="float">
            <text:p>0.03</text:p>
          </table:table-cell>
          <table:table-cell table:formula="of:=[.F248]/[.$H248]" office:value-type="float" office:value="-0.318439998484938" calcext:value-type="float">
            <text:p>-0.32</text:p>
          </table:table-cell>
          <table:table-cell table:formula="of:=[.G248]/[.$H248]" office:value-type="float" office:value="0.947553166223474" calcext:value-type="float">
            <text:p>0.95</text:p>
          </table:table-cell>
          <table:table-cell table:formula="of:=MOD(DEGREES(ATAN2([.I248];[.J248]))+360; 360)" office:value-type="float" office:value="274.879273783007" calcext:value-type="float">
            <text:p>274.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2" calcext:value-type="float">
            <text:p>-62</text:p>
          </table:table-cell>
          <table:table-cell office:value-type="float" office:value="179" calcext:value-type="float">
            <text:p>179</text:p>
          </table:table-cell>
          <table:table-cell office:value-type="float" office:value="500" calcext:value-type="float">
            <text:p>500</text:p>
          </table:table-cell>
          <table:table-cell table:formula="of:=[.B249]-[.B$1]" office:value-type="float" office:value="-6.5" calcext:value-type="float">
            <text:p>-6.5</text:p>
          </table:table-cell>
          <table:table-cell table:formula="of:=[.C249]-[.C$1]" office:value-type="float" office:value="-119" calcext:value-type="float">
            <text:p>-119</text:p>
          </table:table-cell>
          <table:table-cell table:formula="of:=[.D249]-[.D$1]" office:value-type="float" office:value="364" calcext:value-type="float">
            <text:p>364</text:p>
          </table:table-cell>
          <table:table-cell table:formula="of:=SQRT([.E249]^2 + [.F249]^2 + [.G249]^2)" office:value-type="float" office:value="383.013380967297" calcext:value-type="float">
            <text:p>383.01</text:p>
          </table:table-cell>
          <table:table-cell table:formula="of:=[.E249]/[.$H249]" office:value-type="float" office:value="-0.0169706864642282" calcext:value-type="float">
            <text:p>-0.02</text:p>
          </table:table-cell>
          <table:table-cell table:formula="of:=[.F249]/[.$H249]" office:value-type="float" office:value="-0.310694106037409" calcext:value-type="float">
            <text:p>-0.31</text:p>
          </table:table-cell>
          <table:table-cell table:formula="of:=[.G249]/[.$H249]" office:value-type="float" office:value="0.95035844199678" calcext:value-type="float">
            <text:p>0.95</text:p>
          </table:table-cell>
          <table:table-cell table:formula="of:=MOD(DEGREES(ATAN2([.I249];[.J249]))+360; 360)" office:value-type="float" office:value="266.873505475168" calcext:value-type="float">
            <text:p>266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8" calcext:value-type="float">
            <text:p>178</text:p>
          </table:table-cell>
          <table:table-cell office:value-type="float" office:value="498" calcext:value-type="float">
            <text:p>498</text:p>
          </table:table-cell>
          <table:table-cell table:formula="of:=[.B250]-[.B$1]" office:value-type="float" office:value="-0.5" calcext:value-type="float">
            <text:p>-0.5</text:p>
          </table:table-cell>
          <table:table-cell table:formula="of:=[.C250]-[.C$1]" office:value-type="float" office:value="-120" calcext:value-type="float">
            <text:p>-120</text:p>
          </table:table-cell>
          <table:table-cell table:formula="of:=[.D250]-[.D$1]" office:value-type="float" office:value="362" calcext:value-type="float">
            <text:p>362</text:p>
          </table:table-cell>
          <table:table-cell table:formula="of:=SQRT([.E250]^2 + [.F250]^2 + [.G250]^2)" office:value-type="float" office:value="381.371538004608" calcext:value-type="float">
            <text:p>381.37</text:p>
          </table:table-cell>
          <table:table-cell table:formula="of:=[.E250]/[.$H250]" office:value-type="float" office:value="-0.00131105746017669" calcext:value-type="float">
            <text:p>0.00</text:p>
          </table:table-cell>
          <table:table-cell table:formula="of:=[.F250]/[.$H250]" office:value-type="float" office:value="-0.314653790442406" calcext:value-type="float">
            <text:p>-0.31</text:p>
          </table:table-cell>
          <table:table-cell table:formula="of:=[.G250]/[.$H250]" office:value-type="float" office:value="0.949205601167925" calcext:value-type="float">
            <text:p>0.95</text:p>
          </table:table-cell>
          <table:table-cell table:formula="of:=MOD(DEGREES(ATAN2([.I250];[.J250]))+360; 360)" office:value-type="float" office:value="269.761268966901" calcext:value-type="float">
            <text:p>269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6" calcext:value-type="float">
            <text:p>176</text:p>
          </table:table-cell>
          <table:table-cell office:value-type="float" office:value="498" calcext:value-type="float">
            <text:p>498</text:p>
          </table:table-cell>
          <table:table-cell table:formula="of:=[.B251]-[.B$1]" office:value-type="float" office:value="2.5" calcext:value-type="float">
            <text:p>2.5</text:p>
          </table:table-cell>
          <table:table-cell table:formula="of:=[.C251]-[.C$1]" office:value-type="float" office:value="-122" calcext:value-type="float">
            <text:p>-122</text:p>
          </table:table-cell>
          <table:table-cell table:formula="of:=[.D251]-[.D$1]" office:value-type="float" office:value="362" calcext:value-type="float">
            <text:p>362</text:p>
          </table:table-cell>
          <table:table-cell table:formula="of:=SQRT([.E251]^2 + [.F251]^2 + [.G251]^2)" office:value-type="float" office:value="382.013415994779" calcext:value-type="float">
            <text:p>382.01</text:p>
          </table:table-cell>
          <table:table-cell table:formula="of:=[.E251]/[.$H251]" office:value-type="float" office:value="0.00654427278028939" calcext:value-type="float">
            <text:p>0.01</text:p>
          </table:table-cell>
          <table:table-cell table:formula="of:=[.F251]/[.$H251]" office:value-type="float" office:value="-0.319360511678122" calcext:value-type="float">
            <text:p>-0.32</text:p>
          </table:table-cell>
          <table:table-cell table:formula="of:=[.G251]/[.$H251]" office:value-type="float" office:value="0.947610698585904" calcext:value-type="float">
            <text:p>0.95</text:p>
          </table:table-cell>
          <table:table-cell table:formula="of:=MOD(DEGREES(ATAN2([.I251];[.J251]))+360; 360)" office:value-type="float" office:value="271.173929544393" calcext:value-type="float">
            <text:p>271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82" calcext:value-type="float">
            <text:p>182</text:p>
          </table:table-cell>
          <table:table-cell office:value-type="float" office:value="500" calcext:value-type="float">
            <text:p>500</text:p>
          </table:table-cell>
          <table:table-cell table:formula="of:=[.B252]-[.B$1]" office:value-type="float" office:value="3.5" calcext:value-type="float">
            <text:p>3.5</text:p>
          </table:table-cell>
          <table:table-cell table:formula="of:=[.C252]-[.C$1]" office:value-type="float" office:value="-116" calcext:value-type="float">
            <text:p>-116</text:p>
          </table:table-cell>
          <table:table-cell table:formula="of:=[.D252]-[.D$1]" office:value-type="float" office:value="364" calcext:value-type="float">
            <text:p>364</text:p>
          </table:table-cell>
          <table:table-cell table:formula="of:=SQRT([.E252]^2 + [.F252]^2 + [.G252]^2)" office:value-type="float" office:value="382.052679613689" calcext:value-type="float">
            <text:p>382.05</text:p>
          </table:table-cell>
          <table:table-cell table:formula="of:=[.E252]/[.$H252]" office:value-type="float" office:value="0.00916104031396668" calcext:value-type="float">
            <text:p>0.01</text:p>
          </table:table-cell>
          <table:table-cell table:formula="of:=[.F252]/[.$H252]" office:value-type="float" office:value="-0.303623050405753" calcext:value-type="float">
            <text:p>-0.30</text:p>
          </table:table-cell>
          <table:table-cell table:formula="of:=[.G252]/[.$H252]" office:value-type="float" office:value="0.952748192652535" calcext:value-type="float">
            <text:p>0.95</text:p>
          </table:table-cell>
          <table:table-cell table:formula="of:=MOD(DEGREES(ATAN2([.I252];[.J252]))+360; 360)" office:value-type="float" office:value="271.728227650498" calcext:value-type="float">
            <text:p>271.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table:formula="of:=[.B253]-[.B$1]" office:value-type="float" office:value="-1.5" calcext:value-type="float">
            <text:p>-1.5</text:p>
          </table:table-cell>
          <table:table-cell table:formula="of:=[.C253]-[.C$1]" office:value-type="float" office:value="-128" calcext:value-type="float">
            <text:p>-128</text:p>
          </table:table-cell>
          <table:table-cell table:formula="of:=[.D253]-[.D$1]" office:value-type="float" office:value="364" calcext:value-type="float">
            <text:p>364</text:p>
          </table:table-cell>
          <table:table-cell table:formula="of:=SQRT([.E253]^2 + [.F253]^2 + [.G253]^2)" office:value-type="float" office:value="385.85262730737" calcext:value-type="float">
            <text:p>385.85</text:p>
          </table:table-cell>
          <table:table-cell table:formula="of:=[.E253]/[.$H253]" office:value-type="float" office:value="-0.00388749458690378" calcext:value-type="float">
            <text:p>0.00</text:p>
          </table:table-cell>
          <table:table-cell table:formula="of:=[.F253]/[.$H253]" office:value-type="float" office:value="-0.331732871415789" calcext:value-type="float">
            <text:p>-0.33</text:p>
          </table:table-cell>
          <table:table-cell table:formula="of:=[.G253]/[.$H253]" office:value-type="float" office:value="0.94336535308865" calcext:value-type="float">
            <text:p>0.94</text:p>
          </table:table-cell>
          <table:table-cell table:formula="of:=MOD(DEGREES(ATAN2([.I253];[.J253]))+360; 360)" office:value-type="float" office:value="269.32859581715" calcext:value-type="float">
            <text:p>269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176" calcext:value-type="float">
            <text:p>176</text:p>
          </table:table-cell>
          <table:table-cell office:value-type="float" office:value="501" calcext:value-type="float">
            <text:p>501</text:p>
          </table:table-cell>
          <table:table-cell table:formula="of:=[.B254]-[.B$1]" office:value-type="float" office:value="-2.5" calcext:value-type="float">
            <text:p>-2.5</text:p>
          </table:table-cell>
          <table:table-cell table:formula="of:=[.C254]-[.C$1]" office:value-type="float" office:value="-122" calcext:value-type="float">
            <text:p>-122</text:p>
          </table:table-cell>
          <table:table-cell table:formula="of:=[.D254]-[.D$1]" office:value-type="float" office:value="365" calcext:value-type="float">
            <text:p>365</text:p>
          </table:table-cell>
          <table:table-cell table:formula="of:=SQRT([.E254]^2 + [.F254]^2 + [.G254]^2)" office:value-type="float" office:value="384.857441138924" calcext:value-type="float">
            <text:p>384.86</text:p>
          </table:table-cell>
          <table:table-cell table:formula="of:=[.E254]/[.$H254]" office:value-type="float" office:value="-0.00649591181763734" calcext:value-type="float">
            <text:p>-0.01</text:p>
          </table:table-cell>
          <table:table-cell table:formula="of:=[.F254]/[.$H254]" office:value-type="float" office:value="-0.317000496700702" calcext:value-type="float">
            <text:p>-0.32</text:p>
          </table:table-cell>
          <table:table-cell table:formula="of:=[.G254]/[.$H254]" office:value-type="float" office:value="0.948403125375051" calcext:value-type="float">
            <text:p>0.95</text:p>
          </table:table-cell>
          <table:table-cell table:formula="of:=MOD(DEGREES(ATAN2([.I254];[.J254]))+360; 360)" office:value-type="float" office:value="268.826070455607" calcext:value-type="float">
            <text:p>268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66" calcext:value-type="float">
            <text:p>166</text:p>
          </table:table-cell>
          <table:table-cell office:value-type="float" office:value="498" calcext:value-type="float">
            <text:p>498</text:p>
          </table:table-cell>
          <table:table-cell table:formula="of:=[.B255]-[.B$1]" office:value-type="float" office:value="2.5" calcext:value-type="float">
            <text:p>2.5</text:p>
          </table:table-cell>
          <table:table-cell table:formula="of:=[.C255]-[.C$1]" office:value-type="float" office:value="-132" calcext:value-type="float">
            <text:p>-132</text:p>
          </table:table-cell>
          <table:table-cell table:formula="of:=[.D255]-[.D$1]" office:value-type="float" office:value="362" calcext:value-type="float">
            <text:p>362</text:p>
          </table:table-cell>
          <table:table-cell table:formula="of:=SQRT([.E255]^2 + [.F255]^2 + [.G255]^2)" office:value-type="float" office:value="385.323565331787" calcext:value-type="float">
            <text:p>385.32</text:p>
          </table:table-cell>
          <table:table-cell table:formula="of:=[.E255]/[.$H255]" office:value-type="float" office:value="0.0064880537421773" calcext:value-type="float">
            <text:p>0.01</text:p>
          </table:table-cell>
          <table:table-cell table:formula="of:=[.F255]/[.$H255]" office:value-type="float" office:value="-0.342569237586961" calcext:value-type="float">
            <text:p>-0.34</text:p>
          </table:table-cell>
          <table:table-cell table:formula="of:=[.G255]/[.$H255]" office:value-type="float" office:value="0.939470181867273" calcext:value-type="float">
            <text:p>0.94</text:p>
          </table:table-cell>
          <table:table-cell table:formula="of:=MOD(DEGREES(ATAN2([.I255];[.J255]))+360; 360)" office:value-type="float" office:value="271.085017619497" calcext:value-type="float">
            <text:p>271.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68" calcext:value-type="float">
            <text:p>168</text:p>
          </table:table-cell>
          <table:table-cell office:value-type="float" office:value="501" calcext:value-type="float">
            <text:p>501</text:p>
          </table:table-cell>
          <table:table-cell table:formula="of:=[.B256]-[.B$1]" office:value-type="float" office:value="-5.5" calcext:value-type="float">
            <text:p>-5.5</text:p>
          </table:table-cell>
          <table:table-cell table:formula="of:=[.C256]-[.C$1]" office:value-type="float" office:value="-130" calcext:value-type="float">
            <text:p>-130</text:p>
          </table:table-cell>
          <table:table-cell table:formula="of:=[.D256]-[.D$1]" office:value-type="float" office:value="365" calcext:value-type="float">
            <text:p>365</text:p>
          </table:table-cell>
          <table:table-cell table:formula="of:=SQRT([.E256]^2 + [.F256]^2 + [.G256]^2)" office:value-type="float" office:value="387.498709675271" calcext:value-type="float">
            <text:p>387.50</text:p>
          </table:table-cell>
          <table:table-cell table:formula="of:=[.E256]/[.$H256]" office:value-type="float" office:value="-0.0141935956499289" calcext:value-type="float">
            <text:p>-0.01</text:p>
          </table:table-cell>
          <table:table-cell table:formula="of:=[.F256]/[.$H256]" office:value-type="float" office:value="-0.335484988089229" calcext:value-type="float">
            <text:p>-0.34</text:p>
          </table:table-cell>
          <table:table-cell table:formula="of:=[.G256]/[.$H256]" office:value-type="float" office:value="0.941938620404374" calcext:value-type="float">
            <text:p>0.94</text:p>
          </table:table-cell>
          <table:table-cell table:formula="of:=MOD(DEGREES(ATAN2([.I256];[.J256]))+360; 360)" office:value-type="float" office:value="267.577392541876" calcext:value-type="float">
            <text:p>267.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7" calcext:value-type="float">
            <text:p>177</text:p>
          </table:table-cell>
          <table:table-cell office:value-type="float" office:value="500" calcext:value-type="float">
            <text:p>500</text:p>
          </table:table-cell>
          <table:table-cell table:formula="of:=[.B257]-[.B$1]" office:value-type="float" office:value="3.5" calcext:value-type="float">
            <text:p>3.5</text:p>
          </table:table-cell>
          <table:table-cell table:formula="of:=[.C257]-[.C$1]" office:value-type="float" office:value="-121" calcext:value-type="float">
            <text:p>-121</text:p>
          </table:table-cell>
          <table:table-cell table:formula="of:=[.D257]-[.D$1]" office:value-type="float" office:value="364" calcext:value-type="float">
            <text:p>364</text:p>
          </table:table-cell>
          <table:table-cell table:formula="of:=SQRT([.E257]^2 + [.F257]^2 + [.G257]^2)" office:value-type="float" office:value="383.600377997728" calcext:value-type="float">
            <text:p>383.60</text:p>
          </table:table-cell>
          <table:table-cell table:formula="of:=[.E257]/[.$H257]" office:value-type="float" office:value="0.00912407860041454" calcext:value-type="float">
            <text:p>0.01</text:p>
          </table:table-cell>
          <table:table-cell table:formula="of:=[.F257]/[.$H257]" office:value-type="float" office:value="-0.315432431614331" calcext:value-type="float">
            <text:p>-0.32</text:p>
          </table:table-cell>
          <table:table-cell table:formula="of:=[.G257]/[.$H257]" office:value-type="float" office:value="0.948904174443112" calcext:value-type="float">
            <text:p>0.95</text:p>
          </table:table-cell>
          <table:table-cell table:formula="of:=MOD(DEGREES(ATAN2([.I257];[.J257]))+360; 360)" office:value-type="float" office:value="271.656853947522" calcext:value-type="float">
            <text:p>271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67" calcext:value-type="float">
            <text:p>167</text:p>
          </table:table-cell>
          <table:table-cell office:value-type="float" office:value="497" calcext:value-type="float">
            <text:p>497</text:p>
          </table:table-cell>
          <table:table-cell table:formula="of:=[.B258]-[.B$1]" office:value-type="float" office:value="3.5" calcext:value-type="float">
            <text:p>3.5</text:p>
          </table:table-cell>
          <table:table-cell table:formula="of:=[.C258]-[.C$1]" office:value-type="float" office:value="-131" calcext:value-type="float">
            <text:p>-131</text:p>
          </table:table-cell>
          <table:table-cell table:formula="of:=[.D258]-[.D$1]" office:value-type="float" office:value="361" calcext:value-type="float">
            <text:p>361</text:p>
          </table:table-cell>
          <table:table-cell table:formula="of:=SQRT([.E258]^2 + [.F258]^2 + [.G258]^2)" office:value-type="float" office:value="384.049801458092" calcext:value-type="float">
            <text:p>384.05</text:p>
          </table:table-cell>
          <table:table-cell table:formula="of:=[.E258]/[.$H258]" office:value-type="float" office:value="0.00911340140448406" calcext:value-type="float">
            <text:p>0.01</text:p>
          </table:table-cell>
          <table:table-cell table:formula="of:=[.F258]/[.$H258]" office:value-type="float" office:value="-0.341101595424975" calcext:value-type="float">
            <text:p>-0.34</text:p>
          </table:table-cell>
          <table:table-cell table:formula="of:=[.G258]/[.$H258]" office:value-type="float" office:value="0.939982259148213" calcext:value-type="float">
            <text:p>0.94</text:p>
          </table:table-cell>
          <table:table-cell table:formula="of:=MOD(DEGREES(ATAN2([.I258];[.J258]))+360; 360)" office:value-type="float" office:value="271.530439182015" calcext:value-type="float">
            <text:p>271.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6" calcext:value-type="float">
            <text:p>176</text:p>
          </table:table-cell>
          <table:table-cell office:value-type="float" office:value="496" calcext:value-type="float">
            <text:p>496</text:p>
          </table:table-cell>
          <table:table-cell table:formula="of:=[.B259]-[.B$1]" office:value-type="float" office:value="-0.5" calcext:value-type="float">
            <text:p>-0.5</text:p>
          </table:table-cell>
          <table:table-cell table:formula="of:=[.C259]-[.C$1]" office:value-type="float" office:value="-122" calcext:value-type="float">
            <text:p>-122</text:p>
          </table:table-cell>
          <table:table-cell table:formula="of:=[.D259]-[.D$1]" office:value-type="float" office:value="360" calcext:value-type="float">
            <text:p>360</text:p>
          </table:table-cell>
          <table:table-cell table:formula="of:=SQRT([.E259]^2 + [.F259]^2 + [.G259]^2)" office:value-type="float" office:value="380.110839098282" calcext:value-type="float">
            <text:p>380.11</text:p>
          </table:table-cell>
          <table:table-cell table:formula="of:=[.E259]/[.$H259]" office:value-type="float" office:value="-0.00131540579370513" calcext:value-type="float">
            <text:p>0.00</text:p>
          </table:table-cell>
          <table:table-cell table:formula="of:=[.F259]/[.$H259]" office:value-type="float" office:value="-0.320959013664053" calcext:value-type="float">
            <text:p>-0.32</text:p>
          </table:table-cell>
          <table:table-cell table:formula="of:=[.G259]/[.$H259]" office:value-type="float" office:value="0.947092171467696" calcext:value-type="float">
            <text:p>0.95</text:p>
          </table:table-cell>
          <table:table-cell table:formula="of:=MOD(DEGREES(ATAN2([.I259];[.J259]))+360; 360)" office:value-type="float" office:value="269.765182546206" calcext:value-type="float">
            <text:p>269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table:formula="of:=[.B260]-[.B$1]" office:value-type="float" office:value="-3.5" calcext:value-type="float">
            <text:p>-3.5</text:p>
          </table:table-cell>
          <table:table-cell table:formula="of:=[.C260]-[.C$1]" office:value-type="float" office:value="-126" calcext:value-type="float">
            <text:p>-126</text:p>
          </table:table-cell>
          <table:table-cell table:formula="of:=[.D260]-[.D$1]" office:value-type="float" office:value="364" calcext:value-type="float">
            <text:p>364</text:p>
          </table:table-cell>
          <table:table-cell table:formula="of:=SQRT([.E260]^2 + [.F260]^2 + [.G260]^2)" office:value-type="float" office:value="385.206762661301" calcext:value-type="float">
            <text:p>385.21</text:p>
          </table:table-cell>
          <table:table-cell table:formula="of:=[.E260]/[.$H260]" office:value-type="float" office:value="-0.00908602947627227" calcext:value-type="float">
            <text:p>-0.01</text:p>
          </table:table-cell>
          <table:table-cell table:formula="of:=[.F260]/[.$H260]" office:value-type="float" office:value="-0.327097061145802" calcext:value-type="float">
            <text:p>-0.33</text:p>
          </table:table-cell>
          <table:table-cell table:formula="of:=[.G260]/[.$H260]" office:value-type="float" office:value="0.944947065532316" calcext:value-type="float">
            <text:p>0.94</text:p>
          </table:table-cell>
          <table:table-cell table:formula="of:=MOD(DEGREES(ATAN2([.I260];[.J260]))+360; 360)" office:value-type="float" office:value="268.408859728805" calcext:value-type="float">
            <text:p>268.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67" calcext:value-type="float">
            <text:p>167</text:p>
          </table:table-cell>
          <table:table-cell office:value-type="float" office:value="502" calcext:value-type="float">
            <text:p>502</text:p>
          </table:table-cell>
          <table:table-cell table:formula="of:=[.B261]-[.B$1]" office:value-type="float" office:value="3.5" calcext:value-type="float">
            <text:p>3.5</text:p>
          </table:table-cell>
          <table:table-cell table:formula="of:=[.C261]-[.C$1]" office:value-type="float" office:value="-131" calcext:value-type="float">
            <text:p>-131</text:p>
          </table:table-cell>
          <table:table-cell table:formula="of:=[.D261]-[.D$1]" office:value-type="float" office:value="366" calcext:value-type="float">
            <text:p>366</text:p>
          </table:table-cell>
          <table:table-cell table:formula="of:=SQRT([.E261]^2 + [.F261]^2 + [.G261]^2)" office:value-type="float" office:value="388.753456576273" calcext:value-type="float">
            <text:p>388.75</text:p>
          </table:table-cell>
          <table:table-cell table:formula="of:=[.E261]/[.$H261]" office:value-type="float" office:value="0.00900313538257455" calcext:value-type="float">
            <text:p>0.01</text:p>
          </table:table-cell>
          <table:table-cell table:formula="of:=[.F261]/[.$H261]" office:value-type="float" office:value="-0.33697449574779" calcext:value-type="float">
            <text:p>-0.34</text:p>
          </table:table-cell>
          <table:table-cell table:formula="of:=[.G261]/[.$H261]" office:value-type="float" office:value="0.941470728577796" calcext:value-type="float">
            <text:p>0.94</text:p>
          </table:table-cell>
          <table:table-cell table:formula="of:=MOD(DEGREES(ATAN2([.I261];[.J261]))+360; 360)" office:value-type="float" office:value="271.530439182015" calcext:value-type="float">
            <text:p>271.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7" calcext:value-type="float">
            <text:p>177</text:p>
          </table:table-cell>
          <table:table-cell office:value-type="float" office:value="502" calcext:value-type="float">
            <text:p>502</text:p>
          </table:table-cell>
          <table:table-cell table:formula="of:=[.B262]-[.B$1]" office:value-type="float" office:value="-1.5" calcext:value-type="float">
            <text:p>-1.5</text:p>
          </table:table-cell>
          <table:table-cell table:formula="of:=[.C262]-[.C$1]" office:value-type="float" office:value="-121" calcext:value-type="float">
            <text:p>-121</text:p>
          </table:table-cell>
          <table:table-cell table:formula="of:=[.D262]-[.D$1]" office:value-type="float" office:value="366" calcext:value-type="float">
            <text:p>366</text:p>
          </table:table-cell>
          <table:table-cell table:formula="of:=SQRT([.E262]^2 + [.F262]^2 + [.G262]^2)" office:value-type="float" office:value="385.485732550506" calcext:value-type="float">
            <text:p>385.49</text:p>
          </table:table-cell>
          <table:table-cell table:formula="of:=[.E262]/[.$H262]" office:value-type="float" office:value="-0.00389119459772346" calcext:value-type="float">
            <text:p>0.00</text:p>
          </table:table-cell>
          <table:table-cell table:formula="of:=[.F262]/[.$H262]" office:value-type="float" office:value="-0.313889697549693" calcext:value-type="float">
            <text:p>-0.31</text:p>
          </table:table-cell>
          <table:table-cell table:formula="of:=[.G262]/[.$H262]" office:value-type="float" office:value="0.949451481844525" calcext:value-type="float">
            <text:p>0.95</text:p>
          </table:table-cell>
          <table:table-cell table:formula="of:=MOD(DEGREES(ATAN2([.I262];[.J262]))+360; 360)" office:value-type="float" office:value="269.289758122939" calcext:value-type="float">
            <text:p>269.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166" calcext:value-type="float">
            <text:p>166</text:p>
          </table:table-cell>
          <table:table-cell office:value-type="float" office:value="498" calcext:value-type="float">
            <text:p>498</text:p>
          </table:table-cell>
          <table:table-cell table:formula="of:=[.B263]-[.B$1]" office:value-type="float" office:value="-5.5" calcext:value-type="float">
            <text:p>-5.5</text:p>
          </table:table-cell>
          <table:table-cell table:formula="of:=[.C263]-[.C$1]" office:value-type="float" office:value="-132" calcext:value-type="float">
            <text:p>-132</text:p>
          </table:table-cell>
          <table:table-cell table:formula="of:=[.D263]-[.D$1]" office:value-type="float" office:value="362" calcext:value-type="float">
            <text:p>362</text:p>
          </table:table-cell>
          <table:table-cell table:formula="of:=SQRT([.E263]^2 + [.F263]^2 + [.G263]^2)" office:value-type="float" office:value="385.354706731344" calcext:value-type="float">
            <text:p>385.35</text:p>
          </table:table-cell>
          <table:table-cell table:formula="of:=[.E263]/[.$H263]" office:value-type="float" office:value="-0.0142725647408127" calcext:value-type="float">
            <text:p>-0.01</text:p>
          </table:table-cell>
          <table:table-cell table:formula="of:=[.F263]/[.$H263]" office:value-type="float" office:value="-0.342541553779505" calcext:value-type="float">
            <text:p>-0.34</text:p>
          </table:table-cell>
          <table:table-cell table:formula="of:=[.G263]/[.$H263]" office:value-type="float" office:value="0.939394261122582" calcext:value-type="float">
            <text:p>0.94</text:p>
          </table:table-cell>
          <table:table-cell table:formula="of:=MOD(DEGREES(ATAN2([.I263];[.J263]))+360; 360)" office:value-type="float" office:value="267.614055969611" calcext:value-type="float">
            <text:p>267.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70" calcext:value-type="float">
            <text:p>170</text:p>
          </table:table-cell>
          <table:table-cell office:value-type="float" office:value="502" calcext:value-type="float">
            <text:p>502</text:p>
          </table:table-cell>
          <table:table-cell table:formula="of:=[.B264]-[.B$1]" office:value-type="float" office:value="0.5" calcext:value-type="float">
            <text:p>0.5</text:p>
          </table:table-cell>
          <table:table-cell table:formula="of:=[.C264]-[.C$1]" office:value-type="float" office:value="-128" calcext:value-type="float">
            <text:p>-128</text:p>
          </table:table-cell>
          <table:table-cell table:formula="of:=[.D264]-[.D$1]" office:value-type="float" office:value="366" calcext:value-type="float">
            <text:p>366</text:p>
          </table:table-cell>
          <table:table-cell table:formula="of:=SQRT([.E264]^2 + [.F264]^2 + [.G264]^2)" office:value-type="float" office:value="387.737346666529" calcext:value-type="float">
            <text:p>387.74</text:p>
          </table:table-cell>
          <table:table-cell table:formula="of:=[.E264]/[.$H264]" office:value-type="float" office:value="0.00128953273214102" calcext:value-type="float">
            <text:p>0.00</text:p>
          </table:table-cell>
          <table:table-cell table:formula="of:=[.F264]/[.$H264]" office:value-type="float" office:value="-0.330120379428102" calcext:value-type="float">
            <text:p>-0.33</text:p>
          </table:table-cell>
          <table:table-cell table:formula="of:=[.G264]/[.$H264]" office:value-type="float" office:value="0.943937959927229" calcext:value-type="float">
            <text:p>0.94</text:p>
          </table:table-cell>
          <table:table-cell table:formula="of:=MOD(DEGREES(ATAN2([.I264];[.J264]))+360; 360)" office:value-type="float" office:value="270.223810500369" calcext:value-type="float">
            <text:p>270.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5" calcext:value-type="float">
            <text:p>175</text:p>
          </table:table-cell>
          <table:table-cell office:value-type="float" office:value="502" calcext:value-type="float">
            <text:p>502</text:p>
          </table:table-cell>
          <table:table-cell table:formula="of:=[.B265]-[.B$1]" office:value-type="float" office:value="-1.5" calcext:value-type="float">
            <text:p>-1.5</text:p>
          </table:table-cell>
          <table:table-cell table:formula="of:=[.C265]-[.C$1]" office:value-type="float" office:value="-123" calcext:value-type="float">
            <text:p>-123</text:p>
          </table:table-cell>
          <table:table-cell table:formula="of:=[.D265]-[.D$1]" office:value-type="float" office:value="366" calcext:value-type="float">
            <text:p>366</text:p>
          </table:table-cell>
          <table:table-cell table:formula="of:=SQRT([.E265]^2 + [.F265]^2 + [.G265]^2)" office:value-type="float" office:value="386.118181390102" calcext:value-type="float">
            <text:p>386.12</text:p>
          </table:table-cell>
          <table:table-cell table:formula="of:=[.E265]/[.$H265]" office:value-type="float" office:value="-0.00388482094937799" calcext:value-type="float">
            <text:p>0.00</text:p>
          </table:table-cell>
          <table:table-cell table:formula="of:=[.F265]/[.$H265]" office:value-type="float" office:value="-0.318555317848995" calcext:value-type="float">
            <text:p>-0.32</text:p>
          </table:table-cell>
          <table:table-cell table:formula="of:=[.G265]/[.$H265]" office:value-type="float" office:value="0.947896311648229" calcext:value-type="float">
            <text:p>0.95</text:p>
          </table:table-cell>
          <table:table-cell table:formula="of:=MOD(DEGREES(ATAN2([.I265];[.J265]))+360; 360)" office:value-type="float" office:value="269.301305617016" calcext:value-type="float">
            <text:p>269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0" calcext:value-type="float">
            <text:p>170</text:p>
          </table:table-cell>
          <table:table-cell office:value-type="float" office:value="497" calcext:value-type="float">
            <text:p>497</text:p>
          </table:table-cell>
          <table:table-cell table:formula="of:=[.B266]-[.B$1]" office:value-type="float" office:value="3.5" calcext:value-type="float">
            <text:p>3.5</text:p>
          </table:table-cell>
          <table:table-cell table:formula="of:=[.C266]-[.C$1]" office:value-type="float" office:value="-128" calcext:value-type="float">
            <text:p>-128</text:p>
          </table:table-cell>
          <table:table-cell table:formula="of:=[.D266]-[.D$1]" office:value-type="float" office:value="361" calcext:value-type="float">
            <text:p>361</text:p>
          </table:table-cell>
          <table:table-cell table:formula="of:=SQRT([.E266]^2 + [.F266]^2 + [.G266]^2)" office:value-type="float" office:value="383.03687812011" calcext:value-type="float">
            <text:p>383.04</text:p>
          </table:table-cell>
          <table:table-cell table:formula="of:=[.E266]/[.$H266]" office:value-type="float" office:value="0.00913750137369931" calcext:value-type="float">
            <text:p>0.01</text:p>
          </table:table-cell>
          <table:table-cell table:formula="of:=[.F266]/[.$H266]" office:value-type="float" office:value="-0.334171478809575" calcext:value-type="float">
            <text:p>-0.33</text:p>
          </table:table-cell>
          <table:table-cell table:formula="of:=[.G266]/[.$H266]" office:value-type="float" office:value="0.942467998830129" calcext:value-type="float">
            <text:p>0.94</text:p>
          </table:table-cell>
          <table:table-cell table:formula="of:=MOD(DEGREES(ATAN2([.I266];[.J266]))+360; 360)" office:value-type="float" office:value="271.566291186983" calcext:value-type="float">
            <text:p>271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81" calcext:value-type="float">
            <text:p>181</text:p>
          </table:table-cell>
          <table:table-cell office:value-type="float" office:value="501" calcext:value-type="float">
            <text:p>501</text:p>
          </table:table-cell>
          <table:table-cell table:formula="of:=[.B267]-[.B$1]" office:value-type="float" office:value="4.5" calcext:value-type="float">
            <text:p>4.5</text:p>
          </table:table-cell>
          <table:table-cell table:formula="of:=[.C267]-[.C$1]" office:value-type="float" office:value="-117" calcext:value-type="float">
            <text:p>-117</text:p>
          </table:table-cell>
          <table:table-cell table:formula="of:=[.D267]-[.D$1]" office:value-type="float" office:value="365" calcext:value-type="float">
            <text:p>365</text:p>
          </table:table-cell>
          <table:table-cell table:formula="of:=SQRT([.E267]^2 + [.F267]^2 + [.G267]^2)" office:value-type="float" office:value="383.320036001251" calcext:value-type="float">
            <text:p>383.32</text:p>
          </table:table-cell>
          <table:table-cell table:formula="of:=[.E267]/[.$H267]" office:value-type="float" office:value="0.0117395376639934" calcext:value-type="float">
            <text:p>0.01</text:p>
          </table:table-cell>
          <table:table-cell table:formula="of:=[.F267]/[.$H267]" office:value-type="float" office:value="-0.305227979263829" calcext:value-type="float">
            <text:p>-0.31</text:p>
          </table:table-cell>
          <table:table-cell table:formula="of:=[.G267]/[.$H267]" office:value-type="float" office:value="0.952206943857245" calcext:value-type="float">
            <text:p>0.95</text:p>
          </table:table-cell>
          <table:table-cell table:formula="of:=MOD(DEGREES(ATAN2([.I267];[.J267]))+360; 360)" office:value-type="float" office:value="272.202598161766" calcext:value-type="float">
            <text:p>272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1" calcext:value-type="float">
            <text:p>171</text:p>
          </table:table-cell>
          <table:table-cell office:value-type="float" office:value="498" calcext:value-type="float">
            <text:p>498</text:p>
          </table:table-cell>
          <table:table-cell table:formula="of:=[.B268]-[.B$1]" office:value-type="float" office:value="-0.5" calcext:value-type="float">
            <text:p>-0.5</text:p>
          </table:table-cell>
          <table:table-cell table:formula="of:=[.C268]-[.C$1]" office:value-type="float" office:value="-127" calcext:value-type="float">
            <text:p>-127</text:p>
          </table:table-cell>
          <table:table-cell table:formula="of:=[.D268]-[.D$1]" office:value-type="float" office:value="362" calcext:value-type="float">
            <text:p>362</text:p>
          </table:table-cell>
          <table:table-cell table:formula="of:=SQRT([.E268]^2 + [.F268]^2 + [.G268]^2)" office:value-type="float" office:value="383.63165927749" calcext:value-type="float">
            <text:p>383.63</text:p>
          </table:table-cell>
          <table:table-cell table:formula="of:=[.E268]/[.$H268]" office:value-type="float" office:value="-0.00130333351773332" calcext:value-type="float">
            <text:p>0.00</text:p>
          </table:table-cell>
          <table:table-cell table:formula="of:=[.F268]/[.$H268]" office:value-type="float" office:value="-0.331046713504263" calcext:value-type="float">
            <text:p>-0.33</text:p>
          </table:table-cell>
          <table:table-cell table:formula="of:=[.G268]/[.$H268]" office:value-type="float" office:value="0.943613466838921" calcext:value-type="float">
            <text:p>0.94</text:p>
          </table:table-cell>
          <table:table-cell table:formula="of:=MOD(DEGREES(ATAN2([.I268];[.J268]))+360; 360)" office:value-type="float" office:value="269.774427230366" calcext:value-type="float">
            <text:p>269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164" calcext:value-type="float">
            <text:p>164</text:p>
          </table:table-cell>
          <table:table-cell office:value-type="float" office:value="503" calcext:value-type="float">
            <text:p>503</text:p>
          </table:table-cell>
          <table:table-cell table:formula="of:=[.B269]-[.B$1]" office:value-type="float" office:value="6.5" calcext:value-type="float">
            <text:p>6.5</text:p>
          </table:table-cell>
          <table:table-cell table:formula="of:=[.C269]-[.C$1]" office:value-type="float" office:value="-134" calcext:value-type="float">
            <text:p>-134</text:p>
          </table:table-cell>
          <table:table-cell table:formula="of:=[.D269]-[.D$1]" office:value-type="float" office:value="367" calcext:value-type="float">
            <text:p>367</text:p>
          </table:table-cell>
          <table:table-cell table:formula="of:=SQRT([.E269]^2 + [.F269]^2 + [.G269]^2)" office:value-type="float" office:value="390.752159303055" calcext:value-type="float">
            <text:p>390.75</text:p>
          </table:table-cell>
          <table:table-cell table:formula="of:=[.E269]/[.$H269]" office:value-type="float" office:value="0.0166345849798844" calcext:value-type="float">
            <text:p>0.02</text:p>
          </table:table-cell>
          <table:table-cell table:formula="of:=[.F269]/[.$H269]" office:value-type="float" office:value="-0.342928367277617" calcext:value-type="float">
            <text:p>-0.34</text:p>
          </table:table-cell>
          <table:table-cell table:formula="of:=[.G269]/[.$H269]" office:value-type="float" office:value="0.939214259633474" calcext:value-type="float">
            <text:p>0.94</text:p>
          </table:table-cell>
          <table:table-cell table:formula="of:=MOD(DEGREES(ATAN2([.I269];[.J269]))+360; 360)" office:value-type="float" office:value="272.777096106926" calcext:value-type="float">
            <text:p>272.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168" calcext:value-type="float">
            <text:p>168</text:p>
          </table:table-cell>
          <table:table-cell office:value-type="float" office:value="498" calcext:value-type="float">
            <text:p>498</text:p>
          </table:table-cell>
          <table:table-cell table:formula="of:=[.B270]-[.B$1]" office:value-type="float" office:value="4.5" calcext:value-type="float">
            <text:p>4.5</text:p>
          </table:table-cell>
          <table:table-cell table:formula="of:=[.C270]-[.C$1]" office:value-type="float" office:value="-130" calcext:value-type="float">
            <text:p>-130</text:p>
          </table:table-cell>
          <table:table-cell table:formula="of:=[.D270]-[.D$1]" office:value-type="float" office:value="362" calcext:value-type="float">
            <text:p>362</text:p>
          </table:table-cell>
          <table:table-cell table:formula="of:=SQRT([.E270]^2 + [.F270]^2 + [.G270]^2)" office:value-type="float" office:value="384.661214577191" calcext:value-type="float">
            <text:p>384.66</text:p>
          </table:table-cell>
          <table:table-cell table:formula="of:=[.E270]/[.$H270]" office:value-type="float" office:value="0.0116986060186657" calcext:value-type="float">
            <text:p>0.01</text:p>
          </table:table-cell>
          <table:table-cell table:formula="of:=[.F270]/[.$H270]" office:value-type="float" office:value="-0.337959729428121" calcext:value-type="float">
            <text:p>-0.34</text:p>
          </table:table-cell>
          <table:table-cell table:formula="of:=[.G270]/[.$H270]" office:value-type="float" office:value="0.941087861945999" calcext:value-type="float">
            <text:p>0.94</text:p>
          </table:table-cell>
          <table:table-cell table:formula="of:=MOD(DEGREES(ATAN2([.I270];[.J270]))+360; 360)" office:value-type="float" office:value="271.982523861084" calcext:value-type="float">
            <text:p>271.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9" calcext:value-type="float">
            <text:p>179</text:p>
          </table:table-cell>
          <table:table-cell office:value-type="float" office:value="504" calcext:value-type="float">
            <text:p>504</text:p>
          </table:table-cell>
          <table:table-cell table:formula="of:=[.B271]-[.B$1]" office:value-type="float" office:value="3.5" calcext:value-type="float">
            <text:p>3.5</text:p>
          </table:table-cell>
          <table:table-cell table:formula="of:=[.C271]-[.C$1]" office:value-type="float" office:value="-119" calcext:value-type="float">
            <text:p>-119</text:p>
          </table:table-cell>
          <table:table-cell table:formula="of:=[.D271]-[.D$1]" office:value-type="float" office:value="368" calcext:value-type="float">
            <text:p>368</text:p>
          </table:table-cell>
          <table:table-cell table:formula="of:=SQRT([.E271]^2 + [.F271]^2 + [.G271]^2)" office:value-type="float" office:value="386.778037122068" calcext:value-type="float">
            <text:p>386.78</text:p>
          </table:table-cell>
          <table:table-cell table:formula="of:=[.E271]/[.$H271]" office:value-type="float" office:value="0.00904911774733318" calcext:value-type="float">
            <text:p>0.01</text:p>
          </table:table-cell>
          <table:table-cell table:formula="of:=[.F271]/[.$H271]" office:value-type="float" office:value="-0.307670003409328" calcext:value-type="float">
            <text:p>-0.31</text:p>
          </table:table-cell>
          <table:table-cell table:formula="of:=[.G271]/[.$H271]" office:value-type="float" office:value="0.951450094576746" calcext:value-type="float">
            <text:p>0.95</text:p>
          </table:table-cell>
          <table:table-cell table:formula="of:=MOD(DEGREES(ATAN2([.I271];[.J271]))+360; 360)" office:value-type="float" office:value="271.684684317896" calcext:value-type="float">
            <text:p>27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9" calcext:value-type="float">
            <text:p>179</text:p>
          </table:table-cell>
          <table:table-cell office:value-type="float" office:value="509" calcext:value-type="float">
            <text:p>509</text:p>
          </table:table-cell>
          <table:table-cell table:formula="of:=[.B272]-[.B$1]" office:value-type="float" office:value="-3.5" calcext:value-type="float">
            <text:p>-3.5</text:p>
          </table:table-cell>
          <table:table-cell table:formula="of:=[.C272]-[.C$1]" office:value-type="float" office:value="-119" calcext:value-type="float">
            <text:p>-119</text:p>
          </table:table-cell>
          <table:table-cell table:formula="of:=[.D272]-[.D$1]" office:value-type="float" office:value="373" calcext:value-type="float">
            <text:p>373</text:p>
          </table:table-cell>
          <table:table-cell table:formula="of:=SQRT([.E272]^2 + [.F272]^2 + [.G272]^2)" office:value-type="float" office:value="391.538312301619" calcext:value-type="float">
            <text:p>391.54</text:p>
          </table:table-cell>
          <table:table-cell table:formula="of:=[.E272]/[.$H272]" office:value-type="float" office:value="-0.00893909967437311" calcext:value-type="float">
            <text:p>-0.01</text:p>
          </table:table-cell>
          <table:table-cell table:formula="of:=[.F272]/[.$H272]" office:value-type="float" office:value="-0.303929388928686" calcext:value-type="float">
            <text:p>-0.30</text:p>
          </table:table-cell>
          <table:table-cell table:formula="of:=[.G272]/[.$H272]" office:value-type="float" office:value="0.952652622440335" calcext:value-type="float">
            <text:p>0.95</text:p>
          </table:table-cell>
          <table:table-cell table:formula="of:=MOD(DEGREES(ATAN2([.I272];[.J272]))+360; 360)" office:value-type="float" office:value="268.315315682104" calcext:value-type="float">
            <text:p>26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179" calcext:value-type="float">
            <text:p>179</text:p>
          </table:table-cell>
          <table:table-cell office:value-type="float" office:value="500" calcext:value-type="float">
            <text:p>500</text:p>
          </table:table-cell>
          <table:table-cell table:formula="of:=[.B273]-[.B$1]" office:value-type="float" office:value="-3.5" calcext:value-type="float">
            <text:p>-3.5</text:p>
          </table:table-cell>
          <table:table-cell table:formula="of:=[.C273]-[.C$1]" office:value-type="float" office:value="-119" calcext:value-type="float">
            <text:p>-119</text:p>
          </table:table-cell>
          <table:table-cell table:formula="of:=[.D273]-[.D$1]" office:value-type="float" office:value="364" calcext:value-type="float">
            <text:p>364</text:p>
          </table:table-cell>
          <table:table-cell table:formula="of:=SQRT([.E273]^2 + [.F273]^2 + [.G273]^2)" office:value-type="float" office:value="382.974215842268" calcext:value-type="float">
            <text:p>382.97</text:p>
          </table:table-cell>
          <table:table-cell table:formula="of:=[.E273]/[.$H273]" office:value-type="float" office:value="-0.00913899645254842" calcext:value-type="float">
            <text:p>-0.01</text:p>
          </table:table-cell>
          <table:table-cell table:formula="of:=[.F273]/[.$H273]" office:value-type="float" office:value="-0.310725879386646" calcext:value-type="float">
            <text:p>-0.31</text:p>
          </table:table-cell>
          <table:table-cell table:formula="of:=[.G273]/[.$H273]" office:value-type="float" office:value="0.950455631065036" calcext:value-type="float">
            <text:p>0.95</text:p>
          </table:table-cell>
          <table:table-cell table:formula="of:=MOD(DEGREES(ATAN2([.I273];[.J273]))+360; 360)" office:value-type="float" office:value="268.315315682104" calcext:value-type="float">
            <text:p>26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8" calcext:value-type="float">
            <text:p>178</text:p>
          </table:table-cell>
          <table:table-cell office:value-type="float" office:value="496" calcext:value-type="float">
            <text:p>496</text:p>
          </table:table-cell>
          <table:table-cell table:formula="of:=[.B274]-[.B$1]" office:value-type="float" office:value="2.5" calcext:value-type="float">
            <text:p>2.5</text:p>
          </table:table-cell>
          <table:table-cell table:formula="of:=[.C274]-[.C$1]" office:value-type="float" office:value="-120" calcext:value-type="float">
            <text:p>-120</text:p>
          </table:table-cell>
          <table:table-cell table:formula="of:=[.D274]-[.D$1]" office:value-type="float" office:value="360" calcext:value-type="float">
            <text:p>360</text:p>
          </table:table-cell>
          <table:table-cell table:formula="of:=SQRT([.E274]^2 + [.F274]^2 + [.G274]^2)" office:value-type="float" office:value="379.481554228924" calcext:value-type="float">
            <text:p>379.48</text:p>
          </table:table-cell>
          <table:table-cell table:formula="of:=[.E274]/[.$H274]" office:value-type="float" office:value="0.00658793549288528" calcext:value-type="float">
            <text:p>0.01</text:p>
          </table:table-cell>
          <table:table-cell table:formula="of:=[.F274]/[.$H274]" office:value-type="float" office:value="-0.316220903658493" calcext:value-type="float">
            <text:p>-0.32</text:p>
          </table:table-cell>
          <table:table-cell table:formula="of:=[.G274]/[.$H274]" office:value-type="float" office:value="0.94866271097548" calcext:value-type="float">
            <text:p>0.95</text:p>
          </table:table-cell>
          <table:table-cell table:formula="of:=MOD(DEGREES(ATAN2([.I274];[.J274]))+360; 360)" office:value-type="float" office:value="271.193489423982" calcext:value-type="float">
            <text:p>271.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85" calcext:value-type="float">
            <text:p>185</text:p>
          </table:table-cell>
          <table:table-cell office:value-type="float" office:value="501" calcext:value-type="float">
            <text:p>501</text:p>
          </table:table-cell>
          <table:table-cell table:formula="of:=[.B275]-[.B$1]" office:value-type="float" office:value="-0.5" calcext:value-type="float">
            <text:p>-0.5</text:p>
          </table:table-cell>
          <table:table-cell table:formula="of:=[.C275]-[.C$1]" office:value-type="float" office:value="-113" calcext:value-type="float">
            <text:p>-113</text:p>
          </table:table-cell>
          <table:table-cell table:formula="of:=[.D275]-[.D$1]" office:value-type="float" office:value="365" calcext:value-type="float">
            <text:p>365</text:p>
          </table:table-cell>
          <table:table-cell table:formula="of:=SQRT([.E275]^2 + [.F275]^2 + [.G275]^2)" office:value-type="float" office:value="382.091939197885" calcext:value-type="float">
            <text:p>382.09</text:p>
          </table:table-cell>
          <table:table-cell table:formula="of:=[.E275]/[.$H275]" office:value-type="float" office:value="-0.00130858557510958" calcext:value-type="float">
            <text:p>0.00</text:p>
          </table:table-cell>
          <table:table-cell table:formula="of:=[.F275]/[.$H275]" office:value-type="float" office:value="-0.295740339974766" calcext:value-type="float">
            <text:p>-0.30</text:p>
          </table:table-cell>
          <table:table-cell table:formula="of:=[.G275]/[.$H275]" office:value-type="float" office:value="0.955267469829996" calcext:value-type="float">
            <text:p>0.96</text:p>
          </table:table-cell>
          <table:table-cell table:formula="of:=MOD(DEGREES(ATAN2([.I275];[.J275]))+360; 360)" office:value-type="float" office:value="269.746480506228" calcext:value-type="float">
            <text:p>269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170" calcext:value-type="float">
            <text:p>170</text:p>
          </table:table-cell>
          <table:table-cell office:value-type="float" office:value="495" calcext:value-type="float">
            <text:p>495</text:p>
          </table:table-cell>
          <table:table-cell table:formula="of:=[.B276]-[.B$1]" office:value-type="float" office:value="-1.5" calcext:value-type="float">
            <text:p>-1.5</text:p>
          </table:table-cell>
          <table:table-cell table:formula="of:=[.C276]-[.C$1]" office:value-type="float" office:value="-128" calcext:value-type="float">
            <text:p>-128</text:p>
          </table:table-cell>
          <table:table-cell table:formula="of:=[.D276]-[.D$1]" office:value-type="float" office:value="359" calcext:value-type="float">
            <text:p>359</text:p>
          </table:table-cell>
          <table:table-cell table:formula="of:=SQRT([.E276]^2 + [.F276]^2 + [.G276]^2)" office:value-type="float" office:value="381.139410190025" calcext:value-type="float">
            <text:p>381.14</text:p>
          </table:table-cell>
          <table:table-cell table:formula="of:=[.E276]/[.$H276]" office:value-type="float" office:value="-0.0039355678260932" calcext:value-type="float">
            <text:p>0.00</text:p>
          </table:table-cell>
          <table:table-cell table:formula="of:=[.F276]/[.$H276]" office:value-type="float" office:value="-0.335835121159953" calcext:value-type="float">
            <text:p>-0.34</text:p>
          </table:table-cell>
          <table:table-cell table:formula="of:=[.G276]/[.$H276]" office:value-type="float" office:value="0.941912566378305" calcext:value-type="float">
            <text:p>0.94</text:p>
          </table:table-cell>
          <table:table-cell table:formula="of:=MOD(DEGREES(ATAN2([.I276];[.J276]))+360; 360)" office:value-type="float" office:value="269.32859581715" calcext:value-type="float">
            <text:p>269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173" calcext:value-type="float">
            <text:p>173</text:p>
          </table:table-cell>
          <table:table-cell office:value-type="float" office:value="496" calcext:value-type="float">
            <text:p>496</text:p>
          </table:table-cell>
          <table:table-cell table:formula="of:=[.B277]-[.B$1]" office:value-type="float" office:value="9.5" calcext:value-type="float">
            <text:p>9.5</text:p>
          </table:table-cell>
          <table:table-cell table:formula="of:=[.C277]-[.C$1]" office:value-type="float" office:value="-125" calcext:value-type="float">
            <text:p>-125</text:p>
          </table:table-cell>
          <table:table-cell table:formula="of:=[.D277]-[.D$1]" office:value-type="float" office:value="360" calcext:value-type="float">
            <text:p>360</text:p>
          </table:table-cell>
          <table:table-cell table:formula="of:=SQRT([.E277]^2 + [.F277]^2 + [.G277]^2)" office:value-type="float" office:value="381.202374074454" calcext:value-type="float">
            <text:p>381.20</text:p>
          </table:table-cell>
          <table:table-cell table:formula="of:=[.E277]/[.$H277]" office:value-type="float" office:value="0.024921145947912" calcext:value-type="float">
            <text:p>0.02</text:p>
          </table:table-cell>
          <table:table-cell table:formula="of:=[.F277]/[.$H277]" office:value-type="float" office:value="-0.327909815104105" calcext:value-type="float">
            <text:p>-0.33</text:p>
          </table:table-cell>
          <table:table-cell table:formula="of:=[.G277]/[.$H277]" office:value-type="float" office:value="0.944380267499822" calcext:value-type="float">
            <text:p>0.94</text:p>
          </table:table-cell>
          <table:table-cell table:formula="of:=MOD(DEGREES(ATAN2([.I277];[.J277]))+360; 360)" office:value-type="float" office:value="274.346124354602" calcext:value-type="float">
            <text:p>274.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171" calcext:value-type="float">
            <text:p>171</text:p>
          </table:table-cell>
          <table:table-cell office:value-type="float" office:value="498" calcext:value-type="float">
            <text:p>498</text:p>
          </table:table-cell>
          <table:table-cell table:formula="of:=[.B278]-[.B$1]" office:value-type="float" office:value="-2.5" calcext:value-type="float">
            <text:p>-2.5</text:p>
          </table:table-cell>
          <table:table-cell table:formula="of:=[.C278]-[.C$1]" office:value-type="float" office:value="-127" calcext:value-type="float">
            <text:p>-127</text:p>
          </table:table-cell>
          <table:table-cell table:formula="of:=[.D278]-[.D$1]" office:value-type="float" office:value="362" calcext:value-type="float">
            <text:p>362</text:p>
          </table:table-cell>
          <table:table-cell table:formula="of:=SQRT([.E278]^2 + [.F278]^2 + [.G278]^2)" office:value-type="float" office:value="383.639479198896" calcext:value-type="float">
            <text:p>383.64</text:p>
          </table:table-cell>
          <table:table-cell table:formula="of:=[.E278]/[.$H278]" office:value-type="float" office:value="-0.00651653475606948" calcext:value-type="float">
            <text:p>-0.01</text:p>
          </table:table-cell>
          <table:table-cell table:formula="of:=[.F278]/[.$H278]" office:value-type="float" office:value="-0.33103996560833" calcext:value-type="float">
            <text:p>-0.33</text:p>
          </table:table-cell>
          <table:table-cell table:formula="of:=[.G278]/[.$H278]" office:value-type="float" office:value="0.943594232678861" calcext:value-type="float">
            <text:p>0.94</text:p>
          </table:table-cell>
          <table:table-cell table:formula="of:=MOD(DEGREES(ATAN2([.I278];[.J278]))+360; 360)" office:value-type="float" office:value="268.872275974141" calcext:value-type="float">
            <text:p>268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182" calcext:value-type="float">
            <text:p>182</text:p>
          </table:table-cell>
          <table:table-cell office:value-type="float" office:value="504" calcext:value-type="float">
            <text:p>504</text:p>
          </table:table-cell>
          <table:table-cell table:formula="of:=[.B279]-[.B$1]" office:value-type="float" office:value="0.5" calcext:value-type="float">
            <text:p>0.5</text:p>
          </table:table-cell>
          <table:table-cell table:formula="of:=[.C279]-[.C$1]" office:value-type="float" office:value="-116" calcext:value-type="float">
            <text:p>-116</text:p>
          </table:table-cell>
          <table:table-cell table:formula="of:=[.D279]-[.D$1]" office:value-type="float" office:value="368" calcext:value-type="float">
            <text:p>368</text:p>
          </table:table-cell>
          <table:table-cell table:formula="of:=SQRT([.E279]^2 + [.F279]^2 + [.G279]^2)" office:value-type="float" office:value="385.850035635608" calcext:value-type="float">
            <text:p>385.85</text:p>
          </table:table-cell>
          <table:table-cell table:formula="of:=[.E279]/[.$H279]" office:value-type="float" office:value="0.0012958402327898" calcext:value-type="float">
            <text:p>0.00</text:p>
          </table:table-cell>
          <table:table-cell table:formula="of:=[.F279]/[.$H279]" office:value-type="float" office:value="-0.300634934007234" calcext:value-type="float">
            <text:p>-0.30</text:p>
          </table:table-cell>
          <table:table-cell table:formula="of:=[.G279]/[.$H279]" office:value-type="float" office:value="0.953738411333295" calcext:value-type="float">
            <text:p>0.95</text:p>
          </table:table-cell>
          <table:table-cell table:formula="of:=MOD(DEGREES(ATAN2([.I279];[.J279]))+360; 360)" office:value-type="float" office:value="270.246963037426" calcext:value-type="float">
            <text:p>27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71" calcext:value-type="float">
            <text:p>171</text:p>
          </table:table-cell>
          <table:table-cell office:value-type="float" office:value="508" calcext:value-type="float">
            <text:p>508</text:p>
          </table:table-cell>
          <table:table-cell table:formula="of:=[.B280]-[.B$1]" office:value-type="float" office:value="-0.5" calcext:value-type="float">
            <text:p>-0.5</text:p>
          </table:table-cell>
          <table:table-cell table:formula="of:=[.C280]-[.C$1]" office:value-type="float" office:value="-127" calcext:value-type="float">
            <text:p>-127</text:p>
          </table:table-cell>
          <table:table-cell table:formula="of:=[.D280]-[.D$1]" office:value-type="float" office:value="372" calcext:value-type="float">
            <text:p>372</text:p>
          </table:table-cell>
          <table:table-cell table:formula="of:=SQRT([.E280]^2 + [.F280]^2 + [.G280]^2)" office:value-type="float" office:value="393.081734503144" calcext:value-type="float">
            <text:p>393.08</text:p>
          </table:table-cell>
          <table:table-cell table:formula="of:=[.E280]/[.$H280]" office:value-type="float" office:value="-0.00127200008576334" calcext:value-type="float">
            <text:p>0.00</text:p>
          </table:table-cell>
          <table:table-cell table:formula="of:=[.F280]/[.$H280]" office:value-type="float" office:value="-0.323088021783887" calcext:value-type="float">
            <text:p>-0.32</text:p>
          </table:table-cell>
          <table:table-cell table:formula="of:=[.G280]/[.$H280]" office:value-type="float" office:value="0.946368063807923" calcext:value-type="float">
            <text:p>0.95</text:p>
          </table:table-cell>
          <table:table-cell table:formula="of:=MOD(DEGREES(ATAN2([.I280];[.J280]))+360; 360)" office:value-type="float" office:value="269.774427230366" calcext:value-type="float">
            <text:p>269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1" calcext:value-type="float">
            <text:p>171</text:p>
          </table:table-cell>
          <table:table-cell office:value-type="float" office:value="501" calcext:value-type="float">
            <text:p>501</text:p>
          </table:table-cell>
          <table:table-cell table:formula="of:=[.B281]-[.B$1]" office:value-type="float" office:value="2.5" calcext:value-type="float">
            <text:p>2.5</text:p>
          </table:table-cell>
          <table:table-cell table:formula="of:=[.C281]-[.C$1]" office:value-type="float" office:value="-127" calcext:value-type="float">
            <text:p>-127</text:p>
          </table:table-cell>
          <table:table-cell table:formula="of:=[.D281]-[.D$1]" office:value-type="float" office:value="365" calcext:value-type="float">
            <text:p>365</text:p>
          </table:table-cell>
          <table:table-cell table:formula="of:=SQRT([.E281]^2 + [.F281]^2 + [.G281]^2)" office:value-type="float" office:value="386.471538408716" calcext:value-type="float">
            <text:p>386.47</text:p>
          </table:table-cell>
          <table:table-cell table:formula="of:=[.E281]/[.$H281]" office:value-type="float" office:value="0.00646878166059438" calcext:value-type="float">
            <text:p>0.01</text:p>
          </table:table-cell>
          <table:table-cell table:formula="of:=[.F281]/[.$H281]" office:value-type="float" office:value="-0.328614108358194" calcext:value-type="float">
            <text:p>-0.33</text:p>
          </table:table-cell>
          <table:table-cell table:formula="of:=[.G281]/[.$H281]" office:value-type="float" office:value="0.944442122446779" calcext:value-type="float">
            <text:p>0.94</text:p>
          </table:table-cell>
          <table:table-cell table:formula="of:=MOD(DEGREES(ATAN2([.I281];[.J281]))+360; 360)" office:value-type="float" office:value="271.127724025859" calcext:value-type="float">
            <text:p>271.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5" calcext:value-type="float">
            <text:p>-65</text:p>
          </table:table-cell>
          <table:table-cell office:value-type="float" office:value="173" calcext:value-type="float">
            <text:p>173</text:p>
          </table:table-cell>
          <table:table-cell office:value-type="float" office:value="498" calcext:value-type="float">
            <text:p>498</text:p>
          </table:table-cell>
          <table:table-cell table:formula="of:=[.B282]-[.B$1]" office:value-type="float" office:value="-9.5" calcext:value-type="float">
            <text:p>-9.5</text:p>
          </table:table-cell>
          <table:table-cell table:formula="of:=[.C282]-[.C$1]" office:value-type="float" office:value="-125" calcext:value-type="float">
            <text:p>-125</text:p>
          </table:table-cell>
          <table:table-cell table:formula="of:=[.D282]-[.D$1]" office:value-type="float" office:value="362" calcext:value-type="float">
            <text:p>362</text:p>
          </table:table-cell>
          <table:table-cell table:formula="of:=SQRT([.E282]^2 + [.F282]^2 + [.G282]^2)" office:value-type="float" office:value="383.091699205295" calcext:value-type="float">
            <text:p>383.09</text:p>
          </table:table-cell>
          <table:table-cell table:formula="of:=[.E282]/[.$H282]" office:value-type="float" office:value="-0.0247982402639036" calcext:value-type="float">
            <text:p>-0.02</text:p>
          </table:table-cell>
          <table:table-cell table:formula="of:=[.F282]/[.$H282]" office:value-type="float" office:value="-0.326292635051364" calcext:value-type="float">
            <text:p>-0.33</text:p>
          </table:table-cell>
          <table:table-cell table:formula="of:=[.G282]/[.$H282]" office:value-type="float" office:value="0.944943471108749" calcext:value-type="float">
            <text:p>0.94</text:p>
          </table:table-cell>
          <table:table-cell table:formula="of:=MOD(DEGREES(ATAN2([.I282];[.J282]))+360; 360)" office:value-type="float" office:value="265.653875645398" calcext:value-type="float">
            <text:p>265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181" calcext:value-type="float">
            <text:p>181</text:p>
          </table:table-cell>
          <table:table-cell office:value-type="float" office:value="498" calcext:value-type="float">
            <text:p>498</text:p>
          </table:table-cell>
          <table:table-cell table:formula="of:=[.B283]-[.B$1]" office:value-type="float" office:value="-0.5" calcext:value-type="float">
            <text:p>-0.5</text:p>
          </table:table-cell>
          <table:table-cell table:formula="of:=[.C283]-[.C$1]" office:value-type="float" office:value="-117" calcext:value-type="float">
            <text:p>-117</text:p>
          </table:table-cell>
          <table:table-cell table:formula="of:=[.D283]-[.D$1]" office:value-type="float" office:value="362" calcext:value-type="float">
            <text:p>362</text:p>
          </table:table-cell>
          <table:table-cell table:formula="of:=SQRT([.E283]^2 + [.F283]^2 + [.G283]^2)" office:value-type="float" office:value="380.438234145833" calcext:value-type="float">
            <text:p>380.44</text:p>
          </table:table-cell>
          <table:table-cell table:formula="of:=[.E283]/[.$H283]" office:value-type="float" office:value="-0.00131427379038968" calcext:value-type="float">
            <text:p>0.00</text:p>
          </table:table-cell>
          <table:table-cell table:formula="of:=[.F283]/[.$H283]" office:value-type="float" office:value="-0.307540066951184" calcext:value-type="float">
            <text:p>-0.31</text:p>
          </table:table-cell>
          <table:table-cell table:formula="of:=[.G283]/[.$H283]" office:value-type="float" office:value="0.951534224242126" calcext:value-type="float">
            <text:p>0.95</text:p>
          </table:table-cell>
          <table:table-cell table:formula="of:=MOD(DEGREES(ATAN2([.I283];[.J283]))+360; 360)" office:value-type="float" office:value="269.755147731956" calcext:value-type="float">
            <text:p>269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1" calcext:value-type="float">
            <text:p>171</text:p>
          </table:table-cell>
          <table:table-cell office:value-type="float" office:value="503" calcext:value-type="float">
            <text:p>503</text:p>
          </table:table-cell>
          <table:table-cell table:formula="of:=[.B284]-[.B$1]" office:value-type="float" office:value="2.5" calcext:value-type="float">
            <text:p>2.5</text:p>
          </table:table-cell>
          <table:table-cell table:formula="of:=[.C284]-[.C$1]" office:value-type="float" office:value="-127" calcext:value-type="float">
            <text:p>-127</text:p>
          </table:table-cell>
          <table:table-cell table:formula="of:=[.D284]-[.D$1]" office:value-type="float" office:value="367" calcext:value-type="float">
            <text:p>367</text:p>
          </table:table-cell>
          <table:table-cell table:formula="of:=SQRT([.E284]^2 + [.F284]^2 + [.G284]^2)" office:value-type="float" office:value="388.360978987333" calcext:value-type="float">
            <text:p>388.36</text:p>
          </table:table-cell>
          <table:table-cell table:formula="of:=[.E284]/[.$H284]" office:value-type="float" office:value="0.00643730996486529" calcext:value-type="float">
            <text:p>0.01</text:p>
          </table:table-cell>
          <table:table-cell table:formula="of:=[.F284]/[.$H284]" office:value-type="float" office:value="-0.327015346215157" calcext:value-type="float">
            <text:p>-0.33</text:p>
          </table:table-cell>
          <table:table-cell table:formula="of:=[.G284]/[.$H284]" office:value-type="float" office:value="0.944997102842224" calcext:value-type="float">
            <text:p>0.94</text:p>
          </table:table-cell>
          <table:table-cell table:formula="of:=MOD(DEGREES(ATAN2([.I284];[.J284]))+360; 360)" office:value-type="float" office:value="271.127724025859" calcext:value-type="float">
            <text:p>271.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179" calcext:value-type="float">
            <text:p>179</text:p>
          </table:table-cell>
          <table:table-cell office:value-type="float" office:value="504" calcext:value-type="float">
            <text:p>504</text:p>
          </table:table-cell>
          <table:table-cell table:formula="of:=[.B285]-[.B$1]" office:value-type="float" office:value="3.5" calcext:value-type="float">
            <text:p>3.5</text:p>
          </table:table-cell>
          <table:table-cell table:formula="of:=[.C285]-[.C$1]" office:value-type="float" office:value="-119" calcext:value-type="float">
            <text:p>-119</text:p>
          </table:table-cell>
          <table:table-cell table:formula="of:=[.D285]-[.D$1]" office:value-type="float" office:value="368" calcext:value-type="float">
            <text:p>368</text:p>
          </table:table-cell>
          <table:table-cell table:formula="of:=SQRT([.E285]^2 + [.F285]^2 + [.G285]^2)" office:value-type="float" office:value="386.778037122068" calcext:value-type="float">
            <text:p>386.78</text:p>
          </table:table-cell>
          <table:table-cell table:formula="of:=[.E285]/[.$H285]" office:value-type="float" office:value="0.00904911774733318" calcext:value-type="float">
            <text:p>0.01</text:p>
          </table:table-cell>
          <table:table-cell table:formula="of:=[.F285]/[.$H285]" office:value-type="float" office:value="-0.307670003409328" calcext:value-type="float">
            <text:p>-0.31</text:p>
          </table:table-cell>
          <table:table-cell table:formula="of:=[.G285]/[.$H285]" office:value-type="float" office:value="0.951450094576746" calcext:value-type="float">
            <text:p>0.95</text:p>
          </table:table-cell>
          <table:table-cell table:formula="of:=MOD(DEGREES(ATAN2([.I285];[.J285]))+360; 360)" office:value-type="float" office:value="271.684684317896" calcext:value-type="float">
            <text:p>27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6" calcext:value-type="float">
            <text:p>176</text:p>
          </table:table-cell>
          <table:table-cell office:value-type="float" office:value="503" calcext:value-type="float">
            <text:p>503</text:p>
          </table:table-cell>
          <table:table-cell table:formula="of:=[.B286]-[.B$1]" office:value-type="float" office:value="2.5" calcext:value-type="float">
            <text:p>2.5</text:p>
          </table:table-cell>
          <table:table-cell table:formula="of:=[.C286]-[.C$1]" office:value-type="float" office:value="-122" calcext:value-type="float">
            <text:p>-122</text:p>
          </table:table-cell>
          <table:table-cell table:formula="of:=[.D286]-[.D$1]" office:value-type="float" office:value="367" calcext:value-type="float">
            <text:p>367</text:p>
          </table:table-cell>
          <table:table-cell table:formula="of:=SQRT([.E286]^2 + [.F286]^2 + [.G286]^2)" office:value-type="float" office:value="386.75476726215" calcext:value-type="float">
            <text:p>386.75</text:p>
          </table:table-cell>
          <table:table-cell table:formula="of:=[.E286]/[.$H286]" office:value-type="float" office:value="0.0064640444323352" calcext:value-type="float">
            <text:p>0.01</text:p>
          </table:table-cell>
          <table:table-cell table:formula="of:=[.F286]/[.$H286]" office:value-type="float" office:value="-0.315445368297958" calcext:value-type="float">
            <text:p>-0.32</text:p>
          </table:table-cell>
          <table:table-cell table:formula="of:=[.G286]/[.$H286]" office:value-type="float" office:value="0.948921722666808" calcext:value-type="float">
            <text:p>0.95</text:p>
          </table:table-cell>
          <table:table-cell table:formula="of:=MOD(DEGREES(ATAN2([.I286];[.J286]))+360; 360)" office:value-type="float" office:value="271.173929544393" calcext:value-type="float">
            <text:p>271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178" calcext:value-type="float">
            <text:p>178</text:p>
          </table:table-cell>
          <table:table-cell office:value-type="float" office:value="501" calcext:value-type="float">
            <text:p>501</text:p>
          </table:table-cell>
          <table:table-cell table:formula="of:=[.B287]-[.B$1]" office:value-type="float" office:value="2.5" calcext:value-type="float">
            <text:p>2.5</text:p>
          </table:table-cell>
          <table:table-cell table:formula="of:=[.C287]-[.C$1]" office:value-type="float" office:value="-120" calcext:value-type="float">
            <text:p>-120</text:p>
          </table:table-cell>
          <table:table-cell table:formula="of:=[.D287]-[.D$1]" office:value-type="float" office:value="365" calcext:value-type="float">
            <text:p>365</text:p>
          </table:table-cell>
          <table:table-cell table:formula="of:=SQRT([.E287]^2 + [.F287]^2 + [.G287]^2)" office:value-type="float" office:value="384.228122344005" calcext:value-type="float">
            <text:p>384.23</text:p>
          </table:table-cell>
          <table:table-cell table:formula="of:=[.E287]/[.$H287]" office:value-type="float" office:value="0.00650655132880074" calcext:value-type="float">
            <text:p>0.01</text:p>
          </table:table-cell>
          <table:table-cell table:formula="of:=[.F287]/[.$H287]" office:value-type="float" office:value="-0.312314463782435" calcext:value-type="float">
            <text:p>-0.31</text:p>
          </table:table-cell>
          <table:table-cell table:formula="of:=[.G287]/[.$H287]" office:value-type="float" office:value="0.949956494004907" calcext:value-type="float">
            <text:p>0.95</text:p>
          </table:table-cell>
          <table:table-cell table:formula="of:=MOD(DEGREES(ATAN2([.I287];[.J287]))+360; 360)" office:value-type="float" office:value="271.193489423982" calcext:value-type="float">
            <text:p>271.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4" calcext:value-type="float">
            <text:p>-64</text:p>
          </table:table-cell>
          <table:table-cell office:value-type="float" office:value="175" calcext:value-type="float">
            <text:p>175</text:p>
          </table:table-cell>
          <table:table-cell office:value-type="float" office:value="495" calcext:value-type="float">
            <text:p>495</text:p>
          </table:table-cell>
          <table:table-cell table:formula="of:=[.B288]-[.B$1]" office:value-type="float" office:value="-8.5" calcext:value-type="float">
            <text:p>-8.5</text:p>
          </table:table-cell>
          <table:table-cell table:formula="of:=[.C288]-[.C$1]" office:value-type="float" office:value="-123" calcext:value-type="float">
            <text:p>-123</text:p>
          </table:table-cell>
          <table:table-cell table:formula="of:=[.D288]-[.D$1]" office:value-type="float" office:value="359" calcext:value-type="float">
            <text:p>359</text:p>
          </table:table-cell>
          <table:table-cell table:formula="of:=SQRT([.E288]^2 + [.F288]^2 + [.G288]^2)" office:value-type="float" office:value="379.581677640004" calcext:value-type="float">
            <text:p>379.58</text:p>
          </table:table-cell>
          <table:table-cell table:formula="of:=[.E288]/[.$H288]" office:value-type="float" office:value="-0.0223930724286998" calcext:value-type="float">
            <text:p>-0.02</text:p>
          </table:table-cell>
          <table:table-cell table:formula="of:=[.F288]/[.$H288]" office:value-type="float" office:value="-0.324040930438833" calcext:value-type="float">
            <text:p>-0.32</text:p>
          </table:table-cell>
          <table:table-cell table:formula="of:=[.G288]/[.$H288]" office:value-type="float" office:value="0.94577800022391" calcext:value-type="float">
            <text:p>0.95</text:p>
          </table:table-cell>
          <table:table-cell table:formula="of:=MOD(DEGREES(ATAN2([.I288];[.J288]))+360; 360)" office:value-type="float" office:value="266.046820498203" calcext:value-type="float">
            <text:p>266.05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AVERAGE([.B3:.B288])" office:value-type="float" office:value="-55.2237762237762" calcext:value-type="float">
            <text:p>-55</text:p>
          </table:table-cell>
          <table:table-cell table:style-name="ce3" table:formula="of:=AVERAGE([.C3:.C288])" office:value-type="float" office:value="173.615384615385" calcext:value-type="float">
            <text:p>174</text:p>
          </table:table-cell>
          <table:table-cell table:style-name="ce3" table:formula="of:=AVERAGE([.D3:.D288])" office:value-type="float" office:value="500.800699300699" calcext:value-type="float">
            <text:p>501</text:p>
          </table:table-cell>
          <table:table-cell table:style-name="ce3" table:formula="of:=AVERAGE([.E3:.E288])" office:value-type="float" office:value="0.276223776223776" calcext:value-type="float">
            <text:p>0</text:p>
          </table:table-cell>
          <table:table-cell table:style-name="ce3" table:formula="of:=AVERAGE([.F3:.F288])" office:value-type="float" office:value="-124.384615384615" calcext:value-type="float">
            <text:p>-124</text:p>
          </table:table-cell>
          <table:table-cell table:style-name="ce3" table:formula="of:=AVERAGE([.G3:.G288])" office:value-type="float" office:value="364.800699300699" calcext:value-type="float">
            <text:p>365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 table:number-rows-repeated="75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</table:table>
      <table:table table:name="+X =&gt; South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7" table:default-cell-style-name="ce4"/>
        <table:table-column table:style-name="co9" table:default-cell-style-name="ce4"/>
        <table:table-column table:style-name="co10" table:default-cell-style-name="Default"/>
        <table:table-column table:style-name="co8" table:number-columns-repeated="1010" table:default-cell-style-name="Default"/>
        <table:table-row table:style-name="ro1">
          <table:table-cell office:value-type="string" calcext:value-type="string">
            <text:p>Bias Correction </text:p>
          </table:table-cell>
          <table:table-cell table:style-name="ce1" table:formula="of:=['+X =&gt; East'.B1]" office:value-type="float" office:value="-55.5" calcext:value-type="float">
            <text:p>-56</text:p>
          </table:table-cell>
          <table:table-cell table:style-name="ce1" table:formula="of:=['+X =&gt; East'.C1]" office:value-type="float" office:value="298" calcext:value-type="float">
            <text:p>298</text:p>
          </table:table-cell>
          <table:table-cell table:style-name="ce1" table:formula="of:=['+X =&gt; East'.D1]" office:value-type="float" office:value="136" calcext:value-type="float">
            <text:p>136</text:p>
          </table:table-cell>
          <table:table-cell table:style-name="ce5" table:number-columns-repeated="4"/>
          <table:table-cell table:style-name="ce7"/>
          <table:table-cell table:number-columns-repeated="1015"/>
        </table:table-row>
        <table:table-row table:style-name="ro2">
          <table:table-cell table:style-name="ce9"/>
          <table:table-cell table:style-name="ce2" office:value-type="string" calcext:value-type="string">
            <text:p>Mx</text:p>
          </table:table-cell>
          <table:table-cell table:style-name="ce2" office:value-type="string" calcext:value-type="string">
            <text:p>My</text:p>
          </table:table-cell>
          <table:table-cell table:style-name="ce2" office:value-type="string" calcext:value-type="string">
            <text:p>Mz</text:p>
          </table:table-cell>
          <table:table-cell table:style-name="ce6" office:value-type="string" calcext:value-type="string">
            <text:p>Corrected Mx</text:p>
          </table:table-cell>
          <table:table-cell table:style-name="ce6" office:value-type="string" calcext:value-type="string">
            <text:p>Corrected My</text:p>
          </table:table-cell>
          <table:table-cell table:style-name="ce6" office:value-type="string" calcext:value-type="string">
            <text:p>Corrected Mz</text:p>
          </table:table-cell>
          <table:table-cell table:style-name="ce2" office:value-type="string" calcext:value-type="string">
            <text:p>Len</text:p>
          </table:table-cell>
          <table:table-cell table:style-name="ce2" office:value-type="string" calcext:value-type="string">
            <text:p>Mnx</text:p>
          </table:table-cell>
          <table:table-cell table:style-name="ce2" office:value-type="string" calcext:value-type="string">
            <text:p>Mny</text:p>
          </table:table-cell>
          <table:table-cell table:style-name="ce2" office:value-type="string" calcext:value-type="string">
            <text:p>Mnz</text:p>
          </table:table-cell>
          <table:table-cell table:style-name="ce8" office:value-type="string" calcext:value-type="string">
            <text:p>Bearing to North</text:p>
          </table:table-cell>
          <table:table-cell table:style-name="ce10"/>
          <table:table-cell table:style-name="ce9"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2" calcext:value-type="float">
            <text:p>302</text:p>
          </table:table-cell>
          <table:table-cell office:value-type="float" office:value="506" calcext:value-type="float">
            <text:p>506</text:p>
          </table:table-cell>
          <table:table-cell table:formula="of:=[.B3]-[.B$1]" office:value-type="float" office:value="-136.5" calcext:value-type="float">
            <text:p>-136.5</text:p>
          </table:table-cell>
          <table:table-cell table:formula="of:=[.C3]-[.C$1]" office:value-type="float" office:value="4" calcext:value-type="float">
            <text:p>4</text:p>
          </table:table-cell>
          <table:table-cell table:formula="of:=[.D3]-[.D$1]" office:value-type="float" office:value="370" calcext:value-type="float">
            <text:p>370</text:p>
          </table:table-cell>
          <table:table-cell table:style-name="ce4" table:formula="of:=SQRT([.E3]^2 + [.F3]^2 + [.G3]^2)" office:value-type="float" office:value="394.396057282524" calcext:value-type="float">
            <text:p>394.40</text:p>
          </table:table-cell>
          <table:table-cell table:style-name="ce4" table:formula="of:=[.E3]/[.$H3]" office:value-type="float" office:value="-0.346098794548087" calcext:value-type="float">
            <text:p>-0.35</text:p>
          </table:table-cell>
          <table:table-cell table:style-name="ce4" table:formula="of:=[.F3]/[.$H3]" office:value-type="float" office:value="0.0101420892175264" calcext:value-type="float">
            <text:p>0.01</text:p>
          </table:table-cell>
          <table:table-cell table:style-name="ce4" table:formula="of:=[.G3]/[.$H3]" office:value-type="float" office:value="0.938143252621189" calcext:value-type="float">
            <text:p>0.94</text:p>
          </table:table-cell>
          <table:table-cell table:formula="of:=MOD(DEGREES(ATAN2([.I3];[.J3]))+360; 360)" office:value-type="float" office:value="178.321483150273" calcext:value-type="float">
            <text:p>178.32</text:p>
          </table:table-cell>
          <table:table-cell table:formula="of:=MOD(DEGREES(ATAN2([.E3];[.F3]))+360; 360)" office:value-type="float" office:value="178.321483150273" calcext:value-type="float">
            <text:p>178.32</text:p>
          </table:table-cell>
          <table:table-cell/>
          <table:table-cell table:style-name="ce7" office:value-type="string" calcext:value-type="string">
            <text:p>Mx</text:p>
          </table:table-cell>
          <table:table-cell table:style-name="ce7" office:value-type="string" calcext:value-type="string">
            <text:p>My</text:p>
          </table:table-cell>
          <table:table-cell table:style-name="ce7" office:value-type="string" calcext:value-type="string">
            <text:p>M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9" calcext:value-type="float">
            <text:p>299</text:p>
          </table:table-cell>
          <table:table-cell office:value-type="float" office:value="494" calcext:value-type="float">
            <text:p>494</text:p>
          </table:table-cell>
          <table:table-cell table:formula="of:=[.B4]-[.B$1]" office:value-type="float" office:value="-132.5" calcext:value-type="float">
            <text:p>-132.5</text:p>
          </table:table-cell>
          <table:table-cell table:formula="of:=[.C4]-[.C$1]" office:value-type="float" office:value="1" calcext:value-type="float">
            <text:p>1</text:p>
          </table:table-cell>
          <table:table-cell table:formula="of:=[.D4]-[.D$1]" office:value-type="float" office:value="358" calcext:value-type="float">
            <text:p>358</text:p>
          </table:table-cell>
          <table:table-cell table:style-name="ce4" table:formula="of:=SQRT([.E4]^2 + [.F4]^2 + [.G4]^2)" office:value-type="float" office:value="381.734528173703" calcext:value-type="float">
            <text:p>381.73</text:p>
          </table:table-cell>
          <table:table-cell table:style-name="ce4" table:formula="of:=[.E4]/[.$H4]" office:value-type="float" office:value="-0.347099856630489" calcext:value-type="float">
            <text:p>-0.35</text:p>
          </table:table-cell>
          <table:table-cell table:style-name="ce4" table:formula="of:=[.F4]/[.$H4]" office:value-type="float" office:value="0.00261962155947539" calcext:value-type="float">
            <text:p>0.00</text:p>
          </table:table-cell>
          <table:table-cell table:style-name="ce4" table:formula="of:=[.G4]/[.$H4]" office:value-type="float" office:value="0.93782451829219" calcext:value-type="float">
            <text:p>0.94</text:p>
          </table:table-cell>
          <table:table-cell table:formula="of:=MOD(DEGREES(ATAN2([.I4];[.J4]))+360; 360)" office:value-type="float" office:value="179.567587232462" calcext:value-type="float">
            <text:p>179.57</text:p>
          </table:table-cell>
          <table:table-cell table:formula="of:=MOD(DEGREES(ATAN2([.E4];[.F4]))+360; 360)" office:value-type="float" office:value="179.567587232462" calcext:value-type="float">
            <text:p>179.57</text:p>
          </table:table-cell>
          <table:table-cell table:style-name="ce7" office:value-type="string" calcext:value-type="string">
            <text:p>Min</text:p>
          </table:table-cell>
          <table:table-cell table:style-name="ce4" table:formula="of:=MIN([.B3:.B203])" office:value-type="float" office:value="-200" calcext:value-type="float">
            <text:p>-200.00</text:p>
          </table:table-cell>
          <table:table-cell table:style-name="ce4" table:formula="of:=MIN([.C3:.C203])" office:value-type="float" office:value="286" calcext:value-type="float">
            <text:p>286.00</text:p>
          </table:table-cell>
          <table:table-cell table:style-name="ce4" table:formula="of:=MIN([.D3:.D203])" office:value-type="float" office:value="490" calcext:value-type="float">
            <text:p>490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3" calcext:value-type="float">
            <text:p>293</text:p>
          </table:table-cell>
          <table:table-cell office:value-type="float" office:value="504" calcext:value-type="float">
            <text:p>504</text:p>
          </table:table-cell>
          <table:table-cell table:formula="of:=[.B5]-[.B$1]" office:value-type="float" office:value="-133.5" calcext:value-type="float">
            <text:p>-133.5</text:p>
          </table:table-cell>
          <table:table-cell table:formula="of:=[.C5]-[.C$1]" office:value-type="float" office:value="-5" calcext:value-type="float">
            <text:p>-5</text:p>
          </table:table-cell>
          <table:table-cell table:formula="of:=[.D5]-[.D$1]" office:value-type="float" office:value="368" calcext:value-type="float">
            <text:p>368</text:p>
          </table:table-cell>
          <table:table-cell table:style-name="ce4" table:formula="of:=SQRT([.E5]^2 + [.F5]^2 + [.G5]^2)" office:value-type="float" office:value="391.498722858709" calcext:value-type="float">
            <text:p>391.50</text:p>
          </table:table-cell>
          <table:table-cell table:style-name="ce4" table:formula="of:=[.E5]/[.$H5]" office:value-type="float" office:value="-0.340997280974988" calcext:value-type="float">
            <text:p>-0.34</text:p>
          </table:table-cell>
          <table:table-cell table:style-name="ce4" table:formula="of:=[.F5]/[.$H5]" office:value-type="float" office:value="-0.0127714337443816" calcext:value-type="float">
            <text:p>-0.01</text:p>
          </table:table-cell>
          <table:table-cell table:style-name="ce4" table:formula="of:=[.G5]/[.$H5]" office:value-type="float" office:value="0.939977523586483" calcext:value-type="float">
            <text:p>0.94</text:p>
          </table:table-cell>
          <table:table-cell table:formula="of:=MOD(DEGREES(ATAN2([.I5];[.J5]))+360; 360)" office:value-type="float" office:value="182.144906803732" calcext:value-type="float">
            <text:p>182.14</text:p>
          </table:table-cell>
          <table:table-cell table:formula="of:=MOD(DEGREES(ATAN2([.E5];[.F5]))+360; 360)" office:value-type="float" office:value="182.144906803732" calcext:value-type="float">
            <text:p>182.14</text:p>
          </table:table-cell>
          <table:table-cell table:style-name="ce7" office:value-type="string" calcext:value-type="string">
            <text:p>Max</text:p>
          </table:table-cell>
          <table:table-cell table:style-name="ce4" table:formula="of:=MAX([.B3:.B203])" office:value-type="float" office:value="-174" calcext:value-type="float">
            <text:p>-174.00</text:p>
          </table:table-cell>
          <table:table-cell table:style-name="ce4" table:formula="of:=MAX([.C3:.C203])" office:value-type="float" office:value="315" calcext:value-type="float">
            <text:p>315.00</text:p>
          </table:table-cell>
          <table:table-cell table:style-name="ce4" table:formula="of:=MAX([.D3:.D203])" office:value-type="float" office:value="515" calcext:value-type="float">
            <text:p>515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6" calcext:value-type="float">
            <text:p>-176</text:p>
          </table:table-cell>
          <table:table-cell office:value-type="float" office:value="299" calcext:value-type="float">
            <text:p>299</text:p>
          </table:table-cell>
          <table:table-cell office:value-type="float" office:value="498" calcext:value-type="float">
            <text:p>498</text:p>
          </table:table-cell>
          <table:table-cell table:formula="of:=[.B6]-[.B$1]" office:value-type="float" office:value="-120.5" calcext:value-type="float">
            <text:p>-120.5</text:p>
          </table:table-cell>
          <table:table-cell table:formula="of:=[.C6]-[.C$1]" office:value-type="float" office:value="1" calcext:value-type="float">
            <text:p>1</text:p>
          </table:table-cell>
          <table:table-cell table:formula="of:=[.D6]-[.D$1]" office:value-type="float" office:value="362" calcext:value-type="float">
            <text:p>362</text:p>
          </table:table-cell>
          <table:table-cell table:style-name="ce4" table:formula="of:=SQRT([.E6]^2 + [.F6]^2 + [.G6]^2)" office:value-type="float" office:value="381.530142976934" calcext:value-type="float">
            <text:p>381.53</text:p>
          </table:table-cell>
          <table:table-cell table:style-name="ce4" table:formula="of:=[.E6]/[.$H6]" office:value-type="float" office:value="-0.315833498920385" calcext:value-type="float">
            <text:p>-0.32</text:p>
          </table:table-cell>
          <table:table-cell table:style-name="ce4" table:formula="of:=[.F6]/[.$H6]" office:value-type="float" office:value="0.0026210248873061" calcext:value-type="float">
            <text:p>0.00</text:p>
          </table:table-cell>
          <table:table-cell table:style-name="ce4" table:formula="of:=[.G6]/[.$H6]" office:value-type="float" office:value="0.948811009204809" calcext:value-type="float">
            <text:p>0.95</text:p>
          </table:table-cell>
          <table:table-cell table:formula="of:=MOD(DEGREES(ATAN2([.I6];[.J6]))+360; 360)" office:value-type="float" office:value="179.524527267552" calcext:value-type="float">
            <text:p>179.52</text:p>
          </table:table-cell>
          <table:table-cell table:formula="of:=MOD(DEGREES(ATAN2([.E6];[.F6]))+360; 360)" office:value-type="float" office:value="179.524527267552" calcext:value-type="float">
            <text:p>179.52</text:p>
          </table:table-cell>
          <table:table-cell table:style-name="ce7" office:value-type="string" calcext:value-type="string">
            <text:p>Mean</text:p>
          </table:table-cell>
          <table:table-cell table:style-name="ce4" table:formula="of:=AVERAGE([.B3:.B203])" office:value-type="float" office:value="-187.940298507463" calcext:value-type="float">
            <text:p>-187.94</text:p>
          </table:table-cell>
          <table:table-cell table:style-name="ce4" table:formula="of:=AVERAGE([.C3:.C203])" office:value-type="float" office:value="299.945273631841" calcext:value-type="float">
            <text:p>299.95</text:p>
          </table:table-cell>
          <table:table-cell table:style-name="ce4" table:formula="of:=AVERAGE([.D3:.D203])" office:value-type="float" office:value="501.965174129353" calcext:value-type="float">
            <text:p>501.9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" calcext:value-type="float">
            <text:p>-175</text:p>
          </table:table-cell>
          <table:table-cell office:value-type="float" office:value="300" calcext:value-type="float">
            <text:p>300</text:p>
          </table:table-cell>
          <table:table-cell office:value-type="float" office:value="497" calcext:value-type="float">
            <text:p>497</text:p>
          </table:table-cell>
          <table:table-cell table:formula="of:=[.B7]-[.B$1]" office:value-type="float" office:value="-119.5" calcext:value-type="float">
            <text:p>-119.5</text:p>
          </table:table-cell>
          <table:table-cell table:formula="of:=[.C7]-[.C$1]" office:value-type="float" office:value="2" calcext:value-type="float">
            <text:p>2</text:p>
          </table:table-cell>
          <table:table-cell table:formula="of:=[.D7]-[.D$1]" office:value-type="float" office:value="361" calcext:value-type="float">
            <text:p>361</text:p>
          </table:table-cell>
          <table:table-cell table:style-name="ce4" table:formula="of:=SQRT([.E7]^2 + [.F7]^2 + [.G7]^2)" office:value-type="float" office:value="380.269969889814" calcext:value-type="float">
            <text:p>380.27</text:p>
          </table:table-cell>
          <table:table-cell table:style-name="ce4" table:formula="of:=[.E7]/[.$H7]" office:value-type="float" office:value="-0.314250425913532" calcext:value-type="float">
            <text:p>-0.31</text:p>
          </table:table-cell>
          <table:table-cell table:style-name="ce4" table:formula="of:=[.F7]/[.$H7]" office:value-type="float" office:value="0.00525942135420137" calcext:value-type="float">
            <text:p>0.01</text:p>
          </table:table-cell>
          <table:table-cell table:style-name="ce4" table:formula="of:=[.G7]/[.$H7]" office:value-type="float" office:value="0.949325554433348" calcext:value-type="float">
            <text:p>0.95</text:p>
          </table:table-cell>
          <table:table-cell table:formula="of:=MOD(DEGREES(ATAN2([.I7];[.J7]))+360; 360)" office:value-type="float" office:value="179.04116433875" calcext:value-type="float">
            <text:p>179.04</text:p>
          </table:table-cell>
          <table:table-cell table:formula="of:=MOD(DEGREES(ATAN2([.E7];[.F7]))+360; 360)" office:value-type="float" office:value="179.04116433875" calcext:value-type="float">
            <text:p>179.04</text:p>
          </table:table-cell>
          <table:table-cell table:style-name="ce7" office:value-type="string" calcext:value-type="string">
            <text:p>Mode</text:p>
          </table:table-cell>
          <table:table-cell table:style-name="ce4" table:formula="of:=MODE([.B3:.B203])" office:value-type="float" office:value="-189" calcext:value-type="float">
            <text:p>-189.00</text:p>
          </table:table-cell>
          <table:table-cell table:style-name="ce4" table:formula="of:=MODE([.C3:.C203])" office:value-type="float" office:value="299" calcext:value-type="float">
            <text:p>299.00</text:p>
          </table:table-cell>
          <table:table-cell table:style-name="ce4" table:formula="of:=MODE([.D3:.D203])" office:value-type="float" office:value="501" calcext:value-type="float">
            <text:p>501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5" calcext:value-type="float">
            <text:p>305</text:p>
          </table:table-cell>
          <table:table-cell office:value-type="float" office:value="504" calcext:value-type="float">
            <text:p>504</text:p>
          </table:table-cell>
          <table:table-cell table:formula="of:=[.B8]-[.B$1]" office:value-type="float" office:value="-131.5" calcext:value-type="float">
            <text:p>-131.5</text:p>
          </table:table-cell>
          <table:table-cell table:formula="of:=[.C8]-[.C$1]" office:value-type="float" office:value="7" calcext:value-type="float">
            <text:p>7</text:p>
          </table:table-cell>
          <table:table-cell table:formula="of:=[.D8]-[.D$1]" office:value-type="float" office:value="368" calcext:value-type="float">
            <text:p>368</text:p>
          </table:table-cell>
          <table:table-cell table:style-name="ce4" table:formula="of:=SQRT([.E8]^2 + [.F8]^2 + [.G8]^2)" office:value-type="float" office:value="390.851954069568" calcext:value-type="float">
            <text:p>390.85</text:p>
          </table:table-cell>
          <table:table-cell table:style-name="ce4" table:formula="of:=[.E8]/[.$H8]" office:value-type="float" office:value="-0.336444524917468" calcext:value-type="float">
            <text:p>-0.34</text:p>
          </table:table-cell>
          <table:table-cell table:style-name="ce4" table:formula="of:=[.F8]/[.$H8]" office:value-type="float" office:value="0.0179095944822987" calcext:value-type="float">
            <text:p>0.02</text:p>
          </table:table-cell>
          <table:table-cell table:style-name="ce4" table:formula="of:=[.G8]/[.$H8]" office:value-type="float" office:value="0.941532967069417" calcext:value-type="float">
            <text:p>0.94</text:p>
          </table:table-cell>
          <table:table-cell table:formula="of:=MOD(DEGREES(ATAN2([.I8];[.J8]))+360; 360)" office:value-type="float" office:value="176.952910496614" calcext:value-type="float">
            <text:p>176.95</text:p>
          </table:table-cell>
          <table:table-cell table:formula="of:=MOD(DEGREES(ATAN2([.E8];[.F8]))+360; 360)" office:value-type="float" office:value="176.952910496614" calcext:value-type="float">
            <text:p>176.95</text:p>
          </table:table-cell>
          <table:table-cell table:style-name="ce7" office:value-type="string" calcext:value-type="string">
            <text:p>Median</text:p>
          </table:table-cell>
          <table:table-cell table:style-name="ce4" table:formula="of:=MEDIAN([.B3:.B203])" office:value-type="float" office:value="-188" calcext:value-type="float">
            <text:p>-188.00</text:p>
          </table:table-cell>
          <table:table-cell table:style-name="ce4" table:formula="of:=MEDIAN([.C3:.C203])" office:value-type="float" office:value="300" calcext:value-type="float">
            <text:p>300.00</text:p>
          </table:table-cell>
          <table:table-cell table:style-name="ce4" table:formula="of:=MEDIAN([.D3:.D203])" office:value-type="float" office:value="502" calcext:value-type="float">
            <text:p>502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9" calcext:value-type="float">
            <text:p>299</text:p>
          </table:table-cell>
          <table:table-cell office:value-type="float" office:value="510" calcext:value-type="float">
            <text:p>510</text:p>
          </table:table-cell>
          <table:table-cell table:formula="of:=[.B9]-[.B$1]" office:value-type="float" office:value="-130.5" calcext:value-type="float">
            <text:p>-130.5</text:p>
          </table:table-cell>
          <table:table-cell table:formula="of:=[.C9]-[.C$1]" office:value-type="float" office:value="1" calcext:value-type="float">
            <text:p>1</text:p>
          </table:table-cell>
          <table:table-cell table:formula="of:=[.D9]-[.D$1]" office:value-type="float" office:value="374" calcext:value-type="float">
            <text:p>374</text:p>
          </table:table-cell>
          <table:table-cell table:style-name="ce4" table:formula="of:=SQRT([.E9]^2 + [.F9]^2 + [.G9]^2)" office:value-type="float" office:value="396.115197890715" calcext:value-type="float">
            <text:p>396.12</text:p>
          </table:table-cell>
          <table:table-cell table:style-name="ce4" table:formula="of:=[.E9]/[.$H9]" office:value-type="float" office:value="-0.32944961641185" calcext:value-type="float">
            <text:p>-0.33</text:p>
          </table:table-cell>
          <table:table-cell table:style-name="ce4" table:formula="of:=[.F9]/[.$H9]" office:value-type="float" office:value="0.00252451813342414" calcext:value-type="float">
            <text:p>0.00</text:p>
          </table:table-cell>
          <table:table-cell table:style-name="ce4" table:formula="of:=[.G9]/[.$H9]" office:value-type="float" office:value="0.944169781900628" calcext:value-type="float">
            <text:p>0.94</text:p>
          </table:table-cell>
          <table:table-cell table:formula="of:=MOD(DEGREES(ATAN2([.I9];[.J9]))+360; 360)" office:value-type="float" office:value="179.560960474318" calcext:value-type="float">
            <text:p>179.56</text:p>
          </table:table-cell>
          <table:table-cell table:formula="of:=MOD(DEGREES(ATAN2([.E9];[.F9]))+360; 360)" office:value-type="float" office:value="179.560960474318" calcext:value-type="float">
            <text:p>179.56</text:p>
          </table:table-cell>
          <table:table-cell/>
          <table:table-cell table:style-name="ce4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7" calcext:value-type="float">
            <text:p>-177</text:p>
          </table:table-cell>
          <table:table-cell office:value-type="float" office:value="305" calcext:value-type="float">
            <text:p>305</text:p>
          </table:table-cell>
          <table:table-cell office:value-type="float" office:value="506" calcext:value-type="float">
            <text:p>506</text:p>
          </table:table-cell>
          <table:table-cell table:formula="of:=[.B10]-[.B$1]" office:value-type="float" office:value="-121.5" calcext:value-type="float">
            <text:p>-121.5</text:p>
          </table:table-cell>
          <table:table-cell table:formula="of:=[.C10]-[.C$1]" office:value-type="float" office:value="7" calcext:value-type="float">
            <text:p>7</text:p>
          </table:table-cell>
          <table:table-cell table:formula="of:=[.D10]-[.D$1]" office:value-type="float" office:value="370" calcext:value-type="float">
            <text:p>370</text:p>
          </table:table-cell>
          <table:table-cell table:style-name="ce4" table:formula="of:=SQRT([.E10]^2 + [.F10]^2 + [.G10]^2)" office:value-type="float" office:value="389.501283694932" calcext:value-type="float">
            <text:p>389.50</text:p>
          </table:table-cell>
          <table:table-cell table:style-name="ce4" table:formula="of:=[.E10]/[.$H10]" office:value-type="float" office:value="-0.311937354473938" calcext:value-type="float">
            <text:p>-0.31</text:p>
          </table:table-cell>
          <table:table-cell table:style-name="ce4" table:formula="of:=[.F10]/[.$H10]" office:value-type="float" office:value="0.0179716994347125" calcext:value-type="float">
            <text:p>0.02</text:p>
          </table:table-cell>
          <table:table-cell table:style-name="ce4" table:formula="of:=[.G10]/[.$H10]" office:value-type="float" office:value="0.949932684406232" calcext:value-type="float">
            <text:p>0.95</text:p>
          </table:table-cell>
          <table:table-cell table:formula="of:=MOD(DEGREES(ATAN2([.I10];[.J10]))+360; 360)" office:value-type="float" office:value="176.702653632979" calcext:value-type="float">
            <text:p>176.70</text:p>
          </table:table-cell>
          <table:table-cell table:formula="of:=MOD(DEGREES(ATAN2([.E10];[.F10]))+360; 360)" office:value-type="float" office:value="176.702653632979" calcext:value-type="float">
            <text:p>176.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2" calcext:value-type="float">
            <text:p>292</text:p>
          </table:table-cell>
          <table:table-cell office:value-type="float" office:value="510" calcext:value-type="float">
            <text:p>510</text:p>
          </table:table-cell>
          <table:table-cell table:formula="of:=[.B11]-[.B$1]" office:value-type="float" office:value="-127.5" calcext:value-type="float">
            <text:p>-127.5</text:p>
          </table:table-cell>
          <table:table-cell table:formula="of:=[.C11]-[.C$1]" office:value-type="float" office:value="-6" calcext:value-type="float">
            <text:p>-6</text:p>
          </table:table-cell>
          <table:table-cell table:formula="of:=[.D11]-[.D$1]" office:value-type="float" office:value="374" calcext:value-type="float">
            <text:p>374</text:p>
          </table:table-cell>
          <table:table-cell table:style-name="ce4" table:formula="of:=SQRT([.E11]^2 + [.F11]^2 + [.G11]^2)" office:value-type="float" office:value="395.181287512453" calcext:value-type="float">
            <text:p>395.18</text:p>
          </table:table-cell>
          <table:table-cell table:style-name="ce4" table:formula="of:=[.E11]/[.$H11]" office:value-type="float" office:value="-0.322636734149469" calcext:value-type="float">
            <text:p>-0.32</text:p>
          </table:table-cell>
          <table:table-cell table:style-name="ce4" table:formula="of:=[.F11]/[.$H11]" office:value-type="float" office:value="-0.0151829051364456" calcext:value-type="float">
            <text:p>-0.02</text:p>
          </table:table-cell>
          <table:table-cell table:style-name="ce4" table:formula="of:=[.G11]/[.$H11]" office:value-type="float" office:value="0.946401086838441" calcext:value-type="float">
            <text:p>0.95</text:p>
          </table:table-cell>
          <table:table-cell table:formula="of:=MOD(DEGREES(ATAN2([.I11];[.J11]))+360; 360)" office:value-type="float" office:value="182.694284289856" calcext:value-type="float">
            <text:p>182.69</text:p>
          </table:table-cell>
          <table:table-cell table:formula="of:=MOD(DEGREES(ATAN2([.E11];[.F11]))+360; 360)" office:value-type="float" office:value="182.694284289856" calcext:value-type="float">
            <text:p>182.69</text:p>
          </table:table-cell>
          <table:table-cell table:style-name="ce4"/>
          <table:table-cell table:number-columns-repeated="1010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2" calcext:value-type="float">
            <text:p>292</text:p>
          </table:table-cell>
          <table:table-cell office:value-type="float" office:value="503" calcext:value-type="float">
            <text:p>503</text:p>
          </table:table-cell>
          <table:table-cell table:formula="of:=[.B12]-[.B$1]" office:value-type="float" office:value="-137.5" calcext:value-type="float">
            <text:p>-137.5</text:p>
          </table:table-cell>
          <table:table-cell table:formula="of:=[.C12]-[.C$1]" office:value-type="float" office:value="-6" calcext:value-type="float">
            <text:p>-6</text:p>
          </table:table-cell>
          <table:table-cell table:formula="of:=[.D12]-[.D$1]" office:value-type="float" office:value="367" calcext:value-type="float">
            <text:p>367</text:p>
          </table:table-cell>
          <table:table-cell table:style-name="ce4" table:formula="of:=SQRT([.E12]^2 + [.F12]^2 + [.G12]^2)" office:value-type="float" office:value="391.958224814839" calcext:value-type="float">
            <text:p>391.96</text:p>
          </table:table-cell>
          <table:table-cell table:style-name="ce4" table:formula="of:=[.E12]/[.$H12]" office:value-type="float" office:value="-0.350802690937165" calcext:value-type="float">
            <text:p>-0.35</text:p>
          </table:table-cell>
          <table:table-cell table:style-name="ce4" table:formula="of:=[.F12]/[.$H12]" office:value-type="float" office:value="-0.015307753786349" calcext:value-type="float">
            <text:p>-0.02</text:p>
          </table:table-cell>
          <table:table-cell table:style-name="ce4" table:formula="of:=[.G12]/[.$H12]" office:value-type="float" office:value="0.936324273265016" calcext:value-type="float">
            <text:p>0.94</text:p>
          </table:table-cell>
          <table:table-cell table:formula="of:=MOD(DEGREES(ATAN2([.I12];[.J12]))+360; 360)" office:value-type="float" office:value="182.498594389419" calcext:value-type="float">
            <text:p>182.50</text:p>
          </table:table-cell>
          <table:table-cell table:formula="of:=MOD(DEGREES(ATAN2([.E12];[.F12]))+360; 360)" office:value-type="float" office:value="182.498594389419" calcext:value-type="float">
            <text:p>182.50</text:p>
          </table:table-cell>
          <table:table-cell table:style-name="ce7" office:value-type="string" calcext:value-type="string">
            <text:p>Average Bearing</text:p>
          </table:table-cell>
          <table:table-cell table:style-name="ce4" table:formula="of:=AVERAGE([.L3:.L200])" office:value-type="float" office:value="179.184186035784" calcext:value-type="float">
            <text:p>179.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6" calcext:value-type="float">
            <text:p>296</text:p>
          </table:table-cell>
          <table:table-cell office:value-type="float" office:value="505" calcext:value-type="float">
            <text:p>505</text:p>
          </table:table-cell>
          <table:table-cell table:formula="of:=[.B13]-[.B$1]" office:value-type="float" office:value="-130.5" calcext:value-type="float">
            <text:p>-130.5</text:p>
          </table:table-cell>
          <table:table-cell table:formula="of:=[.C13]-[.C$1]" office:value-type="float" office:value="-2" calcext:value-type="float">
            <text:p>-2</text:p>
          </table:table-cell>
          <table:table-cell table:formula="of:=[.D13]-[.D$1]" office:value-type="float" office:value="369" calcext:value-type="float">
            <text:p>369</text:p>
          </table:table-cell>
          <table:table-cell table:style-name="ce4" table:formula="of:=SQRT([.E13]^2 + [.F13]^2 + [.G13]^2)" office:value-type="float" office:value="391.401647927037" calcext:value-type="float">
            <text:p>391.40</text:p>
          </table:table-cell>
          <table:table-cell table:style-name="ce4" table:formula="of:=[.E13]/[.$H13]" office:value-type="float" office:value="-0.333417093901268" calcext:value-type="float">
            <text:p>-0.33</text:p>
          </table:table-cell>
          <table:table-cell table:style-name="ce4" table:formula="of:=[.F13]/[.$H13]" office:value-type="float" office:value="-0.00510984051955967" calcext:value-type="float">
            <text:p>-0.01</text:p>
          </table:table-cell>
          <table:table-cell table:style-name="ce4" table:formula="of:=[.G13]/[.$H13]" office:value-type="float" office:value="0.942765575858759" calcext:value-type="float">
            <text:p>0.94</text:p>
          </table:table-cell>
          <table:table-cell table:formula="of:=MOD(DEGREES(ATAN2([.I13];[.J13]))+360; 360)" office:value-type="float" office:value="180.878027499473" calcext:value-type="float">
            <text:p>180.88</text:p>
          </table:table-cell>
          <table:table-cell table:formula="of:=MOD(DEGREES(ATAN2([.E13];[.F13]))+360; 360)" office:value-type="float" office:value="180.878027499473" calcext:value-type="float">
            <text:p>180.88</text:p>
          </table:table-cell>
          <table:table-cell table:style-name="ce4"/>
          <table:table-cell table:number-columns-repeated="1010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4" calcext:value-type="float">
            <text:p>304</text:p>
          </table:table-cell>
          <table:table-cell office:value-type="float" office:value="510" calcext:value-type="float">
            <text:p>510</text:p>
          </table:table-cell>
          <table:table-cell table:formula="of:=[.B14]-[.B$1]" office:value-type="float" office:value="-132.5" calcext:value-type="float">
            <text:p>-132.5</text:p>
          </table:table-cell>
          <table:table-cell table:formula="of:=[.C14]-[.C$1]" office:value-type="float" office:value="6" calcext:value-type="float">
            <text:p>6</text:p>
          </table:table-cell>
          <table:table-cell table:formula="of:=[.D14]-[.D$1]" office:value-type="float" office:value="374" calcext:value-type="float">
            <text:p>374</text:p>
          </table:table-cell>
          <table:table-cell table:style-name="ce4" table:formula="of:=SQRT([.E14]^2 + [.F14]^2 + [.G14]^2)" office:value-type="float" office:value="396.82269340349" calcext:value-type="float">
            <text:p>396.82</text:p>
          </table:table-cell>
          <table:table-cell table:style-name="ce4" table:formula="of:=[.E14]/[.$H14]" office:value-type="float" office:value="-0.333902274750385" calcext:value-type="float">
            <text:p>-0.33</text:p>
          </table:table-cell>
          <table:table-cell table:style-name="ce4" table:formula="of:=[.F14]/[.$H14]" office:value-type="float" office:value="0.0151201030075646" calcext:value-type="float">
            <text:p>0.02</text:p>
          </table:table-cell>
          <table:table-cell table:style-name="ce4" table:formula="of:=[.G14]/[.$H14]" office:value-type="float" office:value="0.942486420804862" calcext:value-type="float">
            <text:p>0.94</text:p>
          </table:table-cell>
          <table:table-cell table:formula="of:=MOD(DEGREES(ATAN2([.I14];[.J14]))+360; 360)" office:value-type="float" office:value="177.4072453598" calcext:value-type="float">
            <text:p>177.41</text:p>
          </table:table-cell>
          <table:table-cell table:formula="of:=MOD(DEGREES(ATAN2([.E14];[.F14]))+360; 360)" office:value-type="float" office:value="177.4072453598" calcext:value-type="float">
            <text:p>177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306" calcext:value-type="float">
            <text:p>306</text:p>
          </table:table-cell>
          <table:table-cell office:value-type="float" office:value="496" calcext:value-type="float">
            <text:p>496</text:p>
          </table:table-cell>
          <table:table-cell table:formula="of:=[.B15]-[.B$1]" office:value-type="float" office:value="-137.5" calcext:value-type="float">
            <text:p>-137.5</text:p>
          </table:table-cell>
          <table:table-cell table:formula="of:=[.C15]-[.C$1]" office:value-type="float" office:value="8" calcext:value-type="float">
            <text:p>8</text:p>
          </table:table-cell>
          <table:table-cell table:formula="of:=[.D15]-[.D$1]" office:value-type="float" office:value="360" calcext:value-type="float">
            <text:p>360</text:p>
          </table:table-cell>
          <table:table-cell table:style-name="ce4" table:formula="of:=SQRT([.E15]^2 + [.F15]^2 + [.G15]^2)" office:value-type="float" office:value="385.448115834025" calcext:value-type="float">
            <text:p>385.45</text:p>
          </table:table-cell>
          <table:table-cell table:style-name="ce4" table:formula="of:=[.E15]/[.$H15]" office:value-type="float" office:value="-0.356727648551298" calcext:value-type="float">
            <text:p>-0.36</text:p>
          </table:table-cell>
          <table:table-cell table:style-name="ce4" table:formula="of:=[.F15]/[.$H15]" office:value-type="float" office:value="0.0207550631884391" calcext:value-type="float">
            <text:p>0.02</text:p>
          </table:table-cell>
          <table:table-cell table:style-name="ce4" table:formula="of:=[.G15]/[.$H15]" office:value-type="float" office:value="0.933977843479761" calcext:value-type="float">
            <text:p>0.93</text:p>
          </table:table-cell>
          <table:table-cell table:formula="of:=MOD(DEGREES(ATAN2([.I15];[.J15]))+360; 360)" office:value-type="float" office:value="176.670181271148" calcext:value-type="float">
            <text:p>176.67</text:p>
          </table:table-cell>
          <table:table-cell table:formula="of:=MOD(DEGREES(ATAN2([.E15];[.F15]))+360; 360)" office:value-type="float" office:value="176.670181271148" calcext:value-type="float">
            <text:p>176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4" calcext:value-type="float">
            <text:p>304</text:p>
          </table:table-cell>
          <table:table-cell office:value-type="float" office:value="505" calcext:value-type="float">
            <text:p>505</text:p>
          </table:table-cell>
          <table:table-cell table:formula="of:=[.B16]-[.B$1]" office:value-type="float" office:value="-135.5" calcext:value-type="float">
            <text:p>-135.5</text:p>
          </table:table-cell>
          <table:table-cell table:formula="of:=[.C16]-[.C$1]" office:value-type="float" office:value="6" calcext:value-type="float">
            <text:p>6</text:p>
          </table:table-cell>
          <table:table-cell table:formula="of:=[.D16]-[.D$1]" office:value-type="float" office:value="369" calcext:value-type="float">
            <text:p>369</text:p>
          </table:table-cell>
          <table:table-cell table:style-name="ce4" table:formula="of:=SQRT([.E16]^2 + [.F16]^2 + [.G16]^2)" office:value-type="float" office:value="393.137698523049" calcext:value-type="float">
            <text:p>393.14</text:p>
          </table:table-cell>
          <table:table-cell table:style-name="ce4" table:formula="of:=[.E16]/[.$H16]" office:value-type="float" office:value="-0.344662952723817" calcext:value-type="float">
            <text:p>-0.34</text:p>
          </table:table-cell>
          <table:table-cell table:style-name="ce4" table:formula="of:=[.F16]/[.$H16]" office:value-type="float" office:value="0.0152618281648923" calcext:value-type="float">
            <text:p>0.02</text:p>
          </table:table-cell>
          <table:table-cell table:style-name="ce4" table:formula="of:=[.G16]/[.$H16]" office:value-type="float" office:value="0.938602432140875" calcext:value-type="float">
            <text:p>0.94</text:p>
          </table:table-cell>
          <table:table-cell table:formula="of:=MOD(DEGREES(ATAN2([.I16];[.J16]))+360; 360)" office:value-type="float" office:value="177.464573765535" calcext:value-type="float">
            <text:p>177.46</text:p>
          </table:table-cell>
          <table:table-cell table:formula="of:=MOD(DEGREES(ATAN2([.E16];[.F16]))+360; 360)" office:value-type="float" office:value="177.464573765535" calcext:value-type="float">
            <text:p>17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1" calcext:value-type="float">
            <text:p>301</text:p>
          </table:table-cell>
          <table:table-cell office:value-type="float" office:value="501" calcext:value-type="float">
            <text:p>501</text:p>
          </table:table-cell>
          <table:table-cell table:formula="of:=[.B17]-[.B$1]" office:value-type="float" office:value="-130.5" calcext:value-type="float">
            <text:p>-130.5</text:p>
          </table:table-cell>
          <table:table-cell table:formula="of:=[.C17]-[.C$1]" office:value-type="float" office:value="3" calcext:value-type="float">
            <text:p>3</text:p>
          </table:table-cell>
          <table:table-cell table:formula="of:=[.D17]-[.D$1]" office:value-type="float" office:value="365" calcext:value-type="float">
            <text:p>365</text:p>
          </table:table-cell>
          <table:table-cell table:style-name="ce4" table:formula="of:=SQRT([.E17]^2 + [.F17]^2 + [.G17]^2)" office:value-type="float" office:value="387.639329789948" calcext:value-type="float">
            <text:p>387.64</text:p>
          </table:table-cell>
          <table:table-cell table:style-name="ce4" table:formula="of:=[.E17]/[.$H17]" office:value-type="float" office:value="-0.336653146291205" calcext:value-type="float">
            <text:p>-0.34</text:p>
          </table:table-cell>
          <table:table-cell table:style-name="ce4" table:formula="of:=[.F17]/[.$H17]" office:value-type="float" office:value="0.00773915278830356" calcext:value-type="float">
            <text:p>0.01</text:p>
          </table:table-cell>
          <table:table-cell table:style-name="ce4" table:formula="of:=[.G17]/[.$H17]" office:value-type="float" office:value="0.941596922576934" calcext:value-type="float">
            <text:p>0.94</text:p>
          </table:table-cell>
          <table:table-cell table:formula="of:=MOD(DEGREES(ATAN2([.I17];[.J17]))+360; 360)" office:value-type="float" office:value="178.683087594207" calcext:value-type="float">
            <text:p>178.68</text:p>
          </table:table-cell>
          <table:table-cell table:formula="of:=MOD(DEGREES(ATAN2([.E17];[.F17]))+360; 360)" office:value-type="float" office:value="178.683087594207" calcext:value-type="float">
            <text:p>17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8" calcext:value-type="float">
            <text:p>-198</text:p>
          </table:table-cell>
          <table:table-cell office:value-type="float" office:value="294" calcext:value-type="float">
            <text:p>294</text:p>
          </table:table-cell>
          <table:table-cell office:value-type="float" office:value="505" calcext:value-type="float">
            <text:p>505</text:p>
          </table:table-cell>
          <table:table-cell table:formula="of:=[.B18]-[.B$1]" office:value-type="float" office:value="-142.5" calcext:value-type="float">
            <text:p>-142.5</text:p>
          </table:table-cell>
          <table:table-cell table:formula="of:=[.C18]-[.C$1]" office:value-type="float" office:value="-4" calcext:value-type="float">
            <text:p>-4</text:p>
          </table:table-cell>
          <table:table-cell table:formula="of:=[.D18]-[.D$1]" office:value-type="float" office:value="369" calcext:value-type="float">
            <text:p>369</text:p>
          </table:table-cell>
          <table:table-cell table:style-name="ce4" table:formula="of:=SQRT([.E18]^2 + [.F18]^2 + [.G18]^2)" office:value-type="float" office:value="395.579637999733" calcext:value-type="float">
            <text:p>395.58</text:p>
          </table:table-cell>
          <table:table-cell table:style-name="ce4" table:formula="of:=[.E18]/[.$H18]" office:value-type="float" office:value="-0.360230877202269" calcext:value-type="float">
            <text:p>-0.36</text:p>
          </table:table-cell>
          <table:table-cell table:style-name="ce4" table:formula="of:=[.F18]/[.$H18]" office:value-type="float" office:value="-0.0101117439214672" calcext:value-type="float">
            <text:p>-0.01</text:p>
          </table:table-cell>
          <table:table-cell table:style-name="ce4" table:formula="of:=[.G18]/[.$H18]" office:value-type="float" office:value="0.93280837675535" calcext:value-type="float">
            <text:p>0.93</text:p>
          </table:table-cell>
          <table:table-cell table:formula="of:=MOD(DEGREES(ATAN2([.I18];[.J18]))+360; 360)" office:value-type="float" office:value="181.607880369914" calcext:value-type="float">
            <text:p>181.61</text:p>
          </table:table-cell>
          <table:table-cell table:formula="of:=MOD(DEGREES(ATAN2([.E18];[.F18]))+360; 360)" office:value-type="float" office:value="181.607880369914" calcext:value-type="float">
            <text:p>181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293" calcext:value-type="float">
            <text:p>293</text:p>
          </table:table-cell>
          <table:table-cell office:value-type="float" office:value="509" calcext:value-type="float">
            <text:p>509</text:p>
          </table:table-cell>
          <table:table-cell table:formula="of:=[.B19]-[.B$1]" office:value-type="float" office:value="-138.5" calcext:value-type="float">
            <text:p>-138.5</text:p>
          </table:table-cell>
          <table:table-cell table:formula="of:=[.C19]-[.C$1]" office:value-type="float" office:value="-5" calcext:value-type="float">
            <text:p>-5</text:p>
          </table:table-cell>
          <table:table-cell table:formula="of:=[.D19]-[.D$1]" office:value-type="float" office:value="373" calcext:value-type="float">
            <text:p>373</text:p>
          </table:table-cell>
          <table:table-cell table:style-name="ce4" table:formula="of:=SQRT([.E19]^2 + [.F19]^2 + [.G19]^2)" office:value-type="float" office:value="397.91487783193" calcext:value-type="float">
            <text:p>397.91</text:p>
          </table:table-cell>
          <table:table-cell table:style-name="ce4" table:formula="of:=[.E19]/[.$H19]" office:value-type="float" office:value="-0.348064391948921" calcext:value-type="float">
            <text:p>-0.35</text:p>
          </table:table-cell>
          <table:table-cell table:style-name="ce4" table:formula="of:=[.F19]/[.$H19]" office:value-type="float" office:value="-0.0125655015144015" calcext:value-type="float">
            <text:p>-0.01</text:p>
          </table:table-cell>
          <table:table-cell table:style-name="ce4" table:formula="of:=[.G19]/[.$H19]" office:value-type="float" office:value="0.93738641297435" calcext:value-type="float">
            <text:p>0.94</text:p>
          </table:table-cell>
          <table:table-cell table:formula="of:=MOD(DEGREES(ATAN2([.I19];[.J19]))+360; 360)" office:value-type="float" office:value="182.067541804621" calcext:value-type="float">
            <text:p>182.07</text:p>
          </table:table-cell>
          <table:table-cell table:formula="of:=MOD(DEGREES(ATAN2([.E19];[.F19]))+360; 360)" office:value-type="float" office:value="182.067541804621" calcext:value-type="float">
            <text:p>182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293" calcext:value-type="float">
            <text:p>293</text:p>
          </table:table-cell>
          <table:table-cell office:value-type="float" office:value="500" calcext:value-type="float">
            <text:p>500</text:p>
          </table:table-cell>
          <table:table-cell table:formula="of:=[.B20]-[.B$1]" office:value-type="float" office:value="-129.5" calcext:value-type="float">
            <text:p>-129.5</text:p>
          </table:table-cell>
          <table:table-cell table:formula="of:=[.C20]-[.C$1]" office:value-type="float" office:value="-5" calcext:value-type="float">
            <text:p>-5</text:p>
          </table:table-cell>
          <table:table-cell table:formula="of:=[.D20]-[.D$1]" office:value-type="float" office:value="364" calcext:value-type="float">
            <text:p>364</text:p>
          </table:table-cell>
          <table:table-cell table:style-name="ce4" table:formula="of:=SQRT([.E20]^2 + [.F20]^2 + [.G20]^2)" office:value-type="float" office:value="386.38225890949" calcext:value-type="float">
            <text:p>386.38</text:p>
          </table:table-cell>
          <table:table-cell table:style-name="ce4" table:formula="of:=[.E20]/[.$H20]" office:value-type="float" office:value="-0.33516031601838" calcext:value-type="float">
            <text:p>-0.34</text:p>
          </table:table-cell>
          <table:table-cell table:style-name="ce4" table:formula="of:=[.F20]/[.$H20]" office:value-type="float" office:value="-0.0129405527420224" calcext:value-type="float">
            <text:p>-0.01</text:p>
          </table:table-cell>
          <table:table-cell table:style-name="ce4" table:formula="of:=[.G20]/[.$H20]" office:value-type="float" office:value="0.942072239619229" calcext:value-type="float">
            <text:p>0.94</text:p>
          </table:table-cell>
          <table:table-cell table:formula="of:=MOD(DEGREES(ATAN2([.I20];[.J20]))+360; 360)" office:value-type="float" office:value="182.211093977171" calcext:value-type="float">
            <text:p>182.21</text:p>
          </table:table-cell>
          <table:table-cell table:formula="of:=MOD(DEGREES(ATAN2([.E20];[.F20]))+360; 360)" office:value-type="float" office:value="182.211093977171" calcext:value-type="float">
            <text:p>182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305" calcext:value-type="float">
            <text:p>305</text:p>
          </table:table-cell>
          <table:table-cell office:value-type="float" office:value="497" calcext:value-type="float">
            <text:p>497</text:p>
          </table:table-cell>
          <table:table-cell table:formula="of:=[.B21]-[.B$1]" office:value-type="float" office:value="-138.5" calcext:value-type="float">
            <text:p>-138.5</text:p>
          </table:table-cell>
          <table:table-cell table:formula="of:=[.C21]-[.C$1]" office:value-type="float" office:value="7" calcext:value-type="float">
            <text:p>7</text:p>
          </table:table-cell>
          <table:table-cell table:formula="of:=[.D21]-[.D$1]" office:value-type="float" office:value="361" calcext:value-type="float">
            <text:p>361</text:p>
          </table:table-cell>
          <table:table-cell table:style-name="ce4" table:formula="of:=SQRT([.E21]^2 + [.F21]^2 + [.G21]^2)" office:value-type="float" office:value="386.719859846892" calcext:value-type="float">
            <text:p>386.72</text:p>
          </table:table-cell>
          <table:table-cell table:style-name="ce4" table:formula="of:=[.E21]/[.$H21]" office:value-type="float" office:value="-0.358140386311771" calcext:value-type="float">
            <text:p>-0.36</text:p>
          </table:table-cell>
          <table:table-cell table:style-name="ce4" table:formula="of:=[.F21]/[.$H21]" office:value-type="float" office:value="0.0181009581529415" calcext:value-type="float">
            <text:p>0.02</text:p>
          </table:table-cell>
          <table:table-cell table:style-name="ce4" table:formula="of:=[.G21]/[.$H21]" office:value-type="float" office:value="0.93349227045884" calcext:value-type="float">
            <text:p>0.93</text:p>
          </table:table-cell>
          <table:table-cell table:formula="of:=MOD(DEGREES(ATAN2([.I21];[.J21]))+360; 360)" office:value-type="float" office:value="177.106646390413" calcext:value-type="float">
            <text:p>177.11</text:p>
          </table:table-cell>
          <table:table-cell table:formula="of:=MOD(DEGREES(ATAN2([.E21];[.F21]))+360; 360)" office:value-type="float" office:value="177.106646390413" calcext:value-type="float">
            <text:p>17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6" calcext:value-type="float">
            <text:p>296</text:p>
          </table:table-cell>
          <table:table-cell office:value-type="float" office:value="510" calcext:value-type="float">
            <text:p>510</text:p>
          </table:table-cell>
          <table:table-cell table:formula="of:=[.B22]-[.B$1]" office:value-type="float" office:value="-137.5" calcext:value-type="float">
            <text:p>-137.5</text:p>
          </table:table-cell>
          <table:table-cell table:formula="of:=[.C22]-[.C$1]" office:value-type="float" office:value="-2" calcext:value-type="float">
            <text:p>-2</text:p>
          </table:table-cell>
          <table:table-cell table:formula="of:=[.D22]-[.D$1]" office:value-type="float" office:value="374" calcext:value-type="float">
            <text:p>374</text:p>
          </table:table-cell>
          <table:table-cell table:style-name="ce4" table:formula="of:=SQRT([.E22]^2 + [.F22]^2 + [.G22]^2)" office:value-type="float" office:value="398.479924211998" calcext:value-type="float">
            <text:p>398.48</text:p>
          </table:table-cell>
          <table:table-cell table:style-name="ce4" table:formula="of:=[.E22]/[.$H22]" office:value-type="float" office:value="-0.345061298312352" calcext:value-type="float">
            <text:p>-0.35</text:p>
          </table:table-cell>
          <table:table-cell table:style-name="ce4" table:formula="of:=[.F22]/[.$H22]" office:value-type="float" office:value="-0.00501907342999786" calcext:value-type="float">
            <text:p>-0.01</text:p>
          </table:table-cell>
          <table:table-cell table:style-name="ce4" table:formula="of:=[.G22]/[.$H22]" office:value-type="float" office:value="0.938566731409599" calcext:value-type="float">
            <text:p>0.94</text:p>
          </table:table-cell>
          <table:table-cell table:formula="of:=MOD(DEGREES(ATAN2([.I22];[.J22]))+360; 360)" office:value-type="float" office:value="180.833334390281" calcext:value-type="float">
            <text:p>180.83</text:p>
          </table:table-cell>
          <table:table-cell table:formula="of:=MOD(DEGREES(ATAN2([.E22];[.F22]))+360; 360)" office:value-type="float" office:value="180.833334390281" calcext:value-type="float">
            <text:p>180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4" calcext:value-type="float">
            <text:p>304</text:p>
          </table:table-cell>
          <table:table-cell office:value-type="float" office:value="510" calcext:value-type="float">
            <text:p>510</text:p>
          </table:table-cell>
          <table:table-cell table:formula="of:=[.B23]-[.B$1]" office:value-type="float" office:value="-130.5" calcext:value-type="float">
            <text:p>-130.5</text:p>
          </table:table-cell>
          <table:table-cell table:formula="of:=[.C23]-[.C$1]" office:value-type="float" office:value="6" calcext:value-type="float">
            <text:p>6</text:p>
          </table:table-cell>
          <table:table-cell table:formula="of:=[.D23]-[.D$1]" office:value-type="float" office:value="374" calcext:value-type="float">
            <text:p>374</text:p>
          </table:table-cell>
          <table:table-cell table:style-name="ce4" table:formula="of:=SQRT([.E23]^2 + [.F23]^2 + [.G23]^2)" office:value-type="float" office:value="396.15937449466" calcext:value-type="float">
            <text:p>396.16</text:p>
          </table:table-cell>
          <table:table-cell table:style-name="ce4" table:formula="of:=[.E23]/[.$H23]" office:value-type="float" office:value="-0.329412878759882" calcext:value-type="float">
            <text:p>-0.33</text:p>
          </table:table-cell>
          <table:table-cell table:style-name="ce4" table:formula="of:=[.F23]/[.$H23]" office:value-type="float" office:value="0.015145419713098" calcext:value-type="float">
            <text:p>0.02</text:p>
          </table:table-cell>
          <table:table-cell table:style-name="ce4" table:formula="of:=[.G23]/[.$H23]" office:value-type="float" office:value="0.944064495449777" calcext:value-type="float">
            <text:p>0.94</text:p>
          </table:table-cell>
          <table:table-cell table:formula="of:=MOD(DEGREES(ATAN2([.I23];[.J23]))+360; 360)" office:value-type="float" office:value="177.367565131014" calcext:value-type="float">
            <text:p>177.37</text:p>
          </table:table-cell>
          <table:table-cell table:formula="of:=MOD(DEGREES(ATAN2([.E23];[.F23]))+360; 360)" office:value-type="float" office:value="177.367565131014" calcext:value-type="float">
            <text:p>177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288" calcext:value-type="float">
            <text:p>288</text:p>
          </table:table-cell>
          <table:table-cell office:value-type="float" office:value="500" calcext:value-type="float">
            <text:p>500</text:p>
          </table:table-cell>
          <table:table-cell table:formula="of:=[.B24]-[.B$1]" office:value-type="float" office:value="-126.5" calcext:value-type="float">
            <text:p>-126.5</text:p>
          </table:table-cell>
          <table:table-cell table:formula="of:=[.C24]-[.C$1]" office:value-type="float" office:value="-10" calcext:value-type="float">
            <text:p>-10</text:p>
          </table:table-cell>
          <table:table-cell table:formula="of:=[.D24]-[.D$1]" office:value-type="float" office:value="364" calcext:value-type="float">
            <text:p>364</text:p>
          </table:table-cell>
          <table:table-cell table:style-name="ce4" table:formula="of:=SQRT([.E24]^2 + [.F24]^2 + [.G24]^2)" office:value-type="float" office:value="385.484435483458" calcext:value-type="float">
            <text:p>385.48</text:p>
          </table:table-cell>
          <table:table-cell table:style-name="ce4" table:formula="of:=[.E24]/[.$H24]" office:value-type="float" office:value="-0.328158515249388" calcext:value-type="float">
            <text:p>-0.33</text:p>
          </table:table-cell>
          <table:table-cell table:style-name="ce4" table:formula="of:=[.F24]/[.$H24]" office:value-type="float" office:value="-0.0259413846046947" calcext:value-type="float">
            <text:p>-0.03</text:p>
          </table:table-cell>
          <table:table-cell table:style-name="ce4" table:formula="of:=[.G24]/[.$H24]" office:value-type="float" office:value="0.944266399610888" calcext:value-type="float">
            <text:p>0.94</text:p>
          </table:table-cell>
          <table:table-cell table:formula="of:=MOD(DEGREES(ATAN2([.I24];[.J24]))+360; 360)" office:value-type="float" office:value="184.519911114535" calcext:value-type="float">
            <text:p>184.52</text:p>
          </table:table-cell>
          <table:table-cell table:formula="of:=MOD(DEGREES(ATAN2([.E24];[.F24]))+360; 360)" office:value-type="float" office:value="184.519911114535" calcext:value-type="float">
            <text:p>184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8" calcext:value-type="float">
            <text:p>-198</text:p>
          </table:table-cell>
          <table:table-cell office:value-type="float" office:value="296" calcext:value-type="float">
            <text:p>296</text:p>
          </table:table-cell>
          <table:table-cell office:value-type="float" office:value="498" calcext:value-type="float">
            <text:p>498</text:p>
          </table:table-cell>
          <table:table-cell table:formula="of:=[.B25]-[.B$1]" office:value-type="float" office:value="-142.5" calcext:value-type="float">
            <text:p>-142.5</text:p>
          </table:table-cell>
          <table:table-cell table:formula="of:=[.C25]-[.C$1]" office:value-type="float" office:value="-2" calcext:value-type="float">
            <text:p>-2</text:p>
          </table:table-cell>
          <table:table-cell table:formula="of:=[.D25]-[.D$1]" office:value-type="float" office:value="362" calcext:value-type="float">
            <text:p>362</text:p>
          </table:table-cell>
          <table:table-cell table:style-name="ce4" table:formula="of:=SQRT([.E25]^2 + [.F25]^2 + [.G25]^2)" office:value-type="float" office:value="389.042735441751" calcext:value-type="float">
            <text:p>389.04</text:p>
          </table:table-cell>
          <table:table-cell table:style-name="ce4" table:formula="of:=[.E25]/[.$H25]" office:value-type="float" office:value="-0.3662836676238" calcext:value-type="float">
            <text:p>-0.37</text:p>
          </table:table-cell>
          <table:table-cell table:style-name="ce4" table:formula="of:=[.F25]/[.$H25]" office:value-type="float" office:value="-0.00514082340524631" calcext:value-type="float">
            <text:p>-0.01</text:p>
          </table:table-cell>
          <table:table-cell table:style-name="ce4" table:formula="of:=[.G25]/[.$H25]" office:value-type="float" office:value="0.930489036349582" calcext:value-type="float">
            <text:p>0.93</text:p>
          </table:table-cell>
          <table:table-cell table:formula="of:=MOD(DEGREES(ATAN2([.I25];[.J25]))+360; 360)" office:value-type="float" office:value="180.804098496089" calcext:value-type="float">
            <text:p>180.80</text:p>
          </table:table-cell>
          <table:table-cell table:formula="of:=MOD(DEGREES(ATAN2([.E25];[.F25]))+360; 360)" office:value-type="float" office:value="180.804098496089" calcext:value-type="float">
            <text:p>180.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0" calcext:value-type="float">
            <text:p>300</text:p>
          </table:table-cell>
          <table:table-cell office:value-type="float" office:value="495" calcext:value-type="float">
            <text:p>495</text:p>
          </table:table-cell>
          <table:table-cell table:formula="of:=[.B26]-[.B$1]" office:value-type="float" office:value="-133.5" calcext:value-type="float">
            <text:p>-133.5</text:p>
          </table:table-cell>
          <table:table-cell table:formula="of:=[.C26]-[.C$1]" office:value-type="float" office:value="2" calcext:value-type="float">
            <text:p>2</text:p>
          </table:table-cell>
          <table:table-cell table:formula="of:=[.D26]-[.D$1]" office:value-type="float" office:value="359" calcext:value-type="float">
            <text:p>359</text:p>
          </table:table-cell>
          <table:table-cell table:style-name="ce4" table:formula="of:=SQRT([.E26]^2 + [.F26]^2 + [.G26]^2)" office:value-type="float" office:value="383.023824324284" calcext:value-type="float">
            <text:p>383.02</text:p>
          </table:table-cell>
          <table:table-cell table:style-name="ce4" table:formula="of:=[.E26]/[.$H26]" office:value-type="float" office:value="-0.348542287768954" calcext:value-type="float">
            <text:p>-0.35</text:p>
          </table:table-cell>
          <table:table-cell table:style-name="ce4" table:formula="of:=[.F26]/[.$H26]" office:value-type="float" office:value="0.00522160730740006" calcext:value-type="float">
            <text:p>0.01</text:p>
          </table:table-cell>
          <table:table-cell table:style-name="ce4" table:formula="of:=[.G26]/[.$H26]" office:value-type="float" office:value="0.937278511678312" calcext:value-type="float">
            <text:p>0.94</text:p>
          </table:table-cell>
          <table:table-cell table:formula="of:=MOD(DEGREES(ATAN2([.I26];[.J26]))+360; 360)" office:value-type="float" office:value="179.141700469968" calcext:value-type="float">
            <text:p>179.14</text:p>
          </table:table-cell>
          <table:table-cell table:formula="of:=MOD(DEGREES(ATAN2([.E26];[.F26]))+360; 360)" office:value-type="float" office:value="179.141700469968" calcext:value-type="float">
            <text:p>179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309" calcext:value-type="float">
            <text:p>309</text:p>
          </table:table-cell>
          <table:table-cell office:value-type="float" office:value="501" calcext:value-type="float">
            <text:p>501</text:p>
          </table:table-cell>
          <table:table-cell table:formula="of:=[.B27]-[.B$1]" office:value-type="float" office:value="-137.5" calcext:value-type="float">
            <text:p>-137.5</text:p>
          </table:table-cell>
          <table:table-cell table:formula="of:=[.C27]-[.C$1]" office:value-type="float" office:value="11" calcext:value-type="float">
            <text:p>11</text:p>
          </table:table-cell>
          <table:table-cell table:formula="of:=[.D27]-[.D$1]" office:value-type="float" office:value="365" calcext:value-type="float">
            <text:p>365</text:p>
          </table:table-cell>
          <table:table-cell table:style-name="ce4" table:formula="of:=SQRT([.E27]^2 + [.F27]^2 + [.G27]^2)" office:value-type="float" office:value="390.195143485923" calcext:value-type="float">
            <text:p>390.20</text:p>
          </table:table-cell>
          <table:table-cell table:style-name="ce4" table:formula="of:=[.E27]/[.$H27]" office:value-type="float" office:value="-0.352387779026677" calcext:value-type="float">
            <text:p>-0.35</text:p>
          </table:table-cell>
          <table:table-cell table:style-name="ce4" table:formula="of:=[.F27]/[.$H27]" office:value-type="float" office:value="0.0281910223221342" calcext:value-type="float">
            <text:p>0.03</text:p>
          </table:table-cell>
          <table:table-cell table:style-name="ce4" table:formula="of:=[.G27]/[.$H27]" office:value-type="float" office:value="0.935429377052634" calcext:value-type="float">
            <text:p>0.94</text:p>
          </table:table-cell>
          <table:table-cell table:formula="of:=MOD(DEGREES(ATAN2([.I27];[.J27]))+360; 360)" office:value-type="float" office:value="175.426078740099" calcext:value-type="float">
            <text:p>175.43</text:p>
          </table:table-cell>
          <table:table-cell table:formula="of:=MOD(DEGREES(ATAN2([.E27];[.F27]))+360; 360)" office:value-type="float" office:value="175.426078740099" calcext:value-type="float">
            <text:p>175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table:formula="of:=[.B28]-[.B$1]" office:value-type="float" office:value="-133.5" calcext:value-type="float">
            <text:p>-133.5</text:p>
          </table:table-cell>
          <table:table-cell table:formula="of:=[.C28]-[.C$1]" office:value-type="float" office:value="2" calcext:value-type="float">
            <text:p>2</text:p>
          </table:table-cell>
          <table:table-cell table:formula="of:=[.D28]-[.D$1]" office:value-type="float" office:value="366" calcext:value-type="float">
            <text:p>366</text:p>
          </table:table-cell>
          <table:table-cell table:style-name="ce4" table:formula="of:=SQRT([.E28]^2 + [.F28]^2 + [.G28]^2)" office:value-type="float" office:value="389.592415223911" calcext:value-type="float">
            <text:p>389.59</text:p>
          </table:table-cell>
          <table:table-cell table:style-name="ce4" table:formula="of:=[.E28]/[.$H28]" office:value-type="float" office:value="-0.342665808633039" calcext:value-type="float">
            <text:p>-0.34</text:p>
          </table:table-cell>
          <table:table-cell table:style-name="ce4" table:formula="of:=[.F28]/[.$H28]" office:value-type="float" office:value="0.0051335701667871" calcext:value-type="float">
            <text:p>0.01</text:p>
          </table:table-cell>
          <table:table-cell table:style-name="ce4" table:formula="of:=[.G28]/[.$H28]" office:value-type="float" office:value="0.939443340522039" calcext:value-type="float">
            <text:p>0.94</text:p>
          </table:table-cell>
          <table:table-cell table:formula="of:=MOD(DEGREES(ATAN2([.I28];[.J28]))+360; 360)" office:value-type="float" office:value="179.141700469968" calcext:value-type="float">
            <text:p>179.14</text:p>
          </table:table-cell>
          <table:table-cell table:formula="of:=MOD(DEGREES(ATAN2([.E28];[.F28]))+360; 360)" office:value-type="float" office:value="179.141700469968" calcext:value-type="float">
            <text:p>179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305" calcext:value-type="float">
            <text:p>305</text:p>
          </table:table-cell>
          <table:table-cell office:value-type="float" office:value="500" calcext:value-type="float">
            <text:p>500</text:p>
          </table:table-cell>
          <table:table-cell table:formula="of:=[.B29]-[.B$1]" office:value-type="float" office:value="-138.5" calcext:value-type="float">
            <text:p>-138.5</text:p>
          </table:table-cell>
          <table:table-cell table:formula="of:=[.C29]-[.C$1]" office:value-type="float" office:value="7" calcext:value-type="float">
            <text:p>7</text:p>
          </table:table-cell>
          <table:table-cell table:formula="of:=[.D29]-[.D$1]" office:value-type="float" office:value="364" calcext:value-type="float">
            <text:p>364</text:p>
          </table:table-cell>
          <table:table-cell table:style-name="ce4" table:formula="of:=SQRT([.E29]^2 + [.F29]^2 + [.G29]^2)" office:value-type="float" office:value="389.521822238498" calcext:value-type="float">
            <text:p>389.52</text:p>
          </table:table-cell>
          <table:table-cell table:style-name="ce4" table:formula="of:=[.E29]/[.$H29]" office:value-type="float" office:value="-0.355564161217131" calcext:value-type="float">
            <text:p>-0.36</text:p>
          </table:table-cell>
          <table:table-cell table:style-name="ce4" table:formula="of:=[.F29]/[.$H29]" office:value-type="float" office:value="0.0179707518304687" calcext:value-type="float">
            <text:p>0.02</text:p>
          </table:table-cell>
          <table:table-cell table:style-name="ce4" table:formula="of:=[.G29]/[.$H29]" office:value-type="float" office:value="0.934479095184373" calcext:value-type="float">
            <text:p>0.93</text:p>
          </table:table-cell>
          <table:table-cell table:formula="of:=MOD(DEGREES(ATAN2([.I29];[.J29]))+360; 360)" office:value-type="float" office:value="177.106646390413" calcext:value-type="float">
            <text:p>177.11</text:p>
          </table:table-cell>
          <table:table-cell table:formula="of:=MOD(DEGREES(ATAN2([.E29];[.F29]))+360; 360)" office:value-type="float" office:value="177.106646390413" calcext:value-type="float">
            <text:p>17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2" calcext:value-type="float">
            <text:p>302</text:p>
          </table:table-cell>
          <table:table-cell office:value-type="float" office:value="493" calcext:value-type="float">
            <text:p>493</text:p>
          </table:table-cell>
          <table:table-cell table:formula="of:=[.B30]-[.B$1]" office:value-type="float" office:value="-131.5" calcext:value-type="float">
            <text:p>-131.5</text:p>
          </table:table-cell>
          <table:table-cell table:formula="of:=[.C30]-[.C$1]" office:value-type="float" office:value="4" calcext:value-type="float">
            <text:p>4</text:p>
          </table:table-cell>
          <table:table-cell table:formula="of:=[.D30]-[.D$1]" office:value-type="float" office:value="357" calcext:value-type="float">
            <text:p>357</text:p>
          </table:table-cell>
          <table:table-cell table:style-name="ce4" table:formula="of:=SQRT([.E30]^2 + [.F30]^2 + [.G30]^2)" office:value-type="float" office:value="380.469775409296" calcext:value-type="float">
            <text:p>380.47</text:p>
          </table:table-cell>
          <table:table-cell table:style-name="ce4" table:formula="of:=[.E30]/[.$H30]" office:value-type="float" office:value="-0.345625351865433" calcext:value-type="float">
            <text:p>-0.35</text:p>
          </table:table-cell>
          <table:table-cell table:style-name="ce4" table:formula="of:=[.F30]/[.$H30]" office:value-type="float" office:value="0.0105133186879219" calcext:value-type="float">
            <text:p>0.01</text:p>
          </table:table-cell>
          <table:table-cell table:style-name="ce4" table:formula="of:=[.G30]/[.$H30]" office:value-type="float" office:value="0.93831369289703" calcext:value-type="float">
            <text:p>0.94</text:p>
          </table:table-cell>
          <table:table-cell table:formula="of:=MOD(DEGREES(ATAN2([.I30];[.J30]))+360; 360)" office:value-type="float" office:value="178.257699833857" calcext:value-type="float">
            <text:p>178.26</text:p>
          </table:table-cell>
          <table:table-cell table:formula="of:=MOD(DEGREES(ATAN2([.E30];[.F30]))+360; 360)" office:value-type="float" office:value="178.257699833857" calcext:value-type="float">
            <text:p>178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301" calcext:value-type="float">
            <text:p>301</text:p>
          </table:table-cell>
          <table:table-cell office:value-type="float" office:value="496" calcext:value-type="float">
            <text:p>496</text:p>
          </table:table-cell>
          <table:table-cell table:formula="of:=[.B31]-[.B$1]" office:value-type="float" office:value="-125.5" calcext:value-type="float">
            <text:p>-125.5</text:p>
          </table:table-cell>
          <table:table-cell table:formula="of:=[.C31]-[.C$1]" office:value-type="float" office:value="3" calcext:value-type="float">
            <text:p>3</text:p>
          </table:table-cell>
          <table:table-cell table:formula="of:=[.D31]-[.D$1]" office:value-type="float" office:value="360" calcext:value-type="float">
            <text:p>360</text:p>
          </table:table-cell>
          <table:table-cell table:style-name="ce4" table:formula="of:=SQRT([.E31]^2 + [.F31]^2 + [.G31]^2)" office:value-type="float" office:value="381.26008183391" calcext:value-type="float">
            <text:p>381.26</text:p>
          </table:table-cell>
          <table:table-cell table:style-name="ce4" table:formula="of:=[.E31]/[.$H31]" office:value-type="float" office:value="-0.329171623203585" calcext:value-type="float">
            <text:p>-0.33</text:p>
          </table:table-cell>
          <table:table-cell table:style-name="ce4" table:formula="of:=[.F31]/[.$H31]" office:value-type="float" office:value="0.00786864437936857" calcext:value-type="float">
            <text:p>0.01</text:p>
          </table:table-cell>
          <table:table-cell table:style-name="ce4" table:formula="of:=[.G31]/[.$H31]" office:value-type="float" office:value="0.944237325524229" calcext:value-type="float">
            <text:p>0.94</text:p>
          </table:table-cell>
          <table:table-cell table:formula="of:=MOD(DEGREES(ATAN2([.I31];[.J31]))+360; 360)" office:value-type="float" office:value="178.630640559093" calcext:value-type="float">
            <text:p>178.63</text:p>
          </table:table-cell>
          <table:table-cell table:formula="of:=MOD(DEGREES(ATAN2([.E31];[.F31]))+360; 360)" office:value-type="float" office:value="178.630640559093" calcext:value-type="float">
            <text:p>178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294" calcext:value-type="float">
            <text:p>294</text:p>
          </table:table-cell>
          <table:table-cell office:value-type="float" office:value="505" calcext:value-type="float">
            <text:p>505</text:p>
          </table:table-cell>
          <table:table-cell table:formula="of:=[.B32]-[.B$1]" office:value-type="float" office:value="-125.5" calcext:value-type="float">
            <text:p>-125.5</text:p>
          </table:table-cell>
          <table:table-cell table:formula="of:=[.C32]-[.C$1]" office:value-type="float" office:value="-4" calcext:value-type="float">
            <text:p>-4</text:p>
          </table:table-cell>
          <table:table-cell table:formula="of:=[.D32]-[.D$1]" office:value-type="float" office:value="369" calcext:value-type="float">
            <text:p>369</text:p>
          </table:table-cell>
          <table:table-cell table:style-name="ce4" table:formula="of:=SQRT([.E32]^2 + [.F32]^2 + [.G32]^2)" office:value-type="float" office:value="389.77846271953" calcext:value-type="float">
            <text:p>389.78</text:p>
          </table:table-cell>
          <table:table-cell table:style-name="ce4" table:formula="of:=[.E32]/[.$H32]" office:value-type="float" office:value="-0.321977769434391" calcext:value-type="float">
            <text:p>-0.32</text:p>
          </table:table-cell>
          <table:table-cell table:style-name="ce4" table:formula="of:=[.F32]/[.$H32]" office:value-type="float" office:value="-0.0102622396632475" calcext:value-type="float">
            <text:p>-0.01</text:p>
          </table:table-cell>
          <table:table-cell table:style-name="ce4" table:formula="of:=[.G32]/[.$H32]" office:value-type="float" office:value="0.946691608934582" calcext:value-type="float">
            <text:p>0.95</text:p>
          </table:table-cell>
          <table:table-cell table:formula="of:=MOD(DEGREES(ATAN2([.I32];[.J32]))+360; 360)" office:value-type="float" office:value="181.82554230733" calcext:value-type="float">
            <text:p>181.83</text:p>
          </table:table-cell>
          <table:table-cell table:formula="of:=MOD(DEGREES(ATAN2([.E32];[.F32]))+360; 360)" office:value-type="float" office:value="181.82554230733" calcext:value-type="float">
            <text:p>181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300" calcext:value-type="float">
            <text:p>300</text:p>
          </table:table-cell>
          <table:table-cell office:value-type="float" office:value="495" calcext:value-type="float">
            <text:p>495</text:p>
          </table:table-cell>
          <table:table-cell table:formula="of:=[.B33]-[.B$1]" office:value-type="float" office:value="-126.5" calcext:value-type="float">
            <text:p>-126.5</text:p>
          </table:table-cell>
          <table:table-cell table:formula="of:=[.C33]-[.C$1]" office:value-type="float" office:value="2" calcext:value-type="float">
            <text:p>2</text:p>
          </table:table-cell>
          <table:table-cell table:formula="of:=[.D33]-[.D$1]" office:value-type="float" office:value="359" calcext:value-type="float">
            <text:p>359</text:p>
          </table:table-cell>
          <table:table-cell table:style-name="ce4" table:formula="of:=SQRT([.E33]^2 + [.F33]^2 + [.G33]^2)" office:value-type="float" office:value="380.64057849893" calcext:value-type="float">
            <text:p>380.64</text:p>
          </table:table-cell>
          <table:table-cell table:style-name="ce4" table:formula="of:=[.E33]/[.$H33]" office:value-type="float" office:value="-0.332334509628105" calcext:value-type="float">
            <text:p>-0.33</text:p>
          </table:table-cell>
          <table:table-cell table:style-name="ce4" table:formula="of:=[.F33]/[.$H33]" office:value-type="float" office:value="0.00525430054747992" calcext:value-type="float">
            <text:p>0.01</text:p>
          </table:table-cell>
          <table:table-cell table:style-name="ce4" table:formula="of:=[.G33]/[.$H33]" office:value-type="float" office:value="0.943146948272645" calcext:value-type="float">
            <text:p>0.94</text:p>
          </table:table-cell>
          <table:table-cell table:formula="of:=MOD(DEGREES(ATAN2([.I33];[.J33]))+360; 360)" office:value-type="float" office:value="179.094213339889" calcext:value-type="float">
            <text:p>179.09</text:p>
          </table:table-cell>
          <table:table-cell table:formula="of:=MOD(DEGREES(ATAN2([.E33];[.F33]))+360; 360)" office:value-type="float" office:value="179.094213339889" calcext:value-type="float">
            <text:p>179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295" calcext:value-type="float">
            <text:p>295</text:p>
          </table:table-cell>
          <table:table-cell office:value-type="float" office:value="497" calcext:value-type="float">
            <text:p>497</text:p>
          </table:table-cell>
          <table:table-cell table:formula="of:=[.B34]-[.B$1]" office:value-type="float" office:value="-129.5" calcext:value-type="float">
            <text:p>-129.5</text:p>
          </table:table-cell>
          <table:table-cell table:formula="of:=[.C34]-[.C$1]" office:value-type="float" office:value="-3" calcext:value-type="float">
            <text:p>-3</text:p>
          </table:table-cell>
          <table:table-cell table:formula="of:=[.D34]-[.D$1]" office:value-type="float" office:value="361" calcext:value-type="float">
            <text:p>361</text:p>
          </table:table-cell>
          <table:table-cell table:style-name="ce4" table:formula="of:=SQRT([.E34]^2 + [.F34]^2 + [.G34]^2)" office:value-type="float" office:value="383.536504129659" calcext:value-type="float">
            <text:p>383.54</text:p>
          </table:table-cell>
          <table:table-cell table:style-name="ce4" table:formula="of:=[.E34]/[.$H34]" office:value-type="float" office:value="-0.337647130339961" calcext:value-type="float">
            <text:p>-0.34</text:p>
          </table:table-cell>
          <table:table-cell table:style-name="ce4" table:formula="of:=[.F34]/[.$H34]" office:value-type="float" office:value="-0.00782194124339678" calcext:value-type="float">
            <text:p>-0.01</text:p>
          </table:table-cell>
          <table:table-cell table:style-name="ce4" table:formula="of:=[.G34]/[.$H34]" office:value-type="float" office:value="0.941240262955413" calcext:value-type="float">
            <text:p>0.94</text:p>
          </table:table-cell>
          <table:table-cell table:formula="of:=MOD(DEGREES(ATAN2([.I34];[.J34]))+360; 360)" office:value-type="float" office:value="181.327077990874" calcext:value-type="float">
            <text:p>181.33</text:p>
          </table:table-cell>
          <table:table-cell table:formula="of:=MOD(DEGREES(ATAN2([.E34];[.F34]))+360; 360)" office:value-type="float" office:value="181.327077990874" calcext:value-type="float">
            <text:p>181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301" calcext:value-type="float">
            <text:p>301</text:p>
          </table:table-cell>
          <table:table-cell office:value-type="float" office:value="508" calcext:value-type="float">
            <text:p>508</text:p>
          </table:table-cell>
          <table:table-cell table:formula="of:=[.B35]-[.B$1]" office:value-type="float" office:value="-127.5" calcext:value-type="float">
            <text:p>-127.5</text:p>
          </table:table-cell>
          <table:table-cell table:formula="of:=[.C35]-[.C$1]" office:value-type="float" office:value="3" calcext:value-type="float">
            <text:p>3</text:p>
          </table:table-cell>
          <table:table-cell table:formula="of:=[.D35]-[.D$1]" office:value-type="float" office:value="372" calcext:value-type="float">
            <text:p>372</text:p>
          </table:table-cell>
          <table:table-cell table:style-name="ce4" table:formula="of:=SQRT([.E35]^2 + [.F35]^2 + [.G35]^2)" office:value-type="float" office:value="393.254688465376" calcext:value-type="float">
            <text:p>393.25</text:p>
          </table:table-cell>
          <table:table-cell table:style-name="ce4" table:formula="of:=[.E35]/[.$H35]" office:value-type="float" office:value="-0.324217367878185" calcext:value-type="float">
            <text:p>-0.32</text:p>
          </table:table-cell>
          <table:table-cell table:style-name="ce4" table:formula="of:=[.F35]/[.$H35]" office:value-type="float" office:value="0.00762864395007495" calcext:value-type="float">
            <text:p>0.01</text:p>
          </table:table-cell>
          <table:table-cell table:style-name="ce4" table:formula="of:=[.G35]/[.$H35]" office:value-type="float" office:value="0.945951849809294" calcext:value-type="float">
            <text:p>0.95</text:p>
          </table:table-cell>
          <table:table-cell table:formula="of:=MOD(DEGREES(ATAN2([.I35];[.J35]))+360; 360)" office:value-type="float" office:value="178.652112719801" calcext:value-type="float">
            <text:p>178.65</text:p>
          </table:table-cell>
          <table:table-cell table:formula="of:=MOD(DEGREES(ATAN2([.E35];[.F35]))+360; 360)" office:value-type="float" office:value="178.652112719801" calcext:value-type="float">
            <text:p>178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301" calcext:value-type="float">
            <text:p>301</text:p>
          </table:table-cell>
          <table:table-cell office:value-type="float" office:value="496" calcext:value-type="float">
            <text:p>496</text:p>
          </table:table-cell>
          <table:table-cell table:formula="of:=[.B36]-[.B$1]" office:value-type="float" office:value="-125.5" calcext:value-type="float">
            <text:p>-125.5</text:p>
          </table:table-cell>
          <table:table-cell table:formula="of:=[.C36]-[.C$1]" office:value-type="float" office:value="3" calcext:value-type="float">
            <text:p>3</text:p>
          </table:table-cell>
          <table:table-cell table:formula="of:=[.D36]-[.D$1]" office:value-type="float" office:value="360" calcext:value-type="float">
            <text:p>360</text:p>
          </table:table-cell>
          <table:table-cell table:style-name="ce4" table:formula="of:=SQRT([.E36]^2 + [.F36]^2 + [.G36]^2)" office:value-type="float" office:value="381.26008183391" calcext:value-type="float">
            <text:p>381.26</text:p>
          </table:table-cell>
          <table:table-cell table:style-name="ce4" table:formula="of:=[.E36]/[.$H36]" office:value-type="float" office:value="-0.329171623203585" calcext:value-type="float">
            <text:p>-0.33</text:p>
          </table:table-cell>
          <table:table-cell table:style-name="ce4" table:formula="of:=[.F36]/[.$H36]" office:value-type="float" office:value="0.00786864437936857" calcext:value-type="float">
            <text:p>0.01</text:p>
          </table:table-cell>
          <table:table-cell table:style-name="ce4" table:formula="of:=[.G36]/[.$H36]" office:value-type="float" office:value="0.944237325524229" calcext:value-type="float">
            <text:p>0.94</text:p>
          </table:table-cell>
          <table:table-cell table:formula="of:=MOD(DEGREES(ATAN2([.I36];[.J36]))+360; 360)" office:value-type="float" office:value="178.630640559093" calcext:value-type="float">
            <text:p>178.63</text:p>
          </table:table-cell>
          <table:table-cell table:formula="of:=MOD(DEGREES(ATAN2([.E36];[.F36]))+360; 360)" office:value-type="float" office:value="178.630640559093" calcext:value-type="float">
            <text:p>178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" calcext:value-type="float">
            <text:p>-195</text:p>
          </table:table-cell>
          <table:table-cell office:value-type="float" office:value="301" calcext:value-type="float">
            <text:p>301</text:p>
          </table:table-cell>
          <table:table-cell office:value-type="float" office:value="496" calcext:value-type="float">
            <text:p>496</text:p>
          </table:table-cell>
          <table:table-cell table:formula="of:=[.B37]-[.B$1]" office:value-type="float" office:value="-139.5" calcext:value-type="float">
            <text:p>-139.5</text:p>
          </table:table-cell>
          <table:table-cell table:formula="of:=[.C37]-[.C$1]" office:value-type="float" office:value="3" calcext:value-type="float">
            <text:p>3</text:p>
          </table:table-cell>
          <table:table-cell table:formula="of:=[.D37]-[.D$1]" office:value-type="float" office:value="360" calcext:value-type="float">
            <text:p>360</text:p>
          </table:table-cell>
          <table:table-cell table:style-name="ce4" table:formula="of:=SQRT([.E37]^2 + [.F37]^2 + [.G37]^2)" office:value-type="float" office:value="386.094871760815" calcext:value-type="float">
            <text:p>386.09</text:p>
          </table:table-cell>
          <table:table-cell table:style-name="ce4" table:formula="of:=[.E37]/[.$H37]" office:value-type="float" office:value="-0.361310160282108" calcext:value-type="float">
            <text:p>-0.36</text:p>
          </table:table-cell>
          <table:table-cell table:style-name="ce4" table:formula="of:=[.F37]/[.$H37]" office:value-type="float" office:value="0.00777011097380878" calcext:value-type="float">
            <text:p>0.01</text:p>
          </table:table-cell>
          <table:table-cell table:style-name="ce4" table:formula="of:=[.G37]/[.$H37]" office:value-type="float" office:value="0.932413316857053" calcext:value-type="float">
            <text:p>0.93</text:p>
          </table:table-cell>
          <table:table-cell table:formula="of:=MOD(DEGREES(ATAN2([.I37];[.J37]))+360; 360)" office:value-type="float" office:value="178.76802259736" calcext:value-type="float">
            <text:p>178.77</text:p>
          </table:table-cell>
          <table:table-cell table:formula="of:=MOD(DEGREES(ATAN2([.E37];[.F37]))+360; 360)" office:value-type="float" office:value="178.76802259736" calcext:value-type="float">
            <text:p>178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" calcext:value-type="float">
            <text:p>-180</text:p>
          </table:table-cell>
          <table:table-cell office:value-type="float" office:value="310" calcext:value-type="float">
            <text:p>310</text:p>
          </table:table-cell>
          <table:table-cell office:value-type="float" office:value="504" calcext:value-type="float">
            <text:p>504</text:p>
          </table:table-cell>
          <table:table-cell table:formula="of:=[.B38]-[.B$1]" office:value-type="float" office:value="-124.5" calcext:value-type="float">
            <text:p>-124.5</text:p>
          </table:table-cell>
          <table:table-cell table:formula="of:=[.C38]-[.C$1]" office:value-type="float" office:value="12" calcext:value-type="float">
            <text:p>12</text:p>
          </table:table-cell>
          <table:table-cell table:formula="of:=[.D38]-[.D$1]" office:value-type="float" office:value="368" calcext:value-type="float">
            <text:p>368</text:p>
          </table:table-cell>
          <table:table-cell table:style-name="ce4" table:formula="of:=SQRT([.E38]^2 + [.F38]^2 + [.G38]^2)" office:value-type="float" office:value="388.674992763877" calcext:value-type="float">
            <text:p>388.67</text:p>
          </table:table-cell>
          <table:table-cell table:style-name="ce4" table:formula="of:=[.E38]/[.$H38]" office:value-type="float" office:value="-0.320319038574305" calcext:value-type="float">
            <text:p>-0.32</text:p>
          </table:table-cell>
          <table:table-cell table:style-name="ce4" table:formula="of:=[.F38]/[.$H38]" office:value-type="float" office:value="0.030874124199933" calcext:value-type="float">
            <text:p>0.03</text:p>
          </table:table-cell>
          <table:table-cell table:style-name="ce4" table:formula="of:=[.G38]/[.$H38]" office:value-type="float" office:value="0.946806475464612" calcext:value-type="float">
            <text:p>0.95</text:p>
          </table:table-cell>
          <table:table-cell table:formula="of:=MOD(DEGREES(ATAN2([.I38];[.J38]))+360; 360)" office:value-type="float" office:value="174.494522142022" calcext:value-type="float">
            <text:p>174.49</text:p>
          </table:table-cell>
          <table:table-cell table:formula="of:=MOD(DEGREES(ATAN2([.E38];[.F38]))+360; 360)" office:value-type="float" office:value="174.494522142022" calcext:value-type="float">
            <text:p>174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9" calcext:value-type="float">
            <text:p>299</text:p>
          </table:table-cell>
          <table:table-cell office:value-type="float" office:value="501" calcext:value-type="float">
            <text:p>501</text:p>
          </table:table-cell>
          <table:table-cell table:formula="of:=[.B39]-[.B$1]" office:value-type="float" office:value="-127.5" calcext:value-type="float">
            <text:p>-127.5</text:p>
          </table:table-cell>
          <table:table-cell table:formula="of:=[.C39]-[.C$1]" office:value-type="float" office:value="1" calcext:value-type="float">
            <text:p>1</text:p>
          </table:table-cell>
          <table:table-cell table:formula="of:=[.D39]-[.D$1]" office:value-type="float" office:value="365" calcext:value-type="float">
            <text:p>365</text:p>
          </table:table-cell>
          <table:table-cell table:style-name="ce4" table:formula="of:=SQRT([.E39]^2 + [.F39]^2 + [.G39]^2)" office:value-type="float" office:value="386.629344463143" calcext:value-type="float">
            <text:p>386.63</text:p>
          </table:table-cell>
          <table:table-cell table:style-name="ce4" table:formula="of:=[.E39]/[.$H39]" office:value-type="float" office:value="-0.329773209990155" calcext:value-type="float">
            <text:p>-0.33</text:p>
          </table:table-cell>
          <table:table-cell table:style-name="ce4" table:formula="of:=[.F39]/[.$H39]" office:value-type="float" office:value="0.00258645654894239" calcext:value-type="float">
            <text:p>0.00</text:p>
          </table:table-cell>
          <table:table-cell table:style-name="ce4" table:formula="of:=[.G39]/[.$H39]" office:value-type="float" office:value="0.944056640363972" calcext:value-type="float">
            <text:p>0.94</text:p>
          </table:table-cell>
          <table:table-cell table:formula="of:=MOD(DEGREES(ATAN2([.I39];[.J39]))+360; 360)" office:value-type="float" office:value="179.550630551292" calcext:value-type="float">
            <text:p>179.55</text:p>
          </table:table-cell>
          <table:table-cell table:formula="of:=MOD(DEGREES(ATAN2([.E39];[.F39]))+360; 360)" office:value-type="float" office:value="179.550630551292" calcext:value-type="float">
            <text:p>179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4" calcext:value-type="float">
            <text:p>294</text:p>
          </table:table-cell>
          <table:table-cell office:value-type="float" office:value="503" calcext:value-type="float">
            <text:p>503</text:p>
          </table:table-cell>
          <table:table-cell table:formula="of:=[.B40]-[.B$1]" office:value-type="float" office:value="-132.5" calcext:value-type="float">
            <text:p>-132.5</text:p>
          </table:table-cell>
          <table:table-cell table:formula="of:=[.C40]-[.C$1]" office:value-type="float" office:value="-4" calcext:value-type="float">
            <text:p>-4</text:p>
          </table:table-cell>
          <table:table-cell table:formula="of:=[.D40]-[.D$1]" office:value-type="float" office:value="367" calcext:value-type="float">
            <text:p>367</text:p>
          </table:table-cell>
          <table:table-cell table:style-name="ce4" table:formula="of:=SQRT([.E40]^2 + [.F40]^2 + [.G40]^2)" office:value-type="float" office:value="390.206676006447" calcext:value-type="float">
            <text:p>390.21</text:p>
          </table:table-cell>
          <table:table-cell table:style-name="ce4" table:formula="of:=[.E40]/[.$H40]" office:value-type="float" office:value="-0.339563641903992" calcext:value-type="float">
            <text:p>-0.34</text:p>
          </table:table-cell>
          <table:table-cell table:style-name="ce4" table:formula="of:=[.F40]/[.$H40]" office:value-type="float" office:value="-0.0102509778687998" calcext:value-type="float">
            <text:p>-0.01</text:p>
          </table:table-cell>
          <table:table-cell table:style-name="ce4" table:formula="of:=[.G40]/[.$H40]" office:value-type="float" office:value="0.940527219462377" calcext:value-type="float">
            <text:p>0.94</text:p>
          </table:table-cell>
          <table:table-cell table:formula="of:=MOD(DEGREES(ATAN2([.I40];[.J40]))+360; 360)" office:value-type="float" office:value="181.729158744159" calcext:value-type="float">
            <text:p>181.73</text:p>
          </table:table-cell>
          <table:table-cell table:formula="of:=MOD(DEGREES(ATAN2([.E40];[.F40]))+360; 360)" office:value-type="float" office:value="181.729158744159" calcext:value-type="float">
            <text:p>181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6" calcext:value-type="float">
            <text:p>296</text:p>
          </table:table-cell>
          <table:table-cell office:value-type="float" office:value="501" calcext:value-type="float">
            <text:p>501</text:p>
          </table:table-cell>
          <table:table-cell table:formula="of:=[.B41]-[.B$1]" office:value-type="float" office:value="-130.5" calcext:value-type="float">
            <text:p>-130.5</text:p>
          </table:table-cell>
          <table:table-cell table:formula="of:=[.C41]-[.C$1]" office:value-type="float" office:value="-2" calcext:value-type="float">
            <text:p>-2</text:p>
          </table:table-cell>
          <table:table-cell table:formula="of:=[.D41]-[.D$1]" office:value-type="float" office:value="365" calcext:value-type="float">
            <text:p>365</text:p>
          </table:table-cell>
          <table:table-cell table:style-name="ce4" table:formula="of:=SQRT([.E41]^2 + [.F41]^2 + [.G41]^2)" office:value-type="float" office:value="387.632880442307" calcext:value-type="float">
            <text:p>387.63</text:p>
          </table:table-cell>
          <table:table-cell table:style-name="ce4" table:formula="of:=[.E41]/[.$H41]" office:value-type="float" office:value="-0.336658747449632" calcext:value-type="float">
            <text:p>-0.34</text:p>
          </table:table-cell>
          <table:table-cell table:style-name="ce4" table:formula="of:=[.F41]/[.$H41]" office:value-type="float" office:value="-0.00515952103371083" calcext:value-type="float">
            <text:p>-0.01</text:p>
          </table:table-cell>
          <table:table-cell table:style-name="ce4" table:formula="of:=[.G41]/[.$H41]" office:value-type="float" office:value="0.941612588652227" calcext:value-type="float">
            <text:p>0.94</text:p>
          </table:table-cell>
          <table:table-cell table:formula="of:=MOD(DEGREES(ATAN2([.I41];[.J41]))+360; 360)" office:value-type="float" office:value="180.878027499473" calcext:value-type="float">
            <text:p>180.88</text:p>
          </table:table-cell>
          <table:table-cell table:formula="of:=MOD(DEGREES(ATAN2([.E41];[.F41]))+360; 360)" office:value-type="float" office:value="180.878027499473" calcext:value-type="float">
            <text:p>180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1" calcext:value-type="float">
            <text:p>301</text:p>
          </table:table-cell>
          <table:table-cell office:value-type="float" office:value="503" calcext:value-type="float">
            <text:p>503</text:p>
          </table:table-cell>
          <table:table-cell table:formula="of:=[.B42]-[.B$1]" office:value-type="float" office:value="-132.5" calcext:value-type="float">
            <text:p>-132.5</text:p>
          </table:table-cell>
          <table:table-cell table:formula="of:=[.C42]-[.C$1]" office:value-type="float" office:value="3" calcext:value-type="float">
            <text:p>3</text:p>
          </table:table-cell>
          <table:table-cell table:formula="of:=[.D42]-[.D$1]" office:value-type="float" office:value="367" calcext:value-type="float">
            <text:p>367</text:p>
          </table:table-cell>
          <table:table-cell table:style-name="ce4" table:formula="of:=SQRT([.E42]^2 + [.F42]^2 + [.G42]^2)" office:value-type="float" office:value="390.197706297718" calcext:value-type="float">
            <text:p>390.20</text:p>
          </table:table-cell>
          <table:table-cell table:style-name="ce4" table:formula="of:=[.E42]/[.$H42]" office:value-type="float" office:value="-0.33957144765711" calcext:value-type="float">
            <text:p>-0.34</text:p>
          </table:table-cell>
          <table:table-cell table:style-name="ce4" table:formula="of:=[.F42]/[.$H42]" office:value-type="float" office:value="0.00768841013563269" calcext:value-type="float">
            <text:p>0.01</text:p>
          </table:table-cell>
          <table:table-cell table:style-name="ce4" table:formula="of:=[.G42]/[.$H42]" office:value-type="float" office:value="0.940548839925732" calcext:value-type="float">
            <text:p>0.94</text:p>
          </table:table-cell>
          <table:table-cell table:formula="of:=MOD(DEGREES(ATAN2([.I42];[.J42]))+360; 360)" office:value-type="float" office:value="178.702958674873" calcext:value-type="float">
            <text:p>178.70</text:p>
          </table:table-cell>
          <table:table-cell table:formula="of:=MOD(DEGREES(ATAN2([.E42];[.F42]))+360; 360)" office:value-type="float" office:value="178.702958674873" calcext:value-type="float">
            <text:p>178.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7" calcext:value-type="float">
            <text:p>307</text:p>
          </table:table-cell>
          <table:table-cell office:value-type="float" office:value="502" calcext:value-type="float">
            <text:p>502</text:p>
          </table:table-cell>
          <table:table-cell table:formula="of:=[.B43]-[.B$1]" office:value-type="float" office:value="-133.5" calcext:value-type="float">
            <text:p>-133.5</text:p>
          </table:table-cell>
          <table:table-cell table:formula="of:=[.C43]-[.C$1]" office:value-type="float" office:value="9" calcext:value-type="float">
            <text:p>9</text:p>
          </table:table-cell>
          <table:table-cell table:formula="of:=[.D43]-[.D$1]" office:value-type="float" office:value="366" calcext:value-type="float">
            <text:p>366</text:p>
          </table:table-cell>
          <table:table-cell table:style-name="ce4" table:formula="of:=SQRT([.E43]^2 + [.F43]^2 + [.G43]^2)" office:value-type="float" office:value="389.691223919657" calcext:value-type="float">
            <text:p>389.69</text:p>
          </table:table-cell>
          <table:table-cell table:style-name="ce4" table:formula="of:=[.E43]/[.$H43]" office:value-type="float" office:value="-0.342578923531324" calcext:value-type="float">
            <text:p>-0.34</text:p>
          </table:table-cell>
          <table:table-cell table:style-name="ce4" table:formula="of:=[.F43]/[.$H43]" office:value-type="float" office:value="0.0230952083279544" calcext:value-type="float">
            <text:p>0.02</text:p>
          </table:table-cell>
          <table:table-cell table:style-name="ce4" table:formula="of:=[.G43]/[.$H43]" office:value-type="float" office:value="0.939205138670146" calcext:value-type="float">
            <text:p>0.94</text:p>
          </table:table-cell>
          <table:table-cell table:formula="of:=MOD(DEGREES(ATAN2([.I43];[.J43]))+360; 360)" office:value-type="float" office:value="176.14319901441" calcext:value-type="float">
            <text:p>176.14</text:p>
          </table:table-cell>
          <table:table-cell table:formula="of:=MOD(DEGREES(ATAN2([.E43];[.F43]))+360; 360)" office:value-type="float" office:value="176.14319901441" calcext:value-type="float">
            <text:p>176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" calcext:value-type="float">
            <text:p>-195</text:p>
          </table:table-cell>
          <table:table-cell office:value-type="float" office:value="292" calcext:value-type="float">
            <text:p>292</text:p>
          </table:table-cell>
          <table:table-cell office:value-type="float" office:value="505" calcext:value-type="float">
            <text:p>505</text:p>
          </table:table-cell>
          <table:table-cell table:formula="of:=[.B44]-[.B$1]" office:value-type="float" office:value="-139.5" calcext:value-type="float">
            <text:p>-139.5</text:p>
          </table:table-cell>
          <table:table-cell table:formula="of:=[.C44]-[.C$1]" office:value-type="float" office:value="-6" calcext:value-type="float">
            <text:p>-6</text:p>
          </table:table-cell>
          <table:table-cell table:formula="of:=[.D44]-[.D$1]" office:value-type="float" office:value="369" calcext:value-type="float">
            <text:p>369</text:p>
          </table:table-cell>
          <table:table-cell table:style-name="ce4" table:formula="of:=SQRT([.E44]^2 + [.F44]^2 + [.G44]^2)" office:value-type="float" office:value="394.534219048234" calcext:value-type="float">
            <text:p>394.53</text:p>
          </table:table-cell>
          <table:table-cell table:style-name="ce4" table:formula="of:=[.E44]/[.$H44]" office:value-type="float" office:value="-0.353581497535313" calcext:value-type="float">
            <text:p>-0.35</text:p>
          </table:table-cell>
          <table:table-cell table:style-name="ce4" table:formula="of:=[.F44]/[.$H44]" office:value-type="float" office:value="-0.0152078063456049" calcext:value-type="float">
            <text:p>-0.02</text:p>
          </table:table-cell>
          <table:table-cell table:style-name="ce4" table:formula="of:=[.G44]/[.$H44]" office:value-type="float" office:value="0.9352800902547" calcext:value-type="float">
            <text:p>0.94</text:p>
          </table:table-cell>
          <table:table-cell table:formula="of:=MOD(DEGREES(ATAN2([.I44];[.J44]))+360; 360)" office:value-type="float" office:value="182.462816675917" calcext:value-type="float">
            <text:p>182.46</text:p>
          </table:table-cell>
          <table:table-cell table:formula="of:=MOD(DEGREES(ATAN2([.E44];[.F44]))+360; 360)" office:value-type="float" office:value="182.462816675917" calcext:value-type="float">
            <text:p>18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200" calcext:value-type="float">
            <text:p>-200</text:p>
          </table:table-cell>
          <table:table-cell office:value-type="float" office:value="296" calcext:value-type="float">
            <text:p>296</text:p>
          </table:table-cell>
          <table:table-cell office:value-type="float" office:value="501" calcext:value-type="float">
            <text:p>501</text:p>
          </table:table-cell>
          <table:table-cell table:formula="of:=[.B45]-[.B$1]" office:value-type="float" office:value="-144.5" calcext:value-type="float">
            <text:p>-144.5</text:p>
          </table:table-cell>
          <table:table-cell table:formula="of:=[.C45]-[.C$1]" office:value-type="float" office:value="-2" calcext:value-type="float">
            <text:p>-2</text:p>
          </table:table-cell>
          <table:table-cell table:formula="of:=[.D45]-[.D$1]" office:value-type="float" office:value="365" calcext:value-type="float">
            <text:p>365</text:p>
          </table:table-cell>
          <table:table-cell table:style-name="ce4" table:formula="of:=SQRT([.E45]^2 + [.F45]^2 + [.G45]^2)" office:value-type="float" office:value="392.567510117687" calcext:value-type="float">
            <text:p>392.57</text:p>
          </table:table-cell>
          <table:table-cell table:style-name="ce4" table:formula="of:=[.E45]/[.$H45]" office:value-type="float" office:value="-0.368089554728257" calcext:value-type="float">
            <text:p>-0.37</text:p>
          </table:table-cell>
          <table:table-cell table:style-name="ce4" table:formula="of:=[.F45]/[.$H45]" office:value-type="float" office:value="-0.00509466511734613" calcext:value-type="float">
            <text:p>-0.01</text:p>
          </table:table-cell>
          <table:table-cell table:style-name="ce4" table:formula="of:=[.G45]/[.$H45]" office:value-type="float" office:value="0.929776383915668" calcext:value-type="float">
            <text:p>0.93</text:p>
          </table:table-cell>
          <table:table-cell table:formula="of:=MOD(DEGREES(ATAN2([.I45];[.J45]))+360; 360)" office:value-type="float" office:value="180.792970536236" calcext:value-type="float">
            <text:p>180.79</text:p>
          </table:table-cell>
          <table:table-cell table:formula="of:=MOD(DEGREES(ATAN2([.E45];[.F45]))+360; 360)" office:value-type="float" office:value="180.792970536236" calcext:value-type="float">
            <text:p>180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5" calcext:value-type="float">
            <text:p>305</text:p>
          </table:table-cell>
          <table:table-cell office:value-type="float" office:value="504" calcext:value-type="float">
            <text:p>504</text:p>
          </table:table-cell>
          <table:table-cell table:formula="of:=[.B46]-[.B$1]" office:value-type="float" office:value="-133.5" calcext:value-type="float">
            <text:p>-133.5</text:p>
          </table:table-cell>
          <table:table-cell table:formula="of:=[.C46]-[.C$1]" office:value-type="float" office:value="7" calcext:value-type="float">
            <text:p>7</text:p>
          </table:table-cell>
          <table:table-cell table:formula="of:=[.D46]-[.D$1]" office:value-type="float" office:value="368" calcext:value-type="float">
            <text:p>368</text:p>
          </table:table-cell>
          <table:table-cell table:style-name="ce4" table:formula="of:=SQRT([.E46]^2 + [.F46]^2 + [.G46]^2)" office:value-type="float" office:value="391.529373099899" calcext:value-type="float">
            <text:p>391.53</text:p>
          </table:table-cell>
          <table:table-cell table:style-name="ce4" table:formula="of:=[.E46]/[.$H46]" office:value-type="float" office:value="-0.340970586556573" calcext:value-type="float">
            <text:p>-0.34</text:p>
          </table:table-cell>
          <table:table-cell table:style-name="ce4" table:formula="of:=[.F46]/[.$H46]" office:value-type="float" office:value="0.0178786075348016" calcext:value-type="float">
            <text:p>0.02</text:p>
          </table:table-cell>
          <table:table-cell table:style-name="ce4" table:formula="of:=[.G46]/[.$H46]" office:value-type="float" office:value="0.939903938972427" calcext:value-type="float">
            <text:p>0.94</text:p>
          </table:table-cell>
          <table:table-cell table:formula="of:=MOD(DEGREES(ATAN2([.I46];[.J46]))+360; 360)" office:value-type="float" office:value="176.998475672301" calcext:value-type="float">
            <text:p>177.00</text:p>
          </table:table-cell>
          <table:table-cell table:formula="of:=MOD(DEGREES(ATAN2([.E46];[.F46]))+360; 360)" office:value-type="float" office:value="176.998475672301" calcext:value-type="float">
            <text:p>177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9" calcext:value-type="float">
            <text:p>299</text:p>
          </table:table-cell>
          <table:table-cell office:value-type="float" office:value="501" calcext:value-type="float">
            <text:p>501</text:p>
          </table:table-cell>
          <table:table-cell table:formula="of:=[.B47]-[.B$1]" office:value-type="float" office:value="-137.5" calcext:value-type="float">
            <text:p>-137.5</text:p>
          </table:table-cell>
          <table:table-cell table:formula="of:=[.C47]-[.C$1]" office:value-type="float" office:value="1" calcext:value-type="float">
            <text:p>1</text:p>
          </table:table-cell>
          <table:table-cell table:formula="of:=[.D47]-[.D$1]" office:value-type="float" office:value="365" calcext:value-type="float">
            <text:p>365</text:p>
          </table:table-cell>
          <table:table-cell table:style-name="ce4" table:formula="of:=SQRT([.E47]^2 + [.F47]^2 + [.G47]^2)" office:value-type="float" office:value="390.041343962406" calcext:value-type="float">
            <text:p>390.04</text:p>
          </table:table-cell>
          <table:table-cell table:style-name="ce4" table:formula="of:=[.E47]/[.$H47]" office:value-type="float" office:value="-0.352526731148924" calcext:value-type="float">
            <text:p>-0.35</text:p>
          </table:table-cell>
          <table:table-cell table:style-name="ce4" table:formula="of:=[.F47]/[.$H47]" office:value-type="float" office:value="0.00256383077199217" calcext:value-type="float">
            <text:p>0.00</text:p>
          </table:table-cell>
          <table:table-cell table:style-name="ce4" table:formula="of:=[.G47]/[.$H47]" office:value-type="float" office:value="0.935798231777143" calcext:value-type="float">
            <text:p>0.94</text:p>
          </table:table-cell>
          <table:table-cell table:formula="of:=MOD(DEGREES(ATAN2([.I47];[.J47]))+360; 360)" office:value-type="float" office:value="179.583310768207" calcext:value-type="float">
            <text:p>179.58</text:p>
          </table:table-cell>
          <table:table-cell table:formula="of:=MOD(DEGREES(ATAN2([.E47];[.F47]))+360; 360)" office:value-type="float" office:value="179.583310768207" calcext:value-type="float">
            <text:p>179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4" calcext:value-type="float">
            <text:p>294</text:p>
          </table:table-cell>
          <table:table-cell office:value-type="float" office:value="505" calcext:value-type="float">
            <text:p>505</text:p>
          </table:table-cell>
          <table:table-cell table:formula="of:=[.B48]-[.B$1]" office:value-type="float" office:value="-137.5" calcext:value-type="float">
            <text:p>-137.5</text:p>
          </table:table-cell>
          <table:table-cell table:formula="of:=[.C48]-[.C$1]" office:value-type="float" office:value="-4" calcext:value-type="float">
            <text:p>-4</text:p>
          </table:table-cell>
          <table:table-cell table:formula="of:=[.D48]-[.D$1]" office:value-type="float" office:value="369" calcext:value-type="float">
            <text:p>369</text:p>
          </table:table-cell>
          <table:table-cell table:style-name="ce4" table:formula="of:=SQRT([.E48]^2 + [.F48]^2 + [.G48]^2)" office:value-type="float" office:value="393.80610711364" calcext:value-type="float">
            <text:p>393.81</text:p>
          </table:table-cell>
          <table:table-cell table:style-name="ce4" table:formula="of:=[.E48]/[.$H48]" office:value-type="float" office:value="-0.349156596396616" calcext:value-type="float">
            <text:p>-0.35</text:p>
          </table:table-cell>
          <table:table-cell table:style-name="ce4" table:formula="of:=[.F48]/[.$H48]" office:value-type="float" office:value="-0.0101572828042652" calcext:value-type="float">
            <text:p>-0.01</text:p>
          </table:table-cell>
          <table:table-cell table:style-name="ce4" table:formula="of:=[.G48]/[.$H48]" office:value-type="float" office:value="0.937009338693465" calcext:value-type="float">
            <text:p>0.94</text:p>
          </table:table-cell>
          <table:table-cell table:formula="of:=MOD(DEGREES(ATAN2([.I48];[.J48]))+360; 360)" office:value-type="float" office:value="181.666316361853" calcext:value-type="float">
            <text:p>181.67</text:p>
          </table:table-cell>
          <table:table-cell table:formula="of:=MOD(DEGREES(ATAN2([.E48];[.F48]))+360; 360)" office:value-type="float" office:value="181.666316361853" calcext:value-type="float">
            <text:p>181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4" calcext:value-type="float">
            <text:p>294</text:p>
          </table:table-cell>
          <table:table-cell office:value-type="float" office:value="505" calcext:value-type="float">
            <text:p>505</text:p>
          </table:table-cell>
          <table:table-cell table:formula="of:=[.B49]-[.B$1]" office:value-type="float" office:value="-130.5" calcext:value-type="float">
            <text:p>-130.5</text:p>
          </table:table-cell>
          <table:table-cell table:formula="of:=[.C49]-[.C$1]" office:value-type="float" office:value="-4" calcext:value-type="float">
            <text:p>-4</text:p>
          </table:table-cell>
          <table:table-cell table:formula="of:=[.D49]-[.D$1]" office:value-type="float" office:value="369" calcext:value-type="float">
            <text:p>369</text:p>
          </table:table-cell>
          <table:table-cell table:style-name="ce4" table:formula="of:=SQRT([.E49]^2 + [.F49]^2 + [.G49]^2)" office:value-type="float" office:value="391.416977148411" calcext:value-type="float">
            <text:p>391.42</text:p>
          </table:table-cell>
          <table:table-cell table:style-name="ce4" table:formula="of:=[.E49]/[.$H49]" office:value-type="float" office:value="-0.333404036152778" calcext:value-type="float">
            <text:p>-0.33</text:p>
          </table:table-cell>
          <table:table-cell table:style-name="ce4" table:formula="of:=[.F49]/[.$H49]" office:value-type="float" office:value="-0.0102192808016177" calcext:value-type="float">
            <text:p>-0.01</text:p>
          </table:table-cell>
          <table:table-cell table:style-name="ce4" table:formula="of:=[.G49]/[.$H49]" office:value-type="float" office:value="0.942728653949234" calcext:value-type="float">
            <text:p>0.94</text:p>
          </table:table-cell>
          <table:table-cell table:formula="of:=MOD(DEGREES(ATAN2([.I49];[.J49]))+360; 360)" office:value-type="float" office:value="181.755642801618" calcext:value-type="float">
            <text:p>181.76</text:p>
          </table:table-cell>
          <table:table-cell table:formula="of:=MOD(DEGREES(ATAN2([.E49];[.F49]))+360; 360)" office:value-type="float" office:value="181.755642801618" calcext:value-type="float">
            <text:p>181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formula="of:=[.B50]-[.B$1]" office:value-type="float" office:value="-131.5" calcext:value-type="float">
            <text:p>-131.5</text:p>
          </table:table-cell>
          <table:table-cell table:formula="of:=[.C50]-[.C$1]" office:value-type="float" office:value="2" calcext:value-type="float">
            <text:p>2</text:p>
          </table:table-cell>
          <table:table-cell table:formula="of:=[.D50]-[.D$1]" office:value-type="float" office:value="364" calcext:value-type="float">
            <text:p>364</text:p>
          </table:table-cell>
          <table:table-cell table:style-name="ce4" table:formula="of:=SQRT([.E50]^2 + [.F50]^2 + [.G50]^2)" office:value-type="float" office:value="387.030037593983" calcext:value-type="float">
            <text:p>387.03</text:p>
          </table:table-cell>
          <table:table-cell table:style-name="ce4" table:formula="of:=[.E50]/[.$H50]" office:value-type="float" office:value="-0.339766910127919" calcext:value-type="float">
            <text:p>-0.34</text:p>
          </table:table-cell>
          <table:table-cell table:style-name="ce4" table:formula="of:=[.F50]/[.$H50]" office:value-type="float" office:value="0.00516755756848546" calcext:value-type="float">
            <text:p>0.01</text:p>
          </table:table-cell>
          <table:table-cell table:style-name="ce4" table:formula="of:=[.G50]/[.$H50]" office:value-type="float" office:value="0.940495477464354" calcext:value-type="float">
            <text:p>0.94</text:p>
          </table:table-cell>
          <table:table-cell table:formula="of:=MOD(DEGREES(ATAN2([.I50];[.J50]))+360; 360)" office:value-type="float" office:value="179.128648482322" calcext:value-type="float">
            <text:p>179.13</text:p>
          </table:table-cell>
          <table:table-cell table:formula="of:=MOD(DEGREES(ATAN2([.E50];[.F50]))+360; 360)" office:value-type="float" office:value="179.128648482322" calcext:value-type="float">
            <text:p>179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301" calcext:value-type="float">
            <text:p>301</text:p>
          </table:table-cell>
          <table:table-cell office:value-type="float" office:value="498" calcext:value-type="float">
            <text:p>498</text:p>
          </table:table-cell>
          <table:table-cell table:formula="of:=[.B51]-[.B$1]" office:value-type="float" office:value="-125.5" calcext:value-type="float">
            <text:p>-125.5</text:p>
          </table:table-cell>
          <table:table-cell table:formula="of:=[.C51]-[.C$1]" office:value-type="float" office:value="3" calcext:value-type="float">
            <text:p>3</text:p>
          </table:table-cell>
          <table:table-cell table:formula="of:=[.D51]-[.D$1]" office:value-type="float" office:value="362" calcext:value-type="float">
            <text:p>362</text:p>
          </table:table-cell>
          <table:table-cell table:style-name="ce4" table:formula="of:=SQRT([.E51]^2 + [.F51]^2 + [.G51]^2)" office:value-type="float" office:value="383.149122405363" calcext:value-type="float">
            <text:p>383.15</text:p>
          </table:table-cell>
          <table:table-cell table:style-name="ce4" table:formula="of:=[.E51]/[.$H51]" office:value-type="float" office:value="-0.327548707960301" calcext:value-type="float">
            <text:p>-0.33</text:p>
          </table:table-cell>
          <table:table-cell table:style-name="ce4" table:formula="of:=[.F51]/[.$H51]" office:value-type="float" office:value="0.00782984959267652" calcext:value-type="float">
            <text:p>0.01</text:p>
          </table:table-cell>
          <table:table-cell table:style-name="ce4" table:formula="of:=[.G51]/[.$H51]" office:value-type="float" office:value="0.944801850849634" calcext:value-type="float">
            <text:p>0.94</text:p>
          </table:table-cell>
          <table:table-cell table:formula="of:=MOD(DEGREES(ATAN2([.I51];[.J51]))+360; 360)" office:value-type="float" office:value="178.630640559093" calcext:value-type="float">
            <text:p>178.63</text:p>
          </table:table-cell>
          <table:table-cell table:formula="of:=MOD(DEGREES(ATAN2([.E51];[.F51]))+360; 360)" office:value-type="float" office:value="178.630640559093" calcext:value-type="float">
            <text:p>178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302" calcext:value-type="float">
            <text:p>302</text:p>
          </table:table-cell>
          <table:table-cell office:value-type="float" office:value="502" calcext:value-type="float">
            <text:p>502</text:p>
          </table:table-cell>
          <table:table-cell table:formula="of:=[.B52]-[.B$1]" office:value-type="float" office:value="-126.5" calcext:value-type="float">
            <text:p>-126.5</text:p>
          </table:table-cell>
          <table:table-cell table:formula="of:=[.C52]-[.C$1]" office:value-type="float" office:value="4" calcext:value-type="float">
            <text:p>4</text:p>
          </table:table-cell>
          <table:table-cell table:formula="of:=[.D52]-[.D$1]" office:value-type="float" office:value="366" calcext:value-type="float">
            <text:p>366</text:p>
          </table:table-cell>
          <table:table-cell table:style-name="ce4" table:formula="of:=SQRT([.E52]^2 + [.F52]^2 + [.G52]^2)" office:value-type="float" office:value="387.265090086881" calcext:value-type="float">
            <text:p>387.27</text:p>
          </table:table-cell>
          <table:table-cell table:style-name="ce4" table:formula="of:=[.E52]/[.$H52]" office:value-type="float" office:value="-0.326649634160467" calcext:value-type="float">
            <text:p>-0.33</text:p>
          </table:table-cell>
          <table:table-cell table:style-name="ce4" table:formula="of:=[.F52]/[.$H52]" office:value-type="float" office:value="0.0103288421868922" calcext:value-type="float">
            <text:p>0.01</text:p>
          </table:table-cell>
          <table:table-cell table:style-name="ce4" table:formula="of:=[.G52]/[.$H52]" office:value-type="float" office:value="0.94508906010064" calcext:value-type="float">
            <text:p>0.95</text:p>
          </table:table-cell>
          <table:table-cell table:formula="of:=MOD(DEGREES(ATAN2([.I52];[.J52]))+360; 360)" office:value-type="float" office:value="178.188879207809" calcext:value-type="float">
            <text:p>178.19</text:p>
          </table:table-cell>
          <table:table-cell table:formula="of:=MOD(DEGREES(ATAN2([.E52];[.F52]))+360; 360)" office:value-type="float" office:value="178.188879207809" calcext:value-type="float">
            <text:p>178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9" calcext:value-type="float">
            <text:p>309</text:p>
          </table:table-cell>
          <table:table-cell office:value-type="float" office:value="503" calcext:value-type="float">
            <text:p>503</text:p>
          </table:table-cell>
          <table:table-cell table:formula="of:=[.B53]-[.B$1]" office:value-type="float" office:value="-130.5" calcext:value-type="float">
            <text:p>-130.5</text:p>
          </table:table-cell>
          <table:table-cell table:formula="of:=[.C53]-[.C$1]" office:value-type="float" office:value="11" calcext:value-type="float">
            <text:p>11</text:p>
          </table:table-cell>
          <table:table-cell table:formula="of:=[.D53]-[.D$1]" office:value-type="float" office:value="367" calcext:value-type="float">
            <text:p>367</text:p>
          </table:table-cell>
          <table:table-cell table:style-name="ce4" table:formula="of:=SQRT([.E53]^2 + [.F53]^2 + [.G53]^2)" office:value-type="float" office:value="389.666844881624" calcext:value-type="float">
            <text:p>389.67</text:p>
          </table:table-cell>
          <table:table-cell table:style-name="ce4" table:formula="of:=[.E53]/[.$H53]" office:value-type="float" office:value="-0.334901472152818" calcext:value-type="float">
            <text:p>-0.33</text:p>
          </table:table-cell>
          <table:table-cell table:style-name="ce4" table:formula="of:=[.F53]/[.$H53]" office:value-type="float" office:value="0.028229242863456" calcext:value-type="float">
            <text:p>0.03</text:p>
          </table:table-cell>
          <table:table-cell table:style-name="ce4" table:formula="of:=[.G53]/[.$H53]" office:value-type="float" office:value="0.941830193717122" calcext:value-type="float">
            <text:p>0.94</text:p>
          </table:table-cell>
          <table:table-cell table:formula="of:=MOD(DEGREES(ATAN2([.I53];[.J53]))+360; 360)" office:value-type="float" office:value="175.181860120719" calcext:value-type="float">
            <text:p>175.18</text:p>
          </table:table-cell>
          <table:table-cell table:formula="of:=MOD(DEGREES(ATAN2([.E53];[.F53]))+360; 360)" office:value-type="float" office:value="175.181860120719" calcext:value-type="float">
            <text:p>175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2" calcext:value-type="float">
            <text:p>302</text:p>
          </table:table-cell>
          <table:table-cell office:value-type="float" office:value="500" calcext:value-type="float">
            <text:p>500</text:p>
          </table:table-cell>
          <table:table-cell table:formula="of:=[.B54]-[.B$1]" office:value-type="float" office:value="-133.5" calcext:value-type="float">
            <text:p>-133.5</text:p>
          </table:table-cell>
          <table:table-cell table:formula="of:=[.C54]-[.C$1]" office:value-type="float" office:value="4" calcext:value-type="float">
            <text:p>4</text:p>
          </table:table-cell>
          <table:table-cell table:formula="of:=[.D54]-[.D$1]" office:value-type="float" office:value="364" calcext:value-type="float">
            <text:p>364</text:p>
          </table:table-cell>
          <table:table-cell table:style-name="ce4" table:formula="of:=SQRT([.E54]^2 + [.F54]^2 + [.G54]^2)" office:value-type="float" office:value="387.729609392938" calcext:value-type="float">
            <text:p>387.73</text:p>
          </table:table-cell>
          <table:table-cell table:style-name="ce4" table:formula="of:=[.E54]/[.$H54]" office:value-type="float" office:value="-0.344312110207469" calcext:value-type="float">
            <text:p>-0.34</text:p>
          </table:table-cell>
          <table:table-cell table:style-name="ce4" table:formula="of:=[.F54]/[.$H54]" office:value-type="float" office:value="0.0103164677215721" calcext:value-type="float">
            <text:p>0.01</text:p>
          </table:table-cell>
          <table:table-cell table:style-name="ce4" table:formula="of:=[.G54]/[.$H54]" office:value-type="float" office:value="0.938798562663061" calcext:value-type="float">
            <text:p>0.94</text:p>
          </table:table-cell>
          <table:table-cell table:formula="of:=MOD(DEGREES(ATAN2([.I54];[.J54]))+360; 360)" office:value-type="float" office:value="178.283785980514" calcext:value-type="float">
            <text:p>178.28</text:p>
          </table:table-cell>
          <table:table-cell table:formula="of:=MOD(DEGREES(ATAN2([.E54];[.F54]))+360; 360)" office:value-type="float" office:value="178.283785980514" calcext:value-type="float">
            <text:p>178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298" calcext:value-type="float">
            <text:p>298</text:p>
          </table:table-cell>
          <table:table-cell office:value-type="float" office:value="509" calcext:value-type="float">
            <text:p>509</text:p>
          </table:table-cell>
          <table:table-cell table:formula="of:=[.B55]-[.B$1]" office:value-type="float" office:value="-136.5" calcext:value-type="float">
            <text:p>-136.5</text:p>
          </table:table-cell>
          <table:table-cell table:formula="of:=[.C55]-[.C$1]" office:value-type="float" office:value="0" calcext:value-type="float">
            <text:p>0</text:p>
          </table:table-cell>
          <table:table-cell table:formula="of:=[.D55]-[.D$1]" office:value-type="float" office:value="373" calcext:value-type="float">
            <text:p>373</text:p>
          </table:table-cell>
          <table:table-cell table:style-name="ce4" table:formula="of:=SQRT([.E55]^2 + [.F55]^2 + [.G55]^2)" office:value-type="float" office:value="397.191704344388" calcext:value-type="float">
            <text:p>397.19</text:p>
          </table:table-cell>
          <table:table-cell table:style-name="ce4" table:formula="of:=[.E55]/[.$H55]" office:value-type="float" office:value="-0.343662766636351" calcext:value-type="float">
            <text:p>-0.34</text:p>
          </table:table-cell>
          <table:table-cell table:style-name="ce4" table:formula="of:=[.F55]/[.$H55]" office:value-type="float" office:value="0" calcext:value-type="float">
            <text:p>0.00</text:p>
          </table:table-cell>
          <table:table-cell table:style-name="ce4" table:formula="of:=[.G55]/[.$H55]" office:value-type="float" office:value="0.939093127878087" calcext:value-type="float">
            <text:p>0.94</text:p>
          </table:table-cell>
          <table:table-cell table:formula="of:=MOD(DEGREES(ATAN2([.I55];[.J55]))+360; 360)" office:value-type="float" office:value="180" calcext:value-type="float">
            <text:p>180.00</text:p>
          </table:table-cell>
          <table:table-cell table:formula="of:=MOD(DEGREES(ATAN2([.E55];[.F55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8" calcext:value-type="float">
            <text:p>298</text:p>
          </table:table-cell>
          <table:table-cell office:value-type="float" office:value="504" calcext:value-type="float">
            <text:p>504</text:p>
          </table:table-cell>
          <table:table-cell table:formula="of:=[.B56]-[.B$1]" office:value-type="float" office:value="-133.5" calcext:value-type="float">
            <text:p>-133.5</text:p>
          </table:table-cell>
          <table:table-cell table:formula="of:=[.C56]-[.C$1]" office:value-type="float" office:value="0" calcext:value-type="float">
            <text:p>0</text:p>
          </table:table-cell>
          <table:table-cell table:formula="of:=[.D56]-[.D$1]" office:value-type="float" office:value="368" calcext:value-type="float">
            <text:p>368</text:p>
          </table:table-cell>
          <table:table-cell table:style-name="ce4" table:formula="of:=SQRT([.E56]^2 + [.F56]^2 + [.G56]^2)" office:value-type="float" office:value="391.466792972278" calcext:value-type="float">
            <text:p>391.47</text:p>
          </table:table-cell>
          <table:table-cell table:style-name="ce4" table:formula="of:=[.E56]/[.$H56]" office:value-type="float" office:value="-0.341025094328893" calcext:value-type="float">
            <text:p>-0.34</text:p>
          </table:table-cell>
          <table:table-cell table:style-name="ce4" table:formula="of:=[.F56]/[.$H56]" office:value-type="float" office:value="0" calcext:value-type="float">
            <text:p>0.00</text:p>
          </table:table-cell>
          <table:table-cell table:style-name="ce4" table:formula="of:=[.G56]/[.$H56]" office:value-type="float" office:value="0.940054192606985" calcext:value-type="float">
            <text:p>0.94</text:p>
          </table:table-cell>
          <table:table-cell table:formula="of:=MOD(DEGREES(ATAN2([.I56];[.J56]))+360; 360)" office:value-type="float" office:value="180" calcext:value-type="float">
            <text:p>180.00</text:p>
          </table:table-cell>
          <table:table-cell table:formula="of:=MOD(DEGREES(ATAN2([.E56];[.F56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293" calcext:value-type="float">
            <text:p>293</text:p>
          </table:table-cell>
          <table:table-cell office:value-type="float" office:value="506" calcext:value-type="float">
            <text:p>506</text:p>
          </table:table-cell>
          <table:table-cell table:formula="of:=[.B57]-[.B$1]" office:value-type="float" office:value="-129.5" calcext:value-type="float">
            <text:p>-129.5</text:p>
          </table:table-cell>
          <table:table-cell table:formula="of:=[.C57]-[.C$1]" office:value-type="float" office:value="-5" calcext:value-type="float">
            <text:p>-5</text:p>
          </table:table-cell>
          <table:table-cell table:formula="of:=[.D57]-[.D$1]" office:value-type="float" office:value="370" calcext:value-type="float">
            <text:p>370</text:p>
          </table:table-cell>
          <table:table-cell table:style-name="ce4" table:formula="of:=SQRT([.E57]^2 + [.F57]^2 + [.G57]^2)" office:value-type="float" office:value="392.039857667559" calcext:value-type="float">
            <text:p>392.04</text:p>
          </table:table-cell>
          <table:table-cell table:style-name="ce4" table:formula="of:=[.E57]/[.$H57]" office:value-type="float" office:value="-0.330323556309963" calcext:value-type="float">
            <text:p>-0.33</text:p>
          </table:table-cell>
          <table:table-cell table:style-name="ce4" table:formula="of:=[.F57]/[.$H57]" office:value-type="float" office:value="-0.012753805262933" calcext:value-type="float">
            <text:p>-0.01</text:p>
          </table:table-cell>
          <table:table-cell table:style-name="ce4" table:formula="of:=[.G57]/[.$H57]" office:value-type="float" office:value="0.943781589457038" calcext:value-type="float">
            <text:p>0.94</text:p>
          </table:table-cell>
          <table:table-cell table:formula="of:=MOD(DEGREES(ATAN2([.I57];[.J57]))+360; 360)" office:value-type="float" office:value="182.211093977171" calcext:value-type="float">
            <text:p>182.21</text:p>
          </table:table-cell>
          <table:table-cell table:formula="of:=MOD(DEGREES(ATAN2([.E57];[.F57]))+360; 360)" office:value-type="float" office:value="182.211093977171" calcext:value-type="float">
            <text:p>182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4" calcext:value-type="float">
            <text:p>294</text:p>
          </table:table-cell>
          <table:table-cell office:value-type="float" office:value="498" calcext:value-type="float">
            <text:p>498</text:p>
          </table:table-cell>
          <table:table-cell table:formula="of:=[.B58]-[.B$1]" office:value-type="float" office:value="-132.5" calcext:value-type="float">
            <text:p>-132.5</text:p>
          </table:table-cell>
          <table:table-cell table:formula="of:=[.C58]-[.C$1]" office:value-type="float" office:value="-4" calcext:value-type="float">
            <text:p>-4</text:p>
          </table:table-cell>
          <table:table-cell table:formula="of:=[.D58]-[.D$1]" office:value-type="float" office:value="362" calcext:value-type="float">
            <text:p>362</text:p>
          </table:table-cell>
          <table:table-cell table:style-name="ce4" table:formula="of:=SQRT([.E58]^2 + [.F58]^2 + [.G58]^2)" office:value-type="float" office:value="385.50778202262" calcext:value-type="float">
            <text:p>385.51</text:p>
          </table:table-cell>
          <table:table-cell table:style-name="ce4" table:formula="of:=[.E58]/[.$H58]" office:value-type="float" office:value="-0.343702529958851" calcext:value-type="float">
            <text:p>-0.34</text:p>
          </table:table-cell>
          <table:table-cell table:style-name="ce4" table:formula="of:=[.F58]/[.$H58]" office:value-type="float" office:value="-0.01037592543272" calcext:value-type="float">
            <text:p>-0.01</text:p>
          </table:table-cell>
          <table:table-cell table:style-name="ce4" table:formula="of:=[.G58]/[.$H58]" office:value-type="float" office:value="0.939021251661164" calcext:value-type="float">
            <text:p>0.94</text:p>
          </table:table-cell>
          <table:table-cell table:formula="of:=MOD(DEGREES(ATAN2([.I58];[.J58]))+360; 360)" office:value-type="float" office:value="181.729158744159" calcext:value-type="float">
            <text:p>181.73</text:p>
          </table:table-cell>
          <table:table-cell table:formula="of:=MOD(DEGREES(ATAN2([.E58];[.F58]))+360; 360)" office:value-type="float" office:value="181.729158744159" calcext:value-type="float">
            <text:p>181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295" calcext:value-type="float">
            <text:p>295</text:p>
          </table:table-cell>
          <table:table-cell office:value-type="float" office:value="504" calcext:value-type="float">
            <text:p>504</text:p>
          </table:table-cell>
          <table:table-cell table:formula="of:=[.B59]-[.B$1]" office:value-type="float" office:value="-126.5" calcext:value-type="float">
            <text:p>-126.5</text:p>
          </table:table-cell>
          <table:table-cell table:formula="of:=[.C59]-[.C$1]" office:value-type="float" office:value="-3" calcext:value-type="float">
            <text:p>-3</text:p>
          </table:table-cell>
          <table:table-cell table:formula="of:=[.D59]-[.D$1]" office:value-type="float" office:value="368" calcext:value-type="float">
            <text:p>368</text:p>
          </table:table-cell>
          <table:table-cell table:style-name="ce4" table:formula="of:=SQRT([.E59]^2 + [.F59]^2 + [.G59]^2)" office:value-type="float" office:value="389.146823191453" calcext:value-type="float">
            <text:p>389.15</text:p>
          </table:table-cell>
          <table:table-cell table:style-name="ce4" table:formula="of:=[.E59]/[.$H59]" office:value-type="float" office:value="-0.325070108404211" calcext:value-type="float">
            <text:p>-0.33</text:p>
          </table:table-cell>
          <table:table-cell table:style-name="ce4" table:formula="of:=[.F59]/[.$H59]" office:value-type="float" office:value="-0.00770917253132517" calcext:value-type="float">
            <text:p>-0.01</text:p>
          </table:table-cell>
          <table:table-cell table:style-name="ce4" table:formula="of:=[.G59]/[.$H59]" office:value-type="float" office:value="0.945658497175887" calcext:value-type="float">
            <text:p>0.95</text:p>
          </table:table-cell>
          <table:table-cell table:formula="of:=MOD(DEGREES(ATAN2([.I59];[.J59]))+360; 360)" office:value-type="float" office:value="181.35853853806" calcext:value-type="float">
            <text:p>181.36</text:p>
          </table:table-cell>
          <table:table-cell table:formula="of:=MOD(DEGREES(ATAN2([.E59];[.F59]))+360; 360)" office:value-type="float" office:value="181.35853853806" calcext:value-type="float">
            <text:p>181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304" calcext:value-type="float">
            <text:p>304</text:p>
          </table:table-cell>
          <table:table-cell office:value-type="float" office:value="496" calcext:value-type="float">
            <text:p>496</text:p>
          </table:table-cell>
          <table:table-cell table:formula="of:=[.B60]-[.B$1]" office:value-type="float" office:value="-125.5" calcext:value-type="float">
            <text:p>-125.5</text:p>
          </table:table-cell>
          <table:table-cell table:formula="of:=[.C60]-[.C$1]" office:value-type="float" office:value="6" calcext:value-type="float">
            <text:p>6</text:p>
          </table:table-cell>
          <table:table-cell table:formula="of:=[.D60]-[.D$1]" office:value-type="float" office:value="360" calcext:value-type="float">
            <text:p>360</text:p>
          </table:table-cell>
          <table:table-cell table:style-name="ce4" table:formula="of:=SQRT([.E60]^2 + [.F60]^2 + [.G60]^2)" office:value-type="float" office:value="381.295489089499" calcext:value-type="float">
            <text:p>381.30</text:p>
          </table:table-cell>
          <table:table-cell table:style-name="ce4" table:formula="of:=[.E60]/[.$H60]" office:value-type="float" office:value="-0.329141056191573" calcext:value-type="float">
            <text:p>-0.33</text:p>
          </table:table-cell>
          <table:table-cell table:style-name="ce4" table:formula="of:=[.F60]/[.$H60]" office:value-type="float" office:value="0.0157358273876449" calcext:value-type="float">
            <text:p>0.02</text:p>
          </table:table-cell>
          <table:table-cell table:style-name="ce4" table:formula="of:=[.G60]/[.$H60]" office:value-type="float" office:value="0.944149643258695" calcext:value-type="float">
            <text:p>0.94</text:p>
          </table:table-cell>
          <table:table-cell table:formula="of:=MOD(DEGREES(ATAN2([.I60];[.J60]))+360; 360)" office:value-type="float" office:value="177.262843694939" calcext:value-type="float">
            <text:p>177.26</text:p>
          </table:table-cell>
          <table:table-cell table:formula="of:=MOD(DEGREES(ATAN2([.E60];[.F60]))+360; 360)" office:value-type="float" office:value="177.262843694939" calcext:value-type="float">
            <text:p>177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6" calcext:value-type="float">
            <text:p>296</text:p>
          </table:table-cell>
          <table:table-cell office:value-type="float" office:value="498" calcext:value-type="float">
            <text:p>498</text:p>
          </table:table-cell>
          <table:table-cell table:formula="of:=[.B61]-[.B$1]" office:value-type="float" office:value="-127.5" calcext:value-type="float">
            <text:p>-127.5</text:p>
          </table:table-cell>
          <table:table-cell table:formula="of:=[.C61]-[.C$1]" office:value-type="float" office:value="-2" calcext:value-type="float">
            <text:p>-2</text:p>
          </table:table-cell>
          <table:table-cell table:formula="of:=[.D61]-[.D$1]" office:value-type="float" office:value="362" calcext:value-type="float">
            <text:p>362</text:p>
          </table:table-cell>
          <table:table-cell table:style-name="ce4" table:formula="of:=SQRT([.E61]^2 + [.F61]^2 + [.G61]^2)" office:value-type="float" office:value="383.802357991714" calcext:value-type="float">
            <text:p>383.80</text:p>
          </table:table-cell>
          <table:table-cell table:style-name="ce4" table:formula="of:=[.E61]/[.$H61]" office:value-type="float" office:value="-0.332202232073708" calcext:value-type="float">
            <text:p>-0.33</text:p>
          </table:table-cell>
          <table:table-cell table:style-name="ce4" table:formula="of:=[.F61]/[.$H61]" office:value-type="float" office:value="-0.00521101540507778" calcext:value-type="float">
            <text:p>-0.01</text:p>
          </table:table-cell>
          <table:table-cell table:style-name="ce4" table:formula="of:=[.G61]/[.$H61]" office:value-type="float" office:value="0.943193788319078" calcext:value-type="float">
            <text:p>0.94</text:p>
          </table:table-cell>
          <table:table-cell table:formula="of:=MOD(DEGREES(ATAN2([.I61];[.J61]))+360; 360)" office:value-type="float" office:value="180.898683620738" calcext:value-type="float">
            <text:p>180.90</text:p>
          </table:table-cell>
          <table:table-cell table:formula="of:=MOD(DEGREES(ATAN2([.E61];[.F61]))+360; 360)" office:value-type="float" office:value="180.898683620738" calcext:value-type="float">
            <text:p>180.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6" calcext:value-type="float">
            <text:p>306</text:p>
          </table:table-cell>
          <table:table-cell office:value-type="float" office:value="510" calcext:value-type="float">
            <text:p>510</text:p>
          </table:table-cell>
          <table:table-cell table:formula="of:=[.B62]-[.B$1]" office:value-type="float" office:value="-130.5" calcext:value-type="float">
            <text:p>-130.5</text:p>
          </table:table-cell>
          <table:table-cell table:formula="of:=[.C62]-[.C$1]" office:value-type="float" office:value="8" calcext:value-type="float">
            <text:p>8</text:p>
          </table:table-cell>
          <table:table-cell table:formula="of:=[.D62]-[.D$1]" office:value-type="float" office:value="374" calcext:value-type="float">
            <text:p>374</text:p>
          </table:table-cell>
          <table:table-cell table:style-name="ce4" table:formula="of:=SQRT([.E62]^2 + [.F62]^2 + [.G62]^2)" office:value-type="float" office:value="396.194712231246" calcext:value-type="float">
            <text:p>396.19</text:p>
          </table:table-cell>
          <table:table-cell table:style-name="ce4" table:formula="of:=[.E62]/[.$H62]" office:value-type="float" office:value="-0.329383497485527" calcext:value-type="float">
            <text:p>-0.33</text:p>
          </table:table-cell>
          <table:table-cell table:style-name="ce4" table:formula="of:=[.F62]/[.$H62]" office:value-type="float" office:value="0.0201920917998791" calcext:value-type="float">
            <text:p>0.02</text:p>
          </table:table-cell>
          <table:table-cell table:style-name="ce4" table:formula="of:=[.G62]/[.$H62]" office:value-type="float" office:value="0.943980291644347" calcext:value-type="float">
            <text:p>0.94</text:p>
          </table:table-cell>
          <table:table-cell table:formula="of:=MOD(DEGREES(ATAN2([.I62];[.J62]))+360; 360)" office:value-type="float" office:value="176.492005024266" calcext:value-type="float">
            <text:p>176.49</text:p>
          </table:table-cell>
          <table:table-cell table:formula="of:=MOD(DEGREES(ATAN2([.E62];[.F62]))+360; 360)" office:value-type="float" office:value="176.492005024266" calcext:value-type="float">
            <text:p>176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6" calcext:value-type="float">
            <text:p>296</text:p>
          </table:table-cell>
          <table:table-cell office:value-type="float" office:value="496" calcext:value-type="float">
            <text:p>496</text:p>
          </table:table-cell>
          <table:table-cell table:formula="of:=[.B63]-[.B$1]" office:value-type="float" office:value="-130.5" calcext:value-type="float">
            <text:p>-130.5</text:p>
          </table:table-cell>
          <table:table-cell table:formula="of:=[.C63]-[.C$1]" office:value-type="float" office:value="-2" calcext:value-type="float">
            <text:p>-2</text:p>
          </table:table-cell>
          <table:table-cell table:formula="of:=[.D63]-[.D$1]" office:value-type="float" office:value="360" calcext:value-type="float">
            <text:p>360</text:p>
          </table:table-cell>
          <table:table-cell table:style-name="ce4" table:formula="of:=SQRT([.E63]^2 + [.F63]^2 + [.G63]^2)" office:value-type="float" office:value="382.928518133607" calcext:value-type="float">
            <text:p>382.93</text:p>
          </table:table-cell>
          <table:table-cell table:style-name="ce4" table:formula="of:=[.E63]/[.$H63]" office:value-type="float" office:value="-0.340794675298818" calcext:value-type="float">
            <text:p>-0.34</text:p>
          </table:table-cell>
          <table:table-cell table:style-name="ce4" table:formula="of:=[.F63]/[.$H63]" office:value-type="float" office:value="-0.00522290690113131" calcext:value-type="float">
            <text:p>-0.01</text:p>
          </table:table-cell>
          <table:table-cell table:style-name="ce4" table:formula="of:=[.G63]/[.$H63]" office:value-type="float" office:value="0.940123242203635" calcext:value-type="float">
            <text:p>0.94</text:p>
          </table:table-cell>
          <table:table-cell table:formula="of:=MOD(DEGREES(ATAN2([.I63];[.J63]))+360; 360)" office:value-type="float" office:value="180.878027499473" calcext:value-type="float">
            <text:p>180.88</text:p>
          </table:table-cell>
          <table:table-cell table:formula="of:=MOD(DEGREES(ATAN2([.E63];[.F63]))+360; 360)" office:value-type="float" office:value="180.878027499473" calcext:value-type="float">
            <text:p>180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2" calcext:value-type="float">
            <text:p>302</text:p>
          </table:table-cell>
          <table:table-cell office:value-type="float" office:value="506" calcext:value-type="float">
            <text:p>506</text:p>
          </table:table-cell>
          <table:table-cell table:formula="of:=[.B64]-[.B$1]" office:value-type="float" office:value="-136.5" calcext:value-type="float">
            <text:p>-136.5</text:p>
          </table:table-cell>
          <table:table-cell table:formula="of:=[.C64]-[.C$1]" office:value-type="float" office:value="4" calcext:value-type="float">
            <text:p>4</text:p>
          </table:table-cell>
          <table:table-cell table:formula="of:=[.D64]-[.D$1]" office:value-type="float" office:value="370" calcext:value-type="float">
            <text:p>370</text:p>
          </table:table-cell>
          <table:table-cell table:style-name="ce4" table:formula="of:=SQRT([.E64]^2 + [.F64]^2 + [.G64]^2)" office:value-type="float" office:value="394.396057282524" calcext:value-type="float">
            <text:p>394.40</text:p>
          </table:table-cell>
          <table:table-cell table:style-name="ce4" table:formula="of:=[.E64]/[.$H64]" office:value-type="float" office:value="-0.346098794548087" calcext:value-type="float">
            <text:p>-0.35</text:p>
          </table:table-cell>
          <table:table-cell table:style-name="ce4" table:formula="of:=[.F64]/[.$H64]" office:value-type="float" office:value="0.0101420892175264" calcext:value-type="float">
            <text:p>0.01</text:p>
          </table:table-cell>
          <table:table-cell table:style-name="ce4" table:formula="of:=[.G64]/[.$H64]" office:value-type="float" office:value="0.938143252621189" calcext:value-type="float">
            <text:p>0.94</text:p>
          </table:table-cell>
          <table:table-cell table:formula="of:=MOD(DEGREES(ATAN2([.I64];[.J64]))+360; 360)" office:value-type="float" office:value="178.321483150273" calcext:value-type="float">
            <text:p>178.32</text:p>
          </table:table-cell>
          <table:table-cell table:formula="of:=MOD(DEGREES(ATAN2([.E64];[.F64]))+360; 360)" office:value-type="float" office:value="178.321483150273" calcext:value-type="float">
            <text:p>178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4" calcext:value-type="float">
            <text:p>304</text:p>
          </table:table-cell>
          <table:table-cell office:value-type="float" office:value="512" calcext:value-type="float">
            <text:p>512</text:p>
          </table:table-cell>
          <table:table-cell table:formula="of:=[.B65]-[.B$1]" office:value-type="float" office:value="-135.5" calcext:value-type="float">
            <text:p>-135.5</text:p>
          </table:table-cell>
          <table:table-cell table:formula="of:=[.C65]-[.C$1]" office:value-type="float" office:value="6" calcext:value-type="float">
            <text:p>6</text:p>
          </table:table-cell>
          <table:table-cell table:formula="of:=[.D65]-[.D$1]" office:value-type="float" office:value="376" calcext:value-type="float">
            <text:p>376</text:p>
          </table:table-cell>
          <table:table-cell table:style-name="ce4" table:formula="of:=SQRT([.E65]^2 + [.F65]^2 + [.G65]^2)" office:value-type="float" office:value="399.715211119117" calcext:value-type="float">
            <text:p>399.72</text:p>
          </table:table-cell>
          <table:table-cell table:style-name="ce4" table:formula="of:=[.E65]/[.$H65]" office:value-type="float" office:value="-0.338991352419712" calcext:value-type="float">
            <text:p>-0.34</text:p>
          </table:table-cell>
          <table:table-cell table:style-name="ce4" table:formula="of:=[.F65]/[.$H65]" office:value-type="float" office:value="0.0150106871920168" calcext:value-type="float">
            <text:p>0.02</text:p>
          </table:table-cell>
          <table:table-cell table:style-name="ce4" table:formula="of:=[.G65]/[.$H65]" office:value-type="float" office:value="0.940669730699717" calcext:value-type="float">
            <text:p>0.94</text:p>
          </table:table-cell>
          <table:table-cell table:formula="of:=MOD(DEGREES(ATAN2([.I65];[.J65]))+360; 360)" office:value-type="float" office:value="177.464573765535" calcext:value-type="float">
            <text:p>177.46</text:p>
          </table:table-cell>
          <table:table-cell table:formula="of:=MOD(DEGREES(ATAN2([.E65];[.F65]))+360; 360)" office:value-type="float" office:value="177.464573765535" calcext:value-type="float">
            <text:p>17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1" calcext:value-type="float">
            <text:p>301</text:p>
          </table:table-cell>
          <table:table-cell office:value-type="float" office:value="501" calcext:value-type="float">
            <text:p>501</text:p>
          </table:table-cell>
          <table:table-cell table:formula="of:=[.B66]-[.B$1]" office:value-type="float" office:value="-130.5" calcext:value-type="float">
            <text:p>-130.5</text:p>
          </table:table-cell>
          <table:table-cell table:formula="of:=[.C66]-[.C$1]" office:value-type="float" office:value="3" calcext:value-type="float">
            <text:p>3</text:p>
          </table:table-cell>
          <table:table-cell table:formula="of:=[.D66]-[.D$1]" office:value-type="float" office:value="365" calcext:value-type="float">
            <text:p>365</text:p>
          </table:table-cell>
          <table:table-cell table:style-name="ce4" table:formula="of:=SQRT([.E66]^2 + [.F66]^2 + [.G66]^2)" office:value-type="float" office:value="387.639329789948" calcext:value-type="float">
            <text:p>387.64</text:p>
          </table:table-cell>
          <table:table-cell table:style-name="ce4" table:formula="of:=[.E66]/[.$H66]" office:value-type="float" office:value="-0.336653146291205" calcext:value-type="float">
            <text:p>-0.34</text:p>
          </table:table-cell>
          <table:table-cell table:style-name="ce4" table:formula="of:=[.F66]/[.$H66]" office:value-type="float" office:value="0.00773915278830356" calcext:value-type="float">
            <text:p>0.01</text:p>
          </table:table-cell>
          <table:table-cell table:style-name="ce4" table:formula="of:=[.G66]/[.$H66]" office:value-type="float" office:value="0.941596922576934" calcext:value-type="float">
            <text:p>0.94</text:p>
          </table:table-cell>
          <table:table-cell table:formula="of:=MOD(DEGREES(ATAN2([.I66];[.J66]))+360; 360)" office:value-type="float" office:value="178.683087594207" calcext:value-type="float">
            <text:p>178.68</text:p>
          </table:table-cell>
          <table:table-cell table:formula="of:=MOD(DEGREES(ATAN2([.E66];[.F66]))+360; 360)" office:value-type="float" office:value="178.683087594207" calcext:value-type="float">
            <text:p>17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8" calcext:value-type="float">
            <text:p>298</text:p>
          </table:table-cell>
          <table:table-cell office:value-type="float" office:value="497" calcext:value-type="float">
            <text:p>497</text:p>
          </table:table-cell>
          <table:table-cell table:formula="of:=[.B67]-[.B$1]" office:value-type="float" office:value="-133.5" calcext:value-type="float">
            <text:p>-133.5</text:p>
          </table:table-cell>
          <table:table-cell table:formula="of:=[.C67]-[.C$1]" office:value-type="float" office:value="0" calcext:value-type="float">
            <text:p>0</text:p>
          </table:table-cell>
          <table:table-cell table:formula="of:=[.D67]-[.D$1]" office:value-type="float" office:value="361" calcext:value-type="float">
            <text:p>361</text:p>
          </table:table-cell>
          <table:table-cell table:style-name="ce4" table:formula="of:=SQRT([.E67]^2 + [.F67]^2 + [.G67]^2)" office:value-type="float" office:value="384.893816526065" calcext:value-type="float">
            <text:p>384.89</text:p>
          </table:table-cell>
          <table:table-cell table:style-name="ce4" table:formula="of:=[.E67]/[.$H67]" office:value-type="float" office:value="-0.346848908109074" calcext:value-type="float">
            <text:p>-0.35</text:p>
          </table:table-cell>
          <table:table-cell table:style-name="ce4" table:formula="of:=[.F67]/[.$H67]" office:value-type="float" office:value="0" calcext:value-type="float">
            <text:p>0.00</text:p>
          </table:table-cell>
          <table:table-cell table:style-name="ce4" table:formula="of:=[.G67]/[.$H67]" office:value-type="float" office:value="0.937921017433527" calcext:value-type="float">
            <text:p>0.94</text:p>
          </table:table-cell>
          <table:table-cell table:formula="of:=MOD(DEGREES(ATAN2([.I67];[.J67]))+360; 360)" office:value-type="float" office:value="180" calcext:value-type="float">
            <text:p>180.00</text:p>
          </table:table-cell>
          <table:table-cell table:formula="of:=MOD(DEGREES(ATAN2([.E67];[.F67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304" calcext:value-type="float">
            <text:p>304</text:p>
          </table:table-cell>
          <table:table-cell office:value-type="float" office:value="498" calcext:value-type="float">
            <text:p>498</text:p>
          </table:table-cell>
          <table:table-cell table:formula="of:=[.B68]-[.B$1]" office:value-type="float" office:value="-125.5" calcext:value-type="float">
            <text:p>-125.5</text:p>
          </table:table-cell>
          <table:table-cell table:formula="of:=[.C68]-[.C$1]" office:value-type="float" office:value="6" calcext:value-type="float">
            <text:p>6</text:p>
          </table:table-cell>
          <table:table-cell table:formula="of:=[.D68]-[.D$1]" office:value-type="float" office:value="362" calcext:value-type="float">
            <text:p>362</text:p>
          </table:table-cell>
          <table:table-cell table:style-name="ce4" table:formula="of:=SQRT([.E68]^2 + [.F68]^2 + [.G68]^2)" office:value-type="float" office:value="383.184355108608" calcext:value-type="float">
            <text:p>383.18</text:p>
          </table:table-cell>
          <table:table-cell table:style-name="ce4" table:formula="of:=[.E68]/[.$H68]" office:value-type="float" office:value="-0.327518590795359" calcext:value-type="float">
            <text:p>-0.33</text:p>
          </table:table-cell>
          <table:table-cell table:style-name="ce4" table:formula="of:=[.F68]/[.$H68]" office:value-type="float" office:value="0.0156582593208937" calcext:value-type="float">
            <text:p>0.02</text:p>
          </table:table-cell>
          <table:table-cell table:style-name="ce4" table:formula="of:=[.G68]/[.$H68]" office:value-type="float" office:value="0.944714979027252" calcext:value-type="float">
            <text:p>0.94</text:p>
          </table:table-cell>
          <table:table-cell table:formula="of:=MOD(DEGREES(ATAN2([.I68];[.J68]))+360; 360)" office:value-type="float" office:value="177.262843694939" calcext:value-type="float">
            <text:p>177.26</text:p>
          </table:table-cell>
          <table:table-cell table:formula="of:=MOD(DEGREES(ATAN2([.E68];[.F68]))+360; 360)" office:value-type="float" office:value="177.262843694939" calcext:value-type="float">
            <text:p>177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5" calcext:value-type="float">
            <text:p>305</text:p>
          </table:table-cell>
          <table:table-cell office:value-type="float" office:value="506" calcext:value-type="float">
            <text:p>506</text:p>
          </table:table-cell>
          <table:table-cell table:formula="of:=[.B69]-[.B$1]" office:value-type="float" office:value="-136.5" calcext:value-type="float">
            <text:p>-136.5</text:p>
          </table:table-cell>
          <table:table-cell table:formula="of:=[.C69]-[.C$1]" office:value-type="float" office:value="7" calcext:value-type="float">
            <text:p>7</text:p>
          </table:table-cell>
          <table:table-cell table:formula="of:=[.D69]-[.D$1]" office:value-type="float" office:value="370" calcext:value-type="float">
            <text:p>370</text:p>
          </table:table-cell>
          <table:table-cell table:style-name="ce4" table:formula="of:=SQRT([.E69]^2 + [.F69]^2 + [.G69]^2)" office:value-type="float" office:value="394.437891181869" calcext:value-type="float">
            <text:p>394.44</text:p>
          </table:table-cell>
          <table:table-cell table:style-name="ce4" table:formula="of:=[.E69]/[.$H69]" office:value-type="float" office:value="-0.346062087470856" calcext:value-type="float">
            <text:p>-0.35</text:p>
          </table:table-cell>
          <table:table-cell table:style-name="ce4" table:formula="of:=[.F69]/[.$H69]" office:value-type="float" office:value="0.0177467737164542" calcext:value-type="float">
            <text:p>0.02</text:p>
          </table:table-cell>
          <table:table-cell table:style-name="ce4" table:formula="of:=[.G69]/[.$H69]" office:value-type="float" office:value="0.938043753584006" calcext:value-type="float">
            <text:p>0.94</text:p>
          </table:table-cell>
          <table:table-cell table:formula="of:=MOD(DEGREES(ATAN2([.I69];[.J69]))+360; 360)" office:value-type="float" office:value="177.064326553579" calcext:value-type="float">
            <text:p>177.06</text:p>
          </table:table-cell>
          <table:table-cell table:formula="of:=MOD(DEGREES(ATAN2([.E69];[.F69]))+360; 360)" office:value-type="float" office:value="177.064326553579" calcext:value-type="float">
            <text:p>17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4" calcext:value-type="float">
            <text:p>-174</text:p>
          </table:table-cell>
          <table:table-cell office:value-type="float" office:value="296" calcext:value-type="float">
            <text:p>296</text:p>
          </table:table-cell>
          <table:table-cell office:value-type="float" office:value="501" calcext:value-type="float">
            <text:p>501</text:p>
          </table:table-cell>
          <table:table-cell table:formula="of:=[.B70]-[.B$1]" office:value-type="float" office:value="-118.5" calcext:value-type="float">
            <text:p>-118.5</text:p>
          </table:table-cell>
          <table:table-cell table:formula="of:=[.C70]-[.C$1]" office:value-type="float" office:value="-2" calcext:value-type="float">
            <text:p>-2</text:p>
          </table:table-cell>
          <table:table-cell table:formula="of:=[.D70]-[.D$1]" office:value-type="float" office:value="365" calcext:value-type="float">
            <text:p>365</text:p>
          </table:table-cell>
          <table:table-cell table:style-name="ce4" table:formula="of:=SQRT([.E70]^2 + [.F70]^2 + [.G70]^2)" office:value-type="float" office:value="383.759364706583" calcext:value-type="float">
            <text:p>383.76</text:p>
          </table:table-cell>
          <table:table-cell table:style-name="ce4" table:formula="of:=[.E70]/[.$H70]" office:value-type="float" office:value="-0.308787252893759" calcext:value-type="float">
            <text:p>-0.31</text:p>
          </table:table-cell>
          <table:table-cell table:style-name="ce4" table:formula="of:=[.F70]/[.$H70]" office:value-type="float" office:value="-0.00521159920495796" calcext:value-type="float">
            <text:p>-0.01</text:p>
          </table:table-cell>
          <table:table-cell table:style-name="ce4" table:formula="of:=[.G70]/[.$H70]" office:value-type="float" office:value="0.951116854904828" calcext:value-type="float">
            <text:p>0.95</text:p>
          </table:table-cell>
          <table:table-cell table:formula="of:=MOD(DEGREES(ATAN2([.I70];[.J70]))+360; 360)" office:value-type="float" office:value="180.966925571644" calcext:value-type="float">
            <text:p>180.97</text:p>
          </table:table-cell>
          <table:table-cell table:formula="of:=MOD(DEGREES(ATAN2([.E70];[.F70]))+360; 360)" office:value-type="float" office:value="180.966925571644" calcext:value-type="float">
            <text:p>180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9" calcext:value-type="float">
            <text:p>299</text:p>
          </table:table-cell>
          <table:table-cell office:value-type="float" office:value="494" calcext:value-type="float">
            <text:p>494</text:p>
          </table:table-cell>
          <table:table-cell table:formula="of:=[.B71]-[.B$1]" office:value-type="float" office:value="-127.5" calcext:value-type="float">
            <text:p>-127.5</text:p>
          </table:table-cell>
          <table:table-cell table:formula="of:=[.C71]-[.C$1]" office:value-type="float" office:value="1" calcext:value-type="float">
            <text:p>1</text:p>
          </table:table-cell>
          <table:table-cell table:formula="of:=[.D71]-[.D$1]" office:value-type="float" office:value="358" calcext:value-type="float">
            <text:p>358</text:p>
          </table:table-cell>
          <table:table-cell table:style-name="ce4" table:formula="of:=SQRT([.E71]^2 + [.F71]^2 + [.G71]^2)" office:value-type="float" office:value="380.027959497719" calcext:value-type="float">
            <text:p>380.03</text:p>
          </table:table-cell>
          <table:table-cell table:style-name="ce4" table:formula="of:=[.E71]/[.$H71]" office:value-type="float" office:value="-0.335501630376134" calcext:value-type="float">
            <text:p>-0.34</text:p>
          </table:table-cell>
          <table:table-cell table:style-name="ce4" table:formula="of:=[.F71]/[.$H71]" office:value-type="float" office:value="0.0026313853362834" calcext:value-type="float">
            <text:p>0.00</text:p>
          </table:table-cell>
          <table:table-cell table:style-name="ce4" table:formula="of:=[.G71]/[.$H71]" office:value-type="float" office:value="0.942035950389457" calcext:value-type="float">
            <text:p>0.94</text:p>
          </table:table-cell>
          <table:table-cell table:formula="of:=MOD(DEGREES(ATAN2([.I71];[.J71]))+360; 360)" office:value-type="float" office:value="179.550630551292" calcext:value-type="float">
            <text:p>179.55</text:p>
          </table:table-cell>
          <table:table-cell table:formula="of:=MOD(DEGREES(ATAN2([.E71];[.F71]))+360; 360)" office:value-type="float" office:value="179.550630551292" calcext:value-type="float">
            <text:p>179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8" calcext:value-type="float">
            <text:p>298</text:p>
          </table:table-cell>
          <table:table-cell office:value-type="float" office:value="502" calcext:value-type="float">
            <text:p>502</text:p>
          </table:table-cell>
          <table:table-cell table:formula="of:=[.B72]-[.B$1]" office:value-type="float" office:value="-131.5" calcext:value-type="float">
            <text:p>-131.5</text:p>
          </table:table-cell>
          <table:table-cell table:formula="of:=[.C72]-[.C$1]" office:value-type="float" office:value="0" calcext:value-type="float">
            <text:p>0</text:p>
          </table:table-cell>
          <table:table-cell table:formula="of:=[.D72]-[.D$1]" office:value-type="float" office:value="366" calcext:value-type="float">
            <text:p>366</text:p>
          </table:table-cell>
          <table:table-cell table:style-name="ce4" table:formula="of:=SQRT([.E72]^2 + [.F72]^2 + [.G72]^2)" office:value-type="float" office:value="388.90647976088" calcext:value-type="float">
            <text:p>388.91</text:p>
          </table:table-cell>
          <table:table-cell table:style-name="ce4" table:formula="of:=[.E72]/[.$H72]" office:value-type="float" office:value="-0.338127562392" calcext:value-type="float">
            <text:p>-0.34</text:p>
          </table:table-cell>
          <table:table-cell table:style-name="ce4" table:formula="of:=[.F72]/[.$H72]" office:value-type="float" office:value="0" calcext:value-type="float">
            <text:p>0.00</text:p>
          </table:table-cell>
          <table:table-cell table:style-name="ce4" table:formula="of:=[.G72]/[.$H72]" office:value-type="float" office:value="0.94110028772222" calcext:value-type="float">
            <text:p>0.94</text:p>
          </table:table-cell>
          <table:table-cell table:formula="of:=MOD(DEGREES(ATAN2([.I72];[.J72]))+360; 360)" office:value-type="float" office:value="180" calcext:value-type="float">
            <text:p>180.00</text:p>
          </table:table-cell>
          <table:table-cell table:formula="of:=MOD(DEGREES(ATAN2([.E72];[.F72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9" calcext:value-type="float">
            <text:p>299</text:p>
          </table:table-cell>
          <table:table-cell office:value-type="float" office:value="501" calcext:value-type="float">
            <text:p>501</text:p>
          </table:table-cell>
          <table:table-cell table:formula="of:=[.B73]-[.B$1]" office:value-type="float" office:value="-137.5" calcext:value-type="float">
            <text:p>-137.5</text:p>
          </table:table-cell>
          <table:table-cell table:formula="of:=[.C73]-[.C$1]" office:value-type="float" office:value="1" calcext:value-type="float">
            <text:p>1</text:p>
          </table:table-cell>
          <table:table-cell table:formula="of:=[.D73]-[.D$1]" office:value-type="float" office:value="365" calcext:value-type="float">
            <text:p>365</text:p>
          </table:table-cell>
          <table:table-cell table:style-name="ce4" table:formula="of:=SQRT([.E73]^2 + [.F73]^2 + [.G73]^2)" office:value-type="float" office:value="390.041343962406" calcext:value-type="float">
            <text:p>390.04</text:p>
          </table:table-cell>
          <table:table-cell table:style-name="ce4" table:formula="of:=[.E73]/[.$H73]" office:value-type="float" office:value="-0.352526731148924" calcext:value-type="float">
            <text:p>-0.35</text:p>
          </table:table-cell>
          <table:table-cell table:style-name="ce4" table:formula="of:=[.F73]/[.$H73]" office:value-type="float" office:value="0.00256383077199217" calcext:value-type="float">
            <text:p>0.00</text:p>
          </table:table-cell>
          <table:table-cell table:style-name="ce4" table:formula="of:=[.G73]/[.$H73]" office:value-type="float" office:value="0.935798231777143" calcext:value-type="float">
            <text:p>0.94</text:p>
          </table:table-cell>
          <table:table-cell table:formula="of:=MOD(DEGREES(ATAN2([.I73];[.J73]))+360; 360)" office:value-type="float" office:value="179.583310768207" calcext:value-type="float">
            <text:p>179.58</text:p>
          </table:table-cell>
          <table:table-cell table:formula="of:=MOD(DEGREES(ATAN2([.E73];[.F73]))+360; 360)" office:value-type="float" office:value="179.583310768207" calcext:value-type="float">
            <text:p>179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6" calcext:value-type="float">
            <text:p>306</text:p>
          </table:table-cell>
          <table:table-cell office:value-type="float" office:value="501" calcext:value-type="float">
            <text:p>501</text:p>
          </table:table-cell>
          <table:table-cell table:formula="of:=[.B74]-[.B$1]" office:value-type="float" office:value="-135.5" calcext:value-type="float">
            <text:p>-135.5</text:p>
          </table:table-cell>
          <table:table-cell table:formula="of:=[.C74]-[.C$1]" office:value-type="float" office:value="8" calcext:value-type="float">
            <text:p>8</text:p>
          </table:table-cell>
          <table:table-cell table:formula="of:=[.D74]-[.D$1]" office:value-type="float" office:value="365" calcext:value-type="float">
            <text:p>365</text:p>
          </table:table-cell>
          <table:table-cell table:style-name="ce4" table:formula="of:=SQRT([.E74]^2 + [.F74]^2 + [.G74]^2)" office:value-type="float" office:value="389.421686607205" calcext:value-type="float">
            <text:p>389.42</text:p>
          </table:table-cell>
          <table:table-cell table:style-name="ce4" table:formula="of:=[.E74]/[.$H74]" office:value-type="float" office:value="-0.347951859539538" calcext:value-type="float">
            <text:p>-0.35</text:p>
          </table:table-cell>
          <table:table-cell table:style-name="ce4" table:formula="of:=[.F74]/[.$H74]" office:value-type="float" office:value="0.0205432832200465" calcext:value-type="float">
            <text:p>0.02</text:p>
          </table:table-cell>
          <table:table-cell table:style-name="ce4" table:formula="of:=[.G74]/[.$H74]" office:value-type="float" office:value="0.937287296914622" calcext:value-type="float">
            <text:p>0.94</text:p>
          </table:table-cell>
          <table:table-cell table:formula="of:=MOD(DEGREES(ATAN2([.I74];[.J74]))+360; 360)" office:value-type="float" office:value="176.621145700702" calcext:value-type="float">
            <text:p>176.62</text:p>
          </table:table-cell>
          <table:table-cell table:formula="of:=MOD(DEGREES(ATAN2([.E74];[.F74]))+360; 360)" office:value-type="float" office:value="176.621145700702" calcext:value-type="float">
            <text:p>176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300" calcext:value-type="float">
            <text:p>300</text:p>
          </table:table-cell>
          <table:table-cell office:value-type="float" office:value="490" calcext:value-type="float">
            <text:p>490</text:p>
          </table:table-cell>
          <table:table-cell table:formula="of:=[.B75]-[.B$1]" office:value-type="float" office:value="-138.5" calcext:value-type="float">
            <text:p>-138.5</text:p>
          </table:table-cell>
          <table:table-cell table:formula="of:=[.C75]-[.C$1]" office:value-type="float" office:value="2" calcext:value-type="float">
            <text:p>2</text:p>
          </table:table-cell>
          <table:table-cell table:formula="of:=[.D75]-[.D$1]" office:value-type="float" office:value="354" calcext:value-type="float">
            <text:p>354</text:p>
          </table:table-cell>
          <table:table-cell table:style-name="ce4" table:formula="of:=SQRT([.E75]^2 + [.F75]^2 + [.G75]^2)" office:value-type="float" office:value="380.134515665179" calcext:value-type="float">
            <text:p>380.13</text:p>
          </table:table-cell>
          <table:table-cell table:style-name="ce4" table:formula="of:=[.E75]/[.$H75]" office:value-type="float" office:value="-0.364344710339301" calcext:value-type="float">
            <text:p>-0.36</text:p>
          </table:table-cell>
          <table:table-cell table:style-name="ce4" table:formula="of:=[.F75]/[.$H75]" office:value-type="float" office:value="0.00526129545616319" calcext:value-type="float">
            <text:p>0.01</text:p>
          </table:table-cell>
          <table:table-cell table:style-name="ce4" table:formula="of:=[.G75]/[.$H75]" office:value-type="float" office:value="0.931249295740885" calcext:value-type="float">
            <text:p>0.93</text:p>
          </table:table-cell>
          <table:table-cell table:formula="of:=MOD(DEGREES(ATAN2([.I75];[.J75]))+360; 360)" office:value-type="float" office:value="179.172681625185" calcext:value-type="float">
            <text:p>179.17</text:p>
          </table:table-cell>
          <table:table-cell table:formula="of:=MOD(DEGREES(ATAN2([.E75];[.F75]))+360; 360)" office:value-type="float" office:value="179.172681625185" calcext:value-type="float">
            <text:p>179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10" calcext:value-type="float">
            <text:p>310</text:p>
          </table:table-cell>
          <table:table-cell office:value-type="float" office:value="506" calcext:value-type="float">
            <text:p>506</text:p>
          </table:table-cell>
          <table:table-cell table:formula="of:=[.B76]-[.B$1]" office:value-type="float" office:value="-129.5" calcext:value-type="float">
            <text:p>-129.5</text:p>
          </table:table-cell>
          <table:table-cell table:formula="of:=[.C76]-[.C$1]" office:value-type="float" office:value="12" calcext:value-type="float">
            <text:p>12</text:p>
          </table:table-cell>
          <table:table-cell table:formula="of:=[.D76]-[.D$1]" office:value-type="float" office:value="370" calcext:value-type="float">
            <text:p>370</text:p>
          </table:table-cell>
          <table:table-cell table:style-name="ce4" table:formula="of:=SQRT([.E76]^2 + [.F76]^2 + [.G76]^2)" office:value-type="float" office:value="392.191598584161" calcext:value-type="float">
            <text:p>392.19</text:p>
          </table:table-cell>
          <table:table-cell table:style-name="ce4" table:formula="of:=[.E76]/[.$H76]" office:value-type="float" office:value="-0.330195752452383" calcext:value-type="float">
            <text:p>-0.33</text:p>
          </table:table-cell>
          <table:table-cell table:style-name="ce4" table:formula="of:=[.F76]/[.$H76]" office:value-type="float" office:value="0.0305972898025374" calcext:value-type="float">
            <text:p>0.03</text:p>
          </table:table-cell>
          <table:table-cell table:style-name="ce4" table:formula="of:=[.G76]/[.$H76]" office:value-type="float" office:value="0.943416435578236" calcext:value-type="float">
            <text:p>0.94</text:p>
          </table:table-cell>
          <table:table-cell table:formula="of:=MOD(DEGREES(ATAN2([.I76];[.J76]))+360; 360)" office:value-type="float" office:value="174.7058569926" calcext:value-type="float">
            <text:p>174.71</text:p>
          </table:table-cell>
          <table:table-cell table:formula="of:=MOD(DEGREES(ATAN2([.E76];[.F76]))+360; 360)" office:value-type="float" office:value="174.7058569926" calcext:value-type="float">
            <text:p>174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4" calcext:value-type="float">
            <text:p>304</text:p>
          </table:table-cell>
          <table:table-cell office:value-type="float" office:value="501" calcext:value-type="float">
            <text:p>501</text:p>
          </table:table-cell>
          <table:table-cell table:formula="of:=[.B77]-[.B$1]" office:value-type="float" office:value="-132.5" calcext:value-type="float">
            <text:p>-132.5</text:p>
          </table:table-cell>
          <table:table-cell table:formula="of:=[.C77]-[.C$1]" office:value-type="float" office:value="6" calcext:value-type="float">
            <text:p>6</text:p>
          </table:table-cell>
          <table:table-cell table:formula="of:=[.D77]-[.D$1]" office:value-type="float" office:value="365" calcext:value-type="float">
            <text:p>365</text:p>
          </table:table-cell>
          <table:table-cell table:style-name="ce4" table:formula="of:=SQRT([.E77]^2 + [.F77]^2 + [.G77]^2)" office:value-type="float" office:value="388.351966648812" calcext:value-type="float">
            <text:p>388.35</text:p>
          </table:table-cell>
          <table:table-cell table:style-name="ce4" table:formula="of:=[.E77]/[.$H77]" office:value-type="float" office:value="-0.341185345714549" calcext:value-type="float">
            <text:p>-0.34</text:p>
          </table:table-cell>
          <table:table-cell table:style-name="ce4" table:formula="of:=[.F77]/[.$H77]" office:value-type="float" office:value="0.0154499024474513" calcext:value-type="float">
            <text:p>0.02</text:p>
          </table:table-cell>
          <table:table-cell table:style-name="ce4" table:formula="of:=[.G77]/[.$H77]" office:value-type="float" office:value="0.939869065553286" calcext:value-type="float">
            <text:p>0.94</text:p>
          </table:table-cell>
          <table:table-cell table:formula="of:=MOD(DEGREES(ATAN2([.I77];[.J77]))+360; 360)" office:value-type="float" office:value="177.4072453598" calcext:value-type="float">
            <text:p>177.41</text:p>
          </table:table-cell>
          <table:table-cell table:formula="of:=MOD(DEGREES(ATAN2([.E77];[.F77]))+360; 360)" office:value-type="float" office:value="177.4072453598" calcext:value-type="float">
            <text:p>177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5" calcext:value-type="float">
            <text:p>305</text:p>
          </table:table-cell>
          <table:table-cell office:value-type="float" office:value="504" calcext:value-type="float">
            <text:p>504</text:p>
          </table:table-cell>
          <table:table-cell table:formula="of:=[.B78]-[.B$1]" office:value-type="float" office:value="-131.5" calcext:value-type="float">
            <text:p>-131.5</text:p>
          </table:table-cell>
          <table:table-cell table:formula="of:=[.C78]-[.C$1]" office:value-type="float" office:value="7" calcext:value-type="float">
            <text:p>7</text:p>
          </table:table-cell>
          <table:table-cell table:formula="of:=[.D78]-[.D$1]" office:value-type="float" office:value="368" calcext:value-type="float">
            <text:p>368</text:p>
          </table:table-cell>
          <table:table-cell table:style-name="ce4" table:formula="of:=SQRT([.E78]^2 + [.F78]^2 + [.G78]^2)" office:value-type="float" office:value="390.851954069568" calcext:value-type="float">
            <text:p>390.85</text:p>
          </table:table-cell>
          <table:table-cell table:style-name="ce4" table:formula="of:=[.E78]/[.$H78]" office:value-type="float" office:value="-0.336444524917468" calcext:value-type="float">
            <text:p>-0.34</text:p>
          </table:table-cell>
          <table:table-cell table:style-name="ce4" table:formula="of:=[.F78]/[.$H78]" office:value-type="float" office:value="0.0179095944822987" calcext:value-type="float">
            <text:p>0.02</text:p>
          </table:table-cell>
          <table:table-cell table:style-name="ce4" table:formula="of:=[.G78]/[.$H78]" office:value-type="float" office:value="0.941532967069417" calcext:value-type="float">
            <text:p>0.94</text:p>
          </table:table-cell>
          <table:table-cell table:formula="of:=MOD(DEGREES(ATAN2([.I78];[.J78]))+360; 360)" office:value-type="float" office:value="176.952910496614" calcext:value-type="float">
            <text:p>176.95</text:p>
          </table:table-cell>
          <table:table-cell table:formula="of:=MOD(DEGREES(ATAN2([.E78];[.F78]))+360; 360)" office:value-type="float" office:value="176.952910496614" calcext:value-type="float">
            <text:p>176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2" calcext:value-type="float">
            <text:p>302</text:p>
          </table:table-cell>
          <table:table-cell office:value-type="float" office:value="497" calcext:value-type="float">
            <text:p>497</text:p>
          </table:table-cell>
          <table:table-cell table:formula="of:=[.B79]-[.B$1]" office:value-type="float" office:value="-133.5" calcext:value-type="float">
            <text:p>-133.5</text:p>
          </table:table-cell>
          <table:table-cell table:formula="of:=[.C79]-[.C$1]" office:value-type="float" office:value="4" calcext:value-type="float">
            <text:p>4</text:p>
          </table:table-cell>
          <table:table-cell table:formula="of:=[.D79]-[.D$1]" office:value-type="float" office:value="361" calcext:value-type="float">
            <text:p>361</text:p>
          </table:table-cell>
          <table:table-cell table:style-name="ce4" table:formula="of:=SQRT([.E79]^2 + [.F79]^2 + [.G79]^2)" office:value-type="float" office:value="384.914600918178" calcext:value-type="float">
            <text:p>384.91</text:p>
          </table:table-cell>
          <table:table-cell table:style-name="ce4" table:formula="of:=[.E79]/[.$H79]" office:value-type="float" office:value="-0.346830179165842" calcext:value-type="float">
            <text:p>-0.35</text:p>
          </table:table-cell>
          <table:table-cell table:style-name="ce4" table:formula="of:=[.F79]/[.$H79]" office:value-type="float" office:value="0.0103919154806245" calcext:value-type="float">
            <text:p>0.01</text:p>
          </table:table-cell>
          <table:table-cell table:style-name="ce4" table:formula="of:=[.G79]/[.$H79]" office:value-type="float" office:value="0.937870372126358" calcext:value-type="float">
            <text:p>0.94</text:p>
          </table:table-cell>
          <table:table-cell table:formula="of:=MOD(DEGREES(ATAN2([.I79];[.J79]))+360; 360)" office:value-type="float" office:value="178.283785980514" calcext:value-type="float">
            <text:p>178.28</text:p>
          </table:table-cell>
          <table:table-cell table:formula="of:=MOD(DEGREES(ATAN2([.E79];[.F79]))+360; 360)" office:value-type="float" office:value="178.283785980514" calcext:value-type="float">
            <text:p>178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table:formula="of:=[.B80]-[.B$1]" office:value-type="float" office:value="-131.5" calcext:value-type="float">
            <text:p>-131.5</text:p>
          </table:table-cell>
          <table:table-cell table:formula="of:=[.C80]-[.C$1]" office:value-type="float" office:value="2" calcext:value-type="float">
            <text:p>2</text:p>
          </table:table-cell>
          <table:table-cell table:formula="of:=[.D80]-[.D$1]" office:value-type="float" office:value="366" calcext:value-type="float">
            <text:p>366</text:p>
          </table:table-cell>
          <table:table-cell table:style-name="ce4" table:formula="of:=SQRT([.E80]^2 + [.F80]^2 + [.G80]^2)" office:value-type="float" office:value="388.911622351403" calcext:value-type="float">
            <text:p>388.91</text:p>
          </table:table-cell>
          <table:table-cell table:style-name="ce4" table:formula="of:=[.E80]/[.$H80]" office:value-type="float" office:value="-0.338123091320687" calcext:value-type="float">
            <text:p>-0.34</text:p>
          </table:table-cell>
          <table:table-cell table:style-name="ce4" table:formula="of:=[.F80]/[.$H80]" office:value-type="float" office:value="0.00514255652198764" calcext:value-type="float">
            <text:p>0.01</text:p>
          </table:table-cell>
          <table:table-cell table:style-name="ce4" table:formula="of:=[.G80]/[.$H80]" office:value-type="float" office:value="0.941087843523738" calcext:value-type="float">
            <text:p>0.94</text:p>
          </table:table-cell>
          <table:table-cell table:formula="of:=MOD(DEGREES(ATAN2([.I80];[.J80]))+360; 360)" office:value-type="float" office:value="179.128648482322" calcext:value-type="float">
            <text:p>179.13</text:p>
          </table:table-cell>
          <table:table-cell table:formula="of:=MOD(DEGREES(ATAN2([.E80];[.F80]))+360; 360)" office:value-type="float" office:value="179.128648482322" calcext:value-type="float">
            <text:p>179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301" calcext:value-type="float">
            <text:p>301</text:p>
          </table:table-cell>
          <table:table-cell office:value-type="float" office:value="510" calcext:value-type="float">
            <text:p>510</text:p>
          </table:table-cell>
          <table:table-cell table:formula="of:=[.B81]-[.B$1]" office:value-type="float" office:value="-137.5" calcext:value-type="float">
            <text:p>-137.5</text:p>
          </table:table-cell>
          <table:table-cell table:formula="of:=[.C81]-[.C$1]" office:value-type="float" office:value="3" calcext:value-type="float">
            <text:p>3</text:p>
          </table:table-cell>
          <table:table-cell table:formula="of:=[.D81]-[.D$1]" office:value-type="float" office:value="374" calcext:value-type="float">
            <text:p>374</text:p>
          </table:table-cell>
          <table:table-cell table:style-name="ce4" table:formula="of:=SQRT([.E81]^2 + [.F81]^2 + [.G81]^2)" office:value-type="float" office:value="398.486198004398" calcext:value-type="float">
            <text:p>398.49</text:p>
          </table:table-cell>
          <table:table-cell table:style-name="ce4" table:formula="of:=[.E81]/[.$H81]" office:value-type="float" office:value="-0.345055865645019" calcext:value-type="float">
            <text:p>-0.35</text:p>
          </table:table-cell>
          <table:table-cell table:style-name="ce4" table:formula="of:=[.F81]/[.$H81]" office:value-type="float" office:value="0.00752849161407315" calcext:value-type="float">
            <text:p>0.01</text:p>
          </table:table-cell>
          <table:table-cell table:style-name="ce4" table:formula="of:=[.G81]/[.$H81]" office:value-type="float" office:value="0.938551954554453" calcext:value-type="float">
            <text:p>0.94</text:p>
          </table:table-cell>
          <table:table-cell table:formula="of:=MOD(DEGREES(ATAN2([.I81];[.J81]))+360; 360)" office:value-type="float" office:value="178.750108569879" calcext:value-type="float">
            <text:p>178.75</text:p>
          </table:table-cell>
          <table:table-cell table:formula="of:=MOD(DEGREES(ATAN2([.E81];[.F81]))+360; 360)" office:value-type="float" office:value="178.750108569879" calcext:value-type="float">
            <text:p>178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293" calcext:value-type="float">
            <text:p>293</text:p>
          </table:table-cell>
          <table:table-cell office:value-type="float" office:value="506" calcext:value-type="float">
            <text:p>506</text:p>
          </table:table-cell>
          <table:table-cell table:formula="of:=[.B82]-[.B$1]" office:value-type="float" office:value="-138.5" calcext:value-type="float">
            <text:p>-138.5</text:p>
          </table:table-cell>
          <table:table-cell table:formula="of:=[.C82]-[.C$1]" office:value-type="float" office:value="-5" calcext:value-type="float">
            <text:p>-5</text:p>
          </table:table-cell>
          <table:table-cell table:formula="of:=[.D82]-[.D$1]" office:value-type="float" office:value="370" calcext:value-type="float">
            <text:p>370</text:p>
          </table:table-cell>
          <table:table-cell table:style-name="ce4" table:formula="of:=SQRT([.E82]^2 + [.F82]^2 + [.G82]^2)" office:value-type="float" office:value="395.104100206515" calcext:value-type="float">
            <text:p>395.10</text:p>
          </table:table-cell>
          <table:table-cell table:style-name="ce4" table:formula="of:=[.E82]/[.$H82]" office:value-type="float" office:value="-0.350540528249664" calcext:value-type="float">
            <text:p>-0.35</text:p>
          </table:table-cell>
          <table:table-cell table:style-name="ce4" table:formula="of:=[.F82]/[.$H82]" office:value-type="float" office:value="-0.0126548927165944" calcext:value-type="float">
            <text:p>-0.01</text:p>
          </table:table-cell>
          <table:table-cell table:style-name="ce4" table:formula="of:=[.G82]/[.$H82]" office:value-type="float" office:value="0.936462061027983" calcext:value-type="float">
            <text:p>0.94</text:p>
          </table:table-cell>
          <table:table-cell table:formula="of:=MOD(DEGREES(ATAN2([.I82];[.J82]))+360; 360)" office:value-type="float" office:value="182.067541804621" calcext:value-type="float">
            <text:p>182.07</text:p>
          </table:table-cell>
          <table:table-cell table:formula="of:=MOD(DEGREES(ATAN2([.E82];[.F82]))+360; 360)" office:value-type="float" office:value="182.067541804621" calcext:value-type="float">
            <text:p>182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306" calcext:value-type="float">
            <text:p>306</text:p>
          </table:table-cell>
          <table:table-cell office:value-type="float" office:value="498" calcext:value-type="float">
            <text:p>498</text:p>
          </table:table-cell>
          <table:table-cell table:formula="of:=[.B83]-[.B$1]" office:value-type="float" office:value="-127.5" calcext:value-type="float">
            <text:p>-127.5</text:p>
          </table:table-cell>
          <table:table-cell table:formula="of:=[.C83]-[.C$1]" office:value-type="float" office:value="8" calcext:value-type="float">
            <text:p>8</text:p>
          </table:table-cell>
          <table:table-cell table:formula="of:=[.D83]-[.D$1]" office:value-type="float" office:value="362" calcext:value-type="float">
            <text:p>362</text:p>
          </table:table-cell>
          <table:table-cell table:style-name="ce4" table:formula="of:=SQRT([.E83]^2 + [.F83]^2 + [.G83]^2)" office:value-type="float" office:value="383.880515264841" calcext:value-type="float">
            <text:p>383.88</text:p>
          </table:table-cell>
          <table:table-cell table:style-name="ce4" table:formula="of:=[.E83]/[.$H83]" office:value-type="float" office:value="-0.332134596391372" calcext:value-type="float">
            <text:p>-0.33</text:p>
          </table:table-cell>
          <table:table-cell table:style-name="ce4" table:formula="of:=[.F83]/[.$H83]" office:value-type="float" office:value="0.020839817812792" calcext:value-type="float">
            <text:p>0.02</text:p>
          </table:table-cell>
          <table:table-cell table:style-name="ce4" table:formula="of:=[.G83]/[.$H83]" office:value-type="float" office:value="0.943001756028837" calcext:value-type="float">
            <text:p>0.94</text:p>
          </table:table-cell>
          <table:table-cell table:formula="of:=MOD(DEGREES(ATAN2([.I83];[.J83]))+360; 360)" office:value-type="float" office:value="176.40967739786" calcext:value-type="float">
            <text:p>176.41</text:p>
          </table:table-cell>
          <table:table-cell table:formula="of:=MOD(DEGREES(ATAN2([.E83];[.F83]))+360; 360)" office:value-type="float" office:value="176.40967739786" calcext:value-type="float">
            <text:p>176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table:formula="of:=[.B84]-[.B$1]" office:value-type="float" office:value="-129.5" calcext:value-type="float">
            <text:p>-129.5</text:p>
          </table:table-cell>
          <table:table-cell table:formula="of:=[.C84]-[.C$1]" office:value-type="float" office:value="2" calcext:value-type="float">
            <text:p>2</text:p>
          </table:table-cell>
          <table:table-cell table:formula="of:=[.D84]-[.D$1]" office:value-type="float" office:value="366" calcext:value-type="float">
            <text:p>366</text:p>
          </table:table-cell>
          <table:table-cell table:style-name="ce4" table:formula="of:=SQRT([.E84]^2 + [.F84]^2 + [.G84]^2)" office:value-type="float" office:value="388.239938697708" calcext:value-type="float">
            <text:p>388.24</text:p>
          </table:table-cell>
          <table:table-cell table:style-name="ce4" table:formula="of:=[.E84]/[.$H84]" office:value-type="float" office:value="-0.333556615618651" calcext:value-type="float">
            <text:p>-0.33</text:p>
          </table:table-cell>
          <table:table-cell table:style-name="ce4" table:formula="of:=[.F84]/[.$H84]" office:value-type="float" office:value="0.00515145352306797" calcext:value-type="float">
            <text:p>0.01</text:p>
          </table:table-cell>
          <table:table-cell table:style-name="ce4" table:formula="of:=[.G84]/[.$H84]" office:value-type="float" office:value="0.942715994721438" calcext:value-type="float">
            <text:p>0.94</text:p>
          </table:table-cell>
          <table:table-cell table:formula="of:=MOD(DEGREES(ATAN2([.I84];[.J84]))+360; 360)" office:value-type="float" office:value="179.115193439166" calcext:value-type="float">
            <text:p>179.12</text:p>
          </table:table-cell>
          <table:table-cell table:formula="of:=MOD(DEGREES(ATAN2([.E84];[.F84]))+360; 360)" office:value-type="float" office:value="179.115193439166" calcext:value-type="float">
            <text:p>1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1" calcext:value-type="float">
            <text:p>301</text:p>
          </table:table-cell>
          <table:table-cell office:value-type="float" office:value="503" calcext:value-type="float">
            <text:p>503</text:p>
          </table:table-cell>
          <table:table-cell table:formula="of:=[.B85]-[.B$1]" office:value-type="float" office:value="-130.5" calcext:value-type="float">
            <text:p>-130.5</text:p>
          </table:table-cell>
          <table:table-cell table:formula="of:=[.C85]-[.C$1]" office:value-type="float" office:value="3" calcext:value-type="float">
            <text:p>3</text:p>
          </table:table-cell>
          <table:table-cell table:formula="of:=[.D85]-[.D$1]" office:value-type="float" office:value="367" calcext:value-type="float">
            <text:p>367</text:p>
          </table:table-cell>
          <table:table-cell table:style-name="ce4" table:formula="of:=SQRT([.E85]^2 + [.F85]^2 + [.G85]^2)" office:value-type="float" office:value="389.523105861514" calcext:value-type="float">
            <text:p>389.52</text:p>
          </table:table-cell>
          <table:table-cell table:style-name="ce4" table:formula="of:=[.E85]/[.$H85]" office:value-type="float" office:value="-0.335025055089791" calcext:value-type="float">
            <text:p>-0.34</text:p>
          </table:table-cell>
          <table:table-cell table:style-name="ce4" table:formula="of:=[.F85]/[.$H85]" office:value-type="float" office:value="0.00770172540436301" calcext:value-type="float">
            <text:p>0.01</text:p>
          </table:table-cell>
          <table:table-cell table:style-name="ce4" table:formula="of:=[.G85]/[.$H85]" office:value-type="float" office:value="0.942177741133741" calcext:value-type="float">
            <text:p>0.94</text:p>
          </table:table-cell>
          <table:table-cell table:formula="of:=MOD(DEGREES(ATAN2([.I85];[.J85]))+360; 360)" office:value-type="float" office:value="178.683087594207" calcext:value-type="float">
            <text:p>178.68</text:p>
          </table:table-cell>
          <table:table-cell table:formula="of:=MOD(DEGREES(ATAN2([.E85];[.F85]))+360; 360)" office:value-type="float" office:value="178.683087594207" calcext:value-type="float">
            <text:p>17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7" calcext:value-type="float">
            <text:p>-197</text:p>
          </table:table-cell>
          <table:table-cell office:value-type="float" office:value="300" calcext:value-type="float">
            <text:p>300</text:p>
          </table:table-cell>
          <table:table-cell office:value-type="float" office:value="497" calcext:value-type="float">
            <text:p>497</text:p>
          </table:table-cell>
          <table:table-cell table:formula="of:=[.B86]-[.B$1]" office:value-type="float" office:value="-141.5" calcext:value-type="float">
            <text:p>-141.5</text:p>
          </table:table-cell>
          <table:table-cell table:formula="of:=[.C86]-[.C$1]" office:value-type="float" office:value="2" calcext:value-type="float">
            <text:p>2</text:p>
          </table:table-cell>
          <table:table-cell table:formula="of:=[.D86]-[.D$1]" office:value-type="float" office:value="361" calcext:value-type="float">
            <text:p>361</text:p>
          </table:table-cell>
          <table:table-cell table:style-name="ce4" table:formula="of:=SQRT([.E86]^2 + [.F86]^2 + [.G86]^2)" office:value-type="float" office:value="387.746373290583" calcext:value-type="float">
            <text:p>387.75</text:p>
          </table:table-cell>
          <table:table-cell table:style-name="ce4" table:formula="of:=[.E86]/[.$H86]" office:value-type="float" office:value="-0.364929267549739" calcext:value-type="float">
            <text:p>-0.36</text:p>
          </table:table-cell>
          <table:table-cell table:style-name="ce4" table:formula="of:=[.F86]/[.$H86]" office:value-type="float" office:value="0.00515801084875956" calcext:value-type="float">
            <text:p>0.01</text:p>
          </table:table-cell>
          <table:table-cell table:style-name="ce4" table:formula="of:=[.G86]/[.$H86]" office:value-type="float" office:value="0.9310209582011" calcext:value-type="float">
            <text:p>0.93</text:p>
          </table:table-cell>
          <table:table-cell table:formula="of:=MOD(DEGREES(ATAN2([.I86];[.J86]))+360; 360)" office:value-type="float" office:value="179.190219583089" calcext:value-type="float">
            <text:p>179.19</text:p>
          </table:table-cell>
          <table:table-cell table:formula="of:=MOD(DEGREES(ATAN2([.E86];[.F86]))+360; 360)" office:value-type="float" office:value="179.190219583089" calcext:value-type="float">
            <text:p>179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4" calcext:value-type="float">
            <text:p>304</text:p>
          </table:table-cell>
          <table:table-cell office:value-type="float" office:value="505" calcext:value-type="float">
            <text:p>505</text:p>
          </table:table-cell>
          <table:table-cell table:formula="of:=[.B87]-[.B$1]" office:value-type="float" office:value="-130.5" calcext:value-type="float">
            <text:p>-130.5</text:p>
          </table:table-cell>
          <table:table-cell table:formula="of:=[.C87]-[.C$1]" office:value-type="float" office:value="6" calcext:value-type="float">
            <text:p>6</text:p>
          </table:table-cell>
          <table:table-cell table:formula="of:=[.D87]-[.D$1]" office:value-type="float" office:value="369" calcext:value-type="float">
            <text:p>369</text:p>
          </table:table-cell>
          <table:table-cell table:style-name="ce4" table:formula="of:=SQRT([.E87]^2 + [.F87]^2 + [.G87]^2)" office:value-type="float" office:value="391.442524516691" calcext:value-type="float">
            <text:p>391.44</text:p>
          </table:table-cell>
          <table:table-cell table:style-name="ce4" table:formula="of:=[.E87]/[.$H87]" office:value-type="float" office:value="-0.333382276647451" calcext:value-type="float">
            <text:p>-0.33</text:p>
          </table:table-cell>
          <table:table-cell table:style-name="ce4" table:formula="of:=[.F87]/[.$H87]" office:value-type="float" office:value="0.0153279207654" calcext:value-type="float">
            <text:p>0.02</text:p>
          </table:table-cell>
          <table:table-cell table:style-name="ce4" table:formula="of:=[.G87]/[.$H87]" office:value-type="float" office:value="0.942667127072103" calcext:value-type="float">
            <text:p>0.94</text:p>
          </table:table-cell>
          <table:table-cell table:formula="of:=MOD(DEGREES(ATAN2([.I87];[.J87]))+360; 360)" office:value-type="float" office:value="177.367565131014" calcext:value-type="float">
            <text:p>177.37</text:p>
          </table:table-cell>
          <table:table-cell table:formula="of:=MOD(DEGREES(ATAN2([.E87];[.F87]))+360; 360)" office:value-type="float" office:value="177.367565131014" calcext:value-type="float">
            <text:p>177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304" calcext:value-type="float">
            <text:p>304</text:p>
          </table:table-cell>
          <table:table-cell office:value-type="float" office:value="496" calcext:value-type="float">
            <text:p>496</text:p>
          </table:table-cell>
          <table:table-cell table:formula="of:=[.B88]-[.B$1]" office:value-type="float" office:value="-127.5" calcext:value-type="float">
            <text:p>-127.5</text:p>
          </table:table-cell>
          <table:table-cell table:formula="of:=[.C88]-[.C$1]" office:value-type="float" office:value="6" calcext:value-type="float">
            <text:p>6</text:p>
          </table:table-cell>
          <table:table-cell table:formula="of:=[.D88]-[.D$1]" office:value-type="float" office:value="360" calcext:value-type="float">
            <text:p>360</text:p>
          </table:table-cell>
          <table:table-cell table:style-name="ce4" table:formula="of:=SQRT([.E88]^2 + [.F88]^2 + [.G88]^2)" office:value-type="float" office:value="381.958440147616" calcext:value-type="float">
            <text:p>381.96</text:p>
          </table:table-cell>
          <table:table-cell table:style-name="ce4" table:formula="of:=[.E88]/[.$H88]" office:value-type="float" office:value="-0.333805950068088" calcext:value-type="float">
            <text:p>-0.33</text:p>
          </table:table-cell>
          <table:table-cell table:style-name="ce4" table:formula="of:=[.F88]/[.$H88]" office:value-type="float" office:value="0.0157085152973218" calcext:value-type="float">
            <text:p>0.02</text:p>
          </table:table-cell>
          <table:table-cell table:style-name="ce4" table:formula="of:=[.G88]/[.$H88]" office:value-type="float" office:value="0.942510917839308" calcext:value-type="float">
            <text:p>0.94</text:p>
          </table:table-cell>
          <table:table-cell table:formula="of:=MOD(DEGREES(ATAN2([.I88];[.J88]))+360; 360)" office:value-type="float" office:value="177.305715710144" calcext:value-type="float">
            <text:p>177.31</text:p>
          </table:table-cell>
          <table:table-cell table:formula="of:=MOD(DEGREES(ATAN2([.E88];[.F88]))+360; 360)" office:value-type="float" office:value="177.305715710144" calcext:value-type="float">
            <text:p>177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2" calcext:value-type="float">
            <text:p>302</text:p>
          </table:table-cell>
          <table:table-cell office:value-type="float" office:value="502" calcext:value-type="float">
            <text:p>502</text:p>
          </table:table-cell>
          <table:table-cell table:formula="of:=[.B89]-[.B$1]" office:value-type="float" office:value="-129.5" calcext:value-type="float">
            <text:p>-129.5</text:p>
          </table:table-cell>
          <table:table-cell table:formula="of:=[.C89]-[.C$1]" office:value-type="float" office:value="4" calcext:value-type="float">
            <text:p>4</text:p>
          </table:table-cell>
          <table:table-cell table:formula="of:=[.D89]-[.D$1]" office:value-type="float" office:value="366" calcext:value-type="float">
            <text:p>366</text:p>
          </table:table-cell>
          <table:table-cell table:style-name="ce4" table:formula="of:=SQRT([.E89]^2 + [.F89]^2 + [.G89]^2)" office:value-type="float" office:value="388.2553927507" calcext:value-type="float">
            <text:p>388.26</text:p>
          </table:table-cell>
          <table:table-cell table:style-name="ce4" table:formula="of:=[.E89]/[.$H89]" office:value-type="float" office:value="-0.333543338786675" calcext:value-type="float">
            <text:p>-0.33</text:p>
          </table:table-cell>
          <table:table-cell table:style-name="ce4" table:formula="of:=[.F89]/[.$H89]" office:value-type="float" office:value="0.0103024969509398" calcext:value-type="float">
            <text:p>0.01</text:p>
          </table:table-cell>
          <table:table-cell table:style-name="ce4" table:formula="of:=[.G89]/[.$H89]" office:value-type="float" office:value="0.942678471010987" calcext:value-type="float">
            <text:p>0.94</text:p>
          </table:table-cell>
          <table:table-cell table:formula="of:=MOD(DEGREES(ATAN2([.I89];[.J89]))+360; 360)" office:value-type="float" office:value="178.230808693953" calcext:value-type="float">
            <text:p>178.23</text:p>
          </table:table-cell>
          <table:table-cell table:formula="of:=MOD(DEGREES(ATAN2([.E89];[.F89]))+360; 360)" office:value-type="float" office:value="178.230808693953" calcext:value-type="float">
            <text:p>178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" calcext:value-type="float">
            <text:p>-175</text:p>
          </table:table-cell>
          <table:table-cell office:value-type="float" office:value="298" calcext:value-type="float">
            <text:p>298</text:p>
          </table:table-cell>
          <table:table-cell office:value-type="float" office:value="500" calcext:value-type="float">
            <text:p>500</text:p>
          </table:table-cell>
          <table:table-cell table:formula="of:=[.B90]-[.B$1]" office:value-type="float" office:value="-119.5" calcext:value-type="float">
            <text:p>-119.5</text:p>
          </table:table-cell>
          <table:table-cell table:formula="of:=[.C90]-[.C$1]" office:value-type="float" office:value="0" calcext:value-type="float">
            <text:p>0</text:p>
          </table:table-cell>
          <table:table-cell table:formula="of:=[.D90]-[.D$1]" office:value-type="float" office:value="364" calcext:value-type="float">
            <text:p>364</text:p>
          </table:table-cell>
          <table:table-cell table:style-name="ce4" table:formula="of:=SQRT([.E90]^2 + [.F90]^2 + [.G90]^2)" office:value-type="float" office:value="383.113886461976" calcext:value-type="float">
            <text:p>383.11</text:p>
          </table:table-cell>
          <table:table-cell table:style-name="ce4" table:formula="of:=[.E90]/[.$H90]" office:value-type="float" office:value="-0.311917693988" calcext:value-type="float">
            <text:p>-0.31</text:p>
          </table:table-cell>
          <table:table-cell table:style-name="ce4" table:formula="of:=[.F90]/[.$H90]" office:value-type="float" office:value="0" calcext:value-type="float">
            <text:p>0.00</text:p>
          </table:table-cell>
          <table:table-cell table:style-name="ce4" table:formula="of:=[.G90]/[.$H90]" office:value-type="float" office:value="0.950109126457171" calcext:value-type="float">
            <text:p>0.95</text:p>
          </table:table-cell>
          <table:table-cell table:formula="of:=MOD(DEGREES(ATAN2([.I90];[.J90]))+360; 360)" office:value-type="float" office:value="180" calcext:value-type="float">
            <text:p>180.00</text:p>
          </table:table-cell>
          <table:table-cell table:formula="of:=MOD(DEGREES(ATAN2([.E90];[.F90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8" calcext:value-type="float">
            <text:p>-198</text:p>
          </table:table-cell>
          <table:table-cell office:value-type="float" office:value="296" calcext:value-type="float">
            <text:p>296</text:p>
          </table:table-cell>
          <table:table-cell office:value-type="float" office:value="503" calcext:value-type="float">
            <text:p>503</text:p>
          </table:table-cell>
          <table:table-cell table:formula="of:=[.B91]-[.B$1]" office:value-type="float" office:value="-142.5" calcext:value-type="float">
            <text:p>-142.5</text:p>
          </table:table-cell>
          <table:table-cell table:formula="of:=[.C91]-[.C$1]" office:value-type="float" office:value="-2" calcext:value-type="float">
            <text:p>-2</text:p>
          </table:table-cell>
          <table:table-cell table:formula="of:=[.D91]-[.D$1]" office:value-type="float" office:value="367" calcext:value-type="float">
            <text:p>367</text:p>
          </table:table-cell>
          <table:table-cell table:style-name="ce4" table:formula="of:=SQRT([.E91]^2 + [.F91]^2 + [.G91]^2)" office:value-type="float" office:value="393.699441198486" calcext:value-type="float">
            <text:p>393.70</text:p>
          </table:table-cell>
          <table:table-cell table:style-name="ce4" table:formula="of:=[.E91]/[.$H91]" office:value-type="float" office:value="-0.36195123764008" calcext:value-type="float">
            <text:p>-0.36</text:p>
          </table:table-cell>
          <table:table-cell table:style-name="ce4" table:formula="of:=[.F91]/[.$H91]" office:value-type="float" office:value="-0.00508001737038709" calcext:value-type="float">
            <text:p>-0.01</text:p>
          </table:table-cell>
          <table:table-cell table:style-name="ce4" table:formula="of:=[.G91]/[.$H91]" office:value-type="float" office:value="0.932183187466032" calcext:value-type="float">
            <text:p>0.93</text:p>
          </table:table-cell>
          <table:table-cell table:formula="of:=MOD(DEGREES(ATAN2([.I91];[.J91]))+360; 360)" office:value-type="float" office:value="180.804098496089" calcext:value-type="float">
            <text:p>180.80</text:p>
          </table:table-cell>
          <table:table-cell table:formula="of:=MOD(DEGREES(ATAN2([.E91];[.F91]))+360; 360)" office:value-type="float" office:value="180.804098496089" calcext:value-type="float">
            <text:p>180.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8" calcext:value-type="float">
            <text:p>-198</text:p>
          </table:table-cell>
          <table:table-cell office:value-type="float" office:value="304" calcext:value-type="float">
            <text:p>304</text:p>
          </table:table-cell>
          <table:table-cell office:value-type="float" office:value="505" calcext:value-type="float">
            <text:p>505</text:p>
          </table:table-cell>
          <table:table-cell table:formula="of:=[.B92]-[.B$1]" office:value-type="float" office:value="-142.5" calcext:value-type="float">
            <text:p>-142.5</text:p>
          </table:table-cell>
          <table:table-cell table:formula="of:=[.C92]-[.C$1]" office:value-type="float" office:value="6" calcext:value-type="float">
            <text:p>6</text:p>
          </table:table-cell>
          <table:table-cell table:formula="of:=[.D92]-[.D$1]" office:value-type="float" office:value="369" calcext:value-type="float">
            <text:p>369</text:p>
          </table:table-cell>
          <table:table-cell table:style-name="ce4" table:formula="of:=SQRT([.E92]^2 + [.F92]^2 + [.G92]^2)" office:value-type="float" office:value="395.604916551855" calcext:value-type="float">
            <text:p>395.60</text:p>
          </table:table-cell>
          <table:table-cell table:style-name="ce4" table:formula="of:=[.E92]/[.$H92]" office:value-type="float" office:value="-0.360207858997429" calcext:value-type="float">
            <text:p>-0.36</text:p>
          </table:table-cell>
          <table:table-cell table:style-name="ce4" table:formula="of:=[.F92]/[.$H92]" office:value-type="float" office:value="0.0151666466946286" calcext:value-type="float">
            <text:p>0.02</text:p>
          </table:table-cell>
          <table:table-cell table:style-name="ce4" table:formula="of:=[.G92]/[.$H92]" office:value-type="float" office:value="0.932748771719657" calcext:value-type="float">
            <text:p>0.93</text:p>
          </table:table-cell>
          <table:table-cell table:formula="of:=MOD(DEGREES(ATAN2([.I92];[.J92]))+360; 360)" office:value-type="float" office:value="177.588970253389" calcext:value-type="float">
            <text:p>177.59</text:p>
          </table:table-cell>
          <table:table-cell table:formula="of:=MOD(DEGREES(ATAN2([.E92];[.F92]))+360; 360)" office:value-type="float" office:value="177.588970253389" calcext:value-type="float">
            <text:p>177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6" calcext:value-type="float">
            <text:p>296</text:p>
          </table:table-cell>
          <table:table-cell office:value-type="float" office:value="505" calcext:value-type="float">
            <text:p>505</text:p>
          </table:table-cell>
          <table:table-cell table:formula="of:=[.B93]-[.B$1]" office:value-type="float" office:value="-137.5" calcext:value-type="float">
            <text:p>-137.5</text:p>
          </table:table-cell>
          <table:table-cell table:formula="of:=[.C93]-[.C$1]" office:value-type="float" office:value="-2" calcext:value-type="float">
            <text:p>-2</text:p>
          </table:table-cell>
          <table:table-cell table:formula="of:=[.D93]-[.D$1]" office:value-type="float" office:value="369" calcext:value-type="float">
            <text:p>369</text:p>
          </table:table-cell>
          <table:table-cell table:style-name="ce4" table:formula="of:=SQRT([.E93]^2 + [.F93]^2 + [.G93]^2)" office:value-type="float" office:value="393.790870894692" calcext:value-type="float">
            <text:p>393.79</text:p>
          </table:table-cell>
          <table:table-cell table:style-name="ce4" table:formula="of:=[.E93]/[.$H93]" office:value-type="float" office:value="-0.349170105664462" calcext:value-type="float">
            <text:p>-0.35</text:p>
          </table:table-cell>
          <table:table-cell table:style-name="ce4" table:formula="of:=[.F93]/[.$H93]" office:value-type="float" office:value="-0.00507883790057399" calcext:value-type="float">
            <text:p>-0.01</text:p>
          </table:table-cell>
          <table:table-cell table:style-name="ce4" table:formula="of:=[.G93]/[.$H93]" office:value-type="float" office:value="0.937045592655901" calcext:value-type="float">
            <text:p>0.94</text:p>
          </table:table-cell>
          <table:table-cell table:formula="of:=MOD(DEGREES(ATAN2([.I93];[.J93]))+360; 360)" office:value-type="float" office:value="180.833334390281" calcext:value-type="float">
            <text:p>180.83</text:p>
          </table:table-cell>
          <table:table-cell table:formula="of:=MOD(DEGREES(ATAN2([.E93];[.F93]))+360; 360)" office:value-type="float" office:value="180.833334390281" calcext:value-type="float">
            <text:p>180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6" calcext:value-type="float">
            <text:p>306</text:p>
          </table:table-cell>
          <table:table-cell office:value-type="float" office:value="505" calcext:value-type="float">
            <text:p>505</text:p>
          </table:table-cell>
          <table:table-cell table:formula="of:=[.B94]-[.B$1]" office:value-type="float" office:value="-135.5" calcext:value-type="float">
            <text:p>-135.5</text:p>
          </table:table-cell>
          <table:table-cell table:formula="of:=[.C94]-[.C$1]" office:value-type="float" office:value="8" calcext:value-type="float">
            <text:p>8</text:p>
          </table:table-cell>
          <table:table-cell table:formula="of:=[.D94]-[.D$1]" office:value-type="float" office:value="369" calcext:value-type="float">
            <text:p>369</text:p>
          </table:table-cell>
          <table:table-cell table:style-name="ce4" table:formula="of:=SQRT([.E94]^2 + [.F94]^2 + [.G94]^2)" office:value-type="float" office:value="393.173307842737" calcext:value-type="float">
            <text:p>393.17</text:p>
          </table:table-cell>
          <table:table-cell table:style-name="ce4" table:formula="of:=[.E94]/[.$H94]" office:value-type="float" office:value="-0.344631736939268" calcext:value-type="float">
            <text:p>-0.34</text:p>
          </table:table-cell>
          <table:table-cell table:style-name="ce4" table:formula="of:=[.F94]/[.$H94]" office:value-type="float" office:value="0.0203472612215066" calcext:value-type="float">
            <text:p>0.02</text:p>
          </table:table-cell>
          <table:table-cell table:style-name="ce4" table:formula="of:=[.G94]/[.$H94]" office:value-type="float" office:value="0.938517423841991" calcext:value-type="float">
            <text:p>0.94</text:p>
          </table:table-cell>
          <table:table-cell table:formula="of:=MOD(DEGREES(ATAN2([.I94];[.J94]))+360; 360)" office:value-type="float" office:value="176.621145700702" calcext:value-type="float">
            <text:p>176.62</text:p>
          </table:table-cell>
          <table:table-cell table:formula="of:=MOD(DEGREES(ATAN2([.E94];[.F94]))+360; 360)" office:value-type="float" office:value="176.621145700702" calcext:value-type="float">
            <text:p>176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2" calcext:value-type="float">
            <text:p>292</text:p>
          </table:table-cell>
          <table:table-cell office:value-type="float" office:value="505" calcext:value-type="float">
            <text:p>505</text:p>
          </table:table-cell>
          <table:table-cell table:formula="of:=[.B95]-[.B$1]" office:value-type="float" office:value="-137.5" calcext:value-type="float">
            <text:p>-137.5</text:p>
          </table:table-cell>
          <table:table-cell table:formula="of:=[.C95]-[.C$1]" office:value-type="float" office:value="-6" calcext:value-type="float">
            <text:p>-6</text:p>
          </table:table-cell>
          <table:table-cell table:formula="of:=[.D95]-[.D$1]" office:value-type="float" office:value="369" calcext:value-type="float">
            <text:p>369</text:p>
          </table:table-cell>
          <table:table-cell table:style-name="ce4" table:formula="of:=SQRT([.E95]^2 + [.F95]^2 + [.G95]^2)" office:value-type="float" office:value="393.831499502008" calcext:value-type="float">
            <text:p>393.83</text:p>
          </table:table-cell>
          <table:table-cell table:style-name="ce4" table:formula="of:=[.E95]/[.$H95]" office:value-type="float" office:value="-0.349134084434247" calcext:value-type="float">
            <text:p>-0.35</text:p>
          </table:table-cell>
          <table:table-cell table:style-name="ce4" table:formula="of:=[.F95]/[.$H95]" office:value-type="float" office:value="-0.0152349418662217" calcext:value-type="float">
            <text:p>-0.02</text:p>
          </table:table-cell>
          <table:table-cell table:style-name="ce4" table:formula="of:=[.G95]/[.$H95]" office:value-type="float" office:value="0.936948924772633" calcext:value-type="float">
            <text:p>0.94</text:p>
          </table:table-cell>
          <table:table-cell table:formula="of:=MOD(DEGREES(ATAN2([.I95];[.J95]))+360; 360)" office:value-type="float" office:value="182.498594389419" calcext:value-type="float">
            <text:p>182.50</text:p>
          </table:table-cell>
          <table:table-cell table:formula="of:=MOD(DEGREES(ATAN2([.E95];[.F95]))+360; 360)" office:value-type="float" office:value="182.498594389419" calcext:value-type="float">
            <text:p>182.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6" calcext:value-type="float">
            <text:p>306</text:p>
          </table:table-cell>
          <table:table-cell office:value-type="float" office:value="503" calcext:value-type="float">
            <text:p>503</text:p>
          </table:table-cell>
          <table:table-cell table:formula="of:=[.B96]-[.B$1]" office:value-type="float" office:value="-132.5" calcext:value-type="float">
            <text:p>-132.5</text:p>
          </table:table-cell>
          <table:table-cell table:formula="of:=[.C96]-[.C$1]" office:value-type="float" office:value="8" calcext:value-type="float">
            <text:p>8</text:p>
          </table:table-cell>
          <table:table-cell table:formula="of:=[.D96]-[.D$1]" office:value-type="float" office:value="367" calcext:value-type="float">
            <text:p>367</text:p>
          </table:table-cell>
          <table:table-cell table:style-name="ce4" table:formula="of:=SQRT([.E96]^2 + [.F96]^2 + [.G96]^2)" office:value-type="float" office:value="390.268177027028" calcext:value-type="float">
            <text:p>390.27</text:p>
          </table:table-cell>
          <table:table-cell table:style-name="ce4" table:formula="of:=[.E96]/[.$H96]" office:value-type="float" office:value="-0.339510131236818" calcext:value-type="float">
            <text:p>-0.34</text:p>
          </table:table-cell>
          <table:table-cell table:style-name="ce4" table:formula="of:=[.F96]/[.$H96]" office:value-type="float" office:value="0.0204987249048645" calcext:value-type="float">
            <text:p>0.02</text:p>
          </table:table-cell>
          <table:table-cell table:style-name="ce4" table:formula="of:=[.G96]/[.$H96]" office:value-type="float" office:value="0.940379005010657" calcext:value-type="float">
            <text:p>0.94</text:p>
          </table:table-cell>
          <table:table-cell table:formula="of:=MOD(DEGREES(ATAN2([.I96];[.J96]))+360; 360)" office:value-type="float" office:value="176.544826632281" calcext:value-type="float">
            <text:p>176.54</text:p>
          </table:table-cell>
          <table:table-cell table:formula="of:=MOD(DEGREES(ATAN2([.E96];[.F96]))+360; 360)" office:value-type="float" office:value="176.544826632281" calcext:value-type="float">
            <text:p>176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" calcext:value-type="float">
            <text:p>-179</text:p>
          </table:table-cell>
          <table:table-cell office:value-type="float" office:value="304" calcext:value-type="float">
            <text:p>304</text:p>
          </table:table-cell>
          <table:table-cell office:value-type="float" office:value="501" calcext:value-type="float">
            <text:p>501</text:p>
          </table:table-cell>
          <table:table-cell table:formula="of:=[.B97]-[.B$1]" office:value-type="float" office:value="-123.5" calcext:value-type="float">
            <text:p>-123.5</text:p>
          </table:table-cell>
          <table:table-cell table:formula="of:=[.C97]-[.C$1]" office:value-type="float" office:value="6" calcext:value-type="float">
            <text:p>6</text:p>
          </table:table-cell>
          <table:table-cell table:formula="of:=[.D97]-[.D$1]" office:value-type="float" office:value="365" calcext:value-type="float">
            <text:p>365</text:p>
          </table:table-cell>
          <table:table-cell table:style-name="ce4" table:formula="of:=SQRT([.E97]^2 + [.F97]^2 + [.G97]^2)" office:value-type="float" office:value="385.374168828166" calcext:value-type="float">
            <text:p>385.37</text:p>
          </table:table-cell>
          <table:table-cell table:style-name="ce4" table:formula="of:=[.E97]/[.$H97]" office:value-type="float" office:value="-0.320467768702648" calcext:value-type="float">
            <text:p>-0.32</text:p>
          </table:table-cell>
          <table:table-cell table:style-name="ce4" table:formula="of:=[.F97]/[.$H97]" office:value-type="float" office:value="0.0155692843094404" calcext:value-type="float">
            <text:p>0.02</text:p>
          </table:table-cell>
          <table:table-cell table:style-name="ce4" table:formula="of:=[.G97]/[.$H97]" office:value-type="float" office:value="0.947131462157624" calcext:value-type="float">
            <text:p>0.95</text:p>
          </table:table-cell>
          <table:table-cell table:formula="of:=MOD(DEGREES(ATAN2([.I97];[.J97]))+360; 360)" office:value-type="float" office:value="177.218586330725" calcext:value-type="float">
            <text:p>177.22</text:p>
          </table:table-cell>
          <table:table-cell table:formula="of:=MOD(DEGREES(ATAN2([.E97];[.F97]))+360; 360)" office:value-type="float" office:value="177.218586330725" calcext:value-type="float">
            <text:p>177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9" calcext:value-type="float">
            <text:p>299</text:p>
          </table:table-cell>
          <table:table-cell office:value-type="float" office:value="503" calcext:value-type="float">
            <text:p>503</text:p>
          </table:table-cell>
          <table:table-cell table:formula="of:=[.B98]-[.B$1]" office:value-type="float" office:value="-132.5" calcext:value-type="float">
            <text:p>-132.5</text:p>
          </table:table-cell>
          <table:table-cell table:formula="of:=[.C98]-[.C$1]" office:value-type="float" office:value="1" calcext:value-type="float">
            <text:p>1</text:p>
          </table:table-cell>
          <table:table-cell table:formula="of:=[.D98]-[.D$1]" office:value-type="float" office:value="367" calcext:value-type="float">
            <text:p>367</text:p>
          </table:table-cell>
          <table:table-cell table:style-name="ce4" table:formula="of:=SQRT([.E98]^2 + [.F98]^2 + [.G98]^2)" office:value-type="float" office:value="390.187454949541" calcext:value-type="float">
            <text:p>390.19</text:p>
          </table:table-cell>
          <table:table-cell table:style-name="ce4" table:formula="of:=[.E98]/[.$H98]" office:value-type="float" office:value="-0.339580369177002" calcext:value-type="float">
            <text:p>-0.34</text:p>
          </table:table-cell>
          <table:table-cell table:style-name="ce4" table:formula="of:=[.F98]/[.$H98]" office:value-type="float" office:value="0.00256287071076983" calcext:value-type="float">
            <text:p>0.00</text:p>
          </table:table-cell>
          <table:table-cell table:style-name="ce4" table:formula="of:=[.G98]/[.$H98]" office:value-type="float" office:value="0.940573550852527" calcext:value-type="float">
            <text:p>0.94</text:p>
          </table:table-cell>
          <table:table-cell table:formula="of:=MOD(DEGREES(ATAN2([.I98];[.J98]))+360; 360)" office:value-type="float" office:value="179.567587232462" calcext:value-type="float">
            <text:p>179.57</text:p>
          </table:table-cell>
          <table:table-cell table:formula="of:=MOD(DEGREES(ATAN2([.E98];[.F98]))+360; 360)" office:value-type="float" office:value="179.567587232462" calcext:value-type="float">
            <text:p>179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1" calcext:value-type="float">
            <text:p>301</text:p>
          </table:table-cell>
          <table:table-cell office:value-type="float" office:value="498" calcext:value-type="float">
            <text:p>498</text:p>
          </table:table-cell>
          <table:table-cell table:formula="of:=[.B99]-[.B$1]" office:value-type="float" office:value="-132.5" calcext:value-type="float">
            <text:p>-132.5</text:p>
          </table:table-cell>
          <table:table-cell table:formula="of:=[.C99]-[.C$1]" office:value-type="float" office:value="3" calcext:value-type="float">
            <text:p>3</text:p>
          </table:table-cell>
          <table:table-cell table:formula="of:=[.D99]-[.D$1]" office:value-type="float" office:value="362" calcext:value-type="float">
            <text:p>362</text:p>
          </table:table-cell>
          <table:table-cell table:style-name="ce4" table:formula="of:=SQRT([.E99]^2 + [.F99]^2 + [.G99]^2)" office:value-type="float" office:value="385.498702980957" calcext:value-type="float">
            <text:p>385.50</text:p>
          </table:table-cell>
          <table:table-cell table:style-name="ce4" table:formula="of:=[.E99]/[.$H99]" office:value-type="float" office:value="-0.343710624641311" calcext:value-type="float">
            <text:p>-0.34</text:p>
          </table:table-cell>
          <table:table-cell table:style-name="ce4" table:formula="of:=[.F99]/[.$H99]" office:value-type="float" office:value="0.00778212735036931" calcext:value-type="float">
            <text:p>0.01</text:p>
          </table:table-cell>
          <table:table-cell table:style-name="ce4" table:formula="of:=[.G99]/[.$H99]" office:value-type="float" office:value="0.939043366944564" calcext:value-type="float">
            <text:p>0.94</text:p>
          </table:table-cell>
          <table:table-cell table:formula="of:=MOD(DEGREES(ATAN2([.I99];[.J99]))+360; 360)" office:value-type="float" office:value="178.702958674873" calcext:value-type="float">
            <text:p>178.70</text:p>
          </table:table-cell>
          <table:table-cell table:formula="of:=MOD(DEGREES(ATAN2([.E99];[.F99]))+360; 360)" office:value-type="float" office:value="178.702958674873" calcext:value-type="float">
            <text:p>178.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13" calcext:value-type="float">
            <text:p>313</text:p>
          </table:table-cell>
          <table:table-cell office:value-type="float" office:value="508" calcext:value-type="float">
            <text:p>508</text:p>
          </table:table-cell>
          <table:table-cell table:formula="of:=[.B100]-[.B$1]" office:value-type="float" office:value="-132.5" calcext:value-type="float">
            <text:p>-132.5</text:p>
          </table:table-cell>
          <table:table-cell table:formula="of:=[.C100]-[.C$1]" office:value-type="float" office:value="15" calcext:value-type="float">
            <text:p>15</text:p>
          </table:table-cell>
          <table:table-cell table:formula="of:=[.D100]-[.D$1]" office:value-type="float" office:value="372" calcext:value-type="float">
            <text:p>372</text:p>
          </table:table-cell>
          <table:table-cell table:style-name="ce4" table:formula="of:=SQRT([.E100]^2 + [.F100]^2 + [.G100]^2)" office:value-type="float" office:value="395.17749176794" calcext:value-type="float">
            <text:p>395.18</text:p>
          </table:table-cell>
          <table:table-cell table:style-name="ce4" table:formula="of:=[.E100]/[.$H100]" office:value-type="float" office:value="-0.33529237560374" calcext:value-type="float">
            <text:p>-0.34</text:p>
          </table:table-cell>
          <table:table-cell table:style-name="ce4" table:formula="of:=[.F100]/[.$H100]" office:value-type="float" office:value="0.0379576274268385" calcext:value-type="float">
            <text:p>0.04</text:p>
          </table:table-cell>
          <table:table-cell table:style-name="ce4" table:formula="of:=[.G100]/[.$H100]" office:value-type="float" office:value="0.941349160185595" calcext:value-type="float">
            <text:p>0.94</text:p>
          </table:table-cell>
          <table:table-cell table:formula="of:=MOD(DEGREES(ATAN2([.I100];[.J100]))+360; 360)" office:value-type="float" office:value="173.541183621281" calcext:value-type="float">
            <text:p>173.54</text:p>
          </table:table-cell>
          <table:table-cell table:formula="of:=MOD(DEGREES(ATAN2([.E100];[.F100]))+360; 360)" office:value-type="float" office:value="173.541183621281" calcext:value-type="float">
            <text:p>173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286" calcext:value-type="float">
            <text:p>286</text:p>
          </table:table-cell>
          <table:table-cell office:value-type="float" office:value="500" calcext:value-type="float">
            <text:p>500</text:p>
          </table:table-cell>
          <table:table-cell table:formula="of:=[.B101]-[.B$1]" office:value-type="float" office:value="-138.5" calcext:value-type="float">
            <text:p>-138.5</text:p>
          </table:table-cell>
          <table:table-cell table:formula="of:=[.C101]-[.C$1]" office:value-type="float" office:value="-12" calcext:value-type="float">
            <text:p>-12</text:p>
          </table:table-cell>
          <table:table-cell table:formula="of:=[.D101]-[.D$1]" office:value-type="float" office:value="364" calcext:value-type="float">
            <text:p>364</text:p>
          </table:table-cell>
          <table:table-cell table:style-name="ce4" table:formula="of:=SQRT([.E101]^2 + [.F101]^2 + [.G101]^2)" office:value-type="float" office:value="389.64374754383" calcext:value-type="float">
            <text:p>389.64</text:p>
          </table:table-cell>
          <table:table-cell table:style-name="ce4" table:formula="of:=[.E101]/[.$H101]" office:value-type="float" office:value="-0.355452899919613" calcext:value-type="float">
            <text:p>-0.36</text:p>
          </table:table-cell>
          <table:table-cell table:style-name="ce4" table:formula="of:=[.F101]/[.$H101]" office:value-type="float" office:value="-0.0307973631699304" calcext:value-type="float">
            <text:p>-0.03</text:p>
          </table:table-cell>
          <table:table-cell table:style-name="ce4" table:formula="of:=[.G101]/[.$H101]" office:value-type="float" office:value="0.934186682821221" calcext:value-type="float">
            <text:p>0.93</text:p>
          </table:table-cell>
          <table:table-cell table:formula="of:=MOD(DEGREES(ATAN2([.I101];[.J101]))+360; 360)" office:value-type="float" office:value="184.951888795517" calcext:value-type="float">
            <text:p>184.95</text:p>
          </table:table-cell>
          <table:table-cell table:formula="of:=MOD(DEGREES(ATAN2([.E101];[.F101]))+360; 360)" office:value-type="float" office:value="184.951888795517" calcext:value-type="float">
            <text:p>184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5" calcext:value-type="float">
            <text:p>295</text:p>
          </table:table-cell>
          <table:table-cell office:value-type="float" office:value="500" calcext:value-type="float">
            <text:p>500</text:p>
          </table:table-cell>
          <table:table-cell table:formula="of:=[.B102]-[.B$1]" office:value-type="float" office:value="-133.5" calcext:value-type="float">
            <text:p>-133.5</text:p>
          </table:table-cell>
          <table:table-cell table:formula="of:=[.C102]-[.C$1]" office:value-type="float" office:value="-3" calcext:value-type="float">
            <text:p>-3</text:p>
          </table:table-cell>
          <table:table-cell table:formula="of:=[.D102]-[.D$1]" office:value-type="float" office:value="364" calcext:value-type="float">
            <text:p>364</text:p>
          </table:table-cell>
          <table:table-cell table:style-name="ce4" table:formula="of:=SQRT([.E102]^2 + [.F102]^2 + [.G102]^2)" office:value-type="float" office:value="387.720582378599" calcext:value-type="float">
            <text:p>387.72</text:p>
          </table:table-cell>
          <table:table-cell table:style-name="ce4" table:formula="of:=[.E102]/[.$H102]" office:value-type="float" office:value="-0.344320126574144" calcext:value-type="float">
            <text:p>-0.34</text:p>
          </table:table-cell>
          <table:table-cell table:style-name="ce4" table:formula="of:=[.F102]/[.$H102]" office:value-type="float" office:value="-0.00773753093425042" calcext:value-type="float">
            <text:p>-0.01</text:p>
          </table:table-cell>
          <table:table-cell table:style-name="ce4" table:formula="of:=[.G102]/[.$H102]" office:value-type="float" office:value="0.938820420022385" calcext:value-type="float">
            <text:p>0.94</text:p>
          </table:table-cell>
          <table:table-cell table:formula="of:=MOD(DEGREES(ATAN2([.I102];[.J102]))+360; 360)" office:value-type="float" office:value="181.287328941525" calcext:value-type="float">
            <text:p>181.29</text:p>
          </table:table-cell>
          <table:table-cell table:formula="of:=MOD(DEGREES(ATAN2([.E102];[.F102]))+360; 360)" office:value-type="float" office:value="181.287328941525" calcext:value-type="float">
            <text:p>181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9" calcext:value-type="float">
            <text:p>299</text:p>
          </table:table-cell>
          <table:table-cell office:value-type="float" office:value="501" calcext:value-type="float">
            <text:p>501</text:p>
          </table:table-cell>
          <table:table-cell table:formula="of:=[.B103]-[.B$1]" office:value-type="float" office:value="-130.5" calcext:value-type="float">
            <text:p>-130.5</text:p>
          </table:table-cell>
          <table:table-cell table:formula="of:=[.C103]-[.C$1]" office:value-type="float" office:value="1" calcext:value-type="float">
            <text:p>1</text:p>
          </table:table-cell>
          <table:table-cell table:formula="of:=[.D103]-[.D$1]" office:value-type="float" office:value="365" calcext:value-type="float">
            <text:p>365</text:p>
          </table:table-cell>
          <table:table-cell table:style-name="ce4" table:formula="of:=SQRT([.E103]^2 + [.F103]^2 + [.G103]^2)" office:value-type="float" office:value="387.629010782217" calcext:value-type="float">
            <text:p>387.63</text:p>
          </table:table-cell>
          <table:table-cell table:style-name="ce4" table:formula="of:=[.E103]/[.$H103]" office:value-type="float" office:value="-0.336662108278886" calcext:value-type="float">
            <text:p>-0.34</text:p>
          </table:table-cell>
          <table:table-cell table:style-name="ce4" table:formula="of:=[.F103]/[.$H103]" office:value-type="float" office:value="0.00257978627033629" calcext:value-type="float">
            <text:p>0.00</text:p>
          </table:table-cell>
          <table:table-cell table:style-name="ce4" table:formula="of:=[.G103]/[.$H103]" office:value-type="float" office:value="0.941621988672745" calcext:value-type="float">
            <text:p>0.94</text:p>
          </table:table-cell>
          <table:table-cell table:formula="of:=MOD(DEGREES(ATAN2([.I103];[.J103]))+360; 360)" office:value-type="float" office:value="179.560960474318" calcext:value-type="float">
            <text:p>179.56</text:p>
          </table:table-cell>
          <table:table-cell table:formula="of:=MOD(DEGREES(ATAN2([.E103];[.F103]))+360; 360)" office:value-type="float" office:value="179.560960474318" calcext:value-type="float">
            <text:p>17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7" calcext:value-type="float">
            <text:p>307</text:p>
          </table:table-cell>
          <table:table-cell office:value-type="float" office:value="497" calcext:value-type="float">
            <text:p>497</text:p>
          </table:table-cell>
          <table:table-cell table:formula="of:=[.B104]-[.B$1]" office:value-type="float" office:value="-131.5" calcext:value-type="float">
            <text:p>-131.5</text:p>
          </table:table-cell>
          <table:table-cell table:formula="of:=[.C104]-[.C$1]" office:value-type="float" office:value="9" calcext:value-type="float">
            <text:p>9</text:p>
          </table:table-cell>
          <table:table-cell table:formula="of:=[.D104]-[.D$1]" office:value-type="float" office:value="361" calcext:value-type="float">
            <text:p>361</text:p>
          </table:table-cell>
          <table:table-cell table:style-name="ce4" table:formula="of:=SQRT([.E104]^2 + [.F104]^2 + [.G104]^2)" office:value-type="float" office:value="384.310096146328" calcext:value-type="float">
            <text:p>384.31</text:p>
          </table:table-cell>
          <table:table-cell table:style-name="ce4" table:formula="of:=[.E104]/[.$H104]" office:value-type="float" office:value="-0.342171598713167" calcext:value-type="float">
            <text:p>-0.34</text:p>
          </table:table-cell>
          <table:table-cell table:style-name="ce4" table:formula="of:=[.F104]/[.$H104]" office:value-type="float" office:value="0.0234185885050837" calcext:value-type="float">
            <text:p>0.02</text:p>
          </table:table-cell>
          <table:table-cell table:style-name="ce4" table:formula="of:=[.G104]/[.$H104]" office:value-type="float" office:value="0.9393456055928" calcext:value-type="float">
            <text:p>0.94</text:p>
          </table:table-cell>
          <table:table-cell table:formula="of:=MOD(DEGREES(ATAN2([.I104];[.J104]))+360; 360)" office:value-type="float" office:value="176.084721522135" calcext:value-type="float">
            <text:p>176.08</text:p>
          </table:table-cell>
          <table:table-cell table:formula="of:=MOD(DEGREES(ATAN2([.E104];[.F104]))+360; 360)" office:value-type="float" office:value="176.084721522135" calcext:value-type="float">
            <text:p>176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0" calcext:value-type="float">
            <text:p>300</text:p>
          </table:table-cell>
          <table:table-cell office:value-type="float" office:value="497" calcext:value-type="float">
            <text:p>497</text:p>
          </table:table-cell>
          <table:table-cell table:formula="of:=[.B105]-[.B$1]" office:value-type="float" office:value="-136.5" calcext:value-type="float">
            <text:p>-136.5</text:p>
          </table:table-cell>
          <table:table-cell table:formula="of:=[.C105]-[.C$1]" office:value-type="float" office:value="2" calcext:value-type="float">
            <text:p>2</text:p>
          </table:table-cell>
          <table:table-cell table:formula="of:=[.D105]-[.D$1]" office:value-type="float" office:value="361" calcext:value-type="float">
            <text:p>361</text:p>
          </table:table-cell>
          <table:table-cell table:style-name="ce4" table:formula="of:=SQRT([.E105]^2 + [.F105]^2 + [.G105]^2)" office:value-type="float" office:value="385.949802435498" calcext:value-type="float">
            <text:p>385.95</text:p>
          </table:table-cell>
          <table:table-cell table:style-name="ce4" table:formula="of:=[.E105]/[.$H105]" office:value-type="float" office:value="-0.353672936580431" calcext:value-type="float">
            <text:p>-0.35</text:p>
          </table:table-cell>
          <table:table-cell table:style-name="ce4" table:formula="of:=[.F105]/[.$H105]" office:value-type="float" office:value="0.00518202104879753" calcext:value-type="float">
            <text:p>0.01</text:p>
          </table:table-cell>
          <table:table-cell table:style-name="ce4" table:formula="of:=[.G105]/[.$H105]" office:value-type="float" office:value="0.935354799307954" calcext:value-type="float">
            <text:p>0.94</text:p>
          </table:table-cell>
          <table:table-cell table:formula="of:=MOD(DEGREES(ATAN2([.I105];[.J105]))+360; 360)" office:value-type="float" office:value="179.160561466288" calcext:value-type="float">
            <text:p>179.16</text:p>
          </table:table-cell>
          <table:table-cell table:formula="of:=MOD(DEGREES(ATAN2([.E105];[.F105]))+360; 360)" office:value-type="float" office:value="179.160561466288" calcext:value-type="float">
            <text:p>17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9" calcext:value-type="float">
            <text:p>299</text:p>
          </table:table-cell>
          <table:table-cell office:value-type="float" office:value="501" calcext:value-type="float">
            <text:p>501</text:p>
          </table:table-cell>
          <table:table-cell table:formula="of:=[.B106]-[.B$1]" office:value-type="float" office:value="-132.5" calcext:value-type="float">
            <text:p>-132.5</text:p>
          </table:table-cell>
          <table:table-cell table:formula="of:=[.C106]-[.C$1]" office:value-type="float" office:value="1" calcext:value-type="float">
            <text:p>1</text:p>
          </table:table-cell>
          <table:table-cell table:formula="of:=[.D106]-[.D$1]" office:value-type="float" office:value="365" calcext:value-type="float">
            <text:p>365</text:p>
          </table:table-cell>
          <table:table-cell table:style-name="ce4" table:formula="of:=SQRT([.E106]^2 + [.F106]^2 + [.G106]^2)" office:value-type="float" office:value="388.306901818652" calcext:value-type="float">
            <text:p>388.31</text:p>
          </table:table-cell>
          <table:table-cell table:style-name="ce4" table:formula="of:=[.E106]/[.$H106]" office:value-type="float" office:value="-0.341224941867967" calcext:value-type="float">
            <text:p>-0.34</text:p>
          </table:table-cell>
          <table:table-cell table:style-name="ce4" table:formula="of:=[.F106]/[.$H106]" office:value-type="float" office:value="0.0025752825801356" calcext:value-type="float">
            <text:p>0.00</text:p>
          </table:table-cell>
          <table:table-cell table:style-name="ce4" table:formula="of:=[.G106]/[.$H106]" office:value-type="float" office:value="0.939978141749495" calcext:value-type="float">
            <text:p>0.94</text:p>
          </table:table-cell>
          <table:table-cell table:formula="of:=MOD(DEGREES(ATAN2([.I106];[.J106]))+360; 360)" office:value-type="float" office:value="179.567587232462" calcext:value-type="float">
            <text:p>179.57</text:p>
          </table:table-cell>
          <table:table-cell table:formula="of:=MOD(DEGREES(ATAN2([.E106];[.F106]))+360; 360)" office:value-type="float" office:value="179.567587232462" calcext:value-type="float">
            <text:p>179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7" calcext:value-type="float">
            <text:p>307</text:p>
          </table:table-cell>
          <table:table-cell office:value-type="float" office:value="504" calcext:value-type="float">
            <text:p>504</text:p>
          </table:table-cell>
          <table:table-cell table:formula="of:=[.B107]-[.B$1]" office:value-type="float" office:value="-136.5" calcext:value-type="float">
            <text:p>-136.5</text:p>
          </table:table-cell>
          <table:table-cell table:formula="of:=[.C107]-[.C$1]" office:value-type="float" office:value="9" calcext:value-type="float">
            <text:p>9</text:p>
          </table:table-cell>
          <table:table-cell table:formula="of:=[.D107]-[.D$1]" office:value-type="float" office:value="368" calcext:value-type="float">
            <text:p>368</text:p>
          </table:table-cell>
          <table:table-cell table:style-name="ce4" table:formula="of:=SQRT([.E107]^2 + [.F107]^2 + [.G107]^2)" office:value-type="float" office:value="392.603171153775" calcext:value-type="float">
            <text:p>392.60</text:p>
          </table:table-cell>
          <table:table-cell table:style-name="ce4" table:formula="of:=[.E107]/[.$H107]" office:value-type="float" office:value="-0.347679310890069" calcext:value-type="float">
            <text:p>-0.35</text:p>
          </table:table-cell>
          <table:table-cell table:style-name="ce4" table:formula="of:=[.F107]/[.$H107]" office:value-type="float" office:value="0.0229239106081364" calcext:value-type="float">
            <text:p>0.02</text:p>
          </table:table-cell>
          <table:table-cell table:style-name="ce4" table:formula="of:=[.G107]/[.$H107]" office:value-type="float" office:value="0.93733323375491" calcext:value-type="float">
            <text:p>0.94</text:p>
          </table:table-cell>
          <table:table-cell table:formula="of:=MOD(DEGREES(ATAN2([.I107];[.J107]))+360; 360)" office:value-type="float" office:value="176.22771639062" calcext:value-type="float">
            <text:p>176.23</text:p>
          </table:table-cell>
          <table:table-cell table:formula="of:=MOD(DEGREES(ATAN2([.E107];[.F107]))+360; 360)" office:value-type="float" office:value="176.22771639062" calcext:value-type="float">
            <text:p>176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288" calcext:value-type="float">
            <text:p>288</text:p>
          </table:table-cell>
          <table:table-cell office:value-type="float" office:value="495" calcext:value-type="float">
            <text:p>495</text:p>
          </table:table-cell>
          <table:table-cell table:formula="of:=[.B108]-[.B$1]" office:value-type="float" office:value="-129.5" calcext:value-type="float">
            <text:p>-129.5</text:p>
          </table:table-cell>
          <table:table-cell table:formula="of:=[.C108]-[.C$1]" office:value-type="float" office:value="-10" calcext:value-type="float">
            <text:p>-10</text:p>
          </table:table-cell>
          <table:table-cell table:formula="of:=[.D108]-[.D$1]" office:value-type="float" office:value="359" calcext:value-type="float">
            <text:p>359</text:p>
          </table:table-cell>
          <table:table-cell table:style-name="ce4" table:formula="of:=SQRT([.E108]^2 + [.F108]^2 + [.G108]^2)" office:value-type="float" office:value="381.773820474898" calcext:value-type="float">
            <text:p>381.77</text:p>
          </table:table-cell>
          <table:table-cell table:style-name="ce4" table:formula="of:=[.E108]/[.$H108]" office:value-type="float" office:value="-0.339206077145132" calcext:value-type="float">
            <text:p>-0.34</text:p>
          </table:table-cell>
          <table:table-cell table:style-name="ce4" table:formula="of:=[.F108]/[.$H108]" office:value-type="float" office:value="-0.0261935194706665" calcext:value-type="float">
            <text:p>-0.03</text:p>
          </table:table-cell>
          <table:table-cell table:style-name="ce4" table:formula="of:=[.G108]/[.$H108]" office:value-type="float" office:value="0.940347348996928" calcext:value-type="float">
            <text:p>0.94</text:p>
          </table:table-cell>
          <table:table-cell table:formula="of:=MOD(DEGREES(ATAN2([.I108];[.J108]))+360; 360)" office:value-type="float" office:value="184.415621734638" calcext:value-type="float">
            <text:p>184.42</text:p>
          </table:table-cell>
          <table:table-cell table:formula="of:=MOD(DEGREES(ATAN2([.E108];[.F108]))+360; 360)" office:value-type="float" office:value="184.415621734638" calcext:value-type="float">
            <text:p>184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7" calcext:value-type="float">
            <text:p>307</text:p>
          </table:table-cell>
          <table:table-cell office:value-type="float" office:value="502" calcext:value-type="float">
            <text:p>502</text:p>
          </table:table-cell>
          <table:table-cell table:formula="of:=[.B109]-[.B$1]" office:value-type="float" office:value="-133.5" calcext:value-type="float">
            <text:p>-133.5</text:p>
          </table:table-cell>
          <table:table-cell table:formula="of:=[.C109]-[.C$1]" office:value-type="float" office:value="9" calcext:value-type="float">
            <text:p>9</text:p>
          </table:table-cell>
          <table:table-cell table:formula="of:=[.D109]-[.D$1]" office:value-type="float" office:value="366" calcext:value-type="float">
            <text:p>366</text:p>
          </table:table-cell>
          <table:table-cell table:style-name="ce4" table:formula="of:=SQRT([.E109]^2 + [.F109]^2 + [.G109]^2)" office:value-type="float" office:value="389.691223919657" calcext:value-type="float">
            <text:p>389.69</text:p>
          </table:table-cell>
          <table:table-cell table:style-name="ce4" table:formula="of:=[.E109]/[.$H109]" office:value-type="float" office:value="-0.342578923531324" calcext:value-type="float">
            <text:p>-0.34</text:p>
          </table:table-cell>
          <table:table-cell table:style-name="ce4" table:formula="of:=[.F109]/[.$H109]" office:value-type="float" office:value="0.0230952083279544" calcext:value-type="float">
            <text:p>0.02</text:p>
          </table:table-cell>
          <table:table-cell table:style-name="ce4" table:formula="of:=[.G109]/[.$H109]" office:value-type="float" office:value="0.939205138670146" calcext:value-type="float">
            <text:p>0.94</text:p>
          </table:table-cell>
          <table:table-cell table:formula="of:=MOD(DEGREES(ATAN2([.I109];[.J109]))+360; 360)" office:value-type="float" office:value="176.14319901441" calcext:value-type="float">
            <text:p>176.14</text:p>
          </table:table-cell>
          <table:table-cell table:formula="of:=MOD(DEGREES(ATAN2([.E109];[.F109]))+360; 360)" office:value-type="float" office:value="176.14319901441" calcext:value-type="float">
            <text:p>176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302" calcext:value-type="float">
            <text:p>302</text:p>
          </table:table-cell>
          <table:table-cell office:value-type="float" office:value="502" calcext:value-type="float">
            <text:p>502</text:p>
          </table:table-cell>
          <table:table-cell table:formula="of:=[.B110]-[.B$1]" office:value-type="float" office:value="-138.5" calcext:value-type="float">
            <text:p>-138.5</text:p>
          </table:table-cell>
          <table:table-cell table:formula="of:=[.C110]-[.C$1]" office:value-type="float" office:value="4" calcext:value-type="float">
            <text:p>4</text:p>
          </table:table-cell>
          <table:table-cell table:formula="of:=[.D110]-[.D$1]" office:value-type="float" office:value="366" calcext:value-type="float">
            <text:p>366</text:p>
          </table:table-cell>
          <table:table-cell table:style-name="ce4" table:formula="of:=SQRT([.E110]^2 + [.F110]^2 + [.G110]^2)" office:value-type="float" office:value="391.349268556874" calcext:value-type="float">
            <text:p>391.35</text:p>
          </table:table-cell>
          <table:table-cell table:style-name="ce4" table:formula="of:=[.E110]/[.$H110]" office:value-type="float" office:value="-0.353903817198197" calcext:value-type="float">
            <text:p>-0.35</text:p>
          </table:table-cell>
          <table:table-cell table:style-name="ce4" table:formula="of:=[.F110]/[.$H110]" office:value-type="float" office:value="0.0102210488721501" calcext:value-type="float">
            <text:p>0.01</text:p>
          </table:table-cell>
          <table:table-cell table:style-name="ce4" table:formula="of:=[.G110]/[.$H110]" office:value-type="float" office:value="0.935225971801734" calcext:value-type="float">
            <text:p>0.94</text:p>
          </table:table-cell>
          <table:table-cell table:formula="of:=MOD(DEGREES(ATAN2([.I110];[.J110]))+360; 360)" office:value-type="float" office:value="178.345708093593" calcext:value-type="float">
            <text:p>178.35</text:p>
          </table:table-cell>
          <table:table-cell table:formula="of:=MOD(DEGREES(ATAN2([.E110];[.F110]))+360; 360)" office:value-type="float" office:value="178.345708093593" calcext:value-type="float">
            <text:p>178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0" calcext:value-type="float">
            <text:p>290</text:p>
          </table:table-cell>
          <table:table-cell office:value-type="float" office:value="497" calcext:value-type="float">
            <text:p>497</text:p>
          </table:table-cell>
          <table:table-cell table:formula="of:=[.B111]-[.B$1]" office:value-type="float" office:value="-133.5" calcext:value-type="float">
            <text:p>-133.5</text:p>
          </table:table-cell>
          <table:table-cell table:formula="of:=[.C111]-[.C$1]" office:value-type="float" office:value="-8" calcext:value-type="float">
            <text:p>-8</text:p>
          </table:table-cell>
          <table:table-cell table:formula="of:=[.D111]-[.D$1]" office:value-type="float" office:value="361" calcext:value-type="float">
            <text:p>361</text:p>
          </table:table-cell>
          <table:table-cell table:style-name="ce4" table:formula="of:=SQRT([.E111]^2 + [.F111]^2 + [.G111]^2)" office:value-type="float" office:value="384.976947361787" calcext:value-type="float">
            <text:p>384.98</text:p>
          </table:table-cell>
          <table:table-cell table:style-name="ce4" table:formula="of:=[.E111]/[.$H111]" office:value-type="float" office:value="-0.346774010534563" calcext:value-type="float">
            <text:p>-0.35</text:p>
          </table:table-cell>
          <table:table-cell table:style-name="ce4" table:formula="of:=[.F111]/[.$H111]" office:value-type="float" office:value="-0.0207804650507603" calcext:value-type="float">
            <text:p>-0.02</text:p>
          </table:table-cell>
          <table:table-cell table:style-name="ce4" table:formula="of:=[.G111]/[.$H111]" office:value-type="float" office:value="0.937718485415559" calcext:value-type="float">
            <text:p>0.94</text:p>
          </table:table-cell>
          <table:table-cell table:formula="of:=MOD(DEGREES(ATAN2([.I111];[.J111]))+360; 360)" office:value-type="float" office:value="183.429353919742" calcext:value-type="float">
            <text:p>183.43</text:p>
          </table:table-cell>
          <table:table-cell table:formula="of:=MOD(DEGREES(ATAN2([.E111];[.F111]))+360; 360)" office:value-type="float" office:value="183.429353919742" calcext:value-type="float">
            <text:p>18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0" calcext:value-type="float">
            <text:p>300</text:p>
          </table:table-cell>
          <table:table-cell office:value-type="float" office:value="504" calcext:value-type="float">
            <text:p>504</text:p>
          </table:table-cell>
          <table:table-cell table:formula="of:=[.B112]-[.B$1]" office:value-type="float" office:value="-133.5" calcext:value-type="float">
            <text:p>-133.5</text:p>
          </table:table-cell>
          <table:table-cell table:formula="of:=[.C112]-[.C$1]" office:value-type="float" office:value="2" calcext:value-type="float">
            <text:p>2</text:p>
          </table:table-cell>
          <table:table-cell table:formula="of:=[.D112]-[.D$1]" office:value-type="float" office:value="368" calcext:value-type="float">
            <text:p>368</text:p>
          </table:table-cell>
          <table:table-cell table:style-name="ce4" table:formula="of:=SQRT([.E112]^2 + [.F112]^2 + [.G112]^2)" office:value-type="float" office:value="391.471901929117" calcext:value-type="float">
            <text:p>391.47</text:p>
          </table:table-cell>
          <table:table-cell table:style-name="ce4" table:formula="of:=[.E112]/[.$H112]" office:value-type="float" office:value="-0.341020643734918" calcext:value-type="float">
            <text:p>-0.34</text:p>
          </table:table-cell>
          <table:table-cell table:style-name="ce4" table:formula="of:=[.F112]/[.$H112]" office:value-type="float" office:value="0.00510892350164671" calcext:value-type="float">
            <text:p>0.01</text:p>
          </table:table-cell>
          <table:table-cell table:style-name="ce4" table:formula="of:=[.G112]/[.$H112]" office:value-type="float" office:value="0.940041924302994" calcext:value-type="float">
            <text:p>0.94</text:p>
          </table:table-cell>
          <table:table-cell table:formula="of:=MOD(DEGREES(ATAN2([.I112];[.J112]))+360; 360)" office:value-type="float" office:value="179.141700469968" calcext:value-type="float">
            <text:p>179.14</text:p>
          </table:table-cell>
          <table:table-cell table:formula="of:=MOD(DEGREES(ATAN2([.E112];[.F112]))+360; 360)" office:value-type="float" office:value="179.141700469968" calcext:value-type="float">
            <text:p>179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3" calcext:value-type="float">
            <text:p>293</text:p>
          </table:table-cell>
          <table:table-cell office:value-type="float" office:value="509" calcext:value-type="float">
            <text:p>509</text:p>
          </table:table-cell>
          <table:table-cell table:formula="of:=[.B113]-[.B$1]" office:value-type="float" office:value="-131.5" calcext:value-type="float">
            <text:p>-131.5</text:p>
          </table:table-cell>
          <table:table-cell table:formula="of:=[.C113]-[.C$1]" office:value-type="float" office:value="-5" calcext:value-type="float">
            <text:p>-5</text:p>
          </table:table-cell>
          <table:table-cell table:formula="of:=[.D113]-[.D$1]" office:value-type="float" office:value="373" calcext:value-type="float">
            <text:p>373</text:p>
          </table:table-cell>
          <table:table-cell table:style-name="ce4" table:formula="of:=SQRT([.E113]^2 + [.F113]^2 + [.G113]^2)" office:value-type="float" office:value="395.532868419301" calcext:value-type="float">
            <text:p>395.53</text:p>
          </table:table-cell>
          <table:table-cell table:style-name="ce4" table:formula="of:=[.E113]/[.$H113]" office:value-type="float" office:value="-0.33246288867351" calcext:value-type="float">
            <text:p>-0.33</text:p>
          </table:table-cell>
          <table:table-cell table:style-name="ce4" table:formula="of:=[.F113]/[.$H113]" office:value-type="float" office:value="-0.0126411744742779" calcext:value-type="float">
            <text:p>-0.01</text:p>
          </table:table-cell>
          <table:table-cell table:style-name="ce4" table:formula="of:=[.G113]/[.$H113]" office:value-type="float" office:value="0.943031615781134" calcext:value-type="float">
            <text:p>0.94</text:p>
          </table:table-cell>
          <table:table-cell table:formula="of:=MOD(DEGREES(ATAN2([.I113];[.J113]))+360; 360)" office:value-type="float" office:value="182.177497792674" calcext:value-type="float">
            <text:p>182.18</text:p>
          </table:table-cell>
          <table:table-cell table:formula="of:=MOD(DEGREES(ATAN2([.E113];[.F113]))+360; 360)" office:value-type="float" office:value="182.177497792674" calcext:value-type="float">
            <text:p>182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7" calcext:value-type="float">
            <text:p>307</text:p>
          </table:table-cell>
          <table:table-cell office:value-type="float" office:value="502" calcext:value-type="float">
            <text:p>502</text:p>
          </table:table-cell>
          <table:table-cell table:formula="of:=[.B114]-[.B$1]" office:value-type="float" office:value="-136.5" calcext:value-type="float">
            <text:p>-136.5</text:p>
          </table:table-cell>
          <table:table-cell table:formula="of:=[.C114]-[.C$1]" office:value-type="float" office:value="9" calcext:value-type="float">
            <text:p>9</text:p>
          </table:table-cell>
          <table:table-cell table:formula="of:=[.D114]-[.D$1]" office:value-type="float" office:value="366" calcext:value-type="float">
            <text:p>366</text:p>
          </table:table-cell>
          <table:table-cell table:style-name="ce4" table:formula="of:=SQRT([.E114]^2 + [.F114]^2 + [.G114]^2)" office:value-type="float" office:value="390.729126121921" calcext:value-type="float">
            <text:p>390.73</text:p>
          </table:table-cell>
          <table:table-cell table:style-name="ce4" table:formula="of:=[.E114]/[.$H114]" office:value-type="float" office:value="-0.349346877093077" calcext:value-type="float">
            <text:p>-0.35</text:p>
          </table:table-cell>
          <table:table-cell table:style-name="ce4" table:formula="of:=[.F114]/[.$H114]" office:value-type="float" office:value="0.023033860028115" calcext:value-type="float">
            <text:p>0.02</text:p>
          </table:table-cell>
          <table:table-cell table:style-name="ce4" table:formula="of:=[.G114]/[.$H114]" office:value-type="float" office:value="0.936710307810008" calcext:value-type="float">
            <text:p>0.94</text:p>
          </table:table-cell>
          <table:table-cell table:formula="of:=MOD(DEGREES(ATAN2([.I114];[.J114]))+360; 360)" office:value-type="float" office:value="176.22771639062" calcext:value-type="float">
            <text:p>176.23</text:p>
          </table:table-cell>
          <table:table-cell table:formula="of:=MOD(DEGREES(ATAN2([.E114];[.F114]))+360; 360)" office:value-type="float" office:value="176.22771639062" calcext:value-type="float">
            <text:p>176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6" calcext:value-type="float">
            <text:p>296</text:p>
          </table:table-cell>
          <table:table-cell office:value-type="float" office:value="501" calcext:value-type="float">
            <text:p>501</text:p>
          </table:table-cell>
          <table:table-cell table:formula="of:=[.B115]-[.B$1]" office:value-type="float" office:value="-130.5" calcext:value-type="float">
            <text:p>-130.5</text:p>
          </table:table-cell>
          <table:table-cell table:formula="of:=[.C115]-[.C$1]" office:value-type="float" office:value="-2" calcext:value-type="float">
            <text:p>-2</text:p>
          </table:table-cell>
          <table:table-cell table:formula="of:=[.D115]-[.D$1]" office:value-type="float" office:value="365" calcext:value-type="float">
            <text:p>365</text:p>
          </table:table-cell>
          <table:table-cell table:style-name="ce4" table:formula="of:=SQRT([.E115]^2 + [.F115]^2 + [.G115]^2)" office:value-type="float" office:value="387.632880442307" calcext:value-type="float">
            <text:p>387.63</text:p>
          </table:table-cell>
          <table:table-cell table:style-name="ce4" table:formula="of:=[.E115]/[.$H115]" office:value-type="float" office:value="-0.336658747449632" calcext:value-type="float">
            <text:p>-0.34</text:p>
          </table:table-cell>
          <table:table-cell table:style-name="ce4" table:formula="of:=[.F115]/[.$H115]" office:value-type="float" office:value="-0.00515952103371083" calcext:value-type="float">
            <text:p>-0.01</text:p>
          </table:table-cell>
          <table:table-cell table:style-name="ce4" table:formula="of:=[.G115]/[.$H115]" office:value-type="float" office:value="0.941612588652227" calcext:value-type="float">
            <text:p>0.94</text:p>
          </table:table-cell>
          <table:table-cell table:formula="of:=MOD(DEGREES(ATAN2([.I115];[.J115]))+360; 360)" office:value-type="float" office:value="180.878027499473" calcext:value-type="float">
            <text:p>180.88</text:p>
          </table:table-cell>
          <table:table-cell table:formula="of:=MOD(DEGREES(ATAN2([.E115];[.F115]))+360; 360)" office:value-type="float" office:value="180.878027499473" calcext:value-type="float">
            <text:p>180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11" calcext:value-type="float">
            <text:p>311</text:p>
          </table:table-cell>
          <table:table-cell office:value-type="float" office:value="505" calcext:value-type="float">
            <text:p>505</text:p>
          </table:table-cell>
          <table:table-cell table:formula="of:=[.B116]-[.B$1]" office:value-type="float" office:value="-130.5" calcext:value-type="float">
            <text:p>-130.5</text:p>
          </table:table-cell>
          <table:table-cell table:formula="of:=[.C116]-[.C$1]" office:value-type="float" office:value="13" calcext:value-type="float">
            <text:p>13</text:p>
          </table:table-cell>
          <table:table-cell table:formula="of:=[.D116]-[.D$1]" office:value-type="float" office:value="369" calcext:value-type="float">
            <text:p>369</text:p>
          </table:table-cell>
          <table:table-cell table:style-name="ce4" table:formula="of:=SQRT([.E116]^2 + [.F116]^2 + [.G116]^2)" office:value-type="float" office:value="391.612372123251" calcext:value-type="float">
            <text:p>391.61</text:p>
          </table:table-cell>
          <table:table-cell table:style-name="ce4" table:formula="of:=[.E116]/[.$H116]" office:value-type="float" office:value="-0.333237684224461" calcext:value-type="float">
            <text:p>-0.33</text:p>
          </table:table-cell>
          <table:table-cell table:style-name="ce4" table:formula="of:=[.F116]/[.$H116]" office:value-type="float" office:value="0.0331960911487968" calcext:value-type="float">
            <text:p>0.03</text:p>
          </table:table-cell>
          <table:table-cell table:style-name="ce4" table:formula="of:=[.G116]/[.$H116]" office:value-type="float" office:value="0.942258279531233" calcext:value-type="float">
            <text:p>0.94</text:p>
          </table:table-cell>
          <table:table-cell table:formula="of:=MOD(DEGREES(ATAN2([.I116];[.J116]))+360; 360)" office:value-type="float" office:value="174.311142741394" calcext:value-type="float">
            <text:p>174.31</text:p>
          </table:table-cell>
          <table:table-cell table:formula="of:=MOD(DEGREES(ATAN2([.E116];[.F116]))+360; 360)" office:value-type="float" office:value="174.311142741394" calcext:value-type="float">
            <text:p>174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" calcext:value-type="float">
            <text:p>-195</text:p>
          </table:table-cell>
          <table:table-cell office:value-type="float" office:value="301" calcext:value-type="float">
            <text:p>301</text:p>
          </table:table-cell>
          <table:table-cell office:value-type="float" office:value="508" calcext:value-type="float">
            <text:p>508</text:p>
          </table:table-cell>
          <table:table-cell table:formula="of:=[.B117]-[.B$1]" office:value-type="float" office:value="-139.5" calcext:value-type="float">
            <text:p>-139.5</text:p>
          </table:table-cell>
          <table:table-cell table:formula="of:=[.C117]-[.C$1]" office:value-type="float" office:value="3" calcext:value-type="float">
            <text:p>3</text:p>
          </table:table-cell>
          <table:table-cell table:formula="of:=[.D117]-[.D$1]" office:value-type="float" office:value="372" calcext:value-type="float">
            <text:p>372</text:p>
          </table:table-cell>
          <table:table-cell table:style-name="ce4" table:formula="of:=SQRT([.E117]^2 + [.F117]^2 + [.G117]^2)" office:value-type="float" office:value="397.307500558446" calcext:value-type="float">
            <text:p>397.31</text:p>
          </table:table-cell>
          <table:table-cell table:style-name="ce4" table:formula="of:=[.E117]/[.$H117]" office:value-type="float" office:value="-0.351113431797592" calcext:value-type="float">
            <text:p>-0.35</text:p>
          </table:table-cell>
          <table:table-cell table:style-name="ce4" table:formula="of:=[.F117]/[.$H117]" office:value-type="float" office:value="0.0075508264902708" calcext:value-type="float">
            <text:p>0.01</text:p>
          </table:table-cell>
          <table:table-cell table:style-name="ce4" table:formula="of:=[.G117]/[.$H117]" office:value-type="float" office:value="0.93630248479358" calcext:value-type="float">
            <text:p>0.94</text:p>
          </table:table-cell>
          <table:table-cell table:formula="of:=MOD(DEGREES(ATAN2([.I117];[.J117]))+360; 360)" office:value-type="float" office:value="178.76802259736" calcext:value-type="float">
            <text:p>178.77</text:p>
          </table:table-cell>
          <table:table-cell table:formula="of:=MOD(DEGREES(ATAN2([.E117];[.F117]))+360; 360)" office:value-type="float" office:value="178.76802259736" calcext:value-type="float">
            <text:p>178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1" calcext:value-type="float">
            <text:p>301</text:p>
          </table:table-cell>
          <table:table-cell office:value-type="float" office:value="496" calcext:value-type="float">
            <text:p>496</text:p>
          </table:table-cell>
          <table:table-cell table:formula="of:=[.B118]-[.B$1]" office:value-type="float" office:value="-132.5" calcext:value-type="float">
            <text:p>-132.5</text:p>
          </table:table-cell>
          <table:table-cell table:formula="of:=[.C118]-[.C$1]" office:value-type="float" office:value="3" calcext:value-type="float">
            <text:p>3</text:p>
          </table:table-cell>
          <table:table-cell table:formula="of:=[.D118]-[.D$1]" office:value-type="float" office:value="360" calcext:value-type="float">
            <text:p>360</text:p>
          </table:table-cell>
          <table:table-cell table:style-name="ce4" table:formula="of:=SQRT([.E118]^2 + [.F118]^2 + [.G118]^2)" office:value-type="float" office:value="383.621232467652" calcext:value-type="float">
            <text:p>383.62</text:p>
          </table:table-cell>
          <table:table-cell table:style-name="ce4" table:formula="of:=[.E118]/[.$H118]" office:value-type="float" office:value="-0.345392769705918" calcext:value-type="float">
            <text:p>-0.35</text:p>
          </table:table-cell>
          <table:table-cell table:style-name="ce4" table:formula="of:=[.F118]/[.$H118]" office:value-type="float" office:value="0.0078202136537189" calcext:value-type="float">
            <text:p>0.01</text:p>
          </table:table-cell>
          <table:table-cell table:style-name="ce4" table:formula="of:=[.G118]/[.$H118]" office:value-type="float" office:value="0.938425638446268" calcext:value-type="float">
            <text:p>0.94</text:p>
          </table:table-cell>
          <table:table-cell table:formula="of:=MOD(DEGREES(ATAN2([.I118];[.J118]))+360; 360)" office:value-type="float" office:value="178.702958674873" calcext:value-type="float">
            <text:p>178.70</text:p>
          </table:table-cell>
          <table:table-cell table:formula="of:=MOD(DEGREES(ATAN2([.E118];[.F118]))+360; 360)" office:value-type="float" office:value="178.702958674873" calcext:value-type="float">
            <text:p>178.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table:formula="of:=[.B119]-[.B$1]" office:value-type="float" office:value="-129.5" calcext:value-type="float">
            <text:p>-129.5</text:p>
          </table:table-cell>
          <table:table-cell table:formula="of:=[.C119]-[.C$1]" office:value-type="float" office:value="2" calcext:value-type="float">
            <text:p>2</text:p>
          </table:table-cell>
          <table:table-cell table:formula="of:=[.D119]-[.D$1]" office:value-type="float" office:value="366" calcext:value-type="float">
            <text:p>366</text:p>
          </table:table-cell>
          <table:table-cell table:style-name="ce4" table:formula="of:=SQRT([.E119]^2 + [.F119]^2 + [.G119]^2)" office:value-type="float" office:value="388.239938697708" calcext:value-type="float">
            <text:p>388.24</text:p>
          </table:table-cell>
          <table:table-cell table:style-name="ce4" table:formula="of:=[.E119]/[.$H119]" office:value-type="float" office:value="-0.333556615618651" calcext:value-type="float">
            <text:p>-0.33</text:p>
          </table:table-cell>
          <table:table-cell table:style-name="ce4" table:formula="of:=[.F119]/[.$H119]" office:value-type="float" office:value="0.00515145352306797" calcext:value-type="float">
            <text:p>0.01</text:p>
          </table:table-cell>
          <table:table-cell table:style-name="ce4" table:formula="of:=[.G119]/[.$H119]" office:value-type="float" office:value="0.942715994721438" calcext:value-type="float">
            <text:p>0.94</text:p>
          </table:table-cell>
          <table:table-cell table:formula="of:=MOD(DEGREES(ATAN2([.I119];[.J119]))+360; 360)" office:value-type="float" office:value="179.115193439166" calcext:value-type="float">
            <text:p>179.12</text:p>
          </table:table-cell>
          <table:table-cell table:formula="of:=MOD(DEGREES(ATAN2([.E119];[.F119]))+360; 360)" office:value-type="float" office:value="179.115193439166" calcext:value-type="float">
            <text:p>1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292" calcext:value-type="float">
            <text:p>292</text:p>
          </table:table-cell>
          <table:table-cell office:value-type="float" office:value="496" calcext:value-type="float">
            <text:p>496</text:p>
          </table:table-cell>
          <table:table-cell table:formula="of:=[.B120]-[.B$1]" office:value-type="float" office:value="-125.5" calcext:value-type="float">
            <text:p>-125.5</text:p>
          </table:table-cell>
          <table:table-cell table:formula="of:=[.C120]-[.C$1]" office:value-type="float" office:value="-6" calcext:value-type="float">
            <text:p>-6</text:p>
          </table:table-cell>
          <table:table-cell table:formula="of:=[.D120]-[.D$1]" office:value-type="float" office:value="360" calcext:value-type="float">
            <text:p>360</text:p>
          </table:table-cell>
          <table:table-cell table:style-name="ce4" table:formula="of:=SQRT([.E120]^2 + [.F120]^2 + [.G120]^2)" office:value-type="float" office:value="381.295489089499" calcext:value-type="float">
            <text:p>381.30</text:p>
          </table:table-cell>
          <table:table-cell table:style-name="ce4" table:formula="of:=[.E120]/[.$H120]" office:value-type="float" office:value="-0.329141056191573" calcext:value-type="float">
            <text:p>-0.33</text:p>
          </table:table-cell>
          <table:table-cell table:style-name="ce4" table:formula="of:=[.F120]/[.$H120]" office:value-type="float" office:value="-0.0157358273876449" calcext:value-type="float">
            <text:p>-0.02</text:p>
          </table:table-cell>
          <table:table-cell table:style-name="ce4" table:formula="of:=[.G120]/[.$H120]" office:value-type="float" office:value="0.944149643258695" calcext:value-type="float">
            <text:p>0.94</text:p>
          </table:table-cell>
          <table:table-cell table:formula="of:=MOD(DEGREES(ATAN2([.I120];[.J120]))+360; 360)" office:value-type="float" office:value="182.737156305061" calcext:value-type="float">
            <text:p>182.74</text:p>
          </table:table-cell>
          <table:table-cell table:formula="of:=MOD(DEGREES(ATAN2([.E120];[.F120]))+360; 360)" office:value-type="float" office:value="182.737156305061" calcext:value-type="float">
            <text:p>182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294" calcext:value-type="float">
            <text:p>294</text:p>
          </table:table-cell>
          <table:table-cell office:value-type="float" office:value="505" calcext:value-type="float">
            <text:p>505</text:p>
          </table:table-cell>
          <table:table-cell table:formula="of:=[.B121]-[.B$1]" office:value-type="float" office:value="-125.5" calcext:value-type="float">
            <text:p>-125.5</text:p>
          </table:table-cell>
          <table:table-cell table:formula="of:=[.C121]-[.C$1]" office:value-type="float" office:value="-4" calcext:value-type="float">
            <text:p>-4</text:p>
          </table:table-cell>
          <table:table-cell table:formula="of:=[.D121]-[.D$1]" office:value-type="float" office:value="369" calcext:value-type="float">
            <text:p>369</text:p>
          </table:table-cell>
          <table:table-cell table:style-name="ce4" table:formula="of:=SQRT([.E121]^2 + [.F121]^2 + [.G121]^2)" office:value-type="float" office:value="389.77846271953" calcext:value-type="float">
            <text:p>389.78</text:p>
          </table:table-cell>
          <table:table-cell table:style-name="ce4" table:formula="of:=[.E121]/[.$H121]" office:value-type="float" office:value="-0.321977769434391" calcext:value-type="float">
            <text:p>-0.32</text:p>
          </table:table-cell>
          <table:table-cell table:style-name="ce4" table:formula="of:=[.F121]/[.$H121]" office:value-type="float" office:value="-0.0102622396632475" calcext:value-type="float">
            <text:p>-0.01</text:p>
          </table:table-cell>
          <table:table-cell table:style-name="ce4" table:formula="of:=[.G121]/[.$H121]" office:value-type="float" office:value="0.946691608934582" calcext:value-type="float">
            <text:p>0.95</text:p>
          </table:table-cell>
          <table:table-cell table:formula="of:=MOD(DEGREES(ATAN2([.I121];[.J121]))+360; 360)" office:value-type="float" office:value="181.82554230733" calcext:value-type="float">
            <text:p>181.83</text:p>
          </table:table-cell>
          <table:table-cell table:formula="of:=MOD(DEGREES(ATAN2([.E121];[.F121]))+360; 360)" office:value-type="float" office:value="181.82554230733" calcext:value-type="float">
            <text:p>181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9" calcext:value-type="float">
            <text:p>299</text:p>
          </table:table-cell>
          <table:table-cell office:value-type="float" office:value="503" calcext:value-type="float">
            <text:p>503</text:p>
          </table:table-cell>
          <table:table-cell table:formula="of:=[.B122]-[.B$1]" office:value-type="float" office:value="-130.5" calcext:value-type="float">
            <text:p>-130.5</text:p>
          </table:table-cell>
          <table:table-cell table:formula="of:=[.C122]-[.C$1]" office:value-type="float" office:value="1" calcext:value-type="float">
            <text:p>1</text:p>
          </table:table-cell>
          <table:table-cell table:formula="of:=[.D122]-[.D$1]" office:value-type="float" office:value="367" calcext:value-type="float">
            <text:p>367</text:p>
          </table:table-cell>
          <table:table-cell table:style-name="ce4" table:formula="of:=SQRT([.E122]^2 + [.F122]^2 + [.G122]^2)" office:value-type="float" office:value="389.512836758944" calcext:value-type="float">
            <text:p>389.51</text:p>
          </table:table-cell>
          <table:table-cell table:style-name="ce4" table:formula="of:=[.E122]/[.$H122]" office:value-type="float" office:value="-0.335033887678423" calcext:value-type="float">
            <text:p>-0.34</text:p>
          </table:table-cell>
          <table:table-cell table:style-name="ce4" table:formula="of:=[.F122]/[.$H122]" office:value-type="float" office:value="0.00256730948412585" calcext:value-type="float">
            <text:p>0.00</text:p>
          </table:table-cell>
          <table:table-cell table:style-name="ce4" table:formula="of:=[.G122]/[.$H122]" office:value-type="float" office:value="0.942202580674185" calcext:value-type="float">
            <text:p>0.94</text:p>
          </table:table-cell>
          <table:table-cell table:formula="of:=MOD(DEGREES(ATAN2([.I122];[.J122]))+360; 360)" office:value-type="float" office:value="179.560960474318" calcext:value-type="float">
            <text:p>179.56</text:p>
          </table:table-cell>
          <table:table-cell table:formula="of:=MOD(DEGREES(ATAN2([.E122];[.F122]))+360; 360)" office:value-type="float" office:value="179.560960474318" calcext:value-type="float">
            <text:p>17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6" calcext:value-type="float">
            <text:p>296</text:p>
          </table:table-cell>
          <table:table-cell office:value-type="float" office:value="508" calcext:value-type="float">
            <text:p>508</text:p>
          </table:table-cell>
          <table:table-cell table:formula="of:=[.B123]-[.B$1]" office:value-type="float" office:value="-130.5" calcext:value-type="float">
            <text:p>-130.5</text:p>
          </table:table-cell>
          <table:table-cell table:formula="of:=[.C123]-[.C$1]" office:value-type="float" office:value="-2" calcext:value-type="float">
            <text:p>-2</text:p>
          </table:table-cell>
          <table:table-cell table:formula="of:=[.D123]-[.D$1]" office:value-type="float" office:value="372" calcext:value-type="float">
            <text:p>372</text:p>
          </table:table-cell>
          <table:table-cell table:style-name="ce4" table:formula="of:=SQRT([.E123]^2 + [.F123]^2 + [.G123]^2)" office:value-type="float" office:value="394.231213883427" calcext:value-type="float">
            <text:p>394.23</text:p>
          </table:table-cell>
          <table:table-cell table:style-name="ce4" table:formula="of:=[.E123]/[.$H123]" office:value-type="float" office:value="-0.331024016882105" calcext:value-type="float">
            <text:p>-0.33</text:p>
          </table:table-cell>
          <table:table-cell table:style-name="ce4" table:formula="of:=[.F123]/[.$H123]" office:value-type="float" office:value="-0.00507316500968743" calcext:value-type="float">
            <text:p>-0.01</text:p>
          </table:table-cell>
          <table:table-cell table:style-name="ce4" table:formula="of:=[.G123]/[.$H123]" office:value-type="float" office:value="0.943608691801861" calcext:value-type="float">
            <text:p>0.94</text:p>
          </table:table-cell>
          <table:table-cell table:formula="of:=MOD(DEGREES(ATAN2([.I123];[.J123]))+360; 360)" office:value-type="float" office:value="180.878027499473" calcext:value-type="float">
            <text:p>180.88</text:p>
          </table:table-cell>
          <table:table-cell table:formula="of:=MOD(DEGREES(ATAN2([.E123];[.F123]))+360; 360)" office:value-type="float" office:value="180.878027499473" calcext:value-type="float">
            <text:p>180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4" calcext:value-type="float">
            <text:p>294</text:p>
          </table:table-cell>
          <table:table-cell office:value-type="float" office:value="496" calcext:value-type="float">
            <text:p>496</text:p>
          </table:table-cell>
          <table:table-cell table:formula="of:=[.B124]-[.B$1]" office:value-type="float" office:value="-132.5" calcext:value-type="float">
            <text:p>-132.5</text:p>
          </table:table-cell>
          <table:table-cell table:formula="of:=[.C124]-[.C$1]" office:value-type="float" office:value="-4" calcext:value-type="float">
            <text:p>-4</text:p>
          </table:table-cell>
          <table:table-cell table:formula="of:=[.D124]-[.D$1]" office:value-type="float" office:value="360" calcext:value-type="float">
            <text:p>360</text:p>
          </table:table-cell>
          <table:table-cell table:style-name="ce4" table:formula="of:=SQRT([.E124]^2 + [.F124]^2 + [.G124]^2)" office:value-type="float" office:value="383.630355941758" calcext:value-type="float">
            <text:p>383.63</text:p>
          </table:table-cell>
          <table:table-cell table:style-name="ce4" table:formula="of:=[.E124]/[.$H124]" office:value-type="float" office:value="-0.345384555595793" calcext:value-type="float">
            <text:p>-0.35</text:p>
          </table:table-cell>
          <table:table-cell table:style-name="ce4" table:formula="of:=[.F124]/[.$H124]" office:value-type="float" office:value="-0.010426703565156" calcext:value-type="float">
            <text:p>-0.01</text:p>
          </table:table-cell>
          <table:table-cell table:style-name="ce4" table:formula="of:=[.G124]/[.$H124]" office:value-type="float" office:value="0.938403320864041" calcext:value-type="float">
            <text:p>0.94</text:p>
          </table:table-cell>
          <table:table-cell table:formula="of:=MOD(DEGREES(ATAN2([.I124];[.J124]))+360; 360)" office:value-type="float" office:value="181.729158744159" calcext:value-type="float">
            <text:p>181.73</text:p>
          </table:table-cell>
          <table:table-cell table:formula="of:=MOD(DEGREES(ATAN2([.E124];[.F124]))+360; 360)" office:value-type="float" office:value="181.729158744159" calcext:value-type="float">
            <text:p>181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6" calcext:value-type="float">
            <text:p>296</text:p>
          </table:table-cell>
          <table:table-cell office:value-type="float" office:value="508" calcext:value-type="float">
            <text:p>508</text:p>
          </table:table-cell>
          <table:table-cell table:formula="of:=[.B125]-[.B$1]" office:value-type="float" office:value="-132.5" calcext:value-type="float">
            <text:p>-132.5</text:p>
          </table:table-cell>
          <table:table-cell table:formula="of:=[.C125]-[.C$1]" office:value-type="float" office:value="-2" calcext:value-type="float">
            <text:p>-2</text:p>
          </table:table-cell>
          <table:table-cell table:formula="of:=[.D125]-[.D$1]" office:value-type="float" office:value="372" calcext:value-type="float">
            <text:p>372</text:p>
          </table:table-cell>
          <table:table-cell table:style-name="ce4" table:formula="of:=SQRT([.E125]^2 + [.F125]^2 + [.G125]^2)" office:value-type="float" office:value="394.897771581456" calcext:value-type="float">
            <text:p>394.90</text:p>
          </table:table-cell>
          <table:table-cell table:style-name="ce4" table:formula="of:=[.E125]/[.$H125]" office:value-type="float" office:value="-0.335529875160789" calcext:value-type="float">
            <text:p>-0.34</text:p>
          </table:table-cell>
          <table:table-cell table:style-name="ce4" table:formula="of:=[.F125]/[.$H125]" office:value-type="float" office:value="-0.00506460188921947" calcext:value-type="float">
            <text:p>-0.01</text:p>
          </table:table-cell>
          <table:table-cell table:style-name="ce4" table:formula="of:=[.G125]/[.$H125]" office:value-type="float" office:value="0.94201595139482" calcext:value-type="float">
            <text:p>0.94</text:p>
          </table:table-cell>
          <table:table-cell table:formula="of:=MOD(DEGREES(ATAN2([.I125];[.J125]))+360; 360)" office:value-type="float" office:value="180.864776282291" calcext:value-type="float">
            <text:p>180.86</text:p>
          </table:table-cell>
          <table:table-cell table:formula="of:=MOD(DEGREES(ATAN2([.E125];[.F125]))+360; 360)" office:value-type="float" office:value="180.864776282291" calcext:value-type="float">
            <text:p>180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5" calcext:value-type="float">
            <text:p>305</text:p>
          </table:table-cell>
          <table:table-cell office:value-type="float" office:value="502" calcext:value-type="float">
            <text:p>502</text:p>
          </table:table-cell>
          <table:table-cell table:formula="of:=[.B126]-[.B$1]" office:value-type="float" office:value="-131.5" calcext:value-type="float">
            <text:p>-131.5</text:p>
          </table:table-cell>
          <table:table-cell table:formula="of:=[.C126]-[.C$1]" office:value-type="float" office:value="7" calcext:value-type="float">
            <text:p>7</text:p>
          </table:table-cell>
          <table:table-cell table:formula="of:=[.D126]-[.D$1]" office:value-type="float" office:value="366" calcext:value-type="float">
            <text:p>366</text:p>
          </table:table-cell>
          <table:table-cell table:style-name="ce4" table:formula="of:=SQRT([.E126]^2 + [.F126]^2 + [.G126]^2)" office:value-type="float" office:value="388.969471809807" calcext:value-type="float">
            <text:p>388.97</text:p>
          </table:table-cell>
          <table:table-cell table:style-name="ce4" table:formula="of:=[.E126]/[.$H126]" office:value-type="float" office:value="-0.338072803986785" calcext:value-type="float">
            <text:p>-0.34</text:p>
          </table:table-cell>
          <table:table-cell table:style-name="ce4" table:formula="of:=[.F126]/[.$H126]" office:value-type="float" office:value="0.0179962709346577" calcext:value-type="float">
            <text:p>0.02</text:p>
          </table:table-cell>
          <table:table-cell table:style-name="ce4" table:formula="of:=[.G126]/[.$H126]" office:value-type="float" office:value="0.940947880297819" calcext:value-type="float">
            <text:p>0.94</text:p>
          </table:table-cell>
          <table:table-cell table:formula="of:=MOD(DEGREES(ATAN2([.I126];[.J126]))+360; 360)" office:value-type="float" office:value="176.952910496614" calcext:value-type="float">
            <text:p>176.95</text:p>
          </table:table-cell>
          <table:table-cell table:formula="of:=MOD(DEGREES(ATAN2([.E126];[.F126]))+360; 360)" office:value-type="float" office:value="176.952910496614" calcext:value-type="float">
            <text:p>176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table:formula="of:=[.B127]-[.B$1]" office:value-type="float" office:value="-129.5" calcext:value-type="float">
            <text:p>-129.5</text:p>
          </table:table-cell>
          <table:table-cell table:formula="of:=[.C127]-[.C$1]" office:value-type="float" office:value="2" calcext:value-type="float">
            <text:p>2</text:p>
          </table:table-cell>
          <table:table-cell table:formula="of:=[.D127]-[.D$1]" office:value-type="float" office:value="366" calcext:value-type="float">
            <text:p>366</text:p>
          </table:table-cell>
          <table:table-cell table:style-name="ce4" table:formula="of:=SQRT([.E127]^2 + [.F127]^2 + [.G127]^2)" office:value-type="float" office:value="388.239938697708" calcext:value-type="float">
            <text:p>388.24</text:p>
          </table:table-cell>
          <table:table-cell table:style-name="ce4" table:formula="of:=[.E127]/[.$H127]" office:value-type="float" office:value="-0.333556615618651" calcext:value-type="float">
            <text:p>-0.33</text:p>
          </table:table-cell>
          <table:table-cell table:style-name="ce4" table:formula="of:=[.F127]/[.$H127]" office:value-type="float" office:value="0.00515145352306797" calcext:value-type="float">
            <text:p>0.01</text:p>
          </table:table-cell>
          <table:table-cell table:style-name="ce4" table:formula="of:=[.G127]/[.$H127]" office:value-type="float" office:value="0.942715994721438" calcext:value-type="float">
            <text:p>0.94</text:p>
          </table:table-cell>
          <table:table-cell table:formula="of:=MOD(DEGREES(ATAN2([.I127];[.J127]))+360; 360)" office:value-type="float" office:value="179.115193439166" calcext:value-type="float">
            <text:p>179.12</text:p>
          </table:table-cell>
          <table:table-cell table:formula="of:=MOD(DEGREES(ATAN2([.E127];[.F127]))+360; 360)" office:value-type="float" office:value="179.115193439166" calcext:value-type="float">
            <text:p>1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9" calcext:value-type="float">
            <text:p>299</text:p>
          </table:table-cell>
          <table:table-cell office:value-type="float" office:value="503" calcext:value-type="float">
            <text:p>503</text:p>
          </table:table-cell>
          <table:table-cell table:formula="of:=[.B128]-[.B$1]" office:value-type="float" office:value="-137.5" calcext:value-type="float">
            <text:p>-137.5</text:p>
          </table:table-cell>
          <table:table-cell table:formula="of:=[.C128]-[.C$1]" office:value-type="float" office:value="1" calcext:value-type="float">
            <text:p>1</text:p>
          </table:table-cell>
          <table:table-cell table:formula="of:=[.D128]-[.D$1]" office:value-type="float" office:value="367" calcext:value-type="float">
            <text:p>367</text:p>
          </table:table-cell>
          <table:table-cell table:style-name="ce4" table:formula="of:=SQRT([.E128]^2 + [.F128]^2 + [.G128]^2)" office:value-type="float" office:value="391.913574656454" calcext:value-type="float">
            <text:p>391.91</text:p>
          </table:table-cell>
          <table:table-cell table:style-name="ce4" table:formula="of:=[.E128]/[.$H128]" office:value-type="float" office:value="-0.350842657390805" calcext:value-type="float">
            <text:p>-0.35</text:p>
          </table:table-cell>
          <table:table-cell table:style-name="ce4" table:formula="of:=[.F128]/[.$H128]" office:value-type="float" office:value="0.00255158296284222" calcext:value-type="float">
            <text:p>0.00</text:p>
          </table:table-cell>
          <table:table-cell table:style-name="ce4" table:formula="of:=[.G128]/[.$H128]" office:value-type="float" office:value="0.936430947363094" calcext:value-type="float">
            <text:p>0.94</text:p>
          </table:table-cell>
          <table:table-cell table:formula="of:=MOD(DEGREES(ATAN2([.I128];[.J128]))+360; 360)" office:value-type="float" office:value="179.583310768207" calcext:value-type="float">
            <text:p>179.58</text:p>
          </table:table-cell>
          <table:table-cell table:formula="of:=MOD(DEGREES(ATAN2([.E128];[.F128]))+360; 360)" office:value-type="float" office:value="179.583310768207" calcext:value-type="float">
            <text:p>179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9" calcext:value-type="float">
            <text:p>309</text:p>
          </table:table-cell>
          <table:table-cell office:value-type="float" office:value="505" calcext:value-type="float">
            <text:p>505</text:p>
          </table:table-cell>
          <table:table-cell table:formula="of:=[.B129]-[.B$1]" office:value-type="float" office:value="-135.5" calcext:value-type="float">
            <text:p>-135.5</text:p>
          </table:table-cell>
          <table:table-cell table:formula="of:=[.C129]-[.C$1]" office:value-type="float" office:value="11" calcext:value-type="float">
            <text:p>11</text:p>
          </table:table-cell>
          <table:table-cell table:formula="of:=[.D129]-[.D$1]" office:value-type="float" office:value="369" calcext:value-type="float">
            <text:p>369</text:p>
          </table:table-cell>
          <table:table-cell table:style-name="ce4" table:formula="of:=SQRT([.E129]^2 + [.F129]^2 + [.G129]^2)" office:value-type="float" office:value="393.245788280053" calcext:value-type="float">
            <text:p>393.25</text:p>
          </table:table-cell>
          <table:table-cell table:style-name="ce4" table:formula="of:=[.E129]/[.$H129]" office:value-type="float" office:value="-0.344568216719216" calcext:value-type="float">
            <text:p>-0.34</text:p>
          </table:table-cell>
          <table:table-cell table:style-name="ce4" table:formula="of:=[.F129]/[.$H129]" office:value-type="float" office:value="0.0279723275565415" calcext:value-type="float">
            <text:p>0.03</text:p>
          </table:table-cell>
          <table:table-cell table:style-name="ce4" table:formula="of:=[.G129]/[.$H129]" office:value-type="float" office:value="0.938344442578528" calcext:value-type="float">
            <text:p>0.94</text:p>
          </table:table-cell>
          <table:table-cell table:formula="of:=MOD(DEGREES(ATAN2([.I129];[.J129]))+360; 360)" office:value-type="float" office:value="175.358859789255" calcext:value-type="float">
            <text:p>175.36</text:p>
          </table:table-cell>
          <table:table-cell table:formula="of:=MOD(DEGREES(ATAN2([.E129];[.F129]))+360; 360)" office:value-type="float" office:value="175.358859789255" calcext:value-type="float">
            <text:p>175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9" calcext:value-type="float">
            <text:p>299</text:p>
          </table:table-cell>
          <table:table-cell office:value-type="float" office:value="503" calcext:value-type="float">
            <text:p>503</text:p>
          </table:table-cell>
          <table:table-cell table:formula="of:=[.B130]-[.B$1]" office:value-type="float" office:value="-130.5" calcext:value-type="float">
            <text:p>-130.5</text:p>
          </table:table-cell>
          <table:table-cell table:formula="of:=[.C130]-[.C$1]" office:value-type="float" office:value="1" calcext:value-type="float">
            <text:p>1</text:p>
          </table:table-cell>
          <table:table-cell table:formula="of:=[.D130]-[.D$1]" office:value-type="float" office:value="367" calcext:value-type="float">
            <text:p>367</text:p>
          </table:table-cell>
          <table:table-cell table:style-name="ce4" table:formula="of:=SQRT([.E130]^2 + [.F130]^2 + [.G130]^2)" office:value-type="float" office:value="389.512836758944" calcext:value-type="float">
            <text:p>389.51</text:p>
          </table:table-cell>
          <table:table-cell table:style-name="ce4" table:formula="of:=[.E130]/[.$H130]" office:value-type="float" office:value="-0.335033887678423" calcext:value-type="float">
            <text:p>-0.34</text:p>
          </table:table-cell>
          <table:table-cell table:style-name="ce4" table:formula="of:=[.F130]/[.$H130]" office:value-type="float" office:value="0.00256730948412585" calcext:value-type="float">
            <text:p>0.00</text:p>
          </table:table-cell>
          <table:table-cell table:style-name="ce4" table:formula="of:=[.G130]/[.$H130]" office:value-type="float" office:value="0.942202580674185" calcext:value-type="float">
            <text:p>0.94</text:p>
          </table:table-cell>
          <table:table-cell table:formula="of:=MOD(DEGREES(ATAN2([.I130];[.J130]))+360; 360)" office:value-type="float" office:value="179.560960474318" calcext:value-type="float">
            <text:p>179.56</text:p>
          </table:table-cell>
          <table:table-cell table:formula="of:=MOD(DEGREES(ATAN2([.E130];[.F130]))+360; 360)" office:value-type="float" office:value="179.560960474318" calcext:value-type="float">
            <text:p>17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2" calcext:value-type="float">
            <text:p>302</text:p>
          </table:table-cell>
          <table:table-cell office:value-type="float" office:value="504" calcext:value-type="float">
            <text:p>504</text:p>
          </table:table-cell>
          <table:table-cell table:formula="of:=[.B131]-[.B$1]" office:value-type="float" office:value="-131.5" calcext:value-type="float">
            <text:p>-131.5</text:p>
          </table:table-cell>
          <table:table-cell table:formula="of:=[.C131]-[.C$1]" office:value-type="float" office:value="4" calcext:value-type="float">
            <text:p>4</text:p>
          </table:table-cell>
          <table:table-cell table:formula="of:=[.D131]-[.D$1]" office:value-type="float" office:value="368" calcext:value-type="float">
            <text:p>368</text:p>
          </table:table-cell>
          <table:table-cell table:style-name="ce4" table:formula="of:=SQRT([.E131]^2 + [.F131]^2 + [.G131]^2)" office:value-type="float" office:value="390.809736316791" calcext:value-type="float">
            <text:p>390.81</text:p>
          </table:table-cell>
          <table:table-cell table:style-name="ce4" table:formula="of:=[.E131]/[.$H131]" office:value-type="float" office:value="-0.336480869794415" calcext:value-type="float">
            <text:p>-0.34</text:p>
          </table:table-cell>
          <table:table-cell table:style-name="ce4" table:formula="of:=[.F131]/[.$H131]" office:value-type="float" office:value="0.0102351595374727" calcext:value-type="float">
            <text:p>0.01</text:p>
          </table:table-cell>
          <table:table-cell table:style-name="ce4" table:formula="of:=[.G131]/[.$H131]" office:value-type="float" office:value="0.941634677447489" calcext:value-type="float">
            <text:p>0.94</text:p>
          </table:table-cell>
          <table:table-cell table:formula="of:=MOD(DEGREES(ATAN2([.I131];[.J131]))+360; 360)" office:value-type="float" office:value="178.257699833857" calcext:value-type="float">
            <text:p>178.26</text:p>
          </table:table-cell>
          <table:table-cell table:formula="of:=MOD(DEGREES(ATAN2([.E131];[.F131]))+360; 360)" office:value-type="float" office:value="178.257699833857" calcext:value-type="float">
            <text:p>178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2" calcext:value-type="float">
            <text:p>302</text:p>
          </table:table-cell>
          <table:table-cell office:value-type="float" office:value="502" calcext:value-type="float">
            <text:p>502</text:p>
          </table:table-cell>
          <table:table-cell table:formula="of:=[.B132]-[.B$1]" office:value-type="float" office:value="-133.5" calcext:value-type="float">
            <text:p>-133.5</text:p>
          </table:table-cell>
          <table:table-cell table:formula="of:=[.C132]-[.C$1]" office:value-type="float" office:value="4" calcext:value-type="float">
            <text:p>4</text:p>
          </table:table-cell>
          <table:table-cell table:formula="of:=[.D132]-[.D$1]" office:value-type="float" office:value="366" calcext:value-type="float">
            <text:p>366</text:p>
          </table:table-cell>
          <table:table-cell table:style-name="ce4" table:formula="of:=SQRT([.E132]^2 + [.F132]^2 + [.G132]^2)" office:value-type="float" office:value="389.607815630026" calcext:value-type="float">
            <text:p>389.61</text:p>
          </table:table-cell>
          <table:table-cell table:style-name="ce4" table:formula="of:=[.E132]/[.$H132]" office:value-type="float" office:value="-0.342652263749176" calcext:value-type="float">
            <text:p>-0.34</text:p>
          </table:table-cell>
          <table:table-cell table:style-name="ce4" table:formula="of:=[.F132]/[.$H132]" office:value-type="float" office:value="0.0102667344943573" calcext:value-type="float">
            <text:p>0.01</text:p>
          </table:table-cell>
          <table:table-cell table:style-name="ce4" table:formula="of:=[.G132]/[.$H132]" office:value-type="float" office:value="0.939406206233697" calcext:value-type="float">
            <text:p>0.94</text:p>
          </table:table-cell>
          <table:table-cell table:formula="of:=MOD(DEGREES(ATAN2([.I132];[.J132]))+360; 360)" office:value-type="float" office:value="178.283785980514" calcext:value-type="float">
            <text:p>178.28</text:p>
          </table:table-cell>
          <table:table-cell table:formula="of:=MOD(DEGREES(ATAN2([.E132];[.F132]))+360; 360)" office:value-type="float" office:value="178.283785980514" calcext:value-type="float">
            <text:p>178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9" calcext:value-type="float">
            <text:p>299</text:p>
          </table:table-cell>
          <table:table-cell office:value-type="float" office:value="498" calcext:value-type="float">
            <text:p>498</text:p>
          </table:table-cell>
          <table:table-cell table:formula="of:=[.B133]-[.B$1]" office:value-type="float" office:value="-132.5" calcext:value-type="float">
            <text:p>-132.5</text:p>
          </table:table-cell>
          <table:table-cell table:formula="of:=[.C133]-[.C$1]" office:value-type="float" office:value="1" calcext:value-type="float">
            <text:p>1</text:p>
          </table:table-cell>
          <table:table-cell table:formula="of:=[.D133]-[.D$1]" office:value-type="float" office:value="362" calcext:value-type="float">
            <text:p>362</text:p>
          </table:table-cell>
          <table:table-cell table:style-name="ce4" table:formula="of:=SQRT([.E133]^2 + [.F133]^2 + [.G133]^2)" office:value-type="float" office:value="385.488326671509" calcext:value-type="float">
            <text:p>385.49</text:p>
          </table:table-cell>
          <table:table-cell table:style-name="ce4" table:formula="of:=[.E133]/[.$H133]" office:value-type="float" office:value="-0.343719876407331" calcext:value-type="float">
            <text:p>-0.34</text:p>
          </table:table-cell>
          <table:table-cell table:style-name="ce4" table:formula="of:=[.F133]/[.$H133]" office:value-type="float" office:value="0.00259411227477231" calcext:value-type="float">
            <text:p>0.00</text:p>
          </table:table-cell>
          <table:table-cell table:style-name="ce4" table:formula="of:=[.G133]/[.$H133]" office:value-type="float" office:value="0.939068643467577" calcext:value-type="float">
            <text:p>0.94</text:p>
          </table:table-cell>
          <table:table-cell table:formula="of:=MOD(DEGREES(ATAN2([.I133];[.J133]))+360; 360)" office:value-type="float" office:value="179.567587232462" calcext:value-type="float">
            <text:p>179.57</text:p>
          </table:table-cell>
          <table:table-cell table:formula="of:=MOD(DEGREES(ATAN2([.E133];[.F133]))+360; 360)" office:value-type="float" office:value="179.567587232462" calcext:value-type="float">
            <text:p>179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4" calcext:value-type="float">
            <text:p>304</text:p>
          </table:table-cell>
          <table:table-cell office:value-type="float" office:value="501" calcext:value-type="float">
            <text:p>501</text:p>
          </table:table-cell>
          <table:table-cell table:formula="of:=[.B134]-[.B$1]" office:value-type="float" office:value="-130.5" calcext:value-type="float">
            <text:p>-130.5</text:p>
          </table:table-cell>
          <table:table-cell table:formula="of:=[.C134]-[.C$1]" office:value-type="float" office:value="6" calcext:value-type="float">
            <text:p>6</text:p>
          </table:table-cell>
          <table:table-cell table:formula="of:=[.D134]-[.D$1]" office:value-type="float" office:value="365" calcext:value-type="float">
            <text:p>365</text:p>
          </table:table-cell>
          <table:table-cell table:style-name="ce4" table:formula="of:=SQRT([.E134]^2 + [.F134]^2 + [.G134]^2)" office:value-type="float" office:value="387.674154413213" calcext:value-type="float">
            <text:p>387.67</text:p>
          </table:table-cell>
          <table:table-cell table:style-name="ce4" table:formula="of:=[.E134]/[.$H134]" office:value-type="float" office:value="-0.336622904865881" calcext:value-type="float">
            <text:p>-0.34</text:p>
          </table:table-cell>
          <table:table-cell table:style-name="ce4" table:formula="of:=[.F134]/[.$H134]" office:value-type="float" office:value="0.0154769151662474" calcext:value-type="float">
            <text:p>0.02</text:p>
          </table:table-cell>
          <table:table-cell table:style-name="ce4" table:formula="of:=[.G134]/[.$H134]" office:value-type="float" office:value="0.94151233928005" calcext:value-type="float">
            <text:p>0.94</text:p>
          </table:table-cell>
          <table:table-cell table:formula="of:=MOD(DEGREES(ATAN2([.I134];[.J134]))+360; 360)" office:value-type="float" office:value="177.367565131014" calcext:value-type="float">
            <text:p>177.37</text:p>
          </table:table-cell>
          <table:table-cell table:formula="of:=MOD(DEGREES(ATAN2([.E134];[.F134]))+360; 360)" office:value-type="float" office:value="177.367565131014" calcext:value-type="float">
            <text:p>177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0" calcext:value-type="float">
            <text:p>300</text:p>
          </table:table-cell>
          <table:table-cell office:value-type="float" office:value="504" calcext:value-type="float">
            <text:p>504</text:p>
          </table:table-cell>
          <table:table-cell table:formula="of:=[.B135]-[.B$1]" office:value-type="float" office:value="-133.5" calcext:value-type="float">
            <text:p>-133.5</text:p>
          </table:table-cell>
          <table:table-cell table:formula="of:=[.C135]-[.C$1]" office:value-type="float" office:value="2" calcext:value-type="float">
            <text:p>2</text:p>
          </table:table-cell>
          <table:table-cell table:formula="of:=[.D135]-[.D$1]" office:value-type="float" office:value="368" calcext:value-type="float">
            <text:p>368</text:p>
          </table:table-cell>
          <table:table-cell table:style-name="ce4" table:formula="of:=SQRT([.E135]^2 + [.F135]^2 + [.G135]^2)" office:value-type="float" office:value="391.471901929117" calcext:value-type="float">
            <text:p>391.47</text:p>
          </table:table-cell>
          <table:table-cell table:style-name="ce4" table:formula="of:=[.E135]/[.$H135]" office:value-type="float" office:value="-0.341020643734918" calcext:value-type="float">
            <text:p>-0.34</text:p>
          </table:table-cell>
          <table:table-cell table:style-name="ce4" table:formula="of:=[.F135]/[.$H135]" office:value-type="float" office:value="0.00510892350164671" calcext:value-type="float">
            <text:p>0.01</text:p>
          </table:table-cell>
          <table:table-cell table:style-name="ce4" table:formula="of:=[.G135]/[.$H135]" office:value-type="float" office:value="0.940041924302994" calcext:value-type="float">
            <text:p>0.94</text:p>
          </table:table-cell>
          <table:table-cell table:formula="of:=MOD(DEGREES(ATAN2([.I135];[.J135]))+360; 360)" office:value-type="float" office:value="179.141700469968" calcext:value-type="float">
            <text:p>179.14</text:p>
          </table:table-cell>
          <table:table-cell table:formula="of:=MOD(DEGREES(ATAN2([.E135];[.F135]))+360; 360)" office:value-type="float" office:value="179.141700469968" calcext:value-type="float">
            <text:p>179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6" calcext:value-type="float">
            <text:p>296</text:p>
          </table:table-cell>
          <table:table-cell office:value-type="float" office:value="501" calcext:value-type="float">
            <text:p>501</text:p>
          </table:table-cell>
          <table:table-cell table:formula="of:=[.B136]-[.B$1]" office:value-type="float" office:value="-127.5" calcext:value-type="float">
            <text:p>-127.5</text:p>
          </table:table-cell>
          <table:table-cell table:formula="of:=[.C136]-[.C$1]" office:value-type="float" office:value="-2" calcext:value-type="float">
            <text:p>-2</text:p>
          </table:table-cell>
          <table:table-cell table:formula="of:=[.D136]-[.D$1]" office:value-type="float" office:value="365" calcext:value-type="float">
            <text:p>365</text:p>
          </table:table-cell>
          <table:table-cell table:style-name="ce4" table:formula="of:=SQRT([.E136]^2 + [.F136]^2 + [.G136]^2)" office:value-type="float" office:value="386.633224128501" calcext:value-type="float">
            <text:p>386.63</text:p>
          </table:table-cell>
          <table:table-cell table:style-name="ce4" table:formula="of:=[.E136]/[.$H136]" office:value-type="float" office:value="-0.329769900885766" calcext:value-type="float">
            <text:p>-0.33</text:p>
          </table:table-cell>
          <table:table-cell table:style-name="ce4" table:formula="of:=[.F136]/[.$H136]" office:value-type="float" office:value="-0.00517286119036495" calcext:value-type="float">
            <text:p>-0.01</text:p>
          </table:table-cell>
          <table:table-cell table:style-name="ce4" table:formula="of:=[.G136]/[.$H136]" office:value-type="float" office:value="0.944047167241604" calcext:value-type="float">
            <text:p>0.94</text:p>
          </table:table-cell>
          <table:table-cell table:formula="of:=MOD(DEGREES(ATAN2([.I136];[.J136]))+360; 360)" office:value-type="float" office:value="180.898683620738" calcext:value-type="float">
            <text:p>180.90</text:p>
          </table:table-cell>
          <table:table-cell table:formula="of:=MOD(DEGREES(ATAN2([.E136];[.F136]))+360; 360)" office:value-type="float" office:value="180.898683620738" calcext:value-type="float">
            <text:p>180.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0" calcext:value-type="float">
            <text:p>300</text:p>
          </table:table-cell>
          <table:table-cell office:value-type="float" office:value="506" calcext:value-type="float">
            <text:p>506</text:p>
          </table:table-cell>
          <table:table-cell table:formula="of:=[.B137]-[.B$1]" office:value-type="float" office:value="-129.5" calcext:value-type="float">
            <text:p>-129.5</text:p>
          </table:table-cell>
          <table:table-cell table:formula="of:=[.C137]-[.C$1]" office:value-type="float" office:value="2" calcext:value-type="float">
            <text:p>2</text:p>
          </table:table-cell>
          <table:table-cell table:formula="of:=[.D137]-[.D$1]" office:value-type="float" office:value="370" calcext:value-type="float">
            <text:p>370</text:p>
          </table:table-cell>
          <table:table-cell table:style-name="ce4" table:formula="of:=SQRT([.E137]^2 + [.F137]^2 + [.G137]^2)" office:value-type="float" office:value="392.013073761577" calcext:value-type="float">
            <text:p>392.01</text:p>
          </table:table-cell>
          <table:table-cell table:style-name="ce4" table:formula="of:=[.E137]/[.$H137]" office:value-type="float" office:value="-0.33034612534061" calcext:value-type="float">
            <text:p>-0.33</text:p>
          </table:table-cell>
          <table:table-cell table:style-name="ce4" table:formula="of:=[.F137]/[.$H137]" office:value-type="float" office:value="0.00510187066163105" calcext:value-type="float">
            <text:p>0.01</text:p>
          </table:table-cell>
          <table:table-cell table:style-name="ce4" table:formula="of:=[.G137]/[.$H137]" office:value-type="float" office:value="0.943846072401744" calcext:value-type="float">
            <text:p>0.94</text:p>
          </table:table-cell>
          <table:table-cell table:formula="of:=MOD(DEGREES(ATAN2([.I137];[.J137]))+360; 360)" office:value-type="float" office:value="179.115193439166" calcext:value-type="float">
            <text:p>179.12</text:p>
          </table:table-cell>
          <table:table-cell table:formula="of:=MOD(DEGREES(ATAN2([.E137];[.F137]))+360; 360)" office:value-type="float" office:value="179.115193439166" calcext:value-type="float">
            <text:p>1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305" calcext:value-type="float">
            <text:p>305</text:p>
          </table:table-cell>
          <table:table-cell office:value-type="float" office:value="500" calcext:value-type="float">
            <text:p>500</text:p>
          </table:table-cell>
          <table:table-cell table:formula="of:=[.B138]-[.B$1]" office:value-type="float" office:value="-138.5" calcext:value-type="float">
            <text:p>-138.5</text:p>
          </table:table-cell>
          <table:table-cell table:formula="of:=[.C138]-[.C$1]" office:value-type="float" office:value="7" calcext:value-type="float">
            <text:p>7</text:p>
          </table:table-cell>
          <table:table-cell table:formula="of:=[.D138]-[.D$1]" office:value-type="float" office:value="364" calcext:value-type="float">
            <text:p>364</text:p>
          </table:table-cell>
          <table:table-cell table:style-name="ce4" table:formula="of:=SQRT([.E138]^2 + [.F138]^2 + [.G138]^2)" office:value-type="float" office:value="389.521822238498" calcext:value-type="float">
            <text:p>389.52</text:p>
          </table:table-cell>
          <table:table-cell table:style-name="ce4" table:formula="of:=[.E138]/[.$H138]" office:value-type="float" office:value="-0.355564161217131" calcext:value-type="float">
            <text:p>-0.36</text:p>
          </table:table-cell>
          <table:table-cell table:style-name="ce4" table:formula="of:=[.F138]/[.$H138]" office:value-type="float" office:value="0.0179707518304687" calcext:value-type="float">
            <text:p>0.02</text:p>
          </table:table-cell>
          <table:table-cell table:style-name="ce4" table:formula="of:=[.G138]/[.$H138]" office:value-type="float" office:value="0.934479095184373" calcext:value-type="float">
            <text:p>0.93</text:p>
          </table:table-cell>
          <table:table-cell table:formula="of:=MOD(DEGREES(ATAN2([.I138];[.J138]))+360; 360)" office:value-type="float" office:value="177.106646390413" calcext:value-type="float">
            <text:p>177.11</text:p>
          </table:table-cell>
          <table:table-cell table:formula="of:=MOD(DEGREES(ATAN2([.E138];[.F138]))+360; 360)" office:value-type="float" office:value="177.106646390413" calcext:value-type="float">
            <text:p>17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298" calcext:value-type="float">
            <text:p>298</text:p>
          </table:table-cell>
          <table:table-cell office:value-type="float" office:value="506" calcext:value-type="float">
            <text:p>506</text:p>
          </table:table-cell>
          <table:table-cell table:formula="of:=[.B139]-[.B$1]" office:value-type="float" office:value="-129.5" calcext:value-type="float">
            <text:p>-129.5</text:p>
          </table:table-cell>
          <table:table-cell table:formula="of:=[.C139]-[.C$1]" office:value-type="float" office:value="0" calcext:value-type="float">
            <text:p>0</text:p>
          </table:table-cell>
          <table:table-cell table:formula="of:=[.D139]-[.D$1]" office:value-type="float" office:value="370" calcext:value-type="float">
            <text:p>370</text:p>
          </table:table-cell>
          <table:table-cell table:style-name="ce4" table:formula="of:=SQRT([.E139]^2 + [.F139]^2 + [.G139]^2)" office:value-type="float" office:value="392.007971857716" calcext:value-type="float">
            <text:p>392.01</text:p>
          </table:table-cell>
          <table:table-cell table:style-name="ce4" table:formula="of:=[.E139]/[.$H139]" office:value-type="float" office:value="-0.330350424728106" calcext:value-type="float">
            <text:p>-0.33</text:p>
          </table:table-cell>
          <table:table-cell table:style-name="ce4" table:formula="of:=[.F139]/[.$H139]" office:value-type="float" office:value="0" calcext:value-type="float">
            <text:p>0.00</text:p>
          </table:table-cell>
          <table:table-cell table:style-name="ce4" table:formula="of:=[.G139]/[.$H139]" office:value-type="float" office:value="0.943858356366017" calcext:value-type="float">
            <text:p>0.94</text:p>
          </table:table-cell>
          <table:table-cell table:formula="of:=MOD(DEGREES(ATAN2([.I139];[.J139]))+360; 360)" office:value-type="float" office:value="180" calcext:value-type="float">
            <text:p>180.00</text:p>
          </table:table-cell>
          <table:table-cell table:formula="of:=MOD(DEGREES(ATAN2([.E139];[.F139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295" calcext:value-type="float">
            <text:p>295</text:p>
          </table:table-cell>
          <table:table-cell office:value-type="float" office:value="504" calcext:value-type="float">
            <text:p>504</text:p>
          </table:table-cell>
          <table:table-cell table:formula="of:=[.B140]-[.B$1]" office:value-type="float" office:value="-136.5" calcext:value-type="float">
            <text:p>-136.5</text:p>
          </table:table-cell>
          <table:table-cell table:formula="of:=[.C140]-[.C$1]" office:value-type="float" office:value="-3" calcext:value-type="float">
            <text:p>-3</text:p>
          </table:table-cell>
          <table:table-cell table:formula="of:=[.D140]-[.D$1]" office:value-type="float" office:value="368" calcext:value-type="float">
            <text:p>368</text:p>
          </table:table-cell>
          <table:table-cell table:style-name="ce4" table:formula="of:=SQRT([.E140]^2 + [.F140]^2 + [.G140]^2)" office:value-type="float" office:value="392.511464800711" calcext:value-type="float">
            <text:p>392.51</text:p>
          </table:table-cell>
          <table:table-cell table:style-name="ce4" table:formula="of:=[.E140]/[.$H140]" office:value-type="float" office:value="-0.347760542661613" calcext:value-type="float">
            <text:p>-0.35</text:p>
          </table:table-cell>
          <table:table-cell table:style-name="ce4" table:formula="of:=[.F140]/[.$H140]" office:value-type="float" office:value="-0.00764308884970578" calcext:value-type="float">
            <text:p>-0.01</text:p>
          </table:table-cell>
          <table:table-cell table:style-name="ce4" table:formula="of:=[.G140]/[.$H140]" office:value-type="float" office:value="0.937552232230576" calcext:value-type="float">
            <text:p>0.94</text:p>
          </table:table-cell>
          <table:table-cell table:formula="of:=MOD(DEGREES(ATAN2([.I140];[.J140]))+360; 360)" office:value-type="float" office:value="181.259045207175" calcext:value-type="float">
            <text:p>181.26</text:p>
          </table:table-cell>
          <table:table-cell table:formula="of:=MOD(DEGREES(ATAN2([.E140];[.F140]))+360; 360)" office:value-type="float" office:value="181.259045207175" calcext:value-type="float">
            <text:p>181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301" calcext:value-type="float">
            <text:p>301</text:p>
          </table:table-cell>
          <table:table-cell office:value-type="float" office:value="503" calcext:value-type="float">
            <text:p>503</text:p>
          </table:table-cell>
          <table:table-cell table:formula="of:=[.B141]-[.B$1]" office:value-type="float" office:value="-137.5" calcext:value-type="float">
            <text:p>-137.5</text:p>
          </table:table-cell>
          <table:table-cell table:formula="of:=[.C141]-[.C$1]" office:value-type="float" office:value="3" calcext:value-type="float">
            <text:p>3</text:p>
          </table:table-cell>
          <table:table-cell table:formula="of:=[.D141]-[.D$1]" office:value-type="float" office:value="367" calcext:value-type="float">
            <text:p>367</text:p>
          </table:table-cell>
          <table:table-cell table:style-name="ce4" table:formula="of:=SQRT([.E141]^2 + [.F141]^2 + [.G141]^2)" office:value-type="float" office:value="391.923780855411" calcext:value-type="float">
            <text:p>391.92</text:p>
          </table:table-cell>
          <table:table-cell table:style-name="ce4" table:formula="of:=[.E141]/[.$H141]" office:value-type="float" office:value="-0.350833520997101" calcext:value-type="float">
            <text:p>-0.35</text:p>
          </table:table-cell>
          <table:table-cell table:style-name="ce4" table:formula="of:=[.F141]/[.$H141]" office:value-type="float" office:value="0.00765454954902766" calcext:value-type="float">
            <text:p>0.01</text:p>
          </table:table-cell>
          <table:table-cell table:style-name="ce4" table:formula="of:=[.G141]/[.$H141]" office:value-type="float" office:value="0.936406561497717" calcext:value-type="float">
            <text:p>0.94</text:p>
          </table:table-cell>
          <table:table-cell table:formula="of:=MOD(DEGREES(ATAN2([.I141];[.J141]))+360; 360)" office:value-type="float" office:value="178.750108569879" calcext:value-type="float">
            <text:p>178.75</text:p>
          </table:table-cell>
          <table:table-cell table:formula="of:=MOD(DEGREES(ATAN2([.E141];[.F141]))+360; 360)" office:value-type="float" office:value="178.750108569879" calcext:value-type="float">
            <text:p>178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298" calcext:value-type="float">
            <text:p>298</text:p>
          </table:table-cell>
          <table:table-cell office:value-type="float" office:value="502" calcext:value-type="float">
            <text:p>502</text:p>
          </table:table-cell>
          <table:table-cell table:formula="of:=[.B142]-[.B$1]" office:value-type="float" office:value="-138.5" calcext:value-type="float">
            <text:p>-138.5</text:p>
          </table:table-cell>
          <table:table-cell table:formula="of:=[.C142]-[.C$1]" office:value-type="float" office:value="0" calcext:value-type="float">
            <text:p>0</text:p>
          </table:table-cell>
          <table:table-cell table:formula="of:=[.D142]-[.D$1]" office:value-type="float" office:value="366" calcext:value-type="float">
            <text:p>366</text:p>
          </table:table-cell>
          <table:table-cell table:style-name="ce4" table:formula="of:=SQRT([.E142]^2 + [.F142]^2 + [.G142]^2)" office:value-type="float" office:value="391.328825925206" calcext:value-type="float">
            <text:p>391.33</text:p>
          </table:table-cell>
          <table:table-cell table:style-name="ce4" table:formula="of:=[.E142]/[.$H142]" office:value-type="float" office:value="-0.353922304784344" calcext:value-type="float">
            <text:p>-0.35</text:p>
          </table:table-cell>
          <table:table-cell table:style-name="ce4" table:formula="of:=[.F142]/[.$H142]" office:value-type="float" office:value="0" calcext:value-type="float">
            <text:p>0.00</text:p>
          </table:table-cell>
          <table:table-cell table:style-name="ce4" table:formula="of:=[.G142]/[.$H142]" office:value-type="float" office:value="0.935274827083536" calcext:value-type="float">
            <text:p>0.94</text:p>
          </table:table-cell>
          <table:table-cell table:formula="of:=MOD(DEGREES(ATAN2([.I142];[.J142]))+360; 360)" office:value-type="float" office:value="180" calcext:value-type="float">
            <text:p>180.00</text:p>
          </table:table-cell>
          <table:table-cell table:formula="of:=MOD(DEGREES(ATAN2([.E142];[.F142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6" calcext:value-type="float">
            <text:p>306</text:p>
          </table:table-cell>
          <table:table-cell office:value-type="float" office:value="503" calcext:value-type="float">
            <text:p>503</text:p>
          </table:table-cell>
          <table:table-cell table:formula="of:=[.B143]-[.B$1]" office:value-type="float" office:value="-130.5" calcext:value-type="float">
            <text:p>-130.5</text:p>
          </table:table-cell>
          <table:table-cell table:formula="of:=[.C143]-[.C$1]" office:value-type="float" office:value="8" calcext:value-type="float">
            <text:p>8</text:p>
          </table:table-cell>
          <table:table-cell table:formula="of:=[.D143]-[.D$1]" office:value-type="float" office:value="367" calcext:value-type="float">
            <text:p>367</text:p>
          </table:table-cell>
          <table:table-cell table:style-name="ce4" table:formula="of:=SQRT([.E143]^2 + [.F143]^2 + [.G143]^2)" office:value-type="float" office:value="389.593698614338" calcext:value-type="float">
            <text:p>389.59</text:p>
          </table:table-cell>
          <table:table-cell table:style-name="ce4" table:formula="of:=[.E143]/[.$H143]" office:value-type="float" office:value="-0.334964349947515" calcext:value-type="float">
            <text:p>-0.33</text:p>
          </table:table-cell>
          <table:table-cell table:style-name="ce4" table:formula="of:=[.F143]/[.$H143]" office:value-type="float" office:value="0.0205342130236025" calcext:value-type="float">
            <text:p>0.02</text:p>
          </table:table-cell>
          <table:table-cell table:style-name="ce4" table:formula="of:=[.G143]/[.$H143]" office:value-type="float" office:value="0.942007022457763" calcext:value-type="float">
            <text:p>0.94</text:p>
          </table:table-cell>
          <table:table-cell table:formula="of:=MOD(DEGREES(ATAN2([.I143];[.J143]))+360; 360)" office:value-type="float" office:value="176.492005024266" calcext:value-type="float">
            <text:p>176.49</text:p>
          </table:table-cell>
          <table:table-cell table:formula="of:=MOD(DEGREES(ATAN2([.E143];[.F143]))+360; 360)" office:value-type="float" office:value="176.492005024266" calcext:value-type="float">
            <text:p>176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15" calcext:value-type="float">
            <text:p>315</text:p>
          </table:table-cell>
          <table:table-cell office:value-type="float" office:value="500" calcext:value-type="float">
            <text:p>500</text:p>
          </table:table-cell>
          <table:table-cell table:formula="of:=[.B144]-[.B$1]" office:value-type="float" office:value="-131.5" calcext:value-type="float">
            <text:p>-131.5</text:p>
          </table:table-cell>
          <table:table-cell table:formula="of:=[.C144]-[.C$1]" office:value-type="float" office:value="17" calcext:value-type="float">
            <text:p>17</text:p>
          </table:table-cell>
          <table:table-cell table:formula="of:=[.D144]-[.D$1]" office:value-type="float" office:value="364" calcext:value-type="float">
            <text:p>364</text:p>
          </table:table-cell>
          <table:table-cell table:style-name="ce4" table:formula="of:=SQRT([.E144]^2 + [.F144]^2 + [.G144]^2)" office:value-type="float" office:value="387.398051105062" calcext:value-type="float">
            <text:p>387.40</text:p>
          </table:table-cell>
          <table:table-cell table:style-name="ce4" table:formula="of:=[.E144]/[.$H144]" office:value-type="float" office:value="-0.339444144401071" calcext:value-type="float">
            <text:p>-0.34</text:p>
          </table:table-cell>
          <table:table-cell table:style-name="ce4" table:formula="of:=[.F144]/[.$H144]" office:value-type="float" office:value="0.043882512964397" calcext:value-type="float">
            <text:p>0.04</text:p>
          </table:table-cell>
          <table:table-cell table:style-name="ce4" table:formula="of:=[.G144]/[.$H144]" office:value-type="float" office:value="0.9396020422965" calcext:value-type="float">
            <text:p>0.94</text:p>
          </table:table-cell>
          <table:table-cell table:formula="of:=MOD(DEGREES(ATAN2([.I144];[.J144]))+360; 360)" office:value-type="float" office:value="172.633796106774" calcext:value-type="float">
            <text:p>172.63</text:p>
          </table:table-cell>
          <table:table-cell table:formula="of:=MOD(DEGREES(ATAN2([.E144];[.F144]))+360; 360)" office:value-type="float" office:value="172.633796106774" calcext:value-type="float">
            <text:p>172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295" calcext:value-type="float">
            <text:p>295</text:p>
          </table:table-cell>
          <table:table-cell office:value-type="float" office:value="509" calcext:value-type="float">
            <text:p>509</text:p>
          </table:table-cell>
          <table:table-cell table:formula="of:=[.B145]-[.B$1]" office:value-type="float" office:value="-126.5" calcext:value-type="float">
            <text:p>-126.5</text:p>
          </table:table-cell>
          <table:table-cell table:formula="of:=[.C145]-[.C$1]" office:value-type="float" office:value="-3" calcext:value-type="float">
            <text:p>-3</text:p>
          </table:table-cell>
          <table:table-cell table:formula="of:=[.D145]-[.D$1]" office:value-type="float" office:value="373" calcext:value-type="float">
            <text:p>373</text:p>
          </table:table-cell>
          <table:table-cell table:style-name="ce4" table:formula="of:=SQRT([.E145]^2 + [.F145]^2 + [.G145]^2)" office:value-type="float" office:value="393.878471104984" calcext:value-type="float">
            <text:p>393.88</text:p>
          </table:table-cell>
          <table:table-cell table:style-name="ce4" table:formula="of:=[.E145]/[.$H145]" office:value-type="float" office:value="-0.321165052878157" calcext:value-type="float">
            <text:p>-0.32</text:p>
          </table:table-cell>
          <table:table-cell table:style-name="ce4" table:formula="of:=[.F145]/[.$H145]" office:value-type="float" office:value="-0.00761656251884958" calcext:value-type="float">
            <text:p>-0.01</text:p>
          </table:table-cell>
          <table:table-cell table:style-name="ce4" table:formula="of:=[.G145]/[.$H145]" office:value-type="float" office:value="0.946992606510297" calcext:value-type="float">
            <text:p>0.95</text:p>
          </table:table-cell>
          <table:table-cell table:formula="of:=MOD(DEGREES(ATAN2([.I145];[.J145]))+360; 360)" office:value-type="float" office:value="181.35853853806" calcext:value-type="float">
            <text:p>181.36</text:p>
          </table:table-cell>
          <table:table-cell table:formula="of:=MOD(DEGREES(ATAN2([.E145];[.F145]))+360; 360)" office:value-type="float" office:value="181.35853853806" calcext:value-type="float">
            <text:p>181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" calcext:value-type="float">
            <text:p>-195</text:p>
          </table:table-cell>
          <table:table-cell office:value-type="float" office:value="296" calcext:value-type="float">
            <text:p>296</text:p>
          </table:table-cell>
          <table:table-cell office:value-type="float" office:value="505" calcext:value-type="float">
            <text:p>505</text:p>
          </table:table-cell>
          <table:table-cell table:formula="of:=[.B146]-[.B$1]" office:value-type="float" office:value="-139.5" calcext:value-type="float">
            <text:p>-139.5</text:p>
          </table:table-cell>
          <table:table-cell table:formula="of:=[.C146]-[.C$1]" office:value-type="float" office:value="-2" calcext:value-type="float">
            <text:p>-2</text:p>
          </table:table-cell>
          <table:table-cell table:formula="of:=[.D146]-[.D$1]" office:value-type="float" office:value="369" calcext:value-type="float">
            <text:p>369</text:p>
          </table:table-cell>
          <table:table-cell table:style-name="ce4" table:formula="of:=SQRT([.E146]^2 + [.F146]^2 + [.G146]^2)" office:value-type="float" office:value="394.493662813485" calcext:value-type="float">
            <text:p>394.49</text:p>
          </table:table-cell>
          <table:table-cell table:style-name="ce4" table:formula="of:=[.E146]/[.$H146]" office:value-type="float" office:value="-0.353617847762373" calcext:value-type="float">
            <text:p>-0.35</text:p>
          </table:table-cell>
          <table:table-cell table:style-name="ce4" table:formula="of:=[.F146]/[.$H146]" office:value-type="float" office:value="-0.00506978993207703" calcext:value-type="float">
            <text:p>-0.01</text:p>
          </table:table-cell>
          <table:table-cell table:style-name="ce4" table:formula="of:=[.G146]/[.$H146]" office:value-type="float" office:value="0.935376242468212" calcext:value-type="float">
            <text:p>0.94</text:p>
          </table:table-cell>
          <table:table-cell table:formula="of:=MOD(DEGREES(ATAN2([.I146];[.J146]))+360; 360)" office:value-type="float" office:value="180.821388592612" calcext:value-type="float">
            <text:p>180.82</text:p>
          </table:table-cell>
          <table:table-cell table:formula="of:=MOD(DEGREES(ATAN2([.E146];[.F146]))+360; 360)" office:value-type="float" office:value="180.821388592612" calcext:value-type="float">
            <text:p>180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200" calcext:value-type="float">
            <text:p>-200</text:p>
          </table:table-cell>
          <table:table-cell office:value-type="float" office:value="287" calcext:value-type="float">
            <text:p>287</text:p>
          </table:table-cell>
          <table:table-cell office:value-type="float" office:value="505" calcext:value-type="float">
            <text:p>505</text:p>
          </table:table-cell>
          <table:table-cell table:formula="of:=[.B147]-[.B$1]" office:value-type="float" office:value="-144.5" calcext:value-type="float">
            <text:p>-144.5</text:p>
          </table:table-cell>
          <table:table-cell table:formula="of:=[.C147]-[.C$1]" office:value-type="float" office:value="-11" calcext:value-type="float">
            <text:p>-11</text:p>
          </table:table-cell>
          <table:table-cell table:formula="of:=[.D147]-[.D$1]" office:value-type="float" office:value="369" calcext:value-type="float">
            <text:p>369</text:p>
          </table:table-cell>
          <table:table-cell table:style-name="ce4" table:formula="of:=SQRT([.E147]^2 + [.F147]^2 + [.G147]^2)" office:value-type="float" office:value="396.436943283544" calcext:value-type="float">
            <text:p>396.44</text:p>
          </table:table-cell>
          <table:table-cell table:style-name="ce4" table:formula="of:=[.E147]/[.$H147]" office:value-type="float" office:value="-0.364496806990687" calcext:value-type="float">
            <text:p>-0.36</text:p>
          </table:table-cell>
          <table:table-cell table:style-name="ce4" table:formula="of:=[.F147]/[.$H147]" office:value-type="float" office:value="-0.0277471617778378" calcext:value-type="float">
            <text:p>-0.03</text:p>
          </table:table-cell>
          <table:table-cell table:style-name="ce4" table:formula="of:=[.G147]/[.$H147]" office:value-type="float" office:value="0.930791154183831" calcext:value-type="float">
            <text:p>0.93</text:p>
          </table:table-cell>
          <table:table-cell table:formula="of:=MOD(DEGREES(ATAN2([.I147];[.J147]))+360; 360)" office:value-type="float" office:value="184.353220490632" calcext:value-type="float">
            <text:p>184.35</text:p>
          </table:table-cell>
          <table:table-cell table:formula="of:=MOD(DEGREES(ATAN2([.E147];[.F147]))+360; 360)" office:value-type="float" office:value="184.353220490632" calcext:value-type="float">
            <text:p>184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0" calcext:value-type="float">
            <text:p>300</text:p>
          </table:table-cell>
          <table:table-cell office:value-type="float" office:value="509" calcext:value-type="float">
            <text:p>509</text:p>
          </table:table-cell>
          <table:table-cell table:formula="of:=[.B148]-[.B$1]" office:value-type="float" office:value="-133.5" calcext:value-type="float">
            <text:p>-133.5</text:p>
          </table:table-cell>
          <table:table-cell table:formula="of:=[.C148]-[.C$1]" office:value-type="float" office:value="2" calcext:value-type="float">
            <text:p>2</text:p>
          </table:table-cell>
          <table:table-cell table:formula="of:=[.D148]-[.D$1]" office:value-type="float" office:value="373" calcext:value-type="float">
            <text:p>373</text:p>
          </table:table-cell>
          <table:table-cell table:style-name="ce4" table:formula="of:=SQRT([.E148]^2 + [.F148]^2 + [.G148]^2)" office:value-type="float" office:value="396.175781692925" calcext:value-type="float">
            <text:p>396.18</text:p>
          </table:table-cell>
          <table:table-cell table:style-name="ce4" table:formula="of:=[.E148]/[.$H148]" office:value-type="float" office:value="-0.336971632717003" calcext:value-type="float">
            <text:p>-0.34</text:p>
          </table:table-cell>
          <table:table-cell table:style-name="ce4" table:formula="of:=[.F148]/[.$H148]" office:value-type="float" office:value="0.00504826416055436" calcext:value-type="float">
            <text:p>0.01</text:p>
          </table:table-cell>
          <table:table-cell table:style-name="ce4" table:formula="of:=[.G148]/[.$H148]" office:value-type="float" office:value="0.941501265943388" calcext:value-type="float">
            <text:p>0.94</text:p>
          </table:table-cell>
          <table:table-cell table:formula="of:=MOD(DEGREES(ATAN2([.I148];[.J148]))+360; 360)" office:value-type="float" office:value="179.141700469968" calcext:value-type="float">
            <text:p>179.14</text:p>
          </table:table-cell>
          <table:table-cell table:formula="of:=MOD(DEGREES(ATAN2([.E148];[.F148]))+360; 360)" office:value-type="float" office:value="179.141700469968" calcext:value-type="float">
            <text:p>179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89" calcext:value-type="float">
            <text:p>289</text:p>
          </table:table-cell>
          <table:table-cell office:value-type="float" office:value="496" calcext:value-type="float">
            <text:p>496</text:p>
          </table:table-cell>
          <table:table-cell table:formula="of:=[.B149]-[.B$1]" office:value-type="float" office:value="-132.5" calcext:value-type="float">
            <text:p>-132.5</text:p>
          </table:table-cell>
          <table:table-cell table:formula="of:=[.C149]-[.C$1]" office:value-type="float" office:value="-9" calcext:value-type="float">
            <text:p>-9</text:p>
          </table:table-cell>
          <table:table-cell table:formula="of:=[.D149]-[.D$1]" office:value-type="float" office:value="360" calcext:value-type="float">
            <text:p>360</text:p>
          </table:table-cell>
          <table:table-cell table:style-name="ce4" table:formula="of:=SQRT([.E149]^2 + [.F149]^2 + [.G149]^2)" office:value-type="float" office:value="383.71506355628" calcext:value-type="float">
            <text:p>383.72</text:p>
          </table:table-cell>
          <table:table-cell table:style-name="ce4" table:formula="of:=[.E149]/[.$H149]" office:value-type="float" office:value="-0.345308309692059" calcext:value-type="float">
            <text:p>-0.35</text:p>
          </table:table-cell>
          <table:table-cell table:style-name="ce4" table:formula="of:=[.F149]/[.$H149]" office:value-type="float" office:value="-0.0234549040545549" calcext:value-type="float">
            <text:p>-0.02</text:p>
          </table:table-cell>
          <table:table-cell table:style-name="ce4" table:formula="of:=[.G149]/[.$H149]" office:value-type="float" office:value="0.938196162182198" calcext:value-type="float">
            <text:p>0.94</text:p>
          </table:table-cell>
          <table:table-cell table:formula="of:=MOD(DEGREES(ATAN2([.I149];[.J149]))+360; 360)" office:value-type="float" office:value="183.885820075421" calcext:value-type="float">
            <text:p>183.89</text:p>
          </table:table-cell>
          <table:table-cell table:formula="of:=MOD(DEGREES(ATAN2([.E149];[.F149]))+360; 360)" office:value-type="float" office:value="183.885820075421" calcext:value-type="float">
            <text:p>18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4" calcext:value-type="float">
            <text:p>304</text:p>
          </table:table-cell>
          <table:table-cell office:value-type="float" office:value="515" calcext:value-type="float">
            <text:p>515</text:p>
          </table:table-cell>
          <table:table-cell table:formula="of:=[.B150]-[.B$1]" office:value-type="float" office:value="-132.5" calcext:value-type="float">
            <text:p>-132.5</text:p>
          </table:table-cell>
          <table:table-cell table:formula="of:=[.C150]-[.C$1]" office:value-type="float" office:value="6" calcext:value-type="float">
            <text:p>6</text:p>
          </table:table-cell>
          <table:table-cell table:formula="of:=[.D150]-[.D$1]" office:value-type="float" office:value="379" calcext:value-type="float">
            <text:p>379</text:p>
          </table:table-cell>
          <table:table-cell table:style-name="ce4" table:formula="of:=SQRT([.E150]^2 + [.F150]^2 + [.G150]^2)" office:value-type="float" office:value="401.53860337457" calcext:value-type="float">
            <text:p>401.54</text:p>
          </table:table-cell>
          <table:table-cell table:style-name="ce4" table:formula="of:=[.E150]/[.$H150]" office:value-type="float" office:value="-0.329980726352229" calcext:value-type="float">
            <text:p>-0.33</text:p>
          </table:table-cell>
          <table:table-cell table:style-name="ce4" table:formula="of:=[.F150]/[.$H150]" office:value-type="float" office:value="0.0149425234574594" calcext:value-type="float">
            <text:p>0.01</text:p>
          </table:table-cell>
          <table:table-cell table:style-name="ce4" table:formula="of:=[.G150]/[.$H150]" office:value-type="float" office:value="0.943869398396186" calcext:value-type="float">
            <text:p>0.94</text:p>
          </table:table-cell>
          <table:table-cell table:formula="of:=MOD(DEGREES(ATAN2([.I150];[.J150]))+360; 360)" office:value-type="float" office:value="177.4072453598" calcext:value-type="float">
            <text:p>177.41</text:p>
          </table:table-cell>
          <table:table-cell table:formula="of:=MOD(DEGREES(ATAN2([.E150];[.F150]))+360; 360)" office:value-type="float" office:value="177.4072453598" calcext:value-type="float">
            <text:p>177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8" calcext:value-type="float">
            <text:p>298</text:p>
          </table:table-cell>
          <table:table-cell office:value-type="float" office:value="490" calcext:value-type="float">
            <text:p>490</text:p>
          </table:table-cell>
          <table:table-cell table:formula="of:=[.B151]-[.B$1]" office:value-type="float" office:value="-133.5" calcext:value-type="float">
            <text:p>-133.5</text:p>
          </table:table-cell>
          <table:table-cell table:formula="of:=[.C151]-[.C$1]" office:value-type="float" office:value="0" calcext:value-type="float">
            <text:p>0</text:p>
          </table:table-cell>
          <table:table-cell table:formula="of:=[.D151]-[.D$1]" office:value-type="float" office:value="354" calcext:value-type="float">
            <text:p>354</text:p>
          </table:table-cell>
          <table:table-cell table:style-name="ce4" table:formula="of:=SQRT([.E151]^2 + [.F151]^2 + [.G151]^2)" office:value-type="float" office:value="378.336160048177" calcext:value-type="float">
            <text:p>378.34</text:p>
          </table:table-cell>
          <table:table-cell table:style-name="ce4" table:formula="of:=[.E151]/[.$H151]" office:value-type="float" office:value="-0.35286079972636" calcext:value-type="float">
            <text:p>-0.35</text:p>
          </table:table-cell>
          <table:table-cell table:style-name="ce4" table:formula="of:=[.F151]/[.$H151]" office:value-type="float" office:value="0" calcext:value-type="float">
            <text:p>0.00</text:p>
          </table:table-cell>
          <table:table-cell table:style-name="ce4" table:formula="of:=[.G151]/[.$H151]" office:value-type="float" office:value="0.935675828487876" calcext:value-type="float">
            <text:p>0.94</text:p>
          </table:table-cell>
          <table:table-cell table:formula="of:=MOD(DEGREES(ATAN2([.I151];[.J151]))+360; 360)" office:value-type="float" office:value="180" calcext:value-type="float">
            <text:p>180.00</text:p>
          </table:table-cell>
          <table:table-cell table:formula="of:=MOD(DEGREES(ATAN2([.E151];[.F151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2" calcext:value-type="float">
            <text:p>292</text:p>
          </table:table-cell>
          <table:table-cell office:value-type="float" office:value="508" calcext:value-type="float">
            <text:p>508</text:p>
          </table:table-cell>
          <table:table-cell table:formula="of:=[.B152]-[.B$1]" office:value-type="float" office:value="-132.5" calcext:value-type="float">
            <text:p>-132.5</text:p>
          </table:table-cell>
          <table:table-cell table:formula="of:=[.C152]-[.C$1]" office:value-type="float" office:value="-6" calcext:value-type="float">
            <text:p>-6</text:p>
          </table:table-cell>
          <table:table-cell table:formula="of:=[.D152]-[.D$1]" office:value-type="float" office:value="372" calcext:value-type="float">
            <text:p>372</text:p>
          </table:table-cell>
          <table:table-cell table:style-name="ce4" table:formula="of:=SQRT([.E152]^2 + [.F152]^2 + [.G152]^2)" office:value-type="float" office:value="394.938286318255" calcext:value-type="float">
            <text:p>394.94</text:p>
          </table:table-cell>
          <table:table-cell table:style-name="ce4" table:formula="of:=[.E152]/[.$H152]" office:value-type="float" office:value="-0.335495454834751" calcext:value-type="float">
            <text:p>-0.34</text:p>
          </table:table-cell>
          <table:table-cell table:style-name="ce4" table:formula="of:=[.F152]/[.$H152]" office:value-type="float" office:value="-0.0151922470113849" calcext:value-type="float">
            <text:p>-0.02</text:p>
          </table:table-cell>
          <table:table-cell table:style-name="ce4" table:formula="of:=[.G152]/[.$H152]" office:value-type="float" office:value="0.941919314705866" calcext:value-type="float">
            <text:p>0.94</text:p>
          </table:table-cell>
          <table:table-cell table:formula="of:=MOD(DEGREES(ATAN2([.I152];[.J152]))+360; 360)" office:value-type="float" office:value="182.5927546402" calcext:value-type="float">
            <text:p>182.59</text:p>
          </table:table-cell>
          <table:table-cell table:formula="of:=MOD(DEGREES(ATAN2([.E152];[.F152]))+360; 360)" office:value-type="float" office:value="182.5927546402" calcext:value-type="float">
            <text:p>182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290" calcext:value-type="float">
            <text:p>290</text:p>
          </table:table-cell>
          <table:table-cell office:value-type="float" office:value="493" calcext:value-type="float">
            <text:p>493</text:p>
          </table:table-cell>
          <table:table-cell table:formula="of:=[.B153]-[.B$1]" office:value-type="float" office:value="-126.5" calcext:value-type="float">
            <text:p>-126.5</text:p>
          </table:table-cell>
          <table:table-cell table:formula="of:=[.C153]-[.C$1]" office:value-type="float" office:value="-8" calcext:value-type="float">
            <text:p>-8</text:p>
          </table:table-cell>
          <table:table-cell table:formula="of:=[.D153]-[.D$1]" office:value-type="float" office:value="357" calcext:value-type="float">
            <text:p>357</text:p>
          </table:table-cell>
          <table:table-cell table:style-name="ce4" table:formula="of:=SQRT([.E153]^2 + [.F153]^2 + [.G153]^2)" office:value-type="float" office:value="378.834066577968" calcext:value-type="float">
            <text:p>378.83</text:p>
          </table:table-cell>
          <table:table-cell table:style-name="ce4" table:formula="of:=[.E153]/[.$H153]" office:value-type="float" office:value="-0.333919283296464" calcext:value-type="float">
            <text:p>-0.33</text:p>
          </table:table-cell>
          <table:table-cell table:style-name="ce4" table:formula="of:=[.F153]/[.$H153]" office:value-type="float" office:value="-0.0211174250306064" calcext:value-type="float">
            <text:p>-0.02</text:p>
          </table:table-cell>
          <table:table-cell table:style-name="ce4" table:formula="of:=[.G153]/[.$H153]" office:value-type="float" office:value="0.942365091990812" calcext:value-type="float">
            <text:p>0.94</text:p>
          </table:table-cell>
          <table:table-cell table:formula="of:=MOD(DEGREES(ATAN2([.I153];[.J153]))+360; 360)" office:value-type="float" office:value="183.618629480144" calcext:value-type="float">
            <text:p>183.62</text:p>
          </table:table-cell>
          <table:table-cell table:formula="of:=MOD(DEGREES(ATAN2([.E153];[.F153]))+360; 360)" office:value-type="float" office:value="183.618629480144" calcext:value-type="float">
            <text:p>183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" calcext:value-type="float">
            <text:p>-195</text:p>
          </table:table-cell>
          <table:table-cell office:value-type="float" office:value="306" calcext:value-type="float">
            <text:p>306</text:p>
          </table:table-cell>
          <table:table-cell office:value-type="float" office:value="501" calcext:value-type="float">
            <text:p>501</text:p>
          </table:table-cell>
          <table:table-cell table:formula="of:=[.B154]-[.B$1]" office:value-type="float" office:value="-139.5" calcext:value-type="float">
            <text:p>-139.5</text:p>
          </table:table-cell>
          <table:table-cell table:formula="of:=[.C154]-[.C$1]" office:value-type="float" office:value="8" calcext:value-type="float">
            <text:p>8</text:p>
          </table:table-cell>
          <table:table-cell table:formula="of:=[.D154]-[.D$1]" office:value-type="float" office:value="365" calcext:value-type="float">
            <text:p>365</text:p>
          </table:table-cell>
          <table:table-cell table:style-name="ce4" table:formula="of:=SQRT([.E154]^2 + [.F154]^2 + [.G154]^2)" office:value-type="float" office:value="390.831485425624" calcext:value-type="float">
            <text:p>390.83</text:p>
          </table:table-cell>
          <table:table-cell table:style-name="ce4" table:formula="of:=[.E154]/[.$H154]" office:value-type="float" office:value="-0.356931325141528" calcext:value-type="float">
            <text:p>-0.36</text:p>
          </table:table-cell>
          <table:table-cell table:style-name="ce4" table:formula="of:=[.F154]/[.$H154]" office:value-type="float" office:value="0.0204691799364317" calcext:value-type="float">
            <text:p>0.02</text:p>
          </table:table-cell>
          <table:table-cell table:style-name="ce4" table:formula="of:=[.G154]/[.$H154]" office:value-type="float" office:value="0.933906334599698" calcext:value-type="float">
            <text:p>0.93</text:p>
          </table:table-cell>
          <table:table-cell table:formula="of:=MOD(DEGREES(ATAN2([.I154];[.J154]))+360; 360)" office:value-type="float" office:value="176.717815480161" calcext:value-type="float">
            <text:p>176.72</text:p>
          </table:table-cell>
          <table:table-cell table:formula="of:=MOD(DEGREES(ATAN2([.E154];[.F154]))+360; 360)" office:value-type="float" office:value="176.717815480161" calcext:value-type="float">
            <text:p>176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4" calcext:value-type="float">
            <text:p>294</text:p>
          </table:table-cell>
          <table:table-cell office:value-type="float" office:value="505" calcext:value-type="float">
            <text:p>505</text:p>
          </table:table-cell>
          <table:table-cell table:formula="of:=[.B155]-[.B$1]" office:value-type="float" office:value="-127.5" calcext:value-type="float">
            <text:p>-127.5</text:p>
          </table:table-cell>
          <table:table-cell table:formula="of:=[.C155]-[.C$1]" office:value-type="float" office:value="-4" calcext:value-type="float">
            <text:p>-4</text:p>
          </table:table-cell>
          <table:table-cell table:formula="of:=[.D155]-[.D$1]" office:value-type="float" office:value="369" calcext:value-type="float">
            <text:p>369</text:p>
          </table:table-cell>
          <table:table-cell table:style-name="ce4" table:formula="of:=SQRT([.E155]^2 + [.F155]^2 + [.G155]^2)" office:value-type="float" office:value="390.427009823859" calcext:value-type="float">
            <text:p>390.43</text:p>
          </table:table-cell>
          <table:table-cell table:style-name="ce4" table:formula="of:=[.E155]/[.$H155]" office:value-type="float" office:value="-0.326565521318623" calcext:value-type="float">
            <text:p>-0.33</text:p>
          </table:table-cell>
          <table:table-cell table:style-name="ce4" table:formula="of:=[.F155]/[.$H155]" office:value-type="float" office:value="-0.0102451928256823" calcext:value-type="float">
            <text:p>-0.01</text:p>
          </table:table-cell>
          <table:table-cell table:style-name="ce4" table:formula="of:=[.G155]/[.$H155]" office:value-type="float" office:value="0.945119038169193" calcext:value-type="float">
            <text:p>0.95</text:p>
          </table:table-cell>
          <table:table-cell table:formula="of:=MOD(DEGREES(ATAN2([.I155];[.J155]))+360; 360)" office:value-type="float" office:value="181.796925272696" calcext:value-type="float">
            <text:p>181.80</text:p>
          </table:table-cell>
          <table:table-cell table:formula="of:=MOD(DEGREES(ATAN2([.E155];[.F155]))+360; 360)" office:value-type="float" office:value="181.796925272696" calcext:value-type="float">
            <text:p>181.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305" calcext:value-type="float">
            <text:p>305</text:p>
          </table:table-cell>
          <table:table-cell office:value-type="float" office:value="502" calcext:value-type="float">
            <text:p>502</text:p>
          </table:table-cell>
          <table:table-cell table:formula="of:=[.B156]-[.B$1]" office:value-type="float" office:value="-126.5" calcext:value-type="float">
            <text:p>-126.5</text:p>
          </table:table-cell>
          <table:table-cell table:formula="of:=[.C156]-[.C$1]" office:value-type="float" office:value="7" calcext:value-type="float">
            <text:p>7</text:p>
          </table:table-cell>
          <table:table-cell table:formula="of:=[.D156]-[.D$1]" office:value-type="float" office:value="366" calcext:value-type="float">
            <text:p>366</text:p>
          </table:table-cell>
          <table:table-cell table:style-name="ce4" table:formula="of:=SQRT([.E156]^2 + [.F156]^2 + [.G156]^2)" office:value-type="float" office:value="387.307694217401" calcext:value-type="float">
            <text:p>387.31</text:p>
          </table:table-cell>
          <table:table-cell table:style-name="ce4" table:formula="of:=[.E156]/[.$H156]" office:value-type="float" office:value="-0.326613702461056" calcext:value-type="float">
            <text:p>-0.33</text:p>
          </table:table-cell>
          <table:table-cell table:style-name="ce4" table:formula="of:=[.F156]/[.$H156]" office:value-type="float" office:value="0.018073485511679" calcext:value-type="float">
            <text:p>0.02</text:p>
          </table:table-cell>
          <table:table-cell table:style-name="ce4" table:formula="of:=[.G156]/[.$H156]" office:value-type="float" office:value="0.944985099610645" calcext:value-type="float">
            <text:p>0.94</text:p>
          </table:table-cell>
          <table:table-cell table:formula="of:=MOD(DEGREES(ATAN2([.I156];[.J156]))+360; 360)" office:value-type="float" office:value="176.832712738848" calcext:value-type="float">
            <text:p>176.83</text:p>
          </table:table-cell>
          <table:table-cell table:formula="of:=MOD(DEGREES(ATAN2([.E156];[.F156]))+360; 360)" office:value-type="float" office:value="176.832712738848" calcext:value-type="float">
            <text:p>176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5" calcext:value-type="float">
            <text:p>295</text:p>
          </table:table-cell>
          <table:table-cell office:value-type="float" office:value="497" calcext:value-type="float">
            <text:p>497</text:p>
          </table:table-cell>
          <table:table-cell table:formula="of:=[.B157]-[.B$1]" office:value-type="float" office:value="-133.5" calcext:value-type="float">
            <text:p>-133.5</text:p>
          </table:table-cell>
          <table:table-cell table:formula="of:=[.C157]-[.C$1]" office:value-type="float" office:value="-3" calcext:value-type="float">
            <text:p>-3</text:p>
          </table:table-cell>
          <table:table-cell table:formula="of:=[.D157]-[.D$1]" office:value-type="float" office:value="361" calcext:value-type="float">
            <text:p>361</text:p>
          </table:table-cell>
          <table:table-cell table:style-name="ce4" table:formula="of:=SQRT([.E157]^2 + [.F157]^2 + [.G157]^2)" office:value-type="float" office:value="384.905507884727" calcext:value-type="float">
            <text:p>384.91</text:p>
          </table:table-cell>
          <table:table-cell table:style-name="ce4" table:formula="of:=[.E157]/[.$H157]" office:value-type="float" office:value="-0.346838372705181" calcext:value-type="float">
            <text:p>-0.35</text:p>
          </table:table-cell>
          <table:table-cell table:style-name="ce4" table:formula="of:=[.F157]/[.$H157]" office:value-type="float" office:value="-0.00779412073494788" calcext:value-type="float">
            <text:p>-0.01</text:p>
          </table:table-cell>
          <table:table-cell table:style-name="ce4" table:formula="of:=[.G157]/[.$H157]" office:value-type="float" office:value="0.937892528438728" calcext:value-type="float">
            <text:p>0.94</text:p>
          </table:table-cell>
          <table:table-cell table:formula="of:=MOD(DEGREES(ATAN2([.I157];[.J157]))+360; 360)" office:value-type="float" office:value="181.287328941525" calcext:value-type="float">
            <text:p>181.29</text:p>
          </table:table-cell>
          <table:table-cell table:formula="of:=MOD(DEGREES(ATAN2([.E157];[.F157]))+360; 360)" office:value-type="float" office:value="181.287328941525" calcext:value-type="float">
            <text:p>181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" calcext:value-type="float">
            <text:p>-179</text:p>
          </table:table-cell>
          <table:table-cell office:value-type="float" office:value="299" calcext:value-type="float">
            <text:p>299</text:p>
          </table:table-cell>
          <table:table-cell office:value-type="float" office:value="503" calcext:value-type="float">
            <text:p>503</text:p>
          </table:table-cell>
          <table:table-cell table:formula="of:=[.B158]-[.B$1]" office:value-type="float" office:value="-123.5" calcext:value-type="float">
            <text:p>-123.5</text:p>
          </table:table-cell>
          <table:table-cell table:formula="of:=[.C158]-[.C$1]" office:value-type="float" office:value="1" calcext:value-type="float">
            <text:p>1</text:p>
          </table:table-cell>
          <table:table-cell table:formula="of:=[.D158]-[.D$1]" office:value-type="float" office:value="367" calcext:value-type="float">
            <text:p>367</text:p>
          </table:table-cell>
          <table:table-cell table:style-name="ce4" table:formula="of:=SQRT([.E158]^2 + [.F158]^2 + [.G158]^2)" office:value-type="float" office:value="387.223772514034" calcext:value-type="float">
            <text:p>387.22</text:p>
          </table:table-cell>
          <table:table-cell table:style-name="ce4" table:formula="of:=[.E158]/[.$H158]" office:value-type="float" office:value="-0.318937030126486" calcext:value-type="float">
            <text:p>-0.32</text:p>
          </table:table-cell>
          <table:table-cell table:style-name="ce4" table:formula="of:=[.F158]/[.$H158]" office:value-type="float" office:value="0.00258248607389867" calcext:value-type="float">
            <text:p>0.00</text:p>
          </table:table-cell>
          <table:table-cell table:style-name="ce4" table:formula="of:=[.G158]/[.$H158]" office:value-type="float" office:value="0.947772389120813" calcext:value-type="float">
            <text:p>0.95</text:p>
          </table:table-cell>
          <table:table-cell table:formula="of:=MOD(DEGREES(ATAN2([.I158];[.J158]))+360; 360)" office:value-type="float" office:value="179.536076701374" calcext:value-type="float">
            <text:p>179.54</text:p>
          </table:table-cell>
          <table:table-cell table:formula="of:=MOD(DEGREES(ATAN2([.E158];[.F158]))+360; 360)" office:value-type="float" office:value="179.536076701374" calcext:value-type="float">
            <text:p>179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0" calcext:value-type="float">
            <text:p>290</text:p>
          </table:table-cell>
          <table:table-cell office:value-type="float" office:value="495" calcext:value-type="float">
            <text:p>495</text:p>
          </table:table-cell>
          <table:table-cell table:formula="of:=[.B159]-[.B$1]" office:value-type="float" office:value="-133.5" calcext:value-type="float">
            <text:p>-133.5</text:p>
          </table:table-cell>
          <table:table-cell table:formula="of:=[.C159]-[.C$1]" office:value-type="float" office:value="-8" calcext:value-type="float">
            <text:p>-8</text:p>
          </table:table-cell>
          <table:table-cell table:formula="of:=[.D159]-[.D$1]" office:value-type="float" office:value="359" calcext:value-type="float">
            <text:p>359</text:p>
          </table:table-cell>
          <table:table-cell table:style-name="ce4" table:formula="of:=SQRT([.E159]^2 + [.F159]^2 + [.G159]^2)" office:value-type="float" office:value="383.102140427328" calcext:value-type="float">
            <text:p>383.10</text:p>
          </table:table-cell>
          <table:table-cell table:style-name="ce4" table:formula="of:=[.E159]/[.$H159]" office:value-type="float" office:value="-0.348471036604203" calcext:value-type="float">
            <text:p>-0.35</text:p>
          </table:table-cell>
          <table:table-cell table:style-name="ce4" table:formula="of:=[.F159]/[.$H159]" office:value-type="float" office:value="-0.0208821594968811" calcext:value-type="float">
            <text:p>-0.02</text:p>
          </table:table-cell>
          <table:table-cell table:style-name="ce4" table:formula="of:=[.G159]/[.$H159]" office:value-type="float" office:value="0.937086907422539" calcext:value-type="float">
            <text:p>0.94</text:p>
          </table:table-cell>
          <table:table-cell table:formula="of:=MOD(DEGREES(ATAN2([.I159];[.J159]))+360; 360)" office:value-type="float" office:value="183.429353919742" calcext:value-type="float">
            <text:p>183.43</text:p>
          </table:table-cell>
          <table:table-cell table:formula="of:=MOD(DEGREES(ATAN2([.E159];[.F159]))+360; 360)" office:value-type="float" office:value="183.429353919742" calcext:value-type="float">
            <text:p>18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311" calcext:value-type="float">
            <text:p>311</text:p>
          </table:table-cell>
          <table:table-cell office:value-type="float" office:value="503" calcext:value-type="float">
            <text:p>503</text:p>
          </table:table-cell>
          <table:table-cell table:formula="of:=[.B160]-[.B$1]" office:value-type="float" office:value="-137.5" calcext:value-type="float">
            <text:p>-137.5</text:p>
          </table:table-cell>
          <table:table-cell table:formula="of:=[.C160]-[.C$1]" office:value-type="float" office:value="13" calcext:value-type="float">
            <text:p>13</text:p>
          </table:table-cell>
          <table:table-cell table:formula="of:=[.D160]-[.D$1]" office:value-type="float" office:value="367" calcext:value-type="float">
            <text:p>367</text:p>
          </table:table-cell>
          <table:table-cell table:style-name="ce4" table:formula="of:=SQRT([.E160]^2 + [.F160]^2 + [.G160]^2)" office:value-type="float" office:value="392.127849049261" calcext:value-type="float">
            <text:p>392.13</text:p>
          </table:table-cell>
          <table:table-cell table:style-name="ce4" table:formula="of:=[.E160]/[.$H160]" office:value-type="float" office:value="-0.350650942883495" calcext:value-type="float">
            <text:p>-0.35</text:p>
          </table:table-cell>
          <table:table-cell table:style-name="ce4" table:formula="of:=[.F160]/[.$H160]" office:value-type="float" office:value="0.0331524527817122" calcext:value-type="float">
            <text:p>0.03</text:p>
          </table:table-cell>
          <table:table-cell table:style-name="ce4" table:formula="of:=[.G160]/[.$H160]" office:value-type="float" office:value="0.935919243914491" calcext:value-type="float">
            <text:p>0.94</text:p>
          </table:table-cell>
          <table:table-cell table:formula="of:=MOD(DEGREES(ATAN2([.I160];[.J160]))+360; 360)" office:value-type="float" office:value="174.598999199826" calcext:value-type="float">
            <text:p>174.60</text:p>
          </table:table-cell>
          <table:table-cell table:formula="of:=MOD(DEGREES(ATAN2([.E160];[.F160]))+360; 360)" office:value-type="float" office:value="174.598999199826" calcext:value-type="float">
            <text:p>174.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296" calcext:value-type="float">
            <text:p>296</text:p>
          </table:table-cell>
          <table:table-cell office:value-type="float" office:value="503" calcext:value-type="float">
            <text:p>503</text:p>
          </table:table-cell>
          <table:table-cell table:formula="of:=[.B161]-[.B$1]" office:value-type="float" office:value="-125.5" calcext:value-type="float">
            <text:p>-125.5</text:p>
          </table:table-cell>
          <table:table-cell table:formula="of:=[.C161]-[.C$1]" office:value-type="float" office:value="-2" calcext:value-type="float">
            <text:p>-2</text:p>
          </table:table-cell>
          <table:table-cell table:formula="of:=[.D161]-[.D$1]" office:value-type="float" office:value="367" calcext:value-type="float">
            <text:p>367</text:p>
          </table:table-cell>
          <table:table-cell table:style-name="ce4" table:formula="of:=SQRT([.E161]^2 + [.F161]^2 + [.G161]^2)" office:value-type="float" office:value="387.870145796245" calcext:value-type="float">
            <text:p>387.87</text:p>
          </table:table-cell>
          <table:table-cell table:style-name="ce4" table:formula="of:=[.E161]/[.$H161]" office:value-type="float" office:value="-0.323561896578469" calcext:value-type="float">
            <text:p>-0.32</text:p>
          </table:table-cell>
          <table:table-cell table:style-name="ce4" table:formula="of:=[.F161]/[.$H161]" office:value-type="float" office:value="-0.00515636488571265" calcext:value-type="float">
            <text:p>-0.01</text:p>
          </table:table-cell>
          <table:table-cell table:style-name="ce4" table:formula="of:=[.G161]/[.$H161]" office:value-type="float" office:value="0.94619295652827" calcext:value-type="float">
            <text:p>0.95</text:p>
          </table:table-cell>
          <table:table-cell table:formula="of:=MOD(DEGREES(ATAN2([.I161];[.J161]))+360; 360)" office:value-type="float" office:value="180.913002866815" calcext:value-type="float">
            <text:p>180.91</text:p>
          </table:table-cell>
          <table:table-cell table:formula="of:=MOD(DEGREES(ATAN2([.E161];[.F161]))+360; 360)" office:value-type="float" office:value="180.913002866815" calcext:value-type="float">
            <text:p>180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292" calcext:value-type="float">
            <text:p>292</text:p>
          </table:table-cell>
          <table:table-cell office:value-type="float" office:value="498" calcext:value-type="float">
            <text:p>498</text:p>
          </table:table-cell>
          <table:table-cell table:formula="of:=[.B162]-[.B$1]" office:value-type="float" office:value="-135.5" calcext:value-type="float">
            <text:p>-135.5</text:p>
          </table:table-cell>
          <table:table-cell table:formula="of:=[.C162]-[.C$1]" office:value-type="float" office:value="-6" calcext:value-type="float">
            <text:p>-6</text:p>
          </table:table-cell>
          <table:table-cell table:formula="of:=[.D162]-[.D$1]" office:value-type="float" office:value="362" calcext:value-type="float">
            <text:p>362</text:p>
          </table:table-cell>
          <table:table-cell table:style-name="ce4" table:formula="of:=SQRT([.E162]^2 + [.F162]^2 + [.G162]^2)" office:value-type="float" office:value="386.575025059819" calcext:value-type="float">
            <text:p>386.58</text:p>
          </table:table-cell>
          <table:table-cell table:style-name="ce4" table:formula="of:=[.E162]/[.$H162]" office:value-type="float" office:value="-0.350514107782913" calcext:value-type="float">
            <text:p>-0.35</text:p>
          </table:table-cell>
          <table:table-cell table:style-name="ce4" table:formula="of:=[.F162]/[.$H162]" office:value-type="float" office:value="-0.0155209199018264" calcext:value-type="float">
            <text:p>-0.02</text:p>
          </table:table-cell>
          <table:table-cell table:style-name="ce4" table:formula="of:=[.G162]/[.$H162]" office:value-type="float" office:value="0.936428834076861" calcext:value-type="float">
            <text:p>0.94</text:p>
          </table:table-cell>
          <table:table-cell table:formula="of:=MOD(DEGREES(ATAN2([.I162];[.J162]))+360; 360)" office:value-type="float" office:value="182.535426234465" calcext:value-type="float">
            <text:p>182.54</text:p>
          </table:table-cell>
          <table:table-cell table:formula="of:=MOD(DEGREES(ATAN2([.E162];[.F162]))+360; 360)" office:value-type="float" office:value="182.535426234465" calcext:value-type="float">
            <text:p>182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4" calcext:value-type="float">
            <text:p>304</text:p>
          </table:table-cell>
          <table:table-cell office:value-type="float" office:value="501" calcext:value-type="float">
            <text:p>501</text:p>
          </table:table-cell>
          <table:table-cell table:formula="of:=[.B163]-[.B$1]" office:value-type="float" office:value="-130.5" calcext:value-type="float">
            <text:p>-130.5</text:p>
          </table:table-cell>
          <table:table-cell table:formula="of:=[.C163]-[.C$1]" office:value-type="float" office:value="6" calcext:value-type="float">
            <text:p>6</text:p>
          </table:table-cell>
          <table:table-cell table:formula="of:=[.D163]-[.D$1]" office:value-type="float" office:value="365" calcext:value-type="float">
            <text:p>365</text:p>
          </table:table-cell>
          <table:table-cell table:style-name="ce4" table:formula="of:=SQRT([.E163]^2 + [.F163]^2 + [.G163]^2)" office:value-type="float" office:value="387.674154413213" calcext:value-type="float">
            <text:p>387.67</text:p>
          </table:table-cell>
          <table:table-cell table:style-name="ce4" table:formula="of:=[.E163]/[.$H163]" office:value-type="float" office:value="-0.336622904865881" calcext:value-type="float">
            <text:p>-0.34</text:p>
          </table:table-cell>
          <table:table-cell table:style-name="ce4" table:formula="of:=[.F163]/[.$H163]" office:value-type="float" office:value="0.0154769151662474" calcext:value-type="float">
            <text:p>0.02</text:p>
          </table:table-cell>
          <table:table-cell table:style-name="ce4" table:formula="of:=[.G163]/[.$H163]" office:value-type="float" office:value="0.94151233928005" calcext:value-type="float">
            <text:p>0.94</text:p>
          </table:table-cell>
          <table:table-cell table:formula="of:=MOD(DEGREES(ATAN2([.I163];[.J163]))+360; 360)" office:value-type="float" office:value="177.367565131014" calcext:value-type="float">
            <text:p>177.37</text:p>
          </table:table-cell>
          <table:table-cell table:formula="of:=MOD(DEGREES(ATAN2([.E163];[.F163]))+360; 360)" office:value-type="float" office:value="177.367565131014" calcext:value-type="float">
            <text:p>177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8" calcext:value-type="float">
            <text:p>298</text:p>
          </table:table-cell>
          <table:table-cell office:value-type="float" office:value="504" calcext:value-type="float">
            <text:p>504</text:p>
          </table:table-cell>
          <table:table-cell table:formula="of:=[.B164]-[.B$1]" office:value-type="float" office:value="-133.5" calcext:value-type="float">
            <text:p>-133.5</text:p>
          </table:table-cell>
          <table:table-cell table:formula="of:=[.C164]-[.C$1]" office:value-type="float" office:value="0" calcext:value-type="float">
            <text:p>0</text:p>
          </table:table-cell>
          <table:table-cell table:formula="of:=[.D164]-[.D$1]" office:value-type="float" office:value="368" calcext:value-type="float">
            <text:p>368</text:p>
          </table:table-cell>
          <table:table-cell table:style-name="ce4" table:formula="of:=SQRT([.E164]^2 + [.F164]^2 + [.G164]^2)" office:value-type="float" office:value="391.466792972278" calcext:value-type="float">
            <text:p>391.47</text:p>
          </table:table-cell>
          <table:table-cell table:style-name="ce4" table:formula="of:=[.E164]/[.$H164]" office:value-type="float" office:value="-0.341025094328893" calcext:value-type="float">
            <text:p>-0.34</text:p>
          </table:table-cell>
          <table:table-cell table:style-name="ce4" table:formula="of:=[.F164]/[.$H164]" office:value-type="float" office:value="0" calcext:value-type="float">
            <text:p>0.00</text:p>
          </table:table-cell>
          <table:table-cell table:style-name="ce4" table:formula="of:=[.G164]/[.$H164]" office:value-type="float" office:value="0.940054192606985" calcext:value-type="float">
            <text:p>0.94</text:p>
          </table:table-cell>
          <table:table-cell table:formula="of:=MOD(DEGREES(ATAN2([.I164];[.J164]))+360; 360)" office:value-type="float" office:value="180" calcext:value-type="float">
            <text:p>180.00</text:p>
          </table:table-cell>
          <table:table-cell table:formula="of:=MOD(DEGREES(ATAN2([.E164];[.F164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9" calcext:value-type="float">
            <text:p>299</text:p>
          </table:table-cell>
          <table:table-cell office:value-type="float" office:value="503" calcext:value-type="float">
            <text:p>503</text:p>
          </table:table-cell>
          <table:table-cell table:formula="of:=[.B165]-[.B$1]" office:value-type="float" office:value="-132.5" calcext:value-type="float">
            <text:p>-132.5</text:p>
          </table:table-cell>
          <table:table-cell table:formula="of:=[.C165]-[.C$1]" office:value-type="float" office:value="1" calcext:value-type="float">
            <text:p>1</text:p>
          </table:table-cell>
          <table:table-cell table:formula="of:=[.D165]-[.D$1]" office:value-type="float" office:value="367" calcext:value-type="float">
            <text:p>367</text:p>
          </table:table-cell>
          <table:table-cell table:style-name="ce4" table:formula="of:=SQRT([.E165]^2 + [.F165]^2 + [.G165]^2)" office:value-type="float" office:value="390.187454949541" calcext:value-type="float">
            <text:p>390.19</text:p>
          </table:table-cell>
          <table:table-cell table:style-name="ce4" table:formula="of:=[.E165]/[.$H165]" office:value-type="float" office:value="-0.339580369177002" calcext:value-type="float">
            <text:p>-0.34</text:p>
          </table:table-cell>
          <table:table-cell table:style-name="ce4" table:formula="of:=[.F165]/[.$H165]" office:value-type="float" office:value="0.00256287071076983" calcext:value-type="float">
            <text:p>0.00</text:p>
          </table:table-cell>
          <table:table-cell table:style-name="ce4" table:formula="of:=[.G165]/[.$H165]" office:value-type="float" office:value="0.940573550852527" calcext:value-type="float">
            <text:p>0.94</text:p>
          </table:table-cell>
          <table:table-cell table:formula="of:=MOD(DEGREES(ATAN2([.I165];[.J165]))+360; 360)" office:value-type="float" office:value="179.567587232462" calcext:value-type="float">
            <text:p>179.57</text:p>
          </table:table-cell>
          <table:table-cell table:formula="of:=MOD(DEGREES(ATAN2([.E165];[.F165]))+360; 360)" office:value-type="float" office:value="179.567587232462" calcext:value-type="float">
            <text:p>179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4" calcext:value-type="float">
            <text:p>304</text:p>
          </table:table-cell>
          <table:table-cell office:value-type="float" office:value="501" calcext:value-type="float">
            <text:p>501</text:p>
          </table:table-cell>
          <table:table-cell table:formula="of:=[.B166]-[.B$1]" office:value-type="float" office:value="-135.5" calcext:value-type="float">
            <text:p>-135.5</text:p>
          </table:table-cell>
          <table:table-cell table:formula="of:=[.C166]-[.C$1]" office:value-type="float" office:value="6" calcext:value-type="float">
            <text:p>6</text:p>
          </table:table-cell>
          <table:table-cell table:formula="of:=[.D166]-[.D$1]" office:value-type="float" office:value="365" calcext:value-type="float">
            <text:p>365</text:p>
          </table:table-cell>
          <table:table-cell table:style-name="ce4" table:formula="of:=SQRT([.E166]^2 + [.F166]^2 + [.G166]^2)" office:value-type="float" office:value="389.385734201961" calcext:value-type="float">
            <text:p>389.39</text:p>
          </table:table-cell>
          <table:table-cell table:style-name="ce4" table:formula="of:=[.E166]/[.$H166]" office:value-type="float" office:value="-0.3479839863104" calcext:value-type="float">
            <text:p>-0.35</text:p>
          </table:table-cell>
          <table:table-cell table:style-name="ce4" table:formula="of:=[.F166]/[.$H166]" office:value-type="float" office:value="0.0154088850026745" calcext:value-type="float">
            <text:p>0.02</text:p>
          </table:table-cell>
          <table:table-cell table:style-name="ce4" table:formula="of:=[.G166]/[.$H166]" office:value-type="float" office:value="0.9373738376627" calcext:value-type="float">
            <text:p>0.94</text:p>
          </table:table-cell>
          <table:table-cell table:formula="of:=MOD(DEGREES(ATAN2([.I166];[.J166]))+360; 360)" office:value-type="float" office:value="177.464573765535" calcext:value-type="float">
            <text:p>177.46</text:p>
          </table:table-cell>
          <table:table-cell table:formula="of:=MOD(DEGREES(ATAN2([.E166];[.F166]))+360; 360)" office:value-type="float" office:value="177.464573765535" calcext:value-type="float">
            <text:p>17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7" calcext:value-type="float">
            <text:p>307</text:p>
          </table:table-cell>
          <table:table-cell office:value-type="float" office:value="504" calcext:value-type="float">
            <text:p>504</text:p>
          </table:table-cell>
          <table:table-cell table:formula="of:=[.B167]-[.B$1]" office:value-type="float" office:value="-131.5" calcext:value-type="float">
            <text:p>-131.5</text:p>
          </table:table-cell>
          <table:table-cell table:formula="of:=[.C167]-[.C$1]" office:value-type="float" office:value="9" calcext:value-type="float">
            <text:p>9</text:p>
          </table:table-cell>
          <table:table-cell table:formula="of:=[.D167]-[.D$1]" office:value-type="float" office:value="368" calcext:value-type="float">
            <text:p>368</text:p>
          </table:table-cell>
          <table:table-cell table:style-name="ce4" table:formula="of:=SQRT([.E167]^2 + [.F167]^2 + [.G167]^2)" office:value-type="float" office:value="390.892888142007" calcext:value-type="float">
            <text:p>390.89</text:p>
          </table:table-cell>
          <table:table-cell table:style-name="ce4" table:formula="of:=[.E167]/[.$H167]" office:value-type="float" office:value="-0.336409292645476" calcext:value-type="float">
            <text:p>-0.34</text:p>
          </table:table-cell>
          <table:table-cell table:style-name="ce4" table:formula="of:=[.F167]/[.$H167]" office:value-type="float" office:value="0.0230242101430364" calcext:value-type="float">
            <text:p>0.02</text:p>
          </table:table-cell>
          <table:table-cell table:style-name="ce4" table:formula="of:=[.G167]/[.$H167]" office:value-type="float" office:value="0.941434370293044" calcext:value-type="float">
            <text:p>0.94</text:p>
          </table:table-cell>
          <table:table-cell table:formula="of:=MOD(DEGREES(ATAN2([.I167];[.J167]))+360; 360)" office:value-type="float" office:value="176.084721522135" calcext:value-type="float">
            <text:p>176.08</text:p>
          </table:table-cell>
          <table:table-cell table:formula="of:=MOD(DEGREES(ATAN2([.E167];[.F167]))+360; 360)" office:value-type="float" office:value="176.084721522135" calcext:value-type="float">
            <text:p>176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300" calcext:value-type="float">
            <text:p>300</text:p>
          </table:table-cell>
          <table:table-cell office:value-type="float" office:value="497" calcext:value-type="float">
            <text:p>497</text:p>
          </table:table-cell>
          <table:table-cell table:formula="of:=[.B168]-[.B$1]" office:value-type="float" office:value="-126.5" calcext:value-type="float">
            <text:p>-126.5</text:p>
          </table:table-cell>
          <table:table-cell table:formula="of:=[.C168]-[.C$1]" office:value-type="float" office:value="2" calcext:value-type="float">
            <text:p>2</text:p>
          </table:table-cell>
          <table:table-cell table:formula="of:=[.D168]-[.D$1]" office:value-type="float" office:value="361" calcext:value-type="float">
            <text:p>361</text:p>
          </table:table-cell>
          <table:table-cell table:style-name="ce4" table:formula="of:=SQRT([.E168]^2 + [.F168]^2 + [.G168]^2)" office:value-type="float" office:value="382.527449995422" calcext:value-type="float">
            <text:p>382.53</text:p>
          </table:table-cell>
          <table:table-cell table:style-name="ce4" table:formula="of:=[.E168]/[.$H168]" office:value-type="float" office:value="-0.33069522200698" calcext:value-type="float">
            <text:p>-0.33</text:p>
          </table:table-cell>
          <table:table-cell table:style-name="ce4" table:formula="of:=[.F168]/[.$H168]" office:value-type="float" office:value="0.0052283829566321" calcext:value-type="float">
            <text:p>0.01</text:p>
          </table:table-cell>
          <table:table-cell table:style-name="ce4" table:formula="of:=[.G168]/[.$H168]" office:value-type="float" office:value="0.943723123672093" calcext:value-type="float">
            <text:p>0.94</text:p>
          </table:table-cell>
          <table:table-cell table:formula="of:=MOD(DEGREES(ATAN2([.I168];[.J168]))+360; 360)" office:value-type="float" office:value="179.094213339889" calcext:value-type="float">
            <text:p>179.09</text:p>
          </table:table-cell>
          <table:table-cell table:formula="of:=MOD(DEGREES(ATAN2([.E168];[.F168]))+360; 360)" office:value-type="float" office:value="179.094213339889" calcext:value-type="float">
            <text:p>179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9" calcext:value-type="float">
            <text:p>299</text:p>
          </table:table-cell>
          <table:table-cell office:value-type="float" office:value="501" calcext:value-type="float">
            <text:p>501</text:p>
          </table:table-cell>
          <table:table-cell table:formula="of:=[.B169]-[.B$1]" office:value-type="float" office:value="-132.5" calcext:value-type="float">
            <text:p>-132.5</text:p>
          </table:table-cell>
          <table:table-cell table:formula="of:=[.C169]-[.C$1]" office:value-type="float" office:value="1" calcext:value-type="float">
            <text:p>1</text:p>
          </table:table-cell>
          <table:table-cell table:formula="of:=[.D169]-[.D$1]" office:value-type="float" office:value="365" calcext:value-type="float">
            <text:p>365</text:p>
          </table:table-cell>
          <table:table-cell table:style-name="ce4" table:formula="of:=SQRT([.E169]^2 + [.F169]^2 + [.G169]^2)" office:value-type="float" office:value="388.306901818652" calcext:value-type="float">
            <text:p>388.31</text:p>
          </table:table-cell>
          <table:table-cell table:style-name="ce4" table:formula="of:=[.E169]/[.$H169]" office:value-type="float" office:value="-0.341224941867967" calcext:value-type="float">
            <text:p>-0.34</text:p>
          </table:table-cell>
          <table:table-cell table:style-name="ce4" table:formula="of:=[.F169]/[.$H169]" office:value-type="float" office:value="0.0025752825801356" calcext:value-type="float">
            <text:p>0.00</text:p>
          </table:table-cell>
          <table:table-cell table:style-name="ce4" table:formula="of:=[.G169]/[.$H169]" office:value-type="float" office:value="0.939978141749495" calcext:value-type="float">
            <text:p>0.94</text:p>
          </table:table-cell>
          <table:table-cell table:formula="of:=MOD(DEGREES(ATAN2([.I169];[.J169]))+360; 360)" office:value-type="float" office:value="179.567587232462" calcext:value-type="float">
            <text:p>179.57</text:p>
          </table:table-cell>
          <table:table-cell table:formula="of:=MOD(DEGREES(ATAN2([.E169];[.F169]))+360; 360)" office:value-type="float" office:value="179.567587232462" calcext:value-type="float">
            <text:p>179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0" calcext:value-type="float">
            <text:p>300</text:p>
          </table:table-cell>
          <table:table-cell office:value-type="float" office:value="506" calcext:value-type="float">
            <text:p>506</text:p>
          </table:table-cell>
          <table:table-cell table:formula="of:=[.B170]-[.B$1]" office:value-type="float" office:value="-133.5" calcext:value-type="float">
            <text:p>-133.5</text:p>
          </table:table-cell>
          <table:table-cell table:formula="of:=[.C170]-[.C$1]" office:value-type="float" office:value="2" calcext:value-type="float">
            <text:p>2</text:p>
          </table:table-cell>
          <table:table-cell table:formula="of:=[.D170]-[.D$1]" office:value-type="float" office:value="370" calcext:value-type="float">
            <text:p>370</text:p>
          </table:table-cell>
          <table:table-cell table:style-name="ce4" table:formula="of:=SQRT([.E170]^2 + [.F170]^2 + [.G170]^2)" office:value-type="float" office:value="393.352577212861" calcext:value-type="float">
            <text:p>393.35</text:p>
          </table:table-cell>
          <table:table-cell table:style-name="ce4" table:formula="of:=[.E170]/[.$H170]" office:value-type="float" office:value="-0.339390174956848" calcext:value-type="float">
            <text:p>-0.34</text:p>
          </table:table-cell>
          <table:table-cell table:style-name="ce4" table:formula="of:=[.F170]/[.$H170]" office:value-type="float" office:value="0.00508449700309884" calcext:value-type="float">
            <text:p>0.01</text:p>
          </table:table-cell>
          <table:table-cell table:style-name="ce4" table:formula="of:=[.G170]/[.$H170]" office:value-type="float" office:value="0.940631945573286" calcext:value-type="float">
            <text:p>0.94</text:p>
          </table:table-cell>
          <table:table-cell table:formula="of:=MOD(DEGREES(ATAN2([.I170];[.J170]))+360; 360)" office:value-type="float" office:value="179.141700469968" calcext:value-type="float">
            <text:p>179.14</text:p>
          </table:table-cell>
          <table:table-cell table:formula="of:=MOD(DEGREES(ATAN2([.E170];[.F170]))+360; 360)" office:value-type="float" office:value="179.141700469968" calcext:value-type="float">
            <text:p>179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5" calcext:value-type="float">
            <text:p>305</text:p>
          </table:table-cell>
          <table:table-cell office:value-type="float" office:value="504" calcext:value-type="float">
            <text:p>504</text:p>
          </table:table-cell>
          <table:table-cell table:formula="of:=[.B171]-[.B$1]" office:value-type="float" office:value="-136.5" calcext:value-type="float">
            <text:p>-136.5</text:p>
          </table:table-cell>
          <table:table-cell table:formula="of:=[.C171]-[.C$1]" office:value-type="float" office:value="7" calcext:value-type="float">
            <text:p>7</text:p>
          </table:table-cell>
          <table:table-cell table:formula="of:=[.D171]-[.D$1]" office:value-type="float" office:value="368" calcext:value-type="float">
            <text:p>368</text:p>
          </table:table-cell>
          <table:table-cell table:style-name="ce4" table:formula="of:=SQRT([.E171]^2 + [.F171]^2 + [.G171]^2)" office:value-type="float" office:value="392.56241541951" calcext:value-type="float">
            <text:p>392.56</text:p>
          </table:table-cell>
          <table:table-cell table:style-name="ce4" table:formula="of:=[.E171]/[.$H171]" office:value-type="float" office:value="-0.347715406871363" calcext:value-type="float">
            <text:p>-0.35</text:p>
          </table:table-cell>
          <table:table-cell table:style-name="ce4" table:formula="of:=[.F171]/[.$H171]" office:value-type="float" office:value="0.0178315593267366" calcext:value-type="float">
            <text:p>0.02</text:p>
          </table:table-cell>
          <table:table-cell table:style-name="ce4" table:formula="of:=[.G171]/[.$H171]" office:value-type="float" office:value="0.937430547462722" calcext:value-type="float">
            <text:p>0.94</text:p>
          </table:table-cell>
          <table:table-cell table:formula="of:=MOD(DEGREES(ATAN2([.I171];[.J171]))+360; 360)" office:value-type="float" office:value="177.064326553579" calcext:value-type="float">
            <text:p>177.06</text:p>
          </table:table-cell>
          <table:table-cell table:formula="of:=MOD(DEGREES(ATAN2([.E171];[.F171]))+360; 360)" office:value-type="float" office:value="177.064326553579" calcext:value-type="float">
            <text:p>17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2" calcext:value-type="float">
            <text:p>302</text:p>
          </table:table-cell>
          <table:table-cell office:value-type="float" office:value="497" calcext:value-type="float">
            <text:p>497</text:p>
          </table:table-cell>
          <table:table-cell table:formula="of:=[.B172]-[.B$1]" office:value-type="float" office:value="-131.5" calcext:value-type="float">
            <text:p>-131.5</text:p>
          </table:table-cell>
          <table:table-cell table:formula="of:=[.C172]-[.C$1]" office:value-type="float" office:value="4" calcext:value-type="float">
            <text:p>4</text:p>
          </table:table-cell>
          <table:table-cell table:formula="of:=[.D172]-[.D$1]" office:value-type="float" office:value="361" calcext:value-type="float">
            <text:p>361</text:p>
          </table:table-cell>
          <table:table-cell table:style-name="ce4" table:formula="of:=SQRT([.E172]^2 + [.F172]^2 + [.G172]^2)" office:value-type="float" office:value="384.225519714659" calcext:value-type="float">
            <text:p>384.23</text:p>
          </table:table-cell>
          <table:table-cell table:style-name="ce4" table:formula="of:=[.E172]/[.$H172]" office:value-type="float" office:value="-0.342246918158005" calcext:value-type="float">
            <text:p>-0.34</text:p>
          </table:table-cell>
          <table:table-cell table:style-name="ce4" table:formula="of:=[.F172]/[.$H172]" office:value-type="float" office:value="0.0104105526435895" calcext:value-type="float">
            <text:p>0.01</text:p>
          </table:table-cell>
          <table:table-cell table:style-name="ce4" table:formula="of:=[.G172]/[.$H172]" office:value-type="float" office:value="0.939552376083953" calcext:value-type="float">
            <text:p>0.94</text:p>
          </table:table-cell>
          <table:table-cell table:formula="of:=MOD(DEGREES(ATAN2([.I172];[.J172]))+360; 360)" office:value-type="float" office:value="178.257699833857" calcext:value-type="float">
            <text:p>178.26</text:p>
          </table:table-cell>
          <table:table-cell table:formula="of:=MOD(DEGREES(ATAN2([.E172];[.F172]))+360; 360)" office:value-type="float" office:value="178.257699833857" calcext:value-type="float">
            <text:p>178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305" calcext:value-type="float">
            <text:p>305</text:p>
          </table:table-cell>
          <table:table-cell office:value-type="float" office:value="504" calcext:value-type="float">
            <text:p>504</text:p>
          </table:table-cell>
          <table:table-cell table:formula="of:=[.B173]-[.B$1]" office:value-type="float" office:value="-138.5" calcext:value-type="float">
            <text:p>-138.5</text:p>
          </table:table-cell>
          <table:table-cell table:formula="of:=[.C173]-[.C$1]" office:value-type="float" office:value="7" calcext:value-type="float">
            <text:p>7</text:p>
          </table:table-cell>
          <table:table-cell table:formula="of:=[.D173]-[.D$1]" office:value-type="float" office:value="368" calcext:value-type="float">
            <text:p>368</text:p>
          </table:table-cell>
          <table:table-cell table:style-name="ce4" table:formula="of:=SQRT([.E173]^2 + [.F173]^2 + [.G173]^2)" office:value-type="float" office:value="393.262317035335" calcext:value-type="float">
            <text:p>393.26</text:p>
          </table:table-cell>
          <table:table-cell table:style-name="ce4" table:formula="of:=[.E173]/[.$H173]" office:value-type="float" office:value="-0.352182230537882" calcext:value-type="float">
            <text:p>-0.35</text:p>
          </table:table-cell>
          <table:table-cell table:style-name="ce4" table:formula="of:=[.F173]/[.$H173]" office:value-type="float" office:value="0.0177998239261024" calcext:value-type="float">
            <text:p>0.02</text:p>
          </table:table-cell>
          <table:table-cell table:style-name="ce4" table:formula="of:=[.G173]/[.$H173]" office:value-type="float" office:value="0.935762172115096" calcext:value-type="float">
            <text:p>0.94</text:p>
          </table:table-cell>
          <table:table-cell table:formula="of:=MOD(DEGREES(ATAN2([.I173];[.J173]))+360; 360)" office:value-type="float" office:value="177.106646390413" calcext:value-type="float">
            <text:p>177.11</text:p>
          </table:table-cell>
          <table:table-cell table:formula="of:=MOD(DEGREES(ATAN2([.E173];[.F173]))+360; 360)" office:value-type="float" office:value="177.106646390413" calcext:value-type="float">
            <text:p>17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8" calcext:value-type="float">
            <text:p>298</text:p>
          </table:table-cell>
          <table:table-cell office:value-type="float" office:value="506" calcext:value-type="float">
            <text:p>506</text:p>
          </table:table-cell>
          <table:table-cell table:formula="of:=[.B174]-[.B$1]" office:value-type="float" office:value="-131.5" calcext:value-type="float">
            <text:p>-131.5</text:p>
          </table:table-cell>
          <table:table-cell table:formula="of:=[.C174]-[.C$1]" office:value-type="float" office:value="0" calcext:value-type="float">
            <text:p>0</text:p>
          </table:table-cell>
          <table:table-cell table:formula="of:=[.D174]-[.D$1]" office:value-type="float" office:value="370" calcext:value-type="float">
            <text:p>370</text:p>
          </table:table-cell>
          <table:table-cell table:style-name="ce4" table:formula="of:=SQRT([.E174]^2 + [.F174]^2 + [.G174]^2)" office:value-type="float" office:value="392.673210188829" calcext:value-type="float">
            <text:p>392.67</text:p>
          </table:table-cell>
          <table:table-cell table:style-name="ce4" table:formula="of:=[.E174]/[.$H174]" office:value-type="float" office:value="-0.334884062849015" calcext:value-type="float">
            <text:p>-0.33</text:p>
          </table:table-cell>
          <table:table-cell table:style-name="ce4" table:formula="of:=[.F174]/[.$H174]" office:value-type="float" office:value="0" calcext:value-type="float">
            <text:p>0.00</text:p>
          </table:table-cell>
          <table:table-cell table:style-name="ce4" table:formula="of:=[.G174]/[.$H174]" office:value-type="float" office:value="0.94225934033563" calcext:value-type="float">
            <text:p>0.94</text:p>
          </table:table-cell>
          <table:table-cell table:formula="of:=MOD(DEGREES(ATAN2([.I174];[.J174]))+360; 360)" office:value-type="float" office:value="180" calcext:value-type="float">
            <text:p>180.00</text:p>
          </table:table-cell>
          <table:table-cell table:formula="of:=MOD(DEGREES(ATAN2([.E174];[.F174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306" calcext:value-type="float">
            <text:p>306</text:p>
          </table:table-cell>
          <table:table-cell office:value-type="float" office:value="498" calcext:value-type="float">
            <text:p>498</text:p>
          </table:table-cell>
          <table:table-cell table:formula="of:=[.B175]-[.B$1]" office:value-type="float" office:value="-125.5" calcext:value-type="float">
            <text:p>-125.5</text:p>
          </table:table-cell>
          <table:table-cell table:formula="of:=[.C175]-[.C$1]" office:value-type="float" office:value="8" calcext:value-type="float">
            <text:p>8</text:p>
          </table:table-cell>
          <table:table-cell table:formula="of:=[.D175]-[.D$1]" office:value-type="float" office:value="362" calcext:value-type="float">
            <text:p>362</text:p>
          </table:table-cell>
          <table:table-cell table:style-name="ce4" table:formula="of:=SQRT([.E175]^2 + [.F175]^2 + [.G175]^2)" office:value-type="float" office:value="383.220889305372" calcext:value-type="float">
            <text:p>383.22</text:p>
          </table:table-cell>
          <table:table-cell table:style-name="ce4" table:formula="of:=[.E175]/[.$H175]" office:value-type="float" office:value="-0.327487366952991" calcext:value-type="float">
            <text:p>-0.33</text:p>
          </table:table-cell>
          <table:table-cell table:style-name="ce4" table:formula="of:=[.F175]/[.$H175]" office:value-type="float" office:value="0.0208756887300712" calcext:value-type="float">
            <text:p>0.02</text:p>
          </table:table-cell>
          <table:table-cell table:style-name="ce4" table:formula="of:=[.G175]/[.$H175]" office:value-type="float" office:value="0.94462491503572" calcext:value-type="float">
            <text:p>0.94</text:p>
          </table:table-cell>
          <table:table-cell table:formula="of:=MOD(DEGREES(ATAN2([.I175];[.J175]))+360; 360)" office:value-type="float" office:value="176.352614347543" calcext:value-type="float">
            <text:p>176.35</text:p>
          </table:table-cell>
          <table:table-cell table:formula="of:=MOD(DEGREES(ATAN2([.E175];[.F175]))+360; 360)" office:value-type="float" office:value="176.352614347543" calcext:value-type="float">
            <text:p>176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13" calcext:value-type="float">
            <text:p>313</text:p>
          </table:table-cell>
          <table:table-cell office:value-type="float" office:value="501" calcext:value-type="float">
            <text:p>501</text:p>
          </table:table-cell>
          <table:table-cell table:formula="of:=[.B176]-[.B$1]" office:value-type="float" office:value="-132.5" calcext:value-type="float">
            <text:p>-132.5</text:p>
          </table:table-cell>
          <table:table-cell table:formula="of:=[.C176]-[.C$1]" office:value-type="float" office:value="15" calcext:value-type="float">
            <text:p>15</text:p>
          </table:table-cell>
          <table:table-cell table:formula="of:=[.D176]-[.D$1]" office:value-type="float" office:value="365" calcext:value-type="float">
            <text:p>365</text:p>
          </table:table-cell>
          <table:table-cell table:style-name="ce4" table:formula="of:=SQRT([.E176]^2 + [.F176]^2 + [.G176]^2)" office:value-type="float" office:value="388.595226424618" calcext:value-type="float">
            <text:p>388.60</text:p>
          </table:table-cell>
          <table:table-cell table:style-name="ce4" table:formula="of:=[.E176]/[.$H176]" office:value-type="float" office:value="-0.340971764422081" calcext:value-type="float">
            <text:p>-0.34</text:p>
          </table:table-cell>
          <table:table-cell table:style-name="ce4" table:formula="of:=[.F176]/[.$H176]" office:value-type="float" office:value="0.0386005771043865" calcext:value-type="float">
            <text:p>0.04</text:p>
          </table:table-cell>
          <table:table-cell table:style-name="ce4" table:formula="of:=[.G176]/[.$H176]" office:value-type="float" office:value="0.939280709540072" calcext:value-type="float">
            <text:p>0.94</text:p>
          </table:table-cell>
          <table:table-cell table:formula="of:=MOD(DEGREES(ATAN2([.I176];[.J176]))+360; 360)" office:value-type="float" office:value="173.541183621281" calcext:value-type="float">
            <text:p>173.54</text:p>
          </table:table-cell>
          <table:table-cell table:formula="of:=MOD(DEGREES(ATAN2([.E176];[.F176]))+360; 360)" office:value-type="float" office:value="173.541183621281" calcext:value-type="float">
            <text:p>173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7" calcext:value-type="float">
            <text:p>307</text:p>
          </table:table-cell>
          <table:table-cell office:value-type="float" office:value="497" calcext:value-type="float">
            <text:p>497</text:p>
          </table:table-cell>
          <table:table-cell table:formula="of:=[.B177]-[.B$1]" office:value-type="float" office:value="-136.5" calcext:value-type="float">
            <text:p>-136.5</text:p>
          </table:table-cell>
          <table:table-cell table:formula="of:=[.C177]-[.C$1]" office:value-type="float" office:value="9" calcext:value-type="float">
            <text:p>9</text:p>
          </table:table-cell>
          <table:table-cell table:formula="of:=[.D177]-[.D$1]" office:value-type="float" office:value="361" calcext:value-type="float">
            <text:p>361</text:p>
          </table:table-cell>
          <table:table-cell table:style-name="ce4" table:formula="of:=SQRT([.E177]^2 + [.F177]^2 + [.G177]^2)" office:value-type="float" office:value="386.049543452651" calcext:value-type="float">
            <text:p>386.05</text:p>
          </table:table-cell>
          <table:table-cell table:style-name="ce4" table:formula="of:=[.E177]/[.$H177]" office:value-type="float" office:value="-0.35358156048886" calcext:value-type="float">
            <text:p>-0.35</text:p>
          </table:table-cell>
          <table:table-cell table:style-name="ce4" table:formula="of:=[.F177]/[.$H177]" office:value-type="float" office:value="0.0233130699223424" calcext:value-type="float">
            <text:p>0.02</text:p>
          </table:table-cell>
          <table:table-cell table:style-name="ce4" table:formula="of:=[.G177]/[.$H177]" office:value-type="float" office:value="0.935113137996178" calcext:value-type="float">
            <text:p>0.94</text:p>
          </table:table-cell>
          <table:table-cell table:formula="of:=MOD(DEGREES(ATAN2([.I177];[.J177]))+360; 360)" office:value-type="float" office:value="176.22771639062" calcext:value-type="float">
            <text:p>176.23</text:p>
          </table:table-cell>
          <table:table-cell table:formula="of:=MOD(DEGREES(ATAN2([.E177];[.F177]))+360; 360)" office:value-type="float" office:value="176.22771639062" calcext:value-type="float">
            <text:p>176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301" calcext:value-type="float">
            <text:p>301</text:p>
          </table:table-cell>
          <table:table-cell office:value-type="float" office:value="503" calcext:value-type="float">
            <text:p>503</text:p>
          </table:table-cell>
          <table:table-cell table:formula="of:=[.B178]-[.B$1]" office:value-type="float" office:value="-137.5" calcext:value-type="float">
            <text:p>-137.5</text:p>
          </table:table-cell>
          <table:table-cell table:formula="of:=[.C178]-[.C$1]" office:value-type="float" office:value="3" calcext:value-type="float">
            <text:p>3</text:p>
          </table:table-cell>
          <table:table-cell table:formula="of:=[.D178]-[.D$1]" office:value-type="float" office:value="367" calcext:value-type="float">
            <text:p>367</text:p>
          </table:table-cell>
          <table:table-cell table:style-name="ce4" table:formula="of:=SQRT([.E178]^2 + [.F178]^2 + [.G178]^2)" office:value-type="float" office:value="391.923780855411" calcext:value-type="float">
            <text:p>391.92</text:p>
          </table:table-cell>
          <table:table-cell table:style-name="ce4" table:formula="of:=[.E178]/[.$H178]" office:value-type="float" office:value="-0.350833520997101" calcext:value-type="float">
            <text:p>-0.35</text:p>
          </table:table-cell>
          <table:table-cell table:style-name="ce4" table:formula="of:=[.F178]/[.$H178]" office:value-type="float" office:value="0.00765454954902766" calcext:value-type="float">
            <text:p>0.01</text:p>
          </table:table-cell>
          <table:table-cell table:style-name="ce4" table:formula="of:=[.G178]/[.$H178]" office:value-type="float" office:value="0.936406561497717" calcext:value-type="float">
            <text:p>0.94</text:p>
          </table:table-cell>
          <table:table-cell table:formula="of:=MOD(DEGREES(ATAN2([.I178];[.J178]))+360; 360)" office:value-type="float" office:value="178.750108569879" calcext:value-type="float">
            <text:p>178.75</text:p>
          </table:table-cell>
          <table:table-cell table:formula="of:=MOD(DEGREES(ATAN2([.E178];[.F178]))+360; 360)" office:value-type="float" office:value="178.750108569879" calcext:value-type="float">
            <text:p>178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2" calcext:value-type="float">
            <text:p>302</text:p>
          </table:table-cell>
          <table:table-cell office:value-type="float" office:value="509" calcext:value-type="float">
            <text:p>509</text:p>
          </table:table-cell>
          <table:table-cell table:formula="of:=[.B179]-[.B$1]" office:value-type="float" office:value="-131.5" calcext:value-type="float">
            <text:p>-131.5</text:p>
          </table:table-cell>
          <table:table-cell table:formula="of:=[.C179]-[.C$1]" office:value-type="float" office:value="4" calcext:value-type="float">
            <text:p>4</text:p>
          </table:table-cell>
          <table:table-cell table:formula="of:=[.D179]-[.D$1]" office:value-type="float" office:value="373" calcext:value-type="float">
            <text:p>373</text:p>
          </table:table-cell>
          <table:table-cell table:style-name="ce4" table:formula="of:=SQRT([.E179]^2 + [.F179]^2 + [.G179]^2)" office:value-type="float" office:value="395.521491198645" calcext:value-type="float">
            <text:p>395.52</text:p>
          </table:table-cell>
          <table:table-cell table:style-name="ce4" table:formula="of:=[.E179]/[.$H179]" office:value-type="float" office:value="-0.332472452006295" calcext:value-type="float">
            <text:p>-0.33</text:p>
          </table:table-cell>
          <table:table-cell table:style-name="ce4" table:formula="of:=[.F179]/[.$H179]" office:value-type="float" office:value="0.010113230479279" calcext:value-type="float">
            <text:p>0.01</text:p>
          </table:table-cell>
          <table:table-cell table:style-name="ce4" table:formula="of:=[.G179]/[.$H179]" office:value-type="float" office:value="0.943058742192762" calcext:value-type="float">
            <text:p>0.94</text:p>
          </table:table-cell>
          <table:table-cell table:formula="of:=MOD(DEGREES(ATAN2([.I179];[.J179]))+360; 360)" office:value-type="float" office:value="178.257699833857" calcext:value-type="float">
            <text:p>178.26</text:p>
          </table:table-cell>
          <table:table-cell table:formula="of:=MOD(DEGREES(ATAN2([.E179];[.F179]))+360; 360)" office:value-type="float" office:value="178.257699833857" calcext:value-type="float">
            <text:p>178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293" calcext:value-type="float">
            <text:p>293</text:p>
          </table:table-cell>
          <table:table-cell office:value-type="float" office:value="504" calcext:value-type="float">
            <text:p>504</text:p>
          </table:table-cell>
          <table:table-cell table:formula="of:=[.B180]-[.B$1]" office:value-type="float" office:value="-136.5" calcext:value-type="float">
            <text:p>-136.5</text:p>
          </table:table-cell>
          <table:table-cell table:formula="of:=[.C180]-[.C$1]" office:value-type="float" office:value="-5" calcext:value-type="float">
            <text:p>-5</text:p>
          </table:table-cell>
          <table:table-cell table:formula="of:=[.D180]-[.D$1]" office:value-type="float" office:value="368" calcext:value-type="float">
            <text:p>368</text:p>
          </table:table-cell>
          <table:table-cell table:style-name="ce4" table:formula="of:=SQRT([.E180]^2 + [.F180]^2 + [.G180]^2)" office:value-type="float" office:value="392.531845841837" calcext:value-type="float">
            <text:p>392.53</text:p>
          </table:table-cell>
          <table:table-cell table:style-name="ce4" table:formula="of:=[.E180]/[.$H180]" office:value-type="float" office:value="-0.34774248623639" calcext:value-type="float">
            <text:p>-0.35</text:p>
          </table:table-cell>
          <table:table-cell table:style-name="ce4" table:formula="of:=[.F180]/[.$H180]" office:value-type="float" office:value="-0.012737820008659" calcext:value-type="float">
            <text:p>-0.01</text:p>
          </table:table-cell>
          <table:table-cell table:style-name="ce4" table:formula="of:=[.G180]/[.$H180]" office:value-type="float" office:value="0.937503552637301" calcext:value-type="float">
            <text:p>0.94</text:p>
          </table:table-cell>
          <table:table-cell table:formula="of:=MOD(DEGREES(ATAN2([.I180];[.J180]))+360; 360)" office:value-type="float" office:value="182.097808586192" calcext:value-type="float">
            <text:p>182.10</text:p>
          </table:table-cell>
          <table:table-cell table:formula="of:=MOD(DEGREES(ATAN2([.E180];[.F180]))+360; 360)" office:value-type="float" office:value="182.097808586192" calcext:value-type="float">
            <text:p>182.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5" calcext:value-type="float">
            <text:p>-175</text:p>
          </table:table-cell>
          <table:table-cell office:value-type="float" office:value="298" calcext:value-type="float">
            <text:p>298</text:p>
          </table:table-cell>
          <table:table-cell office:value-type="float" office:value="506" calcext:value-type="float">
            <text:p>506</text:p>
          </table:table-cell>
          <table:table-cell table:formula="of:=[.B181]-[.B$1]" office:value-type="float" office:value="-119.5" calcext:value-type="float">
            <text:p>-119.5</text:p>
          </table:table-cell>
          <table:table-cell table:formula="of:=[.C181]-[.C$1]" office:value-type="float" office:value="0" calcext:value-type="float">
            <text:p>0</text:p>
          </table:table-cell>
          <table:table-cell table:formula="of:=[.D181]-[.D$1]" office:value-type="float" office:value="370" calcext:value-type="float">
            <text:p>370</text:p>
          </table:table-cell>
          <table:table-cell table:style-name="ce4" table:formula="of:=SQRT([.E181]^2 + [.F181]^2 + [.G181]^2)" office:value-type="float" office:value="388.819045315427" calcext:value-type="float">
            <text:p>388.82</text:p>
          </table:table-cell>
          <table:table-cell table:style-name="ce4" table:formula="of:=[.E181]/[.$H181]" office:value-type="float" office:value="-0.307340912025172" calcext:value-type="float">
            <text:p>-0.31</text:p>
          </table:table-cell>
          <table:table-cell table:style-name="ce4" table:formula="of:=[.F181]/[.$H181]" office:value-type="float" office:value="0" calcext:value-type="float">
            <text:p>0.00</text:p>
          </table:table-cell>
          <table:table-cell table:style-name="ce4" table:formula="of:=[.G181]/[.$H181]" office:value-type="float" office:value="0.951599476563294" calcext:value-type="float">
            <text:p>0.95</text:p>
          </table:table-cell>
          <table:table-cell table:formula="of:=MOD(DEGREES(ATAN2([.I181];[.J181]))+360; 360)" office:value-type="float" office:value="180" calcext:value-type="float">
            <text:p>180.00</text:p>
          </table:table-cell>
          <table:table-cell table:formula="of:=MOD(DEGREES(ATAN2([.E181];[.F181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0" calcext:value-type="float">
            <text:p>300</text:p>
          </table:table-cell>
          <table:table-cell office:value-type="float" office:value="490" calcext:value-type="float">
            <text:p>490</text:p>
          </table:table-cell>
          <table:table-cell table:formula="of:=[.B182]-[.B$1]" office:value-type="float" office:value="-131.5" calcext:value-type="float">
            <text:p>-131.5</text:p>
          </table:table-cell>
          <table:table-cell table:formula="of:=[.C182]-[.C$1]" office:value-type="float" office:value="2" calcext:value-type="float">
            <text:p>2</text:p>
          </table:table-cell>
          <table:table-cell table:formula="of:=[.D182]-[.D$1]" office:value-type="float" office:value="354" calcext:value-type="float">
            <text:p>354</text:p>
          </table:table-cell>
          <table:table-cell table:style-name="ce4" table:formula="of:=SQRT([.E182]^2 + [.F182]^2 + [.G182]^2)" office:value-type="float" office:value="377.640371252863" calcext:value-type="float">
            <text:p>377.64</text:p>
          </table:table-cell>
          <table:table-cell table:style-name="ce4" table:formula="of:=[.E182]/[.$H182]" office:value-type="float" office:value="-0.34821488911192" calcext:value-type="float">
            <text:p>-0.35</text:p>
          </table:table-cell>
          <table:table-cell table:style-name="ce4" table:formula="of:=[.F182]/[.$H182]" office:value-type="float" office:value="0.00529604394086571" calcext:value-type="float">
            <text:p>0.01</text:p>
          </table:table-cell>
          <table:table-cell table:style-name="ce4" table:formula="of:=[.G182]/[.$H182]" office:value-type="float" office:value="0.93739977753323" calcext:value-type="float">
            <text:p>0.94</text:p>
          </table:table-cell>
          <table:table-cell table:formula="of:=MOD(DEGREES(ATAN2([.I182];[.J182]))+360; 360)" office:value-type="float" office:value="179.128648482322" calcext:value-type="float">
            <text:p>179.13</text:p>
          </table:table-cell>
          <table:table-cell table:formula="of:=MOD(DEGREES(ATAN2([.E182];[.F182]))+360; 360)" office:value-type="float" office:value="179.128648482322" calcext:value-type="float">
            <text:p>179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" calcext:value-type="float">
            <text:p>-195</text:p>
          </table:table-cell>
          <table:table-cell office:value-type="float" office:value="304" calcext:value-type="float">
            <text:p>304</text:p>
          </table:table-cell>
          <table:table-cell office:value-type="float" office:value="505" calcext:value-type="float">
            <text:p>505</text:p>
          </table:table-cell>
          <table:table-cell table:formula="of:=[.B183]-[.B$1]" office:value-type="float" office:value="-139.5" calcext:value-type="float">
            <text:p>-139.5</text:p>
          </table:table-cell>
          <table:table-cell table:formula="of:=[.C183]-[.C$1]" office:value-type="float" office:value="6" calcext:value-type="float">
            <text:p>6</text:p>
          </table:table-cell>
          <table:table-cell table:formula="of:=[.D183]-[.D$1]" office:value-type="float" office:value="369" calcext:value-type="float">
            <text:p>369</text:p>
          </table:table-cell>
          <table:table-cell table:style-name="ce4" table:formula="of:=SQRT([.E183]^2 + [.F183]^2 + [.G183]^2)" office:value-type="float" office:value="394.534219048234" calcext:value-type="float">
            <text:p>394.53</text:p>
          </table:table-cell>
          <table:table-cell table:style-name="ce4" table:formula="of:=[.E183]/[.$H183]" office:value-type="float" office:value="-0.353581497535313" calcext:value-type="float">
            <text:p>-0.35</text:p>
          </table:table-cell>
          <table:table-cell table:style-name="ce4" table:formula="of:=[.F183]/[.$H183]" office:value-type="float" office:value="0.0152078063456049" calcext:value-type="float">
            <text:p>0.02</text:p>
          </table:table-cell>
          <table:table-cell table:style-name="ce4" table:formula="of:=[.G183]/[.$H183]" office:value-type="float" office:value="0.9352800902547" calcext:value-type="float">
            <text:p>0.94</text:p>
          </table:table-cell>
          <table:table-cell table:formula="of:=MOD(DEGREES(ATAN2([.I183];[.J183]))+360; 360)" office:value-type="float" office:value="177.537183324083" calcext:value-type="float">
            <text:p>177.54</text:p>
          </table:table-cell>
          <table:table-cell table:formula="of:=MOD(DEGREES(ATAN2([.E183];[.F183]))+360; 360)" office:value-type="float" office:value="177.537183324083" calcext:value-type="float">
            <text:p>177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2" calcext:value-type="float">
            <text:p>292</text:p>
          </table:table-cell>
          <table:table-cell office:value-type="float" office:value="505" calcext:value-type="float">
            <text:p>505</text:p>
          </table:table-cell>
          <table:table-cell table:formula="of:=[.B184]-[.B$1]" office:value-type="float" office:value="-132.5" calcext:value-type="float">
            <text:p>-132.5</text:p>
          </table:table-cell>
          <table:table-cell table:formula="of:=[.C184]-[.C$1]" office:value-type="float" office:value="-6" calcext:value-type="float">
            <text:p>-6</text:p>
          </table:table-cell>
          <table:table-cell table:formula="of:=[.D184]-[.D$1]" office:value-type="float" office:value="369" calcext:value-type="float">
            <text:p>369</text:p>
          </table:table-cell>
          <table:table-cell table:style-name="ce4" table:formula="of:=SQRT([.E184]^2 + [.F184]^2 + [.G184]^2)" office:value-type="float" office:value="392.113822760688" calcext:value-type="float">
            <text:p>392.11</text:p>
          </table:table-cell>
          <table:table-cell table:style-name="ce4" table:formula="of:=[.E184]/[.$H184]" office:value-type="float" office:value="-0.337912086513886" calcext:value-type="float">
            <text:p>-0.34</text:p>
          </table:table-cell>
          <table:table-cell table:style-name="ce4" table:formula="of:=[.F184]/[.$H184]" office:value-type="float" office:value="-0.015301679389308" calcext:value-type="float">
            <text:p>-0.02</text:p>
          </table:table-cell>
          <table:table-cell table:style-name="ce4" table:formula="of:=[.G184]/[.$H184]" office:value-type="float" office:value="0.941053282442444" calcext:value-type="float">
            <text:p>0.94</text:p>
          </table:table-cell>
          <table:table-cell table:formula="of:=MOD(DEGREES(ATAN2([.I184];[.J184]))+360; 360)" office:value-type="float" office:value="182.5927546402" calcext:value-type="float">
            <text:p>182.59</text:p>
          </table:table-cell>
          <table:table-cell table:formula="of:=MOD(DEGREES(ATAN2([.E184];[.F184]))+360; 360)" office:value-type="float" office:value="182.5927546402" calcext:value-type="float">
            <text:p>182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9" calcext:value-type="float">
            <text:p>299</text:p>
          </table:table-cell>
          <table:table-cell office:value-type="float" office:value="501" calcext:value-type="float">
            <text:p>501</text:p>
          </table:table-cell>
          <table:table-cell table:formula="of:=[.B185]-[.B$1]" office:value-type="float" office:value="-127.5" calcext:value-type="float">
            <text:p>-127.5</text:p>
          </table:table-cell>
          <table:table-cell table:formula="of:=[.C185]-[.C$1]" office:value-type="float" office:value="1" calcext:value-type="float">
            <text:p>1</text:p>
          </table:table-cell>
          <table:table-cell table:formula="of:=[.D185]-[.D$1]" office:value-type="float" office:value="365" calcext:value-type="float">
            <text:p>365</text:p>
          </table:table-cell>
          <table:table-cell table:style-name="ce4" table:formula="of:=SQRT([.E185]^2 + [.F185]^2 + [.G185]^2)" office:value-type="float" office:value="386.629344463143" calcext:value-type="float">
            <text:p>386.63</text:p>
          </table:table-cell>
          <table:table-cell table:style-name="ce4" table:formula="of:=[.E185]/[.$H185]" office:value-type="float" office:value="-0.329773209990155" calcext:value-type="float">
            <text:p>-0.33</text:p>
          </table:table-cell>
          <table:table-cell table:style-name="ce4" table:formula="of:=[.F185]/[.$H185]" office:value-type="float" office:value="0.00258645654894239" calcext:value-type="float">
            <text:p>0.00</text:p>
          </table:table-cell>
          <table:table-cell table:style-name="ce4" table:formula="of:=[.G185]/[.$H185]" office:value-type="float" office:value="0.944056640363972" calcext:value-type="float">
            <text:p>0.94</text:p>
          </table:table-cell>
          <table:table-cell table:formula="of:=MOD(DEGREES(ATAN2([.I185];[.J185]))+360; 360)" office:value-type="float" office:value="179.550630551292" calcext:value-type="float">
            <text:p>179.55</text:p>
          </table:table-cell>
          <table:table-cell table:formula="of:=MOD(DEGREES(ATAN2([.E185];[.F185]))+360; 360)" office:value-type="float" office:value="179.550630551292" calcext:value-type="float">
            <text:p>179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295" calcext:value-type="float">
            <text:p>295</text:p>
          </table:table-cell>
          <table:table-cell office:value-type="float" office:value="500" calcext:value-type="float">
            <text:p>500</text:p>
          </table:table-cell>
          <table:table-cell table:formula="of:=[.B186]-[.B$1]" office:value-type="float" office:value="-129.5" calcext:value-type="float">
            <text:p>-129.5</text:p>
          </table:table-cell>
          <table:table-cell table:formula="of:=[.C186]-[.C$1]" office:value-type="float" office:value="-3" calcext:value-type="float">
            <text:p>-3</text:p>
          </table:table-cell>
          <table:table-cell table:formula="of:=[.D186]-[.D$1]" office:value-type="float" office:value="364" calcext:value-type="float">
            <text:p>364</text:p>
          </table:table-cell>
          <table:table-cell table:style-name="ce4" table:formula="of:=SQRT([.E186]^2 + [.F186]^2 + [.G186]^2)" office:value-type="float" office:value="386.361553470321" calcext:value-type="float">
            <text:p>386.36</text:p>
          </table:table-cell>
          <table:table-cell table:style-name="ce4" table:formula="of:=[.E186]/[.$H186]" office:value-type="float" office:value="-0.33517827754036" calcext:value-type="float">
            <text:p>-0.34</text:p>
          </table:table-cell>
          <table:table-cell table:style-name="ce4" table:formula="of:=[.F186]/[.$H186]" office:value-type="float" office:value="-0.00776474774224772" calcext:value-type="float">
            <text:p>-0.01</text:p>
          </table:table-cell>
          <table:table-cell table:style-name="ce4" table:formula="of:=[.G186]/[.$H186]" office:value-type="float" office:value="0.94212272605939" calcext:value-type="float">
            <text:p>0.94</text:p>
          </table:table-cell>
          <table:table-cell table:formula="of:=MOD(DEGREES(ATAN2([.I186];[.J186]))+360; 360)" office:value-type="float" office:value="181.327077990874" calcext:value-type="float">
            <text:p>181.33</text:p>
          </table:table-cell>
          <table:table-cell table:formula="of:=MOD(DEGREES(ATAN2([.E186];[.F186]))+360; 360)" office:value-type="float" office:value="181.327077990874" calcext:value-type="float">
            <text:p>181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2" calcext:value-type="float">
            <text:p>302</text:p>
          </table:table-cell>
          <table:table-cell office:value-type="float" office:value="504" calcext:value-type="float">
            <text:p>504</text:p>
          </table:table-cell>
          <table:table-cell table:formula="of:=[.B187]-[.B$1]" office:value-type="float" office:value="-136.5" calcext:value-type="float">
            <text:p>-136.5</text:p>
          </table:table-cell>
          <table:table-cell table:formula="of:=[.C187]-[.C$1]" office:value-type="float" office:value="4" calcext:value-type="float">
            <text:p>4</text:p>
          </table:table-cell>
          <table:table-cell table:formula="of:=[.D187]-[.D$1]" office:value-type="float" office:value="368" calcext:value-type="float">
            <text:p>368</text:p>
          </table:table-cell>
          <table:table-cell table:style-name="ce4" table:formula="of:=SQRT([.E187]^2 + [.F187]^2 + [.G187]^2)" office:value-type="float" office:value="392.520381636419" calcext:value-type="float">
            <text:p>392.52</text:p>
          </table:table-cell>
          <table:table-cell table:style-name="ce4" table:formula="of:=[.E187]/[.$H187]" office:value-type="float" office:value="-0.347752642629488" calcext:value-type="float">
            <text:p>-0.35</text:p>
          </table:table-cell>
          <table:table-cell table:style-name="ce4" table:formula="of:=[.F187]/[.$H187]" office:value-type="float" office:value="0.0101905536301682" calcext:value-type="float">
            <text:p>0.01</text:p>
          </table:table-cell>
          <table:table-cell table:style-name="ce4" table:formula="of:=[.G187]/[.$H187]" office:value-type="float" office:value="0.93753093397547" calcext:value-type="float">
            <text:p>0.94</text:p>
          </table:table-cell>
          <table:table-cell table:formula="of:=MOD(DEGREES(ATAN2([.I187];[.J187]))+360; 360)" office:value-type="float" office:value="178.321483150273" calcext:value-type="float">
            <text:p>178.32</text:p>
          </table:table-cell>
          <table:table-cell table:formula="of:=MOD(DEGREES(ATAN2([.E187];[.F187]))+360; 360)" office:value-type="float" office:value="178.321483150273" calcext:value-type="float">
            <text:p>178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8" calcext:value-type="float">
            <text:p>298</text:p>
          </table:table-cell>
          <table:table-cell office:value-type="float" office:value="506" calcext:value-type="float">
            <text:p>506</text:p>
          </table:table-cell>
          <table:table-cell table:formula="of:=[.B188]-[.B$1]" office:value-type="float" office:value="-131.5" calcext:value-type="float">
            <text:p>-131.5</text:p>
          </table:table-cell>
          <table:table-cell table:formula="of:=[.C188]-[.C$1]" office:value-type="float" office:value="0" calcext:value-type="float">
            <text:p>0</text:p>
          </table:table-cell>
          <table:table-cell table:formula="of:=[.D188]-[.D$1]" office:value-type="float" office:value="370" calcext:value-type="float">
            <text:p>370</text:p>
          </table:table-cell>
          <table:table-cell table:style-name="ce4" table:formula="of:=SQRT([.E188]^2 + [.F188]^2 + [.G188]^2)" office:value-type="float" office:value="392.673210188829" calcext:value-type="float">
            <text:p>392.67</text:p>
          </table:table-cell>
          <table:table-cell table:style-name="ce4" table:formula="of:=[.E188]/[.$H188]" office:value-type="float" office:value="-0.334884062849015" calcext:value-type="float">
            <text:p>-0.33</text:p>
          </table:table-cell>
          <table:table-cell table:style-name="ce4" table:formula="of:=[.F188]/[.$H188]" office:value-type="float" office:value="0" calcext:value-type="float">
            <text:p>0.00</text:p>
          </table:table-cell>
          <table:table-cell table:style-name="ce4" table:formula="of:=[.G188]/[.$H188]" office:value-type="float" office:value="0.94225934033563" calcext:value-type="float">
            <text:p>0.94</text:p>
          </table:table-cell>
          <table:table-cell table:formula="of:=MOD(DEGREES(ATAN2([.I188];[.J188]))+360; 360)" office:value-type="float" office:value="180" calcext:value-type="float">
            <text:p>180.00</text:p>
          </table:table-cell>
          <table:table-cell table:formula="of:=MOD(DEGREES(ATAN2([.E188];[.F188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200" calcext:value-type="float">
            <text:p>-200</text:p>
          </table:table-cell>
          <table:table-cell office:value-type="float" office:value="304" calcext:value-type="float">
            <text:p>304</text:p>
          </table:table-cell>
          <table:table-cell office:value-type="float" office:value="496" calcext:value-type="float">
            <text:p>496</text:p>
          </table:table-cell>
          <table:table-cell table:formula="of:=[.B189]-[.B$1]" office:value-type="float" office:value="-144.5" calcext:value-type="float">
            <text:p>-144.5</text:p>
          </table:table-cell>
          <table:table-cell table:formula="of:=[.C189]-[.C$1]" office:value-type="float" office:value="6" calcext:value-type="float">
            <text:p>6</text:p>
          </table:table-cell>
          <table:table-cell table:formula="of:=[.D189]-[.D$1]" office:value-type="float" office:value="360" calcext:value-type="float">
            <text:p>360</text:p>
          </table:table-cell>
          <table:table-cell table:style-name="ce4" table:formula="of:=SQRT([.E189]^2 + [.F189]^2 + [.G189]^2)" office:value-type="float" office:value="387.964238042632" calcext:value-type="float">
            <text:p>387.96</text:p>
          </table:table-cell>
          <table:table-cell table:style-name="ce4" table:formula="of:=[.E189]/[.$H189]" office:value-type="float" office:value="-0.372457009772435" calcext:value-type="float">
            <text:p>-0.37</text:p>
          </table:table-cell>
          <table:table-cell table:style-name="ce4" table:formula="of:=[.F189]/[.$H189]" office:value-type="float" office:value="0.0154653429663295" calcext:value-type="float">
            <text:p>0.02</text:p>
          </table:table-cell>
          <table:table-cell table:style-name="ce4" table:formula="of:=[.G189]/[.$H189]" office:value-type="float" office:value="0.92792057797977" calcext:value-type="float">
            <text:p>0.93</text:p>
          </table:table-cell>
          <table:table-cell table:formula="of:=MOD(DEGREES(ATAN2([.I189];[.J189]))+360; 360)" office:value-type="float" office:value="177.622302339663" calcext:value-type="float">
            <text:p>177.62</text:p>
          </table:table-cell>
          <table:table-cell table:formula="of:=MOD(DEGREES(ATAN2([.E189];[.F189]))+360; 360)" office:value-type="float" office:value="177.622302339663" calcext:value-type="float">
            <text:p>177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3" calcext:value-type="float">
            <text:p>293</text:p>
          </table:table-cell>
          <table:table-cell office:value-type="float" office:value="500" calcext:value-type="float">
            <text:p>500</text:p>
          </table:table-cell>
          <table:table-cell table:formula="of:=[.B190]-[.B$1]" office:value-type="float" office:value="-131.5" calcext:value-type="float">
            <text:p>-131.5</text:p>
          </table:table-cell>
          <table:table-cell table:formula="of:=[.C190]-[.C$1]" office:value-type="float" office:value="-5" calcext:value-type="float">
            <text:p>-5</text:p>
          </table:table-cell>
          <table:table-cell table:formula="of:=[.D190]-[.D$1]" office:value-type="float" office:value="364" calcext:value-type="float">
            <text:p>364</text:p>
          </table:table-cell>
          <table:table-cell table:style-name="ce4" table:formula="of:=SQRT([.E190]^2 + [.F190]^2 + [.G190]^2)" office:value-type="float" office:value="387.057166320429" calcext:value-type="float">
            <text:p>387.06</text:p>
          </table:table-cell>
          <table:table-cell table:style-name="ce4" table:formula="of:=[.E190]/[.$H190]" office:value-type="float" office:value="-0.339743095962049" calcext:value-type="float">
            <text:p>-0.34</text:p>
          </table:table-cell>
          <table:table-cell table:style-name="ce4" table:formula="of:=[.F190]/[.$H190]" office:value-type="float" office:value="-0.0129179884396216" calcext:value-type="float">
            <text:p>-0.01</text:p>
          </table:table-cell>
          <table:table-cell table:style-name="ce4" table:formula="of:=[.G190]/[.$H190]" office:value-type="float" office:value="0.940429558404454" calcext:value-type="float">
            <text:p>0.94</text:p>
          </table:table-cell>
          <table:table-cell table:formula="of:=MOD(DEGREES(ATAN2([.I190];[.J190]))+360; 360)" office:value-type="float" office:value="182.177497792674" calcext:value-type="float">
            <text:p>182.18</text:p>
          </table:table-cell>
          <table:table-cell table:formula="of:=MOD(DEGREES(ATAN2([.E190];[.F190]))+360; 360)" office:value-type="float" office:value="182.177497792674" calcext:value-type="float">
            <text:p>182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4" calcext:value-type="float">
            <text:p>304</text:p>
          </table:table-cell>
          <table:table-cell office:value-type="float" office:value="505" calcext:value-type="float">
            <text:p>505</text:p>
          </table:table-cell>
          <table:table-cell table:formula="of:=[.B191]-[.B$1]" office:value-type="float" office:value="-130.5" calcext:value-type="float">
            <text:p>-130.5</text:p>
          </table:table-cell>
          <table:table-cell table:formula="of:=[.C191]-[.C$1]" office:value-type="float" office:value="6" calcext:value-type="float">
            <text:p>6</text:p>
          </table:table-cell>
          <table:table-cell table:formula="of:=[.D191]-[.D$1]" office:value-type="float" office:value="369" calcext:value-type="float">
            <text:p>369</text:p>
          </table:table-cell>
          <table:table-cell table:style-name="ce4" table:formula="of:=SQRT([.E191]^2 + [.F191]^2 + [.G191]^2)" office:value-type="float" office:value="391.442524516691" calcext:value-type="float">
            <text:p>391.44</text:p>
          </table:table-cell>
          <table:table-cell table:style-name="ce4" table:formula="of:=[.E191]/[.$H191]" office:value-type="float" office:value="-0.333382276647451" calcext:value-type="float">
            <text:p>-0.33</text:p>
          </table:table-cell>
          <table:table-cell table:style-name="ce4" table:formula="of:=[.F191]/[.$H191]" office:value-type="float" office:value="0.0153279207654" calcext:value-type="float">
            <text:p>0.02</text:p>
          </table:table-cell>
          <table:table-cell table:style-name="ce4" table:formula="of:=[.G191]/[.$H191]" office:value-type="float" office:value="0.942667127072103" calcext:value-type="float">
            <text:p>0.94</text:p>
          </table:table-cell>
          <table:table-cell table:formula="of:=MOD(DEGREES(ATAN2([.I191];[.J191]))+360; 360)" office:value-type="float" office:value="177.367565131014" calcext:value-type="float">
            <text:p>177.37</text:p>
          </table:table-cell>
          <table:table-cell table:formula="of:=MOD(DEGREES(ATAN2([.E191];[.F191]))+360; 360)" office:value-type="float" office:value="177.367565131014" calcext:value-type="float">
            <text:p>177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2" calcext:value-type="float">
            <text:p>302</text:p>
          </table:table-cell>
          <table:table-cell office:value-type="float" office:value="506" calcext:value-type="float">
            <text:p>506</text:p>
          </table:table-cell>
          <table:table-cell table:formula="of:=[.B192]-[.B$1]" office:value-type="float" office:value="-131.5" calcext:value-type="float">
            <text:p>-131.5</text:p>
          </table:table-cell>
          <table:table-cell table:formula="of:=[.C192]-[.C$1]" office:value-type="float" office:value="4" calcext:value-type="float">
            <text:p>4</text:p>
          </table:table-cell>
          <table:table-cell table:formula="of:=[.D192]-[.D$1]" office:value-type="float" office:value="370" calcext:value-type="float">
            <text:p>370</text:p>
          </table:table-cell>
          <table:table-cell table:style-name="ce4" table:formula="of:=SQRT([.E192]^2 + [.F192]^2 + [.G192]^2)" office:value-type="float" office:value="392.693582835269" calcext:value-type="float">
            <text:p>392.69</text:p>
          </table:table-cell>
          <table:table-cell table:style-name="ce4" table:formula="of:=[.E192]/[.$H192]" office:value-type="float" office:value="-0.334866689316803" calcext:value-type="float">
            <text:p>-0.33</text:p>
          </table:table-cell>
          <table:table-cell table:style-name="ce4" table:formula="of:=[.F192]/[.$H192]" office:value-type="float" office:value="0.0101860589906252" calcext:value-type="float">
            <text:p>0.01</text:p>
          </table:table-cell>
          <table:table-cell table:style-name="ce4" table:formula="of:=[.G192]/[.$H192]" office:value-type="float" office:value="0.942210456632829" calcext:value-type="float">
            <text:p>0.94</text:p>
          </table:table-cell>
          <table:table-cell table:formula="of:=MOD(DEGREES(ATAN2([.I192];[.J192]))+360; 360)" office:value-type="float" office:value="178.257699833857" calcext:value-type="float">
            <text:p>178.26</text:p>
          </table:table-cell>
          <table:table-cell table:formula="of:=MOD(DEGREES(ATAN2([.E192];[.F192]))+360; 360)" office:value-type="float" office:value="178.257699833857" calcext:value-type="float">
            <text:p>178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5" calcext:value-type="float">
            <text:p>295</text:p>
          </table:table-cell>
          <table:table-cell office:value-type="float" office:value="500" calcext:value-type="float">
            <text:p>500</text:p>
          </table:table-cell>
          <table:table-cell table:formula="of:=[.B193]-[.B$1]" office:value-type="float" office:value="-133.5" calcext:value-type="float">
            <text:p>-133.5</text:p>
          </table:table-cell>
          <table:table-cell table:formula="of:=[.C193]-[.C$1]" office:value-type="float" office:value="-3" calcext:value-type="float">
            <text:p>-3</text:p>
          </table:table-cell>
          <table:table-cell table:formula="of:=[.D193]-[.D$1]" office:value-type="float" office:value="364" calcext:value-type="float">
            <text:p>364</text:p>
          </table:table-cell>
          <table:table-cell table:style-name="ce4" table:formula="of:=SQRT([.E193]^2 + [.F193]^2 + [.G193]^2)" office:value-type="float" office:value="387.720582378599" calcext:value-type="float">
            <text:p>387.72</text:p>
          </table:table-cell>
          <table:table-cell table:style-name="ce4" table:formula="of:=[.E193]/[.$H193]" office:value-type="float" office:value="-0.344320126574144" calcext:value-type="float">
            <text:p>-0.34</text:p>
          </table:table-cell>
          <table:table-cell table:style-name="ce4" table:formula="of:=[.F193]/[.$H193]" office:value-type="float" office:value="-0.00773753093425042" calcext:value-type="float">
            <text:p>-0.01</text:p>
          </table:table-cell>
          <table:table-cell table:style-name="ce4" table:formula="of:=[.G193]/[.$H193]" office:value-type="float" office:value="0.938820420022385" calcext:value-type="float">
            <text:p>0.94</text:p>
          </table:table-cell>
          <table:table-cell table:formula="of:=MOD(DEGREES(ATAN2([.I193];[.J193]))+360; 360)" office:value-type="float" office:value="181.287328941525" calcext:value-type="float">
            <text:p>181.29</text:p>
          </table:table-cell>
          <table:table-cell table:formula="of:=MOD(DEGREES(ATAN2([.E193];[.F193]))+360; 360)" office:value-type="float" office:value="181.287328941525" calcext:value-type="float">
            <text:p>181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9" calcext:value-type="float">
            <text:p>299</text:p>
          </table:table-cell>
          <table:table-cell office:value-type="float" office:value="503" calcext:value-type="float">
            <text:p>503</text:p>
          </table:table-cell>
          <table:table-cell table:formula="of:=[.B194]-[.B$1]" office:value-type="float" office:value="-127.5" calcext:value-type="float">
            <text:p>-127.5</text:p>
          </table:table-cell>
          <table:table-cell table:formula="of:=[.C194]-[.C$1]" office:value-type="float" office:value="1" calcext:value-type="float">
            <text:p>1</text:p>
          </table:table-cell>
          <table:table-cell table:formula="of:=[.D194]-[.D$1]" office:value-type="float" office:value="367" calcext:value-type="float">
            <text:p>367</text:p>
          </table:table-cell>
          <table:table-cell table:style-name="ce4" table:formula="of:=SQRT([.E194]^2 + [.F194]^2 + [.G194]^2)" office:value-type="float" office:value="388.518017600214" calcext:value-type="float">
            <text:p>388.52</text:p>
          </table:table-cell>
          <table:table-cell table:style-name="ce4" table:formula="of:=[.E194]/[.$H194]" office:value-type="float" office:value="-0.328170108525566" calcext:value-type="float">
            <text:p>-0.33</text:p>
          </table:table-cell>
          <table:table-cell table:style-name="ce4" table:formula="of:=[.F194]/[.$H194]" office:value-type="float" office:value="0.00257388320412209" calcext:value-type="float">
            <text:p>0.00</text:p>
          </table:table-cell>
          <table:table-cell table:style-name="ce4" table:formula="of:=[.G194]/[.$H194]" office:value-type="float" office:value="0.944615135912806" calcext:value-type="float">
            <text:p>0.94</text:p>
          </table:table-cell>
          <table:table-cell table:formula="of:=MOD(DEGREES(ATAN2([.I194];[.J194]))+360; 360)" office:value-type="float" office:value="179.550630551292" calcext:value-type="float">
            <text:p>179.55</text:p>
          </table:table-cell>
          <table:table-cell table:formula="of:=MOD(DEGREES(ATAN2([.E194];[.F194]))+360; 360)" office:value-type="float" office:value="179.550630551292" calcext:value-type="float">
            <text:p>179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0" calcext:value-type="float">
            <text:p>300</text:p>
          </table:table-cell>
          <table:table-cell office:value-type="float" office:value="504" calcext:value-type="float">
            <text:p>504</text:p>
          </table:table-cell>
          <table:table-cell table:formula="of:=[.B195]-[.B$1]" office:value-type="float" office:value="-131.5" calcext:value-type="float">
            <text:p>-131.5</text:p>
          </table:table-cell>
          <table:table-cell table:formula="of:=[.C195]-[.C$1]" office:value-type="float" office:value="2" calcext:value-type="float">
            <text:p>2</text:p>
          </table:table-cell>
          <table:table-cell table:formula="of:=[.D195]-[.D$1]" office:value-type="float" office:value="368" calcext:value-type="float">
            <text:p>368</text:p>
          </table:table-cell>
          <table:table-cell table:style-name="ce4" table:formula="of:=SQRT([.E195]^2 + [.F195]^2 + [.G195]^2)" office:value-type="float" office:value="390.794383275911" calcext:value-type="float">
            <text:p>390.79</text:p>
          </table:table-cell>
          <table:table-cell table:style-name="ce4" table:formula="of:=[.E195]/[.$H195]" office:value-type="float" office:value="-0.336494089033919" calcext:value-type="float">
            <text:p>-0.34</text:p>
          </table:table-cell>
          <table:table-cell table:style-name="ce4" table:formula="of:=[.F195]/[.$H195]" office:value-type="float" office:value="0.00511778082180865" calcext:value-type="float">
            <text:p>0.01</text:p>
          </table:table-cell>
          <table:table-cell table:style-name="ce4" table:formula="of:=[.G195]/[.$H195]" office:value-type="float" office:value="0.941671671212792" calcext:value-type="float">
            <text:p>0.94</text:p>
          </table:table-cell>
          <table:table-cell table:formula="of:=MOD(DEGREES(ATAN2([.I195];[.J195]))+360; 360)" office:value-type="float" office:value="179.128648482322" calcext:value-type="float">
            <text:p>179.13</text:p>
          </table:table-cell>
          <table:table-cell table:formula="of:=MOD(DEGREES(ATAN2([.E195];[.F195]))+360; 360)" office:value-type="float" office:value="179.128648482322" calcext:value-type="float">
            <text:p>179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9" calcext:value-type="float">
            <text:p>299</text:p>
          </table:table-cell>
          <table:table-cell office:value-type="float" office:value="494" calcext:value-type="float">
            <text:p>494</text:p>
          </table:table-cell>
          <table:table-cell table:formula="of:=[.B196]-[.B$1]" office:value-type="float" office:value="-137.5" calcext:value-type="float">
            <text:p>-137.5</text:p>
          </table:table-cell>
          <table:table-cell table:formula="of:=[.C196]-[.C$1]" office:value-type="float" office:value="1" calcext:value-type="float">
            <text:p>1</text:p>
          </table:table-cell>
          <table:table-cell table:formula="of:=[.D196]-[.D$1]" office:value-type="float" office:value="358" calcext:value-type="float">
            <text:p>358</text:p>
          </table:table-cell>
          <table:table-cell table:style-name="ce4" table:formula="of:=SQRT([.E196]^2 + [.F196]^2 + [.G196]^2)" office:value-type="float" office:value="383.498696216819" calcext:value-type="float">
            <text:p>383.50</text:p>
          </table:table-cell>
          <table:table-cell table:style-name="ce4" table:formula="of:=[.E196]/[.$H196]" office:value-type="float" office:value="-0.358540984249557" calcext:value-type="float">
            <text:p>-0.36</text:p>
          </table:table-cell>
          <table:table-cell table:style-name="ce4" table:formula="of:=[.F196]/[.$H196]" office:value-type="float" office:value="0.00260757079454223" calcext:value-type="float">
            <text:p>0.00</text:p>
          </table:table-cell>
          <table:table-cell table:style-name="ce4" table:formula="of:=[.G196]/[.$H196]" office:value-type="float" office:value="0.933510344446118" calcext:value-type="float">
            <text:p>0.93</text:p>
          </table:table-cell>
          <table:table-cell table:formula="of:=MOD(DEGREES(ATAN2([.I196];[.J196]))+360; 360)" office:value-type="float" office:value="179.583310768207" calcext:value-type="float">
            <text:p>179.58</text:p>
          </table:table-cell>
          <table:table-cell table:formula="of:=MOD(DEGREES(ATAN2([.E196];[.F196]))+360; 360)" office:value-type="float" office:value="179.583310768207" calcext:value-type="float">
            <text:p>179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7" calcext:value-type="float">
            <text:p>307</text:p>
          </table:table-cell>
          <table:table-cell office:value-type="float" office:value="500" calcext:value-type="float">
            <text:p>500</text:p>
          </table:table-cell>
          <table:table-cell table:formula="of:=[.B197]-[.B$1]" office:value-type="float" office:value="-136.5" calcext:value-type="float">
            <text:p>-136.5</text:p>
          </table:table-cell>
          <table:table-cell table:formula="of:=[.C197]-[.C$1]" office:value-type="float" office:value="9" calcext:value-type="float">
            <text:p>9</text:p>
          </table:table-cell>
          <table:table-cell table:formula="of:=[.D197]-[.D$1]" office:value-type="float" office:value="364" calcext:value-type="float">
            <text:p>364</text:p>
          </table:table-cell>
          <table:table-cell table:style-name="ce4" table:formula="of:=SQRT([.E197]^2 + [.F197]^2 + [.G197]^2)" office:value-type="float" office:value="388.856335939123" calcext:value-type="float">
            <text:p>388.86</text:p>
          </table:table-cell>
          <table:table-cell table:style-name="ce4" table:formula="of:=[.E197]/[.$H197]" office:value-type="float" office:value="-0.351029383822023" calcext:value-type="float">
            <text:p>-0.35</text:p>
          </table:table-cell>
          <table:table-cell table:style-name="ce4" table:formula="of:=[.F197]/[.$H197]" office:value-type="float" office:value="0.0231447945377158" calcext:value-type="float">
            <text:p>0.02</text:p>
          </table:table-cell>
          <table:table-cell table:style-name="ce4" table:formula="of:=[.G197]/[.$H197]" office:value-type="float" office:value="0.936078356858729" calcext:value-type="float">
            <text:p>0.94</text:p>
          </table:table-cell>
          <table:table-cell table:formula="of:=MOD(DEGREES(ATAN2([.I197];[.J197]))+360; 360)" office:value-type="float" office:value="176.22771639062" calcext:value-type="float">
            <text:p>176.23</text:p>
          </table:table-cell>
          <table:table-cell table:formula="of:=MOD(DEGREES(ATAN2([.E197];[.F197]))+360; 360)" office:value-type="float" office:value="176.22771639062" calcext:value-type="float">
            <text:p>176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5" calcext:value-type="float">
            <text:p>295</text:p>
          </table:table-cell>
          <table:table-cell office:value-type="float" office:value="506" calcext:value-type="float">
            <text:p>506</text:p>
          </table:table-cell>
          <table:table-cell table:formula="of:=[.B198]-[.B$1]" office:value-type="float" office:value="-133.5" calcext:value-type="float">
            <text:p>-133.5</text:p>
          </table:table-cell>
          <table:table-cell table:formula="of:=[.C198]-[.C$1]" office:value-type="float" office:value="-3" calcext:value-type="float">
            <text:p>-3</text:p>
          </table:table-cell>
          <table:table-cell table:formula="of:=[.D198]-[.D$1]" office:value-type="float" office:value="370" calcext:value-type="float">
            <text:p>370</text:p>
          </table:table-cell>
          <table:table-cell table:style-name="ce4" table:formula="of:=SQRT([.E198]^2 + [.F198]^2 + [.G198]^2)" office:value-type="float" office:value="393.35893278277" calcext:value-type="float">
            <text:p>393.36</text:p>
          </table:table-cell>
          <table:table-cell table:style-name="ce4" table:formula="of:=[.E198]/[.$H198]" office:value-type="float" office:value="-0.339384691369713" calcext:value-type="float">
            <text:p>-0.34</text:p>
          </table:table-cell>
          <table:table-cell table:style-name="ce4" table:formula="of:=[.F198]/[.$H198]" office:value-type="float" office:value="-0.00762662227797107" calcext:value-type="float">
            <text:p>-0.01</text:p>
          </table:table-cell>
          <table:table-cell table:style-name="ce4" table:formula="of:=[.G198]/[.$H198]" office:value-type="float" office:value="0.940616747616432" calcext:value-type="float">
            <text:p>0.94</text:p>
          </table:table-cell>
          <table:table-cell table:formula="of:=MOD(DEGREES(ATAN2([.I198];[.J198]))+360; 360)" office:value-type="float" office:value="181.287328941525" calcext:value-type="float">
            <text:p>181.29</text:p>
          </table:table-cell>
          <table:table-cell table:formula="of:=MOD(DEGREES(ATAN2([.E198];[.F198]))+360; 360)" office:value-type="float" office:value="181.287328941525" calcext:value-type="float">
            <text:p>181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4" calcext:value-type="float">
            <text:p>304</text:p>
          </table:table-cell>
          <table:table-cell office:value-type="float" office:value="498" calcext:value-type="float">
            <text:p>498</text:p>
          </table:table-cell>
          <table:table-cell table:formula="of:=[.B199]-[.B$1]" office:value-type="float" office:value="-130.5" calcext:value-type="float">
            <text:p>-130.5</text:p>
          </table:table-cell>
          <table:table-cell table:formula="of:=[.C199]-[.C$1]" office:value-type="float" office:value="6" calcext:value-type="float">
            <text:p>6</text:p>
          </table:table-cell>
          <table:table-cell table:formula="of:=[.D199]-[.D$1]" office:value-type="float" office:value="362" calcext:value-type="float">
            <text:p>362</text:p>
          </table:table-cell>
          <table:table-cell table:style-name="ce4" table:formula="of:=SQRT([.E199]^2 + [.F199]^2 + [.G199]^2)" office:value-type="float" office:value="384.850945172284" calcext:value-type="float">
            <text:p>384.85</text:p>
          </table:table-cell>
          <table:table-cell table:style-name="ce4" table:formula="of:=[.E199]/[.$H199]" office:value-type="float" office:value="-0.339092320382843" calcext:value-type="float">
            <text:p>-0.34</text:p>
          </table:table-cell>
          <table:table-cell table:style-name="ce4" table:formula="of:=[.F199]/[.$H199]" office:value-type="float" office:value="0.0155904515118549" calcext:value-type="float">
            <text:p>0.02</text:p>
          </table:table-cell>
          <table:table-cell table:style-name="ce4" table:formula="of:=[.G199]/[.$H199]" office:value-type="float" office:value="0.94062390788191" calcext:value-type="float">
            <text:p>0.94</text:p>
          </table:table-cell>
          <table:table-cell table:formula="of:=MOD(DEGREES(ATAN2([.I199];[.J199]))+360; 360)" office:value-type="float" office:value="177.367565131014" calcext:value-type="float">
            <text:p>177.37</text:p>
          </table:table-cell>
          <table:table-cell table:formula="of:=MOD(DEGREES(ATAN2([.E199];[.F199]))+360; 360)" office:value-type="float" office:value="177.367565131014" calcext:value-type="float">
            <text:p>177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8" calcext:value-type="float">
            <text:p>298</text:p>
          </table:table-cell>
          <table:table-cell office:value-type="float" office:value="506" calcext:value-type="float">
            <text:p>506</text:p>
          </table:table-cell>
          <table:table-cell table:formula="of:=[.B200]-[.B$1]" office:value-type="float" office:value="-131.5" calcext:value-type="float">
            <text:p>-131.5</text:p>
          </table:table-cell>
          <table:table-cell table:formula="of:=[.C200]-[.C$1]" office:value-type="float" office:value="0" calcext:value-type="float">
            <text:p>0</text:p>
          </table:table-cell>
          <table:table-cell table:formula="of:=[.D200]-[.D$1]" office:value-type="float" office:value="370" calcext:value-type="float">
            <text:p>370</text:p>
          </table:table-cell>
          <table:table-cell table:style-name="ce4" table:formula="of:=SQRT([.E200]^2 + [.F200]^2 + [.G200]^2)" office:value-type="float" office:value="392.673210188829" calcext:value-type="float">
            <text:p>392.67</text:p>
          </table:table-cell>
          <table:table-cell table:style-name="ce4" table:formula="of:=[.E200]/[.$H200]" office:value-type="float" office:value="-0.334884062849015" calcext:value-type="float">
            <text:p>-0.33</text:p>
          </table:table-cell>
          <table:table-cell table:style-name="ce4" table:formula="of:=[.F200]/[.$H200]" office:value-type="float" office:value="0" calcext:value-type="float">
            <text:p>0.00</text:p>
          </table:table-cell>
          <table:table-cell table:style-name="ce4" table:formula="of:=[.G200]/[.$H200]" office:value-type="float" office:value="0.94225934033563" calcext:value-type="float">
            <text:p>0.94</text:p>
          </table:table-cell>
          <table:table-cell table:formula="of:=MOD(DEGREES(ATAN2([.I200];[.J200]))+360; 360)" office:value-type="float" office:value="180" calcext:value-type="float">
            <text:p>180.00</text:p>
          </table:table-cell>
          <table:table-cell table:formula="of:=MOD(DEGREES(ATAN2([.E200];[.F200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2" calcext:value-type="float">
            <text:p>302</text:p>
          </table:table-cell>
          <table:table-cell office:value-type="float" office:value="502" calcext:value-type="float">
            <text:p>502</text:p>
          </table:table-cell>
          <table:table-cell table:formula="of:=[.B201]-[.B$1]" office:value-type="float" office:value="-133.5" calcext:value-type="float">
            <text:p>-133.5</text:p>
          </table:table-cell>
          <table:table-cell table:formula="of:=[.C201]-[.C$1]" office:value-type="float" office:value="4" calcext:value-type="float">
            <text:p>4</text:p>
          </table:table-cell>
          <table:table-cell table:formula="of:=[.D201]-[.D$1]" office:value-type="float" office:value="366" calcext:value-type="float">
            <text:p>366</text:p>
          </table:table-cell>
          <table:table-cell table:style-name="ce4" table:formula="of:=SQRT([.E201]^2 + [.F201]^2 + [.G201]^2)" office:value-type="float" office:value="389.607815630026" calcext:value-type="float">
            <text:p>389.61</text:p>
          </table:table-cell>
          <table:table-cell table:style-name="ce4" table:formula="of:=[.E201]/[.$H201]" office:value-type="float" office:value="-0.342652263749176" calcext:value-type="float">
            <text:p>-0.34</text:p>
          </table:table-cell>
          <table:table-cell table:style-name="ce4" table:formula="of:=[.F201]/[.$H201]" office:value-type="float" office:value="0.0102667344943573" calcext:value-type="float">
            <text:p>0.01</text:p>
          </table:table-cell>
          <table:table-cell table:style-name="ce4" table:formula="of:=[.G201]/[.$H201]" office:value-type="float" office:value="0.939406206233697" calcext:value-type="float">
            <text:p>0.94</text:p>
          </table:table-cell>
          <table:table-cell table:formula="of:=MOD(DEGREES(ATAN2([.I201];[.J201]))+360; 360)" office:value-type="float" office:value="178.283785980514" calcext:value-type="float">
            <text:p>178.28</text:p>
          </table:table-cell>
          <table:table-cell table:formula="of:=MOD(DEGREES(ATAN2([.E201];[.F201]))+360; 360)" office:value-type="float" office:value="178.283785980514" calcext:value-type="float">
            <text:p>178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7" calcext:value-type="float">
            <text:p>-197</text:p>
          </table:table-cell>
          <table:table-cell office:value-type="float" office:value="310" calcext:value-type="float">
            <text:p>310</text:p>
          </table:table-cell>
          <table:table-cell office:value-type="float" office:value="493" calcext:value-type="float">
            <text:p>493</text:p>
          </table:table-cell>
          <table:table-cell table:formula="of:=[.B202]-[.B$1]" office:value-type="float" office:value="-141.5" calcext:value-type="float">
            <text:p>-141.5</text:p>
          </table:table-cell>
          <table:table-cell table:formula="of:=[.C202]-[.C$1]" office:value-type="float" office:value="12" calcext:value-type="float">
            <text:p>12</text:p>
          </table:table-cell>
          <table:table-cell table:formula="of:=[.D202]-[.D$1]" office:value-type="float" office:value="357" calcext:value-type="float">
            <text:p>357</text:p>
          </table:table-cell>
          <table:table-cell table:style-name="ce4" table:formula="of:=SQRT([.E202]^2 + [.F202]^2 + [.G202]^2)" office:value-type="float" office:value="384.207300815588" calcext:value-type="float">
            <text:p>384.21</text:p>
          </table:table-cell>
          <table:table-cell table:style-name="ce4" table:formula="of:=[.E202]/[.$H202]" office:value-type="float" office:value="-0.368290763084476" calcext:value-type="float">
            <text:p>-0.37</text:p>
          </table:table-cell>
          <table:table-cell table:style-name="ce4" table:formula="of:=[.F202]/[.$H202]" office:value-type="float" office:value="0.0312331389188248" calcext:value-type="float">
            <text:p>0.03</text:p>
          </table:table-cell>
          <table:table-cell table:style-name="ce4" table:formula="of:=[.G202]/[.$H202]" office:value-type="float" office:value="0.929185882835039" calcext:value-type="float">
            <text:p>0.93</text:p>
          </table:table-cell>
          <table:table-cell table:formula="of:=MOD(DEGREES(ATAN2([.I202];[.J202]))+360; 360)" office:value-type="float" office:value="175.152592609432" calcext:value-type="float">
            <text:p>175.15</text:p>
          </table:table-cell>
          <table:table-cell table:formula="of:=MOD(DEGREES(ATAN2([.E202];[.F202]))+360; 360)" office:value-type="float" office:value="175.152592609432" calcext:value-type="float">
            <text:p>175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9" calcext:value-type="float">
            <text:p>299</text:p>
          </table:table-cell>
          <table:table-cell office:value-type="float" office:value="505" calcext:value-type="float">
            <text:p>505</text:p>
          </table:table-cell>
          <table:table-cell table:formula="of:=[.B203]-[.B$1]" office:value-type="float" office:value="-130.5" calcext:value-type="float">
            <text:p>-130.5</text:p>
          </table:table-cell>
          <table:table-cell table:formula="of:=[.C203]-[.C$1]" office:value-type="float" office:value="1" calcext:value-type="float">
            <text:p>1</text:p>
          </table:table-cell>
          <table:table-cell table:formula="of:=[.D203]-[.D$1]" office:value-type="float" office:value="369" calcext:value-type="float">
            <text:p>369</text:p>
          </table:table-cell>
          <table:table-cell table:style-name="ce4" table:formula="of:=SQRT([.E203]^2 + [.F203]^2 + [.G203]^2)" office:value-type="float" office:value="391.397815527885" calcext:value-type="float">
            <text:p>391.40</text:p>
          </table:table-cell>
          <table:table-cell table:style-name="ce4" table:formula="of:=[.E203]/[.$H203]" office:value-type="float" office:value="-0.33342035857812" calcext:value-type="float">
            <text:p>-0.33</text:p>
          </table:table-cell>
          <table:table-cell table:style-name="ce4" table:formula="of:=[.F203]/[.$H203]" office:value-type="float" office:value="0.00255494527646069" calcext:value-type="float">
            <text:p>0.00</text:p>
          </table:table-cell>
          <table:table-cell table:style-name="ce4" table:formula="of:=[.G203]/[.$H203]" office:value-type="float" office:value="0.942774807013993" calcext:value-type="float">
            <text:p>0.94</text:p>
          </table:table-cell>
          <table:table-cell table:formula="of:=MOD(DEGREES(ATAN2([.I203];[.J203]))+360; 360)" office:value-type="float" office:value="179.560960474318" calcext:value-type="float">
            <text:p>179.56</text:p>
          </table:table-cell>
          <table:table-cell table:formula="of:=MOD(DEGREES(ATAN2([.E203];[.F203]))+360; 360)" office:value-type="float" office:value="179.560960474318" calcext:value-type="float">
            <text:p>17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298" calcext:value-type="float">
            <text:p>298</text:p>
          </table:table-cell>
          <table:table-cell office:value-type="float" office:value="502" calcext:value-type="float">
            <text:p>502</text:p>
          </table:table-cell>
          <table:table-cell table:formula="of:=[.B204]-[.B$1]" office:value-type="float" office:value="-126.5" calcext:value-type="float">
            <text:p>-126.5</text:p>
          </table:table-cell>
          <table:table-cell table:formula="of:=[.C204]-[.C$1]" office:value-type="float" office:value="0" calcext:value-type="float">
            <text:p>0</text:p>
          </table:table-cell>
          <table:table-cell table:formula="of:=[.D204]-[.D$1]" office:value-type="float" office:value="366" calcext:value-type="float">
            <text:p>366</text:p>
          </table:table-cell>
          <table:table-cell table:style-name="ce4" table:formula="of:=SQRT([.E204]^2 + [.F204]^2 + [.G204]^2)" office:value-type="float" office:value="387.244431851512" calcext:value-type="float">
            <text:p>387.24</text:p>
          </table:table-cell>
          <table:table-cell table:style-name="ce4" table:formula="of:=[.E204]/[.$H204]" office:value-type="float" office:value="-0.326667059859769" calcext:value-type="float">
            <text:p>-0.33</text:p>
          </table:table-cell>
          <table:table-cell table:style-name="ce4" table:formula="of:=[.F204]/[.$H204]" office:value-type="float" office:value="0" calcext:value-type="float">
            <text:p>0.00</text:p>
          </table:table-cell>
          <table:table-cell table:style-name="ce4" table:formula="of:=[.G204]/[.$H204]" office:value-type="float" office:value="0.945139477538937" calcext:value-type="float">
            <text:p>0.95</text:p>
          </table:table-cell>
          <table:table-cell table:formula="of:=MOD(DEGREES(ATAN2([.I204];[.J204]))+360; 360)" office:value-type="float" office:value="180" calcext:value-type="float">
            <text:p>180.00</text:p>
          </table:table-cell>
          <table:table-cell table:formula="of:=MOD(DEGREES(ATAN2([.E204];[.F204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6" calcext:value-type="float">
            <text:p>296</text:p>
          </table:table-cell>
          <table:table-cell office:value-type="float" office:value="496" calcext:value-type="float">
            <text:p>496</text:p>
          </table:table-cell>
          <table:table-cell table:formula="of:=[.B205]-[.B$1]" office:value-type="float" office:value="-130.5" calcext:value-type="float">
            <text:p>-130.5</text:p>
          </table:table-cell>
          <table:table-cell table:formula="of:=[.C205]-[.C$1]" office:value-type="float" office:value="-2" calcext:value-type="float">
            <text:p>-2</text:p>
          </table:table-cell>
          <table:table-cell table:formula="of:=[.D205]-[.D$1]" office:value-type="float" office:value="360" calcext:value-type="float">
            <text:p>360</text:p>
          </table:table-cell>
          <table:table-cell table:style-name="ce4" table:formula="of:=SQRT([.E205]^2 + [.F205]^2 + [.G205]^2)" office:value-type="float" office:value="382.928518133607" calcext:value-type="float">
            <text:p>382.93</text:p>
          </table:table-cell>
          <table:table-cell table:style-name="ce4" table:formula="of:=[.E205]/[.$H205]" office:value-type="float" office:value="-0.340794675298818" calcext:value-type="float">
            <text:p>-0.34</text:p>
          </table:table-cell>
          <table:table-cell table:style-name="ce4" table:formula="of:=[.F205]/[.$H205]" office:value-type="float" office:value="-0.00522290690113131" calcext:value-type="float">
            <text:p>-0.01</text:p>
          </table:table-cell>
          <table:table-cell table:style-name="ce4" table:formula="of:=[.G205]/[.$H205]" office:value-type="float" office:value="0.940123242203635" calcext:value-type="float">
            <text:p>0.94</text:p>
          </table:table-cell>
          <table:table-cell table:formula="of:=MOD(DEGREES(ATAN2([.I205];[.J205]))+360; 360)" office:value-type="float" office:value="180.878027499473" calcext:value-type="float">
            <text:p>180.88</text:p>
          </table:table-cell>
          <table:table-cell table:formula="of:=MOD(DEGREES(ATAN2([.E205];[.F205]))+360; 360)" office:value-type="float" office:value="180.878027499473" calcext:value-type="float">
            <text:p>180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299" calcext:value-type="float">
            <text:p>299</text:p>
          </table:table-cell>
          <table:table-cell office:value-type="float" office:value="496" calcext:value-type="float">
            <text:p>496</text:p>
          </table:table-cell>
          <table:table-cell table:formula="of:=[.B206]-[.B$1]" office:value-type="float" office:value="-125.5" calcext:value-type="float">
            <text:p>-125.5</text:p>
          </table:table-cell>
          <table:table-cell table:formula="of:=[.C206]-[.C$1]" office:value-type="float" office:value="1" calcext:value-type="float">
            <text:p>1</text:p>
          </table:table-cell>
          <table:table-cell table:formula="of:=[.D206]-[.D$1]" office:value-type="float" office:value="360" calcext:value-type="float">
            <text:p>360</text:p>
          </table:table-cell>
          <table:table-cell table:style-name="ce4" table:formula="of:=SQRT([.E206]^2 + [.F206]^2 + [.G206]^2)" office:value-type="float" office:value="381.249590163714" calcext:value-type="float">
            <text:p>381.25</text:p>
          </table:table-cell>
          <table:table-cell table:style-name="ce4" table:formula="of:=[.E206]/[.$H206]" office:value-type="float" office:value="-0.329180681731641" calcext:value-type="float">
            <text:p>-0.33</text:p>
          </table:table-cell>
          <table:table-cell table:style-name="ce4" table:formula="of:=[.F206]/[.$H206]" office:value-type="float" office:value="0.00262295363929594" calcext:value-type="float">
            <text:p>0.00</text:p>
          </table:table-cell>
          <table:table-cell table:style-name="ce4" table:formula="of:=[.G206]/[.$H206]" office:value-type="float" office:value="0.944263310146539" calcext:value-type="float">
            <text:p>0.94</text:p>
          </table:table-cell>
          <table:table-cell table:formula="of:=MOD(DEGREES(ATAN2([.I206];[.J206]))+360; 360)" office:value-type="float" office:value="179.543469585901" calcext:value-type="float">
            <text:p>179.54</text:p>
          </table:table-cell>
          <table:table-cell table:formula="of:=MOD(DEGREES(ATAN2([.E206];[.F206]))+360; 360)" office:value-type="float" office:value="179.543469585901" calcext:value-type="float">
            <text:p>179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0" calcext:value-type="float">
            <text:p>300</text:p>
          </table:table-cell>
          <table:table-cell office:value-type="float" office:value="506" calcext:value-type="float">
            <text:p>506</text:p>
          </table:table-cell>
          <table:table-cell table:formula="of:=[.B207]-[.B$1]" office:value-type="float" office:value="-133.5" calcext:value-type="float">
            <text:p>-133.5</text:p>
          </table:table-cell>
          <table:table-cell table:formula="of:=[.C207]-[.C$1]" office:value-type="float" office:value="2" calcext:value-type="float">
            <text:p>2</text:p>
          </table:table-cell>
          <table:table-cell table:formula="of:=[.D207]-[.D$1]" office:value-type="float" office:value="370" calcext:value-type="float">
            <text:p>370</text:p>
          </table:table-cell>
          <table:table-cell table:style-name="ce4" table:formula="of:=SQRT([.E207]^2 + [.F207]^2 + [.G207]^2)" office:value-type="float" office:value="393.352577212861" calcext:value-type="float">
            <text:p>393.35</text:p>
          </table:table-cell>
          <table:table-cell table:style-name="ce4" table:formula="of:=[.E207]/[.$H207]" office:value-type="float" office:value="-0.339390174956848" calcext:value-type="float">
            <text:p>-0.34</text:p>
          </table:table-cell>
          <table:table-cell table:style-name="ce4" table:formula="of:=[.F207]/[.$H207]" office:value-type="float" office:value="0.00508449700309884" calcext:value-type="float">
            <text:p>0.01</text:p>
          </table:table-cell>
          <table:table-cell table:style-name="ce4" table:formula="of:=[.G207]/[.$H207]" office:value-type="float" office:value="0.940631945573286" calcext:value-type="float">
            <text:p>0.94</text:p>
          </table:table-cell>
          <table:table-cell table:formula="of:=MOD(DEGREES(ATAN2([.I207];[.J207]))+360; 360)" office:value-type="float" office:value="179.141700469968" calcext:value-type="float">
            <text:p>179.14</text:p>
          </table:table-cell>
          <table:table-cell table:formula="of:=MOD(DEGREES(ATAN2([.E207];[.F207]))+360; 360)" office:value-type="float" office:value="179.141700469968" calcext:value-type="float">
            <text:p>179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8" calcext:value-type="float">
            <text:p>298</text:p>
          </table:table-cell>
          <table:table-cell office:value-type="float" office:value="504" calcext:value-type="float">
            <text:p>504</text:p>
          </table:table-cell>
          <table:table-cell table:formula="of:=[.B208]-[.B$1]" office:value-type="float" office:value="-131.5" calcext:value-type="float">
            <text:p>-131.5</text:p>
          </table:table-cell>
          <table:table-cell table:formula="of:=[.C208]-[.C$1]" office:value-type="float" office:value="0" calcext:value-type="float">
            <text:p>0</text:p>
          </table:table-cell>
          <table:table-cell table:formula="of:=[.D208]-[.D$1]" office:value-type="float" office:value="368" calcext:value-type="float">
            <text:p>368</text:p>
          </table:table-cell>
          <table:table-cell table:style-name="ce4" table:formula="of:=SQRT([.E208]^2 + [.F208]^2 + [.G208]^2)" office:value-type="float" office:value="390.789265461578" calcext:value-type="float">
            <text:p>390.79</text:p>
          </table:table-cell>
          <table:table-cell table:style-name="ce4" table:formula="of:=[.E208]/[.$H208]" office:value-type="float" office:value="-0.336498495793326" calcext:value-type="float">
            <text:p>-0.34</text:p>
          </table:table-cell>
          <table:table-cell table:style-name="ce4" table:formula="of:=[.F208]/[.$H208]" office:value-type="float" office:value="0" calcext:value-type="float">
            <text:p>0.00</text:p>
          </table:table-cell>
          <table:table-cell table:style-name="ce4" table:formula="of:=[.G208]/[.$H208]" office:value-type="float" office:value="0.941684003436837" calcext:value-type="float">
            <text:p>0.94</text:p>
          </table:table-cell>
          <table:table-cell table:formula="of:=MOD(DEGREES(ATAN2([.I208];[.J208]))+360; 360)" office:value-type="float" office:value="180" calcext:value-type="float">
            <text:p>180.00</text:p>
          </table:table-cell>
          <table:table-cell table:formula="of:=MOD(DEGREES(ATAN2([.E208];[.F208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table:formula="of:=[.B209]-[.B$1]" office:value-type="float" office:value="-126.5" calcext:value-type="float">
            <text:p>-126.5</text:p>
          </table:table-cell>
          <table:table-cell table:formula="of:=[.C209]-[.C$1]" office:value-type="float" office:value="2" calcext:value-type="float">
            <text:p>2</text:p>
          </table:table-cell>
          <table:table-cell table:formula="of:=[.D209]-[.D$1]" office:value-type="float" office:value="366" calcext:value-type="float">
            <text:p>366</text:p>
          </table:table-cell>
          <table:table-cell table:style-name="ce4" table:formula="of:=SQRT([.E209]^2 + [.F209]^2 + [.G209]^2)" office:value-type="float" office:value="387.24959651367" calcext:value-type="float">
            <text:p>387.25</text:p>
          </table:table-cell>
          <table:table-cell table:style-name="ce4" table:formula="of:=[.E209]/[.$H209]" office:value-type="float" office:value="-0.326662703173493" calcext:value-type="float">
            <text:p>-0.33</text:p>
          </table:table-cell>
          <table:table-cell table:style-name="ce4" table:formula="of:=[.F209]/[.$H209]" office:value-type="float" office:value="0.005164627718158" calcext:value-type="float">
            <text:p>0.01</text:p>
          </table:table-cell>
          <table:table-cell table:style-name="ce4" table:formula="of:=[.G209]/[.$H209]" office:value-type="float" office:value="0.945126872422914" calcext:value-type="float">
            <text:p>0.95</text:p>
          </table:table-cell>
          <table:table-cell table:formula="of:=MOD(DEGREES(ATAN2([.I209];[.J209]))+360; 360)" office:value-type="float" office:value="179.094213339889" calcext:value-type="float">
            <text:p>179.09</text:p>
          </table:table-cell>
          <table:table-cell table:formula="of:=MOD(DEGREES(ATAN2([.E209];[.F209]))+360; 360)" office:value-type="float" office:value="179.094213339889" calcext:value-type="float">
            <text:p>179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" calcext:value-type="float">
            <text:p>-180</text:p>
          </table:table-cell>
          <table:table-cell office:value-type="float" office:value="305" calcext:value-type="float">
            <text:p>305</text:p>
          </table:table-cell>
          <table:table-cell office:value-type="float" office:value="500" calcext:value-type="float">
            <text:p>500</text:p>
          </table:table-cell>
          <table:table-cell table:formula="of:=[.B210]-[.B$1]" office:value-type="float" office:value="-124.5" calcext:value-type="float">
            <text:p>-124.5</text:p>
          </table:table-cell>
          <table:table-cell table:formula="of:=[.C210]-[.C$1]" office:value-type="float" office:value="7" calcext:value-type="float">
            <text:p>7</text:p>
          </table:table-cell>
          <table:table-cell table:formula="of:=[.D210]-[.D$1]" office:value-type="float" office:value="364" calcext:value-type="float">
            <text:p>364</text:p>
          </table:table-cell>
          <table:table-cell table:style-name="ce4" table:formula="of:=SQRT([.E210]^2 + [.F210]^2 + [.G210]^2)" office:value-type="float" office:value="384.766487625937" calcext:value-type="float">
            <text:p>384.77</text:p>
          </table:table-cell>
          <table:table-cell table:style-name="ce4" table:formula="of:=[.E210]/[.$H210]" office:value-type="float" office:value="-0.323572878626157" calcext:value-type="float">
            <text:p>-0.32</text:p>
          </table:table-cell>
          <table:table-cell table:style-name="ce4" table:formula="of:=[.F210]/[.$H210]" office:value-type="float" office:value="0.0181928526135189" calcext:value-type="float">
            <text:p>0.02</text:p>
          </table:table-cell>
          <table:table-cell table:style-name="ce4" table:formula="of:=[.G210]/[.$H210]" office:value-type="float" office:value="0.946028335902982" calcext:value-type="float">
            <text:p>0.95</text:p>
          </table:table-cell>
          <table:table-cell table:formula="of:=MOD(DEGREES(ATAN2([.I210];[.J210]))+360; 360)" office:value-type="float" office:value="176.781938716206" calcext:value-type="float">
            <text:p>176.78</text:p>
          </table:table-cell>
          <table:table-cell table:formula="of:=MOD(DEGREES(ATAN2([.E210];[.F210]))+360; 360)" office:value-type="float" office:value="176.781938716206" calcext:value-type="float">
            <text:p>176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295" calcext:value-type="float">
            <text:p>295</text:p>
          </table:table-cell>
          <table:table-cell office:value-type="float" office:value="509" calcext:value-type="float">
            <text:p>509</text:p>
          </table:table-cell>
          <table:table-cell table:formula="of:=[.B211]-[.B$1]" office:value-type="float" office:value="-136.5" calcext:value-type="float">
            <text:p>-136.5</text:p>
          </table:table-cell>
          <table:table-cell table:formula="of:=[.C211]-[.C$1]" office:value-type="float" office:value="-3" calcext:value-type="float">
            <text:p>-3</text:p>
          </table:table-cell>
          <table:table-cell table:formula="of:=[.D211]-[.D$1]" office:value-type="float" office:value="373" calcext:value-type="float">
            <text:p>373</text:p>
          </table:table-cell>
          <table:table-cell table:style-name="ce4" table:formula="of:=SQRT([.E211]^2 + [.F211]^2 + [.G211]^2)" office:value-type="float" office:value="397.203033724568" calcext:value-type="float">
            <text:p>397.20</text:p>
          </table:table-cell>
          <table:table-cell table:style-name="ce4" table:formula="of:=[.E211]/[.$H211]" office:value-type="float" office:value="-0.343652964379555" calcext:value-type="float">
            <text:p>-0.34</text:p>
          </table:table-cell>
          <table:table-cell table:style-name="ce4" table:formula="of:=[.F211]/[.$H211]" office:value-type="float" office:value="-0.00755281240394626" calcext:value-type="float">
            <text:p>-0.01</text:p>
          </table:table-cell>
          <table:table-cell table:style-name="ce4" table:formula="of:=[.G211]/[.$H211]" office:value-type="float" office:value="0.939066342223985" calcext:value-type="float">
            <text:p>0.94</text:p>
          </table:table-cell>
          <table:table-cell table:formula="of:=MOD(DEGREES(ATAN2([.I211];[.J211]))+360; 360)" office:value-type="float" office:value="181.259045207175" calcext:value-type="float">
            <text:p>181.26</text:p>
          </table:table-cell>
          <table:table-cell table:formula="of:=MOD(DEGREES(ATAN2([.E211];[.F211]))+360; 360)" office:value-type="float" office:value="181.259045207175" calcext:value-type="float">
            <text:p>181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2" calcext:value-type="float">
            <text:p>302</text:p>
          </table:table-cell>
          <table:table-cell office:value-type="float" office:value="497" calcext:value-type="float">
            <text:p>497</text:p>
          </table:table-cell>
          <table:table-cell table:formula="of:=[.B212]-[.B$1]" office:value-type="float" office:value="-129.5" calcext:value-type="float">
            <text:p>-129.5</text:p>
          </table:table-cell>
          <table:table-cell table:formula="of:=[.C212]-[.C$1]" office:value-type="float" office:value="4" calcext:value-type="float">
            <text:p>4</text:p>
          </table:table-cell>
          <table:table-cell table:formula="of:=[.D212]-[.D$1]" office:value-type="float" office:value="361" calcext:value-type="float">
            <text:p>361</text:p>
          </table:table-cell>
          <table:table-cell table:style-name="ce4" table:formula="of:=SQRT([.E212]^2 + [.F212]^2 + [.G212]^2)" office:value-type="float" office:value="383.545629619215" calcext:value-type="float">
            <text:p>383.55</text:p>
          </table:table-cell>
          <table:table-cell table:style-name="ce4" table:formula="of:=[.E212]/[.$H212]" office:value-type="float" office:value="-0.337639096888075" calcext:value-type="float">
            <text:p>-0.34</text:p>
          </table:table-cell>
          <table:table-cell table:style-name="ce4" table:formula="of:=[.F212]/[.$H212]" office:value-type="float" office:value="0.0104290068536857" calcext:value-type="float">
            <text:p>0.01</text:p>
          </table:table-cell>
          <table:table-cell table:style-name="ce4" table:formula="of:=[.G212]/[.$H212]" office:value-type="float" office:value="0.941217868545137" calcext:value-type="float">
            <text:p>0.94</text:p>
          </table:table-cell>
          <table:table-cell table:formula="of:=MOD(DEGREES(ATAN2([.I212];[.J212]))+360; 360)" office:value-type="float" office:value="178.230808693953" calcext:value-type="float">
            <text:p>178.23</text:p>
          </table:table-cell>
          <table:table-cell table:formula="of:=MOD(DEGREES(ATAN2([.E212];[.F212]))+360; 360)" office:value-type="float" office:value="178.230808693953" calcext:value-type="float">
            <text:p>178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5" calcext:value-type="float">
            <text:p>305</text:p>
          </table:table-cell>
          <table:table-cell office:value-type="float" office:value="502" calcext:value-type="float">
            <text:p>502</text:p>
          </table:table-cell>
          <table:table-cell table:formula="of:=[.B213]-[.B$1]" office:value-type="float" office:value="-133.5" calcext:value-type="float">
            <text:p>-133.5</text:p>
          </table:table-cell>
          <table:table-cell table:formula="of:=[.C213]-[.C$1]" office:value-type="float" office:value="7" calcext:value-type="float">
            <text:p>7</text:p>
          </table:table-cell>
          <table:table-cell table:formula="of:=[.D213]-[.D$1]" office:value-type="float" office:value="366" calcext:value-type="float">
            <text:p>366</text:p>
          </table:table-cell>
          <table:table-cell table:style-name="ce4" table:formula="of:=SQRT([.E213]^2 + [.F213]^2 + [.G213]^2)" office:value-type="float" office:value="389.650163608332" calcext:value-type="float">
            <text:p>389.65</text:p>
          </table:table-cell>
          <table:table-cell table:style-name="ce4" table:formula="of:=[.E213]/[.$H213]" office:value-type="float" office:value="-0.342615023598941" calcext:value-type="float">
            <text:p>-0.34</text:p>
          </table:table-cell>
          <table:table-cell table:style-name="ce4" table:formula="of:=[.F213]/[.$H213]" office:value-type="float" office:value="0.0179648326980718" calcext:value-type="float">
            <text:p>0.02</text:p>
          </table:table-cell>
          <table:table-cell table:style-name="ce4" table:formula="of:=[.G213]/[.$H213]" office:value-type="float" office:value="0.939304109642041" calcext:value-type="float">
            <text:p>0.94</text:p>
          </table:table-cell>
          <table:table-cell table:formula="of:=MOD(DEGREES(ATAN2([.I213];[.J213]))+360; 360)" office:value-type="float" office:value="176.998475672301" calcext:value-type="float">
            <text:p>177.00</text:p>
          </table:table-cell>
          <table:table-cell table:formula="of:=MOD(DEGREES(ATAN2([.E213];[.F213]))+360; 360)" office:value-type="float" office:value="176.998475672301" calcext:value-type="float">
            <text:p>177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2" calcext:value-type="float">
            <text:p>302</text:p>
          </table:table-cell>
          <table:table-cell office:value-type="float" office:value="497" calcext:value-type="float">
            <text:p>497</text:p>
          </table:table-cell>
          <table:table-cell table:formula="of:=[.B214]-[.B$1]" office:value-type="float" office:value="-129.5" calcext:value-type="float">
            <text:p>-129.5</text:p>
          </table:table-cell>
          <table:table-cell table:formula="of:=[.C214]-[.C$1]" office:value-type="float" office:value="4" calcext:value-type="float">
            <text:p>4</text:p>
          </table:table-cell>
          <table:table-cell table:formula="of:=[.D214]-[.D$1]" office:value-type="float" office:value="361" calcext:value-type="float">
            <text:p>361</text:p>
          </table:table-cell>
          <table:table-cell table:style-name="ce4" table:formula="of:=SQRT([.E214]^2 + [.F214]^2 + [.G214]^2)" office:value-type="float" office:value="383.545629619215" calcext:value-type="float">
            <text:p>383.55</text:p>
          </table:table-cell>
          <table:table-cell table:style-name="ce4" table:formula="of:=[.E214]/[.$H214]" office:value-type="float" office:value="-0.337639096888075" calcext:value-type="float">
            <text:p>-0.34</text:p>
          </table:table-cell>
          <table:table-cell table:style-name="ce4" table:formula="of:=[.F214]/[.$H214]" office:value-type="float" office:value="0.0104290068536857" calcext:value-type="float">
            <text:p>0.01</text:p>
          </table:table-cell>
          <table:table-cell table:style-name="ce4" table:formula="of:=[.G214]/[.$H214]" office:value-type="float" office:value="0.941217868545137" calcext:value-type="float">
            <text:p>0.94</text:p>
          </table:table-cell>
          <table:table-cell table:formula="of:=MOD(DEGREES(ATAN2([.I214];[.J214]))+360; 360)" office:value-type="float" office:value="178.230808693953" calcext:value-type="float">
            <text:p>178.23</text:p>
          </table:table-cell>
          <table:table-cell table:formula="of:=MOD(DEGREES(ATAN2([.E214];[.F214]))+360; 360)" office:value-type="float" office:value="178.230808693953" calcext:value-type="float">
            <text:p>178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6" calcext:value-type="float">
            <text:p>296</text:p>
          </table:table-cell>
          <table:table-cell office:value-type="float" office:value="505" calcext:value-type="float">
            <text:p>505</text:p>
          </table:table-cell>
          <table:table-cell table:formula="of:=[.B215]-[.B$1]" office:value-type="float" office:value="-132.5" calcext:value-type="float">
            <text:p>-132.5</text:p>
          </table:table-cell>
          <table:table-cell table:formula="of:=[.C215]-[.C$1]" office:value-type="float" office:value="-2" calcext:value-type="float">
            <text:p>-2</text:p>
          </table:table-cell>
          <table:table-cell table:formula="of:=[.D215]-[.D$1]" office:value-type="float" office:value="369" calcext:value-type="float">
            <text:p>369</text:p>
          </table:table-cell>
          <table:table-cell table:style-name="ce4" table:formula="of:=SQRT([.E215]^2 + [.F215]^2 + [.G215]^2)" office:value-type="float" office:value="392.07301615898" calcext:value-type="float">
            <text:p>392.07</text:p>
          </table:table-cell>
          <table:table-cell table:style-name="ce4" table:formula="of:=[.E215]/[.$H215]" office:value-type="float" office:value="-0.337947256095464" calcext:value-type="float">
            <text:p>-0.34</text:p>
          </table:table-cell>
          <table:table-cell table:style-name="ce4" table:formula="of:=[.F215]/[.$H215]" office:value-type="float" office:value="-0.00510109065804474" calcext:value-type="float">
            <text:p>-0.01</text:p>
          </table:table-cell>
          <table:table-cell table:style-name="ce4" table:formula="of:=[.G215]/[.$H215]" office:value-type="float" office:value="0.941151226409255" calcext:value-type="float">
            <text:p>0.94</text:p>
          </table:table-cell>
          <table:table-cell table:formula="of:=MOD(DEGREES(ATAN2([.I215];[.J215]))+360; 360)" office:value-type="float" office:value="180.864776282291" calcext:value-type="float">
            <text:p>180.86</text:p>
          </table:table-cell>
          <table:table-cell table:formula="of:=MOD(DEGREES(ATAN2([.E215];[.F215]))+360; 360)" office:value-type="float" office:value="180.864776282291" calcext:value-type="float">
            <text:p>180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299" calcext:value-type="float">
            <text:p>299</text:p>
          </table:table-cell>
          <table:table-cell office:value-type="float" office:value="512" calcext:value-type="float">
            <text:p>512</text:p>
          </table:table-cell>
          <table:table-cell table:formula="of:=[.B216]-[.B$1]" office:value-type="float" office:value="-135.5" calcext:value-type="float">
            <text:p>-135.5</text:p>
          </table:table-cell>
          <table:table-cell table:formula="of:=[.C216]-[.C$1]" office:value-type="float" office:value="1" calcext:value-type="float">
            <text:p>1</text:p>
          </table:table-cell>
          <table:table-cell table:formula="of:=[.D216]-[.D$1]" office:value-type="float" office:value="376" calcext:value-type="float">
            <text:p>376</text:p>
          </table:table-cell>
          <table:table-cell table:style-name="ce4" table:formula="of:=SQRT([.E216]^2 + [.F216]^2 + [.G216]^2)" office:value-type="float" office:value="399.671427550182" calcext:value-type="float">
            <text:p>399.67</text:p>
          </table:table-cell>
          <table:table-cell table:style-name="ce4" table:formula="of:=[.E216]/[.$H216]" office:value-type="float" office:value="-0.339028488552605" calcext:value-type="float">
            <text:p>-0.34</text:p>
          </table:table-cell>
          <table:table-cell table:style-name="ce4" table:formula="of:=[.F216]/[.$H216]" office:value-type="float" office:value="0.00250205526607089" calcext:value-type="float">
            <text:p>0.00</text:p>
          </table:table-cell>
          <table:table-cell table:style-name="ce4" table:formula="of:=[.G216]/[.$H216]" office:value-type="float" office:value="0.940772780042653" calcext:value-type="float">
            <text:p>0.94</text:p>
          </table:table-cell>
          <table:table-cell table:formula="of:=MOD(DEGREES(ATAN2([.I216];[.J216]))+360; 360)" office:value-type="float" office:value="179.577160595329" calcext:value-type="float">
            <text:p>179.58</text:p>
          </table:table-cell>
          <table:table-cell table:formula="of:=MOD(DEGREES(ATAN2([.E216];[.F216]))+360; 360)" office:value-type="float" office:value="179.577160595329" calcext:value-type="float">
            <text:p>179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201" calcext:value-type="float">
            <text:p>-201</text:p>
          </table:table-cell>
          <table:table-cell office:value-type="float" office:value="295" calcext:value-type="float">
            <text:p>295</text:p>
          </table:table-cell>
          <table:table-cell office:value-type="float" office:value="497" calcext:value-type="float">
            <text:p>497</text:p>
          </table:table-cell>
          <table:table-cell table:formula="of:=[.B217]-[.B$1]" office:value-type="float" office:value="-145.5" calcext:value-type="float">
            <text:p>-145.5</text:p>
          </table:table-cell>
          <table:table-cell table:formula="of:=[.C217]-[.C$1]" office:value-type="float" office:value="-3" calcext:value-type="float">
            <text:p>-3</text:p>
          </table:table-cell>
          <table:table-cell table:formula="of:=[.D217]-[.D$1]" office:value-type="float" office:value="361" calcext:value-type="float">
            <text:p>361</text:p>
          </table:table-cell>
          <table:table-cell table:style-name="ce4" table:formula="of:=SQRT([.E217]^2 + [.F217]^2 + [.G217]^2)" office:value-type="float" office:value="389.230330267311" calcext:value-type="float">
            <text:p>389.23</text:p>
          </table:table-cell>
          <table:table-cell table:style-name="ce4" table:formula="of:=[.E217]/[.$H217]" office:value-type="float" office:value="-0.373814650826608" calcext:value-type="float">
            <text:p>-0.37</text:p>
          </table:table-cell>
          <table:table-cell table:style-name="ce4" table:formula="of:=[.F217]/[.$H217]" office:value-type="float" office:value="-0.00770751857374449" calcext:value-type="float">
            <text:p>-0.01</text:p>
          </table:table-cell>
          <table:table-cell table:style-name="ce4" table:formula="of:=[.G217]/[.$H217]" office:value-type="float" office:value="0.927471401707253" calcext:value-type="float">
            <text:p>0.93</text:p>
          </table:table-cell>
          <table:table-cell table:formula="of:=MOD(DEGREES(ATAN2([.I217];[.J217]))+360; 360)" office:value-type="float" office:value="181.181188913327" calcext:value-type="float">
            <text:p>181.18</text:p>
          </table:table-cell>
          <table:table-cell table:formula="of:=MOD(DEGREES(ATAN2([.E217];[.F217]))+360; 360)" office:value-type="float" office:value="181.181188913327" calcext:value-type="float">
            <text:p>181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7" calcext:value-type="float">
            <text:p>-197</text:p>
          </table:table-cell>
          <table:table-cell office:value-type="float" office:value="300" calcext:value-type="float">
            <text:p>300</text:p>
          </table:table-cell>
          <table:table-cell office:value-type="float" office:value="506" calcext:value-type="float">
            <text:p>506</text:p>
          </table:table-cell>
          <table:table-cell table:formula="of:=[.B218]-[.B$1]" office:value-type="float" office:value="-141.5" calcext:value-type="float">
            <text:p>-141.5</text:p>
          </table:table-cell>
          <table:table-cell table:formula="of:=[.C218]-[.C$1]" office:value-type="float" office:value="2" calcext:value-type="float">
            <text:p>2</text:p>
          </table:table-cell>
          <table:table-cell table:formula="of:=[.D218]-[.D$1]" office:value-type="float" office:value="370" calcext:value-type="float">
            <text:p>370</text:p>
          </table:table-cell>
          <table:table-cell table:style-name="ce4" table:formula="of:=SQRT([.E218]^2 + [.F218]^2 + [.G218]^2)" office:value-type="float" office:value="396.139180086999" calcext:value-type="float">
            <text:p>396.14</text:p>
          </table:table-cell>
          <table:table-cell table:style-name="ce4" table:formula="of:=[.E218]/[.$H218]" office:value-type="float" office:value="-0.357197689884964" calcext:value-type="float">
            <text:p>-0.36</text:p>
          </table:table-cell>
          <table:table-cell table:style-name="ce4" table:formula="of:=[.F218]/[.$H218]" office:value-type="float" office:value="0.00504873059908077" calcext:value-type="float">
            <text:p>0.01</text:p>
          </table:table-cell>
          <table:table-cell table:style-name="ce4" table:formula="of:=[.G218]/[.$H218]" office:value-type="float" office:value="0.934015160829942" calcext:value-type="float">
            <text:p>0.93</text:p>
          </table:table-cell>
          <table:table-cell table:formula="of:=MOD(DEGREES(ATAN2([.I218];[.J218]))+360; 360)" office:value-type="float" office:value="179.190219583089" calcext:value-type="float">
            <text:p>179.19</text:p>
          </table:table-cell>
          <table:table-cell table:formula="of:=MOD(DEGREES(ATAN2([.E218];[.F218]))+360; 360)" office:value-type="float" office:value="179.190219583089" calcext:value-type="float">
            <text:p>179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294" calcext:value-type="float">
            <text:p>294</text:p>
          </table:table-cell>
          <table:table-cell office:value-type="float" office:value="496" calcext:value-type="float">
            <text:p>496</text:p>
          </table:table-cell>
          <table:table-cell table:formula="of:=[.B219]-[.B$1]" office:value-type="float" office:value="-135.5" calcext:value-type="float">
            <text:p>-135.5</text:p>
          </table:table-cell>
          <table:table-cell table:formula="of:=[.C219]-[.C$1]" office:value-type="float" office:value="-4" calcext:value-type="float">
            <text:p>-4</text:p>
          </table:table-cell>
          <table:table-cell table:formula="of:=[.D219]-[.D$1]" office:value-type="float" office:value="360" calcext:value-type="float">
            <text:p>360</text:p>
          </table:table-cell>
          <table:table-cell table:style-name="ce4" table:formula="of:=SQRT([.E219]^2 + [.F219]^2 + [.G219]^2)" office:value-type="float" office:value="384.676812402307" calcext:value-type="float">
            <text:p>384.68</text:p>
          </table:table-cell>
          <table:table-cell table:style-name="ce4" table:formula="of:=[.E219]/[.$H219]" office:value-type="float" office:value="-0.352243742360768" calcext:value-type="float">
            <text:p>-0.35</text:p>
          </table:table-cell>
          <table:table-cell table:style-name="ce4" table:formula="of:=[.F219]/[.$H219]" office:value-type="float" office:value="-0.0103983392578825" calcext:value-type="float">
            <text:p>-0.01</text:p>
          </table:table-cell>
          <table:table-cell table:style-name="ce4" table:formula="of:=[.G219]/[.$H219]" office:value-type="float" office:value="0.935850533209421" calcext:value-type="float">
            <text:p>0.94</text:p>
          </table:table-cell>
          <table:table-cell table:formula="of:=MOD(DEGREES(ATAN2([.I219];[.J219]))+360; 360)" office:value-type="float" office:value="181.69089726295" calcext:value-type="float">
            <text:p>181.69</text:p>
          </table:table-cell>
          <table:table-cell table:formula="of:=MOD(DEGREES(ATAN2([.E219];[.F219]))+360; 360)" office:value-type="float" office:value="181.69089726295" calcext:value-type="float">
            <text:p>181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4" calcext:value-type="float">
            <text:p>304</text:p>
          </table:table-cell>
          <table:table-cell office:value-type="float" office:value="498" calcext:value-type="float">
            <text:p>498</text:p>
          </table:table-cell>
          <table:table-cell table:formula="of:=[.B220]-[.B$1]" office:value-type="float" office:value="-130.5" calcext:value-type="float">
            <text:p>-130.5</text:p>
          </table:table-cell>
          <table:table-cell table:formula="of:=[.C220]-[.C$1]" office:value-type="float" office:value="6" calcext:value-type="float">
            <text:p>6</text:p>
          </table:table-cell>
          <table:table-cell table:formula="of:=[.D220]-[.D$1]" office:value-type="float" office:value="362" calcext:value-type="float">
            <text:p>362</text:p>
          </table:table-cell>
          <table:table-cell table:style-name="ce4" table:formula="of:=SQRT([.E220]^2 + [.F220]^2 + [.G220]^2)" office:value-type="float" office:value="384.850945172284" calcext:value-type="float">
            <text:p>384.85</text:p>
          </table:table-cell>
          <table:table-cell table:style-name="ce4" table:formula="of:=[.E220]/[.$H220]" office:value-type="float" office:value="-0.339092320382843" calcext:value-type="float">
            <text:p>-0.34</text:p>
          </table:table-cell>
          <table:table-cell table:style-name="ce4" table:formula="of:=[.F220]/[.$H220]" office:value-type="float" office:value="0.0155904515118549" calcext:value-type="float">
            <text:p>0.02</text:p>
          </table:table-cell>
          <table:table-cell table:style-name="ce4" table:formula="of:=[.G220]/[.$H220]" office:value-type="float" office:value="0.94062390788191" calcext:value-type="float">
            <text:p>0.94</text:p>
          </table:table-cell>
          <table:table-cell table:formula="of:=MOD(DEGREES(ATAN2([.I220];[.J220]))+360; 360)" office:value-type="float" office:value="177.367565131014" calcext:value-type="float">
            <text:p>177.37</text:p>
          </table:table-cell>
          <table:table-cell table:formula="of:=MOD(DEGREES(ATAN2([.E220];[.F220]))+360; 360)" office:value-type="float" office:value="177.367565131014" calcext:value-type="float">
            <text:p>177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4" calcext:value-type="float">
            <text:p>304</text:p>
          </table:table-cell>
          <table:table-cell office:value-type="float" office:value="508" calcext:value-type="float">
            <text:p>508</text:p>
          </table:table-cell>
          <table:table-cell table:formula="of:=[.B221]-[.B$1]" office:value-type="float" office:value="-132.5" calcext:value-type="float">
            <text:p>-132.5</text:p>
          </table:table-cell>
          <table:table-cell table:formula="of:=[.C221]-[.C$1]" office:value-type="float" office:value="6" calcext:value-type="float">
            <text:p>6</text:p>
          </table:table-cell>
          <table:table-cell table:formula="of:=[.D221]-[.D$1]" office:value-type="float" office:value="372" calcext:value-type="float">
            <text:p>372</text:p>
          </table:table-cell>
          <table:table-cell table:style-name="ce4" table:formula="of:=SQRT([.E221]^2 + [.F221]^2 + [.G221]^2)" office:value-type="float" office:value="394.938286318255" calcext:value-type="float">
            <text:p>394.94</text:p>
          </table:table-cell>
          <table:table-cell table:style-name="ce4" table:formula="of:=[.E221]/[.$H221]" office:value-type="float" office:value="-0.335495454834751" calcext:value-type="float">
            <text:p>-0.34</text:p>
          </table:table-cell>
          <table:table-cell table:style-name="ce4" table:formula="of:=[.F221]/[.$H221]" office:value-type="float" office:value="0.0151922470113849" calcext:value-type="float">
            <text:p>0.02</text:p>
          </table:table-cell>
          <table:table-cell table:style-name="ce4" table:formula="of:=[.G221]/[.$H221]" office:value-type="float" office:value="0.941919314705866" calcext:value-type="float">
            <text:p>0.94</text:p>
          </table:table-cell>
          <table:table-cell table:formula="of:=MOD(DEGREES(ATAN2([.I221];[.J221]))+360; 360)" office:value-type="float" office:value="177.4072453598" calcext:value-type="float">
            <text:p>177.41</text:p>
          </table:table-cell>
          <table:table-cell table:formula="of:=MOD(DEGREES(ATAN2([.E221];[.F221]))+360; 360)" office:value-type="float" office:value="177.4072453598" calcext:value-type="float">
            <text:p>177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8" calcext:value-type="float">
            <text:p>298</text:p>
          </table:table-cell>
          <table:table-cell office:value-type="float" office:value="504" calcext:value-type="float">
            <text:p>504</text:p>
          </table:table-cell>
          <table:table-cell table:formula="of:=[.B222]-[.B$1]" office:value-type="float" office:value="-133.5" calcext:value-type="float">
            <text:p>-133.5</text:p>
          </table:table-cell>
          <table:table-cell table:formula="of:=[.C222]-[.C$1]" office:value-type="float" office:value="0" calcext:value-type="float">
            <text:p>0</text:p>
          </table:table-cell>
          <table:table-cell table:formula="of:=[.D222]-[.D$1]" office:value-type="float" office:value="368" calcext:value-type="float">
            <text:p>368</text:p>
          </table:table-cell>
          <table:table-cell table:style-name="ce4" table:formula="of:=SQRT([.E222]^2 + [.F222]^2 + [.G222]^2)" office:value-type="float" office:value="391.466792972278" calcext:value-type="float">
            <text:p>391.47</text:p>
          </table:table-cell>
          <table:table-cell table:style-name="ce4" table:formula="of:=[.E222]/[.$H222]" office:value-type="float" office:value="-0.341025094328893" calcext:value-type="float">
            <text:p>-0.34</text:p>
          </table:table-cell>
          <table:table-cell table:style-name="ce4" table:formula="of:=[.F222]/[.$H222]" office:value-type="float" office:value="0" calcext:value-type="float">
            <text:p>0.00</text:p>
          </table:table-cell>
          <table:table-cell table:style-name="ce4" table:formula="of:=[.G222]/[.$H222]" office:value-type="float" office:value="0.940054192606985" calcext:value-type="float">
            <text:p>0.94</text:p>
          </table:table-cell>
          <table:table-cell table:formula="of:=MOD(DEGREES(ATAN2([.I222];[.J222]))+360; 360)" office:value-type="float" office:value="180" calcext:value-type="float">
            <text:p>180.00</text:p>
          </table:table-cell>
          <table:table-cell table:formula="of:=MOD(DEGREES(ATAN2([.E222];[.F222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1" calcext:value-type="float">
            <text:p>301</text:p>
          </table:table-cell>
          <table:table-cell office:value-type="float" office:value="508" calcext:value-type="float">
            <text:p>508</text:p>
          </table:table-cell>
          <table:table-cell table:formula="of:=[.B223]-[.B$1]" office:value-type="float" office:value="-130.5" calcext:value-type="float">
            <text:p>-130.5</text:p>
          </table:table-cell>
          <table:table-cell table:formula="of:=[.C223]-[.C$1]" office:value-type="float" office:value="3" calcext:value-type="float">
            <text:p>3</text:p>
          </table:table-cell>
          <table:table-cell table:formula="of:=[.D223]-[.D$1]" office:value-type="float" office:value="372" calcext:value-type="float">
            <text:p>372</text:p>
          </table:table-cell>
          <table:table-cell table:style-name="ce4" table:formula="of:=SQRT([.E223]^2 + [.F223]^2 + [.G223]^2)" office:value-type="float" office:value="394.237555288686" calcext:value-type="float">
            <text:p>394.24</text:p>
          </table:table-cell>
          <table:table-cell table:style-name="ce4" table:formula="of:=[.E223]/[.$H223]" office:value-type="float" office:value="-0.331018692281712" calcext:value-type="float">
            <text:p>-0.33</text:p>
          </table:table-cell>
          <table:table-cell table:style-name="ce4" table:formula="of:=[.F223]/[.$H223]" office:value-type="float" office:value="0.00760962510992441" calcext:value-type="float">
            <text:p>0.01</text:p>
          </table:table-cell>
          <table:table-cell table:style-name="ce4" table:formula="of:=[.G223]/[.$H223]" office:value-type="float" office:value="0.943593513630627" calcext:value-type="float">
            <text:p>0.94</text:p>
          </table:table-cell>
          <table:table-cell table:formula="of:=MOD(DEGREES(ATAN2([.I223];[.J223]))+360; 360)" office:value-type="float" office:value="178.683087594207" calcext:value-type="float">
            <text:p>178.68</text:p>
          </table:table-cell>
          <table:table-cell table:formula="of:=MOD(DEGREES(ATAN2([.E223];[.F223]))+360; 360)" office:value-type="float" office:value="178.683087594207" calcext:value-type="float">
            <text:p>17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306" calcext:value-type="float">
            <text:p>306</text:p>
          </table:table-cell>
          <table:table-cell office:value-type="float" office:value="498" calcext:value-type="float">
            <text:p>498</text:p>
          </table:table-cell>
          <table:table-cell table:formula="of:=[.B224]-[.B$1]" office:value-type="float" office:value="-137.5" calcext:value-type="float">
            <text:p>-137.5</text:p>
          </table:table-cell>
          <table:table-cell table:formula="of:=[.C224]-[.C$1]" office:value-type="float" office:value="8" calcext:value-type="float">
            <text:p>8</text:p>
          </table:table-cell>
          <table:table-cell table:formula="of:=[.D224]-[.D$1]" office:value-type="float" office:value="362" calcext:value-type="float">
            <text:p>362</text:p>
          </table:table-cell>
          <table:table-cell table:style-name="ce4" table:formula="of:=SQRT([.E224]^2 + [.F224]^2 + [.G224]^2)" office:value-type="float" office:value="387.316730854736" calcext:value-type="float">
            <text:p>387.32</text:p>
          </table:table-cell>
          <table:table-cell table:style-name="ce4" table:formula="of:=[.E224]/[.$H224]" office:value-type="float" office:value="-0.355006610988797" calcext:value-type="float">
            <text:p>-0.36</text:p>
          </table:table-cell>
          <table:table-cell table:style-name="ce4" table:formula="of:=[.F224]/[.$H224]" office:value-type="float" office:value="0.0206549300938937" calcext:value-type="float">
            <text:p>0.02</text:p>
          </table:table-cell>
          <table:table-cell table:style-name="ce4" table:formula="of:=[.G224]/[.$H224]" office:value-type="float" office:value="0.934635586748689" calcext:value-type="float">
            <text:p>0.93</text:p>
          </table:table-cell>
          <table:table-cell table:formula="of:=MOD(DEGREES(ATAN2([.I224];[.J224]))+360; 360)" office:value-type="float" office:value="176.670181271148" calcext:value-type="float">
            <text:p>176.67</text:p>
          </table:table-cell>
          <table:table-cell table:formula="of:=MOD(DEGREES(ATAN2([.E224];[.F224]))+360; 360)" office:value-type="float" office:value="176.670181271148" calcext:value-type="float">
            <text:p>176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0" calcext:value-type="float">
            <text:p>290</text:p>
          </table:table-cell>
          <table:table-cell office:value-type="float" office:value="504" calcext:value-type="float">
            <text:p>504</text:p>
          </table:table-cell>
          <table:table-cell table:formula="of:=[.B225]-[.B$1]" office:value-type="float" office:value="-131.5" calcext:value-type="float">
            <text:p>-131.5</text:p>
          </table:table-cell>
          <table:table-cell table:formula="of:=[.C225]-[.C$1]" office:value-type="float" office:value="-8" calcext:value-type="float">
            <text:p>-8</text:p>
          </table:table-cell>
          <table:table-cell table:formula="of:=[.D225]-[.D$1]" office:value-type="float" office:value="368" calcext:value-type="float">
            <text:p>368</text:p>
          </table:table-cell>
          <table:table-cell table:style-name="ce4" table:formula="of:=SQRT([.E225]^2 + [.F225]^2 + [.G225]^2)" office:value-type="float" office:value="390.871142449785" calcext:value-type="float">
            <text:p>390.87</text:p>
          </table:table-cell>
          <table:table-cell table:style-name="ce4" table:formula="of:=[.E225]/[.$H225]" office:value-type="float" office:value="-0.336428008411733" calcext:value-type="float">
            <text:p>-0.34</text:p>
          </table:table-cell>
          <table:table-cell table:style-name="ce4" table:formula="of:=[.F225]/[.$H225]" office:value-type="float" office:value="-0.0204671031733374" calcext:value-type="float">
            <text:p>-0.02</text:p>
          </table:table-cell>
          <table:table-cell table:style-name="ce4" table:formula="of:=[.G225]/[.$H225]" office:value-type="float" office:value="0.94148674597352" calcext:value-type="float">
            <text:p>0.94</text:p>
          </table:table-cell>
          <table:table-cell table:formula="of:=MOD(DEGREES(ATAN2([.I225];[.J225]))+360; 360)" office:value-type="float" office:value="183.481384069733" calcext:value-type="float">
            <text:p>183.48</text:p>
          </table:table-cell>
          <table:table-cell table:formula="of:=MOD(DEGREES(ATAN2([.E225];[.F225]))+360; 360)" office:value-type="float" office:value="183.481384069733" calcext:value-type="float">
            <text:p>183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0" calcext:value-type="float">
            <text:p>300</text:p>
          </table:table-cell>
          <table:table-cell office:value-type="float" office:value="495" calcext:value-type="float">
            <text:p>495</text:p>
          </table:table-cell>
          <table:table-cell table:formula="of:=[.B226]-[.B$1]" office:value-type="float" office:value="-136.5" calcext:value-type="float">
            <text:p>-136.5</text:p>
          </table:table-cell>
          <table:table-cell table:formula="of:=[.C226]-[.C$1]" office:value-type="float" office:value="2" calcext:value-type="float">
            <text:p>2</text:p>
          </table:table-cell>
          <table:table-cell table:formula="of:=[.D226]-[.D$1]" office:value-type="float" office:value="359" calcext:value-type="float">
            <text:p>359</text:p>
          </table:table-cell>
          <table:table-cell table:style-name="ce4" table:formula="of:=SQRT([.E226]^2 + [.F226]^2 + [.G226]^2)" office:value-type="float" office:value="384.079744324014" calcext:value-type="float">
            <text:p>384.08</text:p>
          </table:table-cell>
          <table:table-cell table:style-name="ce4" table:formula="of:=[.E226]/[.$H226]" office:value-type="float" office:value="-0.355394946016333" calcext:value-type="float">
            <text:p>-0.36</text:p>
          </table:table-cell>
          <table:table-cell table:style-name="ce4" table:formula="of:=[.F226]/[.$H226]" office:value-type="float" office:value="0.00520725195628327" calcext:value-type="float">
            <text:p>0.01</text:p>
          </table:table-cell>
          <table:table-cell table:style-name="ce4" table:formula="of:=[.G226]/[.$H226]" office:value-type="float" office:value="0.934701726152847" calcext:value-type="float">
            <text:p>0.93</text:p>
          </table:table-cell>
          <table:table-cell table:formula="of:=MOD(DEGREES(ATAN2([.I226];[.J226]))+360; 360)" office:value-type="float" office:value="179.160561466288" calcext:value-type="float">
            <text:p>179.16</text:p>
          </table:table-cell>
          <table:table-cell table:formula="of:=MOD(DEGREES(ATAN2([.E226];[.F226]))+360; 360)" office:value-type="float" office:value="179.160561466288" calcext:value-type="float">
            <text:p>17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6" calcext:value-type="float">
            <text:p>-176</text:p>
          </table:table-cell>
          <table:table-cell office:value-type="float" office:value="304" calcext:value-type="float">
            <text:p>304</text:p>
          </table:table-cell>
          <table:table-cell office:value-type="float" office:value="496" calcext:value-type="float">
            <text:p>496</text:p>
          </table:table-cell>
          <table:table-cell table:formula="of:=[.B227]-[.B$1]" office:value-type="float" office:value="-120.5" calcext:value-type="float">
            <text:p>-120.5</text:p>
          </table:table-cell>
          <table:table-cell table:formula="of:=[.C227]-[.C$1]" office:value-type="float" office:value="6" calcext:value-type="float">
            <text:p>6</text:p>
          </table:table-cell>
          <table:table-cell table:formula="of:=[.D227]-[.D$1]" office:value-type="float" office:value="360" calcext:value-type="float">
            <text:p>360</text:p>
          </table:table-cell>
          <table:table-cell table:style-name="ce4" table:formula="of:=SQRT([.E227]^2 + [.F227]^2 + [.G227]^2)" office:value-type="float" office:value="379.679140854485" calcext:value-type="float">
            <text:p>379.68</text:p>
          </table:table-cell>
          <table:table-cell table:style-name="ce4" table:formula="of:=[.E227]/[.$H227]" office:value-type="float" office:value="-0.317373242387794" calcext:value-type="float">
            <text:p>-0.32</text:p>
          </table:table-cell>
          <table:table-cell table:style-name="ce4" table:formula="of:=[.F227]/[.$H227]" office:value-type="float" office:value="0.0158028170483549" calcext:value-type="float">
            <text:p>0.02</text:p>
          </table:table-cell>
          <table:table-cell table:style-name="ce4" table:formula="of:=[.G227]/[.$H227]" office:value-type="float" office:value="0.948169022901294" calcext:value-type="float">
            <text:p>0.95</text:p>
          </table:table-cell>
          <table:table-cell table:formula="of:=MOD(DEGREES(ATAN2([.I227];[.J227]))+360; 360)" office:value-type="float" office:value="177.149452343983" calcext:value-type="float">
            <text:p>177.15</text:p>
          </table:table-cell>
          <table:table-cell table:formula="of:=MOD(DEGREES(ATAN2([.E227];[.F227]))+360; 360)" office:value-type="float" office:value="177.149452343983" calcext:value-type="float">
            <text:p>177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2" calcext:value-type="float">
            <text:p>292</text:p>
          </table:table-cell>
          <table:table-cell office:value-type="float" office:value="510" calcext:value-type="float">
            <text:p>510</text:p>
          </table:table-cell>
          <table:table-cell table:formula="of:=[.B228]-[.B$1]" office:value-type="float" office:value="-127.5" calcext:value-type="float">
            <text:p>-127.5</text:p>
          </table:table-cell>
          <table:table-cell table:formula="of:=[.C228]-[.C$1]" office:value-type="float" office:value="-6" calcext:value-type="float">
            <text:p>-6</text:p>
          </table:table-cell>
          <table:table-cell table:formula="of:=[.D228]-[.D$1]" office:value-type="float" office:value="374" calcext:value-type="float">
            <text:p>374</text:p>
          </table:table-cell>
          <table:table-cell table:style-name="ce4" table:formula="of:=SQRT([.E228]^2 + [.F228]^2 + [.G228]^2)" office:value-type="float" office:value="395.181287512453" calcext:value-type="float">
            <text:p>395.18</text:p>
          </table:table-cell>
          <table:table-cell table:style-name="ce4" table:formula="of:=[.E228]/[.$H228]" office:value-type="float" office:value="-0.322636734149469" calcext:value-type="float">
            <text:p>-0.32</text:p>
          </table:table-cell>
          <table:table-cell table:style-name="ce4" table:formula="of:=[.F228]/[.$H228]" office:value-type="float" office:value="-0.0151829051364456" calcext:value-type="float">
            <text:p>-0.02</text:p>
          </table:table-cell>
          <table:table-cell table:style-name="ce4" table:formula="of:=[.G228]/[.$H228]" office:value-type="float" office:value="0.946401086838441" calcext:value-type="float">
            <text:p>0.95</text:p>
          </table:table-cell>
          <table:table-cell table:formula="of:=MOD(DEGREES(ATAN2([.I228];[.J228]))+360; 360)" office:value-type="float" office:value="182.694284289856" calcext:value-type="float">
            <text:p>182.69</text:p>
          </table:table-cell>
          <table:table-cell table:formula="of:=MOD(DEGREES(ATAN2([.E228];[.F228]))+360; 360)" office:value-type="float" office:value="182.694284289856" calcext:value-type="float">
            <text:p>182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2" calcext:value-type="float">
            <text:p>302</text:p>
          </table:table-cell>
          <table:table-cell office:value-type="float" office:value="497" calcext:value-type="float">
            <text:p>497</text:p>
          </table:table-cell>
          <table:table-cell table:formula="of:=[.B229]-[.B$1]" office:value-type="float" office:value="-133.5" calcext:value-type="float">
            <text:p>-133.5</text:p>
          </table:table-cell>
          <table:table-cell table:formula="of:=[.C229]-[.C$1]" office:value-type="float" office:value="4" calcext:value-type="float">
            <text:p>4</text:p>
          </table:table-cell>
          <table:table-cell table:formula="of:=[.D229]-[.D$1]" office:value-type="float" office:value="361" calcext:value-type="float">
            <text:p>361</text:p>
          </table:table-cell>
          <table:table-cell table:style-name="ce4" table:formula="of:=SQRT([.E229]^2 + [.F229]^2 + [.G229]^2)" office:value-type="float" office:value="384.914600918178" calcext:value-type="float">
            <text:p>384.91</text:p>
          </table:table-cell>
          <table:table-cell table:style-name="ce4" table:formula="of:=[.E229]/[.$H229]" office:value-type="float" office:value="-0.346830179165842" calcext:value-type="float">
            <text:p>-0.35</text:p>
          </table:table-cell>
          <table:table-cell table:style-name="ce4" table:formula="of:=[.F229]/[.$H229]" office:value-type="float" office:value="0.0103919154806245" calcext:value-type="float">
            <text:p>0.01</text:p>
          </table:table-cell>
          <table:table-cell table:style-name="ce4" table:formula="of:=[.G229]/[.$H229]" office:value-type="float" office:value="0.937870372126358" calcext:value-type="float">
            <text:p>0.94</text:p>
          </table:table-cell>
          <table:table-cell table:formula="of:=MOD(DEGREES(ATAN2([.I229];[.J229]))+360; 360)" office:value-type="float" office:value="178.283785980514" calcext:value-type="float">
            <text:p>178.28</text:p>
          </table:table-cell>
          <table:table-cell table:formula="of:=MOD(DEGREES(ATAN2([.E229];[.F229]))+360; 360)" office:value-type="float" office:value="178.283785980514" calcext:value-type="float">
            <text:p>178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296" calcext:value-type="float">
            <text:p>296</text:p>
          </table:table-cell>
          <table:table-cell office:value-type="float" office:value="501" calcext:value-type="float">
            <text:p>501</text:p>
          </table:table-cell>
          <table:table-cell table:formula="of:=[.B230]-[.B$1]" office:value-type="float" office:value="-135.5" calcext:value-type="float">
            <text:p>-135.5</text:p>
          </table:table-cell>
          <table:table-cell table:formula="of:=[.C230]-[.C$1]" office:value-type="float" office:value="-2" calcext:value-type="float">
            <text:p>-2</text:p>
          </table:table-cell>
          <table:table-cell table:formula="of:=[.D230]-[.D$1]" office:value-type="float" office:value="365" calcext:value-type="float">
            <text:p>365</text:p>
          </table:table-cell>
          <table:table-cell table:style-name="ce4" table:formula="of:=SQRT([.E230]^2 + [.F230]^2 + [.G230]^2)" office:value-type="float" office:value="389.344641673672" calcext:value-type="float">
            <text:p>389.34</text:p>
          </table:table-cell>
          <table:table-cell table:style-name="ce4" table:formula="of:=[.E230]/[.$H230]" office:value-type="float" office:value="-0.348020713518818" calcext:value-type="float">
            <text:p>-0.35</text:p>
          </table:table-cell>
          <table:table-cell table:style-name="ce4" table:formula="of:=[.F230]/[.$H230]" office:value-type="float" office:value="-0.00513683709990876" calcext:value-type="float">
            <text:p>-0.01</text:p>
          </table:table-cell>
          <table:table-cell table:style-name="ce4" table:formula="of:=[.G230]/[.$H230]" office:value-type="float" office:value="0.937472770733348" calcext:value-type="float">
            <text:p>0.94</text:p>
          </table:table-cell>
          <table:table-cell table:formula="of:=MOD(DEGREES(ATAN2([.I230];[.J230]))+360; 360)" office:value-type="float" office:value="180.84563275572" calcext:value-type="float">
            <text:p>180.85</text:p>
          </table:table-cell>
          <table:table-cell table:formula="of:=MOD(DEGREES(ATAN2([.E230];[.F230]))+360; 360)" office:value-type="float" office:value="180.84563275572" calcext:value-type="float">
            <text:p>180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0" calcext:value-type="float">
            <text:p>300</text:p>
          </table:table-cell>
          <table:table-cell office:value-type="float" office:value="506" calcext:value-type="float">
            <text:p>506</text:p>
          </table:table-cell>
          <table:table-cell table:formula="of:=[.B231]-[.B$1]" office:value-type="float" office:value="-129.5" calcext:value-type="float">
            <text:p>-129.5</text:p>
          </table:table-cell>
          <table:table-cell table:formula="of:=[.C231]-[.C$1]" office:value-type="float" office:value="2" calcext:value-type="float">
            <text:p>2</text:p>
          </table:table-cell>
          <table:table-cell table:formula="of:=[.D231]-[.D$1]" office:value-type="float" office:value="370" calcext:value-type="float">
            <text:p>370</text:p>
          </table:table-cell>
          <table:table-cell table:style-name="ce4" table:formula="of:=SQRT([.E231]^2 + [.F231]^2 + [.G231]^2)" office:value-type="float" office:value="392.013073761577" calcext:value-type="float">
            <text:p>392.01</text:p>
          </table:table-cell>
          <table:table-cell table:style-name="ce4" table:formula="of:=[.E231]/[.$H231]" office:value-type="float" office:value="-0.33034612534061" calcext:value-type="float">
            <text:p>-0.33</text:p>
          </table:table-cell>
          <table:table-cell table:style-name="ce4" table:formula="of:=[.F231]/[.$H231]" office:value-type="float" office:value="0.00510187066163105" calcext:value-type="float">
            <text:p>0.01</text:p>
          </table:table-cell>
          <table:table-cell table:style-name="ce4" table:formula="of:=[.G231]/[.$H231]" office:value-type="float" office:value="0.943846072401744" calcext:value-type="float">
            <text:p>0.94</text:p>
          </table:table-cell>
          <table:table-cell table:formula="of:=MOD(DEGREES(ATAN2([.I231];[.J231]))+360; 360)" office:value-type="float" office:value="179.115193439166" calcext:value-type="float">
            <text:p>179.12</text:p>
          </table:table-cell>
          <table:table-cell table:formula="of:=MOD(DEGREES(ATAN2([.E231];[.F231]))+360; 360)" office:value-type="float" office:value="179.115193439166" calcext:value-type="float">
            <text:p>1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1" calcext:value-type="float">
            <text:p>301</text:p>
          </table:table-cell>
          <table:table-cell office:value-type="float" office:value="501" calcext:value-type="float">
            <text:p>501</text:p>
          </table:table-cell>
          <table:table-cell table:formula="of:=[.B232]-[.B$1]" office:value-type="float" office:value="-130.5" calcext:value-type="float">
            <text:p>-130.5</text:p>
          </table:table-cell>
          <table:table-cell table:formula="of:=[.C232]-[.C$1]" office:value-type="float" office:value="3" calcext:value-type="float">
            <text:p>3</text:p>
          </table:table-cell>
          <table:table-cell table:formula="of:=[.D232]-[.D$1]" office:value-type="float" office:value="365" calcext:value-type="float">
            <text:p>365</text:p>
          </table:table-cell>
          <table:table-cell table:style-name="ce4" table:formula="of:=SQRT([.E232]^2 + [.F232]^2 + [.G232]^2)" office:value-type="float" office:value="387.639329789948" calcext:value-type="float">
            <text:p>387.64</text:p>
          </table:table-cell>
          <table:table-cell table:style-name="ce4" table:formula="of:=[.E232]/[.$H232]" office:value-type="float" office:value="-0.336653146291205" calcext:value-type="float">
            <text:p>-0.34</text:p>
          </table:table-cell>
          <table:table-cell table:style-name="ce4" table:formula="of:=[.F232]/[.$H232]" office:value-type="float" office:value="0.00773915278830356" calcext:value-type="float">
            <text:p>0.01</text:p>
          </table:table-cell>
          <table:table-cell table:style-name="ce4" table:formula="of:=[.G232]/[.$H232]" office:value-type="float" office:value="0.941596922576934" calcext:value-type="float">
            <text:p>0.94</text:p>
          </table:table-cell>
          <table:table-cell table:formula="of:=MOD(DEGREES(ATAN2([.I232];[.J232]))+360; 360)" office:value-type="float" office:value="178.683087594207" calcext:value-type="float">
            <text:p>178.68</text:p>
          </table:table-cell>
          <table:table-cell table:formula="of:=MOD(DEGREES(ATAN2([.E232];[.F232]))+360; 360)" office:value-type="float" office:value="178.683087594207" calcext:value-type="float">
            <text:p>17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2" calcext:value-type="float">
            <text:p>302</text:p>
          </table:table-cell>
          <table:table-cell office:value-type="float" office:value="497" calcext:value-type="float">
            <text:p>497</text:p>
          </table:table-cell>
          <table:table-cell table:formula="of:=[.B233]-[.B$1]" office:value-type="float" office:value="-136.5" calcext:value-type="float">
            <text:p>-136.5</text:p>
          </table:table-cell>
          <table:table-cell table:formula="of:=[.C233]-[.C$1]" office:value-type="float" office:value="4" calcext:value-type="float">
            <text:p>4</text:p>
          </table:table-cell>
          <table:table-cell table:formula="of:=[.D233]-[.D$1]" office:value-type="float" office:value="361" calcext:value-type="float">
            <text:p>361</text:p>
          </table:table-cell>
          <table:table-cell table:style-name="ce4" table:formula="of:=SQRT([.E233]^2 + [.F233]^2 + [.G233]^2)" office:value-type="float" office:value="385.965348185559" calcext:value-type="float">
            <text:p>385.97</text:p>
          </table:table-cell>
          <table:table-cell table:style-name="ce4" table:formula="of:=[.E233]/[.$H233]" office:value-type="float" office:value="-0.353658691490552" calcext:value-type="float">
            <text:p>-0.35</text:p>
          </table:table-cell>
          <table:table-cell table:style-name="ce4" table:formula="of:=[.F233]/[.$H233]" office:value-type="float" office:value="0.0103636246590638" calcext:value-type="float">
            <text:p>0.01</text:p>
          </table:table-cell>
          <table:table-cell table:style-name="ce4" table:formula="of:=[.G233]/[.$H233]" office:value-type="float" office:value="0.935317125480506" calcext:value-type="float">
            <text:p>0.94</text:p>
          </table:table-cell>
          <table:table-cell table:formula="of:=MOD(DEGREES(ATAN2([.I233];[.J233]))+360; 360)" office:value-type="float" office:value="178.321483150273" calcext:value-type="float">
            <text:p>178.32</text:p>
          </table:table-cell>
          <table:table-cell table:formula="of:=MOD(DEGREES(ATAN2([.E233];[.F233]))+360; 360)" office:value-type="float" office:value="178.321483150273" calcext:value-type="float">
            <text:p>178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7" calcext:value-type="float">
            <text:p>307</text:p>
          </table:table-cell>
          <table:table-cell office:value-type="float" office:value="504" calcext:value-type="float">
            <text:p>504</text:p>
          </table:table-cell>
          <table:table-cell table:formula="of:=[.B234]-[.B$1]" office:value-type="float" office:value="-133.5" calcext:value-type="float">
            <text:p>-133.5</text:p>
          </table:table-cell>
          <table:table-cell table:formula="of:=[.C234]-[.C$1]" office:value-type="float" office:value="9" calcext:value-type="float">
            <text:p>9</text:p>
          </table:table-cell>
          <table:table-cell table:formula="of:=[.D234]-[.D$1]" office:value-type="float" office:value="368" calcext:value-type="float">
            <text:p>368</text:p>
          </table:table-cell>
          <table:table-cell table:style-name="ce4" table:formula="of:=SQRT([.E234]^2 + [.F234]^2 + [.G234]^2)" office:value-type="float" office:value="391.570236356136" calcext:value-type="float">
            <text:p>391.57</text:p>
          </table:table-cell>
          <table:table-cell table:style-name="ce4" table:formula="of:=[.E234]/[.$H234]" office:value-type="float" office:value="-0.340935003748806" calcext:value-type="float">
            <text:p>-0.34</text:p>
          </table:table-cell>
          <table:table-cell table:style-name="ce4" table:formula="of:=[.F234]/[.$H234]" office:value-type="float" office:value="0.0229843822752004" calcext:value-type="float">
            <text:p>0.02</text:p>
          </table:table-cell>
          <table:table-cell table:style-name="ce4" table:formula="of:=[.G234]/[.$H234]" office:value-type="float" office:value="0.939805853030416" calcext:value-type="float">
            <text:p>0.94</text:p>
          </table:table-cell>
          <table:table-cell table:formula="of:=MOD(DEGREES(ATAN2([.I234];[.J234]))+360; 360)" office:value-type="float" office:value="176.14319901441" calcext:value-type="float">
            <text:p>176.14</text:p>
          </table:table-cell>
          <table:table-cell table:formula="of:=MOD(DEGREES(ATAN2([.E234];[.F234]))+360; 360)" office:value-type="float" office:value="176.14319901441" calcext:value-type="float">
            <text:p>176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table:formula="of:=[.B235]-[.B$1]" office:value-type="float" office:value="-136.5" calcext:value-type="float">
            <text:p>-136.5</text:p>
          </table:table-cell>
          <table:table-cell table:formula="of:=[.C235]-[.C$1]" office:value-type="float" office:value="2" calcext:value-type="float">
            <text:p>2</text:p>
          </table:table-cell>
          <table:table-cell table:formula="of:=[.D235]-[.D$1]" office:value-type="float" office:value="366" calcext:value-type="float">
            <text:p>366</text:p>
          </table:table-cell>
          <table:table-cell table:style-name="ce4" table:formula="of:=SQRT([.E235]^2 + [.F235]^2 + [.G235]^2)" office:value-type="float" office:value="390.630579960146" calcext:value-type="float">
            <text:p>390.63</text:p>
          </table:table-cell>
          <table:table-cell table:style-name="ce4" table:formula="of:=[.E235]/[.$H235]" office:value-type="float" office:value="-0.349435008426443" calcext:value-type="float">
            <text:p>-0.35</text:p>
          </table:table-cell>
          <table:table-cell table:style-name="ce4" table:formula="of:=[.F235]/[.$H235]" office:value-type="float" office:value="0.00511992686339111" calcext:value-type="float">
            <text:p>0.01</text:p>
          </table:table-cell>
          <table:table-cell table:style-name="ce4" table:formula="of:=[.G235]/[.$H235]" office:value-type="float" office:value="0.936946616000573" calcext:value-type="float">
            <text:p>0.94</text:p>
          </table:table-cell>
          <table:table-cell table:formula="of:=MOD(DEGREES(ATAN2([.I235];[.J235]))+360; 360)" office:value-type="float" office:value="179.160561466288" calcext:value-type="float">
            <text:p>179.16</text:p>
          </table:table-cell>
          <table:table-cell table:formula="of:=MOD(DEGREES(ATAN2([.E235];[.F235]))+360; 360)" office:value-type="float" office:value="179.160561466288" calcext:value-type="float">
            <text:p>17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17" calcext:value-type="float">
            <text:p>317</text:p>
          </table:table-cell>
          <table:table-cell office:value-type="float" office:value="502" calcext:value-type="float">
            <text:p>502</text:p>
          </table:table-cell>
          <table:table-cell table:formula="of:=[.B236]-[.B$1]" office:value-type="float" office:value="-131.5" calcext:value-type="float">
            <text:p>-131.5</text:p>
          </table:table-cell>
          <table:table-cell table:formula="of:=[.C236]-[.C$1]" office:value-type="float" office:value="19" calcext:value-type="float">
            <text:p>19</text:p>
          </table:table-cell>
          <table:table-cell table:formula="of:=[.D236]-[.D$1]" office:value-type="float" office:value="366" calcext:value-type="float">
            <text:p>366</text:p>
          </table:table-cell>
          <table:table-cell table:style-name="ce4" table:formula="of:=SQRT([.E236]^2 + [.F236]^2 + [.G236]^2)" office:value-type="float" office:value="389.370325012064" calcext:value-type="float">
            <text:p>389.37</text:p>
          </table:table-cell>
          <table:table-cell table:style-name="ce4" table:formula="of:=[.E236]/[.$H236]" office:value-type="float" office:value="-0.337724761115079" calcext:value-type="float">
            <text:p>-0.34</text:p>
          </table:table-cell>
          <table:table-cell table:style-name="ce4" table:formula="of:=[.F236]/[.$H236]" office:value-type="float" office:value="0.0487967335451446" calcext:value-type="float">
            <text:p>0.05</text:p>
          </table:table-cell>
          <table:table-cell table:style-name="ce4" table:formula="of:=[.G236]/[.$H236]" office:value-type="float" office:value="0.939979183027521" calcext:value-type="float">
            <text:p>0.94</text:p>
          </table:table-cell>
          <table:table-cell table:formula="of:=MOD(DEGREES(ATAN2([.I236];[.J236]))+360; 360)" office:value-type="float" office:value="171.778419629619" calcext:value-type="float">
            <text:p>171.78</text:p>
          </table:table-cell>
          <table:table-cell table:formula="of:=MOD(DEGREES(ATAN2([.E236];[.F236]))+360; 360)" office:value-type="float" office:value="171.778419629619" calcext:value-type="float">
            <text:p>171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10" calcext:value-type="float">
            <text:p>310</text:p>
          </table:table-cell>
          <table:table-cell office:value-type="float" office:value="506" calcext:value-type="float">
            <text:p>506</text:p>
          </table:table-cell>
          <table:table-cell table:formula="of:=[.B237]-[.B$1]" office:value-type="float" office:value="-133.5" calcext:value-type="float">
            <text:p>-133.5</text:p>
          </table:table-cell>
          <table:table-cell table:formula="of:=[.C237]-[.C$1]" office:value-type="float" office:value="12" calcext:value-type="float">
            <text:p>12</text:p>
          </table:table-cell>
          <table:table-cell table:formula="of:=[.D237]-[.D$1]" office:value-type="float" office:value="370" calcext:value-type="float">
            <text:p>370</text:p>
          </table:table-cell>
          <table:table-cell table:style-name="ce4" table:formula="of:=SQRT([.E237]^2 + [.F237]^2 + [.G237]^2)" office:value-type="float" office:value="393.530494371148" calcext:value-type="float">
            <text:p>393.53</text:p>
          </table:table-cell>
          <table:table-cell table:style-name="ce4" table:formula="of:=[.E237]/[.$H237]" office:value-type="float" office:value="-0.339236734915117" calcext:value-type="float">
            <text:p>-0.34</text:p>
          </table:table-cell>
          <table:table-cell table:style-name="ce4" table:formula="of:=[.F237]/[.$H237]" office:value-type="float" office:value="0.0304931896552914" calcext:value-type="float">
            <text:p>0.03</text:p>
          </table:table-cell>
          <table:table-cell table:style-name="ce4" table:formula="of:=[.G237]/[.$H237]" office:value-type="float" office:value="0.940206681038152" calcext:value-type="float">
            <text:p>0.94</text:p>
          </table:table-cell>
          <table:table-cell table:formula="of:=MOD(DEGREES(ATAN2([.I237];[.J237]))+360; 360)" office:value-type="float" office:value="174.863621507572" calcext:value-type="float">
            <text:p>174.86</text:p>
          </table:table-cell>
          <table:table-cell table:formula="of:=MOD(DEGREES(ATAN2([.E237];[.F237]))+360; 360)" office:value-type="float" office:value="174.863621507572" calcext:value-type="float">
            <text:p>174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8" calcext:value-type="float">
            <text:p>-198</text:p>
          </table:table-cell>
          <table:table-cell office:value-type="float" office:value="299" calcext:value-type="float">
            <text:p>299</text:p>
          </table:table-cell>
          <table:table-cell office:value-type="float" office:value="496" calcext:value-type="float">
            <text:p>496</text:p>
          </table:table-cell>
          <table:table-cell table:formula="of:=[.B238]-[.B$1]" office:value-type="float" office:value="-142.5" calcext:value-type="float">
            <text:p>-142.5</text:p>
          </table:table-cell>
          <table:table-cell table:formula="of:=[.C238]-[.C$1]" office:value-type="float" office:value="1" calcext:value-type="float">
            <text:p>1</text:p>
          </table:table-cell>
          <table:table-cell table:formula="of:=[.D238]-[.D$1]" office:value-type="float" office:value="360" calcext:value-type="float">
            <text:p>360</text:p>
          </table:table-cell>
          <table:table-cell table:style-name="ce4" table:formula="of:=SQRT([.E238]^2 + [.F238]^2 + [.G238]^2)" office:value-type="float" office:value="387.178576370129" calcext:value-type="float">
            <text:p>387.18</text:p>
          </table:table-cell>
          <table:table-cell table:style-name="ce4" table:formula="of:=[.E238]/[.$H238]" office:value-type="float" office:value="-0.368047223418103" calcext:value-type="float">
            <text:p>-0.37</text:p>
          </table:table-cell>
          <table:table-cell table:style-name="ce4" table:formula="of:=[.F238]/[.$H238]" office:value-type="float" office:value="0.00258278753275862" calcext:value-type="float">
            <text:p>0.00</text:p>
          </table:table-cell>
          <table:table-cell table:style-name="ce4" table:formula="of:=[.G238]/[.$H238]" office:value-type="float" office:value="0.929803511793102" calcext:value-type="float">
            <text:p>0.93</text:p>
          </table:table-cell>
          <table:table-cell table:formula="of:=MOD(DEGREES(ATAN2([.I238];[.J238]))+360; 360)" office:value-type="float" office:value="179.597930954295" calcext:value-type="float">
            <text:p>179.60</text:p>
          </table:table-cell>
          <table:table-cell table:formula="of:=MOD(DEGREES(ATAN2([.E238];[.F238]))+360; 360)" office:value-type="float" office:value="179.597930954295" calcext:value-type="float">
            <text:p>179.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298" calcext:value-type="float">
            <text:p>298</text:p>
          </table:table-cell>
          <table:table-cell office:value-type="float" office:value="506" calcext:value-type="float">
            <text:p>506</text:p>
          </table:table-cell>
          <table:table-cell table:formula="of:=[.B239]-[.B$1]" office:value-type="float" office:value="-126.5" calcext:value-type="float">
            <text:p>-126.5</text:p>
          </table:table-cell>
          <table:table-cell table:formula="of:=[.C239]-[.C$1]" office:value-type="float" office:value="0" calcext:value-type="float">
            <text:p>0</text:p>
          </table:table-cell>
          <table:table-cell table:formula="of:=[.D239]-[.D$1]" office:value-type="float" office:value="370" calcext:value-type="float">
            <text:p>370</text:p>
          </table:table-cell>
          <table:table-cell table:style-name="ce4" table:formula="of:=SQRT([.E239]^2 + [.F239]^2 + [.G239]^2)" office:value-type="float" office:value="391.027172968836" calcext:value-type="float">
            <text:p>391.03</text:p>
          </table:table-cell>
          <table:table-cell table:style-name="ce4" table:formula="of:=[.E239]/[.$H239]" office:value-type="float" office:value="-0.323506929299979" calcext:value-type="float">
            <text:p>-0.32</text:p>
          </table:table-cell>
          <table:table-cell table:style-name="ce4" table:formula="of:=[.F239]/[.$H239]" office:value-type="float" office:value="0" calcext:value-type="float">
            <text:p>0.00</text:p>
          </table:table-cell>
          <table:table-cell table:style-name="ce4" table:formula="of:=[.G239]/[.$H239]" office:value-type="float" office:value="0.946225801114564" calcext:value-type="float">
            <text:p>0.95</text:p>
          </table:table-cell>
          <table:table-cell table:formula="of:=MOD(DEGREES(ATAN2([.I239];[.J239]))+360; 360)" office:value-type="float" office:value="180" calcext:value-type="float">
            <text:p>180.00</text:p>
          </table:table-cell>
          <table:table-cell table:formula="of:=MOD(DEGREES(ATAN2([.E239];[.F239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304" calcext:value-type="float">
            <text:p>304</text:p>
          </table:table-cell>
          <table:table-cell office:value-type="float" office:value="503" calcext:value-type="float">
            <text:p>503</text:p>
          </table:table-cell>
          <table:table-cell table:formula="of:=[.B240]-[.B$1]" office:value-type="float" office:value="-127.5" calcext:value-type="float">
            <text:p>-127.5</text:p>
          </table:table-cell>
          <table:table-cell table:formula="of:=[.C240]-[.C$1]" office:value-type="float" office:value="6" calcext:value-type="float">
            <text:p>6</text:p>
          </table:table-cell>
          <table:table-cell table:formula="of:=[.D240]-[.D$1]" office:value-type="float" office:value="367" calcext:value-type="float">
            <text:p>367</text:p>
          </table:table-cell>
          <table:table-cell table:style-name="ce4" table:formula="of:=SQRT([.E240]^2 + [.F240]^2 + [.G240]^2)" office:value-type="float" office:value="388.563057945554" calcext:value-type="float">
            <text:p>388.56</text:p>
          </table:table-cell>
          <table:table-cell table:style-name="ce4" table:formula="of:=[.E240]/[.$H240]" office:value-type="float" office:value="-0.328132068638047" calcext:value-type="float">
            <text:p>-0.33</text:p>
          </table:table-cell>
          <table:table-cell table:style-name="ce4" table:formula="of:=[.F240]/[.$H240]" office:value-type="float" office:value="0.0154415091123787" calcext:value-type="float">
            <text:p>0.02</text:p>
          </table:table-cell>
          <table:table-cell table:style-name="ce4" table:formula="of:=[.G240]/[.$H240]" office:value-type="float" office:value="0.944505640707163" calcext:value-type="float">
            <text:p>0.94</text:p>
          </table:table-cell>
          <table:table-cell table:formula="of:=MOD(DEGREES(ATAN2([.I240];[.J240]))+360; 360)" office:value-type="float" office:value="177.305715710144" calcext:value-type="float">
            <text:p>177.31</text:p>
          </table:table-cell>
          <table:table-cell table:formula="of:=MOD(DEGREES(ATAN2([.E240];[.F240]))+360; 360)" office:value-type="float" office:value="177.305715710144" calcext:value-type="float">
            <text:p>177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formula="of:=[.B241]-[.B$1]" office:value-type="float" office:value="-138.5" calcext:value-type="float">
            <text:p>-138.5</text:p>
          </table:table-cell>
          <table:table-cell table:formula="of:=[.C241]-[.C$1]" office:value-type="float" office:value="2" calcext:value-type="float">
            <text:p>2</text:p>
          </table:table-cell>
          <table:table-cell table:formula="of:=[.D241]-[.D$1]" office:value-type="float" office:value="364" calcext:value-type="float">
            <text:p>364</text:p>
          </table:table-cell>
          <table:table-cell table:style-name="ce4" table:formula="of:=SQRT([.E241]^2 + [.F241]^2 + [.G241]^2)" office:value-type="float" office:value="389.464054824062" calcext:value-type="float">
            <text:p>389.46</text:p>
          </table:table-cell>
          <table:table-cell table:style-name="ce4" table:formula="of:=[.E241]/[.$H241]" office:value-type="float" office:value="-0.355616900416051" calcext:value-type="float">
            <text:p>-0.36</text:p>
          </table:table-cell>
          <table:table-cell table:style-name="ce4" table:formula="of:=[.F241]/[.$H241]" office:value-type="float" office:value="0.00513526209987078" calcext:value-type="float">
            <text:p>0.01</text:p>
          </table:table-cell>
          <table:table-cell table:style-name="ce4" table:formula="of:=[.G241]/[.$H241]" office:value-type="float" office:value="0.934617702176481" calcext:value-type="float">
            <text:p>0.93</text:p>
          </table:table-cell>
          <table:table-cell table:formula="of:=MOD(DEGREES(ATAN2([.I241];[.J241]))+360; 360)" office:value-type="float" office:value="179.172681625185" calcext:value-type="float">
            <text:p>179.17</text:p>
          </table:table-cell>
          <table:table-cell table:formula="of:=MOD(DEGREES(ATAN2([.E241];[.F241]))+360; 360)" office:value-type="float" office:value="179.172681625185" calcext:value-type="float">
            <text:p>179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299" calcext:value-type="float">
            <text:p>299</text:p>
          </table:table-cell>
          <table:table-cell office:value-type="float" office:value="494" calcext:value-type="float">
            <text:p>494</text:p>
          </table:table-cell>
          <table:table-cell table:formula="of:=[.B242]-[.B$1]" office:value-type="float" office:value="-135.5" calcext:value-type="float">
            <text:p>-135.5</text:p>
          </table:table-cell>
          <table:table-cell table:formula="of:=[.C242]-[.C$1]" office:value-type="float" office:value="1" calcext:value-type="float">
            <text:p>1</text:p>
          </table:table-cell>
          <table:table-cell table:formula="of:=[.D242]-[.D$1]" office:value-type="float" office:value="358" calcext:value-type="float">
            <text:p>358</text:p>
          </table:table-cell>
          <table:table-cell table:style-name="ce4" table:formula="of:=SQRT([.E242]^2 + [.F242]^2 + [.G242]^2)" office:value-type="float" office:value="382.786167461678" calcext:value-type="float">
            <text:p>382.79</text:p>
          </table:table-cell>
          <table:table-cell table:style-name="ce4" table:formula="of:=[.E242]/[.$H242]" office:value-type="float" office:value="-0.353983533152528" calcext:value-type="float">
            <text:p>-0.35</text:p>
          </table:table-cell>
          <table:table-cell table:style-name="ce4" table:formula="of:=[.F242]/[.$H242]" office:value-type="float" office:value="0.00261242459891164" calcext:value-type="float">
            <text:p>0.00</text:p>
          </table:table-cell>
          <table:table-cell table:style-name="ce4" table:formula="of:=[.G242]/[.$H242]" office:value-type="float" office:value="0.935248006410368" calcext:value-type="float">
            <text:p>0.94</text:p>
          </table:table-cell>
          <table:table-cell table:formula="of:=MOD(DEGREES(ATAN2([.I242];[.J242]))+360; 360)" office:value-type="float" office:value="179.577160595329" calcext:value-type="float">
            <text:p>179.58</text:p>
          </table:table-cell>
          <table:table-cell table:formula="of:=MOD(DEGREES(ATAN2([.E242];[.F242]))+360; 360)" office:value-type="float" office:value="179.577160595329" calcext:value-type="float">
            <text:p>179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9" calcext:value-type="float">
            <text:p>299</text:p>
          </table:table-cell>
          <table:table-cell office:value-type="float" office:value="498" calcext:value-type="float">
            <text:p>498</text:p>
          </table:table-cell>
          <table:table-cell table:formula="of:=[.B243]-[.B$1]" office:value-type="float" office:value="-127.5" calcext:value-type="float">
            <text:p>-127.5</text:p>
          </table:table-cell>
          <table:table-cell table:formula="of:=[.C243]-[.C$1]" office:value-type="float" office:value="1" calcext:value-type="float">
            <text:p>1</text:p>
          </table:table-cell>
          <table:table-cell table:formula="of:=[.D243]-[.D$1]" office:value-type="float" office:value="362" calcext:value-type="float">
            <text:p>362</text:p>
          </table:table-cell>
          <table:table-cell table:style-name="ce4" table:formula="of:=SQRT([.E243]^2 + [.F243]^2 + [.G243]^2)" office:value-type="float" office:value="383.798449710261" calcext:value-type="float">
            <text:p>383.80</text:p>
          </table:table-cell>
          <table:table-cell table:style-name="ce4" table:formula="of:=[.E243]/[.$H243]" office:value-type="float" office:value="-0.332205614942564" calcext:value-type="float">
            <text:p>-0.33</text:p>
          </table:table-cell>
          <table:table-cell table:style-name="ce4" table:formula="of:=[.F243]/[.$H243]" office:value-type="float" office:value="0.00260553423484364" calcext:value-type="float">
            <text:p>0.00</text:p>
          </table:table-cell>
          <table:table-cell table:style-name="ce4" table:formula="of:=[.G243]/[.$H243]" office:value-type="float" office:value="0.943203393013397" calcext:value-type="float">
            <text:p>0.94</text:p>
          </table:table-cell>
          <table:table-cell table:formula="of:=MOD(DEGREES(ATAN2([.I243];[.J243]))+360; 360)" office:value-type="float" office:value="179.550630551292" calcext:value-type="float">
            <text:p>179.55</text:p>
          </table:table-cell>
          <table:table-cell table:formula="of:=MOD(DEGREES(ATAN2([.E243];[.F243]))+360; 360)" office:value-type="float" office:value="179.550630551292" calcext:value-type="float">
            <text:p>179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9" calcext:value-type="float">
            <text:p>299</text:p>
          </table:table-cell>
          <table:table-cell office:value-type="float" office:value="501" calcext:value-type="float">
            <text:p>501</text:p>
          </table:table-cell>
          <table:table-cell table:formula="of:=[.B244]-[.B$1]" office:value-type="float" office:value="-137.5" calcext:value-type="float">
            <text:p>-137.5</text:p>
          </table:table-cell>
          <table:table-cell table:formula="of:=[.C244]-[.C$1]" office:value-type="float" office:value="1" calcext:value-type="float">
            <text:p>1</text:p>
          </table:table-cell>
          <table:table-cell table:formula="of:=[.D244]-[.D$1]" office:value-type="float" office:value="365" calcext:value-type="float">
            <text:p>365</text:p>
          </table:table-cell>
          <table:table-cell table:style-name="ce4" table:formula="of:=SQRT([.E244]^2 + [.F244]^2 + [.G244]^2)" office:value-type="float" office:value="390.041343962406" calcext:value-type="float">
            <text:p>390.04</text:p>
          </table:table-cell>
          <table:table-cell table:style-name="ce4" table:formula="of:=[.E244]/[.$H244]" office:value-type="float" office:value="-0.352526731148924" calcext:value-type="float">
            <text:p>-0.35</text:p>
          </table:table-cell>
          <table:table-cell table:style-name="ce4" table:formula="of:=[.F244]/[.$H244]" office:value-type="float" office:value="0.00256383077199217" calcext:value-type="float">
            <text:p>0.00</text:p>
          </table:table-cell>
          <table:table-cell table:style-name="ce4" table:formula="of:=[.G244]/[.$H244]" office:value-type="float" office:value="0.935798231777143" calcext:value-type="float">
            <text:p>0.94</text:p>
          </table:table-cell>
          <table:table-cell table:formula="of:=MOD(DEGREES(ATAN2([.I244];[.J244]))+360; 360)" office:value-type="float" office:value="179.583310768207" calcext:value-type="float">
            <text:p>179.58</text:p>
          </table:table-cell>
          <table:table-cell table:formula="of:=MOD(DEGREES(ATAN2([.E244];[.F244]))+360; 360)" office:value-type="float" office:value="179.583310768207" calcext:value-type="float">
            <text:p>179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8" calcext:value-type="float">
            <text:p>298</text:p>
          </table:table-cell>
          <table:table-cell office:value-type="float" office:value="502" calcext:value-type="float">
            <text:p>502</text:p>
          </table:table-cell>
          <table:table-cell table:formula="of:=[.B245]-[.B$1]" office:value-type="float" office:value="-133.5" calcext:value-type="float">
            <text:p>-133.5</text:p>
          </table:table-cell>
          <table:table-cell table:formula="of:=[.C245]-[.C$1]" office:value-type="float" office:value="0" calcext:value-type="float">
            <text:p>0</text:p>
          </table:table-cell>
          <table:table-cell table:formula="of:=[.D245]-[.D$1]" office:value-type="float" office:value="366" calcext:value-type="float">
            <text:p>366</text:p>
          </table:table-cell>
          <table:table-cell table:style-name="ce4" table:formula="of:=SQRT([.E245]^2 + [.F245]^2 + [.G245]^2)" office:value-type="float" office:value="389.587281619921" calcext:value-type="float">
            <text:p>389.59</text:p>
          </table:table-cell>
          <table:table-cell table:style-name="ce4" table:formula="of:=[.E245]/[.$H245]" office:value-type="float" office:value="-0.342670323951288" calcext:value-type="float">
            <text:p>-0.34</text:p>
          </table:table-cell>
          <table:table-cell table:style-name="ce4" table:formula="of:=[.F245]/[.$H245]" office:value-type="float" office:value="0" calcext:value-type="float">
            <text:p>0.00</text:p>
          </table:table-cell>
          <table:table-cell table:style-name="ce4" table:formula="of:=[.G245]/[.$H245]" office:value-type="float" office:value="0.939455719596788" calcext:value-type="float">
            <text:p>0.94</text:p>
          </table:table-cell>
          <table:table-cell table:formula="of:=MOD(DEGREES(ATAN2([.I245];[.J245]))+360; 360)" office:value-type="float" office:value="180" calcext:value-type="float">
            <text:p>180.00</text:p>
          </table:table-cell>
          <table:table-cell table:formula="of:=MOD(DEGREES(ATAN2([.E245];[.F245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4" calcext:value-type="float">
            <text:p>304</text:p>
          </table:table-cell>
          <table:table-cell office:value-type="float" office:value="494" calcext:value-type="float">
            <text:p>494</text:p>
          </table:table-cell>
          <table:table-cell table:formula="of:=[.B246]-[.B$1]" office:value-type="float" office:value="-130.5" calcext:value-type="float">
            <text:p>-130.5</text:p>
          </table:table-cell>
          <table:table-cell table:formula="of:=[.C246]-[.C$1]" office:value-type="float" office:value="6" calcext:value-type="float">
            <text:p>6</text:p>
          </table:table-cell>
          <table:table-cell table:formula="of:=[.D246]-[.D$1]" office:value-type="float" office:value="358" calcext:value-type="float">
            <text:p>358</text:p>
          </table:table-cell>
          <table:table-cell table:style-name="ce4" table:formula="of:=SQRT([.E246]^2 + [.F246]^2 + [.G246]^2)" office:value-type="float" office:value="381.09086842904" calcext:value-type="float">
            <text:p>381.09</text:p>
          </table:table-cell>
          <table:table-cell table:style-name="ce4" table:formula="of:=[.E246]/[.$H246]" office:value-type="float" office:value="-0.342438013636895" calcext:value-type="float">
            <text:p>-0.34</text:p>
          </table:table-cell>
          <table:table-cell table:style-name="ce4" table:formula="of:=[.F246]/[.$H246]" office:value-type="float" office:value="0.0157442764890527" calcext:value-type="float">
            <text:p>0.02</text:p>
          </table:table-cell>
          <table:table-cell table:style-name="ce4" table:formula="of:=[.G246]/[.$H246]" office:value-type="float" office:value="0.939408497180142" calcext:value-type="float">
            <text:p>0.94</text:p>
          </table:table-cell>
          <table:table-cell table:formula="of:=MOD(DEGREES(ATAN2([.I246];[.J246]))+360; 360)" office:value-type="float" office:value="177.367565131014" calcext:value-type="float">
            <text:p>177.37</text:p>
          </table:table-cell>
          <table:table-cell table:formula="of:=MOD(DEGREES(ATAN2([.E246];[.F246]))+360; 360)" office:value-type="float" office:value="177.367565131014" calcext:value-type="float">
            <text:p>177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2" calcext:value-type="float">
            <text:p>302</text:p>
          </table:table-cell>
          <table:table-cell office:value-type="float" office:value="502" calcext:value-type="float">
            <text:p>502</text:p>
          </table:table-cell>
          <table:table-cell table:formula="of:=[.B247]-[.B$1]" office:value-type="float" office:value="-129.5" calcext:value-type="float">
            <text:p>-129.5</text:p>
          </table:table-cell>
          <table:table-cell table:formula="of:=[.C247]-[.C$1]" office:value-type="float" office:value="4" calcext:value-type="float">
            <text:p>4</text:p>
          </table:table-cell>
          <table:table-cell table:formula="of:=[.D247]-[.D$1]" office:value-type="float" office:value="366" calcext:value-type="float">
            <text:p>366</text:p>
          </table:table-cell>
          <table:table-cell table:style-name="ce4" table:formula="of:=SQRT([.E247]^2 + [.F247]^2 + [.G247]^2)" office:value-type="float" office:value="388.2553927507" calcext:value-type="float">
            <text:p>388.26</text:p>
          </table:table-cell>
          <table:table-cell table:style-name="ce4" table:formula="of:=[.E247]/[.$H247]" office:value-type="float" office:value="-0.333543338786675" calcext:value-type="float">
            <text:p>-0.33</text:p>
          </table:table-cell>
          <table:table-cell table:style-name="ce4" table:formula="of:=[.F247]/[.$H247]" office:value-type="float" office:value="0.0103024969509398" calcext:value-type="float">
            <text:p>0.01</text:p>
          </table:table-cell>
          <table:table-cell table:style-name="ce4" table:formula="of:=[.G247]/[.$H247]" office:value-type="float" office:value="0.942678471010987" calcext:value-type="float">
            <text:p>0.94</text:p>
          </table:table-cell>
          <table:table-cell table:formula="of:=MOD(DEGREES(ATAN2([.I247];[.J247]))+360; 360)" office:value-type="float" office:value="178.230808693953" calcext:value-type="float">
            <text:p>178.23</text:p>
          </table:table-cell>
          <table:table-cell table:formula="of:=MOD(DEGREES(ATAN2([.E247];[.F247]))+360; 360)" office:value-type="float" office:value="178.230808693953" calcext:value-type="float">
            <text:p>178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8" calcext:value-type="float">
            <text:p>298</text:p>
          </table:table-cell>
          <table:table-cell office:value-type="float" office:value="500" calcext:value-type="float">
            <text:p>500</text:p>
          </table:table-cell>
          <table:table-cell table:formula="of:=[.B248]-[.B$1]" office:value-type="float" office:value="-131.5" calcext:value-type="float">
            <text:p>-131.5</text:p>
          </table:table-cell>
          <table:table-cell table:formula="of:=[.C248]-[.C$1]" office:value-type="float" office:value="0" calcext:value-type="float">
            <text:p>0</text:p>
          </table:table-cell>
          <table:table-cell table:formula="of:=[.D248]-[.D$1]" office:value-type="float" office:value="364" calcext:value-type="float">
            <text:p>364</text:p>
          </table:table-cell>
          <table:table-cell table:style-name="ce4" table:formula="of:=SQRT([.E248]^2 + [.F248]^2 + [.G248]^2)" office:value-type="float" office:value="387.024870001916" calcext:value-type="float">
            <text:p>387.02</text:p>
          </table:table-cell>
          <table:table-cell table:style-name="ce4" table:formula="of:=[.E248]/[.$H248]" office:value-type="float" office:value="-0.33977144672731" calcext:value-type="float">
            <text:p>-0.34</text:p>
          </table:table-cell>
          <table:table-cell table:style-name="ce4" table:formula="of:=[.F248]/[.$H248]" office:value-type="float" office:value="0" calcext:value-type="float">
            <text:p>0.00</text:p>
          </table:table-cell>
          <table:table-cell table:style-name="ce4" table:formula="of:=[.G248]/[.$H248]" office:value-type="float" office:value="0.940508035047458" calcext:value-type="float">
            <text:p>0.94</text:p>
          </table:table-cell>
          <table:table-cell table:formula="of:=MOD(DEGREES(ATAN2([.I248];[.J248]))+360; 360)" office:value-type="float" office:value="180" calcext:value-type="float">
            <text:p>180.00</text:p>
          </table:table-cell>
          <table:table-cell table:formula="of:=MOD(DEGREES(ATAN2([.E248];[.F248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4" calcext:value-type="float">
            <text:p>294</text:p>
          </table:table-cell>
          <table:table-cell office:value-type="float" office:value="505" calcext:value-type="float">
            <text:p>505</text:p>
          </table:table-cell>
          <table:table-cell table:formula="of:=[.B249]-[.B$1]" office:value-type="float" office:value="-137.5" calcext:value-type="float">
            <text:p>-137.5</text:p>
          </table:table-cell>
          <table:table-cell table:formula="of:=[.C249]-[.C$1]" office:value-type="float" office:value="-4" calcext:value-type="float">
            <text:p>-4</text:p>
          </table:table-cell>
          <table:table-cell table:formula="of:=[.D249]-[.D$1]" office:value-type="float" office:value="369" calcext:value-type="float">
            <text:p>369</text:p>
          </table:table-cell>
          <table:table-cell table:style-name="ce4" table:formula="of:=SQRT([.E249]^2 + [.F249]^2 + [.G249]^2)" office:value-type="float" office:value="393.80610711364" calcext:value-type="float">
            <text:p>393.81</text:p>
          </table:table-cell>
          <table:table-cell table:style-name="ce4" table:formula="of:=[.E249]/[.$H249]" office:value-type="float" office:value="-0.349156596396616" calcext:value-type="float">
            <text:p>-0.35</text:p>
          </table:table-cell>
          <table:table-cell table:style-name="ce4" table:formula="of:=[.F249]/[.$H249]" office:value-type="float" office:value="-0.0101572828042652" calcext:value-type="float">
            <text:p>-0.01</text:p>
          </table:table-cell>
          <table:table-cell table:style-name="ce4" table:formula="of:=[.G249]/[.$H249]" office:value-type="float" office:value="0.937009338693465" calcext:value-type="float">
            <text:p>0.94</text:p>
          </table:table-cell>
          <table:table-cell table:formula="of:=MOD(DEGREES(ATAN2([.I249];[.J249]))+360; 360)" office:value-type="float" office:value="181.666316361853" calcext:value-type="float">
            <text:p>181.67</text:p>
          </table:table-cell>
          <table:table-cell table:formula="of:=MOD(DEGREES(ATAN2([.E249];[.F249]))+360; 360)" office:value-type="float" office:value="181.666316361853" calcext:value-type="float">
            <text:p>181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0" calcext:value-type="float">
            <text:p>300</text:p>
          </table:table-cell>
          <table:table-cell office:value-type="float" office:value="511" calcext:value-type="float">
            <text:p>511</text:p>
          </table:table-cell>
          <table:table-cell table:formula="of:=[.B250]-[.B$1]" office:value-type="float" office:value="-136.5" calcext:value-type="float">
            <text:p>-136.5</text:p>
          </table:table-cell>
          <table:table-cell table:formula="of:=[.C250]-[.C$1]" office:value-type="float" office:value="2" calcext:value-type="float">
            <text:p>2</text:p>
          </table:table-cell>
          <table:table-cell table:formula="of:=[.D250]-[.D$1]" office:value-type="float" office:value="375" calcext:value-type="float">
            <text:p>375</text:p>
          </table:table-cell>
          <table:table-cell table:style-name="ce4" table:formula="of:=SQRT([.E250]^2 + [.F250]^2 + [.G250]^2)" office:value-type="float" office:value="399.075494111077" calcext:value-type="float">
            <text:p>399.08</text:p>
          </table:table-cell>
          <table:table-cell table:style-name="ce4" table:formula="of:=[.E250]/[.$H250]" office:value-type="float" office:value="-0.342040546248142" calcext:value-type="float">
            <text:p>-0.34</text:p>
          </table:table-cell>
          <table:table-cell table:style-name="ce4" table:formula="of:=[.F250]/[.$H250]" office:value-type="float" office:value="0.00501158309521088" calcext:value-type="float">
            <text:p>0.01</text:p>
          </table:table-cell>
          <table:table-cell table:style-name="ce4" table:formula="of:=[.G250]/[.$H250]" office:value-type="float" office:value="0.939671830352039" calcext:value-type="float">
            <text:p>0.94</text:p>
          </table:table-cell>
          <table:table-cell table:formula="of:=MOD(DEGREES(ATAN2([.I250];[.J250]))+360; 360)" office:value-type="float" office:value="179.160561466288" calcext:value-type="float">
            <text:p>179.16</text:p>
          </table:table-cell>
          <table:table-cell table:formula="of:=MOD(DEGREES(ATAN2([.E250];[.F250]))+360; 360)" office:value-type="float" office:value="179.160561466288" calcext:value-type="float">
            <text:p>17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" calcext:value-type="float">
            <text:p>-180</text:p>
          </table:table-cell>
          <table:table-cell office:value-type="float" office:value="302" calcext:value-type="float">
            <text:p>302</text:p>
          </table:table-cell>
          <table:table-cell office:value-type="float" office:value="500" calcext:value-type="float">
            <text:p>500</text:p>
          </table:table-cell>
          <table:table-cell table:formula="of:=[.B251]-[.B$1]" office:value-type="float" office:value="-124.5" calcext:value-type="float">
            <text:p>-124.5</text:p>
          </table:table-cell>
          <table:table-cell table:formula="of:=[.C251]-[.C$1]" office:value-type="float" office:value="4" calcext:value-type="float">
            <text:p>4</text:p>
          </table:table-cell>
          <table:table-cell table:formula="of:=[.D251]-[.D$1]" office:value-type="float" office:value="364" calcext:value-type="float">
            <text:p>364</text:p>
          </table:table-cell>
          <table:table-cell table:style-name="ce4" table:formula="of:=SQRT([.E251]^2 + [.F251]^2 + [.G251]^2)" office:value-type="float" office:value="384.723602083366" calcext:value-type="float">
            <text:p>384.72</text:p>
          </table:table-cell>
          <table:table-cell table:style-name="ce4" table:formula="of:=[.E251]/[.$H251]" office:value-type="float" office:value="-0.323608947633585" calcext:value-type="float">
            <text:p>-0.32</text:p>
          </table:table-cell>
          <table:table-cell table:style-name="ce4" table:formula="of:=[.F251]/[.$H251]" office:value-type="float" office:value="0.0103970746227658" calcext:value-type="float">
            <text:p>0.01</text:p>
          </table:table-cell>
          <table:table-cell table:style-name="ce4" table:formula="of:=[.G251]/[.$H251]" office:value-type="float" office:value="0.946133790671686" calcext:value-type="float">
            <text:p>0.95</text:p>
          </table:table-cell>
          <table:table-cell table:formula="of:=MOD(DEGREES(ATAN2([.I251];[.J251]))+360; 360)" office:value-type="float" office:value="178.159804743607" calcext:value-type="float">
            <text:p>178.16</text:p>
          </table:table-cell>
          <table:table-cell table:formula="of:=MOD(DEGREES(ATAN2([.E251];[.F251]))+360; 360)" office:value-type="float" office:value="178.159804743607" calcext:value-type="float">
            <text:p>178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293" calcext:value-type="float">
            <text:p>293</text:p>
          </table:table-cell>
          <table:table-cell office:value-type="float" office:value="502" calcext:value-type="float">
            <text:p>502</text:p>
          </table:table-cell>
          <table:table-cell table:formula="of:=[.B252]-[.B$1]" office:value-type="float" office:value="-129.5" calcext:value-type="float">
            <text:p>-129.5</text:p>
          </table:table-cell>
          <table:table-cell table:formula="of:=[.C252]-[.C$1]" office:value-type="float" office:value="-5" calcext:value-type="float">
            <text:p>-5</text:p>
          </table:table-cell>
          <table:table-cell table:formula="of:=[.D252]-[.D$1]" office:value-type="float" office:value="366" calcext:value-type="float">
            <text:p>366</text:p>
          </table:table-cell>
          <table:table-cell table:style-name="ce4" table:formula="of:=SQRT([.E252]^2 + [.F252]^2 + [.G252]^2)" office:value-type="float" office:value="388.266982886776" calcext:value-type="float">
            <text:p>388.27</text:p>
          </table:table-cell>
          <table:table-cell table:style-name="ce4" table:formula="of:=[.E252]/[.$H252]" office:value-type="float" office:value="-0.33353338220305" calcext:value-type="float">
            <text:p>-0.33</text:p>
          </table:table-cell>
          <table:table-cell table:style-name="ce4" table:formula="of:=[.F252]/[.$H252]" office:value-type="float" office:value="-0.0128777367645965" calcext:value-type="float">
            <text:p>-0.01</text:p>
          </table:table-cell>
          <table:table-cell table:style-name="ce4" table:formula="of:=[.G252]/[.$H252]" office:value-type="float" office:value="0.942650331168465" calcext:value-type="float">
            <text:p>0.94</text:p>
          </table:table-cell>
          <table:table-cell table:formula="of:=MOD(DEGREES(ATAN2([.I252];[.J252]))+360; 360)" office:value-type="float" office:value="182.211093977171" calcext:value-type="float">
            <text:p>182.21</text:p>
          </table:table-cell>
          <table:table-cell table:formula="of:=MOD(DEGREES(ATAN2([.E252];[.F252]))+360; 360)" office:value-type="float" office:value="182.211093977171" calcext:value-type="float">
            <text:p>182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12" calcext:value-type="float">
            <text:p>312</text:p>
          </table:table-cell>
          <table:table-cell office:value-type="float" office:value="502" calcext:value-type="float">
            <text:p>502</text:p>
          </table:table-cell>
          <table:table-cell table:formula="of:=[.B253]-[.B$1]" office:value-type="float" office:value="-129.5" calcext:value-type="float">
            <text:p>-129.5</text:p>
          </table:table-cell>
          <table:table-cell table:formula="of:=[.C253]-[.C$1]" office:value-type="float" office:value="14" calcext:value-type="float">
            <text:p>14</text:p>
          </table:table-cell>
          <table:table-cell table:formula="of:=[.D253]-[.D$1]" office:value-type="float" office:value="366" calcext:value-type="float">
            <text:p>366</text:p>
          </table:table-cell>
          <table:table-cell table:style-name="ce4" table:formula="of:=SQRT([.E253]^2 + [.F253]^2 + [.G253]^2)" office:value-type="float" office:value="388.487129773948" calcext:value-type="float">
            <text:p>388.49</text:p>
          </table:table-cell>
          <table:table-cell table:style-name="ce4" table:formula="of:=[.E253]/[.$H253]" office:value-type="float" office:value="-0.333344376364162" calcext:value-type="float">
            <text:p>-0.33</text:p>
          </table:table-cell>
          <table:table-cell table:style-name="ce4" table:formula="of:=[.F253]/[.$H253]" office:value-type="float" office:value="0.0360372298772067" calcext:value-type="float">
            <text:p>0.04</text:p>
          </table:table-cell>
          <table:table-cell table:style-name="ce4" table:formula="of:=[.G253]/[.$H253]" office:value-type="float" office:value="0.942116152504119" calcext:value-type="float">
            <text:p>0.94</text:p>
          </table:table-cell>
          <table:table-cell table:formula="of:=MOD(DEGREES(ATAN2([.I253];[.J253]))+360; 360)" office:value-type="float" office:value="173.82982490497" calcext:value-type="float">
            <text:p>173.83</text:p>
          </table:table-cell>
          <table:table-cell table:formula="of:=MOD(DEGREES(ATAN2([.E253];[.F253]))+360; 360)" office:value-type="float" office:value="173.82982490497" calcext:value-type="float">
            <text:p>173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300" calcext:value-type="float">
            <text:p>300</text:p>
          </table:table-cell>
          <table:table-cell office:value-type="float" office:value="497" calcext:value-type="float">
            <text:p>497</text:p>
          </table:table-cell>
          <table:table-cell table:formula="of:=[.B254]-[.B$1]" office:value-type="float" office:value="-126.5" calcext:value-type="float">
            <text:p>-126.5</text:p>
          </table:table-cell>
          <table:table-cell table:formula="of:=[.C254]-[.C$1]" office:value-type="float" office:value="2" calcext:value-type="float">
            <text:p>2</text:p>
          </table:table-cell>
          <table:table-cell table:formula="of:=[.D254]-[.D$1]" office:value-type="float" office:value="361" calcext:value-type="float">
            <text:p>361</text:p>
          </table:table-cell>
          <table:table-cell table:style-name="ce4" table:formula="of:=SQRT([.E254]^2 + [.F254]^2 + [.G254]^2)" office:value-type="float" office:value="382.527449995422" calcext:value-type="float">
            <text:p>382.53</text:p>
          </table:table-cell>
          <table:table-cell table:style-name="ce4" table:formula="of:=[.E254]/[.$H254]" office:value-type="float" office:value="-0.33069522200698" calcext:value-type="float">
            <text:p>-0.33</text:p>
          </table:table-cell>
          <table:table-cell table:style-name="ce4" table:formula="of:=[.F254]/[.$H254]" office:value-type="float" office:value="0.0052283829566321" calcext:value-type="float">
            <text:p>0.01</text:p>
          </table:table-cell>
          <table:table-cell table:style-name="ce4" table:formula="of:=[.G254]/[.$H254]" office:value-type="float" office:value="0.943723123672093" calcext:value-type="float">
            <text:p>0.94</text:p>
          </table:table-cell>
          <table:table-cell table:formula="of:=MOD(DEGREES(ATAN2([.I254];[.J254]))+360; 360)" office:value-type="float" office:value="179.094213339889" calcext:value-type="float">
            <text:p>179.09</text:p>
          </table:table-cell>
          <table:table-cell table:formula="of:=MOD(DEGREES(ATAN2([.E254];[.F254]))+360; 360)" office:value-type="float" office:value="179.094213339889" calcext:value-type="float">
            <text:p>179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" calcext:value-type="float">
            <text:p>-180</text:p>
          </table:table-cell>
          <table:table-cell office:value-type="float" office:value="298" calcext:value-type="float">
            <text:p>298</text:p>
          </table:table-cell>
          <table:table-cell office:value-type="float" office:value="504" calcext:value-type="float">
            <text:p>504</text:p>
          </table:table-cell>
          <table:table-cell table:formula="of:=[.B255]-[.B$1]" office:value-type="float" office:value="-124.5" calcext:value-type="float">
            <text:p>-124.5</text:p>
          </table:table-cell>
          <table:table-cell table:formula="of:=[.C255]-[.C$1]" office:value-type="float" office:value="0" calcext:value-type="float">
            <text:p>0</text:p>
          </table:table-cell>
          <table:table-cell table:formula="of:=[.D255]-[.D$1]" office:value-type="float" office:value="368" calcext:value-type="float">
            <text:p>368</text:p>
          </table:table-cell>
          <table:table-cell table:style-name="ce4" table:formula="of:=SQRT([.E255]^2 + [.F255]^2 + [.G255]^2)" office:value-type="float" office:value="388.489703853268" calcext:value-type="float">
            <text:p>388.49</text:p>
          </table:table-cell>
          <table:table-cell table:style-name="ce4" table:formula="of:=[.E255]/[.$H255]" office:value-type="float" office:value="-0.320471813706093" calcext:value-type="float">
            <text:p>-0.32</text:p>
          </table:table-cell>
          <table:table-cell table:style-name="ce4" table:formula="of:=[.F255]/[.$H255]" office:value-type="float" office:value="0" calcext:value-type="float">
            <text:p>0.00</text:p>
          </table:table-cell>
          <table:table-cell table:style-name="ce4" table:formula="of:=[.G255]/[.$H255]" office:value-type="float" office:value="0.94725805175777" calcext:value-type="float">
            <text:p>0.95</text:p>
          </table:table-cell>
          <table:table-cell table:formula="of:=MOD(DEGREES(ATAN2([.I255];[.J255]))+360; 360)" office:value-type="float" office:value="180" calcext:value-type="float">
            <text:p>180.00</text:p>
          </table:table-cell>
          <table:table-cell table:formula="of:=MOD(DEGREES(ATAN2([.E255];[.F255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4" calcext:value-type="float">
            <text:p>304</text:p>
          </table:table-cell>
          <table:table-cell office:value-type="float" office:value="498" calcext:value-type="float">
            <text:p>498</text:p>
          </table:table-cell>
          <table:table-cell table:formula="of:=[.B256]-[.B$1]" office:value-type="float" office:value="-130.5" calcext:value-type="float">
            <text:p>-130.5</text:p>
          </table:table-cell>
          <table:table-cell table:formula="of:=[.C256]-[.C$1]" office:value-type="float" office:value="6" calcext:value-type="float">
            <text:p>6</text:p>
          </table:table-cell>
          <table:table-cell table:formula="of:=[.D256]-[.D$1]" office:value-type="float" office:value="362" calcext:value-type="float">
            <text:p>362</text:p>
          </table:table-cell>
          <table:table-cell table:style-name="ce4" table:formula="of:=SQRT([.E256]^2 + [.F256]^2 + [.G256]^2)" office:value-type="float" office:value="384.850945172284" calcext:value-type="float">
            <text:p>384.85</text:p>
          </table:table-cell>
          <table:table-cell table:style-name="ce4" table:formula="of:=[.E256]/[.$H256]" office:value-type="float" office:value="-0.339092320382843" calcext:value-type="float">
            <text:p>-0.34</text:p>
          </table:table-cell>
          <table:table-cell table:style-name="ce4" table:formula="of:=[.F256]/[.$H256]" office:value-type="float" office:value="0.0155904515118549" calcext:value-type="float">
            <text:p>0.02</text:p>
          </table:table-cell>
          <table:table-cell table:style-name="ce4" table:formula="of:=[.G256]/[.$H256]" office:value-type="float" office:value="0.94062390788191" calcext:value-type="float">
            <text:p>0.94</text:p>
          </table:table-cell>
          <table:table-cell table:formula="of:=MOD(DEGREES(ATAN2([.I256];[.J256]))+360; 360)" office:value-type="float" office:value="177.367565131014" calcext:value-type="float">
            <text:p>177.37</text:p>
          </table:table-cell>
          <table:table-cell table:formula="of:=MOD(DEGREES(ATAN2([.E256];[.F256]))+360; 360)" office:value-type="float" office:value="177.367565131014" calcext:value-type="float">
            <text:p>177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4" calcext:value-type="float">
            <text:p>304</text:p>
          </table:table-cell>
          <table:table-cell office:value-type="float" office:value="498" calcext:value-type="float">
            <text:p>498</text:p>
          </table:table-cell>
          <table:table-cell table:formula="of:=[.B257]-[.B$1]" office:value-type="float" office:value="-132.5" calcext:value-type="float">
            <text:p>-132.5</text:p>
          </table:table-cell>
          <table:table-cell table:formula="of:=[.C257]-[.C$1]" office:value-type="float" office:value="6" calcext:value-type="float">
            <text:p>6</text:p>
          </table:table-cell>
          <table:table-cell table:formula="of:=[.D257]-[.D$1]" office:value-type="float" office:value="362" calcext:value-type="float">
            <text:p>362</text:p>
          </table:table-cell>
          <table:table-cell table:style-name="ce4" table:formula="of:=SQRT([.E257]^2 + [.F257]^2 + [.G257]^2)" office:value-type="float" office:value="385.533720963549" calcext:value-type="float">
            <text:p>385.53</text:p>
          </table:table-cell>
          <table:table-cell table:style-name="ce4" table:formula="of:=[.E257]/[.$H257]" office:value-type="float" office:value="-0.343679405445645" calcext:value-type="float">
            <text:p>-0.34</text:p>
          </table:table-cell>
          <table:table-cell table:style-name="ce4" table:formula="of:=[.F257]/[.$H257]" office:value-type="float" office:value="0.0155628410013122" calcext:value-type="float">
            <text:p>0.02</text:p>
          </table:table-cell>
          <table:table-cell table:style-name="ce4" table:formula="of:=[.G257]/[.$H257]" office:value-type="float" office:value="0.938958073745838" calcext:value-type="float">
            <text:p>0.94</text:p>
          </table:table-cell>
          <table:table-cell table:formula="of:=MOD(DEGREES(ATAN2([.I257];[.J257]))+360; 360)" office:value-type="float" office:value="177.4072453598" calcext:value-type="float">
            <text:p>177.41</text:p>
          </table:table-cell>
          <table:table-cell table:formula="of:=MOD(DEGREES(ATAN2([.E257];[.F257]))+360; 360)" office:value-type="float" office:value="177.4072453598" calcext:value-type="float">
            <text:p>177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0" calcext:value-type="float">
            <text:p>300</text:p>
          </table:table-cell>
          <table:table-cell office:value-type="float" office:value="497" calcext:value-type="float">
            <text:p>497</text:p>
          </table:table-cell>
          <table:table-cell table:formula="of:=[.B258]-[.B$1]" office:value-type="float" office:value="-133.5" calcext:value-type="float">
            <text:p>-133.5</text:p>
          </table:table-cell>
          <table:table-cell table:formula="of:=[.C258]-[.C$1]" office:value-type="float" office:value="2" calcext:value-type="float">
            <text:p>2</text:p>
          </table:table-cell>
          <table:table-cell table:formula="of:=[.D258]-[.D$1]" office:value-type="float" office:value="361" calcext:value-type="float">
            <text:p>361</text:p>
          </table:table-cell>
          <table:table-cell table:style-name="ce4" table:formula="of:=SQRT([.E258]^2 + [.F258]^2 + [.G258]^2)" office:value-type="float" office:value="384.899012729313" calcext:value-type="float">
            <text:p>384.90</text:p>
          </table:table-cell>
          <table:table-cell table:style-name="ce4" table:formula="of:=[.E258]/[.$H258]" office:value-type="float" office:value="-0.34684422558882" calcext:value-type="float">
            <text:p>-0.35</text:p>
          </table:table-cell>
          <table:table-cell table:style-name="ce4" table:formula="of:=[.F258]/[.$H258]" office:value-type="float" office:value="0.00519616817361528" calcext:value-type="float">
            <text:p>0.01</text:p>
          </table:table-cell>
          <table:table-cell table:style-name="ce4" table:formula="of:=[.G258]/[.$H258]" office:value-type="float" office:value="0.937908355337558" calcext:value-type="float">
            <text:p>0.94</text:p>
          </table:table-cell>
          <table:table-cell table:formula="of:=MOD(DEGREES(ATAN2([.I258];[.J258]))+360; 360)" office:value-type="float" office:value="179.141700469968" calcext:value-type="float">
            <text:p>179.14</text:p>
          </table:table-cell>
          <table:table-cell table:formula="of:=MOD(DEGREES(ATAN2([.E258];[.F258]))+360; 360)" office:value-type="float" office:value="179.141700469968" calcext:value-type="float">
            <text:p>179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0" calcext:value-type="float">
            <text:p>-180</text:p>
          </table:table-cell>
          <table:table-cell office:value-type="float" office:value="302" calcext:value-type="float">
            <text:p>302</text:p>
          </table:table-cell>
          <table:table-cell office:value-type="float" office:value="500" calcext:value-type="float">
            <text:p>500</text:p>
          </table:table-cell>
          <table:table-cell table:formula="of:=[.B259]-[.B$1]" office:value-type="float" office:value="-124.5" calcext:value-type="float">
            <text:p>-124.5</text:p>
          </table:table-cell>
          <table:table-cell table:formula="of:=[.C259]-[.C$1]" office:value-type="float" office:value="4" calcext:value-type="float">
            <text:p>4</text:p>
          </table:table-cell>
          <table:table-cell table:formula="of:=[.D259]-[.D$1]" office:value-type="float" office:value="364" calcext:value-type="float">
            <text:p>364</text:p>
          </table:table-cell>
          <table:table-cell table:style-name="ce4" table:formula="of:=SQRT([.E259]^2 + [.F259]^2 + [.G259]^2)" office:value-type="float" office:value="384.723602083366" calcext:value-type="float">
            <text:p>384.72</text:p>
          </table:table-cell>
          <table:table-cell table:style-name="ce4" table:formula="of:=[.E259]/[.$H259]" office:value-type="float" office:value="-0.323608947633585" calcext:value-type="float">
            <text:p>-0.32</text:p>
          </table:table-cell>
          <table:table-cell table:style-name="ce4" table:formula="of:=[.F259]/[.$H259]" office:value-type="float" office:value="0.0103970746227658" calcext:value-type="float">
            <text:p>0.01</text:p>
          </table:table-cell>
          <table:table-cell table:style-name="ce4" table:formula="of:=[.G259]/[.$H259]" office:value-type="float" office:value="0.946133790671686" calcext:value-type="float">
            <text:p>0.95</text:p>
          </table:table-cell>
          <table:table-cell table:formula="of:=MOD(DEGREES(ATAN2([.I259];[.J259]))+360; 360)" office:value-type="float" office:value="178.159804743607" calcext:value-type="float">
            <text:p>178.16</text:p>
          </table:table-cell>
          <table:table-cell table:formula="of:=MOD(DEGREES(ATAN2([.E259];[.F259]))+360; 360)" office:value-type="float" office:value="178.159804743607" calcext:value-type="float">
            <text:p>178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9" calcext:value-type="float">
            <text:p>309</text:p>
          </table:table-cell>
          <table:table-cell office:value-type="float" office:value="498" calcext:value-type="float">
            <text:p>498</text:p>
          </table:table-cell>
          <table:table-cell table:formula="of:=[.B260]-[.B$1]" office:value-type="float" office:value="-135.5" calcext:value-type="float">
            <text:p>-135.5</text:p>
          </table:table-cell>
          <table:table-cell table:formula="of:=[.C260]-[.C$1]" office:value-type="float" office:value="11" calcext:value-type="float">
            <text:p>11</text:p>
          </table:table-cell>
          <table:table-cell table:formula="of:=[.D260]-[.D$1]" office:value-type="float" office:value="362" calcext:value-type="float">
            <text:p>362</text:p>
          </table:table-cell>
          <table:table-cell table:style-name="ce4" table:formula="of:=SQRT([.E260]^2 + [.F260]^2 + [.G260]^2)" office:value-type="float" office:value="386.684949280419" calcext:value-type="float">
            <text:p>386.68</text:p>
          </table:table-cell>
          <table:table-cell table:style-name="ce4" table:formula="of:=[.E260]/[.$H260]" office:value-type="float" office:value="-0.350414465968101" calcext:value-type="float">
            <text:p>-0.35</text:p>
          </table:table-cell>
          <table:table-cell table:style-name="ce4" table:formula="of:=[.F260]/[.$H260]" office:value-type="float" office:value="0.0284469308165986" calcext:value-type="float">
            <text:p>0.03</text:p>
          </table:table-cell>
          <table:table-cell table:style-name="ce4" table:formula="of:=[.G260]/[.$H260]" office:value-type="float" office:value="0.936162632328062" calcext:value-type="float">
            <text:p>0.94</text:p>
          </table:table-cell>
          <table:table-cell table:formula="of:=MOD(DEGREES(ATAN2([.I260];[.J260]))+360; 360)" office:value-type="float" office:value="175.358859789255" calcext:value-type="float">
            <text:p>175.36</text:p>
          </table:table-cell>
          <table:table-cell table:formula="of:=MOD(DEGREES(ATAN2([.E260];[.F260]))+360; 360)" office:value-type="float" office:value="175.358859789255" calcext:value-type="float">
            <text:p>175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3" calcext:value-type="float">
            <text:p>293</text:p>
          </table:table-cell>
          <table:table-cell office:value-type="float" office:value="500" calcext:value-type="float">
            <text:p>500</text:p>
          </table:table-cell>
          <table:table-cell table:formula="of:=[.B261]-[.B$1]" office:value-type="float" office:value="-131.5" calcext:value-type="float">
            <text:p>-131.5</text:p>
          </table:table-cell>
          <table:table-cell table:formula="of:=[.C261]-[.C$1]" office:value-type="float" office:value="-5" calcext:value-type="float">
            <text:p>-5</text:p>
          </table:table-cell>
          <table:table-cell table:formula="of:=[.D261]-[.D$1]" office:value-type="float" office:value="364" calcext:value-type="float">
            <text:p>364</text:p>
          </table:table-cell>
          <table:table-cell table:style-name="ce4" table:formula="of:=SQRT([.E261]^2 + [.F261]^2 + [.G261]^2)" office:value-type="float" office:value="387.057166320429" calcext:value-type="float">
            <text:p>387.06</text:p>
          </table:table-cell>
          <table:table-cell table:style-name="ce4" table:formula="of:=[.E261]/[.$H261]" office:value-type="float" office:value="-0.339743095962049" calcext:value-type="float">
            <text:p>-0.34</text:p>
          </table:table-cell>
          <table:table-cell table:style-name="ce4" table:formula="of:=[.F261]/[.$H261]" office:value-type="float" office:value="-0.0129179884396216" calcext:value-type="float">
            <text:p>-0.01</text:p>
          </table:table-cell>
          <table:table-cell table:style-name="ce4" table:formula="of:=[.G261]/[.$H261]" office:value-type="float" office:value="0.940429558404454" calcext:value-type="float">
            <text:p>0.94</text:p>
          </table:table-cell>
          <table:table-cell table:formula="of:=MOD(DEGREES(ATAN2([.I261];[.J261]))+360; 360)" office:value-type="float" office:value="182.177497792674" calcext:value-type="float">
            <text:p>182.18</text:p>
          </table:table-cell>
          <table:table-cell table:formula="of:=MOD(DEGREES(ATAN2([.E261];[.F261]))+360; 360)" office:value-type="float" office:value="182.177497792674" calcext:value-type="float">
            <text:p>182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0" calcext:value-type="float">
            <text:p>300</text:p>
          </table:table-cell>
          <table:table-cell office:value-type="float" office:value="497" calcext:value-type="float">
            <text:p>497</text:p>
          </table:table-cell>
          <table:table-cell table:formula="of:=[.B262]-[.B$1]" office:value-type="float" office:value="-136.5" calcext:value-type="float">
            <text:p>-136.5</text:p>
          </table:table-cell>
          <table:table-cell table:formula="of:=[.C262]-[.C$1]" office:value-type="float" office:value="2" calcext:value-type="float">
            <text:p>2</text:p>
          </table:table-cell>
          <table:table-cell table:formula="of:=[.D262]-[.D$1]" office:value-type="float" office:value="361" calcext:value-type="float">
            <text:p>361</text:p>
          </table:table-cell>
          <table:table-cell table:style-name="ce4" table:formula="of:=SQRT([.E262]^2 + [.F262]^2 + [.G262]^2)" office:value-type="float" office:value="385.949802435498" calcext:value-type="float">
            <text:p>385.95</text:p>
          </table:table-cell>
          <table:table-cell table:style-name="ce4" table:formula="of:=[.E262]/[.$H262]" office:value-type="float" office:value="-0.353672936580431" calcext:value-type="float">
            <text:p>-0.35</text:p>
          </table:table-cell>
          <table:table-cell table:style-name="ce4" table:formula="of:=[.F262]/[.$H262]" office:value-type="float" office:value="0.00518202104879753" calcext:value-type="float">
            <text:p>0.01</text:p>
          </table:table-cell>
          <table:table-cell table:style-name="ce4" table:formula="of:=[.G262]/[.$H262]" office:value-type="float" office:value="0.935354799307954" calcext:value-type="float">
            <text:p>0.94</text:p>
          </table:table-cell>
          <table:table-cell table:formula="of:=MOD(DEGREES(ATAN2([.I262];[.J262]))+360; 360)" office:value-type="float" office:value="179.160561466288" calcext:value-type="float">
            <text:p>179.16</text:p>
          </table:table-cell>
          <table:table-cell table:formula="of:=MOD(DEGREES(ATAN2([.E262];[.F262]))+360; 360)" office:value-type="float" office:value="179.160561466288" calcext:value-type="float">
            <text:p>17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9" calcext:value-type="float">
            <text:p>309</text:p>
          </table:table-cell>
          <table:table-cell office:value-type="float" office:value="501" calcext:value-type="float">
            <text:p>501</text:p>
          </table:table-cell>
          <table:table-cell table:formula="of:=[.B263]-[.B$1]" office:value-type="float" office:value="-132.5" calcext:value-type="float">
            <text:p>-132.5</text:p>
          </table:table-cell>
          <table:table-cell table:formula="of:=[.C263]-[.C$1]" office:value-type="float" office:value="11" calcext:value-type="float">
            <text:p>11</text:p>
          </table:table-cell>
          <table:table-cell table:formula="of:=[.D263]-[.D$1]" office:value-type="float" office:value="365" calcext:value-type="float">
            <text:p>365</text:p>
          </table:table-cell>
          <table:table-cell table:style-name="ce4" table:formula="of:=SQRT([.E263]^2 + [.F263]^2 + [.G263]^2)" office:value-type="float" office:value="388.461388042621" calcext:value-type="float">
            <text:p>388.46</text:p>
          </table:table-cell>
          <table:table-cell table:style-name="ce4" table:formula="of:=[.E263]/[.$H263]" office:value-type="float" office:value="-0.341089240986449" calcext:value-type="float">
            <text:p>-0.34</text:p>
          </table:table-cell>
          <table:table-cell table:style-name="ce4" table:formula="of:=[.F263]/[.$H263]" office:value-type="float" office:value="0.0283168426479316" calcext:value-type="float">
            <text:p>0.03</text:p>
          </table:table-cell>
          <table:table-cell table:style-name="ce4" table:formula="of:=[.G263]/[.$H263]" office:value-type="float" office:value="0.939604324226821" calcext:value-type="float">
            <text:p>0.94</text:p>
          </table:table-cell>
          <table:table-cell table:formula="of:=MOD(DEGREES(ATAN2([.I263];[.J263]))+360; 360)" office:value-type="float" office:value="175.254252056198" calcext:value-type="float">
            <text:p>175.25</text:p>
          </table:table-cell>
          <table:table-cell table:formula="of:=MOD(DEGREES(ATAN2([.E263];[.F263]))+360; 360)" office:value-type="float" office:value="175.254252056198" calcext:value-type="float">
            <text:p>175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8" calcext:value-type="float">
            <text:p>298</text:p>
          </table:table-cell>
          <table:table-cell office:value-type="float" office:value="490" calcext:value-type="float">
            <text:p>490</text:p>
          </table:table-cell>
          <table:table-cell table:formula="of:=[.B264]-[.B$1]" office:value-type="float" office:value="-133.5" calcext:value-type="float">
            <text:p>-133.5</text:p>
          </table:table-cell>
          <table:table-cell table:formula="of:=[.C264]-[.C$1]" office:value-type="float" office:value="0" calcext:value-type="float">
            <text:p>0</text:p>
          </table:table-cell>
          <table:table-cell table:formula="of:=[.D264]-[.D$1]" office:value-type="float" office:value="354" calcext:value-type="float">
            <text:p>354</text:p>
          </table:table-cell>
          <table:table-cell table:style-name="ce4" table:formula="of:=SQRT([.E264]^2 + [.F264]^2 + [.G264]^2)" office:value-type="float" office:value="378.336160048177" calcext:value-type="float">
            <text:p>378.34</text:p>
          </table:table-cell>
          <table:table-cell table:style-name="ce4" table:formula="of:=[.E264]/[.$H264]" office:value-type="float" office:value="-0.35286079972636" calcext:value-type="float">
            <text:p>-0.35</text:p>
          </table:table-cell>
          <table:table-cell table:style-name="ce4" table:formula="of:=[.F264]/[.$H264]" office:value-type="float" office:value="0" calcext:value-type="float">
            <text:p>0.00</text:p>
          </table:table-cell>
          <table:table-cell table:style-name="ce4" table:formula="of:=[.G264]/[.$H264]" office:value-type="float" office:value="0.935675828487876" calcext:value-type="float">
            <text:p>0.94</text:p>
          </table:table-cell>
          <table:table-cell table:formula="of:=MOD(DEGREES(ATAN2([.I264];[.J264]))+360; 360)" office:value-type="float" office:value="180" calcext:value-type="float">
            <text:p>180.00</text:p>
          </table:table-cell>
          <table:table-cell table:formula="of:=MOD(DEGREES(ATAN2([.E264];[.F264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298" calcext:value-type="float">
            <text:p>298</text:p>
          </table:table-cell>
          <table:table-cell office:value-type="float" office:value="504" calcext:value-type="float">
            <text:p>504</text:p>
          </table:table-cell>
          <table:table-cell table:formula="of:=[.B265]-[.B$1]" office:value-type="float" office:value="-129.5" calcext:value-type="float">
            <text:p>-129.5</text:p>
          </table:table-cell>
          <table:table-cell table:formula="of:=[.C265]-[.C$1]" office:value-type="float" office:value="0" calcext:value-type="float">
            <text:p>0</text:p>
          </table:table-cell>
          <table:table-cell table:formula="of:=[.D265]-[.D$1]" office:value-type="float" office:value="368" calcext:value-type="float">
            <text:p>368</text:p>
          </table:table-cell>
          <table:table-cell table:style-name="ce4" table:formula="of:=SQRT([.E265]^2 + [.F265]^2 + [.G265]^2)" office:value-type="float" office:value="390.120814620292" calcext:value-type="float">
            <text:p>390.12</text:p>
          </table:table-cell>
          <table:table-cell table:style-name="ce4" table:formula="of:=[.E265]/[.$H265]" office:value-type="float" office:value="-0.331948450702492" calcext:value-type="float">
            <text:p>-0.33</text:p>
          </table:table-cell>
          <table:table-cell table:style-name="ce4" table:formula="of:=[.F265]/[.$H265]" office:value-type="float" office:value="0" calcext:value-type="float">
            <text:p>0.00</text:p>
          </table:table-cell>
          <table:table-cell table:style-name="ce4" table:formula="of:=[.G265]/[.$H265]" office:value-type="float" office:value="0.943297527864997" calcext:value-type="float">
            <text:p>0.94</text:p>
          </table:table-cell>
          <table:table-cell table:formula="of:=MOD(DEGREES(ATAN2([.I265];[.J265]))+360; 360)" office:value-type="float" office:value="180" calcext:value-type="float">
            <text:p>180.00</text:p>
          </table:table-cell>
          <table:table-cell table:formula="of:=MOD(DEGREES(ATAN2([.E265];[.F265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307" calcext:value-type="float">
            <text:p>307</text:p>
          </table:table-cell>
          <table:table-cell office:value-type="float" office:value="500" calcext:value-type="float">
            <text:p>500</text:p>
          </table:table-cell>
          <table:table-cell table:formula="of:=[.B266]-[.B$1]" office:value-type="float" office:value="-126.5" calcext:value-type="float">
            <text:p>-126.5</text:p>
          </table:table-cell>
          <table:table-cell table:formula="of:=[.C266]-[.C$1]" office:value-type="float" office:value="9" calcext:value-type="float">
            <text:p>9</text:p>
          </table:table-cell>
          <table:table-cell table:formula="of:=[.D266]-[.D$1]" office:value-type="float" office:value="364" calcext:value-type="float">
            <text:p>364</text:p>
          </table:table-cell>
          <table:table-cell table:style-name="ce4" table:formula="of:=SQRT([.E266]^2 + [.F266]^2 + [.G266]^2)" office:value-type="float" office:value="385.459790380268" calcext:value-type="float">
            <text:p>385.46</text:p>
          </table:table-cell>
          <table:table-cell table:style-name="ce4" table:formula="of:=[.E266]/[.$H266]" office:value-type="float" office:value="-0.328179496686811" calcext:value-type="float">
            <text:p>-0.33</text:p>
          </table:table-cell>
          <table:table-cell table:style-name="ce4" table:formula="of:=[.F266]/[.$H266]" office:value-type="float" office:value="0.0233487388947138" calcext:value-type="float">
            <text:p>0.02</text:p>
          </table:table-cell>
          <table:table-cell table:style-name="ce4" table:formula="of:=[.G266]/[.$H266]" office:value-type="float" office:value="0.944326773075093" calcext:value-type="float">
            <text:p>0.94</text:p>
          </table:table-cell>
          <table:table-cell table:formula="of:=MOD(DEGREES(ATAN2([.I266];[.J266]))+360; 360)" office:value-type="float" office:value="175.93047753969" calcext:value-type="float">
            <text:p>175.93</text:p>
          </table:table-cell>
          <table:table-cell table:formula="of:=MOD(DEGREES(ATAN2([.E266];[.F266]))+360; 360)" office:value-type="float" office:value="175.93047753969" calcext:value-type="float">
            <text:p>175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4" calcext:value-type="float">
            <text:p>304</text:p>
          </table:table-cell>
          <table:table-cell office:value-type="float" office:value="505" calcext:value-type="float">
            <text:p>505</text:p>
          </table:table-cell>
          <table:table-cell table:formula="of:=[.B267]-[.B$1]" office:value-type="float" office:value="-135.5" calcext:value-type="float">
            <text:p>-135.5</text:p>
          </table:table-cell>
          <table:table-cell table:formula="of:=[.C267]-[.C$1]" office:value-type="float" office:value="6" calcext:value-type="float">
            <text:p>6</text:p>
          </table:table-cell>
          <table:table-cell table:formula="of:=[.D267]-[.D$1]" office:value-type="float" office:value="369" calcext:value-type="float">
            <text:p>369</text:p>
          </table:table-cell>
          <table:table-cell table:style-name="ce4" table:formula="of:=SQRT([.E267]^2 + [.F267]^2 + [.G267]^2)" office:value-type="float" office:value="393.137698523049" calcext:value-type="float">
            <text:p>393.14</text:p>
          </table:table-cell>
          <table:table-cell table:style-name="ce4" table:formula="of:=[.E267]/[.$H267]" office:value-type="float" office:value="-0.344662952723817" calcext:value-type="float">
            <text:p>-0.34</text:p>
          </table:table-cell>
          <table:table-cell table:style-name="ce4" table:formula="of:=[.F267]/[.$H267]" office:value-type="float" office:value="0.0152618281648923" calcext:value-type="float">
            <text:p>0.02</text:p>
          </table:table-cell>
          <table:table-cell table:style-name="ce4" table:formula="of:=[.G267]/[.$H267]" office:value-type="float" office:value="0.938602432140875" calcext:value-type="float">
            <text:p>0.94</text:p>
          </table:table-cell>
          <table:table-cell table:formula="of:=MOD(DEGREES(ATAN2([.I267];[.J267]))+360; 360)" office:value-type="float" office:value="177.464573765535" calcext:value-type="float">
            <text:p>177.46</text:p>
          </table:table-cell>
          <table:table-cell table:formula="of:=MOD(DEGREES(ATAN2([.E267];[.F267]))+360; 360)" office:value-type="float" office:value="177.464573765535" calcext:value-type="float">
            <text:p>17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298" calcext:value-type="float">
            <text:p>298</text:p>
          </table:table-cell>
          <table:table-cell office:value-type="float" office:value="502" calcext:value-type="float">
            <text:p>502</text:p>
          </table:table-cell>
          <table:table-cell table:formula="of:=[.B268]-[.B$1]" office:value-type="float" office:value="-136.5" calcext:value-type="float">
            <text:p>-136.5</text:p>
          </table:table-cell>
          <table:table-cell table:formula="of:=[.C268]-[.C$1]" office:value-type="float" office:value="0" calcext:value-type="float">
            <text:p>0</text:p>
          </table:table-cell>
          <table:table-cell table:formula="of:=[.D268]-[.D$1]" office:value-type="float" office:value="366" calcext:value-type="float">
            <text:p>366</text:p>
          </table:table-cell>
          <table:table-cell table:style-name="ce4" table:formula="of:=SQRT([.E268]^2 + [.F268]^2 + [.G268]^2)" office:value-type="float" office:value="390.625459999729" calcext:value-type="float">
            <text:p>390.63</text:p>
          </table:table-cell>
          <table:table-cell table:style-name="ce4" table:formula="of:=[.E268]/[.$H268]" office:value-type="float" office:value="-0.349439588500183" calcext:value-type="float">
            <text:p>-0.35</text:p>
          </table:table-cell>
          <table:table-cell table:style-name="ce4" table:formula="of:=[.F268]/[.$H268]" office:value-type="float" office:value="0" calcext:value-type="float">
            <text:p>0.00</text:p>
          </table:table-cell>
          <table:table-cell table:style-name="ce4" table:formula="of:=[.G268]/[.$H268]" office:value-type="float" office:value="0.936958896637853" calcext:value-type="float">
            <text:p>0.94</text:p>
          </table:table-cell>
          <table:table-cell table:formula="of:=MOD(DEGREES(ATAN2([.I268];[.J268]))+360; 360)" office:value-type="float" office:value="180" calcext:value-type="float">
            <text:p>180.00</text:p>
          </table:table-cell>
          <table:table-cell table:formula="of:=MOD(DEGREES(ATAN2([.E268];[.F268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02" calcext:value-type="float">
            <text:p>302</text:p>
          </table:table-cell>
          <table:table-cell office:value-type="float" office:value="502" calcext:value-type="float">
            <text:p>502</text:p>
          </table:table-cell>
          <table:table-cell table:formula="of:=[.B269]-[.B$1]" office:value-type="float" office:value="-131.5" calcext:value-type="float">
            <text:p>-131.5</text:p>
          </table:table-cell>
          <table:table-cell table:formula="of:=[.C269]-[.C$1]" office:value-type="float" office:value="4" calcext:value-type="float">
            <text:p>4</text:p>
          </table:table-cell>
          <table:table-cell table:formula="of:=[.D269]-[.D$1]" office:value-type="float" office:value="366" calcext:value-type="float">
            <text:p>366</text:p>
          </table:table-cell>
          <table:table-cell table:style-name="ce4" table:formula="of:=SQRT([.E269]^2 + [.F269]^2 + [.G269]^2)" office:value-type="float" office:value="388.927049714982" calcext:value-type="float">
            <text:p>388.93</text:p>
          </table:table-cell>
          <table:table-cell table:style-name="ce4" table:formula="of:=[.E269]/[.$H269]" office:value-type="float" office:value="-0.338109679170856" calcext:value-type="float">
            <text:p>-0.34</text:p>
          </table:table-cell>
          <table:table-cell table:style-name="ce4" table:formula="of:=[.F269]/[.$H269]" office:value-type="float" office:value="0.0102847050698359" calcext:value-type="float">
            <text:p>0.01</text:p>
          </table:table-cell>
          <table:table-cell table:style-name="ce4" table:formula="of:=[.G269]/[.$H269]" office:value-type="float" office:value="0.941050513889986" calcext:value-type="float">
            <text:p>0.94</text:p>
          </table:table-cell>
          <table:table-cell table:formula="of:=MOD(DEGREES(ATAN2([.I269];[.J269]))+360; 360)" office:value-type="float" office:value="178.257699833857" calcext:value-type="float">
            <text:p>178.26</text:p>
          </table:table-cell>
          <table:table-cell table:formula="of:=MOD(DEGREES(ATAN2([.E269];[.F269]))+360; 360)" office:value-type="float" office:value="178.257699833857" calcext:value-type="float">
            <text:p>178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8" calcext:value-type="float">
            <text:p>298</text:p>
          </table:table-cell>
          <table:table-cell office:value-type="float" office:value="497" calcext:value-type="float">
            <text:p>497</text:p>
          </table:table-cell>
          <table:table-cell table:formula="of:=[.B270]-[.B$1]" office:value-type="float" office:value="-133.5" calcext:value-type="float">
            <text:p>-133.5</text:p>
          </table:table-cell>
          <table:table-cell table:formula="of:=[.C270]-[.C$1]" office:value-type="float" office:value="0" calcext:value-type="float">
            <text:p>0</text:p>
          </table:table-cell>
          <table:table-cell table:formula="of:=[.D270]-[.D$1]" office:value-type="float" office:value="361" calcext:value-type="float">
            <text:p>361</text:p>
          </table:table-cell>
          <table:table-cell table:style-name="ce4" table:formula="of:=SQRT([.E270]^2 + [.F270]^2 + [.G270]^2)" office:value-type="float" office:value="384.893816526065" calcext:value-type="float">
            <text:p>384.89</text:p>
          </table:table-cell>
          <table:table-cell table:style-name="ce4" table:formula="of:=[.E270]/[.$H270]" office:value-type="float" office:value="-0.346848908109074" calcext:value-type="float">
            <text:p>-0.35</text:p>
          </table:table-cell>
          <table:table-cell table:style-name="ce4" table:formula="of:=[.F270]/[.$H270]" office:value-type="float" office:value="0" calcext:value-type="float">
            <text:p>0.00</text:p>
          </table:table-cell>
          <table:table-cell table:style-name="ce4" table:formula="of:=[.G270]/[.$H270]" office:value-type="float" office:value="0.937921017433527" calcext:value-type="float">
            <text:p>0.94</text:p>
          </table:table-cell>
          <table:table-cell table:formula="of:=MOD(DEGREES(ATAN2([.I270];[.J270]))+360; 360)" office:value-type="float" office:value="180" calcext:value-type="float">
            <text:p>180.00</text:p>
          </table:table-cell>
          <table:table-cell table:formula="of:=MOD(DEGREES(ATAN2([.E270];[.F270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5" calcext:value-type="float">
            <text:p>295</text:p>
          </table:table-cell>
          <table:table-cell office:value-type="float" office:value="500" calcext:value-type="float">
            <text:p>500</text:p>
          </table:table-cell>
          <table:table-cell table:formula="of:=[.B271]-[.B$1]" office:value-type="float" office:value="-133.5" calcext:value-type="float">
            <text:p>-133.5</text:p>
          </table:table-cell>
          <table:table-cell table:formula="of:=[.C271]-[.C$1]" office:value-type="float" office:value="-3" calcext:value-type="float">
            <text:p>-3</text:p>
          </table:table-cell>
          <table:table-cell table:formula="of:=[.D271]-[.D$1]" office:value-type="float" office:value="364" calcext:value-type="float">
            <text:p>364</text:p>
          </table:table-cell>
          <table:table-cell table:style-name="ce4" table:formula="of:=SQRT([.E271]^2 + [.F271]^2 + [.G271]^2)" office:value-type="float" office:value="387.720582378599" calcext:value-type="float">
            <text:p>387.72</text:p>
          </table:table-cell>
          <table:table-cell table:style-name="ce4" table:formula="of:=[.E271]/[.$H271]" office:value-type="float" office:value="-0.344320126574144" calcext:value-type="float">
            <text:p>-0.34</text:p>
          </table:table-cell>
          <table:table-cell table:style-name="ce4" table:formula="of:=[.F271]/[.$H271]" office:value-type="float" office:value="-0.00773753093425042" calcext:value-type="float">
            <text:p>-0.01</text:p>
          </table:table-cell>
          <table:table-cell table:style-name="ce4" table:formula="of:=[.G271]/[.$H271]" office:value-type="float" office:value="0.938820420022385" calcext:value-type="float">
            <text:p>0.94</text:p>
          </table:table-cell>
          <table:table-cell table:formula="of:=MOD(DEGREES(ATAN2([.I271];[.J271]))+360; 360)" office:value-type="float" office:value="181.287328941525" calcext:value-type="float">
            <text:p>181.29</text:p>
          </table:table-cell>
          <table:table-cell table:formula="of:=MOD(DEGREES(ATAN2([.E271];[.F271]))+360; 360)" office:value-type="float" office:value="181.287328941525" calcext:value-type="float">
            <text:p>181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295" calcext:value-type="float">
            <text:p>295</text:p>
          </table:table-cell>
          <table:table-cell office:value-type="float" office:value="497" calcext:value-type="float">
            <text:p>497</text:p>
          </table:table-cell>
          <table:table-cell table:formula="of:=[.B272]-[.B$1]" office:value-type="float" office:value="-136.5" calcext:value-type="float">
            <text:p>-136.5</text:p>
          </table:table-cell>
          <table:table-cell table:formula="of:=[.C272]-[.C$1]" office:value-type="float" office:value="-3" calcext:value-type="float">
            <text:p>-3</text:p>
          </table:table-cell>
          <table:table-cell table:formula="of:=[.D272]-[.D$1]" office:value-type="float" office:value="361" calcext:value-type="float">
            <text:p>361</text:p>
          </table:table-cell>
          <table:table-cell table:style-name="ce4" table:formula="of:=SQRT([.E272]^2 + [.F272]^2 + [.G272]^2)" office:value-type="float" office:value="385.956279907453" calcext:value-type="float">
            <text:p>385.96</text:p>
          </table:table-cell>
          <table:table-cell table:style-name="ce4" table:formula="of:=[.E272]/[.$H272]" office:value-type="float" office:value="-0.353667000917127" calcext:value-type="float">
            <text:p>-0.35</text:p>
          </table:table-cell>
          <table:table-cell table:style-name="ce4" table:formula="of:=[.F272]/[.$H272]" office:value-type="float" office:value="-0.00777290111905774" calcext:value-type="float">
            <text:p>-0.01</text:p>
          </table:table-cell>
          <table:table-cell table:style-name="ce4" table:formula="of:=[.G272]/[.$H272]" office:value-type="float" office:value="0.935339101326614" calcext:value-type="float">
            <text:p>0.94</text:p>
          </table:table-cell>
          <table:table-cell table:formula="of:=MOD(DEGREES(ATAN2([.I272];[.J272]))+360; 360)" office:value-type="float" office:value="181.259045207175" calcext:value-type="float">
            <text:p>181.26</text:p>
          </table:table-cell>
          <table:table-cell table:formula="of:=MOD(DEGREES(ATAN2([.E272];[.F272]))+360; 360)" office:value-type="float" office:value="181.259045207175" calcext:value-type="float">
            <text:p>181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3" calcext:value-type="float">
            <text:p>293</text:p>
          </table:table-cell>
          <table:table-cell office:value-type="float" office:value="511" calcext:value-type="float">
            <text:p>511</text:p>
          </table:table-cell>
          <table:table-cell table:formula="of:=[.B273]-[.B$1]" office:value-type="float" office:value="-133.5" calcext:value-type="float">
            <text:p>-133.5</text:p>
          </table:table-cell>
          <table:table-cell table:formula="of:=[.C273]-[.C$1]" office:value-type="float" office:value="-5" calcext:value-type="float">
            <text:p>-5</text:p>
          </table:table-cell>
          <table:table-cell table:formula="of:=[.D273]-[.D$1]" office:value-type="float" office:value="375" calcext:value-type="float">
            <text:p>375</text:p>
          </table:table-cell>
          <table:table-cell table:style-name="ce4" table:formula="of:=SQRT([.E273]^2 + [.F273]^2 + [.G273]^2)" office:value-type="float" office:value="398.085731972398" calcext:value-type="float">
            <text:p>398.09</text:p>
          </table:table-cell>
          <table:table-cell table:style-name="ce4" table:formula="of:=[.E273]/[.$H273]" office:value-type="float" office:value="-0.335354897897361" calcext:value-type="float">
            <text:p>-0.34</text:p>
          </table:table-cell>
          <table:table-cell table:style-name="ce4" table:formula="of:=[.F273]/[.$H273]" office:value-type="float" office:value="-0.0125601085354817" calcext:value-type="float">
            <text:p>-0.01</text:p>
          </table:table-cell>
          <table:table-cell table:style-name="ce4" table:formula="of:=[.G273]/[.$H273]" office:value-type="float" office:value="0.942008140161128" calcext:value-type="float">
            <text:p>0.94</text:p>
          </table:table-cell>
          <table:table-cell table:formula="of:=MOD(DEGREES(ATAN2([.I273];[.J273]))+360; 360)" office:value-type="float" office:value="182.144906803732" calcext:value-type="float">
            <text:p>182.14</text:p>
          </table:table-cell>
          <table:table-cell table:formula="of:=MOD(DEGREES(ATAN2([.E273];[.F273]))+360; 360)" office:value-type="float" office:value="182.144906803732" calcext:value-type="float">
            <text:p>182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7" calcext:value-type="float">
            <text:p>307</text:p>
          </table:table-cell>
          <table:table-cell office:value-type="float" office:value="500" calcext:value-type="float">
            <text:p>500</text:p>
          </table:table-cell>
          <table:table-cell table:formula="of:=[.B274]-[.B$1]" office:value-type="float" office:value="-136.5" calcext:value-type="float">
            <text:p>-136.5</text:p>
          </table:table-cell>
          <table:table-cell table:formula="of:=[.C274]-[.C$1]" office:value-type="float" office:value="9" calcext:value-type="float">
            <text:p>9</text:p>
          </table:table-cell>
          <table:table-cell table:formula="of:=[.D274]-[.D$1]" office:value-type="float" office:value="364" calcext:value-type="float">
            <text:p>364</text:p>
          </table:table-cell>
          <table:table-cell table:style-name="ce4" table:formula="of:=SQRT([.E274]^2 + [.F274]^2 + [.G274]^2)" office:value-type="float" office:value="388.856335939123" calcext:value-type="float">
            <text:p>388.86</text:p>
          </table:table-cell>
          <table:table-cell table:style-name="ce4" table:formula="of:=[.E274]/[.$H274]" office:value-type="float" office:value="-0.351029383822023" calcext:value-type="float">
            <text:p>-0.35</text:p>
          </table:table-cell>
          <table:table-cell table:style-name="ce4" table:formula="of:=[.F274]/[.$H274]" office:value-type="float" office:value="0.0231447945377158" calcext:value-type="float">
            <text:p>0.02</text:p>
          </table:table-cell>
          <table:table-cell table:style-name="ce4" table:formula="of:=[.G274]/[.$H274]" office:value-type="float" office:value="0.936078356858729" calcext:value-type="float">
            <text:p>0.94</text:p>
          </table:table-cell>
          <table:table-cell table:formula="of:=MOD(DEGREES(ATAN2([.I274];[.J274]))+360; 360)" office:value-type="float" office:value="176.22771639062" calcext:value-type="float">
            <text:p>176.23</text:p>
          </table:table-cell>
          <table:table-cell table:formula="of:=MOD(DEGREES(ATAN2([.E274];[.F274]))+360; 360)" office:value-type="float" office:value="176.22771639062" calcext:value-type="float">
            <text:p>176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9" calcext:value-type="float">
            <text:p>299</text:p>
          </table:table-cell>
          <table:table-cell office:value-type="float" office:value="498" calcext:value-type="float">
            <text:p>498</text:p>
          </table:table-cell>
          <table:table-cell table:formula="of:=[.B275]-[.B$1]" office:value-type="float" office:value="-132.5" calcext:value-type="float">
            <text:p>-132.5</text:p>
          </table:table-cell>
          <table:table-cell table:formula="of:=[.C275]-[.C$1]" office:value-type="float" office:value="1" calcext:value-type="float">
            <text:p>1</text:p>
          </table:table-cell>
          <table:table-cell table:formula="of:=[.D275]-[.D$1]" office:value-type="float" office:value="362" calcext:value-type="float">
            <text:p>362</text:p>
          </table:table-cell>
          <table:table-cell table:style-name="ce4" table:formula="of:=SQRT([.E275]^2 + [.F275]^2 + [.G275]^2)" office:value-type="float" office:value="385.488326671509" calcext:value-type="float">
            <text:p>385.49</text:p>
          </table:table-cell>
          <table:table-cell table:style-name="ce4" table:formula="of:=[.E275]/[.$H275]" office:value-type="float" office:value="-0.343719876407331" calcext:value-type="float">
            <text:p>-0.34</text:p>
          </table:table-cell>
          <table:table-cell table:style-name="ce4" table:formula="of:=[.F275]/[.$H275]" office:value-type="float" office:value="0.00259411227477231" calcext:value-type="float">
            <text:p>0.00</text:p>
          </table:table-cell>
          <table:table-cell table:style-name="ce4" table:formula="of:=[.G275]/[.$H275]" office:value-type="float" office:value="0.939068643467577" calcext:value-type="float">
            <text:p>0.94</text:p>
          </table:table-cell>
          <table:table-cell table:formula="of:=MOD(DEGREES(ATAN2([.I275];[.J275]))+360; 360)" office:value-type="float" office:value="179.567587232462" calcext:value-type="float">
            <text:p>179.57</text:p>
          </table:table-cell>
          <table:table-cell table:formula="of:=MOD(DEGREES(ATAN2([.E275];[.F275]))+360; 360)" office:value-type="float" office:value="179.567587232462" calcext:value-type="float">
            <text:p>179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formula="of:=[.B276]-[.B$1]" office:value-type="float" office:value="-133.5" calcext:value-type="float">
            <text:p>-133.5</text:p>
          </table:table-cell>
          <table:table-cell table:formula="of:=[.C276]-[.C$1]" office:value-type="float" office:value="2" calcext:value-type="float">
            <text:p>2</text:p>
          </table:table-cell>
          <table:table-cell table:formula="of:=[.D276]-[.D$1]" office:value-type="float" office:value="364" calcext:value-type="float">
            <text:p>364</text:p>
          </table:table-cell>
          <table:table-cell table:style-name="ce4" table:formula="of:=SQRT([.E276]^2 + [.F276]^2 + [.G276]^2)" office:value-type="float" office:value="387.714134382537" calcext:value-type="float">
            <text:p>387.71</text:p>
          </table:table-cell>
          <table:table-cell table:style-name="ce4" table:formula="of:=[.E276]/[.$H276]" office:value-type="float" office:value="-0.344325852893159" calcext:value-type="float">
            <text:p>-0.34</text:p>
          </table:table-cell>
          <table:table-cell table:style-name="ce4" table:formula="of:=[.F276]/[.$H276]" office:value-type="float" office:value="0.00515843974371774" calcext:value-type="float">
            <text:p>0.01</text:p>
          </table:table-cell>
          <table:table-cell table:style-name="ce4" table:formula="of:=[.G276]/[.$H276]" office:value-type="float" office:value="0.938836033356629" calcext:value-type="float">
            <text:p>0.94</text:p>
          </table:table-cell>
          <table:table-cell table:formula="of:=MOD(DEGREES(ATAN2([.I276];[.J276]))+360; 360)" office:value-type="float" office:value="179.141700469968" calcext:value-type="float">
            <text:p>179.14</text:p>
          </table:table-cell>
          <table:table-cell table:formula="of:=MOD(DEGREES(ATAN2([.E276];[.F276]))+360; 360)" office:value-type="float" office:value="179.141700469968" calcext:value-type="float">
            <text:p>179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306" calcext:value-type="float">
            <text:p>306</text:p>
          </table:table-cell>
          <table:table-cell office:value-type="float" office:value="503" calcext:value-type="float">
            <text:p>503</text:p>
          </table:table-cell>
          <table:table-cell table:formula="of:=[.B277]-[.B$1]" office:value-type="float" office:value="-127.5" calcext:value-type="float">
            <text:p>-127.5</text:p>
          </table:table-cell>
          <table:table-cell table:formula="of:=[.C277]-[.C$1]" office:value-type="float" office:value="8" calcext:value-type="float">
            <text:p>8</text:p>
          </table:table-cell>
          <table:table-cell table:formula="of:=[.D277]-[.D$1]" office:value-type="float" office:value="367" calcext:value-type="float">
            <text:p>367</text:p>
          </table:table-cell>
          <table:table-cell table:style-name="ce4" table:formula="of:=SQRT([.E277]^2 + [.F277]^2 + [.G277]^2)" office:value-type="float" office:value="388.599086463157" calcext:value-type="float">
            <text:p>388.60</text:p>
          </table:table-cell>
          <table:table-cell table:style-name="ce4" table:formula="of:=[.E277]/[.$H277]" office:value-type="float" office:value="-0.328101646250495" calcext:value-type="float">
            <text:p>-0.33</text:p>
          </table:table-cell>
          <table:table-cell table:style-name="ce4" table:formula="of:=[.F277]/[.$H277]" office:value-type="float" office:value="0.0205867699608153" calcext:value-type="float">
            <text:p>0.02</text:p>
          </table:table-cell>
          <table:table-cell table:style-name="ce4" table:formula="of:=[.G277]/[.$H277]" office:value-type="float" office:value="0.944418071952404" calcext:value-type="float">
            <text:p>0.94</text:p>
          </table:table-cell>
          <table:table-cell table:formula="of:=MOD(DEGREES(ATAN2([.I277];[.J277]))+360; 360)" office:value-type="float" office:value="176.40967739786" calcext:value-type="float">
            <text:p>176.41</text:p>
          </table:table-cell>
          <table:table-cell table:formula="of:=MOD(DEGREES(ATAN2([.E277];[.F277]))+360; 360)" office:value-type="float" office:value="176.40967739786" calcext:value-type="float">
            <text:p>176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304" calcext:value-type="float">
            <text:p>304</text:p>
          </table:table-cell>
          <table:table-cell office:value-type="float" office:value="501" calcext:value-type="float">
            <text:p>501</text:p>
          </table:table-cell>
          <table:table-cell table:formula="of:=[.B278]-[.B$1]" office:value-type="float" office:value="-127.5" calcext:value-type="float">
            <text:p>-127.5</text:p>
          </table:table-cell>
          <table:table-cell table:formula="of:=[.C278]-[.C$1]" office:value-type="float" office:value="6" calcext:value-type="float">
            <text:p>6</text:p>
          </table:table-cell>
          <table:table-cell table:formula="of:=[.D278]-[.D$1]" office:value-type="float" office:value="365" calcext:value-type="float">
            <text:p>365</text:p>
          </table:table-cell>
          <table:table-cell table:style-name="ce4" table:formula="of:=SQRT([.E278]^2 + [.F278]^2 + [.G278]^2)" office:value-type="float" office:value="386.674604803574" calcext:value-type="float">
            <text:p>386.67</text:p>
          </table:table-cell>
          <table:table-cell table:style-name="ce4" table:formula="of:=[.E278]/[.$H278]" office:value-type="float" office:value="-0.329734609969456" calcext:value-type="float">
            <text:p>-0.33</text:p>
          </table:table-cell>
          <table:table-cell table:style-name="ce4" table:formula="of:=[.F278]/[.$H278]" office:value-type="float" office:value="0.0155169228220921" calcext:value-type="float">
            <text:p>0.02</text:p>
          </table:table-cell>
          <table:table-cell table:style-name="ce4" table:formula="of:=[.G278]/[.$H278]" office:value-type="float" office:value="0.943946138343933" calcext:value-type="float">
            <text:p>0.94</text:p>
          </table:table-cell>
          <table:table-cell table:formula="of:=MOD(DEGREES(ATAN2([.I278];[.J278]))+360; 360)" office:value-type="float" office:value="177.305715710144" calcext:value-type="float">
            <text:p>177.31</text:p>
          </table:table-cell>
          <table:table-cell table:formula="of:=MOD(DEGREES(ATAN2([.E278];[.F278]))+360; 360)" office:value-type="float" office:value="177.305715710144" calcext:value-type="float">
            <text:p>177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" calcext:value-type="float">
            <text:p>-195</text:p>
          </table:table-cell>
          <table:table-cell office:value-type="float" office:value="301" calcext:value-type="float">
            <text:p>301</text:p>
          </table:table-cell>
          <table:table-cell office:value-type="float" office:value="503" calcext:value-type="float">
            <text:p>503</text:p>
          </table:table-cell>
          <table:table-cell table:formula="of:=[.B279]-[.B$1]" office:value-type="float" office:value="-139.5" calcext:value-type="float">
            <text:p>-139.5</text:p>
          </table:table-cell>
          <table:table-cell table:formula="of:=[.C279]-[.C$1]" office:value-type="float" office:value="3" calcext:value-type="float">
            <text:p>3</text:p>
          </table:table-cell>
          <table:table-cell table:formula="of:=[.D279]-[.D$1]" office:value-type="float" office:value="367" calcext:value-type="float">
            <text:p>367</text:p>
          </table:table-cell>
          <table:table-cell table:style-name="ce4" table:formula="of:=SQRT([.E279]^2 + [.F279]^2 + [.G279]^2)" office:value-type="float" office:value="392.629914805278" calcext:value-type="float">
            <text:p>392.63</text:p>
          </table:table-cell>
          <table:table-cell table:style-name="ce4" table:formula="of:=[.E279]/[.$H279]" office:value-type="float" office:value="-0.355296412065759" calcext:value-type="float">
            <text:p>-0.36</text:p>
          </table:table-cell>
          <table:table-cell table:style-name="ce4" table:formula="of:=[.F279]/[.$H279]" office:value-type="float" office:value="0.00764078305517761" calcext:value-type="float">
            <text:p>0.01</text:p>
          </table:table-cell>
          <table:table-cell table:style-name="ce4" table:formula="of:=[.G279]/[.$H279]" office:value-type="float" office:value="0.934722460416728" calcext:value-type="float">
            <text:p>0.93</text:p>
          </table:table-cell>
          <table:table-cell table:formula="of:=MOD(DEGREES(ATAN2([.I279];[.J279]))+360; 360)" office:value-type="float" office:value="178.76802259736" calcext:value-type="float">
            <text:p>178.77</text:p>
          </table:table-cell>
          <table:table-cell table:formula="of:=MOD(DEGREES(ATAN2([.E279];[.F279]))+360; 360)" office:value-type="float" office:value="178.76802259736" calcext:value-type="float">
            <text:p>178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300" calcext:value-type="float">
            <text:p>300</text:p>
          </table:table-cell>
          <table:table-cell office:value-type="float" office:value="511" calcext:value-type="float">
            <text:p>511</text:p>
          </table:table-cell>
          <table:table-cell table:formula="of:=[.B280]-[.B$1]" office:value-type="float" office:value="-126.5" calcext:value-type="float">
            <text:p>-126.5</text:p>
          </table:table-cell>
          <table:table-cell table:formula="of:=[.C280]-[.C$1]" office:value-type="float" office:value="2" calcext:value-type="float">
            <text:p>2</text:p>
          </table:table-cell>
          <table:table-cell table:formula="of:=[.D280]-[.D$1]" office:value-type="float" office:value="375" calcext:value-type="float">
            <text:p>375</text:p>
          </table:table-cell>
          <table:table-cell table:style-name="ce4" table:formula="of:=SQRT([.E280]^2 + [.F280]^2 + [.G280]^2)" office:value-type="float" office:value="395.766661051686" calcext:value-type="float">
            <text:p>395.77</text:p>
          </table:table-cell>
          <table:table-cell table:style-name="ce4" table:formula="of:=[.E280]/[.$H280]" office:value-type="float" office:value="-0.319632784792551" calcext:value-type="float">
            <text:p>-0.32</text:p>
          </table:table-cell>
          <table:table-cell table:style-name="ce4" table:formula="of:=[.F280]/[.$H280]" office:value-type="float" office:value="0.00505348276351859" calcext:value-type="float">
            <text:p>0.01</text:p>
          </table:table-cell>
          <table:table-cell table:style-name="ce4" table:formula="of:=[.G280]/[.$H280]" office:value-type="float" office:value="0.947528018159736" calcext:value-type="float">
            <text:p>0.95</text:p>
          </table:table-cell>
          <table:table-cell table:formula="of:=MOD(DEGREES(ATAN2([.I280];[.J280]))+360; 360)" office:value-type="float" office:value="179.094213339889" calcext:value-type="float">
            <text:p>179.09</text:p>
          </table:table-cell>
          <table:table-cell table:formula="of:=MOD(DEGREES(ATAN2([.E280];[.F280]))+360; 360)" office:value-type="float" office:value="179.094213339889" calcext:value-type="float">
            <text:p>179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289" calcext:value-type="float">
            <text:p>289</text:p>
          </table:table-cell>
          <table:table-cell office:value-type="float" office:value="501" calcext:value-type="float">
            <text:p>501</text:p>
          </table:table-cell>
          <table:table-cell table:formula="of:=[.B281]-[.B$1]" office:value-type="float" office:value="-135.5" calcext:value-type="float">
            <text:p>-135.5</text:p>
          </table:table-cell>
          <table:table-cell table:formula="of:=[.C281]-[.C$1]" office:value-type="float" office:value="-9" calcext:value-type="float">
            <text:p>-9</text:p>
          </table:table-cell>
          <table:table-cell table:formula="of:=[.D281]-[.D$1]" office:value-type="float" office:value="365" calcext:value-type="float">
            <text:p>365</text:p>
          </table:table-cell>
          <table:table-cell table:style-name="ce4" table:formula="of:=SQRT([.E281]^2 + [.F281]^2 + [.G281]^2)" office:value-type="float" office:value="389.443513233948" calcext:value-type="float">
            <text:p>389.44</text:p>
          </table:table-cell>
          <table:table-cell table:style-name="ce4" table:formula="of:=[.E281]/[.$H281]" office:value-type="float" office:value="-0.347932358340764" calcext:value-type="float">
            <text:p>-0.35</text:p>
          </table:table-cell>
          <table:table-cell table:style-name="ce4" table:formula="of:=[.F281]/[.$H281]" office:value-type="float" office:value="-0.0231098983399769" calcext:value-type="float">
            <text:p>-0.02</text:p>
          </table:table-cell>
          <table:table-cell table:style-name="ce4" table:formula="of:=[.G281]/[.$H281]" office:value-type="float" office:value="0.937234766010176" calcext:value-type="float">
            <text:p>0.94</text:p>
          </table:table-cell>
          <table:table-cell table:formula="of:=MOD(DEGREES(ATAN2([.I281];[.J281]))+360; 360)" office:value-type="float" office:value="183.800042069567" calcext:value-type="float">
            <text:p>183.80</text:p>
          </table:table-cell>
          <table:table-cell table:formula="of:=MOD(DEGREES(ATAN2([.E281];[.F281]))+360; 360)" office:value-type="float" office:value="183.800042069567" calcext:value-type="float">
            <text:p>183.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295" calcext:value-type="float">
            <text:p>295</text:p>
          </table:table-cell>
          <table:table-cell office:value-type="float" office:value="495" calcext:value-type="float">
            <text:p>495</text:p>
          </table:table-cell>
          <table:table-cell table:formula="of:=[.B282]-[.B$1]" office:value-type="float" office:value="-136.5" calcext:value-type="float">
            <text:p>-136.5</text:p>
          </table:table-cell>
          <table:table-cell table:formula="of:=[.C282]-[.C$1]" office:value-type="float" office:value="-3" calcext:value-type="float">
            <text:p>-3</text:p>
          </table:table-cell>
          <table:table-cell table:formula="of:=[.D282]-[.D$1]" office:value-type="float" office:value="359" calcext:value-type="float">
            <text:p>359</text:p>
          </table:table-cell>
          <table:table-cell table:style-name="ce4" table:formula="of:=SQRT([.E282]^2 + [.F282]^2 + [.G282]^2)" office:value-type="float" office:value="384.086253333805" calcext:value-type="float">
            <text:p>384.09</text:p>
          </table:table-cell>
          <table:table-cell table:style-name="ce4" table:formula="of:=[.E282]/[.$H282]" office:value-type="float" office:value="-0.355388923230661" calcext:value-type="float">
            <text:p>-0.36</text:p>
          </table:table-cell>
          <table:table-cell table:style-name="ce4" table:formula="of:=[.F282]/[.$H282]" office:value-type="float" office:value="-0.00781074556550904" calcext:value-type="float">
            <text:p>-0.01</text:p>
          </table:table-cell>
          <table:table-cell table:style-name="ce4" table:formula="of:=[.G282]/[.$H282]" office:value-type="float" office:value="0.934685886005915" calcext:value-type="float">
            <text:p>0.93</text:p>
          </table:table-cell>
          <table:table-cell table:formula="of:=MOD(DEGREES(ATAN2([.I282];[.J282]))+360; 360)" office:value-type="float" office:value="181.259045207175" calcext:value-type="float">
            <text:p>181.26</text:p>
          </table:table-cell>
          <table:table-cell table:formula="of:=MOD(DEGREES(ATAN2([.E282];[.F282]))+360; 360)" office:value-type="float" office:value="181.259045207175" calcext:value-type="float">
            <text:p>181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6" calcext:value-type="float">
            <text:p>306</text:p>
          </table:table-cell>
          <table:table-cell office:value-type="float" office:value="501" calcext:value-type="float">
            <text:p>501</text:p>
          </table:table-cell>
          <table:table-cell table:formula="of:=[.B283]-[.B$1]" office:value-type="float" office:value="-135.5" calcext:value-type="float">
            <text:p>-135.5</text:p>
          </table:table-cell>
          <table:table-cell table:formula="of:=[.C283]-[.C$1]" office:value-type="float" office:value="8" calcext:value-type="float">
            <text:p>8</text:p>
          </table:table-cell>
          <table:table-cell table:formula="of:=[.D283]-[.D$1]" office:value-type="float" office:value="365" calcext:value-type="float">
            <text:p>365</text:p>
          </table:table-cell>
          <table:table-cell table:style-name="ce4" table:formula="of:=SQRT([.E283]^2 + [.F283]^2 + [.G283]^2)" office:value-type="float" office:value="389.421686607205" calcext:value-type="float">
            <text:p>389.42</text:p>
          </table:table-cell>
          <table:table-cell table:style-name="ce4" table:formula="of:=[.E283]/[.$H283]" office:value-type="float" office:value="-0.347951859539538" calcext:value-type="float">
            <text:p>-0.35</text:p>
          </table:table-cell>
          <table:table-cell table:style-name="ce4" table:formula="of:=[.F283]/[.$H283]" office:value-type="float" office:value="0.0205432832200465" calcext:value-type="float">
            <text:p>0.02</text:p>
          </table:table-cell>
          <table:table-cell table:style-name="ce4" table:formula="of:=[.G283]/[.$H283]" office:value-type="float" office:value="0.937287296914622" calcext:value-type="float">
            <text:p>0.94</text:p>
          </table:table-cell>
          <table:table-cell table:formula="of:=MOD(DEGREES(ATAN2([.I283];[.J283]))+360; 360)" office:value-type="float" office:value="176.621145700702" calcext:value-type="float">
            <text:p>176.62</text:p>
          </table:table-cell>
          <table:table-cell table:formula="of:=MOD(DEGREES(ATAN2([.E283];[.F283]))+360; 360)" office:value-type="float" office:value="176.621145700702" calcext:value-type="float">
            <text:p>176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6" calcext:value-type="float">
            <text:p>306</text:p>
          </table:table-cell>
          <table:table-cell office:value-type="float" office:value="501" calcext:value-type="float">
            <text:p>501</text:p>
          </table:table-cell>
          <table:table-cell table:formula="of:=[.B284]-[.B$1]" office:value-type="float" office:value="-132.5" calcext:value-type="float">
            <text:p>-132.5</text:p>
          </table:table-cell>
          <table:table-cell table:formula="of:=[.C284]-[.C$1]" office:value-type="float" office:value="8" calcext:value-type="float">
            <text:p>8</text:p>
          </table:table-cell>
          <table:table-cell table:formula="of:=[.D284]-[.D$1]" office:value-type="float" office:value="365" calcext:value-type="float">
            <text:p>365</text:p>
          </table:table-cell>
          <table:table-cell table:style-name="ce4" table:formula="of:=SQRT([.E284]^2 + [.F284]^2 + [.G284]^2)" office:value-type="float" office:value="388.388014748138" calcext:value-type="float">
            <text:p>388.39</text:p>
          </table:table-cell>
          <table:table-cell table:style-name="ce4" table:formula="of:=[.E284]/[.$H284]" office:value-type="float" office:value="-0.341153678714632" calcext:value-type="float">
            <text:p>-0.34</text:p>
          </table:table-cell>
          <table:table-cell table:style-name="ce4" table:formula="of:=[.F284]/[.$H284]" office:value-type="float" office:value="0.0205979579601287" calcext:value-type="float">
            <text:p>0.02</text:p>
          </table:table-cell>
          <table:table-cell table:style-name="ce4" table:formula="of:=[.G284]/[.$H284]" office:value-type="float" office:value="0.939781831930872" calcext:value-type="float">
            <text:p>0.94</text:p>
          </table:table-cell>
          <table:table-cell table:formula="of:=MOD(DEGREES(ATAN2([.I284];[.J284]))+360; 360)" office:value-type="float" office:value="176.544826632281" calcext:value-type="float">
            <text:p>176.54</text:p>
          </table:table-cell>
          <table:table-cell table:formula="of:=MOD(DEGREES(ATAN2([.E284];[.F284]))+360; 360)" office:value-type="float" office:value="176.544826632281" calcext:value-type="float">
            <text:p>176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290" calcext:value-type="float">
            <text:p>290</text:p>
          </table:table-cell>
          <table:table-cell office:value-type="float" office:value="504" calcext:value-type="float">
            <text:p>504</text:p>
          </table:table-cell>
          <table:table-cell table:formula="of:=[.B285]-[.B$1]" office:value-type="float" office:value="-138.5" calcext:value-type="float">
            <text:p>-138.5</text:p>
          </table:table-cell>
          <table:table-cell table:formula="of:=[.C285]-[.C$1]" office:value-type="float" office:value="-8" calcext:value-type="float">
            <text:p>-8</text:p>
          </table:table-cell>
          <table:table-cell table:formula="of:=[.D285]-[.D$1]" office:value-type="float" office:value="368" calcext:value-type="float">
            <text:p>368</text:p>
          </table:table-cell>
          <table:table-cell table:style-name="ce4" table:formula="of:=SQRT([.E285]^2 + [.F285]^2 + [.G285]^2)" office:value-type="float" office:value="393.281387812848" calcext:value-type="float">
            <text:p>393.28</text:p>
          </table:table-cell>
          <table:table-cell table:style-name="ce4" table:formula="of:=[.E285]/[.$H285]" office:value-type="float" office:value="-0.352165152717342" calcext:value-type="float">
            <text:p>-0.35</text:p>
          </table:table-cell>
          <table:table-cell table:style-name="ce4" table:formula="of:=[.F285]/[.$H285]" office:value-type="float" office:value="-0.0203416694710378" calcext:value-type="float">
            <text:p>-0.02</text:p>
          </table:table-cell>
          <table:table-cell table:style-name="ce4" table:formula="of:=[.G285]/[.$H285]" office:value-type="float" office:value="0.935716795667739" calcext:value-type="float">
            <text:p>0.94</text:p>
          </table:table-cell>
          <table:table-cell table:formula="of:=MOD(DEGREES(ATAN2([.I285];[.J285]))+360; 360)" office:value-type="float" office:value="183.30583023155" calcext:value-type="float">
            <text:p>183.31</text:p>
          </table:table-cell>
          <table:table-cell table:formula="of:=MOD(DEGREES(ATAN2([.E285];[.F285]))+360; 360)" office:value-type="float" office:value="183.30583023155" calcext:value-type="float">
            <text:p>183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296" calcext:value-type="float">
            <text:p>296</text:p>
          </table:table-cell>
          <table:table-cell office:value-type="float" office:value="496" calcext:value-type="float">
            <text:p>496</text:p>
          </table:table-cell>
          <table:table-cell table:formula="of:=[.B286]-[.B$1]" office:value-type="float" office:value="-135.5" calcext:value-type="float">
            <text:p>-135.5</text:p>
          </table:table-cell>
          <table:table-cell table:formula="of:=[.C286]-[.C$1]" office:value-type="float" office:value="-2" calcext:value-type="float">
            <text:p>-2</text:p>
          </table:table-cell>
          <table:table-cell table:formula="of:=[.D286]-[.D$1]" office:value-type="float" office:value="360" calcext:value-type="float">
            <text:p>360</text:p>
          </table:table-cell>
          <table:table-cell table:style-name="ce4" table:formula="of:=SQRT([.E286]^2 + [.F286]^2 + [.G286]^2)" office:value-type="float" office:value="384.661214577191" calcext:value-type="float">
            <text:p>384.66</text:p>
          </table:table-cell>
          <table:table-cell table:style-name="ce4" table:formula="of:=[.E286]/[.$H286]" office:value-type="float" office:value="-0.352258025673157" calcext:value-type="float">
            <text:p>-0.35</text:p>
          </table:table-cell>
          <table:table-cell table:style-name="ce4" table:formula="of:=[.F286]/[.$H286]" office:value-type="float" office:value="-0.00519938045274032" calcext:value-type="float">
            <text:p>-0.01</text:p>
          </table:table-cell>
          <table:table-cell table:style-name="ce4" table:formula="of:=[.G286]/[.$H286]" office:value-type="float" office:value="0.935888481493258" calcext:value-type="float">
            <text:p>0.94</text:p>
          </table:table-cell>
          <table:table-cell table:formula="of:=MOD(DEGREES(ATAN2([.I286];[.J286]))+360; 360)" office:value-type="float" office:value="180.84563275572" calcext:value-type="float">
            <text:p>180.85</text:p>
          </table:table-cell>
          <table:table-cell table:formula="of:=MOD(DEGREES(ATAN2([.E286];[.F286]))+360; 360)" office:value-type="float" office:value="180.84563275572" calcext:value-type="float">
            <text:p>180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6" calcext:value-type="float">
            <text:p>296</text:p>
          </table:table-cell>
          <table:table-cell office:value-type="float" office:value="503" calcext:value-type="float">
            <text:p>503</text:p>
          </table:table-cell>
          <table:table-cell table:formula="of:=[.B287]-[.B$1]" office:value-type="float" office:value="-132.5" calcext:value-type="float">
            <text:p>-132.5</text:p>
          </table:table-cell>
          <table:table-cell table:formula="of:=[.C287]-[.C$1]" office:value-type="float" office:value="-2" calcext:value-type="float">
            <text:p>-2</text:p>
          </table:table-cell>
          <table:table-cell table:formula="of:=[.D287]-[.D$1]" office:value-type="float" office:value="367" calcext:value-type="float">
            <text:p>367</text:p>
          </table:table-cell>
          <table:table-cell table:style-name="ce4" table:formula="of:=SQRT([.E287]^2 + [.F287]^2 + [.G287]^2)" office:value-type="float" office:value="390.191299236669" calcext:value-type="float">
            <text:p>390.19</text:p>
          </table:table-cell>
          <table:table-cell table:style-name="ce4" table:formula="of:=[.E287]/[.$H287]" office:value-type="float" office:value="-0.339577023524639" calcext:value-type="float">
            <text:p>-0.34</text:p>
          </table:table-cell>
          <table:table-cell table:style-name="ce4" table:formula="of:=[.F287]/[.$H287]" office:value-type="float" office:value="-0.00512569092112663" calcext:value-type="float">
            <text:p>-0.01</text:p>
          </table:table-cell>
          <table:table-cell table:style-name="ce4" table:formula="of:=[.G287]/[.$H287]" office:value-type="float" office:value="0.940564284026737" calcext:value-type="float">
            <text:p>0.94</text:p>
          </table:table-cell>
          <table:table-cell table:formula="of:=MOD(DEGREES(ATAN2([.I287];[.J287]))+360; 360)" office:value-type="float" office:value="180.864776282291" calcext:value-type="float">
            <text:p>180.86</text:p>
          </table:table-cell>
          <table:table-cell table:formula="of:=MOD(DEGREES(ATAN2([.E287];[.F287]))+360; 360)" office:value-type="float" office:value="180.864776282291" calcext:value-type="float">
            <text:p>180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298" calcext:value-type="float">
            <text:p>298</text:p>
          </table:table-cell>
          <table:table-cell office:value-type="float" office:value="500" calcext:value-type="float">
            <text:p>500</text:p>
          </table:table-cell>
          <table:table-cell table:formula="of:=[.B288]-[.B$1]" office:value-type="float" office:value="-129.5" calcext:value-type="float">
            <text:p>-129.5</text:p>
          </table:table-cell>
          <table:table-cell table:formula="of:=[.C288]-[.C$1]" office:value-type="float" office:value="0" calcext:value-type="float">
            <text:p>0</text:p>
          </table:table-cell>
          <table:table-cell table:formula="of:=[.D288]-[.D$1]" office:value-type="float" office:value="364" calcext:value-type="float">
            <text:p>364</text:p>
          </table:table-cell>
          <table:table-cell table:style-name="ce4" table:formula="of:=SQRT([.E288]^2 + [.F288]^2 + [.G288]^2)" office:value-type="float" office:value="386.349906173148" calcext:value-type="float">
            <text:p>386.35</text:p>
          </table:table-cell>
          <table:table-cell table:style-name="ce4" table:formula="of:=[.E288]/[.$H288]" office:value-type="float" office:value="-0.335188382165577" calcext:value-type="float">
            <text:p>-0.34</text:p>
          </table:table-cell>
          <table:table-cell table:style-name="ce4" table:formula="of:=[.F288]/[.$H288]" office:value-type="float" office:value="0" calcext:value-type="float">
            <text:p>0.00</text:p>
          </table:table-cell>
          <table:table-cell table:style-name="ce4" table:formula="of:=[.G288]/[.$H288]" office:value-type="float" office:value="0.942151128249191" calcext:value-type="float">
            <text:p>0.94</text:p>
          </table:table-cell>
          <table:table-cell table:formula="of:=MOD(DEGREES(ATAN2([.I288];[.J288]))+360; 360)" office:value-type="float" office:value="180" calcext:value-type="float">
            <text:p>180.00</text:p>
          </table:table-cell>
          <table:table-cell table:formula="of:=MOD(DEGREES(ATAN2([.E288];[.F288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6" calcext:value-type="float">
            <text:p>296</text:p>
          </table:table-cell>
          <table:table-cell office:value-type="float" office:value="496" calcext:value-type="float">
            <text:p>496</text:p>
          </table:table-cell>
          <table:table-cell table:formula="of:=[.B289]-[.B$1]" office:value-type="float" office:value="-127.5" calcext:value-type="float">
            <text:p>-127.5</text:p>
          </table:table-cell>
          <table:table-cell table:formula="of:=[.C289]-[.C$1]" office:value-type="float" office:value="-2" calcext:value-type="float">
            <text:p>-2</text:p>
          </table:table-cell>
          <table:table-cell table:formula="of:=[.D289]-[.D$1]" office:value-type="float" office:value="360" calcext:value-type="float">
            <text:p>360</text:p>
          </table:table-cell>
          <table:table-cell table:style-name="ce4" table:formula="of:=SQRT([.E289]^2 + [.F289]^2 + [.G289]^2)" office:value-type="float" office:value="381.916548476235" calcext:value-type="float">
            <text:p>381.92</text:p>
          </table:table-cell>
          <table:table-cell table:style-name="ce4" table:formula="of:=[.E289]/[.$H289]" office:value-type="float" office:value="-0.333842564583016" calcext:value-type="float">
            <text:p>-0.33</text:p>
          </table:table-cell>
          <table:table-cell table:style-name="ce4" table:formula="of:=[.F289]/[.$H289]" office:value-type="float" office:value="-0.00523674611110614" calcext:value-type="float">
            <text:p>-0.01</text:p>
          </table:table-cell>
          <table:table-cell table:style-name="ce4" table:formula="of:=[.G289]/[.$H289]" office:value-type="float" office:value="0.942614299999105" calcext:value-type="float">
            <text:p>0.94</text:p>
          </table:table-cell>
          <table:table-cell table:formula="of:=MOD(DEGREES(ATAN2([.I289];[.J289]))+360; 360)" office:value-type="float" office:value="180.898683620738" calcext:value-type="float">
            <text:p>180.90</text:p>
          </table:table-cell>
          <table:table-cell table:formula="of:=MOD(DEGREES(ATAN2([.E289];[.F289]))+360; 360)" office:value-type="float" office:value="180.898683620738" calcext:value-type="float">
            <text:p>180.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8" calcext:value-type="float">
            <text:p>298</text:p>
          </table:table-cell>
          <table:table-cell office:value-type="float" office:value="497" calcext:value-type="float">
            <text:p>497</text:p>
          </table:table-cell>
          <table:table-cell table:formula="of:=[.B290]-[.B$1]" office:value-type="float" office:value="-131.5" calcext:value-type="float">
            <text:p>-131.5</text:p>
          </table:table-cell>
          <table:table-cell table:formula="of:=[.C290]-[.C$1]" office:value-type="float" office:value="0" calcext:value-type="float">
            <text:p>0</text:p>
          </table:table-cell>
          <table:table-cell table:formula="of:=[.D290]-[.D$1]" office:value-type="float" office:value="361" calcext:value-type="float">
            <text:p>361</text:p>
          </table:table-cell>
          <table:table-cell table:style-name="ce4" table:formula="of:=SQRT([.E290]^2 + [.F290]^2 + [.G290]^2)" office:value-type="float" office:value="384.204698045196" calcext:value-type="float">
            <text:p>384.20</text:p>
          </table:table-cell>
          <table:table-cell table:style-name="ce4" table:formula="of:=[.E290]/[.$H290]" office:value-type="float" office:value="-0.342265465958803" calcext:value-type="float">
            <text:p>-0.34</text:p>
          </table:table-cell>
          <table:table-cell table:style-name="ce4" table:formula="of:=[.F290]/[.$H290]" office:value-type="float" office:value="0" calcext:value-type="float">
            <text:p>0.00</text:p>
          </table:table-cell>
          <table:table-cell table:style-name="ce4" table:formula="of:=[.G290]/[.$H290]" office:value-type="float" office:value="0.9396032943812" calcext:value-type="float">
            <text:p>0.94</text:p>
          </table:table-cell>
          <table:table-cell table:formula="of:=MOD(DEGREES(ATAN2([.I290];[.J290]))+360; 360)" office:value-type="float" office:value="180" calcext:value-type="float">
            <text:p>180.00</text:p>
          </table:table-cell>
          <table:table-cell table:formula="of:=MOD(DEGREES(ATAN2([.E290];[.F290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" calcext:value-type="float">
            <text:p>-195</text:p>
          </table:table-cell>
          <table:table-cell office:value-type="float" office:value="301" calcext:value-type="float">
            <text:p>301</text:p>
          </table:table-cell>
          <table:table-cell office:value-type="float" office:value="505" calcext:value-type="float">
            <text:p>505</text:p>
          </table:table-cell>
          <table:table-cell table:formula="of:=[.B291]-[.B$1]" office:value-type="float" office:value="-139.5" calcext:value-type="float">
            <text:p>-139.5</text:p>
          </table:table-cell>
          <table:table-cell table:formula="of:=[.C291]-[.C$1]" office:value-type="float" office:value="3" calcext:value-type="float">
            <text:p>3</text:p>
          </table:table-cell>
          <table:table-cell table:formula="of:=[.D291]-[.D$1]" office:value-type="float" office:value="369" calcext:value-type="float">
            <text:p>369</text:p>
          </table:table-cell>
          <table:table-cell table:style-name="ce4" table:formula="of:=SQRT([.E291]^2 + [.F291]^2 + [.G291]^2)" office:value-type="float" office:value="394.5" calcext:value-type="float">
            <text:p>394.50</text:p>
          </table:table-cell>
          <table:table-cell table:style-name="ce4" table:formula="of:=[.E291]/[.$H291]" office:value-type="float" office:value="-0.35361216730038" calcext:value-type="float">
            <text:p>-0.35</text:p>
          </table:table-cell>
          <table:table-cell table:style-name="ce4" table:formula="of:=[.F291]/[.$H291]" office:value-type="float" office:value="0.00760456273764259" calcext:value-type="float">
            <text:p>0.01</text:p>
          </table:table-cell>
          <table:table-cell table:style-name="ce4" table:formula="of:=[.G291]/[.$H291]" office:value-type="float" office:value="0.935361216730038" calcext:value-type="float">
            <text:p>0.94</text:p>
          </table:table-cell>
          <table:table-cell table:formula="of:=MOD(DEGREES(ATAN2([.I291];[.J291]))+360; 360)" office:value-type="float" office:value="178.76802259736" calcext:value-type="float">
            <text:p>178.77</text:p>
          </table:table-cell>
          <table:table-cell table:formula="of:=MOD(DEGREES(ATAN2([.E291];[.F291]))+360; 360)" office:value-type="float" office:value="178.76802259736" calcext:value-type="float">
            <text:p>178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6" calcext:value-type="float">
            <text:p>296</text:p>
          </table:table-cell>
          <table:table-cell office:value-type="float" office:value="505" calcext:value-type="float">
            <text:p>505</text:p>
          </table:table-cell>
          <table:table-cell table:formula="of:=[.B292]-[.B$1]" office:value-type="float" office:value="-127.5" calcext:value-type="float">
            <text:p>-127.5</text:p>
          </table:table-cell>
          <table:table-cell table:formula="of:=[.C292]-[.C$1]" office:value-type="float" office:value="-2" calcext:value-type="float">
            <text:p>-2</text:p>
          </table:table-cell>
          <table:table-cell table:formula="of:=[.D292]-[.D$1]" office:value-type="float" office:value="369" calcext:value-type="float">
            <text:p>369</text:p>
          </table:table-cell>
          <table:table-cell table:style-name="ce4" table:formula="of:=SQRT([.E292]^2 + [.F292]^2 + [.G292]^2)" office:value-type="float" office:value="390.411641732159" calcext:value-type="float">
            <text:p>390.41</text:p>
          </table:table-cell>
          <table:table-cell table:style-name="ce4" table:formula="of:=[.E292]/[.$H292]" office:value-type="float" office:value="-0.326578376183441" calcext:value-type="float">
            <text:p>-0.33</text:p>
          </table:table-cell>
          <table:table-cell table:style-name="ce4" table:formula="of:=[.F292]/[.$H292]" office:value-type="float" office:value="-0.00512279805777947" calcext:value-type="float">
            <text:p>-0.01</text:p>
          </table:table-cell>
          <table:table-cell table:style-name="ce4" table:formula="of:=[.G292]/[.$H292]" office:value-type="float" office:value="0.945156241660312" calcext:value-type="float">
            <text:p>0.95</text:p>
          </table:table-cell>
          <table:table-cell table:formula="of:=MOD(DEGREES(ATAN2([.I292];[.J292]))+360; 360)" office:value-type="float" office:value="180.898683620738" calcext:value-type="float">
            <text:p>180.90</text:p>
          </table:table-cell>
          <table:table-cell table:formula="of:=MOD(DEGREES(ATAN2([.E292];[.F292]))+360; 360)" office:value-type="float" office:value="180.898683620738" calcext:value-type="float">
            <text:p>180.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292" calcext:value-type="float">
            <text:p>292</text:p>
          </table:table-cell>
          <table:table-cell office:value-type="float" office:value="501" calcext:value-type="float">
            <text:p>501</text:p>
          </table:table-cell>
          <table:table-cell table:formula="of:=[.B293]-[.B$1]" office:value-type="float" office:value="-135.5" calcext:value-type="float">
            <text:p>-135.5</text:p>
          </table:table-cell>
          <table:table-cell table:formula="of:=[.C293]-[.C$1]" office:value-type="float" office:value="-6" calcext:value-type="float">
            <text:p>-6</text:p>
          </table:table-cell>
          <table:table-cell table:formula="of:=[.D293]-[.D$1]" office:value-type="float" office:value="365" calcext:value-type="float">
            <text:p>365</text:p>
          </table:table-cell>
          <table:table-cell table:style-name="ce4" table:formula="of:=SQRT([.E293]^2 + [.F293]^2 + [.G293]^2)" office:value-type="float" office:value="389.385734201961" calcext:value-type="float">
            <text:p>389.39</text:p>
          </table:table-cell>
          <table:table-cell table:style-name="ce4" table:formula="of:=[.E293]/[.$H293]" office:value-type="float" office:value="-0.3479839863104" calcext:value-type="float">
            <text:p>-0.35</text:p>
          </table:table-cell>
          <table:table-cell table:style-name="ce4" table:formula="of:=[.F293]/[.$H293]" office:value-type="float" office:value="-0.0154088850026745" calcext:value-type="float">
            <text:p>-0.02</text:p>
          </table:table-cell>
          <table:table-cell table:style-name="ce4" table:formula="of:=[.G293]/[.$H293]" office:value-type="float" office:value="0.9373738376627" calcext:value-type="float">
            <text:p>0.94</text:p>
          </table:table-cell>
          <table:table-cell table:formula="of:=MOD(DEGREES(ATAN2([.I293];[.J293]))+360; 360)" office:value-type="float" office:value="182.535426234465" calcext:value-type="float">
            <text:p>182.54</text:p>
          </table:table-cell>
          <table:table-cell table:formula="of:=MOD(DEGREES(ATAN2([.E293];[.F293]))+360; 360)" office:value-type="float" office:value="182.535426234465" calcext:value-type="float">
            <text:p>182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11" calcext:value-type="float">
            <text:p>311</text:p>
          </table:table-cell>
          <table:table-cell office:value-type="float" office:value="505" calcext:value-type="float">
            <text:p>505</text:p>
          </table:table-cell>
          <table:table-cell table:formula="of:=[.B294]-[.B$1]" office:value-type="float" office:value="-132.5" calcext:value-type="float">
            <text:p>-132.5</text:p>
          </table:table-cell>
          <table:table-cell table:formula="of:=[.C294]-[.C$1]" office:value-type="float" office:value="13" calcext:value-type="float">
            <text:p>13</text:p>
          </table:table-cell>
          <table:table-cell table:formula="of:=[.D294]-[.D$1]" office:value-type="float" office:value="369" calcext:value-type="float">
            <text:p>369</text:p>
          </table:table-cell>
          <table:table-cell table:style-name="ce4" table:formula="of:=SQRT([.E294]^2 + [.F294]^2 + [.G294]^2)" office:value-type="float" office:value="392.283379714206" calcext:value-type="float">
            <text:p>392.28</text:p>
          </table:table-cell>
          <table:table-cell table:style-name="ce4" table:formula="of:=[.E294]/[.$H294]" office:value-type="float" office:value="-0.337766030507159" calcext:value-type="float">
            <text:p>-0.34</text:p>
          </table:table-cell>
          <table:table-cell table:style-name="ce4" table:formula="of:=[.F294]/[.$H294]" office:value-type="float" office:value="0.0331393086535326" calcext:value-type="float">
            <text:p>0.03</text:p>
          </table:table-cell>
          <table:table-cell table:style-name="ce4" table:formula="of:=[.G294]/[.$H294]" office:value-type="float" office:value="0.940646530242579" calcext:value-type="float">
            <text:p>0.94</text:p>
          </table:table-cell>
          <table:table-cell table:formula="of:=MOD(DEGREES(ATAN2([.I294];[.J294]))+360; 360)" office:value-type="float" office:value="174.396461632376" calcext:value-type="float">
            <text:p>174.40</text:p>
          </table:table-cell>
          <table:table-cell table:formula="of:=MOD(DEGREES(ATAN2([.E294];[.F294]))+360; 360)" office:value-type="float" office:value="174.396461632376" calcext:value-type="float">
            <text:p>174.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table:formula="of:=[.B295]-[.B$1]" office:value-type="float" office:value="-129.5" calcext:value-type="float">
            <text:p>-129.5</text:p>
          </table:table-cell>
          <table:table-cell table:formula="of:=[.C295]-[.C$1]" office:value-type="float" office:value="2" calcext:value-type="float">
            <text:p>2</text:p>
          </table:table-cell>
          <table:table-cell table:formula="of:=[.D295]-[.D$1]" office:value-type="float" office:value="366" calcext:value-type="float">
            <text:p>366</text:p>
          </table:table-cell>
          <table:table-cell table:style-name="ce4" table:formula="of:=SQRT([.E295]^2 + [.F295]^2 + [.G295]^2)" office:value-type="float" office:value="388.239938697708" calcext:value-type="float">
            <text:p>388.24</text:p>
          </table:table-cell>
          <table:table-cell table:style-name="ce4" table:formula="of:=[.E295]/[.$H295]" office:value-type="float" office:value="-0.333556615618651" calcext:value-type="float">
            <text:p>-0.33</text:p>
          </table:table-cell>
          <table:table-cell table:style-name="ce4" table:formula="of:=[.F295]/[.$H295]" office:value-type="float" office:value="0.00515145352306797" calcext:value-type="float">
            <text:p>0.01</text:p>
          </table:table-cell>
          <table:table-cell table:style-name="ce4" table:formula="of:=[.G295]/[.$H295]" office:value-type="float" office:value="0.942715994721438" calcext:value-type="float">
            <text:p>0.94</text:p>
          </table:table-cell>
          <table:table-cell table:formula="of:=MOD(DEGREES(ATAN2([.I295];[.J295]))+360; 360)" office:value-type="float" office:value="179.115193439166" calcext:value-type="float">
            <text:p>179.12</text:p>
          </table:table-cell>
          <table:table-cell table:formula="of:=MOD(DEGREES(ATAN2([.E295];[.F295]))+360; 360)" office:value-type="float" office:value="179.115193439166" calcext:value-type="float">
            <text:p>1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5" calcext:value-type="float">
            <text:p>305</text:p>
          </table:table-cell>
          <table:table-cell office:value-type="float" office:value="504" calcext:value-type="float">
            <text:p>504</text:p>
          </table:table-cell>
          <table:table-cell table:formula="of:=[.B296]-[.B$1]" office:value-type="float" office:value="-129.5" calcext:value-type="float">
            <text:p>-129.5</text:p>
          </table:table-cell>
          <table:table-cell table:formula="of:=[.C296]-[.C$1]" office:value-type="float" office:value="7" calcext:value-type="float">
            <text:p>7</text:p>
          </table:table-cell>
          <table:table-cell table:formula="of:=[.D296]-[.D$1]" office:value-type="float" office:value="368" calcext:value-type="float">
            <text:p>368</text:p>
          </table:table-cell>
          <table:table-cell table:style-name="ce4" table:formula="of:=SQRT([.E296]^2 + [.F296]^2 + [.G296]^2)" office:value-type="float" office:value="390.183610624537" calcext:value-type="float">
            <text:p>390.18</text:p>
          </table:table-cell>
          <table:table-cell table:style-name="ce4" table:formula="of:=[.E296]/[.$H296]" office:value-type="float" office:value="-0.331895027043087" calcext:value-type="float">
            <text:p>-0.33</text:p>
          </table:table-cell>
          <table:table-cell table:style-name="ce4" table:formula="of:=[.F296]/[.$H296]" office:value-type="float" office:value="0.0179402717320588" calcext:value-type="float">
            <text:p>0.02</text:p>
          </table:table-cell>
          <table:table-cell table:style-name="ce4" table:formula="of:=[.G296]/[.$H296]" office:value-type="float" office:value="0.943145713913947" calcext:value-type="float">
            <text:p>0.94</text:p>
          </table:table-cell>
          <table:table-cell table:formula="of:=MOD(DEGREES(ATAN2([.I296];[.J296]))+360; 360)" office:value-type="float" office:value="176.905941941083" calcext:value-type="float">
            <text:p>176.91</text:p>
          </table:table-cell>
          <table:table-cell table:formula="of:=MOD(DEGREES(ATAN2([.E296];[.F296]))+360; 360)" office:value-type="float" office:value="176.905941941083" calcext:value-type="float">
            <text:p>176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6" calcext:value-type="float">
            <text:p>306</text:p>
          </table:table-cell>
          <table:table-cell office:value-type="float" office:value="503" calcext:value-type="float">
            <text:p>503</text:p>
          </table:table-cell>
          <table:table-cell table:formula="of:=[.B297]-[.B$1]" office:value-type="float" office:value="-130.5" calcext:value-type="float">
            <text:p>-130.5</text:p>
          </table:table-cell>
          <table:table-cell table:formula="of:=[.C297]-[.C$1]" office:value-type="float" office:value="8" calcext:value-type="float">
            <text:p>8</text:p>
          </table:table-cell>
          <table:table-cell table:formula="of:=[.D297]-[.D$1]" office:value-type="float" office:value="367" calcext:value-type="float">
            <text:p>367</text:p>
          </table:table-cell>
          <table:table-cell table:style-name="ce4" table:formula="of:=SQRT([.E297]^2 + [.F297]^2 + [.G297]^2)" office:value-type="float" office:value="389.593698614338" calcext:value-type="float">
            <text:p>389.59</text:p>
          </table:table-cell>
          <table:table-cell table:style-name="ce4" table:formula="of:=[.E297]/[.$H297]" office:value-type="float" office:value="-0.334964349947515" calcext:value-type="float">
            <text:p>-0.33</text:p>
          </table:table-cell>
          <table:table-cell table:style-name="ce4" table:formula="of:=[.F297]/[.$H297]" office:value-type="float" office:value="0.0205342130236025" calcext:value-type="float">
            <text:p>0.02</text:p>
          </table:table-cell>
          <table:table-cell table:style-name="ce4" table:formula="of:=[.G297]/[.$H297]" office:value-type="float" office:value="0.942007022457763" calcext:value-type="float">
            <text:p>0.94</text:p>
          </table:table-cell>
          <table:table-cell table:formula="of:=MOD(DEGREES(ATAN2([.I297];[.J297]))+360; 360)" office:value-type="float" office:value="176.492005024266" calcext:value-type="float">
            <text:p>176.49</text:p>
          </table:table-cell>
          <table:table-cell table:formula="of:=MOD(DEGREES(ATAN2([.E297];[.F297]))+360; 360)" office:value-type="float" office:value="176.492005024266" calcext:value-type="float">
            <text:p>176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4" calcext:value-type="float">
            <text:p>304</text:p>
          </table:table-cell>
          <table:table-cell office:value-type="float" office:value="503" calcext:value-type="float">
            <text:p>503</text:p>
          </table:table-cell>
          <table:table-cell table:formula="of:=[.B298]-[.B$1]" office:value-type="float" office:value="-135.5" calcext:value-type="float">
            <text:p>-135.5</text:p>
          </table:table-cell>
          <table:table-cell table:formula="of:=[.C298]-[.C$1]" office:value-type="float" office:value="6" calcext:value-type="float">
            <text:p>6</text:p>
          </table:table-cell>
          <table:table-cell table:formula="of:=[.D298]-[.D$1]" office:value-type="float" office:value="367" calcext:value-type="float">
            <text:p>367</text:p>
          </table:table-cell>
          <table:table-cell table:style-name="ce4" table:formula="of:=SQRT([.E298]^2 + [.F298]^2 + [.G298]^2)" office:value-type="float" office:value="391.261102078906" calcext:value-type="float">
            <text:p>391.26</text:p>
          </table:table-cell>
          <table:table-cell table:style-name="ce4" table:formula="of:=[.E298]/[.$H298]" office:value-type="float" office:value="-0.346316051557493" calcext:value-type="float">
            <text:p>-0.35</text:p>
          </table:table-cell>
          <table:table-cell table:style-name="ce4" table:formula="of:=[.F298]/[.$H298]" office:value-type="float" office:value="0.0153350281132469" calcext:value-type="float">
            <text:p>0.02</text:p>
          </table:table-cell>
          <table:table-cell table:style-name="ce4" table:formula="of:=[.G298]/[.$H298]" office:value-type="float" office:value="0.937992552926938" calcext:value-type="float">
            <text:p>0.94</text:p>
          </table:table-cell>
          <table:table-cell table:formula="of:=MOD(DEGREES(ATAN2([.I298];[.J298]))+360; 360)" office:value-type="float" office:value="177.464573765535" calcext:value-type="float">
            <text:p>177.46</text:p>
          </table:table-cell>
          <table:table-cell table:formula="of:=MOD(DEGREES(ATAN2([.E298];[.F298]))+360; 360)" office:value-type="float" office:value="177.464573765535" calcext:value-type="float">
            <text:p>17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6" calcext:value-type="float">
            <text:p>296</text:p>
          </table:table-cell>
          <table:table-cell office:value-type="float" office:value="501" calcext:value-type="float">
            <text:p>501</text:p>
          </table:table-cell>
          <table:table-cell table:formula="of:=[.B299]-[.B$1]" office:value-type="float" office:value="-132.5" calcext:value-type="float">
            <text:p>-132.5</text:p>
          </table:table-cell>
          <table:table-cell table:formula="of:=[.C299]-[.C$1]" office:value-type="float" office:value="-2" calcext:value-type="float">
            <text:p>-2</text:p>
          </table:table-cell>
          <table:table-cell table:formula="of:=[.D299]-[.D$1]" office:value-type="float" office:value="365" calcext:value-type="float">
            <text:p>365</text:p>
          </table:table-cell>
          <table:table-cell table:style-name="ce4" table:formula="of:=SQRT([.E299]^2 + [.F299]^2 + [.G299]^2)" office:value-type="float" office:value="388.310764723308" calcext:value-type="float">
            <text:p>388.31</text:p>
          </table:table-cell>
          <table:table-cell table:style-name="ce4" table:formula="of:=[.E299]/[.$H299]" office:value-type="float" office:value="-0.341221547371764" calcext:value-type="float">
            <text:p>-0.34</text:p>
          </table:table-cell>
          <table:table-cell table:style-name="ce4" table:formula="of:=[.F299]/[.$H299]" office:value-type="float" office:value="-0.00515051392259266" calcext:value-type="float">
            <text:p>-0.01</text:p>
          </table:table-cell>
          <table:table-cell table:style-name="ce4" table:formula="of:=[.G299]/[.$H299]" office:value-type="float" office:value="0.939968790873161" calcext:value-type="float">
            <text:p>0.94</text:p>
          </table:table-cell>
          <table:table-cell table:formula="of:=MOD(DEGREES(ATAN2([.I299];[.J299]))+360; 360)" office:value-type="float" office:value="180.864776282291" calcext:value-type="float">
            <text:p>180.86</text:p>
          </table:table-cell>
          <table:table-cell table:formula="of:=MOD(DEGREES(ATAN2([.E299];[.F299]))+360; 360)" office:value-type="float" office:value="180.864776282291" calcext:value-type="float">
            <text:p>180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9" calcext:value-type="float">
            <text:p>299</text:p>
          </table:table-cell>
          <table:table-cell office:value-type="float" office:value="501" calcext:value-type="float">
            <text:p>501</text:p>
          </table:table-cell>
          <table:table-cell table:formula="of:=[.B300]-[.B$1]" office:value-type="float" office:value="-137.5" calcext:value-type="float">
            <text:p>-137.5</text:p>
          </table:table-cell>
          <table:table-cell table:formula="of:=[.C300]-[.C$1]" office:value-type="float" office:value="1" calcext:value-type="float">
            <text:p>1</text:p>
          </table:table-cell>
          <table:table-cell table:formula="of:=[.D300]-[.D$1]" office:value-type="float" office:value="365" calcext:value-type="float">
            <text:p>365</text:p>
          </table:table-cell>
          <table:table-cell table:style-name="ce4" table:formula="of:=SQRT([.E300]^2 + [.F300]^2 + [.G300]^2)" office:value-type="float" office:value="390.041343962406" calcext:value-type="float">
            <text:p>390.04</text:p>
          </table:table-cell>
          <table:table-cell table:style-name="ce4" table:formula="of:=[.E300]/[.$H300]" office:value-type="float" office:value="-0.352526731148924" calcext:value-type="float">
            <text:p>-0.35</text:p>
          </table:table-cell>
          <table:table-cell table:style-name="ce4" table:formula="of:=[.F300]/[.$H300]" office:value-type="float" office:value="0.00256383077199217" calcext:value-type="float">
            <text:p>0.00</text:p>
          </table:table-cell>
          <table:table-cell table:style-name="ce4" table:formula="of:=[.G300]/[.$H300]" office:value-type="float" office:value="0.935798231777143" calcext:value-type="float">
            <text:p>0.94</text:p>
          </table:table-cell>
          <table:table-cell table:formula="of:=MOD(DEGREES(ATAN2([.I300];[.J300]))+360; 360)" office:value-type="float" office:value="179.583310768207" calcext:value-type="float">
            <text:p>179.58</text:p>
          </table:table-cell>
          <table:table-cell table:formula="of:=MOD(DEGREES(ATAN2([.E300];[.F300]))+360; 360)" office:value-type="float" office:value="179.583310768207" calcext:value-type="float">
            <text:p>179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5" calcext:value-type="float">
            <text:p>295</text:p>
          </table:table-cell>
          <table:table-cell office:value-type="float" office:value="500" calcext:value-type="float">
            <text:p>500</text:p>
          </table:table-cell>
          <table:table-cell table:formula="of:=[.B301]-[.B$1]" office:value-type="float" office:value="-133.5" calcext:value-type="float">
            <text:p>-133.5</text:p>
          </table:table-cell>
          <table:table-cell table:formula="of:=[.C301]-[.C$1]" office:value-type="float" office:value="-3" calcext:value-type="float">
            <text:p>-3</text:p>
          </table:table-cell>
          <table:table-cell table:formula="of:=[.D301]-[.D$1]" office:value-type="float" office:value="364" calcext:value-type="float">
            <text:p>364</text:p>
          </table:table-cell>
          <table:table-cell table:style-name="ce4" table:formula="of:=SQRT([.E301]^2 + [.F301]^2 + [.G301]^2)" office:value-type="float" office:value="387.720582378599" calcext:value-type="float">
            <text:p>387.72</text:p>
          </table:table-cell>
          <table:table-cell table:style-name="ce4" table:formula="of:=[.E301]/[.$H301]" office:value-type="float" office:value="-0.344320126574144" calcext:value-type="float">
            <text:p>-0.34</text:p>
          </table:table-cell>
          <table:table-cell table:style-name="ce4" table:formula="of:=[.F301]/[.$H301]" office:value-type="float" office:value="-0.00773753093425042" calcext:value-type="float">
            <text:p>-0.01</text:p>
          </table:table-cell>
          <table:table-cell table:style-name="ce4" table:formula="of:=[.G301]/[.$H301]" office:value-type="float" office:value="0.938820420022385" calcext:value-type="float">
            <text:p>0.94</text:p>
          </table:table-cell>
          <table:table-cell table:formula="of:=MOD(DEGREES(ATAN2([.I301];[.J301]))+360; 360)" office:value-type="float" office:value="181.287328941525" calcext:value-type="float">
            <text:p>181.29</text:p>
          </table:table-cell>
          <table:table-cell table:formula="of:=MOD(DEGREES(ATAN2([.E301];[.F301]))+360; 360)" office:value-type="float" office:value="181.287328941525" calcext:value-type="float">
            <text:p>181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293" calcext:value-type="float">
            <text:p>293</text:p>
          </table:table-cell>
          <table:table-cell office:value-type="float" office:value="502" calcext:value-type="float">
            <text:p>502</text:p>
          </table:table-cell>
          <table:table-cell table:formula="of:=[.B302]-[.B$1]" office:value-type="float" office:value="-129.5" calcext:value-type="float">
            <text:p>-129.5</text:p>
          </table:table-cell>
          <table:table-cell table:formula="of:=[.C302]-[.C$1]" office:value-type="float" office:value="-5" calcext:value-type="float">
            <text:p>-5</text:p>
          </table:table-cell>
          <table:table-cell table:formula="of:=[.D302]-[.D$1]" office:value-type="float" office:value="366" calcext:value-type="float">
            <text:p>366</text:p>
          </table:table-cell>
          <table:table-cell table:style-name="ce4" table:formula="of:=SQRT([.E302]^2 + [.F302]^2 + [.G302]^2)" office:value-type="float" office:value="388.266982886776" calcext:value-type="float">
            <text:p>388.27</text:p>
          </table:table-cell>
          <table:table-cell table:style-name="ce4" table:formula="of:=[.E302]/[.$H302]" office:value-type="float" office:value="-0.33353338220305" calcext:value-type="float">
            <text:p>-0.33</text:p>
          </table:table-cell>
          <table:table-cell table:style-name="ce4" table:formula="of:=[.F302]/[.$H302]" office:value-type="float" office:value="-0.0128777367645965" calcext:value-type="float">
            <text:p>-0.01</text:p>
          </table:table-cell>
          <table:table-cell table:style-name="ce4" table:formula="of:=[.G302]/[.$H302]" office:value-type="float" office:value="0.942650331168465" calcext:value-type="float">
            <text:p>0.94</text:p>
          </table:table-cell>
          <table:table-cell table:formula="of:=MOD(DEGREES(ATAN2([.I302];[.J302]))+360; 360)" office:value-type="float" office:value="182.211093977171" calcext:value-type="float">
            <text:p>182.21</text:p>
          </table:table-cell>
          <table:table-cell table:formula="of:=MOD(DEGREES(ATAN2([.E302];[.F302]))+360; 360)" office:value-type="float" office:value="182.211093977171" calcext:value-type="float">
            <text:p>182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7" calcext:value-type="float">
            <text:p>-197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formula="of:=[.B303]-[.B$1]" office:value-type="float" office:value="-141.5" calcext:value-type="float">
            <text:p>-141.5</text:p>
          </table:table-cell>
          <table:table-cell table:formula="of:=[.C303]-[.C$1]" office:value-type="float" office:value="2" calcext:value-type="float">
            <text:p>2</text:p>
          </table:table-cell>
          <table:table-cell table:formula="of:=[.D303]-[.D$1]" office:value-type="float" office:value="364" calcext:value-type="float">
            <text:p>364</text:p>
          </table:table-cell>
          <table:table-cell table:style-name="ce4" table:formula="of:=SQRT([.E303]^2 + [.F303]^2 + [.G303]^2)" office:value-type="float" office:value="390.540970962075" calcext:value-type="float">
            <text:p>390.54</text:p>
          </table:table-cell>
          <table:table-cell table:style-name="ce4" table:formula="of:=[.E303]/[.$H303]" office:value-type="float" office:value="-0.362317939783432" calcext:value-type="float">
            <text:p>-0.36</text:p>
          </table:table-cell>
          <table:table-cell table:style-name="ce4" table:formula="of:=[.F303]/[.$H303]" office:value-type="float" office:value="0.00512110162238066" calcext:value-type="float">
            <text:p>0.01</text:p>
          </table:table-cell>
          <table:table-cell table:style-name="ce4" table:formula="of:=[.G303]/[.$H303]" office:value-type="float" office:value="0.932040495273281" calcext:value-type="float">
            <text:p>0.93</text:p>
          </table:table-cell>
          <table:table-cell table:formula="of:=MOD(DEGREES(ATAN2([.I303];[.J303]))+360; 360)" office:value-type="float" office:value="179.190219583089" calcext:value-type="float">
            <text:p>179.19</text:p>
          </table:table-cell>
          <table:table-cell table:formula="of:=MOD(DEGREES(ATAN2([.E303];[.F303]))+360; 360)" office:value-type="float" office:value="179.190219583089" calcext:value-type="float">
            <text:p>179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2" calcext:value-type="float">
            <text:p>-19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formula="of:=[.B304]-[.B$1]" office:value-type="float" office:value="-136.5" calcext:value-type="float">
            <text:p>-136.5</text:p>
          </table:table-cell>
          <table:table-cell table:formula="of:=[.C304]-[.C$1]" office:value-type="float" office:value="2" calcext:value-type="float">
            <text:p>2</text:p>
          </table:table-cell>
          <table:table-cell table:formula="of:=[.D304]-[.D$1]" office:value-type="float" office:value="364" calcext:value-type="float">
            <text:p>364</text:p>
          </table:table-cell>
          <table:table-cell table:style-name="ce4" table:formula="of:=SQRT([.E304]^2 + [.F304]^2 + [.G304]^2)" office:value-type="float" office:value="388.757315043717" calcext:value-type="float">
            <text:p>388.76</text:p>
          </table:table-cell>
          <table:table-cell table:style-name="ce4" table:formula="of:=[.E304]/[.$H304]" office:value-type="float" office:value="-0.351118794985633" calcext:value-type="float">
            <text:p>-0.35</text:p>
          </table:table-cell>
          <table:table-cell table:style-name="ce4" table:formula="of:=[.F304]/[.$H304]" office:value-type="float" office:value="0.00514459772872722" calcext:value-type="float">
            <text:p>0.01</text:p>
          </table:table-cell>
          <table:table-cell table:style-name="ce4" table:formula="of:=[.G304]/[.$H304]" office:value-type="float" office:value="0.936316786628354" calcext:value-type="float">
            <text:p>0.94</text:p>
          </table:table-cell>
          <table:table-cell table:formula="of:=MOD(DEGREES(ATAN2([.I304];[.J304]))+360; 360)" office:value-type="float" office:value="179.160561466288" calcext:value-type="float">
            <text:p>179.16</text:p>
          </table:table-cell>
          <table:table-cell table:formula="of:=MOD(DEGREES(ATAN2([.E304];[.F304]))+360; 360)" office:value-type="float" office:value="179.160561466288" calcext:value-type="float">
            <text:p>17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5" calcext:value-type="float">
            <text:p>-195</text:p>
          </table:table-cell>
          <table:table-cell office:value-type="float" office:value="299" calcext:value-type="float">
            <text:p>299</text:p>
          </table:table-cell>
          <table:table-cell office:value-type="float" office:value="498" calcext:value-type="float">
            <text:p>498</text:p>
          </table:table-cell>
          <table:table-cell table:formula="of:=[.B305]-[.B$1]" office:value-type="float" office:value="-139.5" calcext:value-type="float">
            <text:p>-139.5</text:p>
          </table:table-cell>
          <table:table-cell table:formula="of:=[.C305]-[.C$1]" office:value-type="float" office:value="1" calcext:value-type="float">
            <text:p>1</text:p>
          </table:table-cell>
          <table:table-cell table:formula="of:=[.D305]-[.D$1]" office:value-type="float" office:value="362" calcext:value-type="float">
            <text:p>362</text:p>
          </table:table-cell>
          <table:table-cell table:style-name="ce4" table:formula="of:=SQRT([.E305]^2 + [.F305]^2 + [.G305]^2)" office:value-type="float" office:value="387.950061219224" calcext:value-type="float">
            <text:p>387.95</text:p>
          </table:table-cell>
          <table:table-cell table:style-name="ce4" table:formula="of:=[.E305]/[.$H305]" office:value-type="float" office:value="-0.359582363672243" calcext:value-type="float">
            <text:p>-0.36</text:p>
          </table:table-cell>
          <table:table-cell table:style-name="ce4" table:formula="of:=[.F305]/[.$H305]" office:value-type="float" office:value="0.00257765135248919" calcext:value-type="float">
            <text:p>0.00</text:p>
          </table:table-cell>
          <table:table-cell table:style-name="ce4" table:formula="of:=[.G305]/[.$H305]" office:value-type="float" office:value="0.933109789601089" calcext:value-type="float">
            <text:p>0.93</text:p>
          </table:table-cell>
          <table:table-cell table:formula="of:=MOD(DEGREES(ATAN2([.I305];[.J305]))+360; 360)" office:value-type="float" office:value="179.589284601235" calcext:value-type="float">
            <text:p>179.59</text:p>
          </table:table-cell>
          <table:table-cell table:formula="of:=MOD(DEGREES(ATAN2([.E305];[.F305]))+360; 360)" office:value-type="float" office:value="179.589284601235" calcext:value-type="float">
            <text:p>179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2" calcext:value-type="float">
            <text:p>302</text:p>
          </table:table-cell>
          <table:table-cell office:value-type="float" office:value="502" calcext:value-type="float">
            <text:p>502</text:p>
          </table:table-cell>
          <table:table-cell table:formula="of:=[.B306]-[.B$1]" office:value-type="float" office:value="-133.5" calcext:value-type="float">
            <text:p>-133.5</text:p>
          </table:table-cell>
          <table:table-cell table:formula="of:=[.C306]-[.C$1]" office:value-type="float" office:value="4" calcext:value-type="float">
            <text:p>4</text:p>
          </table:table-cell>
          <table:table-cell table:formula="of:=[.D306]-[.D$1]" office:value-type="float" office:value="366" calcext:value-type="float">
            <text:p>366</text:p>
          </table:table-cell>
          <table:table-cell table:style-name="ce4" table:formula="of:=SQRT([.E306]^2 + [.F306]^2 + [.G306]^2)" office:value-type="float" office:value="389.607815630026" calcext:value-type="float">
            <text:p>389.61</text:p>
          </table:table-cell>
          <table:table-cell table:style-name="ce4" table:formula="of:=[.E306]/[.$H306]" office:value-type="float" office:value="-0.342652263749176" calcext:value-type="float">
            <text:p>-0.34</text:p>
          </table:table-cell>
          <table:table-cell table:style-name="ce4" table:formula="of:=[.F306]/[.$H306]" office:value-type="float" office:value="0.0102667344943573" calcext:value-type="float">
            <text:p>0.01</text:p>
          </table:table-cell>
          <table:table-cell table:style-name="ce4" table:formula="of:=[.G306]/[.$H306]" office:value-type="float" office:value="0.939406206233697" calcext:value-type="float">
            <text:p>0.94</text:p>
          </table:table-cell>
          <table:table-cell table:formula="of:=MOD(DEGREES(ATAN2([.I306];[.J306]))+360; 360)" office:value-type="float" office:value="178.283785980514" calcext:value-type="float">
            <text:p>178.28</text:p>
          </table:table-cell>
          <table:table-cell table:formula="of:=MOD(DEGREES(ATAN2([.E306];[.F306]))+360; 360)" office:value-type="float" office:value="178.283785980514" calcext:value-type="float">
            <text:p>178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306" calcext:value-type="float">
            <text:p>306</text:p>
          </table:table-cell>
          <table:table-cell office:value-type="float" office:value="510" calcext:value-type="float">
            <text:p>510</text:p>
          </table:table-cell>
          <table:table-cell table:formula="of:=[.B307]-[.B$1]" office:value-type="float" office:value="-127.5" calcext:value-type="float">
            <text:p>-127.5</text:p>
          </table:table-cell>
          <table:table-cell table:formula="of:=[.C307]-[.C$1]" office:value-type="float" office:value="8" calcext:value-type="float">
            <text:p>8</text:p>
          </table:table-cell>
          <table:table-cell table:formula="of:=[.D307]-[.D$1]" office:value-type="float" office:value="374" calcext:value-type="float">
            <text:p>374</text:p>
          </table:table-cell>
          <table:table-cell table:style-name="ce4" table:formula="of:=SQRT([.E307]^2 + [.F307]^2 + [.G307]^2)" office:value-type="float" office:value="395.216712703296" calcext:value-type="float">
            <text:p>395.22</text:p>
          </table:table-cell>
          <table:table-cell table:style-name="ce4" table:formula="of:=[.E307]/[.$H307]" office:value-type="float" office:value="-0.322607814654131" calcext:value-type="float">
            <text:p>-0.32</text:p>
          </table:table-cell>
          <table:table-cell table:style-name="ce4" table:formula="of:=[.F307]/[.$H307]" office:value-type="float" office:value="0.0202420589586906" calcext:value-type="float">
            <text:p>0.02</text:p>
          </table:table-cell>
          <table:table-cell table:style-name="ce4" table:formula="of:=[.G307]/[.$H307]" office:value-type="float" office:value="0.946316256318784" calcext:value-type="float">
            <text:p>0.95</text:p>
          </table:table-cell>
          <table:table-cell table:formula="of:=MOD(DEGREES(ATAN2([.I307];[.J307]))+360; 360)" office:value-type="float" office:value="176.40967739786" calcext:value-type="float">
            <text:p>176.41</text:p>
          </table:table-cell>
          <table:table-cell table:formula="of:=MOD(DEGREES(ATAN2([.E307];[.F307]))+360; 360)" office:value-type="float" office:value="176.40967739786" calcext:value-type="float">
            <text:p>176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301" calcext:value-type="float">
            <text:p>301</text:p>
          </table:table-cell>
          <table:table-cell office:value-type="float" office:value="508" calcext:value-type="float">
            <text:p>508</text:p>
          </table:table-cell>
          <table:table-cell table:formula="of:=[.B308]-[.B$1]" office:value-type="float" office:value="-130.5" calcext:value-type="float">
            <text:p>-130.5</text:p>
          </table:table-cell>
          <table:table-cell table:formula="of:=[.C308]-[.C$1]" office:value-type="float" office:value="3" calcext:value-type="float">
            <text:p>3</text:p>
          </table:table-cell>
          <table:table-cell table:formula="of:=[.D308]-[.D$1]" office:value-type="float" office:value="372" calcext:value-type="float">
            <text:p>372</text:p>
          </table:table-cell>
          <table:table-cell table:style-name="ce4" table:formula="of:=SQRT([.E308]^2 + [.F308]^2 + [.G308]^2)" office:value-type="float" office:value="394.237555288686" calcext:value-type="float">
            <text:p>394.24</text:p>
          </table:table-cell>
          <table:table-cell table:style-name="ce4" table:formula="of:=[.E308]/[.$H308]" office:value-type="float" office:value="-0.331018692281712" calcext:value-type="float">
            <text:p>-0.33</text:p>
          </table:table-cell>
          <table:table-cell table:style-name="ce4" table:formula="of:=[.F308]/[.$H308]" office:value-type="float" office:value="0.00760962510992441" calcext:value-type="float">
            <text:p>0.01</text:p>
          </table:table-cell>
          <table:table-cell table:style-name="ce4" table:formula="of:=[.G308]/[.$H308]" office:value-type="float" office:value="0.943593513630627" calcext:value-type="float">
            <text:p>0.94</text:p>
          </table:table-cell>
          <table:table-cell table:formula="of:=MOD(DEGREES(ATAN2([.I308];[.J308]))+360; 360)" office:value-type="float" office:value="178.683087594207" calcext:value-type="float">
            <text:p>178.68</text:p>
          </table:table-cell>
          <table:table-cell table:formula="of:=MOD(DEGREES(ATAN2([.E308];[.F308]))+360; 360)" office:value-type="float" office:value="178.683087594207" calcext:value-type="float">
            <text:p>17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6" calcext:value-type="float">
            <text:p>296</text:p>
          </table:table-cell>
          <table:table-cell office:value-type="float" office:value="503" calcext:value-type="float">
            <text:p>503</text:p>
          </table:table-cell>
          <table:table-cell table:formula="of:=[.B309]-[.B$1]" office:value-type="float" office:value="-137.5" calcext:value-type="float">
            <text:p>-137.5</text:p>
          </table:table-cell>
          <table:table-cell table:formula="of:=[.C309]-[.C$1]" office:value-type="float" office:value="-2" calcext:value-type="float">
            <text:p>-2</text:p>
          </table:table-cell>
          <table:table-cell table:formula="of:=[.D309]-[.D$1]" office:value-type="float" office:value="367" calcext:value-type="float">
            <text:p>367</text:p>
          </table:table-cell>
          <table:table-cell table:style-name="ce4" table:formula="of:=SQRT([.E309]^2 + [.F309]^2 + [.G309]^2)" office:value-type="float" office:value="391.91740201221" calcext:value-type="float">
            <text:p>391.92</text:p>
          </table:table-cell>
          <table:table-cell table:style-name="ce4" table:formula="of:=[.E309]/[.$H309]" office:value-type="float" office:value="-0.35083923115952" calcext:value-type="float">
            <text:p>-0.35</text:p>
          </table:table-cell>
          <table:table-cell table:style-name="ce4" table:formula="of:=[.F309]/[.$H309]" office:value-type="float" office:value="-0.00510311608959301" calcext:value-type="float">
            <text:p>-0.01</text:p>
          </table:table-cell>
          <table:table-cell table:style-name="ce4" table:formula="of:=[.G309]/[.$H309]" office:value-type="float" office:value="0.936421802440318" calcext:value-type="float">
            <text:p>0.94</text:p>
          </table:table-cell>
          <table:table-cell table:formula="of:=MOD(DEGREES(ATAN2([.I309];[.J309]))+360; 360)" office:value-type="float" office:value="180.833334390281" calcext:value-type="float">
            <text:p>180.83</text:p>
          </table:table-cell>
          <table:table-cell table:formula="of:=MOD(DEGREES(ATAN2([.E309];[.F309]))+360; 360)" office:value-type="float" office:value="180.833334390281" calcext:value-type="float">
            <text:p>180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9" calcext:value-type="float">
            <text:p>-199</text:p>
          </table:table-cell>
          <table:table-cell office:value-type="float" office:value="302" calcext:value-type="float">
            <text:p>302</text:p>
          </table:table-cell>
          <table:table-cell office:value-type="float" office:value="495" calcext:value-type="float">
            <text:p>495</text:p>
          </table:table-cell>
          <table:table-cell table:formula="of:=[.B310]-[.B$1]" office:value-type="float" office:value="-143.5" calcext:value-type="float">
            <text:p>-143.5</text:p>
          </table:table-cell>
          <table:table-cell table:formula="of:=[.C310]-[.C$1]" office:value-type="float" office:value="4" calcext:value-type="float">
            <text:p>4</text:p>
          </table:table-cell>
          <table:table-cell table:formula="of:=[.D310]-[.D$1]" office:value-type="float" office:value="359" calcext:value-type="float">
            <text:p>359</text:p>
          </table:table-cell>
          <table:table-cell table:style-name="ce4" table:formula="of:=SQRT([.E310]^2 + [.F310]^2 + [.G310]^2)" office:value-type="float" office:value="386.638396955088" calcext:value-type="float">
            <text:p>386.64</text:p>
          </table:table-cell>
          <table:table-cell table:style-name="ce4" table:formula="of:=[.E310]/[.$H310]" office:value-type="float" office:value="-0.371147824763688" calcext:value-type="float">
            <text:p>-0.37</text:p>
          </table:table-cell>
          <table:table-cell table:style-name="ce4" table:formula="of:=[.F310]/[.$H310]" office:value-type="float" office:value="0.0103455839655383" calcext:value-type="float">
            <text:p>0.01</text:p>
          </table:table-cell>
          <table:table-cell table:style-name="ce4" table:formula="of:=[.G310]/[.$H310]" office:value-type="float" office:value="0.928516160907065" calcext:value-type="float">
            <text:p>0.93</text:p>
          </table:table-cell>
          <table:table-cell table:formula="of:=MOD(DEGREES(ATAN2([.I310];[.J310]))+360; 360)" office:value-type="float" office:value="178.40331855092" calcext:value-type="float">
            <text:p>178.40</text:p>
          </table:table-cell>
          <table:table-cell table:formula="of:=MOD(DEGREES(ATAN2([.E310];[.F310]))+360; 360)" office:value-type="float" office:value="178.40331855092" calcext:value-type="float">
            <text:p>178.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310" calcext:value-type="float">
            <text:p>310</text:p>
          </table:table-cell>
          <table:table-cell office:value-type="float" office:value="506" calcext:value-type="float">
            <text:p>506</text:p>
          </table:table-cell>
          <table:table-cell table:formula="of:=[.B311]-[.B$1]" office:value-type="float" office:value="-131.5" calcext:value-type="float">
            <text:p>-131.5</text:p>
          </table:table-cell>
          <table:table-cell table:formula="of:=[.C311]-[.C$1]" office:value-type="float" office:value="12" calcext:value-type="float">
            <text:p>12</text:p>
          </table:table-cell>
          <table:table-cell table:formula="of:=[.D311]-[.D$1]" office:value-type="float" office:value="370" calcext:value-type="float">
            <text:p>370</text:p>
          </table:table-cell>
          <table:table-cell table:style-name="ce4" table:formula="of:=SQRT([.E311]^2 + [.F311]^2 + [.G311]^2)" office:value-type="float" office:value="392.856525973542" calcext:value-type="float">
            <text:p>392.86</text:p>
          </table:table-cell>
          <table:table-cell table:style-name="ce4" table:formula="of:=[.E311]/[.$H311]" office:value-type="float" office:value="-0.334727798333319" calcext:value-type="float">
            <text:p>-0.33</text:p>
          </table:table-cell>
          <table:table-cell table:style-name="ce4" table:formula="of:=[.F311]/[.$H311]" office:value-type="float" office:value="0.0305455025095044" calcext:value-type="float">
            <text:p>0.03</text:p>
          </table:table-cell>
          <table:table-cell table:style-name="ce4" table:formula="of:=[.G311]/[.$H311]" office:value-type="float" office:value="0.941819660709719" calcext:value-type="float">
            <text:p>0.94</text:p>
          </table:table-cell>
          <table:table-cell table:formula="of:=MOD(DEGREES(ATAN2([.I311];[.J311]))+360; 360)" office:value-type="float" office:value="174.785929070576" calcext:value-type="float">
            <text:p>174.79</text:p>
          </table:table-cell>
          <table:table-cell table:formula="of:=MOD(DEGREES(ATAN2([.E311];[.F311]))+360; 360)" office:value-type="float" office:value="174.785929070576" calcext:value-type="float">
            <text:p>174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8" calcext:value-type="float">
            <text:p>298</text:p>
          </table:table-cell>
          <table:table-cell office:value-type="float" office:value="504" calcext:value-type="float">
            <text:p>504</text:p>
          </table:table-cell>
          <table:table-cell table:formula="of:=[.B312]-[.B$1]" office:value-type="float" office:value="-133.5" calcext:value-type="float">
            <text:p>-133.5</text:p>
          </table:table-cell>
          <table:table-cell table:formula="of:=[.C312]-[.C$1]" office:value-type="float" office:value="0" calcext:value-type="float">
            <text:p>0</text:p>
          </table:table-cell>
          <table:table-cell table:formula="of:=[.D312]-[.D$1]" office:value-type="float" office:value="368" calcext:value-type="float">
            <text:p>368</text:p>
          </table:table-cell>
          <table:table-cell table:style-name="ce4" table:formula="of:=SQRT([.E312]^2 + [.F312]^2 + [.G312]^2)" office:value-type="float" office:value="391.466792972278" calcext:value-type="float">
            <text:p>391.47</text:p>
          </table:table-cell>
          <table:table-cell table:style-name="ce4" table:formula="of:=[.E312]/[.$H312]" office:value-type="float" office:value="-0.341025094328893" calcext:value-type="float">
            <text:p>-0.34</text:p>
          </table:table-cell>
          <table:table-cell table:style-name="ce4" table:formula="of:=[.F312]/[.$H312]" office:value-type="float" office:value="0" calcext:value-type="float">
            <text:p>0.00</text:p>
          </table:table-cell>
          <table:table-cell table:style-name="ce4" table:formula="of:=[.G312]/[.$H312]" office:value-type="float" office:value="0.940054192606985" calcext:value-type="float">
            <text:p>0.94</text:p>
          </table:table-cell>
          <table:table-cell table:formula="of:=MOD(DEGREES(ATAN2([.I312];[.J312]))+360; 360)" office:value-type="float" office:value="180" calcext:value-type="float">
            <text:p>180.00</text:p>
          </table:table-cell>
          <table:table-cell table:formula="of:=MOD(DEGREES(ATAN2([.E312];[.F312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4" calcext:value-type="float">
            <text:p>304</text:p>
          </table:table-cell>
          <table:table-cell office:value-type="float" office:value="494" calcext:value-type="float">
            <text:p>494</text:p>
          </table:table-cell>
          <table:table-cell table:formula="of:=[.B313]-[.B$1]" office:value-type="float" office:value="-132.5" calcext:value-type="float">
            <text:p>-132.5</text:p>
          </table:table-cell>
          <table:table-cell table:formula="of:=[.C313]-[.C$1]" office:value-type="float" office:value="6" calcext:value-type="float">
            <text:p>6</text:p>
          </table:table-cell>
          <table:table-cell table:formula="of:=[.D313]-[.D$1]" office:value-type="float" office:value="358" calcext:value-type="float">
            <text:p>358</text:p>
          </table:table-cell>
          <table:table-cell table:style-name="ce4" table:formula="of:=SQRT([.E313]^2 + [.F313]^2 + [.G313]^2)" office:value-type="float" office:value="381.780368798606" calcext:value-type="float">
            <text:p>381.78</text:p>
          </table:table-cell>
          <table:table-cell table:style-name="ce4" table:formula="of:=[.E313]/[.$H313]" office:value-type="float" office:value="-0.347058180117939" calcext:value-type="float">
            <text:p>-0.35</text:p>
          </table:table-cell>
          <table:table-cell table:style-name="ce4" table:formula="of:=[.F313]/[.$H313]" office:value-type="float" office:value="0.0157158421185482" calcext:value-type="float">
            <text:p>0.02</text:p>
          </table:table-cell>
          <table:table-cell table:style-name="ce4" table:formula="of:=[.G313]/[.$H313]" office:value-type="float" office:value="0.937711913073375" calcext:value-type="float">
            <text:p>0.94</text:p>
          </table:table-cell>
          <table:table-cell table:formula="of:=MOD(DEGREES(ATAN2([.I313];[.J313]))+360; 360)" office:value-type="float" office:value="177.4072453598" calcext:value-type="float">
            <text:p>177.41</text:p>
          </table:table-cell>
          <table:table-cell table:formula="of:=MOD(DEGREES(ATAN2([.E313];[.F313]))+360; 360)" office:value-type="float" office:value="177.4072453598" calcext:value-type="float">
            <text:p>177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5" calcext:value-type="float">
            <text:p>-185</text:p>
          </table:table-cell>
          <table:table-cell office:value-type="float" office:value="307" calcext:value-type="float">
            <text:p>307</text:p>
          </table:table-cell>
          <table:table-cell office:value-type="float" office:value="495" calcext:value-type="float">
            <text:p>495</text:p>
          </table:table-cell>
          <table:table-cell table:formula="of:=[.B314]-[.B$1]" office:value-type="float" office:value="-129.5" calcext:value-type="float">
            <text:p>-129.5</text:p>
          </table:table-cell>
          <table:table-cell table:formula="of:=[.C314]-[.C$1]" office:value-type="float" office:value="9" calcext:value-type="float">
            <text:p>9</text:p>
          </table:table-cell>
          <table:table-cell table:formula="of:=[.D314]-[.D$1]" office:value-type="float" office:value="359" calcext:value-type="float">
            <text:p>359</text:p>
          </table:table-cell>
          <table:table-cell table:style-name="ce4" table:formula="of:=SQRT([.E314]^2 + [.F314]^2 + [.G314]^2)" office:value-type="float" office:value="381.74893582039" calcext:value-type="float">
            <text:p>381.75</text:p>
          </table:table-cell>
          <table:table-cell table:style-name="ce4" table:formula="of:=[.E314]/[.$H314]" office:value-type="float" office:value="-0.339228188604379" calcext:value-type="float">
            <text:p>-0.34</text:p>
          </table:table-cell>
          <table:table-cell table:style-name="ce4" table:formula="of:=[.F314]/[.$H314]" office:value-type="float" office:value="0.0235757042273313" calcext:value-type="float">
            <text:p>0.02</text:p>
          </table:table-cell>
          <table:table-cell table:style-name="ce4" table:formula="of:=[.G314]/[.$H314]" office:value-type="float" office:value="0.940408646401328" calcext:value-type="float">
            <text:p>0.94</text:p>
          </table:table-cell>
          <table:table-cell table:formula="of:=MOD(DEGREES(ATAN2([.I314];[.J314]))+360; 360)" office:value-type="float" office:value="176.024446327397" calcext:value-type="float">
            <text:p>176.02</text:p>
          </table:table-cell>
          <table:table-cell table:formula="of:=MOD(DEGREES(ATAN2([.E314];[.F314]))+360; 360)" office:value-type="float" office:value="176.024446327397" calcext:value-type="float">
            <text:p>17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296" calcext:value-type="float">
            <text:p>296</text:p>
          </table:table-cell>
          <table:table-cell office:value-type="float" office:value="501" calcext:value-type="float">
            <text:p>501</text:p>
          </table:table-cell>
          <table:table-cell table:formula="of:=[.B315]-[.B$1]" office:value-type="float" office:value="-137.5" calcext:value-type="float">
            <text:p>-137.5</text:p>
          </table:table-cell>
          <table:table-cell table:formula="of:=[.C315]-[.C$1]" office:value-type="float" office:value="-2" calcext:value-type="float">
            <text:p>-2</text:p>
          </table:table-cell>
          <table:table-cell table:formula="of:=[.D315]-[.D$1]" office:value-type="float" office:value="365" calcext:value-type="float">
            <text:p>365</text:p>
          </table:table-cell>
          <table:table-cell table:style-name="ce4" table:formula="of:=SQRT([.E315]^2 + [.F315]^2 + [.G315]^2)" office:value-type="float" office:value="390.045189689605" calcext:value-type="float">
            <text:p>390.05</text:p>
          </table:table-cell>
          <table:table-cell table:style-name="ce4" table:formula="of:=[.E315]/[.$H315]" office:value-type="float" office:value="-0.35252325534234" calcext:value-type="float">
            <text:p>-0.35</text:p>
          </table:table-cell>
          <table:table-cell table:style-name="ce4" table:formula="of:=[.F315]/[.$H315]" office:value-type="float" office:value="-0.00512761098679767" calcext:value-type="float">
            <text:p>-0.01</text:p>
          </table:table-cell>
          <table:table-cell table:style-name="ce4" table:formula="of:=[.G315]/[.$H315]" office:value-type="float" office:value="0.935789005090575" calcext:value-type="float">
            <text:p>0.94</text:p>
          </table:table-cell>
          <table:table-cell table:formula="of:=MOD(DEGREES(ATAN2([.I315];[.J315]))+360; 360)" office:value-type="float" office:value="180.833334390281" calcext:value-type="float">
            <text:p>180.83</text:p>
          </table:table-cell>
          <table:table-cell table:formula="of:=MOD(DEGREES(ATAN2([.E315];[.F315]))+360; 360)" office:value-type="float" office:value="180.833334390281" calcext:value-type="float">
            <text:p>180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296" calcext:value-type="float">
            <text:p>296</text:p>
          </table:table-cell>
          <table:table-cell office:value-type="float" office:value="501" calcext:value-type="float">
            <text:p>501</text:p>
          </table:table-cell>
          <table:table-cell table:formula="of:=[.B316]-[.B$1]" office:value-type="float" office:value="-132.5" calcext:value-type="float">
            <text:p>-132.5</text:p>
          </table:table-cell>
          <table:table-cell table:formula="of:=[.C316]-[.C$1]" office:value-type="float" office:value="-2" calcext:value-type="float">
            <text:p>-2</text:p>
          </table:table-cell>
          <table:table-cell table:formula="of:=[.D316]-[.D$1]" office:value-type="float" office:value="365" calcext:value-type="float">
            <text:p>365</text:p>
          </table:table-cell>
          <table:table-cell table:style-name="ce4" table:formula="of:=SQRT([.E316]^2 + [.F316]^2 + [.G316]^2)" office:value-type="float" office:value="388.310764723308" calcext:value-type="float">
            <text:p>388.31</text:p>
          </table:table-cell>
          <table:table-cell table:style-name="ce4" table:formula="of:=[.E316]/[.$H316]" office:value-type="float" office:value="-0.341221547371764" calcext:value-type="float">
            <text:p>-0.34</text:p>
          </table:table-cell>
          <table:table-cell table:style-name="ce4" table:formula="of:=[.F316]/[.$H316]" office:value-type="float" office:value="-0.00515051392259266" calcext:value-type="float">
            <text:p>-0.01</text:p>
          </table:table-cell>
          <table:table-cell table:style-name="ce4" table:formula="of:=[.G316]/[.$H316]" office:value-type="float" office:value="0.939968790873161" calcext:value-type="float">
            <text:p>0.94</text:p>
          </table:table-cell>
          <table:table-cell table:formula="of:=MOD(DEGREES(ATAN2([.I316];[.J316]))+360; 360)" office:value-type="float" office:value="180.864776282291" calcext:value-type="float">
            <text:p>180.86</text:p>
          </table:table-cell>
          <table:table-cell table:formula="of:=MOD(DEGREES(ATAN2([.E316];[.F316]))+360; 360)" office:value-type="float" office:value="180.864776282291" calcext:value-type="float">
            <text:p>180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299" calcext:value-type="float">
            <text:p>299</text:p>
          </table:table-cell>
          <table:table-cell office:value-type="float" office:value="510" calcext:value-type="float">
            <text:p>510</text:p>
          </table:table-cell>
          <table:table-cell table:formula="of:=[.B317]-[.B$1]" office:value-type="float" office:value="-135.5" calcext:value-type="float">
            <text:p>-135.5</text:p>
          </table:table-cell>
          <table:table-cell table:formula="of:=[.C317]-[.C$1]" office:value-type="float" office:value="1" calcext:value-type="float">
            <text:p>1</text:p>
          </table:table-cell>
          <table:table-cell table:formula="of:=[.D317]-[.D$1]" office:value-type="float" office:value="374" calcext:value-type="float">
            <text:p>374</text:p>
          </table:table-cell>
          <table:table-cell table:style-name="ce4" table:formula="of:=SQRT([.E317]^2 + [.F317]^2 + [.G317]^2)" office:value-type="float" office:value="397.79045991577" calcext:value-type="float">
            <text:p>397.79</text:p>
          </table:table-cell>
          <table:table-cell table:style-name="ce4" table:formula="of:=[.E317]/[.$H317]" office:value-type="float" office:value="-0.34063159792392" calcext:value-type="float">
            <text:p>-0.34</text:p>
          </table:table-cell>
          <table:table-cell table:style-name="ce4" table:formula="of:=[.F317]/[.$H317]" office:value-type="float" office:value="0.00251388633154185" calcext:value-type="float">
            <text:p>0.00</text:p>
          </table:table-cell>
          <table:table-cell table:style-name="ce4" table:formula="of:=[.G317]/[.$H317]" office:value-type="float" office:value="0.940193487996651" calcext:value-type="float">
            <text:p>0.94</text:p>
          </table:table-cell>
          <table:table-cell table:formula="of:=MOD(DEGREES(ATAN2([.I317];[.J317]))+360; 360)" office:value-type="float" office:value="179.577160595329" calcext:value-type="float">
            <text:p>179.58</text:p>
          </table:table-cell>
          <table:table-cell table:formula="of:=MOD(DEGREES(ATAN2([.E317];[.F317]))+360; 360)" office:value-type="float" office:value="179.577160595329" calcext:value-type="float">
            <text:p>179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9" calcext:value-type="float">
            <text:p>299</text:p>
          </table:table-cell>
          <table:table-cell office:value-type="float" office:value="501" calcext:value-type="float">
            <text:p>501</text:p>
          </table:table-cell>
          <table:table-cell table:formula="of:=[.B318]-[.B$1]" office:value-type="float" office:value="-130.5" calcext:value-type="float">
            <text:p>-130.5</text:p>
          </table:table-cell>
          <table:table-cell table:formula="of:=[.C318]-[.C$1]" office:value-type="float" office:value="1" calcext:value-type="float">
            <text:p>1</text:p>
          </table:table-cell>
          <table:table-cell table:formula="of:=[.D318]-[.D$1]" office:value-type="float" office:value="365" calcext:value-type="float">
            <text:p>365</text:p>
          </table:table-cell>
          <table:table-cell table:style-name="ce4" table:formula="of:=SQRT([.E318]^2 + [.F318]^2 + [.G318]^2)" office:value-type="float" office:value="387.629010782217" calcext:value-type="float">
            <text:p>387.63</text:p>
          </table:table-cell>
          <table:table-cell table:style-name="ce4" table:formula="of:=[.E318]/[.$H318]" office:value-type="float" office:value="-0.336662108278886" calcext:value-type="float">
            <text:p>-0.34</text:p>
          </table:table-cell>
          <table:table-cell table:style-name="ce4" table:formula="of:=[.F318]/[.$H318]" office:value-type="float" office:value="0.00257978627033629" calcext:value-type="float">
            <text:p>0.00</text:p>
          </table:table-cell>
          <table:table-cell table:style-name="ce4" table:formula="of:=[.G318]/[.$H318]" office:value-type="float" office:value="0.941621988672745" calcext:value-type="float">
            <text:p>0.94</text:p>
          </table:table-cell>
          <table:table-cell table:formula="of:=MOD(DEGREES(ATAN2([.I318];[.J318]))+360; 360)" office:value-type="float" office:value="179.560960474318" calcext:value-type="float">
            <text:p>179.56</text:p>
          </table:table-cell>
          <table:table-cell table:formula="of:=MOD(DEGREES(ATAN2([.E318];[.F318]))+360; 360)" office:value-type="float" office:value="179.560960474318" calcext:value-type="float">
            <text:p>17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6" calcext:value-type="float">
            <text:p>306</text:p>
          </table:table-cell>
          <table:table-cell office:value-type="float" office:value="496" calcext:value-type="float">
            <text:p>496</text:p>
          </table:table-cell>
          <table:table-cell table:formula="of:=[.B319]-[.B$1]" office:value-type="float" office:value="-135.5" calcext:value-type="float">
            <text:p>-135.5</text:p>
          </table:table-cell>
          <table:table-cell table:formula="of:=[.C319]-[.C$1]" office:value-type="float" office:value="8" calcext:value-type="float">
            <text:p>8</text:p>
          </table:table-cell>
          <table:table-cell table:formula="of:=[.D319]-[.D$1]" office:value-type="float" office:value="360" calcext:value-type="float">
            <text:p>360</text:p>
          </table:table-cell>
          <table:table-cell table:style-name="ce4" table:formula="of:=SQRT([.E319]^2 + [.F319]^2 + [.G319]^2)" office:value-type="float" office:value="384.739197379212" calcext:value-type="float">
            <text:p>384.74</text:p>
          </table:table-cell>
          <table:table-cell table:style-name="ce4" table:formula="of:=[.E319]/[.$H319]" office:value-type="float" office:value="-0.35218662648102" calcext:value-type="float">
            <text:p>-0.35</text:p>
          </table:table-cell>
          <table:table-cell table:style-name="ce4" table:formula="of:=[.F319]/[.$H319]" office:value-type="float" office:value="0.020793306360503" calcext:value-type="float">
            <text:p>0.02</text:p>
          </table:table-cell>
          <table:table-cell table:style-name="ce4" table:formula="of:=[.G319]/[.$H319]" office:value-type="float" office:value="0.935698786222637" calcext:value-type="float">
            <text:p>0.94</text:p>
          </table:table-cell>
          <table:table-cell table:formula="of:=MOD(DEGREES(ATAN2([.I319];[.J319]))+360; 360)" office:value-type="float" office:value="176.621145700702" calcext:value-type="float">
            <text:p>176.62</text:p>
          </table:table-cell>
          <table:table-cell table:formula="of:=MOD(DEGREES(ATAN2([.E319];[.F319]))+360; 360)" office:value-type="float" office:value="176.621145700702" calcext:value-type="float">
            <text:p>176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305" calcext:value-type="float">
            <text:p>305</text:p>
          </table:table-cell>
          <table:table-cell office:value-type="float" office:value="495" calcext:value-type="float">
            <text:p>495</text:p>
          </table:table-cell>
          <table:table-cell table:formula="of:=[.B320]-[.B$1]" office:value-type="float" office:value="-126.5" calcext:value-type="float">
            <text:p>-126.5</text:p>
          </table:table-cell>
          <table:table-cell table:formula="of:=[.C320]-[.C$1]" office:value-type="float" office:value="7" calcext:value-type="float">
            <text:p>7</text:p>
          </table:table-cell>
          <table:table-cell table:formula="of:=[.D320]-[.D$1]" office:value-type="float" office:value="359" calcext:value-type="float">
            <text:p>359</text:p>
          </table:table-cell>
          <table:table-cell table:style-name="ce4" table:formula="of:=SQRT([.E320]^2 + [.F320]^2 + [.G320]^2)" office:value-type="float" office:value="380.699684791044" calcext:value-type="float">
            <text:p>380.70</text:p>
          </table:table-cell>
          <table:table-cell table:style-name="ce4" table:formula="of:=[.E320]/[.$H320]" office:value-type="float" office:value="-0.332282912368138" calcext:value-type="float">
            <text:p>-0.33</text:p>
          </table:table-cell>
          <table:table-cell table:style-name="ce4" table:formula="of:=[.F320]/[.$H320]" office:value-type="float" office:value="0.0183871967318337" calcext:value-type="float">
            <text:p>0.02</text:p>
          </table:table-cell>
          <table:table-cell table:style-name="ce4" table:formula="of:=[.G320]/[.$H320]" office:value-type="float" office:value="0.943000518104043" calcext:value-type="float">
            <text:p>0.94</text:p>
          </table:table-cell>
          <table:table-cell table:formula="of:=MOD(DEGREES(ATAN2([.I320];[.J320]))+360; 360)" office:value-type="float" office:value="176.832712738848" calcext:value-type="float">
            <text:p>176.83</text:p>
          </table:table-cell>
          <table:table-cell table:formula="of:=MOD(DEGREES(ATAN2([.E320];[.F320]))+360; 360)" office:value-type="float" office:value="176.832712738848" calcext:value-type="float">
            <text:p>176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9" calcext:value-type="float">
            <text:p>-179</text:p>
          </table:table-cell>
          <table:table-cell office:value-type="float" office:value="311" calcext:value-type="float">
            <text:p>311</text:p>
          </table:table-cell>
          <table:table-cell office:value-type="float" office:value="498" calcext:value-type="float">
            <text:p>498</text:p>
          </table:table-cell>
          <table:table-cell table:formula="of:=[.B321]-[.B$1]" office:value-type="float" office:value="-123.5" calcext:value-type="float">
            <text:p>-123.5</text:p>
          </table:table-cell>
          <table:table-cell table:formula="of:=[.C321]-[.C$1]" office:value-type="float" office:value="13" calcext:value-type="float">
            <text:p>13</text:p>
          </table:table-cell>
          <table:table-cell table:formula="of:=[.D321]-[.D$1]" office:value-type="float" office:value="362" calcext:value-type="float">
            <text:p>362</text:p>
          </table:table-cell>
          <table:table-cell table:style-name="ce4" table:formula="of:=SQRT([.E321]^2 + [.F321]^2 + [.G321]^2)" office:value-type="float" office:value="382.707786698938" calcext:value-type="float">
            <text:p>382.71</text:p>
          </table:table-cell>
          <table:table-cell table:style-name="ce4" table:formula="of:=[.E321]/[.$H321]" office:value-type="float" office:value="-0.322700515359916" calcext:value-type="float">
            <text:p>-0.32</text:p>
          </table:table-cell>
          <table:table-cell table:style-name="ce4" table:formula="of:=[.F321]/[.$H321]" office:value-type="float" office:value="0.0339684753010437" calcext:value-type="float">
            <text:p>0.03</text:p>
          </table:table-cell>
          <table:table-cell table:style-name="ce4" table:formula="of:=[.G321]/[.$H321]" office:value-type="float" office:value="0.945891389152141" calcext:value-type="float">
            <text:p>0.95</text:p>
          </table:table-cell>
          <table:table-cell table:formula="of:=MOD(DEGREES(ATAN2([.I321];[.J321]))+360; 360)" office:value-type="float" office:value="173.990994042505" calcext:value-type="float">
            <text:p>173.99</text:p>
          </table:table-cell>
          <table:table-cell table:formula="of:=MOD(DEGREES(ATAN2([.E321];[.F321]))+360; 360)" office:value-type="float" office:value="173.990994042505" calcext:value-type="float">
            <text:p>173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8" calcext:value-type="float">
            <text:p>298</text:p>
          </table:table-cell>
          <table:table-cell office:value-type="float" office:value="495" calcext:value-type="float">
            <text:p>495</text:p>
          </table:table-cell>
          <table:table-cell table:formula="of:=[.B322]-[.B$1]" office:value-type="float" office:value="-131.5" calcext:value-type="float">
            <text:p>-131.5</text:p>
          </table:table-cell>
          <table:table-cell table:formula="of:=[.C322]-[.C$1]" office:value-type="float" office:value="0" calcext:value-type="float">
            <text:p>0</text:p>
          </table:table-cell>
          <table:table-cell table:formula="of:=[.D322]-[.D$1]" office:value-type="float" office:value="359" calcext:value-type="float">
            <text:p>359</text:p>
          </table:table-cell>
          <table:table-cell table:style-name="ce4" table:formula="of:=SQRT([.E322]^2 + [.F322]^2 + [.G322]^2)" office:value-type="float" office:value="382.326104261794" calcext:value-type="float">
            <text:p>382.33</text:p>
          </table:table-cell>
          <table:table-cell table:style-name="ce4" table:formula="of:=[.E322]/[.$H322]" office:value-type="float" office:value="-0.343947218184079" calcext:value-type="float">
            <text:p>-0.34</text:p>
          </table:table-cell>
          <table:table-cell table:style-name="ce4" table:formula="of:=[.F322]/[.$H322]" office:value-type="float" office:value="0" calcext:value-type="float">
            <text:p>0.00</text:p>
          </table:table-cell>
          <table:table-cell table:style-name="ce4" table:formula="of:=[.G322]/[.$H322]" office:value-type="float" office:value="0.93898898348353" calcext:value-type="float">
            <text:p>0.94</text:p>
          </table:table-cell>
          <table:table-cell table:formula="of:=MOD(DEGREES(ATAN2([.I322];[.J322]))+360; 360)" office:value-type="float" office:value="180" calcext:value-type="float">
            <text:p>180.00</text:p>
          </table:table-cell>
          <table:table-cell table:formula="of:=MOD(DEGREES(ATAN2([.E322];[.F322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table:formula="of:=[.B323]-[.B$1]" office:value-type="float" office:value="-133.5" calcext:value-type="float">
            <text:p>-133.5</text:p>
          </table:table-cell>
          <table:table-cell table:formula="of:=[.C323]-[.C$1]" office:value-type="float" office:value="2" calcext:value-type="float">
            <text:p>2</text:p>
          </table:table-cell>
          <table:table-cell table:formula="of:=[.D323]-[.D$1]" office:value-type="float" office:value="366" calcext:value-type="float">
            <text:p>366</text:p>
          </table:table-cell>
          <table:table-cell table:style-name="ce4" table:formula="of:=SQRT([.E323]^2 + [.F323]^2 + [.G323]^2)" office:value-type="float" office:value="389.592415223911" calcext:value-type="float">
            <text:p>389.59</text:p>
          </table:table-cell>
          <table:table-cell table:style-name="ce4" table:formula="of:=[.E323]/[.$H323]" office:value-type="float" office:value="-0.342665808633039" calcext:value-type="float">
            <text:p>-0.34</text:p>
          </table:table-cell>
          <table:table-cell table:style-name="ce4" table:formula="of:=[.F323]/[.$H323]" office:value-type="float" office:value="0.0051335701667871" calcext:value-type="float">
            <text:p>0.01</text:p>
          </table:table-cell>
          <table:table-cell table:style-name="ce4" table:formula="of:=[.G323]/[.$H323]" office:value-type="float" office:value="0.939443340522039" calcext:value-type="float">
            <text:p>0.94</text:p>
          </table:table-cell>
          <table:table-cell table:formula="of:=MOD(DEGREES(ATAN2([.I323];[.J323]))+360; 360)" office:value-type="float" office:value="179.141700469968" calcext:value-type="float">
            <text:p>179.14</text:p>
          </table:table-cell>
          <table:table-cell table:formula="of:=MOD(DEGREES(ATAN2([.E323];[.F323]))+360; 360)" office:value-type="float" office:value="179.141700469968" calcext:value-type="float">
            <text:p>179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1" calcext:value-type="float">
            <text:p>301</text:p>
          </table:table-cell>
          <table:table-cell office:value-type="float" office:value="498" calcext:value-type="float">
            <text:p>498</text:p>
          </table:table-cell>
          <table:table-cell table:formula="of:=[.B324]-[.B$1]" office:value-type="float" office:value="-135.5" calcext:value-type="float">
            <text:p>-135.5</text:p>
          </table:table-cell>
          <table:table-cell table:formula="of:=[.C324]-[.C$1]" office:value-type="float" office:value="3" calcext:value-type="float">
            <text:p>3</text:p>
          </table:table-cell>
          <table:table-cell table:formula="of:=[.D324]-[.D$1]" office:value-type="float" office:value="362" calcext:value-type="float">
            <text:p>362</text:p>
          </table:table-cell>
          <table:table-cell table:style-name="ce4" table:formula="of:=SQRT([.E324]^2 + [.F324]^2 + [.G324]^2)" office:value-type="float" office:value="386.540101412518" calcext:value-type="float">
            <text:p>386.54</text:p>
          </table:table-cell>
          <table:table-cell table:style-name="ce4" table:formula="of:=[.E324]/[.$H324]" office:value-type="float" office:value="-0.350545776505071" calcext:value-type="float">
            <text:p>-0.35</text:p>
          </table:table-cell>
          <table:table-cell table:style-name="ce4" table:formula="of:=[.F324]/[.$H324]" office:value-type="float" office:value="0.0077611611034333" calcext:value-type="float">
            <text:p>0.01</text:p>
          </table:table-cell>
          <table:table-cell table:style-name="ce4" table:formula="of:=[.G324]/[.$H324]" office:value-type="float" office:value="0.936513439814285" calcext:value-type="float">
            <text:p>0.94</text:p>
          </table:table-cell>
          <table:table-cell table:formula="of:=MOD(DEGREES(ATAN2([.I324];[.J324]))+360; 360)" office:value-type="float" office:value="178.731665970385" calcext:value-type="float">
            <text:p>178.73</text:p>
          </table:table-cell>
          <table:table-cell table:formula="of:=MOD(DEGREES(ATAN2([.E324];[.F324]))+360; 360)" office:value-type="float" office:value="178.731665970385" calcext:value-type="float">
            <text:p>178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7" calcext:value-type="float">
            <text:p>-187</text:p>
          </table:table-cell>
          <table:table-cell office:value-type="float" office:value="298" calcext:value-type="float">
            <text:p>298</text:p>
          </table:table-cell>
          <table:table-cell office:value-type="float" office:value="504" calcext:value-type="float">
            <text:p>504</text:p>
          </table:table-cell>
          <table:table-cell table:formula="of:=[.B325]-[.B$1]" office:value-type="float" office:value="-131.5" calcext:value-type="float">
            <text:p>-131.5</text:p>
          </table:table-cell>
          <table:table-cell table:formula="of:=[.C325]-[.C$1]" office:value-type="float" office:value="0" calcext:value-type="float">
            <text:p>0</text:p>
          </table:table-cell>
          <table:table-cell table:formula="of:=[.D325]-[.D$1]" office:value-type="float" office:value="368" calcext:value-type="float">
            <text:p>368</text:p>
          </table:table-cell>
          <table:table-cell table:style-name="ce4" table:formula="of:=SQRT([.E325]^2 + [.F325]^2 + [.G325]^2)" office:value-type="float" office:value="390.789265461578" calcext:value-type="float">
            <text:p>390.79</text:p>
          </table:table-cell>
          <table:table-cell table:style-name="ce4" table:formula="of:=[.E325]/[.$H325]" office:value-type="float" office:value="-0.336498495793326" calcext:value-type="float">
            <text:p>-0.34</text:p>
          </table:table-cell>
          <table:table-cell table:style-name="ce4" table:formula="of:=[.F325]/[.$H325]" office:value-type="float" office:value="0" calcext:value-type="float">
            <text:p>0.00</text:p>
          </table:table-cell>
          <table:table-cell table:style-name="ce4" table:formula="of:=[.G325]/[.$H325]" office:value-type="float" office:value="0.941684003436837" calcext:value-type="float">
            <text:p>0.94</text:p>
          </table:table-cell>
          <table:table-cell table:formula="of:=MOD(DEGREES(ATAN2([.I325];[.J325]))+360; 360)" office:value-type="float" office:value="180" calcext:value-type="float">
            <text:p>180.00</text:p>
          </table:table-cell>
          <table:table-cell table:formula="of:=MOD(DEGREES(ATAN2([.E325];[.F325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295" calcext:value-type="float">
            <text:p>295</text:p>
          </table:table-cell>
          <table:table-cell office:value-type="float" office:value="500" calcext:value-type="float">
            <text:p>500</text:p>
          </table:table-cell>
          <table:table-cell table:formula="of:=[.B326]-[.B$1]" office:value-type="float" office:value="-138.5" calcext:value-type="float">
            <text:p>-138.5</text:p>
          </table:table-cell>
          <table:table-cell table:formula="of:=[.C326]-[.C$1]" office:value-type="float" office:value="-3" calcext:value-type="float">
            <text:p>-3</text:p>
          </table:table-cell>
          <table:table-cell table:formula="of:=[.D326]-[.D$1]" office:value-type="float" office:value="364" calcext:value-type="float">
            <text:p>364</text:p>
          </table:table-cell>
          <table:table-cell table:style-name="ce4" table:formula="of:=SQRT([.E326]^2 + [.F326]^2 + [.G326]^2)" office:value-type="float" office:value="389.470473848789" calcext:value-type="float">
            <text:p>389.47</text:p>
          </table:table-cell>
          <table:table-cell table:style-name="ce4" table:formula="of:=[.E326]/[.$H326]" office:value-type="float" office:value="-0.355611039346136" calcext:value-type="float">
            <text:p>-0.36</text:p>
          </table:table-cell>
          <table:table-cell table:style-name="ce4" table:formula="of:=[.F326]/[.$H326]" office:value-type="float" office:value="-0.00770276619522317" calcext:value-type="float">
            <text:p>-0.01</text:p>
          </table:table-cell>
          <table:table-cell table:style-name="ce4" table:formula="of:=[.G326]/[.$H326]" office:value-type="float" office:value="0.934602298353745" calcext:value-type="float">
            <text:p>0.93</text:p>
          </table:table-cell>
          <table:table-cell table:formula="of:=MOD(DEGREES(ATAN2([.I326];[.J326]))+360; 360)" office:value-type="float" office:value="181.240869775131" calcext:value-type="float">
            <text:p>181.24</text:p>
          </table:table-cell>
          <table:table-cell table:formula="of:=MOD(DEGREES(ATAN2([.E326];[.F326]))+360; 360)" office:value-type="float" office:value="181.240869775131" calcext:value-type="float">
            <text:p>181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298" calcext:value-type="float">
            <text:p>298</text:p>
          </table:table-cell>
          <table:table-cell office:value-type="float" office:value="500" calcext:value-type="float">
            <text:p>500</text:p>
          </table:table-cell>
          <table:table-cell table:formula="of:=[.B327]-[.B$1]" office:value-type="float" office:value="-126.5" calcext:value-type="float">
            <text:p>-126.5</text:p>
          </table:table-cell>
          <table:table-cell table:formula="of:=[.C327]-[.C$1]" office:value-type="float" office:value="0" calcext:value-type="float">
            <text:p>0</text:p>
          </table:table-cell>
          <table:table-cell table:formula="of:=[.D327]-[.D$1]" office:value-type="float" office:value="364" calcext:value-type="float">
            <text:p>364</text:p>
          </table:table-cell>
          <table:table-cell table:style-name="ce4" table:formula="of:=SQRT([.E327]^2 + [.F327]^2 + [.G327]^2)" office:value-type="float" office:value="385.354706731344" calcext:value-type="float">
            <text:p>385.35</text:p>
          </table:table-cell>
          <table:table-cell table:style-name="ce4" table:formula="of:=[.E327]/[.$H327]" office:value-type="float" office:value="-0.328268989038692" calcext:value-type="float">
            <text:p>-0.33</text:p>
          </table:table-cell>
          <table:table-cell table:style-name="ce4" table:formula="of:=[.F327]/[.$H327]" office:value-type="float" office:value="0" calcext:value-type="float">
            <text:p>0.00</text:p>
          </table:table-cell>
          <table:table-cell table:style-name="ce4" table:formula="of:=[.G327]/[.$H327]" office:value-type="float" office:value="0.944584284664696" calcext:value-type="float">
            <text:p>0.94</text:p>
          </table:table-cell>
          <table:table-cell table:formula="of:=MOD(DEGREES(ATAN2([.I327];[.J327]))+360; 360)" office:value-type="float" office:value="180" calcext:value-type="float">
            <text:p>180.00</text:p>
          </table:table-cell>
          <table:table-cell table:formula="of:=MOD(DEGREES(ATAN2([.E327];[.F327]))+360; 360)" office:value-type="float" office:value="180" calcext:value-type="float">
            <text:p>18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305" calcext:value-type="float">
            <text:p>305</text:p>
          </table:table-cell>
          <table:table-cell office:value-type="float" office:value="504" calcext:value-type="float">
            <text:p>504</text:p>
          </table:table-cell>
          <table:table-cell table:formula="of:=[.B328]-[.B$1]" office:value-type="float" office:value="-126.5" calcext:value-type="float">
            <text:p>-126.5</text:p>
          </table:table-cell>
          <table:table-cell table:formula="of:=[.C328]-[.C$1]" office:value-type="float" office:value="7" calcext:value-type="float">
            <text:p>7</text:p>
          </table:table-cell>
          <table:table-cell table:formula="of:=[.D328]-[.D$1]" office:value-type="float" office:value="368" calcext:value-type="float">
            <text:p>368</text:p>
          </table:table-cell>
          <table:table-cell table:style-name="ce4" table:formula="of:=SQRT([.E328]^2 + [.F328]^2 + [.G328]^2)" office:value-type="float" office:value="389.198214281618" calcext:value-type="float">
            <text:p>389.20</text:p>
          </table:table-cell>
          <table:table-cell table:style-name="ce4" table:formula="of:=[.E328]/[.$H328]" office:value-type="float" office:value="-0.325027185012896" calcext:value-type="float">
            <text:p>-0.33</text:p>
          </table:table-cell>
          <table:table-cell table:style-name="ce4" table:formula="of:=[.F328]/[.$H328]" office:value-type="float" office:value="0.0179856940323342" calcext:value-type="float">
            <text:p>0.02</text:p>
          </table:table-cell>
          <table:table-cell table:style-name="ce4" table:formula="of:=[.G328]/[.$H328]" office:value-type="float" office:value="0.945533629128424" calcext:value-type="float">
            <text:p>0.95</text:p>
          </table:table-cell>
          <table:table-cell table:formula="of:=MOD(DEGREES(ATAN2([.I328];[.J328]))+360; 360)" office:value-type="float" office:value="176.832712738848" calcext:value-type="float">
            <text:p>176.83</text:p>
          </table:table-cell>
          <table:table-cell table:formula="of:=MOD(DEGREES(ATAN2([.E328];[.F328]))+360; 360)" office:value-type="float" office:value="176.832712738848" calcext:value-type="float">
            <text:p>176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2" calcext:value-type="float">
            <text:p>-182</text:p>
          </table:table-cell>
          <table:table-cell office:value-type="float" office:value="300" calcext:value-type="float">
            <text:p>300</text:p>
          </table:table-cell>
          <table:table-cell office:value-type="float" office:value="497" calcext:value-type="float">
            <text:p>497</text:p>
          </table:table-cell>
          <table:table-cell table:formula="of:=[.B329]-[.B$1]" office:value-type="float" office:value="-126.5" calcext:value-type="float">
            <text:p>-126.5</text:p>
          </table:table-cell>
          <table:table-cell table:formula="of:=[.C329]-[.C$1]" office:value-type="float" office:value="2" calcext:value-type="float">
            <text:p>2</text:p>
          </table:table-cell>
          <table:table-cell table:formula="of:=[.D329]-[.D$1]" office:value-type="float" office:value="361" calcext:value-type="float">
            <text:p>361</text:p>
          </table:table-cell>
          <table:table-cell table:style-name="ce4" table:formula="of:=SQRT([.E329]^2 + [.F329]^2 + [.G329]^2)" office:value-type="float" office:value="382.527449995422" calcext:value-type="float">
            <text:p>382.53</text:p>
          </table:table-cell>
          <table:table-cell table:style-name="ce4" table:formula="of:=[.E329]/[.$H329]" office:value-type="float" office:value="-0.33069522200698" calcext:value-type="float">
            <text:p>-0.33</text:p>
          </table:table-cell>
          <table:table-cell table:style-name="ce4" table:formula="of:=[.F329]/[.$H329]" office:value-type="float" office:value="0.0052283829566321" calcext:value-type="float">
            <text:p>0.01</text:p>
          </table:table-cell>
          <table:table-cell table:style-name="ce4" table:formula="of:=[.G329]/[.$H329]" office:value-type="float" office:value="0.943723123672093" calcext:value-type="float">
            <text:p>0.94</text:p>
          </table:table-cell>
          <table:table-cell table:formula="of:=MOD(DEGREES(ATAN2([.I329];[.J329]))+360; 360)" office:value-type="float" office:value="179.094213339889" calcext:value-type="float">
            <text:p>179.09</text:p>
          </table:table-cell>
          <table:table-cell table:formula="of:=MOD(DEGREES(ATAN2([.E329];[.F329]))+360; 360)" office:value-type="float" office:value="179.094213339889" calcext:value-type="float">
            <text:p>179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301" calcext:value-type="float">
            <text:p>301</text:p>
          </table:table-cell>
          <table:table-cell office:value-type="float" office:value="496" calcext:value-type="float">
            <text:p>496</text:p>
          </table:table-cell>
          <table:table-cell table:formula="of:=[.B330]-[.B$1]" office:value-type="float" office:value="-135.5" calcext:value-type="float">
            <text:p>-135.5</text:p>
          </table:table-cell>
          <table:table-cell table:formula="of:=[.C330]-[.C$1]" office:value-type="float" office:value="3" calcext:value-type="float">
            <text:p>3</text:p>
          </table:table-cell>
          <table:table-cell table:formula="of:=[.D330]-[.D$1]" office:value-type="float" office:value="360" calcext:value-type="float">
            <text:p>360</text:p>
          </table:table-cell>
          <table:table-cell table:style-name="ce4" table:formula="of:=SQRT([.E330]^2 + [.F330]^2 + [.G330]^2)" office:value-type="float" office:value="384.667713747853" calcext:value-type="float">
            <text:p>384.67</text:p>
          </table:table-cell>
          <table:table-cell table:style-name="ce4" table:formula="of:=[.E330]/[.$H330]" office:value-type="float" office:value="-0.352252074081838" calcext:value-type="float">
            <text:p>-0.35</text:p>
          </table:table-cell>
          <table:table-cell table:style-name="ce4" table:formula="of:=[.F330]/[.$H330]" office:value-type="float" office:value="0.007798938909561" calcext:value-type="float">
            <text:p>0.01</text:p>
          </table:table-cell>
          <table:table-cell table:style-name="ce4" table:formula="of:=[.G330]/[.$H330]" office:value-type="float" office:value="0.935872669147319" calcext:value-type="float">
            <text:p>0.94</text:p>
          </table:table-cell>
          <table:table-cell table:formula="of:=MOD(DEGREES(ATAN2([.I330];[.J330]))+360; 360)" office:value-type="float" office:value="178.731665970385" calcext:value-type="float">
            <text:p>178.73</text:p>
          </table:table-cell>
          <table:table-cell table:formula="of:=MOD(DEGREES(ATAN2([.E330];[.F330]))+360; 360)" office:value-type="float" office:value="178.731665970385" calcext:value-type="float">
            <text:p>178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4" calcext:value-type="float">
            <text:p>-174</text:p>
          </table:table-cell>
          <table:table-cell office:value-type="float" office:value="301" calcext:value-type="float">
            <text:p>301</text:p>
          </table:table-cell>
          <table:table-cell office:value-type="float" office:value="498" calcext:value-type="float">
            <text:p>498</text:p>
          </table:table-cell>
          <table:table-cell table:formula="of:=[.B331]-[.B$1]" office:value-type="float" office:value="-118.5" calcext:value-type="float">
            <text:p>-118.5</text:p>
          </table:table-cell>
          <table:table-cell table:formula="of:=[.C331]-[.C$1]" office:value-type="float" office:value="3" calcext:value-type="float">
            <text:p>3</text:p>
          </table:table-cell>
          <table:table-cell table:formula="of:=[.D331]-[.D$1]" office:value-type="float" office:value="362" calcext:value-type="float">
            <text:p>362</text:p>
          </table:table-cell>
          <table:table-cell table:style-name="ce4" table:formula="of:=SQRT([.E331]^2 + [.F331]^2 + [.G331]^2)" office:value-type="float" office:value="380.913704137827" calcext:value-type="float">
            <text:p>380.91</text:p>
          </table:table-cell>
          <table:table-cell table:style-name="ce4" table:formula="of:=[.E331]/[.$H331]" office:value-type="float" office:value="-0.311094084336548" calcext:value-type="float">
            <text:p>-0.31</text:p>
          </table:table-cell>
          <table:table-cell table:style-name="ce4" table:formula="of:=[.F331]/[.$H331]" office:value-type="float" office:value="0.00787579960345691" calcext:value-type="float">
            <text:p>0.01</text:p>
          </table:table-cell>
          <table:table-cell table:style-name="ce4" table:formula="of:=[.G331]/[.$H331]" office:value-type="float" office:value="0.9503464854838" calcext:value-type="float">
            <text:p>0.95</text:p>
          </table:table-cell>
          <table:table-cell table:formula="of:=MOD(DEGREES(ATAN2([.I331];[.J331]))+360; 360)" office:value-type="float" office:value="178.549783709067" calcext:value-type="float">
            <text:p>178.55</text:p>
          </table:table-cell>
          <table:table-cell table:formula="of:=MOD(DEGREES(ATAN2([.E331];[.F331]))+360; 360)" office:value-type="float" office:value="178.549783709067" calcext:value-type="float">
            <text:p>178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3" calcext:value-type="float">
            <text:p>293</text:p>
          </table:table-cell>
          <table:table-cell office:value-type="float" office:value="504" calcext:value-type="float">
            <text:p>504</text:p>
          </table:table-cell>
          <table:table-cell table:formula="of:=[.B332]-[.B$1]" office:value-type="float" office:value="-133.5" calcext:value-type="float">
            <text:p>-133.5</text:p>
          </table:table-cell>
          <table:table-cell table:formula="of:=[.C332]-[.C$1]" office:value-type="float" office:value="-5" calcext:value-type="float">
            <text:p>-5</text:p>
          </table:table-cell>
          <table:table-cell table:formula="of:=[.D332]-[.D$1]" office:value-type="float" office:value="368" calcext:value-type="float">
            <text:p>368</text:p>
          </table:table-cell>
          <table:table-cell table:style-name="ce4" table:formula="of:=SQRT([.E332]^2 + [.F332]^2 + [.G332]^2)" office:value-type="float" office:value="391.498722858709" calcext:value-type="float">
            <text:p>391.50</text:p>
          </table:table-cell>
          <table:table-cell table:style-name="ce4" table:formula="of:=[.E332]/[.$H332]" office:value-type="float" office:value="-0.340997280974988" calcext:value-type="float">
            <text:p>-0.34</text:p>
          </table:table-cell>
          <table:table-cell table:style-name="ce4" table:formula="of:=[.F332]/[.$H332]" office:value-type="float" office:value="-0.0127714337443816" calcext:value-type="float">
            <text:p>-0.01</text:p>
          </table:table-cell>
          <table:table-cell table:style-name="ce4" table:formula="of:=[.G332]/[.$H332]" office:value-type="float" office:value="0.939977523586483" calcext:value-type="float">
            <text:p>0.94</text:p>
          </table:table-cell>
          <table:table-cell table:formula="of:=MOD(DEGREES(ATAN2([.I332];[.J332]))+360; 360)" office:value-type="float" office:value="182.144906803732" calcext:value-type="float">
            <text:p>182.14</text:p>
          </table:table-cell>
          <table:table-cell table:formula="of:=MOD(DEGREES(ATAN2([.E332];[.F332]))+360; 360)" office:value-type="float" office:value="182.144906803732" calcext:value-type="float">
            <text:p>182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309" calcext:value-type="float">
            <text:p>309</text:p>
          </table:table-cell>
          <table:table-cell office:value-type="float" office:value="501" calcext:value-type="float">
            <text:p>501</text:p>
          </table:table-cell>
          <table:table-cell table:formula="of:=[.B333]-[.B$1]" office:value-type="float" office:value="-137.5" calcext:value-type="float">
            <text:p>-137.5</text:p>
          </table:table-cell>
          <table:table-cell table:formula="of:=[.C333]-[.C$1]" office:value-type="float" office:value="11" calcext:value-type="float">
            <text:p>11</text:p>
          </table:table-cell>
          <table:table-cell table:formula="of:=[.D333]-[.D$1]" office:value-type="float" office:value="365" calcext:value-type="float">
            <text:p>365</text:p>
          </table:table-cell>
          <table:table-cell table:style-name="ce4" table:formula="of:=SQRT([.E333]^2 + [.F333]^2 + [.G333]^2)" office:value-type="float" office:value="390.195143485923" calcext:value-type="float">
            <text:p>390.20</text:p>
          </table:table-cell>
          <table:table-cell table:style-name="ce4" table:formula="of:=[.E333]/[.$H333]" office:value-type="float" office:value="-0.352387779026677" calcext:value-type="float">
            <text:p>-0.35</text:p>
          </table:table-cell>
          <table:table-cell table:style-name="ce4" table:formula="of:=[.F333]/[.$H333]" office:value-type="float" office:value="0.0281910223221342" calcext:value-type="float">
            <text:p>0.03</text:p>
          </table:table-cell>
          <table:table-cell table:style-name="ce4" table:formula="of:=[.G333]/[.$H333]" office:value-type="float" office:value="0.935429377052634" calcext:value-type="float">
            <text:p>0.94</text:p>
          </table:table-cell>
          <table:table-cell table:formula="of:=MOD(DEGREES(ATAN2([.I333];[.J333]))+360; 360)" office:value-type="float" office:value="175.426078740099" calcext:value-type="float">
            <text:p>175.43</text:p>
          </table:table-cell>
          <table:table-cell table:formula="of:=MOD(DEGREES(ATAN2([.E333];[.F333]))+360; 360)" office:value-type="float" office:value="175.426078740099" calcext:value-type="float">
            <text:p>175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9" calcext:value-type="float">
            <text:p>-199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table:formula="of:=[.B334]-[.B$1]" office:value-type="float" office:value="-143.5" calcext:value-type="float">
            <text:p>-143.5</text:p>
          </table:table-cell>
          <table:table-cell table:formula="of:=[.C334]-[.C$1]" office:value-type="float" office:value="2" calcext:value-type="float">
            <text:p>2</text:p>
          </table:table-cell>
          <table:table-cell table:formula="of:=[.D334]-[.D$1]" office:value-type="float" office:value="366" calcext:value-type="float">
            <text:p>366</text:p>
          </table:table-cell>
          <table:table-cell table:style-name="ce4" table:formula="of:=SQRT([.E334]^2 + [.F334]^2 + [.G334]^2)" office:value-type="float" office:value="393.13133937655" calcext:value-type="float">
            <text:p>393.13</text:p>
          </table:table-cell>
          <table:table-cell table:style-name="ce4" table:formula="of:=[.E334]/[.$H334]" office:value-type="float" office:value="-0.365017961243106" calcext:value-type="float">
            <text:p>-0.37</text:p>
          </table:table-cell>
          <table:table-cell table:style-name="ce4" table:formula="of:=[.F334]/[.$H334]" office:value-type="float" office:value="0.00508735834485166" calcext:value-type="float">
            <text:p>0.01</text:p>
          </table:table-cell>
          <table:table-cell table:style-name="ce4" table:formula="of:=[.G334]/[.$H334]" office:value-type="float" office:value="0.930986577107853" calcext:value-type="float">
            <text:p>0.93</text:p>
          </table:table-cell>
          <table:table-cell table:formula="of:=MOD(DEGREES(ATAN2([.I334];[.J334]))+360; 360)" office:value-type="float" office:value="179.201504249686" calcext:value-type="float">
            <text:p>179.20</text:p>
          </table:table-cell>
          <table:table-cell table:formula="of:=MOD(DEGREES(ATAN2([.E334];[.F334]))+360; 360)" office:value-type="float" office:value="179.201504249686" calcext:value-type="float">
            <text:p>179.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1" calcext:value-type="float">
            <text:p>-181</text:p>
          </table:table-cell>
          <table:table-cell office:value-type="float" office:value="292" calcext:value-type="float">
            <text:p>292</text:p>
          </table:table-cell>
          <table:table-cell office:value-type="float" office:value="498" calcext:value-type="float">
            <text:p>498</text:p>
          </table:table-cell>
          <table:table-cell table:formula="of:=[.B335]-[.B$1]" office:value-type="float" office:value="-125.5" calcext:value-type="float">
            <text:p>-125.5</text:p>
          </table:table-cell>
          <table:table-cell table:formula="of:=[.C335]-[.C$1]" office:value-type="float" office:value="-6" calcext:value-type="float">
            <text:p>-6</text:p>
          </table:table-cell>
          <table:table-cell table:formula="of:=[.D335]-[.D$1]" office:value-type="float" office:value="362" calcext:value-type="float">
            <text:p>362</text:p>
          </table:table-cell>
          <table:table-cell table:style-name="ce4" table:formula="of:=SQRT([.E335]^2 + [.F335]^2 + [.G335]^2)" office:value-type="float" office:value="383.184355108608" calcext:value-type="float">
            <text:p>383.18</text:p>
          </table:table-cell>
          <table:table-cell table:style-name="ce4" table:formula="of:=[.E335]/[.$H335]" office:value-type="float" office:value="-0.327518590795359" calcext:value-type="float">
            <text:p>-0.33</text:p>
          </table:table-cell>
          <table:table-cell table:style-name="ce4" table:formula="of:=[.F335]/[.$H335]" office:value-type="float" office:value="-0.0156582593208937" calcext:value-type="float">
            <text:p>-0.02</text:p>
          </table:table-cell>
          <table:table-cell table:style-name="ce4" table:formula="of:=[.G335]/[.$H335]" office:value-type="float" office:value="0.944714979027252" calcext:value-type="float">
            <text:p>0.94</text:p>
          </table:table-cell>
          <table:table-cell table:formula="of:=MOD(DEGREES(ATAN2([.I335];[.J335]))+360; 360)" office:value-type="float" office:value="182.737156305061" calcext:value-type="float">
            <text:p>182.74</text:p>
          </table:table-cell>
          <table:table-cell table:formula="of:=MOD(DEGREES(ATAN2([.E335];[.F335]))+360; 360)" office:value-type="float" office:value="182.737156305061" calcext:value-type="float">
            <text:p>182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4" calcext:value-type="float">
            <text:p>-194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table:formula="of:=[.B336]-[.B$1]" office:value-type="float" office:value="-138.5" calcext:value-type="float">
            <text:p>-138.5</text:p>
          </table:table-cell>
          <table:table-cell table:formula="of:=[.C336]-[.C$1]" office:value-type="float" office:value="2" calcext:value-type="float">
            <text:p>2</text:p>
          </table:table-cell>
          <table:table-cell table:formula="of:=[.D336]-[.D$1]" office:value-type="float" office:value="366" calcext:value-type="float">
            <text:p>366</text:p>
          </table:table-cell>
          <table:table-cell table:style-name="ce4" table:formula="of:=SQRT([.E336]^2 + [.F336]^2 + [.G336]^2)" office:value-type="float" office:value="391.333936683237" calcext:value-type="float">
            <text:p>391.33</text:p>
          </table:table-cell>
          <table:table-cell table:style-name="ce4" table:formula="of:=[.E336]/[.$H336]" office:value-type="float" office:value="-0.353917682616184" calcext:value-type="float">
            <text:p>-0.35</text:p>
          </table:table-cell>
          <table:table-cell table:style-name="ce4" table:formula="of:=[.F336]/[.$H336]" office:value-type="float" office:value="0.00511072465871747" calcext:value-type="float">
            <text:p>0.01</text:p>
          </table:table-cell>
          <table:table-cell table:style-name="ce4" table:formula="of:=[.G336]/[.$H336]" office:value-type="float" office:value="0.935262612545296" calcext:value-type="float">
            <text:p>0.94</text:p>
          </table:table-cell>
          <table:table-cell table:formula="of:=MOD(DEGREES(ATAN2([.I336];[.J336]))+360; 360)" office:value-type="float" office:value="179.172681625185" calcext:value-type="float">
            <text:p>179.17</text:p>
          </table:table-cell>
          <table:table-cell table:formula="of:=MOD(DEGREES(ATAN2([.E336];[.F336]))+360; 360)" office:value-type="float" office:value="179.172681625185" calcext:value-type="float">
            <text:p>179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3" calcext:value-type="float">
            <text:p>-183</text:p>
          </table:table-cell>
          <table:table-cell office:value-type="float" office:value="294" calcext:value-type="float">
            <text:p>294</text:p>
          </table:table-cell>
          <table:table-cell office:value-type="float" office:value="508" calcext:value-type="float">
            <text:p>508</text:p>
          </table:table-cell>
          <table:table-cell table:formula="of:=[.B337]-[.B$1]" office:value-type="float" office:value="-127.5" calcext:value-type="float">
            <text:p>-127.5</text:p>
          </table:table-cell>
          <table:table-cell table:formula="of:=[.C337]-[.C$1]" office:value-type="float" office:value="-4" calcext:value-type="float">
            <text:p>-4</text:p>
          </table:table-cell>
          <table:table-cell table:formula="of:=[.D337]-[.D$1]" office:value-type="float" office:value="372" calcext:value-type="float">
            <text:p>372</text:p>
          </table:table-cell>
          <table:table-cell table:style-name="ce4" table:formula="of:=SQRT([.E337]^2 + [.F337]^2 + [.G337]^2)" office:value-type="float" office:value="393.263588449274" calcext:value-type="float">
            <text:p>393.26</text:p>
          </table:table-cell>
          <table:table-cell table:style-name="ce4" table:formula="of:=[.E337]/[.$H337]" office:value-type="float" office:value="-0.32421003048556" calcext:value-type="float">
            <text:p>-0.32</text:p>
          </table:table-cell>
          <table:table-cell table:style-name="ce4" table:formula="of:=[.F337]/[.$H337]" office:value-type="float" office:value="-0.0101712950740568" calcext:value-type="float">
            <text:p>-0.01</text:p>
          </table:table-cell>
          <table:table-cell table:style-name="ce4" table:formula="of:=[.G337]/[.$H337]" office:value-type="float" office:value="0.945930441887282" calcext:value-type="float">
            <text:p>0.95</text:p>
          </table:table-cell>
          <table:table-cell table:formula="of:=MOD(DEGREES(ATAN2([.I337];[.J337]))+360; 360)" office:value-type="float" office:value="181.796925272696" calcext:value-type="float">
            <text:p>181.80</text:p>
          </table:table-cell>
          <table:table-cell table:formula="of:=MOD(DEGREES(ATAN2([.E337];[.F337]))+360; 360)" office:value-type="float" office:value="181.796925272696" calcext:value-type="float">
            <text:p>181.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9" calcext:value-type="float">
            <text:p>-189</text:p>
          </table:table-cell>
          <table:table-cell office:value-type="float" office:value="290" calcext:value-type="float">
            <text:p>290</text:p>
          </table:table-cell>
          <table:table-cell office:value-type="float" office:value="502" calcext:value-type="float">
            <text:p>502</text:p>
          </table:table-cell>
          <table:table-cell table:formula="of:=[.B338]-[.B$1]" office:value-type="float" office:value="-133.5" calcext:value-type="float">
            <text:p>-133.5</text:p>
          </table:table-cell>
          <table:table-cell table:formula="of:=[.C338]-[.C$1]" office:value-type="float" office:value="-8" calcext:value-type="float">
            <text:p>-8</text:p>
          </table:table-cell>
          <table:table-cell table:formula="of:=[.D338]-[.D$1]" office:value-type="float" office:value="366" calcext:value-type="float">
            <text:p>366</text:p>
          </table:table-cell>
          <table:table-cell table:style-name="ce4" table:formula="of:=SQRT([.E338]^2 + [.F338]^2 + [.G338]^2)" office:value-type="float" office:value="389.66941116798" calcext:value-type="float">
            <text:p>389.67</text:p>
          </table:table-cell>
          <table:table-cell table:style-name="ce4" table:formula="of:=[.E338]/[.$H338]" office:value-type="float" office:value="-0.342598100271336" calcext:value-type="float">
            <text:p>-0.34</text:p>
          </table:table-cell>
          <table:table-cell table:style-name="ce4" table:formula="of:=[.F338]/[.$H338]" office:value-type="float" office:value="-0.0205302232372336" calcext:value-type="float">
            <text:p>-0.02</text:p>
          </table:table-cell>
          <table:table-cell table:style-name="ce4" table:formula="of:=[.G338]/[.$H338]" office:value-type="float" office:value="0.939257713103438" calcext:value-type="float">
            <text:p>0.94</text:p>
          </table:table-cell>
          <table:table-cell table:formula="of:=MOD(DEGREES(ATAN2([.I338];[.J338]))+360; 360)" office:value-type="float" office:value="183.429353919742" calcext:value-type="float">
            <text:p>183.43</text:p>
          </table:table-cell>
          <table:table-cell table:formula="of:=MOD(DEGREES(ATAN2([.E338];[.F338]))+360; 360)" office:value-type="float" office:value="183.429353919742" calcext:value-type="float">
            <text:p>18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8" calcext:value-type="float">
            <text:p>-188</text:p>
          </table:table-cell>
          <table:table-cell office:value-type="float" office:value="301" calcext:value-type="float">
            <text:p>301</text:p>
          </table:table-cell>
          <table:table-cell office:value-type="float" office:value="494" calcext:value-type="float">
            <text:p>494</text:p>
          </table:table-cell>
          <table:table-cell table:formula="of:=[.B339]-[.B$1]" office:value-type="float" office:value="-132.5" calcext:value-type="float">
            <text:p>-132.5</text:p>
          </table:table-cell>
          <table:table-cell table:formula="of:=[.C339]-[.C$1]" office:value-type="float" office:value="3" calcext:value-type="float">
            <text:p>3</text:p>
          </table:table-cell>
          <table:table-cell table:formula="of:=[.D339]-[.D$1]" office:value-type="float" office:value="358" calcext:value-type="float">
            <text:p>358</text:p>
          </table:table-cell>
          <table:table-cell table:style-name="ce4" table:formula="of:=SQRT([.E339]^2 + [.F339]^2 + [.G339]^2)" office:value-type="float" office:value="381.74500651613" calcext:value-type="float">
            <text:p>381.75</text:p>
          </table:table-cell>
          <table:table-cell table:style-name="ce4" table:formula="of:=[.E339]/[.$H339]" office:value-type="float" office:value="-0.347090329246786" calcext:value-type="float">
            <text:p>-0.35</text:p>
          </table:table-cell>
          <table:table-cell table:style-name="ce4" table:formula="of:=[.F339]/[.$H339]" office:value-type="float" office:value="0.00785864896407818" calcext:value-type="float">
            <text:p>0.01</text:p>
          </table:table-cell>
          <table:table-cell table:style-name="ce4" table:formula="of:=[.G339]/[.$H339]" office:value-type="float" office:value="0.937798776379996" calcext:value-type="float">
            <text:p>0.94</text:p>
          </table:table-cell>
          <table:table-cell table:formula="of:=MOD(DEGREES(ATAN2([.I339];[.J339]))+360; 360)" office:value-type="float" office:value="178.702958674873" calcext:value-type="float">
            <text:p>178.70</text:p>
          </table:table-cell>
          <table:table-cell table:formula="of:=MOD(DEGREES(ATAN2([.E339];[.F339]))+360; 360)" office:value-type="float" office:value="178.702958674873" calcext:value-type="float">
            <text:p>178.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1" calcext:value-type="float">
            <text:p>-191</text:p>
          </table:table-cell>
          <table:table-cell office:value-type="float" office:value="299" calcext:value-type="float">
            <text:p>299</text:p>
          </table:table-cell>
          <table:table-cell office:value-type="float" office:value="510" calcext:value-type="float">
            <text:p>510</text:p>
          </table:table-cell>
          <table:table-cell table:formula="of:=[.B340]-[.B$1]" office:value-type="float" office:value="-135.5" calcext:value-type="float">
            <text:p>-135.5</text:p>
          </table:table-cell>
          <table:table-cell table:formula="of:=[.C340]-[.C$1]" office:value-type="float" office:value="1" calcext:value-type="float">
            <text:p>1</text:p>
          </table:table-cell>
          <table:table-cell table:formula="of:=[.D340]-[.D$1]" office:value-type="float" office:value="374" calcext:value-type="float">
            <text:p>374</text:p>
          </table:table-cell>
          <table:table-cell table:style-name="ce4" table:formula="of:=SQRT([.E340]^2 + [.F340]^2 + [.G340]^2)" office:value-type="float" office:value="397.79045991577" calcext:value-type="float">
            <text:p>397.79</text:p>
          </table:table-cell>
          <table:table-cell table:style-name="ce4" table:formula="of:=[.E340]/[.$H340]" office:value-type="float" office:value="-0.34063159792392" calcext:value-type="float">
            <text:p>-0.34</text:p>
          </table:table-cell>
          <table:table-cell table:style-name="ce4" table:formula="of:=[.F340]/[.$H340]" office:value-type="float" office:value="0.00251388633154185" calcext:value-type="float">
            <text:p>0.00</text:p>
          </table:table-cell>
          <table:table-cell table:style-name="ce4" table:formula="of:=[.G340]/[.$H340]" office:value-type="float" office:value="0.940193487996651" calcext:value-type="float">
            <text:p>0.94</text:p>
          </table:table-cell>
          <table:table-cell table:formula="of:=MOD(DEGREES(ATAN2([.I340];[.J340]))+360; 360)" office:value-type="float" office:value="179.577160595329" calcext:value-type="float">
            <text:p>179.58</text:p>
          </table:table-cell>
          <table:table-cell table:formula="of:=MOD(DEGREES(ATAN2([.E340];[.F340]))+360; 360)" office:value-type="float" office:value="179.577160595329" calcext:value-type="float">
            <text:p>179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93" calcext:value-type="float">
            <text:p>-193</text:p>
          </table:table-cell>
          <table:table-cell office:value-type="float" office:value="301" calcext:value-type="float">
            <text:p>301</text:p>
          </table:table-cell>
          <table:table-cell office:value-type="float" office:value="503" calcext:value-type="float">
            <text:p>503</text:p>
          </table:table-cell>
          <table:table-cell table:formula="of:=[.B341]-[.B$1]" office:value-type="float" office:value="-137.5" calcext:value-type="float">
            <text:p>-137.5</text:p>
          </table:table-cell>
          <table:table-cell table:formula="of:=[.C341]-[.C$1]" office:value-type="float" office:value="3" calcext:value-type="float">
            <text:p>3</text:p>
          </table:table-cell>
          <table:table-cell table:formula="of:=[.D341]-[.D$1]" office:value-type="float" office:value="367" calcext:value-type="float">
            <text:p>367</text:p>
          </table:table-cell>
          <table:table-cell table:style-name="ce4" table:formula="of:=SQRT([.E341]^2 + [.F341]^2 + [.G341]^2)" office:value-type="float" office:value="391.923780855411" calcext:value-type="float">
            <text:p>391.92</text:p>
          </table:table-cell>
          <table:table-cell table:style-name="ce4" table:formula="of:=[.E341]/[.$H341]" office:value-type="float" office:value="-0.350833520997101" calcext:value-type="float">
            <text:p>-0.35</text:p>
          </table:table-cell>
          <table:table-cell table:style-name="ce4" table:formula="of:=[.F341]/[.$H341]" office:value-type="float" office:value="0.00765454954902766" calcext:value-type="float">
            <text:p>0.01</text:p>
          </table:table-cell>
          <table:table-cell table:style-name="ce4" table:formula="of:=[.G341]/[.$H341]" office:value-type="float" office:value="0.936406561497717" calcext:value-type="float">
            <text:p>0.94</text:p>
          </table:table-cell>
          <table:table-cell table:formula="of:=MOD(DEGREES(ATAN2([.I341];[.J341]))+360; 360)" office:value-type="float" office:value="178.750108569879" calcext:value-type="float">
            <text:p>178.75</text:p>
          </table:table-cell>
          <table:table-cell table:formula="of:=MOD(DEGREES(ATAN2([.E341];[.F341]))+360; 360)" office:value-type="float" office:value="178.750108569879" calcext:value-type="float">
            <text:p>178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86" calcext:value-type="float">
            <text:p>-186</text:p>
          </table:table-cell>
          <table:table-cell office:value-type="float" office:value="296" calcext:value-type="float">
            <text:p>296</text:p>
          </table:table-cell>
          <table:table-cell office:value-type="float" office:value="496" calcext:value-type="float">
            <text:p>496</text:p>
          </table:table-cell>
          <table:table-cell table:formula="of:=[.B342]-[.B$1]" office:value-type="float" office:value="-130.5" calcext:value-type="float">
            <text:p>-130.5</text:p>
          </table:table-cell>
          <table:table-cell table:formula="of:=[.C342]-[.C$1]" office:value-type="float" office:value="-2" calcext:value-type="float">
            <text:p>-2</text:p>
          </table:table-cell>
          <table:table-cell table:formula="of:=[.D342]-[.D$1]" office:value-type="float" office:value="360" calcext:value-type="float">
            <text:p>360</text:p>
          </table:table-cell>
          <table:table-cell table:style-name="ce4" table:formula="of:=SQRT([.E342]^2 + [.F342]^2 + [.G342]^2)" office:value-type="float" office:value="382.928518133607" calcext:value-type="float">
            <text:p>382.93</text:p>
          </table:table-cell>
          <table:table-cell table:style-name="ce4" table:formula="of:=[.E342]/[.$H342]" office:value-type="float" office:value="-0.340794675298818" calcext:value-type="float">
            <text:p>-0.34</text:p>
          </table:table-cell>
          <table:table-cell table:style-name="ce4" table:formula="of:=[.F342]/[.$H342]" office:value-type="float" office:value="-0.00522290690113131" calcext:value-type="float">
            <text:p>-0.01</text:p>
          </table:table-cell>
          <table:table-cell table:style-name="ce4" table:formula="of:=[.G342]/[.$H342]" office:value-type="float" office:value="0.940123242203635" calcext:value-type="float">
            <text:p>0.94</text:p>
          </table:table-cell>
          <table:table-cell table:formula="of:=MOD(DEGREES(ATAN2([.I342];[.J342]))+360; 360)" office:value-type="float" office:value="180.878027499473" calcext:value-type="float">
            <text:p>180.88</text:p>
          </table:table-cell>
          <table:table-cell table:formula="of:=MOD(DEGREES(ATAN2([.E342];[.F342]))+360; 360)" office:value-type="float" office:value="180.878027499473" calcext:value-type="float">
            <text:p>180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176" calcext:value-type="float">
            <text:p>-176</text:p>
          </table:table-cell>
          <table:table-cell office:value-type="float" office:value="292" calcext:value-type="float">
            <text:p>292</text:p>
          </table:table-cell>
          <table:table-cell office:value-type="float" office:value="503" calcext:value-type="float">
            <text:p>503</text:p>
          </table:table-cell>
          <table:table-cell table:formula="of:=[.B343]-[.B$1]" office:value-type="float" office:value="-120.5" calcext:value-type="float">
            <text:p>-120.5</text:p>
          </table:table-cell>
          <table:table-cell table:formula="of:=[.C343]-[.C$1]" office:value-type="float" office:value="-6" calcext:value-type="float">
            <text:p>-6</text:p>
          </table:table-cell>
          <table:table-cell table:formula="of:=[.D343]-[.D$1]" office:value-type="float" office:value="367" calcext:value-type="float">
            <text:p>367</text:p>
          </table:table-cell>
          <table:table-cell table:style-name="ce4" table:formula="of:=SQRT([.E343]^2 + [.F343]^2 + [.G343]^2)" office:value-type="float" office:value="386.322727780802" calcext:value-type="float">
            <text:p>386.32</text:p>
          </table:table-cell>
          <table:table-cell table:style-name="ce4" table:formula="of:=[.E343]/[.$H343]" office:value-type="float" office:value="-0.311915378865235" calcext:value-type="float">
            <text:p>-0.31</text:p>
          </table:table-cell>
          <table:table-cell table:style-name="ce4" table:formula="of:=[.F343]/[.$H343]" office:value-type="float" office:value="-0.0155310562090573" calcext:value-type="float">
            <text:p>-0.02</text:p>
          </table:table-cell>
          <table:table-cell table:style-name="ce4" table:formula="of:=[.G343]/[.$H343]" office:value-type="float" office:value="0.949982938120674" calcext:value-type="float">
            <text:p>0.95</text:p>
          </table:table-cell>
          <table:table-cell table:formula="of:=MOD(DEGREES(ATAN2([.I343];[.J343]))+360; 360)" office:value-type="float" office:value="182.850547656018" calcext:value-type="float">
            <text:p>182.85</text:p>
          </table:table-cell>
          <table:table-cell table:formula="of:=MOD(DEGREES(ATAN2([.E343];[.F343]))+360; 360)" office:value-type="float" office:value="182.850547656018" calcext:value-type="float">
            <text:p>182.85</text:p>
          </table:table-cell>
          <table:table-cell table:number-columns-repeated="1011"/>
        </table:table-row>
        <table:table-row table:style-name="ro1" table:number-rows-repeated="22">
          <table:table-cell table:number-columns-repeated="7"/>
          <table:table-cell table:style-name="ce4" table:number-columns-repeated="4"/>
          <table:table-cell table:style-name="Default"/>
          <table:table-cell table:number-columns-repeated="1012"/>
        </table:table-row>
        <table:table-row table:style-name="ro1" table:number-rows-repeated="10482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+X =&gt; We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3" table:default-cell-style-name="ce4"/>
        <table:table-column table:style-name="co6" table:number-columns-repeated="3" table:default-cell-style-name="ce4"/>
        <table:table-column table:style-name="co11" table:default-cell-style-name="ce4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Bias Correction </text:p>
          </table:table-cell>
          <table:table-cell table:style-name="ce1" table:formula="of:=['+X =&gt; South'.B1]" office:value-type="float" office:value="-55.5" calcext:value-type="float">
            <text:p>-56</text:p>
          </table:table-cell>
          <table:table-cell table:style-name="ce1" table:formula="of:=['+X =&gt; South'.C1]" office:value-type="float" office:value="298" calcext:value-type="float">
            <text:p>298</text:p>
          </table:table-cell>
          <table:table-cell table:style-name="ce1" table:formula="of:=['+X =&gt; South'.D1]" office:value-type="float" office:value="136" calcext:value-type="float">
            <text:p>136</text:p>
          </table:table-cell>
          <table:table-cell table:style-name="ce5" table:number-columns-repeated="4"/>
          <table:table-cell table:style-name="ce7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Mx</text:p>
          </table:table-cell>
          <table:table-cell table:style-name="ce2" office:value-type="string" calcext:value-type="string">
            <text:p>My</text:p>
          </table:table-cell>
          <table:table-cell table:style-name="ce2" office:value-type="string" calcext:value-type="string">
            <text:p>Mz</text:p>
          </table:table-cell>
          <table:table-cell table:style-name="ce6" office:value-type="string" calcext:value-type="string">
            <text:p>Corrected Mx</text:p>
          </table:table-cell>
          <table:table-cell table:style-name="ce6" office:value-type="string" calcext:value-type="string">
            <text:p>Corrected My</text:p>
          </table:table-cell>
          <table:table-cell table:style-name="ce6" office:value-type="string" calcext:value-type="string">
            <text:p>Corrected Mz</text:p>
          </table:table-cell>
          <table:table-cell table:style-name="ce2" office:value-type="string" calcext:value-type="string">
            <text:p>Len</text:p>
          </table:table-cell>
          <table:table-cell table:style-name="ce2" office:value-type="string" calcext:value-type="string">
            <text:p>Mnx</text:p>
          </table:table-cell>
          <table:table-cell table:style-name="ce2" office:value-type="string" calcext:value-type="string">
            <text:p>Mny</text:p>
          </table:table-cell>
          <table:table-cell table:style-name="ce2" office:value-type="string" calcext:value-type="string">
            <text:p>Mnz</text:p>
          </table:table-cell>
          <table:table-cell table:style-name="ce8" office:value-type="string" calcext:value-type="string">
            <text:p>Bearing to Nor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table:formula="of:=[.B3]-[.B$1]" office:value-type="float" office:value="-5.5" calcext:value-type="float">
            <text:p>-5.5</text:p>
          </table:table-cell>
          <table:table-cell table:formula="of:=[.C3]-[.C$1]" office:value-type="float" office:value="129" calcext:value-type="float">
            <text:p>129</text:p>
          </table:table-cell>
          <table:table-cell table:formula="of:=[.D3]-[.D$1]" office:value-type="float" office:value="365" calcext:value-type="float">
            <text:p>365</text:p>
          </table:table-cell>
          <table:table-cell table:formula="of:=SQRT([.E3]^2 + [.F3]^2 + [.G3]^2)" office:value-type="float" office:value="387.164370778097" calcext:value-type="float">
            <text:p>387.16</text:p>
          </table:table-cell>
          <table:table-cell table:formula="of:=[.E3]/[.$H3]" office:value-type="float" office:value="-0.0142058526432752" calcext:value-type="float">
            <text:p>-0.01</text:p>
          </table:table-cell>
          <table:table-cell table:formula="of:=[.F3]/[.$H3]" office:value-type="float" office:value="0.333191816542272" calcext:value-type="float">
            <text:p>0.33</text:p>
          </table:table-cell>
          <table:table-cell table:formula="of:=[.G3]/[.$H3]" office:value-type="float" office:value="0.942752039053716" calcext:value-type="float">
            <text:p>0.94</text:p>
          </table:table-cell>
          <table:table-cell table:formula="of:=MOD(DEGREES(ATAN2([.I3];[.J3]))+360; 360)" office:value-type="float" office:value="92.4413647251921" calcext:value-type="float">
            <text:p>92.44</text:p>
          </table:table-cell>
          <table:table-cell table:number-columns-repeated="2"/>
          <table:table-cell table:style-name="ce7" office:value-type="string" calcext:value-type="string">
            <text:p>Mx</text:p>
          </table:table-cell>
          <table:table-cell table:style-name="ce7" office:value-type="string" calcext:value-type="string">
            <text:p>My</text:p>
          </table:table-cell>
          <table:table-cell table:style-name="ce7" office:value-type="string" calcext:value-type="string">
            <text:p>Mz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9" calcext:value-type="float">
            <text:p>429</text:p>
          </table:table-cell>
          <table:table-cell office:value-type="float" office:value="503" calcext:value-type="float">
            <text:p>503</text:p>
          </table:table-cell>
          <table:table-cell table:formula="of:=[.B4]-[.B$1]" office:value-type="float" office:value="9.5" calcext:value-type="float">
            <text:p>9.5</text:p>
          </table:table-cell>
          <table:table-cell table:formula="of:=[.C4]-[.C$1]" office:value-type="float" office:value="131" calcext:value-type="float">
            <text:p>131</text:p>
          </table:table-cell>
          <table:table-cell table:formula="of:=[.D4]-[.D$1]" office:value-type="float" office:value="367" calcext:value-type="float">
            <text:p>367</text:p>
          </table:table-cell>
          <table:table-cell table:formula="of:=SQRT([.E4]^2 + [.F4]^2 + [.G4]^2)" office:value-type="float" office:value="389.795138502265" calcext:value-type="float">
            <text:p>389.80</text:p>
          </table:table-cell>
          <table:table-cell table:formula="of:=[.E4]/[.$H4]" office:value-type="float" office:value="0.0243717765093286" calcext:value-type="float">
            <text:p>0.02</text:p>
          </table:table-cell>
          <table:table-cell table:formula="of:=[.F4]/[.$H4]" office:value-type="float" office:value="0.336073970812847" calcext:value-type="float">
            <text:p>0.34</text:p>
          </table:table-cell>
          <table:table-cell table:formula="of:=[.G4]/[.$H4]" office:value-type="float" office:value="0.941520208307748" calcext:value-type="float">
            <text:p>0.94</text:p>
          </table:table-cell>
          <table:table-cell table:formula="of:=MOD(DEGREES(ATAN2([.I4];[.J4]))+360; 360)" office:value-type="float" office:value="85.8522234619192" calcext:value-type="float">
            <text:p>85.85</text:p>
          </table:table-cell>
          <table:table-cell/>
          <table:table-cell table:style-name="ce7" office:value-type="string" calcext:value-type="string">
            <text:p>Min</text:p>
          </table:table-cell>
          <table:table-cell table:style-name="ce4" table:formula="of:=MIN([.B3:.B203])" office:value-type="float" office:value="-64" calcext:value-type="float">
            <text:p>-64.00</text:p>
          </table:table-cell>
          <table:table-cell table:style-name="ce4" table:formula="of:=MIN([.C3:.C203])" office:value-type="float" office:value="415" calcext:value-type="float">
            <text:p>415.00</text:p>
          </table:table-cell>
          <table:table-cell table:style-name="ce4" table:formula="of:=MIN([.D3:.D203])" office:value-type="float" office:value="490" calcext:value-type="float">
            <text:p>490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9" calcext:value-type="float">
            <text:p>429</text:p>
          </table:table-cell>
          <table:table-cell office:value-type="float" office:value="510" calcext:value-type="float">
            <text:p>510</text:p>
          </table:table-cell>
          <table:table-cell table:formula="of:=[.B5]-[.B$1]" office:value-type="float" office:value="9.5" calcext:value-type="float">
            <text:p>9.5</text:p>
          </table:table-cell>
          <table:table-cell table:formula="of:=[.C5]-[.C$1]" office:value-type="float" office:value="131" calcext:value-type="float">
            <text:p>131</text:p>
          </table:table-cell>
          <table:table-cell table:formula="of:=[.D5]-[.D$1]" office:value-type="float" office:value="374" calcext:value-type="float">
            <text:p>374</text:p>
          </table:table-cell>
          <table:table-cell table:formula="of:=SQRT([.E5]^2 + [.F5]^2 + [.G5]^2)" office:value-type="float" office:value="396.39279761368" calcext:value-type="float">
            <text:p>396.39</text:p>
          </table:table-cell>
          <table:table-cell table:formula="of:=[.E5]/[.$H5]" office:value-type="float" office:value="0.0239661266733171" calcext:value-type="float">
            <text:p>0.02</text:p>
          </table:table-cell>
          <table:table-cell table:formula="of:=[.F5]/[.$H5]" office:value-type="float" office:value="0.330480273074162" calcext:value-type="float">
            <text:p>0.33</text:p>
          </table:table-cell>
          <table:table-cell table:formula="of:=[.G5]/[.$H5]" office:value-type="float" office:value="0.943508565875851" calcext:value-type="float">
            <text:p>0.94</text:p>
          </table:table-cell>
          <table:table-cell table:formula="of:=MOD(DEGREES(ATAN2([.I5];[.J5]))+360; 360)" office:value-type="float" office:value="85.8522234619192" calcext:value-type="float">
            <text:p>85.85</text:p>
          </table:table-cell>
          <table:table-cell/>
          <table:table-cell table:style-name="ce7" office:value-type="string" calcext:value-type="string">
            <text:p>Max</text:p>
          </table:table-cell>
          <table:table-cell table:style-name="ce4" table:formula="of:=MAX([.B3:.B203])" office:value-type="float" office:value="-37" calcext:value-type="float">
            <text:p>-37.00</text:p>
          </table:table-cell>
          <table:table-cell table:style-name="ce4" table:formula="of:=MAX([.C3:.C203])" office:value-type="float" office:value="442" calcext:value-type="float">
            <text:p>442.00</text:p>
          </table:table-cell>
          <table:table-cell table:style-name="ce4" table:formula="of:=MAX([.D3:.D203])" office:value-type="float" office:value="513" calcext:value-type="float">
            <text:p>513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2" calcext:value-type="float">
            <text:p>422</text:p>
          </table:table-cell>
          <table:table-cell office:value-type="float" office:value="503" calcext:value-type="float">
            <text:p>503</text:p>
          </table:table-cell>
          <table:table-cell table:formula="of:=[.B6]-[.B$1]" office:value-type="float" office:value="6.5" calcext:value-type="float">
            <text:p>6.5</text:p>
          </table:table-cell>
          <table:table-cell table:formula="of:=[.C6]-[.C$1]" office:value-type="float" office:value="124" calcext:value-type="float">
            <text:p>124</text:p>
          </table:table-cell>
          <table:table-cell table:formula="of:=[.D6]-[.D$1]" office:value-type="float" office:value="367" calcext:value-type="float">
            <text:p>367</text:p>
          </table:table-cell>
          <table:table-cell table:formula="of:=SQRT([.E6]^2 + [.F6]^2 + [.G6]^2)" office:value-type="float" office:value="387.436769034639" calcext:value-type="float">
            <text:p>387.44</text:p>
          </table:table-cell>
          <table:table-cell table:formula="of:=[.E6]/[.$H6]" office:value-type="float" office:value="0.0167769311523937" calcext:value-type="float">
            <text:p>0.02</text:p>
          </table:table-cell>
          <table:table-cell table:formula="of:=[.F6]/[.$H6]" office:value-type="float" office:value="0.320052225061049" calcext:value-type="float">
            <text:p>0.32</text:p>
          </table:table-cell>
          <table:table-cell table:formula="of:=[.G6]/[.$H6]" office:value-type="float" office:value="0.947251343527461" calcext:value-type="float">
            <text:p>0.95</text:p>
          </table:table-cell>
          <table:table-cell table:formula="of:=MOD(DEGREES(ATAN2([.I6];[.J6]))+360; 360)" office:value-type="float" office:value="86.9993385865379" calcext:value-type="float">
            <text:p>87.00</text:p>
          </table:table-cell>
          <table:table-cell/>
          <table:table-cell table:style-name="ce7" office:value-type="string" calcext:value-type="string">
            <text:p>Mean</text:p>
          </table:table-cell>
          <table:table-cell table:style-name="ce4" table:formula="of:=AVERAGE([.B3:.B203])" office:value-type="float" office:value="-50.8009950248756" calcext:value-type="float">
            <text:p>-50.80</text:p>
          </table:table-cell>
          <table:table-cell table:style-name="ce4" table:formula="of:=AVERAGE([.C3:.C203])" office:value-type="float" office:value="426.293532338308" calcext:value-type="float">
            <text:p>426.29</text:p>
          </table:table-cell>
          <table:table-cell table:style-name="ce4" table:formula="of:=AVERAGE([.D3:.D203])" office:value-type="float" office:value="502.199004975124" calcext:value-type="float">
            <text:p>502.2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2" calcext:value-type="float">
            <text:p>-62</text:p>
          </table:table-cell>
          <table:table-cell office:value-type="float" office:value="421" calcext:value-type="float">
            <text:p>421</text:p>
          </table:table-cell>
          <table:table-cell office:value-type="float" office:value="500" calcext:value-type="float">
            <text:p>500</text:p>
          </table:table-cell>
          <table:table-cell table:formula="of:=[.B7]-[.B$1]" office:value-type="float" office:value="-6.5" calcext:value-type="float">
            <text:p>-6.5</text:p>
          </table:table-cell>
          <table:table-cell table:formula="of:=[.C7]-[.C$1]" office:value-type="float" office:value="123" calcext:value-type="float">
            <text:p>123</text:p>
          </table:table-cell>
          <table:table-cell table:formula="of:=[.D7]-[.D$1]" office:value-type="float" office:value="364" calcext:value-type="float">
            <text:p>364</text:p>
          </table:table-cell>
          <table:table-cell table:formula="of:=SQRT([.E7]^2 + [.F7]^2 + [.G7]^2)" office:value-type="float" office:value="384.274966657991" calcext:value-type="float">
            <text:p>384.27</text:p>
          </table:table-cell>
          <table:table-cell table:formula="of:=[.E7]/[.$H7]" office:value-type="float" office:value="-0.0169149712158718" calcext:value-type="float">
            <text:p>-0.02</text:p>
          </table:table-cell>
          <table:table-cell table:formula="of:=[.F7]/[.$H7]" office:value-type="float" office:value="0.320083301469573" calcext:value-type="float">
            <text:p>0.32</text:p>
          </table:table-cell>
          <table:table-cell table:formula="of:=[.G7]/[.$H7]" office:value-type="float" office:value="0.947238388088819" calcext:value-type="float">
            <text:p>0.95</text:p>
          </table:table-cell>
          <table:table-cell table:formula="of:=MOD(DEGREES(ATAN2([.I7];[.J7]))+360; 360)" office:value-type="float" office:value="93.0250119075637" calcext:value-type="float">
            <text:p>93.03</text:p>
          </table:table-cell>
          <table:table-cell/>
          <table:table-cell table:style-name="ce7" office:value-type="string" calcext:value-type="string">
            <text:p>Mode</text:p>
          </table:table-cell>
          <table:table-cell table:style-name="ce4" table:formula="of:=MODE([.B3:.B203])" office:value-type="float" office:value="-47" calcext:value-type="float">
            <text:p>-47.00</text:p>
          </table:table-cell>
          <table:table-cell table:style-name="ce4" table:formula="of:=MODE([.C3:.C203])" office:value-type="float" office:value="424" calcext:value-type="float">
            <text:p>424.00</text:p>
          </table:table-cell>
          <table:table-cell table:style-name="ce4" table:formula="of:=MODE([.D3:.D203])" office:value-type="float" office:value="501" calcext:value-type="float">
            <text:p>501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1" calcext:value-type="float">
            <text:p>421</text:p>
          </table:table-cell>
          <table:table-cell office:value-type="float" office:value="497" calcext:value-type="float">
            <text:p>497</text:p>
          </table:table-cell>
          <table:table-cell table:formula="of:=[.B8]-[.B$1]" office:value-type="float" office:value="3.5" calcext:value-type="float">
            <text:p>3.5</text:p>
          </table:table-cell>
          <table:table-cell table:formula="of:=[.C8]-[.C$1]" office:value-type="float" office:value="123" calcext:value-type="float">
            <text:p>123</text:p>
          </table:table-cell>
          <table:table-cell table:formula="of:=[.D8]-[.D$1]" office:value-type="float" office:value="361" calcext:value-type="float">
            <text:p>361</text:p>
          </table:table-cell>
          <table:table-cell table:formula="of:=SQRT([.E8]^2 + [.F8]^2 + [.G8]^2)" office:value-type="float" office:value="381.395136308789" calcext:value-type="float">
            <text:p>381.40</text:p>
          </table:table-cell>
          <table:table-cell table:formula="of:=[.E8]/[.$H8]" office:value-type="float" office:value="0.00917683438198407" calcext:value-type="float">
            <text:p>0.01</text:p>
          </table:table-cell>
          <table:table-cell table:formula="of:=[.F8]/[.$H8]" office:value-type="float" office:value="0.322500179709726" calcext:value-type="float">
            <text:p>0.32</text:p>
          </table:table-cell>
          <table:table-cell table:formula="of:=[.G8]/[.$H8]" office:value-type="float" office:value="0.946524917684643" calcext:value-type="float">
            <text:p>0.95</text:p>
          </table:table-cell>
          <table:table-cell table:formula="of:=MOD(DEGREES(ATAN2([.I8];[.J8]))+360; 360)" office:value-type="float" office:value="88.3700721146158" calcext:value-type="float">
            <text:p>88.37</text:p>
          </table:table-cell>
          <table:table-cell/>
          <table:table-cell table:style-name="ce7" office:value-type="string" calcext:value-type="string">
            <text:p>Median</text:p>
          </table:table-cell>
          <table:table-cell table:style-name="ce4" table:formula="of:=MEDIAN([.B3:.B203])" office:value-type="float" office:value="-50" calcext:value-type="float">
            <text:p>-50.00</text:p>
          </table:table-cell>
          <table:table-cell table:style-name="ce4" table:formula="of:=MEDIAN([.C3:.C203])" office:value-type="float" office:value="426" calcext:value-type="float">
            <text:p>426.00</text:p>
          </table:table-cell>
          <table:table-cell table:style-name="ce4" table:formula="of:=MEDIAN([.D3:.D203])" office:value-type="float" office:value="502" calcext:value-type="float">
            <text:p>502.00</text:p>
          </table:table-cell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4" calcext:value-type="float">
            <text:p>424</text:p>
          </table:table-cell>
          <table:table-cell office:value-type="float" office:value="498" calcext:value-type="float">
            <text:p>498</text:p>
          </table:table-cell>
          <table:table-cell table:formula="of:=[.B9]-[.B$1]" office:value-type="float" office:value="2.5" calcext:value-type="float">
            <text:p>2.5</text:p>
          </table:table-cell>
          <table:table-cell table:formula="of:=[.C9]-[.C$1]" office:value-type="float" office:value="126" calcext:value-type="float">
            <text:p>126</text:p>
          </table:table-cell>
          <table:table-cell table:formula="of:=[.D9]-[.D$1]" office:value-type="float" office:value="362" calcext:value-type="float">
            <text:p>362</text:p>
          </table:table-cell>
          <table:table-cell table:formula="of:=SQRT([.E9]^2 + [.F9]^2 + [.G9]^2)" office:value-type="float" office:value="383.309600714618" calcext:value-type="float">
            <text:p>383.31</text:p>
          </table:table-cell>
          <table:table-cell table:formula="of:=[.E9]/[.$H9]" office:value-type="float" office:value="0.00652214292399449" calcext:value-type="float">
            <text:p>0.01</text:p>
          </table:table-cell>
          <table:table-cell table:formula="of:=[.F9]/[.$H9]" office:value-type="float" office:value="0.328716003369322" calcext:value-type="float">
            <text:p>0.33</text:p>
          </table:table-cell>
          <table:table-cell table:formula="of:=[.G9]/[.$H9]" office:value-type="float" office:value="0.944406295394402" calcext:value-type="float">
            <text:p>0.94</text:p>
          </table:table-cell>
          <table:table-cell table:formula="of:=MOD(DEGREES(ATAN2([.I9];[.J9]))+360; 360)" office:value-type="float" office:value="88.8633281224012" calcext:value-type="float">
            <text:p>88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6" calcext:value-type="float">
            <text:p>426</text:p>
          </table:table-cell>
          <table:table-cell office:value-type="float" office:value="497" calcext:value-type="float">
            <text:p>497</text:p>
          </table:table-cell>
          <table:table-cell table:formula="of:=[.B10]-[.B$1]" office:value-type="float" office:value="8.5" calcext:value-type="float">
            <text:p>8.5</text:p>
          </table:table-cell>
          <table:table-cell table:formula="of:=[.C10]-[.C$1]" office:value-type="float" office:value="128" calcext:value-type="float">
            <text:p>128</text:p>
          </table:table-cell>
          <table:table-cell table:formula="of:=[.D10]-[.D$1]" office:value-type="float" office:value="361" calcext:value-type="float">
            <text:p>361</text:p>
          </table:table-cell>
          <table:table-cell table:formula="of:=SQRT([.E10]^2 + [.F10]^2 + [.G10]^2)" office:value-type="float" office:value="383.115191554707" calcext:value-type="float">
            <text:p>383.12</text:p>
          </table:table-cell>
          <table:table-cell table:formula="of:=[.E10]/[.$H10]" office:value-type="float" office:value="0.0221865386373911" calcext:value-type="float">
            <text:p>0.02</text:p>
          </table:table-cell>
          <table:table-cell table:formula="of:=[.F10]/[.$H10]" office:value-type="float" office:value="0.334103170068948" calcext:value-type="float">
            <text:p>0.33</text:p>
          </table:table-cell>
          <table:table-cell table:formula="of:=[.G10]/[.$H10]" office:value-type="float" office:value="0.94227534683508" calcext:value-type="float">
            <text:p>0.94</text:p>
          </table:table-cell>
          <table:table-cell table:formula="of:=MOD(DEGREES(ATAN2([.I10];[.J10]))+360; 360)" office:value-type="float" office:value="86.2007801769176" calcext:value-type="float">
            <text:p>86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table:formula="of:=[.B11]-[.B$1]" office:value-type="float" office:value="8.5" calcext:value-type="float">
            <text:p>8.5</text:p>
          </table:table-cell>
          <table:table-cell table:formula="of:=[.C11]-[.C$1]" office:value-type="float" office:value="128" calcext:value-type="float">
            <text:p>128</text:p>
          </table:table-cell>
          <table:table-cell table:formula="of:=[.D11]-[.D$1]" office:value-type="float" office:value="366" calcext:value-type="float">
            <text:p>366</text:p>
          </table:table-cell>
          <table:table-cell table:formula="of:=SQRT([.E11]^2 + [.F11]^2 + [.G11]^2)" office:value-type="float" office:value="387.830181909557" calcext:value-type="float">
            <text:p>387.83</text:p>
          </table:table-cell>
          <table:table-cell table:formula="of:=[.E11]/[.$H11]" office:value-type="float" office:value="0.0219168089449578" calcext:value-type="float">
            <text:p>0.02</text:p>
          </table:table-cell>
          <table:table-cell table:formula="of:=[.F11]/[.$H11]" office:value-type="float" office:value="0.330041358229953" calcext:value-type="float">
            <text:p>0.33</text:p>
          </table:table-cell>
          <table:table-cell table:formula="of:=[.G11]/[.$H11]" office:value-type="float" office:value="0.943712008688772" calcext:value-type="float">
            <text:p>0.94</text:p>
          </table:table-cell>
          <table:table-cell table:formula="of:=MOD(DEGREES(ATAN2([.I11];[.J11]))+360; 360)" office:value-type="float" office:value="86.2007801769176" calcext:value-type="float">
            <text:p>86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9" calcext:value-type="float">
            <text:p>429</text:p>
          </table:table-cell>
          <table:table-cell office:value-type="float" office:value="498" calcext:value-type="float">
            <text:p>498</text:p>
          </table:table-cell>
          <table:table-cell table:formula="of:=[.B12]-[.B$1]" office:value-type="float" office:value="-0.5" calcext:value-type="float">
            <text:p>-0.5</text:p>
          </table:table-cell>
          <table:table-cell table:formula="of:=[.C12]-[.C$1]" office:value-type="float" office:value="131" calcext:value-type="float">
            <text:p>131</text:p>
          </table:table-cell>
          <table:table-cell table:formula="of:=[.D12]-[.D$1]" office:value-type="float" office:value="362" calcext:value-type="float">
            <text:p>362</text:p>
          </table:table-cell>
          <table:table-cell table:formula="of:=SQRT([.E12]^2 + [.F12]^2 + [.G12]^2)" office:value-type="float" office:value="384.974349794892" calcext:value-type="float">
            <text:p>384.97</text:p>
          </table:table-cell>
          <table:table-cell table:formula="of:=[.E12]/[.$H12]" office:value-type="float" office:value="-0.00129878782902391" calcext:value-type="float">
            <text:p>0.00</text:p>
          </table:table-cell>
          <table:table-cell table:formula="of:=[.F12]/[.$H12]" office:value-type="float" office:value="0.340282411204265" calcext:value-type="float">
            <text:p>0.34</text:p>
          </table:table-cell>
          <table:table-cell table:formula="of:=[.G12]/[.$H12]" office:value-type="float" office:value="0.940322388213312" calcext:value-type="float">
            <text:p>0.94</text:p>
          </table:table-cell>
          <table:table-cell table:formula="of:=MOD(DEGREES(ATAN2([.I12];[.J12]))+360; 360)" office:value-type="float" office:value="90.218685119423" calcext:value-type="float">
            <text:p>90.22</text:p>
          </table:table-cell>
          <table:table-cell/>
          <table:table-cell table:style-name="ce7" office:value-type="string" calcext:value-type="string">
            <text:p>Average Bearing</text:p>
          </table:table-cell>
          <table:table-cell table:style-name="ce4" table:formula="of:=AVERAGE([.L3:.L200])" office:value-type="float" office:value="87.8823222364755" calcext:value-type="float">
            <text:p>87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9" calcext:value-type="float">
            <text:p>429</text:p>
          </table:table-cell>
          <table:table-cell office:value-type="float" office:value="501" calcext:value-type="float">
            <text:p>501</text:p>
          </table:table-cell>
          <table:table-cell table:formula="of:=[.B13]-[.B$1]" office:value-type="float" office:value="2.5" calcext:value-type="float">
            <text:p>2.5</text:p>
          </table:table-cell>
          <table:table-cell table:formula="of:=[.C13]-[.C$1]" office:value-type="float" office:value="131" calcext:value-type="float">
            <text:p>131</text:p>
          </table:table-cell>
          <table:table-cell table:formula="of:=[.D13]-[.D$1]" office:value-type="float" office:value="365" calcext:value-type="float">
            <text:p>365</text:p>
          </table:table-cell>
          <table:table-cell table:formula="of:=SQRT([.E13]^2 + [.F13]^2 + [.G13]^2)" office:value-type="float" office:value="387.804396571261" calcext:value-type="float">
            <text:p>387.80</text:p>
          </table:table-cell>
          <table:table-cell table:formula="of:=[.E13]/[.$H13]" office:value-type="float" office:value="0.00644654888418887" calcext:value-type="float">
            <text:p>0.01</text:p>
          </table:table-cell>
          <table:table-cell table:formula="of:=[.F13]/[.$H13]" office:value-type="float" office:value="0.337799161531496" calcext:value-type="float">
            <text:p>0.34</text:p>
          </table:table-cell>
          <table:table-cell table:formula="of:=[.G13]/[.$H13]" office:value-type="float" office:value="0.941196137091574" calcext:value-type="float">
            <text:p>0.94</text:p>
          </table:table-cell>
          <table:table-cell table:formula="of:=MOD(DEGREES(ATAN2([.I13];[.J13]))+360; 360)" office:value-type="float" office:value="88.906701806006" calcext:value-type="float">
            <text:p>88.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1" calcext:value-type="float">
            <text:p>-41</text:p>
          </table:table-cell>
          <table:table-cell office:value-type="float" office:value="434" calcext:value-type="float">
            <text:p>434</text:p>
          </table:table-cell>
          <table:table-cell office:value-type="float" office:value="503" calcext:value-type="float">
            <text:p>503</text:p>
          </table:table-cell>
          <table:table-cell table:formula="of:=[.B14]-[.B$1]" office:value-type="float" office:value="14.5" calcext:value-type="float">
            <text:p>14.5</text:p>
          </table:table-cell>
          <table:table-cell table:formula="of:=[.C14]-[.C$1]" office:value-type="float" office:value="136" calcext:value-type="float">
            <text:p>136</text:p>
          </table:table-cell>
          <table:table-cell table:formula="of:=[.D14]-[.D$1]" office:value-type="float" office:value="367" calcext:value-type="float">
            <text:p>367</text:p>
          </table:table-cell>
          <table:table-cell table:formula="of:=SQRT([.E14]^2 + [.F14]^2 + [.G14]^2)" office:value-type="float" office:value="391.657056619691" calcext:value-type="float">
            <text:p>391.66</text:p>
          </table:table-cell>
          <table:table-cell table:formula="of:=[.E14]/[.$H14]" office:value-type="float" office:value="0.0370221849828174" calcext:value-type="float">
            <text:p>0.04</text:p>
          </table:table-cell>
          <table:table-cell table:formula="of:=[.F14]/[.$H14]" office:value-type="float" office:value="0.34724256259746" calcext:value-type="float">
            <text:p>0.35</text:p>
          </table:table-cell>
          <table:table-cell table:formula="of:=[.G14]/[.$H14]" office:value-type="float" office:value="0.937044268185792" calcext:value-type="float">
            <text:p>0.94</text:p>
          </table:table-cell>
          <table:table-cell table:formula="of:=MOD(DEGREES(ATAN2([.I14];[.J14]))+360; 360)" office:value-type="float" office:value="83.9142488804824" calcext:value-type="float">
            <text:p>83.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9" calcext:value-type="float">
            <text:p>429</text:p>
          </table:table-cell>
          <table:table-cell office:value-type="float" office:value="501" calcext:value-type="float">
            <text:p>501</text:p>
          </table:table-cell>
          <table:table-cell table:formula="of:=[.B15]-[.B$1]" office:value-type="float" office:value="6.5" calcext:value-type="float">
            <text:p>6.5</text:p>
          </table:table-cell>
          <table:table-cell table:formula="of:=[.C15]-[.C$1]" office:value-type="float" office:value="131" calcext:value-type="float">
            <text:p>131</text:p>
          </table:table-cell>
          <table:table-cell table:formula="of:=[.D15]-[.D$1]" office:value-type="float" office:value="365" calcext:value-type="float">
            <text:p>365</text:p>
          </table:table-cell>
          <table:table-cell table:formula="of:=SQRT([.E15]^2 + [.F15]^2 + [.G15]^2)" office:value-type="float" office:value="387.850808945914" calcext:value-type="float">
            <text:p>387.85</text:p>
          </table:table-cell>
          <table:table-cell table:formula="of:=[.E15]/[.$H15]" office:value-type="float" office:value="0.0167590213816118" calcext:value-type="float">
            <text:p>0.02</text:p>
          </table:table-cell>
          <table:table-cell table:formula="of:=[.F15]/[.$H15]" office:value-type="float" office:value="0.337758738614022" calcext:value-type="float">
            <text:p>0.34</text:p>
          </table:table-cell>
          <table:table-cell table:formula="of:=[.G15]/[.$H15]" office:value-type="float" office:value="0.941083508352046" calcext:value-type="float">
            <text:p>0.94</text:p>
          </table:table-cell>
          <table:table-cell table:formula="of:=MOD(DEGREES(ATAN2([.I15];[.J15]))+360; 360)" office:value-type="float" office:value="87.1594092710307" calcext:value-type="float">
            <text:p>87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table:formula="of:=[.B16]-[.B$1]" office:value-type="float" office:value="2.5" calcext:value-type="float">
            <text:p>2.5</text:p>
          </table:table-cell>
          <table:table-cell table:formula="of:=[.C16]-[.C$1]" office:value-type="float" office:value="126" calcext:value-type="float">
            <text:p>126</text:p>
          </table:table-cell>
          <table:table-cell table:formula="of:=[.D16]-[.D$1]" office:value-type="float" office:value="365" calcext:value-type="float">
            <text:p>365</text:p>
          </table:table-cell>
          <table:table-cell table:formula="of:=SQRT([.E16]^2 + [.F16]^2 + [.G16]^2)" office:value-type="float" office:value="386.144079327911" calcext:value-type="float">
            <text:p>386.14</text:p>
          </table:table-cell>
          <table:table-cell table:formula="of:=[.E16]/[.$H16]" office:value-type="float" office:value="0.0064742673365633" calcext:value-type="float">
            <text:p>0.01</text:p>
          </table:table-cell>
          <table:table-cell table:formula="of:=[.F16]/[.$H16]" office:value-type="float" office:value="0.32630307376279" calcext:value-type="float">
            <text:p>0.33</text:p>
          </table:table-cell>
          <table:table-cell table:formula="of:=[.G16]/[.$H16]" office:value-type="float" office:value="0.945243031138241" calcext:value-type="float">
            <text:p>0.95</text:p>
          </table:table-cell>
          <table:table-cell table:formula="of:=MOD(DEGREES(ATAN2([.I16];[.J16]))+360; 360)" office:value-type="float" office:value="88.8633281224012" calcext:value-type="float">
            <text:p>88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0" calcext:value-type="float">
            <text:p>420</text:p>
          </table:table-cell>
          <table:table-cell office:value-type="float" office:value="501" calcext:value-type="float">
            <text:p>501</text:p>
          </table:table-cell>
          <table:table-cell table:formula="of:=[.B17]-[.B$1]" office:value-type="float" office:value="4.5" calcext:value-type="float">
            <text:p>4.5</text:p>
          </table:table-cell>
          <table:table-cell table:formula="of:=[.C17]-[.C$1]" office:value-type="float" office:value="122" calcext:value-type="float">
            <text:p>122</text:p>
          </table:table-cell>
          <table:table-cell table:formula="of:=[.D17]-[.D$1]" office:value-type="float" office:value="365" calcext:value-type="float">
            <text:p>365</text:p>
          </table:table-cell>
          <table:table-cell table:formula="of:=SQRT([.E17]^2 + [.F17]^2 + [.G17]^2)" office:value-type="float" office:value="384.875629262233" calcext:value-type="float">
            <text:p>384.88</text:p>
          </table:table-cell>
          <table:table-cell table:formula="of:=[.E17]/[.$H17]" office:value-type="float" office:value="0.0116920887109065" calcext:value-type="float">
            <text:p>0.01</text:p>
          </table:table-cell>
          <table:table-cell table:formula="of:=[.F17]/[.$H17]" office:value-type="float" office:value="0.316985516162354" calcext:value-type="float">
            <text:p>0.32</text:p>
          </table:table-cell>
          <table:table-cell table:formula="of:=[.G17]/[.$H17]" office:value-type="float" office:value="0.948358306551306" calcext:value-type="float">
            <text:p>0.95</text:p>
          </table:table-cell>
          <table:table-cell table:formula="of:=MOD(DEGREES(ATAN2([.I17];[.J17]))+360; 360)" office:value-type="float" office:value="87.8875887297709" calcext:value-type="float">
            <text:p>87.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17" calcext:value-type="float">
            <text:p>417</text:p>
          </table:table-cell>
          <table:table-cell office:value-type="float" office:value="501" calcext:value-type="float">
            <text:p>501</text:p>
          </table:table-cell>
          <table:table-cell table:formula="of:=[.B18]-[.B$1]" office:value-type="float" office:value="-0.5" calcext:value-type="float">
            <text:p>-0.5</text:p>
          </table:table-cell>
          <table:table-cell table:formula="of:=[.C18]-[.C$1]" office:value-type="float" office:value="119" calcext:value-type="float">
            <text:p>119</text:p>
          </table:table-cell>
          <table:table-cell table:formula="of:=[.D18]-[.D$1]" office:value-type="float" office:value="365" calcext:value-type="float">
            <text:p>365</text:p>
          </table:table-cell>
          <table:table-cell table:formula="of:=SQRT([.E18]^2 + [.F18]^2 + [.G18]^2)" office:value-type="float" office:value="383.909168944947" calcext:value-type="float">
            <text:p>383.91</text:p>
          </table:table-cell>
          <table:table-cell table:formula="of:=[.E18]/[.$H18]" office:value-type="float" office:value="-0.00130239139996081" calcext:value-type="float">
            <text:p>0.00</text:p>
          </table:table-cell>
          <table:table-cell table:formula="of:=[.F18]/[.$H18]" office:value-type="float" office:value="0.309969153190672" calcext:value-type="float">
            <text:p>0.31</text:p>
          </table:table-cell>
          <table:table-cell table:formula="of:=[.G18]/[.$H18]" office:value-type="float" office:value="0.95074572197139" calcext:value-type="float">
            <text:p>0.95</text:p>
          </table:table-cell>
          <table:table-cell table:formula="of:=MOD(DEGREES(ATAN2([.I18];[.J18]))+360; 360)" office:value-type="float" office:value="90.2407371527218" calcext:value-type="float">
            <text:p>90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23" calcext:value-type="float">
            <text:p>423</text:p>
          </table:table-cell>
          <table:table-cell office:value-type="float" office:value="502" calcext:value-type="float">
            <text:p>502</text:p>
          </table:table-cell>
          <table:table-cell table:formula="of:=[.B19]-[.B$1]" office:value-type="float" office:value="0.5" calcext:value-type="float">
            <text:p>0.5</text:p>
          </table:table-cell>
          <table:table-cell table:formula="of:=[.C19]-[.C$1]" office:value-type="float" office:value="125" calcext:value-type="float">
            <text:p>125</text:p>
          </table:table-cell>
          <table:table-cell table:formula="of:=[.D19]-[.D$1]" office:value-type="float" office:value="366" calcext:value-type="float">
            <text:p>366</text:p>
          </table:table-cell>
          <table:table-cell table:formula="of:=SQRT([.E19]^2 + [.F19]^2 + [.G19]^2)" office:value-type="float" office:value="386.75735287128" calcext:value-type="float">
            <text:p>386.76</text:p>
          </table:table-cell>
          <table:table-cell table:formula="of:=[.E19]/[.$H19]" office:value-type="float" office:value="0.00129280024358427" calcext:value-type="float">
            <text:p>0.00</text:p>
          </table:table-cell>
          <table:table-cell table:formula="of:=[.F19]/[.$H19]" office:value-type="float" office:value="0.323200060896068" calcext:value-type="float">
            <text:p>0.32</text:p>
          </table:table-cell>
          <table:table-cell table:formula="of:=[.G19]/[.$H19]" office:value-type="float" office:value="0.946329778303688" calcext:value-type="float">
            <text:p>0.95</text:p>
          </table:table-cell>
          <table:table-cell table:formula="of:=MOD(DEGREES(ATAN2([.I19];[.J19]))+360; 360)" office:value-type="float" office:value="89.7708181042459" calcext:value-type="float">
            <text:p>89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4" calcext:value-type="float">
            <text:p>424</text:p>
          </table:table-cell>
          <table:table-cell office:value-type="float" office:value="503" calcext:value-type="float">
            <text:p>503</text:p>
          </table:table-cell>
          <table:table-cell table:formula="of:=[.B20]-[.B$1]" office:value-type="float" office:value="-0.5" calcext:value-type="float">
            <text:p>-0.5</text:p>
          </table:table-cell>
          <table:table-cell table:formula="of:=[.C20]-[.C$1]" office:value-type="float" office:value="126" calcext:value-type="float">
            <text:p>126</text:p>
          </table:table-cell>
          <table:table-cell table:formula="of:=[.D20]-[.D$1]" office:value-type="float" office:value="367" calcext:value-type="float">
            <text:p>367</text:p>
          </table:table-cell>
          <table:table-cell table:formula="of:=SQRT([.E20]^2 + [.F20]^2 + [.G20]^2)" office:value-type="float" office:value="388.027383054341" calcext:value-type="float">
            <text:p>388.03</text:p>
          </table:table-cell>
          <table:table-cell table:formula="of:=[.E20]/[.$H20]" office:value-type="float" office:value="-0.00128856885321925" calcext:value-type="float">
            <text:p>0.00</text:p>
          </table:table-cell>
          <table:table-cell table:formula="of:=[.F20]/[.$H20]" office:value-type="float" office:value="0.324719351011252" calcext:value-type="float">
            <text:p>0.32</text:p>
          </table:table-cell>
          <table:table-cell table:formula="of:=[.G20]/[.$H20]" office:value-type="float" office:value="0.945809538262933" calcext:value-type="float">
            <text:p>0.95</text:p>
          </table:table-cell>
          <table:table-cell table:formula="of:=MOD(DEGREES(ATAN2([.I20];[.J20]))+360; 360)" office:value-type="float" office:value="90.2273630109905" calcext:value-type="float">
            <text:p>90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33" calcext:value-type="float">
            <text:p>433</text:p>
          </table:table-cell>
          <table:table-cell office:value-type="float" office:value="509" calcext:value-type="float">
            <text:p>509</text:p>
          </table:table-cell>
          <table:table-cell table:formula="of:=[.B21]-[.B$1]" office:value-type="float" office:value="8.5" calcext:value-type="float">
            <text:p>8.5</text:p>
          </table:table-cell>
          <table:table-cell table:formula="of:=[.C21]-[.C$1]" office:value-type="float" office:value="135" calcext:value-type="float">
            <text:p>135</text:p>
          </table:table-cell>
          <table:table-cell table:formula="of:=[.D21]-[.D$1]" office:value-type="float" office:value="373" calcext:value-type="float">
            <text:p>373</text:p>
          </table:table-cell>
          <table:table-cell table:formula="of:=SQRT([.E21]^2 + [.F21]^2 + [.G21]^2)" office:value-type="float" office:value="396.769769513757" calcext:value-type="float">
            <text:p>396.77</text:p>
          </table:table-cell>
          <table:table-cell table:formula="of:=[.E21]/[.$H21]" office:value-type="float" office:value="0.0214230030942548" calcext:value-type="float">
            <text:p>0.02</text:p>
          </table:table-cell>
          <table:table-cell table:formula="of:=[.F21]/[.$H21]" office:value-type="float" office:value="0.340247696202871" calcext:value-type="float">
            <text:p>0.34</text:p>
          </table:table-cell>
          <table:table-cell table:formula="of:=[.G21]/[.$H21]" office:value-type="float" office:value="0.940091782842007" calcext:value-type="float">
            <text:p>0.94</text:p>
          </table:table-cell>
          <table:table-cell table:formula="of:=MOD(DEGREES(ATAN2([.I21];[.J21]))+360; 360)" office:value-type="float" office:value="86.3972437778956" calcext:value-type="float">
            <text:p>86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423" calcext:value-type="float">
            <text:p>423</text:p>
          </table:table-cell>
          <table:table-cell office:value-type="float" office:value="500" calcext:value-type="float">
            <text:p>500</text:p>
          </table:table-cell>
          <table:table-cell table:formula="of:=[.B22]-[.B$1]" office:value-type="float" office:value="-1.5" calcext:value-type="float">
            <text:p>-1.5</text:p>
          </table:table-cell>
          <table:table-cell table:formula="of:=[.C22]-[.C$1]" office:value-type="float" office:value="125" calcext:value-type="float">
            <text:p>125</text:p>
          </table:table-cell>
          <table:table-cell table:formula="of:=[.D22]-[.D$1]" office:value-type="float" office:value="364" calcext:value-type="float">
            <text:p>364</text:p>
          </table:table-cell>
          <table:table-cell table:formula="of:=SQRT([.E22]^2 + [.F22]^2 + [.G22]^2)" office:value-type="float" office:value="384.867834457493" calcext:value-type="float">
            <text:p>384.87</text:p>
          </table:table-cell>
          <table:table-cell table:formula="of:=[.E22]/[.$H22]" office:value-type="float" office:value="-0.00389744183770096" calcext:value-type="float">
            <text:p>0.00</text:p>
          </table:table-cell>
          <table:table-cell table:formula="of:=[.F22]/[.$H22]" office:value-type="float" office:value="0.324786819808413" calcext:value-type="float">
            <text:p>0.32</text:p>
          </table:table-cell>
          <table:table-cell table:formula="of:=[.G22]/[.$H22]" office:value-type="float" office:value="0.9457792192821" calcext:value-type="float">
            <text:p>0.95</text:p>
          </table:table-cell>
          <table:table-cell table:formula="of:=MOD(DEGREES(ATAN2([.I22];[.J22]))+360; 360)" office:value-type="float" office:value="90.6875163546391" calcext:value-type="float">
            <text:p>90.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21" calcext:value-type="float">
            <text:p>421</text:p>
          </table:table-cell>
          <table:table-cell office:value-type="float" office:value="495" calcext:value-type="float">
            <text:p>495</text:p>
          </table:table-cell>
          <table:table-cell table:formula="of:=[.B23]-[.B$1]" office:value-type="float" office:value="0.5" calcext:value-type="float">
            <text:p>0.5</text:p>
          </table:table-cell>
          <table:table-cell table:formula="of:=[.C23]-[.C$1]" office:value-type="float" office:value="123" calcext:value-type="float">
            <text:p>123</text:p>
          </table:table-cell>
          <table:table-cell table:formula="of:=[.D23]-[.D$1]" office:value-type="float" office:value="359" calcext:value-type="float">
            <text:p>359</text:p>
          </table:table-cell>
          <table:table-cell table:formula="of:=SQRT([.E23]^2 + [.F23]^2 + [.G23]^2)" office:value-type="float" office:value="379.486824540721" calcext:value-type="float">
            <text:p>379.49</text:p>
          </table:table-cell>
          <table:table-cell table:formula="of:=[.E23]/[.$H23]" office:value-type="float" office:value="0.00131756879993168" calcext:value-type="float">
            <text:p>0.00</text:p>
          </table:table-cell>
          <table:table-cell table:formula="of:=[.F23]/[.$H23]" office:value-type="float" office:value="0.324121924783192" calcext:value-type="float">
            <text:p>0.32</text:p>
          </table:table-cell>
          <table:table-cell table:formula="of:=[.G23]/[.$H23]" office:value-type="float" office:value="0.946014398350943" calcext:value-type="float">
            <text:p>0.95</text:p>
          </table:table-cell>
          <table:table-cell table:formula="of:=MOD(DEGREES(ATAN2([.I23];[.J23]))+360; 360)" office:value-type="float" office:value="89.7670916100795" calcext:value-type="float">
            <text:p>89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6" calcext:value-type="float">
            <text:p>426</text:p>
          </table:table-cell>
          <table:table-cell office:value-type="float" office:value="500" calcext:value-type="float">
            <text:p>500</text:p>
          </table:table-cell>
          <table:table-cell table:formula="of:=[.B24]-[.B$1]" office:value-type="float" office:value="3.5" calcext:value-type="float">
            <text:p>3.5</text:p>
          </table:table-cell>
          <table:table-cell table:formula="of:=[.C24]-[.C$1]" office:value-type="float" office:value="128" calcext:value-type="float">
            <text:p>128</text:p>
          </table:table-cell>
          <table:table-cell table:formula="of:=[.D24]-[.D$1]" office:value-type="float" office:value="364" calcext:value-type="float">
            <text:p>364</text:p>
          </table:table-cell>
          <table:table-cell table:formula="of:=SQRT([.E24]^2 + [.F24]^2 + [.G24]^2)" office:value-type="float" office:value="385.865585405073" calcext:value-type="float">
            <text:p>385.87</text:p>
          </table:table-cell>
          <table:table-cell table:formula="of:=[.E24]/[.$H24]" office:value-type="float" office:value="0.009070516087424" calcext:value-type="float">
            <text:p>0.01</text:p>
          </table:table-cell>
          <table:table-cell table:formula="of:=[.F24]/[.$H24]" office:value-type="float" office:value="0.331721731197221" calcext:value-type="float">
            <text:p>0.33</text:p>
          </table:table-cell>
          <table:table-cell table:formula="of:=[.G24]/[.$H24]" office:value-type="float" office:value="0.943333673092097" calcext:value-type="float">
            <text:p>0.94</text:p>
          </table:table-cell>
          <table:table-cell table:formula="of:=MOD(DEGREES(ATAN2([.I24];[.J24]))+360; 360)" office:value-type="float" office:value="88.433708813017" calcext:value-type="float">
            <text:p>88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3" calcext:value-type="float">
            <text:p>423</text:p>
          </table:table-cell>
          <table:table-cell office:value-type="float" office:value="502" calcext:value-type="float">
            <text:p>502</text:p>
          </table:table-cell>
          <table:table-cell table:formula="of:=[.B25]-[.B$1]" office:value-type="float" office:value="5.5" calcext:value-type="float">
            <text:p>5.5</text:p>
          </table:table-cell>
          <table:table-cell table:formula="of:=[.C25]-[.C$1]" office:value-type="float" office:value="125" calcext:value-type="float">
            <text:p>125</text:p>
          </table:table-cell>
          <table:table-cell table:formula="of:=[.D25]-[.D$1]" office:value-type="float" office:value="366" calcext:value-type="float">
            <text:p>366</text:p>
          </table:table-cell>
          <table:table-cell table:formula="of:=SQRT([.E25]^2 + [.F25]^2 + [.G25]^2)" office:value-type="float" office:value="386.796134934154" calcext:value-type="float">
            <text:p>386.80</text:p>
          </table:table-cell>
          <table:table-cell table:formula="of:=[.E25]/[.$H25]" office:value-type="float" office:value="0.0142193768325433" calcext:value-type="float">
            <text:p>0.01</text:p>
          </table:table-cell>
          <table:table-cell table:formula="of:=[.F25]/[.$H25]" office:value-type="float" office:value="0.323167655285075" calcext:value-type="float">
            <text:p>0.32</text:p>
          </table:table-cell>
          <table:table-cell table:formula="of:=[.G25]/[.$H25]" office:value-type="float" office:value="0.9462348946747" calcext:value-type="float">
            <text:p>0.95</text:p>
          </table:table-cell>
          <table:table-cell table:formula="of:=MOD(DEGREES(ATAN2([.I25];[.J25]))+360; 360)" office:value-type="float" office:value="87.4806107087937" calcext:value-type="float">
            <text:p>87.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36" calcext:value-type="float">
            <text:p>436</text:p>
          </table:table-cell>
          <table:table-cell office:value-type="float" office:value="501" calcext:value-type="float">
            <text:p>501</text:p>
          </table:table-cell>
          <table:table-cell table:formula="of:=[.B26]-[.B$1]" office:value-type="float" office:value="4.5" calcext:value-type="float">
            <text:p>4.5</text:p>
          </table:table-cell>
          <table:table-cell table:formula="of:=[.C26]-[.C$1]" office:value-type="float" office:value="138" calcext:value-type="float">
            <text:p>138</text:p>
          </table:table-cell>
          <table:table-cell table:formula="of:=[.D26]-[.D$1]" office:value-type="float" office:value="365" calcext:value-type="float">
            <text:p>365</text:p>
          </table:table-cell>
          <table:table-cell table:formula="of:=SQRT([.E26]^2 + [.F26]^2 + [.G26]^2)" office:value-type="float" office:value="390.242552779678" calcext:value-type="float">
            <text:p>390.24</text:p>
          </table:table-cell>
          <table:table-cell table:formula="of:=[.E26]/[.$H26]" office:value-type="float" office:value="0.01153128988099" calcext:value-type="float">
            <text:p>0.01</text:p>
          </table:table-cell>
          <table:table-cell table:formula="of:=[.F26]/[.$H26]" office:value-type="float" office:value="0.353626223017026" calcext:value-type="float">
            <text:p>0.35</text:p>
          </table:table-cell>
          <table:table-cell table:formula="of:=[.G26]/[.$H26]" office:value-type="float" office:value="0.935315734791409" calcext:value-type="float">
            <text:p>0.94</text:p>
          </table:table-cell>
          <table:table-cell table:formula="of:=MOD(DEGREES(ATAN2([.I26];[.J26]))+360; 360)" office:value-type="float" office:value="88.1323211605658" calcext:value-type="float">
            <text:p>88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17" calcext:value-type="float">
            <text:p>417</text:p>
          </table:table-cell>
          <table:table-cell office:value-type="float" office:value="494" calcext:value-type="float">
            <text:p>494</text:p>
          </table:table-cell>
          <table:table-cell table:formula="of:=[.B27]-[.B$1]" office:value-type="float" office:value="9.5" calcext:value-type="float">
            <text:p>9.5</text:p>
          </table:table-cell>
          <table:table-cell table:formula="of:=[.C27]-[.C$1]" office:value-type="float" office:value="119" calcext:value-type="float">
            <text:p>119</text:p>
          </table:table-cell>
          <table:table-cell table:formula="of:=[.D27]-[.D$1]" office:value-type="float" office:value="358" calcext:value-type="float">
            <text:p>358</text:p>
          </table:table-cell>
          <table:table-cell table:formula="of:=SQRT([.E27]^2 + [.F27]^2 + [.G27]^2)" office:value-type="float" office:value="377.379450950896" calcext:value-type="float">
            <text:p>377.38</text:p>
          </table:table-cell>
          <table:table-cell table:formula="of:=[.E27]/[.$H27]" office:value-type="float" office:value="0.0251736017317915" calcext:value-type="float">
            <text:p>0.03</text:p>
          </table:table-cell>
          <table:table-cell table:formula="of:=[.F27]/[.$H27]" office:value-type="float" office:value="0.315332484850862" calcext:value-type="float">
            <text:p>0.32</text:p>
          </table:table-cell>
          <table:table-cell table:formula="of:=[.G27]/[.$H27]" office:value-type="float" office:value="0.948647307366458" calcext:value-type="float">
            <text:p>0.95</text:p>
          </table:table-cell>
          <table:table-cell table:formula="of:=MOD(DEGREES(ATAN2([.I27];[.J27]))+360; 360)" office:value-type="float" office:value="85.4356471734626" calcext:value-type="float">
            <text:p>85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32" calcext:value-type="float">
            <text:p>432</text:p>
          </table:table-cell>
          <table:table-cell office:value-type="float" office:value="496" calcext:value-type="float">
            <text:p>496</text:p>
          </table:table-cell>
          <table:table-cell table:formula="of:=[.B28]-[.B$1]" office:value-type="float" office:value="9.5" calcext:value-type="float">
            <text:p>9.5</text:p>
          </table:table-cell>
          <table:table-cell table:formula="of:=[.C28]-[.C$1]" office:value-type="float" office:value="134" calcext:value-type="float">
            <text:p>134</text:p>
          </table:table-cell>
          <table:table-cell table:formula="of:=[.D28]-[.D$1]" office:value-type="float" office:value="360" calcext:value-type="float">
            <text:p>360</text:p>
          </table:table-cell>
          <table:table-cell table:formula="of:=SQRT([.E28]^2 + [.F28]^2 + [.G28]^2)" office:value-type="float" office:value="384.247641502196" calcext:value-type="float">
            <text:p>384.25</text:p>
          </table:table-cell>
          <table:table-cell table:formula="of:=[.E28]/[.$H28]" office:value-type="float" office:value="0.0247236390647975" calcext:value-type="float">
            <text:p>0.02</text:p>
          </table:table-cell>
          <table:table-cell table:formula="of:=[.F28]/[.$H28]" office:value-type="float" office:value="0.348733435229775" calcext:value-type="float">
            <text:p>0.35</text:p>
          </table:table-cell>
          <table:table-cell table:formula="of:=[.G28]/[.$H28]" office:value-type="float" office:value="0.936895796139695" calcext:value-type="float">
            <text:p>0.94</text:p>
          </table:table-cell>
          <table:table-cell table:formula="of:=MOD(DEGREES(ATAN2([.I28];[.J28]))+360; 360)" office:value-type="float" office:value="85.9447707958092" calcext:value-type="float">
            <text:p>85.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1" calcext:value-type="float">
            <text:p>421</text:p>
          </table:table-cell>
          <table:table-cell office:value-type="float" office:value="502" calcext:value-type="float">
            <text:p>502</text:p>
          </table:table-cell>
          <table:table-cell table:formula="of:=[.B29]-[.B$1]" office:value-type="float" office:value="8.5" calcext:value-type="float">
            <text:p>8.5</text:p>
          </table:table-cell>
          <table:table-cell table:formula="of:=[.C29]-[.C$1]" office:value-type="float" office:value="123" calcext:value-type="float">
            <text:p>123</text:p>
          </table:table-cell>
          <table:table-cell table:formula="of:=[.D29]-[.D$1]" office:value-type="float" office:value="366" calcext:value-type="float">
            <text:p>366</text:p>
          </table:table-cell>
          <table:table-cell table:formula="of:=SQRT([.E29]^2 + [.F29]^2 + [.G29]^2)" office:value-type="float" office:value="386.208816574661" calcext:value-type="float">
            <text:p>386.21</text:p>
          </table:table-cell>
          <table:table-cell table:formula="of:=[.E29]/[.$H29]" office:value-type="float" office:value="0.0220088191548491" calcext:value-type="float">
            <text:p>0.02</text:p>
          </table:table-cell>
          <table:table-cell table:formula="of:=[.F29]/[.$H29]" office:value-type="float" office:value="0.318480559534875" calcext:value-type="float">
            <text:p>0.32</text:p>
          </table:table-cell>
          <table:table-cell table:formula="of:=[.G29]/[.$H29]" office:value-type="float" office:value="0.947673860079385" calcext:value-type="float">
            <text:p>0.95</text:p>
          </table:table-cell>
          <table:table-cell table:formula="of:=MOD(DEGREES(ATAN2([.I29];[.J29]))+360; 360)" office:value-type="float" office:value="86.0468204982027" calcext:value-type="float">
            <text:p>86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2" calcext:value-type="float">
            <text:p>422</text:p>
          </table:table-cell>
          <table:table-cell office:value-type="float" office:value="494" calcext:value-type="float">
            <text:p>494</text:p>
          </table:table-cell>
          <table:table-cell table:formula="of:=[.B30]-[.B$1]" office:value-type="float" office:value="6.5" calcext:value-type="float">
            <text:p>6.5</text:p>
          </table:table-cell>
          <table:table-cell table:formula="of:=[.C30]-[.C$1]" office:value-type="float" office:value="124" calcext:value-type="float">
            <text:p>124</text:p>
          </table:table-cell>
          <table:table-cell table:formula="of:=[.D30]-[.D$1]" office:value-type="float" office:value="358" calcext:value-type="float">
            <text:p>358</text:p>
          </table:table-cell>
          <table:table-cell table:formula="of:=SQRT([.E30]^2 + [.F30]^2 + [.G30]^2)" office:value-type="float" office:value="378.922485476911" calcext:value-type="float">
            <text:p>378.92</text:p>
          </table:table-cell>
          <table:table-cell table:formula="of:=[.E30]/[.$H30]" office:value-type="float" office:value="0.0171539041601585" calcext:value-type="float">
            <text:p>0.02</text:p>
          </table:table-cell>
          <table:table-cell table:formula="of:=[.F30]/[.$H30]" office:value-type="float" office:value="0.327243710132255" calcext:value-type="float">
            <text:p>0.33</text:p>
          </table:table-cell>
          <table:table-cell table:formula="of:=[.G30]/[.$H30]" office:value-type="float" office:value="0.944784259897962" calcext:value-type="float">
            <text:p>0.94</text:p>
          </table:table-cell>
          <table:table-cell table:formula="of:=MOD(DEGREES(ATAN2([.I30];[.J30]))+360; 360)" office:value-type="float" office:value="86.9993385865379" calcext:value-type="float">
            <text:p>87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1" calcext:value-type="float">
            <text:p>421</text:p>
          </table:table-cell>
          <table:table-cell office:value-type="float" office:value="500" calcext:value-type="float">
            <text:p>500</text:p>
          </table:table-cell>
          <table:table-cell table:formula="of:=[.B31]-[.B$1]" office:value-type="float" office:value="5.5" calcext:value-type="float">
            <text:p>5.5</text:p>
          </table:table-cell>
          <table:table-cell table:formula="of:=[.C31]-[.C$1]" office:value-type="float" office:value="123" calcext:value-type="float">
            <text:p>123</text:p>
          </table:table-cell>
          <table:table-cell table:formula="of:=[.D31]-[.D$1]" office:value-type="float" office:value="364" calcext:value-type="float">
            <text:p>364</text:p>
          </table:table-cell>
          <table:table-cell table:formula="of:=SQRT([.E31]^2 + [.F31]^2 + [.G31]^2)" office:value-type="float" office:value="384.259352521185" calcext:value-type="float">
            <text:p>384.26</text:p>
          </table:table-cell>
          <table:table-cell table:formula="of:=[.E31]/[.$H31]" office:value-type="float" office:value="0.0143132495381405" calcext:value-type="float">
            <text:p>0.01</text:p>
          </table:table-cell>
          <table:table-cell table:formula="of:=[.F31]/[.$H31]" office:value-type="float" office:value="0.32009630785296" calcext:value-type="float">
            <text:p>0.32</text:p>
          </table:table-cell>
          <table:table-cell table:formula="of:=[.G31]/[.$H31]" office:value-type="float" office:value="0.947276878524206" calcext:value-type="float">
            <text:p>0.95</text:p>
          </table:table-cell>
          <table:table-cell table:formula="of:=MOD(DEGREES(ATAN2([.I31];[.J31]))+360; 360)" office:value-type="float" office:value="87.4396991060913" calcext:value-type="float">
            <text:p>87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38" calcext:value-type="float">
            <text:p>438</text:p>
          </table:table-cell>
          <table:table-cell office:value-type="float" office:value="504" calcext:value-type="float">
            <text:p>504</text:p>
          </table:table-cell>
          <table:table-cell table:formula="of:=[.B32]-[.B$1]" office:value-type="float" office:value="5.5" calcext:value-type="float">
            <text:p>5.5</text:p>
          </table:table-cell>
          <table:table-cell table:formula="of:=[.C32]-[.C$1]" office:value-type="float" office:value="140" calcext:value-type="float">
            <text:p>140</text:p>
          </table:table-cell>
          <table:table-cell table:formula="of:=[.D32]-[.D$1]" office:value-type="float" office:value="368" calcext:value-type="float">
            <text:p>368</text:p>
          </table:table-cell>
          <table:table-cell table:formula="of:=SQRT([.E32]^2 + [.F32]^2 + [.G32]^2)" office:value-type="float" office:value="393.769285242006" calcext:value-type="float">
            <text:p>393.77</text:p>
          </table:table-cell>
          <table:table-cell table:formula="of:=[.E32]/[.$H32]" office:value-type="float" office:value="0.0139675698591366" calcext:value-type="float">
            <text:p>0.01</text:p>
          </table:table-cell>
          <table:table-cell table:formula="of:=[.F32]/[.$H32]" office:value-type="float" office:value="0.355538141868932" calcext:value-type="float">
            <text:p>0.36</text:p>
          </table:table-cell>
          <table:table-cell table:formula="of:=[.G32]/[.$H32]" office:value-type="float" office:value="0.934557401484049" calcext:value-type="float">
            <text:p>0.93</text:p>
          </table:table-cell>
          <table:table-cell table:formula="of:=MOD(DEGREES(ATAN2([.I32];[.J32]))+360; 360)" office:value-type="float" office:value="87.7502512965424" calcext:value-type="float">
            <text:p>87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2" calcext:value-type="float">
            <text:p>422</text:p>
          </table:table-cell>
          <table:table-cell office:value-type="float" office:value="494" calcext:value-type="float">
            <text:p>494</text:p>
          </table:table-cell>
          <table:table-cell table:formula="of:=[.B33]-[.B$1]" office:value-type="float" office:value="-0.5" calcext:value-type="float">
            <text:p>-0.5</text:p>
          </table:table-cell>
          <table:table-cell table:formula="of:=[.C33]-[.C$1]" office:value-type="float" office:value="124" calcext:value-type="float">
            <text:p>124</text:p>
          </table:table-cell>
          <table:table-cell table:formula="of:=[.D33]-[.D$1]" office:value-type="float" office:value="358" calcext:value-type="float">
            <text:p>358</text:p>
          </table:table-cell>
          <table:table-cell table:formula="of:=SQRT([.E33]^2 + [.F33]^2 + [.G33]^2)" office:value-type="float" office:value="378.867061117749" calcext:value-type="float">
            <text:p>378.87</text:p>
          </table:table-cell>
          <table:table-cell table:formula="of:=[.E33]/[.$H33]" office:value-type="float" office:value="-0.00131972412308655" calcext:value-type="float">
            <text:p>0.00</text:p>
          </table:table-cell>
          <table:table-cell table:formula="of:=[.F33]/[.$H33]" office:value-type="float" office:value="0.327291582525465" calcext:value-type="float">
            <text:p>0.33</text:p>
          </table:table-cell>
          <table:table-cell table:formula="of:=[.G33]/[.$H33]" office:value-type="float" office:value="0.944922472129971" calcext:value-type="float">
            <text:p>0.94</text:p>
          </table:table-cell>
          <table:table-cell table:formula="of:=MOD(DEGREES(ATAN2([.I33];[.J33]))+360; 360)" office:value-type="float" office:value="90.2310301168955" calcext:value-type="float">
            <text:p>90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4" calcext:value-type="float">
            <text:p>-44</text:p>
          </table:table-cell>
          <table:table-cell office:value-type="float" office:value="429" calcext:value-type="float">
            <text:p>429</text:p>
          </table:table-cell>
          <table:table-cell office:value-type="float" office:value="496" calcext:value-type="float">
            <text:p>496</text:p>
          </table:table-cell>
          <table:table-cell table:formula="of:=[.B34]-[.B$1]" office:value-type="float" office:value="11.5" calcext:value-type="float">
            <text:p>11.5</text:p>
          </table:table-cell>
          <table:table-cell table:formula="of:=[.C34]-[.C$1]" office:value-type="float" office:value="131" calcext:value-type="float">
            <text:p>131</text:p>
          </table:table-cell>
          <table:table-cell table:formula="of:=[.D34]-[.D$1]" office:value-type="float" office:value="360" calcext:value-type="float">
            <text:p>360</text:p>
          </table:table-cell>
          <table:table-cell table:formula="of:=SQRT([.E34]^2 + [.F34]^2 + [.G34]^2)" office:value-type="float" office:value="383.266552153981" calcext:value-type="float">
            <text:p>383.27</text:p>
          </table:table-cell>
          <table:table-cell table:formula="of:=[.E34]/[.$H34]" office:value-type="float" office:value="0.0300052272638176" calcext:value-type="float">
            <text:p>0.03</text:p>
          </table:table-cell>
          <table:table-cell table:formula="of:=[.F34]/[.$H34]" office:value-type="float" office:value="0.341798675787836" calcext:value-type="float">
            <text:p>0.34</text:p>
          </table:table-cell>
          <table:table-cell table:formula="of:=[.G34]/[.$H34]" office:value-type="float" office:value="0.939294070867334" calcext:value-type="float">
            <text:p>0.94</text:p>
          </table:table-cell>
          <table:table-cell table:formula="of:=MOD(DEGREES(ATAN2([.I34];[.J34]))+360; 360)" office:value-type="float" office:value="84.9830789634552" calcext:value-type="float">
            <text:p>84.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4" calcext:value-type="float">
            <text:p>424</text:p>
          </table:table-cell>
          <table:table-cell office:value-type="float" office:value="498" calcext:value-type="float">
            <text:p>498</text:p>
          </table:table-cell>
          <table:table-cell table:formula="of:=[.B35]-[.B$1]" office:value-type="float" office:value="4.5" calcext:value-type="float">
            <text:p>4.5</text:p>
          </table:table-cell>
          <table:table-cell table:formula="of:=[.C35]-[.C$1]" office:value-type="float" office:value="126" calcext:value-type="float">
            <text:p>126</text:p>
          </table:table-cell>
          <table:table-cell table:formula="of:=[.D35]-[.D$1]" office:value-type="float" office:value="362" calcext:value-type="float">
            <text:p>362</text:p>
          </table:table-cell>
          <table:table-cell table:formula="of:=SQRT([.E35]^2 + [.F35]^2 + [.G35]^2)" office:value-type="float" office:value="383.327862279798" calcext:value-type="float">
            <text:p>383.33</text:p>
          </table:table-cell>
          <table:table-cell table:formula="of:=[.E35]/[.$H35]" office:value-type="float" office:value="0.0117392979817245" calcext:value-type="float">
            <text:p>0.01</text:p>
          </table:table-cell>
          <table:table-cell table:formula="of:=[.F35]/[.$H35]" office:value-type="float" office:value="0.328700343488286" calcext:value-type="float">
            <text:p>0.33</text:p>
          </table:table-cell>
          <table:table-cell table:formula="of:=[.G35]/[.$H35]" office:value-type="float" office:value="0.944361304307615" calcext:value-type="float">
            <text:p>0.94</text:p>
          </table:table-cell>
          <table:table-cell table:formula="of:=MOD(DEGREES(ATAN2([.I35];[.J35]))+360; 360)" office:value-type="float" office:value="87.9545915111128" calcext:value-type="float">
            <text:p>87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9" calcext:value-type="float">
            <text:p>429</text:p>
          </table:table-cell>
          <table:table-cell office:value-type="float" office:value="498" calcext:value-type="float">
            <text:p>498</text:p>
          </table:table-cell>
          <table:table-cell table:formula="of:=[.B36]-[.B$1]" office:value-type="float" office:value="6.5" calcext:value-type="float">
            <text:p>6.5</text:p>
          </table:table-cell>
          <table:table-cell table:formula="of:=[.C36]-[.C$1]" office:value-type="float" office:value="131" calcext:value-type="float">
            <text:p>131</text:p>
          </table:table-cell>
          <table:table-cell table:formula="of:=[.D36]-[.D$1]" office:value-type="float" office:value="362" calcext:value-type="float">
            <text:p>362</text:p>
          </table:table-cell>
          <table:table-cell table:formula="of:=SQRT([.E36]^2 + [.F36]^2 + [.G36]^2)" office:value-type="float" office:value="385.028895019582" calcext:value-type="float">
            <text:p>385.03</text:p>
          </table:table-cell>
          <table:table-cell table:formula="of:=[.E36]/[.$H36]" office:value-type="float" office:value="0.016881849866539" calcext:value-type="float">
            <text:p>0.02</text:p>
          </table:table-cell>
          <table:table-cell table:formula="of:=[.F36]/[.$H36]" office:value-type="float" office:value="0.340234205002556" calcext:value-type="float">
            <text:p>0.34</text:p>
          </table:table-cell>
          <table:table-cell table:formula="of:=[.G36]/[.$H36]" office:value-type="float" office:value="0.940189177182636" calcext:value-type="float">
            <text:p>0.94</text:p>
          </table:table-cell>
          <table:table-cell table:formula="of:=MOD(DEGREES(ATAN2([.I36];[.J36]))+360; 360)" office:value-type="float" office:value="87.1594092710307" calcext:value-type="float">
            <text:p>87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33" calcext:value-type="float">
            <text:p>433</text:p>
          </table:table-cell>
          <table:table-cell office:value-type="float" office:value="497" calcext:value-type="float">
            <text:p>497</text:p>
          </table:table-cell>
          <table:table-cell table:formula="of:=[.B37]-[.B$1]" office:value-type="float" office:value="8.5" calcext:value-type="float">
            <text:p>8.5</text:p>
          </table:table-cell>
          <table:table-cell table:formula="of:=[.C37]-[.C$1]" office:value-type="float" office:value="135" calcext:value-type="float">
            <text:p>135</text:p>
          </table:table-cell>
          <table:table-cell table:formula="of:=[.D37]-[.D$1]" office:value-type="float" office:value="361" calcext:value-type="float">
            <text:p>361</text:p>
          </table:table-cell>
          <table:table-cell table:formula="of:=SQRT([.E37]^2 + [.F37]^2 + [.G37]^2)" office:value-type="float" office:value="385.510375995251" calcext:value-type="float">
            <text:p>385.51</text:p>
          </table:table-cell>
          <table:table-cell table:formula="of:=[.E37]/[.$H37]" office:value-type="float" office:value="0.0220486931851212" calcext:value-type="float">
            <text:p>0.02</text:p>
          </table:table-cell>
          <table:table-cell table:formula="of:=[.F37]/[.$H37]" office:value-type="float" office:value="0.350185127057807" calcext:value-type="float">
            <text:p>0.35</text:p>
          </table:table-cell>
          <table:table-cell table:formula="of:=[.G37]/[.$H37]" office:value-type="float" office:value="0.936420969391617" calcext:value-type="float">
            <text:p>0.94</text:p>
          </table:table-cell>
          <table:table-cell table:formula="of:=MOD(DEGREES(ATAN2([.I37];[.J37]))+360; 360)" office:value-type="float" office:value="86.3972437778956" calcext:value-type="float">
            <text:p>86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9" calcext:value-type="float">
            <text:p>429</text:p>
          </table:table-cell>
          <table:table-cell office:value-type="float" office:value="503" calcext:value-type="float">
            <text:p>503</text:p>
          </table:table-cell>
          <table:table-cell table:formula="of:=[.B38]-[.B$1]" office:value-type="float" office:value="2.5" calcext:value-type="float">
            <text:p>2.5</text:p>
          </table:table-cell>
          <table:table-cell table:formula="of:=[.C38]-[.C$1]" office:value-type="float" office:value="131" calcext:value-type="float">
            <text:p>131</text:p>
          </table:table-cell>
          <table:table-cell table:formula="of:=[.D38]-[.D$1]" office:value-type="float" office:value="367" calcext:value-type="float">
            <text:p>367</text:p>
          </table:table-cell>
          <table:table-cell table:formula="of:=SQRT([.E38]^2 + [.F38]^2 + [.G38]^2)" office:value-type="float" office:value="389.687374699258" calcext:value-type="float">
            <text:p>389.69</text:p>
          </table:table-cell>
          <table:table-cell table:formula="of:=[.E38]/[.$H38]" office:value-type="float" office:value="0.00641539901550411" calcext:value-type="float">
            <text:p>0.01</text:p>
          </table:table-cell>
          <table:table-cell table:formula="of:=[.F38]/[.$H38]" office:value-type="float" office:value="0.336166908412415" calcext:value-type="float">
            <text:p>0.34</text:p>
          </table:table-cell>
          <table:table-cell table:formula="of:=[.G38]/[.$H38]" office:value-type="float" office:value="0.941780575476003" calcext:value-type="float">
            <text:p>0.94</text:p>
          </table:table-cell>
          <table:table-cell table:formula="of:=MOD(DEGREES(ATAN2([.I38];[.J38]))+360; 360)" office:value-type="float" office:value="88.906701806006" calcext:value-type="float">
            <text:p>88.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table:formula="of:=[.B39]-[.B$1]" office:value-type="float" office:value="4.5" calcext:value-type="float">
            <text:p>4.5</text:p>
          </table:table-cell>
          <table:table-cell table:formula="of:=[.C39]-[.C$1]" office:value-type="float" office:value="126" calcext:value-type="float">
            <text:p>126</text:p>
          </table:table-cell>
          <table:table-cell table:formula="of:=[.D39]-[.D$1]" office:value-type="float" office:value="365" calcext:value-type="float">
            <text:p>365</text:p>
          </table:table-cell>
          <table:table-cell table:formula="of:=SQRT([.E39]^2 + [.F39]^2 + [.G39]^2)" office:value-type="float" office:value="386.162206850955" calcext:value-type="float">
            <text:p>386.16</text:p>
          </table:table-cell>
          <table:table-cell table:formula="of:=[.E39]/[.$H39]" office:value-type="float" office:value="0.011653134149756" calcext:value-type="float">
            <text:p>0.01</text:p>
          </table:table-cell>
          <table:table-cell table:formula="of:=[.F39]/[.$H39]" office:value-type="float" office:value="0.326287756193167" calcext:value-type="float">
            <text:p>0.33</text:p>
          </table:table-cell>
          <table:table-cell table:formula="of:=[.G39]/[.$H39]" office:value-type="float" office:value="0.945198658813541" calcext:value-type="float">
            <text:p>0.95</text:p>
          </table:table-cell>
          <table:table-cell table:formula="of:=MOD(DEGREES(ATAN2([.I39];[.J39]))+360; 360)" office:value-type="float" office:value="87.9545915111128" calcext:value-type="float">
            <text:p>87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39" calcext:value-type="float">
            <text:p>439</text:p>
          </table:table-cell>
          <table:table-cell office:value-type="float" office:value="505" calcext:value-type="float">
            <text:p>505</text:p>
          </table:table-cell>
          <table:table-cell table:formula="of:=[.B40]-[.B$1]" office:value-type="float" office:value="2.5" calcext:value-type="float">
            <text:p>2.5</text:p>
          </table:table-cell>
          <table:table-cell table:formula="of:=[.C40]-[.C$1]" office:value-type="float" office:value="141" calcext:value-type="float">
            <text:p>141</text:p>
          </table:table-cell>
          <table:table-cell table:formula="of:=[.D40]-[.D$1]" office:value-type="float" office:value="369" calcext:value-type="float">
            <text:p>369</text:p>
          </table:table-cell>
          <table:table-cell table:formula="of:=SQRT([.E40]^2 + [.F40]^2 + [.G40]^2)" office:value-type="float" office:value="395.02942928344" calcext:value-type="float">
            <text:p>395.03</text:p>
          </table:table-cell>
          <table:table-cell table:formula="of:=[.E40]/[.$H40]" office:value-type="float" office:value="0.00632864241161691" calcext:value-type="float">
            <text:p>0.01</text:p>
          </table:table-cell>
          <table:table-cell table:formula="of:=[.F40]/[.$H40]" office:value-type="float" office:value="0.356935432015194" calcext:value-type="float">
            <text:p>0.36</text:p>
          </table:table-cell>
          <table:table-cell table:formula="of:=[.G40]/[.$H40]" office:value-type="float" office:value="0.934107619954656" calcext:value-type="float">
            <text:p>0.93</text:p>
          </table:table-cell>
          <table:table-cell table:formula="of:=MOD(DEGREES(ATAN2([.I40];[.J40]))+360; 360)" office:value-type="float" office:value="88.9842238189548" calcext:value-type="float">
            <text:p>88.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32" calcext:value-type="float">
            <text:p>432</text:p>
          </table:table-cell>
          <table:table-cell office:value-type="float" office:value="508" calcext:value-type="float">
            <text:p>508</text:p>
          </table:table-cell>
          <table:table-cell table:formula="of:=[.B41]-[.B$1]" office:value-type="float" office:value="9.5" calcext:value-type="float">
            <text:p>9.5</text:p>
          </table:table-cell>
          <table:table-cell table:formula="of:=[.C41]-[.C$1]" office:value-type="float" office:value="134" calcext:value-type="float">
            <text:p>134</text:p>
          </table:table-cell>
          <table:table-cell table:formula="of:=[.D41]-[.D$1]" office:value-type="float" office:value="372" calcext:value-type="float">
            <text:p>372</text:p>
          </table:table-cell>
          <table:table-cell table:formula="of:=SQRT([.E41]^2 + [.F41]^2 + [.G41]^2)" office:value-type="float" office:value="395.512642022983" calcext:value-type="float">
            <text:p>395.51</text:p>
          </table:table-cell>
          <table:table-cell table:formula="of:=[.E41]/[.$H41]" office:value-type="float" office:value="0.024019459786188" calcext:value-type="float">
            <text:p>0.02</text:p>
          </table:table-cell>
          <table:table-cell table:formula="of:=[.F41]/[.$H41]" office:value-type="float" office:value="0.338800801194652" calcext:value-type="float">
            <text:p>0.34</text:p>
          </table:table-cell>
          <table:table-cell table:formula="of:=[.G41]/[.$H41]" office:value-type="float" office:value="0.940551477943362" calcext:value-type="float">
            <text:p>0.94</text:p>
          </table:table-cell>
          <table:table-cell table:formula="of:=MOD(DEGREES(ATAN2([.I41];[.J41]))+360; 360)" office:value-type="float" office:value="85.9447707958092" calcext:value-type="float">
            <text:p>85.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429" calcext:value-type="float">
            <text:p>429</text:p>
          </table:table-cell>
          <table:table-cell office:value-type="float" office:value="501" calcext:value-type="float">
            <text:p>501</text:p>
          </table:table-cell>
          <table:table-cell table:formula="of:=[.B42]-[.B$1]" office:value-type="float" office:value="-2.5" calcext:value-type="float">
            <text:p>-2.5</text:p>
          </table:table-cell>
          <table:table-cell table:formula="of:=[.C42]-[.C$1]" office:value-type="float" office:value="131" calcext:value-type="float">
            <text:p>131</text:p>
          </table:table-cell>
          <table:table-cell table:formula="of:=[.D42]-[.D$1]" office:value-type="float" office:value="365" calcext:value-type="float">
            <text:p>365</text:p>
          </table:table-cell>
          <table:table-cell table:formula="of:=SQRT([.E42]^2 + [.F42]^2 + [.G42]^2)" office:value-type="float" office:value="387.804396571261" calcext:value-type="float">
            <text:p>387.80</text:p>
          </table:table-cell>
          <table:table-cell table:formula="of:=[.E42]/[.$H42]" office:value-type="float" office:value="-0.00644654888418887" calcext:value-type="float">
            <text:p>-0.01</text:p>
          </table:table-cell>
          <table:table-cell table:formula="of:=[.F42]/[.$H42]" office:value-type="float" office:value="0.337799161531496" calcext:value-type="float">
            <text:p>0.34</text:p>
          </table:table-cell>
          <table:table-cell table:formula="of:=[.G42]/[.$H42]" office:value-type="float" office:value="0.941196137091574" calcext:value-type="float">
            <text:p>0.94</text:p>
          </table:table-cell>
          <table:table-cell table:formula="of:=MOD(DEGREES(ATAN2([.I42];[.J42]))+360; 360)" office:value-type="float" office:value="91.093298193994" calcext:value-type="float">
            <text:p>91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30" calcext:value-type="float">
            <text:p>430</text:p>
          </table:table-cell>
          <table:table-cell office:value-type="float" office:value="495" calcext:value-type="float">
            <text:p>495</text:p>
          </table:table-cell>
          <table:table-cell table:formula="of:=[.B43]-[.B$1]" office:value-type="float" office:value="3.5" calcext:value-type="float">
            <text:p>3.5</text:p>
          </table:table-cell>
          <table:table-cell table:formula="of:=[.C43]-[.C$1]" office:value-type="float" office:value="132" calcext:value-type="float">
            <text:p>132</text:p>
          </table:table-cell>
          <table:table-cell table:formula="of:=[.D43]-[.D$1]" office:value-type="float" office:value="359" calcext:value-type="float">
            <text:p>359</text:p>
          </table:table-cell>
          <table:table-cell table:formula="of:=SQRT([.E43]^2 + [.F43]^2 + [.G43]^2)" office:value-type="float" office:value="382.514378814705" calcext:value-type="float">
            <text:p>382.51</text:p>
          </table:table-cell>
          <table:table-cell table:formula="of:=[.E43]/[.$H43]" office:value-type="float" office:value="0.00914998283422815" calcext:value-type="float">
            <text:p>0.01</text:p>
          </table:table-cell>
          <table:table-cell table:formula="of:=[.F43]/[.$H43]" office:value-type="float" office:value="0.34508506689089" calcext:value-type="float">
            <text:p>0.35</text:p>
          </table:table-cell>
          <table:table-cell table:formula="of:=[.G43]/[.$H43]" office:value-type="float" office:value="0.93852681071083" calcext:value-type="float">
            <text:p>0.94</text:p>
          </table:table-cell>
          <table:table-cell table:formula="of:=MOD(DEGREES(ATAN2([.I43];[.J43]))+360; 360)" office:value-type="float" office:value="88.4811496025648" calcext:value-type="float">
            <text:p>88.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28" calcext:value-type="float">
            <text:p>428</text:p>
          </table:table-cell>
          <table:table-cell office:value-type="float" office:value="493" calcext:value-type="float">
            <text:p>493</text:p>
          </table:table-cell>
          <table:table-cell table:formula="of:=[.B44]-[.B$1]" office:value-type="float" office:value="0.5" calcext:value-type="float">
            <text:p>0.5</text:p>
          </table:table-cell>
          <table:table-cell table:formula="of:=[.C44]-[.C$1]" office:value-type="float" office:value="130" calcext:value-type="float">
            <text:p>130</text:p>
          </table:table-cell>
          <table:table-cell table:formula="of:=[.D44]-[.D$1]" office:value-type="float" office:value="357" calcext:value-type="float">
            <text:p>357</text:p>
          </table:table-cell>
          <table:table-cell table:formula="of:=SQRT([.E44]^2 + [.F44]^2 + [.G44]^2)" office:value-type="float" office:value="379.933217815974" calcext:value-type="float">
            <text:p>379.93</text:p>
          </table:table-cell>
          <table:table-cell table:formula="of:=[.E44]/[.$H44]" office:value-type="float" office:value="0.00131602075457951" calcext:value-type="float">
            <text:p>0.00</text:p>
          </table:table-cell>
          <table:table-cell table:formula="of:=[.F44]/[.$H44]" office:value-type="float" office:value="0.342165396190673" calcext:value-type="float">
            <text:p>0.34</text:p>
          </table:table-cell>
          <table:table-cell table:formula="of:=[.G44]/[.$H44]" office:value-type="float" office:value="0.939638818769772" calcext:value-type="float">
            <text:p>0.94</text:p>
          </table:table-cell>
          <table:table-cell table:formula="of:=MOD(DEGREES(ATAN2([.I44];[.J44]))+360; 360)" office:value-type="float" office:value="89.7796327038768" calcext:value-type="float">
            <text:p>89.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26" calcext:value-type="float">
            <text:p>426</text:p>
          </table:table-cell>
          <table:table-cell office:value-type="float" office:value="509" calcext:value-type="float">
            <text:p>509</text:p>
          </table:table-cell>
          <table:table-cell table:formula="of:=[.B45]-[.B$1]" office:value-type="float" office:value="0.5" calcext:value-type="float">
            <text:p>0.5</text:p>
          </table:table-cell>
          <table:table-cell table:formula="of:=[.C45]-[.C$1]" office:value-type="float" office:value="128" calcext:value-type="float">
            <text:p>128</text:p>
          </table:table-cell>
          <table:table-cell table:formula="of:=[.D45]-[.D$1]" office:value-type="float" office:value="373" calcext:value-type="float">
            <text:p>373</text:p>
          </table:table-cell>
          <table:table-cell table:formula="of:=SQRT([.E45]^2 + [.F45]^2 + [.G45]^2)" office:value-type="float" office:value="394.351683145895" calcext:value-type="float">
            <text:p>394.35</text:p>
          </table:table-cell>
          <table:table-cell table:formula="of:=[.E45]/[.$H45]" office:value-type="float" office:value="0.00126790380609335" calcext:value-type="float">
            <text:p>0.00</text:p>
          </table:table-cell>
          <table:table-cell table:formula="of:=[.F45]/[.$H45]" office:value-type="float" office:value="0.324583374359899" calcext:value-type="float">
            <text:p>0.32</text:p>
          </table:table-cell>
          <table:table-cell table:formula="of:=[.G45]/[.$H45]" office:value-type="float" office:value="0.945856239345642" calcext:value-type="float">
            <text:p>0.95</text:p>
          </table:table-cell>
          <table:table-cell table:formula="of:=MOD(DEGREES(ATAN2([.I45];[.J45]))+360; 360)" office:value-type="float" office:value="89.7761894996315" calcext:value-type="float">
            <text:p>89.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table:formula="of:=[.B46]-[.B$1]" office:value-type="float" office:value="6.5" calcext:value-type="float">
            <text:p>6.5</text:p>
          </table:table-cell>
          <table:table-cell table:formula="of:=[.C46]-[.C$1]" office:value-type="float" office:value="126" calcext:value-type="float">
            <text:p>126</text:p>
          </table:table-cell>
          <table:table-cell table:formula="of:=[.D46]-[.D$1]" office:value-type="float" office:value="365" calcext:value-type="float">
            <text:p>365</text:p>
          </table:table-cell>
          <table:table-cell table:formula="of:=SQRT([.E46]^2 + [.F46]^2 + [.G46]^2)" office:value-type="float" office:value="386.190691239445" calcext:value-type="float">
            <text:p>386.19</text:p>
          </table:table-cell>
          <table:table-cell table:formula="of:=[.E46]/[.$H46]" office:value-type="float" office:value="0.0168310633773663" calcext:value-type="float">
            <text:p>0.02</text:p>
          </table:table-cell>
          <table:table-cell table:formula="of:=[.F46]/[.$H46]" office:value-type="float" office:value="0.326263690084332" calcext:value-type="float">
            <text:p>0.33</text:p>
          </table:table-cell>
          <table:table-cell table:formula="of:=[.G46]/[.$H46]" office:value-type="float" office:value="0.945128943498263" calcext:value-type="float">
            <text:p>0.95</text:p>
          </table:table-cell>
          <table:table-cell table:formula="of:=MOD(DEGREES(ATAN2([.I46];[.J46]))+360; 360)" office:value-type="float" office:value="87.0468831465128" calcext:value-type="float">
            <text:p>87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6" calcext:value-type="float">
            <text:p>426</text:p>
          </table:table-cell>
          <table:table-cell office:value-type="float" office:value="495" calcext:value-type="float">
            <text:p>495</text:p>
          </table:table-cell>
          <table:table-cell table:formula="of:=[.B47]-[.B$1]" office:value-type="float" office:value="8.5" calcext:value-type="float">
            <text:p>8.5</text:p>
          </table:table-cell>
          <table:table-cell table:formula="of:=[.C47]-[.C$1]" office:value-type="float" office:value="128" calcext:value-type="float">
            <text:p>128</text:p>
          </table:table-cell>
          <table:table-cell table:formula="of:=[.D47]-[.D$1]" office:value-type="float" office:value="359" calcext:value-type="float">
            <text:p>359</text:p>
          </table:table-cell>
          <table:table-cell table:formula="of:=SQRT([.E47]^2 + [.F47]^2 + [.G47]^2)" office:value-type="float" office:value="381.2312290461" calcext:value-type="float">
            <text:p>381.23</text:p>
          </table:table-cell>
          <table:table-cell table:formula="of:=[.E47]/[.$H47]" office:value-type="float" office:value="0.0222961797260637" calcext:value-type="float">
            <text:p>0.02</text:p>
          </table:table-cell>
          <table:table-cell table:formula="of:=[.F47]/[.$H47]" office:value-type="float" office:value="0.335754235874841" calcext:value-type="float">
            <text:p>0.34</text:p>
          </table:table-cell>
          <table:table-cell table:formula="of:=[.G47]/[.$H47]" office:value-type="float" office:value="0.941685708430219" calcext:value-type="float">
            <text:p>0.94</text:p>
          </table:table-cell>
          <table:table-cell table:formula="of:=MOD(DEGREES(ATAN2([.I47];[.J47]))+360; 360)" office:value-type="float" office:value="86.2007801769176" calcext:value-type="float">
            <text:p>86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28" calcext:value-type="float">
            <text:p>428</text:p>
          </table:table-cell>
          <table:table-cell office:value-type="float" office:value="504" calcext:value-type="float">
            <text:p>504</text:p>
          </table:table-cell>
          <table:table-cell table:formula="of:=[.B48]-[.B$1]" office:value-type="float" office:value="0.5" calcext:value-type="float">
            <text:p>0.5</text:p>
          </table:table-cell>
          <table:table-cell table:formula="of:=[.C48]-[.C$1]" office:value-type="float" office:value="130" calcext:value-type="float">
            <text:p>130</text:p>
          </table:table-cell>
          <table:table-cell table:formula="of:=[.D48]-[.D$1]" office:value-type="float" office:value="368" calcext:value-type="float">
            <text:p>368</text:p>
          </table:table-cell>
          <table:table-cell table:formula="of:=SQRT([.E48]^2 + [.F48]^2 + [.G48]^2)" office:value-type="float" office:value="390.287394108495" calcext:value-type="float">
            <text:p>390.29</text:p>
          </table:table-cell>
          <table:table-cell table:formula="of:=[.E48]/[.$H48]" office:value-type="float" office:value="0.0012811072239269" calcext:value-type="float">
            <text:p>0.00</text:p>
          </table:table-cell>
          <table:table-cell table:formula="of:=[.F48]/[.$H48]" office:value-type="float" office:value="0.333087878220995" calcext:value-type="float">
            <text:p>0.33</text:p>
          </table:table-cell>
          <table:table-cell table:formula="of:=[.G48]/[.$H48]" office:value-type="float" office:value="0.942894916810201" calcext:value-type="float">
            <text:p>0.94</text:p>
          </table:table-cell>
          <table:table-cell table:formula="of:=MOD(DEGREES(ATAN2([.I48];[.J48]))+360; 360)" office:value-type="float" office:value="89.7796327038768" calcext:value-type="float">
            <text:p>89.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4" calcext:value-type="float">
            <text:p>424</text:p>
          </table:table-cell>
          <table:table-cell office:value-type="float" office:value="498" calcext:value-type="float">
            <text:p>498</text:p>
          </table:table-cell>
          <table:table-cell table:formula="of:=[.B49]-[.B$1]" office:value-type="float" office:value="2.5" calcext:value-type="float">
            <text:p>2.5</text:p>
          </table:table-cell>
          <table:table-cell table:formula="of:=[.C49]-[.C$1]" office:value-type="float" office:value="126" calcext:value-type="float">
            <text:p>126</text:p>
          </table:table-cell>
          <table:table-cell table:formula="of:=[.D49]-[.D$1]" office:value-type="float" office:value="362" calcext:value-type="float">
            <text:p>362</text:p>
          </table:table-cell>
          <table:table-cell table:formula="of:=SQRT([.E49]^2 + [.F49]^2 + [.G49]^2)" office:value-type="float" office:value="383.309600714618" calcext:value-type="float">
            <text:p>383.31</text:p>
          </table:table-cell>
          <table:table-cell table:formula="of:=[.E49]/[.$H49]" office:value-type="float" office:value="0.00652214292399449" calcext:value-type="float">
            <text:p>0.01</text:p>
          </table:table-cell>
          <table:table-cell table:formula="of:=[.F49]/[.$H49]" office:value-type="float" office:value="0.328716003369322" calcext:value-type="float">
            <text:p>0.33</text:p>
          </table:table-cell>
          <table:table-cell table:formula="of:=[.G49]/[.$H49]" office:value-type="float" office:value="0.944406295394402" calcext:value-type="float">
            <text:p>0.94</text:p>
          </table:table-cell>
          <table:table-cell table:formula="of:=MOD(DEGREES(ATAN2([.I49];[.J49]))+360; 360)" office:value-type="float" office:value="88.8633281224012" calcext:value-type="float">
            <text:p>88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2" calcext:value-type="float">
            <text:p>422</text:p>
          </table:table-cell>
          <table:table-cell office:value-type="float" office:value="496" calcext:value-type="float">
            <text:p>496</text:p>
          </table:table-cell>
          <table:table-cell table:formula="of:=[.B50]-[.B$1]" office:value-type="float" office:value="4.5" calcext:value-type="float">
            <text:p>4.5</text:p>
          </table:table-cell>
          <table:table-cell table:formula="of:=[.C50]-[.C$1]" office:value-type="float" office:value="124" calcext:value-type="float">
            <text:p>124</text:p>
          </table:table-cell>
          <table:table-cell table:formula="of:=[.D50]-[.D$1]" office:value-type="float" office:value="360" calcext:value-type="float">
            <text:p>360</text:p>
          </table:table-cell>
          <table:table-cell table:formula="of:=SQRT([.E50]^2 + [.F50]^2 + [.G50]^2)" office:value-type="float" office:value="380.783731270127" calcext:value-type="float">
            <text:p>380.78</text:p>
          </table:table-cell>
          <table:table-cell table:formula="of:=[.E50]/[.$H50]" office:value-type="float" office:value="0.0118177317738602" calcext:value-type="float">
            <text:p>0.01</text:p>
          </table:table-cell>
          <table:table-cell table:formula="of:=[.F50]/[.$H50]" office:value-type="float" office:value="0.325644164435257" calcext:value-type="float">
            <text:p>0.33</text:p>
          </table:table-cell>
          <table:table-cell table:formula="of:=[.G50]/[.$H50]" office:value-type="float" office:value="0.945418541908812" calcext:value-type="float">
            <text:p>0.95</text:p>
          </table:table-cell>
          <table:table-cell table:formula="of:=MOD(DEGREES(ATAN2([.I50];[.J50]))+360; 360)" office:value-type="float" office:value="87.9216297546381" calcext:value-type="float">
            <text:p>87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9" calcext:value-type="float">
            <text:p>429</text:p>
          </table:table-cell>
          <table:table-cell office:value-type="float" office:value="508" calcext:value-type="float">
            <text:p>508</text:p>
          </table:table-cell>
          <table:table-cell table:formula="of:=[.B51]-[.B$1]" office:value-type="float" office:value="4.5" calcext:value-type="float">
            <text:p>4.5</text:p>
          </table:table-cell>
          <table:table-cell table:formula="of:=[.C51]-[.C$1]" office:value-type="float" office:value="131" calcext:value-type="float">
            <text:p>131</text:p>
          </table:table-cell>
          <table:table-cell table:formula="of:=[.D51]-[.D$1]" office:value-type="float" office:value="372" calcext:value-type="float">
            <text:p>372</text:p>
          </table:table-cell>
          <table:table-cell table:formula="of:=SQRT([.E51]^2 + [.F51]^2 + [.G51]^2)" office:value-type="float" office:value="394.417608633286" calcext:value-type="float">
            <text:p>394.42</text:p>
          </table:table-cell>
          <table:table-cell table:formula="of:=[.E51]/[.$H51]" office:value-type="float" office:value="0.0114092269247135" calcext:value-type="float">
            <text:p>0.01</text:p>
          </table:table-cell>
          <table:table-cell table:formula="of:=[.F51]/[.$H51]" office:value-type="float" office:value="0.332135272697215" calcext:value-type="float">
            <text:p>0.33</text:p>
          </table:table-cell>
          <table:table-cell table:formula="of:=[.G51]/[.$H51]" office:value-type="float" office:value="0.94316275910965" calcext:value-type="float">
            <text:p>0.94</text:p>
          </table:table-cell>
          <table:table-cell table:formula="of:=MOD(DEGREES(ATAN2([.I51];[.J51]))+360; 360)" office:value-type="float" office:value="88.0325979700807" calcext:value-type="float">
            <text:p>88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500" calcext:value-type="float">
            <text:p>500</text:p>
          </table:table-cell>
          <table:table-cell table:formula="of:=[.B52]-[.B$1]" office:value-type="float" office:value="8.5" calcext:value-type="float">
            <text:p>8.5</text:p>
          </table:table-cell>
          <table:table-cell table:formula="of:=[.C52]-[.C$1]" office:value-type="float" office:value="130" calcext:value-type="float">
            <text:p>130</text:p>
          </table:table-cell>
          <table:table-cell table:formula="of:=[.D52]-[.D$1]" office:value-type="float" office:value="364" calcext:value-type="float">
            <text:p>364</text:p>
          </table:table-cell>
          <table:table-cell table:formula="of:=SQRT([.E52]^2 + [.F52]^2 + [.G52]^2)" office:value-type="float" office:value="386.611238843363" calcext:value-type="float">
            <text:p>386.61</text:p>
          </table:table-cell>
          <table:table-cell table:formula="of:=[.E52]/[.$H52]" office:value-type="float" office:value="0.0219859102529707" calcext:value-type="float">
            <text:p>0.02</text:p>
          </table:table-cell>
          <table:table-cell table:formula="of:=[.F52]/[.$H52]" office:value-type="float" office:value="0.336255097986611" calcext:value-type="float">
            <text:p>0.34</text:p>
          </table:table-cell>
          <table:table-cell table:formula="of:=[.G52]/[.$H52]" office:value-type="float" office:value="0.94151427436251" calcext:value-type="float">
            <text:p>0.94</text:p>
          </table:table-cell>
          <table:table-cell table:formula="of:=MOD(DEGREES(ATAN2([.I52];[.J52]))+360; 360)" office:value-type="float" office:value="86.2590624498474" calcext:value-type="float">
            <text:p>86.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506" calcext:value-type="float">
            <text:p>506</text:p>
          </table:table-cell>
          <table:table-cell table:formula="of:=[.B53]-[.B$1]" office:value-type="float" office:value="8.5" calcext:value-type="float">
            <text:p>8.5</text:p>
          </table:table-cell>
          <table:table-cell table:formula="of:=[.C53]-[.C$1]" office:value-type="float" office:value="130" calcext:value-type="float">
            <text:p>130</text:p>
          </table:table-cell>
          <table:table-cell table:formula="of:=[.D53]-[.D$1]" office:value-type="float" office:value="370" calcext:value-type="float">
            <text:p>370</text:p>
          </table:table-cell>
          <table:table-cell table:formula="of:=SQRT([.E53]^2 + [.F53]^2 + [.G53]^2)" office:value-type="float" office:value="392.265535065216" calcext:value-type="float">
            <text:p>392.27</text:p>
          </table:table-cell>
          <table:table-cell table:formula="of:=[.E53]/[.$H53]" office:value-type="float" office:value="0.0216689952090408" calcext:value-type="float">
            <text:p>0.02</text:p>
          </table:table-cell>
          <table:table-cell table:formula="of:=[.F53]/[.$H53]" office:value-type="float" office:value="0.331408162020625" calcext:value-type="float">
            <text:p>0.33</text:p>
          </table:table-cell>
          <table:table-cell table:formula="of:=[.G53]/[.$H53]" office:value-type="float" office:value="0.943238614981778" calcext:value-type="float">
            <text:p>0.94</text:p>
          </table:table-cell>
          <table:table-cell table:formula="of:=MOD(DEGREES(ATAN2([.I53];[.J53]))+360; 360)" office:value-type="float" office:value="86.2590624498474" calcext:value-type="float">
            <text:p>86.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30" calcext:value-type="float">
            <text:p>430</text:p>
          </table:table-cell>
          <table:table-cell office:value-type="float" office:value="506" calcext:value-type="float">
            <text:p>506</text:p>
          </table:table-cell>
          <table:table-cell table:formula="of:=[.B54]-[.B$1]" office:value-type="float" office:value="5.5" calcext:value-type="float">
            <text:p>5.5</text:p>
          </table:table-cell>
          <table:table-cell table:formula="of:=[.C54]-[.C$1]" office:value-type="float" office:value="132" calcext:value-type="float">
            <text:p>132</text:p>
          </table:table-cell>
          <table:table-cell table:formula="of:=[.D54]-[.D$1]" office:value-type="float" office:value="370" calcext:value-type="float">
            <text:p>370</text:p>
          </table:table-cell>
          <table:table-cell table:formula="of:=SQRT([.E54]^2 + [.F54]^2 + [.G54]^2)" office:value-type="float" office:value="392.879434432499" calcext:value-type="float">
            <text:p>392.88</text:p>
          </table:table-cell>
          <table:table-cell table:formula="of:=[.E54]/[.$H54]" office:value-type="float" office:value="0.0139992056543875" calcext:value-type="float">
            <text:p>0.01</text:p>
          </table:table-cell>
          <table:table-cell table:formula="of:=[.F54]/[.$H54]" office:value-type="float" office:value="0.3359809357053" calcext:value-type="float">
            <text:p>0.34</text:p>
          </table:table-cell>
          <table:table-cell table:formula="of:=[.G54]/[.$H54]" office:value-type="float" office:value="0.941764744022432" calcext:value-type="float">
            <text:p>0.94</text:p>
          </table:table-cell>
          <table:table-cell table:formula="of:=MOD(DEGREES(ATAN2([.I54];[.J54]))+360; 360)" office:value-type="float" office:value="87.6140559696112" calcext:value-type="float">
            <text:p>87.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table:formula="of:=[.B55]-[.B$1]" office:value-type="float" office:value="4.5" calcext:value-type="float">
            <text:p>4.5</text:p>
          </table:table-cell>
          <table:table-cell table:formula="of:=[.C55]-[.C$1]" office:value-type="float" office:value="126" calcext:value-type="float">
            <text:p>126</text:p>
          </table:table-cell>
          <table:table-cell table:formula="of:=[.D55]-[.D$1]" office:value-type="float" office:value="365" calcext:value-type="float">
            <text:p>365</text:p>
          </table:table-cell>
          <table:table-cell table:formula="of:=SQRT([.E55]^2 + [.F55]^2 + [.G55]^2)" office:value-type="float" office:value="386.162206850955" calcext:value-type="float">
            <text:p>386.16</text:p>
          </table:table-cell>
          <table:table-cell table:formula="of:=[.E55]/[.$H55]" office:value-type="float" office:value="0.011653134149756" calcext:value-type="float">
            <text:p>0.01</text:p>
          </table:table-cell>
          <table:table-cell table:formula="of:=[.F55]/[.$H55]" office:value-type="float" office:value="0.326287756193167" calcext:value-type="float">
            <text:p>0.33</text:p>
          </table:table-cell>
          <table:table-cell table:formula="of:=[.G55]/[.$H55]" office:value-type="float" office:value="0.945198658813541" calcext:value-type="float">
            <text:p>0.95</text:p>
          </table:table-cell>
          <table:table-cell table:formula="of:=MOD(DEGREES(ATAN2([.I55];[.J55]))+360; 360)" office:value-type="float" office:value="87.9545915111128" calcext:value-type="float">
            <text:p>87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32" calcext:value-type="float">
            <text:p>432</text:p>
          </table:table-cell>
          <table:table-cell office:value-type="float" office:value="503" calcext:value-type="float">
            <text:p>503</text:p>
          </table:table-cell>
          <table:table-cell table:formula="of:=[.B56]-[.B$1]" office:value-type="float" office:value="4.5" calcext:value-type="float">
            <text:p>4.5</text:p>
          </table:table-cell>
          <table:table-cell table:formula="of:=[.C56]-[.C$1]" office:value-type="float" office:value="134" calcext:value-type="float">
            <text:p>134</text:p>
          </table:table-cell>
          <table:table-cell table:formula="of:=[.D56]-[.D$1]" office:value-type="float" office:value="367" calcext:value-type="float">
            <text:p>367</text:p>
          </table:table-cell>
          <table:table-cell table:formula="of:=SQRT([.E56]^2 + [.F56]^2 + [.G56]^2)" office:value-type="float" office:value="390.724007452831" calcext:value-type="float">
            <text:p>390.72</text:p>
          </table:table-cell>
          <table:table-cell table:formula="of:=[.E56]/[.$H56]" office:value-type="float" office:value="0.0115170808912817" calcext:value-type="float">
            <text:p>0.01</text:p>
          </table:table-cell>
          <table:table-cell table:formula="of:=[.F56]/[.$H56]" office:value-type="float" office:value="0.342953075429277" calcext:value-type="float">
            <text:p>0.34</text:p>
          </table:table-cell>
          <table:table-cell table:formula="of:=[.G56]/[.$H56]" office:value-type="float" office:value="0.93928193046675" calcext:value-type="float">
            <text:p>0.94</text:p>
          </table:table-cell>
          <table:table-cell table:formula="of:=MOD(DEGREES(ATAN2([.I56];[.J56]))+360; 360)" office:value-type="float" office:value="88.0766108224804" calcext:value-type="float">
            <text:p>88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2" calcext:value-type="float">
            <text:p>422</text:p>
          </table:table-cell>
          <table:table-cell office:value-type="float" office:value="501" calcext:value-type="float">
            <text:p>501</text:p>
          </table:table-cell>
          <table:table-cell table:formula="of:=[.B57]-[.B$1]" office:value-type="float" office:value="2.5" calcext:value-type="float">
            <text:p>2.5</text:p>
          </table:table-cell>
          <table:table-cell table:formula="of:=[.C57]-[.C$1]" office:value-type="float" office:value="124" calcext:value-type="float">
            <text:p>124</text:p>
          </table:table-cell>
          <table:table-cell table:formula="of:=[.D57]-[.D$1]" office:value-type="float" office:value="365" calcext:value-type="float">
            <text:p>365</text:p>
          </table:table-cell>
          <table:table-cell table:formula="of:=SQRT([.E57]^2 + [.F57]^2 + [.G57]^2)" office:value-type="float" office:value="385.496108929779" calcext:value-type="float">
            <text:p>385.50</text:p>
          </table:table-cell>
          <table:table-cell table:formula="of:=[.E57]/[.$H57]" office:value-type="float" office:value="0.00648514976439203" calcext:value-type="float">
            <text:p>0.01</text:p>
          </table:table-cell>
          <table:table-cell table:formula="of:=[.F57]/[.$H57]" office:value-type="float" office:value="0.321663428313845" calcext:value-type="float">
            <text:p>0.32</text:p>
          </table:table-cell>
          <table:table-cell table:formula="of:=[.G57]/[.$H57]" office:value-type="float" office:value="0.946831865601236" calcext:value-type="float">
            <text:p>0.95</text:p>
          </table:table-cell>
          <table:table-cell table:formula="of:=MOD(DEGREES(ATAN2([.I57];[.J57]))+360; 360)" office:value-type="float" office:value="88.8449996319553" calcext:value-type="float">
            <text:p>88.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34" calcext:value-type="float">
            <text:p>434</text:p>
          </table:table-cell>
          <table:table-cell office:value-type="float" office:value="496" calcext:value-type="float">
            <text:p>496</text:p>
          </table:table-cell>
          <table:table-cell table:formula="of:=[.B58]-[.B$1]" office:value-type="float" office:value="9.5" calcext:value-type="float">
            <text:p>9.5</text:p>
          </table:table-cell>
          <table:table-cell table:formula="of:=[.C58]-[.C$1]" office:value-type="float" office:value="136" calcext:value-type="float">
            <text:p>136</text:p>
          </table:table-cell>
          <table:table-cell table:formula="of:=[.D58]-[.D$1]" office:value-type="float" office:value="360" calcext:value-type="float">
            <text:p>360</text:p>
          </table:table-cell>
          <table:table-cell table:formula="of:=SQRT([.E58]^2 + [.F58]^2 + [.G58]^2)" office:value-type="float" office:value="384.94967203519" calcext:value-type="float">
            <text:p>384.95</text:p>
          </table:table-cell>
          <table:table-cell table:formula="of:=[.E58]/[.$H58]" office:value-type="float" office:value="0.0246785507044972" calcext:value-type="float">
            <text:p>0.02</text:p>
          </table:table-cell>
          <table:table-cell table:formula="of:=[.F58]/[.$H58]" office:value-type="float" office:value="0.353292936401223" calcext:value-type="float">
            <text:p>0.35</text:p>
          </table:table-cell>
          <table:table-cell table:formula="of:=[.G58]/[.$H58]" office:value-type="float" office:value="0.935187184591473" calcext:value-type="float">
            <text:p>0.94</text:p>
          </table:table-cell>
          <table:table-cell table:formula="of:=MOD(DEGREES(ATAN2([.I58];[.J58]))+360; 360)" office:value-type="float" office:value="86.0042119097064" calcext:value-type="float">
            <text:p>8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421" calcext:value-type="float">
            <text:p>421</text:p>
          </table:table-cell>
          <table:table-cell office:value-type="float" office:value="504" calcext:value-type="float">
            <text:p>504</text:p>
          </table:table-cell>
          <table:table-cell table:formula="of:=[.B59]-[.B$1]" office:value-type="float" office:value="-1.5" calcext:value-type="float">
            <text:p>-1.5</text:p>
          </table:table-cell>
          <table:table-cell table:formula="of:=[.C59]-[.C$1]" office:value-type="float" office:value="123" calcext:value-type="float">
            <text:p>123</text:p>
          </table:table-cell>
          <table:table-cell table:formula="of:=[.D59]-[.D$1]" office:value-type="float" office:value="368" calcext:value-type="float">
            <text:p>368</text:p>
          </table:table-cell>
          <table:table-cell table:formula="of:=SQRT([.E59]^2 + [.F59]^2 + [.G59]^2)" office:value-type="float" office:value="388.014497151846" calcext:value-type="float">
            <text:p>388.01</text:p>
          </table:table-cell>
          <table:table-cell table:formula="of:=[.E59]/[.$H59]" office:value-type="float" office:value="-0.00386583493918524" calcext:value-type="float">
            <text:p>0.00</text:p>
          </table:table-cell>
          <table:table-cell table:formula="of:=[.F59]/[.$H59]" office:value-type="float" office:value="0.31699846501319" calcext:value-type="float">
            <text:p>0.32</text:p>
          </table:table-cell>
          <table:table-cell table:formula="of:=[.G59]/[.$H59]" office:value-type="float" office:value="0.94841817174678" calcext:value-type="float">
            <text:p>0.95</text:p>
          </table:table-cell>
          <table:table-cell table:formula="of:=MOD(DEGREES(ATAN2([.I59];[.J59]))+360; 360)" office:value-type="float" office:value="90.6986943829835" calcext:value-type="float">
            <text:p>90.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table:formula="of:=[.B60]-[.B$1]" office:value-type="float" office:value="4.5" calcext:value-type="float">
            <text:p>4.5</text:p>
          </table:table-cell>
          <table:table-cell table:formula="of:=[.C60]-[.C$1]" office:value-type="float" office:value="126" calcext:value-type="float">
            <text:p>126</text:p>
          </table:table-cell>
          <table:table-cell table:formula="of:=[.D60]-[.D$1]" office:value-type="float" office:value="365" calcext:value-type="float">
            <text:p>365</text:p>
          </table:table-cell>
          <table:table-cell table:formula="of:=SQRT([.E60]^2 + [.F60]^2 + [.G60]^2)" office:value-type="float" office:value="386.162206850955" calcext:value-type="float">
            <text:p>386.16</text:p>
          </table:table-cell>
          <table:table-cell table:formula="of:=[.E60]/[.$H60]" office:value-type="float" office:value="0.011653134149756" calcext:value-type="float">
            <text:p>0.01</text:p>
          </table:table-cell>
          <table:table-cell table:formula="of:=[.F60]/[.$H60]" office:value-type="float" office:value="0.326287756193167" calcext:value-type="float">
            <text:p>0.33</text:p>
          </table:table-cell>
          <table:table-cell table:formula="of:=[.G60]/[.$H60]" office:value-type="float" office:value="0.945198658813541" calcext:value-type="float">
            <text:p>0.95</text:p>
          </table:table-cell>
          <table:table-cell table:formula="of:=MOD(DEGREES(ATAN2([.I60];[.J60]))+360; 360)" office:value-type="float" office:value="87.9545915111128" calcext:value-type="float">
            <text:p>87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2" calcext:value-type="float">
            <text:p>422</text:p>
          </table:table-cell>
          <table:table-cell office:value-type="float" office:value="508" calcext:value-type="float">
            <text:p>508</text:p>
          </table:table-cell>
          <table:table-cell table:formula="of:=[.B61]-[.B$1]" office:value-type="float" office:value="-0.5" calcext:value-type="float">
            <text:p>-0.5</text:p>
          </table:table-cell>
          <table:table-cell table:formula="of:=[.C61]-[.C$1]" office:value-type="float" office:value="124" calcext:value-type="float">
            <text:p>124</text:p>
          </table:table-cell>
          <table:table-cell table:formula="of:=[.D61]-[.D$1]" office:value-type="float" office:value="372" calcext:value-type="float">
            <text:p>372</text:p>
          </table:table-cell>
          <table:table-cell table:formula="of:=SQRT([.E61]^2 + [.F61]^2 + [.G61]^2)" office:value-type="float" office:value="392.122748638739" calcext:value-type="float">
            <text:p>392.12</text:p>
          </table:table-cell>
          <table:table-cell table:formula="of:=[.E61]/[.$H61]" office:value-type="float" office:value="-0.00127511092313761" calcext:value-type="float">
            <text:p>0.00</text:p>
          </table:table-cell>
          <table:table-cell table:formula="of:=[.F61]/[.$H61]" office:value-type="float" office:value="0.316227508938127" calcext:value-type="float">
            <text:p>0.32</text:p>
          </table:table-cell>
          <table:table-cell table:formula="of:=[.G61]/[.$H61]" office:value-type="float" office:value="0.948682526814382" calcext:value-type="float">
            <text:p>0.95</text:p>
          </table:table-cell>
          <table:table-cell table:formula="of:=MOD(DEGREES(ATAN2([.I61];[.J61]))+360; 360)" office:value-type="float" office:value="90.2310301168955" calcext:value-type="float">
            <text:p>90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table:formula="of:=[.B62]-[.B$1]" office:value-type="float" office:value="6.5" calcext:value-type="float">
            <text:p>6.5</text:p>
          </table:table-cell>
          <table:table-cell table:formula="of:=[.C62]-[.C$1]" office:value-type="float" office:value="126" calcext:value-type="float">
            <text:p>126</text:p>
          </table:table-cell>
          <table:table-cell table:formula="of:=[.D62]-[.D$1]" office:value-type="float" office:value="365" calcext:value-type="float">
            <text:p>365</text:p>
          </table:table-cell>
          <table:table-cell table:formula="of:=SQRT([.E62]^2 + [.F62]^2 + [.G62]^2)" office:value-type="float" office:value="386.190691239445" calcext:value-type="float">
            <text:p>386.19</text:p>
          </table:table-cell>
          <table:table-cell table:formula="of:=[.E62]/[.$H62]" office:value-type="float" office:value="0.0168310633773663" calcext:value-type="float">
            <text:p>0.02</text:p>
          </table:table-cell>
          <table:table-cell table:formula="of:=[.F62]/[.$H62]" office:value-type="float" office:value="0.326263690084332" calcext:value-type="float">
            <text:p>0.33</text:p>
          </table:table-cell>
          <table:table-cell table:formula="of:=[.G62]/[.$H62]" office:value-type="float" office:value="0.945128943498263" calcext:value-type="float">
            <text:p>0.95</text:p>
          </table:table-cell>
          <table:table-cell table:formula="of:=MOD(DEGREES(ATAN2([.I62];[.J62]))+360; 360)" office:value-type="float" office:value="87.0468831465128" calcext:value-type="float">
            <text:p>87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2" calcext:value-type="float">
            <text:p>-62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table:formula="of:=[.B63]-[.B$1]" office:value-type="float" office:value="-6.5" calcext:value-type="float">
            <text:p>-6.5</text:p>
          </table:table-cell>
          <table:table-cell table:formula="of:=[.C63]-[.C$1]" office:value-type="float" office:value="128" calcext:value-type="float">
            <text:p>128</text:p>
          </table:table-cell>
          <table:table-cell table:formula="of:=[.D63]-[.D$1]" office:value-type="float" office:value="366" calcext:value-type="float">
            <text:p>366</text:p>
          </table:table-cell>
          <table:table-cell table:formula="of:=SQRT([.E63]^2 + [.F63]^2 + [.G63]^2)" office:value-type="float" office:value="387.791503259161" calcext:value-type="float">
            <text:p>387.79</text:p>
          </table:table-cell>
          <table:table-cell table:formula="of:=[.E63]/[.$H63]" office:value-type="float" office:value="-0.0167615843703931" calcext:value-type="float">
            <text:p>-0.02</text:p>
          </table:table-cell>
          <table:table-cell table:formula="of:=[.F63]/[.$H63]" office:value-type="float" office:value="0.330074276832356" calcext:value-type="float">
            <text:p>0.33</text:p>
          </table:table-cell>
          <table:table-cell table:formula="of:=[.G63]/[.$H63]" office:value-type="float" office:value="0.943806135317519" calcext:value-type="float">
            <text:p>0.94</text:p>
          </table:table-cell>
          <table:table-cell table:formula="of:=MOD(DEGREES(ATAN2([.I63];[.J63]))+360; 360)" office:value-type="float" office:value="92.9070541783153" calcext:value-type="float">
            <text:p>92.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2" calcext:value-type="float">
            <text:p>422</text:p>
          </table:table-cell>
          <table:table-cell office:value-type="float" office:value="496" calcext:value-type="float">
            <text:p>496</text:p>
          </table:table-cell>
          <table:table-cell table:formula="of:=[.B64]-[.B$1]" office:value-type="float" office:value="9.5" calcext:value-type="float">
            <text:p>9.5</text:p>
          </table:table-cell>
          <table:table-cell table:formula="of:=[.C64]-[.C$1]" office:value-type="float" office:value="124" calcext:value-type="float">
            <text:p>124</text:p>
          </table:table-cell>
          <table:table-cell table:formula="of:=[.D64]-[.D$1]" office:value-type="float" office:value="360" calcext:value-type="float">
            <text:p>360</text:p>
          </table:table-cell>
          <table:table-cell table:formula="of:=SQRT([.E64]^2 + [.F64]^2 + [.G64]^2)" office:value-type="float" office:value="380.875635870818" calcext:value-type="float">
            <text:p>380.88</text:p>
          </table:table-cell>
          <table:table-cell table:formula="of:=[.E64]/[.$H64]" office:value-type="float" office:value="0.0249425248172664" calcext:value-type="float">
            <text:p>0.02</text:p>
          </table:table-cell>
          <table:table-cell table:formula="of:=[.F64]/[.$H64]" office:value-type="float" office:value="0.32556558708853" calcext:value-type="float">
            <text:p>0.33</text:p>
          </table:table-cell>
          <table:table-cell table:formula="of:=[.G64]/[.$H64]" office:value-type="float" office:value="0.94519041412799" calcext:value-type="float">
            <text:p>0.95</text:p>
          </table:table-cell>
          <table:table-cell table:formula="of:=MOD(DEGREES(ATAN2([.I64];[.J64]))+360; 360)" office:value-type="float" office:value="85.618962168192" calcext:value-type="float">
            <text:p>85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30" calcext:value-type="float">
            <text:p>430</text:p>
          </table:table-cell>
          <table:table-cell office:value-type="float" office:value="506" calcext:value-type="float">
            <text:p>506</text:p>
          </table:table-cell>
          <table:table-cell table:formula="of:=[.B65]-[.B$1]" office:value-type="float" office:value="8.5" calcext:value-type="float">
            <text:p>8.5</text:p>
          </table:table-cell>
          <table:table-cell table:formula="of:=[.C65]-[.C$1]" office:value-type="float" office:value="132" calcext:value-type="float">
            <text:p>132</text:p>
          </table:table-cell>
          <table:table-cell table:formula="of:=[.D65]-[.D$1]" office:value-type="float" office:value="370" calcext:value-type="float">
            <text:p>370</text:p>
          </table:table-cell>
          <table:table-cell table:formula="of:=SQRT([.E65]^2 + [.F65]^2 + [.G65]^2)" office:value-type="float" office:value="392.932882309435" calcext:value-type="float">
            <text:p>392.93</text:p>
          </table:table-cell>
          <table:table-cell table:formula="of:=[.E65]/[.$H65]" office:value-type="float" office:value="0.0216321931370107" calcext:value-type="float">
            <text:p>0.02</text:p>
          </table:table-cell>
          <table:table-cell table:formula="of:=[.F65]/[.$H65]" office:value-type="float" office:value="0.335935234598284" calcext:value-type="float">
            <text:p>0.34</text:p>
          </table:table-cell>
          <table:table-cell table:formula="of:=[.G65]/[.$H65]" office:value-type="float" office:value="0.941636642434585" calcext:value-type="float">
            <text:p>0.94</text:p>
          </table:table-cell>
          <table:table-cell table:formula="of:=MOD(DEGREES(ATAN2([.I65];[.J65]))+360; 360)" office:value-type="float" office:value="86.3155859993397" calcext:value-type="float">
            <text:p>86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30" calcext:value-type="float">
            <text:p>430</text:p>
          </table:table-cell>
          <table:table-cell office:value-type="float" office:value="511" calcext:value-type="float">
            <text:p>511</text:p>
          </table:table-cell>
          <table:table-cell table:formula="of:=[.B66]-[.B$1]" office:value-type="float" office:value="0.5" calcext:value-type="float">
            <text:p>0.5</text:p>
          </table:table-cell>
          <table:table-cell table:formula="of:=[.C66]-[.C$1]" office:value-type="float" office:value="132" calcext:value-type="float">
            <text:p>132</text:p>
          </table:table-cell>
          <table:table-cell table:formula="of:=[.D66]-[.D$1]" office:value-type="float" office:value="375" calcext:value-type="float">
            <text:p>375</text:p>
          </table:table-cell>
          <table:table-cell table:formula="of:=SQRT([.E66]^2 + [.F66]^2 + [.G66]^2)" office:value-type="float" office:value="397.554084370919" calcext:value-type="float">
            <text:p>397.55</text:p>
          </table:table-cell>
          <table:table-cell table:formula="of:=[.E66]/[.$H66]" office:value-type="float" office:value="0.00125769051220085" calcext:value-type="float">
            <text:p>0.00</text:p>
          </table:table-cell>
          <table:table-cell table:formula="of:=[.F66]/[.$H66]" office:value-type="float" office:value="0.332030295221023" calcext:value-type="float">
            <text:p>0.33</text:p>
          </table:table-cell>
          <table:table-cell table:formula="of:=[.G66]/[.$H66]" office:value-type="float" office:value="0.943267884150635" calcext:value-type="float">
            <text:p>0.94</text:p>
          </table:table-cell>
          <table:table-cell table:formula="of:=MOD(DEGREES(ATAN2([.I66];[.J66]))+360; 360)" office:value-type="float" office:value="89.7829715701199" calcext:value-type="float">
            <text:p>89.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9" calcext:value-type="float">
            <text:p>429</text:p>
          </table:table-cell>
          <table:table-cell office:value-type="float" office:value="505" calcext:value-type="float">
            <text:p>505</text:p>
          </table:table-cell>
          <table:table-cell table:formula="of:=[.B67]-[.B$1]" office:value-type="float" office:value="6.5" calcext:value-type="float">
            <text:p>6.5</text:p>
          </table:table-cell>
          <table:table-cell table:formula="of:=[.C67]-[.C$1]" office:value-type="float" office:value="131" calcext:value-type="float">
            <text:p>131</text:p>
          </table:table-cell>
          <table:table-cell table:formula="of:=[.D67]-[.D$1]" office:value-type="float" office:value="369" calcext:value-type="float">
            <text:p>369</text:p>
          </table:table-cell>
          <table:table-cell table:formula="of:=SQRT([.E67]^2 + [.F67]^2 + [.G67]^2)" office:value-type="float" office:value="391.617479180897" calcext:value-type="float">
            <text:p>391.62</text:p>
          </table:table-cell>
          <table:table-cell table:formula="of:=[.E67]/[.$H67]" office:value-type="float" office:value="0.0165978291203838" calcext:value-type="float">
            <text:p>0.02</text:p>
          </table:table-cell>
          <table:table-cell table:formula="of:=[.F67]/[.$H67]" office:value-type="float" office:value="0.334510094580044" calcext:value-type="float">
            <text:p>0.33</text:p>
          </table:table-cell>
          <table:table-cell table:formula="of:=[.G67]/[.$H67]" office:value-type="float" office:value="0.942245991603329" calcext:value-type="float">
            <text:p>0.94</text:p>
          </table:table-cell>
          <table:table-cell table:formula="of:=MOD(DEGREES(ATAN2([.I67];[.J67]))+360; 360)" office:value-type="float" office:value="87.1594092710307" calcext:value-type="float">
            <text:p>87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6" calcext:value-type="float">
            <text:p>426</text:p>
          </table:table-cell>
          <table:table-cell office:value-type="float" office:value="500" calcext:value-type="float">
            <text:p>500</text:p>
          </table:table-cell>
          <table:table-cell table:formula="of:=[.B68]-[.B$1]" office:value-type="float" office:value="8.5" calcext:value-type="float">
            <text:p>8.5</text:p>
          </table:table-cell>
          <table:table-cell table:formula="of:=[.C68]-[.C$1]" office:value-type="float" office:value="128" calcext:value-type="float">
            <text:p>128</text:p>
          </table:table-cell>
          <table:table-cell table:formula="of:=[.D68]-[.D$1]" office:value-type="float" office:value="364" calcext:value-type="float">
            <text:p>364</text:p>
          </table:table-cell>
          <table:table-cell table:formula="of:=SQRT([.E68]^2 + [.F68]^2 + [.G68]^2)" office:value-type="float" office:value="385.943324854829" calcext:value-type="float">
            <text:p>385.94</text:p>
          </table:table-cell>
          <table:table-cell table:formula="of:=[.E68]/[.$H68]" office:value-type="float" office:value="0.0220239590960596" calcext:value-type="float">
            <text:p>0.02</text:p>
          </table:table-cell>
          <table:table-cell table:formula="of:=[.F68]/[.$H68]" office:value-type="float" office:value="0.331654913446545" calcext:value-type="float">
            <text:p>0.33</text:p>
          </table:table-cell>
          <table:table-cell table:formula="of:=[.G68]/[.$H68]" office:value-type="float" office:value="0.943143660113612" calcext:value-type="float">
            <text:p>0.94</text:p>
          </table:table-cell>
          <table:table-cell table:formula="of:=MOD(DEGREES(ATAN2([.I68];[.J68]))+360; 360)" office:value-type="float" office:value="86.2007801769176" calcext:value-type="float">
            <text:p>86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  <table:table-cell table:formula="of:=[.B69]-[.B$1]" office:value-type="float" office:value="5.5" calcext:value-type="float">
            <text:p>5.5</text:p>
          </table:table-cell>
          <table:table-cell table:formula="of:=[.C69]-[.C$1]" office:value-type="float" office:value="130" calcext:value-type="float">
            <text:p>130</text:p>
          </table:table-cell>
          <table:table-cell table:formula="of:=[.D69]-[.D$1]" office:value-type="float" office:value="366" calcext:value-type="float">
            <text:p>366</text:p>
          </table:table-cell>
          <table:table-cell table:formula="of:=SQRT([.E69]^2 + [.F69]^2 + [.G69]^2)" office:value-type="float" office:value="388.44079342932" calcext:value-type="float">
            <text:p>388.44</text:p>
          </table:table-cell>
          <table:table-cell table:formula="of:=[.E69]/[.$H69]" office:value-type="float" office:value="0.0141591719845994" calcext:value-type="float">
            <text:p>0.01</text:p>
          </table:table-cell>
          <table:table-cell table:formula="of:=[.F69]/[.$H69]" office:value-type="float" office:value="0.334671337817804" calcext:value-type="float">
            <text:p>0.33</text:p>
          </table:table-cell>
          <table:table-cell table:formula="of:=[.G69]/[.$H69]" office:value-type="float" office:value="0.942228535702433" calcext:value-type="float">
            <text:p>0.94</text:p>
          </table:table-cell>
          <table:table-cell table:formula="of:=MOD(DEGREES(ATAN2([.I69];[.J69]))+360; 360)" office:value-type="float" office:value="87.5773925418762" calcext:value-type="float">
            <text:p>87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416" calcext:value-type="float">
            <text:p>416</text:p>
          </table:table-cell>
          <table:table-cell office:value-type="float" office:value="497" calcext:value-type="float">
            <text:p>497</text:p>
          </table:table-cell>
          <table:table-cell table:formula="of:=[.B70]-[.B$1]" office:value-type="float" office:value="-3.5" calcext:value-type="float">
            <text:p>-3.5</text:p>
          </table:table-cell>
          <table:table-cell table:formula="of:=[.C70]-[.C$1]" office:value-type="float" office:value="118" calcext:value-type="float">
            <text:p>118</text:p>
          </table:table-cell>
          <table:table-cell table:formula="of:=[.D70]-[.D$1]" office:value-type="float" office:value="361" calcext:value-type="float">
            <text:p>361</text:p>
          </table:table-cell>
          <table:table-cell table:formula="of:=SQRT([.E70]^2 + [.F70]^2 + [.G70]^2)" office:value-type="float" office:value="379.812124608997" calcext:value-type="float">
            <text:p>379.81</text:p>
          </table:table-cell>
          <table:table-cell table:formula="of:=[.E70]/[.$H70]" office:value-type="float" office:value="-0.00921508233472833" calcext:value-type="float">
            <text:p>-0.01</text:p>
          </table:table-cell>
          <table:table-cell table:formula="of:=[.F70]/[.$H70]" office:value-type="float" office:value="0.310679918713698" calcext:value-type="float">
            <text:p>0.31</text:p>
          </table:table-cell>
          <table:table-cell table:formula="of:=[.G70]/[.$H70]" office:value-type="float" office:value="0.950469920810551" calcext:value-type="float">
            <text:p>0.95</text:p>
          </table:table-cell>
          <table:table-cell table:formula="of:=MOD(DEGREES(ATAN2([.I70];[.J70]))+360; 360)" office:value-type="float" office:value="91.6989529714459" calcext:value-type="float">
            <text:p>91.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  <table:table-cell table:formula="of:=[.B71]-[.B$1]" office:value-type="float" office:value="5.5" calcext:value-type="float">
            <text:p>5.5</text:p>
          </table:table-cell>
          <table:table-cell table:formula="of:=[.C71]-[.C$1]" office:value-type="float" office:value="130" calcext:value-type="float">
            <text:p>130</text:p>
          </table:table-cell>
          <table:table-cell table:formula="of:=[.D71]-[.D$1]" office:value-type="float" office:value="366" calcext:value-type="float">
            <text:p>366</text:p>
          </table:table-cell>
          <table:table-cell table:formula="of:=SQRT([.E71]^2 + [.F71]^2 + [.G71]^2)" office:value-type="float" office:value="388.44079342932" calcext:value-type="float">
            <text:p>388.44</text:p>
          </table:table-cell>
          <table:table-cell table:formula="of:=[.E71]/[.$H71]" office:value-type="float" office:value="0.0141591719845994" calcext:value-type="float">
            <text:p>0.01</text:p>
          </table:table-cell>
          <table:table-cell table:formula="of:=[.F71]/[.$H71]" office:value-type="float" office:value="0.334671337817804" calcext:value-type="float">
            <text:p>0.33</text:p>
          </table:table-cell>
          <table:table-cell table:formula="of:=[.G71]/[.$H71]" office:value-type="float" office:value="0.942228535702433" calcext:value-type="float">
            <text:p>0.94</text:p>
          </table:table-cell>
          <table:table-cell table:formula="of:=MOD(DEGREES(ATAN2([.I71];[.J71]))+360; 360)" office:value-type="float" office:value="87.5773925418762" calcext:value-type="float">
            <text:p>87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423" calcext:value-type="float">
            <text:p>423</text:p>
          </table:table-cell>
          <table:table-cell office:value-type="float" office:value="497" calcext:value-type="float">
            <text:p>497</text:p>
          </table:table-cell>
          <table:table-cell table:formula="of:=[.B72]-[.B$1]" office:value-type="float" office:value="-3.5" calcext:value-type="float">
            <text:p>-3.5</text:p>
          </table:table-cell>
          <table:table-cell table:formula="of:=[.C72]-[.C$1]" office:value-type="float" office:value="125" calcext:value-type="float">
            <text:p>125</text:p>
          </table:table-cell>
          <table:table-cell table:formula="of:=[.D72]-[.D$1]" office:value-type="float" office:value="361" calcext:value-type="float">
            <text:p>361</text:p>
          </table:table-cell>
          <table:table-cell table:formula="of:=SQRT([.E72]^2 + [.F72]^2 + [.G72]^2)" office:value-type="float" office:value="382.044827212724" calcext:value-type="float">
            <text:p>382.04</text:p>
          </table:table-cell>
          <table:table-cell table:formula="of:=[.E72]/[.$H72]" office:value-type="float" office:value="-0.00916122860643049" calcext:value-type="float">
            <text:p>-0.01</text:p>
          </table:table-cell>
          <table:table-cell table:formula="of:=[.F72]/[.$H72]" office:value-type="float" office:value="0.327186735943946" calcext:value-type="float">
            <text:p>0.33</text:p>
          </table:table-cell>
          <table:table-cell table:formula="of:=[.G72]/[.$H72]" office:value-type="float" office:value="0.944915293406116" calcext:value-type="float">
            <text:p>0.94</text:p>
          </table:table-cell>
          <table:table-cell table:formula="of:=MOD(DEGREES(ATAN2([.I72];[.J72]))+360; 360)" office:value-type="float" office:value="91.6038627711549" calcext:value-type="float">
            <text:p>9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32" calcext:value-type="float">
            <text:p>432</text:p>
          </table:table-cell>
          <table:table-cell office:value-type="float" office:value="501" calcext:value-type="float">
            <text:p>501</text:p>
          </table:table-cell>
          <table:table-cell table:formula="of:=[.B73]-[.B$1]" office:value-type="float" office:value="9.5" calcext:value-type="float">
            <text:p>9.5</text:p>
          </table:table-cell>
          <table:table-cell table:formula="of:=[.C73]-[.C$1]" office:value-type="float" office:value="134" calcext:value-type="float">
            <text:p>134</text:p>
          </table:table-cell>
          <table:table-cell table:formula="of:=[.D73]-[.D$1]" office:value-type="float" office:value="365" calcext:value-type="float">
            <text:p>365</text:p>
          </table:table-cell>
          <table:table-cell table:formula="of:=SQRT([.E73]^2 + [.F73]^2 + [.G73]^2)" office:value-type="float" office:value="388.936048727808" calcext:value-type="float">
            <text:p>388.94</text:p>
          </table:table-cell>
          <table:table-cell table:formula="of:=[.E73]/[.$H73]" office:value-type="float" office:value="0.0244256093799329" calcext:value-type="float">
            <text:p>0.02</text:p>
          </table:table-cell>
          <table:table-cell table:formula="of:=[.F73]/[.$H73]" office:value-type="float" office:value="0.344529648095896" calcext:value-type="float">
            <text:p>0.34</text:p>
          </table:table-cell>
          <table:table-cell table:formula="of:=[.G73]/[.$H73]" office:value-type="float" office:value="0.938457623544791" calcext:value-type="float">
            <text:p>0.94</text:p>
          </table:table-cell>
          <table:table-cell table:formula="of:=MOD(DEGREES(ATAN2([.I73];[.J73]))+360; 360)" office:value-type="float" office:value="85.9447707958092" calcext:value-type="float">
            <text:p>85.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  <table:table-cell table:formula="of:=[.B74]-[.B$1]" office:value-type="float" office:value="-3.5" calcext:value-type="float">
            <text:p>-3.5</text:p>
          </table:table-cell>
          <table:table-cell table:formula="of:=[.C74]-[.C$1]" office:value-type="float" office:value="130" calcext:value-type="float">
            <text:p>130</text:p>
          </table:table-cell>
          <table:table-cell table:formula="of:=[.D74]-[.D$1]" office:value-type="float" office:value="366" calcext:value-type="float">
            <text:p>366</text:p>
          </table:table-cell>
          <table:table-cell table:formula="of:=SQRT([.E74]^2 + [.F74]^2 + [.G74]^2)" office:value-type="float" office:value="388.417623184119" calcext:value-type="float">
            <text:p>388.42</text:p>
          </table:table-cell>
          <table:table-cell table:formula="of:=[.E74]/[.$H74]" office:value-type="float" office:value="-0.00901091966762003" calcext:value-type="float">
            <text:p>-0.01</text:p>
          </table:table-cell>
          <table:table-cell table:formula="of:=[.F74]/[.$H74]" office:value-type="float" office:value="0.334691301940172" calcext:value-type="float">
            <text:p>0.33</text:p>
          </table:table-cell>
          <table:table-cell table:formula="of:=[.G74]/[.$H74]" office:value-type="float" office:value="0.942284742385409" calcext:value-type="float">
            <text:p>0.94</text:p>
          </table:table-cell>
          <table:table-cell table:formula="of:=MOD(DEGREES(ATAN2([.I74];[.J74]))+360; 360)" office:value-type="float" office:value="91.5422061274285" calcext:value-type="float">
            <text:p>91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3" calcext:value-type="float">
            <text:p>-43</text:p>
          </table:table-cell>
          <table:table-cell office:value-type="float" office:value="430" calcext:value-type="float">
            <text:p>430</text:p>
          </table:table-cell>
          <table:table-cell office:value-type="float" office:value="500" calcext:value-type="float">
            <text:p>500</text:p>
          </table:table-cell>
          <table:table-cell table:formula="of:=[.B75]-[.B$1]" office:value-type="float" office:value="12.5" calcext:value-type="float">
            <text:p>12.5</text:p>
          </table:table-cell>
          <table:table-cell table:formula="of:=[.C75]-[.C$1]" office:value-type="float" office:value="132" calcext:value-type="float">
            <text:p>132</text:p>
          </table:table-cell>
          <table:table-cell table:formula="of:=[.D75]-[.D$1]" office:value-type="float" office:value="364" calcext:value-type="float">
            <text:p>364</text:p>
          </table:table-cell>
          <table:table-cell table:formula="of:=SQRT([.E75]^2 + [.F75]^2 + [.G75]^2)" office:value-type="float" office:value="387.396760440766" calcext:value-type="float">
            <text:p>387.40</text:p>
          </table:table-cell>
          <table:table-cell table:formula="of:=[.E75]/[.$H75]" office:value-type="float" office:value="0.0322666611506456" calcext:value-type="float">
            <text:p>0.03</text:p>
          </table:table-cell>
          <table:table-cell table:formula="of:=[.F75]/[.$H75]" office:value-type="float" office:value="0.340735941750817" calcext:value-type="float">
            <text:p>0.34</text:p>
          </table:table-cell>
          <table:table-cell table:formula="of:=[.G75]/[.$H75]" office:value-type="float" office:value="0.939605172706799" calcext:value-type="float">
            <text:p>0.94</text:p>
          </table:table-cell>
          <table:table-cell table:formula="of:=MOD(DEGREES(ATAN2([.I75];[.J75]))+360; 360)" office:value-type="float" office:value="84.5903950555266" calcext:value-type="float">
            <text:p>84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4" calcext:value-type="float">
            <text:p>424</text:p>
          </table:table-cell>
          <table:table-cell office:value-type="float" office:value="503" calcext:value-type="float">
            <text:p>503</text:p>
          </table:table-cell>
          <table:table-cell table:formula="of:=[.B76]-[.B$1]" office:value-type="float" office:value="4.5" calcext:value-type="float">
            <text:p>4.5</text:p>
          </table:table-cell>
          <table:table-cell table:formula="of:=[.C76]-[.C$1]" office:value-type="float" office:value="126" calcext:value-type="float">
            <text:p>126</text:p>
          </table:table-cell>
          <table:table-cell table:formula="of:=[.D76]-[.D$1]" office:value-type="float" office:value="367" calcext:value-type="float">
            <text:p>367</text:p>
          </table:table-cell>
          <table:table-cell table:formula="of:=SQRT([.E76]^2 + [.F76]^2 + [.G76]^2)" office:value-type="float" office:value="388.053153575641" calcext:value-type="float">
            <text:p>388.05</text:p>
          </table:table-cell>
          <table:table-cell table:formula="of:=[.E76]/[.$H76]" office:value-type="float" office:value="0.0115963495169041" calcext:value-type="float">
            <text:p>0.01</text:p>
          </table:table-cell>
          <table:table-cell table:formula="of:=[.F76]/[.$H76]" office:value-type="float" office:value="0.324697786473315" calcext:value-type="float">
            <text:p>0.32</text:p>
          </table:table-cell>
          <table:table-cell table:formula="of:=[.G76]/[.$H76]" office:value-type="float" office:value="0.945746727267513" calcext:value-type="float">
            <text:p>0.95</text:p>
          </table:table-cell>
          <table:table-cell table:formula="of:=MOD(DEGREES(ATAN2([.I76];[.J76]))+360; 360)" office:value-type="float" office:value="87.9545915111128" calcext:value-type="float">
            <text:p>87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426" calcext:value-type="float">
            <text:p>426</text:p>
          </table:table-cell>
          <table:table-cell office:value-type="float" office:value="497" calcext:value-type="float">
            <text:p>497</text:p>
          </table:table-cell>
          <table:table-cell table:formula="of:=[.B77]-[.B$1]" office:value-type="float" office:value="10.5" calcext:value-type="float">
            <text:p>10.5</text:p>
          </table:table-cell>
          <table:table-cell table:formula="of:=[.C77]-[.C$1]" office:value-type="float" office:value="128" calcext:value-type="float">
            <text:p>128</text:p>
          </table:table-cell>
          <table:table-cell table:formula="of:=[.D77]-[.D$1]" office:value-type="float" office:value="361" calcext:value-type="float">
            <text:p>361</text:p>
          </table:table-cell>
          <table:table-cell table:formula="of:=SQRT([.E77]^2 + [.F77]^2 + [.G77]^2)" office:value-type="float" office:value="383.164781784548" calcext:value-type="float">
            <text:p>383.16</text:p>
          </table:table-cell>
          <table:table-cell table:formula="of:=[.E77]/[.$H77]" office:value-type="float" office:value="0.0274033535939744" calcext:value-type="float">
            <text:p>0.03</text:p>
          </table:table-cell>
          <table:table-cell table:formula="of:=[.F77]/[.$H77]" office:value-type="float" office:value="0.334059929526545" calcext:value-type="float">
            <text:p>0.33</text:p>
          </table:table-cell>
          <table:table-cell table:formula="of:=[.G77]/[.$H77]" office:value-type="float" office:value="0.942153394992834" calcext:value-type="float">
            <text:p>0.94</text:p>
          </table:table-cell>
          <table:table-cell table:formula="of:=MOD(DEGREES(ATAN2([.I77];[.J77]))+360; 360)" office:value-type="float" office:value="85.3104556226539" calcext:value-type="float">
            <text:p>85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41" calcext:value-type="float">
            <text:p>441</text:p>
          </table:table-cell>
          <table:table-cell office:value-type="float" office:value="508" calcext:value-type="float">
            <text:p>508</text:p>
          </table:table-cell>
          <table:table-cell table:formula="of:=[.B78]-[.B$1]" office:value-type="float" office:value="4.5" calcext:value-type="float">
            <text:p>4.5</text:p>
          </table:table-cell>
          <table:table-cell table:formula="of:=[.C78]-[.C$1]" office:value-type="float" office:value="143" calcext:value-type="float">
            <text:p>143</text:p>
          </table:table-cell>
          <table:table-cell table:formula="of:=[.D78]-[.D$1]" office:value-type="float" office:value="372" calcext:value-type="float">
            <text:p>372</text:p>
          </table:table-cell>
          <table:table-cell table:formula="of:=SQRT([.E78]^2 + [.F78]^2 + [.G78]^2)" office:value-type="float" office:value="398.563984825523" calcext:value-type="float">
            <text:p>398.56</text:p>
          </table:table-cell>
          <table:table-cell table:formula="of:=[.E78]/[.$H78]" office:value-type="float" office:value="0.0112905334433816" calcext:value-type="float">
            <text:p>0.01</text:p>
          </table:table-cell>
          <table:table-cell table:formula="of:=[.F78]/[.$H78]" office:value-type="float" office:value="0.358788062756348" calcext:value-type="float">
            <text:p>0.36</text:p>
          </table:table-cell>
          <table:table-cell table:formula="of:=[.G78]/[.$H78]" office:value-type="float" office:value="0.933350764652877" calcext:value-type="float">
            <text:p>0.93</text:p>
          </table:table-cell>
          <table:table-cell table:formula="of:=MOD(DEGREES(ATAN2([.I78];[.J78]))+360; 360)" office:value-type="float" office:value="88.1975807619967" calcext:value-type="float">
            <text:p>88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30" calcext:value-type="float">
            <text:p>430</text:p>
          </table:table-cell>
          <table:table-cell office:value-type="float" office:value="506" calcext:value-type="float">
            <text:p>506</text:p>
          </table:table-cell>
          <table:table-cell table:formula="of:=[.B79]-[.B$1]" office:value-type="float" office:value="5.5" calcext:value-type="float">
            <text:p>5.5</text:p>
          </table:table-cell>
          <table:table-cell table:formula="of:=[.C79]-[.C$1]" office:value-type="float" office:value="132" calcext:value-type="float">
            <text:p>132</text:p>
          </table:table-cell>
          <table:table-cell table:formula="of:=[.D79]-[.D$1]" office:value-type="float" office:value="370" calcext:value-type="float">
            <text:p>370</text:p>
          </table:table-cell>
          <table:table-cell table:formula="of:=SQRT([.E79]^2 + [.F79]^2 + [.G79]^2)" office:value-type="float" office:value="392.879434432499" calcext:value-type="float">
            <text:p>392.88</text:p>
          </table:table-cell>
          <table:table-cell table:formula="of:=[.E79]/[.$H79]" office:value-type="float" office:value="0.0139992056543875" calcext:value-type="float">
            <text:p>0.01</text:p>
          </table:table-cell>
          <table:table-cell table:formula="of:=[.F79]/[.$H79]" office:value-type="float" office:value="0.3359809357053" calcext:value-type="float">
            <text:p>0.34</text:p>
          </table:table-cell>
          <table:table-cell table:formula="of:=[.G79]/[.$H79]" office:value-type="float" office:value="0.941764744022432" calcext:value-type="float">
            <text:p>0.94</text:p>
          </table:table-cell>
          <table:table-cell table:formula="of:=MOD(DEGREES(ATAN2([.I79];[.J79]))+360; 360)" office:value-type="float" office:value="87.6140559696112" calcext:value-type="float">
            <text:p>87.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  <table:table-cell table:formula="of:=[.B80]-[.B$1]" office:value-type="float" office:value="10.5" calcext:value-type="float">
            <text:p>10.5</text:p>
          </table:table-cell>
          <table:table-cell table:formula="of:=[.C80]-[.C$1]" office:value-type="float" office:value="130" calcext:value-type="float">
            <text:p>130</text:p>
          </table:table-cell>
          <table:table-cell table:formula="of:=[.D80]-[.D$1]" office:value-type="float" office:value="366" calcext:value-type="float">
            <text:p>366</text:p>
          </table:table-cell>
          <table:table-cell table:formula="of:=SQRT([.E80]^2 + [.F80]^2 + [.G80]^2)" office:value-type="float" office:value="388.543755579729" calcext:value-type="float">
            <text:p>388.54</text:p>
          </table:table-cell>
          <table:table-cell table:formula="of:=[.E80]/[.$H80]" office:value-type="float" office:value="0.0270239833975286" calcext:value-type="float">
            <text:p>0.03</text:p>
          </table:table-cell>
          <table:table-cell table:formula="of:=[.F80]/[.$H80]" office:value-type="float" office:value="0.334582651588449" calcext:value-type="float">
            <text:p>0.33</text:p>
          </table:table-cell>
          <table:table-cell table:formula="of:=[.G80]/[.$H80]" office:value-type="float" office:value="0.941978849856711" calcext:value-type="float">
            <text:p>0.94</text:p>
          </table:table-cell>
          <table:table-cell table:formula="of:=MOD(DEGREES(ATAN2([.I80];[.J80]))+360; 360)" office:value-type="float" office:value="85.3822880275061" calcext:value-type="float">
            <text:p>85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8" calcext:value-type="float">
            <text:p>428</text:p>
          </table:table-cell>
          <table:table-cell office:value-type="float" office:value="497" calcext:value-type="float">
            <text:p>497</text:p>
          </table:table-cell>
          <table:table-cell table:formula="of:=[.B81]-[.B$1]" office:value-type="float" office:value="3.5" calcext:value-type="float">
            <text:p>3.5</text:p>
          </table:table-cell>
          <table:table-cell table:formula="of:=[.C81]-[.C$1]" office:value-type="float" office:value="130" calcext:value-type="float">
            <text:p>130</text:p>
          </table:table-cell>
          <table:table-cell table:formula="of:=[.D81]-[.D$1]" office:value-type="float" office:value="361" calcext:value-type="float">
            <text:p>361</text:p>
          </table:table-cell>
          <table:table-cell table:formula="of:=SQRT([.E81]^2 + [.F81]^2 + [.G81]^2)" office:value-type="float" office:value="383.709851319978" calcext:value-type="float">
            <text:p>383.71</text:p>
          </table:table-cell>
          <table:table-cell table:formula="of:=[.E81]/[.$H81]" office:value-type="float" office:value="0.00912147547934943" calcext:value-type="float">
            <text:p>0.01</text:p>
          </table:table-cell>
          <table:table-cell table:formula="of:=[.F81]/[.$H81]" office:value-type="float" office:value="0.33879766066155" calcext:value-type="float">
            <text:p>0.34</text:p>
          </table:table-cell>
          <table:table-cell table:formula="of:=[.G81]/[.$H81]" office:value-type="float" office:value="0.940815042298613" calcext:value-type="float">
            <text:p>0.94</text:p>
          </table:table-cell>
          <table:table-cell table:formula="of:=MOD(DEGREES(ATAN2([.I81];[.J81]))+360; 360)" office:value-type="float" office:value="88.4577938725715" calcext:value-type="float">
            <text:p>88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3" calcext:value-type="float">
            <text:p>-43</text:p>
          </table:table-cell>
          <table:table-cell office:value-type="float" office:value="428" calcext:value-type="float">
            <text:p>428</text:p>
          </table:table-cell>
          <table:table-cell office:value-type="float" office:value="500" calcext:value-type="float">
            <text:p>500</text:p>
          </table:table-cell>
          <table:table-cell table:formula="of:=[.B82]-[.B$1]" office:value-type="float" office:value="12.5" calcext:value-type="float">
            <text:p>12.5</text:p>
          </table:table-cell>
          <table:table-cell table:formula="of:=[.C82]-[.C$1]" office:value-type="float" office:value="130" calcext:value-type="float">
            <text:p>130</text:p>
          </table:table-cell>
          <table:table-cell table:formula="of:=[.D82]-[.D$1]" office:value-type="float" office:value="364" calcext:value-type="float">
            <text:p>364</text:p>
          </table:table-cell>
          <table:table-cell table:formula="of:=SQRT([.E82]^2 + [.F82]^2 + [.G82]^2)" office:value-type="float" office:value="386.719859846892" calcext:value-type="float">
            <text:p>386.72</text:p>
          </table:table-cell>
          <table:table-cell table:formula="of:=[.E82]/[.$H82]" office:value-type="float" office:value="0.0323231395588241" calcext:value-type="float">
            <text:p>0.03</text:p>
          </table:table-cell>
          <table:table-cell table:formula="of:=[.F82]/[.$H82]" office:value-type="float" office:value="0.336160651411771" calcext:value-type="float">
            <text:p>0.34</text:p>
          </table:table-cell>
          <table:table-cell table:formula="of:=[.G82]/[.$H82]" office:value-type="float" office:value="0.941249823952958" calcext:value-type="float">
            <text:p>0.94</text:p>
          </table:table-cell>
          <table:table-cell table:formula="of:=MOD(DEGREES(ATAN2([.I82];[.J82]))+360; 360)" office:value-type="float" office:value="84.5076754428725" calcext:value-type="float">
            <text:p>84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34" calcext:value-type="float">
            <text:p>434</text:p>
          </table:table-cell>
          <table:table-cell office:value-type="float" office:value="505" calcext:value-type="float">
            <text:p>505</text:p>
          </table:table-cell>
          <table:table-cell table:formula="of:=[.B83]-[.B$1]" office:value-type="float" office:value="4.5" calcext:value-type="float">
            <text:p>4.5</text:p>
          </table:table-cell>
          <table:table-cell table:formula="of:=[.C83]-[.C$1]" office:value-type="float" office:value="136" calcext:value-type="float">
            <text:p>136</text:p>
          </table:table-cell>
          <table:table-cell table:formula="of:=[.D83]-[.D$1]" office:value-type="float" office:value="369" calcext:value-type="float">
            <text:p>369</text:p>
          </table:table-cell>
          <table:table-cell table:formula="of:=SQRT([.E83]^2 + [.F83]^2 + [.G83]^2)" office:value-type="float" office:value="393.290287192552" calcext:value-type="float">
            <text:p>393.29</text:p>
          </table:table-cell>
          <table:table-cell table:formula="of:=[.E83]/[.$H83]" office:value-type="float" office:value="0.0114419301633982" calcext:value-type="float">
            <text:p>0.01</text:p>
          </table:table-cell>
          <table:table-cell table:formula="of:=[.F83]/[.$H83]" office:value-type="float" office:value="0.345800556049368" calcext:value-type="float">
            <text:p>0.35</text:p>
          </table:table-cell>
          <table:table-cell table:formula="of:=[.G83]/[.$H83]" office:value-type="float" office:value="0.938238273398652" calcext:value-type="float">
            <text:p>0.94</text:p>
          </table:table-cell>
          <table:table-cell table:formula="of:=MOD(DEGREES(ATAN2([.I83];[.J83]))+360; 360)" office:value-type="float" office:value="88.1048751783069" calcext:value-type="float">
            <text:p>88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4" calcext:value-type="float">
            <text:p>424</text:p>
          </table:table-cell>
          <table:table-cell office:value-type="float" office:value="508" calcext:value-type="float">
            <text:p>508</text:p>
          </table:table-cell>
          <table:table-cell table:formula="of:=[.B84]-[.B$1]" office:value-type="float" office:value="9.5" calcext:value-type="float">
            <text:p>9.5</text:p>
          </table:table-cell>
          <table:table-cell table:formula="of:=[.C84]-[.C$1]" office:value-type="float" office:value="126" calcext:value-type="float">
            <text:p>126</text:p>
          </table:table-cell>
          <table:table-cell table:formula="of:=[.D84]-[.D$1]" office:value-type="float" office:value="372" calcext:value-type="float">
            <text:p>372</text:p>
          </table:table-cell>
          <table:table-cell table:formula="of:=SQRT([.E84]^2 + [.F84]^2 + [.G84]^2)" office:value-type="float" office:value="392.87434377928" calcext:value-type="float">
            <text:p>392.87</text:p>
          </table:table-cell>
          <table:table-cell table:formula="of:=[.E84]/[.$H84]" office:value-type="float" office:value="0.0241807594474461" calcext:value-type="float">
            <text:p>0.02</text:p>
          </table:table-cell>
          <table:table-cell table:formula="of:=[.F84]/[.$H84]" office:value-type="float" office:value="0.320713230566127" calcext:value-type="float">
            <text:p>0.32</text:p>
          </table:table-cell>
          <table:table-cell table:formula="of:=[.G84]/[.$H84]" office:value-type="float" office:value="0.946867633099993" calcext:value-type="float">
            <text:p>0.95</text:p>
          </table:table-cell>
          <table:table-cell table:formula="of:=MOD(DEGREES(ATAN2([.I84];[.J84]))+360; 360)" office:value-type="float" office:value="85.6882380980176" calcext:value-type="float">
            <text:p>85.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6" calcext:value-type="float">
            <text:p>426</text:p>
          </table:table-cell>
          <table:table-cell office:value-type="float" office:value="504" calcext:value-type="float">
            <text:p>504</text:p>
          </table:table-cell>
          <table:table-cell table:formula="of:=[.B85]-[.B$1]" office:value-type="float" office:value="3.5" calcext:value-type="float">
            <text:p>3.5</text:p>
          </table:table-cell>
          <table:table-cell table:formula="of:=[.C85]-[.C$1]" office:value-type="float" office:value="128" calcext:value-type="float">
            <text:p>128</text:p>
          </table:table-cell>
          <table:table-cell table:formula="of:=[.D85]-[.D$1]" office:value-type="float" office:value="368" calcext:value-type="float">
            <text:p>368</text:p>
          </table:table-cell>
          <table:table-cell table:formula="of:=SQRT([.E85]^2 + [.F85]^2 + [.G85]^2)" office:value-type="float" office:value="389.641181088447" calcext:value-type="float">
            <text:p>389.64</text:p>
          </table:table-cell>
          <table:table-cell table:formula="of:=[.E85]/[.$H85]" office:value-type="float" office:value="0.00898262342348642" calcext:value-type="float">
            <text:p>0.01</text:p>
          </table:table-cell>
          <table:table-cell table:formula="of:=[.F85]/[.$H85]" office:value-type="float" office:value="0.328507370916075" calcext:value-type="float">
            <text:p>0.33</text:p>
          </table:table-cell>
          <table:table-cell table:formula="of:=[.G85]/[.$H85]" office:value-type="float" office:value="0.944458691383715" calcext:value-type="float">
            <text:p>0.94</text:p>
          </table:table-cell>
          <table:table-cell table:formula="of:=MOD(DEGREES(ATAN2([.I85];[.J85]))+360; 360)" office:value-type="float" office:value="88.433708813017" calcext:value-type="float">
            <text:p>88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3" calcext:value-type="float">
            <text:p>-43</text:p>
          </table:table-cell>
          <table:table-cell office:value-type="float" office:value="426" calcext:value-type="float">
            <text:p>426</text:p>
          </table:table-cell>
          <table:table-cell office:value-type="float" office:value="504" calcext:value-type="float">
            <text:p>504</text:p>
          </table:table-cell>
          <table:table-cell table:formula="of:=[.B86]-[.B$1]" office:value-type="float" office:value="12.5" calcext:value-type="float">
            <text:p>12.5</text:p>
          </table:table-cell>
          <table:table-cell table:formula="of:=[.C86]-[.C$1]" office:value-type="float" office:value="128" calcext:value-type="float">
            <text:p>128</text:p>
          </table:table-cell>
          <table:table-cell table:formula="of:=[.D86]-[.D$1]" office:value-type="float" office:value="368" calcext:value-type="float">
            <text:p>368</text:p>
          </table:table-cell>
          <table:table-cell table:formula="of:=SQRT([.E86]^2 + [.F86]^2 + [.G86]^2)" office:value-type="float" office:value="389.825922688576" calcext:value-type="float">
            <text:p>389.83</text:p>
          </table:table-cell>
          <table:table-cell table:formula="of:=[.E86]/[.$H86]" office:value-type="float" office:value="0.0320655945961448" calcext:value-type="float">
            <text:p>0.03</text:p>
          </table:table-cell>
          <table:table-cell table:formula="of:=[.F86]/[.$H86]" office:value-type="float" office:value="0.328351688664523" calcext:value-type="float">
            <text:p>0.33</text:p>
          </table:table-cell>
          <table:table-cell table:formula="of:=[.G86]/[.$H86]" office:value-type="float" office:value="0.944011104910504" calcext:value-type="float">
            <text:p>0.94</text:p>
          </table:table-cell>
          <table:table-cell table:formula="of:=MOD(DEGREES(ATAN2([.I86];[.J86]))+360; 360)" office:value-type="float" office:value="84.4223948933425" calcext:value-type="float">
            <text:p>84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2" calcext:value-type="float">
            <text:p>422</text:p>
          </table:table-cell>
          <table:table-cell office:value-type="float" office:value="496" calcext:value-type="float">
            <text:p>496</text:p>
          </table:table-cell>
          <table:table-cell table:formula="of:=[.B87]-[.B$1]" office:value-type="float" office:value="-0.5" calcext:value-type="float">
            <text:p>-0.5</text:p>
          </table:table-cell>
          <table:table-cell table:formula="of:=[.C87]-[.C$1]" office:value-type="float" office:value="124" calcext:value-type="float">
            <text:p>124</text:p>
          </table:table-cell>
          <table:table-cell table:formula="of:=[.D87]-[.D$1]" office:value-type="float" office:value="360" calcext:value-type="float">
            <text:p>360</text:p>
          </table:table-cell>
          <table:table-cell table:formula="of:=SQRT([.E87]^2 + [.F87]^2 + [.G87]^2)" office:value-type="float" office:value="380.757468738303" calcext:value-type="float">
            <text:p>380.76</text:p>
          </table:table-cell>
          <table:table-cell table:formula="of:=[.E87]/[.$H87]" office:value-type="float" office:value="-0.00131317187724991" calcext:value-type="float">
            <text:p>0.00</text:p>
          </table:table-cell>
          <table:table-cell table:formula="of:=[.F87]/[.$H87]" office:value-type="float" office:value="0.325666625557977" calcext:value-type="float">
            <text:p>0.33</text:p>
          </table:table-cell>
          <table:table-cell table:formula="of:=[.G87]/[.$H87]" office:value-type="float" office:value="0.945483751619932" calcext:value-type="float">
            <text:p>0.95</text:p>
          </table:table-cell>
          <table:table-cell table:formula="of:=MOD(DEGREES(ATAN2([.I87];[.J87]))+360; 360)" office:value-type="float" office:value="90.2310301168955" calcext:value-type="float">
            <text:p>90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424" calcext:value-type="float">
            <text:p>424</text:p>
          </table:table-cell>
          <table:table-cell office:value-type="float" office:value="505" calcext:value-type="float">
            <text:p>505</text:p>
          </table:table-cell>
          <table:table-cell table:formula="of:=[.B88]-[.B$1]" office:value-type="float" office:value="-2.5" calcext:value-type="float">
            <text:p>-2.5</text:p>
          </table:table-cell>
          <table:table-cell table:formula="of:=[.C88]-[.C$1]" office:value-type="float" office:value="126" calcext:value-type="float">
            <text:p>126</text:p>
          </table:table-cell>
          <table:table-cell table:formula="of:=[.D88]-[.D$1]" office:value-type="float" office:value="369" calcext:value-type="float">
            <text:p>369</text:p>
          </table:table-cell>
          <table:table-cell table:formula="of:=SQRT([.E88]^2 + [.F88]^2 + [.G88]^2)" office:value-type="float" office:value="389.927236801945" calcext:value-type="float">
            <text:p>389.93</text:p>
          </table:table-cell>
          <table:table-cell table:formula="of:=[.E88]/[.$H88]" office:value-type="float" office:value="-0.00641145260973349" calcext:value-type="float">
            <text:p>-0.01</text:p>
          </table:table-cell>
          <table:table-cell table:formula="of:=[.F88]/[.$H88]" office:value-type="float" office:value="0.323137211530568" calcext:value-type="float">
            <text:p>0.32</text:p>
          </table:table-cell>
          <table:table-cell table:formula="of:=[.G88]/[.$H88]" office:value-type="float" office:value="0.946330405196664" calcext:value-type="float">
            <text:p>0.95</text:p>
          </table:table-cell>
          <table:table-cell table:formula="of:=MOD(DEGREES(ATAN2([.I88];[.J88]))+360; 360)" office:value-type="float" office:value="91.1366718775988" calcext:value-type="float">
            <text:p>91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9" calcext:value-type="float">
            <text:p>429</text:p>
          </table:table-cell>
          <table:table-cell office:value-type="float" office:value="498" calcext:value-type="float">
            <text:p>498</text:p>
          </table:table-cell>
          <table:table-cell table:formula="of:=[.B89]-[.B$1]" office:value-type="float" office:value="6.5" calcext:value-type="float">
            <text:p>6.5</text:p>
          </table:table-cell>
          <table:table-cell table:formula="of:=[.C89]-[.C$1]" office:value-type="float" office:value="131" calcext:value-type="float">
            <text:p>131</text:p>
          </table:table-cell>
          <table:table-cell table:formula="of:=[.D89]-[.D$1]" office:value-type="float" office:value="362" calcext:value-type="float">
            <text:p>362</text:p>
          </table:table-cell>
          <table:table-cell table:formula="of:=SQRT([.E89]^2 + [.F89]^2 + [.G89]^2)" office:value-type="float" office:value="385.028895019582" calcext:value-type="float">
            <text:p>385.03</text:p>
          </table:table-cell>
          <table:table-cell table:formula="of:=[.E89]/[.$H89]" office:value-type="float" office:value="0.016881849866539" calcext:value-type="float">
            <text:p>0.02</text:p>
          </table:table-cell>
          <table:table-cell table:formula="of:=[.F89]/[.$H89]" office:value-type="float" office:value="0.340234205002556" calcext:value-type="float">
            <text:p>0.34</text:p>
          </table:table-cell>
          <table:table-cell table:formula="of:=[.G89]/[.$H89]" office:value-type="float" office:value="0.940189177182636" calcext:value-type="float">
            <text:p>0.94</text:p>
          </table:table-cell>
          <table:table-cell table:formula="of:=MOD(DEGREES(ATAN2([.I89];[.J89]))+360; 360)" office:value-type="float" office:value="87.1594092710307" calcext:value-type="float">
            <text:p>87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8" calcext:value-type="float">
            <text:p>428</text:p>
          </table:table-cell>
          <table:table-cell office:value-type="float" office:value="497" calcext:value-type="float">
            <text:p>497</text:p>
          </table:table-cell>
          <table:table-cell table:formula="of:=[.B90]-[.B$1]" office:value-type="float" office:value="5.5" calcext:value-type="float">
            <text:p>5.5</text:p>
          </table:table-cell>
          <table:table-cell table:formula="of:=[.C90]-[.C$1]" office:value-type="float" office:value="130" calcext:value-type="float">
            <text:p>130</text:p>
          </table:table-cell>
          <table:table-cell table:formula="of:=[.D90]-[.D$1]" office:value-type="float" office:value="361" calcext:value-type="float">
            <text:p>361</text:p>
          </table:table-cell>
          <table:table-cell table:formula="of:=SQRT([.E90]^2 + [.F90]^2 + [.G90]^2)" office:value-type="float" office:value="383.733305825804" calcext:value-type="float">
            <text:p>383.73</text:p>
          </table:table-cell>
          <table:table-cell table:formula="of:=[.E90]/[.$H90]" office:value-type="float" office:value="0.014332871076082" calcext:value-type="float">
            <text:p>0.01</text:p>
          </table:table-cell>
          <table:table-cell table:formula="of:=[.F90]/[.$H90]" office:value-type="float" office:value="0.338776952707393" calcext:value-type="float">
            <text:p>0.34</text:p>
          </table:table-cell>
          <table:table-cell table:formula="of:=[.G90]/[.$H90]" office:value-type="float" office:value="0.940757537902838" calcext:value-type="float">
            <text:p>0.94</text:p>
          </table:table-cell>
          <table:table-cell table:formula="of:=MOD(DEGREES(ATAN2([.I90];[.J90]))+360; 360)" office:value-type="float" office:value="87.5773925418762" calcext:value-type="float">
            <text:p>87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32" calcext:value-type="float">
            <text:p>432</text:p>
          </table:table-cell>
          <table:table-cell office:value-type="float" office:value="503" calcext:value-type="float">
            <text:p>503</text:p>
          </table:table-cell>
          <table:table-cell table:formula="of:=[.B91]-[.B$1]" office:value-type="float" office:value="-0.5" calcext:value-type="float">
            <text:p>-0.5</text:p>
          </table:table-cell>
          <table:table-cell table:formula="of:=[.C91]-[.C$1]" office:value-type="float" office:value="134" calcext:value-type="float">
            <text:p>134</text:p>
          </table:table-cell>
          <table:table-cell table:formula="of:=[.D91]-[.D$1]" office:value-type="float" office:value="367" calcext:value-type="float">
            <text:p>367</text:p>
          </table:table-cell>
          <table:table-cell table:formula="of:=SQRT([.E91]^2 + [.F91]^2 + [.G91]^2)" office:value-type="float" office:value="390.698413101461" calcext:value-type="float">
            <text:p>390.70</text:p>
          </table:table-cell>
          <table:table-cell table:formula="of:=[.E91]/[.$H91]" office:value-type="float" office:value="-0.0012797594851509" calcext:value-type="float">
            <text:p>0.00</text:p>
          </table:table-cell>
          <table:table-cell table:formula="of:=[.F91]/[.$H91]" office:value-type="float" office:value="0.342975542020441" calcext:value-type="float">
            <text:p>0.34</text:p>
          </table:table-cell>
          <table:table-cell table:formula="of:=[.G91]/[.$H91]" office:value-type="float" office:value="0.939343462100761" calcext:value-type="float">
            <text:p>0.94</text:p>
          </table:table-cell>
          <table:table-cell table:formula="of:=MOD(DEGREES(ATAN2([.I91];[.J91]))+360; 360)" office:value-type="float" office:value="90.2137892298771" calcext:value-type="float">
            <text:p>90.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1" calcext:value-type="float">
            <text:p>421</text:p>
          </table:table-cell>
          <table:table-cell office:value-type="float" office:value="504" calcext:value-type="float">
            <text:p>504</text:p>
          </table:table-cell>
          <table:table-cell table:formula="of:=[.B92]-[.B$1]" office:value-type="float" office:value="8.5" calcext:value-type="float">
            <text:p>8.5</text:p>
          </table:table-cell>
          <table:table-cell table:formula="of:=[.C92]-[.C$1]" office:value-type="float" office:value="123" calcext:value-type="float">
            <text:p>123</text:p>
          </table:table-cell>
          <table:table-cell table:formula="of:=[.D92]-[.D$1]" office:value-type="float" office:value="368" calcext:value-type="float">
            <text:p>368</text:p>
          </table:table-cell>
          <table:table-cell table:formula="of:=SQRT([.E92]^2 + [.F92]^2 + [.G92]^2)" office:value-type="float" office:value="388.10468948468" calcext:value-type="float">
            <text:p>388.10</text:p>
          </table:table-cell>
          <table:table-cell table:formula="of:=[.E92]/[.$H92]" office:value-type="float" office:value="0.0219013071222772" calcext:value-type="float">
            <text:p>0.02</text:p>
          </table:table-cell>
          <table:table-cell table:formula="of:=[.F92]/[.$H92]" office:value-type="float" office:value="0.316924797181187" calcext:value-type="float">
            <text:p>0.32</text:p>
          </table:table-cell>
          <table:table-cell table:formula="of:=[.G92]/[.$H92]" office:value-type="float" office:value="0.948197767176236" calcext:value-type="float">
            <text:p>0.95</text:p>
          </table:table-cell>
          <table:table-cell table:formula="of:=MOD(DEGREES(ATAN2([.I92];[.J92]))+360; 360)" office:value-type="float" office:value="86.0468204982027" calcext:value-type="float">
            <text:p>86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3" calcext:value-type="float">
            <text:p>423</text:p>
          </table:table-cell>
          <table:table-cell office:value-type="float" office:value="500" calcext:value-type="float">
            <text:p>500</text:p>
          </table:table-cell>
          <table:table-cell table:formula="of:=[.B93]-[.B$1]" office:value-type="float" office:value="5.5" calcext:value-type="float">
            <text:p>5.5</text:p>
          </table:table-cell>
          <table:table-cell table:formula="of:=[.C93]-[.C$1]" office:value-type="float" office:value="125" calcext:value-type="float">
            <text:p>125</text:p>
          </table:table-cell>
          <table:table-cell table:formula="of:=[.D93]-[.D$1]" office:value-type="float" office:value="364" calcext:value-type="float">
            <text:p>364</text:p>
          </table:table-cell>
          <table:table-cell table:formula="of:=SQRT([.E93]^2 + [.F93]^2 + [.G93]^2)" office:value-type="float" office:value="384.904208862413" calcext:value-type="float">
            <text:p>384.90</text:p>
          </table:table-cell>
          <table:table-cell table:formula="of:=[.E93]/[.$H93]" office:value-type="float" office:value="0.0142892695724354" calcext:value-type="float">
            <text:p>0.01</text:p>
          </table:table-cell>
          <table:table-cell table:formula="of:=[.F93]/[.$H93]" office:value-type="float" office:value="0.324756126646259" calcext:value-type="float">
            <text:p>0.32</text:p>
          </table:table-cell>
          <table:table-cell table:formula="of:=[.G93]/[.$H93]" office:value-type="float" office:value="0.945689840793907" calcext:value-type="float">
            <text:p>0.95</text:p>
          </table:table-cell>
          <table:table-cell table:formula="of:=MOD(DEGREES(ATAN2([.I93];[.J93]))+360; 360)" office:value-type="float" office:value="87.4806107087937" calcext:value-type="float">
            <text:p>87.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9" calcext:value-type="float">
            <text:p>429</text:p>
          </table:table-cell>
          <table:table-cell office:value-type="float" office:value="503" calcext:value-type="float">
            <text:p>503</text:p>
          </table:table-cell>
          <table:table-cell table:formula="of:=[.B94]-[.B$1]" office:value-type="float" office:value="-0.5" calcext:value-type="float">
            <text:p>-0.5</text:p>
          </table:table-cell>
          <table:table-cell table:formula="of:=[.C94]-[.C$1]" office:value-type="float" office:value="131" calcext:value-type="float">
            <text:p>131</text:p>
          </table:table-cell>
          <table:table-cell table:formula="of:=[.D94]-[.D$1]" office:value-type="float" office:value="367" calcext:value-type="float">
            <text:p>367</text:p>
          </table:table-cell>
          <table:table-cell table:formula="of:=SQRT([.E94]^2 + [.F94]^2 + [.G94]^2)" office:value-type="float" office:value="389.679676144394" calcext:value-type="float">
            <text:p>389.68</text:p>
          </table:table-cell>
          <table:table-cell table:formula="of:=[.E94]/[.$H94]" office:value-type="float" office:value="-0.00128310515176759" calcext:value-type="float">
            <text:p>0.00</text:p>
          </table:table-cell>
          <table:table-cell table:formula="of:=[.F94]/[.$H94]" office:value-type="float" office:value="0.33617354976311" calcext:value-type="float">
            <text:p>0.34</text:p>
          </table:table-cell>
          <table:table-cell table:formula="of:=[.G94]/[.$H94]" office:value-type="float" office:value="0.941799181397414" calcext:value-type="float">
            <text:p>0.94</text:p>
          </table:table-cell>
          <table:table-cell table:formula="of:=MOD(DEGREES(ATAN2([.I94];[.J94]))+360; 360)" office:value-type="float" office:value="90.218685119423" calcext:value-type="float">
            <text:p>90.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18" calcext:value-type="float">
            <text:p>418</text:p>
          </table:table-cell>
          <table:table-cell office:value-type="float" office:value="504" calcext:value-type="float">
            <text:p>504</text:p>
          </table:table-cell>
          <table:table-cell table:formula="of:=[.B95]-[.B$1]" office:value-type="float" office:value="5.5" calcext:value-type="float">
            <text:p>5.5</text:p>
          </table:table-cell>
          <table:table-cell table:formula="of:=[.C95]-[.C$1]" office:value-type="float" office:value="120" calcext:value-type="float">
            <text:p>120</text:p>
          </table:table-cell>
          <table:table-cell table:formula="of:=[.D95]-[.D$1]" office:value-type="float" office:value="368" calcext:value-type="float">
            <text:p>368</text:p>
          </table:table-cell>
          <table:table-cell table:formula="of:=SQRT([.E95]^2 + [.F95]^2 + [.G95]^2)" office:value-type="float" office:value="387.110126449826" calcext:value-type="float">
            <text:p>387.11</text:p>
          </table:table-cell>
          <table:table-cell table:formula="of:=[.E95]/[.$H95]" office:value-type="float" office:value="0.0142078432575255" calcext:value-type="float">
            <text:p>0.01</text:p>
          </table:table-cell>
          <table:table-cell table:formula="of:=[.F95]/[.$H95]" office:value-type="float" office:value="0.30998930743692" calcext:value-type="float">
            <text:p>0.31</text:p>
          </table:table-cell>
          <table:table-cell table:formula="of:=[.G95]/[.$H95]" office:value-type="float" office:value="0.950633876139888" calcext:value-type="float">
            <text:p>0.95</text:p>
          </table:table-cell>
          <table:table-cell table:formula="of:=MOD(DEGREES(ATAN2([.I95];[.J95]))+360; 360)" office:value-type="float" office:value="87.375779972218" calcext:value-type="float">
            <text:p>87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1" calcext:value-type="float">
            <text:p>421</text:p>
          </table:table-cell>
          <table:table-cell office:value-type="float" office:value="502" calcext:value-type="float">
            <text:p>502</text:p>
          </table:table-cell>
          <table:table-cell table:formula="of:=[.B96]-[.B$1]" office:value-type="float" office:value="3.5" calcext:value-type="float">
            <text:p>3.5</text:p>
          </table:table-cell>
          <table:table-cell table:formula="of:=[.C96]-[.C$1]" office:value-type="float" office:value="123" calcext:value-type="float">
            <text:p>123</text:p>
          </table:table-cell>
          <table:table-cell table:formula="of:=[.D96]-[.D$1]" office:value-type="float" office:value="366" calcext:value-type="float">
            <text:p>366</text:p>
          </table:table-cell>
          <table:table-cell table:formula="of:=SQRT([.E96]^2 + [.F96]^2 + [.G96]^2)" office:value-type="float" office:value="386.131130576129" calcext:value-type="float">
            <text:p>386.13</text:p>
          </table:table-cell>
          <table:table-cell table:formula="of:=[.E96]/[.$H96]" office:value-type="float" office:value="0.00906427822791134" calcext:value-type="float">
            <text:p>0.01</text:p>
          </table:table-cell>
          <table:table-cell table:formula="of:=[.F96]/[.$H96]" office:value-type="float" office:value="0.318544634866598" calcext:value-type="float">
            <text:p>0.32</text:p>
          </table:table-cell>
          <table:table-cell table:formula="of:=[.G96]/[.$H96]" office:value-type="float" office:value="0.947864523261585" calcext:value-type="float">
            <text:p>0.95</text:p>
          </table:table-cell>
          <table:table-cell table:formula="of:=MOD(DEGREES(ATAN2([.I96];[.J96]))+360; 360)" office:value-type="float" office:value="88.3700721146158" calcext:value-type="float">
            <text:p>88.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504" calcext:value-type="float">
            <text:p>504</text:p>
          </table:table-cell>
          <table:table-cell table:formula="of:=[.B97]-[.B$1]" office:value-type="float" office:value="8.5" calcext:value-type="float">
            <text:p>8.5</text:p>
          </table:table-cell>
          <table:table-cell table:formula="of:=[.C97]-[.C$1]" office:value-type="float" office:value="130" calcext:value-type="float">
            <text:p>130</text:p>
          </table:table-cell>
          <table:table-cell table:formula="of:=[.D97]-[.D$1]" office:value-type="float" office:value="368" calcext:value-type="float">
            <text:p>368</text:p>
          </table:table-cell>
          <table:table-cell table:formula="of:=SQRT([.E97]^2 + [.F97]^2 + [.G97]^2)" office:value-type="float" office:value="390.379622931321" calcext:value-type="float">
            <text:p>390.38</text:p>
          </table:table-cell>
          <table:table-cell table:formula="of:=[.E97]/[.$H97]" office:value-type="float" office:value="0.0217736774685481" calcext:value-type="float">
            <text:p>0.02</text:p>
          </table:table-cell>
          <table:table-cell table:formula="of:=[.F97]/[.$H97]" office:value-type="float" office:value="0.333009184813089" calcext:value-type="float">
            <text:p>0.33</text:p>
          </table:table-cell>
          <table:table-cell table:formula="of:=[.G97]/[.$H97]" office:value-type="float" office:value="0.942672153932436" calcext:value-type="float">
            <text:p>0.94</text:p>
          </table:table-cell>
          <table:table-cell table:formula="of:=MOD(DEGREES(ATAN2([.I97];[.J97]))+360; 360)" office:value-type="float" office:value="86.2590624498474" calcext:value-type="float">
            <text:p>86.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3" calcext:value-type="float">
            <text:p>-43</text:p>
          </table:table-cell>
          <table:table-cell office:value-type="float" office:value="421" calcext:value-type="float">
            <text:p>421</text:p>
          </table:table-cell>
          <table:table-cell office:value-type="float" office:value="504" calcext:value-type="float">
            <text:p>504</text:p>
          </table:table-cell>
          <table:table-cell table:formula="of:=[.B98]-[.B$1]" office:value-type="float" office:value="12.5" calcext:value-type="float">
            <text:p>12.5</text:p>
          </table:table-cell>
          <table:table-cell table:formula="of:=[.C98]-[.C$1]" office:value-type="float" office:value="123" calcext:value-type="float">
            <text:p>123</text:p>
          </table:table-cell>
          <table:table-cell table:formula="of:=[.D98]-[.D$1]" office:value-type="float" office:value="368" calcext:value-type="float">
            <text:p>368</text:p>
          </table:table-cell>
          <table:table-cell table:formula="of:=SQRT([.E98]^2 + [.F98]^2 + [.G98]^2)" office:value-type="float" office:value="388.212892624652" calcext:value-type="float">
            <text:p>388.21</text:p>
          </table:table-cell>
          <table:table-cell table:formula="of:=[.E98]/[.$H98]" office:value-type="float" office:value="0.0321988275955733" calcext:value-type="float">
            <text:p>0.03</text:p>
          </table:table-cell>
          <table:table-cell table:formula="of:=[.F98]/[.$H98]" office:value-type="float" office:value="0.316836463540441" calcext:value-type="float">
            <text:p>0.32</text:p>
          </table:table-cell>
          <table:table-cell table:formula="of:=[.G98]/[.$H98]" office:value-type="float" office:value="0.947933484413678" calcext:value-type="float">
            <text:p>0.95</text:p>
          </table:table-cell>
          <table:table-cell table:formula="of:=MOD(DEGREES(ATAN2([.I98];[.J98]))+360; 360)" office:value-type="float" office:value="84.1971803352911" calcext:value-type="float">
            <text:p>84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1" calcext:value-type="float">
            <text:p>421</text:p>
          </table:table-cell>
          <table:table-cell office:value-type="float" office:value="504" calcext:value-type="float">
            <text:p>504</text:p>
          </table:table-cell>
          <table:table-cell table:formula="of:=[.B99]-[.B$1]" office:value-type="float" office:value="8.5" calcext:value-type="float">
            <text:p>8.5</text:p>
          </table:table-cell>
          <table:table-cell table:formula="of:=[.C99]-[.C$1]" office:value-type="float" office:value="123" calcext:value-type="float">
            <text:p>123</text:p>
          </table:table-cell>
          <table:table-cell table:formula="of:=[.D99]-[.D$1]" office:value-type="float" office:value="368" calcext:value-type="float">
            <text:p>368</text:p>
          </table:table-cell>
          <table:table-cell table:formula="of:=SQRT([.E99]^2 + [.F99]^2 + [.G99]^2)" office:value-type="float" office:value="388.10468948468" calcext:value-type="float">
            <text:p>388.10</text:p>
          </table:table-cell>
          <table:table-cell table:formula="of:=[.E99]/[.$H99]" office:value-type="float" office:value="0.0219013071222772" calcext:value-type="float">
            <text:p>0.02</text:p>
          </table:table-cell>
          <table:table-cell table:formula="of:=[.F99]/[.$H99]" office:value-type="float" office:value="0.316924797181187" calcext:value-type="float">
            <text:p>0.32</text:p>
          </table:table-cell>
          <table:table-cell table:formula="of:=[.G99]/[.$H99]" office:value-type="float" office:value="0.948197767176236" calcext:value-type="float">
            <text:p>0.95</text:p>
          </table:table-cell>
          <table:table-cell table:formula="of:=MOD(DEGREES(ATAN2([.I99];[.J99]))+360; 360)" office:value-type="float" office:value="86.0468204982027" calcext:value-type="float">
            <text:p>86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18" calcext:value-type="float">
            <text:p>418</text:p>
          </table:table-cell>
          <table:table-cell office:value-type="float" office:value="506" calcext:value-type="float">
            <text:p>506</text:p>
          </table:table-cell>
          <table:table-cell table:formula="of:=[.B100]-[.B$1]" office:value-type="float" office:value="5.5" calcext:value-type="float">
            <text:p>5.5</text:p>
          </table:table-cell>
          <table:table-cell table:formula="of:=[.C100]-[.C$1]" office:value-type="float" office:value="120" calcext:value-type="float">
            <text:p>120</text:p>
          </table:table-cell>
          <table:table-cell table:formula="of:=[.D100]-[.D$1]" office:value-type="float" office:value="370" calcext:value-type="float">
            <text:p>370</text:p>
          </table:table-cell>
          <table:table-cell table:formula="of:=SQRT([.E100]^2 + [.F100]^2 + [.G100]^2)" office:value-type="float" office:value="389.011889278464" calcext:value-type="float">
            <text:p>389.01</text:p>
          </table:table-cell>
          <table:table-cell table:formula="of:=[.E100]/[.$H100]" office:value-type="float" office:value="0.0141383853593816" calcext:value-type="float">
            <text:p>0.01</text:p>
          </table:table-cell>
          <table:table-cell table:formula="of:=[.F100]/[.$H100]" office:value-type="float" office:value="0.308473862386507" calcext:value-type="float">
            <text:p>0.31</text:p>
          </table:table-cell>
          <table:table-cell table:formula="of:=[.G100]/[.$H100]" office:value-type="float" office:value="0.951127742358396" calcext:value-type="float">
            <text:p>0.95</text:p>
          </table:table-cell>
          <table:table-cell table:formula="of:=MOD(DEGREES(ATAN2([.I100];[.J100]))+360; 360)" office:value-type="float" office:value="87.375779972218" calcext:value-type="float">
            <text:p>87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36" calcext:value-type="float">
            <text:p>436</text:p>
          </table:table-cell>
          <table:table-cell office:value-type="float" office:value="501" calcext:value-type="float">
            <text:p>501</text:p>
          </table:table-cell>
          <table:table-cell table:formula="of:=[.B101]-[.B$1]" office:value-type="float" office:value="9.5" calcext:value-type="float">
            <text:p>9.5</text:p>
          </table:table-cell>
          <table:table-cell table:formula="of:=[.C101]-[.C$1]" office:value-type="float" office:value="138" calcext:value-type="float">
            <text:p>138</text:p>
          </table:table-cell>
          <table:table-cell table:formula="of:=[.D101]-[.D$1]" office:value-type="float" office:value="365" calcext:value-type="float">
            <text:p>365</text:p>
          </table:table-cell>
          <table:table-cell table:formula="of:=SQRT([.E101]^2 + [.F101]^2 + [.G101]^2)" office:value-type="float" office:value="390.332230285945" calcext:value-type="float">
            <text:p>390.33</text:p>
          </table:table-cell>
          <table:table-cell table:formula="of:=[.E101]/[.$H101]" office:value-type="float" office:value="0.0243382412798467" calcext:value-type="float">
            <text:p>0.02</text:p>
          </table:table-cell>
          <table:table-cell table:formula="of:=[.F101]/[.$H101]" office:value-type="float" office:value="0.353544978591457" calcext:value-type="float">
            <text:p>0.35</text:p>
          </table:table-cell>
          <table:table-cell table:formula="of:=[.G101]/[.$H101]" office:value-type="float" office:value="0.935100849173056" calcext:value-type="float">
            <text:p>0.94</text:p>
          </table:table-cell>
          <table:table-cell table:formula="of:=MOD(DEGREES(ATAN2([.I101];[.J101]))+360; 360)" office:value-type="float" office:value="86.0619383393805" calcext:value-type="float">
            <text:p>86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423" calcext:value-type="float">
            <text:p>423</text:p>
          </table:table-cell>
          <table:table-cell office:value-type="float" office:value="493" calcext:value-type="float">
            <text:p>493</text:p>
          </table:table-cell>
          <table:table-cell table:formula="of:=[.B102]-[.B$1]" office:value-type="float" office:value="-1.5" calcext:value-type="float">
            <text:p>-1.5</text:p>
          </table:table-cell>
          <table:table-cell table:formula="of:=[.C102]-[.C$1]" office:value-type="float" office:value="125" calcext:value-type="float">
            <text:p>125</text:p>
          </table:table-cell>
          <table:table-cell table:formula="of:=[.D102]-[.D$1]" office:value-type="float" office:value="357" calcext:value-type="float">
            <text:p>357</text:p>
          </table:table-cell>
          <table:table-cell table:formula="of:=SQRT([.E102]^2 + [.F102]^2 + [.G102]^2)" office:value-type="float" office:value="378.254213459678" calcext:value-type="float">
            <text:p>378.25</text:p>
          </table:table-cell>
          <table:table-cell table:formula="of:=[.E102]/[.$H102]" office:value-type="float" office:value="-0.00396558702223128" calcext:value-type="float">
            <text:p>0.00</text:p>
          </table:table-cell>
          <table:table-cell table:formula="of:=[.F102]/[.$H102]" office:value-type="float" office:value="0.33046558518594" calcext:value-type="float">
            <text:p>0.33</text:p>
          </table:table-cell>
          <table:table-cell table:formula="of:=[.G102]/[.$H102]" office:value-type="float" office:value="0.943809711291044" calcext:value-type="float">
            <text:p>0.94</text:p>
          </table:table-cell>
          <table:table-cell table:formula="of:=MOD(DEGREES(ATAN2([.I102];[.J102]))+360; 360)" office:value-type="float" office:value="90.6875163546391" calcext:value-type="float">
            <text:p>90.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8" calcext:value-type="float">
            <text:p>428</text:p>
          </table:table-cell>
          <table:table-cell office:value-type="float" office:value="504" calcext:value-type="float">
            <text:p>504</text:p>
          </table:table-cell>
          <table:table-cell table:formula="of:=[.B103]-[.B$1]" office:value-type="float" office:value="5.5" calcext:value-type="float">
            <text:p>5.5</text:p>
          </table:table-cell>
          <table:table-cell table:formula="of:=[.C103]-[.C$1]" office:value-type="float" office:value="130" calcext:value-type="float">
            <text:p>130</text:p>
          </table:table-cell>
          <table:table-cell table:formula="of:=[.D103]-[.D$1]" office:value-type="float" office:value="368" calcext:value-type="float">
            <text:p>368</text:p>
          </table:table-cell>
          <table:table-cell table:formula="of:=SQRT([.E103]^2 + [.F103]^2 + [.G103]^2)" office:value-type="float" office:value="390.32582543306" calcext:value-type="float">
            <text:p>390.33</text:p>
          </table:table-cell>
          <table:table-cell table:formula="of:=[.E103]/[.$H103]" office:value-type="float" office:value="0.0140907919528456" calcext:value-type="float">
            <text:p>0.01</text:p>
          </table:table-cell>
          <table:table-cell table:formula="of:=[.F103]/[.$H103]" office:value-type="float" office:value="0.333055082521806" calcext:value-type="float">
            <text:p>0.33</text:p>
          </table:table-cell>
          <table:table-cell table:formula="of:=[.G103]/[.$H103]" office:value-type="float" office:value="0.942802079754035" calcext:value-type="float">
            <text:p>0.94</text:p>
          </table:table-cell>
          <table:table-cell table:formula="of:=MOD(DEGREES(ATAN2([.I103];[.J103]))+360; 360)" office:value-type="float" office:value="87.5773925418762" calcext:value-type="float">
            <text:p>87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6" calcext:value-type="float">
            <text:p>426</text:p>
          </table:table-cell>
          <table:table-cell office:value-type="float" office:value="500" calcext:value-type="float">
            <text:p>500</text:p>
          </table:table-cell>
          <table:table-cell table:formula="of:=[.B104]-[.B$1]" office:value-type="float" office:value="8.5" calcext:value-type="float">
            <text:p>8.5</text:p>
          </table:table-cell>
          <table:table-cell table:formula="of:=[.C104]-[.C$1]" office:value-type="float" office:value="128" calcext:value-type="float">
            <text:p>128</text:p>
          </table:table-cell>
          <table:table-cell table:formula="of:=[.D104]-[.D$1]" office:value-type="float" office:value="364" calcext:value-type="float">
            <text:p>364</text:p>
          </table:table-cell>
          <table:table-cell table:formula="of:=SQRT([.E104]^2 + [.F104]^2 + [.G104]^2)" office:value-type="float" office:value="385.943324854829" calcext:value-type="float">
            <text:p>385.94</text:p>
          </table:table-cell>
          <table:table-cell table:formula="of:=[.E104]/[.$H104]" office:value-type="float" office:value="0.0220239590960596" calcext:value-type="float">
            <text:p>0.02</text:p>
          </table:table-cell>
          <table:table-cell table:formula="of:=[.F104]/[.$H104]" office:value-type="float" office:value="0.331654913446545" calcext:value-type="float">
            <text:p>0.33</text:p>
          </table:table-cell>
          <table:table-cell table:formula="of:=[.G104]/[.$H104]" office:value-type="float" office:value="0.943143660113612" calcext:value-type="float">
            <text:p>0.94</text:p>
          </table:table-cell>
          <table:table-cell table:formula="of:=MOD(DEGREES(ATAN2([.I104];[.J104]))+360; 360)" office:value-type="float" office:value="86.2007801769176" calcext:value-type="float">
            <text:p>86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511" calcext:value-type="float">
            <text:p>511</text:p>
          </table:table-cell>
          <table:table-cell table:formula="of:=[.B105]-[.B$1]" office:value-type="float" office:value="8.5" calcext:value-type="float">
            <text:p>8.5</text:p>
          </table:table-cell>
          <table:table-cell table:formula="of:=[.C105]-[.C$1]" office:value-type="float" office:value="130" calcext:value-type="float">
            <text:p>130</text:p>
          </table:table-cell>
          <table:table-cell table:formula="of:=[.D105]-[.D$1]" office:value-type="float" office:value="375" calcext:value-type="float">
            <text:p>375</text:p>
          </table:table-cell>
          <table:table-cell table:formula="of:=SQRT([.E105]^2 + [.F105]^2 + [.G105]^2)" office:value-type="float" office:value="396.985201235512" calcext:value-type="float">
            <text:p>396.99</text:p>
          </table:table-cell>
          <table:table-cell table:formula="of:=[.E105]/[.$H105]" office:value-type="float" office:value="0.0214113774859768" calcext:value-type="float">
            <text:p>0.02</text:p>
          </table:table-cell>
          <table:table-cell table:formula="of:=[.F105]/[.$H105]" office:value-type="float" office:value="0.327468126256115" calcext:value-type="float">
            <text:p>0.33</text:p>
          </table:table-cell>
          <table:table-cell table:formula="of:=[.G105]/[.$H105]" office:value-type="float" office:value="0.944619594969563" calcext:value-type="float">
            <text:p>0.94</text:p>
          </table:table-cell>
          <table:table-cell table:formula="of:=MOD(DEGREES(ATAN2([.I105];[.J105]))+360; 360)" office:value-type="float" office:value="86.2590624498474" calcext:value-type="float">
            <text:p>86.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table:formula="of:=[.B106]-[.B$1]" office:value-type="float" office:value="3.5" calcext:value-type="float">
            <text:p>3.5</text:p>
          </table:table-cell>
          <table:table-cell table:formula="of:=[.C106]-[.C$1]" office:value-type="float" office:value="128" calcext:value-type="float">
            <text:p>128</text:p>
          </table:table-cell>
          <table:table-cell table:formula="of:=[.D106]-[.D$1]" office:value-type="float" office:value="370" calcext:value-type="float">
            <text:p>370</text:p>
          </table:table-cell>
          <table:table-cell table:formula="of:=SQRT([.E106]^2 + [.F106]^2 + [.G106]^2)" office:value-type="float" office:value="391.530650141212" calcext:value-type="float">
            <text:p>391.53</text:p>
          </table:table-cell>
          <table:table-cell table:formula="of:=[.E106]/[.$H106]" office:value-type="float" office:value="0.00893927461039811" calcext:value-type="float">
            <text:p>0.01</text:p>
          </table:table-cell>
          <table:table-cell table:formula="of:=[.F106]/[.$H106]" office:value-type="float" office:value="0.326922042894559" calcext:value-type="float">
            <text:p>0.33</text:p>
          </table:table-cell>
          <table:table-cell table:formula="of:=[.G106]/[.$H106]" office:value-type="float" office:value="0.945009030242086" calcext:value-type="float">
            <text:p>0.95</text:p>
          </table:table-cell>
          <table:table-cell table:formula="of:=MOD(DEGREES(ATAN2([.I106];[.J106]))+360; 360)" office:value-type="float" office:value="88.433708813017" calcext:value-type="float">
            <text:p>88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table:formula="of:=[.B107]-[.B$1]" office:value-type="float" office:value="2.5" calcext:value-type="float">
            <text:p>2.5</text:p>
          </table:table-cell>
          <table:table-cell table:formula="of:=[.C107]-[.C$1]" office:value-type="float" office:value="129" calcext:value-type="float">
            <text:p>129</text:p>
          </table:table-cell>
          <table:table-cell table:formula="of:=[.D107]-[.D$1]" office:value-type="float" office:value="365" calcext:value-type="float">
            <text:p>365</text:p>
          </table:table-cell>
          <table:table-cell table:formula="of:=SQRT([.E107]^2 + [.F107]^2 + [.G107]^2)" office:value-type="float" office:value="387.133374949771" calcext:value-type="float">
            <text:p>387.13</text:p>
          </table:table-cell>
          <table:table-cell table:formula="of:=[.E107]/[.$H107]" office:value-type="float" office:value="0.00645772274303233" calcext:value-type="float">
            <text:p>0.01</text:p>
          </table:table-cell>
          <table:table-cell table:formula="of:=[.F107]/[.$H107]" office:value-type="float" office:value="0.333218493540468" calcext:value-type="float">
            <text:p>0.33</text:p>
          </table:table-cell>
          <table:table-cell table:formula="of:=[.G107]/[.$H107]" office:value-type="float" office:value="0.942827520482721" calcext:value-type="float">
            <text:p>0.94</text:p>
          </table:table-cell>
          <table:table-cell table:formula="of:=MOD(DEGREES(ATAN2([.I107];[.J107]))+360; 360)" office:value-type="float" office:value="88.8897556567795" calcext:value-type="float">
            <text:p>88.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2" calcext:value-type="float">
            <text:p>422</text:p>
          </table:table-cell>
          <table:table-cell office:value-type="float" office:value="512" calcext:value-type="float">
            <text:p>512</text:p>
          </table:table-cell>
          <table:table-cell table:formula="of:=[.B108]-[.B$1]" office:value-type="float" office:value="6.5" calcext:value-type="float">
            <text:p>6.5</text:p>
          </table:table-cell>
          <table:table-cell table:formula="of:=[.C108]-[.C$1]" office:value-type="float" office:value="124" calcext:value-type="float">
            <text:p>124</text:p>
          </table:table-cell>
          <table:table-cell table:formula="of:=[.D108]-[.D$1]" office:value-type="float" office:value="376" calcext:value-type="float">
            <text:p>376</text:p>
          </table:table-cell>
          <table:table-cell table:formula="of:=SQRT([.E108]^2 + [.F108]^2 + [.G108]^2)" office:value-type="float" office:value="395.972536926489" calcext:value-type="float">
            <text:p>395.97</text:p>
          </table:table-cell>
          <table:table-cell table:formula="of:=[.E108]/[.$H108]" office:value-type="float" office:value="0.0164152798334262" calcext:value-type="float">
            <text:p>0.02</text:p>
          </table:table-cell>
          <table:table-cell table:formula="of:=[.F108]/[.$H108]" office:value-type="float" office:value="0.313153030668438" calcext:value-type="float">
            <text:p>0.31</text:p>
          </table:table-cell>
          <table:table-cell table:formula="of:=[.G108]/[.$H108]" office:value-type="float" office:value="0.949560802672037" calcext:value-type="float">
            <text:p>0.95</text:p>
          </table:table-cell>
          <table:table-cell table:formula="of:=MOD(DEGREES(ATAN2([.I108];[.J108]))+360; 360)" office:value-type="float" office:value="86.9993385865379" calcext:value-type="float">
            <text:p>87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417" calcext:value-type="float">
            <text:p>417</text:p>
          </table:table-cell>
          <table:table-cell office:value-type="float" office:value="505" calcext:value-type="float">
            <text:p>505</text:p>
          </table:table-cell>
          <table:table-cell table:formula="of:=[.B109]-[.B$1]" office:value-type="float" office:value="-5.5" calcext:value-type="float">
            <text:p>-5.5</text:p>
          </table:table-cell>
          <table:table-cell table:formula="of:=[.C109]-[.C$1]" office:value-type="float" office:value="119" calcext:value-type="float">
            <text:p>119</text:p>
          </table:table-cell>
          <table:table-cell table:formula="of:=[.D109]-[.D$1]" office:value-type="float" office:value="369" calcext:value-type="float">
            <text:p>369</text:p>
          </table:table-cell>
          <table:table-cell table:formula="of:=SQRT([.E109]^2 + [.F109]^2 + [.G109]^2)" office:value-type="float" office:value="387.752820750539" calcext:value-type="float">
            <text:p>387.75</text:p>
          </table:table-cell>
          <table:table-cell table:formula="of:=[.E109]/[.$H109]" office:value-type="float" office:value="-0.0141842939771634" calcext:value-type="float">
            <text:p>-0.01</text:p>
          </table:table-cell>
          <table:table-cell table:formula="of:=[.F109]/[.$H109]" office:value-type="float" office:value="0.30689654241499" calcext:value-type="float">
            <text:p>0.31</text:p>
          </table:table-cell>
          <table:table-cell table:formula="of:=[.G109]/[.$H109]" office:value-type="float" office:value="0.9516371777406" calcext:value-type="float">
            <text:p>0.95</text:p>
          </table:table-cell>
          <table:table-cell table:formula="of:=MOD(DEGREES(ATAN2([.I109];[.J109]))+360; 360)" office:value-type="float" office:value="92.6462410806502" calcext:value-type="float">
            <text:p>92.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418" calcext:value-type="float">
            <text:p>418</text:p>
          </table:table-cell>
          <table:table-cell office:value-type="float" office:value="500" calcext:value-type="float">
            <text:p>500</text:p>
          </table:table-cell>
          <table:table-cell table:formula="of:=[.B110]-[.B$1]" office:value-type="float" office:value="-1.5" calcext:value-type="float">
            <text:p>-1.5</text:p>
          </table:table-cell>
          <table:table-cell table:formula="of:=[.C110]-[.C$1]" office:value-type="float" office:value="120" calcext:value-type="float">
            <text:p>120</text:p>
          </table:table-cell>
          <table:table-cell table:formula="of:=[.D110]-[.D$1]" office:value-type="float" office:value="364" calcext:value-type="float">
            <text:p>364</text:p>
          </table:table-cell>
          <table:table-cell table:formula="of:=SQRT([.E110]^2 + [.F110]^2 + [.G110]^2)" office:value-type="float" office:value="383.273074973967" calcext:value-type="float">
            <text:p>383.27</text:p>
          </table:table-cell>
          <table:table-cell table:formula="of:=[.E110]/[.$H110]" office:value-type="float" office:value="-0.00391365868865661" calcext:value-type="float">
            <text:p>0.00</text:p>
          </table:table-cell>
          <table:table-cell table:formula="of:=[.F110]/[.$H110]" office:value-type="float" office:value="0.313092695092528" calcext:value-type="float">
            <text:p>0.31</text:p>
          </table:table-cell>
          <table:table-cell table:formula="of:=[.G110]/[.$H110]" office:value-type="float" office:value="0.949714508447336" calcext:value-type="float">
            <text:p>0.95</text:p>
          </table:table-cell>
          <table:table-cell table:formula="of:=MOD(DEGREES(ATAN2([.I110];[.J110]))+360; 360)" office:value-type="float" office:value="90.7161599454704" calcext:value-type="float">
            <text:p>90.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1" calcext:value-type="float">
            <text:p>421</text:p>
          </table:table-cell>
          <table:table-cell office:value-type="float" office:value="502" calcext:value-type="float">
            <text:p>502</text:p>
          </table:table-cell>
          <table:table-cell table:formula="of:=[.B111]-[.B$1]" office:value-type="float" office:value="8.5" calcext:value-type="float">
            <text:p>8.5</text:p>
          </table:table-cell>
          <table:table-cell table:formula="of:=[.C111]-[.C$1]" office:value-type="float" office:value="123" calcext:value-type="float">
            <text:p>123</text:p>
          </table:table-cell>
          <table:table-cell table:formula="of:=[.D111]-[.D$1]" office:value-type="float" office:value="366" calcext:value-type="float">
            <text:p>366</text:p>
          </table:table-cell>
          <table:table-cell table:formula="of:=SQRT([.E111]^2 + [.F111]^2 + [.G111]^2)" office:value-type="float" office:value="386.208816574661" calcext:value-type="float">
            <text:p>386.21</text:p>
          </table:table-cell>
          <table:table-cell table:formula="of:=[.E111]/[.$H111]" office:value-type="float" office:value="0.0220088191548491" calcext:value-type="float">
            <text:p>0.02</text:p>
          </table:table-cell>
          <table:table-cell table:formula="of:=[.F111]/[.$H111]" office:value-type="float" office:value="0.318480559534875" calcext:value-type="float">
            <text:p>0.32</text:p>
          </table:table-cell>
          <table:table-cell table:formula="of:=[.G111]/[.$H111]" office:value-type="float" office:value="0.947673860079385" calcext:value-type="float">
            <text:p>0.95</text:p>
          </table:table-cell>
          <table:table-cell table:formula="of:=MOD(DEGREES(ATAN2([.I111];[.J111]))+360; 360)" office:value-type="float" office:value="86.0468204982027" calcext:value-type="float">
            <text:p>86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6" calcext:value-type="float">
            <text:p>426</text:p>
          </table:table-cell>
          <table:table-cell office:value-type="float" office:value="504" calcext:value-type="float">
            <text:p>504</text:p>
          </table:table-cell>
          <table:table-cell table:formula="of:=[.B112]-[.B$1]" office:value-type="float" office:value="3.5" calcext:value-type="float">
            <text:p>3.5</text:p>
          </table:table-cell>
          <table:table-cell table:formula="of:=[.C112]-[.C$1]" office:value-type="float" office:value="128" calcext:value-type="float">
            <text:p>128</text:p>
          </table:table-cell>
          <table:table-cell table:formula="of:=[.D112]-[.D$1]" office:value-type="float" office:value="368" calcext:value-type="float">
            <text:p>368</text:p>
          </table:table-cell>
          <table:table-cell table:formula="of:=SQRT([.E112]^2 + [.F112]^2 + [.G112]^2)" office:value-type="float" office:value="389.641181088447" calcext:value-type="float">
            <text:p>389.64</text:p>
          </table:table-cell>
          <table:table-cell table:formula="of:=[.E112]/[.$H112]" office:value-type="float" office:value="0.00898262342348642" calcext:value-type="float">
            <text:p>0.01</text:p>
          </table:table-cell>
          <table:table-cell table:formula="of:=[.F112]/[.$H112]" office:value-type="float" office:value="0.328507370916075" calcext:value-type="float">
            <text:p>0.33</text:p>
          </table:table-cell>
          <table:table-cell table:formula="of:=[.G112]/[.$H112]" office:value-type="float" office:value="0.944458691383715" calcext:value-type="float">
            <text:p>0.94</text:p>
          </table:table-cell>
          <table:table-cell table:formula="of:=MOD(DEGREES(ATAN2([.I112];[.J112]))+360; 360)" office:value-type="float" office:value="88.433708813017" calcext:value-type="float">
            <text:p>88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4" calcext:value-type="float">
            <text:p>-44</text:p>
          </table:table-cell>
          <table:table-cell office:value-type="float" office:value="434" calcext:value-type="float">
            <text:p>434</text:p>
          </table:table-cell>
          <table:table-cell office:value-type="float" office:value="508" calcext:value-type="float">
            <text:p>508</text:p>
          </table:table-cell>
          <table:table-cell table:formula="of:=[.B113]-[.B$1]" office:value-type="float" office:value="11.5" calcext:value-type="float">
            <text:p>11.5</text:p>
          </table:table-cell>
          <table:table-cell table:formula="of:=[.C113]-[.C$1]" office:value-type="float" office:value="136" calcext:value-type="float">
            <text:p>136</text:p>
          </table:table-cell>
          <table:table-cell table:formula="of:=[.D113]-[.D$1]" office:value-type="float" office:value="372" calcext:value-type="float">
            <text:p>372</text:p>
          </table:table-cell>
          <table:table-cell table:formula="of:=SQRT([.E113]^2 + [.F113]^2 + [.G113]^2)" office:value-type="float" office:value="396.247712927154" calcext:value-type="float">
            <text:p>396.25</text:p>
          </table:table-cell>
          <table:table-cell table:formula="of:=[.E113]/[.$H113]" office:value-type="float" office:value="0.0290222495293346" calcext:value-type="float">
            <text:p>0.03</text:p>
          </table:table-cell>
          <table:table-cell table:formula="of:=[.F113]/[.$H113]" office:value-type="float" office:value="0.343219646607783" calcext:value-type="float">
            <text:p>0.34</text:p>
          </table:table-cell>
          <table:table-cell table:formula="of:=[.G113]/[.$H113]" office:value-type="float" office:value="0.938806680427171" calcext:value-type="float">
            <text:p>0.94</text:p>
          </table:table-cell>
          <table:table-cell table:formula="of:=MOD(DEGREES(ATAN2([.I113];[.J113]))+360; 360)" office:value-type="float" office:value="85.1666342432801" calcext:value-type="float">
            <text:p>85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4" calcext:value-type="float">
            <text:p>424</text:p>
          </table:table-cell>
          <table:table-cell office:value-type="float" office:value="510" calcext:value-type="float">
            <text:p>510</text:p>
          </table:table-cell>
          <table:table-cell table:formula="of:=[.B114]-[.B$1]" office:value-type="float" office:value="-0.5" calcext:value-type="float">
            <text:p>-0.5</text:p>
          </table:table-cell>
          <table:table-cell table:formula="of:=[.C114]-[.C$1]" office:value-type="float" office:value="126" calcext:value-type="float">
            <text:p>126</text:p>
          </table:table-cell>
          <table:table-cell table:formula="of:=[.D114]-[.D$1]" office:value-type="float" office:value="374" calcext:value-type="float">
            <text:p>374</text:p>
          </table:table-cell>
          <table:table-cell table:formula="of:=SQRT([.E114]^2 + [.F114]^2 + [.G114]^2)" office:value-type="float" office:value="394.654595817659" calcext:value-type="float">
            <text:p>394.65</text:p>
          </table:table-cell>
          <table:table-cell table:formula="of:=[.E114]/[.$H114]" office:value-type="float" office:value="-0.00126693064086605" calcext:value-type="float">
            <text:p>0.00</text:p>
          </table:table-cell>
          <table:table-cell table:formula="of:=[.F114]/[.$H114]" office:value-type="float" office:value="0.319266521498245" calcext:value-type="float">
            <text:p>0.32</text:p>
          </table:table-cell>
          <table:table-cell table:formula="of:=[.G114]/[.$H114]" office:value-type="float" office:value="0.947664119367807" calcext:value-type="float">
            <text:p>0.95</text:p>
          </table:table-cell>
          <table:table-cell table:formula="of:=MOD(DEGREES(ATAN2([.I114];[.J114]))+360; 360)" office:value-type="float" office:value="90.2273630109905" calcext:value-type="float">
            <text:p>90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0" calcext:value-type="float">
            <text:p>420</text:p>
          </table:table-cell>
          <table:table-cell office:value-type="float" office:value="501" calcext:value-type="float">
            <text:p>501</text:p>
          </table:table-cell>
          <table:table-cell table:formula="of:=[.B115]-[.B$1]" office:value-type="float" office:value="2.5" calcext:value-type="float">
            <text:p>2.5</text:p>
          </table:table-cell>
          <table:table-cell table:formula="of:=[.C115]-[.C$1]" office:value-type="float" office:value="122" calcext:value-type="float">
            <text:p>122</text:p>
          </table:table-cell>
          <table:table-cell table:formula="of:=[.D115]-[.D$1]" office:value-type="float" office:value="365" calcext:value-type="float">
            <text:p>365</text:p>
          </table:table-cell>
          <table:table-cell table:formula="of:=SQRT([.E115]^2 + [.F115]^2 + [.G115]^2)" office:value-type="float" office:value="384.857441138924" calcext:value-type="float">
            <text:p>384.86</text:p>
          </table:table-cell>
          <table:table-cell table:formula="of:=[.E115]/[.$H115]" office:value-type="float" office:value="0.00649591181763734" calcext:value-type="float">
            <text:p>0.01</text:p>
          </table:table-cell>
          <table:table-cell table:formula="of:=[.F115]/[.$H115]" office:value-type="float" office:value="0.317000496700702" calcext:value-type="float">
            <text:p>0.32</text:p>
          </table:table-cell>
          <table:table-cell table:formula="of:=[.G115]/[.$H115]" office:value-type="float" office:value="0.948403125375051" calcext:value-type="float">
            <text:p>0.95</text:p>
          </table:table-cell>
          <table:table-cell table:formula="of:=MOD(DEGREES(ATAN2([.I115];[.J115]))+360; 360)" office:value-type="float" office:value="88.8260704556074" calcext:value-type="float">
            <text:p>88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4" calcext:value-type="float">
            <text:p>424</text:p>
          </table:table-cell>
          <table:table-cell office:value-type="float" office:value="512" calcext:value-type="float">
            <text:p>512</text:p>
          </table:table-cell>
          <table:table-cell table:formula="of:=[.B116]-[.B$1]" office:value-type="float" office:value="-0.5" calcext:value-type="float">
            <text:p>-0.5</text:p>
          </table:table-cell>
          <table:table-cell table:formula="of:=[.C116]-[.C$1]" office:value-type="float" office:value="126" calcext:value-type="float">
            <text:p>126</text:p>
          </table:table-cell>
          <table:table-cell table:formula="of:=[.D116]-[.D$1]" office:value-type="float" office:value="376" calcext:value-type="float">
            <text:p>376</text:p>
          </table:table-cell>
          <table:table-cell table:formula="of:=SQRT([.E116]^2 + [.F116]^2 + [.G116]^2)" office:value-type="float" office:value="396.550438153837" calcext:value-type="float">
            <text:p>396.55</text:p>
          </table:table-cell>
          <table:table-cell table:formula="of:=[.E116]/[.$H116]" office:value-type="float" office:value="-0.00126087365412526" calcext:value-type="float">
            <text:p>0.00</text:p>
          </table:table-cell>
          <table:table-cell table:formula="of:=[.F116]/[.$H116]" office:value-type="float" office:value="0.317740160839565" calcext:value-type="float">
            <text:p>0.32</text:p>
          </table:table-cell>
          <table:table-cell table:formula="of:=[.G116]/[.$H116]" office:value-type="float" office:value="0.948176987902193" calcext:value-type="float">
            <text:p>0.95</text:p>
          </table:table-cell>
          <table:table-cell table:formula="of:=MOD(DEGREES(ATAN2([.I116];[.J116]))+360; 360)" office:value-type="float" office:value="90.2273630109905" calcext:value-type="float">
            <text:p>90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2" calcext:value-type="float">
            <text:p>422</text:p>
          </table:table-cell>
          <table:table-cell office:value-type="float" office:value="501" calcext:value-type="float">
            <text:p>501</text:p>
          </table:table-cell>
          <table:table-cell table:formula="of:=[.B117]-[.B$1]" office:value-type="float" office:value="2.5" calcext:value-type="float">
            <text:p>2.5</text:p>
          </table:table-cell>
          <table:table-cell table:formula="of:=[.C117]-[.C$1]" office:value-type="float" office:value="124" calcext:value-type="float">
            <text:p>124</text:p>
          </table:table-cell>
          <table:table-cell table:formula="of:=[.D117]-[.D$1]" office:value-type="float" office:value="365" calcext:value-type="float">
            <text:p>365</text:p>
          </table:table-cell>
          <table:table-cell table:formula="of:=SQRT([.E117]^2 + [.F117]^2 + [.G117]^2)" office:value-type="float" office:value="385.496108929779" calcext:value-type="float">
            <text:p>385.50</text:p>
          </table:table-cell>
          <table:table-cell table:formula="of:=[.E117]/[.$H117]" office:value-type="float" office:value="0.00648514976439203" calcext:value-type="float">
            <text:p>0.01</text:p>
          </table:table-cell>
          <table:table-cell table:formula="of:=[.F117]/[.$H117]" office:value-type="float" office:value="0.321663428313845" calcext:value-type="float">
            <text:p>0.32</text:p>
          </table:table-cell>
          <table:table-cell table:formula="of:=[.G117]/[.$H117]" office:value-type="float" office:value="0.946831865601236" calcext:value-type="float">
            <text:p>0.95</text:p>
          </table:table-cell>
          <table:table-cell table:formula="of:=MOD(DEGREES(ATAN2([.I117];[.J117]))+360; 360)" office:value-type="float" office:value="88.8449996319553" calcext:value-type="float">
            <text:p>88.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17" calcext:value-type="float">
            <text:p>417</text:p>
          </table:table-cell>
          <table:table-cell office:value-type="float" office:value="508" calcext:value-type="float">
            <text:p>508</text:p>
          </table:table-cell>
          <table:table-cell table:formula="of:=[.B118]-[.B$1]" office:value-type="float" office:value="6.5" calcext:value-type="float">
            <text:p>6.5</text:p>
          </table:table-cell>
          <table:table-cell table:formula="of:=[.C118]-[.C$1]" office:value-type="float" office:value="119" calcext:value-type="float">
            <text:p>119</text:p>
          </table:table-cell>
          <table:table-cell table:formula="of:=[.D118]-[.D$1]" office:value-type="float" office:value="372" calcext:value-type="float">
            <text:p>372</text:p>
          </table:table-cell>
          <table:table-cell table:formula="of:=SQRT([.E118]^2 + [.F118]^2 + [.G118]^2)" office:value-type="float" office:value="390.624179999139" calcext:value-type="float">
            <text:p>390.62</text:p>
          </table:table-cell>
          <table:table-cell table:formula="of:=[.E118]/[.$H118]" office:value-type="float" office:value="0.016640034930798" calcext:value-type="float">
            <text:p>0.02</text:p>
          </table:table-cell>
          <table:table-cell table:formula="of:=[.F118]/[.$H118]" office:value-type="float" office:value="0.304640639502302" calcext:value-type="float">
            <text:p>0.30</text:p>
          </table:table-cell>
          <table:table-cell table:formula="of:=[.G118]/[.$H118]" office:value-type="float" office:value="0.952321999116439" calcext:value-type="float">
            <text:p>0.95</text:p>
          </table:table-cell>
          <table:table-cell table:formula="of:=MOD(DEGREES(ATAN2([.I118];[.J118]))+360; 360)" office:value-type="float" office:value="86.873505475168" calcext:value-type="float">
            <text:p>86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4" calcext:value-type="float">
            <text:p>424</text:p>
          </table:table-cell>
          <table:table-cell office:value-type="float" office:value="498" calcext:value-type="float">
            <text:p>498</text:p>
          </table:table-cell>
          <table:table-cell table:formula="of:=[.B119]-[.B$1]" office:value-type="float" office:value="4.5" calcext:value-type="float">
            <text:p>4.5</text:p>
          </table:table-cell>
          <table:table-cell table:formula="of:=[.C119]-[.C$1]" office:value-type="float" office:value="126" calcext:value-type="float">
            <text:p>126</text:p>
          </table:table-cell>
          <table:table-cell table:formula="of:=[.D119]-[.D$1]" office:value-type="float" office:value="362" calcext:value-type="float">
            <text:p>362</text:p>
          </table:table-cell>
          <table:table-cell table:formula="of:=SQRT([.E119]^2 + [.F119]^2 + [.G119]^2)" office:value-type="float" office:value="383.327862279798" calcext:value-type="float">
            <text:p>383.33</text:p>
          </table:table-cell>
          <table:table-cell table:formula="of:=[.E119]/[.$H119]" office:value-type="float" office:value="0.0117392979817245" calcext:value-type="float">
            <text:p>0.01</text:p>
          </table:table-cell>
          <table:table-cell table:formula="of:=[.F119]/[.$H119]" office:value-type="float" office:value="0.328700343488286" calcext:value-type="float">
            <text:p>0.33</text:p>
          </table:table-cell>
          <table:table-cell table:formula="of:=[.G119]/[.$H119]" office:value-type="float" office:value="0.944361304307615" calcext:value-type="float">
            <text:p>0.94</text:p>
          </table:table-cell>
          <table:table-cell table:formula="of:=MOD(DEGREES(ATAN2([.I119];[.J119]))+360; 360)" office:value-type="float" office:value="87.9545915111128" calcext:value-type="float">
            <text:p>87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table:formula="of:=[.B120]-[.B$1]" office:value-type="float" office:value="2.5" calcext:value-type="float">
            <text:p>2.5</text:p>
          </table:table-cell>
          <table:table-cell table:formula="of:=[.C120]-[.C$1]" office:value-type="float" office:value="129" calcext:value-type="float">
            <text:p>129</text:p>
          </table:table-cell>
          <table:table-cell table:formula="of:=[.D120]-[.D$1]" office:value-type="float" office:value="365" calcext:value-type="float">
            <text:p>365</text:p>
          </table:table-cell>
          <table:table-cell table:formula="of:=SQRT([.E120]^2 + [.F120]^2 + [.G120]^2)" office:value-type="float" office:value="387.133374949771" calcext:value-type="float">
            <text:p>387.13</text:p>
          </table:table-cell>
          <table:table-cell table:formula="of:=[.E120]/[.$H120]" office:value-type="float" office:value="0.00645772274303233" calcext:value-type="float">
            <text:p>0.01</text:p>
          </table:table-cell>
          <table:table-cell table:formula="of:=[.F120]/[.$H120]" office:value-type="float" office:value="0.333218493540468" calcext:value-type="float">
            <text:p>0.33</text:p>
          </table:table-cell>
          <table:table-cell table:formula="of:=[.G120]/[.$H120]" office:value-type="float" office:value="0.942827520482721" calcext:value-type="float">
            <text:p>0.94</text:p>
          </table:table-cell>
          <table:table-cell table:formula="of:=MOD(DEGREES(ATAN2([.I120];[.J120]))+360; 360)" office:value-type="float" office:value="88.8897556567795" calcext:value-type="float">
            <text:p>88.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442" calcext:value-type="float">
            <text:p>442</text:p>
          </table:table-cell>
          <table:table-cell office:value-type="float" office:value="500" calcext:value-type="float">
            <text:p>500</text:p>
          </table:table-cell>
          <table:table-cell table:formula="of:=[.B121]-[.B$1]" office:value-type="float" office:value="10.5" calcext:value-type="float">
            <text:p>10.5</text:p>
          </table:table-cell>
          <table:table-cell table:formula="of:=[.C121]-[.C$1]" office:value-type="float" office:value="144" calcext:value-type="float">
            <text:p>144</text:p>
          </table:table-cell>
          <table:table-cell table:formula="of:=[.D121]-[.D$1]" office:value-type="float" office:value="364" calcext:value-type="float">
            <text:p>364</text:p>
          </table:table-cell>
          <table:table-cell table:formula="of:=SQRT([.E121]^2 + [.F121]^2 + [.G121]^2)" office:value-type="float" office:value="391.589389539604" calcext:value-type="float">
            <text:p>391.59</text:p>
          </table:table-cell>
          <table:table-cell table:formula="of:=[.E121]/[.$H121]" office:value-type="float" office:value="0.0268138010898226" calcext:value-type="float">
            <text:p>0.03</text:p>
          </table:table-cell>
          <table:table-cell table:formula="of:=[.F121]/[.$H121]" office:value-type="float" office:value="0.367732129231852" calcext:value-type="float">
            <text:p>0.37</text:p>
          </table:table-cell>
          <table:table-cell table:formula="of:=[.G121]/[.$H121]" office:value-type="float" office:value="0.929545104447183" calcext:value-type="float">
            <text:p>0.93</text:p>
          </table:table-cell>
          <table:table-cell table:formula="of:=MOD(DEGREES(ATAN2([.I121];[.J121]))+360; 360)" office:value-type="float" office:value="85.8295634751579" calcext:value-type="float">
            <text:p>85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490" calcext:value-type="float">
            <text:p>490</text:p>
          </table:table-cell>
          <table:table-cell table:formula="of:=[.B122]-[.B$1]" office:value-type="float" office:value="8.5" calcext:value-type="float">
            <text:p>8.5</text:p>
          </table:table-cell>
          <table:table-cell table:formula="of:=[.C122]-[.C$1]" office:value-type="float" office:value="130" calcext:value-type="float">
            <text:p>130</text:p>
          </table:table-cell>
          <table:table-cell table:formula="of:=[.D122]-[.D$1]" office:value-type="float" office:value="354" calcext:value-type="float">
            <text:p>354</text:p>
          </table:table-cell>
          <table:table-cell table:formula="of:=SQRT([.E122]^2 + [.F122]^2 + [.G122]^2)" office:value-type="float" office:value="377.211147767401" calcext:value-type="float">
            <text:p>377.21</text:p>
          </table:table-cell>
          <table:table-cell table:formula="of:=[.E122]/[.$H122]" office:value-type="float" office:value="0.0225337985112819" calcext:value-type="float">
            <text:p>0.02</text:p>
          </table:table-cell>
          <table:table-cell table:formula="of:=[.F122]/[.$H122]" office:value-type="float" office:value="0.344634565466664" calcext:value-type="float">
            <text:p>0.34</text:p>
          </table:table-cell>
          <table:table-cell table:formula="of:=[.G122]/[.$H122]" office:value-type="float" office:value="0.938466432116917" calcext:value-type="float">
            <text:p>0.94</text:p>
          </table:table-cell>
          <table:table-cell table:formula="of:=MOD(DEGREES(ATAN2([.I122];[.J122]))+360; 360)" office:value-type="float" office:value="86.2590624498474" calcext:value-type="float">
            <text:p>86.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18" calcext:value-type="float">
            <text:p>418</text:p>
          </table:table-cell>
          <table:table-cell office:value-type="float" office:value="506" calcext:value-type="float">
            <text:p>506</text:p>
          </table:table-cell>
          <table:table-cell table:formula="of:=[.B123]-[.B$1]" office:value-type="float" office:value="8.5" calcext:value-type="float">
            <text:p>8.5</text:p>
          </table:table-cell>
          <table:table-cell table:formula="of:=[.C123]-[.C$1]" office:value-type="float" office:value="120" calcext:value-type="float">
            <text:p>120</text:p>
          </table:table-cell>
          <table:table-cell table:formula="of:=[.D123]-[.D$1]" office:value-type="float" office:value="370" calcext:value-type="float">
            <text:p>370</text:p>
          </table:table-cell>
          <table:table-cell table:formula="of:=SQRT([.E123]^2 + [.F123]^2 + [.G123]^2)" office:value-type="float" office:value="389.065868459314" calcext:value-type="float">
            <text:p>389.07</text:p>
          </table:table-cell>
          <table:table-cell table:formula="of:=[.E123]/[.$H123]" office:value-type="float" office:value="0.021847200407632" calcext:value-type="float">
            <text:p>0.02</text:p>
          </table:table-cell>
          <table:table-cell table:formula="of:=[.F123]/[.$H123]" office:value-type="float" office:value="0.308431064578334" calcext:value-type="float">
            <text:p>0.31</text:p>
          </table:table-cell>
          <table:table-cell table:formula="of:=[.G123]/[.$H123]" office:value-type="float" office:value="0.950995782449862" calcext:value-type="float">
            <text:p>0.95</text:p>
          </table:table-cell>
          <table:table-cell table:formula="of:=MOD(DEGREES(ATAN2([.I123];[.J123]))+360; 360)" office:value-type="float" office:value="85.9483161621715" calcext:value-type="float">
            <text:p>85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7" calcext:value-type="float">
            <text:p>-37</text:p>
          </table:table-cell>
          <table:table-cell office:value-type="float" office:value="424" calcext:value-type="float">
            <text:p>424</text:p>
          </table:table-cell>
          <table:table-cell office:value-type="float" office:value="503" calcext:value-type="float">
            <text:p>503</text:p>
          </table:table-cell>
          <table:table-cell table:formula="of:=[.B124]-[.B$1]" office:value-type="float" office:value="18.5" calcext:value-type="float">
            <text:p>18.5</text:p>
          </table:table-cell>
          <table:table-cell table:formula="of:=[.C124]-[.C$1]" office:value-type="float" office:value="126" calcext:value-type="float">
            <text:p>126</text:p>
          </table:table-cell>
          <table:table-cell table:formula="of:=[.D124]-[.D$1]" office:value-type="float" office:value="367" calcext:value-type="float">
            <text:p>367</text:p>
          </table:table-cell>
          <table:table-cell table:formula="of:=SQRT([.E124]^2 + [.F124]^2 + [.G124]^2)" office:value-type="float" office:value="388.467823635369" calcext:value-type="float">
            <text:p>388.47</text:p>
          </table:table-cell>
          <table:table-cell table:formula="of:=[.E124]/[.$H124]" office:value-type="float" office:value="0.0476229918526401" calcext:value-type="float">
            <text:p>0.05</text:p>
          </table:table-cell>
          <table:table-cell table:formula="of:=[.F124]/[.$H124]" office:value-type="float" office:value="0.324351187753116" calcext:value-type="float">
            <text:p>0.32</text:p>
          </table:table-cell>
          <table:table-cell table:formula="of:=[.G124]/[.$H124]" office:value-type="float" office:value="0.944737189725347" calcext:value-type="float">
            <text:p>0.94</text:p>
          </table:table-cell>
          <table:table-cell table:formula="of:=MOD(DEGREES(ATAN2([.I124];[.J124]))+360; 360)" office:value-type="float" office:value="81.6472055653347" calcext:value-type="float">
            <text:p>81.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table:formula="of:=[.B125]-[.B$1]" office:value-type="float" office:value="5.5" calcext:value-type="float">
            <text:p>5.5</text:p>
          </table:table-cell>
          <table:table-cell table:formula="of:=[.C125]-[.C$1]" office:value-type="float" office:value="128" calcext:value-type="float">
            <text:p>128</text:p>
          </table:table-cell>
          <table:table-cell table:formula="of:=[.D125]-[.D$1]" office:value-type="float" office:value="370" calcext:value-type="float">
            <text:p>370</text:p>
          </table:table-cell>
          <table:table-cell table:formula="of:=SQRT([.E125]^2 + [.F125]^2 + [.G125]^2)" office:value-type="float" office:value="391.553636172619" calcext:value-type="float">
            <text:p>391.55</text:p>
          </table:table-cell>
          <table:table-cell table:formula="of:=[.E125]/[.$H125]" office:value-type="float" office:value="0.0140466068806351" calcext:value-type="float">
            <text:p>0.01</text:p>
          </table:table-cell>
          <table:table-cell table:formula="of:=[.F125]/[.$H125]" office:value-type="float" office:value="0.326902851040235" calcext:value-type="float">
            <text:p>0.33</text:p>
          </table:table-cell>
          <table:table-cell table:formula="of:=[.G125]/[.$H125]" office:value-type="float" office:value="0.944953553788178" calcext:value-type="float">
            <text:p>0.94</text:p>
          </table:table-cell>
          <table:table-cell table:formula="of:=MOD(DEGREES(ATAN2([.I125];[.J125]))+360; 360)" office:value-type="float" office:value="87.5395854614083" calcext:value-type="float">
            <text:p>87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8" calcext:value-type="float">
            <text:p>428</text:p>
          </table:table-cell>
          <table:table-cell office:value-type="float" office:value="497" calcext:value-type="float">
            <text:p>497</text:p>
          </table:table-cell>
          <table:table-cell table:formula="of:=[.B126]-[.B$1]" office:value-type="float" office:value="5.5" calcext:value-type="float">
            <text:p>5.5</text:p>
          </table:table-cell>
          <table:table-cell table:formula="of:=[.C126]-[.C$1]" office:value-type="float" office:value="130" calcext:value-type="float">
            <text:p>130</text:p>
          </table:table-cell>
          <table:table-cell table:formula="of:=[.D126]-[.D$1]" office:value-type="float" office:value="361" calcext:value-type="float">
            <text:p>361</text:p>
          </table:table-cell>
          <table:table-cell table:formula="of:=SQRT([.E126]^2 + [.F126]^2 + [.G126]^2)" office:value-type="float" office:value="383.733305825804" calcext:value-type="float">
            <text:p>383.73</text:p>
          </table:table-cell>
          <table:table-cell table:formula="of:=[.E126]/[.$H126]" office:value-type="float" office:value="0.014332871076082" calcext:value-type="float">
            <text:p>0.01</text:p>
          </table:table-cell>
          <table:table-cell table:formula="of:=[.F126]/[.$H126]" office:value-type="float" office:value="0.338776952707393" calcext:value-type="float">
            <text:p>0.34</text:p>
          </table:table-cell>
          <table:table-cell table:formula="of:=[.G126]/[.$H126]" office:value-type="float" office:value="0.940757537902838" calcext:value-type="float">
            <text:p>0.94</text:p>
          </table:table-cell>
          <table:table-cell table:formula="of:=MOD(DEGREES(ATAN2([.I126];[.J126]))+360; 360)" office:value-type="float" office:value="87.5773925418762" calcext:value-type="float">
            <text:p>87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2" calcext:value-type="float">
            <text:p>422</text:p>
          </table:table-cell>
          <table:table-cell office:value-type="float" office:value="503" calcext:value-type="float">
            <text:p>503</text:p>
          </table:table-cell>
          <table:table-cell table:formula="of:=[.B127]-[.B$1]" office:value-type="float" office:value="2.5" calcext:value-type="float">
            <text:p>2.5</text:p>
          </table:table-cell>
          <table:table-cell table:formula="of:=[.C127]-[.C$1]" office:value-type="float" office:value="124" calcext:value-type="float">
            <text:p>124</text:p>
          </table:table-cell>
          <table:table-cell table:formula="of:=[.D127]-[.D$1]" office:value-type="float" office:value="367" calcext:value-type="float">
            <text:p>367</text:p>
          </table:table-cell>
          <table:table-cell table:formula="of:=SQRT([.E127]^2 + [.F127]^2 + [.G127]^2)" office:value-type="float" office:value="387.390307054784" calcext:value-type="float">
            <text:p>387.39</text:p>
          </table:table-cell>
          <table:table-cell table:formula="of:=[.E127]/[.$H127]" office:value-type="float" office:value="0.00645343973370623" calcext:value-type="float">
            <text:p>0.01</text:p>
          </table:table-cell>
          <table:table-cell table:formula="of:=[.F127]/[.$H127]" office:value-type="float" office:value="0.320090610791829" calcext:value-type="float">
            <text:p>0.32</text:p>
          </table:table-cell>
          <table:table-cell table:formula="of:=[.G127]/[.$H127]" office:value-type="float" office:value="0.947364952908074" calcext:value-type="float">
            <text:p>0.95</text:p>
          </table:table-cell>
          <table:table-cell table:formula="of:=MOD(DEGREES(ATAN2([.I127];[.J127]))+360; 360)" office:value-type="float" office:value="88.8449996319553" calcext:value-type="float">
            <text:p>88.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428" calcext:value-type="float">
            <text:p>428</text:p>
          </table:table-cell>
          <table:table-cell office:value-type="float" office:value="506" calcext:value-type="float">
            <text:p>506</text:p>
          </table:table-cell>
          <table:table-cell table:formula="of:=[.B128]-[.B$1]" office:value-type="float" office:value="10.5" calcext:value-type="float">
            <text:p>10.5</text:p>
          </table:table-cell>
          <table:table-cell table:formula="of:=[.C128]-[.C$1]" office:value-type="float" office:value="130" calcext:value-type="float">
            <text:p>130</text:p>
          </table:table-cell>
          <table:table-cell table:formula="of:=[.D128]-[.D$1]" office:value-type="float" office:value="370" calcext:value-type="float">
            <text:p>370</text:p>
          </table:table-cell>
          <table:table-cell table:formula="of:=SQRT([.E128]^2 + [.F128]^2 + [.G128]^2)" office:value-type="float" office:value="392.31396865266" calcext:value-type="float">
            <text:p>392.31</text:p>
          </table:table-cell>
          <table:table-cell table:formula="of:=[.E128]/[.$H128]" office:value-type="float" office:value="0.02676427769335" calcext:value-type="float">
            <text:p>0.03</text:p>
          </table:table-cell>
          <table:table-cell table:formula="of:=[.F128]/[.$H128]" office:value-type="float" office:value="0.331367247631953" calcext:value-type="float">
            <text:p>0.33</text:p>
          </table:table-cell>
          <table:table-cell table:formula="of:=[.G128]/[.$H128]" office:value-type="float" office:value="0.943122166337096" calcext:value-type="float">
            <text:p>0.94</text:p>
          </table:table-cell>
          <table:table-cell table:formula="of:=MOD(DEGREES(ATAN2([.I128];[.J128]))+360; 360)" office:value-type="float" office:value="85.3822880275061" calcext:value-type="float">
            <text:p>85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7" calcext:value-type="float">
            <text:p>427</text:p>
          </table:table-cell>
          <table:table-cell office:value-type="float" office:value="503" calcext:value-type="float">
            <text:p>503</text:p>
          </table:table-cell>
          <table:table-cell table:formula="of:=[.B129]-[.B$1]" office:value-type="float" office:value="-0.5" calcext:value-type="float">
            <text:p>-0.5</text:p>
          </table:table-cell>
          <table:table-cell table:formula="of:=[.C129]-[.C$1]" office:value-type="float" office:value="129" calcext:value-type="float">
            <text:p>129</text:p>
          </table:table-cell>
          <table:table-cell table:formula="of:=[.D129]-[.D$1]" office:value-type="float" office:value="367" calcext:value-type="float">
            <text:p>367</text:p>
          </table:table-cell>
          <table:table-cell table:formula="of:=SQRT([.E129]^2 + [.F129]^2 + [.G129]^2)" office:value-type="float" office:value="389.011889278464" calcext:value-type="float">
            <text:p>389.01</text:p>
          </table:table-cell>
          <table:table-cell table:formula="of:=[.E129]/[.$H129]" office:value-type="float" office:value="-0.00128530775994378" calcext:value-type="float">
            <text:p>0.00</text:p>
          </table:table-cell>
          <table:table-cell table:formula="of:=[.F129]/[.$H129]" office:value-type="float" office:value="0.331609402065495" calcext:value-type="float">
            <text:p>0.33</text:p>
          </table:table-cell>
          <table:table-cell table:formula="of:=[.G129]/[.$H129]" office:value-type="float" office:value="0.943415895798734" calcext:value-type="float">
            <text:p>0.94</text:p>
          </table:table-cell>
          <table:table-cell table:formula="of:=MOD(DEGREES(ATAN2([.I129];[.J129]))+360; 360)" office:value-type="float" office:value="90.2220755526935" calcext:value-type="float">
            <text:p>90.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32" calcext:value-type="float">
            <text:p>432</text:p>
          </table:table-cell>
          <table:table-cell office:value-type="float" office:value="501" calcext:value-type="float">
            <text:p>501</text:p>
          </table:table-cell>
          <table:table-cell table:formula="of:=[.B130]-[.B$1]" office:value-type="float" office:value="2.5" calcext:value-type="float">
            <text:p>2.5</text:p>
          </table:table-cell>
          <table:table-cell table:formula="of:=[.C130]-[.C$1]" office:value-type="float" office:value="134" calcext:value-type="float">
            <text:p>134</text:p>
          </table:table-cell>
          <table:table-cell table:formula="of:=[.D130]-[.D$1]" office:value-type="float" office:value="365" calcext:value-type="float">
            <text:p>365</text:p>
          </table:table-cell>
          <table:table-cell table:formula="of:=SQRT([.E130]^2 + [.F130]^2 + [.G130]^2)" office:value-type="float" office:value="388.8280468279" calcext:value-type="float">
            <text:p>388.83</text:p>
          </table:table-cell>
          <table:table-cell table:formula="of:=[.E130]/[.$H130]" office:value-type="float" office:value="0.00642957734246606" calcext:value-type="float">
            <text:p>0.01</text:p>
          </table:table-cell>
          <table:table-cell table:formula="of:=[.F130]/[.$H130]" office:value-type="float" office:value="0.344625345556181" calcext:value-type="float">
            <text:p>0.34</text:p>
          </table:table-cell>
          <table:table-cell table:formula="of:=[.G130]/[.$H130]" office:value-type="float" office:value="0.938718292000044" calcext:value-type="float">
            <text:p>0.94</text:p>
          </table:table-cell>
          <table:table-cell table:formula="of:=MOD(DEGREES(ATAN2([.I130];[.J130]))+360; 360)" office:value-type="float" office:value="88.93117288815" calcext:value-type="float">
            <text:p>88.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table:formula="of:=[.B131]-[.B$1]" office:value-type="float" office:value="8.5" calcext:value-type="float">
            <text:p>8.5</text:p>
          </table:table-cell>
          <table:table-cell table:formula="of:=[.C131]-[.C$1]" office:value-type="float" office:value="128" calcext:value-type="float">
            <text:p>128</text:p>
          </table:table-cell>
          <table:table-cell table:formula="of:=[.D131]-[.D$1]" office:value-type="float" office:value="366" calcext:value-type="float">
            <text:p>366</text:p>
          </table:table-cell>
          <table:table-cell table:formula="of:=SQRT([.E131]^2 + [.F131]^2 + [.G131]^2)" office:value-type="float" office:value="387.830181909557" calcext:value-type="float">
            <text:p>387.83</text:p>
          </table:table-cell>
          <table:table-cell table:formula="of:=[.E131]/[.$H131]" office:value-type="float" office:value="0.0219168089449578" calcext:value-type="float">
            <text:p>0.02</text:p>
          </table:table-cell>
          <table:table-cell table:formula="of:=[.F131]/[.$H131]" office:value-type="float" office:value="0.330041358229953" calcext:value-type="float">
            <text:p>0.33</text:p>
          </table:table-cell>
          <table:table-cell table:formula="of:=[.G131]/[.$H131]" office:value-type="float" office:value="0.943712008688772" calcext:value-type="float">
            <text:p>0.94</text:p>
          </table:table-cell>
          <table:table-cell table:formula="of:=MOD(DEGREES(ATAN2([.I131];[.J131]))+360; 360)" office:value-type="float" office:value="86.2007801769176" calcext:value-type="float">
            <text:p>86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2" calcext:value-type="float">
            <text:p>422</text:p>
          </table:table-cell>
          <table:table-cell office:value-type="float" office:value="505" calcext:value-type="float">
            <text:p>505</text:p>
          </table:table-cell>
          <table:table-cell table:formula="of:=[.B132]-[.B$1]" office:value-type="float" office:value="4.5" calcext:value-type="float">
            <text:p>4.5</text:p>
          </table:table-cell>
          <table:table-cell table:formula="of:=[.C132]-[.C$1]" office:value-type="float" office:value="124" calcext:value-type="float">
            <text:p>124</text:p>
          </table:table-cell>
          <table:table-cell table:formula="of:=[.D132]-[.D$1]" office:value-type="float" office:value="369" calcext:value-type="float">
            <text:p>369</text:p>
          </table:table-cell>
          <table:table-cell table:formula="of:=SQRT([.E132]^2 + [.F132]^2 + [.G132]^2)" office:value-type="float" office:value="389.303544807904" calcext:value-type="float">
            <text:p>389.30</text:p>
          </table:table-cell>
          <table:table-cell table:formula="of:=[.E132]/[.$H132]" office:value-type="float" office:value="0.011559103583864" calcext:value-type="float">
            <text:p>0.01</text:p>
          </table:table-cell>
          <table:table-cell table:formula="of:=[.F132]/[.$H132]" office:value-type="float" office:value="0.318517520977585" calcext:value-type="float">
            <text:p>0.32</text:p>
          </table:table-cell>
          <table:table-cell table:formula="of:=[.G132]/[.$H132]" office:value-type="float" office:value="0.947846493876847" calcext:value-type="float">
            <text:p>0.95</text:p>
          </table:table-cell>
          <table:table-cell table:formula="of:=MOD(DEGREES(ATAN2([.I132];[.J132]))+360; 360)" office:value-type="float" office:value="87.9216297546381" calcext:value-type="float">
            <text:p>87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2" calcext:value-type="float">
            <text:p>422</text:p>
          </table:table-cell>
          <table:table-cell office:value-type="float" office:value="498" calcext:value-type="float">
            <text:p>498</text:p>
          </table:table-cell>
          <table:table-cell table:formula="of:=[.B133]-[.B$1]" office:value-type="float" office:value="-0.5" calcext:value-type="float">
            <text:p>-0.5</text:p>
          </table:table-cell>
          <table:table-cell table:formula="of:=[.C133]-[.C$1]" office:value-type="float" office:value="124" calcext:value-type="float">
            <text:p>124</text:p>
          </table:table-cell>
          <table:table-cell table:formula="of:=[.D133]-[.D$1]" office:value-type="float" office:value="362" calcext:value-type="float">
            <text:p>362</text:p>
          </table:table-cell>
          <table:table-cell table:formula="of:=SQRT([.E133]^2 + [.F133]^2 + [.G133]^2)" office:value-type="float" office:value="382.648990590593" calcext:value-type="float">
            <text:p>382.65</text:p>
          </table:table-cell>
          <table:table-cell table:formula="of:=[.E133]/[.$H133]" office:value-type="float" office:value="-0.00130668056703425" calcext:value-type="float">
            <text:p>0.00</text:p>
          </table:table-cell>
          <table:table-cell table:formula="of:=[.F133]/[.$H133]" office:value-type="float" office:value="0.324056780624494" calcext:value-type="float">
            <text:p>0.32</text:p>
          </table:table-cell>
          <table:table-cell table:formula="of:=[.G133]/[.$H133]" office:value-type="float" office:value="0.946036730532797" calcext:value-type="float">
            <text:p>0.95</text:p>
          </table:table-cell>
          <table:table-cell table:formula="of:=MOD(DEGREES(ATAN2([.I133];[.J133]))+360; 360)" office:value-type="float" office:value="90.2310301168955" calcext:value-type="float">
            <text:p>90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34" calcext:value-type="float">
            <text:p>434</text:p>
          </table:table-cell>
          <table:table-cell office:value-type="float" office:value="505" calcext:value-type="float">
            <text:p>505</text:p>
          </table:table-cell>
          <table:table-cell table:formula="of:=[.B134]-[.B$1]" office:value-type="float" office:value="4.5" calcext:value-type="float">
            <text:p>4.5</text:p>
          </table:table-cell>
          <table:table-cell table:formula="of:=[.C134]-[.C$1]" office:value-type="float" office:value="136" calcext:value-type="float">
            <text:p>136</text:p>
          </table:table-cell>
          <table:table-cell table:formula="of:=[.D134]-[.D$1]" office:value-type="float" office:value="369" calcext:value-type="float">
            <text:p>369</text:p>
          </table:table-cell>
          <table:table-cell table:formula="of:=SQRT([.E134]^2 + [.F134]^2 + [.G134]^2)" office:value-type="float" office:value="393.290287192552" calcext:value-type="float">
            <text:p>393.29</text:p>
          </table:table-cell>
          <table:table-cell table:formula="of:=[.E134]/[.$H134]" office:value-type="float" office:value="0.0114419301633982" calcext:value-type="float">
            <text:p>0.01</text:p>
          </table:table-cell>
          <table:table-cell table:formula="of:=[.F134]/[.$H134]" office:value-type="float" office:value="0.345800556049368" calcext:value-type="float">
            <text:p>0.35</text:p>
          </table:table-cell>
          <table:table-cell table:formula="of:=[.G134]/[.$H134]" office:value-type="float" office:value="0.938238273398652" calcext:value-type="float">
            <text:p>0.94</text:p>
          </table:table-cell>
          <table:table-cell table:formula="of:=MOD(DEGREES(ATAN2([.I134];[.J134]))+360; 360)" office:value-type="float" office:value="88.1048751783069" calcext:value-type="float">
            <text:p>88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428" calcext:value-type="float">
            <text:p>428</text:p>
          </table:table-cell>
          <table:table-cell office:value-type="float" office:value="511" calcext:value-type="float">
            <text:p>511</text:p>
          </table:table-cell>
          <table:table-cell table:formula="of:=[.B135]-[.B$1]" office:value-type="float" office:value="10.5" calcext:value-type="float">
            <text:p>10.5</text:p>
          </table:table-cell>
          <table:table-cell table:formula="of:=[.C135]-[.C$1]" office:value-type="float" office:value="130" calcext:value-type="float">
            <text:p>130</text:p>
          </table:table-cell>
          <table:table-cell table:formula="of:=[.D135]-[.D$1]" office:value-type="float" office:value="375" calcext:value-type="float">
            <text:p>375</text:p>
          </table:table-cell>
          <table:table-cell table:formula="of:=SQRT([.E135]^2 + [.F135]^2 + [.G135]^2)" office:value-type="float" office:value="397.033059076949" calcext:value-type="float">
            <text:p>397.03</text:p>
          </table:table-cell>
          <table:table-cell table:formula="of:=[.E135]/[.$H135]" office:value-type="float" office:value="0.0264461604895349" calcext:value-type="float">
            <text:p>0.03</text:p>
          </table:table-cell>
          <table:table-cell table:formula="of:=[.F135]/[.$H135]" office:value-type="float" office:value="0.327428653679956" calcext:value-type="float">
            <text:p>0.33</text:p>
          </table:table-cell>
          <table:table-cell table:formula="of:=[.G135]/[.$H135]" office:value-type="float" office:value="0.944505731769105" calcext:value-type="float">
            <text:p>0.94</text:p>
          </table:table-cell>
          <table:table-cell table:formula="of:=MOD(DEGREES(ATAN2([.I135];[.J135]))+360; 360)" office:value-type="float" office:value="85.3822880275061" calcext:value-type="float">
            <text:p>85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2" calcext:value-type="float">
            <text:p>422</text:p>
          </table:table-cell>
          <table:table-cell office:value-type="float" office:value="508" calcext:value-type="float">
            <text:p>508</text:p>
          </table:table-cell>
          <table:table-cell table:formula="of:=[.B136]-[.B$1]" office:value-type="float" office:value="6.5" calcext:value-type="float">
            <text:p>6.5</text:p>
          </table:table-cell>
          <table:table-cell table:formula="of:=[.C136]-[.C$1]" office:value-type="float" office:value="124" calcext:value-type="float">
            <text:p>124</text:p>
          </table:table-cell>
          <table:table-cell table:formula="of:=[.D136]-[.D$1]" office:value-type="float" office:value="372" calcext:value-type="float">
            <text:p>372</text:p>
          </table:table-cell>
          <table:table-cell table:formula="of:=SQRT([.E136]^2 + [.F136]^2 + [.G136]^2)" office:value-type="float" office:value="392.176299640863" calcext:value-type="float">
            <text:p>392.18</text:p>
          </table:table-cell>
          <table:table-cell table:formula="of:=[.E136]/[.$H136]" office:value-type="float" office:value="0.0165741785160205" calcext:value-type="float">
            <text:p>0.02</text:p>
          </table:table-cell>
          <table:table-cell table:formula="of:=[.F136]/[.$H136]" office:value-type="float" office:value="0.316184328613314" calcext:value-type="float">
            <text:p>0.32</text:p>
          </table:table-cell>
          <table:table-cell table:formula="of:=[.G136]/[.$H136]" office:value-type="float" office:value="0.948552985839941" calcext:value-type="float">
            <text:p>0.95</text:p>
          </table:table-cell>
          <table:table-cell table:formula="of:=MOD(DEGREES(ATAN2([.I136];[.J136]))+360; 360)" office:value-type="float" office:value="86.9993385865379" calcext:value-type="float">
            <text:p>87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434" calcext:value-type="float">
            <text:p>434</text:p>
          </table:table-cell>
          <table:table-cell office:value-type="float" office:value="503" calcext:value-type="float">
            <text:p>503</text:p>
          </table:table-cell>
          <table:table-cell table:formula="of:=[.B137]-[.B$1]" office:value-type="float" office:value="-5.5" calcext:value-type="float">
            <text:p>-5.5</text:p>
          </table:table-cell>
          <table:table-cell table:formula="of:=[.C137]-[.C$1]" office:value-type="float" office:value="136" calcext:value-type="float">
            <text:p>136</text:p>
          </table:table-cell>
          <table:table-cell table:formula="of:=[.D137]-[.D$1]" office:value-type="float" office:value="367" calcext:value-type="float">
            <text:p>367</text:p>
          </table:table-cell>
          <table:table-cell table:formula="of:=SQRT([.E137]^2 + [.F137]^2 + [.G137]^2)" office:value-type="float" office:value="391.427196295812" calcext:value-type="float">
            <text:p>391.43</text:p>
          </table:table-cell>
          <table:table-cell table:formula="of:=[.E137]/[.$H137]" office:value-type="float" office:value="-0.0140511442537669" calcext:value-type="float">
            <text:p>-0.01</text:p>
          </table:table-cell>
          <table:table-cell table:formula="of:=[.F137]/[.$H137]" office:value-type="float" office:value="0.347446476093146" calcext:value-type="float">
            <text:p>0.35</text:p>
          </table:table-cell>
          <table:table-cell table:formula="of:=[.G137]/[.$H137]" office:value-type="float" office:value="0.937594534751358" calcext:value-type="float">
            <text:p>0.94</text:p>
          </table:table-cell>
          <table:table-cell table:formula="of:=MOD(DEGREES(ATAN2([.I137];[.J137]))+360; 360)" office:value-type="float" office:value="92.3158467666766" calcext:value-type="float">
            <text:p>92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7" calcext:value-type="float">
            <text:p>427</text:p>
          </table:table-cell>
          <table:table-cell office:value-type="float" office:value="508" calcext:value-type="float">
            <text:p>508</text:p>
          </table:table-cell>
          <table:table-cell table:formula="of:=[.B138]-[.B$1]" office:value-type="float" office:value="4.5" calcext:value-type="float">
            <text:p>4.5</text:p>
          </table:table-cell>
          <table:table-cell table:formula="of:=[.C138]-[.C$1]" office:value-type="float" office:value="129" calcext:value-type="float">
            <text:p>129</text:p>
          </table:table-cell>
          <table:table-cell table:formula="of:=[.D138]-[.D$1]" office:value-type="float" office:value="372" calcext:value-type="float">
            <text:p>372</text:p>
          </table:table-cell>
          <table:table-cell table:formula="of:=SQRT([.E138]^2 + [.F138]^2 + [.G138]^2)" office:value-type="float" office:value="393.757857064465" calcext:value-type="float">
            <text:p>393.76</text:p>
          </table:table-cell>
          <table:table-cell table:formula="of:=[.E138]/[.$H138]" office:value-type="float" office:value="0.0114283433822713" calcext:value-type="float">
            <text:p>0.01</text:p>
          </table:table-cell>
          <table:table-cell table:formula="of:=[.F138]/[.$H138]" office:value-type="float" office:value="0.327612510291776" calcext:value-type="float">
            <text:p>0.33</text:p>
          </table:table-cell>
          <table:table-cell table:formula="of:=[.G138]/[.$H138]" office:value-type="float" office:value="0.944743052934425" calcext:value-type="float">
            <text:p>0.94</text:p>
          </table:table-cell>
          <table:table-cell table:formula="of:=MOD(DEGREES(ATAN2([.I138];[.J138]))+360; 360)" office:value-type="float" office:value="88.0021201435233" calcext:value-type="float">
            <text:p>88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1" calcext:value-type="float">
            <text:p>421</text:p>
          </table:table-cell>
          <table:table-cell office:value-type="float" office:value="504" calcext:value-type="float">
            <text:p>504</text:p>
          </table:table-cell>
          <table:table-cell table:formula="of:=[.B139]-[.B$1]" office:value-type="float" office:value="3.5" calcext:value-type="float">
            <text:p>3.5</text:p>
          </table:table-cell>
          <table:table-cell table:formula="of:=[.C139]-[.C$1]" office:value-type="float" office:value="123" calcext:value-type="float">
            <text:p>123</text:p>
          </table:table-cell>
          <table:table-cell table:formula="of:=[.D139]-[.D$1]" office:value-type="float" office:value="368" calcext:value-type="float">
            <text:p>368</text:p>
          </table:table-cell>
          <table:table-cell table:formula="of:=SQRT([.E139]^2 + [.F139]^2 + [.G139]^2)" office:value-type="float" office:value="388.027383054341" calcext:value-type="float">
            <text:p>388.03</text:p>
          </table:table-cell>
          <table:table-cell table:formula="of:=[.E139]/[.$H139]" office:value-type="float" office:value="0.00901998197253478" calcext:value-type="float">
            <text:p>0.01</text:p>
          </table:table-cell>
          <table:table-cell table:formula="of:=[.F139]/[.$H139]" office:value-type="float" office:value="0.316987937891936" calcext:value-type="float">
            <text:p>0.32</text:p>
          </table:table-cell>
          <table:table-cell table:formula="of:=[.G139]/[.$H139]" office:value-type="float" office:value="0.948386675969371" calcext:value-type="float">
            <text:p>0.95</text:p>
          </table:table-cell>
          <table:table-cell table:formula="of:=MOD(DEGREES(ATAN2([.I139];[.J139]))+360; 360)" office:value-type="float" office:value="88.3700721146158" calcext:value-type="float">
            <text:p>88.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table:formula="of:=[.B140]-[.B$1]" office:value-type="float" office:value="10.5" calcext:value-type="float">
            <text:p>10.5</text:p>
          </table:table-cell>
          <table:table-cell table:formula="of:=[.C140]-[.C$1]" office:value-type="float" office:value="128" calcext:value-type="float">
            <text:p>128</text:p>
          </table:table-cell>
          <table:table-cell table:formula="of:=[.D140]-[.D$1]" office:value-type="float" office:value="366" calcext:value-type="float">
            <text:p>366</text:p>
          </table:table-cell>
          <table:table-cell table:formula="of:=SQRT([.E140]^2 + [.F140]^2 + [.G140]^2)" office:value-type="float" office:value="387.879169329831" calcext:value-type="float">
            <text:p>387.88</text:p>
          </table:table-cell>
          <table:table-cell table:formula="of:=[.E140]/[.$H140]" office:value-type="float" office:value="0.0270702858783101" calcext:value-type="float">
            <text:p>0.03</text:p>
          </table:table-cell>
          <table:table-cell table:formula="of:=[.F140]/[.$H140]" office:value-type="float" office:value="0.329999675468924" calcext:value-type="float">
            <text:p>0.33</text:p>
          </table:table-cell>
          <table:table-cell table:formula="of:=[.G140]/[.$H140]" office:value-type="float" office:value="0.943592822043953" calcext:value-type="float">
            <text:p>0.94</text:p>
          </table:table-cell>
          <table:table-cell table:formula="of:=MOD(DEGREES(ATAN2([.I140];[.J140]))+360; 360)" office:value-type="float" office:value="85.3104556226539" calcext:value-type="float">
            <text:p>85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35" calcext:value-type="float">
            <text:p>435</text:p>
          </table:table-cell>
          <table:table-cell office:value-type="float" office:value="504" calcext:value-type="float">
            <text:p>504</text:p>
          </table:table-cell>
          <table:table-cell table:formula="of:=[.B141]-[.B$1]" office:value-type="float" office:value="5.5" calcext:value-type="float">
            <text:p>5.5</text:p>
          </table:table-cell>
          <table:table-cell table:formula="of:=[.C141]-[.C$1]" office:value-type="float" office:value="137" calcext:value-type="float">
            <text:p>137</text:p>
          </table:table-cell>
          <table:table-cell table:formula="of:=[.D141]-[.D$1]" office:value-type="float" office:value="368" calcext:value-type="float">
            <text:p>368</text:p>
          </table:table-cell>
          <table:table-cell table:formula="of:=SQRT([.E141]^2 + [.F141]^2 + [.G141]^2)" office:value-type="float" office:value="392.712681231457" calcext:value-type="float">
            <text:p>392.71</text:p>
          </table:table-cell>
          <table:table-cell table:formula="of:=[.E141]/[.$H141]" office:value-type="float" office:value="0.014005149980778" calcext:value-type="float">
            <text:p>0.01</text:p>
          </table:table-cell>
          <table:table-cell table:formula="of:=[.F141]/[.$H141]" office:value-type="float" office:value="0.348855554066651" calcext:value-type="float">
            <text:p>0.35</text:p>
          </table:table-cell>
          <table:table-cell table:formula="of:=[.G141]/[.$H141]" office:value-type="float" office:value="0.937071853259325" calcext:value-type="float">
            <text:p>0.94</text:p>
          </table:table-cell>
          <table:table-cell table:formula="of:=MOD(DEGREES(ATAN2([.I141];[.J141]))+360; 360)" office:value-type="float" office:value="87.7010390203104" calcext:value-type="float">
            <text:p>87.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4" calcext:value-type="float">
            <text:p>-44</text:p>
          </table:table-cell>
          <table:table-cell office:value-type="float" office:value="429" calcext:value-type="float">
            <text:p>429</text:p>
          </table:table-cell>
          <table:table-cell office:value-type="float" office:value="501" calcext:value-type="float">
            <text:p>501</text:p>
          </table:table-cell>
          <table:table-cell table:formula="of:=[.B142]-[.B$1]" office:value-type="float" office:value="11.5" calcext:value-type="float">
            <text:p>11.5</text:p>
          </table:table-cell>
          <table:table-cell table:formula="of:=[.C142]-[.C$1]" office:value-type="float" office:value="131" calcext:value-type="float">
            <text:p>131</text:p>
          </table:table-cell>
          <table:table-cell table:formula="of:=[.D142]-[.D$1]" office:value-type="float" office:value="365" calcext:value-type="float">
            <text:p>365</text:p>
          </table:table-cell>
          <table:table-cell table:formula="of:=SQRT([.E142]^2 + [.F142]^2 + [.G142]^2)" office:value-type="float" office:value="387.966815591231" calcext:value-type="float">
            <text:p>387.97</text:p>
          </table:table-cell>
          <table:table-cell table:formula="of:=[.E142]/[.$H142]" office:value-type="float" office:value="0.0296417104191628" calcext:value-type="float">
            <text:p>0.03</text:p>
          </table:table-cell>
          <table:table-cell table:formula="of:=[.F142]/[.$H142]" office:value-type="float" office:value="0.337657744774811" calcext:value-type="float">
            <text:p>0.34</text:p>
          </table:table-cell>
          <table:table-cell table:formula="of:=[.G142]/[.$H142]" office:value-type="float" office:value="0.940802113303863" calcext:value-type="float">
            <text:p>0.94</text:p>
          </table:table-cell>
          <table:table-cell table:formula="of:=MOD(DEGREES(ATAN2([.I142];[.J142]))+360; 360)" office:value-type="float" office:value="84.9830789634552" calcext:value-type="float">
            <text:p>84.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33" calcext:value-type="float">
            <text:p>433</text:p>
          </table:table-cell>
          <table:table-cell office:value-type="float" office:value="502" calcext:value-type="float">
            <text:p>502</text:p>
          </table:table-cell>
          <table:table-cell table:formula="of:=[.B143]-[.B$1]" office:value-type="float" office:value="8.5" calcext:value-type="float">
            <text:p>8.5</text:p>
          </table:table-cell>
          <table:table-cell table:formula="of:=[.C143]-[.C$1]" office:value-type="float" office:value="135" calcext:value-type="float">
            <text:p>135</text:p>
          </table:table-cell>
          <table:table-cell table:formula="of:=[.D143]-[.D$1]" office:value-type="float" office:value="366" calcext:value-type="float">
            <text:p>366</text:p>
          </table:table-cell>
          <table:table-cell table:formula="of:=SQRT([.E143]^2 + [.F143]^2 + [.G143]^2)" office:value-type="float" office:value="390.196424893924" calcext:value-type="float">
            <text:p>390.20</text:p>
          </table:table-cell>
          <table:table-cell table:formula="of:=[.E143]/[.$H143]" office:value-type="float" office:value="0.0217839002556488" calcext:value-type="float">
            <text:p>0.02</text:p>
          </table:table-cell>
          <table:table-cell table:formula="of:=[.F143]/[.$H143]" office:value-type="float" office:value="0.345979592295598" calcext:value-type="float">
            <text:p>0.35</text:p>
          </table:table-cell>
          <table:table-cell table:formula="of:=[.G143]/[.$H143]" office:value-type="float" office:value="0.937989116890289" calcext:value-type="float">
            <text:p>0.94</text:p>
          </table:table-cell>
          <table:table-cell table:formula="of:=MOD(DEGREES(ATAN2([.I143];[.J143]))+360; 360)" office:value-type="float" office:value="86.3972437778956" calcext:value-type="float">
            <text:p>86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30" calcext:value-type="float">
            <text:p>430</text:p>
          </table:table-cell>
          <table:table-cell office:value-type="float" office:value="497" calcext:value-type="float">
            <text:p>497</text:p>
          </table:table-cell>
          <table:table-cell table:formula="of:=[.B144]-[.B$1]" office:value-type="float" office:value="8.5" calcext:value-type="float">
            <text:p>8.5</text:p>
          </table:table-cell>
          <table:table-cell table:formula="of:=[.C144]-[.C$1]" office:value-type="float" office:value="132" calcext:value-type="float">
            <text:p>132</text:p>
          </table:table-cell>
          <table:table-cell table:formula="of:=[.D144]-[.D$1]" office:value-type="float" office:value="361" calcext:value-type="float">
            <text:p>361</text:p>
          </table:table-cell>
          <table:table-cell table:formula="of:=SQRT([.E144]^2 + [.F144]^2 + [.G144]^2)" office:value-type="float" office:value="384.470089863958" calcext:value-type="float">
            <text:p>384.47</text:p>
          </table:table-cell>
          <table:table-cell table:formula="of:=[.E144]/[.$H144]" office:value-type="float" office:value="0.0221083517914428" calcext:value-type="float">
            <text:p>0.02</text:p>
          </table:table-cell>
          <table:table-cell table:formula="of:=[.F144]/[.$H144]" office:value-type="float" office:value="0.343329698408288" calcext:value-type="float">
            <text:p>0.34</text:p>
          </table:table-cell>
          <table:table-cell table:formula="of:=[.G144]/[.$H144]" office:value-type="float" office:value="0.938954705495393" calcext:value-type="float">
            <text:p>0.94</text:p>
          </table:table-cell>
          <table:table-cell table:formula="of:=MOD(DEGREES(ATAN2([.I144];[.J144]))+360; 360)" office:value-type="float" office:value="86.3155859993397" calcext:value-type="float">
            <text:p>86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3" calcext:value-type="float">
            <text:p>423</text:p>
          </table:table-cell>
          <table:table-cell office:value-type="float" office:value="500" calcext:value-type="float">
            <text:p>500</text:p>
          </table:table-cell>
          <table:table-cell table:formula="of:=[.B145]-[.B$1]" office:value-type="float" office:value="5.5" calcext:value-type="float">
            <text:p>5.5</text:p>
          </table:table-cell>
          <table:table-cell table:formula="of:=[.C145]-[.C$1]" office:value-type="float" office:value="125" calcext:value-type="float">
            <text:p>125</text:p>
          </table:table-cell>
          <table:table-cell table:formula="of:=[.D145]-[.D$1]" office:value-type="float" office:value="364" calcext:value-type="float">
            <text:p>364</text:p>
          </table:table-cell>
          <table:table-cell table:formula="of:=SQRT([.E145]^2 + [.F145]^2 + [.G145]^2)" office:value-type="float" office:value="384.904208862413" calcext:value-type="float">
            <text:p>384.90</text:p>
          </table:table-cell>
          <table:table-cell table:formula="of:=[.E145]/[.$H145]" office:value-type="float" office:value="0.0142892695724354" calcext:value-type="float">
            <text:p>0.01</text:p>
          </table:table-cell>
          <table:table-cell table:formula="of:=[.F145]/[.$H145]" office:value-type="float" office:value="0.324756126646259" calcext:value-type="float">
            <text:p>0.32</text:p>
          </table:table-cell>
          <table:table-cell table:formula="of:=[.G145]/[.$H145]" office:value-type="float" office:value="0.945689840793907" calcext:value-type="float">
            <text:p>0.95</text:p>
          </table:table-cell>
          <table:table-cell table:formula="of:=MOD(DEGREES(ATAN2([.I145];[.J145]))+360; 360)" office:value-type="float" office:value="87.4806107087937" calcext:value-type="float">
            <text:p>87.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509" calcext:value-type="float">
            <text:p>509</text:p>
          </table:table-cell>
          <table:table-cell table:formula="of:=[.B146]-[.B$1]" office:value-type="float" office:value="8.5" calcext:value-type="float">
            <text:p>8.5</text:p>
          </table:table-cell>
          <table:table-cell table:formula="of:=[.C146]-[.C$1]" office:value-type="float" office:value="130" calcext:value-type="float">
            <text:p>130</text:p>
          </table:table-cell>
          <table:table-cell table:formula="of:=[.D146]-[.D$1]" office:value-type="float" office:value="373" calcext:value-type="float">
            <text:p>373</text:p>
          </table:table-cell>
          <table:table-cell table:formula="of:=SQRT([.E146]^2 + [.F146]^2 + [.G146]^2)" office:value-type="float" office:value="395.096507197925" calcext:value-type="float">
            <text:p>395.10</text:p>
          </table:table-cell>
          <table:table-cell table:formula="of:=[.E146]/[.$H146]" office:value-type="float" office:value="0.0215137310635396" calcext:value-type="float">
            <text:p>0.02</text:p>
          </table:table-cell>
          <table:table-cell table:formula="of:=[.F146]/[.$H146]" office:value-type="float" office:value="0.329033533912959" calcext:value-type="float">
            <text:p>0.33</text:p>
          </table:table-cell>
          <table:table-cell table:formula="of:=[.G146]/[.$H146]" office:value-type="float" office:value="0.944073139611797" calcext:value-type="float">
            <text:p>0.94</text:p>
          </table:table-cell>
          <table:table-cell table:formula="of:=MOD(DEGREES(ATAN2([.I146];[.J146]))+360; 360)" office:value-type="float" office:value="86.2590624498474" calcext:value-type="float">
            <text:p>86.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4" calcext:value-type="float">
            <text:p>424</text:p>
          </table:table-cell>
          <table:table-cell office:value-type="float" office:value="503" calcext:value-type="float">
            <text:p>503</text:p>
          </table:table-cell>
          <table:table-cell table:formula="of:=[.B147]-[.B$1]" office:value-type="float" office:value="2.5" calcext:value-type="float">
            <text:p>2.5</text:p>
          </table:table-cell>
          <table:table-cell table:formula="of:=[.C147]-[.C$1]" office:value-type="float" office:value="126" calcext:value-type="float">
            <text:p>126</text:p>
          </table:table-cell>
          <table:table-cell table:formula="of:=[.D147]-[.D$1]" office:value-type="float" office:value="367" calcext:value-type="float">
            <text:p>367</text:p>
          </table:table-cell>
          <table:table-cell table:formula="of:=SQRT([.E147]^2 + [.F147]^2 + [.G147]^2)" office:value-type="float" office:value="388.035114390438" calcext:value-type="float">
            <text:p>388.04</text:p>
          </table:table-cell>
          <table:table-cell table:formula="of:=[.E147]/[.$H147]" office:value-type="float" office:value="0.00644271589680031" calcext:value-type="float">
            <text:p>0.01</text:p>
          </table:table-cell>
          <table:table-cell table:formula="of:=[.F147]/[.$H147]" office:value-type="float" office:value="0.324712881198736" calcext:value-type="float">
            <text:p>0.32</text:p>
          </table:table-cell>
          <table:table-cell table:formula="of:=[.G147]/[.$H147]" office:value-type="float" office:value="0.945790693650286" calcext:value-type="float">
            <text:p>0.95</text:p>
          </table:table-cell>
          <table:table-cell table:formula="of:=MOD(DEGREES(ATAN2([.I147];[.J147]))+360; 360)" office:value-type="float" office:value="88.8633281224012" calcext:value-type="float">
            <text:p>88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33" calcext:value-type="float">
            <text:p>433</text:p>
          </table:table-cell>
          <table:table-cell office:value-type="float" office:value="502" calcext:value-type="float">
            <text:p>502</text:p>
          </table:table-cell>
          <table:table-cell table:formula="of:=[.B148]-[.B$1]" office:value-type="float" office:value="5.5" calcext:value-type="float">
            <text:p>5.5</text:p>
          </table:table-cell>
          <table:table-cell table:formula="of:=[.C148]-[.C$1]" office:value-type="float" office:value="135" calcext:value-type="float">
            <text:p>135</text:p>
          </table:table-cell>
          <table:table-cell table:formula="of:=[.D148]-[.D$1]" office:value-type="float" office:value="366" calcext:value-type="float">
            <text:p>366</text:p>
          </table:table-cell>
          <table:table-cell table:formula="of:=SQRT([.E148]^2 + [.F148]^2 + [.G148]^2)" office:value-type="float" office:value="390.142602134143" calcext:value-type="float">
            <text:p>390.14</text:p>
          </table:table-cell>
          <table:table-cell table:formula="of:=[.E148]/[.$H148]" office:value-type="float" office:value="0.0140974094341764" calcext:value-type="float">
            <text:p>0.01</text:p>
          </table:table-cell>
          <table:table-cell table:formula="of:=[.F148]/[.$H148]" office:value-type="float" office:value="0.346027322475239" calcext:value-type="float">
            <text:p>0.35</text:p>
          </table:table-cell>
          <table:table-cell table:formula="of:=[.G148]/[.$H148]" office:value-type="float" office:value="0.938118518710649" calcext:value-type="float">
            <text:p>0.94</text:p>
          </table:table-cell>
          <table:table-cell table:formula="of:=MOD(DEGREES(ATAN2([.I148];[.J148]))+360; 360)" office:value-type="float" office:value="87.6670176980301" calcext:value-type="float">
            <text:p>87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7" calcext:value-type="float">
            <text:p>427</text:p>
          </table:table-cell>
          <table:table-cell office:value-type="float" office:value="508" calcext:value-type="float">
            <text:p>508</text:p>
          </table:table-cell>
          <table:table-cell table:formula="of:=[.B149]-[.B$1]" office:value-type="float" office:value="-0.5" calcext:value-type="float">
            <text:p>-0.5</text:p>
          </table:table-cell>
          <table:table-cell table:formula="of:=[.C149]-[.C$1]" office:value-type="float" office:value="129" calcext:value-type="float">
            <text:p>129</text:p>
          </table:table-cell>
          <table:table-cell table:formula="of:=[.D149]-[.D$1]" office:value-type="float" office:value="372" calcext:value-type="float">
            <text:p>372</text:p>
          </table:table-cell>
          <table:table-cell table:formula="of:=SQRT([.E149]^2 + [.F149]^2 + [.G149]^2)" office:value-type="float" office:value="393.732459926788" calcext:value-type="float">
            <text:p>393.73</text:p>
          </table:table-cell>
          <table:table-cell table:formula="of:=[.E149]/[.$H149]" office:value-type="float" office:value="-0.00126989783898684" calcext:value-type="float">
            <text:p>0.00</text:p>
          </table:table-cell>
          <table:table-cell table:formula="of:=[.F149]/[.$H149]" office:value-type="float" office:value="0.327633642458604" calcext:value-type="float">
            <text:p>0.33</text:p>
          </table:table-cell>
          <table:table-cell table:formula="of:=[.G149]/[.$H149]" office:value-type="float" office:value="0.944803992206207" calcext:value-type="float">
            <text:p>0.94</text:p>
          </table:table-cell>
          <table:table-cell table:formula="of:=MOD(DEGREES(ATAN2([.I149];[.J149]))+360; 360)" office:value-type="float" office:value="90.2220755526935" calcext:value-type="float">
            <text:p>90.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table:formula="of:=[.B150]-[.B$1]" office:value-type="float" office:value="5.5" calcext:value-type="float">
            <text:p>5.5</text:p>
          </table:table-cell>
          <table:table-cell table:formula="of:=[.C150]-[.C$1]" office:value-type="float" office:value="128" calcext:value-type="float">
            <text:p>128</text:p>
          </table:table-cell>
          <table:table-cell table:formula="of:=[.D150]-[.D$1]" office:value-type="float" office:value="370" calcext:value-type="float">
            <text:p>370</text:p>
          </table:table-cell>
          <table:table-cell table:formula="of:=SQRT([.E150]^2 + [.F150]^2 + [.G150]^2)" office:value-type="float" office:value="391.553636172619" calcext:value-type="float">
            <text:p>391.55</text:p>
          </table:table-cell>
          <table:table-cell table:formula="of:=[.E150]/[.$H150]" office:value-type="float" office:value="0.0140466068806351" calcext:value-type="float">
            <text:p>0.01</text:p>
          </table:table-cell>
          <table:table-cell table:formula="of:=[.F150]/[.$H150]" office:value-type="float" office:value="0.326902851040235" calcext:value-type="float">
            <text:p>0.33</text:p>
          </table:table-cell>
          <table:table-cell table:formula="of:=[.G150]/[.$H150]" office:value-type="float" office:value="0.944953553788178" calcext:value-type="float">
            <text:p>0.94</text:p>
          </table:table-cell>
          <table:table-cell table:formula="of:=MOD(DEGREES(ATAN2([.I150];[.J150]))+360; 360)" office:value-type="float" office:value="87.5395854614083" calcext:value-type="float">
            <text:p>87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8" calcext:value-type="float">
            <text:p>428</text:p>
          </table:table-cell>
          <table:table-cell office:value-type="float" office:value="497" calcext:value-type="float">
            <text:p>497</text:p>
          </table:table-cell>
          <table:table-cell table:formula="of:=[.B151]-[.B$1]" office:value-type="float" office:value="5.5" calcext:value-type="float">
            <text:p>5.5</text:p>
          </table:table-cell>
          <table:table-cell table:formula="of:=[.C151]-[.C$1]" office:value-type="float" office:value="130" calcext:value-type="float">
            <text:p>130</text:p>
          </table:table-cell>
          <table:table-cell table:formula="of:=[.D151]-[.D$1]" office:value-type="float" office:value="361" calcext:value-type="float">
            <text:p>361</text:p>
          </table:table-cell>
          <table:table-cell table:formula="of:=SQRT([.E151]^2 + [.F151]^2 + [.G151]^2)" office:value-type="float" office:value="383.733305825804" calcext:value-type="float">
            <text:p>383.73</text:p>
          </table:table-cell>
          <table:table-cell table:formula="of:=[.E151]/[.$H151]" office:value-type="float" office:value="0.014332871076082" calcext:value-type="float">
            <text:p>0.01</text:p>
          </table:table-cell>
          <table:table-cell table:formula="of:=[.F151]/[.$H151]" office:value-type="float" office:value="0.338776952707393" calcext:value-type="float">
            <text:p>0.34</text:p>
          </table:table-cell>
          <table:table-cell table:formula="of:=[.G151]/[.$H151]" office:value-type="float" office:value="0.940757537902838" calcext:value-type="float">
            <text:p>0.94</text:p>
          </table:table-cell>
          <table:table-cell table:formula="of:=MOD(DEGREES(ATAN2([.I151];[.J151]))+360; 360)" office:value-type="float" office:value="87.5773925418762" calcext:value-type="float">
            <text:p>87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15" calcext:value-type="float">
            <text:p>415</text:p>
          </table:table-cell>
          <table:table-cell office:value-type="float" office:value="501" calcext:value-type="float">
            <text:p>501</text:p>
          </table:table-cell>
          <table:table-cell table:formula="of:=[.B152]-[.B$1]" office:value-type="float" office:value="-0.5" calcext:value-type="float">
            <text:p>-0.5</text:p>
          </table:table-cell>
          <table:table-cell table:formula="of:=[.C152]-[.C$1]" office:value-type="float" office:value="117" calcext:value-type="float">
            <text:p>117</text:p>
          </table:table-cell>
          <table:table-cell table:formula="of:=[.D152]-[.D$1]" office:value-type="float" office:value="365" calcext:value-type="float">
            <text:p>365</text:p>
          </table:table-cell>
          <table:table-cell table:formula="of:=SQRT([.E152]^2 + [.F152]^2 + [.G152]^2)" office:value-type="float" office:value="383.293947251975" calcext:value-type="float">
            <text:p>383.29</text:p>
          </table:table-cell>
          <table:table-cell table:formula="of:=[.E152]/[.$H152]" office:value-type="float" office:value="-0.00130448185677011" calcext:value-type="float">
            <text:p>0.00</text:p>
          </table:table-cell>
          <table:table-cell table:formula="of:=[.F152]/[.$H152]" office:value-type="float" office:value="0.305248754484205" calcext:value-type="float">
            <text:p>0.31</text:p>
          </table:table-cell>
          <table:table-cell table:formula="of:=[.G152]/[.$H152]" office:value-type="float" office:value="0.952271755442178" calcext:value-type="float">
            <text:p>0.95</text:p>
          </table:table-cell>
          <table:table-cell table:formula="of:=MOD(DEGREES(ATAN2([.I152];[.J152]))+360; 360)" office:value-type="float" office:value="90.2448522680443" calcext:value-type="float">
            <text:p>90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4" calcext:value-type="float">
            <text:p>-44</text:p>
          </table:table-cell>
          <table:table-cell office:value-type="float" office:value="432" calcext:value-type="float">
            <text:p>432</text:p>
          </table:table-cell>
          <table:table-cell office:value-type="float" office:value="508" calcext:value-type="float">
            <text:p>508</text:p>
          </table:table-cell>
          <table:table-cell table:formula="of:=[.B153]-[.B$1]" office:value-type="float" office:value="11.5" calcext:value-type="float">
            <text:p>11.5</text:p>
          </table:table-cell>
          <table:table-cell table:formula="of:=[.C153]-[.C$1]" office:value-type="float" office:value="134" calcext:value-type="float">
            <text:p>134</text:p>
          </table:table-cell>
          <table:table-cell table:formula="of:=[.D153]-[.D$1]" office:value-type="float" office:value="372" calcext:value-type="float">
            <text:p>372</text:p>
          </table:table-cell>
          <table:table-cell table:formula="of:=SQRT([.E153]^2 + [.F153]^2 + [.G153]^2)" office:value-type="float" office:value="395.565734107493" calcext:value-type="float">
            <text:p>395.57</text:p>
          </table:table-cell>
          <table:table-cell table:formula="of:=[.E153]/[.$H153]" office:value-type="float" office:value="0.029072285611258" calcext:value-type="float">
            <text:p>0.03</text:p>
          </table:table-cell>
          <table:table-cell table:formula="of:=[.F153]/[.$H153]" office:value-type="float" office:value="0.33875532799205" calcext:value-type="float">
            <text:p>0.34</text:p>
          </table:table-cell>
          <table:table-cell table:formula="of:=[.G153]/[.$H153]" office:value-type="float" office:value="0.940425238903304" calcext:value-type="float">
            <text:p>0.94</text:p>
          </table:table-cell>
          <table:table-cell table:formula="of:=MOD(DEGREES(ATAN2([.I153];[.J153]))+360; 360)" office:value-type="float" office:value="85.0948438591238" calcext:value-type="float">
            <text:p>85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38" calcext:value-type="float">
            <text:p>438</text:p>
          </table:table-cell>
          <table:table-cell office:value-type="float" office:value="497" calcext:value-type="float">
            <text:p>497</text:p>
          </table:table-cell>
          <table:table-cell table:formula="of:=[.B154]-[.B$1]" office:value-type="float" office:value="3.5" calcext:value-type="float">
            <text:p>3.5</text:p>
          </table:table-cell>
          <table:table-cell table:formula="of:=[.C154]-[.C$1]" office:value-type="float" office:value="140" calcext:value-type="float">
            <text:p>140</text:p>
          </table:table-cell>
          <table:table-cell table:formula="of:=[.D154]-[.D$1]" office:value-type="float" office:value="361" calcext:value-type="float">
            <text:p>361</text:p>
          </table:table-cell>
          <table:table-cell table:formula="of:=SQRT([.E154]^2 + [.F154]^2 + [.G154]^2)" office:value-type="float" office:value="387.212151152311" calcext:value-type="float">
            <text:p>387.21</text:p>
          </table:table-cell>
          <table:table-cell table:formula="of:=[.E154]/[.$H154]" office:value-type="float" office:value="0.00903897253633259" calcext:value-type="float">
            <text:p>0.01</text:p>
          </table:table-cell>
          <table:table-cell table:formula="of:=[.F154]/[.$H154]" office:value-type="float" office:value="0.361558901453303" calcext:value-type="float">
            <text:p>0.36</text:p>
          </table:table-cell>
          <table:table-cell table:formula="of:=[.G154]/[.$H154]" office:value-type="float" office:value="0.932305453033161" calcext:value-type="float">
            <text:p>0.93</text:p>
          </table:table-cell>
          <table:table-cell table:formula="of:=MOD(DEGREES(ATAN2([.I154];[.J154]))+360; 360)" office:value-type="float" office:value="88.5679038158354" calcext:value-type="float">
            <text:p>88.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table:formula="of:=[.B155]-[.B$1]" office:value-type="float" office:value="4.5" calcext:value-type="float">
            <text:p>4.5</text:p>
          </table:table-cell>
          <table:table-cell table:formula="of:=[.C155]-[.C$1]" office:value-type="float" office:value="129" calcext:value-type="float">
            <text:p>129</text:p>
          </table:table-cell>
          <table:table-cell table:formula="of:=[.D155]-[.D$1]" office:value-type="float" office:value="362" calcext:value-type="float">
            <text:p>362</text:p>
          </table:table-cell>
          <table:table-cell table:formula="of:=SQRT([.E155]^2 + [.F155]^2 + [.G155]^2)" office:value-type="float" office:value="384.324407239509" calcext:value-type="float">
            <text:p>384.32</text:p>
          </table:table-cell>
          <table:table-cell table:formula="of:=[.E155]/[.$H155]" office:value-type="float" office:value="0.0117088582333925" calcext:value-type="float">
            <text:p>0.01</text:p>
          </table:table-cell>
          <table:table-cell table:formula="of:=[.F155]/[.$H155]" office:value-type="float" office:value="0.335653936023917" calcext:value-type="float">
            <text:p>0.34</text:p>
          </table:table-cell>
          <table:table-cell table:formula="of:=[.G155]/[.$H155]" office:value-type="float" office:value="0.941912595664015" calcext:value-type="float">
            <text:p>0.94</text:p>
          </table:table-cell>
          <table:table-cell table:formula="of:=MOD(DEGREES(ATAN2([.I155];[.J155]))+360; 360)" office:value-type="float" office:value="88.0021201435233" calcext:value-type="float">
            <text:p>88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423" calcext:value-type="float">
            <text:p>423</text:p>
          </table:table-cell>
          <table:table-cell office:value-type="float" office:value="504" calcext:value-type="float">
            <text:p>504</text:p>
          </table:table-cell>
          <table:table-cell table:formula="of:=[.B156]-[.B$1]" office:value-type="float" office:value="-1.5" calcext:value-type="float">
            <text:p>-1.5</text:p>
          </table:table-cell>
          <table:table-cell table:formula="of:=[.C156]-[.C$1]" office:value-type="float" office:value="125" calcext:value-type="float">
            <text:p>125</text:p>
          </table:table-cell>
          <table:table-cell table:formula="of:=[.D156]-[.D$1]" office:value-type="float" office:value="368" calcext:value-type="float">
            <text:p>368</text:p>
          </table:table-cell>
          <table:table-cell table:formula="of:=SQRT([.E156]^2 + [.F156]^2 + [.G156]^2)" office:value-type="float" office:value="388.653122977289" calcext:value-type="float">
            <text:p>388.65</text:p>
          </table:table-cell>
          <table:table-cell table:formula="of:=[.E156]/[.$H156]" office:value-type="float" office:value="-0.00385948268859698" calcext:value-type="float">
            <text:p>0.00</text:p>
          </table:table-cell>
          <table:table-cell table:formula="of:=[.F156]/[.$H156]" office:value-type="float" office:value="0.321623557383081" calcext:value-type="float">
            <text:p>0.32</text:p>
          </table:table-cell>
          <table:table-cell table:formula="of:=[.G156]/[.$H156]" office:value-type="float" office:value="0.946859752935792" calcext:value-type="float">
            <text:p>0.95</text:p>
          </table:table-cell>
          <table:table-cell table:formula="of:=MOD(DEGREES(ATAN2([.I156];[.J156]))+360; 360)" office:value-type="float" office:value="90.6875163546391" calcext:value-type="float">
            <text:p>90.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33" calcext:value-type="float">
            <text:p>433</text:p>
          </table:table-cell>
          <table:table-cell office:value-type="float" office:value="511" calcext:value-type="float">
            <text:p>511</text:p>
          </table:table-cell>
          <table:table-cell table:formula="of:=[.B157]-[.B$1]" office:value-type="float" office:value="5.5" calcext:value-type="float">
            <text:p>5.5</text:p>
          </table:table-cell>
          <table:table-cell table:formula="of:=[.C157]-[.C$1]" office:value-type="float" office:value="135" calcext:value-type="float">
            <text:p>135</text:p>
          </table:table-cell>
          <table:table-cell table:formula="of:=[.D157]-[.D$1]" office:value-type="float" office:value="375" calcext:value-type="float">
            <text:p>375</text:p>
          </table:table-cell>
          <table:table-cell table:formula="of:=SQRT([.E157]^2 + [.F157]^2 + [.G157]^2)" office:value-type="float" office:value="398.597854986702" calcext:value-type="float">
            <text:p>398.60</text:p>
          </table:table-cell>
          <table:table-cell table:formula="of:=[.E157]/[.$H157]" office:value-type="float" office:value="0.0137983682831998" calcext:value-type="float">
            <text:p>0.01</text:p>
          </table:table-cell>
          <table:table-cell table:formula="of:=[.F157]/[.$H157]" office:value-type="float" office:value="0.338687221496723" calcext:value-type="float">
            <text:p>0.34</text:p>
          </table:table-cell>
          <table:table-cell table:formula="of:=[.G157]/[.$H157]" office:value-type="float" office:value="0.940797837490898" calcext:value-type="float">
            <text:p>0.94</text:p>
          </table:table-cell>
          <table:table-cell table:formula="of:=MOD(DEGREES(ATAN2([.I157];[.J157]))+360; 360)" office:value-type="float" office:value="87.6670176980301" calcext:value-type="float">
            <text:p>87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32" calcext:value-type="float">
            <text:p>432</text:p>
          </table:table-cell>
          <table:table-cell office:value-type="float" office:value="505" calcext:value-type="float">
            <text:p>505</text:p>
          </table:table-cell>
          <table:table-cell table:formula="of:=[.B158]-[.B$1]" office:value-type="float" office:value="6.5" calcext:value-type="float">
            <text:p>6.5</text:p>
          </table:table-cell>
          <table:table-cell table:formula="of:=[.C158]-[.C$1]" office:value-type="float" office:value="134" calcext:value-type="float">
            <text:p>134</text:p>
          </table:table-cell>
          <table:table-cell table:formula="of:=[.D158]-[.D$1]" office:value-type="float" office:value="369" calcext:value-type="float">
            <text:p>369</text:p>
          </table:table-cell>
          <table:table-cell table:formula="of:=SQRT([.E158]^2 + [.F158]^2 + [.G158]^2)" office:value-type="float" office:value="392.631188267055" calcext:value-type="float">
            <text:p>392.63</text:p>
          </table:table-cell>
          <table:table-cell table:formula="of:=[.E158]/[.$H158]" office:value-type="float" office:value="0.0165549762582256" calcext:value-type="float">
            <text:p>0.02</text:p>
          </table:table-cell>
          <table:table-cell table:formula="of:=[.F158]/[.$H158]" office:value-type="float" office:value="0.341287202861881" calcext:value-type="float">
            <text:p>0.34</text:p>
          </table:table-cell>
          <table:table-cell table:formula="of:=[.G158]/[.$H158]" office:value-type="float" office:value="0.939813267582344" calcext:value-type="float">
            <text:p>0.94</text:p>
          </table:table-cell>
          <table:table-cell table:formula="of:=MOD(DEGREES(ATAN2([.I158];[.J158]))+360; 360)" office:value-type="float" office:value="87.2229038930745" calcext:value-type="float">
            <text:p>87.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4" calcext:value-type="float">
            <text:p>-44</text:p>
          </table:table-cell>
          <table:table-cell office:value-type="float" office:value="424" calcext:value-type="float">
            <text:p>424</text:p>
          </table:table-cell>
          <table:table-cell office:value-type="float" office:value="496" calcext:value-type="float">
            <text:p>496</text:p>
          </table:table-cell>
          <table:table-cell table:formula="of:=[.B159]-[.B$1]" office:value-type="float" office:value="11.5" calcext:value-type="float">
            <text:p>11.5</text:p>
          </table:table-cell>
          <table:table-cell table:formula="of:=[.C159]-[.C$1]" office:value-type="float" office:value="126" calcext:value-type="float">
            <text:p>126</text:p>
          </table:table-cell>
          <table:table-cell table:formula="of:=[.D159]-[.D$1]" office:value-type="float" office:value="360" calcext:value-type="float">
            <text:p>360</text:p>
          </table:table-cell>
          <table:table-cell table:formula="of:=SQRT([.E159]^2 + [.F159]^2 + [.G159]^2)" office:value-type="float" office:value="381.586490851026" calcext:value-type="float">
            <text:p>381.59</text:p>
          </table:table-cell>
          <table:table-cell table:formula="of:=[.E159]/[.$H159]" office:value-type="float" office:value="0.0301373352456801" calcext:value-type="float">
            <text:p>0.03</text:p>
          </table:table-cell>
          <table:table-cell table:formula="of:=[.F159]/[.$H159]" office:value-type="float" office:value="0.330200368778756" calcext:value-type="float">
            <text:p>0.33</text:p>
          </table:table-cell>
          <table:table-cell table:formula="of:=[.G159]/[.$H159]" office:value-type="float" office:value="0.943429625082159" calcext:value-type="float">
            <text:p>0.94</text:p>
          </table:table-cell>
          <table:table-cell table:formula="of:=MOD(DEGREES(ATAN2([.I159];[.J159]))+360; 360)" office:value-type="float" office:value="84.7850717086988" calcext:value-type="float">
            <text:p>84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2" calcext:value-type="float">
            <text:p>422</text:p>
          </table:table-cell>
          <table:table-cell office:value-type="float" office:value="508" calcext:value-type="float">
            <text:p>508</text:p>
          </table:table-cell>
          <table:table-cell table:formula="of:=[.B160]-[.B$1]" office:value-type="float" office:value="-0.5" calcext:value-type="float">
            <text:p>-0.5</text:p>
          </table:table-cell>
          <table:table-cell table:formula="of:=[.C160]-[.C$1]" office:value-type="float" office:value="124" calcext:value-type="float">
            <text:p>124</text:p>
          </table:table-cell>
          <table:table-cell table:formula="of:=[.D160]-[.D$1]" office:value-type="float" office:value="372" calcext:value-type="float">
            <text:p>372</text:p>
          </table:table-cell>
          <table:table-cell table:formula="of:=SQRT([.E160]^2 + [.F160]^2 + [.G160]^2)" office:value-type="float" office:value="392.122748638739" calcext:value-type="float">
            <text:p>392.12</text:p>
          </table:table-cell>
          <table:table-cell table:formula="of:=[.E160]/[.$H160]" office:value-type="float" office:value="-0.00127511092313761" calcext:value-type="float">
            <text:p>0.00</text:p>
          </table:table-cell>
          <table:table-cell table:formula="of:=[.F160]/[.$H160]" office:value-type="float" office:value="0.316227508938127" calcext:value-type="float">
            <text:p>0.32</text:p>
          </table:table-cell>
          <table:table-cell table:formula="of:=[.G160]/[.$H160]" office:value-type="float" office:value="0.948682526814382" calcext:value-type="float">
            <text:p>0.95</text:p>
          </table:table-cell>
          <table:table-cell table:formula="of:=MOD(DEGREES(ATAN2([.I160];[.J160]))+360; 360)" office:value-type="float" office:value="90.2310301168955" calcext:value-type="float">
            <text:p>90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table:formula="of:=[.B161]-[.B$1]" office:value-type="float" office:value="0.5" calcext:value-type="float">
            <text:p>0.5</text:p>
          </table:table-cell>
          <table:table-cell table:formula="of:=[.C161]-[.C$1]" office:value-type="float" office:value="128" calcext:value-type="float">
            <text:p>128</text:p>
          </table:table-cell>
          <table:table-cell table:formula="of:=[.D161]-[.D$1]" office:value-type="float" office:value="366" calcext:value-type="float">
            <text:p>366</text:p>
          </table:table-cell>
          <table:table-cell table:formula="of:=SQRT([.E161]^2 + [.F161]^2 + [.G161]^2)" office:value-type="float" office:value="387.737346666529" calcext:value-type="float">
            <text:p>387.74</text:p>
          </table:table-cell>
          <table:table-cell table:formula="of:=[.E161]/[.$H161]" office:value-type="float" office:value="0.00128953273214102" calcext:value-type="float">
            <text:p>0.00</text:p>
          </table:table-cell>
          <table:table-cell table:formula="of:=[.F161]/[.$H161]" office:value-type="float" office:value="0.330120379428102" calcext:value-type="float">
            <text:p>0.33</text:p>
          </table:table-cell>
          <table:table-cell table:formula="of:=[.G161]/[.$H161]" office:value-type="float" office:value="0.943937959927229" calcext:value-type="float">
            <text:p>0.94</text:p>
          </table:table-cell>
          <table:table-cell table:formula="of:=MOD(DEGREES(ATAN2([.I161];[.J161]))+360; 360)" office:value-type="float" office:value="89.7761894996315" calcext:value-type="float">
            <text:p>89.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2" calcext:value-type="float">
            <text:p>422</text:p>
          </table:table-cell>
          <table:table-cell office:value-type="float" office:value="494" calcext:value-type="float">
            <text:p>494</text:p>
          </table:table-cell>
          <table:table-cell table:formula="of:=[.B162]-[.B$1]" office:value-type="float" office:value="6.5" calcext:value-type="float">
            <text:p>6.5</text:p>
          </table:table-cell>
          <table:table-cell table:formula="of:=[.C162]-[.C$1]" office:value-type="float" office:value="124" calcext:value-type="float">
            <text:p>124</text:p>
          </table:table-cell>
          <table:table-cell table:formula="of:=[.D162]-[.D$1]" office:value-type="float" office:value="358" calcext:value-type="float">
            <text:p>358</text:p>
          </table:table-cell>
          <table:table-cell table:formula="of:=SQRT([.E162]^2 + [.F162]^2 + [.G162]^2)" office:value-type="float" office:value="378.922485476911" calcext:value-type="float">
            <text:p>378.92</text:p>
          </table:table-cell>
          <table:table-cell table:formula="of:=[.E162]/[.$H162]" office:value-type="float" office:value="0.0171539041601585" calcext:value-type="float">
            <text:p>0.02</text:p>
          </table:table-cell>
          <table:table-cell table:formula="of:=[.F162]/[.$H162]" office:value-type="float" office:value="0.327243710132255" calcext:value-type="float">
            <text:p>0.33</text:p>
          </table:table-cell>
          <table:table-cell table:formula="of:=[.G162]/[.$H162]" office:value-type="float" office:value="0.944784259897962" calcext:value-type="float">
            <text:p>0.94</text:p>
          </table:table-cell>
          <table:table-cell table:formula="of:=MOD(DEGREES(ATAN2([.I162];[.J162]))+360; 360)" office:value-type="float" office:value="86.9993385865379" calcext:value-type="float">
            <text:p>87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429" calcext:value-type="float">
            <text:p>429</text:p>
          </table:table-cell>
          <table:table-cell office:value-type="float" office:value="503" calcext:value-type="float">
            <text:p>503</text:p>
          </table:table-cell>
          <table:table-cell table:formula="of:=[.B163]-[.B$1]" office:value-type="float" office:value="-2.5" calcext:value-type="float">
            <text:p>-2.5</text:p>
          </table:table-cell>
          <table:table-cell table:formula="of:=[.C163]-[.C$1]" office:value-type="float" office:value="131" calcext:value-type="float">
            <text:p>131</text:p>
          </table:table-cell>
          <table:table-cell table:formula="of:=[.D163]-[.D$1]" office:value-type="float" office:value="367" calcext:value-type="float">
            <text:p>367</text:p>
          </table:table-cell>
          <table:table-cell table:formula="of:=SQRT([.E163]^2 + [.F163]^2 + [.G163]^2)" office:value-type="float" office:value="389.687374699258" calcext:value-type="float">
            <text:p>389.69</text:p>
          </table:table-cell>
          <table:table-cell table:formula="of:=[.E163]/[.$H163]" office:value-type="float" office:value="-0.00641539901550411" calcext:value-type="float">
            <text:p>-0.01</text:p>
          </table:table-cell>
          <table:table-cell table:formula="of:=[.F163]/[.$H163]" office:value-type="float" office:value="0.336166908412415" calcext:value-type="float">
            <text:p>0.34</text:p>
          </table:table-cell>
          <table:table-cell table:formula="of:=[.G163]/[.$H163]" office:value-type="float" office:value="0.941780575476003" calcext:value-type="float">
            <text:p>0.94</text:p>
          </table:table-cell>
          <table:table-cell table:formula="of:=MOD(DEGREES(ATAN2([.I163];[.J163]))+360; 360)" office:value-type="float" office:value="91.093298193994" calcext:value-type="float">
            <text:p>91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4" calcext:value-type="float">
            <text:p>424</text:p>
          </table:table-cell>
          <table:table-cell office:value-type="float" office:value="505" calcext:value-type="float">
            <text:p>505</text:p>
          </table:table-cell>
          <table:table-cell table:formula="of:=[.B164]-[.B$1]" office:value-type="float" office:value="6.5" calcext:value-type="float">
            <text:p>6.5</text:p>
          </table:table-cell>
          <table:table-cell table:formula="of:=[.C164]-[.C$1]" office:value-type="float" office:value="126" calcext:value-type="float">
            <text:p>126</text:p>
          </table:table-cell>
          <table:table-cell table:formula="of:=[.D164]-[.D$1]" office:value-type="float" office:value="369" calcext:value-type="float">
            <text:p>369</text:p>
          </table:table-cell>
          <table:table-cell table:formula="of:=SQRT([.E164]^2 + [.F164]^2 + [.G164]^2)" office:value-type="float" office:value="389.973396528532" calcext:value-type="float">
            <text:p>389.97</text:p>
          </table:table-cell>
          <table:table-cell table:formula="of:=[.E164]/[.$H164]" office:value-type="float" office:value="0.0166678036447146" calcext:value-type="float">
            <text:p>0.02</text:p>
          </table:table-cell>
          <table:table-cell table:formula="of:=[.F164]/[.$H164]" office:value-type="float" office:value="0.323098962959083" calcext:value-type="float">
            <text:p>0.32</text:p>
          </table:table-cell>
          <table:table-cell table:formula="of:=[.G164]/[.$H164]" office:value-type="float" office:value="0.946218391523028" calcext:value-type="float">
            <text:p>0.95</text:p>
          </table:table-cell>
          <table:table-cell table:formula="of:=MOD(DEGREES(ATAN2([.I164];[.J164]))+360; 360)" office:value-type="float" office:value="87.0468831465128" calcext:value-type="float">
            <text:p>87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table:formula="of:=[.B165]-[.B$1]" office:value-type="float" office:value="6.5" calcext:value-type="float">
            <text:p>6.5</text:p>
          </table:table-cell>
          <table:table-cell table:formula="of:=[.C165]-[.C$1]" office:value-type="float" office:value="129" calcext:value-type="float">
            <text:p>129</text:p>
          </table:table-cell>
          <table:table-cell table:formula="of:=[.D165]-[.D$1]" office:value-type="float" office:value="362" calcext:value-type="float">
            <text:p>362</text:p>
          </table:table-cell>
          <table:table-cell table:formula="of:=SQRT([.E165]^2 + [.F165]^2 + [.G165]^2)" office:value-type="float" office:value="384.353027827283" calcext:value-type="float">
            <text:p>384.35</text:p>
          </table:table-cell>
          <table:table-cell table:formula="of:=[.E165]/[.$H165]" office:value-type="float" office:value="0.0169115358261752" calcext:value-type="float">
            <text:p>0.02</text:p>
          </table:table-cell>
          <table:table-cell table:formula="of:=[.F165]/[.$H165]" office:value-type="float" office:value="0.335628941781015" calcext:value-type="float">
            <text:p>0.34</text:p>
          </table:table-cell>
          <table:table-cell table:formula="of:=[.G165]/[.$H165]" office:value-type="float" office:value="0.941842456780833" calcext:value-type="float">
            <text:p>0.94</text:p>
          </table:table-cell>
          <table:table-cell table:formula="of:=MOD(DEGREES(ATAN2([.I165];[.J165]))+360; 360)" office:value-type="float" office:value="87.1154429174575" calcext:value-type="float">
            <text:p>87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7" calcext:value-type="float">
            <text:p>427</text:p>
          </table:table-cell>
          <table:table-cell office:value-type="float" office:value="496" calcext:value-type="float">
            <text:p>496</text:p>
          </table:table-cell>
          <table:table-cell table:formula="of:=[.B166]-[.B$1]" office:value-type="float" office:value="4.5" calcext:value-type="float">
            <text:p>4.5</text:p>
          </table:table-cell>
          <table:table-cell table:formula="of:=[.C166]-[.C$1]" office:value-type="float" office:value="129" calcext:value-type="float">
            <text:p>129</text:p>
          </table:table-cell>
          <table:table-cell table:formula="of:=[.D166]-[.D$1]" office:value-type="float" office:value="360" calcext:value-type="float">
            <text:p>360</text:p>
          </table:table-cell>
          <table:table-cell table:formula="of:=SQRT([.E166]^2 + [.F166]^2 + [.G166]^2)" office:value-type="float" office:value="382.441171946745" calcext:value-type="float">
            <text:p>382.44</text:p>
          </table:table-cell>
          <table:table-cell table:formula="of:=[.E166]/[.$H166]" office:value-type="float" office:value="0.011766515558703" calcext:value-type="float">
            <text:p>0.01</text:p>
          </table:table-cell>
          <table:table-cell table:formula="of:=[.F166]/[.$H166]" office:value-type="float" office:value="0.337306779349487" calcext:value-type="float">
            <text:p>0.34</text:p>
          </table:table-cell>
          <table:table-cell table:formula="of:=[.G166]/[.$H166]" office:value-type="float" office:value="0.941321244696243" calcext:value-type="float">
            <text:p>0.94</text:p>
          </table:table-cell>
          <table:table-cell table:formula="of:=MOD(DEGREES(ATAN2([.I166];[.J166]))+360; 360)" office:value-type="float" office:value="88.0021201435233" calcext:value-type="float">
            <text:p>88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421" calcext:value-type="float">
            <text:p>421</text:p>
          </table:table-cell>
          <table:table-cell office:value-type="float" office:value="502" calcext:value-type="float">
            <text:p>502</text:p>
          </table:table-cell>
          <table:table-cell table:formula="of:=[.B167]-[.B$1]" office:value-type="float" office:value="-1.5" calcext:value-type="float">
            <text:p>-1.5</text:p>
          </table:table-cell>
          <table:table-cell table:formula="of:=[.C167]-[.C$1]" office:value-type="float" office:value="123" calcext:value-type="float">
            <text:p>123</text:p>
          </table:table-cell>
          <table:table-cell table:formula="of:=[.D167]-[.D$1]" office:value-type="float" office:value="366" calcext:value-type="float">
            <text:p>366</text:p>
          </table:table-cell>
          <table:table-cell table:formula="of:=SQRT([.E167]^2 + [.F167]^2 + [.G167]^2)" office:value-type="float" office:value="386.118181390102" calcext:value-type="float">
            <text:p>386.12</text:p>
          </table:table-cell>
          <table:table-cell table:formula="of:=[.E167]/[.$H167]" office:value-type="float" office:value="-0.00388482094937799" calcext:value-type="float">
            <text:p>0.00</text:p>
          </table:table-cell>
          <table:table-cell table:formula="of:=[.F167]/[.$H167]" office:value-type="float" office:value="0.318555317848995" calcext:value-type="float">
            <text:p>0.32</text:p>
          </table:table-cell>
          <table:table-cell table:formula="of:=[.G167]/[.$H167]" office:value-type="float" office:value="0.947896311648229" calcext:value-type="float">
            <text:p>0.95</text:p>
          </table:table-cell>
          <table:table-cell table:formula="of:=MOD(DEGREES(ATAN2([.I167];[.J167]))+360; 360)" office:value-type="float" office:value="90.6986943829835" calcext:value-type="float">
            <text:p>90.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2" calcext:value-type="float">
            <text:p>422</text:p>
          </table:table-cell>
          <table:table-cell office:value-type="float" office:value="496" calcext:value-type="float">
            <text:p>496</text:p>
          </table:table-cell>
          <table:table-cell table:formula="of:=[.B168]-[.B$1]" office:value-type="float" office:value="2.5" calcext:value-type="float">
            <text:p>2.5</text:p>
          </table:table-cell>
          <table:table-cell table:formula="of:=[.C168]-[.C$1]" office:value-type="float" office:value="124" calcext:value-type="float">
            <text:p>124</text:p>
          </table:table-cell>
          <table:table-cell table:formula="of:=[.D168]-[.D$1]" office:value-type="float" office:value="360" calcext:value-type="float">
            <text:p>360</text:p>
          </table:table-cell>
          <table:table-cell table:formula="of:=SQRT([.E168]^2 + [.F168]^2 + [.G168]^2)" office:value-type="float" office:value="380.765347688048" calcext:value-type="float">
            <text:p>380.77</text:p>
          </table:table-cell>
          <table:table-cell table:formula="of:=[.E168]/[.$H168]" office:value-type="float" office:value="0.00656572352284586" calcext:value-type="float">
            <text:p>0.01</text:p>
          </table:table-cell>
          <table:table-cell table:formula="of:=[.F168]/[.$H168]" office:value-type="float" office:value="0.325659886733155" calcext:value-type="float">
            <text:p>0.33</text:p>
          </table:table-cell>
          <table:table-cell table:formula="of:=[.G168]/[.$H168]" office:value-type="float" office:value="0.945464187289804" calcext:value-type="float">
            <text:p>0.95</text:p>
          </table:table-cell>
          <table:table-cell table:formula="of:=MOD(DEGREES(ATAN2([.I168];[.J168]))+360; 360)" office:value-type="float" office:value="88.8449996319553" calcext:value-type="float">
            <text:p>88.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427" calcext:value-type="float">
            <text:p>427</text:p>
          </table:table-cell>
          <table:table-cell office:value-type="float" office:value="508" calcext:value-type="float">
            <text:p>508</text:p>
          </table:table-cell>
          <table:table-cell table:formula="of:=[.B169]-[.B$1]" office:value-type="float" office:value="-2.5" calcext:value-type="float">
            <text:p>-2.5</text:p>
          </table:table-cell>
          <table:table-cell table:formula="of:=[.C169]-[.C$1]" office:value-type="float" office:value="129" calcext:value-type="float">
            <text:p>129</text:p>
          </table:table-cell>
          <table:table-cell table:formula="of:=[.D169]-[.D$1]" office:value-type="float" office:value="372" calcext:value-type="float">
            <text:p>372</text:p>
          </table:table-cell>
          <table:table-cell table:formula="of:=SQRT([.E169]^2 + [.F169]^2 + [.G169]^2)" office:value-type="float" office:value="393.7400792401" calcext:value-type="float">
            <text:p>393.74</text:p>
          </table:table-cell>
          <table:table-cell table:formula="of:=[.E169]/[.$H169]" office:value-type="float" office:value="-0.00634936632517798" calcext:value-type="float">
            <text:p>-0.01</text:p>
          </table:table-cell>
          <table:table-cell table:formula="of:=[.F169]/[.$H169]" office:value-type="float" office:value="0.327627302379184" calcext:value-type="float">
            <text:p>0.33</text:p>
          </table:table-cell>
          <table:table-cell table:formula="of:=[.G169]/[.$H169]" office:value-type="float" office:value="0.944785709186484" calcext:value-type="float">
            <text:p>0.94</text:p>
          </table:table-cell>
          <table:table-cell table:formula="of:=MOD(DEGREES(ATAN2([.I169];[.J169]))+360; 360)" office:value-type="float" office:value="91.1102443432205" calcext:value-type="float">
            <text:p>91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509" calcext:value-type="float">
            <text:p>509</text:p>
          </table:table-cell>
          <table:table-cell table:formula="of:=[.B170]-[.B$1]" office:value-type="float" office:value="8.5" calcext:value-type="float">
            <text:p>8.5</text:p>
          </table:table-cell>
          <table:table-cell table:formula="of:=[.C170]-[.C$1]" office:value-type="float" office:value="130" calcext:value-type="float">
            <text:p>130</text:p>
          </table:table-cell>
          <table:table-cell table:formula="of:=[.D170]-[.D$1]" office:value-type="float" office:value="373" calcext:value-type="float">
            <text:p>373</text:p>
          </table:table-cell>
          <table:table-cell table:formula="of:=SQRT([.E170]^2 + [.F170]^2 + [.G170]^2)" office:value-type="float" office:value="395.096507197925" calcext:value-type="float">
            <text:p>395.10</text:p>
          </table:table-cell>
          <table:table-cell table:formula="of:=[.E170]/[.$H170]" office:value-type="float" office:value="0.0215137310635396" calcext:value-type="float">
            <text:p>0.02</text:p>
          </table:table-cell>
          <table:table-cell table:formula="of:=[.F170]/[.$H170]" office:value-type="float" office:value="0.329033533912959" calcext:value-type="float">
            <text:p>0.33</text:p>
          </table:table-cell>
          <table:table-cell table:formula="of:=[.G170]/[.$H170]" office:value-type="float" office:value="0.944073139611797" calcext:value-type="float">
            <text:p>0.94</text:p>
          </table:table-cell>
          <table:table-cell table:formula="of:=MOD(DEGREES(ATAN2([.I170];[.J170]))+360; 360)" office:value-type="float" office:value="86.2590624498474" calcext:value-type="float">
            <text:p>86.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1" calcext:value-type="float">
            <text:p>421</text:p>
          </table:table-cell>
          <table:table-cell office:value-type="float" office:value="497" calcext:value-type="float">
            <text:p>497</text:p>
          </table:table-cell>
          <table:table-cell table:formula="of:=[.B171]-[.B$1]" office:value-type="float" office:value="5.5" calcext:value-type="float">
            <text:p>5.5</text:p>
          </table:table-cell>
          <table:table-cell table:formula="of:=[.C171]-[.C$1]" office:value-type="float" office:value="123" calcext:value-type="float">
            <text:p>123</text:p>
          </table:table-cell>
          <table:table-cell table:formula="of:=[.D171]-[.D$1]" office:value-type="float" office:value="361" calcext:value-type="float">
            <text:p>361</text:p>
          </table:table-cell>
          <table:table-cell table:formula="of:=SQRT([.E171]^2 + [.F171]^2 + [.G171]^2)" office:value-type="float" office:value="381.418733152948" calcext:value-type="float">
            <text:p>381.42</text:p>
          </table:table-cell>
          <table:table-cell table:formula="of:=[.E171]/[.$H171]" office:value-type="float" office:value="0.0144198475899046" calcext:value-type="float">
            <text:p>0.01</text:p>
          </table:table-cell>
          <table:table-cell table:formula="of:=[.F171]/[.$H171]" office:value-type="float" office:value="0.322480227919684" calcext:value-type="float">
            <text:p>0.32</text:p>
          </table:table-cell>
          <table:table-cell table:formula="of:=[.G171]/[.$H171]" office:value-type="float" office:value="0.946466359991919" calcext:value-type="float">
            <text:p>0.95</text:p>
          </table:table-cell>
          <table:table-cell table:formula="of:=MOD(DEGREES(ATAN2([.I171];[.J171]))+360; 360)" office:value-type="float" office:value="87.4396991060913" calcext:value-type="float">
            <text:p>87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1" calcext:value-type="float">
            <text:p>421</text:p>
          </table:table-cell>
          <table:table-cell office:value-type="float" office:value="506" calcext:value-type="float">
            <text:p>506</text:p>
          </table:table-cell>
          <table:table-cell table:formula="of:=[.B172]-[.B$1]" office:value-type="float" office:value="3.5" calcext:value-type="float">
            <text:p>3.5</text:p>
          </table:table-cell>
          <table:table-cell table:formula="of:=[.C172]-[.C$1]" office:value-type="float" office:value="123" calcext:value-type="float">
            <text:p>123</text:p>
          </table:table-cell>
          <table:table-cell table:formula="of:=[.D172]-[.D$1]" office:value-type="float" office:value="370" calcext:value-type="float">
            <text:p>370</text:p>
          </table:table-cell>
          <table:table-cell table:formula="of:=SQRT([.E172]^2 + [.F172]^2 + [.G172]^2)" office:value-type="float" office:value="389.924672212467" calcext:value-type="float">
            <text:p>389.92</text:p>
          </table:table-cell>
          <table:table-cell table:formula="of:=[.E172]/[.$H172]" office:value-type="float" office:value="0.00897609269026422" calcext:value-type="float">
            <text:p>0.01</text:p>
          </table:table-cell>
          <table:table-cell table:formula="of:=[.F172]/[.$H172]" office:value-type="float" office:value="0.315445543115" calcext:value-type="float">
            <text:p>0.32</text:p>
          </table:table-cell>
          <table:table-cell table:formula="of:=[.G172]/[.$H172]" office:value-type="float" office:value="0.948901227256503" calcext:value-type="float">
            <text:p>0.95</text:p>
          </table:table-cell>
          <table:table-cell table:formula="of:=MOD(DEGREES(ATAN2([.I172];[.J172]))+360; 360)" office:value-type="float" office:value="88.3700721146158" calcext:value-type="float">
            <text:p>88.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430" calcext:value-type="float">
            <text:p>430</text:p>
          </table:table-cell>
          <table:table-cell office:value-type="float" office:value="500" calcext:value-type="float">
            <text:p>500</text:p>
          </table:table-cell>
          <table:table-cell table:formula="of:=[.B173]-[.B$1]" office:value-type="float" office:value="-1.5" calcext:value-type="float">
            <text:p>-1.5</text:p>
          </table:table-cell>
          <table:table-cell table:formula="of:=[.C173]-[.C$1]" office:value-type="float" office:value="132" calcext:value-type="float">
            <text:p>132</text:p>
          </table:table-cell>
          <table:table-cell table:formula="of:=[.D173]-[.D$1]" office:value-type="float" office:value="364" calcext:value-type="float">
            <text:p>364</text:p>
          </table:table-cell>
          <table:table-cell table:formula="of:=SQRT([.E173]^2 + [.F173]^2 + [.G173]^2)" office:value-type="float" office:value="387.197946792077" calcext:value-type="float">
            <text:p>387.20</text:p>
          </table:table-cell>
          <table:table-cell table:formula="of:=[.E173]/[.$H173]" office:value-type="float" office:value="-0.00387398748476704" calcext:value-type="float">
            <text:p>0.00</text:p>
          </table:table-cell>
          <table:table-cell table:formula="of:=[.F173]/[.$H173]" office:value-type="float" office:value="0.340910898659499" calcext:value-type="float">
            <text:p>0.34</text:p>
          </table:table-cell>
          <table:table-cell table:formula="of:=[.G173]/[.$H173]" office:value-type="float" office:value="0.940087629636802" calcext:value-type="float">
            <text:p>0.94</text:p>
          </table:table-cell>
          <table:table-cell table:formula="of:=MOD(DEGREES(ATAN2([.I173];[.J173]))+360; 360)" office:value-type="float" office:value="90.6510603802295" calcext:value-type="float">
            <text:p>90.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0" calcext:value-type="float">
            <text:p>420</text:p>
          </table:table-cell>
          <table:table-cell office:value-type="float" office:value="501" calcext:value-type="float">
            <text:p>501</text:p>
          </table:table-cell>
          <table:table-cell table:formula="of:=[.B174]-[.B$1]" office:value-type="float" office:value="4.5" calcext:value-type="float">
            <text:p>4.5</text:p>
          </table:table-cell>
          <table:table-cell table:formula="of:=[.C174]-[.C$1]" office:value-type="float" office:value="122" calcext:value-type="float">
            <text:p>122</text:p>
          </table:table-cell>
          <table:table-cell table:formula="of:=[.D174]-[.D$1]" office:value-type="float" office:value="365" calcext:value-type="float">
            <text:p>365</text:p>
          </table:table-cell>
          <table:table-cell table:formula="of:=SQRT([.E174]^2 + [.F174]^2 + [.G174]^2)" office:value-type="float" office:value="384.875629262233" calcext:value-type="float">
            <text:p>384.88</text:p>
          </table:table-cell>
          <table:table-cell table:formula="of:=[.E174]/[.$H174]" office:value-type="float" office:value="0.0116920887109065" calcext:value-type="float">
            <text:p>0.01</text:p>
          </table:table-cell>
          <table:table-cell table:formula="of:=[.F174]/[.$H174]" office:value-type="float" office:value="0.316985516162354" calcext:value-type="float">
            <text:p>0.32</text:p>
          </table:table-cell>
          <table:table-cell table:formula="of:=[.G174]/[.$H174]" office:value-type="float" office:value="0.948358306551306" calcext:value-type="float">
            <text:p>0.95</text:p>
          </table:table-cell>
          <table:table-cell table:formula="of:=MOD(DEGREES(ATAN2([.I174];[.J174]))+360; 360)" office:value-type="float" office:value="87.8875887297709" calcext:value-type="float">
            <text:p>87.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33" calcext:value-type="float">
            <text:p>433</text:p>
          </table:table-cell>
          <table:table-cell office:value-type="float" office:value="502" calcext:value-type="float">
            <text:p>502</text:p>
          </table:table-cell>
          <table:table-cell table:formula="of:=[.B175]-[.B$1]" office:value-type="float" office:value="8.5" calcext:value-type="float">
            <text:p>8.5</text:p>
          </table:table-cell>
          <table:table-cell table:formula="of:=[.C175]-[.C$1]" office:value-type="float" office:value="135" calcext:value-type="float">
            <text:p>135</text:p>
          </table:table-cell>
          <table:table-cell table:formula="of:=[.D175]-[.D$1]" office:value-type="float" office:value="366" calcext:value-type="float">
            <text:p>366</text:p>
          </table:table-cell>
          <table:table-cell table:formula="of:=SQRT([.E175]^2 + [.F175]^2 + [.G175]^2)" office:value-type="float" office:value="390.196424893924" calcext:value-type="float">
            <text:p>390.20</text:p>
          </table:table-cell>
          <table:table-cell table:formula="of:=[.E175]/[.$H175]" office:value-type="float" office:value="0.0217839002556488" calcext:value-type="float">
            <text:p>0.02</text:p>
          </table:table-cell>
          <table:table-cell table:formula="of:=[.F175]/[.$H175]" office:value-type="float" office:value="0.345979592295598" calcext:value-type="float">
            <text:p>0.35</text:p>
          </table:table-cell>
          <table:table-cell table:formula="of:=[.G175]/[.$H175]" office:value-type="float" office:value="0.937989116890289" calcext:value-type="float">
            <text:p>0.94</text:p>
          </table:table-cell>
          <table:table-cell table:formula="of:=MOD(DEGREES(ATAN2([.I175];[.J175]))+360; 360)" office:value-type="float" office:value="86.3972437778956" calcext:value-type="float">
            <text:p>86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table:formula="of:=[.B176]-[.B$1]" office:value-type="float" office:value="8.5" calcext:value-type="float">
            <text:p>8.5</text:p>
          </table:table-cell>
          <table:table-cell table:formula="of:=[.C176]-[.C$1]" office:value-type="float" office:value="128" calcext:value-type="float">
            <text:p>128</text:p>
          </table:table-cell>
          <table:table-cell table:formula="of:=[.D176]-[.D$1]" office:value-type="float" office:value="366" calcext:value-type="float">
            <text:p>366</text:p>
          </table:table-cell>
          <table:table-cell table:formula="of:=SQRT([.E176]^2 + [.F176]^2 + [.G176]^2)" office:value-type="float" office:value="387.830181909557" calcext:value-type="float">
            <text:p>387.83</text:p>
          </table:table-cell>
          <table:table-cell table:formula="of:=[.E176]/[.$H176]" office:value-type="float" office:value="0.0219168089449578" calcext:value-type="float">
            <text:p>0.02</text:p>
          </table:table-cell>
          <table:table-cell table:formula="of:=[.F176]/[.$H176]" office:value-type="float" office:value="0.330041358229953" calcext:value-type="float">
            <text:p>0.33</text:p>
          </table:table-cell>
          <table:table-cell table:formula="of:=[.G176]/[.$H176]" office:value-type="float" office:value="0.943712008688772" calcext:value-type="float">
            <text:p>0.94</text:p>
          </table:table-cell>
          <table:table-cell table:formula="of:=MOD(DEGREES(ATAN2([.I176];[.J176]))+360; 360)" office:value-type="float" office:value="86.2007801769176" calcext:value-type="float">
            <text:p>86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1" calcext:value-type="float">
            <text:p>-61</text:p>
          </table:table-cell>
          <table:table-cell office:value-type="float" office:value="429" calcext:value-type="float">
            <text:p>429</text:p>
          </table:table-cell>
          <table:table-cell office:value-type="float" office:value="505" calcext:value-type="float">
            <text:p>505</text:p>
          </table:table-cell>
          <table:table-cell table:formula="of:=[.B177]-[.B$1]" office:value-type="float" office:value="-5.5" calcext:value-type="float">
            <text:p>-5.5</text:p>
          </table:table-cell>
          <table:table-cell table:formula="of:=[.C177]-[.C$1]" office:value-type="float" office:value="131" calcext:value-type="float">
            <text:p>131</text:p>
          </table:table-cell>
          <table:table-cell table:formula="of:=[.D177]-[.D$1]" office:value-type="float" office:value="369" calcext:value-type="float">
            <text:p>369</text:p>
          </table:table-cell>
          <table:table-cell table:formula="of:=SQRT([.E177]^2 + [.F177]^2 + [.G177]^2)" office:value-type="float" office:value="391.602157808151" calcext:value-type="float">
            <text:p>391.60</text:p>
          </table:table-cell>
          <table:table-cell table:formula="of:=[.E177]/[.$H177]" office:value-type="float" office:value="-0.0140448664297057" calcext:value-type="float">
            <text:p>-0.01</text:p>
          </table:table-cell>
          <table:table-cell table:formula="of:=[.F177]/[.$H177]" office:value-type="float" office:value="0.334523182234808" calcext:value-type="float">
            <text:p>0.33</text:p>
          </table:table-cell>
          <table:table-cell table:formula="of:=[.G177]/[.$H177]" office:value-type="float" office:value="0.942282856829344" calcext:value-type="float">
            <text:p>0.94</text:p>
          </table:table-cell>
          <table:table-cell table:formula="of:=MOD(DEGREES(ATAN2([.I177];[.J177]))+360; 360)" office:value-type="float" office:value="92.4041360537537" calcext:value-type="float">
            <text:p>92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3" calcext:value-type="float">
            <text:p>-43</text:p>
          </table:table-cell>
          <table:table-cell office:value-type="float" office:value="423" calcext:value-type="float">
            <text:p>423</text:p>
          </table:table-cell>
          <table:table-cell office:value-type="float" office:value="500" calcext:value-type="float">
            <text:p>500</text:p>
          </table:table-cell>
          <table:table-cell table:formula="of:=[.B178]-[.B$1]" office:value-type="float" office:value="12.5" calcext:value-type="float">
            <text:p>12.5</text:p>
          </table:table-cell>
          <table:table-cell table:formula="of:=[.C178]-[.C$1]" office:value-type="float" office:value="125" calcext:value-type="float">
            <text:p>125</text:p>
          </table:table-cell>
          <table:table-cell table:formula="of:=[.D178]-[.D$1]" office:value-type="float" office:value="364" calcext:value-type="float">
            <text:p>364</text:p>
          </table:table-cell>
          <table:table-cell table:formula="of:=SQRT([.E178]^2 + [.F178]^2 + [.G178]^2)" office:value-type="float" office:value="385.067851163921" calcext:value-type="float">
            <text:p>385.07</text:p>
          </table:table-cell>
          <table:table-cell table:formula="of:=[.E178]/[.$H178]" office:value-type="float" office:value="0.032461811502095" calcext:value-type="float">
            <text:p>0.03</text:p>
          </table:table-cell>
          <table:table-cell table:formula="of:=[.F178]/[.$H178]" office:value-type="float" office:value="0.32461811502095" calcext:value-type="float">
            <text:p>0.32</text:p>
          </table:table-cell>
          <table:table-cell table:formula="of:=[.G178]/[.$H178]" office:value-type="float" office:value="0.945287950941007" calcext:value-type="float">
            <text:p>0.95</text:p>
          </table:table-cell>
          <table:table-cell table:formula="of:=MOD(DEGREES(ATAN2([.I178];[.J178]))+360; 360)" office:value-type="float" office:value="84.2894068625004" calcext:value-type="float">
            <text:p>84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table:formula="of:=[.B179]-[.B$1]" office:value-type="float" office:value="9.5" calcext:value-type="float">
            <text:p>9.5</text:p>
          </table:table-cell>
          <table:table-cell table:formula="of:=[.C179]-[.C$1]" office:value-type="float" office:value="126" calcext:value-type="float">
            <text:p>126</text:p>
          </table:table-cell>
          <table:table-cell table:formula="of:=[.D179]-[.D$1]" office:value-type="float" office:value="365" calcext:value-type="float">
            <text:p>365</text:p>
          </table:table-cell>
          <table:table-cell table:formula="of:=SQRT([.E179]^2 + [.F179]^2 + [.G179]^2)" office:value-type="float" office:value="386.25283170483" calcext:value-type="float">
            <text:p>386.25</text:p>
          </table:table-cell>
          <table:table-cell table:formula="of:=[.E179]/[.$H179]" office:value-type="float" office:value="0.0245952889408453" calcext:value-type="float">
            <text:p>0.02</text:p>
          </table:table-cell>
          <table:table-cell table:formula="of:=[.F179]/[.$H179]" office:value-type="float" office:value="0.326211200689106" calcext:value-type="float">
            <text:p>0.33</text:p>
          </table:table-cell>
          <table:table-cell table:formula="of:=[.G179]/[.$H179]" office:value-type="float" office:value="0.944976890885109" calcext:value-type="float">
            <text:p>0.94</text:p>
          </table:table-cell>
          <table:table-cell table:formula="of:=MOD(DEGREES(ATAN2([.I179];[.J179]))+360; 360)" office:value-type="float" office:value="85.6882380980176" calcext:value-type="float">
            <text:p>85.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0" calcext:value-type="float">
            <text:p>420</text:p>
          </table:table-cell>
          <table:table-cell office:value-type="float" office:value="508" calcext:value-type="float">
            <text:p>508</text:p>
          </table:table-cell>
          <table:table-cell table:formula="of:=[.B180]-[.B$1]" office:value-type="float" office:value="-0.5" calcext:value-type="float">
            <text:p>-0.5</text:p>
          </table:table-cell>
          <table:table-cell table:formula="of:=[.C180]-[.C$1]" office:value-type="float" office:value="122" calcext:value-type="float">
            <text:p>122</text:p>
          </table:table-cell>
          <table:table-cell table:formula="of:=[.D180]-[.D$1]" office:value-type="float" office:value="372" calcext:value-type="float">
            <text:p>372</text:p>
          </table:table-cell>
          <table:table-cell table:formula="of:=SQRT([.E180]^2 + [.F180]^2 + [.G180]^2)" office:value-type="float" office:value="391.494891409837" calcext:value-type="float">
            <text:p>391.49</text:p>
          </table:table-cell>
          <table:table-cell table:formula="of:=[.E180]/[.$H180]" office:value-type="float" office:value="-0.0012771558734762" calcext:value-type="float">
            <text:p>0.00</text:p>
          </table:table-cell>
          <table:table-cell table:formula="of:=[.F180]/[.$H180]" office:value-type="float" office:value="0.311626033128193" calcext:value-type="float">
            <text:p>0.31</text:p>
          </table:table-cell>
          <table:table-cell table:formula="of:=[.G180]/[.$H180]" office:value-type="float" office:value="0.950203969866292" calcext:value-type="float">
            <text:p>0.95</text:p>
          </table:table-cell>
          <table:table-cell table:formula="of:=MOD(DEGREES(ATAN2([.I180];[.J180]))+360; 360)" office:value-type="float" office:value="90.2348174537937" calcext:value-type="float">
            <text:p>90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509" calcext:value-type="float">
            <text:p>509</text:p>
          </table:table-cell>
          <table:table-cell table:formula="of:=[.B181]-[.B$1]" office:value-type="float" office:value="8.5" calcext:value-type="float">
            <text:p>8.5</text:p>
          </table:table-cell>
          <table:table-cell table:formula="of:=[.C181]-[.C$1]" office:value-type="float" office:value="130" calcext:value-type="float">
            <text:p>130</text:p>
          </table:table-cell>
          <table:table-cell table:formula="of:=[.D181]-[.D$1]" office:value-type="float" office:value="373" calcext:value-type="float">
            <text:p>373</text:p>
          </table:table-cell>
          <table:table-cell table:formula="of:=SQRT([.E181]^2 + [.F181]^2 + [.G181]^2)" office:value-type="float" office:value="395.096507197925" calcext:value-type="float">
            <text:p>395.10</text:p>
          </table:table-cell>
          <table:table-cell table:formula="of:=[.E181]/[.$H181]" office:value-type="float" office:value="0.0215137310635396" calcext:value-type="float">
            <text:p>0.02</text:p>
          </table:table-cell>
          <table:table-cell table:formula="of:=[.F181]/[.$H181]" office:value-type="float" office:value="0.329033533912959" calcext:value-type="float">
            <text:p>0.33</text:p>
          </table:table-cell>
          <table:table-cell table:formula="of:=[.G181]/[.$H181]" office:value-type="float" office:value="0.944073139611797" calcext:value-type="float">
            <text:p>0.94</text:p>
          </table:table-cell>
          <table:table-cell table:formula="of:=MOD(DEGREES(ATAN2([.I181];[.J181]))+360; 360)" office:value-type="float" office:value="86.2590624498474" calcext:value-type="float">
            <text:p>86.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428" calcext:value-type="float">
            <text:p>428</text:p>
          </table:table-cell>
          <table:table-cell office:value-type="float" office:value="504" calcext:value-type="float">
            <text:p>504</text:p>
          </table:table-cell>
          <table:table-cell table:formula="of:=[.B182]-[.B$1]" office:value-type="float" office:value="10.5" calcext:value-type="float">
            <text:p>10.5</text:p>
          </table:table-cell>
          <table:table-cell table:formula="of:=[.C182]-[.C$1]" office:value-type="float" office:value="130" calcext:value-type="float">
            <text:p>130</text:p>
          </table:table-cell>
          <table:table-cell table:formula="of:=[.D182]-[.D$1]" office:value-type="float" office:value="368" calcext:value-type="float">
            <text:p>368</text:p>
          </table:table-cell>
          <table:table-cell table:formula="of:=SQRT([.E182]^2 + [.F182]^2 + [.G182]^2)" office:value-type="float" office:value="390.428290470862" calcext:value-type="float">
            <text:p>390.43</text:p>
          </table:table-cell>
          <table:table-cell table:formula="of:=[.E182]/[.$H182]" office:value-type="float" office:value="0.0268935429533983" calcext:value-type="float">
            <text:p>0.03</text:p>
          </table:table-cell>
          <table:table-cell table:formula="of:=[.F182]/[.$H182]" office:value-type="float" office:value="0.332967674661122" calcext:value-type="float">
            <text:p>0.33</text:p>
          </table:table-cell>
          <table:table-cell table:formula="of:=[.G182]/[.$H182]" office:value-type="float" office:value="0.942554648271483" calcext:value-type="float">
            <text:p>0.94</text:p>
          </table:table-cell>
          <table:table-cell table:formula="of:=MOD(DEGREES(ATAN2([.I182];[.J182]))+360; 360)" office:value-type="float" office:value="85.3822880275061" calcext:value-type="float">
            <text:p>85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33" calcext:value-type="float">
            <text:p>433</text:p>
          </table:table-cell>
          <table:table-cell office:value-type="float" office:value="502" calcext:value-type="float">
            <text:p>502</text:p>
          </table:table-cell>
          <table:table-cell table:formula="of:=[.B183]-[.B$1]" office:value-type="float" office:value="5.5" calcext:value-type="float">
            <text:p>5.5</text:p>
          </table:table-cell>
          <table:table-cell table:formula="of:=[.C183]-[.C$1]" office:value-type="float" office:value="135" calcext:value-type="float">
            <text:p>135</text:p>
          </table:table-cell>
          <table:table-cell table:formula="of:=[.D183]-[.D$1]" office:value-type="float" office:value="366" calcext:value-type="float">
            <text:p>366</text:p>
          </table:table-cell>
          <table:table-cell table:formula="of:=SQRT([.E183]^2 + [.F183]^2 + [.G183]^2)" office:value-type="float" office:value="390.142602134143" calcext:value-type="float">
            <text:p>390.14</text:p>
          </table:table-cell>
          <table:table-cell table:formula="of:=[.E183]/[.$H183]" office:value-type="float" office:value="0.0140974094341764" calcext:value-type="float">
            <text:p>0.01</text:p>
          </table:table-cell>
          <table:table-cell table:formula="of:=[.F183]/[.$H183]" office:value-type="float" office:value="0.346027322475239" calcext:value-type="float">
            <text:p>0.35</text:p>
          </table:table-cell>
          <table:table-cell table:formula="of:=[.G183]/[.$H183]" office:value-type="float" office:value="0.938118518710649" calcext:value-type="float">
            <text:p>0.94</text:p>
          </table:table-cell>
          <table:table-cell table:formula="of:=MOD(DEGREES(ATAN2([.I183];[.J183]))+360; 360)" office:value-type="float" office:value="87.6670176980301" calcext:value-type="float">
            <text:p>87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32" calcext:value-type="float">
            <text:p>432</text:p>
          </table:table-cell>
          <table:table-cell office:value-type="float" office:value="496" calcext:value-type="float">
            <text:p>496</text:p>
          </table:table-cell>
          <table:table-cell table:formula="of:=[.B184]-[.B$1]" office:value-type="float" office:value="4.5" calcext:value-type="float">
            <text:p>4.5</text:p>
          </table:table-cell>
          <table:table-cell table:formula="of:=[.C184]-[.C$1]" office:value-type="float" office:value="134" calcext:value-type="float">
            <text:p>134</text:p>
          </table:table-cell>
          <table:table-cell table:formula="of:=[.D184]-[.D$1]" office:value-type="float" office:value="360" calcext:value-type="float">
            <text:p>360</text:p>
          </table:table-cell>
          <table:table-cell table:formula="of:=SQRT([.E184]^2 + [.F184]^2 + [.G184]^2)" office:value-type="float" office:value="384.156543612106" calcext:value-type="float">
            <text:p>384.16</text:p>
          </table:table-cell>
          <table:table-cell table:formula="of:=[.E184]/[.$H184]" office:value-type="float" office:value="0.0117139746148481" calcext:value-type="float">
            <text:p>0.01</text:p>
          </table:table-cell>
          <table:table-cell table:formula="of:=[.F184]/[.$H184]" office:value-type="float" office:value="0.348816132975477" calcext:value-type="float">
            <text:p>0.35</text:p>
          </table:table-cell>
          <table:table-cell table:formula="of:=[.G184]/[.$H184]" office:value-type="float" office:value="0.937117969187848" calcext:value-type="float">
            <text:p>0.94</text:p>
          </table:table-cell>
          <table:table-cell table:formula="of:=MOD(DEGREES(ATAN2([.I184];[.J184]))+360; 360)" office:value-type="float" office:value="88.0766108224804" calcext:value-type="float">
            <text:p>88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3" calcext:value-type="float">
            <text:p>423</text:p>
          </table:table-cell>
          <table:table-cell office:value-type="float" office:value="497" calcext:value-type="float">
            <text:p>497</text:p>
          </table:table-cell>
          <table:table-cell table:formula="of:=[.B185]-[.B$1]" office:value-type="float" office:value="5.5" calcext:value-type="float">
            <text:p>5.5</text:p>
          </table:table-cell>
          <table:table-cell table:formula="of:=[.C185]-[.C$1]" office:value-type="float" office:value="125" calcext:value-type="float">
            <text:p>125</text:p>
          </table:table-cell>
          <table:table-cell table:formula="of:=[.D185]-[.D$1]" office:value-type="float" office:value="361" calcext:value-type="float">
            <text:p>361</text:p>
          </table:table-cell>
          <table:table-cell table:formula="of:=SQRT([.E185]^2 + [.F185]^2 + [.G185]^2)" office:value-type="float" office:value="382.068383931463" calcext:value-type="float">
            <text:p>382.07</text:p>
          </table:table-cell>
          <table:table-cell table:formula="of:=[.E185]/[.$H185]" office:value-type="float" office:value="0.0143953287717903" calcext:value-type="float">
            <text:p>0.01</text:p>
          </table:table-cell>
          <table:table-cell table:formula="of:=[.F185]/[.$H185]" office:value-type="float" office:value="0.327166562995233" calcext:value-type="float">
            <text:p>0.33</text:p>
          </table:table-cell>
          <table:table-cell table:formula="of:=[.G185]/[.$H185]" office:value-type="float" office:value="0.944857033930233" calcext:value-type="float">
            <text:p>0.94</text:p>
          </table:table-cell>
          <table:table-cell table:formula="of:=MOD(DEGREES(ATAN2([.I185];[.J185]))+360; 360)" office:value-type="float" office:value="87.4806107087937" calcext:value-type="float">
            <text:p>87.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2" calcext:value-type="float">
            <text:p>422</text:p>
          </table:table-cell>
          <table:table-cell office:value-type="float" office:value="505" calcext:value-type="float">
            <text:p>505</text:p>
          </table:table-cell>
          <table:table-cell table:formula="of:=[.B186]-[.B$1]" office:value-type="float" office:value="6.5" calcext:value-type="float">
            <text:p>6.5</text:p>
          </table:table-cell>
          <table:table-cell table:formula="of:=[.C186]-[.C$1]" office:value-type="float" office:value="124" calcext:value-type="float">
            <text:p>124</text:p>
          </table:table-cell>
          <table:table-cell table:formula="of:=[.D186]-[.D$1]" office:value-type="float" office:value="369" calcext:value-type="float">
            <text:p>369</text:p>
          </table:table-cell>
          <table:table-cell table:formula="of:=SQRT([.E186]^2 + [.F186]^2 + [.G186]^2)" office:value-type="float" office:value="389.331799369124" calcext:value-type="float">
            <text:p>389.33</text:p>
          </table:table-cell>
          <table:table-cell table:formula="of:=[.E186]/[.$H186]" office:value-type="float" office:value="0.0166952712584296" calcext:value-type="float">
            <text:p>0.02</text:p>
          </table:table-cell>
          <table:table-cell table:formula="of:=[.F186]/[.$H186]" office:value-type="float" office:value="0.318494405545425" calcext:value-type="float">
            <text:p>0.32</text:p>
          </table:table-cell>
          <table:table-cell table:formula="of:=[.G186]/[.$H186]" office:value-type="float" office:value="0.947777706824693" calcext:value-type="float">
            <text:p>0.95</text:p>
          </table:table-cell>
          <table:table-cell table:formula="of:=MOD(DEGREES(ATAN2([.I186];[.J186]))+360; 360)" office:value-type="float" office:value="86.9993385865379" calcext:value-type="float">
            <text:p>87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430" calcext:value-type="float">
            <text:p>430</text:p>
          </table:table-cell>
          <table:table-cell office:value-type="float" office:value="497" calcext:value-type="float">
            <text:p>497</text:p>
          </table:table-cell>
          <table:table-cell table:formula="of:=[.B187]-[.B$1]" office:value-type="float" office:value="10.5" calcext:value-type="float">
            <text:p>10.5</text:p>
          </table:table-cell>
          <table:table-cell table:formula="of:=[.C187]-[.C$1]" office:value-type="float" office:value="132" calcext:value-type="float">
            <text:p>132</text:p>
          </table:table-cell>
          <table:table-cell table:formula="of:=[.D187]-[.D$1]" office:value-type="float" office:value="361" calcext:value-type="float">
            <text:p>361</text:p>
          </table:table-cell>
          <table:table-cell table:formula="of:=SQRT([.E187]^2 + [.F187]^2 + [.G187]^2)" office:value-type="float" office:value="384.51950535701" calcext:value-type="float">
            <text:p>384.52</text:p>
          </table:table-cell>
          <table:table-cell table:formula="of:=[.E187]/[.$H187]" office:value-type="float" office:value="0.0273068072067012" calcext:value-type="float">
            <text:p>0.03</text:p>
          </table:table-cell>
          <table:table-cell table:formula="of:=[.F187]/[.$H187]" office:value-type="float" office:value="0.343285576312815" calcext:value-type="float">
            <text:p>0.34</text:p>
          </table:table-cell>
          <table:table-cell table:formula="of:=[.G187]/[.$H187]" office:value-type="float" office:value="0.938834038249442" calcext:value-type="float">
            <text:p>0.94</text:p>
          </table:table-cell>
          <table:table-cell table:formula="of:=MOD(DEGREES(ATAN2([.I187];[.J187]))+360; 360)" office:value-type="float" office:value="85.4519575908746" calcext:value-type="float">
            <text:p>85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34" calcext:value-type="float">
            <text:p>434</text:p>
          </table:table-cell>
          <table:table-cell office:value-type="float" office:value="498" calcext:value-type="float">
            <text:p>498</text:p>
          </table:table-cell>
          <table:table-cell table:formula="of:=[.B188]-[.B$1]" office:value-type="float" office:value="-0.5" calcext:value-type="float">
            <text:p>-0.5</text:p>
          </table:table-cell>
          <table:table-cell table:formula="of:=[.C188]-[.C$1]" office:value-type="float" office:value="136" calcext:value-type="float">
            <text:p>136</text:p>
          </table:table-cell>
          <table:table-cell table:formula="of:=[.D188]-[.D$1]" office:value-type="float" office:value="362" calcext:value-type="float">
            <text:p>362</text:p>
          </table:table-cell>
          <table:table-cell table:formula="of:=SQRT([.E188]^2 + [.F188]^2 + [.G188]^2)" office:value-type="float" office:value="386.70434442866" calcext:value-type="float">
            <text:p>386.70</text:p>
          </table:table-cell>
          <table:table-cell table:formula="of:=[.E188]/[.$H188]" office:value-type="float" office:value="-0.0012929774573356" calcext:value-type="float">
            <text:p>0.00</text:p>
          </table:table-cell>
          <table:table-cell table:formula="of:=[.F188]/[.$H188]" office:value-type="float" office:value="0.351689868395284" calcext:value-type="float">
            <text:p>0.35</text:p>
          </table:table-cell>
          <table:table-cell table:formula="of:=[.G188]/[.$H188]" office:value-type="float" office:value="0.936115679110976" calcext:value-type="float">
            <text:p>0.94</text:p>
          </table:table-cell>
          <table:table-cell table:formula="of:=MOD(DEGREES(ATAN2([.I188];[.J188]))+360; 360)" office:value-type="float" office:value="90.2106452991554" calcext:value-type="float">
            <text:p>90.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424" calcext:value-type="float">
            <text:p>424</text:p>
          </table:table-cell>
          <table:table-cell office:value-type="float" office:value="512" calcext:value-type="float">
            <text:p>512</text:p>
          </table:table-cell>
          <table:table-cell table:formula="of:=[.B189]-[.B$1]" office:value-type="float" office:value="-2.5" calcext:value-type="float">
            <text:p>-2.5</text:p>
          </table:table-cell>
          <table:table-cell table:formula="of:=[.C189]-[.C$1]" office:value-type="float" office:value="126" calcext:value-type="float">
            <text:p>126</text:p>
          </table:table-cell>
          <table:table-cell table:formula="of:=[.D189]-[.D$1]" office:value-type="float" office:value="376" calcext:value-type="float">
            <text:p>376</text:p>
          </table:table-cell>
          <table:table-cell table:formula="of:=SQRT([.E189]^2 + [.F189]^2 + [.G189]^2)" office:value-type="float" office:value="396.5580033236" calcext:value-type="float">
            <text:p>396.56</text:p>
          </table:table-cell>
          <table:table-cell table:formula="of:=[.E189]/[.$H189]" office:value-type="float" office:value="-0.0063042480016724" calcext:value-type="float">
            <text:p>-0.01</text:p>
          </table:table-cell>
          <table:table-cell table:formula="of:=[.F189]/[.$H189]" office:value-type="float" office:value="0.317734099284289" calcext:value-type="float">
            <text:p>0.32</text:p>
          </table:table-cell>
          <table:table-cell table:formula="of:=[.G189]/[.$H189]" office:value-type="float" office:value="0.948158899451529" calcext:value-type="float">
            <text:p>0.95</text:p>
          </table:table-cell>
          <table:table-cell table:formula="of:=MOD(DEGREES(ATAN2([.I189];[.J189]))+360; 360)" office:value-type="float" office:value="91.1366718775988" calcext:value-type="float">
            <text:p>91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32" calcext:value-type="float">
            <text:p>432</text:p>
          </table:table-cell>
          <table:table-cell office:value-type="float" office:value="496" calcext:value-type="float">
            <text:p>496</text:p>
          </table:table-cell>
          <table:table-cell table:formula="of:=[.B190]-[.B$1]" office:value-type="float" office:value="4.5" calcext:value-type="float">
            <text:p>4.5</text:p>
          </table:table-cell>
          <table:table-cell table:formula="of:=[.C190]-[.C$1]" office:value-type="float" office:value="134" calcext:value-type="float">
            <text:p>134</text:p>
          </table:table-cell>
          <table:table-cell table:formula="of:=[.D190]-[.D$1]" office:value-type="float" office:value="360" calcext:value-type="float">
            <text:p>360</text:p>
          </table:table-cell>
          <table:table-cell table:formula="of:=SQRT([.E190]^2 + [.F190]^2 + [.G190]^2)" office:value-type="float" office:value="384.156543612106" calcext:value-type="float">
            <text:p>384.16</text:p>
          </table:table-cell>
          <table:table-cell table:formula="of:=[.E190]/[.$H190]" office:value-type="float" office:value="0.0117139746148481" calcext:value-type="float">
            <text:p>0.01</text:p>
          </table:table-cell>
          <table:table-cell table:formula="of:=[.F190]/[.$H190]" office:value-type="float" office:value="0.348816132975477" calcext:value-type="float">
            <text:p>0.35</text:p>
          </table:table-cell>
          <table:table-cell table:formula="of:=[.G190]/[.$H190]" office:value-type="float" office:value="0.937117969187848" calcext:value-type="float">
            <text:p>0.94</text:p>
          </table:table-cell>
          <table:table-cell table:formula="of:=MOD(DEGREES(ATAN2([.I190];[.J190]))+360; 360)" office:value-type="float" office:value="88.0766108224804" calcext:value-type="float">
            <text:p>88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2" calcext:value-type="float">
            <text:p>422</text:p>
          </table:table-cell>
          <table:table-cell office:value-type="float" office:value="508" calcext:value-type="float">
            <text:p>508</text:p>
          </table:table-cell>
          <table:table-cell table:formula="of:=[.B191]-[.B$1]" office:value-type="float" office:value="6.5" calcext:value-type="float">
            <text:p>6.5</text:p>
          </table:table-cell>
          <table:table-cell table:formula="of:=[.C191]-[.C$1]" office:value-type="float" office:value="124" calcext:value-type="float">
            <text:p>124</text:p>
          </table:table-cell>
          <table:table-cell table:formula="of:=[.D191]-[.D$1]" office:value-type="float" office:value="372" calcext:value-type="float">
            <text:p>372</text:p>
          </table:table-cell>
          <table:table-cell table:formula="of:=SQRT([.E191]^2 + [.F191]^2 + [.G191]^2)" office:value-type="float" office:value="392.176299640863" calcext:value-type="float">
            <text:p>392.18</text:p>
          </table:table-cell>
          <table:table-cell table:formula="of:=[.E191]/[.$H191]" office:value-type="float" office:value="0.0165741785160205" calcext:value-type="float">
            <text:p>0.02</text:p>
          </table:table-cell>
          <table:table-cell table:formula="of:=[.F191]/[.$H191]" office:value-type="float" office:value="0.316184328613314" calcext:value-type="float">
            <text:p>0.32</text:p>
          </table:table-cell>
          <table:table-cell table:formula="of:=[.G191]/[.$H191]" office:value-type="float" office:value="0.948552985839941" calcext:value-type="float">
            <text:p>0.95</text:p>
          </table:table-cell>
          <table:table-cell table:formula="of:=MOD(DEGREES(ATAN2([.I191];[.J191]))+360; 360)" office:value-type="float" office:value="86.9993385865379" calcext:value-type="float">
            <text:p>87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4" calcext:value-type="float">
            <text:p>424</text:p>
          </table:table-cell>
          <table:table-cell office:value-type="float" office:value="505" calcext:value-type="float">
            <text:p>505</text:p>
          </table:table-cell>
          <table:table-cell table:formula="of:=[.B192]-[.B$1]" office:value-type="float" office:value="9.5" calcext:value-type="float">
            <text:p>9.5</text:p>
          </table:table-cell>
          <table:table-cell table:formula="of:=[.C192]-[.C$1]" office:value-type="float" office:value="126" calcext:value-type="float">
            <text:p>126</text:p>
          </table:table-cell>
          <table:table-cell table:formula="of:=[.D192]-[.D$1]" office:value-type="float" office:value="369" calcext:value-type="float">
            <text:p>369</text:p>
          </table:table-cell>
          <table:table-cell table:formula="of:=SQRT([.E192]^2 + [.F192]^2 + [.G192]^2)" office:value-type="float" office:value="390.034934332811" calcext:value-type="float">
            <text:p>390.03</text:p>
          </table:table-cell>
          <table:table-cell table:formula="of:=[.E192]/[.$H192]" office:value-type="float" office:value="0.0243567925941059" calcext:value-type="float">
            <text:p>0.02</text:p>
          </table:table-cell>
          <table:table-cell table:formula="of:=[.F192]/[.$H192]" office:value-type="float" office:value="0.323047985984984" calcext:value-type="float">
            <text:p>0.32</text:p>
          </table:table-cell>
          <table:table-cell table:formula="of:=[.G192]/[.$H192]" office:value-type="float" office:value="0.946069101813167" calcext:value-type="float">
            <text:p>0.95</text:p>
          </table:table-cell>
          <table:table-cell table:formula="of:=MOD(DEGREES(ATAN2([.I192];[.J192]))+360; 360)" office:value-type="float" office:value="85.6882380980176" calcext:value-type="float">
            <text:p>85.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8" calcext:value-type="float">
            <text:p>428</text:p>
          </table:table-cell>
          <table:table-cell office:value-type="float" office:value="500" calcext:value-type="float">
            <text:p>500</text:p>
          </table:table-cell>
          <table:table-cell table:formula="of:=[.B193]-[.B$1]" office:value-type="float" office:value="5.5" calcext:value-type="float">
            <text:p>5.5</text:p>
          </table:table-cell>
          <table:table-cell table:formula="of:=[.C193]-[.C$1]" office:value-type="float" office:value="130" calcext:value-type="float">
            <text:p>130</text:p>
          </table:table-cell>
          <table:table-cell table:formula="of:=[.D193]-[.D$1]" office:value-type="float" office:value="364" calcext:value-type="float">
            <text:p>364</text:p>
          </table:table-cell>
          <table:table-cell table:formula="of:=SQRT([.E193]^2 + [.F193]^2 + [.G193]^2)" office:value-type="float" office:value="386.556916895818" calcext:value-type="float">
            <text:p>386.56</text:p>
          </table:table-cell>
          <table:table-cell table:formula="of:=[.E193]/[.$H193]" office:value-type="float" office:value="0.0142281763942212" calcext:value-type="float">
            <text:p>0.01</text:p>
          </table:table-cell>
          <table:table-cell table:formula="of:=[.F193]/[.$H193]" office:value-type="float" office:value="0.336302351136138" calcext:value-type="float">
            <text:p>0.34</text:p>
          </table:table-cell>
          <table:table-cell table:formula="of:=[.G193]/[.$H193]" office:value-type="float" office:value="0.941646583181185" calcext:value-type="float">
            <text:p>0.94</text:p>
          </table:table-cell>
          <table:table-cell table:formula="of:=MOD(DEGREES(ATAN2([.I193];[.J193]))+360; 360)" office:value-type="float" office:value="87.5773925418762" calcext:value-type="float">
            <text:p>87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3" calcext:value-type="float">
            <text:p>-43</text:p>
          </table:table-cell>
          <table:table-cell office:value-type="float" office:value="416" calcext:value-type="float">
            <text:p>416</text:p>
          </table:table-cell>
          <table:table-cell office:value-type="float" office:value="504" calcext:value-type="float">
            <text:p>504</text:p>
          </table:table-cell>
          <table:table-cell table:formula="of:=[.B194]-[.B$1]" office:value-type="float" office:value="12.5" calcext:value-type="float">
            <text:p>12.5</text:p>
          </table:table-cell>
          <table:table-cell table:formula="of:=[.C194]-[.C$1]" office:value-type="float" office:value="118" calcext:value-type="float">
            <text:p>118</text:p>
          </table:table-cell>
          <table:table-cell table:formula="of:=[.D194]-[.D$1]" office:value-type="float" office:value="368" calcext:value-type="float">
            <text:p>368</text:p>
          </table:table-cell>
          <table:table-cell table:formula="of:=SQRT([.E194]^2 + [.F194]^2 + [.G194]^2)" office:value-type="float" office:value="386.657794438441" calcext:value-type="float">
            <text:p>386.66</text:p>
          </table:table-cell>
          <table:table-cell table:formula="of:=[.E194]/[.$H194]" office:value-type="float" office:value="0.0323283279938899" calcext:value-type="float">
            <text:p>0.03</text:p>
          </table:table-cell>
          <table:table-cell table:formula="of:=[.F194]/[.$H194]" office:value-type="float" office:value="0.305179416262321" calcext:value-type="float">
            <text:p>0.31</text:p>
          </table:table-cell>
          <table:table-cell table:formula="of:=[.G194]/[.$H194]" office:value-type="float" office:value="0.951745976140119" calcext:value-type="float">
            <text:p>0.95</text:p>
          </table:table-cell>
          <table:table-cell table:formula="of:=MOD(DEGREES(ATAN2([.I194];[.J194]))+360; 360)" office:value-type="float" office:value="83.9530832984704" calcext:value-type="float">
            <text:p>83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table:formula="of:=[.B195]-[.B$1]" office:value-type="float" office:value="9.5" calcext:value-type="float">
            <text:p>9.5</text:p>
          </table:table-cell>
          <table:table-cell table:formula="of:=[.C195]-[.C$1]" office:value-type="float" office:value="126" calcext:value-type="float">
            <text:p>126</text:p>
          </table:table-cell>
          <table:table-cell table:formula="of:=[.D195]-[.D$1]" office:value-type="float" office:value="365" calcext:value-type="float">
            <text:p>365</text:p>
          </table:table-cell>
          <table:table-cell table:formula="of:=SQRT([.E195]^2 + [.F195]^2 + [.G195]^2)" office:value-type="float" office:value="386.25283170483" calcext:value-type="float">
            <text:p>386.25</text:p>
          </table:table-cell>
          <table:table-cell table:formula="of:=[.E195]/[.$H195]" office:value-type="float" office:value="0.0245952889408453" calcext:value-type="float">
            <text:p>0.02</text:p>
          </table:table-cell>
          <table:table-cell table:formula="of:=[.F195]/[.$H195]" office:value-type="float" office:value="0.326211200689106" calcext:value-type="float">
            <text:p>0.33</text:p>
          </table:table-cell>
          <table:table-cell table:formula="of:=[.G195]/[.$H195]" office:value-type="float" office:value="0.944976890885109" calcext:value-type="float">
            <text:p>0.94</text:p>
          </table:table-cell>
          <table:table-cell table:formula="of:=MOD(DEGREES(ATAN2([.I195];[.J195]))+360; 360)" office:value-type="float" office:value="85.6882380980176" calcext:value-type="float">
            <text:p>85.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4" calcext:value-type="float">
            <text:p>424</text:p>
          </table:table-cell>
          <table:table-cell office:value-type="float" office:value="505" calcext:value-type="float">
            <text:p>505</text:p>
          </table:table-cell>
          <table:table-cell table:formula="of:=[.B196]-[.B$1]" office:value-type="float" office:value="9.5" calcext:value-type="float">
            <text:p>9.5</text:p>
          </table:table-cell>
          <table:table-cell table:formula="of:=[.C196]-[.C$1]" office:value-type="float" office:value="126" calcext:value-type="float">
            <text:p>126</text:p>
          </table:table-cell>
          <table:table-cell table:formula="of:=[.D196]-[.D$1]" office:value-type="float" office:value="369" calcext:value-type="float">
            <text:p>369</text:p>
          </table:table-cell>
          <table:table-cell table:formula="of:=SQRT([.E196]^2 + [.F196]^2 + [.G196]^2)" office:value-type="float" office:value="390.034934332811" calcext:value-type="float">
            <text:p>390.03</text:p>
          </table:table-cell>
          <table:table-cell table:formula="of:=[.E196]/[.$H196]" office:value-type="float" office:value="0.0243567925941059" calcext:value-type="float">
            <text:p>0.02</text:p>
          </table:table-cell>
          <table:table-cell table:formula="of:=[.F196]/[.$H196]" office:value-type="float" office:value="0.323047985984984" calcext:value-type="float">
            <text:p>0.32</text:p>
          </table:table-cell>
          <table:table-cell table:formula="of:=[.G196]/[.$H196]" office:value-type="float" office:value="0.946069101813167" calcext:value-type="float">
            <text:p>0.95</text:p>
          </table:table-cell>
          <table:table-cell table:formula="of:=MOD(DEGREES(ATAN2([.I196];[.J196]))+360; 360)" office:value-type="float" office:value="85.6882380980176" calcext:value-type="float">
            <text:p>85.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426" calcext:value-type="float">
            <text:p>426</text:p>
          </table:table-cell>
          <table:table-cell office:value-type="float" office:value="513" calcext:value-type="float">
            <text:p>513</text:p>
          </table:table-cell>
          <table:table-cell table:formula="of:=[.B197]-[.B$1]" office:value-type="float" office:value="-1.5" calcext:value-type="float">
            <text:p>-1.5</text:p>
          </table:table-cell>
          <table:table-cell table:formula="of:=[.C197]-[.C$1]" office:value-type="float" office:value="128" calcext:value-type="float">
            <text:p>128</text:p>
          </table:table-cell>
          <table:table-cell table:formula="of:=[.D197]-[.D$1]" office:value-type="float" office:value="377" calcext:value-type="float">
            <text:p>377</text:p>
          </table:table-cell>
          <table:table-cell table:formula="of:=SQRT([.E197]^2 + [.F197]^2 + [.G197]^2)" office:value-type="float" office:value="398.139736775921" calcext:value-type="float">
            <text:p>398.14</text:p>
          </table:table-cell>
          <table:table-cell table:formula="of:=[.E197]/[.$H197]" office:value-type="float" office:value="-0.00376752145401709" calcext:value-type="float">
            <text:p>0.00</text:p>
          </table:table-cell>
          <table:table-cell table:formula="of:=[.F197]/[.$H197]" office:value-type="float" office:value="0.321495164076125" calcext:value-type="float">
            <text:p>0.32</text:p>
          </table:table-cell>
          <table:table-cell table:formula="of:=[.G197]/[.$H197]" office:value-type="float" office:value="0.946903725442961" calcext:value-type="float">
            <text:p>0.95</text:p>
          </table:table-cell>
          <table:table-cell table:formula="of:=MOD(DEGREES(ATAN2([.I197];[.J197]))+360; 360)" office:value-type="float" office:value="90.67140418285" calcext:value-type="float">
            <text:p>90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4" calcext:value-type="float">
            <text:p>-64</text:p>
          </table:table-cell>
          <table:table-cell office:value-type="float" office:value="426" calcext:value-type="float">
            <text:p>426</text:p>
          </table:table-cell>
          <table:table-cell office:value-type="float" office:value="511" calcext:value-type="float">
            <text:p>511</text:p>
          </table:table-cell>
          <table:table-cell table:formula="of:=[.B198]-[.B$1]" office:value-type="float" office:value="-8.5" calcext:value-type="float">
            <text:p>-8.5</text:p>
          </table:table-cell>
          <table:table-cell table:formula="of:=[.C198]-[.C$1]" office:value-type="float" office:value="128" calcext:value-type="float">
            <text:p>128</text:p>
          </table:table-cell>
          <table:table-cell table:formula="of:=[.D198]-[.D$1]" office:value-type="float" office:value="375" calcext:value-type="float">
            <text:p>375</text:p>
          </table:table-cell>
          <table:table-cell table:formula="of:=SQRT([.E198]^2 + [.F198]^2 + [.G198]^2)" office:value-type="float" office:value="396.334770112338" calcext:value-type="float">
            <text:p>396.33</text:p>
          </table:table-cell>
          <table:table-cell table:formula="of:=[.E198]/[.$H198]" office:value-type="float" office:value="-0.0214465160288378" calcext:value-type="float">
            <text:p>-0.02</text:p>
          </table:table-cell>
          <table:table-cell table:formula="of:=[.F198]/[.$H198]" office:value-type="float" office:value="0.322959300198969" calcext:value-type="float">
            <text:p>0.32</text:p>
          </table:table-cell>
          <table:table-cell table:formula="of:=[.G198]/[.$H198]" office:value-type="float" office:value="0.946169824801667" calcext:value-type="float">
            <text:p>0.95</text:p>
          </table:table-cell>
          <table:table-cell table:formula="of:=MOD(DEGREES(ATAN2([.I198];[.J198]))+360; 360)" office:value-type="float" office:value="93.7992198230824" calcext:value-type="float">
            <text:p>93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2" calcext:value-type="float">
            <text:p>422</text:p>
          </table:table-cell>
          <table:table-cell office:value-type="float" office:value="498" calcext:value-type="float">
            <text:p>498</text:p>
          </table:table-cell>
          <table:table-cell table:formula="of:=[.B199]-[.B$1]" office:value-type="float" office:value="6.5" calcext:value-type="float">
            <text:p>6.5</text:p>
          </table:table-cell>
          <table:table-cell table:formula="of:=[.C199]-[.C$1]" office:value-type="float" office:value="124" calcext:value-type="float">
            <text:p>124</text:p>
          </table:table-cell>
          <table:table-cell table:formula="of:=[.D199]-[.D$1]" office:value-type="float" office:value="362" calcext:value-type="float">
            <text:p>362</text:p>
          </table:table-cell>
          <table:table-cell table:formula="of:=SQRT([.E199]^2 + [.F199]^2 + [.G199]^2)" office:value-type="float" office:value="382.70386723941" calcext:value-type="float">
            <text:p>382.70</text:p>
          </table:table-cell>
          <table:table-cell table:formula="of:=[.E199]/[.$H199]" office:value-type="float" office:value="0.0169844115944973" calcext:value-type="float">
            <text:p>0.02</text:p>
          </table:table-cell>
          <table:table-cell table:formula="of:=[.F199]/[.$H199]" office:value-type="float" office:value="0.324010313495026" calcext:value-type="float">
            <text:p>0.32</text:p>
          </table:table-cell>
          <table:table-cell table:formula="of:=[.G199]/[.$H199]" office:value-type="float" office:value="0.945901076493543" calcext:value-type="float">
            <text:p>0.95</text:p>
          </table:table-cell>
          <table:table-cell table:formula="of:=MOD(DEGREES(ATAN2([.I199];[.J199]))+360; 360)" office:value-type="float" office:value="86.9993385865379" calcext:value-type="float">
            <text:p>87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33" calcext:value-type="float">
            <text:p>433</text:p>
          </table:table-cell>
          <table:table-cell office:value-type="float" office:value="500" calcext:value-type="float">
            <text:p>500</text:p>
          </table:table-cell>
          <table:table-cell table:formula="of:=[.B200]-[.B$1]" office:value-type="float" office:value="5.5" calcext:value-type="float">
            <text:p>5.5</text:p>
          </table:table-cell>
          <table:table-cell table:formula="of:=[.C200]-[.C$1]" office:value-type="float" office:value="135" calcext:value-type="float">
            <text:p>135</text:p>
          </table:table-cell>
          <table:table-cell table:formula="of:=[.D200]-[.D$1]" office:value-type="float" office:value="364" calcext:value-type="float">
            <text:p>364</text:p>
          </table:table-cell>
          <table:table-cell table:formula="of:=SQRT([.E200]^2 + [.F200]^2 + [.G200]^2)" office:value-type="float" office:value="388.266982886776" calcext:value-type="float">
            <text:p>388.27</text:p>
          </table:table-cell>
          <table:table-cell table:formula="of:=[.E200]/[.$H200]" office:value-type="float" office:value="0.0141655104410562" calcext:value-type="float">
            <text:p>0.01</text:p>
          </table:table-cell>
          <table:table-cell table:formula="of:=[.F200]/[.$H200]" office:value-type="float" office:value="0.347698892644106" calcext:value-type="float">
            <text:p>0.35</text:p>
          </table:table-cell>
          <table:table-cell table:formula="of:=[.G200]/[.$H200]" office:value-type="float" office:value="0.937499236462626" calcext:value-type="float">
            <text:p>0.94</text:p>
          </table:table-cell>
          <table:table-cell table:formula="of:=MOD(DEGREES(ATAN2([.I200];[.J200]))+360; 360)" office:value-type="float" office:value="87.6670176980301" calcext:value-type="float">
            <text:p>87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7" calcext:value-type="float">
            <text:p>427</text:p>
          </table:table-cell>
          <table:table-cell office:value-type="float" office:value="505" calcext:value-type="float">
            <text:p>505</text:p>
          </table:table-cell>
          <table:table-cell table:formula="of:=[.B201]-[.B$1]" office:value-type="float" office:value="-0.5" calcext:value-type="float">
            <text:p>-0.5</text:p>
          </table:table-cell>
          <table:table-cell table:formula="of:=[.C201]-[.C$1]" office:value-type="float" office:value="129" calcext:value-type="float">
            <text:p>129</text:p>
          </table:table-cell>
          <table:table-cell table:formula="of:=[.D201]-[.D$1]" office:value-type="float" office:value="369" calcext:value-type="float">
            <text:p>369</text:p>
          </table:table-cell>
          <table:table-cell table:formula="of:=SQRT([.E201]^2 + [.F201]^2 + [.G201]^2)" office:value-type="float" office:value="390.899283703616" calcext:value-type="float">
            <text:p>390.90</text:p>
          </table:table-cell>
          <table:table-cell table:formula="of:=[.E201]/[.$H201]" office:value-type="float" office:value="-0.00127910185780516" calcext:value-type="float">
            <text:p>0.00</text:p>
          </table:table-cell>
          <table:table-cell table:formula="of:=[.F201]/[.$H201]" office:value-type="float" office:value="0.33000827931373" calcext:value-type="float">
            <text:p>0.33</text:p>
          </table:table-cell>
          <table:table-cell table:formula="of:=[.G201]/[.$H201]" office:value-type="float" office:value="0.943977171060205" calcext:value-type="float">
            <text:p>0.94</text:p>
          </table:table-cell>
          <table:table-cell table:formula="of:=MOD(DEGREES(ATAN2([.I201];[.J201]))+360; 360)" office:value-type="float" office:value="90.2220755526935" calcext:value-type="float">
            <text:p>90.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4" calcext:value-type="float">
            <text:p>424</text:p>
          </table:table-cell>
          <table:table-cell office:value-type="float" office:value="508" calcext:value-type="float">
            <text:p>508</text:p>
          </table:table-cell>
          <table:table-cell table:formula="of:=[.B202]-[.B$1]" office:value-type="float" office:value="-0.5" calcext:value-type="float">
            <text:p>-0.5</text:p>
          </table:table-cell>
          <table:table-cell table:formula="of:=[.C202]-[.C$1]" office:value-type="float" office:value="126" calcext:value-type="float">
            <text:p>126</text:p>
          </table:table-cell>
          <table:table-cell table:formula="of:=[.D202]-[.D$1]" office:value-type="float" office:value="372" calcext:value-type="float">
            <text:p>372</text:p>
          </table:table-cell>
          <table:table-cell table:formula="of:=SQRT([.E202]^2 + [.F202]^2 + [.G202]^2)" office:value-type="float" office:value="392.759786638093" calcext:value-type="float">
            <text:p>392.76</text:p>
          </table:table-cell>
          <table:table-cell table:formula="of:=[.E202]/[.$H202]" office:value-type="float" office:value="-0.0012730427528741" calcext:value-type="float">
            <text:p>0.00</text:p>
          </table:table-cell>
          <table:table-cell table:formula="of:=[.F202]/[.$H202]" office:value-type="float" office:value="0.320806773724272" calcext:value-type="float">
            <text:p>0.32</text:p>
          </table:table-cell>
          <table:table-cell table:formula="of:=[.G202]/[.$H202]" office:value-type="float" office:value="0.947143808138327" calcext:value-type="float">
            <text:p>0.95</text:p>
          </table:table-cell>
          <table:table-cell table:formula="of:=MOD(DEGREES(ATAN2([.I202];[.J202]))+360; 360)" office:value-type="float" office:value="90.2273630109905" calcext:value-type="float">
            <text:p>90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33" calcext:value-type="float">
            <text:p>433</text:p>
          </table:table-cell>
          <table:table-cell office:value-type="float" office:value="506" calcext:value-type="float">
            <text:p>506</text:p>
          </table:table-cell>
          <table:table-cell table:formula="of:=[.B203]-[.B$1]" office:value-type="float" office:value="0.5" calcext:value-type="float">
            <text:p>0.5</text:p>
          </table:table-cell>
          <table:table-cell table:formula="of:=[.C203]-[.C$1]" office:value-type="float" office:value="135" calcext:value-type="float">
            <text:p>135</text:p>
          </table:table-cell>
          <table:table-cell table:formula="of:=[.D203]-[.D$1]" office:value-type="float" office:value="370" calcext:value-type="float">
            <text:p>370</text:p>
          </table:table-cell>
          <table:table-cell table:formula="of:=SQRT([.E203]^2 + [.F203]^2 + [.G203]^2)" office:value-type="float" office:value="393.859429238402" calcext:value-type="float">
            <text:p>393.86</text:p>
          </table:table-cell>
          <table:table-cell table:formula="of:=[.E203]/[.$H203]" office:value-type="float" office:value="0.00126948845928823" calcext:value-type="float">
            <text:p>0.00</text:p>
          </table:table-cell>
          <table:table-cell table:formula="of:=[.F203]/[.$H203]" office:value-type="float" office:value="0.342761884007821" calcext:value-type="float">
            <text:p>0.34</text:p>
          </table:table-cell>
          <table:table-cell table:formula="of:=[.G203]/[.$H203]" office:value-type="float" office:value="0.939421459873289" calcext:value-type="float">
            <text:p>0.94</text:p>
          </table:table-cell>
          <table:table-cell table:formula="of:=MOD(DEGREES(ATAN2([.I203];[.J203]))+360; 360)" office:value-type="float" office:value="89.7877943795119" calcext:value-type="float">
            <text:p>89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6" calcext:value-type="float">
            <text:p>426</text:p>
          </table:table-cell>
          <table:table-cell office:value-type="float" office:value="497" calcext:value-type="float">
            <text:p>497</text:p>
          </table:table-cell>
          <table:table-cell table:formula="of:=[.B204]-[.B$1]" office:value-type="float" office:value="5.5" calcext:value-type="float">
            <text:p>5.5</text:p>
          </table:table-cell>
          <table:table-cell table:formula="of:=[.C204]-[.C$1]" office:value-type="float" office:value="128" calcext:value-type="float">
            <text:p>128</text:p>
          </table:table-cell>
          <table:table-cell table:formula="of:=[.D204]-[.D$1]" office:value-type="float" office:value="361" calcext:value-type="float">
            <text:p>361</text:p>
          </table:table-cell>
          <table:table-cell table:formula="of:=SQRT([.E204]^2 + [.F204]^2 + [.G204]^2)" office:value-type="float" office:value="383.060373831593" calcext:value-type="float">
            <text:p>383.06</text:p>
          </table:table-cell>
          <table:table-cell table:formula="of:=[.E204]/[.$H204]" office:value-type="float" office:value="0.0143580499987138" calcext:value-type="float">
            <text:p>0.01</text:p>
          </table:table-cell>
          <table:table-cell table:formula="of:=[.F204]/[.$H204]" office:value-type="float" office:value="0.334150981788247" calcext:value-type="float">
            <text:p>0.33</text:p>
          </table:table-cell>
          <table:table-cell table:formula="of:=[.G204]/[.$H204]" office:value-type="float" office:value="0.942410190824667" calcext:value-type="float">
            <text:p>0.94</text:p>
          </table:table-cell>
          <table:table-cell table:formula="of:=MOD(DEGREES(ATAN2([.I204];[.J204]))+360; 360)" office:value-type="float" office:value="87.5395854614083" calcext:value-type="float">
            <text:p>87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421" calcext:value-type="float">
            <text:p>421</text:p>
          </table:table-cell>
          <table:table-cell office:value-type="float" office:value="509" calcext:value-type="float">
            <text:p>509</text:p>
          </table:table-cell>
          <table:table-cell table:formula="of:=[.B205]-[.B$1]" office:value-type="float" office:value="10.5" calcext:value-type="float">
            <text:p>10.5</text:p>
          </table:table-cell>
          <table:table-cell table:formula="of:=[.C205]-[.C$1]" office:value-type="float" office:value="123" calcext:value-type="float">
            <text:p>123</text:p>
          </table:table-cell>
          <table:table-cell table:formula="of:=[.D205]-[.D$1]" office:value-type="float" office:value="373" calcext:value-type="float">
            <text:p>373</text:p>
          </table:table-cell>
          <table:table-cell table:formula="of:=SQRT([.E205]^2 + [.F205]^2 + [.G205]^2)" office:value-type="float" office:value="392.897251199343" calcext:value-type="float">
            <text:p>392.90</text:p>
          </table:table-cell>
          <table:table-cell table:formula="of:=[.E205]/[.$H205]" office:value-type="float" office:value="0.0267245443126621" calcext:value-type="float">
            <text:p>0.03</text:p>
          </table:table-cell>
          <table:table-cell table:formula="of:=[.F205]/[.$H205]" office:value-type="float" office:value="0.313058947662614" calcext:value-type="float">
            <text:p>0.31</text:p>
          </table:table-cell>
          <table:table-cell table:formula="of:=[.G205]/[.$H205]" office:value-type="float" office:value="0.949357621773617" calcext:value-type="float">
            <text:p>0.95</text:p>
          </table:table-cell>
          <table:table-cell table:formula="of:=MOD(DEGREES(ATAN2([.I205];[.J205]))+360; 360)" office:value-type="float" office:value="85.1207262169933" calcext:value-type="float">
            <text:p>85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2" calcext:value-type="float">
            <text:p>422</text:p>
          </table:table-cell>
          <table:table-cell office:value-type="float" office:value="503" calcext:value-type="float">
            <text:p>503</text:p>
          </table:table-cell>
          <table:table-cell table:formula="of:=[.B206]-[.B$1]" office:value-type="float" office:value="9.5" calcext:value-type="float">
            <text:p>9.5</text:p>
          </table:table-cell>
          <table:table-cell table:formula="of:=[.C206]-[.C$1]" office:value-type="float" office:value="124" calcext:value-type="float">
            <text:p>124</text:p>
          </table:table-cell>
          <table:table-cell table:formula="of:=[.D206]-[.D$1]" office:value-type="float" office:value="367" calcext:value-type="float">
            <text:p>367</text:p>
          </table:table-cell>
          <table:table-cell table:formula="of:=SQRT([.E206]^2 + [.F206]^2 + [.G206]^2)" office:value-type="float" office:value="387.498709675271" calcext:value-type="float">
            <text:p>387.50</text:p>
          </table:table-cell>
          <table:table-cell table:formula="of:=[.E206]/[.$H206]" office:value-type="float" office:value="0.0245162106680591" calcext:value-type="float">
            <text:p>0.02</text:p>
          </table:table-cell>
          <table:table-cell table:formula="of:=[.F206]/[.$H206]" office:value-type="float" office:value="0.320001065562034" calcext:value-type="float">
            <text:p>0.32</text:p>
          </table:table-cell>
          <table:table-cell table:formula="of:=[.G206]/[.$H206]" office:value-type="float" office:value="0.947099927913439" calcext:value-type="float">
            <text:p>0.95</text:p>
          </table:table-cell>
          <table:table-cell table:formula="of:=MOD(DEGREES(ATAN2([.I206];[.J206]))+360; 360)" office:value-type="float" office:value="85.618962168192" calcext:value-type="float">
            <text:p>85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  <table:table-cell table:formula="of:=[.B207]-[.B$1]" office:value-type="float" office:value="-1.5" calcext:value-type="float">
            <text:p>-1.5</text:p>
          </table:table-cell>
          <table:table-cell table:formula="of:=[.C207]-[.C$1]" office:value-type="float" office:value="130" calcext:value-type="float">
            <text:p>130</text:p>
          </table:table-cell>
          <table:table-cell table:formula="of:=[.D207]-[.D$1]" office:value-type="float" office:value="366" calcext:value-type="float">
            <text:p>366</text:p>
          </table:table-cell>
          <table:table-cell table:formula="of:=SQRT([.E207]^2 + [.F207]^2 + [.G207]^2)" office:value-type="float" office:value="388.404750228418" calcext:value-type="float">
            <text:p>388.40</text:p>
          </table:table-cell>
          <table:table-cell table:formula="of:=[.E207]/[.$H207]" office:value-type="float" office:value="-0.0038619507076519" calcext:value-type="float">
            <text:p>0.00</text:p>
          </table:table-cell>
          <table:table-cell table:formula="of:=[.F207]/[.$H207]" office:value-type="float" office:value="0.334702394663165" calcext:value-type="float">
            <text:p>0.33</text:p>
          </table:table-cell>
          <table:table-cell table:formula="of:=[.G207]/[.$H207]" office:value-type="float" office:value="0.942315972667064" calcext:value-type="float">
            <text:p>0.94</text:p>
          </table:table-cell>
          <table:table-cell table:formula="of:=MOD(DEGREES(ATAN2([.I207];[.J207]))+360; 360)" office:value-type="float" office:value="90.6610758115854" calcext:value-type="float">
            <text:p>90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1" calcext:value-type="float">
            <text:p>421</text:p>
          </table:table-cell>
          <table:table-cell office:value-type="float" office:value="500" calcext:value-type="float">
            <text:p>500</text:p>
          </table:table-cell>
          <table:table-cell table:formula="of:=[.B208]-[.B$1]" office:value-type="float" office:value="3.5" calcext:value-type="float">
            <text:p>3.5</text:p>
          </table:table-cell>
          <table:table-cell table:formula="of:=[.C208]-[.C$1]" office:value-type="float" office:value="123" calcext:value-type="float">
            <text:p>123</text:p>
          </table:table-cell>
          <table:table-cell table:formula="of:=[.D208]-[.D$1]" office:value-type="float" office:value="364" calcext:value-type="float">
            <text:p>364</text:p>
          </table:table-cell>
          <table:table-cell table:formula="of:=SQRT([.E208]^2 + [.F208]^2 + [.G208]^2)" office:value-type="float" office:value="384.23593012627" calcext:value-type="float">
            <text:p>384.24</text:p>
          </table:table-cell>
          <table:table-cell table:formula="of:=[.E208]/[.$H208]" office:value-type="float" office:value="0.00910898675938454" calcext:value-type="float">
            <text:p>0.01</text:p>
          </table:table-cell>
          <table:table-cell table:formula="of:=[.F208]/[.$H208]" office:value-type="float" office:value="0.320115820401228" calcext:value-type="float">
            <text:p>0.32</text:p>
          </table:table-cell>
          <table:table-cell table:formula="of:=[.G208]/[.$H208]" office:value-type="float" office:value="0.947334622975993" calcext:value-type="float">
            <text:p>0.95</text:p>
          </table:table-cell>
          <table:table-cell table:formula="of:=MOD(DEGREES(ATAN2([.I208];[.J208]))+360; 360)" office:value-type="float" office:value="88.3700721146158" calcext:value-type="float">
            <text:p>88.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6" calcext:value-type="float">
            <text:p>426</text:p>
          </table:table-cell>
          <table:table-cell office:value-type="float" office:value="509" calcext:value-type="float">
            <text:p>509</text:p>
          </table:table-cell>
          <table:table-cell table:formula="of:=[.B209]-[.B$1]" office:value-type="float" office:value="3.5" calcext:value-type="float">
            <text:p>3.5</text:p>
          </table:table-cell>
          <table:table-cell table:formula="of:=[.C209]-[.C$1]" office:value-type="float" office:value="128" calcext:value-type="float">
            <text:p>128</text:p>
          </table:table-cell>
          <table:table-cell table:formula="of:=[.D209]-[.D$1]" office:value-type="float" office:value="373" calcext:value-type="float">
            <text:p>373</text:p>
          </table:table-cell>
          <table:table-cell table:formula="of:=SQRT([.E209]^2 + [.F209]^2 + [.G209]^2)" office:value-type="float" office:value="394.36689769807" calcext:value-type="float">
            <text:p>394.37</text:p>
          </table:table-cell>
          <table:table-cell table:formula="of:=[.E209]/[.$H209]" office:value-type="float" office:value="0.00887498423531385" calcext:value-type="float">
            <text:p>0.01</text:p>
          </table:table-cell>
          <table:table-cell table:formula="of:=[.F209]/[.$H209]" office:value-type="float" office:value="0.324570852034335" calcext:value-type="float">
            <text:p>0.32</text:p>
          </table:table-cell>
          <table:table-cell table:formula="of:=[.G209]/[.$H209]" office:value-type="float" office:value="0.945819748506304" calcext:value-type="float">
            <text:p>0.95</text:p>
          </table:table-cell>
          <table:table-cell table:formula="of:=MOD(DEGREES(ATAN2([.I209];[.J209]))+360; 360)" office:value-type="float" office:value="88.433708813017" calcext:value-type="float">
            <text:p>88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2" calcext:value-type="float">
            <text:p>422</text:p>
          </table:table-cell>
          <table:table-cell office:value-type="float" office:value="508" calcext:value-type="float">
            <text:p>508</text:p>
          </table:table-cell>
          <table:table-cell table:formula="of:=[.B210]-[.B$1]" office:value-type="float" office:value="9.5" calcext:value-type="float">
            <text:p>9.5</text:p>
          </table:table-cell>
          <table:table-cell table:formula="of:=[.C210]-[.C$1]" office:value-type="float" office:value="124" calcext:value-type="float">
            <text:p>124</text:p>
          </table:table-cell>
          <table:table-cell table:formula="of:=[.D210]-[.D$1]" office:value-type="float" office:value="372" calcext:value-type="float">
            <text:p>372</text:p>
          </table:table-cell>
          <table:table-cell table:formula="of:=SQRT([.E210]^2 + [.F210]^2 + [.G210]^2)" office:value-type="float" office:value="392.23749183371" calcext:value-type="float">
            <text:p>392.24</text:p>
          </table:table-cell>
          <table:table-cell table:formula="of:=[.E210]/[.$H210]" office:value-type="float" office:value="0.0242200202626921" calcext:value-type="float">
            <text:p>0.02</text:p>
          </table:table-cell>
          <table:table-cell table:formula="of:=[.F210]/[.$H210]" office:value-type="float" office:value="0.31613500132356" calcext:value-type="float">
            <text:p>0.32</text:p>
          </table:table-cell>
          <table:table-cell table:formula="of:=[.G210]/[.$H210]" office:value-type="float" office:value="0.948405003970681" calcext:value-type="float">
            <text:p>0.95</text:p>
          </table:table-cell>
          <table:table-cell table:formula="of:=MOD(DEGREES(ATAN2([.I210];[.J210]))+360; 360)" office:value-type="float" office:value="85.618962168192" calcext:value-type="float">
            <text:p>85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7" calcext:value-type="float">
            <text:p>427</text:p>
          </table:table-cell>
          <table:table-cell office:value-type="float" office:value="505" calcext:value-type="float">
            <text:p>505</text:p>
          </table:table-cell>
          <table:table-cell table:formula="of:=[.B211]-[.B$1]" office:value-type="float" office:value="4.5" calcext:value-type="float">
            <text:p>4.5</text:p>
          </table:table-cell>
          <table:table-cell table:formula="of:=[.C211]-[.C$1]" office:value-type="float" office:value="129" calcext:value-type="float">
            <text:p>129</text:p>
          </table:table-cell>
          <table:table-cell table:formula="of:=[.D211]-[.D$1]" office:value-type="float" office:value="369" calcext:value-type="float">
            <text:p>369</text:p>
          </table:table-cell>
          <table:table-cell table:formula="of:=SQRT([.E211]^2 + [.F211]^2 + [.G211]^2)" office:value-type="float" office:value="390.924864903731" calcext:value-type="float">
            <text:p>390.92</text:p>
          </table:table-cell>
          <table:table-cell table:formula="of:=[.E211]/[.$H211]" office:value-type="float" office:value="0.011511163407598" calcext:value-type="float">
            <text:p>0.01</text:p>
          </table:table-cell>
          <table:table-cell table:formula="of:=[.F211]/[.$H211]" office:value-type="float" office:value="0.329986684351142" calcext:value-type="float">
            <text:p>0.33</text:p>
          </table:table-cell>
          <table:table-cell table:formula="of:=[.G211]/[.$H211]" office:value-type="float" office:value="0.943915399423033" calcext:value-type="float">
            <text:p>0.94</text:p>
          </table:table-cell>
          <table:table-cell table:formula="of:=MOD(DEGREES(ATAN2([.I211];[.J211]))+360; 360)" office:value-type="float" office:value="88.0021201435233" calcext:value-type="float">
            <text:p>88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9" calcext:value-type="float">
            <text:p>429</text:p>
          </table:table-cell>
          <table:table-cell office:value-type="float" office:value="498" calcext:value-type="float">
            <text:p>498</text:p>
          </table:table-cell>
          <table:table-cell table:formula="of:=[.B212]-[.B$1]" office:value-type="float" office:value="2.5" calcext:value-type="float">
            <text:p>2.5</text:p>
          </table:table-cell>
          <table:table-cell table:formula="of:=[.C212]-[.C$1]" office:value-type="float" office:value="131" calcext:value-type="float">
            <text:p>131</text:p>
          </table:table-cell>
          <table:table-cell table:formula="of:=[.D212]-[.D$1]" office:value-type="float" office:value="362" calcext:value-type="float">
            <text:p>362</text:p>
          </table:table-cell>
          <table:table-cell table:formula="of:=SQRT([.E212]^2 + [.F212]^2 + [.G212]^2)" office:value-type="float" office:value="384.982142442997" calcext:value-type="float">
            <text:p>384.98</text:p>
          </table:table-cell>
          <table:table-cell table:formula="of:=[.E212]/[.$H212]" office:value-type="float" office:value="0.00649380769750942" calcext:value-type="float">
            <text:p>0.01</text:p>
          </table:table-cell>
          <table:table-cell table:formula="of:=[.F212]/[.$H212]" office:value-type="float" office:value="0.340275523349493" calcext:value-type="float">
            <text:p>0.34</text:p>
          </table:table-cell>
          <table:table-cell table:formula="of:=[.G212]/[.$H212]" office:value-type="float" office:value="0.940303354599363" calcext:value-type="float">
            <text:p>0.94</text:p>
          </table:table-cell>
          <table:table-cell table:formula="of:=MOD(DEGREES(ATAN2([.I212];[.J212]))+360; 360)" office:value-type="float" office:value="88.906701806006" calcext:value-type="float">
            <text:p>88.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4" calcext:value-type="float">
            <text:p>424</text:p>
          </table:table-cell>
          <table:table-cell office:value-type="float" office:value="505" calcext:value-type="float">
            <text:p>505</text:p>
          </table:table-cell>
          <table:table-cell table:formula="of:=[.B213]-[.B$1]" office:value-type="float" office:value="6.5" calcext:value-type="float">
            <text:p>6.5</text:p>
          </table:table-cell>
          <table:table-cell table:formula="of:=[.C213]-[.C$1]" office:value-type="float" office:value="126" calcext:value-type="float">
            <text:p>126</text:p>
          </table:table-cell>
          <table:table-cell table:formula="of:=[.D213]-[.D$1]" office:value-type="float" office:value="369" calcext:value-type="float">
            <text:p>369</text:p>
          </table:table-cell>
          <table:table-cell table:formula="of:=SQRT([.E213]^2 + [.F213]^2 + [.G213]^2)" office:value-type="float" office:value="389.973396528532" calcext:value-type="float">
            <text:p>389.97</text:p>
          </table:table-cell>
          <table:table-cell table:formula="of:=[.E213]/[.$H213]" office:value-type="float" office:value="0.0166678036447146" calcext:value-type="float">
            <text:p>0.02</text:p>
          </table:table-cell>
          <table:table-cell table:formula="of:=[.F213]/[.$H213]" office:value-type="float" office:value="0.323098962959083" calcext:value-type="float">
            <text:p>0.32</text:p>
          </table:table-cell>
          <table:table-cell table:formula="of:=[.G213]/[.$H213]" office:value-type="float" office:value="0.946218391523028" calcext:value-type="float">
            <text:p>0.95</text:p>
          </table:table-cell>
          <table:table-cell table:formula="of:=MOD(DEGREES(ATAN2([.I213];[.J213]))+360; 360)" office:value-type="float" office:value="87.0468831465128" calcext:value-type="float">
            <text:p>87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9" calcext:value-type="float">
            <text:p>429</text:p>
          </table:table-cell>
          <table:table-cell office:value-type="float" office:value="505" calcext:value-type="float">
            <text:p>505</text:p>
          </table:table-cell>
          <table:table-cell table:formula="of:=[.B214]-[.B$1]" office:value-type="float" office:value="6.5" calcext:value-type="float">
            <text:p>6.5</text:p>
          </table:table-cell>
          <table:table-cell table:formula="of:=[.C214]-[.C$1]" office:value-type="float" office:value="131" calcext:value-type="float">
            <text:p>131</text:p>
          </table:table-cell>
          <table:table-cell table:formula="of:=[.D214]-[.D$1]" office:value-type="float" office:value="369" calcext:value-type="float">
            <text:p>369</text:p>
          </table:table-cell>
          <table:table-cell table:formula="of:=SQRT([.E214]^2 + [.F214]^2 + [.G214]^2)" office:value-type="float" office:value="391.617479180897" calcext:value-type="float">
            <text:p>391.62</text:p>
          </table:table-cell>
          <table:table-cell table:formula="of:=[.E214]/[.$H214]" office:value-type="float" office:value="0.0165978291203838" calcext:value-type="float">
            <text:p>0.02</text:p>
          </table:table-cell>
          <table:table-cell table:formula="of:=[.F214]/[.$H214]" office:value-type="float" office:value="0.334510094580044" calcext:value-type="float">
            <text:p>0.33</text:p>
          </table:table-cell>
          <table:table-cell table:formula="of:=[.G214]/[.$H214]" office:value-type="float" office:value="0.942245991603329" calcext:value-type="float">
            <text:p>0.94</text:p>
          </table:table-cell>
          <table:table-cell table:formula="of:=MOD(DEGREES(ATAN2([.I214];[.J214]))+360; 360)" office:value-type="float" office:value="87.1594092710307" calcext:value-type="float">
            <text:p>87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6" calcext:value-type="float">
            <text:p>426</text:p>
          </table:table-cell>
          <table:table-cell office:value-type="float" office:value="497" calcext:value-type="float">
            <text:p>497</text:p>
          </table:table-cell>
          <table:table-cell table:formula="of:=[.B215]-[.B$1]" office:value-type="float" office:value="5.5" calcext:value-type="float">
            <text:p>5.5</text:p>
          </table:table-cell>
          <table:table-cell table:formula="of:=[.C215]-[.C$1]" office:value-type="float" office:value="128" calcext:value-type="float">
            <text:p>128</text:p>
          </table:table-cell>
          <table:table-cell table:formula="of:=[.D215]-[.D$1]" office:value-type="float" office:value="361" calcext:value-type="float">
            <text:p>361</text:p>
          </table:table-cell>
          <table:table-cell table:formula="of:=SQRT([.E215]^2 + [.F215]^2 + [.G215]^2)" office:value-type="float" office:value="383.060373831593" calcext:value-type="float">
            <text:p>383.06</text:p>
          </table:table-cell>
          <table:table-cell table:formula="of:=[.E215]/[.$H215]" office:value-type="float" office:value="0.0143580499987138" calcext:value-type="float">
            <text:p>0.01</text:p>
          </table:table-cell>
          <table:table-cell table:formula="of:=[.F215]/[.$H215]" office:value-type="float" office:value="0.334150981788247" calcext:value-type="float">
            <text:p>0.33</text:p>
          </table:table-cell>
          <table:table-cell table:formula="of:=[.G215]/[.$H215]" office:value-type="float" office:value="0.942410190824667" calcext:value-type="float">
            <text:p>0.94</text:p>
          </table:table-cell>
          <table:table-cell table:formula="of:=MOD(DEGREES(ATAN2([.I215];[.J215]))+360; 360)" office:value-type="float" office:value="87.5395854614083" calcext:value-type="float">
            <text:p>87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34" calcext:value-type="float">
            <text:p>434</text:p>
          </table:table-cell>
          <table:table-cell office:value-type="float" office:value="498" calcext:value-type="float">
            <text:p>498</text:p>
          </table:table-cell>
          <table:table-cell table:formula="of:=[.B216]-[.B$1]" office:value-type="float" office:value="2.5" calcext:value-type="float">
            <text:p>2.5</text:p>
          </table:table-cell>
          <table:table-cell table:formula="of:=[.C216]-[.C$1]" office:value-type="float" office:value="136" calcext:value-type="float">
            <text:p>136</text:p>
          </table:table-cell>
          <table:table-cell table:formula="of:=[.D216]-[.D$1]" office:value-type="float" office:value="362" calcext:value-type="float">
            <text:p>362</text:p>
          </table:table-cell>
          <table:table-cell table:formula="of:=SQRT([.E216]^2 + [.F216]^2 + [.G216]^2)" office:value-type="float" office:value="386.712102215589" calcext:value-type="float">
            <text:p>386.71</text:p>
          </table:table-cell>
          <table:table-cell table:formula="of:=[.E216]/[.$H216]" office:value-type="float" office:value="0.00646475759531899" calcext:value-type="float">
            <text:p>0.01</text:p>
          </table:table-cell>
          <table:table-cell table:formula="of:=[.F216]/[.$H216]" office:value-type="float" office:value="0.351682813185353" calcext:value-type="float">
            <text:p>0.35</text:p>
          </table:table-cell>
          <table:table-cell table:formula="of:=[.G216]/[.$H216]" office:value-type="float" office:value="0.936096899802189" calcext:value-type="float">
            <text:p>0.94</text:p>
          </table:table-cell>
          <table:table-cell table:formula="of:=MOD(DEGREES(ATAN2([.I216];[.J216]))+360; 360)" office:value-type="float" office:value="88.9468873676762" calcext:value-type="float">
            <text:p>88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09" calcext:value-type="float">
            <text:p>409</text:p>
          </table:table-cell>
          <table:table-cell office:value-type="float" office:value="504" calcext:value-type="float">
            <text:p>504</text:p>
          </table:table-cell>
          <table:table-cell table:formula="of:=[.B217]-[.B$1]" office:value-type="float" office:value="5.5" calcext:value-type="float">
            <text:p>5.5</text:p>
          </table:table-cell>
          <table:table-cell table:formula="of:=[.C217]-[.C$1]" office:value-type="float" office:value="111" calcext:value-type="float">
            <text:p>111</text:p>
          </table:table-cell>
          <table:table-cell table:formula="of:=[.D217]-[.D$1]" office:value-type="float" office:value="368" calcext:value-type="float">
            <text:p>368</text:p>
          </table:table-cell>
          <table:table-cell table:formula="of:=SQRT([.E217]^2 + [.F217]^2 + [.G217]^2)" office:value-type="float" office:value="384.415465349666" calcext:value-type="float">
            <text:p>384.42</text:p>
          </table:table-cell>
          <table:table-cell table:formula="of:=[.E217]/[.$H217]" office:value-type="float" office:value="0.0143074368639076" calcext:value-type="float">
            <text:p>0.01</text:p>
          </table:table-cell>
          <table:table-cell table:formula="of:=[.F217]/[.$H217]" office:value-type="float" office:value="0.288750089435226" calcext:value-type="float">
            <text:p>0.29</text:p>
          </table:table-cell>
          <table:table-cell table:formula="of:=[.G217]/[.$H217]" office:value-type="float" office:value="0.957297593803272" calcext:value-type="float">
            <text:p>0.96</text:p>
          </table:table-cell>
          <table:table-cell table:formula="of:=MOD(DEGREES(ATAN2([.I217];[.J217]))+360; 360)" office:value-type="float" office:value="87.1633398988745" calcext:value-type="float">
            <text:p>87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9" calcext:value-type="float">
            <text:p>429</text:p>
          </table:table-cell>
          <table:table-cell office:value-type="float" office:value="515" calcext:value-type="float">
            <text:p>515</text:p>
          </table:table-cell>
          <table:table-cell table:formula="of:=[.B218]-[.B$1]" office:value-type="float" office:value="6.5" calcext:value-type="float">
            <text:p>6.5</text:p>
          </table:table-cell>
          <table:table-cell table:formula="of:=[.C218]-[.C$1]" office:value-type="float" office:value="131" calcext:value-type="float">
            <text:p>131</text:p>
          </table:table-cell>
          <table:table-cell table:formula="of:=[.D218]-[.D$1]" office:value-type="float" office:value="379" calcext:value-type="float">
            <text:p>379</text:p>
          </table:table-cell>
          <table:table-cell table:formula="of:=SQRT([.E218]^2 + [.F218]^2 + [.G218]^2)" office:value-type="float" office:value="401.053924055108" calcext:value-type="float">
            <text:p>401.05</text:p>
          </table:table-cell>
          <table:table-cell table:formula="of:=[.E218]/[.$H218]" office:value-type="float" office:value="0.0162072968499539" calcext:value-type="float">
            <text:p>0.02</text:p>
          </table:table-cell>
          <table:table-cell table:formula="of:=[.F218]/[.$H218]" office:value-type="float" office:value="0.326639367283686" calcext:value-type="float">
            <text:p>0.33</text:p>
          </table:table-cell>
          <table:table-cell table:formula="of:=[.G218]/[.$H218]" office:value-type="float" office:value="0.945010077866543" calcext:value-type="float">
            <text:p>0.95</text:p>
          </table:table-cell>
          <table:table-cell table:formula="of:=MOD(DEGREES(ATAN2([.I218];[.J218]))+360; 360)" office:value-type="float" office:value="87.1594092710307" calcext:value-type="float">
            <text:p>87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433" calcext:value-type="float">
            <text:p>433</text:p>
          </table:table-cell>
          <table:table-cell office:value-type="float" office:value="506" calcext:value-type="float">
            <text:p>506</text:p>
          </table:table-cell>
          <table:table-cell table:formula="of:=[.B219]-[.B$1]" office:value-type="float" office:value="-1.5" calcext:value-type="float">
            <text:p>-1.5</text:p>
          </table:table-cell>
          <table:table-cell table:formula="of:=[.C219]-[.C$1]" office:value-type="float" office:value="135" calcext:value-type="float">
            <text:p>135</text:p>
          </table:table-cell>
          <table:table-cell table:formula="of:=[.D219]-[.D$1]" office:value-type="float" office:value="370" calcext:value-type="float">
            <text:p>370</text:p>
          </table:table-cell>
          <table:table-cell table:formula="of:=SQRT([.E219]^2 + [.F219]^2 + [.G219]^2)" office:value-type="float" office:value="393.861968207137" calcext:value-type="float">
            <text:p>393.86</text:p>
          </table:table-cell>
          <table:table-cell table:formula="of:=[.E219]/[.$H219]" office:value-type="float" office:value="-0.00380844082719642" calcext:value-type="float">
            <text:p>0.00</text:p>
          </table:table-cell>
          <table:table-cell table:formula="of:=[.F219]/[.$H219]" office:value-type="float" office:value="0.342759674447678" calcext:value-type="float">
            <text:p>0.34</text:p>
          </table:table-cell>
          <table:table-cell table:formula="of:=[.G219]/[.$H219]" office:value-type="float" office:value="0.939415404041784" calcext:value-type="float">
            <text:p>0.94</text:p>
          </table:table-cell>
          <table:table-cell table:formula="of:=MOD(DEGREES(ATAN2([.I219];[.J219]))+360; 360)" office:value-type="float" office:value="90.6365935759635" calcext:value-type="float">
            <text:p>90.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2" calcext:value-type="float">
            <text:p>422</text:p>
          </table:table-cell>
          <table:table-cell office:value-type="float" office:value="503" calcext:value-type="float">
            <text:p>503</text:p>
          </table:table-cell>
          <table:table-cell table:formula="of:=[.B220]-[.B$1]" office:value-type="float" office:value="2.5" calcext:value-type="float">
            <text:p>2.5</text:p>
          </table:table-cell>
          <table:table-cell table:formula="of:=[.C220]-[.C$1]" office:value-type="float" office:value="124" calcext:value-type="float">
            <text:p>124</text:p>
          </table:table-cell>
          <table:table-cell table:formula="of:=[.D220]-[.D$1]" office:value-type="float" office:value="367" calcext:value-type="float">
            <text:p>367</text:p>
          </table:table-cell>
          <table:table-cell table:formula="of:=SQRT([.E220]^2 + [.F220]^2 + [.G220]^2)" office:value-type="float" office:value="387.390307054784" calcext:value-type="float">
            <text:p>387.39</text:p>
          </table:table-cell>
          <table:table-cell table:formula="of:=[.E220]/[.$H220]" office:value-type="float" office:value="0.00645343973370623" calcext:value-type="float">
            <text:p>0.01</text:p>
          </table:table-cell>
          <table:table-cell table:formula="of:=[.F220]/[.$H220]" office:value-type="float" office:value="0.320090610791829" calcext:value-type="float">
            <text:p>0.32</text:p>
          </table:table-cell>
          <table:table-cell table:formula="of:=[.G220]/[.$H220]" office:value-type="float" office:value="0.947364952908074" calcext:value-type="float">
            <text:p>0.95</text:p>
          </table:table-cell>
          <table:table-cell table:formula="of:=MOD(DEGREES(ATAN2([.I220];[.J220]))+360; 360)" office:value-type="float" office:value="88.8449996319553" calcext:value-type="float">
            <text:p>88.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0" calcext:value-type="float">
            <text:p>420</text:p>
          </table:table-cell>
          <table:table-cell office:value-type="float" office:value="498" calcext:value-type="float">
            <text:p>498</text:p>
          </table:table-cell>
          <table:table-cell table:formula="of:=[.B221]-[.B$1]" office:value-type="float" office:value="6.5" calcext:value-type="float">
            <text:p>6.5</text:p>
          </table:table-cell>
          <table:table-cell table:formula="of:=[.C221]-[.C$1]" office:value-type="float" office:value="122" calcext:value-type="float">
            <text:p>122</text:p>
          </table:table-cell>
          <table:table-cell table:formula="of:=[.D221]-[.D$1]" office:value-type="float" office:value="362" calcext:value-type="float">
            <text:p>362</text:p>
          </table:table-cell>
          <table:table-cell table:formula="of:=SQRT([.E221]^2 + [.F221]^2 + [.G221]^2)" office:value-type="float" office:value="382.060531853265" calcext:value-type="float">
            <text:p>382.06</text:p>
          </table:table-cell>
          <table:table-cell table:formula="of:=[.E221]/[.$H221]" office:value-type="float" office:value="0.0170130109186374" calcext:value-type="float">
            <text:p>0.02</text:p>
          </table:table-cell>
          <table:table-cell table:formula="of:=[.F221]/[.$H221]" office:value-type="float" office:value="0.319321128011347" calcext:value-type="float">
            <text:p>0.32</text:p>
          </table:table-cell>
          <table:table-cell table:formula="of:=[.G221]/[.$H221]" office:value-type="float" office:value="0.947493838853342" calcext:value-type="float">
            <text:p>0.95</text:p>
          </table:table-cell>
          <table:table-cell table:formula="of:=MOD(DEGREES(ATAN2([.I221];[.J221]))+360; 360)" office:value-type="float" office:value="86.9502395307316" calcext:value-type="float">
            <text:p>86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21" calcext:value-type="float">
            <text:p>421</text:p>
          </table:table-cell>
          <table:table-cell office:value-type="float" office:value="509" calcext:value-type="float">
            <text:p>509</text:p>
          </table:table-cell>
          <table:table-cell table:formula="of:=[.B222]-[.B$1]" office:value-type="float" office:value="0.5" calcext:value-type="float">
            <text:p>0.5</text:p>
          </table:table-cell>
          <table:table-cell table:formula="of:=[.C222]-[.C$1]" office:value-type="float" office:value="123" calcext:value-type="float">
            <text:p>123</text:p>
          </table:table-cell>
          <table:table-cell table:formula="of:=[.D222]-[.D$1]" office:value-type="float" office:value="373" calcext:value-type="float">
            <text:p>373</text:p>
          </table:table-cell>
          <table:table-cell table:formula="of:=SQRT([.E222]^2 + [.F222]^2 + [.G222]^2)" office:value-type="float" office:value="392.757240544334" calcext:value-type="float">
            <text:p>392.76</text:p>
          </table:table-cell>
          <table:table-cell table:formula="of:=[.E222]/[.$H222]" office:value-type="float" office:value="0.00127305100551943" calcext:value-type="float">
            <text:p>0.00</text:p>
          </table:table-cell>
          <table:table-cell table:formula="of:=[.F222]/[.$H222]" office:value-type="float" office:value="0.313170547357779" calcext:value-type="float">
            <text:p>0.31</text:p>
          </table:table-cell>
          <table:table-cell table:formula="of:=[.G222]/[.$H222]" office:value-type="float" office:value="0.949696050117492" calcext:value-type="float">
            <text:p>0.95</text:p>
          </table:table-cell>
          <table:table-cell table:formula="of:=MOD(DEGREES(ATAN2([.I222];[.J222]))+360; 360)" office:value-type="float" office:value="89.7670916100795" calcext:value-type="float">
            <text:p>89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39" calcext:value-type="float">
            <text:p>439</text:p>
          </table:table-cell>
          <table:table-cell office:value-type="float" office:value="496" calcext:value-type="float">
            <text:p>496</text:p>
          </table:table-cell>
          <table:table-cell table:formula="of:=[.B223]-[.B$1]" office:value-type="float" office:value="2.5" calcext:value-type="float">
            <text:p>2.5</text:p>
          </table:table-cell>
          <table:table-cell table:formula="of:=[.C223]-[.C$1]" office:value-type="float" office:value="141" calcext:value-type="float">
            <text:p>141</text:p>
          </table:table-cell>
          <table:table-cell table:formula="of:=[.D223]-[.D$1]" office:value-type="float" office:value="360" calcext:value-type="float">
            <text:p>360</text:p>
          </table:table-cell>
          <table:table-cell table:formula="of:=SQRT([.E223]^2 + [.F223]^2 + [.G223]^2)" office:value-type="float" office:value="386.635810550445" calcext:value-type="float">
            <text:p>386.64</text:p>
          </table:table-cell>
          <table:table-cell table:formula="of:=[.E223]/[.$H223]" office:value-type="float" office:value="0.00646603323277479" calcext:value-type="float">
            <text:p>0.01</text:p>
          </table:table-cell>
          <table:table-cell table:formula="of:=[.F223]/[.$H223]" office:value-type="float" office:value="0.364684274328498" calcext:value-type="float">
            <text:p>0.36</text:p>
          </table:table-cell>
          <table:table-cell table:formula="of:=[.G223]/[.$H223]" office:value-type="float" office:value="0.93110878551957" calcext:value-type="float">
            <text:p>0.93</text:p>
          </table:table-cell>
          <table:table-cell table:formula="of:=MOD(DEGREES(ATAN2([.I223];[.J223]))+360; 360)" office:value-type="float" office:value="88.9842238189548" calcext:value-type="float">
            <text:p>88.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17" calcext:value-type="float">
            <text:p>417</text:p>
          </table:table-cell>
          <table:table-cell office:value-type="float" office:value="501" calcext:value-type="float">
            <text:p>501</text:p>
          </table:table-cell>
          <table:table-cell table:formula="of:=[.B224]-[.B$1]" office:value-type="float" office:value="9.5" calcext:value-type="float">
            <text:p>9.5</text:p>
          </table:table-cell>
          <table:table-cell table:formula="of:=[.C224]-[.C$1]" office:value-type="float" office:value="119" calcext:value-type="float">
            <text:p>119</text:p>
          </table:table-cell>
          <table:table-cell table:formula="of:=[.D224]-[.D$1]" office:value-type="float" office:value="365" calcext:value-type="float">
            <text:p>365</text:p>
          </table:table-cell>
          <table:table-cell table:formula="of:=SQRT([.E224]^2 + [.F224]^2 + [.G224]^2)" office:value-type="float" office:value="384.026366282317" calcext:value-type="float">
            <text:p>384.03</text:p>
          </table:table-cell>
          <table:table-cell table:formula="of:=[.E224]/[.$H224]" office:value-type="float" office:value="0.0247378847759013" calcext:value-type="float">
            <text:p>0.02</text:p>
          </table:table-cell>
          <table:table-cell table:formula="of:=[.F224]/[.$H224]" office:value-type="float" office:value="0.309874556666553" calcext:value-type="float">
            <text:p>0.31</text:p>
          </table:table-cell>
          <table:table-cell table:formula="of:=[.G224]/[.$H224]" office:value-type="float" office:value="0.950455572968838" calcext:value-type="float">
            <text:p>0.95</text:p>
          </table:table-cell>
          <table:table-cell table:formula="of:=MOD(DEGREES(ATAN2([.I224];[.J224]))+360; 360)" office:value-type="float" office:value="85.4356471734626" calcext:value-type="float">
            <text:p>85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  <table:table-cell table:formula="of:=[.B225]-[.B$1]" office:value-type="float" office:value="0.5" calcext:value-type="float">
            <text:p>0.5</text:p>
          </table:table-cell>
          <table:table-cell table:formula="of:=[.C225]-[.C$1]" office:value-type="float" office:value="130" calcext:value-type="float">
            <text:p>130</text:p>
          </table:table-cell>
          <table:table-cell table:formula="of:=[.D225]-[.D$1]" office:value-type="float" office:value="366" calcext:value-type="float">
            <text:p>366</text:p>
          </table:table-cell>
          <table:table-cell table:formula="of:=SQRT([.E225]^2 + [.F225]^2 + [.G225]^2)" office:value-type="float" office:value="388.40217558608" calcext:value-type="float">
            <text:p>388.40</text:p>
          </table:table-cell>
          <table:table-cell table:formula="of:=[.E225]/[.$H225]" office:value-type="float" office:value="0.00128732543592354" calcext:value-type="float">
            <text:p>0.00</text:p>
          </table:table-cell>
          <table:table-cell table:formula="of:=[.F225]/[.$H225]" office:value-type="float" office:value="0.334704613340119" calcext:value-type="float">
            <text:p>0.33</text:p>
          </table:table-cell>
          <table:table-cell table:formula="of:=[.G225]/[.$H225]" office:value-type="float" office:value="0.942322219096028" calcext:value-type="float">
            <text:p>0.94</text:p>
          </table:table-cell>
          <table:table-cell table:formula="of:=MOD(DEGREES(ATAN2([.I225];[.J225]))+360; 360)" office:value-type="float" office:value="89.7796327038768" calcext:value-type="float">
            <text:p>89.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23" calcext:value-type="float">
            <text:p>423</text:p>
          </table:table-cell>
          <table:table-cell office:value-type="float" office:value="502" calcext:value-type="float">
            <text:p>502</text:p>
          </table:table-cell>
          <table:table-cell table:formula="of:=[.B226]-[.B$1]" office:value-type="float" office:value="0.5" calcext:value-type="float">
            <text:p>0.5</text:p>
          </table:table-cell>
          <table:table-cell table:formula="of:=[.C226]-[.C$1]" office:value-type="float" office:value="125" calcext:value-type="float">
            <text:p>125</text:p>
          </table:table-cell>
          <table:table-cell table:formula="of:=[.D226]-[.D$1]" office:value-type="float" office:value="366" calcext:value-type="float">
            <text:p>366</text:p>
          </table:table-cell>
          <table:table-cell table:formula="of:=SQRT([.E226]^2 + [.F226]^2 + [.G226]^2)" office:value-type="float" office:value="386.75735287128" calcext:value-type="float">
            <text:p>386.76</text:p>
          </table:table-cell>
          <table:table-cell table:formula="of:=[.E226]/[.$H226]" office:value-type="float" office:value="0.00129280024358427" calcext:value-type="float">
            <text:p>0.00</text:p>
          </table:table-cell>
          <table:table-cell table:formula="of:=[.F226]/[.$H226]" office:value-type="float" office:value="0.323200060896068" calcext:value-type="float">
            <text:p>0.32</text:p>
          </table:table-cell>
          <table:table-cell table:formula="of:=[.G226]/[.$H226]" office:value-type="float" office:value="0.946329778303688" calcext:value-type="float">
            <text:p>0.95</text:p>
          </table:table-cell>
          <table:table-cell table:formula="of:=MOD(DEGREES(ATAN2([.I226];[.J226]))+360; 360)" office:value-type="float" office:value="89.7708181042459" calcext:value-type="float">
            <text:p>89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4" calcext:value-type="float">
            <text:p>424</text:p>
          </table:table-cell>
          <table:table-cell office:value-type="float" office:value="505" calcext:value-type="float">
            <text:p>505</text:p>
          </table:table-cell>
          <table:table-cell table:formula="of:=[.B227]-[.B$1]" office:value-type="float" office:value="4.5" calcext:value-type="float">
            <text:p>4.5</text:p>
          </table:table-cell>
          <table:table-cell table:formula="of:=[.C227]-[.C$1]" office:value-type="float" office:value="126" calcext:value-type="float">
            <text:p>126</text:p>
          </table:table-cell>
          <table:table-cell table:formula="of:=[.D227]-[.D$1]" office:value-type="float" office:value="369" calcext:value-type="float">
            <text:p>369</text:p>
          </table:table-cell>
          <table:table-cell table:formula="of:=SQRT([.E227]^2 + [.F227]^2 + [.G227]^2)" office:value-type="float" office:value="389.945188456019" calcext:value-type="float">
            <text:p>389.95</text:p>
          </table:table-cell>
          <table:table-cell table:formula="of:=[.E227]/[.$H227]" office:value-type="float" office:value="0.0115400834097163" calcext:value-type="float">
            <text:p>0.01</text:p>
          </table:table-cell>
          <table:table-cell table:formula="of:=[.F227]/[.$H227]" office:value-type="float" office:value="0.323122335472056" calcext:value-type="float">
            <text:p>0.32</text:p>
          </table:table-cell>
          <table:table-cell table:formula="of:=[.G227]/[.$H227]" office:value-type="float" office:value="0.946286839596737" calcext:value-type="float">
            <text:p>0.95</text:p>
          </table:table-cell>
          <table:table-cell table:formula="of:=MOD(DEGREES(ATAN2([.I227];[.J227]))+360; 360)" office:value-type="float" office:value="87.9545915111128" calcext:value-type="float">
            <text:p>87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17" calcext:value-type="float">
            <text:p>417</text:p>
          </table:table-cell>
          <table:table-cell office:value-type="float" office:value="498" calcext:value-type="float">
            <text:p>498</text:p>
          </table:table-cell>
          <table:table-cell table:formula="of:=[.B228]-[.B$1]" office:value-type="float" office:value="2.5" calcext:value-type="float">
            <text:p>2.5</text:p>
          </table:table-cell>
          <table:table-cell table:formula="of:=[.C228]-[.C$1]" office:value-type="float" office:value="119" calcext:value-type="float">
            <text:p>119</text:p>
          </table:table-cell>
          <table:table-cell table:formula="of:=[.D228]-[.D$1]" office:value-type="float" office:value="362" calcext:value-type="float">
            <text:p>362</text:p>
          </table:table-cell>
          <table:table-cell table:formula="of:=SQRT([.E228]^2 + [.F228]^2 + [.G228]^2)" office:value-type="float" office:value="381.065939175886" calcext:value-type="float">
            <text:p>381.07</text:p>
          </table:table-cell>
          <table:table-cell table:formula="of:=[.E228]/[.$H228]" office:value-type="float" office:value="0.00656054436512126" calcext:value-type="float">
            <text:p>0.01</text:p>
          </table:table-cell>
          <table:table-cell table:formula="of:=[.F228]/[.$H228]" office:value-type="float" office:value="0.312281911779772" calcext:value-type="float">
            <text:p>0.31</text:p>
          </table:table-cell>
          <table:table-cell table:formula="of:=[.G228]/[.$H228]" office:value-type="float" office:value="0.949966824069559" calcext:value-type="float">
            <text:p>0.95</text:p>
          </table:table-cell>
          <table:table-cell table:formula="of:=MOD(DEGREES(ATAN2([.I228];[.J228]))+360; 360)" office:value-type="float" office:value="88.796484190695" calcext:value-type="float">
            <text:p>88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9" calcext:value-type="float">
            <text:p>429</text:p>
          </table:table-cell>
          <table:table-cell office:value-type="float" office:value="505" calcext:value-type="float">
            <text:p>505</text:p>
          </table:table-cell>
          <table:table-cell table:formula="of:=[.B229]-[.B$1]" office:value-type="float" office:value="6.5" calcext:value-type="float">
            <text:p>6.5</text:p>
          </table:table-cell>
          <table:table-cell table:formula="of:=[.C229]-[.C$1]" office:value-type="float" office:value="131" calcext:value-type="float">
            <text:p>131</text:p>
          </table:table-cell>
          <table:table-cell table:formula="of:=[.D229]-[.D$1]" office:value-type="float" office:value="369" calcext:value-type="float">
            <text:p>369</text:p>
          </table:table-cell>
          <table:table-cell table:formula="of:=SQRT([.E229]^2 + [.F229]^2 + [.G229]^2)" office:value-type="float" office:value="391.617479180897" calcext:value-type="float">
            <text:p>391.62</text:p>
          </table:table-cell>
          <table:table-cell table:formula="of:=[.E229]/[.$H229]" office:value-type="float" office:value="0.0165978291203838" calcext:value-type="float">
            <text:p>0.02</text:p>
          </table:table-cell>
          <table:table-cell table:formula="of:=[.F229]/[.$H229]" office:value-type="float" office:value="0.334510094580044" calcext:value-type="float">
            <text:p>0.33</text:p>
          </table:table-cell>
          <table:table-cell table:formula="of:=[.G229]/[.$H229]" office:value-type="float" office:value="0.942245991603329" calcext:value-type="float">
            <text:p>0.94</text:p>
          </table:table-cell>
          <table:table-cell table:formula="of:=MOD(DEGREES(ATAN2([.I229];[.J229]))+360; 360)" office:value-type="float" office:value="87.1594092710307" calcext:value-type="float">
            <text:p>87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430" calcext:value-type="float">
            <text:p>430</text:p>
          </table:table-cell>
          <table:table-cell office:value-type="float" office:value="497" calcext:value-type="float">
            <text:p>497</text:p>
          </table:table-cell>
          <table:table-cell table:formula="of:=[.B230]-[.B$1]" office:value-type="float" office:value="-3.5" calcext:value-type="float">
            <text:p>-3.5</text:p>
          </table:table-cell>
          <table:table-cell table:formula="of:=[.C230]-[.C$1]" office:value-type="float" office:value="132" calcext:value-type="float">
            <text:p>132</text:p>
          </table:table-cell>
          <table:table-cell table:formula="of:=[.D230]-[.D$1]" office:value-type="float" office:value="361" calcext:value-type="float">
            <text:p>361</text:p>
          </table:table-cell>
          <table:table-cell table:formula="of:=SQRT([.E230]^2 + [.F230]^2 + [.G230]^2)" office:value-type="float" office:value="384.392052467269" calcext:value-type="float">
            <text:p>384.39</text:p>
          </table:table-cell>
          <table:table-cell table:formula="of:=[.E230]/[.$H230]" office:value-type="float" office:value="-0.00910528710865587" calcext:value-type="float">
            <text:p>-0.01</text:p>
          </table:table-cell>
          <table:table-cell table:formula="of:=[.F230]/[.$H230]" office:value-type="float" office:value="0.34339939952645" calcext:value-type="float">
            <text:p>0.34</text:p>
          </table:table-cell>
          <table:table-cell table:formula="of:=[.G230]/[.$H230]" office:value-type="float" office:value="0.939145327492791" calcext:value-type="float">
            <text:p>0.94</text:p>
          </table:table-cell>
          <table:table-cell table:formula="of:=MOD(DEGREES(ATAN2([.I230];[.J230]))+360; 360)" office:value-type="float" office:value="91.5188503974352" calcext:value-type="float">
            <text:p>91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8" calcext:value-type="float">
            <text:p>428</text:p>
          </table:table-cell>
          <table:table-cell office:value-type="float" office:value="497" calcext:value-type="float">
            <text:p>497</text:p>
          </table:table-cell>
          <table:table-cell table:formula="of:=[.B231]-[.B$1]" office:value-type="float" office:value="5.5" calcext:value-type="float">
            <text:p>5.5</text:p>
          </table:table-cell>
          <table:table-cell table:formula="of:=[.C231]-[.C$1]" office:value-type="float" office:value="130" calcext:value-type="float">
            <text:p>130</text:p>
          </table:table-cell>
          <table:table-cell table:formula="of:=[.D231]-[.D$1]" office:value-type="float" office:value="361" calcext:value-type="float">
            <text:p>361</text:p>
          </table:table-cell>
          <table:table-cell table:formula="of:=SQRT([.E231]^2 + [.F231]^2 + [.G231]^2)" office:value-type="float" office:value="383.733305825804" calcext:value-type="float">
            <text:p>383.73</text:p>
          </table:table-cell>
          <table:table-cell table:formula="of:=[.E231]/[.$H231]" office:value-type="float" office:value="0.014332871076082" calcext:value-type="float">
            <text:p>0.01</text:p>
          </table:table-cell>
          <table:table-cell table:formula="of:=[.F231]/[.$H231]" office:value-type="float" office:value="0.338776952707393" calcext:value-type="float">
            <text:p>0.34</text:p>
          </table:table-cell>
          <table:table-cell table:formula="of:=[.G231]/[.$H231]" office:value-type="float" office:value="0.940757537902838" calcext:value-type="float">
            <text:p>0.94</text:p>
          </table:table-cell>
          <table:table-cell table:formula="of:=MOD(DEGREES(ATAN2([.I231];[.J231]))+360; 360)" office:value-type="float" office:value="87.5773925418762" calcext:value-type="float">
            <text:p>87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table:formula="of:=[.B232]-[.B$1]" office:value-type="float" office:value="3.5" calcext:value-type="float">
            <text:p>3.5</text:p>
          </table:table-cell>
          <table:table-cell table:formula="of:=[.C232]-[.C$1]" office:value-type="float" office:value="128" calcext:value-type="float">
            <text:p>128</text:p>
          </table:table-cell>
          <table:table-cell table:formula="of:=[.D232]-[.D$1]" office:value-type="float" office:value="366" calcext:value-type="float">
            <text:p>366</text:p>
          </table:table-cell>
          <table:table-cell table:formula="of:=SQRT([.E232]^2 + [.F232]^2 + [.G232]^2)" office:value-type="float" office:value="387.752820750539" calcext:value-type="float">
            <text:p>387.75</text:p>
          </table:table-cell>
          <table:table-cell table:formula="of:=[.E232]/[.$H232]" office:value-type="float" office:value="0.00902636889455853" calcext:value-type="float">
            <text:p>0.01</text:p>
          </table:table-cell>
          <table:table-cell table:formula="of:=[.F232]/[.$H232]" office:value-type="float" office:value="0.330107205286712" calcext:value-type="float">
            <text:p>0.33</text:p>
          </table:table-cell>
          <table:table-cell table:formula="of:=[.G232]/[.$H232]" office:value-type="float" office:value="0.943900290116692" calcext:value-type="float">
            <text:p>0.94</text:p>
          </table:table-cell>
          <table:table-cell table:formula="of:=MOD(DEGREES(ATAN2([.I232];[.J232]))+360; 360)" office:value-type="float" office:value="88.433708813017" calcext:value-type="float">
            <text:p>88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table:formula="of:=[.B233]-[.B$1]" office:value-type="float" office:value="5.5" calcext:value-type="float">
            <text:p>5.5</text:p>
          </table:table-cell>
          <table:table-cell table:formula="of:=[.C233]-[.C$1]" office:value-type="float" office:value="128" calcext:value-type="float">
            <text:p>128</text:p>
          </table:table-cell>
          <table:table-cell table:formula="of:=[.D233]-[.D$1]" office:value-type="float" office:value="370" calcext:value-type="float">
            <text:p>370</text:p>
          </table:table-cell>
          <table:table-cell table:formula="of:=SQRT([.E233]^2 + [.F233]^2 + [.G233]^2)" office:value-type="float" office:value="391.553636172619" calcext:value-type="float">
            <text:p>391.55</text:p>
          </table:table-cell>
          <table:table-cell table:formula="of:=[.E233]/[.$H233]" office:value-type="float" office:value="0.0140466068806351" calcext:value-type="float">
            <text:p>0.01</text:p>
          </table:table-cell>
          <table:table-cell table:formula="of:=[.F233]/[.$H233]" office:value-type="float" office:value="0.326902851040235" calcext:value-type="float">
            <text:p>0.33</text:p>
          </table:table-cell>
          <table:table-cell table:formula="of:=[.G233]/[.$H233]" office:value-type="float" office:value="0.944953553788178" calcext:value-type="float">
            <text:p>0.94</text:p>
          </table:table-cell>
          <table:table-cell table:formula="of:=MOD(DEGREES(ATAN2([.I233];[.J233]))+360; 360)" office:value-type="float" office:value="87.5395854614083" calcext:value-type="float">
            <text:p>87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34" calcext:value-type="float">
            <text:p>434</text:p>
          </table:table-cell>
          <table:table-cell office:value-type="float" office:value="498" calcext:value-type="float">
            <text:p>498</text:p>
          </table:table-cell>
          <table:table-cell table:formula="of:=[.B234]-[.B$1]" office:value-type="float" office:value="9.5" calcext:value-type="float">
            <text:p>9.5</text:p>
          </table:table-cell>
          <table:table-cell table:formula="of:=[.C234]-[.C$1]" office:value-type="float" office:value="136" calcext:value-type="float">
            <text:p>136</text:p>
          </table:table-cell>
          <table:table-cell table:formula="of:=[.D234]-[.D$1]" office:value-type="float" office:value="362" calcext:value-type="float">
            <text:p>362</text:p>
          </table:table-cell>
          <table:table-cell table:formula="of:=SQRT([.E234]^2 + [.F234]^2 + [.G234]^2)" office:value-type="float" office:value="386.820694896227" calcext:value-type="float">
            <text:p>386.82</text:p>
          </table:table-cell>
          <table:table-cell table:formula="of:=[.E234]/[.$H234]" office:value-type="float" office:value="0.0245591823946973" calcext:value-type="float">
            <text:p>0.02</text:p>
          </table:table-cell>
          <table:table-cell table:formula="of:=[.F234]/[.$H234]" office:value-type="float" office:value="0.351584084808298" calcext:value-type="float">
            <text:p>0.35</text:p>
          </table:table-cell>
          <table:table-cell table:formula="of:=[.G234]/[.$H234]" office:value-type="float" office:value="0.935834108092677" calcext:value-type="float">
            <text:p>0.94</text:p>
          </table:table-cell>
          <table:table-cell table:formula="of:=MOD(DEGREES(ATAN2([.I234];[.J234]))+360; 360)" office:value-type="float" office:value="86.0042119097064" calcext:value-type="float">
            <text:p>8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table:formula="of:=[.B235]-[.B$1]" office:value-type="float" office:value="2.5" calcext:value-type="float">
            <text:p>2.5</text:p>
          </table:table-cell>
          <table:table-cell table:formula="of:=[.C235]-[.C$1]" office:value-type="float" office:value="129" calcext:value-type="float">
            <text:p>129</text:p>
          </table:table-cell>
          <table:table-cell table:formula="of:=[.D235]-[.D$1]" office:value-type="float" office:value="362" calcext:value-type="float">
            <text:p>362</text:p>
          </table:table-cell>
          <table:table-cell table:formula="of:=SQRT([.E235]^2 + [.F235]^2 + [.G235]^2)" office:value-type="float" office:value="384.306193028424" calcext:value-type="float">
            <text:p>384.31</text:p>
          </table:table-cell>
          <table:table-cell table:formula="of:=[.E235]/[.$H235]" office:value-type="float" office:value="0.00650522954183853" calcext:value-type="float">
            <text:p>0.01</text:p>
          </table:table-cell>
          <table:table-cell table:formula="of:=[.F235]/[.$H235]" office:value-type="float" office:value="0.335669844358868" calcext:value-type="float">
            <text:p>0.34</text:p>
          </table:table-cell>
          <table:table-cell table:formula="of:=[.G235]/[.$H235]" office:value-type="float" office:value="0.941957237658218" calcext:value-type="float">
            <text:p>0.94</text:p>
          </table:table-cell>
          <table:table-cell table:formula="of:=MOD(DEGREES(ATAN2([.I235];[.J235]))+360; 360)" office:value-type="float" office:value="88.8897556567795" calcext:value-type="float">
            <text:p>88.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table:formula="of:=[.B236]-[.B$1]" office:value-type="float" office:value="6.5" calcext:value-type="float">
            <text:p>6.5</text:p>
          </table:table-cell>
          <table:table-cell table:formula="of:=[.C236]-[.C$1]" office:value-type="float" office:value="129" calcext:value-type="float">
            <text:p>129</text:p>
          </table:table-cell>
          <table:table-cell table:formula="of:=[.D236]-[.D$1]" office:value-type="float" office:value="362" calcext:value-type="float">
            <text:p>362</text:p>
          </table:table-cell>
          <table:table-cell table:formula="of:=SQRT([.E236]^2 + [.F236]^2 + [.G236]^2)" office:value-type="float" office:value="384.353027827283" calcext:value-type="float">
            <text:p>384.35</text:p>
          </table:table-cell>
          <table:table-cell table:formula="of:=[.E236]/[.$H236]" office:value-type="float" office:value="0.0169115358261752" calcext:value-type="float">
            <text:p>0.02</text:p>
          </table:table-cell>
          <table:table-cell table:formula="of:=[.F236]/[.$H236]" office:value-type="float" office:value="0.335628941781015" calcext:value-type="float">
            <text:p>0.34</text:p>
          </table:table-cell>
          <table:table-cell table:formula="of:=[.G236]/[.$H236]" office:value-type="float" office:value="0.941842456780833" calcext:value-type="float">
            <text:p>0.94</text:p>
          </table:table-cell>
          <table:table-cell table:formula="of:=MOD(DEGREES(ATAN2([.I236];[.J236]))+360; 360)" office:value-type="float" office:value="87.1154429174575" calcext:value-type="float">
            <text:p>87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4" calcext:value-type="float">
            <text:p>424</text:p>
          </table:table-cell>
          <table:table-cell office:value-type="float" office:value="498" calcext:value-type="float">
            <text:p>498</text:p>
          </table:table-cell>
          <table:table-cell table:formula="of:=[.B237]-[.B$1]" office:value-type="float" office:value="9.5" calcext:value-type="float">
            <text:p>9.5</text:p>
          </table:table-cell>
          <table:table-cell table:formula="of:=[.C237]-[.C$1]" office:value-type="float" office:value="126" calcext:value-type="float">
            <text:p>126</text:p>
          </table:table-cell>
          <table:table-cell table:formula="of:=[.D237]-[.D$1]" office:value-type="float" office:value="362" calcext:value-type="float">
            <text:p>362</text:p>
          </table:table-cell>
          <table:table-cell table:formula="of:=SQRT([.E237]^2 + [.F237]^2 + [.G237]^2)" office:value-type="float" office:value="383.419157059216" calcext:value-type="float">
            <text:p>383.42</text:p>
          </table:table-cell>
          <table:table-cell table:formula="of:=[.E237]/[.$H237]" office:value-type="float" office:value="0.0247770614094089" calcext:value-type="float">
            <text:p>0.02</text:p>
          </table:table-cell>
          <table:table-cell table:formula="of:=[.F237]/[.$H237]" office:value-type="float" office:value="0.328622077640581" calcext:value-type="float">
            <text:p>0.33</text:p>
          </table:table-cell>
          <table:table-cell table:formula="of:=[.G237]/[.$H237]" office:value-type="float" office:value="0.944136445284845" calcext:value-type="float">
            <text:p>0.94</text:p>
          </table:table-cell>
          <table:table-cell table:formula="of:=MOD(DEGREES(ATAN2([.I237];[.J237]))+360; 360)" office:value-type="float" office:value="85.6882380980176" calcext:value-type="float">
            <text:p>85.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32" calcext:value-type="float">
            <text:p>432</text:p>
          </table:table-cell>
          <table:table-cell office:value-type="float" office:value="505" calcext:value-type="float">
            <text:p>505</text:p>
          </table:table-cell>
          <table:table-cell table:formula="of:=[.B238]-[.B$1]" office:value-type="float" office:value="2.5" calcext:value-type="float">
            <text:p>2.5</text:p>
          </table:table-cell>
          <table:table-cell table:formula="of:=[.C238]-[.C$1]" office:value-type="float" office:value="134" calcext:value-type="float">
            <text:p>134</text:p>
          </table:table-cell>
          <table:table-cell table:formula="of:=[.D238]-[.D$1]" office:value-type="float" office:value="369" calcext:value-type="float">
            <text:p>369</text:p>
          </table:table-cell>
          <table:table-cell table:formula="of:=SQRT([.E238]^2 + [.F238]^2 + [.G238]^2)" office:value-type="float" office:value="392.585341040646" calcext:value-type="float">
            <text:p>392.59</text:p>
          </table:table-cell>
          <table:table-cell table:formula="of:=[.E238]/[.$H238]" office:value-type="float" office:value="0.00636804215198949" calcext:value-type="float">
            <text:p>0.01</text:p>
          </table:table-cell>
          <table:table-cell table:formula="of:=[.F238]/[.$H238]" office:value-type="float" office:value="0.341327059346637" calcext:value-type="float">
            <text:p>0.34</text:p>
          </table:table-cell>
          <table:table-cell table:formula="of:=[.G238]/[.$H238]" office:value-type="float" office:value="0.939923021633648" calcext:value-type="float">
            <text:p>0.94</text:p>
          </table:table-cell>
          <table:table-cell table:formula="of:=MOD(DEGREES(ATAN2([.I238];[.J238]))+360; 360)" office:value-type="float" office:value="88.93117288815" calcext:value-type="float">
            <text:p>88.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3" calcext:value-type="float">
            <text:p>-43</text:p>
          </table:table-cell>
          <table:table-cell office:value-type="float" office:value="423" calcext:value-type="float">
            <text:p>423</text:p>
          </table:table-cell>
          <table:table-cell office:value-type="float" office:value="500" calcext:value-type="float">
            <text:p>500</text:p>
          </table:table-cell>
          <table:table-cell table:formula="of:=[.B239]-[.B$1]" office:value-type="float" office:value="12.5" calcext:value-type="float">
            <text:p>12.5</text:p>
          </table:table-cell>
          <table:table-cell table:formula="of:=[.C239]-[.C$1]" office:value-type="float" office:value="125" calcext:value-type="float">
            <text:p>125</text:p>
          </table:table-cell>
          <table:table-cell table:formula="of:=[.D239]-[.D$1]" office:value-type="float" office:value="364" calcext:value-type="float">
            <text:p>364</text:p>
          </table:table-cell>
          <table:table-cell table:formula="of:=SQRT([.E239]^2 + [.F239]^2 + [.G239]^2)" office:value-type="float" office:value="385.067851163921" calcext:value-type="float">
            <text:p>385.07</text:p>
          </table:table-cell>
          <table:table-cell table:formula="of:=[.E239]/[.$H239]" office:value-type="float" office:value="0.032461811502095" calcext:value-type="float">
            <text:p>0.03</text:p>
          </table:table-cell>
          <table:table-cell table:formula="of:=[.F239]/[.$H239]" office:value-type="float" office:value="0.32461811502095" calcext:value-type="float">
            <text:p>0.32</text:p>
          </table:table-cell>
          <table:table-cell table:formula="of:=[.G239]/[.$H239]" office:value-type="float" office:value="0.945287950941007" calcext:value-type="float">
            <text:p>0.95</text:p>
          </table:table-cell>
          <table:table-cell table:formula="of:=MOD(DEGREES(ATAN2([.I239];[.J239]))+360; 360)" office:value-type="float" office:value="84.2894068625004" calcext:value-type="float">
            <text:p>84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table:formula="of:=[.B240]-[.B$1]" office:value-type="float" office:value="9.5" calcext:value-type="float">
            <text:p>9.5</text:p>
          </table:table-cell>
          <table:table-cell table:formula="of:=[.C240]-[.C$1]" office:value-type="float" office:value="129" calcext:value-type="float">
            <text:p>129</text:p>
          </table:table-cell>
          <table:table-cell table:formula="of:=[.D240]-[.D$1]" office:value-type="float" office:value="362" calcext:value-type="float">
            <text:p>362</text:p>
          </table:table-cell>
          <table:table-cell table:formula="of:=SQRT([.E240]^2 + [.F240]^2 + [.G240]^2)" office:value-type="float" office:value="384.415465349666" calcext:value-type="float">
            <text:p>384.42</text:p>
          </table:table-cell>
          <table:table-cell table:formula="of:=[.E240]/[.$H240]" office:value-type="float" office:value="0.024712845492204" calcext:value-type="float">
            <text:p>0.02</text:p>
          </table:table-cell>
          <table:table-cell table:formula="of:=[.F240]/[.$H240]" office:value-type="float" office:value="0.33557442826256" calcext:value-type="float">
            <text:p>0.34</text:p>
          </table:table-cell>
          <table:table-cell table:formula="of:=[.G240]/[.$H240]" office:value-type="float" office:value="0.941689480860827" calcext:value-type="float">
            <text:p>0.94</text:p>
          </table:table-cell>
          <table:table-cell table:formula="of:=MOD(DEGREES(ATAN2([.I240];[.J240]))+360; 360)" office:value-type="float" office:value="85.7881465099114" calcext:value-type="float">
            <text:p>85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30" calcext:value-type="float">
            <text:p>430</text:p>
          </table:table-cell>
          <table:table-cell office:value-type="float" office:value="500" calcext:value-type="float">
            <text:p>500</text:p>
          </table:table-cell>
          <table:table-cell table:formula="of:=[.B241]-[.B$1]" office:value-type="float" office:value="0.5" calcext:value-type="float">
            <text:p>0.5</text:p>
          </table:table-cell>
          <table:table-cell table:formula="of:=[.C241]-[.C$1]" office:value-type="float" office:value="132" calcext:value-type="float">
            <text:p>132</text:p>
          </table:table-cell>
          <table:table-cell table:formula="of:=[.D241]-[.D$1]" office:value-type="float" office:value="364" calcext:value-type="float">
            <text:p>364</text:p>
          </table:table-cell>
          <table:table-cell table:formula="of:=SQRT([.E241]^2 + [.F241]^2 + [.G241]^2)" office:value-type="float" office:value="387.19536412514" calcext:value-type="float">
            <text:p>387.20</text:p>
          </table:table-cell>
          <table:table-cell table:formula="of:=[.E241]/[.$H241]" office:value-type="float" office:value="0.00129133777500084" calcext:value-type="float">
            <text:p>0.00</text:p>
          </table:table-cell>
          <table:table-cell table:formula="of:=[.F241]/[.$H241]" office:value-type="float" office:value="0.340913172600223" calcext:value-type="float">
            <text:p>0.34</text:p>
          </table:table-cell>
          <table:table-cell table:formula="of:=[.G241]/[.$H241]" office:value-type="float" office:value="0.940093900200614" calcext:value-type="float">
            <text:p>0.94</text:p>
          </table:table-cell>
          <table:table-cell table:formula="of:=MOD(DEGREES(ATAN2([.I241];[.J241]))+360; 360)" office:value-type="float" office:value="89.7829715701199" calcext:value-type="float">
            <text:p>89.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4" calcext:value-type="float">
            <text:p>-44</text:p>
          </table:table-cell>
          <table:table-cell office:value-type="float" office:value="429" calcext:value-type="float">
            <text:p>429</text:p>
          </table:table-cell>
          <table:table-cell office:value-type="float" office:value="512" calcext:value-type="float">
            <text:p>512</text:p>
          </table:table-cell>
          <table:table-cell table:formula="of:=[.B242]-[.B$1]" office:value-type="float" office:value="11.5" calcext:value-type="float">
            <text:p>11.5</text:p>
          </table:table-cell>
          <table:table-cell table:formula="of:=[.C242]-[.C$1]" office:value-type="float" office:value="131" calcext:value-type="float">
            <text:p>131</text:p>
          </table:table-cell>
          <table:table-cell table:formula="of:=[.D242]-[.D$1]" office:value-type="float" office:value="376" calcext:value-type="float">
            <text:p>376</text:p>
          </table:table-cell>
          <table:table-cell table:formula="of:=SQRT([.E242]^2 + [.F242]^2 + [.G242]^2)" office:value-type="float" office:value="398.333089260734" calcext:value-type="float">
            <text:p>398.33</text:p>
          </table:table-cell>
          <table:table-cell table:formula="of:=[.E242]/[.$H242]" office:value-type="float" office:value="0.0288703105768663" calcext:value-type="float">
            <text:p>0.03</text:p>
          </table:table-cell>
          <table:table-cell table:formula="of:=[.F242]/[.$H242]" office:value-type="float" office:value="0.328870494397346" calcext:value-type="float">
            <text:p>0.33</text:p>
          </table:table-cell>
          <table:table-cell table:formula="of:=[.G242]/[.$H242]" office:value-type="float" office:value="0.943933632774063" calcext:value-type="float">
            <text:p>0.94</text:p>
          </table:table-cell>
          <table:table-cell table:formula="of:=MOD(DEGREES(ATAN2([.I242];[.J242]))+360; 360)" office:value-type="float" office:value="84.9830789634552" calcext:value-type="float">
            <text:p>84.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1" calcext:value-type="float">
            <text:p>-41</text:p>
          </table:table-cell>
          <table:table-cell office:value-type="float" office:value="420" calcext:value-type="float">
            <text:p>420</text:p>
          </table:table-cell>
          <table:table-cell office:value-type="float" office:value="494" calcext:value-type="float">
            <text:p>494</text:p>
          </table:table-cell>
          <table:table-cell table:formula="of:=[.B243]-[.B$1]" office:value-type="float" office:value="14.5" calcext:value-type="float">
            <text:p>14.5</text:p>
          </table:table-cell>
          <table:table-cell table:formula="of:=[.C243]-[.C$1]" office:value-type="float" office:value="122" calcext:value-type="float">
            <text:p>122</text:p>
          </table:table-cell>
          <table:table-cell table:formula="of:=[.D243]-[.D$1]" office:value-type="float" office:value="358" calcext:value-type="float">
            <text:p>358</text:p>
          </table:table-cell>
          <table:table-cell table:formula="of:=SQRT([.E243]^2 + [.F243]^2 + [.G243]^2)" office:value-type="float" office:value="378.494715947264" calcext:value-type="float">
            <text:p>378.49</text:p>
          </table:table-cell>
          <table:table-cell table:formula="of:=[.E243]/[.$H243]" office:value-type="float" office:value="0.038309649749563" calcext:value-type="float">
            <text:p>0.04</text:p>
          </table:table-cell>
          <table:table-cell table:formula="of:=[.F243]/[.$H243]" office:value-type="float" office:value="0.322329466858392" calcext:value-type="float">
            <text:p>0.32</text:p>
          </table:table-cell>
          <table:table-cell table:formula="of:=[.G243]/[.$H243]" office:value-type="float" office:value="0.945852042092658" calcext:value-type="float">
            <text:p>0.95</text:p>
          </table:table-cell>
          <table:table-cell table:formula="of:=MOD(DEGREES(ATAN2([.I243];[.J243]))+360; 360)" office:value-type="float" office:value="83.2220512658009" calcext:value-type="float">
            <text:p>83.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8" calcext:value-type="float">
            <text:p>428</text:p>
          </table:table-cell>
          <table:table-cell office:value-type="float" office:value="509" calcext:value-type="float">
            <text:p>509</text:p>
          </table:table-cell>
          <table:table-cell table:formula="of:=[.B244]-[.B$1]" office:value-type="float" office:value="5.5" calcext:value-type="float">
            <text:p>5.5</text:p>
          </table:table-cell>
          <table:table-cell table:formula="of:=[.C244]-[.C$1]" office:value-type="float" office:value="130" calcext:value-type="float">
            <text:p>130</text:p>
          </table:table-cell>
          <table:table-cell table:formula="of:=[.D244]-[.D$1]" office:value-type="float" office:value="373" calcext:value-type="float">
            <text:p>373</text:p>
          </table:table-cell>
          <table:table-cell table:formula="of:=SQRT([.E244]^2 + [.F244]^2 + [.G244]^2)" office:value-type="float" office:value="395.043352051392" calcext:value-type="float">
            <text:p>395.04</text:p>
          </table:table-cell>
          <table:table-cell table:formula="of:=[.E244]/[.$H244]" office:value-type="float" office:value="0.0139225226078086" calcext:value-type="float">
            <text:p>0.01</text:p>
          </table:table-cell>
          <table:table-cell table:formula="of:=[.F244]/[.$H244]" office:value-type="float" office:value="0.329077807093658" calcext:value-type="float">
            <text:p>0.33</text:p>
          </table:table-cell>
          <table:table-cell table:formula="of:=[.G244]/[.$H244]" office:value-type="float" office:value="0.944200169584111" calcext:value-type="float">
            <text:p>0.94</text:p>
          </table:table-cell>
          <table:table-cell table:formula="of:=MOD(DEGREES(ATAN2([.I244];[.J244]))+360; 360)" office:value-type="float" office:value="87.5773925418762" calcext:value-type="float">
            <text:p>87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5" calcext:value-type="float">
            <text:p>-55</text:p>
          </table:table-cell>
          <table:table-cell office:value-type="float" office:value="423" calcext:value-type="float">
            <text:p>423</text:p>
          </table:table-cell>
          <table:table-cell office:value-type="float" office:value="497" calcext:value-type="float">
            <text:p>497</text:p>
          </table:table-cell>
          <table:table-cell table:formula="of:=[.B245]-[.B$1]" office:value-type="float" office:value="0.5" calcext:value-type="float">
            <text:p>0.5</text:p>
          </table:table-cell>
          <table:table-cell table:formula="of:=[.C245]-[.C$1]" office:value-type="float" office:value="125" calcext:value-type="float">
            <text:p>125</text:p>
          </table:table-cell>
          <table:table-cell table:formula="of:=[.D245]-[.D$1]" office:value-type="float" office:value="361" calcext:value-type="float">
            <text:p>361</text:p>
          </table:table-cell>
          <table:table-cell table:formula="of:=SQRT([.E245]^2 + [.F245]^2 + [.G245]^2)" office:value-type="float" office:value="382.029121926588" calcext:value-type="float">
            <text:p>382.03</text:p>
          </table:table-cell>
          <table:table-cell table:formula="of:=[.E245]/[.$H245]" office:value-type="float" office:value="0.00130880074659879" calcext:value-type="float">
            <text:p>0.00</text:p>
          </table:table-cell>
          <table:table-cell table:formula="of:=[.F245]/[.$H245]" office:value-type="float" office:value="0.327200186649698" calcext:value-type="float">
            <text:p>0.33</text:p>
          </table:table-cell>
          <table:table-cell table:formula="of:=[.G245]/[.$H245]" office:value-type="float" office:value="0.944954139044329" calcext:value-type="float">
            <text:p>0.94</text:p>
          </table:table-cell>
          <table:table-cell table:formula="of:=MOD(DEGREES(ATAN2([.I245];[.J245]))+360; 360)" office:value-type="float" office:value="89.7708181042459" calcext:value-type="float">
            <text:p>89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500" calcext:value-type="float">
            <text:p>500</text:p>
          </table:table-cell>
          <table:table-cell table:formula="of:=[.B246]-[.B$1]" office:value-type="float" office:value="8.5" calcext:value-type="float">
            <text:p>8.5</text:p>
          </table:table-cell>
          <table:table-cell table:formula="of:=[.C246]-[.C$1]" office:value-type="float" office:value="130" calcext:value-type="float">
            <text:p>130</text:p>
          </table:table-cell>
          <table:table-cell table:formula="of:=[.D246]-[.D$1]" office:value-type="float" office:value="364" calcext:value-type="float">
            <text:p>364</text:p>
          </table:table-cell>
          <table:table-cell table:formula="of:=SQRT([.E246]^2 + [.F246]^2 + [.G246]^2)" office:value-type="float" office:value="386.611238843363" calcext:value-type="float">
            <text:p>386.61</text:p>
          </table:table-cell>
          <table:table-cell table:formula="of:=[.E246]/[.$H246]" office:value-type="float" office:value="0.0219859102529707" calcext:value-type="float">
            <text:p>0.02</text:p>
          </table:table-cell>
          <table:table-cell table:formula="of:=[.F246]/[.$H246]" office:value-type="float" office:value="0.336255097986611" calcext:value-type="float">
            <text:p>0.34</text:p>
          </table:table-cell>
          <table:table-cell table:formula="of:=[.G246]/[.$H246]" office:value-type="float" office:value="0.94151427436251" calcext:value-type="float">
            <text:p>0.94</text:p>
          </table:table-cell>
          <table:table-cell table:formula="of:=MOD(DEGREES(ATAN2([.I246];[.J246]))+360; 360)" office:value-type="float" office:value="86.2590624498474" calcext:value-type="float">
            <text:p>86.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2" calcext:value-type="float">
            <text:p>422</text:p>
          </table:table-cell>
          <table:table-cell office:value-type="float" office:value="501" calcext:value-type="float">
            <text:p>501</text:p>
          </table:table-cell>
          <table:table-cell table:formula="of:=[.B247]-[.B$1]" office:value-type="float" office:value="-0.5" calcext:value-type="float">
            <text:p>-0.5</text:p>
          </table:table-cell>
          <table:table-cell table:formula="of:=[.C247]-[.C$1]" office:value-type="float" office:value="124" calcext:value-type="float">
            <text:p>124</text:p>
          </table:table-cell>
          <table:table-cell table:formula="of:=[.D247]-[.D$1]" office:value-type="float" office:value="365" calcext:value-type="float">
            <text:p>365</text:p>
          </table:table-cell>
          <table:table-cell table:formula="of:=SQRT([.E247]^2 + [.F247]^2 + [.G247]^2)" office:value-type="float" office:value="385.488326671509" calcext:value-type="float">
            <text:p>385.49</text:p>
          </table:table-cell>
          <table:table-cell table:formula="of:=[.E247]/[.$H247]" office:value-type="float" office:value="-0.00129705613738616" calcext:value-type="float">
            <text:p>0.00</text:p>
          </table:table-cell>
          <table:table-cell table:formula="of:=[.F247]/[.$H247]" office:value-type="float" office:value="0.321669922071767" calcext:value-type="float">
            <text:p>0.32</text:p>
          </table:table-cell>
          <table:table-cell table:formula="of:=[.G247]/[.$H247]" office:value-type="float" office:value="0.946850980291894" calcext:value-type="float">
            <text:p>0.95</text:p>
          </table:table-cell>
          <table:table-cell table:formula="of:=MOD(DEGREES(ATAN2([.I247];[.J247]))+360; 360)" office:value-type="float" office:value="90.2310301168955" calcext:value-type="float">
            <text:p>90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427" calcext:value-type="float">
            <text:p>427</text:p>
          </table:table-cell>
          <table:table-cell office:value-type="float" office:value="491" calcext:value-type="float">
            <text:p>491</text:p>
          </table:table-cell>
          <table:table-cell table:formula="of:=[.B248]-[.B$1]" office:value-type="float" office:value="-2.5" calcext:value-type="float">
            <text:p>-2.5</text:p>
          </table:table-cell>
          <table:table-cell table:formula="of:=[.C248]-[.C$1]" office:value-type="float" office:value="129" calcext:value-type="float">
            <text:p>129</text:p>
          </table:table-cell>
          <table:table-cell table:formula="of:=[.D248]-[.D$1]" office:value-type="float" office:value="355" calcext:value-type="float">
            <text:p>355</text:p>
          </table:table-cell>
          <table:table-cell table:formula="of:=SQRT([.E248]^2 + [.F248]^2 + [.G248]^2)" office:value-type="float" office:value="377.71980355814" calcext:value-type="float">
            <text:p>377.72</text:p>
          </table:table-cell>
          <table:table-cell table:formula="of:=[.E248]/[.$H248]" office:value-type="float" office:value="-0.00661866276655307" calcext:value-type="float">
            <text:p>-0.01</text:p>
          </table:table-cell>
          <table:table-cell table:formula="of:=[.F248]/[.$H248]" office:value-type="float" office:value="0.341522998754138" calcext:value-type="float">
            <text:p>0.34</text:p>
          </table:table-cell>
          <table:table-cell table:formula="of:=[.G248]/[.$H248]" office:value-type="float" office:value="0.939850112850535" calcext:value-type="float">
            <text:p>0.94</text:p>
          </table:table-cell>
          <table:table-cell table:formula="of:=MOD(DEGREES(ATAN2([.I248];[.J248]))+360; 360)" office:value-type="float" office:value="91.1102443432205" calcext:value-type="float">
            <text:p>91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7" calcext:value-type="float">
            <text:p>-57</text:p>
          </table:table-cell>
          <table:table-cell office:value-type="float" office:value="416" calcext:value-type="float">
            <text:p>416</text:p>
          </table:table-cell>
          <table:table-cell office:value-type="float" office:value="506" calcext:value-type="float">
            <text:p>506</text:p>
          </table:table-cell>
          <table:table-cell table:formula="of:=[.B249]-[.B$1]" office:value-type="float" office:value="-1.5" calcext:value-type="float">
            <text:p>-1.5</text:p>
          </table:table-cell>
          <table:table-cell table:formula="of:=[.C249]-[.C$1]" office:value-type="float" office:value="118" calcext:value-type="float">
            <text:p>118</text:p>
          </table:table-cell>
          <table:table-cell table:formula="of:=[.D249]-[.D$1]" office:value-type="float" office:value="370" calcext:value-type="float">
            <text:p>370</text:p>
          </table:table-cell>
          <table:table-cell table:formula="of:=SQRT([.E249]^2 + [.F249]^2 + [.G249]^2)" office:value-type="float" office:value="388.363553902783" calcext:value-type="float">
            <text:p>388.36</text:p>
          </table:table-cell>
          <table:table-cell table:formula="of:=[.E249]/[.$H249]" office:value-type="float" office:value="-0.00386236037065282" calcext:value-type="float">
            <text:p>0.00</text:p>
          </table:table-cell>
          <table:table-cell table:formula="of:=[.F249]/[.$H249]" office:value-type="float" office:value="0.303839015824688" calcext:value-type="float">
            <text:p>0.30</text:p>
          </table:table-cell>
          <table:table-cell table:formula="of:=[.G249]/[.$H249]" office:value-type="float" office:value="0.952715558094362" calcext:value-type="float">
            <text:p>0.95</text:p>
          </table:table-cell>
          <table:table-cell table:formula="of:=MOD(DEGREES(ATAN2([.I249];[.J249]))+360; 360)" office:value-type="float" office:value="90.7282969530764" calcext:value-type="float">
            <text:p>90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9" calcext:value-type="float">
            <text:p>429</text:p>
          </table:table-cell>
          <table:table-cell office:value-type="float" office:value="498" calcext:value-type="float">
            <text:p>498</text:p>
          </table:table-cell>
          <table:table-cell table:formula="of:=[.B250]-[.B$1]" office:value-type="float" office:value="9.5" calcext:value-type="float">
            <text:p>9.5</text:p>
          </table:table-cell>
          <table:table-cell table:formula="of:=[.C250]-[.C$1]" office:value-type="float" office:value="131" calcext:value-type="float">
            <text:p>131</text:p>
          </table:table-cell>
          <table:table-cell table:formula="of:=[.D250]-[.D$1]" office:value-type="float" office:value="362" calcext:value-type="float">
            <text:p>362</text:p>
          </table:table-cell>
          <table:table-cell table:formula="of:=SQRT([.E250]^2 + [.F250]^2 + [.G250]^2)" office:value-type="float" office:value="385.091222958924" calcext:value-type="float">
            <text:p>385.09</text:p>
          </table:table-cell>
          <table:table-cell table:formula="of:=[.E250]/[.$H250]" office:value-type="float" office:value="0.0246694794210184" calcext:value-type="float">
            <text:p>0.02</text:p>
          </table:table-cell>
          <table:table-cell table:formula="of:=[.F250]/[.$H250]" office:value-type="float" office:value="0.340179137279307" calcext:value-type="float">
            <text:p>0.34</text:p>
          </table:table-cell>
          <table:table-cell table:formula="of:=[.G250]/[.$H250]" office:value-type="float" office:value="0.940037005306175" calcext:value-type="float">
            <text:p>0.94</text:p>
          </table:table-cell>
          <table:table-cell table:formula="of:=MOD(DEGREES(ATAN2([.I250];[.J250]))+360; 360)" office:value-type="float" office:value="85.8522234619192" calcext:value-type="float">
            <text:p>85.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35" calcext:value-type="float">
            <text:p>435</text:p>
          </table:table-cell>
          <table:table-cell office:value-type="float" office:value="509" calcext:value-type="float">
            <text:p>509</text:p>
          </table:table-cell>
          <table:table-cell table:formula="of:=[.B251]-[.B$1]" office:value-type="float" office:value="8.5" calcext:value-type="float">
            <text:p>8.5</text:p>
          </table:table-cell>
          <table:table-cell table:formula="of:=[.C251]-[.C$1]" office:value-type="float" office:value="137" calcext:value-type="float">
            <text:p>137</text:p>
          </table:table-cell>
          <table:table-cell table:formula="of:=[.D251]-[.D$1]" office:value-type="float" office:value="373" calcext:value-type="float">
            <text:p>373</text:p>
          </table:table-cell>
          <table:table-cell table:formula="of:=SQRT([.E251]^2 + [.F251]^2 + [.G251]^2)" office:value-type="float" office:value="397.454714401528" calcext:value-type="float">
            <text:p>397.45</text:p>
          </table:table-cell>
          <table:table-cell table:formula="of:=[.E251]/[.$H251]" office:value-type="float" office:value="0.021386084230499" calcext:value-type="float">
            <text:p>0.02</text:p>
          </table:table-cell>
          <table:table-cell table:formula="of:=[.F251]/[.$H251]" office:value-type="float" office:value="0.344693357597455" calcext:value-type="float">
            <text:p>0.34</text:p>
          </table:table-cell>
          <table:table-cell table:formula="of:=[.G251]/[.$H251]" office:value-type="float" office:value="0.938471696232486" calcext:value-type="float">
            <text:p>0.94</text:p>
          </table:table-cell>
          <table:table-cell table:formula="of:=MOD(DEGREES(ATAN2([.I251];[.J251]))+360; 360)" office:value-type="float" office:value="86.449703241712" calcext:value-type="float">
            <text:p>86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7" calcext:value-type="float">
            <text:p>427</text:p>
          </table:table-cell>
          <table:table-cell office:value-type="float" office:value="508" calcext:value-type="float">
            <text:p>508</text:p>
          </table:table-cell>
          <table:table-cell table:formula="of:=[.B252]-[.B$1]" office:value-type="float" office:value="-0.5" calcext:value-type="float">
            <text:p>-0.5</text:p>
          </table:table-cell>
          <table:table-cell table:formula="of:=[.C252]-[.C$1]" office:value-type="float" office:value="129" calcext:value-type="float">
            <text:p>129</text:p>
          </table:table-cell>
          <table:table-cell table:formula="of:=[.D252]-[.D$1]" office:value-type="float" office:value="372" calcext:value-type="float">
            <text:p>372</text:p>
          </table:table-cell>
          <table:table-cell table:formula="of:=SQRT([.E252]^2 + [.F252]^2 + [.G252]^2)" office:value-type="float" office:value="393.732459926788" calcext:value-type="float">
            <text:p>393.73</text:p>
          </table:table-cell>
          <table:table-cell table:formula="of:=[.E252]/[.$H252]" office:value-type="float" office:value="-0.00126989783898684" calcext:value-type="float">
            <text:p>0.00</text:p>
          </table:table-cell>
          <table:table-cell table:formula="of:=[.F252]/[.$H252]" office:value-type="float" office:value="0.327633642458604" calcext:value-type="float">
            <text:p>0.33</text:p>
          </table:table-cell>
          <table:table-cell table:formula="of:=[.G252]/[.$H252]" office:value-type="float" office:value="0.944803992206207" calcext:value-type="float">
            <text:p>0.94</text:p>
          </table:table-cell>
          <table:table-cell table:formula="of:=MOD(DEGREES(ATAN2([.I252];[.J252]))+360; 360)" office:value-type="float" office:value="90.2220755526935" calcext:value-type="float">
            <text:p>90.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7" calcext:value-type="float">
            <text:p>427</text:p>
          </table:table-cell>
          <table:table-cell office:value-type="float" office:value="503" calcext:value-type="float">
            <text:p>503</text:p>
          </table:table-cell>
          <table:table-cell table:formula="of:=[.B253]-[.B$1]" office:value-type="float" office:value="9.5" calcext:value-type="float">
            <text:p>9.5</text:p>
          </table:table-cell>
          <table:table-cell table:formula="of:=[.C253]-[.C$1]" office:value-type="float" office:value="129" calcext:value-type="float">
            <text:p>129</text:p>
          </table:table-cell>
          <table:table-cell table:formula="of:=[.D253]-[.D$1]" office:value-type="float" office:value="367" calcext:value-type="float">
            <text:p>367</text:p>
          </table:table-cell>
          <table:table-cell table:formula="of:=SQRT([.E253]^2 + [.F253]^2 + [.G253]^2)" office:value-type="float" office:value="389.127549782844" calcext:value-type="float">
            <text:p>389.13</text:p>
          </table:table-cell>
          <table:table-cell table:formula="of:=[.E253]/[.$H253]" office:value-type="float" office:value="0.0244135888227435" calcext:value-type="float">
            <text:p>0.02</text:p>
          </table:table-cell>
          <table:table-cell table:formula="of:=[.F253]/[.$H253]" office:value-type="float" office:value="0.331510837698306" calcext:value-type="float">
            <text:p>0.33</text:p>
          </table:table-cell>
          <table:table-cell table:formula="of:=[.G253]/[.$H253]" office:value-type="float" office:value="0.943135483994405" calcext:value-type="float">
            <text:p>0.94</text:p>
          </table:table-cell>
          <table:table-cell table:formula="of:=MOD(DEGREES(ATAN2([.I253];[.J253]))+360; 360)" office:value-type="float" office:value="85.7881465099114" calcext:value-type="float">
            <text:p>85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table:formula="of:=[.B254]-[.B$1]" office:value-type="float" office:value="5.5" calcext:value-type="float">
            <text:p>5.5</text:p>
          </table:table-cell>
          <table:table-cell table:formula="of:=[.C254]-[.C$1]" office:value-type="float" office:value="128" calcext:value-type="float">
            <text:p>128</text:p>
          </table:table-cell>
          <table:table-cell table:formula="of:=[.D254]-[.D$1]" office:value-type="float" office:value="370" calcext:value-type="float">
            <text:p>370</text:p>
          </table:table-cell>
          <table:table-cell table:formula="of:=SQRT([.E254]^2 + [.F254]^2 + [.G254]^2)" office:value-type="float" office:value="391.553636172619" calcext:value-type="float">
            <text:p>391.55</text:p>
          </table:table-cell>
          <table:table-cell table:formula="of:=[.E254]/[.$H254]" office:value-type="float" office:value="0.0140466068806351" calcext:value-type="float">
            <text:p>0.01</text:p>
          </table:table-cell>
          <table:table-cell table:formula="of:=[.F254]/[.$H254]" office:value-type="float" office:value="0.326902851040235" calcext:value-type="float">
            <text:p>0.33</text:p>
          </table:table-cell>
          <table:table-cell table:formula="of:=[.G254]/[.$H254]" office:value-type="float" office:value="0.944953553788178" calcext:value-type="float">
            <text:p>0.94</text:p>
          </table:table-cell>
          <table:table-cell table:formula="of:=MOD(DEGREES(ATAN2([.I254];[.J254]))+360; 360)" office:value-type="float" office:value="87.5395854614083" calcext:value-type="float">
            <text:p>87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438" calcext:value-type="float">
            <text:p>438</text:p>
          </table:table-cell>
          <table:table-cell office:value-type="float" office:value="502" calcext:value-type="float">
            <text:p>502</text:p>
          </table:table-cell>
          <table:table-cell table:formula="of:=[.B255]-[.B$1]" office:value-type="float" office:value="10.5" calcext:value-type="float">
            <text:p>10.5</text:p>
          </table:table-cell>
          <table:table-cell table:formula="of:=[.C255]-[.C$1]" office:value-type="float" office:value="140" calcext:value-type="float">
            <text:p>140</text:p>
          </table:table-cell>
          <table:table-cell table:formula="of:=[.D255]-[.D$1]" office:value-type="float" office:value="366" calcext:value-type="float">
            <text:p>366</text:p>
          </table:table-cell>
          <table:table-cell table:formula="of:=SQRT([.E255]^2 + [.F255]^2 + [.G255]^2)" office:value-type="float" office:value="392.002869887454" calcext:value-type="float">
            <text:p>392.00</text:p>
          </table:table-cell>
          <table:table-cell table:formula="of:=[.E255]/[.$H255]" office:value-type="float" office:value="0.0267855181851465" calcext:value-type="float">
            <text:p>0.03</text:p>
          </table:table-cell>
          <table:table-cell table:formula="of:=[.F255]/[.$H255]" office:value-type="float" office:value="0.35714024246862" calcext:value-type="float">
            <text:p>0.36</text:p>
          </table:table-cell>
          <table:table-cell table:formula="of:=[.G255]/[.$H255]" office:value-type="float" office:value="0.933666633882249" calcext:value-type="float">
            <text:p>0.93</text:p>
          </table:table-cell>
          <table:table-cell table:formula="of:=MOD(DEGREES(ATAN2([.I255];[.J255]))+360; 360)" office:value-type="float" office:value="85.710846671181" calcext:value-type="float">
            <text:p>85.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3" calcext:value-type="float">
            <text:p>-43</text:p>
          </table:table-cell>
          <table:table-cell office:value-type="float" office:value="428" calcext:value-type="float">
            <text:p>428</text:p>
          </table:table-cell>
          <table:table-cell office:value-type="float" office:value="497" calcext:value-type="float">
            <text:p>497</text:p>
          </table:table-cell>
          <table:table-cell table:formula="of:=[.B256]-[.B$1]" office:value-type="float" office:value="12.5" calcext:value-type="float">
            <text:p>12.5</text:p>
          </table:table-cell>
          <table:table-cell table:formula="of:=[.C256]-[.C$1]" office:value-type="float" office:value="130" calcext:value-type="float">
            <text:p>130</text:p>
          </table:table-cell>
          <table:table-cell table:formula="of:=[.D256]-[.D$1]" office:value-type="float" office:value="361" calcext:value-type="float">
            <text:p>361</text:p>
          </table:table-cell>
          <table:table-cell table:formula="of:=SQRT([.E256]^2 + [.F256]^2 + [.G256]^2)" office:value-type="float" office:value="383.897447243401" calcext:value-type="float">
            <text:p>383.90</text:p>
          </table:table-cell>
          <table:table-cell table:formula="of:=[.E256]/[.$H256]" office:value-type="float" office:value="0.0325607791605727" calcext:value-type="float">
            <text:p>0.03</text:p>
          </table:table-cell>
          <table:table-cell table:formula="of:=[.F256]/[.$H256]" office:value-type="float" office:value="0.338632103269956" calcext:value-type="float">
            <text:p>0.34</text:p>
          </table:table-cell>
          <table:table-cell table:formula="of:=[.G256]/[.$H256]" office:value-type="float" office:value="0.94035530215734" calcext:value-type="float">
            <text:p>0.94</text:p>
          </table:table-cell>
          <table:table-cell table:formula="of:=MOD(DEGREES(ATAN2([.I256];[.J256]))+360; 360)" office:value-type="float" office:value="84.5076754428725" calcext:value-type="float">
            <text:p>84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table:formula="of:=[.B257]-[.B$1]" office:value-type="float" office:value="-2.5" calcext:value-type="float">
            <text:p>-2.5</text:p>
          </table:table-cell>
          <table:table-cell table:formula="of:=[.C257]-[.C$1]" office:value-type="float" office:value="129" calcext:value-type="float">
            <text:p>129</text:p>
          </table:table-cell>
          <table:table-cell table:formula="of:=[.D257]-[.D$1]" office:value-type="float" office:value="362" calcext:value-type="float">
            <text:p>362</text:p>
          </table:table-cell>
          <table:table-cell table:formula="of:=SQRT([.E257]^2 + [.F257]^2 + [.G257]^2)" office:value-type="float" office:value="384.306193028424" calcext:value-type="float">
            <text:p>384.31</text:p>
          </table:table-cell>
          <table:table-cell table:formula="of:=[.E257]/[.$H257]" office:value-type="float" office:value="-0.00650522954183853" calcext:value-type="float">
            <text:p>-0.01</text:p>
          </table:table-cell>
          <table:table-cell table:formula="of:=[.F257]/[.$H257]" office:value-type="float" office:value="0.335669844358868" calcext:value-type="float">
            <text:p>0.34</text:p>
          </table:table-cell>
          <table:table-cell table:formula="of:=[.G257]/[.$H257]" office:value-type="float" office:value="0.941957237658218" calcext:value-type="float">
            <text:p>0.94</text:p>
          </table:table-cell>
          <table:table-cell table:formula="of:=MOD(DEGREES(ATAN2([.I257];[.J257]))+360; 360)" office:value-type="float" office:value="91.1102443432205" calcext:value-type="float">
            <text:p>91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2" calcext:value-type="float">
            <text:p>422</text:p>
          </table:table-cell>
          <table:table-cell office:value-type="float" office:value="496" calcext:value-type="float">
            <text:p>496</text:p>
          </table:table-cell>
          <table:table-cell table:formula="of:=[.B258]-[.B$1]" office:value-type="float" office:value="6.5" calcext:value-type="float">
            <text:p>6.5</text:p>
          </table:table-cell>
          <table:table-cell table:formula="of:=[.C258]-[.C$1]" office:value-type="float" office:value="124" calcext:value-type="float">
            <text:p>124</text:p>
          </table:table-cell>
          <table:table-cell table:formula="of:=[.D258]-[.D$1]" office:value-type="float" office:value="360" calcext:value-type="float">
            <text:p>360</text:p>
          </table:table-cell>
          <table:table-cell table:formula="of:=SQRT([.E258]^2 + [.F258]^2 + [.G258]^2)" office:value-type="float" office:value="380.812617963218" calcext:value-type="float">
            <text:p>380.81</text:p>
          </table:table-cell>
          <table:table-cell table:formula="of:=[.E258]/[.$H258]" office:value-type="float" office:value="0.0170687621507012" calcext:value-type="float">
            <text:p>0.02</text:p>
          </table:table-cell>
          <table:table-cell table:formula="of:=[.F258]/[.$H258]" office:value-type="float" office:value="0.325619462567222" calcext:value-type="float">
            <text:p>0.33</text:p>
          </table:table-cell>
          <table:table-cell table:formula="of:=[.G258]/[.$H258]" office:value-type="float" office:value="0.945346826808064" calcext:value-type="float">
            <text:p>0.95</text:p>
          </table:table-cell>
          <table:table-cell table:formula="of:=MOD(DEGREES(ATAN2([.I258];[.J258]))+360; 360)" office:value-type="float" office:value="86.9993385865379" calcext:value-type="float">
            <text:p>87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6" calcext:value-type="float">
            <text:p>426</text:p>
          </table:table-cell>
          <table:table-cell office:value-type="float" office:value="504" calcext:value-type="float">
            <text:p>504</text:p>
          </table:table-cell>
          <table:table-cell table:formula="of:=[.B259]-[.B$1]" office:value-type="float" office:value="3.5" calcext:value-type="float">
            <text:p>3.5</text:p>
          </table:table-cell>
          <table:table-cell table:formula="of:=[.C259]-[.C$1]" office:value-type="float" office:value="128" calcext:value-type="float">
            <text:p>128</text:p>
          </table:table-cell>
          <table:table-cell table:formula="of:=[.D259]-[.D$1]" office:value-type="float" office:value="368" calcext:value-type="float">
            <text:p>368</text:p>
          </table:table-cell>
          <table:table-cell table:formula="of:=SQRT([.E259]^2 + [.F259]^2 + [.G259]^2)" office:value-type="float" office:value="389.641181088447" calcext:value-type="float">
            <text:p>389.64</text:p>
          </table:table-cell>
          <table:table-cell table:formula="of:=[.E259]/[.$H259]" office:value-type="float" office:value="0.00898262342348642" calcext:value-type="float">
            <text:p>0.01</text:p>
          </table:table-cell>
          <table:table-cell table:formula="of:=[.F259]/[.$H259]" office:value-type="float" office:value="0.328507370916075" calcext:value-type="float">
            <text:p>0.33</text:p>
          </table:table-cell>
          <table:table-cell table:formula="of:=[.G259]/[.$H259]" office:value-type="float" office:value="0.944458691383715" calcext:value-type="float">
            <text:p>0.94</text:p>
          </table:table-cell>
          <table:table-cell table:formula="of:=MOD(DEGREES(ATAN2([.I259];[.J259]))+360; 360)" office:value-type="float" office:value="88.433708813017" calcext:value-type="float">
            <text:p>88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9" calcext:value-type="float">
            <text:p>-59</text:p>
          </table:table-cell>
          <table:table-cell office:value-type="float" office:value="426" calcext:value-type="float">
            <text:p>426</text:p>
          </table:table-cell>
          <table:table-cell office:value-type="float" office:value="509" calcext:value-type="float">
            <text:p>509</text:p>
          </table:table-cell>
          <table:table-cell table:formula="of:=[.B260]-[.B$1]" office:value-type="float" office:value="-3.5" calcext:value-type="float">
            <text:p>-3.5</text:p>
          </table:table-cell>
          <table:table-cell table:formula="of:=[.C260]-[.C$1]" office:value-type="float" office:value="128" calcext:value-type="float">
            <text:p>128</text:p>
          </table:table-cell>
          <table:table-cell table:formula="of:=[.D260]-[.D$1]" office:value-type="float" office:value="373" calcext:value-type="float">
            <text:p>373</text:p>
          </table:table-cell>
          <table:table-cell table:formula="of:=SQRT([.E260]^2 + [.F260]^2 + [.G260]^2)" office:value-type="float" office:value="394.36689769807" calcext:value-type="float">
            <text:p>394.37</text:p>
          </table:table-cell>
          <table:table-cell table:formula="of:=[.E260]/[.$H260]" office:value-type="float" office:value="-0.00887498423531385" calcext:value-type="float">
            <text:p>-0.01</text:p>
          </table:table-cell>
          <table:table-cell table:formula="of:=[.F260]/[.$H260]" office:value-type="float" office:value="0.324570852034335" calcext:value-type="float">
            <text:p>0.32</text:p>
          </table:table-cell>
          <table:table-cell table:formula="of:=[.G260]/[.$H260]" office:value-type="float" office:value="0.945819748506304" calcext:value-type="float">
            <text:p>0.95</text:p>
          </table:table-cell>
          <table:table-cell table:formula="of:=MOD(DEGREES(ATAN2([.I260];[.J260]))+360; 360)" office:value-type="float" office:value="91.5662911869831" calcext:value-type="float">
            <text:p>91.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3" calcext:value-type="float">
            <text:p>423</text:p>
          </table:table-cell>
          <table:table-cell office:value-type="float" office:value="504" calcext:value-type="float">
            <text:p>504</text:p>
          </table:table-cell>
          <table:table-cell table:formula="of:=[.B261]-[.B$1]" office:value-type="float" office:value="8.5" calcext:value-type="float">
            <text:p>8.5</text:p>
          </table:table-cell>
          <table:table-cell table:formula="of:=[.C261]-[.C$1]" office:value-type="float" office:value="125" calcext:value-type="float">
            <text:p>125</text:p>
          </table:table-cell>
          <table:table-cell table:formula="of:=[.D261]-[.D$1]" office:value-type="float" office:value="368" calcext:value-type="float">
            <text:p>368</text:p>
          </table:table-cell>
          <table:table-cell table:formula="of:=SQRT([.E261]^2 + [.F261]^2 + [.G261]^2)" office:value-type="float" office:value="388.743167142524" calcext:value-type="float">
            <text:p>388.74</text:p>
          </table:table-cell>
          <table:table-cell table:formula="of:=[.E261]/[.$H261]" office:value-type="float" office:value="0.0218653360841804" calcext:value-type="float">
            <text:p>0.02</text:p>
          </table:table-cell>
          <table:table-cell table:formula="of:=[.F261]/[.$H261]" office:value-type="float" office:value="0.321549060061477" calcext:value-type="float">
            <text:p>0.32</text:p>
          </table:table-cell>
          <table:table-cell table:formula="of:=[.G261]/[.$H261]" office:value-type="float" office:value="0.946640432820988" calcext:value-type="float">
            <text:p>0.95</text:p>
          </table:table-cell>
          <table:table-cell table:formula="of:=MOD(DEGREES(ATAN2([.I261];[.J261]))+360; 360)" office:value-type="float" office:value="86.1098755959382" calcext:value-type="float">
            <text:p>86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3" calcext:value-type="float">
            <text:p>423</text:p>
          </table:table-cell>
          <table:table-cell office:value-type="float" office:value="504" calcext:value-type="float">
            <text:p>504</text:p>
          </table:table-cell>
          <table:table-cell table:formula="of:=[.B262]-[.B$1]" office:value-type="float" office:value="8.5" calcext:value-type="float">
            <text:p>8.5</text:p>
          </table:table-cell>
          <table:table-cell table:formula="of:=[.C262]-[.C$1]" office:value-type="float" office:value="125" calcext:value-type="float">
            <text:p>125</text:p>
          </table:table-cell>
          <table:table-cell table:formula="of:=[.D262]-[.D$1]" office:value-type="float" office:value="368" calcext:value-type="float">
            <text:p>368</text:p>
          </table:table-cell>
          <table:table-cell table:formula="of:=SQRT([.E262]^2 + [.F262]^2 + [.G262]^2)" office:value-type="float" office:value="388.743167142524" calcext:value-type="float">
            <text:p>388.74</text:p>
          </table:table-cell>
          <table:table-cell table:formula="of:=[.E262]/[.$H262]" office:value-type="float" office:value="0.0218653360841804" calcext:value-type="float">
            <text:p>0.02</text:p>
          </table:table-cell>
          <table:table-cell table:formula="of:=[.F262]/[.$H262]" office:value-type="float" office:value="0.321549060061477" calcext:value-type="float">
            <text:p>0.32</text:p>
          </table:table-cell>
          <table:table-cell table:formula="of:=[.G262]/[.$H262]" office:value-type="float" office:value="0.946640432820988" calcext:value-type="float">
            <text:p>0.95</text:p>
          </table:table-cell>
          <table:table-cell table:formula="of:=MOD(DEGREES(ATAN2([.I262];[.J262]))+360; 360)" office:value-type="float" office:value="86.1098755959382" calcext:value-type="float">
            <text:p>86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6" calcext:value-type="float">
            <text:p>-46</text:p>
          </table:table-cell>
          <table:table-cell office:value-type="float" office:value="429" calcext:value-type="float">
            <text:p>429</text:p>
          </table:table-cell>
          <table:table-cell office:value-type="float" office:value="505" calcext:value-type="float">
            <text:p>505</text:p>
          </table:table-cell>
          <table:table-cell table:formula="of:=[.B263]-[.B$1]" office:value-type="float" office:value="9.5" calcext:value-type="float">
            <text:p>9.5</text:p>
          </table:table-cell>
          <table:table-cell table:formula="of:=[.C263]-[.C$1]" office:value-type="float" office:value="131" calcext:value-type="float">
            <text:p>131</text:p>
          </table:table-cell>
          <table:table-cell table:formula="of:=[.D263]-[.D$1]" office:value-type="float" office:value="369" calcext:value-type="float">
            <text:p>369</text:p>
          </table:table-cell>
          <table:table-cell table:formula="of:=SQRT([.E263]^2 + [.F263]^2 + [.G263]^2)" office:value-type="float" office:value="391.678758678589" calcext:value-type="float">
            <text:p>391.68</text:p>
          </table:table-cell>
          <table:table-cell table:formula="of:=[.E263]/[.$H263]" office:value-type="float" office:value="0.0242545703322035" calcext:value-type="float">
            <text:p>0.02</text:p>
          </table:table-cell>
          <table:table-cell table:formula="of:=[.F263]/[.$H263]" office:value-type="float" office:value="0.334457759317754" calcext:value-type="float">
            <text:p>0.33</text:p>
          </table:table-cell>
          <table:table-cell table:formula="of:=[.G263]/[.$H263]" office:value-type="float" office:value="0.942098573956116" calcext:value-type="float">
            <text:p>0.94</text:p>
          </table:table-cell>
          <table:table-cell table:formula="of:=MOD(DEGREES(ATAN2([.I263];[.J263]))+360; 360)" office:value-type="float" office:value="85.8522234619192" calcext:value-type="float">
            <text:p>85.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39" calcext:value-type="float">
            <text:p>-39</text:p>
          </table:table-cell>
          <table:table-cell office:value-type="float" office:value="422" calcext:value-type="float">
            <text:p>422</text:p>
          </table:table-cell>
          <table:table-cell office:value-type="float" office:value="501" calcext:value-type="float">
            <text:p>501</text:p>
          </table:table-cell>
          <table:table-cell table:formula="of:=[.B264]-[.B$1]" office:value-type="float" office:value="16.5" calcext:value-type="float">
            <text:p>16.5</text:p>
          </table:table-cell>
          <table:table-cell table:formula="of:=[.C264]-[.C$1]" office:value-type="float" office:value="124" calcext:value-type="float">
            <text:p>124</text:p>
          </table:table-cell>
          <table:table-cell table:formula="of:=[.D264]-[.D$1]" office:value-type="float" office:value="365" calcext:value-type="float">
            <text:p>365</text:p>
          </table:table-cell>
          <table:table-cell table:formula="of:=SQRT([.E264]^2 + [.F264]^2 + [.G264]^2)" office:value-type="float" office:value="385.840964647353" calcext:value-type="float">
            <text:p>385.84</text:p>
          </table:table-cell>
          <table:table-cell table:formula="of:=[.E264]/[.$H264]" office:value-type="float" office:value="0.0427637330190704" calcext:value-type="float">
            <text:p>0.04</text:p>
          </table:table-cell>
          <table:table-cell table:formula="of:=[.F264]/[.$H264]" office:value-type="float" office:value="0.321375932991802" calcext:value-type="float">
            <text:p>0.32</text:p>
          </table:table-cell>
          <table:table-cell table:formula="of:=[.G264]/[.$H264]" office:value-type="float" office:value="0.94598560920974" calcext:value-type="float">
            <text:p>0.95</text:p>
          </table:table-cell>
          <table:table-cell table:formula="of:=MOD(DEGREES(ATAN2([.I264];[.J264]))+360; 360)" office:value-type="float" office:value="82.4204902231097" calcext:value-type="float">
            <text:p>82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9" calcext:value-type="float">
            <text:p>429</text:p>
          </table:table-cell>
          <table:table-cell office:value-type="float" office:value="505" calcext:value-type="float">
            <text:p>505</text:p>
          </table:table-cell>
          <table:table-cell table:formula="of:=[.B265]-[.B$1]" office:value-type="float" office:value="6.5" calcext:value-type="float">
            <text:p>6.5</text:p>
          </table:table-cell>
          <table:table-cell table:formula="of:=[.C265]-[.C$1]" office:value-type="float" office:value="131" calcext:value-type="float">
            <text:p>131</text:p>
          </table:table-cell>
          <table:table-cell table:formula="of:=[.D265]-[.D$1]" office:value-type="float" office:value="369" calcext:value-type="float">
            <text:p>369</text:p>
          </table:table-cell>
          <table:table-cell table:formula="of:=SQRT([.E265]^2 + [.F265]^2 + [.G265]^2)" office:value-type="float" office:value="391.617479180897" calcext:value-type="float">
            <text:p>391.62</text:p>
          </table:table-cell>
          <table:table-cell table:formula="of:=[.E265]/[.$H265]" office:value-type="float" office:value="0.0165978291203838" calcext:value-type="float">
            <text:p>0.02</text:p>
          </table:table-cell>
          <table:table-cell table:formula="of:=[.F265]/[.$H265]" office:value-type="float" office:value="0.334510094580044" calcext:value-type="float">
            <text:p>0.33</text:p>
          </table:table-cell>
          <table:table-cell table:formula="of:=[.G265]/[.$H265]" office:value-type="float" office:value="0.942245991603329" calcext:value-type="float">
            <text:p>0.94</text:p>
          </table:table-cell>
          <table:table-cell table:formula="of:=MOD(DEGREES(ATAN2([.I265];[.J265]))+360; 360)" office:value-type="float" office:value="87.1594092710307" calcext:value-type="float">
            <text:p>87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22" calcext:value-type="float">
            <text:p>422</text:p>
          </table:table-cell>
          <table:table-cell office:value-type="float" office:value="505" calcext:value-type="float">
            <text:p>505</text:p>
          </table:table-cell>
          <table:table-cell table:formula="of:=[.B266]-[.B$1]" office:value-type="float" office:value="6.5" calcext:value-type="float">
            <text:p>6.5</text:p>
          </table:table-cell>
          <table:table-cell table:formula="of:=[.C266]-[.C$1]" office:value-type="float" office:value="124" calcext:value-type="float">
            <text:p>124</text:p>
          </table:table-cell>
          <table:table-cell table:formula="of:=[.D266]-[.D$1]" office:value-type="float" office:value="369" calcext:value-type="float">
            <text:p>369</text:p>
          </table:table-cell>
          <table:table-cell table:formula="of:=SQRT([.E266]^2 + [.F266]^2 + [.G266]^2)" office:value-type="float" office:value="389.331799369124" calcext:value-type="float">
            <text:p>389.33</text:p>
          </table:table-cell>
          <table:table-cell table:formula="of:=[.E266]/[.$H266]" office:value-type="float" office:value="0.0166952712584296" calcext:value-type="float">
            <text:p>0.02</text:p>
          </table:table-cell>
          <table:table-cell table:formula="of:=[.F266]/[.$H266]" office:value-type="float" office:value="0.318494405545425" calcext:value-type="float">
            <text:p>0.32</text:p>
          </table:table-cell>
          <table:table-cell table:formula="of:=[.G266]/[.$H266]" office:value-type="float" office:value="0.947777706824693" calcext:value-type="float">
            <text:p>0.95</text:p>
          </table:table-cell>
          <table:table-cell table:formula="of:=MOD(DEGREES(ATAN2([.I266];[.J266]))+360; 360)" office:value-type="float" office:value="86.9993385865379" calcext:value-type="float">
            <text:p>87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64" calcext:value-type="float">
            <text:p>-64</text:p>
          </table:table-cell>
          <table:table-cell office:value-type="float" office:value="428" calcext:value-type="float">
            <text:p>428</text:p>
          </table:table-cell>
          <table:table-cell office:value-type="float" office:value="509" calcext:value-type="float">
            <text:p>509</text:p>
          </table:table-cell>
          <table:table-cell table:formula="of:=[.B267]-[.B$1]" office:value-type="float" office:value="-8.5" calcext:value-type="float">
            <text:p>-8.5</text:p>
          </table:table-cell>
          <table:table-cell table:formula="of:=[.C267]-[.C$1]" office:value-type="float" office:value="130" calcext:value-type="float">
            <text:p>130</text:p>
          </table:table-cell>
          <table:table-cell table:formula="of:=[.D267]-[.D$1]" office:value-type="float" office:value="373" calcext:value-type="float">
            <text:p>373</text:p>
          </table:table-cell>
          <table:table-cell table:formula="of:=SQRT([.E267]^2 + [.F267]^2 + [.G267]^2)" office:value-type="float" office:value="395.096507197925" calcext:value-type="float">
            <text:p>395.10</text:p>
          </table:table-cell>
          <table:table-cell table:formula="of:=[.E267]/[.$H267]" office:value-type="float" office:value="-0.0215137310635396" calcext:value-type="float">
            <text:p>-0.02</text:p>
          </table:table-cell>
          <table:table-cell table:formula="of:=[.F267]/[.$H267]" office:value-type="float" office:value="0.329033533912959" calcext:value-type="float">
            <text:p>0.33</text:p>
          </table:table-cell>
          <table:table-cell table:formula="of:=[.G267]/[.$H267]" office:value-type="float" office:value="0.944073139611797" calcext:value-type="float">
            <text:p>0.94</text:p>
          </table:table-cell>
          <table:table-cell table:formula="of:=MOD(DEGREES(ATAN2([.I267];[.J267]))+360; 360)" office:value-type="float" office:value="93.7409375501526" calcext:value-type="float">
            <text:p>93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  <table:table-cell table:formula="of:=[.B268]-[.B$1]" office:value-type="float" office:value="8.5" calcext:value-type="float">
            <text:p>8.5</text:p>
          </table:table-cell>
          <table:table-cell table:formula="of:=[.C268]-[.C$1]" office:value-type="float" office:value="130" calcext:value-type="float">
            <text:p>130</text:p>
          </table:table-cell>
          <table:table-cell table:formula="of:=[.D268]-[.D$1]" office:value-type="float" office:value="366" calcext:value-type="float">
            <text:p>366</text:p>
          </table:table-cell>
          <table:table-cell table:formula="of:=SQRT([.E268]^2 + [.F268]^2 + [.G268]^2)" office:value-type="float" office:value="388.494851960744" calcext:value-type="float">
            <text:p>388.49</text:p>
          </table:table-cell>
          <table:table-cell table:formula="of:=[.E268]/[.$H268]" office:value-type="float" office:value="0.0218793118032331" calcext:value-type="float">
            <text:p>0.02</text:p>
          </table:table-cell>
          <table:table-cell table:formula="of:=[.F268]/[.$H268]" office:value-type="float" office:value="0.33462476875533" calcext:value-type="float">
            <text:p>0.33</text:p>
          </table:table-cell>
          <table:table-cell table:formula="of:=[.G268]/[.$H268]" office:value-type="float" office:value="0.942097425880391" calcext:value-type="float">
            <text:p>0.94</text:p>
          </table:table-cell>
          <table:table-cell table:formula="of:=MOD(DEGREES(ATAN2([.I268];[.J268]))+360; 360)" office:value-type="float" office:value="86.2590624498474" calcext:value-type="float">
            <text:p>86.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1" calcext:value-type="float">
            <text:p>-51</text:p>
          </table:table-cell>
          <table:table-cell office:value-type="float" office:value="429" calcext:value-type="float">
            <text:p>429</text:p>
          </table:table-cell>
          <table:table-cell office:value-type="float" office:value="501" calcext:value-type="float">
            <text:p>501</text:p>
          </table:table-cell>
          <table:table-cell table:formula="of:=[.B269]-[.B$1]" office:value-type="float" office:value="4.5" calcext:value-type="float">
            <text:p>4.5</text:p>
          </table:table-cell>
          <table:table-cell table:formula="of:=[.C269]-[.C$1]" office:value-type="float" office:value="131" calcext:value-type="float">
            <text:p>131</text:p>
          </table:table-cell>
          <table:table-cell table:formula="of:=[.D269]-[.D$1]" office:value-type="float" office:value="365" calcext:value-type="float">
            <text:p>365</text:p>
          </table:table-cell>
          <table:table-cell table:formula="of:=SQRT([.E269]^2 + [.F269]^2 + [.G269]^2)" office:value-type="float" office:value="387.82244648808" calcext:value-type="float">
            <text:p>387.82</text:p>
          </table:table-cell>
          <table:table-cell table:formula="of:=[.E269]/[.$H269]" office:value-type="float" office:value="0.0116032479314946" calcext:value-type="float">
            <text:p>0.01</text:p>
          </table:table-cell>
          <table:table-cell table:formula="of:=[.F269]/[.$H269]" office:value-type="float" office:value="0.33778343978351" calcext:value-type="float">
            <text:p>0.34</text:p>
          </table:table-cell>
          <table:table-cell table:formula="of:=[.G269]/[.$H269]" office:value-type="float" office:value="0.94115233222123" calcext:value-type="float">
            <text:p>0.94</text:p>
          </table:table-cell>
          <table:table-cell table:formula="of:=MOD(DEGREES(ATAN2([.I269];[.J269]))+360; 360)" office:value-type="float" office:value="88.0325979700807" calcext:value-type="float">
            <text:p>88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5" calcext:value-type="float">
            <text:p>-45</text:p>
          </table:table-cell>
          <table:table-cell office:value-type="float" office:value="430" calcext:value-type="float">
            <text:p>430</text:p>
          </table:table-cell>
          <table:table-cell office:value-type="float" office:value="504" calcext:value-type="float">
            <text:p>504</text:p>
          </table:table-cell>
          <table:table-cell table:formula="of:=[.B270]-[.B$1]" office:value-type="float" office:value="10.5" calcext:value-type="float">
            <text:p>10.5</text:p>
          </table:table-cell>
          <table:table-cell table:formula="of:=[.C270]-[.C$1]" office:value-type="float" office:value="132" calcext:value-type="float">
            <text:p>132</text:p>
          </table:table-cell>
          <table:table-cell table:formula="of:=[.D270]-[.D$1]" office:value-type="float" office:value="368" calcext:value-type="float">
            <text:p>368</text:p>
          </table:table-cell>
          <table:table-cell table:formula="of:=SQRT([.E270]^2 + [.F270]^2 + [.G270]^2)" office:value-type="float" office:value="391.09877269048" calcext:value-type="float">
            <text:p>391.10</text:p>
          </table:table-cell>
          <table:table-cell table:formula="of:=[.E270]/[.$H270]" office:value-type="float" office:value="0.0268474378678498" calcext:value-type="float">
            <text:p>0.03</text:p>
          </table:table-cell>
          <table:table-cell table:formula="of:=[.F270]/[.$H270]" office:value-type="float" office:value="0.337510647481541" calcext:value-type="float">
            <text:p>0.34</text:p>
          </table:table-cell>
          <table:table-cell table:formula="of:=[.G270]/[.$H270]" office:value-type="float" office:value="0.940938774797023" calcext:value-type="float">
            <text:p>0.94</text:p>
          </table:table-cell>
          <table:table-cell table:formula="of:=MOD(DEGREES(ATAN2([.I270];[.J270]))+360; 360)" office:value-type="float" office:value="85.4519575908746" calcext:value-type="float">
            <text:p>85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6" calcext:value-type="float">
            <text:p>426</text:p>
          </table:table-cell>
          <table:table-cell office:value-type="float" office:value="509" calcext:value-type="float">
            <text:p>509</text:p>
          </table:table-cell>
          <table:table-cell table:formula="of:=[.B271]-[.B$1]" office:value-type="float" office:value="8.5" calcext:value-type="float">
            <text:p>8.5</text:p>
          </table:table-cell>
          <table:table-cell table:formula="of:=[.C271]-[.C$1]" office:value-type="float" office:value="128" calcext:value-type="float">
            <text:p>128</text:p>
          </table:table-cell>
          <table:table-cell table:formula="of:=[.D271]-[.D$1]" office:value-type="float" office:value="373" calcext:value-type="float">
            <text:p>373</text:p>
          </table:table-cell>
          <table:table-cell table:formula="of:=SQRT([.E271]^2 + [.F271]^2 + [.G271]^2)" office:value-type="float" office:value="394.442961656055" calcext:value-type="float">
            <text:p>394.44</text:p>
          </table:table-cell>
          <table:table-cell table:formula="of:=[.E271]/[.$H271]" office:value-type="float" office:value="0.0215493767826736" calcext:value-type="float">
            <text:p>0.02</text:p>
          </table:table-cell>
          <table:table-cell table:formula="of:=[.F271]/[.$H271]" office:value-type="float" office:value="0.324508262139085" calcext:value-type="float">
            <text:p>0.32</text:p>
          </table:table-cell>
          <table:table-cell table:formula="of:=[.G271]/[.$H271]" office:value-type="float" office:value="0.945637357639677" calcext:value-type="float">
            <text:p>0.95</text:p>
          </table:table-cell>
          <table:table-cell table:formula="of:=MOD(DEGREES(ATAN2([.I271];[.J271]))+360; 360)" office:value-type="float" office:value="86.2007801769176" calcext:value-type="float">
            <text:p>86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8" calcext:value-type="float">
            <text:p>428</text:p>
          </table:table-cell>
          <table:table-cell office:value-type="float" office:value="497" calcext:value-type="float">
            <text:p>497</text:p>
          </table:table-cell>
          <table:table-cell table:formula="of:=[.B272]-[.B$1]" office:value-type="float" office:value="5.5" calcext:value-type="float">
            <text:p>5.5</text:p>
          </table:table-cell>
          <table:table-cell table:formula="of:=[.C272]-[.C$1]" office:value-type="float" office:value="130" calcext:value-type="float">
            <text:p>130</text:p>
          </table:table-cell>
          <table:table-cell table:formula="of:=[.D272]-[.D$1]" office:value-type="float" office:value="361" calcext:value-type="float">
            <text:p>361</text:p>
          </table:table-cell>
          <table:table-cell table:formula="of:=SQRT([.E272]^2 + [.F272]^2 + [.G272]^2)" office:value-type="float" office:value="383.733305825804" calcext:value-type="float">
            <text:p>383.73</text:p>
          </table:table-cell>
          <table:table-cell table:formula="of:=[.E272]/[.$H272]" office:value-type="float" office:value="0.014332871076082" calcext:value-type="float">
            <text:p>0.01</text:p>
          </table:table-cell>
          <table:table-cell table:formula="of:=[.F272]/[.$H272]" office:value-type="float" office:value="0.338776952707393" calcext:value-type="float">
            <text:p>0.34</text:p>
          </table:table-cell>
          <table:table-cell table:formula="of:=[.G272]/[.$H272]" office:value-type="float" office:value="0.940757537902838" calcext:value-type="float">
            <text:p>0.94</text:p>
          </table:table-cell>
          <table:table-cell table:formula="of:=MOD(DEGREES(ATAN2([.I272];[.J272]))+360; 360)" office:value-type="float" office:value="87.5773925418762" calcext:value-type="float">
            <text:p>87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497" calcext:value-type="float">
            <text:p>497</text:p>
          </table:table-cell>
          <table:table-cell table:formula="of:=[.B273]-[.B$1]" office:value-type="float" office:value="8.5" calcext:value-type="float">
            <text:p>8.5</text:p>
          </table:table-cell>
          <table:table-cell table:formula="of:=[.C273]-[.C$1]" office:value-type="float" office:value="130" calcext:value-type="float">
            <text:p>130</text:p>
          </table:table-cell>
          <table:table-cell table:formula="of:=[.D273]-[.D$1]" office:value-type="float" office:value="361" calcext:value-type="float">
            <text:p>361</text:p>
          </table:table-cell>
          <table:table-cell table:formula="of:=SQRT([.E273]^2 + [.F273]^2 + [.G273]^2)" office:value-type="float" office:value="383.78802743181" calcext:value-type="float">
            <text:p>383.79</text:p>
          </table:table-cell>
          <table:table-cell table:formula="of:=[.E273]/[.$H273]" office:value-type="float" office:value="0.0221476424287629" calcext:value-type="float">
            <text:p>0.02</text:p>
          </table:table-cell>
          <table:table-cell table:formula="of:=[.F273]/[.$H273]" office:value-type="float" office:value="0.338728648910492" calcext:value-type="float">
            <text:p>0.34</text:p>
          </table:table-cell>
          <table:table-cell table:formula="of:=[.G273]/[.$H273]" office:value-type="float" office:value="0.94062340197452" calcext:value-type="float">
            <text:p>0.94</text:p>
          </table:table-cell>
          <table:table-cell table:formula="of:=MOD(DEGREES(ATAN2([.I273];[.J273]))+360; 360)" office:value-type="float" office:value="86.2590624498474" calcext:value-type="float">
            <text:p>86.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8" calcext:value-type="float">
            <text:p>428</text:p>
          </table:table-cell>
          <table:table-cell office:value-type="float" office:value="506" calcext:value-type="float">
            <text:p>506</text:p>
          </table:table-cell>
          <table:table-cell table:formula="of:=[.B274]-[.B$1]" office:value-type="float" office:value="3.5" calcext:value-type="float">
            <text:p>3.5</text:p>
          </table:table-cell>
          <table:table-cell table:formula="of:=[.C274]-[.C$1]" office:value-type="float" office:value="130" calcext:value-type="float">
            <text:p>130</text:p>
          </table:table-cell>
          <table:table-cell table:formula="of:=[.D274]-[.D$1]" office:value-type="float" office:value="370" calcext:value-type="float">
            <text:p>370</text:p>
          </table:table-cell>
          <table:table-cell table:formula="of:=SQRT([.E274]^2 + [.F274]^2 + [.G274]^2)" office:value-type="float" office:value="392.189048801723" calcext:value-type="float">
            <text:p>392.19</text:p>
          </table:table-cell>
          <table:table-cell table:formula="of:=[.E274]/[.$H274]" office:value-type="float" office:value="0.00892426754569957" calcext:value-type="float">
            <text:p>0.01</text:p>
          </table:table-cell>
          <table:table-cell table:formula="of:=[.F274]/[.$H274]" office:value-type="float" office:value="0.331472794554556" calcext:value-type="float">
            <text:p>0.33</text:p>
          </table:table-cell>
          <table:table-cell table:formula="of:=[.G274]/[.$H274]" office:value-type="float" office:value="0.943422569116812" calcext:value-type="float">
            <text:p>0.94</text:p>
          </table:table-cell>
          <table:table-cell table:formula="of:=MOD(DEGREES(ATAN2([.I274];[.J274]))+360; 360)" office:value-type="float" office:value="88.4577938725715" calcext:value-type="float">
            <text:p>88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3" calcext:value-type="float">
            <text:p>423</text:p>
          </table:table-cell>
          <table:table-cell office:value-type="float" office:value="504" calcext:value-type="float">
            <text:p>504</text:p>
          </table:table-cell>
          <table:table-cell table:formula="of:=[.B275]-[.B$1]" office:value-type="float" office:value="3.5" calcext:value-type="float">
            <text:p>3.5</text:p>
          </table:table-cell>
          <table:table-cell table:formula="of:=[.C275]-[.C$1]" office:value-type="float" office:value="125" calcext:value-type="float">
            <text:p>125</text:p>
          </table:table-cell>
          <table:table-cell table:formula="of:=[.D275]-[.D$1]" office:value-type="float" office:value="368" calcext:value-type="float">
            <text:p>368</text:p>
          </table:table-cell>
          <table:table-cell table:formula="of:=SQRT([.E275]^2 + [.F275]^2 + [.G275]^2)" office:value-type="float" office:value="388.665987706668" calcext:value-type="float">
            <text:p>388.67</text:p>
          </table:table-cell>
          <table:table-cell table:formula="of:=[.E275]/[.$H275]" office:value-type="float" office:value="0.00900516152867356" calcext:value-type="float">
            <text:p>0.01</text:p>
          </table:table-cell>
          <table:table-cell table:formula="of:=[.F275]/[.$H275]" office:value-type="float" office:value="0.321612911738341" calcext:value-type="float">
            <text:p>0.32</text:p>
          </table:table-cell>
          <table:table-cell table:formula="of:=[.G275]/[.$H275]" office:value-type="float" office:value="0.946828412157677" calcext:value-type="float">
            <text:p>0.95</text:p>
          </table:table-cell>
          <table:table-cell table:formula="of:=MOD(DEGREES(ATAN2([.I275];[.J275]))+360; 360)" office:value-type="float" office:value="88.3961372288451" calcext:value-type="float">
            <text:p>88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17" calcext:value-type="float">
            <text:p>417</text:p>
          </table:table-cell>
          <table:table-cell office:value-type="float" office:value="498" calcext:value-type="float">
            <text:p>498</text:p>
          </table:table-cell>
          <table:table-cell table:formula="of:=[.B276]-[.B$1]" office:value-type="float" office:value="-0.5" calcext:value-type="float">
            <text:p>-0.5</text:p>
          </table:table-cell>
          <table:table-cell table:formula="of:=[.C276]-[.C$1]" office:value-type="float" office:value="119" calcext:value-type="float">
            <text:p>119</text:p>
          </table:table-cell>
          <table:table-cell table:formula="of:=[.D276]-[.D$1]" office:value-type="float" office:value="362" calcext:value-type="float">
            <text:p>362</text:p>
          </table:table-cell>
          <table:table-cell table:formula="of:=SQRT([.E276]^2 + [.F276]^2 + [.G276]^2)" office:value-type="float" office:value="381.058066441323" calcext:value-type="float">
            <text:p>381.06</text:p>
          </table:table-cell>
          <table:table-cell table:formula="of:=[.E276]/[.$H276]" office:value-type="float" office:value="-0.00131213598145151" calcext:value-type="float">
            <text:p>0.00</text:p>
          </table:table-cell>
          <table:table-cell table:formula="of:=[.F276]/[.$H276]" office:value-type="float" office:value="0.312288363585459" calcext:value-type="float">
            <text:p>0.31</text:p>
          </table:table-cell>
          <table:table-cell table:formula="of:=[.G276]/[.$H276]" office:value-type="float" office:value="0.949986450570892" calcext:value-type="float">
            <text:p>0.95</text:p>
          </table:table-cell>
          <table:table-cell table:formula="of:=MOD(DEGREES(ATAN2([.I276];[.J276]))+360; 360)" office:value-type="float" office:value="90.2407371527218" calcext:value-type="float">
            <text:p>90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28" calcext:value-type="float">
            <text:p>428</text:p>
          </table:table-cell>
          <table:table-cell office:value-type="float" office:value="504" calcext:value-type="float">
            <text:p>504</text:p>
          </table:table-cell>
          <table:table-cell table:formula="of:=[.B277]-[.B$1]" office:value-type="float" office:value="3.5" calcext:value-type="float">
            <text:p>3.5</text:p>
          </table:table-cell>
          <table:table-cell table:formula="of:=[.C277]-[.C$1]" office:value-type="float" office:value="130" calcext:value-type="float">
            <text:p>130</text:p>
          </table:table-cell>
          <table:table-cell table:formula="of:=[.D277]-[.D$1]" office:value-type="float" office:value="368" calcext:value-type="float">
            <text:p>368</text:p>
          </table:table-cell>
          <table:table-cell table:formula="of:=SQRT([.E277]^2 + [.F277]^2 + [.G277]^2)" office:value-type="float" office:value="390.30276709242" calcext:value-type="float">
            <text:p>390.30</text:p>
          </table:table-cell>
          <table:table-cell table:formula="of:=[.E277]/[.$H277]" office:value-type="float" office:value="0.00896739735173651" calcext:value-type="float">
            <text:p>0.01</text:p>
          </table:table-cell>
          <table:table-cell table:formula="of:=[.F277]/[.$H277]" office:value-type="float" office:value="0.333074758778785" calcext:value-type="float">
            <text:p>0.33</text:p>
          </table:table-cell>
          <table:table-cell table:formula="of:=[.G277]/[.$H277]" office:value-type="float" office:value="0.942857778696867" calcext:value-type="float">
            <text:p>0.94</text:p>
          </table:table-cell>
          <table:table-cell table:formula="of:=MOD(DEGREES(ATAN2([.I277];[.J277]))+360; 360)" office:value-type="float" office:value="88.4577938725715" calcext:value-type="float">
            <text:p>88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0" calcext:value-type="float">
            <text:p>-50</text:p>
          </table:table-cell>
          <table:table-cell office:value-type="float" office:value="423" calcext:value-type="float">
            <text:p>423</text:p>
          </table:table-cell>
          <table:table-cell office:value-type="float" office:value="504" calcext:value-type="float">
            <text:p>504</text:p>
          </table:table-cell>
          <table:table-cell table:formula="of:=[.B278]-[.B$1]" office:value-type="float" office:value="5.5" calcext:value-type="float">
            <text:p>5.5</text:p>
          </table:table-cell>
          <table:table-cell table:formula="of:=[.C278]-[.C$1]" office:value-type="float" office:value="125" calcext:value-type="float">
            <text:p>125</text:p>
          </table:table-cell>
          <table:table-cell table:formula="of:=[.D278]-[.D$1]" office:value-type="float" office:value="368" calcext:value-type="float">
            <text:p>368</text:p>
          </table:table-cell>
          <table:table-cell table:formula="of:=SQRT([.E278]^2 + [.F278]^2 + [.G278]^2)" office:value-type="float" office:value="388.689143146551" calcext:value-type="float">
            <text:p>388.69</text:p>
          </table:table-cell>
          <table:table-cell table:formula="of:=[.E278]/[.$H278]" office:value-type="float" office:value="0.0141501250986223" calcext:value-type="float">
            <text:p>0.01</text:p>
          </table:table-cell>
          <table:table-cell table:formula="of:=[.F278]/[.$H278]" office:value-type="float" office:value="0.321593752241415" calcext:value-type="float">
            <text:p>0.32</text:p>
          </table:table-cell>
          <table:table-cell table:formula="of:=[.G278]/[.$H278]" office:value-type="float" office:value="0.946772006598727" calcext:value-type="float">
            <text:p>0.95</text:p>
          </table:table-cell>
          <table:table-cell table:formula="of:=MOD(DEGREES(ATAN2([.I278];[.J278]))+360; 360)" office:value-type="float" office:value="87.4806107087937" calcext:value-type="float">
            <text:p>87.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8" calcext:value-type="float">
            <text:p>-58</text:p>
          </table:table-cell>
          <table:table-cell office:value-type="float" office:value="427" calcext:value-type="float">
            <text:p>427</text:p>
          </table:table-cell>
          <table:table-cell office:value-type="float" office:value="503" calcext:value-type="float">
            <text:p>503</text:p>
          </table:table-cell>
          <table:table-cell table:formula="of:=[.B279]-[.B$1]" office:value-type="float" office:value="-2.5" calcext:value-type="float">
            <text:p>-2.5</text:p>
          </table:table-cell>
          <table:table-cell table:formula="of:=[.C279]-[.C$1]" office:value-type="float" office:value="129" calcext:value-type="float">
            <text:p>129</text:p>
          </table:table-cell>
          <table:table-cell table:formula="of:=[.D279]-[.D$1]" office:value-type="float" office:value="367" calcext:value-type="float">
            <text:p>367</text:p>
          </table:table-cell>
          <table:table-cell table:formula="of:=SQRT([.E279]^2 + [.F279]^2 + [.G279]^2)" office:value-type="float" office:value="389.019601048585" calcext:value-type="float">
            <text:p>389.02</text:p>
          </table:table-cell>
          <table:table-cell table:formula="of:=[.E279]/[.$H279]" office:value-type="float" office:value="-0.00642641140256523" calcext:value-type="float">
            <text:p>-0.01</text:p>
          </table:table-cell>
          <table:table-cell table:formula="of:=[.F279]/[.$H279]" office:value-type="float" office:value="0.331602828372366" calcext:value-type="float">
            <text:p>0.33</text:p>
          </table:table-cell>
          <table:table-cell table:formula="of:=[.G279]/[.$H279]" office:value-type="float" office:value="0.943397193896575" calcext:value-type="float">
            <text:p>0.94</text:p>
          </table:table-cell>
          <table:table-cell table:formula="of:=MOD(DEGREES(ATAN2([.I279];[.J279]))+360; 360)" office:value-type="float" office:value="91.1102443432205" calcext:value-type="float">
            <text:p>91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3" calcext:value-type="float">
            <text:p>-53</text:p>
          </table:table-cell>
          <table:table-cell office:value-type="float" office:value="424" calcext:value-type="float">
            <text:p>424</text:p>
          </table:table-cell>
          <table:table-cell office:value-type="float" office:value="508" calcext:value-type="float">
            <text:p>508</text:p>
          </table:table-cell>
          <table:table-cell table:formula="of:=[.B280]-[.B$1]" office:value-type="float" office:value="2.5" calcext:value-type="float">
            <text:p>2.5</text:p>
          </table:table-cell>
          <table:table-cell table:formula="of:=[.C280]-[.C$1]" office:value-type="float" office:value="126" calcext:value-type="float">
            <text:p>126</text:p>
          </table:table-cell>
          <table:table-cell table:formula="of:=[.D280]-[.D$1]" office:value-type="float" office:value="372" calcext:value-type="float">
            <text:p>372</text:p>
          </table:table-cell>
          <table:table-cell table:formula="of:=SQRT([.E280]^2 + [.F280]^2 + [.G280]^2)" office:value-type="float" office:value="392.767424820338" calcext:value-type="float">
            <text:p>392.77</text:p>
          </table:table-cell>
          <table:table-cell table:formula="of:=[.E280]/[.$H280]" office:value-type="float" office:value="0.00636508997950521" calcext:value-type="float">
            <text:p>0.01</text:p>
          </table:table-cell>
          <table:table-cell table:formula="of:=[.F280]/[.$H280]" office:value-type="float" office:value="0.320800534967062" calcext:value-type="float">
            <text:p>0.32</text:p>
          </table:table-cell>
          <table:table-cell table:formula="of:=[.G280]/[.$H280]" office:value-type="float" office:value="0.947125388950375" calcext:value-type="float">
            <text:p>0.95</text:p>
          </table:table-cell>
          <table:table-cell table:formula="of:=MOD(DEGREES(ATAN2([.I280];[.J280]))+360; 360)" office:value-type="float" office:value="88.8633281224012" calcext:value-type="float">
            <text:p>88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2" calcext:value-type="float">
            <text:p>-52</text:p>
          </table:table-cell>
          <table:table-cell office:value-type="float" office:value="435" calcext:value-type="float">
            <text:p>435</text:p>
          </table:table-cell>
          <table:table-cell office:value-type="float" office:value="506" calcext:value-type="float">
            <text:p>506</text:p>
          </table:table-cell>
          <table:table-cell table:formula="of:=[.B281]-[.B$1]" office:value-type="float" office:value="3.5" calcext:value-type="float">
            <text:p>3.5</text:p>
          </table:table-cell>
          <table:table-cell table:formula="of:=[.C281]-[.C$1]" office:value-type="float" office:value="137" calcext:value-type="float">
            <text:p>137</text:p>
          </table:table-cell>
          <table:table-cell table:formula="of:=[.D281]-[.D$1]" office:value-type="float" office:value="370" calcext:value-type="float">
            <text:p>370</text:p>
          </table:table-cell>
          <table:table-cell table:formula="of:=SQRT([.E281]^2 + [.F281]^2 + [.G281]^2)" office:value-type="float" office:value="394.564633488609" calcext:value-type="float">
            <text:p>394.56</text:p>
          </table:table-cell>
          <table:table-cell table:formula="of:=[.E281]/[.$H281]" office:value-type="float" office:value="0.00887053654316194" calcext:value-type="float">
            <text:p>0.01</text:p>
          </table:table-cell>
          <table:table-cell table:formula="of:=[.F281]/[.$H281]" office:value-type="float" office:value="0.347218144689482" calcext:value-type="float">
            <text:p>0.35</text:p>
          </table:table-cell>
          <table:table-cell table:formula="of:=[.G281]/[.$H281]" office:value-type="float" office:value="0.937742434562834" calcext:value-type="float">
            <text:p>0.94</text:p>
          </table:table-cell>
          <table:table-cell table:formula="of:=MOD(DEGREES(ATAN2([.I281];[.J281]))+360; 360)" office:value-type="float" office:value="88.5365575367454" calcext:value-type="float">
            <text:p>88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49" calcext:value-type="float">
            <text:p>-49</text:p>
          </table:table-cell>
          <table:table-cell office:value-type="float" office:value="432" calcext:value-type="float">
            <text:p>432</text:p>
          </table:table-cell>
          <table:table-cell office:value-type="float" office:value="498" calcext:value-type="float">
            <text:p>498</text:p>
          </table:table-cell>
          <table:table-cell table:formula="of:=[.B282]-[.B$1]" office:value-type="float" office:value="6.5" calcext:value-type="float">
            <text:p>6.5</text:p>
          </table:table-cell>
          <table:table-cell table:formula="of:=[.C282]-[.C$1]" office:value-type="float" office:value="134" calcext:value-type="float">
            <text:p>134</text:p>
          </table:table-cell>
          <table:table-cell table:formula="of:=[.D282]-[.D$1]" office:value-type="float" office:value="362" calcext:value-type="float">
            <text:p>362</text:p>
          </table:table-cell>
          <table:table-cell table:formula="of:=SQRT([.E282]^2 + [.F282]^2 + [.G282]^2)" office:value-type="float" office:value="386.059904678018" calcext:value-type="float">
            <text:p>386.06</text:p>
          </table:table-cell>
          <table:table-cell table:formula="of:=[.E282]/[.$H282]" office:value-type="float" office:value="0.0168367652823754" calcext:value-type="float">
            <text:p>0.02</text:p>
          </table:table-cell>
          <table:table-cell table:formula="of:=[.F282]/[.$H282]" office:value-type="float" office:value="0.347096391975123" calcext:value-type="float">
            <text:p>0.35</text:p>
          </table:table-cell>
          <table:table-cell table:formula="of:=[.G282]/[.$H282]" office:value-type="float" office:value="0.937678312649214" calcext:value-type="float">
            <text:p>0.94</text:p>
          </table:table-cell>
          <table:table-cell table:formula="of:=MOD(DEGREES(ATAN2([.I282];[.J282]))+360; 360)" office:value-type="float" office:value="87.2229038930745" calcext:value-type="float">
            <text:p>87.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m</text:p>
          </table:table-cell>
          <table:table-cell office:value-type="float" office:value="-56" calcext:value-type="float">
            <text:p>-56</text:p>
          </table:table-cell>
          <table:table-cell office:value-type="float" office:value="427" calcext:value-type="float">
            <text:p>427</text:p>
          </table:table-cell>
          <table:table-cell office:value-type="float" office:value="491" calcext:value-type="float">
            <text:p>491</text:p>
          </table:table-cell>
          <table:table-cell table:formula="of:=[.B283]-[.B$1]" office:value-type="float" office:value="-0.5" calcext:value-type="float">
            <text:p>-0.5</text:p>
          </table:table-cell>
          <table:table-cell table:formula="of:=[.C283]-[.C$1]" office:value-type="float" office:value="129" calcext:value-type="float">
            <text:p>129</text:p>
          </table:table-cell>
          <table:table-cell table:formula="of:=[.D283]-[.D$1]" office:value-type="float" office:value="355" calcext:value-type="float">
            <text:p>355</text:p>
          </table:table-cell>
          <table:table-cell table:formula="of:=SQRT([.E283]^2 + [.F283]^2 + [.G283]^2)" office:value-type="float" office:value="377.711861079315" calcext:value-type="float">
            <text:p>377.71</text:p>
          </table:table-cell>
          <table:table-cell table:formula="of:=[.E283]/[.$H283]" office:value-type="float" office:value="-0.00132376038859687" calcext:value-type="float">
            <text:p>0.00</text:p>
          </table:table-cell>
          <table:table-cell table:formula="of:=[.F283]/[.$H283]" office:value-type="float" office:value="0.341530180257991" calcext:value-type="float">
            <text:p>0.34</text:p>
          </table:table-cell>
          <table:table-cell table:formula="of:=[.G283]/[.$H283]" office:value-type="float" office:value="0.939869875903775" calcext:value-type="float">
            <text:p>0.94</text:p>
          </table:table-cell>
          <table:table-cell table:formula="of:=MOD(DEGREES(ATAN2([.I283];[.J283]))+360; 360)" office:value-type="float" office:value="90.2220755526935" calcext:value-type="float">
            <text:p>90.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426" calcext:value-type="float">
            <text:p>426</text:p>
          </table:table-cell>
          <table:table-cell office:value-type="float" office:value="504" calcext:value-type="float">
            <text:p>504</text:p>
          </table:table-cell>
          <table:table-cell table:formula="of:=[.B284]-[.B$1]" office:value-type="float" office:value="0.5" calcext:value-type="float">
            <text:p>0.5</text:p>
          </table:table-cell>
          <table:table-cell table:formula="of:=[.C284]-[.C$1]" office:value-type="float" office:value="128" calcext:value-type="float">
            <text:p>128</text:p>
          </table:table-cell>
          <table:table-cell table:formula="of:=[.D284]-[.D$1]" office:value-type="float" office:value="368" calcext:value-type="float">
            <text:p>368</text:p>
          </table:table-cell>
          <table:table-cell table:formula="of:=SQRT([.E284]^2 + [.F284]^2 + [.G284]^2)" office:value-type="float" office:value="389.62578200114" calcext:value-type="float">
            <text:p>389.63</text:p>
          </table:table-cell>
          <table:table-cell table:formula="of:=[.E284]/[.$H284]" office:value-type="float" office:value="0.00128328263451143" calcext:value-type="float">
            <text:p>0.00</text:p>
          </table:table-cell>
          <table:table-cell table:formula="of:=[.F284]/[.$H284]" office:value-type="float" office:value="0.328520354434927" calcext:value-type="float">
            <text:p>0.33</text:p>
          </table:table-cell>
          <table:table-cell table:formula="of:=[.G284]/[.$H284]" office:value-type="float" office:value="0.944496019000414" calcext:value-type="float">
            <text:p>0.94</text:p>
          </table:table-cell>
          <table:table-cell table:formula="of:=MOD(DEGREES(ATAN2([.I284];[.J284]))+360; 360)" office:value-type="float" office:value="89.7761894996315" calcext:value-type="float">
            <text:p>89.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422" calcext:value-type="float">
            <text:p>422</text:p>
          </table:table-cell>
          <table:table-cell office:value-type="float" office:value="505" calcext:value-type="float">
            <text:p>505</text:p>
          </table:table-cell>
          <table:table-cell table:formula="of:=[.B285]-[.B$1]" office:value-type="float" office:value="4.5" calcext:value-type="float">
            <text:p>4.5</text:p>
          </table:table-cell>
          <table:table-cell table:formula="of:=[.C285]-[.C$1]" office:value-type="float" office:value="124" calcext:value-type="float">
            <text:p>124</text:p>
          </table:table-cell>
          <table:table-cell table:formula="of:=[.D285]-[.D$1]" office:value-type="float" office:value="369" calcext:value-type="float">
            <text:p>369</text:p>
          </table:table-cell>
          <table:table-cell table:formula="of:=SQRT([.E285]^2 + [.F285]^2 + [.G285]^2)" office:value-type="float" office:value="389.303544807904" calcext:value-type="float">
            <text:p>389.30</text:p>
          </table:table-cell>
          <table:table-cell table:formula="of:=[.E285]/[.$H285]" office:value-type="float" office:value="0.011559103583864" calcext:value-type="float">
            <text:p>0.01</text:p>
          </table:table-cell>
          <table:table-cell table:formula="of:=[.F285]/[.$H285]" office:value-type="float" office:value="0.318517520977585" calcext:value-type="float">
            <text:p>0.32</text:p>
          </table:table-cell>
          <table:table-cell table:formula="of:=[.G285]/[.$H285]" office:value-type="float" office:value="0.947846493876847" calcext:value-type="float">
            <text:p>0.95</text:p>
          </table:table-cell>
          <table:table-cell table:formula="of:=MOD(DEGREES(ATAN2([.I285];[.J285]))+360; 360)" office:value-type="float" office:value="87.9216297546381" calcext:value-type="float">
            <text:p>87.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  <table:table-cell table:formula="of:=[.B286]-[.B$1]" office:value-type="float" office:value="0.5" calcext:value-type="float">
            <text:p>0.5</text:p>
          </table:table-cell>
          <table:table-cell table:formula="of:=[.C286]-[.C$1]" office:value-type="float" office:value="130" calcext:value-type="float">
            <text:p>130</text:p>
          </table:table-cell>
          <table:table-cell table:formula="of:=[.D286]-[.D$1]" office:value-type="float" office:value="366" calcext:value-type="float">
            <text:p>366</text:p>
          </table:table-cell>
          <table:table-cell table:formula="of:=SQRT([.E286]^2 + [.F286]^2 + [.G286]^2)" office:value-type="float" office:value="388.40217558608" calcext:value-type="float">
            <text:p>388.40</text:p>
          </table:table-cell>
          <table:table-cell table:formula="of:=[.E286]/[.$H286]" office:value-type="float" office:value="0.00128732543592354" calcext:value-type="float">
            <text:p>0.00</text:p>
          </table:table-cell>
          <table:table-cell table:formula="of:=[.F286]/[.$H286]" office:value-type="float" office:value="0.334704613340119" calcext:value-type="float">
            <text:p>0.33</text:p>
          </table:table-cell>
          <table:table-cell table:formula="of:=[.G286]/[.$H286]" office:value-type="float" office:value="0.942322219096028" calcext:value-type="float">
            <text:p>0.94</text:p>
          </table:table-cell>
          <table:table-cell table:formula="of:=MOD(DEGREES(ATAN2([.I286];[.J286]))+360; 360)" office:value-type="float" office:value="89.7796327038768" calcext:value-type="float">
            <text:p>89.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432" calcext:value-type="float">
            <text:p>432</text:p>
          </table:table-cell>
          <table:table-cell office:value-type="float" office:value="508" calcext:value-type="float">
            <text:p>508</text:p>
          </table:table-cell>
          <table:table-cell table:formula="of:=[.B287]-[.B$1]" office:value-type="float" office:value="4.5" calcext:value-type="float">
            <text:p>4.5</text:p>
          </table:table-cell>
          <table:table-cell table:formula="of:=[.C287]-[.C$1]" office:value-type="float" office:value="134" calcext:value-type="float">
            <text:p>134</text:p>
          </table:table-cell>
          <table:table-cell table:formula="of:=[.D287]-[.D$1]" office:value-type="float" office:value="372" calcext:value-type="float">
            <text:p>372</text:p>
          </table:table-cell>
          <table:table-cell table:formula="of:=SQRT([.E287]^2 + [.F287]^2 + [.G287]^2)" office:value-type="float" office:value="395.424139374419" calcext:value-type="float">
            <text:p>395.42</text:p>
          </table:table-cell>
          <table:table-cell table:formula="of:=[.E287]/[.$H287]" office:value-type="float" office:value="0.0113801853551966" calcext:value-type="float">
            <text:p>0.01</text:p>
          </table:table-cell>
          <table:table-cell table:formula="of:=[.F287]/[.$H287]" office:value-type="float" office:value="0.338876630576967" calcext:value-type="float">
            <text:p>0.34</text:p>
          </table:table-cell>
          <table:table-cell table:formula="of:=[.G287]/[.$H287]" office:value-type="float" office:value="0.940761989362922" calcext:value-type="float">
            <text:p>0.94</text:p>
          </table:table-cell>
          <table:table-cell table:formula="of:=MOD(DEGREES(ATAN2([.I287];[.J287]))+360; 360)" office:value-type="float" office:value="88.0766108224804" calcext:value-type="float">
            <text:p>88.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table:formula="of:=[.B288]-[.B$1]" office:value-type="float" office:value="-1.5" calcext:value-type="float">
            <text:p>-1.5</text:p>
          </table:table-cell>
          <table:table-cell table:formula="of:=[.C288]-[.C$1]" office:value-type="float" office:value="128" calcext:value-type="float">
            <text:p>128</text:p>
          </table:table-cell>
          <table:table-cell table:formula="of:=[.D288]-[.D$1]" office:value-type="float" office:value="366" calcext:value-type="float">
            <text:p>366</text:p>
          </table:table-cell>
          <table:table-cell table:formula="of:=SQRT([.E288]^2 + [.F288]^2 + [.G288]^2)" office:value-type="float" office:value="387.739925723416" calcext:value-type="float">
            <text:p>387.74</text:p>
          </table:table-cell>
          <table:table-cell table:formula="of:=[.E288]/[.$H288]" office:value-type="float" office:value="-0.00386857246439456" calcext:value-type="float">
            <text:p>0.00</text:p>
          </table:table-cell>
          <table:table-cell table:formula="of:=[.F288]/[.$H288]" office:value-type="float" office:value="0.330118183628336" calcext:value-type="float">
            <text:p>0.33</text:p>
          </table:table-cell>
          <table:table-cell table:formula="of:=[.G288]/[.$H288]" office:value-type="float" office:value="0.943931681312274" calcext:value-type="float">
            <text:p>0.94</text:p>
          </table:table-cell>
          <table:table-cell table:formula="of:=MOD(DEGREES(ATAN2([.I288];[.J288]))+360; 360)" office:value-type="float" office:value="90.67140418285" calcext:value-type="float">
            <text:p>90.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429" calcext:value-type="float">
            <text:p>429</text:p>
          </table:table-cell>
          <table:table-cell office:value-type="float" office:value="503" calcext:value-type="float">
            <text:p>503</text:p>
          </table:table-cell>
          <table:table-cell table:formula="of:=[.B289]-[.B$1]" office:value-type="float" office:value="4.5" calcext:value-type="float">
            <text:p>4.5</text:p>
          </table:table-cell>
          <table:table-cell table:formula="of:=[.C289]-[.C$1]" office:value-type="float" office:value="131" calcext:value-type="float">
            <text:p>131</text:p>
          </table:table-cell>
          <table:table-cell table:formula="of:=[.D289]-[.D$1]" office:value-type="float" office:value="367" calcext:value-type="float">
            <text:p>367</text:p>
          </table:table-cell>
          <table:table-cell table:formula="of:=SQRT([.E289]^2 + [.F289]^2 + [.G289]^2)" office:value-type="float" office:value="389.705337402505" calcext:value-type="float">
            <text:p>389.71</text:p>
          </table:table-cell>
          <table:table-cell table:formula="of:=[.E289]/[.$H289]" office:value-type="float" office:value="0.0115471859584828" calcext:value-type="float">
            <text:p>0.01</text:p>
          </table:table-cell>
          <table:table-cell table:formula="of:=[.F289]/[.$H289]" office:value-type="float" office:value="0.336151413458055" calcext:value-type="float">
            <text:p>0.34</text:p>
          </table:table-cell>
          <table:table-cell table:formula="of:=[.G289]/[.$H289]" office:value-type="float" office:value="0.941737165947374" calcext:value-type="float">
            <text:p>0.94</text:p>
          </table:table-cell>
          <table:table-cell table:formula="of:=MOD(DEGREES(ATAN2([.I289];[.J289]))+360; 360)" office:value-type="float" office:value="88.0325979700807" calcext:value-type="float">
            <text:p>88.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416" calcext:value-type="float">
            <text:p>416</text:p>
          </table:table-cell>
          <table:table-cell office:value-type="float" office:value="502" calcext:value-type="float">
            <text:p>502</text:p>
          </table:table-cell>
          <table:table-cell table:formula="of:=[.B290]-[.B$1]" office:value-type="float" office:value="-1.5" calcext:value-type="float">
            <text:p>-1.5</text:p>
          </table:table-cell>
          <table:table-cell table:formula="of:=[.C290]-[.C$1]" office:value-type="float" office:value="118" calcext:value-type="float">
            <text:p>118</text:p>
          </table:table-cell>
          <table:table-cell table:formula="of:=[.D290]-[.D$1]" office:value-type="float" office:value="366" calcext:value-type="float">
            <text:p>366</text:p>
          </table:table-cell>
          <table:table-cell table:formula="of:=SQRT([.E290]^2 + [.F290]^2 + [.G290]^2)" office:value-type="float" office:value="384.554612506468" calcext:value-type="float">
            <text:p>384.55</text:p>
          </table:table-cell>
          <table:table-cell table:formula="of:=[.E290]/[.$H290]" office:value-type="float" office:value="-0.00390061632656862" calcext:value-type="float">
            <text:p>0.00</text:p>
          </table:table-cell>
          <table:table-cell table:formula="of:=[.F290]/[.$H290]" office:value-type="float" office:value="0.306848484356731" calcext:value-type="float">
            <text:p>0.31</text:p>
          </table:table-cell>
          <table:table-cell table:formula="of:=[.G290]/[.$H290]" office:value-type="float" office:value="0.951750383682743" calcext:value-type="float">
            <text:p>0.95</text:p>
          </table:table-cell>
          <table:table-cell table:formula="of:=MOD(DEGREES(ATAN2([.I290];[.J290]))+360; 360)" office:value-type="float" office:value="90.7282969530764" calcext:value-type="float">
            <text:p>90.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421" calcext:value-type="float">
            <text:p>421</text:p>
          </table:table-cell>
          <table:table-cell office:value-type="float" office:value="500" calcext:value-type="float">
            <text:p>500</text:p>
          </table:table-cell>
          <table:table-cell table:formula="of:=[.B291]-[.B$1]" office:value-type="float" office:value="5.5" calcext:value-type="float">
            <text:p>5.5</text:p>
          </table:table-cell>
          <table:table-cell table:formula="of:=[.C291]-[.C$1]" office:value-type="float" office:value="123" calcext:value-type="float">
            <text:p>123</text:p>
          </table:table-cell>
          <table:table-cell table:formula="of:=[.D291]-[.D$1]" office:value-type="float" office:value="364" calcext:value-type="float">
            <text:p>364</text:p>
          </table:table-cell>
          <table:table-cell table:formula="of:=SQRT([.E291]^2 + [.F291]^2 + [.G291]^2)" office:value-type="float" office:value="384.259352521185" calcext:value-type="float">
            <text:p>384.26</text:p>
          </table:table-cell>
          <table:table-cell table:formula="of:=[.E291]/[.$H291]" office:value-type="float" office:value="0.0143132495381405" calcext:value-type="float">
            <text:p>0.01</text:p>
          </table:table-cell>
          <table:table-cell table:formula="of:=[.F291]/[.$H291]" office:value-type="float" office:value="0.32009630785296" calcext:value-type="float">
            <text:p>0.32</text:p>
          </table:table-cell>
          <table:table-cell table:formula="of:=[.G291]/[.$H291]" office:value-type="float" office:value="0.947276878524206" calcext:value-type="float">
            <text:p>0.95</text:p>
          </table:table-cell>
          <table:table-cell table:formula="of:=MOD(DEGREES(ATAN2([.I291];[.J291]))+360; 360)" office:value-type="float" office:value="87.4396991060913" calcext:value-type="float">
            <text:p>87.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table:formula="of:=[.B292]-[.B$1]" office:value-type="float" office:value="10.5" calcext:value-type="float">
            <text:p>10.5</text:p>
          </table:table-cell>
          <table:table-cell table:formula="of:=[.C292]-[.C$1]" office:value-type="float" office:value="128" calcext:value-type="float">
            <text:p>128</text:p>
          </table:table-cell>
          <table:table-cell table:formula="of:=[.D292]-[.D$1]" office:value-type="float" office:value="366" calcext:value-type="float">
            <text:p>366</text:p>
          </table:table-cell>
          <table:table-cell table:formula="of:=SQRT([.E292]^2 + [.F292]^2 + [.G292]^2)" office:value-type="float" office:value="387.879169329831" calcext:value-type="float">
            <text:p>387.88</text:p>
          </table:table-cell>
          <table:table-cell table:formula="of:=[.E292]/[.$H292]" office:value-type="float" office:value="0.0270702858783101" calcext:value-type="float">
            <text:p>0.03</text:p>
          </table:table-cell>
          <table:table-cell table:formula="of:=[.F292]/[.$H292]" office:value-type="float" office:value="0.329999675468924" calcext:value-type="float">
            <text:p>0.33</text:p>
          </table:table-cell>
          <table:table-cell table:formula="of:=[.G292]/[.$H292]" office:value-type="float" office:value="0.943592822043953" calcext:value-type="float">
            <text:p>0.94</text:p>
          </table:table-cell>
          <table:table-cell table:formula="of:=MOD(DEGREES(ATAN2([.I292];[.J292]))+360; 360)" office:value-type="float" office:value="85.3104556226539" calcext:value-type="float">
            <text:p>85.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422" calcext:value-type="float">
            <text:p>422</text:p>
          </table:table-cell>
          <table:table-cell office:value-type="float" office:value="512" calcext:value-type="float">
            <text:p>512</text:p>
          </table:table-cell>
          <table:table-cell table:formula="of:=[.B293]-[.B$1]" office:value-type="float" office:value="9.5" calcext:value-type="float">
            <text:p>9.5</text:p>
          </table:table-cell>
          <table:table-cell table:formula="of:=[.C293]-[.C$1]" office:value-type="float" office:value="124" calcext:value-type="float">
            <text:p>124</text:p>
          </table:table-cell>
          <table:table-cell table:formula="of:=[.D293]-[.D$1]" office:value-type="float" office:value="376" calcext:value-type="float">
            <text:p>376</text:p>
          </table:table-cell>
          <table:table-cell table:formula="of:=SQRT([.E293]^2 + [.F293]^2 + [.G293]^2)" office:value-type="float" office:value="396.033142552489" calcext:value-type="float">
            <text:p>396.03</text:p>
          </table:table-cell>
          <table:table-cell table:formula="of:=[.E293]/[.$H293]" office:value-type="float" office:value="0.0239878913637661" calcext:value-type="float">
            <text:p>0.02</text:p>
          </table:table-cell>
          <table:table-cell table:formula="of:=[.F293]/[.$H293]" office:value-type="float" office:value="0.313105108327052" calcext:value-type="float">
            <text:p>0.31</text:p>
          </table:table-cell>
          <table:table-cell table:formula="of:=[.G293]/[.$H293]" office:value-type="float" office:value="0.949415489765901" calcext:value-type="float">
            <text:p>0.95</text:p>
          </table:table-cell>
          <table:table-cell table:formula="of:=MOD(DEGREES(ATAN2([.I293];[.J293]))+360; 360)" office:value-type="float" office:value="85.618962168192" calcext:value-type="float">
            <text:p>85.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434" calcext:value-type="float">
            <text:p>434</text:p>
          </table:table-cell>
          <table:table-cell office:value-type="float" office:value="505" calcext:value-type="float">
            <text:p>505</text:p>
          </table:table-cell>
          <table:table-cell table:formula="of:=[.B294]-[.B$1]" office:value-type="float" office:value="6.5" calcext:value-type="float">
            <text:p>6.5</text:p>
          </table:table-cell>
          <table:table-cell table:formula="of:=[.C294]-[.C$1]" office:value-type="float" office:value="136" calcext:value-type="float">
            <text:p>136</text:p>
          </table:table-cell>
          <table:table-cell table:formula="of:=[.D294]-[.D$1]" office:value-type="float" office:value="369" calcext:value-type="float">
            <text:p>369</text:p>
          </table:table-cell>
          <table:table-cell table:formula="of:=SQRT([.E294]^2 + [.F294]^2 + [.G294]^2)" office:value-type="float" office:value="393.318255360719" calcext:value-type="float">
            <text:p>393.32</text:p>
          </table:table-cell>
          <table:table-cell table:formula="of:=[.E294]/[.$H294]" office:value-type="float" office:value="0.0165260572358604" calcext:value-type="float">
            <text:p>0.02</text:p>
          </table:table-cell>
          <table:table-cell table:formula="of:=[.F294]/[.$H294]" office:value-type="float" office:value="0.345775966781079" calcext:value-type="float">
            <text:p>0.35</text:p>
          </table:table-cell>
          <table:table-cell table:formula="of:=[.G294]/[.$H294]" office:value-type="float" office:value="0.938171556928074" calcext:value-type="float">
            <text:p>0.94</text:p>
          </table:table-cell>
          <table:table-cell table:formula="of:=MOD(DEGREES(ATAN2([.I294];[.J294]))+360; 360)" office:value-type="float" office:value="87.263681009774" calcext:value-type="float">
            <text:p>87.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430" calcext:value-type="float">
            <text:p>430</text:p>
          </table:table-cell>
          <table:table-cell office:value-type="float" office:value="506" calcext:value-type="float">
            <text:p>506</text:p>
          </table:table-cell>
          <table:table-cell table:formula="of:=[.B295]-[.B$1]" office:value-type="float" office:value="12.5" calcext:value-type="float">
            <text:p>12.5</text:p>
          </table:table-cell>
          <table:table-cell table:formula="of:=[.C295]-[.C$1]" office:value-type="float" office:value="132" calcext:value-type="float">
            <text:p>132</text:p>
          </table:table-cell>
          <table:table-cell table:formula="of:=[.D295]-[.D$1]" office:value-type="float" office:value="370" calcext:value-type="float">
            <text:p>370</text:p>
          </table:table-cell>
          <table:table-cell table:formula="of:=SQRT([.E295]^2 + [.F295]^2 + [.G295]^2)" office:value-type="float" office:value="393.039756258829" calcext:value-type="float">
            <text:p>393.04</text:p>
          </table:table-cell>
          <table:table-cell table:formula="of:=[.E295]/[.$H295]" office:value-type="float" office:value="0.0318033985136311" calcext:value-type="float">
            <text:p>0.03</text:p>
          </table:table-cell>
          <table:table-cell table:formula="of:=[.F295]/[.$H295]" office:value-type="float" office:value="0.335843888303945" calcext:value-type="float">
            <text:p>0.34</text:p>
          </table:table-cell>
          <table:table-cell table:formula="of:=[.G295]/[.$H295]" office:value-type="float" office:value="0.941380596003482" calcext:value-type="float">
            <text:p>0.94</text:p>
          </table:table-cell>
          <table:table-cell table:formula="of:=MOD(DEGREES(ATAN2([.I295];[.J295]))+360; 360)" office:value-type="float" office:value="84.5903950555266" calcext:value-type="float">
            <text:p>84.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426" calcext:value-type="float">
            <text:p>426</text:p>
          </table:table-cell>
          <table:table-cell office:value-type="float" office:value="504" calcext:value-type="float">
            <text:p>504</text:p>
          </table:table-cell>
          <table:table-cell table:formula="of:=[.B296]-[.B$1]" office:value-type="float" office:value="3.5" calcext:value-type="float">
            <text:p>3.5</text:p>
          </table:table-cell>
          <table:table-cell table:formula="of:=[.C296]-[.C$1]" office:value-type="float" office:value="128" calcext:value-type="float">
            <text:p>128</text:p>
          </table:table-cell>
          <table:table-cell table:formula="of:=[.D296]-[.D$1]" office:value-type="float" office:value="368" calcext:value-type="float">
            <text:p>368</text:p>
          </table:table-cell>
          <table:table-cell table:formula="of:=SQRT([.E296]^2 + [.F296]^2 + [.G296]^2)" office:value-type="float" office:value="389.641181088447" calcext:value-type="float">
            <text:p>389.64</text:p>
          </table:table-cell>
          <table:table-cell table:formula="of:=[.E296]/[.$H296]" office:value-type="float" office:value="0.00898262342348642" calcext:value-type="float">
            <text:p>0.01</text:p>
          </table:table-cell>
          <table:table-cell table:formula="of:=[.F296]/[.$H296]" office:value-type="float" office:value="0.328507370916075" calcext:value-type="float">
            <text:p>0.33</text:p>
          </table:table-cell>
          <table:table-cell table:formula="of:=[.G296]/[.$H296]" office:value-type="float" office:value="0.944458691383715" calcext:value-type="float">
            <text:p>0.94</text:p>
          </table:table-cell>
          <table:table-cell table:formula="of:=MOD(DEGREES(ATAN2([.I296];[.J296]))+360; 360)" office:value-type="float" office:value="88.433708813017" calcext:value-type="float">
            <text:p>88.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421" calcext:value-type="float">
            <text:p>421</text:p>
          </table:table-cell>
          <table:table-cell office:value-type="float" office:value="500" calcext:value-type="float">
            <text:p>500</text:p>
          </table:table-cell>
          <table:table-cell table:formula="of:=[.B297]-[.B$1]" office:value-type="float" office:value="3.5" calcext:value-type="float">
            <text:p>3.5</text:p>
          </table:table-cell>
          <table:table-cell table:formula="of:=[.C297]-[.C$1]" office:value-type="float" office:value="123" calcext:value-type="float">
            <text:p>123</text:p>
          </table:table-cell>
          <table:table-cell table:formula="of:=[.D297]-[.D$1]" office:value-type="float" office:value="364" calcext:value-type="float">
            <text:p>364</text:p>
          </table:table-cell>
          <table:table-cell table:formula="of:=SQRT([.E297]^2 + [.F297]^2 + [.G297]^2)" office:value-type="float" office:value="384.23593012627" calcext:value-type="float">
            <text:p>384.24</text:p>
          </table:table-cell>
          <table:table-cell table:formula="of:=[.E297]/[.$H297]" office:value-type="float" office:value="0.00910898675938454" calcext:value-type="float">
            <text:p>0.01</text:p>
          </table:table-cell>
          <table:table-cell table:formula="of:=[.F297]/[.$H297]" office:value-type="float" office:value="0.320115820401228" calcext:value-type="float">
            <text:p>0.32</text:p>
          </table:table-cell>
          <table:table-cell table:formula="of:=[.G297]/[.$H297]" office:value-type="float" office:value="0.947334622975993" calcext:value-type="float">
            <text:p>0.95</text:p>
          </table:table-cell>
          <table:table-cell table:formula="of:=MOD(DEGREES(ATAN2([.I297];[.J297]))+360; 360)" office:value-type="float" office:value="88.3700721146158" calcext:value-type="float">
            <text:p>88.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429" calcext:value-type="float">
            <text:p>429</text:p>
          </table:table-cell>
          <table:table-cell office:value-type="float" office:value="508" calcext:value-type="float">
            <text:p>508</text:p>
          </table:table-cell>
          <table:table-cell table:formula="of:=[.B298]-[.B$1]" office:value-type="float" office:value="9.5" calcext:value-type="float">
            <text:p>9.5</text:p>
          </table:table-cell>
          <table:table-cell table:formula="of:=[.C298]-[.C$1]" office:value-type="float" office:value="131" calcext:value-type="float">
            <text:p>131</text:p>
          </table:table-cell>
          <table:table-cell table:formula="of:=[.D298]-[.D$1]" office:value-type="float" office:value="372" calcext:value-type="float">
            <text:p>372</text:p>
          </table:table-cell>
          <table:table-cell table:formula="of:=SQRT([.E298]^2 + [.F298]^2 + [.G298]^2)" office:value-type="float" office:value="394.506337084717" calcext:value-type="float">
            <text:p>394.51</text:p>
          </table:table-cell>
          <table:table-cell table:formula="of:=[.E298]/[.$H298]" office:value-type="float" office:value="0.0240807285130124" calcext:value-type="float">
            <text:p>0.02</text:p>
          </table:table-cell>
          <table:table-cell table:formula="of:=[.F298]/[.$H298]" office:value-type="float" office:value="0.332060572126802" calcext:value-type="float">
            <text:p>0.33</text:p>
          </table:table-cell>
          <table:table-cell table:formula="of:=[.G298]/[.$H298]" office:value-type="float" office:value="0.94295063229901" calcext:value-type="float">
            <text:p>0.94</text:p>
          </table:table-cell>
          <table:table-cell table:formula="of:=MOD(DEGREES(ATAN2([.I298];[.J298]))+360; 360)" office:value-type="float" office:value="85.8522234619192" calcext:value-type="float">
            <text:p>85.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422" calcext:value-type="float">
            <text:p>422</text:p>
          </table:table-cell>
          <table:table-cell office:value-type="float" office:value="503" calcext:value-type="float">
            <text:p>503</text:p>
          </table:table-cell>
          <table:table-cell table:formula="of:=[.B299]-[.B$1]" office:value-type="float" office:value="4.5" calcext:value-type="float">
            <text:p>4.5</text:p>
          </table:table-cell>
          <table:table-cell table:formula="of:=[.C299]-[.C$1]" office:value-type="float" office:value="124" calcext:value-type="float">
            <text:p>124</text:p>
          </table:table-cell>
          <table:table-cell table:formula="of:=[.D299]-[.D$1]" office:value-type="float" office:value="367" calcext:value-type="float">
            <text:p>367</text:p>
          </table:table-cell>
          <table:table-cell table:formula="of:=SQRT([.E299]^2 + [.F299]^2 + [.G299]^2)" office:value-type="float" office:value="387.408376264634" calcext:value-type="float">
            <text:p>387.41</text:p>
          </table:table-cell>
          <table:table-cell table:formula="of:=[.E299]/[.$H299]" office:value-type="float" office:value="0.0116156497270108" calcext:value-type="float">
            <text:p>0.01</text:p>
          </table:table-cell>
          <table:table-cell table:formula="of:=[.F299]/[.$H299]" office:value-type="float" office:value="0.320075681366521" calcext:value-type="float">
            <text:p>0.32</text:p>
          </table:table-cell>
          <table:table-cell table:formula="of:=[.G299]/[.$H299]" office:value-type="float" office:value="0.947320766625105" calcext:value-type="float">
            <text:p>0.95</text:p>
          </table:table-cell>
          <table:table-cell table:formula="of:=MOD(DEGREES(ATAN2([.I299];[.J299]))+360; 360)" office:value-type="float" office:value="87.9216297546381" calcext:value-type="float">
            <text:p>87.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423" calcext:value-type="float">
            <text:p>423</text:p>
          </table:table-cell>
          <table:table-cell office:value-type="float" office:value="502" calcext:value-type="float">
            <text:p>502</text:p>
          </table:table-cell>
          <table:table-cell table:formula="of:=[.B300]-[.B$1]" office:value-type="float" office:value="3.5" calcext:value-type="float">
            <text:p>3.5</text:p>
          </table:table-cell>
          <table:table-cell table:formula="of:=[.C300]-[.C$1]" office:value-type="float" office:value="125" calcext:value-type="float">
            <text:p>125</text:p>
          </table:table-cell>
          <table:table-cell table:formula="of:=[.D300]-[.D$1]" office:value-type="float" office:value="366" calcext:value-type="float">
            <text:p>366</text:p>
          </table:table-cell>
          <table:table-cell table:formula="of:=SQRT([.E300]^2 + [.F300]^2 + [.G300]^2)" office:value-type="float" office:value="386.772866163075" calcext:value-type="float">
            <text:p>386.77</text:p>
          </table:table-cell>
          <table:table-cell table:formula="of:=[.E300]/[.$H300]" office:value-type="float" office:value="0.00904923872949323" calcext:value-type="float">
            <text:p>0.01</text:p>
          </table:table-cell>
          <table:table-cell table:formula="of:=[.F300]/[.$H300]" office:value-type="float" office:value="0.323187097481901" calcext:value-type="float">
            <text:p>0.32</text:p>
          </table:table-cell>
          <table:table-cell table:formula="of:=[.G300]/[.$H300]" office:value-type="float" office:value="0.946291821427006" calcext:value-type="float">
            <text:p>0.95</text:p>
          </table:table-cell>
          <table:table-cell table:formula="of:=MOD(DEGREES(ATAN2([.I300];[.J300]))+360; 360)" office:value-type="float" office:value="88.3961372288451" calcext:value-type="float">
            <text:p>88.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  <table:table-cell table:formula="of:=[.B301]-[.B$1]" office:value-type="float" office:value="-1.5" calcext:value-type="float">
            <text:p>-1.5</text:p>
          </table:table-cell>
          <table:table-cell table:formula="of:=[.C301]-[.C$1]" office:value-type="float" office:value="130" calcext:value-type="float">
            <text:p>130</text:p>
          </table:table-cell>
          <table:table-cell table:formula="of:=[.D301]-[.D$1]" office:value-type="float" office:value="366" calcext:value-type="float">
            <text:p>366</text:p>
          </table:table-cell>
          <table:table-cell table:formula="of:=SQRT([.E301]^2 + [.F301]^2 + [.G301]^2)" office:value-type="float" office:value="388.404750228418" calcext:value-type="float">
            <text:p>388.40</text:p>
          </table:table-cell>
          <table:table-cell table:formula="of:=[.E301]/[.$H301]" office:value-type="float" office:value="-0.0038619507076519" calcext:value-type="float">
            <text:p>0.00</text:p>
          </table:table-cell>
          <table:table-cell table:formula="of:=[.F301]/[.$H301]" office:value-type="float" office:value="0.334702394663165" calcext:value-type="float">
            <text:p>0.33</text:p>
          </table:table-cell>
          <table:table-cell table:formula="of:=[.G301]/[.$H301]" office:value-type="float" office:value="0.942315972667064" calcext:value-type="float">
            <text:p>0.94</text:p>
          </table:table-cell>
          <table:table-cell table:formula="of:=MOD(DEGREES(ATAN2([.I301];[.J301]))+360; 360)" office:value-type="float" office:value="90.6610758115854" calcext:value-type="float">
            <text:p>90.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429" calcext:value-type="float">
            <text:p>429</text:p>
          </table:table-cell>
          <table:table-cell office:value-type="float" office:value="498" calcext:value-type="float">
            <text:p>498</text:p>
          </table:table-cell>
          <table:table-cell table:formula="of:=[.B302]-[.B$1]" office:value-type="float" office:value="6.5" calcext:value-type="float">
            <text:p>6.5</text:p>
          </table:table-cell>
          <table:table-cell table:formula="of:=[.C302]-[.C$1]" office:value-type="float" office:value="131" calcext:value-type="float">
            <text:p>131</text:p>
          </table:table-cell>
          <table:table-cell table:formula="of:=[.D302]-[.D$1]" office:value-type="float" office:value="362" calcext:value-type="float">
            <text:p>362</text:p>
          </table:table-cell>
          <table:table-cell table:formula="of:=SQRT([.E302]^2 + [.F302]^2 + [.G302]^2)" office:value-type="float" office:value="385.028895019582" calcext:value-type="float">
            <text:p>385.03</text:p>
          </table:table-cell>
          <table:table-cell table:formula="of:=[.E302]/[.$H302]" office:value-type="float" office:value="0.016881849866539" calcext:value-type="float">
            <text:p>0.02</text:p>
          </table:table-cell>
          <table:table-cell table:formula="of:=[.F302]/[.$H302]" office:value-type="float" office:value="0.340234205002556" calcext:value-type="float">
            <text:p>0.34</text:p>
          </table:table-cell>
          <table:table-cell table:formula="of:=[.G302]/[.$H302]" office:value-type="float" office:value="0.940189177182636" calcext:value-type="float">
            <text:p>0.94</text:p>
          </table:table-cell>
          <table:table-cell table:formula="of:=MOD(DEGREES(ATAN2([.I302];[.J302]))+360; 360)" office:value-type="float" office:value="87.1594092710307" calcext:value-type="float">
            <text:p>87.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1" calcext:value-type="float">
            <text:p>-41</text:p>
          </table:table-cell>
          <table:table-cell office:value-type="float" office:value="420" calcext:value-type="float">
            <text:p>420</text:p>
          </table:table-cell>
          <table:table-cell office:value-type="float" office:value="505" calcext:value-type="float">
            <text:p>505</text:p>
          </table:table-cell>
          <table:table-cell table:formula="of:=[.B303]-[.B$1]" office:value-type="float" office:value="14.5" calcext:value-type="float">
            <text:p>14.5</text:p>
          </table:table-cell>
          <table:table-cell table:formula="of:=[.C303]-[.C$1]" office:value-type="float" office:value="122" calcext:value-type="float">
            <text:p>122</text:p>
          </table:table-cell>
          <table:table-cell table:formula="of:=[.D303]-[.D$1]" office:value-type="float" office:value="369" calcext:value-type="float">
            <text:p>369</text:p>
          </table:table-cell>
          <table:table-cell table:formula="of:=SQRT([.E303]^2 + [.F303]^2 + [.G303]^2)" office:value-type="float" office:value="388.915479249669" calcext:value-type="float">
            <text:p>388.92</text:p>
          </table:table-cell>
          <table:table-cell table:formula="of:=[.E303]/[.$H303]" office:value-type="float" office:value="0.037283165041347" calcext:value-type="float">
            <text:p>0.04</text:p>
          </table:table-cell>
          <table:table-cell table:formula="of:=[.F303]/[.$H303]" office:value-type="float" office:value="0.31369283689961" calcext:value-type="float">
            <text:p>0.31</text:p>
          </table:table-cell>
          <table:table-cell table:formula="of:=[.G303]/[.$H303]" office:value-type="float" office:value="0.948792268983245" calcext:value-type="float">
            <text:p>0.95</text:p>
          </table:table-cell>
          <table:table-cell table:formula="of:=MOD(DEGREES(ATAN2([.I303];[.J303]))+360; 360)" office:value-type="float" office:value="83.2220512658009" calcext:value-type="float">
            <text:p>83.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427" calcext:value-type="float">
            <text:p>427</text:p>
          </table:table-cell>
          <table:table-cell office:value-type="float" office:value="503" calcext:value-type="float">
            <text:p>503</text:p>
          </table:table-cell>
          <table:table-cell table:formula="of:=[.B304]-[.B$1]" office:value-type="float" office:value="6.5" calcext:value-type="float">
            <text:p>6.5</text:p>
          </table:table-cell>
          <table:table-cell table:formula="of:=[.C304]-[.C$1]" office:value-type="float" office:value="129" calcext:value-type="float">
            <text:p>129</text:p>
          </table:table-cell>
          <table:table-cell table:formula="of:=[.D304]-[.D$1]" office:value-type="float" office:value="367" calcext:value-type="float">
            <text:p>367</text:p>
          </table:table-cell>
          <table:table-cell table:formula="of:=SQRT([.E304]^2 + [.F304]^2 + [.G304]^2)" office:value-type="float" office:value="389.065868459314" calcext:value-type="float">
            <text:p>389.07</text:p>
          </table:table-cell>
          <table:table-cell table:formula="of:=[.E304]/[.$H304]" office:value-type="float" office:value="0.0167066826646597" calcext:value-type="float">
            <text:p>0.02</text:p>
          </table:table-cell>
          <table:table-cell table:formula="of:=[.F304]/[.$H304]" office:value-type="float" office:value="0.331563394421708" calcext:value-type="float">
            <text:p>0.33</text:p>
          </table:table-cell>
          <table:table-cell table:formula="of:=[.G304]/[.$H304]" office:value-type="float" office:value="0.943285005835403" calcext:value-type="float">
            <text:p>0.94</text:p>
          </table:table-cell>
          <table:table-cell table:formula="of:=MOD(DEGREES(ATAN2([.I304];[.J304]))+360; 360)" office:value-type="float" office:value="87.1154429174575" calcext:value-type="float">
            <text:p>87.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429" calcext:value-type="float">
            <text:p>429</text:p>
          </table:table-cell>
          <table:table-cell office:value-type="float" office:value="501" calcext:value-type="float">
            <text:p>501</text:p>
          </table:table-cell>
          <table:table-cell table:formula="of:=[.B305]-[.B$1]" office:value-type="float" office:value="4.5" calcext:value-type="float">
            <text:p>4.5</text:p>
          </table:table-cell>
          <table:table-cell table:formula="of:=[.C305]-[.C$1]" office:value-type="float" office:value="131" calcext:value-type="float">
            <text:p>131</text:p>
          </table:table-cell>
          <table:table-cell table:formula="of:=[.D305]-[.D$1]" office:value-type="float" office:value="365" calcext:value-type="float">
            <text:p>365</text:p>
          </table:table-cell>
          <table:table-cell table:formula="of:=SQRT([.E305]^2 + [.F305]^2 + [.G305]^2)" office:value-type="float" office:value="387.82244648808" calcext:value-type="float">
            <text:p>387.82</text:p>
          </table:table-cell>
          <table:table-cell table:formula="of:=[.E305]/[.$H305]" office:value-type="float" office:value="0.0116032479314946" calcext:value-type="float">
            <text:p>0.01</text:p>
          </table:table-cell>
          <table:table-cell table:formula="of:=[.F305]/[.$H305]" office:value-type="float" office:value="0.33778343978351" calcext:value-type="float">
            <text:p>0.34</text:p>
          </table:table-cell>
          <table:table-cell table:formula="of:=[.G305]/[.$H305]" office:value-type="float" office:value="0.94115233222123" calcext:value-type="float">
            <text:p>0.94</text:p>
          </table:table-cell>
          <table:table-cell table:formula="of:=MOD(DEGREES(ATAN2([.I305];[.J305]))+360; 360)" office:value-type="float" office:value="88.0325979700807" calcext:value-type="float">
            <text:p>88.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435" calcext:value-type="float">
            <text:p>435</text:p>
          </table:table-cell>
          <table:table-cell office:value-type="float" office:value="513" calcext:value-type="float">
            <text:p>513</text:p>
          </table:table-cell>
          <table:table-cell table:formula="of:=[.B306]-[.B$1]" office:value-type="float" office:value="12.5" calcext:value-type="float">
            <text:p>12.5</text:p>
          </table:table-cell>
          <table:table-cell table:formula="of:=[.C306]-[.C$1]" office:value-type="float" office:value="137" calcext:value-type="float">
            <text:p>137</text:p>
          </table:table-cell>
          <table:table-cell table:formula="of:=[.D306]-[.D$1]" office:value-type="float" office:value="377" calcext:value-type="float">
            <text:p>377</text:p>
          </table:table-cell>
          <table:table-cell table:formula="of:=SQRT([.E306]^2 + [.F306]^2 + [.G306]^2)" office:value-type="float" office:value="401.315648835178" calcext:value-type="float">
            <text:p>401.32</text:p>
          </table:table-cell>
          <table:table-cell table:formula="of:=[.E306]/[.$H306]" office:value-type="float" office:value="0.0311475518990634" calcext:value-type="float">
            <text:p>0.03</text:p>
          </table:table-cell>
          <table:table-cell table:formula="of:=[.F306]/[.$H306]" office:value-type="float" office:value="0.341377168813734" calcext:value-type="float">
            <text:p>0.34</text:p>
          </table:table-cell>
          <table:table-cell table:formula="of:=[.G306]/[.$H306]" office:value-type="float" office:value="0.939410165275751" calcext:value-type="float">
            <text:p>0.94</text:p>
          </table:table-cell>
          <table:table-cell table:formula="of:=MOD(DEGREES(ATAN2([.I306];[.J306]))+360; 360)" office:value-type="float" office:value="84.7867175952447" calcext:value-type="float">
            <text:p>84.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table-cell office:value-type="float" office:value="429" calcext:value-type="float">
            <text:p>429</text:p>
          </table:table-cell>
          <table:table-cell office:value-type="float" office:value="501" calcext:value-type="float">
            <text:p>501</text:p>
          </table:table-cell>
          <table:table-cell table:formula="of:=[.B307]-[.B$1]" office:value-type="float" office:value="-0.5" calcext:value-type="float">
            <text:p>-0.5</text:p>
          </table:table-cell>
          <table:table-cell table:formula="of:=[.C307]-[.C$1]" office:value-type="float" office:value="131" calcext:value-type="float">
            <text:p>131</text:p>
          </table:table-cell>
          <table:table-cell table:formula="of:=[.D307]-[.D$1]" office:value-type="float" office:value="365" calcext:value-type="float">
            <text:p>365</text:p>
          </table:table-cell>
          <table:table-cell table:formula="of:=SQRT([.E307]^2 + [.F307]^2 + [.G307]^2)" office:value-type="float" office:value="387.796660635442" calcext:value-type="float">
            <text:p>387.80</text:p>
          </table:table-cell>
          <table:table-cell table:formula="of:=[.E307]/[.$H307]" office:value-type="float" office:value="-0.00128933549654786" calcext:value-type="float">
            <text:p>0.00</text:p>
          </table:table-cell>
          <table:table-cell table:formula="of:=[.F307]/[.$H307]" office:value-type="float" office:value="0.33780590009554" calcext:value-type="float">
            <text:p>0.34</text:p>
          </table:table-cell>
          <table:table-cell table:formula="of:=[.G307]/[.$H307]" office:value-type="float" office:value="0.941214912479939" calcext:value-type="float">
            <text:p>0.94</text:p>
          </table:table-cell>
          <table:table-cell table:formula="of:=MOD(DEGREES(ATAN2([.I307];[.J307]))+360; 360)" office:value-type="float" office:value="90.218685119423" calcext:value-type="float">
            <text:p>90.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table-cell office:value-type="float" office:value="427" calcext:value-type="float">
            <text:p>427</text:p>
          </table:table-cell>
          <table:table-cell office:value-type="float" office:value="505" calcext:value-type="float">
            <text:p>505</text:p>
          </table:table-cell>
          <table:table-cell table:formula="of:=[.B308]-[.B$1]" office:value-type="float" office:value="-0.5" calcext:value-type="float">
            <text:p>-0.5</text:p>
          </table:table-cell>
          <table:table-cell table:formula="of:=[.C308]-[.C$1]" office:value-type="float" office:value="129" calcext:value-type="float">
            <text:p>129</text:p>
          </table:table-cell>
          <table:table-cell table:formula="of:=[.D308]-[.D$1]" office:value-type="float" office:value="369" calcext:value-type="float">
            <text:p>369</text:p>
          </table:table-cell>
          <table:table-cell table:formula="of:=SQRT([.E308]^2 + [.F308]^2 + [.G308]^2)" office:value-type="float" office:value="390.899283703616" calcext:value-type="float">
            <text:p>390.90</text:p>
          </table:table-cell>
          <table:table-cell table:formula="of:=[.E308]/[.$H308]" office:value-type="float" office:value="-0.00127910185780516" calcext:value-type="float">
            <text:p>0.00</text:p>
          </table:table-cell>
          <table:table-cell table:formula="of:=[.F308]/[.$H308]" office:value-type="float" office:value="0.33000827931373" calcext:value-type="float">
            <text:p>0.33</text:p>
          </table:table-cell>
          <table:table-cell table:formula="of:=[.G308]/[.$H308]" office:value-type="float" office:value="0.943977171060205" calcext:value-type="float">
            <text:p>0.94</text:p>
          </table:table-cell>
          <table:table-cell table:formula="of:=MOD(DEGREES(ATAN2([.I308];[.J308]))+360; 360)" office:value-type="float" office:value="90.2220755526935" calcext:value-type="float">
            <text:p>90.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table:formula="of:=[.B309]-[.B$1]" office:value-type="float" office:value="12.5" calcext:value-type="float">
            <text:p>12.5</text:p>
          </table:table-cell>
          <table:table-cell table:formula="of:=[.C309]-[.C$1]" office:value-type="float" office:value="128" calcext:value-type="float">
            <text:p>128</text:p>
          </table:table-cell>
          <table:table-cell table:formula="of:=[.D309]-[.D$1]" office:value-type="float" office:value="366" calcext:value-type="float">
            <text:p>366</text:p>
          </table:table-cell>
          <table:table-cell table:formula="of:=SQRT([.E309]^2 + [.F309]^2 + [.G309]^2)" office:value-type="float" office:value="387.938461614726" calcext:value-type="float">
            <text:p>387.94</text:p>
          </table:table-cell>
          <table:table-cell table:formula="of:=[.E309]/[.$H309]" office:value-type="float" office:value="0.0322216053236148" calcext:value-type="float">
            <text:p>0.03</text:p>
          </table:table-cell>
          <table:table-cell table:formula="of:=[.F309]/[.$H309]" office:value-type="float" office:value="0.329949238513816" calcext:value-type="float">
            <text:p>0.33</text:p>
          </table:table-cell>
          <table:table-cell table:formula="of:=[.G309]/[.$H309]" office:value-type="float" office:value="0.943448603875443" calcext:value-type="float">
            <text:p>0.94</text:p>
          </table:table-cell>
          <table:table-cell table:formula="of:=MOD(DEGREES(ATAN2([.I309];[.J309]))+360; 360)" office:value-type="float" office:value="84.4223948933425" calcext:value-type="float">
            <text:p>84.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429" calcext:value-type="float">
            <text:p>429</text:p>
          </table:table-cell>
          <table:table-cell office:value-type="float" office:value="508" calcext:value-type="float">
            <text:p>508</text:p>
          </table:table-cell>
          <table:table-cell table:formula="of:=[.B310]-[.B$1]" office:value-type="float" office:value="2.5" calcext:value-type="float">
            <text:p>2.5</text:p>
          </table:table-cell>
          <table:table-cell table:formula="of:=[.C310]-[.C$1]" office:value-type="float" office:value="131" calcext:value-type="float">
            <text:p>131</text:p>
          </table:table-cell>
          <table:table-cell table:formula="of:=[.D310]-[.D$1]" office:value-type="float" office:value="372" calcext:value-type="float">
            <text:p>372</text:p>
          </table:table-cell>
          <table:table-cell table:formula="of:=SQRT([.E310]^2 + [.F310]^2 + [.G310]^2)" office:value-type="float" office:value="394.399860547643" calcext:value-type="float">
            <text:p>394.40</text:p>
          </table:table-cell>
          <table:table-cell table:formula="of:=[.E310]/[.$H310]" office:value-type="float" office:value="0.00633874463476897" calcext:value-type="float">
            <text:p>0.01</text:p>
          </table:table-cell>
          <table:table-cell table:formula="of:=[.F310]/[.$H310]" office:value-type="float" office:value="0.332150218861894" calcext:value-type="float">
            <text:p>0.33</text:p>
          </table:table-cell>
          <table:table-cell table:formula="of:=[.G310]/[.$H310]" office:value-type="float" office:value="0.943205201653623" calcext:value-type="float">
            <text:p>0.94</text:p>
          </table:table-cell>
          <table:table-cell table:formula="of:=MOD(DEGREES(ATAN2([.I310];[.J310]))+360; 360)" office:value-type="float" office:value="88.906701806006" calcext:value-type="float">
            <text:p>88.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422" calcext:value-type="float">
            <text:p>422</text:p>
          </table:table-cell>
          <table:table-cell office:value-type="float" office:value="510" calcext:value-type="float">
            <text:p>510</text:p>
          </table:table-cell>
          <table:table-cell table:formula="of:=[.B311]-[.B$1]" office:value-type="float" office:value="6.5" calcext:value-type="float">
            <text:p>6.5</text:p>
          </table:table-cell>
          <table:table-cell table:formula="of:=[.C311]-[.C$1]" office:value-type="float" office:value="124" calcext:value-type="float">
            <text:p>124</text:p>
          </table:table-cell>
          <table:table-cell table:formula="of:=[.D311]-[.D$1]" office:value-type="float" office:value="374" calcext:value-type="float">
            <text:p>374</text:p>
          </table:table-cell>
          <table:table-cell table:formula="of:=SQRT([.E311]^2 + [.F311]^2 + [.G311]^2)" office:value-type="float" office:value="394.073914386629" calcext:value-type="float">
            <text:p>394.07</text:p>
          </table:table-cell>
          <table:table-cell table:formula="of:=[.E311]/[.$H311]" office:value-type="float" office:value="0.0164943675861346" calcext:value-type="float">
            <text:p>0.02</text:p>
          </table:table-cell>
          <table:table-cell table:formula="of:=[.F311]/[.$H311]" office:value-type="float" office:value="0.314661781643184" calcext:value-type="float">
            <text:p>0.31</text:p>
          </table:table-cell>
          <table:table-cell table:formula="of:=[.G311]/[.$H311]" office:value-type="float" office:value="0.949060534956054" calcext:value-type="float">
            <text:p>0.95</text:p>
          </table:table-cell>
          <table:table-cell table:formula="of:=MOD(DEGREES(ATAN2([.I311];[.J311]))+360; 360)" office:value-type="float" office:value="86.9993385865379" calcext:value-type="float">
            <text:p>87.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429" calcext:value-type="float">
            <text:p>429</text:p>
          </table:table-cell>
          <table:table-cell office:value-type="float" office:value="505" calcext:value-type="float">
            <text:p>505</text:p>
          </table:table-cell>
          <table:table-cell table:formula="of:=[.B312]-[.B$1]" office:value-type="float" office:value="2.5" calcext:value-type="float">
            <text:p>2.5</text:p>
          </table:table-cell>
          <table:table-cell table:formula="of:=[.C312]-[.C$1]" office:value-type="float" office:value="131" calcext:value-type="float">
            <text:p>131</text:p>
          </table:table-cell>
          <table:table-cell table:formula="of:=[.D312]-[.D$1]" office:value-type="float" office:value="369" calcext:value-type="float">
            <text:p>369</text:p>
          </table:table-cell>
          <table:table-cell table:formula="of:=SQRT([.E312]^2 + [.F312]^2 + [.G312]^2)" office:value-type="float" office:value="391.57151326418" calcext:value-type="float">
            <text:p>391.57</text:p>
          </table:table-cell>
          <table:table-cell table:formula="of:=[.E312]/[.$H312]" office:value-type="float" office:value="0.0063845298120891" calcext:value-type="float">
            <text:p>0.01</text:p>
          </table:table-cell>
          <table:table-cell table:formula="of:=[.F312]/[.$H312]" office:value-type="float" office:value="0.334549362153469" calcext:value-type="float">
            <text:p>0.33</text:p>
          </table:table-cell>
          <table:table-cell table:formula="of:=[.G312]/[.$H312]" office:value-type="float" office:value="0.942356600264351" calcext:value-type="float">
            <text:p>0.94</text:p>
          </table:table-cell>
          <table:table-cell table:formula="of:=MOD(DEGREES(ATAN2([.I312];[.J312]))+360; 360)" office:value-type="float" office:value="88.906701806006" calcext:value-type="float">
            <text:p>88.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table:formula="of:=[.B313]-[.B$1]" office:value-type="float" office:value="4.5" calcext:value-type="float">
            <text:p>4.5</text:p>
          </table:table-cell>
          <table:table-cell table:formula="of:=[.C313]-[.C$1]" office:value-type="float" office:value="126" calcext:value-type="float">
            <text:p>126</text:p>
          </table:table-cell>
          <table:table-cell table:formula="of:=[.D313]-[.D$1]" office:value-type="float" office:value="365" calcext:value-type="float">
            <text:p>365</text:p>
          </table:table-cell>
          <table:table-cell table:formula="of:=SQRT([.E313]^2 + [.F313]^2 + [.G313]^2)" office:value-type="float" office:value="386.162206850955" calcext:value-type="float">
            <text:p>386.16</text:p>
          </table:table-cell>
          <table:table-cell table:formula="of:=[.E313]/[.$H313]" office:value-type="float" office:value="0.011653134149756" calcext:value-type="float">
            <text:p>0.01</text:p>
          </table:table-cell>
          <table:table-cell table:formula="of:=[.F313]/[.$H313]" office:value-type="float" office:value="0.326287756193167" calcext:value-type="float">
            <text:p>0.33</text:p>
          </table:table-cell>
          <table:table-cell table:formula="of:=[.G313]/[.$H313]" office:value-type="float" office:value="0.945198658813541" calcext:value-type="float">
            <text:p>0.95</text:p>
          </table:table-cell>
          <table:table-cell table:formula="of:=MOD(DEGREES(ATAN2([.I313];[.J313]))+360; 360)" office:value-type="float" office:value="87.9545915111128" calcext:value-type="float">
            <text:p>87.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416" calcext:value-type="float">
            <text:p>416</text:p>
          </table:table-cell>
          <table:table-cell office:value-type="float" office:value="502" calcext:value-type="float">
            <text:p>502</text:p>
          </table:table-cell>
          <table:table-cell table:formula="of:=[.B314]-[.B$1]" office:value-type="float" office:value="8.5" calcext:value-type="float">
            <text:p>8.5</text:p>
          </table:table-cell>
          <table:table-cell table:formula="of:=[.C314]-[.C$1]" office:value-type="float" office:value="118" calcext:value-type="float">
            <text:p>118</text:p>
          </table:table-cell>
          <table:table-cell table:formula="of:=[.D314]-[.D$1]" office:value-type="float" office:value="366" calcext:value-type="float">
            <text:p>366</text:p>
          </table:table-cell>
          <table:table-cell table:formula="of:=SQRT([.E314]^2 + [.F314]^2 + [.G314]^2)" office:value-type="float" office:value="384.645616119565" calcext:value-type="float">
            <text:p>384.65</text:p>
          </table:table-cell>
          <table:table-cell table:formula="of:=[.E314]/[.$H314]" office:value-type="float" office:value="0.0220982630342986" calcext:value-type="float">
            <text:p>0.02</text:p>
          </table:table-cell>
          <table:table-cell table:formula="of:=[.F314]/[.$H314]" office:value-type="float" office:value="0.306775886829086" calcext:value-type="float">
            <text:p>0.31</text:p>
          </table:table-cell>
          <table:table-cell table:formula="of:=[.G314]/[.$H314]" office:value-type="float" office:value="0.951525208300387" calcext:value-type="float">
            <text:p>0.95</text:p>
          </table:table-cell>
          <table:table-cell table:formula="of:=MOD(DEGREES(ATAN2([.I314];[.J314]))+360; 360)" office:value-type="float" office:value="85.8798780874829" calcext:value-type="float">
            <text:p>85.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428" calcext:value-type="float">
            <text:p>428</text:p>
          </table:table-cell>
          <table:table-cell office:value-type="float" office:value="506" calcext:value-type="float">
            <text:p>506</text:p>
          </table:table-cell>
          <table:table-cell table:formula="of:=[.B315]-[.B$1]" office:value-type="float" office:value="0.5" calcext:value-type="float">
            <text:p>0.5</text:p>
          </table:table-cell>
          <table:table-cell table:formula="of:=[.C315]-[.C$1]" office:value-type="float" office:value="130" calcext:value-type="float">
            <text:p>130</text:p>
          </table:table-cell>
          <table:table-cell table:formula="of:=[.D315]-[.D$1]" office:value-type="float" office:value="370" calcext:value-type="float">
            <text:p>370</text:p>
          </table:table-cell>
          <table:table-cell table:formula="of:=SQRT([.E315]^2 + [.F315]^2 + [.G315]^2)" office:value-type="float" office:value="392.173749758956" calcext:value-type="float">
            <text:p>392.17</text:p>
          </table:table-cell>
          <table:table-cell table:formula="of:=[.E315]/[.$H315]" office:value-type="float" office:value="0.00127494509846036" calcext:value-type="float">
            <text:p>0.00</text:p>
          </table:table-cell>
          <table:table-cell table:formula="of:=[.F315]/[.$H315]" office:value-type="float" office:value="0.331485725599693" calcext:value-type="float">
            <text:p>0.33</text:p>
          </table:table-cell>
          <table:table-cell table:formula="of:=[.G315]/[.$H315]" office:value-type="float" office:value="0.943459372860666" calcext:value-type="float">
            <text:p>0.94</text:p>
          </table:table-cell>
          <table:table-cell table:formula="of:=MOD(DEGREES(ATAN2([.I315];[.J315]))+360; 360)" office:value-type="float" office:value="89.7796327038768" calcext:value-type="float">
            <text:p>89.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421" calcext:value-type="float">
            <text:p>421</text:p>
          </table:table-cell>
          <table:table-cell office:value-type="float" office:value="502" calcext:value-type="float">
            <text:p>502</text:p>
          </table:table-cell>
          <table:table-cell table:formula="of:=[.B316]-[.B$1]" office:value-type="float" office:value="12.5" calcext:value-type="float">
            <text:p>12.5</text:p>
          </table:table-cell>
          <table:table-cell table:formula="of:=[.C316]-[.C$1]" office:value-type="float" office:value="123" calcext:value-type="float">
            <text:p>123</text:p>
          </table:table-cell>
          <table:table-cell table:formula="of:=[.D316]-[.D$1]" office:value-type="float" office:value="366" calcext:value-type="float">
            <text:p>366</text:p>
          </table:table-cell>
          <table:table-cell table:formula="of:=SQRT([.E316]^2 + [.F316]^2 + [.G316]^2)" office:value-type="float" office:value="386.317550727378" calcext:value-type="float">
            <text:p>386.32</text:p>
          </table:table-cell>
          <table:table-cell table:formula="of:=[.E316]/[.$H316]" office:value-type="float" office:value="0.0323568007108773" calcext:value-type="float">
            <text:p>0.03</text:p>
          </table:table-cell>
          <table:table-cell table:formula="of:=[.F316]/[.$H316]" office:value-type="float" office:value="0.318390918995033" calcext:value-type="float">
            <text:p>0.32</text:p>
          </table:table-cell>
          <table:table-cell table:formula="of:=[.G316]/[.$H316]" office:value-type="float" office:value="0.947407124814488" calcext:value-type="float">
            <text:p>0.95</text:p>
          </table:table-cell>
          <table:table-cell table:formula="of:=MOD(DEGREES(ATAN2([.I316];[.J316]))+360; 360)" office:value-type="float" office:value="84.1971803352911" calcext:value-type="float">
            <text:p>84.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429" calcext:value-type="float">
            <text:p>429</text:p>
          </table:table-cell>
          <table:table-cell office:value-type="float" office:value="491" calcext:value-type="float">
            <text:p>491</text:p>
          </table:table-cell>
          <table:table-cell table:formula="of:=[.B317]-[.B$1]" office:value-type="float" office:value="9.5" calcext:value-type="float">
            <text:p>9.5</text:p>
          </table:table-cell>
          <table:table-cell table:formula="of:=[.C317]-[.C$1]" office:value-type="float" office:value="131" calcext:value-type="float">
            <text:p>131</text:p>
          </table:table-cell>
          <table:table-cell table:formula="of:=[.D317]-[.D$1]" office:value-type="float" office:value="355" calcext:value-type="float">
            <text:p>355</text:p>
          </table:table-cell>
          <table:table-cell table:formula="of:=SQRT([.E317]^2 + [.F317]^2 + [.G317]^2)" office:value-type="float" office:value="378.518493603681" calcext:value-type="float">
            <text:p>378.52</text:p>
          </table:table-cell>
          <table:table-cell table:formula="of:=[.E317]/[.$H317]" office:value-type="float" office:value="0.0250978490101114" calcext:value-type="float">
            <text:p>0.03</text:p>
          </table:table-cell>
          <table:table-cell table:formula="of:=[.F317]/[.$H317]" office:value-type="float" office:value="0.34608612845522" calcext:value-type="float">
            <text:p>0.35</text:p>
          </table:table-cell>
          <table:table-cell table:formula="of:=[.G317]/[.$H317]" office:value-type="float" office:value="0.937866989325215" calcext:value-type="float">
            <text:p>0.94</text:p>
          </table:table-cell>
          <table:table-cell table:formula="of:=MOD(DEGREES(ATAN2([.I317];[.J317]))+360; 360)" office:value-type="float" office:value="85.8522234619192" calcext:value-type="float">
            <text:p>85.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table-cell office:value-type="float" office:value="429" calcext:value-type="float">
            <text:p>429</text:p>
          </table:table-cell>
          <table:table-cell office:value-type="float" office:value="501" calcext:value-type="float">
            <text:p>501</text:p>
          </table:table-cell>
          <table:table-cell table:formula="of:=[.B318]-[.B$1]" office:value-type="float" office:value="-0.5" calcext:value-type="float">
            <text:p>-0.5</text:p>
          </table:table-cell>
          <table:table-cell table:formula="of:=[.C318]-[.C$1]" office:value-type="float" office:value="131" calcext:value-type="float">
            <text:p>131</text:p>
          </table:table-cell>
          <table:table-cell table:formula="of:=[.D318]-[.D$1]" office:value-type="float" office:value="365" calcext:value-type="float">
            <text:p>365</text:p>
          </table:table-cell>
          <table:table-cell table:formula="of:=SQRT([.E318]^2 + [.F318]^2 + [.G318]^2)" office:value-type="float" office:value="387.796660635442" calcext:value-type="float">
            <text:p>387.80</text:p>
          </table:table-cell>
          <table:table-cell table:formula="of:=[.E318]/[.$H318]" office:value-type="float" office:value="-0.00128933549654786" calcext:value-type="float">
            <text:p>0.00</text:p>
          </table:table-cell>
          <table:table-cell table:formula="of:=[.F318]/[.$H318]" office:value-type="float" office:value="0.33780590009554" calcext:value-type="float">
            <text:p>0.34</text:p>
          </table:table-cell>
          <table:table-cell table:formula="of:=[.G318]/[.$H318]" office:value-type="float" office:value="0.941214912479939" calcext:value-type="float">
            <text:p>0.94</text:p>
          </table:table-cell>
          <table:table-cell table:formula="of:=MOD(DEGREES(ATAN2([.I318];[.J318]))+360; 360)" office:value-type="float" office:value="90.218685119423" calcext:value-type="float">
            <text:p>90.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421" calcext:value-type="float">
            <text:p>421</text:p>
          </table:table-cell>
          <table:table-cell office:value-type="float" office:value="502" calcext:value-type="float">
            <text:p>502</text:p>
          </table:table-cell>
          <table:table-cell table:formula="of:=[.B319]-[.B$1]" office:value-type="float" office:value="-1.5" calcext:value-type="float">
            <text:p>-1.5</text:p>
          </table:table-cell>
          <table:table-cell table:formula="of:=[.C319]-[.C$1]" office:value-type="float" office:value="123" calcext:value-type="float">
            <text:p>123</text:p>
          </table:table-cell>
          <table:table-cell table:formula="of:=[.D319]-[.D$1]" office:value-type="float" office:value="366" calcext:value-type="float">
            <text:p>366</text:p>
          </table:table-cell>
          <table:table-cell table:formula="of:=SQRT([.E319]^2 + [.F319]^2 + [.G319]^2)" office:value-type="float" office:value="386.118181390102" calcext:value-type="float">
            <text:p>386.12</text:p>
          </table:table-cell>
          <table:table-cell table:formula="of:=[.E319]/[.$H319]" office:value-type="float" office:value="-0.00388482094937799" calcext:value-type="float">
            <text:p>0.00</text:p>
          </table:table-cell>
          <table:table-cell table:formula="of:=[.F319]/[.$H319]" office:value-type="float" office:value="0.318555317848995" calcext:value-type="float">
            <text:p>0.32</text:p>
          </table:table-cell>
          <table:table-cell table:formula="of:=[.G319]/[.$H319]" office:value-type="float" office:value="0.947896311648229" calcext:value-type="float">
            <text:p>0.95</text:p>
          </table:table-cell>
          <table:table-cell table:formula="of:=MOD(DEGREES(ATAN2([.I319];[.J319]))+360; 360)" office:value-type="float" office:value="90.6986943829835" calcext:value-type="float">
            <text:p>90.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8" calcext:value-type="float">
            <text:p>-58</text:p>
          </table:table-cell>
          <table:table-cell office:value-type="float" office:value="427" calcext:value-type="float">
            <text:p>427</text:p>
          </table:table-cell>
          <table:table-cell office:value-type="float" office:value="508" calcext:value-type="float">
            <text:p>508</text:p>
          </table:table-cell>
          <table:table-cell table:formula="of:=[.B320]-[.B$1]" office:value-type="float" office:value="-2.5" calcext:value-type="float">
            <text:p>-2.5</text:p>
          </table:table-cell>
          <table:table-cell table:formula="of:=[.C320]-[.C$1]" office:value-type="float" office:value="129" calcext:value-type="float">
            <text:p>129</text:p>
          </table:table-cell>
          <table:table-cell table:formula="of:=[.D320]-[.D$1]" office:value-type="float" office:value="372" calcext:value-type="float">
            <text:p>372</text:p>
          </table:table-cell>
          <table:table-cell table:formula="of:=SQRT([.E320]^2 + [.F320]^2 + [.G320]^2)" office:value-type="float" office:value="393.7400792401" calcext:value-type="float">
            <text:p>393.74</text:p>
          </table:table-cell>
          <table:table-cell table:formula="of:=[.E320]/[.$H320]" office:value-type="float" office:value="-0.00634936632517798" calcext:value-type="float">
            <text:p>-0.01</text:p>
          </table:table-cell>
          <table:table-cell table:formula="of:=[.F320]/[.$H320]" office:value-type="float" office:value="0.327627302379184" calcext:value-type="float">
            <text:p>0.33</text:p>
          </table:table-cell>
          <table:table-cell table:formula="of:=[.G320]/[.$H320]" office:value-type="float" office:value="0.944785709186484" calcext:value-type="float">
            <text:p>0.94</text:p>
          </table:table-cell>
          <table:table-cell table:formula="of:=MOD(DEGREES(ATAN2([.I320];[.J320]))+360; 360)" office:value-type="float" office:value="91.1102443432205" calcext:value-type="float">
            <text:p>91.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office:value-type="float" office:value="430" calcext:value-type="float">
            <text:p>430</text:p>
          </table:table-cell>
          <table:table-cell office:value-type="float" office:value="502" calcext:value-type="float">
            <text:p>502</text:p>
          </table:table-cell>
          <table:table-cell table:formula="of:=[.B321]-[.B$1]" office:value-type="float" office:value="10.5" calcext:value-type="float">
            <text:p>10.5</text:p>
          </table:table-cell>
          <table:table-cell table:formula="of:=[.C321]-[.C$1]" office:value-type="float" office:value="132" calcext:value-type="float">
            <text:p>132</text:p>
          </table:table-cell>
          <table:table-cell table:formula="of:=[.D321]-[.D$1]" office:value-type="float" office:value="366" calcext:value-type="float">
            <text:p>366</text:p>
          </table:table-cell>
          <table:table-cell table:formula="of:=SQRT([.E321]^2 + [.F321]^2 + [.G321]^2)" office:value-type="float" office:value="389.217484191037" calcext:value-type="float">
            <text:p>389.22</text:p>
          </table:table-cell>
          <table:table-cell table:formula="of:=[.E321]/[.$H321]" office:value-type="float" office:value="0.0269772053581395" calcext:value-type="float">
            <text:p>0.03</text:p>
          </table:table-cell>
          <table:table-cell table:formula="of:=[.F321]/[.$H321]" office:value-type="float" office:value="0.33914201021661" calcext:value-type="float">
            <text:p>0.34</text:p>
          </table:table-cell>
          <table:table-cell table:formula="of:=[.G321]/[.$H321]" office:value-type="float" office:value="0.940348301055147" calcext:value-type="float">
            <text:p>0.94</text:p>
          </table:table-cell>
          <table:table-cell table:formula="of:=MOD(DEGREES(ATAN2([.I321];[.J321]))+360; 360)" office:value-type="float" office:value="85.4519575908746" calcext:value-type="float">
            <text:p>85.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421" calcext:value-type="float">
            <text:p>421</text:p>
          </table:table-cell>
          <table:table-cell office:value-type="float" office:value="500" calcext:value-type="float">
            <text:p>500</text:p>
          </table:table-cell>
          <table:table-cell table:formula="of:=[.B322]-[.B$1]" office:value-type="float" office:value="-1.5" calcext:value-type="float">
            <text:p>-1.5</text:p>
          </table:table-cell>
          <table:table-cell table:formula="of:=[.C322]-[.C$1]" office:value-type="float" office:value="123" calcext:value-type="float">
            <text:p>123</text:p>
          </table:table-cell>
          <table:table-cell table:formula="of:=[.D322]-[.D$1]" office:value-type="float" office:value="364" calcext:value-type="float">
            <text:p>364</text:p>
          </table:table-cell>
          <table:table-cell table:formula="of:=SQRT([.E322]^2 + [.F322]^2 + [.G322]^2)" office:value-type="float" office:value="384.222917067683" calcext:value-type="float">
            <text:p>384.22</text:p>
          </table:table-cell>
          <table:table-cell table:formula="of:=[.E322]/[.$H322]" office:value-type="float" office:value="-0.00390398368594907" calcext:value-type="float">
            <text:p>0.00</text:p>
          </table:table-cell>
          <table:table-cell table:formula="of:=[.F322]/[.$H322]" office:value-type="float" office:value="0.320126662247824" calcext:value-type="float">
            <text:p>0.32</text:p>
          </table:table-cell>
          <table:table-cell table:formula="of:=[.G322]/[.$H322]" office:value-type="float" office:value="0.947366707790308" calcext:value-type="float">
            <text:p>0.95</text:p>
          </table:table-cell>
          <table:table-cell table:formula="of:=MOD(DEGREES(ATAN2([.I322];[.J322]))+360; 360)" office:value-type="float" office:value="90.6986943829835" calcext:value-type="float">
            <text:p>90.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  <table:table-cell table:formula="of:=[.B323]-[.B$1]" office:value-type="float" office:value="5.5" calcext:value-type="float">
            <text:p>5.5</text:p>
          </table:table-cell>
          <table:table-cell table:formula="of:=[.C323]-[.C$1]" office:value-type="float" office:value="130" calcext:value-type="float">
            <text:p>130</text:p>
          </table:table-cell>
          <table:table-cell table:formula="of:=[.D323]-[.D$1]" office:value-type="float" office:value="366" calcext:value-type="float">
            <text:p>366</text:p>
          </table:table-cell>
          <table:table-cell table:formula="of:=SQRT([.E323]^2 + [.F323]^2 + [.G323]^2)" office:value-type="float" office:value="388.44079342932" calcext:value-type="float">
            <text:p>388.44</text:p>
          </table:table-cell>
          <table:table-cell table:formula="of:=[.E323]/[.$H323]" office:value-type="float" office:value="0.0141591719845994" calcext:value-type="float">
            <text:p>0.01</text:p>
          </table:table-cell>
          <table:table-cell table:formula="of:=[.F323]/[.$H323]" office:value-type="float" office:value="0.334671337817804" calcext:value-type="float">
            <text:p>0.33</text:p>
          </table:table-cell>
          <table:table-cell table:formula="of:=[.G323]/[.$H323]" office:value-type="float" office:value="0.942228535702433" calcext:value-type="float">
            <text:p>0.94</text:p>
          </table:table-cell>
          <table:table-cell table:formula="of:=MOD(DEGREES(ATAN2([.I323];[.J323]))+360; 360)" office:value-type="float" office:value="87.5773925418762" calcext:value-type="float">
            <text:p>87.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4" calcext:value-type="float">
            <text:p>-44</text:p>
          </table:table-cell>
          <table:table-cell office:value-type="float" office:value="429" calcext:value-type="float">
            <text:p>429</text:p>
          </table:table-cell>
          <table:table-cell office:value-type="float" office:value="498" calcext:value-type="float">
            <text:p>498</text:p>
          </table:table-cell>
          <table:table-cell table:formula="of:=[.B324]-[.B$1]" office:value-type="float" office:value="11.5" calcext:value-type="float">
            <text:p>11.5</text:p>
          </table:table-cell>
          <table:table-cell table:formula="of:=[.C324]-[.C$1]" office:value-type="float" office:value="131" calcext:value-type="float">
            <text:p>131</text:p>
          </table:table-cell>
          <table:table-cell table:formula="of:=[.D324]-[.D$1]" office:value-type="float" office:value="362" calcext:value-type="float">
            <text:p>362</text:p>
          </table:table-cell>
          <table:table-cell table:formula="of:=SQRT([.E324]^2 + [.F324]^2 + [.G324]^2)" office:value-type="float" office:value="385.145751631769" calcext:value-type="float">
            <text:p>385.15</text:p>
          </table:table-cell>
          <table:table-cell table:formula="of:=[.E324]/[.$H324]" office:value-type="float" office:value="0.029858826045146" calcext:value-type="float">
            <text:p>0.03</text:p>
          </table:table-cell>
          <table:table-cell table:formula="of:=[.F324]/[.$H324]" office:value-type="float" office:value="0.340130974949055" calcext:value-type="float">
            <text:p>0.34</text:p>
          </table:table-cell>
          <table:table-cell table:formula="of:=[.G324]/[.$H324]" office:value-type="float" office:value="0.939903915508075" calcext:value-type="float">
            <text:p>0.94</text:p>
          </table:table-cell>
          <table:table-cell table:formula="of:=MOD(DEGREES(ATAN2([.I324];[.J324]))+360; 360)" office:value-type="float" office:value="84.9830789634552" calcext:value-type="float">
            <text:p>84.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9" calcext:value-type="float">
            <text:p>-59</text:p>
          </table:table-cell>
          <table:table-cell office:value-type="float" office:value="423" calcext:value-type="float">
            <text:p>423</text:p>
          </table:table-cell>
          <table:table-cell office:value-type="float" office:value="500" calcext:value-type="float">
            <text:p>500</text:p>
          </table:table-cell>
          <table:table-cell table:formula="of:=[.B325]-[.B$1]" office:value-type="float" office:value="-3.5" calcext:value-type="float">
            <text:p>-3.5</text:p>
          </table:table-cell>
          <table:table-cell table:formula="of:=[.C325]-[.C$1]" office:value-type="float" office:value="125" calcext:value-type="float">
            <text:p>125</text:p>
          </table:table-cell>
          <table:table-cell table:formula="of:=[.D325]-[.D$1]" office:value-type="float" office:value="364" calcext:value-type="float">
            <text:p>364</text:p>
          </table:table-cell>
          <table:table-cell table:formula="of:=SQRT([.E325]^2 + [.F325]^2 + [.G325]^2)" office:value-type="float" office:value="384.880825711024" calcext:value-type="float">
            <text:p>384.88</text:p>
          </table:table-cell>
          <table:table-cell table:formula="of:=[.E325]/[.$H325]" office:value-type="float" office:value="-0.0090937239950422" calcext:value-type="float">
            <text:p>-0.01</text:p>
          </table:table-cell>
          <table:table-cell table:formula="of:=[.F325]/[.$H325]" office:value-type="float" office:value="0.324775856965793" calcext:value-type="float">
            <text:p>0.32</text:p>
          </table:table-cell>
          <table:table-cell table:formula="of:=[.G325]/[.$H325]" office:value-type="float" office:value="0.945747295484389" calcext:value-type="float">
            <text:p>0.95</text:p>
          </table:table-cell>
          <table:table-cell table:formula="of:=MOD(DEGREES(ATAN2([.I325];[.J325]))+360; 360)" office:value-type="float" office:value="91.6038627711549" calcext:value-type="float">
            <text:p>91.6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428" calcext:value-type="float">
            <text:p>428</text:p>
          </table:table-cell>
          <table:table-cell office:value-type="float" office:value="511" calcext:value-type="float">
            <text:p>511</text:p>
          </table:table-cell>
          <table:table-cell table:formula="of:=[.B326]-[.B$1]" office:value-type="float" office:value="8.5" calcext:value-type="float">
            <text:p>8.5</text:p>
          </table:table-cell>
          <table:table-cell table:formula="of:=[.C326]-[.C$1]" office:value-type="float" office:value="130" calcext:value-type="float">
            <text:p>130</text:p>
          </table:table-cell>
          <table:table-cell table:formula="of:=[.D326]-[.D$1]" office:value-type="float" office:value="375" calcext:value-type="float">
            <text:p>375</text:p>
          </table:table-cell>
          <table:table-cell table:formula="of:=SQRT([.E326]^2 + [.F326]^2 + [.G326]^2)" office:value-type="float" office:value="396.985201235512" calcext:value-type="float">
            <text:p>396.99</text:p>
          </table:table-cell>
          <table:table-cell table:formula="of:=[.E326]/[.$H326]" office:value-type="float" office:value="0.0214113774859768" calcext:value-type="float">
            <text:p>0.02</text:p>
          </table:table-cell>
          <table:table-cell table:formula="of:=[.F326]/[.$H326]" office:value-type="float" office:value="0.327468126256115" calcext:value-type="float">
            <text:p>0.33</text:p>
          </table:table-cell>
          <table:table-cell table:formula="of:=[.G326]/[.$H326]" office:value-type="float" office:value="0.944619594969563" calcext:value-type="float">
            <text:p>0.94</text:p>
          </table:table-cell>
          <table:table-cell table:formula="of:=MOD(DEGREES(ATAN2([.I326];[.J326]))+360; 360)" office:value-type="float" office:value="86.2590624498474" calcext:value-type="float">
            <text:p>86.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table:formula="of:=[.B327]-[.B$1]" office:value-type="float" office:value="3.5" calcext:value-type="float">
            <text:p>3.5</text:p>
          </table:table-cell>
          <table:table-cell table:formula="of:=[.C327]-[.C$1]" office:value-type="float" office:value="128" calcext:value-type="float">
            <text:p>128</text:p>
          </table:table-cell>
          <table:table-cell table:formula="of:=[.D327]-[.D$1]" office:value-type="float" office:value="366" calcext:value-type="float">
            <text:p>366</text:p>
          </table:table-cell>
          <table:table-cell table:formula="of:=SQRT([.E327]^2 + [.F327]^2 + [.G327]^2)" office:value-type="float" office:value="387.752820750539" calcext:value-type="float">
            <text:p>387.75</text:p>
          </table:table-cell>
          <table:table-cell table:formula="of:=[.E327]/[.$H327]" office:value-type="float" office:value="0.00902636889455853" calcext:value-type="float">
            <text:p>0.01</text:p>
          </table:table-cell>
          <table:table-cell table:formula="of:=[.F327]/[.$H327]" office:value-type="float" office:value="0.330107205286712" calcext:value-type="float">
            <text:p>0.33</text:p>
          </table:table-cell>
          <table:table-cell table:formula="of:=[.G327]/[.$H327]" office:value-type="float" office:value="0.943900290116692" calcext:value-type="float">
            <text:p>0.94</text:p>
          </table:table-cell>
          <table:table-cell table:formula="of:=MOD(DEGREES(ATAN2([.I327];[.J327]))+360; 360)" office:value-type="float" office:value="88.433708813017" calcext:value-type="float">
            <text:p>88.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8" calcext:value-type="float">
            <text:p>-58</text:p>
          </table:table-cell>
          <table:table-cell office:value-type="float" office:value="429" calcext:value-type="float">
            <text:p>429</text:p>
          </table:table-cell>
          <table:table-cell office:value-type="float" office:value="498" calcext:value-type="float">
            <text:p>498</text:p>
          </table:table-cell>
          <table:table-cell table:formula="of:=[.B328]-[.B$1]" office:value-type="float" office:value="-2.5" calcext:value-type="float">
            <text:p>-2.5</text:p>
          </table:table-cell>
          <table:table-cell table:formula="of:=[.C328]-[.C$1]" office:value-type="float" office:value="131" calcext:value-type="float">
            <text:p>131</text:p>
          </table:table-cell>
          <table:table-cell table:formula="of:=[.D328]-[.D$1]" office:value-type="float" office:value="362" calcext:value-type="float">
            <text:p>362</text:p>
          </table:table-cell>
          <table:table-cell table:formula="of:=SQRT([.E328]^2 + [.F328]^2 + [.G328]^2)" office:value-type="float" office:value="384.982142442997" calcext:value-type="float">
            <text:p>384.98</text:p>
          </table:table-cell>
          <table:table-cell table:formula="of:=[.E328]/[.$H328]" office:value-type="float" office:value="-0.00649380769750942" calcext:value-type="float">
            <text:p>-0.01</text:p>
          </table:table-cell>
          <table:table-cell table:formula="of:=[.F328]/[.$H328]" office:value-type="float" office:value="0.340275523349493" calcext:value-type="float">
            <text:p>0.34</text:p>
          </table:table-cell>
          <table:table-cell table:formula="of:=[.G328]/[.$H328]" office:value-type="float" office:value="0.940303354599363" calcext:value-type="float">
            <text:p>0.94</text:p>
          </table:table-cell>
          <table:table-cell table:formula="of:=MOD(DEGREES(ATAN2([.I328];[.J328]))+360; 360)" office:value-type="float" office:value="91.093298193994" calcext:value-type="float">
            <text:p>91.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426" calcext:value-type="float">
            <text:p>426</text:p>
          </table:table-cell>
          <table:table-cell office:value-type="float" office:value="500" calcext:value-type="float">
            <text:p>500</text:p>
          </table:table-cell>
          <table:table-cell table:formula="of:=[.B329]-[.B$1]" office:value-type="float" office:value="8.5" calcext:value-type="float">
            <text:p>8.5</text:p>
          </table:table-cell>
          <table:table-cell table:formula="of:=[.C329]-[.C$1]" office:value-type="float" office:value="128" calcext:value-type="float">
            <text:p>128</text:p>
          </table:table-cell>
          <table:table-cell table:formula="of:=[.D329]-[.D$1]" office:value-type="float" office:value="364" calcext:value-type="float">
            <text:p>364</text:p>
          </table:table-cell>
          <table:table-cell table:formula="of:=SQRT([.E329]^2 + [.F329]^2 + [.G329]^2)" office:value-type="float" office:value="385.943324854829" calcext:value-type="float">
            <text:p>385.94</text:p>
          </table:table-cell>
          <table:table-cell table:formula="of:=[.E329]/[.$H329]" office:value-type="float" office:value="0.0220239590960596" calcext:value-type="float">
            <text:p>0.02</text:p>
          </table:table-cell>
          <table:table-cell table:formula="of:=[.F329]/[.$H329]" office:value-type="float" office:value="0.331654913446545" calcext:value-type="float">
            <text:p>0.33</text:p>
          </table:table-cell>
          <table:table-cell table:formula="of:=[.G329]/[.$H329]" office:value-type="float" office:value="0.943143660113612" calcext:value-type="float">
            <text:p>0.94</text:p>
          </table:table-cell>
          <table:table-cell table:formula="of:=MOD(DEGREES(ATAN2([.I329];[.J329]))+360; 360)" office:value-type="float" office:value="86.2007801769176" calcext:value-type="float">
            <text:p>86.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433" calcext:value-type="float">
            <text:p>433</text:p>
          </table:table-cell>
          <table:table-cell office:value-type="float" office:value="495" calcext:value-type="float">
            <text:p>495</text:p>
          </table:table-cell>
          <table:table-cell table:formula="of:=[.B330]-[.B$1]" office:value-type="float" office:value="8.5" calcext:value-type="float">
            <text:p>8.5</text:p>
          </table:table-cell>
          <table:table-cell table:formula="of:=[.C330]-[.C$1]" office:value-type="float" office:value="135" calcext:value-type="float">
            <text:p>135</text:p>
          </table:table-cell>
          <table:table-cell table:formula="of:=[.D330]-[.D$1]" office:value-type="float" office:value="359" calcext:value-type="float">
            <text:p>359</text:p>
          </table:table-cell>
          <table:table-cell table:formula="of:=SQRT([.E330]^2 + [.F330]^2 + [.G330]^2)" office:value-type="float" office:value="383.638175889731" calcext:value-type="float">
            <text:p>383.64</text:p>
          </table:table-cell>
          <table:table-cell table:formula="of:=[.E330]/[.$H330]" office:value-type="float" office:value="0.0221562934405234" calcext:value-type="float">
            <text:p>0.02</text:p>
          </table:table-cell>
          <table:table-cell table:formula="of:=[.F330]/[.$H330]" office:value-type="float" office:value="0.351894072290666" calcext:value-type="float">
            <text:p>0.35</text:p>
          </table:table-cell>
          <table:table-cell table:formula="of:=[.G330]/[.$H330]" office:value-type="float" office:value="0.9357775700174" calcext:value-type="float">
            <text:p>0.94</text:p>
          </table:table-cell>
          <table:table-cell table:formula="of:=MOD(DEGREES(ATAN2([.I330];[.J330]))+360; 360)" office:value-type="float" office:value="86.3972437778956" calcext:value-type="float">
            <text:p>86.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426" calcext:value-type="float">
            <text:p>426</text:p>
          </table:table-cell>
          <table:table-cell office:value-type="float" office:value="504" calcext:value-type="float">
            <text:p>504</text:p>
          </table:table-cell>
          <table:table-cell table:formula="of:=[.B331]-[.B$1]" office:value-type="float" office:value="5.5" calcext:value-type="float">
            <text:p>5.5</text:p>
          </table:table-cell>
          <table:table-cell table:formula="of:=[.C331]-[.C$1]" office:value-type="float" office:value="128" calcext:value-type="float">
            <text:p>128</text:p>
          </table:table-cell>
          <table:table-cell table:formula="of:=[.D331]-[.D$1]" office:value-type="float" office:value="368" calcext:value-type="float">
            <text:p>368</text:p>
          </table:table-cell>
          <table:table-cell table:formula="of:=SQRT([.E331]^2 + [.F331]^2 + [.G331]^2)" office:value-type="float" office:value="389.664278578368" calcext:value-type="float">
            <text:p>389.66</text:p>
          </table:table-cell>
          <table:table-cell table:formula="of:=[.E331]/[.$H331]" office:value-type="float" office:value="0.0141147143896945" calcext:value-type="float">
            <text:p>0.01</text:p>
          </table:table-cell>
          <table:table-cell table:formula="of:=[.F331]/[.$H331]" office:value-type="float" office:value="0.328487898523798" calcext:value-type="float">
            <text:p>0.33</text:p>
          </table:table-cell>
          <table:table-cell table:formula="of:=[.G331]/[.$H331]" office:value-type="float" office:value="0.94440270825592" calcext:value-type="float">
            <text:p>0.94</text:p>
          </table:table-cell>
          <table:table-cell table:formula="of:=MOD(DEGREES(ATAN2([.I331];[.J331]))+360; 360)" office:value-type="float" office:value="87.5395854614083" calcext:value-type="float">
            <text:p>87.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table:formula="of:=[.B332]-[.B$1]" office:value-type="float" office:value="4.5" calcext:value-type="float">
            <text:p>4.5</text:p>
          </table:table-cell>
          <table:table-cell table:formula="of:=[.C332]-[.C$1]" office:value-type="float" office:value="126" calcext:value-type="float">
            <text:p>126</text:p>
          </table:table-cell>
          <table:table-cell table:formula="of:=[.D332]-[.D$1]" office:value-type="float" office:value="365" calcext:value-type="float">
            <text:p>365</text:p>
          </table:table-cell>
          <table:table-cell table:formula="of:=SQRT([.E332]^2 + [.F332]^2 + [.G332]^2)" office:value-type="float" office:value="386.162206850955" calcext:value-type="float">
            <text:p>386.16</text:p>
          </table:table-cell>
          <table:table-cell table:formula="of:=[.E332]/[.$H332]" office:value-type="float" office:value="0.011653134149756" calcext:value-type="float">
            <text:p>0.01</text:p>
          </table:table-cell>
          <table:table-cell table:formula="of:=[.F332]/[.$H332]" office:value-type="float" office:value="0.326287756193167" calcext:value-type="float">
            <text:p>0.33</text:p>
          </table:table-cell>
          <table:table-cell table:formula="of:=[.G332]/[.$H332]" office:value-type="float" office:value="0.945198658813541" calcext:value-type="float">
            <text:p>0.95</text:p>
          </table:table-cell>
          <table:table-cell table:formula="of:=MOD(DEGREES(ATAN2([.I332];[.J332]))+360; 360)" office:value-type="float" office:value="87.9545915111128" calcext:value-type="float">
            <text:p>87.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424" calcext:value-type="float">
            <text:p>424</text:p>
          </table:table-cell>
          <table:table-cell office:value-type="float" office:value="503" calcext:value-type="float">
            <text:p>503</text:p>
          </table:table-cell>
          <table:table-cell table:formula="of:=[.B333]-[.B$1]" office:value-type="float" office:value="9.5" calcext:value-type="float">
            <text:p>9.5</text:p>
          </table:table-cell>
          <table:table-cell table:formula="of:=[.C333]-[.C$1]" office:value-type="float" office:value="126" calcext:value-type="float">
            <text:p>126</text:p>
          </table:table-cell>
          <table:table-cell table:formula="of:=[.D333]-[.D$1]" office:value-type="float" office:value="367" calcext:value-type="float">
            <text:p>367</text:p>
          </table:table-cell>
          <table:table-cell table:formula="of:=SQRT([.E333]^2 + [.F333]^2 + [.G333]^2)" office:value-type="float" office:value="388.143336925935" calcext:value-type="float">
            <text:p>388.14</text:p>
          </table:table-cell>
          <table:table-cell table:formula="of:=[.E333]/[.$H333]" office:value-type="float" office:value="0.0244754942213855" calcext:value-type="float">
            <text:p>0.02</text:p>
          </table:table-cell>
          <table:table-cell table:formula="of:=[.F333]/[.$H333]" office:value-type="float" office:value="0.324622344409955" calcext:value-type="float">
            <text:p>0.32</text:p>
          </table:table-cell>
          <table:table-cell table:formula="of:=[.G333]/[.$H333]" office:value-type="float" office:value="0.945526987289312" calcext:value-type="float">
            <text:p>0.95</text:p>
          </table:table-cell>
          <table:table-cell table:formula="of:=MOD(DEGREES(ATAN2([.I333];[.J333]))+360; 360)" office:value-type="float" office:value="85.6882380980176" calcext:value-type="float">
            <text:p>85.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417" calcext:value-type="float">
            <text:p>417</text:p>
          </table:table-cell>
          <table:table-cell office:value-type="float" office:value="498" calcext:value-type="float">
            <text:p>498</text:p>
          </table:table-cell>
          <table:table-cell table:formula="of:=[.B334]-[.B$1]" office:value-type="float" office:value="9.5" calcext:value-type="float">
            <text:p>9.5</text:p>
          </table:table-cell>
          <table:table-cell table:formula="of:=[.C334]-[.C$1]" office:value-type="float" office:value="119" calcext:value-type="float">
            <text:p>119</text:p>
          </table:table-cell>
          <table:table-cell table:formula="of:=[.D334]-[.D$1]" office:value-type="float" office:value="362" calcext:value-type="float">
            <text:p>362</text:p>
          </table:table-cell>
          <table:table-cell table:formula="of:=SQRT([.E334]^2 + [.F334]^2 + [.G334]^2)" office:value-type="float" office:value="381.176140386567" calcext:value-type="float">
            <text:p>381.18</text:p>
          </table:table-cell>
          <table:table-cell table:formula="of:=[.E334]/[.$H334]" office:value-type="float" office:value="0.0249228610960949" calcext:value-type="float">
            <text:p>0.02</text:p>
          </table:table-cell>
          <table:table-cell table:formula="of:=[.F334]/[.$H334]" office:value-type="float" office:value="0.312191628466873" calcext:value-type="float">
            <text:p>0.31</text:p>
          </table:table-cell>
          <table:table-cell table:formula="of:=[.G334]/[.$H334]" office:value-type="float" office:value="0.949692180714355" calcext:value-type="float">
            <text:p>0.95</text:p>
          </table:table-cell>
          <table:table-cell table:formula="of:=MOD(DEGREES(ATAN2([.I334];[.J334]))+360; 360)" office:value-type="float" office:value="85.4356471734626" calcext:value-type="float">
            <text:p>85.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427" calcext:value-type="float">
            <text:p>427</text:p>
          </table:table-cell>
          <table:table-cell office:value-type="float" office:value="496" calcext:value-type="float">
            <text:p>496</text:p>
          </table:table-cell>
          <table:table-cell table:formula="of:=[.B335]-[.B$1]" office:value-type="float" office:value="9.5" calcext:value-type="float">
            <text:p>9.5</text:p>
          </table:table-cell>
          <table:table-cell table:formula="of:=[.C335]-[.C$1]" office:value-type="float" office:value="129" calcext:value-type="float">
            <text:p>129</text:p>
          </table:table-cell>
          <table:table-cell table:formula="of:=[.D335]-[.D$1]" office:value-type="float" office:value="360" calcext:value-type="float">
            <text:p>360</text:p>
          </table:table-cell>
          <table:table-cell table:formula="of:=SQRT([.E335]^2 + [.F335]^2 + [.G335]^2)" office:value-type="float" office:value="382.532678342648" calcext:value-type="float">
            <text:p>382.53</text:p>
          </table:table-cell>
          <table:table-cell table:formula="of:=[.E335]/[.$H335]" office:value-type="float" office:value="0.0248344796087996" calcext:value-type="float">
            <text:p>0.02</text:p>
          </table:table-cell>
          <table:table-cell table:formula="of:=[.F335]/[.$H335]" office:value-type="float" office:value="0.337226091530016" calcext:value-type="float">
            <text:p>0.34</text:p>
          </table:table-cell>
          <table:table-cell table:formula="of:=[.G335]/[.$H335]" office:value-type="float" office:value="0.941096069386091" calcext:value-type="float">
            <text:p>0.94</text:p>
          </table:table-cell>
          <table:table-cell table:formula="of:=MOD(DEGREES(ATAN2([.I335];[.J335]))+360; 360)" office:value-type="float" office:value="85.7881465099114" calcext:value-type="float">
            <text:p>85.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423" calcext:value-type="float">
            <text:p>423</text:p>
          </table:table-cell>
          <table:table-cell office:value-type="float" office:value="504" calcext:value-type="float">
            <text:p>504</text:p>
          </table:table-cell>
          <table:table-cell table:formula="of:=[.B336]-[.B$1]" office:value-type="float" office:value="8.5" calcext:value-type="float">
            <text:p>8.5</text:p>
          </table:table-cell>
          <table:table-cell table:formula="of:=[.C336]-[.C$1]" office:value-type="float" office:value="125" calcext:value-type="float">
            <text:p>125</text:p>
          </table:table-cell>
          <table:table-cell table:formula="of:=[.D336]-[.D$1]" office:value-type="float" office:value="368" calcext:value-type="float">
            <text:p>368</text:p>
          </table:table-cell>
          <table:table-cell table:formula="of:=SQRT([.E336]^2 + [.F336]^2 + [.G336]^2)" office:value-type="float" office:value="388.743167142524" calcext:value-type="float">
            <text:p>388.74</text:p>
          </table:table-cell>
          <table:table-cell table:formula="of:=[.E336]/[.$H336]" office:value-type="float" office:value="0.0218653360841804" calcext:value-type="float">
            <text:p>0.02</text:p>
          </table:table-cell>
          <table:table-cell table:formula="of:=[.F336]/[.$H336]" office:value-type="float" office:value="0.321549060061477" calcext:value-type="float">
            <text:p>0.32</text:p>
          </table:table-cell>
          <table:table-cell table:formula="of:=[.G336]/[.$H336]" office:value-type="float" office:value="0.946640432820988" calcext:value-type="float">
            <text:p>0.95</text:p>
          </table:table-cell>
          <table:table-cell table:formula="of:=MOD(DEGREES(ATAN2([.I336];[.J336]))+360; 360)" office:value-type="float" office:value="86.1098755959382" calcext:value-type="float">
            <text:p>86.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table:formula="of:=[.B337]-[.B$1]" office:value-type="float" office:value="9.5" calcext:value-type="float">
            <text:p>9.5</text:p>
          </table:table-cell>
          <table:table-cell table:formula="of:=[.C337]-[.C$1]" office:value-type="float" office:value="129" calcext:value-type="float">
            <text:p>129</text:p>
          </table:table-cell>
          <table:table-cell table:formula="of:=[.D337]-[.D$1]" office:value-type="float" office:value="365" calcext:value-type="float">
            <text:p>365</text:p>
          </table:table-cell>
          <table:table-cell table:formula="of:=SQRT([.E337]^2 + [.F337]^2 + [.G337]^2)" office:value-type="float" office:value="387.241849494602" calcext:value-type="float">
            <text:p>387.24</text:p>
          </table:table-cell>
          <table:table-cell table:formula="of:=[.E337]/[.$H337]" office:value-type="float" office:value="0.0245324724391195" calcext:value-type="float">
            <text:p>0.02</text:p>
          </table:table-cell>
          <table:table-cell table:formula="of:=[.F337]/[.$H337]" office:value-type="float" office:value="0.333125152068044" calcext:value-type="float">
            <text:p>0.33</text:p>
          </table:table-cell>
          <table:table-cell table:formula="of:=[.G337]/[.$H337]" office:value-type="float" office:value="0.942563414766172" calcext:value-type="float">
            <text:p>0.94</text:p>
          </table:table-cell>
          <table:table-cell table:formula="of:=MOD(DEGREES(ATAN2([.I337];[.J337]))+360; 360)" office:value-type="float" office:value="85.7881465099114" calcext:value-type="float">
            <text:p>85.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434" calcext:value-type="float">
            <text:p>434</text:p>
          </table:table-cell>
          <table:table-cell office:value-type="float" office:value="508" calcext:value-type="float">
            <text:p>508</text:p>
          </table:table-cell>
          <table:table-cell table:formula="of:=[.B338]-[.B$1]" office:value-type="float" office:value="2.5" calcext:value-type="float">
            <text:p>2.5</text:p>
          </table:table-cell>
          <table:table-cell table:formula="of:=[.C338]-[.C$1]" office:value-type="float" office:value="136" calcext:value-type="float">
            <text:p>136</text:p>
          </table:table-cell>
          <table:table-cell table:formula="of:=[.D338]-[.D$1]" office:value-type="float" office:value="372" calcext:value-type="float">
            <text:p>372</text:p>
          </table:table-cell>
          <table:table-cell table:formula="of:=SQRT([.E338]^2 + [.F338]^2 + [.G338]^2)" office:value-type="float" office:value="396.088689563335" calcext:value-type="float">
            <text:p>396.09</text:p>
          </table:table-cell>
          <table:table-cell table:formula="of:=[.E338]/[.$H338]" office:value-type="float" office:value="0.00631171771846378" calcext:value-type="float">
            <text:p>0.01</text:p>
          </table:table-cell>
          <table:table-cell table:formula="of:=[.F338]/[.$H338]" office:value-type="float" office:value="0.343357443884429" calcext:value-type="float">
            <text:p>0.34</text:p>
          </table:table-cell>
          <table:table-cell table:formula="of:=[.G338]/[.$H338]" office:value-type="float" office:value="0.93918359650741" calcext:value-type="float">
            <text:p>0.94</text:p>
          </table:table-cell>
          <table:table-cell table:formula="of:=MOD(DEGREES(ATAN2([.I338];[.J338]))+360; 360)" office:value-type="float" office:value="88.9468873676762" calcext:value-type="float">
            <text:p>88.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423" calcext:value-type="float">
            <text:p>423</text:p>
          </table:table-cell>
          <table:table-cell office:value-type="float" office:value="509" calcext:value-type="float">
            <text:p>509</text:p>
          </table:table-cell>
          <table:table-cell table:formula="of:=[.B339]-[.B$1]" office:value-type="float" office:value="0.5" calcext:value-type="float">
            <text:p>0.5</text:p>
          </table:table-cell>
          <table:table-cell table:formula="of:=[.C339]-[.C$1]" office:value-type="float" office:value="125" calcext:value-type="float">
            <text:p>125</text:p>
          </table:table-cell>
          <table:table-cell table:formula="of:=[.D339]-[.D$1]" office:value-type="float" office:value="373" calcext:value-type="float">
            <text:p>373</text:p>
          </table:table-cell>
          <table:table-cell table:formula="of:=SQRT([.E339]^2 + [.F339]^2 + [.G339]^2)" office:value-type="float" office:value="393.388167081828" calcext:value-type="float">
            <text:p>393.39</text:p>
          </table:table-cell>
          <table:table-cell table:formula="of:=[.E339]/[.$H339]" office:value-type="float" office:value="0.00127100925202968" calcext:value-type="float">
            <text:p>0.00</text:p>
          </table:table-cell>
          <table:table-cell table:formula="of:=[.F339]/[.$H339]" office:value-type="float" office:value="0.31775231300742" calcext:value-type="float">
            <text:p>0.32</text:p>
          </table:table-cell>
          <table:table-cell table:formula="of:=[.G339]/[.$H339]" office:value-type="float" office:value="0.94817290201414" calcext:value-type="float">
            <text:p>0.95</text:p>
          </table:table-cell>
          <table:table-cell table:formula="of:=MOD(DEGREES(ATAN2([.I339];[.J339]))+360; 360)" office:value-type="float" office:value="89.7708181042459" calcext:value-type="float">
            <text:p>89.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422" calcext:value-type="float">
            <text:p>422</text:p>
          </table:table-cell>
          <table:table-cell office:value-type="float" office:value="501" calcext:value-type="float">
            <text:p>501</text:p>
          </table:table-cell>
          <table:table-cell table:formula="of:=[.B340]-[.B$1]" office:value-type="float" office:value="4.5" calcext:value-type="float">
            <text:p>4.5</text:p>
          </table:table-cell>
          <table:table-cell table:formula="of:=[.C340]-[.C$1]" office:value-type="float" office:value="124" calcext:value-type="float">
            <text:p>124</text:p>
          </table:table-cell>
          <table:table-cell table:formula="of:=[.D340]-[.D$1]" office:value-type="float" office:value="365" calcext:value-type="float">
            <text:p>365</text:p>
          </table:table-cell>
          <table:table-cell table:formula="of:=SQRT([.E340]^2 + [.F340]^2 + [.G340]^2)" office:value-type="float" office:value="385.514266921472" calcext:value-type="float">
            <text:p>385.51</text:p>
          </table:table-cell>
          <table:table-cell table:formula="of:=[.E340]/[.$H340]" office:value-type="float" office:value="0.0116727197567415" calcext:value-type="float">
            <text:p>0.01</text:p>
          </table:table-cell>
          <table:table-cell table:formula="of:=[.F340]/[.$H340]" office:value-type="float" office:value="0.321648277741323" calcext:value-type="float">
            <text:p>0.32</text:p>
          </table:table-cell>
          <table:table-cell table:formula="of:=[.G340]/[.$H340]" office:value-type="float" office:value="0.946787269157925" calcext:value-type="float">
            <text:p>0.95</text:p>
          </table:table-cell>
          <table:table-cell table:formula="of:=MOD(DEGREES(ATAN2([.I340];[.J340]))+360; 360)" office:value-type="float" office:value="87.9216297546381" calcext:value-type="float">
            <text:p>87.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432" calcext:value-type="float">
            <text:p>432</text:p>
          </table:table-cell>
          <table:table-cell office:value-type="float" office:value="487" calcext:value-type="float">
            <text:p>487</text:p>
          </table:table-cell>
          <table:table-cell table:formula="of:=[.B341]-[.B$1]" office:value-type="float" office:value="2.5" calcext:value-type="float">
            <text:p>2.5</text:p>
          </table:table-cell>
          <table:table-cell table:formula="of:=[.C341]-[.C$1]" office:value-type="float" office:value="134" calcext:value-type="float">
            <text:p>134</text:p>
          </table:table-cell>
          <table:table-cell table:formula="of:=[.D341]-[.D$1]" office:value-type="float" office:value="351" calcext:value-type="float">
            <text:p>351</text:p>
          </table:table-cell>
          <table:table-cell table:formula="of:=SQRT([.E341]^2 + [.F341]^2 + [.G341]^2)" office:value-type="float" office:value="375.716981250515" calcext:value-type="float">
            <text:p>375.72</text:p>
          </table:table-cell>
          <table:table-cell table:formula="of:=[.E341]/[.$H341]" office:value-type="float" office:value="0.00665394465717025" calcext:value-type="float">
            <text:p>0.01</text:p>
          </table:table-cell>
          <table:table-cell table:formula="of:=[.F341]/[.$H341]" office:value-type="float" office:value="0.356651433624325" calcext:value-type="float">
            <text:p>0.36</text:p>
          </table:table-cell>
          <table:table-cell table:formula="of:=[.G341]/[.$H341]" office:value-type="float" office:value="0.934213829866703" calcext:value-type="float">
            <text:p>0.93</text:p>
          </table:table-cell>
          <table:table-cell table:formula="of:=MOD(DEGREES(ATAN2([.I341];[.J341]))+360; 360)" office:value-type="float" office:value="88.93117288815" calcext:value-type="float">
            <text:p>88.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420" calcext:value-type="float">
            <text:p>420</text:p>
          </table:table-cell>
          <table:table-cell office:value-type="float" office:value="503" calcext:value-type="float">
            <text:p>503</text:p>
          </table:table-cell>
          <table:table-cell table:formula="of:=[.B342]-[.B$1]" office:value-type="float" office:value="9.5" calcext:value-type="float">
            <text:p>9.5</text:p>
          </table:table-cell>
          <table:table-cell table:formula="of:=[.C342]-[.C$1]" office:value-type="float" office:value="122" calcext:value-type="float">
            <text:p>122</text:p>
          </table:table-cell>
          <table:table-cell table:formula="of:=[.D342]-[.D$1]" office:value-type="float" office:value="367" calcext:value-type="float">
            <text:p>367</text:p>
          </table:table-cell>
          <table:table-cell table:formula="of:=SQRT([.E342]^2 + [.F342]^2 + [.G342]^2)" office:value-type="float" office:value="386.863347966695" calcext:value-type="float">
            <text:p>386.86</text:p>
          </table:table-cell>
          <table:table-cell table:formula="of:=[.E342]/[.$H342]" office:value-type="float" office:value="0.0245564746568286" calcext:value-type="float">
            <text:p>0.02</text:p>
          </table:table-cell>
          <table:table-cell table:formula="of:=[.F342]/[.$H342]" office:value-type="float" office:value="0.315356832435062" calcext:value-type="float">
            <text:p>0.32</text:p>
          </table:table-cell>
          <table:table-cell table:formula="of:=[.G342]/[.$H342]" office:value-type="float" office:value="0.948655389374325" calcext:value-type="float">
            <text:p>0.95</text:p>
          </table:table-cell>
          <table:table-cell table:formula="of:=MOD(DEGREES(ATAN2([.I342];[.J342]))+360; 360)" office:value-type="float" office:value="85.5474283686343" calcext:value-type="float">
            <text:p>85.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426" calcext:value-type="float">
            <text:p>426</text:p>
          </table:table-cell>
          <table:table-cell office:value-type="float" office:value="497" calcext:value-type="float">
            <text:p>497</text:p>
          </table:table-cell>
          <table:table-cell table:formula="of:=[.B343]-[.B$1]" office:value-type="float" office:value="3.5" calcext:value-type="float">
            <text:p>3.5</text:p>
          </table:table-cell>
          <table:table-cell table:formula="of:=[.C343]-[.C$1]" office:value-type="float" office:value="128" calcext:value-type="float">
            <text:p>128</text:p>
          </table:table-cell>
          <table:table-cell table:formula="of:=[.D343]-[.D$1]" office:value-type="float" office:value="361" calcext:value-type="float">
            <text:p>361</text:p>
          </table:table-cell>
          <table:table-cell table:formula="of:=SQRT([.E343]^2 + [.F343]^2 + [.G343]^2)" office:value-type="float" office:value="383.03687812011" calcext:value-type="float">
            <text:p>383.04</text:p>
          </table:table-cell>
          <table:table-cell table:formula="of:=[.E343]/[.$H343]" office:value-type="float" office:value="0.00913750137369931" calcext:value-type="float">
            <text:p>0.01</text:p>
          </table:table-cell>
          <table:table-cell table:formula="of:=[.F343]/[.$H343]" office:value-type="float" office:value="0.334171478809575" calcext:value-type="float">
            <text:p>0.33</text:p>
          </table:table-cell>
          <table:table-cell table:formula="of:=[.G343]/[.$H343]" office:value-type="float" office:value="0.942467998830129" calcext:value-type="float">
            <text:p>0.94</text:p>
          </table:table-cell>
          <table:table-cell table:formula="of:=MOD(DEGREES(ATAN2([.I343];[.J343]))+360; 360)" office:value-type="float" office:value="88.433708813017" calcext:value-type="float">
            <text:p>88.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428" calcext:value-type="float">
            <text:p>428</text:p>
          </table:table-cell>
          <table:table-cell office:value-type="float" office:value="504" calcext:value-type="float">
            <text:p>504</text:p>
          </table:table-cell>
          <table:table-cell table:formula="of:=[.B344]-[.B$1]" office:value-type="float" office:value="-1.5" calcext:value-type="float">
            <text:p>-1.5</text:p>
          </table:table-cell>
          <table:table-cell table:formula="of:=[.C344]-[.C$1]" office:value-type="float" office:value="130" calcext:value-type="float">
            <text:p>130</text:p>
          </table:table-cell>
          <table:table-cell table:formula="of:=[.D344]-[.D$1]" office:value-type="float" office:value="368" calcext:value-type="float">
            <text:p>368</text:p>
          </table:table-cell>
          <table:table-cell table:formula="of:=SQRT([.E344]^2 + [.F344]^2 + [.G344]^2)" office:value-type="float" office:value="390.289956314533" calcext:value-type="float">
            <text:p>390.29</text:p>
          </table:table-cell>
          <table:table-cell table:formula="of:=[.E344]/[.$H344]" office:value-type="float" office:value="-0.00384329644084194" calcext:value-type="float">
            <text:p>0.00</text:p>
          </table:table-cell>
          <table:table-cell table:formula="of:=[.F344]/[.$H344]" office:value-type="float" office:value="0.333085691539635" calcext:value-type="float">
            <text:p>0.33</text:p>
          </table:table-cell>
          <table:table-cell table:formula="of:=[.G344]/[.$H344]" office:value-type="float" office:value="0.942888726819889" calcext:value-type="float">
            <text:p>0.94</text:p>
          </table:table-cell>
          <table:table-cell table:formula="of:=MOD(DEGREES(ATAN2([.I344];[.J344]))+360; 360)" office:value-type="float" office:value="90.6610758115854" calcext:value-type="float">
            <text:p>90.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table:formula="of:=[.B345]-[.B$1]" office:value-type="float" office:value="4.5" calcext:value-type="float">
            <text:p>4.5</text:p>
          </table:table-cell>
          <table:table-cell table:formula="of:=[.C345]-[.C$1]" office:value-type="float" office:value="129" calcext:value-type="float">
            <text:p>129</text:p>
          </table:table-cell>
          <table:table-cell table:formula="of:=[.D345]-[.D$1]" office:value-type="float" office:value="365" calcext:value-type="float">
            <text:p>365</text:p>
          </table:table-cell>
          <table:table-cell table:formula="of:=SQRT([.E345]^2 + [.F345]^2 + [.G345]^2)" office:value-type="float" office:value="387.151456151207" calcext:value-type="float">
            <text:p>387.15</text:p>
          </table:table-cell>
          <table:table-cell table:formula="of:=[.E345]/[.$H345]" office:value-type="float" office:value="0.0116233580644017" calcext:value-type="float">
            <text:p>0.01</text:p>
          </table:table-cell>
          <table:table-cell table:formula="of:=[.F345]/[.$H345]" office:value-type="float" office:value="0.333202931179516" calcext:value-type="float">
            <text:p>0.33</text:p>
          </table:table-cell>
          <table:table-cell table:formula="of:=[.G345]/[.$H345]" office:value-type="float" office:value="0.942783487445917" calcext:value-type="float">
            <text:p>0.94</text:p>
          </table:table-cell>
          <table:table-cell table:formula="of:=MOD(DEGREES(ATAN2([.I345];[.J345]))+360; 360)" office:value-type="float" office:value="88.0021201435233" calcext:value-type="float">
            <text:p>88.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8" calcext:value-type="float">
            <text:p>-58</text:p>
          </table:table-cell>
          <table:table-cell office:value-type="float" office:value="429" calcext:value-type="float">
            <text:p>429</text:p>
          </table:table-cell>
          <table:table-cell office:value-type="float" office:value="503" calcext:value-type="float">
            <text:p>503</text:p>
          </table:table-cell>
          <table:table-cell table:formula="of:=[.B346]-[.B$1]" office:value-type="float" office:value="-2.5" calcext:value-type="float">
            <text:p>-2.5</text:p>
          </table:table-cell>
          <table:table-cell table:formula="of:=[.C346]-[.C$1]" office:value-type="float" office:value="131" calcext:value-type="float">
            <text:p>131</text:p>
          </table:table-cell>
          <table:table-cell table:formula="of:=[.D346]-[.D$1]" office:value-type="float" office:value="367" calcext:value-type="float">
            <text:p>367</text:p>
          </table:table-cell>
          <table:table-cell table:formula="of:=SQRT([.E346]^2 + [.F346]^2 + [.G346]^2)" office:value-type="float" office:value="389.687374699258" calcext:value-type="float">
            <text:p>389.69</text:p>
          </table:table-cell>
          <table:table-cell table:formula="of:=[.E346]/[.$H346]" office:value-type="float" office:value="-0.00641539901550411" calcext:value-type="float">
            <text:p>-0.01</text:p>
          </table:table-cell>
          <table:table-cell table:formula="of:=[.F346]/[.$H346]" office:value-type="float" office:value="0.336166908412415" calcext:value-type="float">
            <text:p>0.34</text:p>
          </table:table-cell>
          <table:table-cell table:formula="of:=[.G346]/[.$H346]" office:value-type="float" office:value="0.941780575476003" calcext:value-type="float">
            <text:p>0.94</text:p>
          </table:table-cell>
          <table:table-cell table:formula="of:=MOD(DEGREES(ATAN2([.I346];[.J346]))+360; 360)" office:value-type="float" office:value="91.093298193994" calcext:value-type="float">
            <text:p>91.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427" calcext:value-type="float">
            <text:p>427</text:p>
          </table:table-cell>
          <table:table-cell office:value-type="float" office:value="505" calcext:value-type="float">
            <text:p>505</text:p>
          </table:table-cell>
          <table:table-cell table:formula="of:=[.B347]-[.B$1]" office:value-type="float" office:value="6.5" calcext:value-type="float">
            <text:p>6.5</text:p>
          </table:table-cell>
          <table:table-cell table:formula="of:=[.C347]-[.C$1]" office:value-type="float" office:value="129" calcext:value-type="float">
            <text:p>129</text:p>
          </table:table-cell>
          <table:table-cell table:formula="of:=[.D347]-[.D$1]" office:value-type="float" office:value="369" calcext:value-type="float">
            <text:p>369</text:p>
          </table:table-cell>
          <table:table-cell table:formula="of:=SQRT([.E347]^2 + [.F347]^2 + [.G347]^2)" office:value-type="float" office:value="390.953002290557" calcext:value-type="float">
            <text:p>390.95</text:p>
          </table:table-cell>
          <table:table-cell table:formula="of:=[.E347]/[.$H347]" office:value-type="float" office:value="0.0166260393497866" calcext:value-type="float">
            <text:p>0.02</text:p>
          </table:table-cell>
          <table:table-cell table:formula="of:=[.F347]/[.$H347]" office:value-type="float" office:value="0.329962934788072" calcext:value-type="float">
            <text:p>0.33</text:p>
          </table:table-cell>
          <table:table-cell table:formula="of:=[.G347]/[.$H347]" office:value-type="float" office:value="0.943847464626346" calcext:value-type="float">
            <text:p>0.94</text:p>
          </table:table-cell>
          <table:table-cell table:formula="of:=MOD(DEGREES(ATAN2([.I347];[.J347]))+360; 360)" office:value-type="float" office:value="87.1154429174575" calcext:value-type="float">
            <text:p>87.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429" calcext:value-type="float">
            <text:p>429</text:p>
          </table:table-cell>
          <table:table-cell office:value-type="float" office:value="505" calcext:value-type="float">
            <text:p>505</text:p>
          </table:table-cell>
          <table:table-cell table:formula="of:=[.B348]-[.B$1]" office:value-type="float" office:value="2.5" calcext:value-type="float">
            <text:p>2.5</text:p>
          </table:table-cell>
          <table:table-cell table:formula="of:=[.C348]-[.C$1]" office:value-type="float" office:value="131" calcext:value-type="float">
            <text:p>131</text:p>
          </table:table-cell>
          <table:table-cell table:formula="of:=[.D348]-[.D$1]" office:value-type="float" office:value="369" calcext:value-type="float">
            <text:p>369</text:p>
          </table:table-cell>
          <table:table-cell table:formula="of:=SQRT([.E348]^2 + [.F348]^2 + [.G348]^2)" office:value-type="float" office:value="391.57151326418" calcext:value-type="float">
            <text:p>391.57</text:p>
          </table:table-cell>
          <table:table-cell table:formula="of:=[.E348]/[.$H348]" office:value-type="float" office:value="0.0063845298120891" calcext:value-type="float">
            <text:p>0.01</text:p>
          </table:table-cell>
          <table:table-cell table:formula="of:=[.F348]/[.$H348]" office:value-type="float" office:value="0.334549362153469" calcext:value-type="float">
            <text:p>0.33</text:p>
          </table:table-cell>
          <table:table-cell table:formula="of:=[.G348]/[.$H348]" office:value-type="float" office:value="0.942356600264351" calcext:value-type="float">
            <text:p>0.94</text:p>
          </table:table-cell>
          <table:table-cell table:formula="of:=MOD(DEGREES(ATAN2([.I348];[.J348]))+360; 360)" office:value-type="float" office:value="88.906701806006" calcext:value-type="float">
            <text:p>88.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office:value-type="float" office:value="428" calcext:value-type="float">
            <text:p>428</text:p>
          </table:table-cell>
          <table:table-cell office:value-type="float" office:value="500" calcext:value-type="float">
            <text:p>500</text:p>
          </table:table-cell>
          <table:table-cell table:formula="of:=[.B349]-[.B$1]" office:value-type="float" office:value="10.5" calcext:value-type="float">
            <text:p>10.5</text:p>
          </table:table-cell>
          <table:table-cell table:formula="of:=[.C349]-[.C$1]" office:value-type="float" office:value="130" calcext:value-type="float">
            <text:p>130</text:p>
          </table:table-cell>
          <table:table-cell table:formula="of:=[.D349]-[.D$1]" office:value-type="float" office:value="364" calcext:value-type="float">
            <text:p>364</text:p>
          </table:table-cell>
          <table:table-cell table:formula="of:=SQRT([.E349]^2 + [.F349]^2 + [.G349]^2)" office:value-type="float" office:value="386.660380696032" calcext:value-type="float">
            <text:p>386.66</text:p>
          </table:table-cell>
          <table:table-cell table:formula="of:=[.E349]/[.$H349]" office:value-type="float" office:value="0.0271556138777364" calcext:value-type="float">
            <text:p>0.03</text:p>
          </table:table-cell>
          <table:table-cell table:formula="of:=[.F349]/[.$H349]" office:value-type="float" office:value="0.336212362295784" calcext:value-type="float">
            <text:p>0.34</text:p>
          </table:table-cell>
          <table:table-cell table:formula="of:=[.G349]/[.$H349]" office:value-type="float" office:value="0.941394614428196" calcext:value-type="float">
            <text:p>0.94</text:p>
          </table:table-cell>
          <table:table-cell table:formula="of:=MOD(DEGREES(ATAN2([.I349];[.J349]))+360; 360)" office:value-type="float" office:value="85.3822880275061" calcext:value-type="float">
            <text:p>85.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421" calcext:value-type="float">
            <text:p>421</text:p>
          </table:table-cell>
          <table:table-cell office:value-type="float" office:value="500" calcext:value-type="float">
            <text:p>500</text:p>
          </table:table-cell>
          <table:table-cell table:formula="of:=[.B350]-[.B$1]" office:value-type="float" office:value="5.5" calcext:value-type="float">
            <text:p>5.5</text:p>
          </table:table-cell>
          <table:table-cell table:formula="of:=[.C350]-[.C$1]" office:value-type="float" office:value="123" calcext:value-type="float">
            <text:p>123</text:p>
          </table:table-cell>
          <table:table-cell table:formula="of:=[.D350]-[.D$1]" office:value-type="float" office:value="364" calcext:value-type="float">
            <text:p>364</text:p>
          </table:table-cell>
          <table:table-cell table:formula="of:=SQRT([.E350]^2 + [.F350]^2 + [.G350]^2)" office:value-type="float" office:value="384.259352521185" calcext:value-type="float">
            <text:p>384.26</text:p>
          </table:table-cell>
          <table:table-cell table:formula="of:=[.E350]/[.$H350]" office:value-type="float" office:value="0.0143132495381405" calcext:value-type="float">
            <text:p>0.01</text:p>
          </table:table-cell>
          <table:table-cell table:formula="of:=[.F350]/[.$H350]" office:value-type="float" office:value="0.32009630785296" calcext:value-type="float">
            <text:p>0.32</text:p>
          </table:table-cell>
          <table:table-cell table:formula="of:=[.G350]/[.$H350]" office:value-type="float" office:value="0.947276878524206" calcext:value-type="float">
            <text:p>0.95</text:p>
          </table:table-cell>
          <table:table-cell table:formula="of:=MOD(DEGREES(ATAN2([.I350];[.J350]))+360; 360)" office:value-type="float" office:value="87.4396991060913" calcext:value-type="float">
            <text:p>87.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table:formula="of:=[.B351]-[.B$1]" office:value-type="float" office:value="-0.5" calcext:value-type="float">
            <text:p>-0.5</text:p>
          </table:table-cell>
          <table:table-cell table:formula="of:=[.C351]-[.C$1]" office:value-type="float" office:value="129" calcext:value-type="float">
            <text:p>129</text:p>
          </table:table-cell>
          <table:table-cell table:formula="of:=[.D351]-[.D$1]" office:value-type="float" office:value="362" calcext:value-type="float">
            <text:p>362</text:p>
          </table:table-cell>
          <table:table-cell table:formula="of:=SQRT([.E351]^2 + [.F351]^2 + [.G351]^2)" office:value-type="float" office:value="384.298386673689" calcext:value-type="float">
            <text:p>384.30</text:p>
          </table:table-cell>
          <table:table-cell table:formula="of:=[.E351]/[.$H351]" office:value-type="float" office:value="-0.00130107233685723" calcext:value-type="float">
            <text:p>0.00</text:p>
          </table:table-cell>
          <table:table-cell table:formula="of:=[.F351]/[.$H351]" office:value-type="float" office:value="0.335676662909166" calcext:value-type="float">
            <text:p>0.34</text:p>
          </table:table-cell>
          <table:table-cell table:formula="of:=[.G351]/[.$H351]" office:value-type="float" office:value="0.941976371884635" calcext:value-type="float">
            <text:p>0.94</text:p>
          </table:table-cell>
          <table:table-cell table:formula="of:=MOD(DEGREES(ATAN2([.I351];[.J351]))+360; 360)" office:value-type="float" office:value="90.2220755526935" calcext:value-type="float">
            <text:p>90.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423" calcext:value-type="float">
            <text:p>423</text:p>
          </table:table-cell>
          <table:table-cell office:value-type="float" office:value="497" calcext:value-type="float">
            <text:p>497</text:p>
          </table:table-cell>
          <table:table-cell table:formula="of:=[.B352]-[.B$1]" office:value-type="float" office:value="3.5" calcext:value-type="float">
            <text:p>3.5</text:p>
          </table:table-cell>
          <table:table-cell table:formula="of:=[.C352]-[.C$1]" office:value-type="float" office:value="125" calcext:value-type="float">
            <text:p>125</text:p>
          </table:table-cell>
          <table:table-cell table:formula="of:=[.D352]-[.D$1]" office:value-type="float" office:value="361" calcext:value-type="float">
            <text:p>361</text:p>
          </table:table-cell>
          <table:table-cell table:formula="of:=SQRT([.E352]^2 + [.F352]^2 + [.G352]^2)" office:value-type="float" office:value="382.044827212724" calcext:value-type="float">
            <text:p>382.04</text:p>
          </table:table-cell>
          <table:table-cell table:formula="of:=[.E352]/[.$H352]" office:value-type="float" office:value="0.00916122860643049" calcext:value-type="float">
            <text:p>0.01</text:p>
          </table:table-cell>
          <table:table-cell table:formula="of:=[.F352]/[.$H352]" office:value-type="float" office:value="0.327186735943946" calcext:value-type="float">
            <text:p>0.33</text:p>
          </table:table-cell>
          <table:table-cell table:formula="of:=[.G352]/[.$H352]" office:value-type="float" office:value="0.944915293406116" calcext:value-type="float">
            <text:p>0.94</text:p>
          </table:table-cell>
          <table:table-cell table:formula="of:=MOD(DEGREES(ATAN2([.I352];[.J352]))+360; 360)" office:value-type="float" office:value="88.3961372288451" calcext:value-type="float">
            <text:p>88.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428" calcext:value-type="float">
            <text:p>428</text:p>
          </table:table-cell>
          <table:table-cell office:value-type="float" office:value="500" calcext:value-type="float">
            <text:p>500</text:p>
          </table:table-cell>
          <table:table-cell table:formula="of:=[.B353]-[.B$1]" office:value-type="float" office:value="3.5" calcext:value-type="float">
            <text:p>3.5</text:p>
          </table:table-cell>
          <table:table-cell table:formula="of:=[.C353]-[.C$1]" office:value-type="float" office:value="130" calcext:value-type="float">
            <text:p>130</text:p>
          </table:table-cell>
          <table:table-cell table:formula="of:=[.D353]-[.D$1]" office:value-type="float" office:value="364" calcext:value-type="float">
            <text:p>364</text:p>
          </table:table-cell>
          <table:table-cell table:formula="of:=SQRT([.E353]^2 + [.F353]^2 + [.G353]^2)" office:value-type="float" office:value="386.533633724156" calcext:value-type="float">
            <text:p>386.53</text:p>
          </table:table-cell>
          <table:table-cell table:formula="of:=[.E353]/[.$H353]" office:value-type="float" office:value="0.00905483946190753" calcext:value-type="float">
            <text:p>0.01</text:p>
          </table:table-cell>
          <table:table-cell table:formula="of:=[.F353]/[.$H353]" office:value-type="float" office:value="0.336322608585137" calcext:value-type="float">
            <text:p>0.34</text:p>
          </table:table-cell>
          <table:table-cell table:formula="of:=[.G353]/[.$H353]" office:value-type="float" office:value="0.941703304038383" calcext:value-type="float">
            <text:p>0.94</text:p>
          </table:table-cell>
          <table:table-cell table:formula="of:=MOD(DEGREES(ATAN2([.I353];[.J353]))+360; 360)" office:value-type="float" office:value="88.4577938725715" calcext:value-type="float">
            <text:p>88.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64" calcext:value-type="float">
            <text:p>-64</text:p>
          </table:table-cell>
          <table:table-cell office:value-type="float" office:value="433" calcext:value-type="float">
            <text:p>433</text:p>
          </table:table-cell>
          <table:table-cell office:value-type="float" office:value="495" calcext:value-type="float">
            <text:p>495</text:p>
          </table:table-cell>
          <table:table-cell table:formula="of:=[.B354]-[.B$1]" office:value-type="float" office:value="-8.5" calcext:value-type="float">
            <text:p>-8.5</text:p>
          </table:table-cell>
          <table:table-cell table:formula="of:=[.C354]-[.C$1]" office:value-type="float" office:value="135" calcext:value-type="float">
            <text:p>135</text:p>
          </table:table-cell>
          <table:table-cell table:formula="of:=[.D354]-[.D$1]" office:value-type="float" office:value="359" calcext:value-type="float">
            <text:p>359</text:p>
          </table:table-cell>
          <table:table-cell table:formula="of:=SQRT([.E354]^2 + [.F354]^2 + [.G354]^2)" office:value-type="float" office:value="383.638175889731" calcext:value-type="float">
            <text:p>383.64</text:p>
          </table:table-cell>
          <table:table-cell table:formula="of:=[.E354]/[.$H354]" office:value-type="float" office:value="-0.0221562934405234" calcext:value-type="float">
            <text:p>-0.02</text:p>
          </table:table-cell>
          <table:table-cell table:formula="of:=[.F354]/[.$H354]" office:value-type="float" office:value="0.351894072290666" calcext:value-type="float">
            <text:p>0.35</text:p>
          </table:table-cell>
          <table:table-cell table:formula="of:=[.G354]/[.$H354]" office:value-type="float" office:value="0.9357775700174" calcext:value-type="float">
            <text:p>0.94</text:p>
          </table:table-cell>
          <table:table-cell table:formula="of:=MOD(DEGREES(ATAN2([.I354];[.J354]))+360; 360)" office:value-type="float" office:value="93.6027562221044" calcext:value-type="float">
            <text:p>93.6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table-cell office:value-type="float" office:value="432" calcext:value-type="float">
            <text:p>432</text:p>
          </table:table-cell>
          <table:table-cell office:value-type="float" office:value="505" calcext:value-type="float">
            <text:p>505</text:p>
          </table:table-cell>
          <table:table-cell table:formula="of:=[.B355]-[.B$1]" office:value-type="float" office:value="-0.5" calcext:value-type="float">
            <text:p>-0.5</text:p>
          </table:table-cell>
          <table:table-cell table:formula="of:=[.C355]-[.C$1]" office:value-type="float" office:value="134" calcext:value-type="float">
            <text:p>134</text:p>
          </table:table-cell>
          <table:table-cell table:formula="of:=[.D355]-[.D$1]" office:value-type="float" office:value="369" calcext:value-type="float">
            <text:p>369</text:p>
          </table:table-cell>
          <table:table-cell table:formula="of:=SQRT([.E355]^2 + [.F355]^2 + [.G355]^2)" office:value-type="float" office:value="392.57769931569" calcext:value-type="float">
            <text:p>392.58</text:p>
          </table:table-cell>
          <table:table-cell table:formula="of:=[.E355]/[.$H355]" office:value-type="float" office:value="-0.00127363322183497" calcext:value-type="float">
            <text:p>0.00</text:p>
          </table:table-cell>
          <table:table-cell table:formula="of:=[.F355]/[.$H355]" office:value-type="float" office:value="0.341333703451771" calcext:value-type="float">
            <text:p>0.34</text:p>
          </table:table-cell>
          <table:table-cell table:formula="of:=[.G355]/[.$H355]" office:value-type="float" office:value="0.939941317714204" calcext:value-type="float">
            <text:p>0.94</text:p>
          </table:table-cell>
          <table:table-cell table:formula="of:=MOD(DEGREES(ATAN2([.I355];[.J355]))+360; 360)" office:value-type="float" office:value="90.2137892298771" calcext:value-type="float">
            <text:p>90.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438" calcext:value-type="float">
            <text:p>438</text:p>
          </table:table-cell>
          <table:table-cell office:value-type="float" office:value="506" calcext:value-type="float">
            <text:p>506</text:p>
          </table:table-cell>
          <table:table-cell table:formula="of:=[.B356]-[.B$1]" office:value-type="float" office:value="-1.5" calcext:value-type="float">
            <text:p>-1.5</text:p>
          </table:table-cell>
          <table:table-cell table:formula="of:=[.C356]-[.C$1]" office:value-type="float" office:value="140" calcext:value-type="float">
            <text:p>140</text:p>
          </table:table-cell>
          <table:table-cell table:formula="of:=[.D356]-[.D$1]" office:value-type="float" office:value="370" calcext:value-type="float">
            <text:p>370</text:p>
          </table:table-cell>
          <table:table-cell table:formula="of:=SQRT([.E356]^2 + [.F356]^2 + [.G356]^2)" office:value-type="float" office:value="395.603652662611" calcext:value-type="float">
            <text:p>395.60</text:p>
          </table:table-cell>
          <table:table-cell table:formula="of:=[.E356]/[.$H356]" office:value-type="float" office:value="-0.00379167378739869" calcext:value-type="float">
            <text:p>0.00</text:p>
          </table:table-cell>
          <table:table-cell table:formula="of:=[.F356]/[.$H356]" office:value-type="float" office:value="0.353889553490545" calcext:value-type="float">
            <text:p>0.35</text:p>
          </table:table-cell>
          <table:table-cell table:formula="of:=[.G356]/[.$H356]" office:value-type="float" office:value="0.935279534225011" calcext:value-type="float">
            <text:p>0.94</text:p>
          </table:table-cell>
          <table:table-cell table:formula="of:=MOD(DEGREES(ATAN2([.I356];[.J356]))+360; 360)" office:value-type="float" office:value="90.6138598631093" calcext:value-type="float">
            <text:p>90.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423" calcext:value-type="float">
            <text:p>423</text:p>
          </table:table-cell>
          <table:table-cell office:value-type="float" office:value="509" calcext:value-type="float">
            <text:p>509</text:p>
          </table:table-cell>
          <table:table-cell table:formula="of:=[.B357]-[.B$1]" office:value-type="float" office:value="3.5" calcext:value-type="float">
            <text:p>3.5</text:p>
          </table:table-cell>
          <table:table-cell table:formula="of:=[.C357]-[.C$1]" office:value-type="float" office:value="125" calcext:value-type="float">
            <text:p>125</text:p>
          </table:table-cell>
          <table:table-cell table:formula="of:=[.D357]-[.D$1]" office:value-type="float" office:value="373" calcext:value-type="float">
            <text:p>373</text:p>
          </table:table-cell>
          <table:table-cell table:formula="of:=SQRT([.E357]^2 + [.F357]^2 + [.G357]^2)" office:value-type="float" office:value="393.403418897193" calcext:value-type="float">
            <text:p>393.40</text:p>
          </table:table-cell>
          <table:table-cell table:formula="of:=[.E357]/[.$H357]" office:value-type="float" office:value="0.00889671983484884" calcext:value-type="float">
            <text:p>0.01</text:p>
          </table:table-cell>
          <table:table-cell table:formula="of:=[.F357]/[.$H357]" office:value-type="float" office:value="0.317739994101744" calcext:value-type="float">
            <text:p>0.32</text:p>
          </table:table-cell>
          <table:table-cell table:formula="of:=[.G357]/[.$H357]" office:value-type="float" office:value="0.948136142399605" calcext:value-type="float">
            <text:p>0.95</text:p>
          </table:table-cell>
          <table:table-cell table:formula="of:=MOD(DEGREES(ATAN2([.I357];[.J357]))+360; 360)" office:value-type="float" office:value="88.3961372288451" calcext:value-type="float">
            <text:p>88.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430" calcext:value-type="float">
            <text:p>430</text:p>
          </table:table-cell>
          <table:table-cell office:value-type="float" office:value="500" calcext:value-type="float">
            <text:p>500</text:p>
          </table:table-cell>
          <table:table-cell table:formula="of:=[.B358]-[.B$1]" office:value-type="float" office:value="5.5" calcext:value-type="float">
            <text:p>5.5</text:p>
          </table:table-cell>
          <table:table-cell table:formula="of:=[.C358]-[.C$1]" office:value-type="float" office:value="132" calcext:value-type="float">
            <text:p>132</text:p>
          </table:table-cell>
          <table:table-cell table:formula="of:=[.D358]-[.D$1]" office:value-type="float" office:value="364" calcext:value-type="float">
            <text:p>364</text:p>
          </table:table-cell>
          <table:table-cell table:formula="of:=SQRT([.E358]^2 + [.F358]^2 + [.G358]^2)" office:value-type="float" office:value="387.234102320547" calcext:value-type="float">
            <text:p>387.23</text:p>
          </table:table-cell>
          <table:table-cell table:formula="of:=[.E358]/[.$H358]" office:value-type="float" office:value="0.0142032945110996" calcext:value-type="float">
            <text:p>0.01</text:p>
          </table:table-cell>
          <table:table-cell table:formula="of:=[.F358]/[.$H358]" office:value-type="float" office:value="0.34087906826639" calcext:value-type="float">
            <text:p>0.34</text:p>
          </table:table-cell>
          <table:table-cell table:formula="of:=[.G358]/[.$H358]" office:value-type="float" office:value="0.939999854916409" calcext:value-type="float">
            <text:p>0.94</text:p>
          </table:table-cell>
          <table:table-cell table:formula="of:=MOD(DEGREES(ATAN2([.I358];[.J358]))+360; 360)" office:value-type="float" office:value="87.6140559696112" calcext:value-type="float">
            <text:p>87.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424" calcext:value-type="float">
            <text:p>424</text:p>
          </table:table-cell>
          <table:table-cell office:value-type="float" office:value="510" calcext:value-type="float">
            <text:p>510</text:p>
          </table:table-cell>
          <table:table-cell table:formula="of:=[.B359]-[.B$1]" office:value-type="float" office:value="2.5" calcext:value-type="float">
            <text:p>2.5</text:p>
          </table:table-cell>
          <table:table-cell table:formula="of:=[.C359]-[.C$1]" office:value-type="float" office:value="126" calcext:value-type="float">
            <text:p>126</text:p>
          </table:table-cell>
          <table:table-cell table:formula="of:=[.D359]-[.D$1]" office:value-type="float" office:value="374" calcext:value-type="float">
            <text:p>374</text:p>
          </table:table-cell>
          <table:table-cell table:formula="of:=SQRT([.E359]^2 + [.F359]^2 + [.G359]^2)" office:value-type="float" office:value="394.662197328297" calcext:value-type="float">
            <text:p>394.66</text:p>
          </table:table-cell>
          <table:table-cell table:formula="of:=[.E359]/[.$H359]" office:value-type="float" office:value="0.00633453119382597" calcext:value-type="float">
            <text:p>0.01</text:p>
          </table:table-cell>
          <table:table-cell table:formula="of:=[.F359]/[.$H359]" office:value-type="float" office:value="0.319260372168829" calcext:value-type="float">
            <text:p>0.32</text:p>
          </table:table-cell>
          <table:table-cell table:formula="of:=[.G359]/[.$H359]" office:value-type="float" office:value="0.947645866596365" calcext:value-type="float">
            <text:p>0.95</text:p>
          </table:table-cell>
          <table:table-cell table:formula="of:=MOD(DEGREES(ATAN2([.I359];[.J359]))+360; 360)" office:value-type="float" office:value="88.8633281224012" calcext:value-type="float">
            <text:p>88.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427" calcext:value-type="float">
            <text:p>427</text:p>
          </table:table-cell>
          <table:table-cell office:value-type="float" office:value="508" calcext:value-type="float">
            <text:p>508</text:p>
          </table:table-cell>
          <table:table-cell table:formula="of:=[.B360]-[.B$1]" office:value-type="float" office:value="4.5" calcext:value-type="float">
            <text:p>4.5</text:p>
          </table:table-cell>
          <table:table-cell table:formula="of:=[.C360]-[.C$1]" office:value-type="float" office:value="129" calcext:value-type="float">
            <text:p>129</text:p>
          </table:table-cell>
          <table:table-cell table:formula="of:=[.D360]-[.D$1]" office:value-type="float" office:value="372" calcext:value-type="float">
            <text:p>372</text:p>
          </table:table-cell>
          <table:table-cell table:formula="of:=SQRT([.E360]^2 + [.F360]^2 + [.G360]^2)" office:value-type="float" office:value="393.757857064465" calcext:value-type="float">
            <text:p>393.76</text:p>
          </table:table-cell>
          <table:table-cell table:formula="of:=[.E360]/[.$H360]" office:value-type="float" office:value="0.0114283433822713" calcext:value-type="float">
            <text:p>0.01</text:p>
          </table:table-cell>
          <table:table-cell table:formula="of:=[.F360]/[.$H360]" office:value-type="float" office:value="0.327612510291776" calcext:value-type="float">
            <text:p>0.33</text:p>
          </table:table-cell>
          <table:table-cell table:formula="of:=[.G360]/[.$H360]" office:value-type="float" office:value="0.944743052934425" calcext:value-type="float">
            <text:p>0.94</text:p>
          </table:table-cell>
          <table:table-cell table:formula="of:=MOD(DEGREES(ATAN2([.I360];[.J360]))+360; 360)" office:value-type="float" office:value="88.0021201435233" calcext:value-type="float">
            <text:p>88.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429" calcext:value-type="float">
            <text:p>429</text:p>
          </table:table-cell>
          <table:table-cell office:value-type="float" office:value="503" calcext:value-type="float">
            <text:p>503</text:p>
          </table:table-cell>
          <table:table-cell table:formula="of:=[.B361]-[.B$1]" office:value-type="float" office:value="2.5" calcext:value-type="float">
            <text:p>2.5</text:p>
          </table:table-cell>
          <table:table-cell table:formula="of:=[.C361]-[.C$1]" office:value-type="float" office:value="131" calcext:value-type="float">
            <text:p>131</text:p>
          </table:table-cell>
          <table:table-cell table:formula="of:=[.D361]-[.D$1]" office:value-type="float" office:value="367" calcext:value-type="float">
            <text:p>367</text:p>
          </table:table-cell>
          <table:table-cell table:formula="of:=SQRT([.E361]^2 + [.F361]^2 + [.G361]^2)" office:value-type="float" office:value="389.687374699258" calcext:value-type="float">
            <text:p>389.69</text:p>
          </table:table-cell>
          <table:table-cell table:formula="of:=[.E361]/[.$H361]" office:value-type="float" office:value="0.00641539901550411" calcext:value-type="float">
            <text:p>0.01</text:p>
          </table:table-cell>
          <table:table-cell table:formula="of:=[.F361]/[.$H361]" office:value-type="float" office:value="0.336166908412415" calcext:value-type="float">
            <text:p>0.34</text:p>
          </table:table-cell>
          <table:table-cell table:formula="of:=[.G361]/[.$H361]" office:value-type="float" office:value="0.941780575476003" calcext:value-type="float">
            <text:p>0.94</text:p>
          </table:table-cell>
          <table:table-cell table:formula="of:=MOD(DEGREES(ATAN2([.I361];[.J361]))+360; 360)" office:value-type="float" office:value="88.906701806006" calcext:value-type="float">
            <text:p>88.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427" calcext:value-type="float">
            <text:p>427</text:p>
          </table:table-cell>
          <table:table-cell office:value-type="float" office:value="505" calcext:value-type="float">
            <text:p>505</text:p>
          </table:table-cell>
          <table:table-cell table:formula="of:=[.B362]-[.B$1]" office:value-type="float" office:value="9.5" calcext:value-type="float">
            <text:p>9.5</text:p>
          </table:table-cell>
          <table:table-cell table:formula="of:=[.C362]-[.C$1]" office:value-type="float" office:value="129" calcext:value-type="float">
            <text:p>129</text:p>
          </table:table-cell>
          <table:table-cell table:formula="of:=[.D362]-[.D$1]" office:value-type="float" office:value="369" calcext:value-type="float">
            <text:p>369</text:p>
          </table:table-cell>
          <table:table-cell table:formula="of:=SQRT([.E362]^2 + [.F362]^2 + [.G362]^2)" office:value-type="float" office:value="391.01438592461" calcext:value-type="float">
            <text:p>391.01</text:p>
          </table:table-cell>
          <table:table-cell table:formula="of:=[.E362]/[.$H362]" office:value-type="float" office:value="0.0242957812857342" calcext:value-type="float">
            <text:p>0.02</text:p>
          </table:table-cell>
          <table:table-cell table:formula="of:=[.F362]/[.$H362]" office:value-type="float" office:value="0.329911135353654" calcext:value-type="float">
            <text:p>0.33</text:p>
          </table:table-cell>
          <table:table-cell table:formula="of:=[.G362]/[.$H362]" office:value-type="float" office:value="0.94369929415115" calcext:value-type="float">
            <text:p>0.94</text:p>
          </table:table-cell>
          <table:table-cell table:formula="of:=MOD(DEGREES(ATAN2([.I362];[.J362]))+360; 360)" office:value-type="float" office:value="85.7881465099114" calcext:value-type="float">
            <text:p>85.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428" calcext:value-type="float">
            <text:p>428</text:p>
          </table:table-cell>
          <table:table-cell office:value-type="float" office:value="509" calcext:value-type="float">
            <text:p>509</text:p>
          </table:table-cell>
          <table:table-cell table:formula="of:=[.B363]-[.B$1]" office:value-type="float" office:value="3.5" calcext:value-type="float">
            <text:p>3.5</text:p>
          </table:table-cell>
          <table:table-cell table:formula="of:=[.C363]-[.C$1]" office:value-type="float" office:value="130" calcext:value-type="float">
            <text:p>130</text:p>
          </table:table-cell>
          <table:table-cell table:formula="of:=[.D363]-[.D$1]" office:value-type="float" office:value="373" calcext:value-type="float">
            <text:p>373</text:p>
          </table:table-cell>
          <table:table-cell table:formula="of:=SQRT([.E363]^2 + [.F363]^2 + [.G363]^2)" office:value-type="float" office:value="395.0205690847" calcext:value-type="float">
            <text:p>395.02</text:p>
          </table:table-cell>
          <table:table-cell table:formula="of:=[.E363]/[.$H363]" office:value-type="float" office:value="0.00886029810576658" calcext:value-type="float">
            <text:p>0.01</text:p>
          </table:table-cell>
          <table:table-cell table:formula="of:=[.F363]/[.$H363]" office:value-type="float" office:value="0.329096786785616" calcext:value-type="float">
            <text:p>0.33</text:p>
          </table:table-cell>
          <table:table-cell table:formula="of:=[.G363]/[.$H363]" office:value-type="float" office:value="0.944254626700267" calcext:value-type="float">
            <text:p>0.94</text:p>
          </table:table-cell>
          <table:table-cell table:formula="of:=MOD(DEGREES(ATAN2([.I363];[.J363]))+360; 360)" office:value-type="float" office:value="88.4577938725715" calcext:value-type="float">
            <text:p>88.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429" calcext:value-type="float">
            <text:p>429</text:p>
          </table:table-cell>
          <table:table-cell office:value-type="float" office:value="503" calcext:value-type="float">
            <text:p>503</text:p>
          </table:table-cell>
          <table:table-cell table:formula="of:=[.B364]-[.B$1]" office:value-type="float" office:value="6.5" calcext:value-type="float">
            <text:p>6.5</text:p>
          </table:table-cell>
          <table:table-cell table:formula="of:=[.C364]-[.C$1]" office:value-type="float" office:value="131" calcext:value-type="float">
            <text:p>131</text:p>
          </table:table-cell>
          <table:table-cell table:formula="of:=[.D364]-[.D$1]" office:value-type="float" office:value="367" calcext:value-type="float">
            <text:p>367</text:p>
          </table:table-cell>
          <table:table-cell table:formula="of:=SQRT([.E364]^2 + [.F364]^2 + [.G364]^2)" office:value-type="float" office:value="389.733562834919" calcext:value-type="float">
            <text:p>389.73</text:p>
          </table:table-cell>
          <table:table-cell table:formula="of:=[.E364]/[.$H364]" office:value-type="float" office:value="0.0166780606543584" calcext:value-type="float">
            <text:p>0.02</text:p>
          </table:table-cell>
          <table:table-cell table:formula="of:=[.F364]/[.$H364]" office:value-type="float" office:value="0.336127068572455" calcext:value-type="float">
            <text:p>0.34</text:p>
          </table:table-cell>
          <table:table-cell table:formula="of:=[.G364]/[.$H364]" office:value-type="float" office:value="0.94166896309993" calcext:value-type="float">
            <text:p>0.94</text:p>
          </table:table-cell>
          <table:table-cell table:formula="of:=MOD(DEGREES(ATAN2([.I364];[.J364]))+360; 360)" office:value-type="float" office:value="87.1594092710307" calcext:value-type="float">
            <text:p>87.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430" calcext:value-type="float">
            <text:p>430</text:p>
          </table:table-cell>
          <table:table-cell office:value-type="float" office:value="502" calcext:value-type="float">
            <text:p>502</text:p>
          </table:table-cell>
          <table:table-cell table:formula="of:=[.B365]-[.B$1]" office:value-type="float" office:value="-1.5" calcext:value-type="float">
            <text:p>-1.5</text:p>
          </table:table-cell>
          <table:table-cell table:formula="of:=[.C365]-[.C$1]" office:value-type="float" office:value="132" calcext:value-type="float">
            <text:p>132</text:p>
          </table:table-cell>
          <table:table-cell table:formula="of:=[.D365]-[.D$1]" office:value-type="float" office:value="366" calcext:value-type="float">
            <text:p>366</text:p>
          </table:table-cell>
          <table:table-cell table:formula="of:=SQRT([.E365]^2 + [.F365]^2 + [.G365]^2)" office:value-type="float" office:value="389.078719541432" calcext:value-type="float">
            <text:p>389.08</text:p>
          </table:table-cell>
          <table:table-cell table:formula="of:=[.E365]/[.$H365]" office:value-type="float" office:value="-0.00385526096561616" calcext:value-type="float">
            <text:p>0.00</text:p>
          </table:table-cell>
          <table:table-cell table:formula="of:=[.F365]/[.$H365]" office:value-type="float" office:value="0.339262964974222" calcext:value-type="float">
            <text:p>0.34</text:p>
          </table:table-cell>
          <table:table-cell table:formula="of:=[.G365]/[.$H365]" office:value-type="float" office:value="0.940683675610344" calcext:value-type="float">
            <text:p>0.94</text:p>
          </table:table-cell>
          <table:table-cell table:formula="of:=MOD(DEGREES(ATAN2([.I365];[.J365]))+360; 360)" office:value-type="float" office:value="90.6510603802295" calcext:value-type="float">
            <text:p>90.6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 style:data-style-name="N2" text:time-value="19:49:04.3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8:51:35.578000000</meta:creation-date>
    <dc:date>2018-07-02T20:33:20.111000000</dc:date>
    <meta:editing-duration>PT1H24M35S</meta:editing-duration>
    <meta:editing-cycles>17</meta:editing-cycles>
    <meta:generator>LibreOffice/5.2.0.4$Windows_x86 LibreOffice_project/066b007f5ebcc236395c7d282ba488bca6720265</meta:generator>
    <meta:document-statistic meta:table-count="4" meta:cell-count="16591" meta:object-count="0"/>
  </office:meta>
</office:document-meta>
</file>